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3.794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2.676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1.723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2.432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2.21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5flux_soc_o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7" table:default-cell-style-name="Default"/>
        <table:table-column table:style-name="co6" table:default-cell-style-name="Default"/>
        <table:table-column table:style-name="co12" table:default-cell-style-name="Default"/>
        <table:table-column table:style-name="co4" table:number-columns-repeated="5" table:default-cell-style-name="Default"/>
        <table:table-column table:style-name="co13" table:default-cell-style-name="Default"/>
        <table:table-column table:style-name="co4" table:number-columns-repeated="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5" table:default-cell-style-name="Default"/>
        <table:table-column table:style-name="co17" table:number-columns-repeated="2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C</text:p>
          </table:table-cell>
          <table:table-cell office:value-type="string" calcext:value-type="string">
            <text:p>HUMUS_C</text:p>
          </table:table-cell>
          <table:table-cell office:value-type="string" calcext:value-type="string">
            <text:p>AMENDED_C</text:p>
          </table:table-cell>
          <table:table-cell office:value-type="string" calcext:value-type="string">
            <text:p>LITTER_C</text:p>
          </table:table-cell>
          <table:table-cell office:value-type="string" calcext:value-type="string">
            <text:p>CO2_FLUX</text:p>
          </table:table-cell>
          <table:table-cell office:value-type="string" calcext:value-type="string">
            <text:p>O2_FLUX</text:p>
          </table:table-cell>
          <table:table-cell office:value-type="string" calcext:value-type="string">
            <text:p>AUTO_RESP</text:p>
          </table:table-cell>
          <table:table-cell office:value-type="string" calcext:value-type="string">
            <text:p>MICRO_C</text:p>
          </table:table-cell>
          <table:table-cell office:value-type="string" calcext:value-type="string">
            <text:p>SURF_RES</text:p>
          </table:table-cell>
          <table:table-cell office:value-type="string" calcext:value-type="string">
            <text:p>CH4_FLUX</text:p>
          </table:table-cell>
          <table:table-cell office:value-type="string" calcext:value-type="string">
            <text:p>SUR_DOC+SED_FLX</text:p>
          </table:table-cell>
          <table:table-cell office:value-type="string" calcext:value-type="string">
            <text:p>SUB_DOC_FLX</text:p>
          </table:table-cell>
          <table:table-cell office:value-type="string" calcext:value-type="string">
            <text:p>SUR_DIC_FLX</text:p>
          </table:table-cell>
          <table:table-cell office:value-type="string" calcext:value-type="string">
            <text:p>SUB_DIC_FLX</text:p>
          </table:table-cell>
          <table:table-cell office:value-type="string" calcext:value-type="string">
            <text:p>ATM_CO2</text:p>
          </table:table-cell>
          <table:table-cell office:value-type="string" calcext:value-type="string">
            <text:p>NBP</text:p>
          </table:table-cell>
          <table:table-cell office:value-type="string" calcext:value-type="string">
            <text:p>FIRE_CO2_EMIT</text:p>
          </table:table-cell>
          <table:table-cell office:value-type="string" calcext:value-type="string">
            <text:p>SOC_1</text:p>
          </table:table-cell>
          <table:table-cell office:value-type="string" calcext:value-type="string">
            <text:p>SOC_2</text:p>
          </table:table-cell>
          <table:table-cell office:value-type="string" calcext:value-type="string">
            <text:p>SOC_3</text:p>
          </table:table-cell>
          <table:table-cell office:value-type="string" calcext:value-type="string">
            <text:p>SOC_4</text:p>
          </table:table-cell>
          <table:table-cell office:value-type="string" calcext:value-type="string">
            <text:p>SOC_5</text:p>
          </table:table-cell>
          <table:table-cell office:value-type="string" calcext:value-type="string">
            <text:p>SOC_6</text:p>
          </table:table-cell>
          <table:table-cell office:value-type="string" calcext:value-type="string">
            <text:p>SOC_7</text:p>
          </table:table-cell>
          <table:table-cell office:value-type="string" calcext:value-type="string">
            <text:p>SOC_8</text:p>
          </table:table-cell>
          <table:table-cell office:value-type="string" calcext:value-type="string">
            <text:p>SOC_9</text:p>
          </table:table-cell>
          <table:table-cell office:value-type="string" calcext:value-type="string">
            <text:p>SOC_10</text:p>
          </table:table-cell>
          <table:table-cell office:value-type="string" calcext:value-type="string">
            <text:p>SOC_11</text:p>
          </table:table-cell>
          <table:table-cell office:value-type="string" calcext:value-type="string">
            <text:p>SOC_12</text:p>
          </table:table-cell>
          <table:table-cell office:value-type="string" calcext:value-type="string">
            <text:p>SOC_13</text:p>
          </table:table-cell>
          <table:table-cell office:value-type="string" calcext:value-type="string">
            <text:p>SOC_14</text:p>
          </table:table-cell>
          <table:table-cell office:value-type="string" calcext:value-type="string">
            <text:p>FIRE_SOC_LOSS</text:p>
          </table:table-cell>
          <table:table-cell office:value-type="string" calcext:value-type="string">
            <text:p>H2_FLUX</text:p>
          </table:table-cell>
          <table:table-cell office:value-type="string" calcext:value-type="string">
            <text:p>ECO_HVST_C</text:p>
          </table:table-cell>
          <table:table-cell office:value-type="string" calcext:value-type="string">
            <text:p>ECO_LAI</text:p>
          </table:table-cell>
          <table:table-cell office:value-type="string" calcext:value-type="string">
            <text:p>ECO_GPP</text:p>
          </table:table-cell>
          <table:table-cell office:value-type="string" calcext:value-type="string">
            <text:p>ECO_RA</text:p>
          </table:table-cell>
          <table:table-cell office:value-type="string" calcext:value-type="string">
            <text:p>ECO_NPP</text:p>
          </table:table-cell>
          <table:table-cell office:value-type="string" calcext:value-type="string">
            <text:p>ECO_RH</text:p>
          </table:table-cell>
          <table:table-cell office:value-type="string" calcext:value-type="string">
            <text:p>FIRE_CH4_EMIT</text:p>
          </table:table-cell>
          <table:table-cell office:value-type="string" calcext:value-type="string">
            <text:p>TTL_DIC</text:p>
          </table:table-cell>
          <table:table-cell office:value-type="string" calcext:value-type="string">
            <text:p>STG_DEA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5" calcext:value-type="float">
            <text:p>1012005</text:p>
          </table:table-cell>
          <table:table-cell office:value-type="float" office:value="623.8969" calcext:value-type="float">
            <text:p>623.8969</text:p>
          </table:table-cell>
          <table:table-cell office:value-type="float" office:value="13286.99" calcext:value-type="float">
            <text:p>13286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741366" calcext:value-type="float">
            <text:p>-0.3741366</text:p>
          </table:table-cell>
          <table:table-cell office:value-type="float" office:value="0.8699977" calcext:value-type="float">
            <text:p>0.8699977</text:p>
          </table:table-cell>
          <table:table-cell office:value-type="float" office:value="0" calcext:value-type="float">
            <text:p>0</text:p>
          </table:table-cell>
          <table:table-cell office:value-type="float" office:value="136.1382" calcext:value-type="float">
            <text:p>136.1382</text:p>
          </table:table-cell>
          <table:table-cell office:value-type="float" office:value="91.17625" calcext:value-type="float">
            <text:p>91.17625</text:p>
          </table:table-cell>
          <table:table-cell office:value-type="float" office:value="0.0004269486" calcext:value-type="float">
            <text:p>0.000426948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-0.3737096" calcext:value-type="float">
            <text:p>-0.3737096</text:p>
          </table:table-cell>
          <table:table-cell office:value-type="float" office:value="0" calcext:value-type="float">
            <text:p>0</text:p>
          </table:table-cell>
          <table:table-cell office:value-type="float" office:value="395.6283" calcext:value-type="float">
            <text:p>395.6283</text:p>
          </table:table-cell>
          <table:table-cell office:value-type="float" office:value="1296.324" calcext:value-type="float">
            <text:p>1296.324</text:p>
          </table:table-cell>
          <table:table-cell office:value-type="float" office:value="1602.977" calcext:value-type="float">
            <text:p>1602.977</text:p>
          </table:table-cell>
          <table:table-cell office:value-type="float" office:value="1279.505" calcext:value-type="float">
            <text:p>1279.505</text:p>
          </table:table-cell>
          <table:table-cell office:value-type="float" office:value="765.7053" calcext:value-type="float">
            <text:p>765.7053</text:p>
          </table:table-cell>
          <table:table-cell office:value-type="float" office:value="1104.092" calcext:value-type="float">
            <text:p>1104.092</text:p>
          </table:table-cell>
          <table:table-cell office:value-type="float" office:value="417.9486" calcext:value-type="float">
            <text:p>417.9486</text:p>
          </table:table-cell>
          <table:table-cell office:value-type="float" office:value="1852.036" calcext:value-type="float">
            <text:p>1852.036</text:p>
          </table:table-cell>
          <table:table-cell office:value-type="float" office:value="2087.585" calcext:value-type="float">
            <text:p>2087.585</text:p>
          </table:table-cell>
          <table:table-cell office:value-type="float" office:value="1670.493" calcext:value-type="float">
            <text:p>1670.493</text:p>
          </table:table-cell>
          <table:table-cell office:value-type="float" office:value="585.6354" calcext:value-type="float">
            <text:p>585.6354</text:p>
          </table:table-cell>
          <table:table-cell office:value-type="float" office:value="583.3223" calcext:value-type="float">
            <text:p>583.3223</text:p>
          </table:table-cell>
          <table:table-cell office:value-type="float" office:value="142.7745" calcext:value-type="float">
            <text:p>142.7745</text:p>
          </table:table-cell>
          <table:table-cell office:value-type="float" office:value="35.68542" calcext:value-type="float">
            <text:p>35.68542</text:p>
          </table:table-cell>
          <table:table-cell office:value-type="float" office:value="0" calcext:value-type="float">
            <text:p>0</text:p>
          </table:table-cell>
          <table:table-cell office:value-type="float" office:value="-0.0000000006611479" calcext:value-type="float">
            <text:p>-6.611479E-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304005" calcext:value-type="float">
            <text:p>-0.304005</text:p>
          </table:table-cell>
          <table:table-cell office:value-type="float" office:value="0" calcext:value-type="float">
            <text:p>0</text:p>
          </table:table-cell>
          <table:table-cell office:value-type="float" office:value="11.49664" calcext:value-type="float">
            <text:p>11.49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5" calcext:value-type="float">
            <text:p>2012005</text:p>
          </table:table-cell>
          <table:table-cell office:value-type="float" office:value="623.5506" calcext:value-type="float">
            <text:p>623.5506</text:p>
          </table:table-cell>
          <table:table-cell office:value-type="float" office:value="13287.04" calcext:value-type="float">
            <text:p>13287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341666" calcext:value-type="float">
            <text:p>-0.8341666</text:p>
          </table:table-cell>
          <table:table-cell office:value-type="float" office:value="1.735119" calcext:value-type="float">
            <text:p>1.735119</text:p>
          </table:table-cell>
          <table:table-cell office:value-type="float" office:value="0" calcext:value-type="float">
            <text:p>0</text:p>
          </table:table-cell>
          <table:table-cell office:value-type="float" office:value="136.0453" calcext:value-type="float">
            <text:p>136.0453</text:p>
          </table:table-cell>
          <table:table-cell office:value-type="float" office:value="91.07105" calcext:value-type="float">
            <text:p>91.07105</text:p>
          </table:table-cell>
          <table:table-cell office:value-type="float" office:value="0.0008504146" calcext:value-type="float">
            <text:p>0.0008504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06612864" calcext:value-type="float">
            <text:p>-0.0006612864</text:p>
          </table:table-cell>
          <table:table-cell office:value-type="float" office:value="370" calcext:value-type="float">
            <text:p>370</text:p>
          </table:table-cell>
          <table:table-cell office:value-type="float" office:value="-0.8326548" calcext:value-type="float">
            <text:p>-0.8326548</text:p>
          </table:table-cell>
          <table:table-cell office:value-type="float" office:value="0" calcext:value-type="float">
            <text:p>0</text:p>
          </table:table-cell>
          <table:table-cell office:value-type="float" office:value="395.6688" calcext:value-type="float">
            <text:p>395.6688</text:p>
          </table:table-cell>
          <table:table-cell office:value-type="float" office:value="1296.277" calcext:value-type="float">
            <text:p>1296.277</text:p>
          </table:table-cell>
          <table:table-cell office:value-type="float" office:value="1602.878" calcext:value-type="float">
            <text:p>1602.878</text:p>
          </table:table-cell>
          <table:table-cell office:value-type="float" office:value="1279.49" calcext:value-type="float">
            <text:p>1279.49</text:p>
          </table:table-cell>
          <table:table-cell office:value-type="float" office:value="765.691" calcext:value-type="float">
            <text:p>765.691</text:p>
          </table:table-cell>
          <table:table-cell office:value-type="float" office:value="1104.081" calcext:value-type="float">
            <text:p>1104.081</text:p>
          </table:table-cell>
          <table:table-cell office:value-type="float" office:value="417.943" calcext:value-type="float">
            <text:p>417.943</text:p>
          </table:table-cell>
          <table:table-cell office:value-type="float" office:value="1852.028" calcext:value-type="float">
            <text:p>1852.028</text:p>
          </table:table-cell>
          <table:table-cell office:value-type="float" office:value="2087.577" calcext:value-type="float">
            <text:p>2087.577</text:p>
          </table:table-cell>
          <table:table-cell office:value-type="float" office:value="1670.487" calcext:value-type="float">
            <text:p>1670.487</text:p>
          </table:table-cell>
          <table:table-cell office:value-type="float" office:value="585.6329" calcext:value-type="float">
            <text:p>585.6329</text:p>
          </table:table-cell>
          <table:table-cell office:value-type="float" office:value="583.3068" calcext:value-type="float">
            <text:p>583.3068</text:p>
          </table:table-cell>
          <table:table-cell office:value-type="float" office:value="142.7745" calcext:value-type="float">
            <text:p>142.7745</text:p>
          </table:table-cell>
          <table:table-cell office:value-type="float" office:value="35.68541" calcext:value-type="float">
            <text:p>35.68541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160807" calcext:value-type="float">
            <text:p>-1.160807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5946584" calcext:value-type="float">
            <text:p>-0.5946584</text:p>
          </table:table-cell>
          <table:table-cell office:value-type="float" office:value="0" calcext:value-type="float">
            <text:p>0</text:p>
          </table:table-cell>
          <table:table-cell office:value-type="float" office:value="11.32835" calcext:value-type="float">
            <text:p>11.328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5" calcext:value-type="float">
            <text:p>3012005</text:p>
          </table:table-cell>
          <table:table-cell office:value-type="float" office:value="623.3403" calcext:value-type="float">
            <text:p>623.3403</text:p>
          </table:table-cell>
          <table:table-cell office:value-type="float" office:value="13287.06" calcext:value-type="float">
            <text:p>13287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113314" calcext:value-type="float">
            <text:p>-1.113314</text:p>
          </table:table-cell>
          <table:table-cell office:value-type="float" office:value="2.393966" calcext:value-type="float">
            <text:p>2.393966</text:p>
          </table:table-cell>
          <table:table-cell office:value-type="float" office:value="0" calcext:value-type="float">
            <text:p>0</text:p>
          </table:table-cell>
          <table:table-cell office:value-type="float" office:value="135.9671" calcext:value-type="float">
            <text:p>135.9671</text:p>
          </table:table-cell>
          <table:table-cell office:value-type="float" office:value="91.0534" calcext:value-type="float">
            <text:p>91.0534</text:p>
          </table:table-cell>
          <table:table-cell office:value-type="float" office:value="0.001216031" calcext:value-type="float">
            <text:p>0.001216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330923" calcext:value-type="float">
            <text:p>-0.005330923</text:p>
          </table:table-cell>
          <table:table-cell office:value-type="float" office:value="370" calcext:value-type="float">
            <text:p>370</text:p>
          </table:table-cell>
          <table:table-cell office:value-type="float" office:value="-1.106767" calcext:value-type="float">
            <text:p>-1.106767</text:p>
          </table:table-cell>
          <table:table-cell office:value-type="float" office:value="0" calcext:value-type="float">
            <text:p>0</text:p>
          </table:table-cell>
          <table:table-cell office:value-type="float" office:value="395.6873" calcext:value-type="float">
            <text:p>395.6873</text:p>
          </table:table-cell>
          <table:table-cell office:value-type="float" office:value="1296.249" calcext:value-type="float">
            <text:p>1296.249</text:p>
          </table:table-cell>
          <table:table-cell office:value-type="float" office:value="1602.801" calcext:value-type="float">
            <text:p>1602.801</text:p>
          </table:table-cell>
          <table:table-cell office:value-type="float" office:value="1279.475" calcext:value-type="float">
            <text:p>1279.475</text:p>
          </table:table-cell>
          <table:table-cell office:value-type="float" office:value="765.6771" calcext:value-type="float">
            <text:p>765.6771</text:p>
          </table:table-cell>
          <table:table-cell office:value-type="float" office:value="1104.07" calcext:value-type="float">
            <text:p>1104.07</text:p>
          </table:table-cell>
          <table:table-cell office:value-type="float" office:value="417.9374" calcext:value-type="float">
            <text:p>417.9374</text:p>
          </table:table-cell>
          <table:table-cell office:value-type="float" office:value="1852.02" calcext:value-type="float">
            <text:p>1852.02</text:p>
          </table:table-cell>
          <table:table-cell office:value-type="float" office:value="2087.57" calcext:value-type="float">
            <text:p>2087.57</text:p>
          </table:table-cell>
          <table:table-cell office:value-type="float" office:value="1670.48" calcext:value-type="float">
            <text:p>1670.48</text:p>
          </table:table-cell>
          <table:table-cell office:value-type="float" office:value="585.6303" calcext:value-type="float">
            <text:p>585.6303</text:p>
          </table:table-cell>
          <table:table-cell office:value-type="float" office:value="583.2914" calcext:value-type="float">
            <text:p>583.2914</text:p>
          </table:table-cell>
          <table:table-cell office:value-type="float" office:value="142.7744" calcext:value-type="float">
            <text:p>142.7744</text:p>
          </table:table-cell>
          <table:table-cell office:value-type="float" office:value="35.68544" calcext:value-type="float">
            <text:p>35.68544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465058" calcext:value-type="float">
            <text:p>-1.465058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7804463" calcext:value-type="float">
            <text:p>-0.7804463</text:p>
          </table:table-cell>
          <table:table-cell office:value-type="float" office:value="0" calcext:value-type="float">
            <text:p>0</text:p>
          </table:table-cell>
          <table:table-cell office:value-type="float" office:value="11.24002" calcext:value-type="float">
            <text:p>11.24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5" calcext:value-type="float">
            <text:p>4012005</text:p>
          </table:table-cell>
          <table:table-cell office:value-type="float" office:value="623.1885" calcext:value-type="float">
            <text:p>623.1885</text:p>
          </table:table-cell>
          <table:table-cell office:value-type="float" office:value="13287.07" calcext:value-type="float">
            <text:p>13287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81723" calcext:value-type="float">
            <text:p>-1.381723</text:p>
          </table:table-cell>
          <table:table-cell office:value-type="float" office:value="2.773186" calcext:value-type="float">
            <text:p>2.773186</text:p>
          </table:table-cell>
          <table:table-cell office:value-type="float" office:value="0" calcext:value-type="float">
            <text:p>0</text:p>
          </table:table-cell>
          <table:table-cell office:value-type="float" office:value="135.8995" calcext:value-type="float">
            <text:p>135.8995</text:p>
          </table:table-cell>
          <table:table-cell office:value-type="float" office:value="91.04282" calcext:value-type="float">
            <text:p>91.04282</text:p>
          </table:table-cell>
          <table:table-cell office:value-type="float" office:value="0.00153579" calcext:value-type="float">
            <text:p>0.00153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72788" calcext:value-type="float">
            <text:p>-0.00972788</text:p>
          </table:table-cell>
          <table:table-cell office:value-type="float" office:value="370" calcext:value-type="float">
            <text:p>370</text:p>
          </table:table-cell>
          <table:table-cell office:value-type="float" office:value="-1.370459" calcext:value-type="float">
            <text:p>-1.370459</text:p>
          </table:table-cell>
          <table:table-cell office:value-type="float" office:value="0" calcext:value-type="float">
            <text:p>0</text:p>
          </table:table-cell>
          <table:table-cell office:value-type="float" office:value="395.7004" calcext:value-type="float">
            <text:p>395.7004</text:p>
          </table:table-cell>
          <table:table-cell office:value-type="float" office:value="1296.235" calcext:value-type="float">
            <text:p>1296.235</text:p>
          </table:table-cell>
          <table:table-cell office:value-type="float" office:value="1602.753" calcext:value-type="float">
            <text:p>1602.753</text:p>
          </table:table-cell>
          <table:table-cell office:value-type="float" office:value="1279.458" calcext:value-type="float">
            <text:p>1279.458</text:p>
          </table:table-cell>
          <table:table-cell office:value-type="float" office:value="765.6638" calcext:value-type="float">
            <text:p>765.6638</text:p>
          </table:table-cell>
          <table:table-cell office:value-type="float" office:value="1104.059" calcext:value-type="float">
            <text:p>1104.059</text:p>
          </table:table-cell>
          <table:table-cell office:value-type="float" office:value="417.9321" calcext:value-type="float">
            <text:p>417.9321</text:p>
          </table:table-cell>
          <table:table-cell office:value-type="float" office:value="1852.013" calcext:value-type="float">
            <text:p>1852.013</text:p>
          </table:table-cell>
          <table:table-cell office:value-type="float" office:value="2087.563" calcext:value-type="float">
            <text:p>2087.563</text:p>
          </table:table-cell>
          <table:table-cell office:value-type="float" office:value="1670.474" calcext:value-type="float">
            <text:p>1670.474</text:p>
          </table:table-cell>
          <table:table-cell office:value-type="float" office:value="585.6278" calcext:value-type="float">
            <text:p>585.6278</text:p>
          </table:table-cell>
          <table:table-cell office:value-type="float" office:value="583.2764" calcext:value-type="float">
            <text:p>583.2764</text:p>
          </table:table-cell>
          <table:table-cell office:value-type="float" office:value="142.7744" calcext:value-type="float">
            <text:p>142.7744</text:p>
          </table:table-cell>
          <table:table-cell office:value-type="float" office:value="35.68546" calcext:value-type="float">
            <text:p>35.68546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017878" calcext:value-type="float">
            <text:p>-2.017878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0.9176441" calcext:value-type="float">
            <text:p>-0.9176441</text:p>
          </table:table-cell>
          <table:table-cell office:value-type="float" office:value="0" calcext:value-type="float">
            <text:p>0</text:p>
          </table:table-cell>
          <table:table-cell office:value-type="float" office:value="11.11353" calcext:value-type="float">
            <text:p>11.113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5" calcext:value-type="float">
            <text:p>5012005</text:p>
          </table:table-cell>
          <table:table-cell office:value-type="float" office:value="623.07" calcext:value-type="float">
            <text:p>623.07</text:p>
          </table:table-cell>
          <table:table-cell office:value-type="float" office:value="13287.08" calcext:value-type="float">
            <text:p>13287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607075" calcext:value-type="float">
            <text:p>-1.607075</text:p>
          </table:table-cell>
          <table:table-cell office:value-type="float" office:value="3.174252" calcext:value-type="float">
            <text:p>3.174252</text:p>
          </table:table-cell>
          <table:table-cell office:value-type="float" office:value="0" calcext:value-type="float">
            <text:p>0</text:p>
          </table:table-cell>
          <table:table-cell office:value-type="float" office:value="135.8478" calcext:value-type="float">
            <text:p>135.8478</text:p>
          </table:table-cell>
          <table:table-cell office:value-type="float" office:value="91.03659" calcext:value-type="float">
            <text:p>91.03659</text:p>
          </table:table-cell>
          <table:table-cell office:value-type="float" office:value="0.001822355" calcext:value-type="float">
            <text:p>0.0018223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78253" calcext:value-type="float">
            <text:p>-0.01278253</text:p>
          </table:table-cell>
          <table:table-cell office:value-type="float" office:value="370" calcext:value-type="float">
            <text:p>370</text:p>
          </table:table-cell>
          <table:table-cell office:value-type="float" office:value="-1.59247" calcext:value-type="float">
            <text:p>-1.59247</text:p>
          </table:table-cell>
          <table:table-cell office:value-type="float" office:value="0" calcext:value-type="float">
            <text:p>0</text:p>
          </table:table-cell>
          <table:table-cell office:value-type="float" office:value="395.7101" calcext:value-type="float">
            <text:p>395.7101</text:p>
          </table:table-cell>
          <table:table-cell office:value-type="float" office:value="1296.223" calcext:value-type="float">
            <text:p>1296.223</text:p>
          </table:table-cell>
          <table:table-cell office:value-type="float" office:value="1602.725" calcext:value-type="float">
            <text:p>1602.725</text:p>
          </table:table-cell>
          <table:table-cell office:value-type="float" office:value="1279.448" calcext:value-type="float">
            <text:p>1279.448</text:p>
          </table:table-cell>
          <table:table-cell office:value-type="float" office:value="765.6518" calcext:value-type="float">
            <text:p>765.6518</text:p>
          </table:table-cell>
          <table:table-cell office:value-type="float" office:value="1104.049" calcext:value-type="float">
            <text:p>1104.049</text:p>
          </table:table-cell>
          <table:table-cell office:value-type="float" office:value="417.9269" calcext:value-type="float">
            <text:p>417.9269</text:p>
          </table:table-cell>
          <table:table-cell office:value-type="float" office:value="1852.005" calcext:value-type="float">
            <text:p>1852.005</text:p>
          </table:table-cell>
          <table:table-cell office:value-type="float" office:value="2087.556" calcext:value-type="float">
            <text:p>2087.556</text:p>
          </table:table-cell>
          <table:table-cell office:value-type="float" office:value="1670.468" calcext:value-type="float">
            <text:p>1670.468</text:p>
          </table:table-cell>
          <table:table-cell office:value-type="float" office:value="585.6253" calcext:value-type="float">
            <text:p>585.6253</text:p>
          </table:table-cell>
          <table:table-cell office:value-type="float" office:value="583.2617" calcext:value-type="float">
            <text:p>583.2617</text:p>
          </table:table-cell>
          <table:table-cell office:value-type="float" office:value="142.7744" calcext:value-type="float">
            <text:p>142.7744</text:p>
          </table:table-cell>
          <table:table-cell office:value-type="float" office:value="35.68548" calcext:value-type="float">
            <text:p>35.6854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305589" calcext:value-type="float">
            <text:p>-2.305589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027046" calcext:value-type="float">
            <text:p>-1.027046</text:p>
          </table:table-cell>
          <table:table-cell office:value-type="float" office:value="0" calcext:value-type="float">
            <text:p>0</text:p>
          </table:table-cell>
          <table:table-cell office:value-type="float" office:value="11.00092" calcext:value-type="float">
            <text:p>11.00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5" calcext:value-type="float">
            <text:p>6012005</text:p>
          </table:table-cell>
          <table:table-cell office:value-type="float" office:value="622.959" calcext:value-type="float">
            <text:p>622.959</text:p>
          </table:table-cell>
          <table:table-cell office:value-type="float" office:value="13287.09" calcext:value-type="float">
            <text:p>13287.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784433" calcext:value-type="float">
            <text:p>-1.784433</text:p>
          </table:table-cell>
          <table:table-cell office:value-type="float" office:value="3.754124" calcext:value-type="float">
            <text:p>3.754124</text:p>
          </table:table-cell>
          <table:table-cell office:value-type="float" office:value="0" calcext:value-type="float">
            <text:p>0</text:p>
          </table:table-cell>
          <table:table-cell office:value-type="float" office:value="135.7949" calcext:value-type="float">
            <text:p>135.7949</text:p>
          </table:table-cell>
          <table:table-cell office:value-type="float" office:value="91.0208" calcext:value-type="float">
            <text:p>91.0208</text:p>
          </table:table-cell>
          <table:table-cell office:value-type="float" office:value="0.002075946" calcext:value-type="float">
            <text:p>0.002075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78253" calcext:value-type="float">
            <text:p>-0.01278253</text:p>
          </table:table-cell>
          <table:table-cell office:value-type="float" office:value="370" calcext:value-type="float">
            <text:p>370</text:p>
          </table:table-cell>
          <table:table-cell office:value-type="float" office:value="-1.769575" calcext:value-type="float">
            <text:p>-1.769575</text:p>
          </table:table-cell>
          <table:table-cell office:value-type="float" office:value="0" calcext:value-type="float">
            <text:p>0</text:p>
          </table:table-cell>
          <table:table-cell office:value-type="float" office:value="395.7199" calcext:value-type="float">
            <text:p>395.7199</text:p>
          </table:table-cell>
          <table:table-cell office:value-type="float" office:value="1296.213" calcext:value-type="float">
            <text:p>1296.213</text:p>
          </table:table-cell>
          <table:table-cell office:value-type="float" office:value="1602.704" calcext:value-type="float">
            <text:p>1602.704</text:p>
          </table:table-cell>
          <table:table-cell office:value-type="float" office:value="1279.442" calcext:value-type="float">
            <text:p>1279.442</text:p>
          </table:table-cell>
          <table:table-cell office:value-type="float" office:value="765.6437" calcext:value-type="float">
            <text:p>765.6437</text:p>
          </table:table-cell>
          <table:table-cell office:value-type="float" office:value="1104.04" calcext:value-type="float">
            <text:p>1104.04</text:p>
          </table:table-cell>
          <table:table-cell office:value-type="float" office:value="417.9222" calcext:value-type="float">
            <text:p>417.9222</text:p>
          </table:table-cell>
          <table:table-cell office:value-type="float" office:value="1851.998" calcext:value-type="float">
            <text:p>1851.998</text:p>
          </table:table-cell>
          <table:table-cell office:value-type="float" office:value="2087.549" calcext:value-type="float">
            <text:p>2087.549</text:p>
          </table:table-cell>
          <table:table-cell office:value-type="float" office:value="1670.462" calcext:value-type="float">
            <text:p>1670.462</text:p>
          </table:table-cell>
          <table:table-cell office:value-type="float" office:value="585.6229" calcext:value-type="float">
            <text:p>585.6229</text:p>
          </table:table-cell>
          <table:table-cell office:value-type="float" office:value="583.2471" calcext:value-type="float">
            <text:p>583.2471</text:p>
          </table:table-cell>
          <table:table-cell office:value-type="float" office:value="142.7743" calcext:value-type="float">
            <text:p>142.7743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221915" calcext:value-type="float">
            <text:p>-2.221915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126977" calcext:value-type="float">
            <text:p>-1.126977</text:p>
          </table:table-cell>
          <table:table-cell office:value-type="float" office:value="0" calcext:value-type="float">
            <text:p>0</text:p>
          </table:table-cell>
          <table:table-cell office:value-type="float" office:value="10.92375" calcext:value-type="float">
            <text:p>10.923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5" calcext:value-type="float">
            <text:p>7012005</text:p>
          </table:table-cell>
          <table:table-cell office:value-type="float" office:value="622.8401" calcext:value-type="float">
            <text:p>622.8401</text:p>
          </table:table-cell>
          <table:table-cell office:value-type="float" office:value="13287.1" calcext:value-type="float">
            <text:p>13287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954397" calcext:value-type="float">
            <text:p>-1.954397</text:p>
          </table:table-cell>
          <table:table-cell office:value-type="float" office:value="4.032148" calcext:value-type="float">
            <text:p>4.032148</text:p>
          </table:table-cell>
          <table:table-cell office:value-type="float" office:value="0" calcext:value-type="float">
            <text:p>0</text:p>
          </table:table-cell>
          <table:table-cell office:value-type="float" office:value="135.729" calcext:value-type="float">
            <text:p>135.729</text:p>
          </table:table-cell>
          <table:table-cell office:value-type="float" office:value="90.99173" calcext:value-type="float">
            <text:p>90.99173</text:p>
          </table:table-cell>
          <table:table-cell office:value-type="float" office:value="0.002313889" calcext:value-type="float">
            <text:p>0.002313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78253" calcext:value-type="float">
            <text:p>-0.01278253</text:p>
          </table:table-cell>
          <table:table-cell office:value-type="float" office:value="370" calcext:value-type="float">
            <text:p>370</text:p>
          </table:table-cell>
          <table:table-cell office:value-type="float" office:value="-1.939301" calcext:value-type="float">
            <text:p>-1.939301</text:p>
          </table:table-cell>
          <table:table-cell office:value-type="float" office:value="0" calcext:value-type="float">
            <text:p>0</text:p>
          </table:table-cell>
          <table:table-cell office:value-type="float" office:value="395.7359" calcext:value-type="float">
            <text:p>395.7359</text:p>
          </table:table-cell>
          <table:table-cell office:value-type="float" office:value="1296.201" calcext:value-type="float">
            <text:p>1296.201</text:p>
          </table:table-cell>
          <table:table-cell office:value-type="float" office:value="1602.684" calcext:value-type="float">
            <text:p>1602.684</text:p>
          </table:table-cell>
          <table:table-cell office:value-type="float" office:value="1279.438" calcext:value-type="float">
            <text:p>1279.438</text:p>
          </table:table-cell>
          <table:table-cell office:value-type="float" office:value="765.6387" calcext:value-type="float">
            <text:p>765.6387</text:p>
          </table:table-cell>
          <table:table-cell office:value-type="float" office:value="1104.033" calcext:value-type="float">
            <text:p>1104.033</text:p>
          </table:table-cell>
          <table:table-cell office:value-type="float" office:value="417.9177" calcext:value-type="float">
            <text:p>417.9177</text:p>
          </table:table-cell>
          <table:table-cell office:value-type="float" office:value="1851.991" calcext:value-type="float">
            <text:p>1851.991</text:p>
          </table:table-cell>
          <table:table-cell office:value-type="float" office:value="2087.542" calcext:value-type="float">
            <text:p>2087.542</text:p>
          </table:table-cell>
          <table:table-cell office:value-type="float" office:value="1670.456" calcext:value-type="float">
            <text:p>1670.456</text:p>
          </table:table-cell>
          <table:table-cell office:value-type="float" office:value="585.6204" calcext:value-type="float">
            <text:p>585.6204</text:p>
          </table:table-cell>
          <table:table-cell office:value-type="float" office:value="583.2329" calcext:value-type="float">
            <text:p>583.2329</text:p>
          </table:table-cell>
          <table:table-cell office:value-type="float" office:value="142.7743" calcext:value-type="float">
            <text:p>142.7743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190173" calcext:value-type="float">
            <text:p>-2.190173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229337" calcext:value-type="float">
            <text:p>-1.229337</text:p>
          </table:table-cell>
          <table:table-cell office:value-type="float" office:value="0" calcext:value-type="float">
            <text:p>0</text:p>
          </table:table-cell>
          <table:table-cell office:value-type="float" office:value="10.85639" calcext:value-type="float">
            <text:p>10.856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5" calcext:value-type="float">
            <text:p>8012005</text:p>
          </table:table-cell>
          <table:table-cell office:value-type="float" office:value="622.7225" calcext:value-type="float">
            <text:p>622.7225</text:p>
          </table:table-cell>
          <table:table-cell office:value-type="float" office:value="13287.12" calcext:value-type="float">
            <text:p>13287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125194" calcext:value-type="float">
            <text:p>-2.125194</text:p>
          </table:table-cell>
          <table:table-cell office:value-type="float" office:value="3.650367" calcext:value-type="float">
            <text:p>3.650367</text:p>
          </table:table-cell>
          <table:table-cell office:value-type="float" office:value="0" calcext:value-type="float">
            <text:p>0</text:p>
          </table:table-cell>
          <table:table-cell office:value-type="float" office:value="135.6628" calcext:value-type="float">
            <text:p>135.6628</text:p>
          </table:table-cell>
          <table:table-cell office:value-type="float" office:value="90.95923" calcext:value-type="float">
            <text:p>90.95923</text:p>
          </table:table-cell>
          <table:table-cell office:value-type="float" office:value="0.002539574" calcext:value-type="float">
            <text:p>0.002539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78253" calcext:value-type="float">
            <text:p>-0.01278253</text:p>
          </table:table-cell>
          <table:table-cell office:value-type="float" office:value="370" calcext:value-type="float">
            <text:p>370</text:p>
          </table:table-cell>
          <table:table-cell office:value-type="float" office:value="-2.109871" calcext:value-type="float">
            <text:p>-2.109871</text:p>
          </table:table-cell>
          <table:table-cell office:value-type="float" office:value="0" calcext:value-type="float">
            <text:p>0</text:p>
          </table:table-cell>
          <table:table-cell office:value-type="float" office:value="395.7539" calcext:value-type="float">
            <text:p>395.7539</text:p>
          </table:table-cell>
          <table:table-cell office:value-type="float" office:value="1296.188" calcext:value-type="float">
            <text:p>1296.188</text:p>
          </table:table-cell>
          <table:table-cell office:value-type="float" office:value="1602.667" calcext:value-type="float">
            <text:p>1602.667</text:p>
          </table:table-cell>
          <table:table-cell office:value-type="float" office:value="1279.433" calcext:value-type="float">
            <text:p>1279.433</text:p>
          </table:table-cell>
          <table:table-cell office:value-type="float" office:value="765.6342" calcext:value-type="float">
            <text:p>765.6342</text:p>
          </table:table-cell>
          <table:table-cell office:value-type="float" office:value="1104.027" calcext:value-type="float">
            <text:p>1104.027</text:p>
          </table:table-cell>
          <table:table-cell office:value-type="float" office:value="417.9134" calcext:value-type="float">
            <text:p>417.9134</text:p>
          </table:table-cell>
          <table:table-cell office:value-type="float" office:value="1851.984" calcext:value-type="float">
            <text:p>1851.984</text:p>
          </table:table-cell>
          <table:table-cell office:value-type="float" office:value="2087.536" calcext:value-type="float">
            <text:p>2087.536</text:p>
          </table:table-cell>
          <table:table-cell office:value-type="float" office:value="1670.451" calcext:value-type="float">
            <text:p>1670.451</text:p>
          </table:table-cell>
          <table:table-cell office:value-type="float" office:value="585.6181" calcext:value-type="float">
            <text:p>585.6181</text:p>
          </table:table-cell>
          <table:table-cell office:value-type="float" office:value="583.2189" calcext:value-type="float">
            <text:p>583.2189</text:p>
          </table:table-cell>
          <table:table-cell office:value-type="float" office:value="142.7743" calcext:value-type="float">
            <text:p>142.7743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320701" calcext:value-type="float">
            <text:p>-2.320701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329496" calcext:value-type="float">
            <text:p>-1.329496</text:p>
          </table:table-cell>
          <table:table-cell office:value-type="float" office:value="0" calcext:value-type="float">
            <text:p>0</text:p>
          </table:table-cell>
          <table:table-cell office:value-type="float" office:value="10.78599" calcext:value-type="float">
            <text:p>10.78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5" calcext:value-type="float">
            <text:p>9012005</text:p>
          </table:table-cell>
          <table:table-cell office:value-type="float" office:value="622.3672" calcext:value-type="float">
            <text:p>622.3672</text:p>
          </table:table-cell>
          <table:table-cell office:value-type="float" office:value="13287.18" calcext:value-type="float">
            <text:p>13287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475547" calcext:value-type="float">
            <text:p>-2.475547</text:p>
          </table:table-cell>
          <table:table-cell office:value-type="float" office:value="4.126238" calcext:value-type="float">
            <text:p>4.126238</text:p>
          </table:table-cell>
          <table:table-cell office:value-type="float" office:value="0" calcext:value-type="float">
            <text:p>0</text:p>
          </table:table-cell>
          <table:table-cell office:value-type="float" office:value="135.6522" calcext:value-type="float">
            <text:p>135.6522</text:p>
          </table:table-cell>
          <table:table-cell office:value-type="float" office:value="90.72091" calcext:value-type="float">
            <text:p>90.72091</text:p>
          </table:table-cell>
          <table:table-cell office:value-type="float" office:value="0.002854943" calcext:value-type="float">
            <text:p>0.002854943</text:p>
          </table:table-cell>
          <table:table-cell office:value-type="float" office:value="0" calcext:value-type="float">
            <text:p>0</text:p>
          </table:table-cell>
          <table:table-cell office:value-type="float" office:value="0.0000005874108" calcext:value-type="float">
            <text:p>5.874108E-07</text:p>
          </table:table-cell>
          <table:table-cell office:value-type="float" office:value="0" calcext:value-type="float">
            <text:p>0</text:p>
          </table:table-cell>
          <table:table-cell office:value-type="float" office:value="-0.01278253" calcext:value-type="float">
            <text:p>-0.01278253</text:p>
          </table:table-cell>
          <table:table-cell office:value-type="float" office:value="370" calcext:value-type="float">
            <text:p>370</text:p>
          </table:table-cell>
          <table:table-cell office:value-type="float" office:value="-2.459909" calcext:value-type="float">
            <text:p>-2.459909</text:p>
          </table:table-cell>
          <table:table-cell office:value-type="float" office:value="0" calcext:value-type="float">
            <text:p>0</text:p>
          </table:table-cell>
          <table:table-cell office:value-type="float" office:value="395.8084" calcext:value-type="float">
            <text:p>395.8084</text:p>
          </table:table-cell>
          <table:table-cell office:value-type="float" office:value="1296.161" calcext:value-type="float">
            <text:p>1296.161</text:p>
          </table:table-cell>
          <table:table-cell office:value-type="float" office:value="1602.638" calcext:value-type="float">
            <text:p>1602.638</text:p>
          </table:table-cell>
          <table:table-cell office:value-type="float" office:value="1279.427" calcext:value-type="float">
            <text:p>1279.427</text:p>
          </table:table-cell>
          <table:table-cell office:value-type="float" office:value="765.6289" calcext:value-type="float">
            <text:p>765.6289</text:p>
          </table:table-cell>
          <table:table-cell office:value-type="float" office:value="1104.021" calcext:value-type="float">
            <text:p>1104.021</text:p>
          </table:table-cell>
          <table:table-cell office:value-type="float" office:value="417.9091" calcext:value-type="float">
            <text:p>417.9091</text:p>
          </table:table-cell>
          <table:table-cell office:value-type="float" office:value="1851.978" calcext:value-type="float">
            <text:p>1851.978</text:p>
          </table:table-cell>
          <table:table-cell office:value-type="float" office:value="2087.53" calcext:value-type="float">
            <text:p>2087.53</text:p>
          </table:table-cell>
          <table:table-cell office:value-type="float" office:value="1670.445" calcext:value-type="float">
            <text:p>1670.445</text:p>
          </table:table-cell>
          <table:table-cell office:value-type="float" office:value="585.6158" calcext:value-type="float">
            <text:p>585.6158</text:p>
          </table:table-cell>
          <table:table-cell office:value-type="float" office:value="583.2053" calcext:value-type="float">
            <text:p>583.2053</text:p>
          </table:table-cell>
          <table:table-cell office:value-type="float" office:value="142.7743" calcext:value-type="float">
            <text:p>142.7743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507177" calcext:value-type="float">
            <text:p>-2.507177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623035" calcext:value-type="float">
            <text:p>-1.623035</text:p>
          </table:table-cell>
          <table:table-cell office:value-type="float" office:value="0" calcext:value-type="float">
            <text:p>0</text:p>
          </table:table-cell>
          <table:table-cell office:value-type="float" office:value="10.72949" calcext:value-type="float">
            <text:p>10.72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5" calcext:value-type="float">
            <text:p>10012005</text:p>
          </table:table-cell>
          <table:table-cell office:value-type="float" office:value="622.2326" calcext:value-type="float">
            <text:p>622.2326</text:p>
          </table:table-cell>
          <table:table-cell office:value-type="float" office:value="13287.2" calcext:value-type="float">
            <text:p>13287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656231" calcext:value-type="float">
            <text:p>-2.656231</text:p>
          </table:table-cell>
          <table:table-cell office:value-type="float" office:value="4.492903" calcext:value-type="float">
            <text:p>4.492903</text:p>
          </table:table-cell>
          <table:table-cell office:value-type="float" office:value="0" calcext:value-type="float">
            <text:p>0</text:p>
          </table:table-cell>
          <table:table-cell office:value-type="float" office:value="135.5701" calcext:value-type="float">
            <text:p>135.5701</text:p>
          </table:table-cell>
          <table:table-cell office:value-type="float" office:value="90.68901" calcext:value-type="float">
            <text:p>90.68901</text:p>
          </table:table-cell>
          <table:table-cell office:value-type="float" office:value="0.003135851" calcext:value-type="float">
            <text:p>0.003135851</text:p>
          </table:table-cell>
          <table:table-cell office:value-type="float" office:value="0" calcext:value-type="float">
            <text:p>0</text:p>
          </table:table-cell>
          <table:table-cell office:value-type="float" office:value="0.0000005874108" calcext:value-type="float">
            <text:p>5.874108E-07</text:p>
          </table:table-cell>
          <table:table-cell office:value-type="float" office:value="0" calcext:value-type="float">
            <text:p>0</text:p>
          </table:table-cell>
          <table:table-cell office:value-type="float" office:value="-0.01278253" calcext:value-type="float">
            <text:p>-0.01278253</text:p>
          </table:table-cell>
          <table:table-cell office:value-type="float" office:value="370" calcext:value-type="float">
            <text:p>370</text:p>
          </table:table-cell>
          <table:table-cell office:value-type="float" office:value="-2.640313" calcext:value-type="float">
            <text:p>-2.640313</text:p>
          </table:table-cell>
          <table:table-cell office:value-type="float" office:value="0" calcext:value-type="float">
            <text:p>0</text:p>
          </table:table-cell>
          <table:table-cell office:value-type="float" office:value="395.8254" calcext:value-type="float">
            <text:p>395.8254</text:p>
          </table:table-cell>
          <table:table-cell office:value-type="float" office:value="1296.143" calcext:value-type="float">
            <text:p>1296.143</text:p>
          </table:table-cell>
          <table:table-cell office:value-type="float" office:value="1602.611" calcext:value-type="float">
            <text:p>1602.611</text:p>
          </table:table-cell>
          <table:table-cell office:value-type="float" office:value="1279.421" calcext:value-type="float">
            <text:p>1279.421</text:p>
          </table:table-cell>
          <table:table-cell office:value-type="float" office:value="765.6232" calcext:value-type="float">
            <text:p>765.6232</text:p>
          </table:table-cell>
          <table:table-cell office:value-type="float" office:value="1104.016" calcext:value-type="float">
            <text:p>1104.016</text:p>
          </table:table-cell>
          <table:table-cell office:value-type="float" office:value="417.9049" calcext:value-type="float">
            <text:p>417.9049</text:p>
          </table:table-cell>
          <table:table-cell office:value-type="float" office:value="1851.971" calcext:value-type="float">
            <text:p>1851.971</text:p>
          </table:table-cell>
          <table:table-cell office:value-type="float" office:value="2087.523" calcext:value-type="float">
            <text:p>2087.523</text:p>
          </table:table-cell>
          <table:table-cell office:value-type="float" office:value="1670.439" calcext:value-type="float">
            <text:p>1670.439</text:p>
          </table:table-cell>
          <table:table-cell office:value-type="float" office:value="585.6135" calcext:value-type="float">
            <text:p>585.6135</text:p>
          </table:table-cell>
          <table:table-cell office:value-type="float" office:value="583.1918" calcext:value-type="float">
            <text:p>583.1918</text:p>
          </table:table-cell>
          <table:table-cell office:value-type="float" office:value="142.7743" calcext:value-type="float">
            <text:p>142.7743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368647" calcext:value-type="float">
            <text:p>-2.368647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737238" calcext:value-type="float">
            <text:p>-1.737238</text:p>
          </table:table-cell>
          <table:table-cell office:value-type="float" office:value="0" calcext:value-type="float">
            <text:p>0</text:p>
          </table:table-cell>
          <table:table-cell office:value-type="float" office:value="10.66328" calcext:value-type="float">
            <text:p>10.66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5" calcext:value-type="float">
            <text:p>11012005</text:p>
          </table:table-cell>
          <table:table-cell office:value-type="float" office:value="622.1192" calcext:value-type="float">
            <text:p>622.1192</text:p>
          </table:table-cell>
          <table:table-cell office:value-type="float" office:value="13287.21" calcext:value-type="float">
            <text:p>13287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816885" calcext:value-type="float">
            <text:p>-2.816885</text:p>
          </table:table-cell>
          <table:table-cell office:value-type="float" office:value="4.73326" calcext:value-type="float">
            <text:p>4.73326</text:p>
          </table:table-cell>
          <table:table-cell office:value-type="float" office:value="0" calcext:value-type="float">
            <text:p>0</text:p>
          </table:table-cell>
          <table:table-cell office:value-type="float" office:value="135.4978" calcext:value-type="float">
            <text:p>135.4978</text:p>
          </table:table-cell>
          <table:table-cell office:value-type="float" office:value="90.66537" calcext:value-type="float">
            <text:p>90.66537</text:p>
          </table:table-cell>
          <table:table-cell office:value-type="float" office:value="0.003383162" calcext:value-type="float">
            <text:p>0.003383162</text:p>
          </table:table-cell>
          <table:table-cell office:value-type="float" office:value="0" calcext:value-type="float">
            <text:p>0</text:p>
          </table:table-cell>
          <table:table-cell office:value-type="float" office:value="0.0000005874108" calcext:value-type="float">
            <text:p>5.874108E-07</text:p>
          </table:table-cell>
          <table:table-cell office:value-type="float" office:value="0" calcext:value-type="float">
            <text:p>0</text:p>
          </table:table-cell>
          <table:table-cell office:value-type="float" office:value="-0.01278253" calcext:value-type="float">
            <text:p>-0.01278253</text:p>
          </table:table-cell>
          <table:table-cell office:value-type="float" office:value="370" calcext:value-type="float">
            <text:p>370</text:p>
          </table:table-cell>
          <table:table-cell office:value-type="float" office:value="-2.80072" calcext:value-type="float">
            <text:p>-2.80072</text:p>
          </table:table-cell>
          <table:table-cell office:value-type="float" office:value="0" calcext:value-type="float">
            <text:p>0</text:p>
          </table:table-cell>
          <table:table-cell office:value-type="float" office:value="395.839" calcext:value-type="float">
            <text:p>395.839</text:p>
          </table:table-cell>
          <table:table-cell office:value-type="float" office:value="1296.128" calcext:value-type="float">
            <text:p>1296.128</text:p>
          </table:table-cell>
          <table:table-cell office:value-type="float" office:value="1602.59" calcext:value-type="float">
            <text:p>1602.59</text:p>
          </table:table-cell>
          <table:table-cell office:value-type="float" office:value="1279.416" calcext:value-type="float">
            <text:p>1279.416</text:p>
          </table:table-cell>
          <table:table-cell office:value-type="float" office:value="765.6181" calcext:value-type="float">
            <text:p>765.6181</text:p>
          </table:table-cell>
          <table:table-cell office:value-type="float" office:value="1104.011" calcext:value-type="float">
            <text:p>1104.011</text:p>
          </table:table-cell>
          <table:table-cell office:value-type="float" office:value="417.9009" calcext:value-type="float">
            <text:p>417.9009</text:p>
          </table:table-cell>
          <table:table-cell office:value-type="float" office:value="1851.965" calcext:value-type="float">
            <text:p>1851.965</text:p>
          </table:table-cell>
          <table:table-cell office:value-type="float" office:value="2087.517" calcext:value-type="float">
            <text:p>2087.517</text:p>
          </table:table-cell>
          <table:table-cell office:value-type="float" office:value="1670.434" calcext:value-type="float">
            <text:p>1670.434</text:p>
          </table:table-cell>
          <table:table-cell office:value-type="float" office:value="585.6112" calcext:value-type="float">
            <text:p>585.6112</text:p>
          </table:table-cell>
          <table:table-cell office:value-type="float" office:value="583.1785" calcext:value-type="float">
            <text:p>583.1785</text:p>
          </table:table-cell>
          <table:table-cell office:value-type="float" office:value="142.7743" calcext:value-type="float">
            <text:p>142.7743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237391" calcext:value-type="float">
            <text:p>-2.237391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834048" calcext:value-type="float">
            <text:p>-1.834048</text:p>
          </table:table-cell>
          <table:table-cell office:value-type="float" office:value="0" calcext:value-type="float">
            <text:p>0</text:p>
          </table:table-cell>
          <table:table-cell office:value-type="float" office:value="10.59967" calcext:value-type="float">
            <text:p>10.599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5" calcext:value-type="float">
            <text:p>12012005</text:p>
          </table:table-cell>
          <table:table-cell office:value-type="float" office:value="621.9761" calcext:value-type="float">
            <text:p>621.9761</text:p>
          </table:table-cell>
          <table:table-cell office:value-type="float" office:value="13287.24" calcext:value-type="float">
            <text:p>13287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99384" calcext:value-type="float">
            <text:p>-2.99384</text:p>
          </table:table-cell>
          <table:table-cell office:value-type="float" office:value="5.164909" calcext:value-type="float">
            <text:p>5.164909</text:p>
          </table:table-cell>
          <table:table-cell office:value-type="float" office:value="0" calcext:value-type="float">
            <text:p>0</text:p>
          </table:table-cell>
          <table:table-cell office:value-type="float" office:value="135.4072" calcext:value-type="float">
            <text:p>135.4072</text:p>
          </table:table-cell>
          <table:table-cell office:value-type="float" office:value="90.61499" calcext:value-type="float">
            <text:p>90.61499</text:p>
          </table:table-cell>
          <table:table-cell office:value-type="float" office:value="0.003636974" calcext:value-type="float">
            <text:p>0.003636974</text:p>
          </table:table-cell>
          <table:table-cell office:value-type="float" office:value="0" calcext:value-type="float">
            <text:p>0</text:p>
          </table:table-cell>
          <table:table-cell office:value-type="float" office:value="0.0000005940304" calcext:value-type="float">
            <text:p>5.940304E-07</text:p>
          </table:table-cell>
          <table:table-cell office:value-type="float" office:value="0" calcext:value-type="float">
            <text:p>0</text:p>
          </table:table-cell>
          <table:table-cell office:value-type="float" office:value="-0.01278253" calcext:value-type="float">
            <text:p>-0.01278253</text:p>
          </table:table-cell>
          <table:table-cell office:value-type="float" office:value="370" calcext:value-type="float">
            <text:p>370</text:p>
          </table:table-cell>
          <table:table-cell office:value-type="float" office:value="-2.97742" calcext:value-type="float">
            <text:p>-2.97742</text:p>
          </table:table-cell>
          <table:table-cell office:value-type="float" office:value="0" calcext:value-type="float">
            <text:p>0</text:p>
          </table:table-cell>
          <table:table-cell office:value-type="float" office:value="395.8604" calcext:value-type="float">
            <text:p>395.8604</text:p>
          </table:table-cell>
          <table:table-cell office:value-type="float" office:value="1296.11" calcext:value-type="float">
            <text:p>1296.11</text:p>
          </table:table-cell>
          <table:table-cell office:value-type="float" office:value="1602.567" calcext:value-type="float">
            <text:p>1602.567</text:p>
          </table:table-cell>
          <table:table-cell office:value-type="float" office:value="1279.411" calcext:value-type="float">
            <text:p>1279.411</text:p>
          </table:table-cell>
          <table:table-cell office:value-type="float" office:value="765.6134" calcext:value-type="float">
            <text:p>765.6134</text:p>
          </table:table-cell>
          <table:table-cell office:value-type="float" office:value="1104.006" calcext:value-type="float">
            <text:p>1104.006</text:p>
          </table:table-cell>
          <table:table-cell office:value-type="float" office:value="417.8972" calcext:value-type="float">
            <text:p>417.8972</text:p>
          </table:table-cell>
          <table:table-cell office:value-type="float" office:value="1851.959" calcext:value-type="float">
            <text:p>1851.959</text:p>
          </table:table-cell>
          <table:table-cell office:value-type="float" office:value="2087.511" calcext:value-type="float">
            <text:p>2087.511</text:p>
          </table:table-cell>
          <table:table-cell office:value-type="float" office:value="1670.429" calcext:value-type="float">
            <text:p>1670.429</text:p>
          </table:table-cell>
          <table:table-cell office:value-type="float" office:value="585.609" calcext:value-type="float">
            <text:p>585.609</text:p>
          </table:table-cell>
          <table:table-cell office:value-type="float" office:value="583.1655" calcext:value-type="float">
            <text:p>583.1655</text:p>
          </table:table-cell>
          <table:table-cell office:value-type="float" office:value="142.7743" calcext:value-type="float">
            <text:p>142.7743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2048" calcext:value-type="float">
            <text:p>-2.048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.950679" calcext:value-type="float">
            <text:p>-1.950679</text:p>
          </table:table-cell>
          <table:table-cell office:value-type="float" office:value="0" calcext:value-type="float">
            <text:p>0</text:p>
          </table:table-cell>
          <table:table-cell office:value-type="float" office:value="10.53961" calcext:value-type="float">
            <text:p>10.539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5" calcext:value-type="float">
            <text:p>13012005</text:p>
          </table:table-cell>
          <table:table-cell office:value-type="float" office:value="621.8564" calcext:value-type="float">
            <text:p>621.8564</text:p>
          </table:table-cell>
          <table:table-cell office:value-type="float" office:value="13287.25" calcext:value-type="float">
            <text:p>1328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174375" calcext:value-type="float">
            <text:p>-3.174375</text:p>
          </table:table-cell>
          <table:table-cell office:value-type="float" office:value="6.40972" calcext:value-type="float">
            <text:p>6.40972</text:p>
          </table:table-cell>
          <table:table-cell office:value-type="float" office:value="0" calcext:value-type="float">
            <text:p>0</text:p>
          </table:table-cell>
          <table:table-cell office:value-type="float" office:value="135.3326" calcext:value-type="float">
            <text:p>135.3326</text:p>
          </table:table-cell>
          <table:table-cell office:value-type="float" office:value="90.58135" calcext:value-type="float">
            <text:p>90.58135</text:p>
          </table:table-cell>
          <table:table-cell office:value-type="float" office:value="0.003881779" calcext:value-type="float">
            <text:p>0.003881779</text:p>
          </table:table-cell>
          <table:table-cell office:value-type="float" office:value="0" calcext:value-type="float">
            <text:p>0</text:p>
          </table:table-cell>
          <table:table-cell office:value-type="float" office:value="0.0000005999979" calcext:value-type="float">
            <text:p>5.999979E-07</text:p>
          </table:table-cell>
          <table:table-cell office:value-type="float" office:value="0" calcext:value-type="float">
            <text:p>0</text:p>
          </table:table-cell>
          <table:table-cell office:value-type="float" office:value="-0.01412507" calcext:value-type="float">
            <text:p>-0.01412507</text:p>
          </table:table-cell>
          <table:table-cell office:value-type="float" office:value="370" calcext:value-type="float">
            <text:p>370</text:p>
          </table:table-cell>
          <table:table-cell office:value-type="float" office:value="-3.156369" calcext:value-type="float">
            <text:p>-3.156369</text:p>
          </table:table-cell>
          <table:table-cell office:value-type="float" office:value="0" calcext:value-type="float">
            <text:p>0</text:p>
          </table:table-cell>
          <table:table-cell office:value-type="float" office:value="395.8758" calcext:value-type="float">
            <text:p>395.8758</text:p>
          </table:table-cell>
          <table:table-cell office:value-type="float" office:value="1296.096" calcext:value-type="float">
            <text:p>1296.096</text:p>
          </table:table-cell>
          <table:table-cell office:value-type="float" office:value="1602.546" calcext:value-type="float">
            <text:p>1602.546</text:p>
          </table:table-cell>
          <table:table-cell office:value-type="float" office:value="1279.406" calcext:value-type="float">
            <text:p>1279.406</text:p>
          </table:table-cell>
          <table:table-cell office:value-type="float" office:value="765.609" calcext:value-type="float">
            <text:p>765.609</text:p>
          </table:table-cell>
          <table:table-cell office:value-type="float" office:value="1104.003" calcext:value-type="float">
            <text:p>1104.003</text:p>
          </table:table-cell>
          <table:table-cell office:value-type="float" office:value="417.8935" calcext:value-type="float">
            <text:p>417.8935</text:p>
          </table:table-cell>
          <table:table-cell office:value-type="float" office:value="1851.953" calcext:value-type="float">
            <text:p>1851.953</text:p>
          </table:table-cell>
          <table:table-cell office:value-type="float" office:value="2087.505" calcext:value-type="float">
            <text:p>2087.505</text:p>
          </table:table-cell>
          <table:table-cell office:value-type="float" office:value="1670.423" calcext:value-type="float">
            <text:p>1670.423</text:p>
          </table:table-cell>
          <table:table-cell office:value-type="float" office:value="585.6068" calcext:value-type="float">
            <text:p>585.6068</text:p>
          </table:table-cell>
          <table:table-cell office:value-type="float" office:value="583.1528" calcext:value-type="float">
            <text:p>583.1528</text:p>
          </table:table-cell>
          <table:table-cell office:value-type="float" office:value="142.7743" calcext:value-type="float">
            <text:p>142.7743</text:p>
          </table:table-cell>
          <table:table-cell office:value-type="float" office:value="35.68548" calcext:value-type="float">
            <text:p>35.6854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608987" calcext:value-type="float">
            <text:p>-1.608987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050295" calcext:value-type="float">
            <text:p>-2.050295</text:p>
          </table:table-cell>
          <table:table-cell office:value-type="float" office:value="0" calcext:value-type="float">
            <text:p>0</text:p>
          </table:table-cell>
          <table:table-cell office:value-type="float" office:value="10.46027" calcext:value-type="float">
            <text:p>10.46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5" calcext:value-type="float">
            <text:p>14012005</text:p>
          </table:table-cell>
          <table:table-cell office:value-type="float" office:value="621.7929" calcext:value-type="float">
            <text:p>621.7929</text:p>
          </table:table-cell>
          <table:table-cell office:value-type="float" office:value="13287.26" calcext:value-type="float">
            <text:p>1328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310664" calcext:value-type="float">
            <text:p>-3.310664</text:p>
          </table:table-cell>
          <table:table-cell office:value-type="float" office:value="6.514694" calcext:value-type="float">
            <text:p>6.514694</text:p>
          </table:table-cell>
          <table:table-cell office:value-type="float" office:value="0" calcext:value-type="float">
            <text:p>0</text:p>
          </table:table-cell>
          <table:table-cell office:value-type="float" office:value="135.299" calcext:value-type="float">
            <text:p>135.299</text:p>
          </table:table-cell>
          <table:table-cell office:value-type="float" office:value="90.57666" calcext:value-type="float">
            <text:p>90.57666</text:p>
          </table:table-cell>
          <table:table-cell office:value-type="float" office:value="0.004050501" calcext:value-type="float">
            <text:p>0.004050501</text:p>
          </table:table-cell>
          <table:table-cell office:value-type="float" office:value="0" calcext:value-type="float">
            <text:p>0</text:p>
          </table:table-cell>
          <table:table-cell office:value-type="float" office:value="0.0000005999979" calcext:value-type="float">
            <text:p>5.999979E-07</text:p>
          </table:table-cell>
          <table:table-cell office:value-type="float" office:value="0" calcext:value-type="float">
            <text:p>0</text:p>
          </table:table-cell>
          <table:table-cell office:value-type="float" office:value="-0.0182225" calcext:value-type="float">
            <text:p>-0.0182225</text:p>
          </table:table-cell>
          <table:table-cell office:value-type="float" office:value="370" calcext:value-type="float">
            <text:p>370</text:p>
          </table:table-cell>
          <table:table-cell office:value-type="float" office:value="-3.288391" calcext:value-type="float">
            <text:p>-3.288391</text:p>
          </table:table-cell>
          <table:table-cell office:value-type="float" office:value="0" calcext:value-type="float">
            <text:p>0</text:p>
          </table:table-cell>
          <table:table-cell office:value-type="float" office:value="395.8799" calcext:value-type="float">
            <text:p>395.8799</text:p>
          </table:table-cell>
          <table:table-cell office:value-type="float" office:value="1296.093" calcext:value-type="float">
            <text:p>1296.093</text:p>
          </table:table-cell>
          <table:table-cell office:value-type="float" office:value="1602.537" calcext:value-type="float">
            <text:p>1602.537</text:p>
          </table:table-cell>
          <table:table-cell office:value-type="float" office:value="1279.403" calcext:value-type="float">
            <text:p>1279.403</text:p>
          </table:table-cell>
          <table:table-cell office:value-type="float" office:value="765.6058" calcext:value-type="float">
            <text:p>765.6058</text:p>
          </table:table-cell>
          <table:table-cell office:value-type="float" office:value="1103.999" calcext:value-type="float">
            <text:p>1103.999</text:p>
          </table:table-cell>
          <table:table-cell office:value-type="float" office:value="417.89" calcext:value-type="float">
            <text:p>417.89</text:p>
          </table:table-cell>
          <table:table-cell office:value-type="float" office:value="1851.948" calcext:value-type="float">
            <text:p>1851.948</text:p>
          </table:table-cell>
          <table:table-cell office:value-type="float" office:value="2087.499" calcext:value-type="float">
            <text:p>2087.499</text:p>
          </table:table-cell>
          <table:table-cell office:value-type="float" office:value="1670.418" calcext:value-type="float">
            <text:p>1670.418</text:p>
          </table:table-cell>
          <table:table-cell office:value-type="float" office:value="585.6046" calcext:value-type="float">
            <text:p>585.6046</text:p>
          </table:table-cell>
          <table:table-cell office:value-type="float" office:value="583.1403" calcext:value-type="float">
            <text:p>583.1403</text:p>
          </table:table-cell>
          <table:table-cell office:value-type="float" office:value="142.7742" calcext:value-type="float">
            <text:p>142.7742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511019" calcext:value-type="float">
            <text:p>-1.511019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06354" calcext:value-type="float">
            <text:p>-2.106354</text:p>
          </table:table-cell>
          <table:table-cell office:value-type="float" office:value="0" calcext:value-type="float">
            <text:p>0</text:p>
          </table:table-cell>
          <table:table-cell office:value-type="float" office:value="10.38426" calcext:value-type="float">
            <text:p>10.38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5" calcext:value-type="float">
            <text:p>15012005</text:p>
          </table:table-cell>
          <table:table-cell office:value-type="float" office:value="621.7288" calcext:value-type="float">
            <text:p>621.7288</text:p>
          </table:table-cell>
          <table:table-cell office:value-type="float" office:value="13287.27" calcext:value-type="float">
            <text:p>13287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435822" calcext:value-type="float">
            <text:p>-3.435822</text:p>
          </table:table-cell>
          <table:table-cell office:value-type="float" office:value="6.60594" calcext:value-type="float">
            <text:p>6.60594</text:p>
          </table:table-cell>
          <table:table-cell office:value-type="float" office:value="0" calcext:value-type="float">
            <text:p>0</text:p>
          </table:table-cell>
          <table:table-cell office:value-type="float" office:value="135.2668" calcext:value-type="float">
            <text:p>135.2668</text:p>
          </table:table-cell>
          <table:table-cell office:value-type="float" office:value="90.56596" calcext:value-type="float">
            <text:p>90.56596</text:p>
          </table:table-cell>
          <table:table-cell office:value-type="float" office:value="0.004186635" calcext:value-type="float">
            <text:p>0.004186635</text:p>
          </table:table-cell>
          <table:table-cell office:value-type="float" office:value="0" calcext:value-type="float">
            <text:p>0</text:p>
          </table:table-cell>
          <table:table-cell office:value-type="float" office:value="0.0000005999979" calcext:value-type="float">
            <text:p>5.999979E-07</text:p>
          </table:table-cell>
          <table:table-cell office:value-type="float" office:value="0" calcext:value-type="float">
            <text:p>0</text:p>
          </table:table-cell>
          <table:table-cell office:value-type="float" office:value="-0.01847818" calcext:value-type="float">
            <text:p>-0.01847818</text:p>
          </table:table-cell>
          <table:table-cell office:value-type="float" office:value="370" calcext:value-type="float">
            <text:p>370</text:p>
          </table:table-cell>
          <table:table-cell office:value-type="float" office:value="-3.413158" calcext:value-type="float">
            <text:p>-3.413158</text:p>
          </table:table-cell>
          <table:table-cell office:value-type="float" office:value="0" calcext:value-type="float">
            <text:p>0</text:p>
          </table:table-cell>
          <table:table-cell office:value-type="float" office:value="395.8851" calcext:value-type="float">
            <text:p>395.8851</text:p>
          </table:table-cell>
          <table:table-cell office:value-type="float" office:value="1296.089" calcext:value-type="float">
            <text:p>1296.089</text:p>
          </table:table-cell>
          <table:table-cell office:value-type="float" office:value="1602.531" calcext:value-type="float">
            <text:p>1602.531</text:p>
          </table:table-cell>
          <table:table-cell office:value-type="float" office:value="1279.401" calcext:value-type="float">
            <text:p>1279.401</text:p>
          </table:table-cell>
          <table:table-cell office:value-type="float" office:value="765.6037" calcext:value-type="float">
            <text:p>765.6037</text:p>
          </table:table-cell>
          <table:table-cell office:value-type="float" office:value="1103.997" calcext:value-type="float">
            <text:p>1103.997</text:p>
          </table:table-cell>
          <table:table-cell office:value-type="float" office:value="417.8867" calcext:value-type="float">
            <text:p>417.8867</text:p>
          </table:table-cell>
          <table:table-cell office:value-type="float" office:value="1851.942" calcext:value-type="float">
            <text:p>1851.942</text:p>
          </table:table-cell>
          <table:table-cell office:value-type="float" office:value="2087.493" calcext:value-type="float">
            <text:p>2087.493</text:p>
          </table:table-cell>
          <table:table-cell office:value-type="float" office:value="1670.413" calcext:value-type="float">
            <text:p>1670.413</text:p>
          </table:table-cell>
          <table:table-cell office:value-type="float" office:value="585.6025" calcext:value-type="float">
            <text:p>585.6025</text:p>
          </table:table-cell>
          <table:table-cell office:value-type="float" office:value="583.1281" calcext:value-type="float">
            <text:p>583.1281</text:p>
          </table:table-cell>
          <table:table-cell office:value-type="float" office:value="142.7742" calcext:value-type="float">
            <text:p>142.7742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354386" calcext:value-type="float">
            <text:p>-1.354386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160998" calcext:value-type="float">
            <text:p>-2.160998</text:p>
          </table:table-cell>
          <table:table-cell office:value-type="float" office:value="0" calcext:value-type="float">
            <text:p>0</text:p>
          </table:table-cell>
          <table:table-cell office:value-type="float" office:value="10.31412" calcext:value-type="float">
            <text:p>10.31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5" calcext:value-type="float">
            <text:p>16012005</text:p>
          </table:table-cell>
          <table:table-cell office:value-type="float" office:value="621.6587" calcext:value-type="float">
            <text:p>621.6587</text:p>
          </table:table-cell>
          <table:table-cell office:value-type="float" office:value="13287.28" calcext:value-type="float">
            <text:p>13287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62412" calcext:value-type="float">
            <text:p>-3.562412</text:p>
          </table:table-cell>
          <table:table-cell office:value-type="float" office:value="6.961452" calcext:value-type="float">
            <text:p>6.961452</text:p>
          </table:table-cell>
          <table:table-cell office:value-type="float" office:value="0" calcext:value-type="float">
            <text:p>0</text:p>
          </table:table-cell>
          <table:table-cell office:value-type="float" office:value="135.2286" calcext:value-type="float">
            <text:p>135.2286</text:p>
          </table:table-cell>
          <table:table-cell office:value-type="float" office:value="90.54889" calcext:value-type="float">
            <text:p>90.54889</text:p>
          </table:table-cell>
          <table:table-cell office:value-type="float" office:value="0.004316634" calcext:value-type="float">
            <text:p>0.004316634</text:p>
          </table:table-cell>
          <table:table-cell office:value-type="float" office:value="0" calcext:value-type="float">
            <text:p>0</text:p>
          </table:table-cell>
          <table:table-cell office:value-type="float" office:value="0.0000005999979" calcext:value-type="float">
            <text:p>5.999979E-07</text:p>
          </table:table-cell>
          <table:table-cell office:value-type="float" office:value="0" calcext:value-type="float">
            <text:p>0</text:p>
          </table:table-cell>
          <table:table-cell office:value-type="float" office:value="-0.01847818" calcext:value-type="float">
            <text:p>-0.01847818</text:p>
          </table:table-cell>
          <table:table-cell office:value-type="float" office:value="370" calcext:value-type="float">
            <text:p>370</text:p>
          </table:table-cell>
          <table:table-cell office:value-type="float" office:value="-3.539618" calcext:value-type="float">
            <text:p>-3.539618</text:p>
          </table:table-cell>
          <table:table-cell office:value-type="float" office:value="0" calcext:value-type="float">
            <text:p>0</text:p>
          </table:table-cell>
          <table:table-cell office:value-type="float" office:value="395.8918" calcext:value-type="float">
            <text:p>395.8918</text:p>
          </table:table-cell>
          <table:table-cell office:value-type="float" office:value="1296.085" calcext:value-type="float">
            <text:p>1296.085</text:p>
          </table:table-cell>
          <table:table-cell office:value-type="float" office:value="1602.525" calcext:value-type="float">
            <text:p>1602.525</text:p>
          </table:table-cell>
          <table:table-cell office:value-type="float" office:value="1279.4" calcext:value-type="float">
            <text:p>1279.4</text:p>
          </table:table-cell>
          <table:table-cell office:value-type="float" office:value="765.6018" calcext:value-type="float">
            <text:p>765.6018</text:p>
          </table:table-cell>
          <table:table-cell office:value-type="float" office:value="1103.995" calcext:value-type="float">
            <text:p>1103.995</text:p>
          </table:table-cell>
          <table:table-cell office:value-type="float" office:value="417.8839" calcext:value-type="float">
            <text:p>417.8839</text:p>
          </table:table-cell>
          <table:table-cell office:value-type="float" office:value="1851.937" calcext:value-type="float">
            <text:p>1851.937</text:p>
          </table:table-cell>
          <table:table-cell office:value-type="float" office:value="2087.488" calcext:value-type="float">
            <text:p>2087.488</text:p>
          </table:table-cell>
          <table:table-cell office:value-type="float" office:value="1670.408" calcext:value-type="float">
            <text:p>1670.408</text:p>
          </table:table-cell>
          <table:table-cell office:value-type="float" office:value="585.6005" calcext:value-type="float">
            <text:p>585.6005</text:p>
          </table:table-cell>
          <table:table-cell office:value-type="float" office:value="583.116" calcext:value-type="float">
            <text:p>583.116</text:p>
          </table:table-cell>
          <table:table-cell office:value-type="float" office:value="142.7742" calcext:value-type="float">
            <text:p>142.7742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108818" calcext:value-type="float">
            <text:p>-1.108818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218785" calcext:value-type="float">
            <text:p>-2.218785</text:p>
          </table:table-cell>
          <table:table-cell office:value-type="float" office:value="0" calcext:value-type="float">
            <text:p>0</text:p>
          </table:table-cell>
          <table:table-cell office:value-type="float" office:value="10.24543" calcext:value-type="float">
            <text:p>10.245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5" calcext:value-type="float">
            <text:p>17012005</text:p>
          </table:table-cell>
          <table:table-cell office:value-type="float" office:value="621.5345" calcext:value-type="float">
            <text:p>621.5345</text:p>
          </table:table-cell>
          <table:table-cell office:value-type="float" office:value="13287.3" calcext:value-type="float">
            <text:p>13287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72228" calcext:value-type="float">
            <text:p>-3.72228</text:p>
          </table:table-cell>
          <table:table-cell office:value-type="float" office:value="6.910668" calcext:value-type="float">
            <text:p>6.910668</text:p>
          </table:table-cell>
          <table:table-cell office:value-type="float" office:value="0" calcext:value-type="float">
            <text:p>0</text:p>
          </table:table-cell>
          <table:table-cell office:value-type="float" office:value="135.1716" calcext:value-type="float">
            <text:p>135.1716</text:p>
          </table:table-cell>
          <table:table-cell office:value-type="float" office:value="90.48583" calcext:value-type="float">
            <text:p>90.48583</text:p>
          </table:table-cell>
          <table:table-cell office:value-type="float" office:value="0.004463969" calcext:value-type="float">
            <text:p>0.004463969</text:p>
          </table:table-cell>
          <table:table-cell office:value-type="float" office:value="0" calcext:value-type="float">
            <text:p>0</text:p>
          </table:table-cell>
          <table:table-cell office:value-type="float" office:value="0.0000006001825" calcext:value-type="float">
            <text:p>6.001825E-07</text:p>
          </table:table-cell>
          <table:table-cell office:value-type="float" office:value="0" calcext:value-type="float">
            <text:p>0</text:p>
          </table:table-cell>
          <table:table-cell office:value-type="float" office:value="-0.01847818" calcext:value-type="float">
            <text:p>-0.01847818</text:p>
          </table:table-cell>
          <table:table-cell office:value-type="float" office:value="370" calcext:value-type="float">
            <text:p>370</text:p>
          </table:table-cell>
          <table:table-cell office:value-type="float" office:value="-3.699338" calcext:value-type="float">
            <text:p>-3.699338</text:p>
          </table:table-cell>
          <table:table-cell office:value-type="float" office:value="0" calcext:value-type="float">
            <text:p>0</text:p>
          </table:table-cell>
          <table:table-cell office:value-type="float" office:value="395.9112" calcext:value-type="float">
            <text:p>395.9112</text:p>
          </table:table-cell>
          <table:table-cell office:value-type="float" office:value="1296.076" calcext:value-type="float">
            <text:p>1296.076</text:p>
          </table:table-cell>
          <table:table-cell office:value-type="float" office:value="1602.514" calcext:value-type="float">
            <text:p>1602.514</text:p>
          </table:table-cell>
          <table:table-cell office:value-type="float" office:value="1279.397" calcext:value-type="float">
            <text:p>1279.397</text:p>
          </table:table-cell>
          <table:table-cell office:value-type="float" office:value="765.5997" calcext:value-type="float">
            <text:p>765.5997</text:p>
          </table:table-cell>
          <table:table-cell office:value-type="float" office:value="1103.992" calcext:value-type="float">
            <text:p>1103.992</text:p>
          </table:table-cell>
          <table:table-cell office:value-type="float" office:value="417.8818" calcext:value-type="float">
            <text:p>417.8818</text:p>
          </table:table-cell>
          <table:table-cell office:value-type="float" office:value="1851.932" calcext:value-type="float">
            <text:p>1851.932</text:p>
          </table:table-cell>
          <table:table-cell office:value-type="float" office:value="2087.482" calcext:value-type="float">
            <text:p>2087.482</text:p>
          </table:table-cell>
          <table:table-cell office:value-type="float" office:value="1670.403" calcext:value-type="float">
            <text:p>1670.403</text:p>
          </table:table-cell>
          <table:table-cell office:value-type="float" office:value="585.5984" calcext:value-type="float">
            <text:p>585.5984</text:p>
          </table:table-cell>
          <table:table-cell office:value-type="float" office:value="583.1042" calcext:value-type="float">
            <text:p>583.1042</text:p>
          </table:table-cell>
          <table:table-cell office:value-type="float" office:value="142.7742" calcext:value-type="float">
            <text:p>142.7742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024365" calcext:value-type="float">
            <text:p>-1.024365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316537" calcext:value-type="float">
            <text:p>-2.316537</text:p>
          </table:table-cell>
          <table:table-cell office:value-type="float" office:value="0" calcext:value-type="float">
            <text:p>0</text:p>
          </table:table-cell>
          <table:table-cell office:value-type="float" office:value="10.18341" calcext:value-type="float">
            <text:p>10.183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5" calcext:value-type="float">
            <text:p>18012005</text:p>
          </table:table-cell>
          <table:table-cell office:value-type="float" office:value="621.2556" calcext:value-type="float">
            <text:p>621.2556</text:p>
          </table:table-cell>
          <table:table-cell office:value-type="float" office:value="13287.36" calcext:value-type="float">
            <text:p>13287.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997427" calcext:value-type="float">
            <text:p>-3.997427</text:p>
          </table:table-cell>
          <table:table-cell office:value-type="float" office:value="6.777959" calcext:value-type="float">
            <text:p>6.777959</text:p>
          </table:table-cell>
          <table:table-cell office:value-type="float" office:value="0" calcext:value-type="float">
            <text:p>0</text:p>
          </table:table-cell>
          <table:table-cell office:value-type="float" office:value="135.108" calcext:value-type="float">
            <text:p>135.108</text:p>
          </table:table-cell>
          <table:table-cell office:value-type="float" office:value="90.28209" calcext:value-type="float">
            <text:p>90.28209</text:p>
          </table:table-cell>
          <table:table-cell office:value-type="float" office:value="0.004657732" calcext:value-type="float">
            <text:p>0.004657732</text:p>
          </table:table-cell>
          <table:table-cell office:value-type="float" office:value="0" calcext:value-type="float">
            <text:p>0</text:p>
          </table:table-cell>
          <table:table-cell office:value-type="float" office:value="0.0000006010074" calcext:value-type="float">
            <text:p>6.010074E-07</text:p>
          </table:table-cell>
          <table:table-cell office:value-type="float" office:value="0" calcext:value-type="float">
            <text:p>0</text:p>
          </table:table-cell>
          <table:table-cell office:value-type="float" office:value="-0.01847818" calcext:value-type="float">
            <text:p>-0.01847818</text:p>
          </table:table-cell>
          <table:table-cell office:value-type="float" office:value="370" calcext:value-type="float">
            <text:p>370</text:p>
          </table:table-cell>
          <table:table-cell office:value-type="float" office:value="-3.974292" calcext:value-type="float">
            <text:p>-3.974292</text:p>
          </table:table-cell>
          <table:table-cell office:value-type="float" office:value="0" calcext:value-type="float">
            <text:p>0</text:p>
          </table:table-cell>
          <table:table-cell office:value-type="float" office:value="395.9644" calcext:value-type="float">
            <text:p>395.9644</text:p>
          </table:table-cell>
          <table:table-cell office:value-type="float" office:value="1296.06" calcext:value-type="float">
            <text:p>1296.06</text:p>
          </table:table-cell>
          <table:table-cell office:value-type="float" office:value="1602.497" calcext:value-type="float">
            <text:p>1602.497</text:p>
          </table:table-cell>
          <table:table-cell office:value-type="float" office:value="1279.394" calcext:value-type="float">
            <text:p>1279.394</text:p>
          </table:table-cell>
          <table:table-cell office:value-type="float" office:value="765.5971" calcext:value-type="float">
            <text:p>765.5971</text:p>
          </table:table-cell>
          <table:table-cell office:value-type="float" office:value="1103.99" calcext:value-type="float">
            <text:p>1103.99</text:p>
          </table:table-cell>
          <table:table-cell office:value-type="float" office:value="417.8803" calcext:value-type="float">
            <text:p>417.8803</text:p>
          </table:table-cell>
          <table:table-cell office:value-type="float" office:value="1851.927" calcext:value-type="float">
            <text:p>1851.927</text:p>
          </table:table-cell>
          <table:table-cell office:value-type="float" office:value="2087.477" calcext:value-type="float">
            <text:p>2087.477</text:p>
          </table:table-cell>
          <table:table-cell office:value-type="float" office:value="1670.399" calcext:value-type="float">
            <text:p>1670.399</text:p>
          </table:table-cell>
          <table:table-cell office:value-type="float" office:value="585.5964" calcext:value-type="float">
            <text:p>585.5964</text:p>
          </table:table-cell>
          <table:table-cell office:value-type="float" office:value="583.0927" calcext:value-type="float">
            <text:p>583.0927</text:p>
          </table:table-cell>
          <table:table-cell office:value-type="float" office:value="142.7742" calcext:value-type="float">
            <text:p>142.7742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190158" calcext:value-type="float">
            <text:p>-1.190158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533963" calcext:value-type="float">
            <text:p>-2.533963</text:p>
          </table:table-cell>
          <table:table-cell office:value-type="float" office:value="0" calcext:value-type="float">
            <text:p>0</text:p>
          </table:table-cell>
          <table:table-cell office:value-type="float" office:value="10.12585" calcext:value-type="float">
            <text:p>10.12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5" calcext:value-type="float">
            <text:p>19012005</text:p>
          </table:table-cell>
          <table:table-cell office:value-type="float" office:value="620.892" calcext:value-type="float">
            <text:p>620.892</text:p>
          </table:table-cell>
          <table:table-cell office:value-type="float" office:value="13287.44" calcext:value-type="float">
            <text:p>1328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333687" calcext:value-type="float">
            <text:p>-4.333687</text:p>
          </table:table-cell>
          <table:table-cell office:value-type="float" office:value="7.716718" calcext:value-type="float">
            <text:p>7.716718</text:p>
          </table:table-cell>
          <table:table-cell office:value-type="float" office:value="0" calcext:value-type="float">
            <text:p>0</text:p>
          </table:table-cell>
          <table:table-cell office:value-type="float" office:value="135.0054" calcext:value-type="float">
            <text:p>135.0054</text:p>
          </table:table-cell>
          <table:table-cell office:value-type="float" office:value="90.03061" calcext:value-type="float">
            <text:p>90.03061</text:p>
          </table:table-cell>
          <table:table-cell office:value-type="float" office:value="0.004977835" calcext:value-type="float">
            <text:p>0.004977835</text:p>
          </table:table-cell>
          <table:table-cell office:value-type="float" office:value="0" calcext:value-type="float">
            <text:p>0</text:p>
          </table:table-cell>
          <table:table-cell office:value-type="float" office:value="0.0000006010074" calcext:value-type="float">
            <text:p>6.010074E-07</text:p>
          </table:table-cell>
          <table:table-cell office:value-type="float" office:value="0" calcext:value-type="float">
            <text:p>0</text:p>
          </table:table-cell>
          <table:table-cell office:value-type="float" office:value="-0.01847818" calcext:value-type="float">
            <text:p>-0.01847818</text:p>
          </table:table-cell>
          <table:table-cell office:value-type="float" office:value="370" calcext:value-type="float">
            <text:p>370</text:p>
          </table:table-cell>
          <table:table-cell office:value-type="float" office:value="-4.310232" calcext:value-type="float">
            <text:p>-4.310232</text:p>
          </table:table-cell>
          <table:table-cell office:value-type="float" office:value="0" calcext:value-type="float">
            <text:p>0</text:p>
          </table:table-cell>
          <table:table-cell office:value-type="float" office:value="396.0292" calcext:value-type="float">
            <text:p>396.0292</text:p>
          </table:table-cell>
          <table:table-cell office:value-type="float" office:value="1296.027" calcext:value-type="float">
            <text:p>1296.027</text:p>
          </table:table-cell>
          <table:table-cell office:value-type="float" office:value="1602.467" calcext:value-type="float">
            <text:p>1602.467</text:p>
          </table:table-cell>
          <table:table-cell office:value-type="float" office:value="1279.39" calcext:value-type="float">
            <text:p>1279.39</text:p>
          </table:table-cell>
          <table:table-cell office:value-type="float" office:value="765.5936" calcext:value-type="float">
            <text:p>765.5936</text:p>
          </table:table-cell>
          <table:table-cell office:value-type="float" office:value="1103.988" calcext:value-type="float">
            <text:p>1103.988</text:p>
          </table:table-cell>
          <table:table-cell office:value-type="float" office:value="417.8788" calcext:value-type="float">
            <text:p>417.8788</text:p>
          </table:table-cell>
          <table:table-cell office:value-type="float" office:value="1851.923" calcext:value-type="float">
            <text:p>1851.923</text:p>
          </table:table-cell>
          <table:table-cell office:value-type="float" office:value="2087.472" calcext:value-type="float">
            <text:p>2087.472</text:p>
          </table:table-cell>
          <table:table-cell office:value-type="float" office:value="1670.394" calcext:value-type="float">
            <text:p>1670.394</text:p>
          </table:table-cell>
          <table:table-cell office:value-type="float" office:value="585.5944" calcext:value-type="float">
            <text:p>585.5944</text:p>
          </table:table-cell>
          <table:table-cell office:value-type="float" office:value="583.0814" calcext:value-type="float">
            <text:p>583.0814</text:p>
          </table:table-cell>
          <table:table-cell office:value-type="float" office:value="142.7742" calcext:value-type="float">
            <text:p>142.7742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1573643" calcext:value-type="float">
            <text:p>-1.573643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.816058" calcext:value-type="float">
            <text:p>-2.816058</text:p>
          </table:table-cell>
          <table:table-cell office:value-type="float" office:value="0" calcext:value-type="float">
            <text:p>0</text:p>
          </table:table-cell>
          <table:table-cell office:value-type="float" office:value="10.072" calcext:value-type="float">
            <text:p>10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5" calcext:value-type="float">
            <text:p>20012005</text:p>
          </table:table-cell>
          <table:table-cell office:value-type="float" office:value="620.5166" calcext:value-type="float">
            <text:p>620.5166</text:p>
          </table:table-cell>
          <table:table-cell office:value-type="float" office:value="13287.5" calcext:value-type="float">
            <text:p>13287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682339" calcext:value-type="float">
            <text:p>-4.682339</text:p>
          </table:table-cell>
          <table:table-cell office:value-type="float" office:value="8.846189" calcext:value-type="float">
            <text:p>8.846189</text:p>
          </table:table-cell>
          <table:table-cell office:value-type="float" office:value="0" calcext:value-type="float">
            <text:p>0</text:p>
          </table:table-cell>
          <table:table-cell office:value-type="float" office:value="134.8651" calcext:value-type="float">
            <text:p>134.8651</text:p>
          </table:table-cell>
          <table:table-cell office:value-type="float" office:value="89.81384" calcext:value-type="float">
            <text:p>89.81384</text:p>
          </table:table-cell>
          <table:table-cell office:value-type="float" office:value="0.005366965" calcext:value-type="float">
            <text:p>0.005366965</text:p>
          </table:table-cell>
          <table:table-cell office:value-type="float" office:value="0" calcext:value-type="float">
            <text:p>0</text:p>
          </table:table-cell>
          <table:table-cell office:value-type="float" office:value="0.0000006010074" calcext:value-type="float">
            <text:p>6.010074E-07</text:p>
          </table:table-cell>
          <table:table-cell office:value-type="float" office:value="0" calcext:value-type="float">
            <text:p>0</text:p>
          </table:table-cell>
          <table:table-cell office:value-type="float" office:value="-0.01847818" calcext:value-type="float">
            <text:p>-0.01847818</text:p>
          </table:table-cell>
          <table:table-cell office:value-type="float" office:value="370" calcext:value-type="float">
            <text:p>370</text:p>
          </table:table-cell>
          <table:table-cell office:value-type="float" office:value="-4.658494" calcext:value-type="float">
            <text:p>-4.658494</text:p>
          </table:table-cell>
          <table:table-cell office:value-type="float" office:value="0" calcext:value-type="float">
            <text:p>0</text:p>
          </table:table-cell>
          <table:table-cell office:value-type="float" office:value="396.0737" calcext:value-type="float">
            <text:p>396.0737</text:p>
          </table:table-cell>
          <table:table-cell office:value-type="float" office:value="1295.974" calcext:value-type="float">
            <text:p>1295.974</text:p>
          </table:table-cell>
          <table:table-cell office:value-type="float" office:value="1602.426" calcext:value-type="float">
            <text:p>1602.426</text:p>
          </table:table-cell>
          <table:table-cell office:value-type="float" office:value="1279.384" calcext:value-type="float">
            <text:p>1279.384</text:p>
          </table:table-cell>
          <table:table-cell office:value-type="float" office:value="765.5891" calcext:value-type="float">
            <text:p>765.5891</text:p>
          </table:table-cell>
          <table:table-cell office:value-type="float" office:value="1103.985" calcext:value-type="float">
            <text:p>1103.985</text:p>
          </table:table-cell>
          <table:table-cell office:value-type="float" office:value="417.877" calcext:value-type="float">
            <text:p>417.877</text:p>
          </table:table-cell>
          <table:table-cell office:value-type="float" office:value="1851.918" calcext:value-type="float">
            <text:p>1851.918</text:p>
          </table:table-cell>
          <table:table-cell office:value-type="float" office:value="2087.467" calcext:value-type="float">
            <text:p>2087.467</text:p>
          </table:table-cell>
          <table:table-cell office:value-type="float" office:value="1670.39" calcext:value-type="float">
            <text:p>1670.39</text:p>
          </table:table-cell>
          <table:table-cell office:value-type="float" office:value="585.5925" calcext:value-type="float">
            <text:p>585.5925</text:p>
          </table:table-cell>
          <table:table-cell office:value-type="float" office:value="583.0703" calcext:value-type="float">
            <text:p>583.0703</text:p>
          </table:table-cell>
          <table:table-cell office:value-type="float" office:value="142.7742" calcext:value-type="float">
            <text:p>142.7742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6077417" calcext:value-type="float">
            <text:p>-6.077417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112079" calcext:value-type="float">
            <text:p>-3.112079</text:p>
          </table:table-cell>
          <table:table-cell office:value-type="float" office:value="0" calcext:value-type="float">
            <text:p>0</text:p>
          </table:table-cell>
          <table:table-cell office:value-type="float" office:value="10.01975" calcext:value-type="float">
            <text:p>10.01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5" calcext:value-type="float">
            <text:p>21012005</text:p>
          </table:table-cell>
          <table:table-cell office:value-type="float" office:value="620.2993" calcext:value-type="float">
            <text:p>620.2993</text:p>
          </table:table-cell>
          <table:table-cell office:value-type="float" office:value="13287.54" calcext:value-type="float">
            <text:p>13287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.905658" calcext:value-type="float">
            <text:p>-4.905658</text:p>
          </table:table-cell>
          <table:table-cell office:value-type="float" office:value="9.427243" calcext:value-type="float">
            <text:p>9.427243</text:p>
          </table:table-cell>
          <table:table-cell office:value-type="float" office:value="0" calcext:value-type="float">
            <text:p>0</text:p>
          </table:table-cell>
          <table:table-cell office:value-type="float" office:value="134.7225" calcext:value-type="float">
            <text:p>134.7225</text:p>
          </table:table-cell>
          <table:table-cell office:value-type="float" office:value="89.72971" calcext:value-type="float">
            <text:p>89.72971</text:p>
          </table:table-cell>
          <table:table-cell office:value-type="float" office:value="0.005745322" calcext:value-type="float">
            <text:p>0.005745322</text:p>
          </table:table-cell>
          <table:table-cell office:value-type="float" office:value="0" calcext:value-type="float">
            <text:p>0</text:p>
          </table:table-cell>
          <table:table-cell office:value-type="float" office:value="0.000000602127" calcext:value-type="float">
            <text:p>6.02127E-07</text:p>
          </table:table-cell>
          <table:table-cell office:value-type="float" office:value="0" calcext:value-type="float">
            <text:p>0</text:p>
          </table:table-cell>
          <table:table-cell office:value-type="float" office:value="-0.01847818" calcext:value-type="float">
            <text:p>-0.01847818</text:p>
          </table:table-cell>
          <table:table-cell office:value-type="float" office:value="370" calcext:value-type="float">
            <text:p>370</text:p>
          </table:table-cell>
          <table:table-cell office:value-type="float" office:value="-4.881435" calcext:value-type="float">
            <text:p>-4.881435</text:p>
          </table:table-cell>
          <table:table-cell office:value-type="float" office:value="0" calcext:value-type="float">
            <text:p>0</text:p>
          </table:table-cell>
          <table:table-cell office:value-type="float" office:value="396.1104" calcext:value-type="float">
            <text:p>396.1104</text:p>
          </table:table-cell>
          <table:table-cell office:value-type="float" office:value="1295.934" calcext:value-type="float">
            <text:p>1295.934</text:p>
          </table:table-cell>
          <table:table-cell office:value-type="float" office:value="1602.38" calcext:value-type="float">
            <text:p>1602.38</text:p>
          </table:table-cell>
          <table:table-cell office:value-type="float" office:value="1279.377" calcext:value-type="float">
            <text:p>1279.377</text:p>
          </table:table-cell>
          <table:table-cell office:value-type="float" office:value="765.584" calcext:value-type="float">
            <text:p>765.584</text:p>
          </table:table-cell>
          <table:table-cell office:value-type="float" office:value="1103.982" calcext:value-type="float">
            <text:p>1103.982</text:p>
          </table:table-cell>
          <table:table-cell office:value-type="float" office:value="417.8751" calcext:value-type="float">
            <text:p>417.8751</text:p>
          </table:table-cell>
          <table:table-cell office:value-type="float" office:value="1851.914" calcext:value-type="float">
            <text:p>1851.914</text:p>
          </table:table-cell>
          <table:table-cell office:value-type="float" office:value="2087.462" calcext:value-type="float">
            <text:p>2087.462</text:p>
          </table:table-cell>
          <table:table-cell office:value-type="float" office:value="1670.385" calcext:value-type="float">
            <text:p>1670.385</text:p>
          </table:table-cell>
          <table:table-cell office:value-type="float" office:value="585.5906" calcext:value-type="float">
            <text:p>585.5906</text:p>
          </table:table-cell>
          <table:table-cell office:value-type="float" office:value="583.0594" calcext:value-type="float">
            <text:p>583.0594</text:p>
          </table:table-cell>
          <table:table-cell office:value-type="float" office:value="142.7742" calcext:value-type="float">
            <text:p>142.7742</text:p>
          </table:table-cell>
          <table:table-cell office:value-type="float" office:value="35.68549" calcext:value-type="float">
            <text:p>35.68549</text:p>
          </table:table-cell>
          <table:table-cell office:value-type="float" office:value="0" calcext:value-type="float">
            <text:p>0</text:p>
          </table:table-cell>
          <table:table-cell office:value-type="float" office:value="-0.000000005775095" calcext:value-type="float">
            <text:p>-5.775095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279546" calcext:value-type="float">
            <text:p>-3.279546</text:p>
          </table:table-cell>
          <table:table-cell office:value-type="float" office:value="0" calcext:value-type="float">
            <text:p>0</text:p>
          </table:table-cell>
          <table:table-cell office:value-type="float" office:value="9.964262" calcext:value-type="float">
            <text:p>9.9642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5" calcext:value-type="float">
            <text:p>22012005</text:p>
          </table:table-cell>
          <table:table-cell office:value-type="float" office:value="620.1299" calcext:value-type="float">
            <text:p>620.1299</text:p>
          </table:table-cell>
          <table:table-cell office:value-type="float" office:value="13287.58" calcext:value-type="float">
            <text:p>13287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103379" calcext:value-type="float">
            <text:p>-5.103379</text:p>
          </table:table-cell>
          <table:table-cell office:value-type="float" office:value="10.77761" calcext:value-type="float">
            <text:p>10.77761</text:p>
          </table:table-cell>
          <table:table-cell office:value-type="float" office:value="0" calcext:value-type="float">
            <text:p>0</text:p>
          </table:table-cell>
          <table:table-cell office:value-type="float" office:value="134.6267" calcext:value-type="float">
            <text:p>134.6267</text:p>
          </table:table-cell>
          <table:table-cell office:value-type="float" office:value="89.66486" calcext:value-type="float">
            <text:p>89.66486</text:p>
          </table:table-cell>
          <table:table-cell office:value-type="float" office:value="0.006063896" calcext:value-type="float">
            <text:p>0.006063896</text:p>
          </table:table-cell>
          <table:table-cell office:value-type="float" office:value="0" calcext:value-type="float">
            <text:p>0</text:p>
          </table:table-cell>
          <table:table-cell office:value-type="float" office:value="0.000000602127" calcext:value-type="float">
            <text:p>6.02127E-07</text:p>
          </table:table-cell>
          <table:table-cell office:value-type="float" office:value="0" calcext:value-type="float">
            <text:p>0</text:p>
          </table:table-cell>
          <table:table-cell office:value-type="float" office:value="-0.01847818" calcext:value-type="float">
            <text:p>-0.01847818</text:p>
          </table:table-cell>
          <table:table-cell office:value-type="float" office:value="370" calcext:value-type="float">
            <text:p>370</text:p>
          </table:table-cell>
          <table:table-cell office:value-type="float" office:value="-5.078837" calcext:value-type="float">
            <text:p>-5.078837</text:p>
          </table:table-cell>
          <table:table-cell office:value-type="float" office:value="0" calcext:value-type="float">
            <text:p>0</text:p>
          </table:table-cell>
          <table:table-cell office:value-type="float" office:value="396.133" calcext:value-type="float">
            <text:p>396.133</text:p>
          </table:table-cell>
          <table:table-cell office:value-type="float" office:value="1295.912" calcext:value-type="float">
            <text:p>1295.912</text:p>
          </table:table-cell>
          <table:table-cell office:value-type="float" office:value="1602.348" calcext:value-type="float">
            <text:p>1602.348</text:p>
          </table:table-cell>
          <table:table-cell office:value-type="float" office:value="1279.371" calcext:value-type="float">
            <text:p>1279.371</text:p>
          </table:table-cell>
          <table:table-cell office:value-type="float" office:value="765.579" calcext:value-type="float">
            <text:p>765.579</text:p>
          </table:table-cell>
          <table:table-cell office:value-type="float" office:value="1103.978" calcext:value-type="float">
            <text:p>1103.978</text:p>
          </table:table-cell>
          <table:table-cell office:value-type="float" office:value="417.873" calcext:value-type="float">
            <text:p>417.873</text:p>
          </table:table-cell>
          <table:table-cell office:value-type="float" office:value="1851.91" calcext:value-type="float">
            <text:p>1851.91</text:p>
          </table:table-cell>
          <table:table-cell office:value-type="float" office:value="2087.457" calcext:value-type="float">
            <text:p>2087.457</text:p>
          </table:table-cell>
          <table:table-cell office:value-type="float" office:value="1670.381" calcext:value-type="float">
            <text:p>1670.381</text:p>
          </table:table-cell>
          <table:table-cell office:value-type="float" office:value="585.5887" calcext:value-type="float">
            <text:p>585.5887</text:p>
          </table:table-cell>
          <table:table-cell office:value-type="float" office:value="583.0487" calcext:value-type="float">
            <text:p>583.0487</text:p>
          </table:table-cell>
          <table:table-cell office:value-type="float" office:value="142.7742" calcext:value-type="float">
            <text:p>142.7742</text:p>
          </table:table-cell>
          <table:table-cell office:value-type="float" office:value="35.68548" calcext:value-type="float">
            <text:p>35.6854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5264067" calcext:value-type="float">
            <text:p>-5.264067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415008" calcext:value-type="float">
            <text:p>-3.415008</text:p>
          </table:table-cell>
          <table:table-cell office:value-type="float" office:value="0" calcext:value-type="float">
            <text:p>0</text:p>
          </table:table-cell>
          <table:table-cell office:value-type="float" office:value="9.902305" calcext:value-type="float">
            <text:p>9.9023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5" calcext:value-type="float">
            <text:p>23012005</text:p>
          </table:table-cell>
          <table:table-cell office:value-type="float" office:value="619.9785" calcext:value-type="float">
            <text:p>619.9785</text:p>
          </table:table-cell>
          <table:table-cell office:value-type="float" office:value="13287.6" calcext:value-type="float">
            <text:p>13287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77386" calcext:value-type="float">
            <text:p>-5.277386</text:p>
          </table:table-cell>
          <table:table-cell office:value-type="float" office:value="10.56182" calcext:value-type="float">
            <text:p>10.56182</text:p>
          </table:table-cell>
          <table:table-cell office:value-type="float" office:value="0" calcext:value-type="float">
            <text:p>0</text:p>
          </table:table-cell>
          <table:table-cell office:value-type="float" office:value="134.5027" calcext:value-type="float">
            <text:p>134.5027</text:p>
          </table:table-cell>
          <table:table-cell office:value-type="float" office:value="89.60706" calcext:value-type="float">
            <text:p>89.60706</text:p>
          </table:table-cell>
          <table:table-cell office:value-type="float" office:value="0.006316441" calcext:value-type="float">
            <text:p>0.006316441</text:p>
          </table:table-cell>
          <table:table-cell office:value-type="float" office:value="0" calcext:value-type="float">
            <text:p>0</text:p>
          </table:table-cell>
          <table:table-cell office:value-type="float" office:value="0.000000602127" calcext:value-type="float">
            <text:p>6.02127E-07</text:p>
          </table:table-cell>
          <table:table-cell office:value-type="float" office:value="0" calcext:value-type="float">
            <text:p>0</text:p>
          </table:table-cell>
          <table:table-cell office:value-type="float" office:value="-0.01847818" calcext:value-type="float">
            <text:p>-0.01847818</text:p>
          </table:table-cell>
          <table:table-cell office:value-type="float" office:value="370" calcext:value-type="float">
            <text:p>370</text:p>
          </table:table-cell>
          <table:table-cell office:value-type="float" office:value="-5.252591" calcext:value-type="float">
            <text:p>-5.252591</text:p>
          </table:table-cell>
          <table:table-cell office:value-type="float" office:value="0" calcext:value-type="float">
            <text:p>0</text:p>
          </table:table-cell>
          <table:table-cell office:value-type="float" office:value="396.1528" calcext:value-type="float">
            <text:p>396.1528</text:p>
          </table:table-cell>
          <table:table-cell office:value-type="float" office:value="1295.888" calcext:value-type="float">
            <text:p>1295.888</text:p>
          </table:table-cell>
          <table:table-cell office:value-type="float" office:value="1602.325" calcext:value-type="float">
            <text:p>1602.325</text:p>
          </table:table-cell>
          <table:table-cell office:value-type="float" office:value="1279.367" calcext:value-type="float">
            <text:p>1279.367</text:p>
          </table:table-cell>
          <table:table-cell office:value-type="float" office:value="765.575" calcext:value-type="float">
            <text:p>765.575</text:p>
          </table:table-cell>
          <table:table-cell office:value-type="float" office:value="1103.975" calcext:value-type="float">
            <text:p>1103.975</text:p>
          </table:table-cell>
          <table:table-cell office:value-type="float" office:value="417.8709" calcext:value-type="float">
            <text:p>417.8709</text:p>
          </table:table-cell>
          <table:table-cell office:value-type="float" office:value="1851.905" calcext:value-type="float">
            <text:p>1851.905</text:p>
          </table:table-cell>
          <table:table-cell office:value-type="float" office:value="2087.453" calcext:value-type="float">
            <text:p>2087.453</text:p>
          </table:table-cell>
          <table:table-cell office:value-type="float" office:value="1670.376" calcext:value-type="float">
            <text:p>1670.376</text:p>
          </table:table-cell>
          <table:table-cell office:value-type="float" office:value="585.587" calcext:value-type="float">
            <text:p>585.587</text:p>
          </table:table-cell>
          <table:table-cell office:value-type="float" office:value="583.0383" calcext:value-type="float">
            <text:p>583.0383</text:p>
          </table:table-cell>
          <table:table-cell office:value-type="float" office:value="142.7742" calcext:value-type="float">
            <text:p>142.7742</text:p>
          </table:table-cell>
          <table:table-cell office:value-type="float" office:value="35.68548" calcext:value-type="float">
            <text:p>35.68548</text:p>
          </table:table-cell>
          <table:table-cell office:value-type="float" office:value="0" calcext:value-type="float">
            <text:p>0</text:p>
          </table:table-cell>
          <table:table-cell office:value-type="float" office:value="-0.000000005172628" calcext:value-type="float">
            <text:p>-5.172628E-0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533546" calcext:value-type="float">
            <text:p>-3.533546</text:p>
          </table:table-cell>
          <table:table-cell office:value-type="float" office:value="0" calcext:value-type="float">
            <text:p>0</text:p>
          </table:table-cell>
          <table:table-cell office:value-type="float" office:value="9.847074" calcext:value-type="float">
            <text:p>9.8470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5" calcext:value-type="float">
            <text:p>24012005</text:p>
          </table:table-cell>
          <table:table-cell office:value-type="float" office:value="619.7053" calcext:value-type="float">
            <text:p>619.7053</text:p>
          </table:table-cell>
          <table:table-cell office:value-type="float" office:value="13287.67" calcext:value-type="float">
            <text:p>13287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695725" calcext:value-type="float">
            <text:p>-5.695725</text:p>
          </table:table-cell>
          <table:table-cell office:value-type="float" office:value="10.49152" calcext:value-type="float">
            <text:p>10.49152</text:p>
          </table:table-cell>
          <table:table-cell office:value-type="float" office:value="0" calcext:value-type="float">
            <text:p>0</text:p>
          </table:table-cell>
          <table:table-cell office:value-type="float" office:value="134.126" calcext:value-type="float">
            <text:p>134.126</text:p>
          </table:table-cell>
          <table:table-cell office:value-type="float" office:value="89.46946" calcext:value-type="float">
            <text:p>89.46946</text:p>
          </table:table-cell>
          <table:table-cell office:value-type="float" office:value="0.006630143" calcext:value-type="float">
            <text:p>0.006630143</text:p>
          </table:table-cell>
          <table:table-cell office:value-type="float" office:value="0" calcext:value-type="float">
            <text:p>0</text:p>
          </table:table-cell>
          <table:table-cell office:value-type="float" office:value="0.000000602127" calcext:value-type="float">
            <text:p>6.02127E-07</text:p>
          </table:table-cell>
          <table:table-cell office:value-type="float" office:value="0" calcext:value-type="float">
            <text:p>0</text:p>
          </table:table-cell>
          <table:table-cell office:value-type="float" office:value="-0.02174684" calcext:value-type="float">
            <text:p>-0.02174684</text:p>
          </table:table-cell>
          <table:table-cell office:value-type="float" office:value="370" calcext:value-type="float">
            <text:p>370</text:p>
          </table:table-cell>
          <table:table-cell office:value-type="float" office:value="-5.667349" calcext:value-type="float">
            <text:p>-5.667349</text:p>
          </table:table-cell>
          <table:table-cell office:value-type="float" office:value="0" calcext:value-type="float">
            <text:p>0</text:p>
          </table:table-cell>
          <table:table-cell office:value-type="float" office:value="396.2129" calcext:value-type="float">
            <text:p>396.2129</text:p>
          </table:table-cell>
          <table:table-cell office:value-type="float" office:value="1295.837" calcext:value-type="float">
            <text:p>1295.837</text:p>
          </table:table-cell>
          <table:table-cell office:value-type="float" office:value="1602.292" calcext:value-type="float">
            <text:p>1602.292</text:p>
          </table:table-cell>
          <table:table-cell office:value-type="float" office:value="1279.361" calcext:value-type="float">
            <text:p>1279.361</text:p>
          </table:table-cell>
          <table:table-cell office:value-type="float" office:value="765.5706" calcext:value-type="float">
            <text:p>765.5706</text:p>
          </table:table-cell>
          <table:table-cell office:value-type="float" office:value="1103.972" calcext:value-type="float">
            <text:p>1103.972</text:p>
          </table:table-cell>
          <table:table-cell office:value-type="float" office:value="417.8689" calcext:value-type="float">
            <text:p>417.8689</text:p>
          </table:table-cell>
          <table:table-cell office:value-type="float" office:value="1851.901" calcext:value-type="float">
            <text:p>1851.901</text:p>
          </table:table-cell>
          <table:table-cell office:value-type="float" office:value="2087.449" calcext:value-type="float">
            <text:p>2087.449</text:p>
          </table:table-cell>
          <table:table-cell office:value-type="float" office:value="1670.372" calcext:value-type="float">
            <text:p>1670.372</text:p>
          </table:table-cell>
          <table:table-cell office:value-type="float" office:value="585.5852" calcext:value-type="float">
            <text:p>585.5852</text:p>
          </table:table-cell>
          <table:table-cell office:value-type="float" office:value="583.028" calcext:value-type="float">
            <text:p>583.028</text:p>
          </table:table-cell>
          <table:table-cell office:value-type="float" office:value="142.7742" calcext:value-type="float">
            <text:p>142.7742</text:p>
          </table:table-cell>
          <table:table-cell office:value-type="float" office:value="35.68548" calcext:value-type="float">
            <text:p>35.68548</text:p>
          </table:table-cell>
          <table:table-cell office:value-type="float" office:value="0" calcext:value-type="float">
            <text:p>0</text:p>
          </table:table-cell>
          <table:table-cell office:value-type="float" office:value="-0.00000009213469" calcext:value-type="float">
            <text:p>-9.213469E-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722724" calcext:value-type="float">
            <text:p>-3.722724</text:p>
          </table:table-cell>
          <table:table-cell office:value-type="float" office:value="0" calcext:value-type="float">
            <text:p>0</text:p>
          </table:table-cell>
          <table:table-cell office:value-type="float" office:value="9.62148" calcext:value-type="float">
            <text:p>9.62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5" calcext:value-type="float">
            <text:p>25012005</text:p>
          </table:table-cell>
          <table:table-cell office:value-type="float" office:value="619.3217" calcext:value-type="float">
            <text:p>619.3217</text:p>
          </table:table-cell>
          <table:table-cell office:value-type="float" office:value="13287.77" calcext:value-type="float">
            <text:p>13287.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027048" calcext:value-type="float">
            <text:p>-6.027048</text:p>
          </table:table-cell>
          <table:table-cell office:value-type="float" office:value="10.97094" calcext:value-type="float">
            <text:p>10.97094</text:p>
          </table:table-cell>
          <table:table-cell office:value-type="float" office:value="0" calcext:value-type="float">
            <text:p>0</text:p>
          </table:table-cell>
          <table:table-cell office:value-type="float" office:value="133.6603" calcext:value-type="float">
            <text:p>133.6603</text:p>
          </table:table-cell>
          <table:table-cell office:value-type="float" office:value="89.28122" calcext:value-type="float">
            <text:p>89.28122</text:p>
          </table:table-cell>
          <table:table-cell office:value-type="float" office:value="0.007034908" calcext:value-type="float">
            <text:p>0.007034908</text:p>
          </table:table-cell>
          <table:table-cell office:value-type="float" office:value="0" calcext:value-type="float">
            <text:p>0</text:p>
          </table:table-cell>
          <table:table-cell office:value-type="float" office:value="0.000000602127" calcext:value-type="float">
            <text:p>6.02127E-07</text:p>
          </table:table-cell>
          <table:table-cell office:value-type="float" office:value="0" calcext:value-type="float">
            <text:p>0</text:p>
          </table:table-cell>
          <table:table-cell office:value-type="float" office:value="-0.02622111" calcext:value-type="float">
            <text:p>-0.02622111</text:p>
          </table:table-cell>
          <table:table-cell office:value-type="float" office:value="370" calcext:value-type="float">
            <text:p>370</text:p>
          </table:table-cell>
          <table:table-cell office:value-type="float" office:value="-5.993792" calcext:value-type="float">
            <text:p>-5.993792</text:p>
          </table:table-cell>
          <table:table-cell office:value-type="float" office:value="0" calcext:value-type="float">
            <text:p>0</text:p>
          </table:table-cell>
          <table:table-cell office:value-type="float" office:value="396.2919" calcext:value-type="float">
            <text:p>396.2919</text:p>
          </table:table-cell>
          <table:table-cell office:value-type="float" office:value="1295.754" calcext:value-type="float">
            <text:p>1295.754</text:p>
          </table:table-cell>
          <table:table-cell office:value-type="float" office:value="1602.24" calcext:value-type="float">
            <text:p>1602.24</text:p>
          </table:table-cell>
          <table:table-cell office:value-type="float" office:value="1279.355" calcext:value-type="float">
            <text:p>1279.355</text:p>
          </table:table-cell>
          <table:table-cell office:value-type="float" office:value="765.5654" calcext:value-type="float">
            <text:p>765.5654</text:p>
          </table:table-cell>
          <table:table-cell office:value-type="float" office:value="1103.968" calcext:value-type="float">
            <text:p>1103.968</text:p>
          </table:table-cell>
          <table:table-cell office:value-type="float" office:value="417.8669" calcext:value-type="float">
            <text:p>417.8669</text:p>
          </table:table-cell>
          <table:table-cell office:value-type="float" office:value="1851.896" calcext:value-type="float">
            <text:p>1851.896</text:p>
          </table:table-cell>
          <table:table-cell office:value-type="float" office:value="2087.445" calcext:value-type="float">
            <text:p>2087.445</text:p>
          </table:table-cell>
          <table:table-cell office:value-type="float" office:value="1670.368" calcext:value-type="float">
            <text:p>1670.368</text:p>
          </table:table-cell>
          <table:table-cell office:value-type="float" office:value="585.5834" calcext:value-type="float">
            <text:p>585.5834</text:p>
          </table:table-cell>
          <table:table-cell office:value-type="float" office:value="583.018" calcext:value-type="float">
            <text:p>583.018</text:p>
          </table:table-cell>
          <table:table-cell office:value-type="float" office:value="142.7741" calcext:value-type="float">
            <text:p>142.7741</text:p>
          </table:table-cell>
          <table:table-cell office:value-type="float" office:value="35.68553" calcext:value-type="float">
            <text:p>35.68553</text:p>
          </table:table-cell>
          <table:table-cell office:value-type="float" office:value="0" calcext:value-type="float">
            <text:p>0</text:p>
          </table:table-cell>
          <table:table-cell office:value-type="float" office:value="-0.0000005756319" calcext:value-type="float">
            <text:p>-5.756319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.991706" calcext:value-type="float">
            <text:p>-3.991706</text:p>
          </table:table-cell>
          <table:table-cell office:value-type="float" office:value="0" calcext:value-type="float">
            <text:p>0</text:p>
          </table:table-cell>
          <table:table-cell office:value-type="float" office:value="9.564017" calcext:value-type="float">
            <text:p>9.564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5" calcext:value-type="float">
            <text:p>26012005</text:p>
          </table:table-cell>
          <table:table-cell office:value-type="float" office:value="619.0461" calcext:value-type="float">
            <text:p>619.0461</text:p>
          </table:table-cell>
          <table:table-cell office:value-type="float" office:value="13287.82" calcext:value-type="float">
            <text:p>13287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312566" calcext:value-type="float">
            <text:p>-6.312566</text:p>
          </table:table-cell>
          <table:table-cell office:value-type="float" office:value="11.78633" calcext:value-type="float">
            <text:p>11.78633</text:p>
          </table:table-cell>
          <table:table-cell office:value-type="float" office:value="0" calcext:value-type="float">
            <text:p>0</text:p>
          </table:table-cell>
          <table:table-cell office:value-type="float" office:value="133.5298" calcext:value-type="float">
            <text:p>133.5298</text:p>
          </table:table-cell>
          <table:table-cell office:value-type="float" office:value="89.1876" calcext:value-type="float">
            <text:p>89.1876</text:p>
          </table:table-cell>
          <table:table-cell office:value-type="float" office:value="0.007480833" calcext:value-type="float">
            <text:p>0.007480833</text:p>
          </table:table-cell>
          <table:table-cell office:value-type="float" office:value="0" calcext:value-type="float">
            <text:p>0</text:p>
          </table:table-cell>
          <table:table-cell office:value-type="float" office:value="0.000000602127" calcext:value-type="float">
            <text:p>6.02127E-07</text:p>
          </table:table-cell>
          <table:table-cell office:value-type="float" office:value="0" calcext:value-type="float">
            <text:p>0</text:p>
          </table:table-cell>
          <table:table-cell office:value-type="float" office:value="-0.03021109" calcext:value-type="float">
            <text:p>-0.03021109</text:p>
          </table:table-cell>
          <table:table-cell office:value-type="float" office:value="370" calcext:value-type="float">
            <text:p>370</text:p>
          </table:table-cell>
          <table:table-cell office:value-type="float" office:value="-6.274875" calcext:value-type="float">
            <text:p>-6.274875</text:p>
          </table:table-cell>
          <table:table-cell office:value-type="float" office:value="0" calcext:value-type="float">
            <text:p>0</text:p>
          </table:table-cell>
          <table:table-cell office:value-type="float" office:value="396.3298" calcext:value-type="float">
            <text:p>396.3298</text:p>
          </table:table-cell>
          <table:table-cell office:value-type="float" office:value="1295.682" calcext:value-type="float">
            <text:p>1295.682</text:p>
          </table:table-cell>
          <table:table-cell office:value-type="float" office:value="1602.181" calcext:value-type="float">
            <text:p>1602.181</text:p>
          </table:table-cell>
          <table:table-cell office:value-type="float" office:value="1279.349" calcext:value-type="float">
            <text:p>1279.349</text:p>
          </table:table-cell>
          <table:table-cell office:value-type="float" office:value="765.5594" calcext:value-type="float">
            <text:p>765.5594</text:p>
          </table:table-cell>
          <table:table-cell office:value-type="float" office:value="1103.964" calcext:value-type="float">
            <text:p>1103.964</text:p>
          </table:table-cell>
          <table:table-cell office:value-type="float" office:value="417.8647" calcext:value-type="float">
            <text:p>417.8647</text:p>
          </table:table-cell>
          <table:table-cell office:value-type="float" office:value="1851.892" calcext:value-type="float">
            <text:p>1851.892</text:p>
          </table:table-cell>
          <table:table-cell office:value-type="float" office:value="2087.441" calcext:value-type="float">
            <text:p>2087.441</text:p>
          </table:table-cell>
          <table:table-cell office:value-type="float" office:value="1670.364" calcext:value-type="float">
            <text:p>1670.364</text:p>
          </table:table-cell>
          <table:table-cell office:value-type="float" office:value="585.5818" calcext:value-type="float">
            <text:p>585.5818</text:p>
          </table:table-cell>
          <table:table-cell office:value-type="float" office:value="583.0082" calcext:value-type="float">
            <text:p>583.0082</text:p>
          </table:table-cell>
          <table:table-cell office:value-type="float" office:value="142.7741" calcext:value-type="float">
            <text:p>142.7741</text:p>
          </table:table-cell>
          <table:table-cell office:value-type="float" office:value="35.68557" calcext:value-type="float">
            <text:p>35.68557</text:p>
          </table:table-cell>
          <table:table-cell office:value-type="float" office:value="0" calcext:value-type="float">
            <text:p>0</text:p>
          </table:table-cell>
          <table:table-cell office:value-type="float" office:value="-0.0000005758838" calcext:value-type="float">
            <text:p>-5.75883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209475" calcext:value-type="float">
            <text:p>-4.209475</text:p>
          </table:table-cell>
          <table:table-cell office:value-type="float" office:value="0" calcext:value-type="float">
            <text:p>0</text:p>
          </table:table-cell>
          <table:table-cell office:value-type="float" office:value="9.500738" calcext:value-type="float">
            <text:p>9.5007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5" calcext:value-type="float">
            <text:p>27012005</text:p>
          </table:table-cell>
          <table:table-cell office:value-type="float" office:value="618.85" calcext:value-type="float">
            <text:p>618.85</text:p>
          </table:table-cell>
          <table:table-cell office:value-type="float" office:value="13287.85" calcext:value-type="float">
            <text:p>13287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535792" calcext:value-type="float">
            <text:p>-6.535792</text:p>
          </table:table-cell>
          <table:table-cell office:value-type="float" office:value="12.13789" calcext:value-type="float">
            <text:p>12.13789</text:p>
          </table:table-cell>
          <table:table-cell office:value-type="float" office:value="0" calcext:value-type="float">
            <text:p>0</text:p>
          </table:table-cell>
          <table:table-cell office:value-type="float" office:value="133.406" calcext:value-type="float">
            <text:p>133.406</text:p>
          </table:table-cell>
          <table:table-cell office:value-type="float" office:value="89.1302" calcext:value-type="float">
            <text:p>89.1302</text:p>
          </table:table-cell>
          <table:table-cell office:value-type="float" office:value="0.007879171" calcext:value-type="float">
            <text:p>0.007879171</text:p>
          </table:table-cell>
          <table:table-cell office:value-type="float" office:value="0" calcext:value-type="float">
            <text:p>0</text:p>
          </table:table-cell>
          <table:table-cell office:value-type="float" office:value="0.000000602127" calcext:value-type="float">
            <text:p>6.02127E-07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6.496716" calcext:value-type="float">
            <text:p>-6.496716</text:p>
          </table:table-cell>
          <table:table-cell office:value-type="float" office:value="0" calcext:value-type="float">
            <text:p>0</text:p>
          </table:table-cell>
          <table:table-cell office:value-type="float" office:value="396.3562" calcext:value-type="float">
            <text:p>396.3562</text:p>
          </table:table-cell>
          <table:table-cell office:value-type="float" office:value="1295.645" calcext:value-type="float">
            <text:p>1295.645</text:p>
          </table:table-cell>
          <table:table-cell office:value-type="float" office:value="1602.128" calcext:value-type="float">
            <text:p>1602.128</text:p>
          </table:table-cell>
          <table:table-cell office:value-type="float" office:value="1279.341" calcext:value-type="float">
            <text:p>1279.341</text:p>
          </table:table-cell>
          <table:table-cell office:value-type="float" office:value="765.5532" calcext:value-type="float">
            <text:p>765.5532</text:p>
          </table:table-cell>
          <table:table-cell office:value-type="float" office:value="1103.96" calcext:value-type="float">
            <text:p>1103.96</text:p>
          </table:table-cell>
          <table:table-cell office:value-type="float" office:value="417.8624" calcext:value-type="float">
            <text:p>417.8624</text:p>
          </table:table-cell>
          <table:table-cell office:value-type="float" office:value="1851.887" calcext:value-type="float">
            <text:p>1851.887</text:p>
          </table:table-cell>
          <table:table-cell office:value-type="float" office:value="2087.437" calcext:value-type="float">
            <text:p>2087.437</text:p>
          </table:table-cell>
          <table:table-cell office:value-type="float" office:value="1670.36" calcext:value-type="float">
            <text:p>1670.36</text:p>
          </table:table-cell>
          <table:table-cell office:value-type="float" office:value="585.5801" calcext:value-type="float">
            <text:p>585.5801</text:p>
          </table:table-cell>
          <table:table-cell office:value-type="float" office:value="582.9985" calcext:value-type="float">
            <text:p>582.9985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005756876" calcext:value-type="float">
            <text:p>-5.75687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364576" calcext:value-type="float">
            <text:p>-4.364576</text:p>
          </table:table-cell>
          <table:table-cell office:value-type="float" office:value="0" calcext:value-type="float">
            <text:p>0</text:p>
          </table:table-cell>
          <table:table-cell office:value-type="float" office:value="9.434052" calcext:value-type="float">
            <text:p>9.434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5" calcext:value-type="float">
            <text:p>28012005</text:p>
          </table:table-cell>
          <table:table-cell office:value-type="float" office:value="618.5862" calcext:value-type="float">
            <text:p>618.5862</text:p>
          </table:table-cell>
          <table:table-cell office:value-type="float" office:value="13287.9" calcext:value-type="float">
            <text:p>1328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.795668" calcext:value-type="float">
            <text:p>-6.795668</text:p>
          </table:table-cell>
          <table:table-cell office:value-type="float" office:value="12.92215" calcext:value-type="float">
            <text:p>12.92215</text:p>
          </table:table-cell>
          <table:table-cell office:value-type="float" office:value="0" calcext:value-type="float">
            <text:p>0</text:p>
          </table:table-cell>
          <table:table-cell office:value-type="float" office:value="133.2901" calcext:value-type="float">
            <text:p>133.2901</text:p>
          </table:table-cell>
          <table:table-cell office:value-type="float" office:value="89.00144" calcext:value-type="float">
            <text:p>89.00144</text:p>
          </table:table-cell>
          <table:table-cell office:value-type="float" office:value="0.008293123" calcext:value-type="float">
            <text:p>0.008293123</text:p>
          </table:table-cell>
          <table:table-cell office:value-type="float" office:value="0" calcext:value-type="float">
            <text:p>0</text:p>
          </table:table-cell>
          <table:table-cell office:value-type="float" office:value="0.000000602127" calcext:value-type="float">
            <text:p>6.02127E-07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6.756178" calcext:value-type="float">
            <text:p>-6.756178</text:p>
          </table:table-cell>
          <table:table-cell office:value-type="float" office:value="0" calcext:value-type="float">
            <text:p>0</text:p>
          </table:table-cell>
          <table:table-cell office:value-type="float" office:value="396.3928" calcext:value-type="float">
            <text:p>396.3928</text:p>
          </table:table-cell>
          <table:table-cell office:value-type="float" office:value="1295.608" calcext:value-type="float">
            <text:p>1295.608</text:p>
          </table:table-cell>
          <table:table-cell office:value-type="float" office:value="1602.084" calcext:value-type="float">
            <text:p>1602.084</text:p>
          </table:table-cell>
          <table:table-cell office:value-type="float" office:value="1279.333" calcext:value-type="float">
            <text:p>1279.333</text:p>
          </table:table-cell>
          <table:table-cell office:value-type="float" office:value="765.5472" calcext:value-type="float">
            <text:p>765.5472</text:p>
          </table:table-cell>
          <table:table-cell office:value-type="float" office:value="1103.956" calcext:value-type="float">
            <text:p>1103.956</text:p>
          </table:table-cell>
          <table:table-cell office:value-type="float" office:value="417.86" calcext:value-type="float">
            <text:p>417.86</text:p>
          </table:table-cell>
          <table:table-cell office:value-type="float" office:value="1851.883" calcext:value-type="float">
            <text:p>1851.883</text:p>
          </table:table-cell>
          <table:table-cell office:value-type="float" office:value="2087.433" calcext:value-type="float">
            <text:p>2087.433</text:p>
          </table:table-cell>
          <table:table-cell office:value-type="float" office:value="1670.356" calcext:value-type="float">
            <text:p>1670.356</text:p>
          </table:table-cell>
          <table:table-cell office:value-type="float" office:value="585.5785" calcext:value-type="float">
            <text:p>585.5785</text:p>
          </table:table-cell>
          <table:table-cell office:value-type="float" office:value="582.9891" calcext:value-type="float">
            <text:p>582.9891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005755356" calcext:value-type="float">
            <text:p>-5.755356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572561" calcext:value-type="float">
            <text:p>-4.572561</text:p>
          </table:table-cell>
          <table:table-cell office:value-type="float" office:value="0" calcext:value-type="float">
            <text:p>0</text:p>
          </table:table-cell>
          <table:table-cell office:value-type="float" office:value="9.382599" calcext:value-type="float">
            <text:p>9.3825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5" calcext:value-type="float">
            <text:p>29012005</text:p>
          </table:table-cell>
          <table:table-cell office:value-type="float" office:value="618.326" calcext:value-type="float">
            <text:p>618.326</text:p>
          </table:table-cell>
          <table:table-cell office:value-type="float" office:value="13287.94" calcext:value-type="float">
            <text:p>13287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04993" calcext:value-type="float">
            <text:p>-7.04993</text:p>
          </table:table-cell>
          <table:table-cell office:value-type="float" office:value="13.45599" calcext:value-type="float">
            <text:p>13.45599</text:p>
          </table:table-cell>
          <table:table-cell office:value-type="float" office:value="0" calcext:value-type="float">
            <text:p>0</text:p>
          </table:table-cell>
          <table:table-cell office:value-type="float" office:value="133.1628" calcext:value-type="float">
            <text:p>133.1628</text:p>
          </table:table-cell>
          <table:table-cell office:value-type="float" office:value="88.87815" calcext:value-type="float">
            <text:p>88.87815</text:p>
          </table:table-cell>
          <table:table-cell office:value-type="float" office:value="0.008712582" calcext:value-type="float">
            <text:p>0.008712582</text:p>
          </table:table-cell>
          <table:table-cell office:value-type="float" office:value="0" calcext:value-type="float">
            <text:p>0</text:p>
          </table:table-cell>
          <table:table-cell office:value-type="float" office:value="0.000000602127" calcext:value-type="float">
            <text:p>6.02127E-07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7.010021" calcext:value-type="float">
            <text:p>-7.010021</text:p>
          </table:table-cell>
          <table:table-cell office:value-type="float" office:value="0" calcext:value-type="float">
            <text:p>0</text:p>
          </table:table-cell>
          <table:table-cell office:value-type="float" office:value="396.4295" calcext:value-type="float">
            <text:p>396.4295</text:p>
          </table:table-cell>
          <table:table-cell office:value-type="float" office:value="1295.569" calcext:value-type="float">
            <text:p>1295.569</text:p>
          </table:table-cell>
          <table:table-cell office:value-type="float" office:value="1602.039" calcext:value-type="float">
            <text:p>1602.039</text:p>
          </table:table-cell>
          <table:table-cell office:value-type="float" office:value="1279.325" calcext:value-type="float">
            <text:p>1279.325</text:p>
          </table:table-cell>
          <table:table-cell office:value-type="float" office:value="765.5413" calcext:value-type="float">
            <text:p>765.5413</text:p>
          </table:table-cell>
          <table:table-cell office:value-type="float" office:value="1103.952" calcext:value-type="float">
            <text:p>1103.952</text:p>
          </table:table-cell>
          <table:table-cell office:value-type="float" office:value="417.8576" calcext:value-type="float">
            <text:p>417.8576</text:p>
          </table:table-cell>
          <table:table-cell office:value-type="float" office:value="1851.879" calcext:value-type="float">
            <text:p>1851.879</text:p>
          </table:table-cell>
          <table:table-cell office:value-type="float" office:value="2087.429" calcext:value-type="float">
            <text:p>2087.429</text:p>
          </table:table-cell>
          <table:table-cell office:value-type="float" office:value="1670.352" calcext:value-type="float">
            <text:p>1670.352</text:p>
          </table:table-cell>
          <table:table-cell office:value-type="float" office:value="585.5768" calcext:value-type="float">
            <text:p>585.5768</text:p>
          </table:table-cell>
          <table:table-cell office:value-type="float" office:value="582.9798" calcext:value-type="float">
            <text:p>582.9798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0005754391" calcext:value-type="float">
            <text:p>-5.754391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77588" calcext:value-type="float">
            <text:p>-4.77588</text:p>
          </table:table-cell>
          <table:table-cell office:value-type="float" office:value="0" calcext:value-type="float">
            <text:p>0</text:p>
          </table:table-cell>
          <table:table-cell office:value-type="float" office:value="9.332104" calcext:value-type="float">
            <text:p>9.332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5" calcext:value-type="float">
            <text:p>30012005</text:p>
          </table:table-cell>
          <table:table-cell office:value-type="float" office:value="618.0942" calcext:value-type="float">
            <text:p>618.0942</text:p>
          </table:table-cell>
          <table:table-cell office:value-type="float" office:value="13287.99" calcext:value-type="float">
            <text:p>13287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279228" calcext:value-type="float">
            <text:p>-7.279228</text:p>
          </table:table-cell>
          <table:table-cell office:value-type="float" office:value="14.06793" calcext:value-type="float">
            <text:p>14.06793</text:p>
          </table:table-cell>
          <table:table-cell office:value-type="float" office:value="0" calcext:value-type="float">
            <text:p>0</text:p>
          </table:table-cell>
          <table:table-cell office:value-type="float" office:value="133.0304" calcext:value-type="float">
            <text:p>133.0304</text:p>
          </table:table-cell>
          <table:table-cell office:value-type="float" office:value="88.77637" calcext:value-type="float">
            <text:p>88.77637</text:p>
          </table:table-cell>
          <table:table-cell office:value-type="float" office:value="0.009117707" calcext:value-type="float">
            <text:p>0.009117707</text:p>
          </table:table-cell>
          <table:table-cell office:value-type="float" office:value="0" calcext:value-type="float">
            <text:p>0</text:p>
          </table:table-cell>
          <table:table-cell office:value-type="float" office:value="0.000000602127" calcext:value-type="float">
            <text:p>6.02127E-07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7.238914" calcext:value-type="float">
            <text:p>-7.238914</text:p>
          </table:table-cell>
          <table:table-cell office:value-type="float" office:value="0" calcext:value-type="float">
            <text:p>0</text:p>
          </table:table-cell>
          <table:table-cell office:value-type="float" office:value="396.4655" calcext:value-type="float">
            <text:p>396.4655</text:p>
          </table:table-cell>
          <table:table-cell office:value-type="float" office:value="1295.534" calcext:value-type="float">
            <text:p>1295.534</text:p>
          </table:table-cell>
          <table:table-cell office:value-type="float" office:value="1601.994" calcext:value-type="float">
            <text:p>1601.994</text:p>
          </table:table-cell>
          <table:table-cell office:value-type="float" office:value="1279.318" calcext:value-type="float">
            <text:p>1279.318</text:p>
          </table:table-cell>
          <table:table-cell office:value-type="float" office:value="765.5353" calcext:value-type="float">
            <text:p>765.5353</text:p>
          </table:table-cell>
          <table:table-cell office:value-type="float" office:value="1103.948" calcext:value-type="float">
            <text:p>1103.948</text:p>
          </table:table-cell>
          <table:table-cell office:value-type="float" office:value="417.8552" calcext:value-type="float">
            <text:p>417.8552</text:p>
          </table:table-cell>
          <table:table-cell office:value-type="float" office:value="1851.874" calcext:value-type="float">
            <text:p>1851.874</text:p>
          </table:table-cell>
          <table:table-cell office:value-type="float" office:value="2087.426" calcext:value-type="float">
            <text:p>2087.426</text:p>
          </table:table-cell>
          <table:table-cell office:value-type="float" office:value="1670.348" calcext:value-type="float">
            <text:p>1670.348</text:p>
          </table:table-cell>
          <table:table-cell office:value-type="float" office:value="585.5753" calcext:value-type="float">
            <text:p>585.5753</text:p>
          </table:table-cell>
          <table:table-cell office:value-type="float" office:value="582.9707" calcext:value-type="float">
            <text:p>582.9707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000575135" calcext:value-type="float">
            <text:p>-5.7513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.955302" calcext:value-type="float">
            <text:p>-4.955302</text:p>
          </table:table-cell>
          <table:table-cell office:value-type="float" office:value="0" calcext:value-type="float">
            <text:p>0</text:p>
          </table:table-cell>
          <table:table-cell office:value-type="float" office:value="9.282623" calcext:value-type="float">
            <text:p>9.2826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5" calcext:value-type="float">
            <text:p>31012005</text:p>
          </table:table-cell>
          <table:table-cell office:value-type="float" office:value="617.748" calcext:value-type="float">
            <text:p>617.748</text:p>
          </table:table-cell>
          <table:table-cell office:value-type="float" office:value="13288.05" calcext:value-type="float">
            <text:p>13288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600417" calcext:value-type="float">
            <text:p>-7.600417</text:p>
          </table:table-cell>
          <table:table-cell office:value-type="float" office:value="14.71735" calcext:value-type="float">
            <text:p>14.71735</text:p>
          </table:table-cell>
          <table:table-cell office:value-type="float" office:value="0" calcext:value-type="float">
            <text:p>0</text:p>
          </table:table-cell>
          <table:table-cell office:value-type="float" office:value="132.9385" calcext:value-type="float">
            <text:p>132.9385</text:p>
          </table:table-cell>
          <table:table-cell office:value-type="float" office:value="88.56422" calcext:value-type="float">
            <text:p>88.56422</text:p>
          </table:table-cell>
          <table:table-cell office:value-type="float" office:value="0.00954435" calcext:value-type="float">
            <text:p>0.00954435</text:p>
          </table:table-cell>
          <table:table-cell office:value-type="float" office:value="0" calcext:value-type="float">
            <text:p>0</text:p>
          </table:table-cell>
          <table:table-cell office:value-type="float" office:value="0.0000006044643" calcext:value-type="float">
            <text:p>6.044643E-07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7.559676" calcext:value-type="float">
            <text:p>-7.559676</text:p>
          </table:table-cell>
          <table:table-cell office:value-type="float" office:value="0" calcext:value-type="float">
            <text:p>0</text:p>
          </table:table-cell>
          <table:table-cell office:value-type="float" office:value="396.521" calcext:value-type="float">
            <text:p>396.521</text:p>
          </table:table-cell>
          <table:table-cell office:value-type="float" office:value="1295.495" calcext:value-type="float">
            <text:p>1295.495</text:p>
          </table:table-cell>
          <table:table-cell office:value-type="float" office:value="1601.948" calcext:value-type="float">
            <text:p>1601.948</text:p>
          </table:table-cell>
          <table:table-cell office:value-type="float" office:value="1279.31" calcext:value-type="float">
            <text:p>1279.31</text:p>
          </table:table-cell>
          <table:table-cell office:value-type="float" office:value="765.5295" calcext:value-type="float">
            <text:p>765.5295</text:p>
          </table:table-cell>
          <table:table-cell office:value-type="float" office:value="1103.944" calcext:value-type="float">
            <text:p>1103.944</text:p>
          </table:table-cell>
          <table:table-cell office:value-type="float" office:value="417.8527" calcext:value-type="float">
            <text:p>417.8527</text:p>
          </table:table-cell>
          <table:table-cell office:value-type="float" office:value="1851.87" calcext:value-type="float">
            <text:p>1851.87</text:p>
          </table:table-cell>
          <table:table-cell office:value-type="float" office:value="2087.422" calcext:value-type="float">
            <text:p>2087.422</text:p>
          </table:table-cell>
          <table:table-cell office:value-type="float" office:value="1670.345" calcext:value-type="float">
            <text:p>1670.345</text:p>
          </table:table-cell>
          <table:table-cell office:value-type="float" office:value="585.5737" calcext:value-type="float">
            <text:p>585.5737</text:p>
          </table:table-cell>
          <table:table-cell office:value-type="float" office:value="582.9618" calcext:value-type="float">
            <text:p>582.9618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0005750068" calcext:value-type="float">
            <text:p>-5.750068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227313" calcext:value-type="float">
            <text:p>-5.227313</text:p>
          </table:table-cell>
          <table:table-cell office:value-type="float" office:value="0" calcext:value-type="float">
            <text:p>0</text:p>
          </table:table-cell>
          <table:table-cell office:value-type="float" office:value="9.233916" calcext:value-type="float">
            <text:p>9.233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5" calcext:value-type="float">
            <text:p>1022005</text:p>
          </table:table-cell>
          <table:table-cell office:value-type="float" office:value="617.3842" calcext:value-type="float">
            <text:p>617.3842</text:p>
          </table:table-cell>
          <table:table-cell office:value-type="float" office:value="13288.11" calcext:value-type="float">
            <text:p>13288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.937253" calcext:value-type="float">
            <text:p>-7.937253</text:p>
          </table:table-cell>
          <table:table-cell office:value-type="float" office:value="15.61992" calcext:value-type="float">
            <text:p>15.61992</text:p>
          </table:table-cell>
          <table:table-cell office:value-type="float" office:value="0" calcext:value-type="float">
            <text:p>0</text:p>
          </table:table-cell>
          <table:table-cell office:value-type="float" office:value="132.8629" calcext:value-type="float">
            <text:p>132.8629</text:p>
          </table:table-cell>
          <table:table-cell office:value-type="float" office:value="88.34211" calcext:value-type="float">
            <text:p>88.34211</text:p>
          </table:table-cell>
          <table:table-cell office:value-type="float" office:value="0.009979238" calcext:value-type="float">
            <text:p>0.009979238</text:p>
          </table:table-cell>
          <table:table-cell office:value-type="float" office:value="0" calcext:value-type="float">
            <text:p>0</text:p>
          </table:table-cell>
          <table:table-cell office:value-type="float" office:value="0.0000006063103" calcext:value-type="float">
            <text:p>6.063103E-07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7.896077" calcext:value-type="float">
            <text:p>-7.896077</text:p>
          </table:table-cell>
          <table:table-cell office:value-type="float" office:value="0" calcext:value-type="float">
            <text:p>0</text:p>
          </table:table-cell>
          <table:table-cell office:value-type="float" office:value="396.5752" calcext:value-type="float">
            <text:p>396.5752</text:p>
          </table:table-cell>
          <table:table-cell office:value-type="float" office:value="1295.452" calcext:value-type="float">
            <text:p>1295.452</text:p>
          </table:table-cell>
          <table:table-cell office:value-type="float" office:value="1601.899" calcext:value-type="float">
            <text:p>1601.899</text:p>
          </table:table-cell>
          <table:table-cell office:value-type="float" office:value="1279.302" calcext:value-type="float">
            <text:p>1279.302</text:p>
          </table:table-cell>
          <table:table-cell office:value-type="float" office:value="765.5235" calcext:value-type="float">
            <text:p>765.5235</text:p>
          </table:table-cell>
          <table:table-cell office:value-type="float" office:value="1103.94" calcext:value-type="float">
            <text:p>1103.94</text:p>
          </table:table-cell>
          <table:table-cell office:value-type="float" office:value="417.8503" calcext:value-type="float">
            <text:p>417.8503</text:p>
          </table:table-cell>
          <table:table-cell office:value-type="float" office:value="1851.865" calcext:value-type="float">
            <text:p>1851.865</text:p>
          </table:table-cell>
          <table:table-cell office:value-type="float" office:value="2087.418" calcext:value-type="float">
            <text:p>2087.418</text:p>
          </table:table-cell>
          <table:table-cell office:value-type="float" office:value="1670.341" calcext:value-type="float">
            <text:p>1670.341</text:p>
          </table:table-cell>
          <table:table-cell office:value-type="float" office:value="585.5722" calcext:value-type="float">
            <text:p>585.5722</text:p>
          </table:table-cell>
          <table:table-cell office:value-type="float" office:value="582.9531" calcext:value-type="float">
            <text:p>582.9531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0005748562" calcext:value-type="float">
            <text:p>-5.748562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.515747" calcext:value-type="float">
            <text:p>-5.515747</text:p>
          </table:table-cell>
          <table:table-cell office:value-type="float" office:value="0" calcext:value-type="float">
            <text:p>0</text:p>
          </table:table-cell>
          <table:table-cell office:value-type="float" office:value="9.185987" calcext:value-type="float">
            <text:p>9.1859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5" calcext:value-type="float">
            <text:p>2022005</text:p>
          </table:table-cell>
          <table:table-cell office:value-type="float" office:value="616.3284" calcext:value-type="float">
            <text:p>616.3284</text:p>
          </table:table-cell>
          <table:table-cell office:value-type="float" office:value="13288.27" calcext:value-type="float">
            <text:p>13288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.865953" calcext:value-type="float">
            <text:p>-8.865953</text:p>
          </table:table-cell>
          <table:table-cell office:value-type="float" office:value="17.98457" calcext:value-type="float">
            <text:p>17.98457</text:p>
          </table:table-cell>
          <table:table-cell office:value-type="float" office:value="0" calcext:value-type="float">
            <text:p>0</text:p>
          </table:table-cell>
          <table:table-cell office:value-type="float" office:value="133.2444" calcext:value-type="float">
            <text:p>133.2444</text:p>
          </table:table-cell>
          <table:table-cell office:value-type="float" office:value="87.48579" calcext:value-type="float">
            <text:p>87.48579</text:p>
          </table:table-cell>
          <table:table-cell office:value-type="float" office:value="0.01043816" calcext:value-type="float">
            <text:p>0.01043816</text:p>
          </table:table-cell>
          <table:table-cell office:value-type="float" office:value="0" calcext:value-type="float">
            <text:p>0</text:p>
          </table:table-cell>
          <table:table-cell office:value-type="float" office:value="0.0000006099979" calcext:value-type="float">
            <text:p>6.099979E-07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8.82432" calcext:value-type="float">
            <text:p>-8.82432</text:p>
          </table:table-cell>
          <table:table-cell office:value-type="float" office:value="0" calcext:value-type="float">
            <text:p>0</text:p>
          </table:table-cell>
          <table:table-cell office:value-type="float" office:value="396.6906" calcext:value-type="float">
            <text:p>396.6906</text:p>
          </table:table-cell>
          <table:table-cell office:value-type="float" office:value="1295.39" calcext:value-type="float">
            <text:p>1295.39</text:p>
          </table:table-cell>
          <table:table-cell office:value-type="float" office:value="1601.847" calcext:value-type="float">
            <text:p>1601.847</text:p>
          </table:table-cell>
          <table:table-cell office:value-type="float" office:value="1279.295" calcext:value-type="float">
            <text:p>1279.295</text:p>
          </table:table-cell>
          <table:table-cell office:value-type="float" office:value="765.5173" calcext:value-type="float">
            <text:p>765.5173</text:p>
          </table:table-cell>
          <table:table-cell office:value-type="float" office:value="1103.936" calcext:value-type="float">
            <text:p>1103.936</text:p>
          </table:table-cell>
          <table:table-cell office:value-type="float" office:value="417.8478" calcext:value-type="float">
            <text:p>417.8478</text:p>
          </table:table-cell>
          <table:table-cell office:value-type="float" office:value="1851.861" calcext:value-type="float">
            <text:p>1851.861</text:p>
          </table:table-cell>
          <table:table-cell office:value-type="float" office:value="2087.414" calcext:value-type="float">
            <text:p>2087.414</text:p>
          </table:table-cell>
          <table:table-cell office:value-type="float" office:value="1670.337" calcext:value-type="float">
            <text:p>1670.337</text:p>
          </table:table-cell>
          <table:table-cell office:value-type="float" office:value="585.5706" calcext:value-type="float">
            <text:p>585.5706</text:p>
          </table:table-cell>
          <table:table-cell office:value-type="float" office:value="582.9444" calcext:value-type="float">
            <text:p>582.9444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0005888015" calcext:value-type="float">
            <text:p>-5.888015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.399987" calcext:value-type="float">
            <text:p>-6.399987</text:p>
          </table:table-cell>
          <table:table-cell office:value-type="float" office:value="0" calcext:value-type="float">
            <text:p>0</text:p>
          </table:table-cell>
          <table:table-cell office:value-type="float" office:value="9.141998" calcext:value-type="float">
            <text:p>9.14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5" calcext:value-type="float">
            <text:p>3022005</text:p>
          </table:table-cell>
          <table:table-cell office:value-type="float" office:value="615.0945" calcext:value-type="float">
            <text:p>615.0945</text:p>
          </table:table-cell>
          <table:table-cell office:value-type="float" office:value="13288.47" calcext:value-type="float">
            <text:p>13288.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.927811" calcext:value-type="float">
            <text:p>-9.927811</text:p>
          </table:table-cell>
          <table:table-cell office:value-type="float" office:value="20.97151" calcext:value-type="float">
            <text:p>20.97151</text:p>
          </table:table-cell>
          <table:table-cell office:value-type="float" office:value="0" calcext:value-type="float">
            <text:p>0</text:p>
          </table:table-cell>
          <table:table-cell office:value-type="float" office:value="133.575" calcext:value-type="float">
            <text:p>133.575</text:p>
          </table:table-cell>
          <table:table-cell office:value-type="float" office:value="86.55696" calcext:value-type="float">
            <text:p>86.55696</text:p>
          </table:table-cell>
          <table:table-cell office:value-type="float" office:value="0.01095186" calcext:value-type="float">
            <text:p>0.01095186</text:p>
          </table:table-cell>
          <table:table-cell office:value-type="float" office:value="0" calcext:value-type="float">
            <text:p>0</text:p>
          </table:table-cell>
          <table:table-cell office:value-type="float" office:value="0.0000006099979" calcext:value-type="float">
            <text:p>6.099979E-07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9.885663" calcext:value-type="float">
            <text:p>-9.885663</text:p>
          </table:table-cell>
          <table:table-cell office:value-type="float" office:value="0" calcext:value-type="float">
            <text:p>0</text:p>
          </table:table-cell>
          <table:table-cell office:value-type="float" office:value="396.8142" calcext:value-type="float">
            <text:p>396.8142</text:p>
          </table:table-cell>
          <table:table-cell office:value-type="float" office:value="1295.279" calcext:value-type="float">
            <text:p>1295.279</text:p>
          </table:table-cell>
          <table:table-cell office:value-type="float" office:value="1601.773" calcext:value-type="float">
            <text:p>1601.773</text:p>
          </table:table-cell>
          <table:table-cell office:value-type="float" office:value="1279.288" calcext:value-type="float">
            <text:p>1279.288</text:p>
          </table:table-cell>
          <table:table-cell office:value-type="float" office:value="765.5111" calcext:value-type="float">
            <text:p>765.5111</text:p>
          </table:table-cell>
          <table:table-cell office:value-type="float" office:value="1103.932" calcext:value-type="float">
            <text:p>1103.932</text:p>
          </table:table-cell>
          <table:table-cell office:value-type="float" office:value="417.8453" calcext:value-type="float">
            <text:p>417.8453</text:p>
          </table:table-cell>
          <table:table-cell office:value-type="float" office:value="1851.857" calcext:value-type="float">
            <text:p>1851.857</text:p>
          </table:table-cell>
          <table:table-cell office:value-type="float" office:value="2087.411" calcext:value-type="float">
            <text:p>2087.411</text:p>
          </table:table-cell>
          <table:table-cell office:value-type="float" office:value="1670.333" calcext:value-type="float">
            <text:p>1670.333</text:p>
          </table:table-cell>
          <table:table-cell office:value-type="float" office:value="585.5691" calcext:value-type="float">
            <text:p>585.5691</text:p>
          </table:table-cell>
          <table:table-cell office:value-type="float" office:value="582.9359" calcext:value-type="float">
            <text:p>582.9359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0006660854" calcext:value-type="float">
            <text:p>-6.660854E-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.419995" calcext:value-type="float">
            <text:p>-7.419995</text:p>
          </table:table-cell>
          <table:table-cell office:value-type="float" office:value="0" calcext:value-type="float">
            <text:p>0</text:p>
          </table:table-cell>
          <table:table-cell office:value-type="float" office:value="9.100659" calcext:value-type="float">
            <text:p>9.1006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5" calcext:value-type="float">
            <text:p>4022005</text:p>
          </table:table-cell>
          <table:table-cell office:value-type="float" office:value="614.235" calcext:value-type="float">
            <text:p>614.235</text:p>
          </table:table-cell>
          <table:table-cell office:value-type="float" office:value="13288.62" calcext:value-type="float">
            <text:p>13288.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.66782" calcext:value-type="float">
            <text:p>-10.66782</text:p>
          </table:table-cell>
          <table:table-cell office:value-type="float" office:value="23.34739" calcext:value-type="float">
            <text:p>23.34739</text:p>
          </table:table-cell>
          <table:table-cell office:value-type="float" office:value="0" calcext:value-type="float">
            <text:p>0</text:p>
          </table:table-cell>
          <table:table-cell office:value-type="float" office:value="133.5465" calcext:value-type="float">
            <text:p>133.5465</text:p>
          </table:table-cell>
          <table:table-cell office:value-type="float" office:value="86.06852" calcext:value-type="float">
            <text:p>86.06852</text:p>
          </table:table-cell>
          <table:table-cell office:value-type="float" office:value="0.01148453" calcext:value-type="float">
            <text:p>0.01148453</text:p>
          </table:table-cell>
          <table:table-cell office:value-type="float" office:value="0" calcext:value-type="float">
            <text:p>0</text:p>
          </table:table-cell>
          <table:table-cell office:value-type="float" office:value="0.0000006099979" calcext:value-type="float">
            <text:p>6.099979E-07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0.62514" calcext:value-type="float">
            <text:p>-10.62514</text:p>
          </table:table-cell>
          <table:table-cell office:value-type="float" office:value="0" calcext:value-type="float">
            <text:p>0</text:p>
          </table:table-cell>
          <table:table-cell office:value-type="float" office:value="396.8815" calcext:value-type="float">
            <text:p>396.8815</text:p>
          </table:table-cell>
          <table:table-cell office:value-type="float" office:value="1295.138" calcext:value-type="float">
            <text:p>1295.138</text:p>
          </table:table-cell>
          <table:table-cell office:value-type="float" office:value="1601.668" calcext:value-type="float">
            <text:p>1601.668</text:p>
          </table:table-cell>
          <table:table-cell office:value-type="float" office:value="1279.28" calcext:value-type="float">
            <text:p>1279.28</text:p>
          </table:table-cell>
          <table:table-cell office:value-type="float" office:value="765.5042" calcext:value-type="float">
            <text:p>765.5042</text:p>
          </table:table-cell>
          <table:table-cell office:value-type="float" office:value="1103.927" calcext:value-type="float">
            <text:p>1103.927</text:p>
          </table:table-cell>
          <table:table-cell office:value-type="float" office:value="417.8428" calcext:value-type="float">
            <text:p>417.8428</text:p>
          </table:table-cell>
          <table:table-cell office:value-type="float" office:value="1851.852" calcext:value-type="float">
            <text:p>1851.852</text:p>
          </table:table-cell>
          <table:table-cell office:value-type="float" office:value="2087.407" calcext:value-type="float">
            <text:p>2087.407</text:p>
          </table:table-cell>
          <table:table-cell office:value-type="float" office:value="1670.33" calcext:value-type="float">
            <text:p>1670.33</text:p>
          </table:table-cell>
          <table:table-cell office:value-type="float" office:value="585.5676" calcext:value-type="float">
            <text:p>585.5676</text:p>
          </table:table-cell>
          <table:table-cell office:value-type="float" office:value="582.9276" calcext:value-type="float">
            <text:p>582.9276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001103646" calcext:value-type="float">
            <text:p>-1.10364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118802" calcext:value-type="float">
            <text:p>-8.118802</text:p>
          </table:table-cell>
          <table:table-cell office:value-type="float" office:value="0" calcext:value-type="float">
            <text:p>0</text:p>
          </table:table-cell>
          <table:table-cell office:value-type="float" office:value="9.059953" calcext:value-type="float">
            <text:p>9.0599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5" calcext:value-type="float">
            <text:p>5022005</text:p>
          </table:table-cell>
          <table:table-cell office:value-type="float" office:value="613.525" calcext:value-type="float">
            <text:p>613.525</text:p>
          </table:table-cell>
          <table:table-cell office:value-type="float" office:value="13288.78" calcext:value-type="float">
            <text:p>13288.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24826" calcext:value-type="float">
            <text:p>-11.24826</text:p>
          </table:table-cell>
          <table:table-cell office:value-type="float" office:value="24.60812" calcext:value-type="float">
            <text:p>24.60812</text:p>
          </table:table-cell>
          <table:table-cell office:value-type="float" office:value="0" calcext:value-type="float">
            <text:p>0</text:p>
          </table:table-cell>
          <table:table-cell office:value-type="float" office:value="133.1319" calcext:value-type="float">
            <text:p>133.1319</text:p>
          </table:table-cell>
          <table:table-cell office:value-type="float" office:value="85.73485" calcext:value-type="float">
            <text:p>85.73485</text:p>
          </table:table-cell>
          <table:table-cell office:value-type="float" office:value="0.01203113" calcext:value-type="float">
            <text:p>0.01203113</text:p>
          </table:table-cell>
          <table:table-cell office:value-type="float" office:value="0" calcext:value-type="float">
            <text:p>0</text:p>
          </table:table-cell>
          <table:table-cell office:value-type="float" office:value="0.0000006099979" calcext:value-type="float">
            <text:p>6.099979E-07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1.20503" calcext:value-type="float">
            <text:p>-11.20503</text:p>
          </table:table-cell>
          <table:table-cell office:value-type="float" office:value="0" calcext:value-type="float">
            <text:p>0</text:p>
          </table:table-cell>
          <table:table-cell office:value-type="float" office:value="396.9787" calcext:value-type="float">
            <text:p>396.9787</text:p>
          </table:table-cell>
          <table:table-cell office:value-type="float" office:value="1294.991" calcext:value-type="float">
            <text:p>1294.991</text:p>
          </table:table-cell>
          <table:table-cell office:value-type="float" office:value="1601.545" calcext:value-type="float">
            <text:p>1601.545</text:p>
          </table:table-cell>
          <table:table-cell office:value-type="float" office:value="1279.27" calcext:value-type="float">
            <text:p>1279.27</text:p>
          </table:table-cell>
          <table:table-cell office:value-type="float" office:value="765.4965" calcext:value-type="float">
            <text:p>765.4965</text:p>
          </table:table-cell>
          <table:table-cell office:value-type="float" office:value="1103.923" calcext:value-type="float">
            <text:p>1103.923</text:p>
          </table:table-cell>
          <table:table-cell office:value-type="float" office:value="417.8402" calcext:value-type="float">
            <text:p>417.8402</text:p>
          </table:table-cell>
          <table:table-cell office:value-type="float" office:value="1851.848" calcext:value-type="float">
            <text:p>1851.848</text:p>
          </table:table-cell>
          <table:table-cell office:value-type="float" office:value="2087.403" calcext:value-type="float">
            <text:p>2087.403</text:p>
          </table:table-cell>
          <table:table-cell office:value-type="float" office:value="1670.326" calcext:value-type="float">
            <text:p>1670.326</text:p>
          </table:table-cell>
          <table:table-cell office:value-type="float" office:value="585.5661" calcext:value-type="float">
            <text:p>585.5661</text:p>
          </table:table-cell>
          <table:table-cell office:value-type="float" office:value="582.9194" calcext:value-type="float">
            <text:p>582.9194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003361619" calcext:value-type="float">
            <text:p>-3.36161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.65592" calcext:value-type="float">
            <text:p>-8.65592</text:p>
          </table:table-cell>
          <table:table-cell office:value-type="float" office:value="0" calcext:value-type="float">
            <text:p>0</text:p>
          </table:table-cell>
          <table:table-cell office:value-type="float" office:value="9.017121" calcext:value-type="float">
            <text:p>9.0171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5" calcext:value-type="float">
            <text:p>6022005</text:p>
          </table:table-cell>
          <table:table-cell office:value-type="float" office:value="612.9301" calcext:value-type="float">
            <text:p>612.9301</text:p>
          </table:table-cell>
          <table:table-cell office:value-type="float" office:value="13288.87" calcext:value-type="float">
            <text:p>13288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73815" calcext:value-type="float">
            <text:p>-11.73815</text:p>
          </table:table-cell>
          <table:table-cell office:value-type="float" office:value="24.38804" calcext:value-type="float">
            <text:p>24.38804</text:p>
          </table:table-cell>
          <table:table-cell office:value-type="float" office:value="0" calcext:value-type="float">
            <text:p>0</text:p>
          </table:table-cell>
          <table:table-cell office:value-type="float" office:value="133.1752" calcext:value-type="float">
            <text:p>133.1752</text:p>
          </table:table-cell>
          <table:table-cell office:value-type="float" office:value="85.39713" calcext:value-type="float">
            <text:p>85.39713</text:p>
          </table:table-cell>
          <table:table-cell office:value-type="float" office:value="0.01234182" calcext:value-type="float">
            <text:p>0.01234182</text:p>
          </table:table-cell>
          <table:table-cell office:value-type="float" office:value="0" calcext:value-type="float">
            <text:p>0</text:p>
          </table:table-cell>
          <table:table-cell office:value-type="float" office:value="0.000001334564" calcext:value-type="float">
            <text:p>1.334564E-06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1.69461" calcext:value-type="float">
            <text:p>-11.69461</text:p>
          </table:table-cell>
          <table:table-cell office:value-type="float" office:value="0" calcext:value-type="float">
            <text:p>0</text:p>
          </table:table-cell>
          <table:table-cell office:value-type="float" office:value="397.0636" calcext:value-type="float">
            <text:p>397.0636</text:p>
          </table:table-cell>
          <table:table-cell office:value-type="float" office:value="1294.908" calcext:value-type="float">
            <text:p>1294.908</text:p>
          </table:table-cell>
          <table:table-cell office:value-type="float" office:value="1601.425" calcext:value-type="float">
            <text:p>1601.425</text:p>
          </table:table-cell>
          <table:table-cell office:value-type="float" office:value="1279.259" calcext:value-type="float">
            <text:p>1279.259</text:p>
          </table:table-cell>
          <table:table-cell office:value-type="float" office:value="765.4883" calcext:value-type="float">
            <text:p>765.4883</text:p>
          </table:table-cell>
          <table:table-cell office:value-type="float" office:value="1103.918" calcext:value-type="float">
            <text:p>1103.918</text:p>
          </table:table-cell>
          <table:table-cell office:value-type="float" office:value="417.8375" calcext:value-type="float">
            <text:p>417.8375</text:p>
          </table:table-cell>
          <table:table-cell office:value-type="float" office:value="1851.844" calcext:value-type="float">
            <text:p>1851.844</text:p>
          </table:table-cell>
          <table:table-cell office:value-type="float" office:value="2087.399" calcext:value-type="float">
            <text:p>2087.399</text:p>
          </table:table-cell>
          <table:table-cell office:value-type="float" office:value="1670.323" calcext:value-type="float">
            <text:p>1670.323</text:p>
          </table:table-cell>
          <table:table-cell office:value-type="float" office:value="585.5646" calcext:value-type="float">
            <text:p>585.5646</text:p>
          </table:table-cell>
          <table:table-cell office:value-type="float" office:value="582.9114" calcext:value-type="float">
            <text:p>582.9114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003365673" calcext:value-type="float">
            <text:p>-3.36567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142944" calcext:value-type="float">
            <text:p>-9.142944</text:p>
          </table:table-cell>
          <table:table-cell office:value-type="float" office:value="0" calcext:value-type="float">
            <text:p>0</text:p>
          </table:table-cell>
          <table:table-cell office:value-type="float" office:value="9.014421" calcext:value-type="float">
            <text:p>9.014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5" calcext:value-type="float">
            <text:p>7022005</text:p>
          </table:table-cell>
          <table:table-cell office:value-type="float" office:value="612.5658" calcext:value-type="float">
            <text:p>612.5658</text:p>
          </table:table-cell>
          <table:table-cell office:value-type="float" office:value="13288.91" calcext:value-type="float">
            <text:p>13288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09949" calcext:value-type="float">
            <text:p>-12.09949</text:p>
          </table:table-cell>
          <table:table-cell office:value-type="float" office:value="25.88654" calcext:value-type="float">
            <text:p>25.88654</text:p>
          </table:table-cell>
          <table:table-cell office:value-type="float" office:value="0" calcext:value-type="float">
            <text:p>0</text:p>
          </table:table-cell>
          <table:table-cell office:value-type="float" office:value="133.1257" calcext:value-type="float">
            <text:p>133.1257</text:p>
          </table:table-cell>
          <table:table-cell office:value-type="float" office:value="85.30707" calcext:value-type="float">
            <text:p>85.30707</text:p>
          </table:table-cell>
          <table:table-cell office:value-type="float" office:value="0.01265387" calcext:value-type="float">
            <text:p>0.01265387</text:p>
          </table:table-cell>
          <table:table-cell office:value-type="float" office:value="0" calcext:value-type="float">
            <text:p>0</text:p>
          </table:table-cell>
          <table:table-cell office:value-type="float" office:value="0.00000249303" calcext:value-type="float">
            <text:p>2.49303E-06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2.05564" calcext:value-type="float">
            <text:p>-12.05564</text:p>
          </table:table-cell>
          <table:table-cell office:value-type="float" office:value="0" calcext:value-type="float">
            <text:p>0</text:p>
          </table:table-cell>
          <table:table-cell office:value-type="float" office:value="397.0957" calcext:value-type="float">
            <text:p>397.0957</text:p>
          </table:table-cell>
          <table:table-cell office:value-type="float" office:value="1294.816" calcext:value-type="float">
            <text:p>1294.816</text:p>
          </table:table-cell>
          <table:table-cell office:value-type="float" office:value="1601.305" calcext:value-type="float">
            <text:p>1601.305</text:p>
          </table:table-cell>
          <table:table-cell office:value-type="float" office:value="1279.247" calcext:value-type="float">
            <text:p>1279.247</text:p>
          </table:table-cell>
          <table:table-cell office:value-type="float" office:value="765.4794" calcext:value-type="float">
            <text:p>765.4794</text:p>
          </table:table-cell>
          <table:table-cell office:value-type="float" office:value="1103.913" calcext:value-type="float">
            <text:p>1103.913</text:p>
          </table:table-cell>
          <table:table-cell office:value-type="float" office:value="417.8345" calcext:value-type="float">
            <text:p>417.8345</text:p>
          </table:table-cell>
          <table:table-cell office:value-type="float" office:value="1851.839" calcext:value-type="float">
            <text:p>1851.839</text:p>
          </table:table-cell>
          <table:table-cell office:value-type="float" office:value="2087.396" calcext:value-type="float">
            <text:p>2087.396</text:p>
          </table:table-cell>
          <table:table-cell office:value-type="float" office:value="1670.319" calcext:value-type="float">
            <text:p>1670.319</text:p>
          </table:table-cell>
          <table:table-cell office:value-type="float" office:value="585.5632" calcext:value-type="float">
            <text:p>585.5632</text:p>
          </table:table-cell>
          <table:table-cell office:value-type="float" office:value="582.9034" calcext:value-type="float">
            <text:p>582.9034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003365706" calcext:value-type="float">
            <text:p>-3.365706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443666" calcext:value-type="float">
            <text:p>-9.443666</text:p>
          </table:table-cell>
          <table:table-cell office:value-type="float" office:value="0" calcext:value-type="float">
            <text:p>0</text:p>
          </table:table-cell>
          <table:table-cell office:value-type="float" office:value="8.95405" calcext:value-type="float">
            <text:p>8.954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5" calcext:value-type="float">
            <text:p>8022005</text:p>
          </table:table-cell>
          <table:table-cell office:value-type="float" office:value="612.2992" calcext:value-type="float">
            <text:p>612.2992</text:p>
          </table:table-cell>
          <table:table-cell office:value-type="float" office:value="13288.94" calcext:value-type="float">
            <text:p>13288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37674" calcext:value-type="float">
            <text:p>-12.37674</text:p>
          </table:table-cell>
          <table:table-cell office:value-type="float" office:value="26.42892" calcext:value-type="float">
            <text:p>26.42892</text:p>
          </table:table-cell>
          <table:table-cell office:value-type="float" office:value="0" calcext:value-type="float">
            <text:p>0</text:p>
          </table:table-cell>
          <table:table-cell office:value-type="float" office:value="133.0562" calcext:value-type="float">
            <text:p>133.0562</text:p>
          </table:table-cell>
          <table:table-cell office:value-type="float" office:value="85.27552" calcext:value-type="float">
            <text:p>85.27552</text:p>
          </table:table-cell>
          <table:table-cell office:value-type="float" office:value="0.0129915" calcext:value-type="float">
            <text:p>0.0129915</text:p>
          </table:table-cell>
          <table:table-cell office:value-type="float" office:value="0" calcext:value-type="float">
            <text:p>0</text:p>
          </table:table-cell>
          <table:table-cell office:value-type="float" office:value="0.000002553521" calcext:value-type="float">
            <text:p>2.553521E-06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2.33255" calcext:value-type="float">
            <text:p>-12.33255</text:p>
          </table:table-cell>
          <table:table-cell office:value-type="float" office:value="0" calcext:value-type="float">
            <text:p>0</text:p>
          </table:table-cell>
          <table:table-cell office:value-type="float" office:value="397.1185" calcext:value-type="float">
            <text:p>397.1185</text:p>
          </table:table-cell>
          <table:table-cell office:value-type="float" office:value="1294.751" calcext:value-type="float">
            <text:p>1294.751</text:p>
          </table:table-cell>
          <table:table-cell office:value-type="float" office:value="1601.192" calcext:value-type="float">
            <text:p>1601.192</text:p>
          </table:table-cell>
          <table:table-cell office:value-type="float" office:value="1279.235" calcext:value-type="float">
            <text:p>1279.235</text:p>
          </table:table-cell>
          <table:table-cell office:value-type="float" office:value="765.4701" calcext:value-type="float">
            <text:p>765.4701</text:p>
          </table:table-cell>
          <table:table-cell office:value-type="float" office:value="1103.908" calcext:value-type="float">
            <text:p>1103.908</text:p>
          </table:table-cell>
          <table:table-cell office:value-type="float" office:value="417.8316" calcext:value-type="float">
            <text:p>417.8316</text:p>
          </table:table-cell>
          <table:table-cell office:value-type="float" office:value="1851.834" calcext:value-type="float">
            <text:p>1851.834</text:p>
          </table:table-cell>
          <table:table-cell office:value-type="float" office:value="2087.392" calcext:value-type="float">
            <text:p>2087.392</text:p>
          </table:table-cell>
          <table:table-cell office:value-type="float" office:value="1670.315" calcext:value-type="float">
            <text:p>1670.315</text:p>
          </table:table-cell>
          <table:table-cell office:value-type="float" office:value="585.5617" calcext:value-type="float">
            <text:p>585.5617</text:p>
          </table:table-cell>
          <table:table-cell office:value-type="float" office:value="582.8956" calcext:value-type="float">
            <text:p>582.8956</text:p>
          </table:table-cell>
          <table:table-cell office:value-type="float" office:value="142.774" calcext:value-type="float">
            <text:p>142.774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03365599" calcext:value-type="float">
            <text:p>-3.36559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666234" calcext:value-type="float">
            <text:p>-9.666234</text:p>
          </table:table-cell>
          <table:table-cell office:value-type="float" office:value="0" calcext:value-type="float">
            <text:p>0</text:p>
          </table:table-cell>
          <table:table-cell office:value-type="float" office:value="8.899658" calcext:value-type="float">
            <text:p>8.8996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5" calcext:value-type="float">
            <text:p>9022005</text:p>
          </table:table-cell>
          <table:table-cell office:value-type="float" office:value="612.0558" calcext:value-type="float">
            <text:p>612.0558</text:p>
          </table:table-cell>
          <table:table-cell office:value-type="float" office:value="13288.97" calcext:value-type="float">
            <text:p>13288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62885" calcext:value-type="float">
            <text:p>-12.62885</text:p>
          </table:table-cell>
          <table:table-cell office:value-type="float" office:value="27.11418" calcext:value-type="float">
            <text:p>27.11418</text:p>
          </table:table-cell>
          <table:table-cell office:value-type="float" office:value="0" calcext:value-type="float">
            <text:p>0</text:p>
          </table:table-cell>
          <table:table-cell office:value-type="float" office:value="132.9511" calcext:value-type="float">
            <text:p>132.9511</text:p>
          </table:table-cell>
          <table:table-cell office:value-type="float" office:value="85.21928" calcext:value-type="float">
            <text:p>85.21928</text:p>
          </table:table-cell>
          <table:table-cell office:value-type="float" office:value="0.01335348" calcext:value-type="float">
            <text:p>0.01335348</text:p>
          </table:table-cell>
          <table:table-cell office:value-type="float" office:value="0" calcext:value-type="float">
            <text:p>0</text:p>
          </table:table-cell>
          <table:table-cell office:value-type="float" office:value="0.000002578362" calcext:value-type="float">
            <text:p>2.578362E-06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2.5843" calcext:value-type="float">
            <text:p>-12.5843</text:p>
          </table:table-cell>
          <table:table-cell office:value-type="float" office:value="0" calcext:value-type="float">
            <text:p>0</text:p>
          </table:table-cell>
          <table:table-cell office:value-type="float" office:value="397.1455" calcext:value-type="float">
            <text:p>397.1455</text:p>
          </table:table-cell>
          <table:table-cell office:value-type="float" office:value="1294.712" calcext:value-type="float">
            <text:p>1294.712</text:p>
          </table:table-cell>
          <table:table-cell office:value-type="float" office:value="1601.098" calcext:value-type="float">
            <text:p>1601.098</text:p>
          </table:table-cell>
          <table:table-cell office:value-type="float" office:value="1279.224" calcext:value-type="float">
            <text:p>1279.224</text:p>
          </table:table-cell>
          <table:table-cell office:value-type="float" office:value="765.4606" calcext:value-type="float">
            <text:p>765.4606</text:p>
          </table:table-cell>
          <table:table-cell office:value-type="float" office:value="1103.903" calcext:value-type="float">
            <text:p>1103.903</text:p>
          </table:table-cell>
          <table:table-cell office:value-type="float" office:value="417.8286" calcext:value-type="float">
            <text:p>417.8286</text:p>
          </table:table-cell>
          <table:table-cell office:value-type="float" office:value="1851.83" calcext:value-type="float">
            <text:p>1851.83</text:p>
          </table:table-cell>
          <table:table-cell office:value-type="float" office:value="2087.389" calcext:value-type="float">
            <text:p>2087.389</text:p>
          </table:table-cell>
          <table:table-cell office:value-type="float" office:value="1670.312" calcext:value-type="float">
            <text:p>1670.312</text:p>
          </table:table-cell>
          <table:table-cell office:value-type="float" office:value="585.5603" calcext:value-type="float">
            <text:p>585.5603</text:p>
          </table:table-cell>
          <table:table-cell office:value-type="float" office:value="582.8879" calcext:value-type="float">
            <text:p>582.8879</text:p>
          </table:table-cell>
          <table:table-cell office:value-type="float" office:value="142.7739" calcext:value-type="float">
            <text:p>142.7739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03365303" calcext:value-type="float">
            <text:p>-3.365303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.863084" calcext:value-type="float">
            <text:p>-9.863084</text:p>
          </table:table-cell>
          <table:table-cell office:value-type="float" office:value="0" calcext:value-type="float">
            <text:p>0</text:p>
          </table:table-cell>
          <table:table-cell office:value-type="float" office:value="8.844621" calcext:value-type="float">
            <text:p>8.8446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5" calcext:value-type="float">
            <text:p>10022005</text:p>
          </table:table-cell>
          <table:table-cell office:value-type="float" office:value="611.7919" calcext:value-type="float">
            <text:p>611.7919</text:p>
          </table:table-cell>
          <table:table-cell office:value-type="float" office:value="13289.01" calcext:value-type="float">
            <text:p>13289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8834" calcext:value-type="float">
            <text:p>-12.8834</text:p>
          </table:table-cell>
          <table:table-cell office:value-type="float" office:value="27.50433" calcext:value-type="float">
            <text:p>27.50433</text:p>
          </table:table-cell>
          <table:table-cell office:value-type="float" office:value="0" calcext:value-type="float">
            <text:p>0</text:p>
          </table:table-cell>
          <table:table-cell office:value-type="float" office:value="132.8195" calcext:value-type="float">
            <text:p>132.8195</text:p>
          </table:table-cell>
          <table:table-cell office:value-type="float" office:value="85.12956" calcext:value-type="float">
            <text:p>85.12956</text:p>
          </table:table-cell>
          <table:table-cell office:value-type="float" office:value="0.01372878" calcext:value-type="float">
            <text:p>0.01372878</text:p>
          </table:table-cell>
          <table:table-cell office:value-type="float" office:value="0" calcext:value-type="float">
            <text:p>0</text:p>
          </table:table-cell>
          <table:table-cell office:value-type="float" office:value="0.000002601283" calcext:value-type="float">
            <text:p>2.601283E-06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2.83848" calcext:value-type="float">
            <text:p>-12.83848</text:p>
          </table:table-cell>
          <table:table-cell office:value-type="float" office:value="0" calcext:value-type="float">
            <text:p>0</text:p>
          </table:table-cell>
          <table:table-cell office:value-type="float" office:value="397.1801" calcext:value-type="float">
            <text:p>397.1801</text:p>
          </table:table-cell>
          <table:table-cell office:value-type="float" office:value="1294.67" calcext:value-type="float">
            <text:p>1294.67</text:p>
          </table:table-cell>
          <table:table-cell office:value-type="float" office:value="1601.022" calcext:value-type="float">
            <text:p>1601.022</text:p>
          </table:table-cell>
          <table:table-cell office:value-type="float" office:value="1279.212" calcext:value-type="float">
            <text:p>1279.212</text:p>
          </table:table-cell>
          <table:table-cell office:value-type="float" office:value="765.4512" calcext:value-type="float">
            <text:p>765.4512</text:p>
          </table:table-cell>
          <table:table-cell office:value-type="float" office:value="1103.898" calcext:value-type="float">
            <text:p>1103.898</text:p>
          </table:table-cell>
          <table:table-cell office:value-type="float" office:value="417.8256" calcext:value-type="float">
            <text:p>417.8256</text:p>
          </table:table-cell>
          <table:table-cell office:value-type="float" office:value="1851.825" calcext:value-type="float">
            <text:p>1851.825</text:p>
          </table:table-cell>
          <table:table-cell office:value-type="float" office:value="2087.385" calcext:value-type="float">
            <text:p>2087.385</text:p>
          </table:table-cell>
          <table:table-cell office:value-type="float" office:value="1670.308" calcext:value-type="float">
            <text:p>1670.308</text:p>
          </table:table-cell>
          <table:table-cell office:value-type="float" office:value="585.5589" calcext:value-type="float">
            <text:p>585.5589</text:p>
          </table:table-cell>
          <table:table-cell office:value-type="float" office:value="582.8804" calcext:value-type="float">
            <text:p>582.8804</text:p>
          </table:table-cell>
          <table:table-cell office:value-type="float" office:value="142.7739" calcext:value-type="float">
            <text:p>142.7739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03365065" calcext:value-type="float">
            <text:p>-3.365065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07001" calcext:value-type="float">
            <text:p>-10.07001</text:p>
          </table:table-cell>
          <table:table-cell office:value-type="float" office:value="0" calcext:value-type="float">
            <text:p>0</text:p>
          </table:table-cell>
          <table:table-cell office:value-type="float" office:value="8.797343" calcext:value-type="float">
            <text:p>8.7973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5" calcext:value-type="float">
            <text:p>11022005</text:p>
          </table:table-cell>
          <table:table-cell office:value-type="float" office:value="611.4299" calcext:value-type="float">
            <text:p>611.4299</text:p>
          </table:table-cell>
          <table:table-cell office:value-type="float" office:value="13289.07" calcext:value-type="float">
            <text:p>1328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20885" calcext:value-type="float">
            <text:p>-13.20885</text:p>
          </table:table-cell>
          <table:table-cell office:value-type="float" office:value="27.54649" calcext:value-type="float">
            <text:p>27.54649</text:p>
          </table:table-cell>
          <table:table-cell office:value-type="float" office:value="0" calcext:value-type="float">
            <text:p>0</text:p>
          </table:table-cell>
          <table:table-cell office:value-type="float" office:value="132.7287" calcext:value-type="float">
            <text:p>132.7287</text:p>
          </table:table-cell>
          <table:table-cell office:value-type="float" office:value="84.94456" calcext:value-type="float">
            <text:p>84.94456</text:p>
          </table:table-cell>
          <table:table-cell office:value-type="float" office:value="0.01409387" calcext:value-type="float">
            <text:p>0.01409387</text:p>
          </table:table-cell>
          <table:table-cell office:value-type="float" office:value="0" calcext:value-type="float">
            <text:p>0</text:p>
          </table:table-cell>
          <table:table-cell office:value-type="float" office:value="0.000003737481" calcext:value-type="float">
            <text:p>3.737481E-06</text:p>
          </table:table-cell>
          <table:table-cell office:value-type="float" office:value="0" calcext:value-type="float">
            <text:p>0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3.16356" calcext:value-type="float">
            <text:p>-13.16356</text:p>
          </table:table-cell>
          <table:table-cell office:value-type="float" office:value="0" calcext:value-type="float">
            <text:p>0</text:p>
          </table:table-cell>
          <table:table-cell office:value-type="float" office:value="397.2266" calcext:value-type="float">
            <text:p>397.2266</text:p>
          </table:table-cell>
          <table:table-cell office:value-type="float" office:value="1294.62" calcext:value-type="float">
            <text:p>1294.62</text:p>
          </table:table-cell>
          <table:table-cell office:value-type="float" office:value="1600.958" calcext:value-type="float">
            <text:p>1600.958</text:p>
          </table:table-cell>
          <table:table-cell office:value-type="float" office:value="1279.202" calcext:value-type="float">
            <text:p>1279.202</text:p>
          </table:table-cell>
          <table:table-cell office:value-type="float" office:value="765.442" calcext:value-type="float">
            <text:p>765.442</text:p>
          </table:table-cell>
          <table:table-cell office:value-type="float" office:value="1103.892" calcext:value-type="float">
            <text:p>1103.892</text:p>
          </table:table-cell>
          <table:table-cell office:value-type="float" office:value="417.8224" calcext:value-type="float">
            <text:p>417.8224</text:p>
          </table:table-cell>
          <table:table-cell office:value-type="float" office:value="1851.82" calcext:value-type="float">
            <text:p>1851.82</text:p>
          </table:table-cell>
          <table:table-cell office:value-type="float" office:value="2087.381" calcext:value-type="float">
            <text:p>2087.381</text:p>
          </table:table-cell>
          <table:table-cell office:value-type="float" office:value="1670.305" calcext:value-type="float">
            <text:p>1670.305</text:p>
          </table:table-cell>
          <table:table-cell office:value-type="float" office:value="585.5575" calcext:value-type="float">
            <text:p>585.5575</text:p>
          </table:table-cell>
          <table:table-cell office:value-type="float" office:value="582.873" calcext:value-type="float">
            <text:p>582.873</text:p>
          </table:table-cell>
          <table:table-cell office:value-type="float" office:value="142.7739" calcext:value-type="float">
            <text:p>142.7739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03365481" calcext:value-type="float">
            <text:p>-3.36548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35654" calcext:value-type="float">
            <text:p>-10.35654</text:p>
          </table:table-cell>
          <table:table-cell office:value-type="float" office:value="0" calcext:value-type="float">
            <text:p>0</text:p>
          </table:table-cell>
          <table:table-cell office:value-type="float" office:value="8.758727" calcext:value-type="float">
            <text:p>8.758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5" calcext:value-type="float">
            <text:p>12022005</text:p>
          </table:table-cell>
          <table:table-cell office:value-type="float" office:value="610.917" calcext:value-type="float">
            <text:p>610.917</text:p>
          </table:table-cell>
          <table:table-cell office:value-type="float" office:value="13289.14" calcext:value-type="float">
            <text:p>13289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47578" calcext:value-type="float">
            <text:p>-13.47578</text:p>
          </table:table-cell>
          <table:table-cell office:value-type="float" office:value="25.89061" calcext:value-type="float">
            <text:p>25.89061</text:p>
          </table:table-cell>
          <table:table-cell office:value-type="float" office:value="0" calcext:value-type="float">
            <text:p>0</text:p>
          </table:table-cell>
          <table:table-cell office:value-type="float" office:value="132.6277" calcext:value-type="float">
            <text:p>132.6277</text:p>
          </table:table-cell>
          <table:table-cell office:value-type="float" office:value="84.62312" calcext:value-type="float">
            <text:p>84.62312</text:p>
          </table:table-cell>
          <table:table-cell office:value-type="float" office:value="0.01431336" calcext:value-type="float">
            <text:p>0.01431336</text:p>
          </table:table-cell>
          <table:table-cell office:value-type="float" office:value="0.118909" calcext:value-type="float">
            <text:p>0.118909</text:p>
          </table:table-cell>
          <table:table-cell office:value-type="float" office:value="0.0001514794" calcext:value-type="float">
            <text:p>0.0001514794</text:p>
          </table:table-cell>
          <table:table-cell office:value-type="float" office:value="0.02155105" calcext:value-type="float">
            <text:p>0.02155105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3.57088" calcext:value-type="float">
            <text:p>-13.57088</text:p>
          </table:table-cell>
          <table:table-cell office:value-type="float" office:value="0" calcext:value-type="float">
            <text:p>0</text:p>
          </table:table-cell>
          <table:table-cell office:value-type="float" office:value="397.278" calcext:value-type="float">
            <text:p>397.278</text:p>
          </table:table-cell>
          <table:table-cell office:value-type="float" office:value="1294.563" calcext:value-type="float">
            <text:p>1294.563</text:p>
          </table:table-cell>
          <table:table-cell office:value-type="float" office:value="1600.891" calcext:value-type="float">
            <text:p>1600.891</text:p>
          </table:table-cell>
          <table:table-cell office:value-type="float" office:value="1279.192" calcext:value-type="float">
            <text:p>1279.192</text:p>
          </table:table-cell>
          <table:table-cell office:value-type="float" office:value="765.4328" calcext:value-type="float">
            <text:p>765.4328</text:p>
          </table:table-cell>
          <table:table-cell office:value-type="float" office:value="1103.887" calcext:value-type="float">
            <text:p>1103.887</text:p>
          </table:table-cell>
          <table:table-cell office:value-type="float" office:value="417.8191" calcext:value-type="float">
            <text:p>417.8191</text:p>
          </table:table-cell>
          <table:table-cell office:value-type="float" office:value="1851.815" calcext:value-type="float">
            <text:p>1851.815</text:p>
          </table:table-cell>
          <table:table-cell office:value-type="float" office:value="2087.377" calcext:value-type="float">
            <text:p>2087.377</text:p>
          </table:table-cell>
          <table:table-cell office:value-type="float" office:value="1670.301" calcext:value-type="float">
            <text:p>1670.301</text:p>
          </table:table-cell>
          <table:table-cell office:value-type="float" office:value="585.5562" calcext:value-type="float">
            <text:p>585.5562</text:p>
          </table:table-cell>
          <table:table-cell office:value-type="float" office:value="582.8657" calcext:value-type="float">
            <text:p>582.8657</text:p>
          </table:table-cell>
          <table:table-cell office:value-type="float" office:value="142.7739" calcext:value-type="float">
            <text:p>142.7739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03370119" calcext:value-type="float">
            <text:p>-3.370119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.66307" calcext:value-type="float">
            <text:p>-10.66307</text:p>
          </table:table-cell>
          <table:table-cell office:value-type="float" office:value="0" calcext:value-type="float">
            <text:p>0</text:p>
          </table:table-cell>
          <table:table-cell office:value-type="float" office:value="8.776877" calcext:value-type="float">
            <text:p>8.776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5" calcext:value-type="float">
            <text:p>13022005</text:p>
          </table:table-cell>
          <table:table-cell office:value-type="float" office:value="610.2584" calcext:value-type="float">
            <text:p>610.2584</text:p>
          </table:table-cell>
          <table:table-cell office:value-type="float" office:value="13289.23" calcext:value-type="float">
            <text:p>13289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09374" calcext:value-type="float">
            <text:p>-14.09374</text:p>
          </table:table-cell>
          <table:table-cell office:value-type="float" office:value="21.82127" calcext:value-type="float">
            <text:p>21.82127</text:p>
          </table:table-cell>
          <table:table-cell office:value-type="float" office:value="0" calcext:value-type="float">
            <text:p>0</text:p>
          </table:table-cell>
          <table:table-cell office:value-type="float" office:value="132.7028" calcext:value-type="float">
            <text:p>132.7028</text:p>
          </table:table-cell>
          <table:table-cell office:value-type="float" office:value="84.18926" calcext:value-type="float">
            <text:p>84.18926</text:p>
          </table:table-cell>
          <table:table-cell office:value-type="float" office:value="0.01441468" calcext:value-type="float">
            <text:p>0.01441468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576962" calcext:value-type="float">
            <text:p>0.0005576962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4.23001" calcext:value-type="float">
            <text:p>-14.23001</text:p>
          </table:table-cell>
          <table:table-cell office:value-type="float" office:value="0" calcext:value-type="float">
            <text:p>0</text:p>
          </table:table-cell>
          <table:table-cell office:value-type="float" office:value="397.3405" calcext:value-type="float">
            <text:p>397.3405</text:p>
          </table:table-cell>
          <table:table-cell office:value-type="float" office:value="1294.5" calcext:value-type="float">
            <text:p>1294.5</text:p>
          </table:table-cell>
          <table:table-cell office:value-type="float" office:value="1600.812" calcext:value-type="float">
            <text:p>1600.812</text:p>
          </table:table-cell>
          <table:table-cell office:value-type="float" office:value="1279.178" calcext:value-type="float">
            <text:p>1279.178</text:p>
          </table:table-cell>
          <table:table-cell office:value-type="float" office:value="765.4228" calcext:value-type="float">
            <text:p>765.4228</text:p>
          </table:table-cell>
          <table:table-cell office:value-type="float" office:value="1103.879" calcext:value-type="float">
            <text:p>1103.879</text:p>
          </table:table-cell>
          <table:table-cell office:value-type="float" office:value="417.8149" calcext:value-type="float">
            <text:p>417.8149</text:p>
          </table:table-cell>
          <table:table-cell office:value-type="float" office:value="1851.811" calcext:value-type="float">
            <text:p>1851.811</text:p>
          </table:table-cell>
          <table:table-cell office:value-type="float" office:value="2087.374" calcext:value-type="float">
            <text:p>2087.374</text:p>
          </table:table-cell>
          <table:table-cell office:value-type="float" office:value="1670.298" calcext:value-type="float">
            <text:p>1670.298</text:p>
          </table:table-cell>
          <table:table-cell office:value-type="float" office:value="585.5549" calcext:value-type="float">
            <text:p>585.5549</text:p>
          </table:table-cell>
          <table:table-cell office:value-type="float" office:value="582.8585" calcext:value-type="float">
            <text:p>582.8585</text:p>
          </table:table-cell>
          <table:table-cell office:value-type="float" office:value="142.7739" calcext:value-type="float">
            <text:p>142.7739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09838998" calcext:value-type="float">
            <text:p>-9.838998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.17566" calcext:value-type="float">
            <text:p>-11.17566</text:p>
          </table:table-cell>
          <table:table-cell office:value-type="float" office:value="0" calcext:value-type="float">
            <text:p>0</text:p>
          </table:table-cell>
          <table:table-cell office:value-type="float" office:value="8.668646" calcext:value-type="float">
            <text:p>8.6686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5" calcext:value-type="float">
            <text:p>14022005</text:p>
          </table:table-cell>
          <table:table-cell office:value-type="float" office:value="609.1912" calcext:value-type="float">
            <text:p>609.1912</text:p>
          </table:table-cell>
          <table:table-cell office:value-type="float" office:value="13289.41" calcext:value-type="float">
            <text:p>13289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.83821" calcext:value-type="float">
            <text:p>-14.83821</text:p>
          </table:table-cell>
          <table:table-cell office:value-type="float" office:value="23.24486" calcext:value-type="float">
            <text:p>23.24486</text:p>
          </table:table-cell>
          <table:table-cell office:value-type="float" office:value="0" calcext:value-type="float">
            <text:p>0</text:p>
          </table:table-cell>
          <table:table-cell office:value-type="float" office:value="133.0126" calcext:value-type="float">
            <text:p>133.0126</text:p>
          </table:table-cell>
          <table:table-cell office:value-type="float" office:value="83.30602" calcext:value-type="float">
            <text:p>83.30602</text:p>
          </table:table-cell>
          <table:table-cell office:value-type="float" office:value="0.01459202" calcext:value-type="float">
            <text:p>0.01459202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579581" calcext:value-type="float">
            <text:p>0.000557958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4.9743" calcext:value-type="float">
            <text:p>-14.9743</text:p>
          </table:table-cell>
          <table:table-cell office:value-type="float" office:value="0" calcext:value-type="float">
            <text:p>0</text:p>
          </table:table-cell>
          <table:table-cell office:value-type="float" office:value="397.5458" calcext:value-type="float">
            <text:p>397.5458</text:p>
          </table:table-cell>
          <table:table-cell office:value-type="float" office:value="1294.442" calcext:value-type="float">
            <text:p>1294.442</text:p>
          </table:table-cell>
          <table:table-cell office:value-type="float" office:value="1600.721" calcext:value-type="float">
            <text:p>1600.721</text:p>
          </table:table-cell>
          <table:table-cell office:value-type="float" office:value="1279.164" calcext:value-type="float">
            <text:p>1279.164</text:p>
          </table:table-cell>
          <table:table-cell office:value-type="float" office:value="765.4105" calcext:value-type="float">
            <text:p>765.4105</text:p>
          </table:table-cell>
          <table:table-cell office:value-type="float" office:value="1103.87" calcext:value-type="float">
            <text:p>1103.87</text:p>
          </table:table-cell>
          <table:table-cell office:value-type="float" office:value="417.8109" calcext:value-type="float">
            <text:p>417.8109</text:p>
          </table:table-cell>
          <table:table-cell office:value-type="float" office:value="1851.806" calcext:value-type="float">
            <text:p>1851.806</text:p>
          </table:table-cell>
          <table:table-cell office:value-type="float" office:value="2087.37" calcext:value-type="float">
            <text:p>2087.37</text:p>
          </table:table-cell>
          <table:table-cell office:value-type="float" office:value="1670.294" calcext:value-type="float">
            <text:p>1670.294</text:p>
          </table:table-cell>
          <table:table-cell office:value-type="float" office:value="585.5535" calcext:value-type="float">
            <text:p>585.5535</text:p>
          </table:table-cell>
          <table:table-cell office:value-type="float" office:value="582.8514" calcext:value-type="float">
            <text:p>582.8514</text:p>
          </table:table-cell>
          <table:table-cell office:value-type="float" office:value="142.7739" calcext:value-type="float">
            <text:p>142.7739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419828" calcext:value-type="float">
            <text:p>-4.1982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03937" calcext:value-type="float">
            <text:p>-12.03937</text:p>
          </table:table-cell>
          <table:table-cell office:value-type="float" office:value="0" calcext:value-type="float">
            <text:p>0</text:p>
          </table:table-cell>
          <table:table-cell office:value-type="float" office:value="8.788006" calcext:value-type="float">
            <text:p>8.7880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5" calcext:value-type="float">
            <text:p>15022005</text:p>
          </table:table-cell>
          <table:table-cell office:value-type="float" office:value="608.5342" calcext:value-type="float">
            <text:p>608.5342</text:p>
          </table:table-cell>
          <table:table-cell office:value-type="float" office:value="13289.51" calcext:value-type="float">
            <text:p>13289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43453" calcext:value-type="float">
            <text:p>-15.43453</text:p>
          </table:table-cell>
          <table:table-cell office:value-type="float" office:value="25.12831" calcext:value-type="float">
            <text:p>25.12831</text:p>
          </table:table-cell>
          <table:table-cell office:value-type="float" office:value="0" calcext:value-type="float">
            <text:p>0</text:p>
          </table:table-cell>
          <table:table-cell office:value-type="float" office:value="133.1134" calcext:value-type="float">
            <text:p>133.1134</text:p>
          </table:table-cell>
          <table:table-cell office:value-type="float" office:value="82.93662" calcext:value-type="float">
            <text:p>82.93662</text:p>
          </table:table-cell>
          <table:table-cell office:value-type="float" office:value="0.01472747" calcext:value-type="float">
            <text:p>0.01472747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594951" calcext:value-type="float">
            <text:p>0.000559495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5.57048" calcext:value-type="float">
            <text:p>-15.57048</text:p>
          </table:table-cell>
          <table:table-cell office:value-type="float" office:value="0" calcext:value-type="float">
            <text:p>0</text:p>
          </table:table-cell>
          <table:table-cell office:value-type="float" office:value="397.6152" calcext:value-type="float">
            <text:p>397.6152</text:p>
          </table:table-cell>
          <table:table-cell office:value-type="float" office:value="1294.343" calcext:value-type="float">
            <text:p>1294.343</text:p>
          </table:table-cell>
          <table:table-cell office:value-type="float" office:value="1600.615" calcext:value-type="float">
            <text:p>1600.615</text:p>
          </table:table-cell>
          <table:table-cell office:value-type="float" office:value="1279.149" calcext:value-type="float">
            <text:p>1279.149</text:p>
          </table:table-cell>
          <table:table-cell office:value-type="float" office:value="765.3981" calcext:value-type="float">
            <text:p>765.3981</text:p>
          </table:table-cell>
          <table:table-cell office:value-type="float" office:value="1103.862" calcext:value-type="float">
            <text:p>1103.862</text:p>
          </table:table-cell>
          <table:table-cell office:value-type="float" office:value="417.8071" calcext:value-type="float">
            <text:p>417.8071</text:p>
          </table:table-cell>
          <table:table-cell office:value-type="float" office:value="1851.802" calcext:value-type="float">
            <text:p>1851.802</text:p>
          </table:table-cell>
          <table:table-cell office:value-type="float" office:value="2087.366" calcext:value-type="float">
            <text:p>2087.366</text:p>
          </table:table-cell>
          <table:table-cell office:value-type="float" office:value="1670.291" calcext:value-type="float">
            <text:p>1670.291</text:p>
          </table:table-cell>
          <table:table-cell office:value-type="float" office:value="585.5521" calcext:value-type="float">
            <text:p>585.5521</text:p>
          </table:table-cell>
          <table:table-cell office:value-type="float" office:value="582.8444" calcext:value-type="float">
            <text:p>582.8444</text:p>
          </table:table-cell>
          <table:table-cell office:value-type="float" office:value="142.7739" calcext:value-type="float">
            <text:p>142.7739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4518867" calcext:value-type="float">
            <text:p>-4.51886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.58375" calcext:value-type="float">
            <text:p>-12.58375</text:p>
          </table:table-cell>
          <table:table-cell office:value-type="float" office:value="0" calcext:value-type="float">
            <text:p>0</text:p>
          </table:table-cell>
          <table:table-cell office:value-type="float" office:value="8.736112" calcext:value-type="float">
            <text:p>8.736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5" calcext:value-type="float">
            <text:p>16022005</text:p>
          </table:table-cell>
          <table:table-cell office:value-type="float" office:value="607.2225" calcext:value-type="float">
            <text:p>607.2225</text:p>
          </table:table-cell>
          <table:table-cell office:value-type="float" office:value="13289.71" calcext:value-type="float">
            <text:p>13289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2324" calcext:value-type="float">
            <text:p>-16.52324</text:p>
          </table:table-cell>
          <table:table-cell office:value-type="float" office:value="28.5741" calcext:value-type="float">
            <text:p>28.5741</text:p>
          </table:table-cell>
          <table:table-cell office:value-type="float" office:value="0" calcext:value-type="float">
            <text:p>0</text:p>
          </table:table-cell>
          <table:table-cell office:value-type="float" office:value="133.6213" calcext:value-type="float">
            <text:p>133.6213</text:p>
          </table:table-cell>
          <table:table-cell office:value-type="float" office:value="81.97047" calcext:value-type="float">
            <text:p>81.97047</text:p>
          </table:table-cell>
          <table:table-cell office:value-type="float" office:value="0.01487379" calcext:value-type="float">
            <text:p>0.01487379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03829" calcext:value-type="float">
            <text:p>0.0005603829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6.65905" calcext:value-type="float">
            <text:p>-16.65905</text:p>
          </table:table-cell>
          <table:table-cell office:value-type="float" office:value="0" calcext:value-type="float">
            <text:p>0</text:p>
          </table:table-cell>
          <table:table-cell office:value-type="float" office:value="397.763" calcext:value-type="float">
            <text:p>397.763</text:p>
          </table:table-cell>
          <table:table-cell office:value-type="float" office:value="1294.23" calcext:value-type="float">
            <text:p>1294.23</text:p>
          </table:table-cell>
          <table:table-cell office:value-type="float" office:value="1600.495" calcext:value-type="float">
            <text:p>1600.495</text:p>
          </table:table-cell>
          <table:table-cell office:value-type="float" office:value="1279.134" calcext:value-type="float">
            <text:p>1279.134</text:p>
          </table:table-cell>
          <table:table-cell office:value-type="float" office:value="765.3859" calcext:value-type="float">
            <text:p>765.3859</text:p>
          </table:table-cell>
          <table:table-cell office:value-type="float" office:value="1103.854" calcext:value-type="float">
            <text:p>1103.854</text:p>
          </table:table-cell>
          <table:table-cell office:value-type="float" office:value="417.8034" calcext:value-type="float">
            <text:p>417.8034</text:p>
          </table:table-cell>
          <table:table-cell office:value-type="float" office:value="1851.797" calcext:value-type="float">
            <text:p>1851.797</text:p>
          </table:table-cell>
          <table:table-cell office:value-type="float" office:value="2087.363" calcext:value-type="float">
            <text:p>2087.363</text:p>
          </table:table-cell>
          <table:table-cell office:value-type="float" office:value="1670.288" calcext:value-type="float">
            <text:p>1670.288</text:p>
          </table:table-cell>
          <table:table-cell office:value-type="float" office:value="585.5508" calcext:value-type="float">
            <text:p>585.5508</text:p>
          </table:table-cell>
          <table:table-cell office:value-type="float" office:value="582.8375" calcext:value-type="float">
            <text:p>582.8375</text:p>
          </table:table-cell>
          <table:table-cell office:value-type="float" office:value="142.7739" calcext:value-type="float">
            <text:p>142.7739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4536818" calcext:value-type="float">
            <text:p>-4.53681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.67459" calcext:value-type="float">
            <text:p>-13.67459</text:p>
          </table:table-cell>
          <table:table-cell office:value-type="float" office:value="0" calcext:value-type="float">
            <text:p>0</text:p>
          </table:table-cell>
          <table:table-cell office:value-type="float" office:value="8.738258" calcext:value-type="float">
            <text:p>8.738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5" calcext:value-type="float">
            <text:p>17022005</text:p>
          </table:table-cell>
          <table:table-cell office:value-type="float" office:value="605.7144" calcext:value-type="float">
            <text:p>605.7144</text:p>
          </table:table-cell>
          <table:table-cell office:value-type="float" office:value="13289.95" calcext:value-type="float">
            <text:p>13289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77213" calcext:value-type="float">
            <text:p>-17.77213</text:p>
          </table:table-cell>
          <table:table-cell office:value-type="float" office:value="32.43668" calcext:value-type="float">
            <text:p>32.43668</text:p>
          </table:table-cell>
          <table:table-cell office:value-type="float" office:value="0" calcext:value-type="float">
            <text:p>0</text:p>
          </table:table-cell>
          <table:table-cell office:value-type="float" office:value="134.2173" calcext:value-type="float">
            <text:p>134.2173</text:p>
          </table:table-cell>
          <table:table-cell office:value-type="float" office:value="80.86902" calcext:value-type="float">
            <text:p>80.86902</text:p>
          </table:table-cell>
          <table:table-cell office:value-type="float" office:value="0.01503309" calcext:value-type="float">
            <text:p>0.01503309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08561" calcext:value-type="float">
            <text:p>0.000560856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7.90778" calcext:value-type="float">
            <text:p>-17.90778</text:p>
          </table:table-cell>
          <table:table-cell office:value-type="float" office:value="0" calcext:value-type="float">
            <text:p>0</text:p>
          </table:table-cell>
          <table:table-cell office:value-type="float" office:value="397.927" calcext:value-type="float">
            <text:p>397.927</text:p>
          </table:table-cell>
          <table:table-cell office:value-type="float" office:value="1294.08" calcext:value-type="float">
            <text:p>1294.08</text:p>
          </table:table-cell>
          <table:table-cell office:value-type="float" office:value="1600.372" calcext:value-type="float">
            <text:p>1600.372</text:p>
          </table:table-cell>
          <table:table-cell office:value-type="float" office:value="1279.12" calcext:value-type="float">
            <text:p>1279.12</text:p>
          </table:table-cell>
          <table:table-cell office:value-type="float" office:value="765.3738" calcext:value-type="float">
            <text:p>765.3738</text:p>
          </table:table-cell>
          <table:table-cell office:value-type="float" office:value="1103.846" calcext:value-type="float">
            <text:p>1103.846</text:p>
          </table:table-cell>
          <table:table-cell office:value-type="float" office:value="417.7998" calcext:value-type="float">
            <text:p>417.7998</text:p>
          </table:table-cell>
          <table:table-cell office:value-type="float" office:value="1851.792" calcext:value-type="float">
            <text:p>1851.792</text:p>
          </table:table-cell>
          <table:table-cell office:value-type="float" office:value="2087.359" calcext:value-type="float">
            <text:p>2087.359</text:p>
          </table:table-cell>
          <table:table-cell office:value-type="float" office:value="1670.284" calcext:value-type="float">
            <text:p>1670.284</text:p>
          </table:table-cell>
          <table:table-cell office:value-type="float" office:value="585.5495" calcext:value-type="float">
            <text:p>585.5495</text:p>
          </table:table-cell>
          <table:table-cell office:value-type="float" office:value="582.8307" calcext:value-type="float">
            <text:p>582.8307</text:p>
          </table:table-cell>
          <table:table-cell office:value-type="float" office:value="142.7739" calcext:value-type="float">
            <text:p>142.7739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4565641" calcext:value-type="float">
            <text:p>-4.56564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.92592" calcext:value-type="float">
            <text:p>-14.92592</text:p>
          </table:table-cell>
          <table:table-cell office:value-type="float" office:value="0" calcext:value-type="float">
            <text:p>0</text:p>
          </table:table-cell>
          <table:table-cell office:value-type="float" office:value="8.740829" calcext:value-type="float">
            <text:p>8.740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5" calcext:value-type="float">
            <text:p>18022005</text:p>
          </table:table-cell>
          <table:table-cell office:value-type="float" office:value="604.4816" calcext:value-type="float">
            <text:p>604.4816</text:p>
          </table:table-cell>
          <table:table-cell office:value-type="float" office:value="13290.15" calcext:value-type="float">
            <text:p>1329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8.79092" calcext:value-type="float">
            <text:p>-18.79092</text:p>
          </table:table-cell>
          <table:table-cell office:value-type="float" office:value="35.59282" calcext:value-type="float">
            <text:p>35.59282</text:p>
          </table:table-cell>
          <table:table-cell office:value-type="float" office:value="0" calcext:value-type="float">
            <text:p>0</text:p>
          </table:table-cell>
          <table:table-cell office:value-type="float" office:value="134.5995" calcext:value-type="float">
            <text:p>134.5995</text:p>
          </table:table-cell>
          <table:table-cell office:value-type="float" office:value="80.0509" calcext:value-type="float">
            <text:p>80.0509</text:p>
          </table:table-cell>
          <table:table-cell office:value-type="float" office:value="0.0152065" calcext:value-type="float">
            <text:p>0.0152065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15212" calcext:value-type="float">
            <text:p>0.0005615212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8.9264" calcext:value-type="float">
            <text:p>-18.9264</text:p>
          </table:table-cell>
          <table:table-cell office:value-type="float" office:value="0" calcext:value-type="float">
            <text:p>0</text:p>
          </table:table-cell>
          <table:table-cell office:value-type="float" office:value="398.0649" calcext:value-type="float">
            <text:p>398.0649</text:p>
          </table:table-cell>
          <table:table-cell office:value-type="float" office:value="1293.929" calcext:value-type="float">
            <text:p>1293.929</text:p>
          </table:table-cell>
          <table:table-cell office:value-type="float" office:value="1600.232" calcext:value-type="float">
            <text:p>1600.232</text:p>
          </table:table-cell>
          <table:table-cell office:value-type="float" office:value="1279.104" calcext:value-type="float">
            <text:p>1279.104</text:p>
          </table:table-cell>
          <table:table-cell office:value-type="float" office:value="765.3616" calcext:value-type="float">
            <text:p>765.3616</text:p>
          </table:table-cell>
          <table:table-cell office:value-type="float" office:value="1103.838" calcext:value-type="float">
            <text:p>1103.838</text:p>
          </table:table-cell>
          <table:table-cell office:value-type="float" office:value="417.7962" calcext:value-type="float">
            <text:p>417.7962</text:p>
          </table:table-cell>
          <table:table-cell office:value-type="float" office:value="1851.787" calcext:value-type="float">
            <text:p>1851.787</text:p>
          </table:table-cell>
          <table:table-cell office:value-type="float" office:value="2087.355" calcext:value-type="float">
            <text:p>2087.355</text:p>
          </table:table-cell>
          <table:table-cell office:value-type="float" office:value="1670.281" calcext:value-type="float">
            <text:p>1670.281</text:p>
          </table:table-cell>
          <table:table-cell office:value-type="float" office:value="585.5482" calcext:value-type="float">
            <text:p>585.5482</text:p>
          </table:table-cell>
          <table:table-cell office:value-type="float" office:value="582.824" calcext:value-type="float">
            <text:p>582.824</text:p>
          </table:table-cell>
          <table:table-cell office:value-type="float" office:value="142.7738" calcext:value-type="float">
            <text:p>142.7738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4576836" calcext:value-type="float">
            <text:p>-4.57683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.9393" calcext:value-type="float">
            <text:p>-15.9393</text:p>
          </table:table-cell>
          <table:table-cell office:value-type="float" office:value="0" calcext:value-type="float">
            <text:p>0</text:p>
          </table:table-cell>
          <table:table-cell office:value-type="float" office:value="8.735582" calcext:value-type="float">
            <text:p>8.7355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5" calcext:value-type="float">
            <text:p>19022005</text:p>
          </table:table-cell>
          <table:table-cell office:value-type="float" office:value="603.8764" calcext:value-type="float">
            <text:p>603.8764</text:p>
          </table:table-cell>
          <table:table-cell office:value-type="float" office:value="13290.25" calcext:value-type="float">
            <text:p>1329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9.30351" calcext:value-type="float">
            <text:p>-19.30351</text:p>
          </table:table-cell>
          <table:table-cell office:value-type="float" office:value="36.93447" calcext:value-type="float">
            <text:p>36.93447</text:p>
          </table:table-cell>
          <table:table-cell office:value-type="float" office:value="0" calcext:value-type="float">
            <text:p>0</text:p>
          </table:table-cell>
          <table:table-cell office:value-type="float" office:value="134.6109" calcext:value-type="float">
            <text:p>134.6109</text:p>
          </table:table-cell>
          <table:table-cell office:value-type="float" office:value="79.73705" calcext:value-type="float">
            <text:p>79.73705</text:p>
          </table:table-cell>
          <table:table-cell office:value-type="float" office:value="0.01537358" calcext:value-type="float">
            <text:p>0.01537358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34572" calcext:value-type="float">
            <text:p>0.0005634572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9.43882" calcext:value-type="float">
            <text:p>-19.43882</text:p>
          </table:table-cell>
          <table:table-cell office:value-type="float" office:value="0" calcext:value-type="float">
            <text:p>0</text:p>
          </table:table-cell>
          <table:table-cell office:value-type="float" office:value="398.1429" calcext:value-type="float">
            <text:p>398.1429</text:p>
          </table:table-cell>
          <table:table-cell office:value-type="float" office:value="1293.834" calcext:value-type="float">
            <text:p>1293.834</text:p>
          </table:table-cell>
          <table:table-cell office:value-type="float" office:value="1600.114" calcext:value-type="float">
            <text:p>1600.114</text:p>
          </table:table-cell>
          <table:table-cell office:value-type="float" office:value="1279.089" calcext:value-type="float">
            <text:p>1279.089</text:p>
          </table:table-cell>
          <table:table-cell office:value-type="float" office:value="765.3494" calcext:value-type="float">
            <text:p>765.3494</text:p>
          </table:table-cell>
          <table:table-cell office:value-type="float" office:value="1103.83" calcext:value-type="float">
            <text:p>1103.83</text:p>
          </table:table-cell>
          <table:table-cell office:value-type="float" office:value="417.7925" calcext:value-type="float">
            <text:p>417.7925</text:p>
          </table:table-cell>
          <table:table-cell office:value-type="float" office:value="1851.783" calcext:value-type="float">
            <text:p>1851.783</text:p>
          </table:table-cell>
          <table:table-cell office:value-type="float" office:value="2087.352" calcext:value-type="float">
            <text:p>2087.352</text:p>
          </table:table-cell>
          <table:table-cell office:value-type="float" office:value="1670.278" calcext:value-type="float">
            <text:p>1670.278</text:p>
          </table:table-cell>
          <table:table-cell office:value-type="float" office:value="585.5469" calcext:value-type="float">
            <text:p>585.5469</text:p>
          </table:table-cell>
          <table:table-cell office:value-type="float" office:value="582.8174" calcext:value-type="float">
            <text:p>582.8174</text:p>
          </table:table-cell>
          <table:table-cell office:value-type="float" office:value="142.7738" calcext:value-type="float">
            <text:p>142.7738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4578318" calcext:value-type="float">
            <text:p>-4.57831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6.42519" calcext:value-type="float">
            <text:p>-16.42519</text:p>
          </table:table-cell>
          <table:table-cell office:value-type="float" office:value="0" calcext:value-type="float">
            <text:p>0</text:p>
          </table:table-cell>
          <table:table-cell office:value-type="float" office:value="8.708958" calcext:value-type="float">
            <text:p>8.708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5" calcext:value-type="float">
            <text:p>20022005</text:p>
          </table:table-cell>
          <table:table-cell office:value-type="float" office:value="602.9265" calcext:value-type="float">
            <text:p>602.9265</text:p>
          </table:table-cell>
          <table:table-cell office:value-type="float" office:value="13290.41" calcext:value-type="float">
            <text:p>13290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08977" calcext:value-type="float">
            <text:p>-20.08977</text:p>
          </table:table-cell>
          <table:table-cell office:value-type="float" office:value="39.17973" calcext:value-type="float">
            <text:p>39.17973</text:p>
          </table:table-cell>
          <table:table-cell office:value-type="float" office:value="0" calcext:value-type="float">
            <text:p>0</text:p>
          </table:table-cell>
          <table:table-cell office:value-type="float" office:value="134.807" calcext:value-type="float">
            <text:p>134.807</text:p>
          </table:table-cell>
          <table:table-cell office:value-type="float" office:value="79.14587" calcext:value-type="float">
            <text:p>79.14587</text:p>
          </table:table-cell>
          <table:table-cell office:value-type="float" office:value="0.0155478" calcext:value-type="float">
            <text:p>0.0155478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43458" calcext:value-type="float">
            <text:p>0.0005643458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20.2249" calcext:value-type="float">
            <text:p>-20.2249</text:p>
          </table:table-cell>
          <table:table-cell office:value-type="float" office:value="0" calcext:value-type="float">
            <text:p>0</text:p>
          </table:table-cell>
          <table:table-cell office:value-type="float" office:value="398.2599" calcext:value-type="float">
            <text:p>398.2599</text:p>
          </table:table-cell>
          <table:table-cell office:value-type="float" office:value="1293.709" calcext:value-type="float">
            <text:p>1293.709</text:p>
          </table:table-cell>
          <table:table-cell office:value-type="float" office:value="1599.983" calcext:value-type="float">
            <text:p>1599.983</text:p>
          </table:table-cell>
          <table:table-cell office:value-type="float" office:value="1279.074" calcext:value-type="float">
            <text:p>1279.074</text:p>
          </table:table-cell>
          <table:table-cell office:value-type="float" office:value="765.3373" calcext:value-type="float">
            <text:p>765.3373</text:p>
          </table:table-cell>
          <table:table-cell office:value-type="float" office:value="1103.822" calcext:value-type="float">
            <text:p>1103.822</text:p>
          </table:table-cell>
          <table:table-cell office:value-type="float" office:value="417.7889" calcext:value-type="float">
            <text:p>417.7889</text:p>
          </table:table-cell>
          <table:table-cell office:value-type="float" office:value="1851.778" calcext:value-type="float">
            <text:p>1851.778</text:p>
          </table:table-cell>
          <table:table-cell office:value-type="float" office:value="2087.348" calcext:value-type="float">
            <text:p>2087.348</text:p>
          </table:table-cell>
          <table:table-cell office:value-type="float" office:value="1670.274" calcext:value-type="float">
            <text:p>1670.274</text:p>
          </table:table-cell>
          <table:table-cell office:value-type="float" office:value="585.5455" calcext:value-type="float">
            <text:p>585.5455</text:p>
          </table:table-cell>
          <table:table-cell office:value-type="float" office:value="582.8107" calcext:value-type="float">
            <text:p>582.8107</text:p>
          </table:table-cell>
          <table:table-cell office:value-type="float" office:value="142.7738" calcext:value-type="float">
            <text:p>142.7738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4579802" calcext:value-type="float">
            <text:p>-4.57980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19632" calcext:value-type="float">
            <text:p>-17.19632</text:p>
          </table:table-cell>
          <table:table-cell office:value-type="float" office:value="0" calcext:value-type="float">
            <text:p>0</text:p>
          </table:table-cell>
          <table:table-cell office:value-type="float" office:value="8.694056" calcext:value-type="float">
            <text:p>8.694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5" calcext:value-type="float">
            <text:p>21022005</text:p>
          </table:table-cell>
          <table:table-cell office:value-type="float" office:value="602.4841" calcext:value-type="float">
            <text:p>602.4841</text:p>
          </table:table-cell>
          <table:table-cell office:value-type="float" office:value="13290.48" calcext:value-type="float">
            <text:p>13290.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47131" calcext:value-type="float">
            <text:p>-20.47131</text:p>
          </table:table-cell>
          <table:table-cell office:value-type="float" office:value="40.41755" calcext:value-type="float">
            <text:p>40.41755</text:p>
          </table:table-cell>
          <table:table-cell office:value-type="float" office:value="0" calcext:value-type="float">
            <text:p>0</text:p>
          </table:table-cell>
          <table:table-cell office:value-type="float" office:value="134.7375" calcext:value-type="float">
            <text:p>134.7375</text:p>
          </table:table-cell>
          <table:table-cell office:value-type="float" office:value="78.98366" calcext:value-type="float">
            <text:p>78.98366</text:p>
          </table:table-cell>
          <table:table-cell office:value-type="float" office:value="0.01571634" calcext:value-type="float">
            <text:p>0.01571634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60023" calcext:value-type="float">
            <text:p>0.000566002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20.60628" calcext:value-type="float">
            <text:p>-20.60628</text:p>
          </table:table-cell>
          <table:table-cell office:value-type="float" office:value="0" calcext:value-type="float">
            <text:p>0</text:p>
          </table:table-cell>
          <table:table-cell office:value-type="float" office:value="398.3143" calcext:value-type="float">
            <text:p>398.3143</text:p>
          </table:table-cell>
          <table:table-cell office:value-type="float" office:value="1293.618" calcext:value-type="float">
            <text:p>1293.618</text:p>
          </table:table-cell>
          <table:table-cell office:value-type="float" office:value="1599.866" calcext:value-type="float">
            <text:p>1599.866</text:p>
          </table:table-cell>
          <table:table-cell office:value-type="float" office:value="1279.059" calcext:value-type="float">
            <text:p>1279.059</text:p>
          </table:table-cell>
          <table:table-cell office:value-type="float" office:value="765.3252" calcext:value-type="float">
            <text:p>765.3252</text:p>
          </table:table-cell>
          <table:table-cell office:value-type="float" office:value="1103.813" calcext:value-type="float">
            <text:p>1103.813</text:p>
          </table:table-cell>
          <table:table-cell office:value-type="float" office:value="417.7852" calcext:value-type="float">
            <text:p>417.7852</text:p>
          </table:table-cell>
          <table:table-cell office:value-type="float" office:value="1851.773" calcext:value-type="float">
            <text:p>1851.773</text:p>
          </table:table-cell>
          <table:table-cell office:value-type="float" office:value="2087.345" calcext:value-type="float">
            <text:p>2087.345</text:p>
          </table:table-cell>
          <table:table-cell office:value-type="float" office:value="1670.271" calcext:value-type="float">
            <text:p>1670.271</text:p>
          </table:table-cell>
          <table:table-cell office:value-type="float" office:value="585.5443" calcext:value-type="float">
            <text:p>585.5443</text:p>
          </table:table-cell>
          <table:table-cell office:value-type="float" office:value="582.8043" calcext:value-type="float">
            <text:p>582.8043</text:p>
          </table:table-cell>
          <table:table-cell office:value-type="float" office:value="142.7738" calcext:value-type="float">
            <text:p>142.7738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4580658" calcext:value-type="float">
            <text:p>-4.58065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7.5498" calcext:value-type="float">
            <text:p>-17.5498</text:p>
          </table:table-cell>
          <table:table-cell office:value-type="float" office:value="0" calcext:value-type="float">
            <text:p>0</text:p>
          </table:table-cell>
          <table:table-cell office:value-type="float" office:value="8.66611" calcext:value-type="float">
            <text:p>8.66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5" calcext:value-type="float">
            <text:p>22022005</text:p>
          </table:table-cell>
          <table:table-cell office:value-type="float" office:value="601.2208" calcext:value-type="float">
            <text:p>601.2208</text:p>
          </table:table-cell>
          <table:table-cell office:value-type="float" office:value="13290.7" calcext:value-type="float">
            <text:p>1329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1099" calcext:value-type="float">
            <text:p>-21.51099</text:p>
          </table:table-cell>
          <table:table-cell office:value-type="float" office:value="43.54937" calcext:value-type="float">
            <text:p>43.54937</text:p>
          </table:table-cell>
          <table:table-cell office:value-type="float" office:value="0" calcext:value-type="float">
            <text:p>0</text:p>
          </table:table-cell>
          <table:table-cell office:value-type="float" office:value="135.1127" calcext:value-type="float">
            <text:p>135.1127</text:p>
          </table:table-cell>
          <table:table-cell office:value-type="float" office:value="78.11069" calcext:value-type="float">
            <text:p>78.11069</text:p>
          </table:table-cell>
          <table:table-cell office:value-type="float" office:value="0.01590833" calcext:value-type="float">
            <text:p>0.01590833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65201" calcext:value-type="float">
            <text:p>0.000566520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21.64577" calcext:value-type="float">
            <text:p>-21.64577</text:p>
          </table:table-cell>
          <table:table-cell office:value-type="float" office:value="0" calcext:value-type="float">
            <text:p>0</text:p>
          </table:table-cell>
          <table:table-cell office:value-type="float" office:value="398.475" calcext:value-type="float">
            <text:p>398.475</text:p>
          </table:table-cell>
          <table:table-cell office:value-type="float" office:value="1293.48" calcext:value-type="float">
            <text:p>1293.48</text:p>
          </table:table-cell>
          <table:table-cell office:value-type="float" office:value="1599.73" calcext:value-type="float">
            <text:p>1599.73</text:p>
          </table:table-cell>
          <table:table-cell office:value-type="float" office:value="1279.044" calcext:value-type="float">
            <text:p>1279.044</text:p>
          </table:table-cell>
          <table:table-cell office:value-type="float" office:value="765.3131" calcext:value-type="float">
            <text:p>765.3131</text:p>
          </table:table-cell>
          <table:table-cell office:value-type="float" office:value="1103.805" calcext:value-type="float">
            <text:p>1103.805</text:p>
          </table:table-cell>
          <table:table-cell office:value-type="float" office:value="417.7817" calcext:value-type="float">
            <text:p>417.7817</text:p>
          </table:table-cell>
          <table:table-cell office:value-type="float" office:value="1851.769" calcext:value-type="float">
            <text:p>1851.769</text:p>
          </table:table-cell>
          <table:table-cell office:value-type="float" office:value="2087.341" calcext:value-type="float">
            <text:p>2087.341</text:p>
          </table:table-cell>
          <table:table-cell office:value-type="float" office:value="1670.268" calcext:value-type="float">
            <text:p>1670.268</text:p>
          </table:table-cell>
          <table:table-cell office:value-type="float" office:value="585.543" calcext:value-type="float">
            <text:p>585.543</text:p>
          </table:table-cell>
          <table:table-cell office:value-type="float" office:value="582.7978" calcext:value-type="float">
            <text:p>582.7978</text:p>
          </table:table-cell>
          <table:table-cell office:value-type="float" office:value="142.7738" calcext:value-type="float">
            <text:p>142.7738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4595953" calcext:value-type="float">
            <text:p>-4.59595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8.57499" calcext:value-type="float">
            <text:p>-18.57499</text:p>
          </table:table-cell>
          <table:table-cell office:value-type="float" office:value="0" calcext:value-type="float">
            <text:p>0</text:p>
          </table:table-cell>
          <table:table-cell office:value-type="float" office:value="8.651807" calcext:value-type="float">
            <text:p>8.6518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5" calcext:value-type="float">
            <text:p>23022005</text:p>
          </table:table-cell>
          <table:table-cell office:value-type="float" office:value="600.3933" calcext:value-type="float">
            <text:p>600.3933</text:p>
          </table:table-cell>
          <table:table-cell office:value-type="float" office:value="13290.84" calcext:value-type="float">
            <text:p>13290.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20469" calcext:value-type="float">
            <text:p>-22.20469</text:p>
          </table:table-cell>
          <table:table-cell office:value-type="float" office:value="45.67601" calcext:value-type="float">
            <text:p>45.67601</text:p>
          </table:table-cell>
          <table:table-cell office:value-type="float" office:value="0" calcext:value-type="float">
            <text:p>0</text:p>
          </table:table-cell>
          <table:table-cell office:value-type="float" office:value="135.2217" calcext:value-type="float">
            <text:p>135.2217</text:p>
          </table:table-cell>
          <table:table-cell office:value-type="float" office:value="77.61916" calcext:value-type="float">
            <text:p>77.61916</text:p>
          </table:table-cell>
          <table:table-cell office:value-type="float" office:value="0.01610232" calcext:value-type="float">
            <text:p>0.01610232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73447" calcext:value-type="float">
            <text:p>0.0005673447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22.33928" calcext:value-type="float">
            <text:p>-22.33928</text:p>
          </table:table-cell>
          <table:table-cell office:value-type="float" office:value="0" calcext:value-type="float">
            <text:p>0</text:p>
          </table:table-cell>
          <table:table-cell office:value-type="float" office:value="398.5845" calcext:value-type="float">
            <text:p>398.5845</text:p>
          </table:table-cell>
          <table:table-cell office:value-type="float" office:value="1293.364" calcext:value-type="float">
            <text:p>1293.364</text:p>
          </table:table-cell>
          <table:table-cell office:value-type="float" office:value="1599.604" calcext:value-type="float">
            <text:p>1599.604</text:p>
          </table:table-cell>
          <table:table-cell office:value-type="float" office:value="1279.03" calcext:value-type="float">
            <text:p>1279.03</text:p>
          </table:table-cell>
          <table:table-cell office:value-type="float" office:value="765.3011" calcext:value-type="float">
            <text:p>765.3011</text:p>
          </table:table-cell>
          <table:table-cell office:value-type="float" office:value="1103.797" calcext:value-type="float">
            <text:p>1103.797</text:p>
          </table:table-cell>
          <table:table-cell office:value-type="float" office:value="417.7781" calcext:value-type="float">
            <text:p>417.7781</text:p>
          </table:table-cell>
          <table:table-cell office:value-type="float" office:value="1851.764" calcext:value-type="float">
            <text:p>1851.764</text:p>
          </table:table-cell>
          <table:table-cell office:value-type="float" office:value="2087.338" calcext:value-type="float">
            <text:p>2087.338</text:p>
          </table:table-cell>
          <table:table-cell office:value-type="float" office:value="1670.264" calcext:value-type="float">
            <text:p>1670.264</text:p>
          </table:table-cell>
          <table:table-cell office:value-type="float" office:value="585.5418" calcext:value-type="float">
            <text:p>585.5418</text:p>
          </table:table-cell>
          <table:table-cell office:value-type="float" office:value="582.7915" calcext:value-type="float">
            <text:p>582.7915</text:p>
          </table:table-cell>
          <table:table-cell office:value-type="float" office:value="142.7738" calcext:value-type="float">
            <text:p>142.7738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4597287" calcext:value-type="float">
            <text:p>-4.59728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9.23828" calcext:value-type="float">
            <text:p>-19.23828</text:p>
          </table:table-cell>
          <table:table-cell office:value-type="float" office:value="0" calcext:value-type="float">
            <text:p>0</text:p>
          </table:table-cell>
          <table:table-cell office:value-type="float" office:value="8.621518" calcext:value-type="float">
            <text:p>8.6215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5" calcext:value-type="float">
            <text:p>24022005</text:p>
          </table:table-cell>
          <table:table-cell office:value-type="float" office:value="599.3335" calcext:value-type="float">
            <text:p>599.3335</text:p>
          </table:table-cell>
          <table:table-cell office:value-type="float" office:value="13291.03" calcext:value-type="float">
            <text:p>1329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.08401" calcext:value-type="float">
            <text:p>-23.08401</text:p>
          </table:table-cell>
          <table:table-cell office:value-type="float" office:value="48.54652" calcext:value-type="float">
            <text:p>48.54652</text:p>
          </table:table-cell>
          <table:table-cell office:value-type="float" office:value="0" calcext:value-type="float">
            <text:p>0</text:p>
          </table:table-cell>
          <table:table-cell office:value-type="float" office:value="135.4634" calcext:value-type="float">
            <text:p>135.4634</text:p>
          </table:table-cell>
          <table:table-cell office:value-type="float" office:value="76.95174" calcext:value-type="float">
            <text:p>76.95174</text:p>
          </table:table-cell>
          <table:table-cell office:value-type="float" office:value="0.01630599" calcext:value-type="float">
            <text:p>0.01630599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81816" calcext:value-type="float">
            <text:p>0.0005681816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23.2184" calcext:value-type="float">
            <text:p>-23.2184</text:p>
          </table:table-cell>
          <table:table-cell office:value-type="float" office:value="0" calcext:value-type="float">
            <text:p>0</text:p>
          </table:table-cell>
          <table:table-cell office:value-type="float" office:value="398.7173" calcext:value-type="float">
            <text:p>398.7173</text:p>
          </table:table-cell>
          <table:table-cell office:value-type="float" office:value="1293.221" calcext:value-type="float">
            <text:p>1293.221</text:p>
          </table:table-cell>
          <table:table-cell office:value-type="float" office:value="1599.465" calcext:value-type="float">
            <text:p>1599.465</text:p>
          </table:table-cell>
          <table:table-cell office:value-type="float" office:value="1279.015" calcext:value-type="float">
            <text:p>1279.015</text:p>
          </table:table-cell>
          <table:table-cell office:value-type="float" office:value="765.2891" calcext:value-type="float">
            <text:p>765.2891</text:p>
          </table:table-cell>
          <table:table-cell office:value-type="float" office:value="1103.789" calcext:value-type="float">
            <text:p>1103.789</text:p>
          </table:table-cell>
          <table:table-cell office:value-type="float" office:value="417.7745" calcext:value-type="float">
            <text:p>417.7745</text:p>
          </table:table-cell>
          <table:table-cell office:value-type="float" office:value="1851.759" calcext:value-type="float">
            <text:p>1851.759</text:p>
          </table:table-cell>
          <table:table-cell office:value-type="float" office:value="2087.334" calcext:value-type="float">
            <text:p>2087.334</text:p>
          </table:table-cell>
          <table:table-cell office:value-type="float" office:value="1670.261" calcext:value-type="float">
            <text:p>1670.261</text:p>
          </table:table-cell>
          <table:table-cell office:value-type="float" office:value="585.5406" calcext:value-type="float">
            <text:p>585.5406</text:p>
          </table:table-cell>
          <table:table-cell office:value-type="float" office:value="582.7852" calcext:value-type="float">
            <text:p>582.7852</text:p>
          </table:table-cell>
          <table:table-cell office:value-type="float" office:value="142.7738" calcext:value-type="float">
            <text:p>142.7738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4602174" calcext:value-type="float">
            <text:p>-4.60217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0.09302" calcext:value-type="float">
            <text:p>-20.09302</text:p>
          </table:table-cell>
          <table:table-cell office:value-type="float" office:value="0" calcext:value-type="float">
            <text:p>0</text:p>
          </table:table-cell>
          <table:table-cell office:value-type="float" office:value="8.597087" calcext:value-type="float">
            <text:p>8.5970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5" calcext:value-type="float">
            <text:p>25022005</text:p>
          </table:table-cell>
          <table:table-cell office:value-type="float" office:value="597.1849" calcext:value-type="float">
            <text:p>597.1849</text:p>
          </table:table-cell>
          <table:table-cell office:value-type="float" office:value="13291.41" calcext:value-type="float">
            <text:p>13291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4.83102" calcext:value-type="float">
            <text:p>-24.83102</text:p>
          </table:table-cell>
          <table:table-cell office:value-type="float" office:value="53.84976" calcext:value-type="float">
            <text:p>53.84976</text:p>
          </table:table-cell>
          <table:table-cell office:value-type="float" office:value="0" calcext:value-type="float">
            <text:p>0</text:p>
          </table:table-cell>
          <table:table-cell office:value-type="float" office:value="136.2524" calcext:value-type="float">
            <text:p>136.2524</text:p>
          </table:table-cell>
          <table:table-cell office:value-type="float" office:value="75.47718" calcext:value-type="float">
            <text:p>75.47718</text:p>
          </table:table-cell>
          <table:table-cell office:value-type="float" office:value="0.01651754" calcext:value-type="float">
            <text:p>0.01651754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84795" calcext:value-type="float">
            <text:p>0.0005684795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24.96519" calcext:value-type="float">
            <text:p>-24.96519</text:p>
          </table:table-cell>
          <table:table-cell office:value-type="float" office:value="0" calcext:value-type="float">
            <text:p>0</text:p>
          </table:table-cell>
          <table:table-cell office:value-type="float" office:value="398.9631" calcext:value-type="float">
            <text:p>398.9631</text:p>
          </table:table-cell>
          <table:table-cell office:value-type="float" office:value="1292.946" calcext:value-type="float">
            <text:p>1292.946</text:p>
          </table:table-cell>
          <table:table-cell office:value-type="float" office:value="1599.261" calcext:value-type="float">
            <text:p>1599.261</text:p>
          </table:table-cell>
          <table:table-cell office:value-type="float" office:value="1278.999" calcext:value-type="float">
            <text:p>1278.999</text:p>
          </table:table-cell>
          <table:table-cell office:value-type="float" office:value="765.277" calcext:value-type="float">
            <text:p>765.277</text:p>
          </table:table-cell>
          <table:table-cell office:value-type="float" office:value="1103.781" calcext:value-type="float">
            <text:p>1103.781</text:p>
          </table:table-cell>
          <table:table-cell office:value-type="float" office:value="417.7711" calcext:value-type="float">
            <text:p>417.7711</text:p>
          </table:table-cell>
          <table:table-cell office:value-type="float" office:value="1851.755" calcext:value-type="float">
            <text:p>1851.755</text:p>
          </table:table-cell>
          <table:table-cell office:value-type="float" office:value="2087.33" calcext:value-type="float">
            <text:p>2087.33</text:p>
          </table:table-cell>
          <table:table-cell office:value-type="float" office:value="1670.258" calcext:value-type="float">
            <text:p>1670.258</text:p>
          </table:table-cell>
          <table:table-cell office:value-type="float" office:value="585.5396" calcext:value-type="float">
            <text:p>585.5396</text:p>
          </table:table-cell>
          <table:table-cell office:value-type="float" office:value="582.779" calcext:value-type="float">
            <text:p>582.779</text:p>
          </table:table-cell>
          <table:table-cell office:value-type="float" office:value="142.7738" calcext:value-type="float">
            <text:p>142.7738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4850074" calcext:value-type="float">
            <text:p>-4.85007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1.8373" calcext:value-type="float">
            <text:p>-21.8373</text:p>
          </table:table-cell>
          <table:table-cell office:value-type="float" office:value="0" calcext:value-type="float">
            <text:p>0</text:p>
          </table:table-cell>
          <table:table-cell office:value-type="float" office:value="8.594396" calcext:value-type="float">
            <text:p>8.594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5" calcext:value-type="float">
            <text:p>26022005</text:p>
          </table:table-cell>
          <table:table-cell office:value-type="float" office:value="595.4028" calcext:value-type="float">
            <text:p>595.4028</text:p>
          </table:table-cell>
          <table:table-cell office:value-type="float" office:value="13291.75" calcext:value-type="float">
            <text:p>13291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26815" calcext:value-type="float">
            <text:p>-26.26815</text:p>
          </table:table-cell>
          <table:table-cell office:value-type="float" office:value="58.035" calcext:value-type="float">
            <text:p>58.035</text:p>
          </table:table-cell>
          <table:table-cell office:value-type="float" office:value="0" calcext:value-type="float">
            <text:p>0</text:p>
          </table:table-cell>
          <table:table-cell office:value-type="float" office:value="136.7705" calcext:value-type="float">
            <text:p>136.7705</text:p>
          </table:table-cell>
          <table:table-cell office:value-type="float" office:value="74.29375" calcext:value-type="float">
            <text:p>74.29375</text:p>
          </table:table-cell>
          <table:table-cell office:value-type="float" office:value="0.01673724" calcext:value-type="float">
            <text:p>0.01673724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89309" calcext:value-type="float">
            <text:p>0.0005689309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26.4021" calcext:value-type="float">
            <text:p>-26.4021</text:p>
          </table:table-cell>
          <table:table-cell office:value-type="float" office:value="0" calcext:value-type="float">
            <text:p>0</text:p>
          </table:table-cell>
          <table:table-cell office:value-type="float" office:value="399.1917" calcext:value-type="float">
            <text:p>399.1917</text:p>
          </table:table-cell>
          <table:table-cell office:value-type="float" office:value="1292.708" calcext:value-type="float">
            <text:p>1292.708</text:p>
          </table:table-cell>
          <table:table-cell office:value-type="float" office:value="1599.068" calcext:value-type="float">
            <text:p>1599.068</text:p>
          </table:table-cell>
          <table:table-cell office:value-type="float" office:value="1278.982" calcext:value-type="float">
            <text:p>1278.982</text:p>
          </table:table-cell>
          <table:table-cell office:value-type="float" office:value="765.2647" calcext:value-type="float">
            <text:p>765.2647</text:p>
          </table:table-cell>
          <table:table-cell office:value-type="float" office:value="1103.773" calcext:value-type="float">
            <text:p>1103.773</text:p>
          </table:table-cell>
          <table:table-cell office:value-type="float" office:value="417.7676" calcext:value-type="float">
            <text:p>417.7676</text:p>
          </table:table-cell>
          <table:table-cell office:value-type="float" office:value="1851.75" calcext:value-type="float">
            <text:p>1851.75</text:p>
          </table:table-cell>
          <table:table-cell office:value-type="float" office:value="2087.327" calcext:value-type="float">
            <text:p>2087.327</text:p>
          </table:table-cell>
          <table:table-cell office:value-type="float" office:value="1670.255" calcext:value-type="float">
            <text:p>1670.255</text:p>
          </table:table-cell>
          <table:table-cell office:value-type="float" office:value="585.5385" calcext:value-type="float">
            <text:p>585.5385</text:p>
          </table:table-cell>
          <table:table-cell office:value-type="float" office:value="582.7728" calcext:value-type="float">
            <text:p>582.7728</text:p>
          </table:table-cell>
          <table:table-cell office:value-type="float" office:value="142.7738" calcext:value-type="float">
            <text:p>142.7738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4903443" calcext:value-type="float">
            <text:p>-4.90344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3.26237" calcext:value-type="float">
            <text:p>-23.26237</text:p>
          </table:table-cell>
          <table:table-cell office:value-type="float" office:value="0" calcext:value-type="float">
            <text:p>0</text:p>
          </table:table-cell>
          <table:table-cell office:value-type="float" office:value="8.582217" calcext:value-type="float">
            <text:p>8.5822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5" calcext:value-type="float">
            <text:p>27022005</text:p>
          </table:table-cell>
          <table:table-cell office:value-type="float" office:value="593.4167" calcext:value-type="float">
            <text:p>593.4167</text:p>
          </table:table-cell>
          <table:table-cell office:value-type="float" office:value="13292.12" calcext:value-type="float">
            <text:p>13292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7.87199" calcext:value-type="float">
            <text:p>-27.87199</text:p>
          </table:table-cell>
          <table:table-cell office:value-type="float" office:value="63.184" calcext:value-type="float">
            <text:p>63.184</text:p>
          </table:table-cell>
          <table:table-cell office:value-type="float" office:value="0" calcext:value-type="float">
            <text:p>0</text:p>
          </table:table-cell>
          <table:table-cell office:value-type="float" office:value="137.3813" calcext:value-type="float">
            <text:p>137.3813</text:p>
          </table:table-cell>
          <table:table-cell office:value-type="float" office:value="73.04658" calcext:value-type="float">
            <text:p>73.04658</text:p>
          </table:table-cell>
          <table:table-cell office:value-type="float" office:value="0.01695574" calcext:value-type="float">
            <text:p>0.01695574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69381" calcext:value-type="float">
            <text:p>0.00056938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28.00573" calcext:value-type="float">
            <text:p>-28.00573</text:p>
          </table:table-cell>
          <table:table-cell office:value-type="float" office:value="0" calcext:value-type="float">
            <text:p>0</text:p>
          </table:table-cell>
          <table:table-cell office:value-type="float" office:value="399.4309" calcext:value-type="float">
            <text:p>399.4309</text:p>
          </table:table-cell>
          <table:table-cell office:value-type="float" office:value="1292.416" calcext:value-type="float">
            <text:p>1292.416</text:p>
          </table:table-cell>
          <table:table-cell office:value-type="float" office:value="1598.818" calcext:value-type="float">
            <text:p>1598.818</text:p>
          </table:table-cell>
          <table:table-cell office:value-type="float" office:value="1278.959" calcext:value-type="float">
            <text:p>1278.959</text:p>
          </table:table-cell>
          <table:table-cell office:value-type="float" office:value="765.2517" calcext:value-type="float">
            <text:p>765.2517</text:p>
          </table:table-cell>
          <table:table-cell office:value-type="float" office:value="1103.765" calcext:value-type="float">
            <text:p>1103.765</text:p>
          </table:table-cell>
          <table:table-cell office:value-type="float" office:value="417.7642" calcext:value-type="float">
            <text:p>417.7642</text:p>
          </table:table-cell>
          <table:table-cell office:value-type="float" office:value="1851.745" calcext:value-type="float">
            <text:p>1851.745</text:p>
          </table:table-cell>
          <table:table-cell office:value-type="float" office:value="2087.323" calcext:value-type="float">
            <text:p>2087.323</text:p>
          </table:table-cell>
          <table:table-cell office:value-type="float" office:value="1670.252" calcext:value-type="float">
            <text:p>1670.252</text:p>
          </table:table-cell>
          <table:table-cell office:value-type="float" office:value="585.5373" calcext:value-type="float">
            <text:p>585.5373</text:p>
          </table:table-cell>
          <table:table-cell office:value-type="float" office:value="582.7668" calcext:value-type="float">
            <text:p>582.7668</text:p>
          </table:table-cell>
          <table:table-cell office:value-type="float" office:value="142.7738" calcext:value-type="float">
            <text:p>142.7738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50272" calcext:value-type="float">
            <text:p>-5.027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4.85711" calcext:value-type="float">
            <text:p>-24.85711</text:p>
          </table:table-cell>
          <table:table-cell office:value-type="float" office:value="0" calcext:value-type="float">
            <text:p>0</text:p>
          </table:table-cell>
          <table:table-cell office:value-type="float" office:value="8.572946" calcext:value-type="float">
            <text:p>8.5729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5" calcext:value-type="float">
            <text:p>28022005</text:p>
          </table:table-cell>
          <table:table-cell office:value-type="float" office:value="593.0244" calcext:value-type="float">
            <text:p>593.0244</text:p>
          </table:table-cell>
          <table:table-cell office:value-type="float" office:value="13292.18" calcext:value-type="float">
            <text:p>13292.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.25478" calcext:value-type="float">
            <text:p>-28.25478</text:p>
          </table:table-cell>
          <table:table-cell office:value-type="float" office:value="64.52239" calcext:value-type="float">
            <text:p>64.52239</text:p>
          </table:table-cell>
          <table:table-cell office:value-type="float" office:value="0" calcext:value-type="float">
            <text:p>0</text:p>
          </table:table-cell>
          <table:table-cell office:value-type="float" office:value="137.2748" calcext:value-type="float">
            <text:p>137.2748</text:p>
          </table:table-cell>
          <table:table-cell office:value-type="float" office:value="72.92719" calcext:value-type="float">
            <text:p>72.92719</text:p>
          </table:table-cell>
          <table:table-cell office:value-type="float" office:value="0.0171704" calcext:value-type="float">
            <text:p>0.0171704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02384" calcext:value-type="float">
            <text:p>0.0005702384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28.3883" calcext:value-type="float">
            <text:p>-28.3883</text:p>
          </table:table-cell>
          <table:table-cell office:value-type="float" office:value="0" calcext:value-type="float">
            <text:p>0</text:p>
          </table:table-cell>
          <table:table-cell office:value-type="float" office:value="399.4836" calcext:value-type="float">
            <text:p>399.4836</text:p>
          </table:table-cell>
          <table:table-cell office:value-type="float" office:value="1292.328" calcext:value-type="float">
            <text:p>1292.328</text:p>
          </table:table-cell>
          <table:table-cell office:value-type="float" office:value="1598.701" calcext:value-type="float">
            <text:p>1598.701</text:p>
          </table:table-cell>
          <table:table-cell office:value-type="float" office:value="1278.944" calcext:value-type="float">
            <text:p>1278.944</text:p>
          </table:table-cell>
          <table:table-cell office:value-type="float" office:value="765.2396" calcext:value-type="float">
            <text:p>765.2396</text:p>
          </table:table-cell>
          <table:table-cell office:value-type="float" office:value="1103.757" calcext:value-type="float">
            <text:p>1103.757</text:p>
          </table:table-cell>
          <table:table-cell office:value-type="float" office:value="417.7606" calcext:value-type="float">
            <text:p>417.7606</text:p>
          </table:table-cell>
          <table:table-cell office:value-type="float" office:value="1851.741" calcext:value-type="float">
            <text:p>1851.741</text:p>
          </table:table-cell>
          <table:table-cell office:value-type="float" office:value="2087.32" calcext:value-type="float">
            <text:p>2087.32</text:p>
          </table:table-cell>
          <table:table-cell office:value-type="float" office:value="1670.249" calcext:value-type="float">
            <text:p>1670.249</text:p>
          </table:table-cell>
          <table:table-cell office:value-type="float" office:value="585.5362" calcext:value-type="float">
            <text:p>585.5362</text:p>
          </table:table-cell>
          <table:table-cell office:value-type="float" office:value="582.7607" calcext:value-type="float">
            <text:p>582.7607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61" calcext:value-type="float">
            <text:p>35.68561</text:p>
          </table:table-cell>
          <table:table-cell office:value-type="float" office:value="0" calcext:value-type="float">
            <text:p>0</text:p>
          </table:table-cell>
          <table:table-cell office:value-type="float" office:value="-0.00005028014" calcext:value-type="float">
            <text:p>-5.02801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16655" calcext:value-type="float">
            <text:p>-25.16655</text:p>
          </table:table-cell>
          <table:table-cell office:value-type="float" office:value="0" calcext:value-type="float">
            <text:p>0</text:p>
          </table:table-cell>
          <table:table-cell office:value-type="float" office:value="8.499365" calcext:value-type="float">
            <text:p>8.499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5" calcext:value-type="float">
            <text:p>1032005</text:p>
          </table:table-cell>
          <table:table-cell office:value-type="float" office:value="592.0883" calcext:value-type="float">
            <text:p>592.0883</text:p>
          </table:table-cell>
          <table:table-cell office:value-type="float" office:value="13292.38" calcext:value-type="float">
            <text:p>13292.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9.0105" calcext:value-type="float">
            <text:p>-29.0105</text:p>
          </table:table-cell>
          <table:table-cell office:value-type="float" office:value="66.77502" calcext:value-type="float">
            <text:p>66.77502</text:p>
          </table:table-cell>
          <table:table-cell office:value-type="float" office:value="0" calcext:value-type="float">
            <text:p>0</text:p>
          </table:table-cell>
          <table:table-cell office:value-type="float" office:value="137.376" calcext:value-type="float">
            <text:p>137.376</text:p>
          </table:table-cell>
          <table:table-cell office:value-type="float" office:value="72.29771" calcext:value-type="float">
            <text:p>72.29771</text:p>
          </table:table-cell>
          <table:table-cell office:value-type="float" office:value="0.01740687" calcext:value-type="float">
            <text:p>0.01740687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03583" calcext:value-type="float">
            <text:p>0.000570358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29.14379" calcext:value-type="float">
            <text:p>-29.14379</text:p>
          </table:table-cell>
          <table:table-cell office:value-type="float" office:value="0" calcext:value-type="float">
            <text:p>0</text:p>
          </table:table-cell>
          <table:table-cell office:value-type="float" office:value="399.6333" calcext:value-type="float">
            <text:p>399.6333</text:p>
          </table:table-cell>
          <table:table-cell office:value-type="float" office:value="1292.238" calcext:value-type="float">
            <text:p>1292.238</text:p>
          </table:table-cell>
          <table:table-cell office:value-type="float" office:value="1598.585" calcext:value-type="float">
            <text:p>1598.585</text:p>
          </table:table-cell>
          <table:table-cell office:value-type="float" office:value="1278.93" calcext:value-type="float">
            <text:p>1278.93</text:p>
          </table:table-cell>
          <table:table-cell office:value-type="float" office:value="765.2278" calcext:value-type="float">
            <text:p>765.2278</text:p>
          </table:table-cell>
          <table:table-cell office:value-type="float" office:value="1103.749" calcext:value-type="float">
            <text:p>1103.749</text:p>
          </table:table-cell>
          <table:table-cell office:value-type="float" office:value="417.7571" calcext:value-type="float">
            <text:p>417.7571</text:p>
          </table:table-cell>
          <table:table-cell office:value-type="float" office:value="1851.736" calcext:value-type="float">
            <text:p>1851.736</text:p>
          </table:table-cell>
          <table:table-cell office:value-type="float" office:value="2087.316" calcext:value-type="float">
            <text:p>2087.316</text:p>
          </table:table-cell>
          <table:table-cell office:value-type="float" office:value="1670.245" calcext:value-type="float">
            <text:p>1670.245</text:p>
          </table:table-cell>
          <table:table-cell office:value-type="float" office:value="585.5352" calcext:value-type="float">
            <text:p>585.5352</text:p>
          </table:table-cell>
          <table:table-cell office:value-type="float" office:value="582.7548" calcext:value-type="float">
            <text:p>582.7548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61" calcext:value-type="float">
            <text:p>35.68561</text:p>
          </table:table-cell>
          <table:table-cell office:value-type="float" office:value="0" calcext:value-type="float">
            <text:p>0</text:p>
          </table:table-cell>
          <table:table-cell office:value-type="float" office:value="-0.00005031185" calcext:value-type="float">
            <text:p>-5.031185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5.88914" calcext:value-type="float">
            <text:p>-25.88914</text:p>
          </table:table-cell>
          <table:table-cell office:value-type="float" office:value="0" calcext:value-type="float">
            <text:p>0</text:p>
          </table:table-cell>
          <table:table-cell office:value-type="float" office:value="8.466258" calcext:value-type="float">
            <text:p>8.466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5" calcext:value-type="float">
            <text:p>2032005</text:p>
          </table:table-cell>
          <table:table-cell office:value-type="float" office:value="590.4702" calcext:value-type="float">
            <text:p>590.4702</text:p>
          </table:table-cell>
          <table:table-cell office:value-type="float" office:value="13292.71" calcext:value-type="float">
            <text:p>13292.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26322" calcext:value-type="float">
            <text:p>-30.26322</text:p>
          </table:table-cell>
          <table:table-cell office:value-type="float" office:value="70.53719" calcext:value-type="float">
            <text:p>70.53719</text:p>
          </table:table-cell>
          <table:table-cell office:value-type="float" office:value="0" calcext:value-type="float">
            <text:p>0</text:p>
          </table:table-cell>
          <table:table-cell office:value-type="float" office:value="137.7278" calcext:value-type="float">
            <text:p>137.7278</text:p>
          </table:table-cell>
          <table:table-cell office:value-type="float" office:value="71.24551" calcext:value-type="float">
            <text:p>71.24551</text:p>
          </table:table-cell>
          <table:table-cell office:value-type="float" office:value="0.0176562" calcext:value-type="float">
            <text:p>0.0176562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05498" calcext:value-type="float">
            <text:p>0.0005705498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30.39625" calcext:value-type="float">
            <text:p>-30.39625</text:p>
          </table:table-cell>
          <table:table-cell office:value-type="float" office:value="0" calcext:value-type="float">
            <text:p>0</text:p>
          </table:table-cell>
          <table:table-cell office:value-type="float" office:value="399.862" calcext:value-type="float">
            <text:p>399.862</text:p>
          </table:table-cell>
          <table:table-cell office:value-type="float" office:value="1292.031" calcext:value-type="float">
            <text:p>1292.031</text:p>
          </table:table-cell>
          <table:table-cell office:value-type="float" office:value="1598.393" calcext:value-type="float">
            <text:p>1598.393</text:p>
          </table:table-cell>
          <table:table-cell office:value-type="float" office:value="1278.909" calcext:value-type="float">
            <text:p>1278.909</text:p>
          </table:table-cell>
          <table:table-cell office:value-type="float" office:value="765.2144" calcext:value-type="float">
            <text:p>765.2144</text:p>
          </table:table-cell>
          <table:table-cell office:value-type="float" office:value="1103.741" calcext:value-type="float">
            <text:p>1103.741</text:p>
          </table:table-cell>
          <table:table-cell office:value-type="float" office:value="417.7537" calcext:value-type="float">
            <text:p>417.7537</text:p>
          </table:table-cell>
          <table:table-cell office:value-type="float" office:value="1851.732" calcext:value-type="float">
            <text:p>1851.732</text:p>
          </table:table-cell>
          <table:table-cell office:value-type="float" office:value="2087.313" calcext:value-type="float">
            <text:p>2087.313</text:p>
          </table:table-cell>
          <table:table-cell office:value-type="float" office:value="1670.243" calcext:value-type="float">
            <text:p>1670.243</text:p>
          </table:table-cell>
          <table:table-cell office:value-type="float" office:value="585.5341" calcext:value-type="float">
            <text:p>585.5341</text:p>
          </table:table-cell>
          <table:table-cell office:value-type="float" office:value="582.749" calcext:value-type="float">
            <text:p>582.749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62" calcext:value-type="float">
            <text:p>35.68562</text:p>
          </table:table-cell>
          <table:table-cell office:value-type="float" office:value="0" calcext:value-type="float">
            <text:p>0</text:p>
          </table:table-cell>
          <table:table-cell office:value-type="float" office:value="-0.00005091426" calcext:value-type="float">
            <text:p>-5.09142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7.15562" calcext:value-type="float">
            <text:p>-27.15562</text:p>
          </table:table-cell>
          <table:table-cell office:value-type="float" office:value="0" calcext:value-type="float">
            <text:p>0</text:p>
          </table:table-cell>
          <table:table-cell office:value-type="float" office:value="8.480056" calcext:value-type="float">
            <text:p>8.480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5" calcext:value-type="float">
            <text:p>3032005</text:p>
          </table:table-cell>
          <table:table-cell office:value-type="float" office:value="588.8916" calcext:value-type="float">
            <text:p>588.8916</text:p>
          </table:table-cell>
          <table:table-cell office:value-type="float" office:value="13293.02" calcext:value-type="float">
            <text:p>13293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1.52552" calcext:value-type="float">
            <text:p>-31.52552</text:p>
          </table:table-cell>
          <table:table-cell office:value-type="float" office:value="74.48591" calcext:value-type="float">
            <text:p>74.48591</text:p>
          </table:table-cell>
          <table:table-cell office:value-type="float" office:value="0" calcext:value-type="float">
            <text:p>0</text:p>
          </table:table-cell>
          <table:table-cell office:value-type="float" office:value="138.0449" calcext:value-type="float">
            <text:p>138.0449</text:p>
          </table:table-cell>
          <table:table-cell office:value-type="float" office:value="70.32603" calcext:value-type="float">
            <text:p>70.32603</text:p>
          </table:table-cell>
          <table:table-cell office:value-type="float" office:value="0.01792542" calcext:value-type="float">
            <text:p>0.01792542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2707" calcext:value-type="float">
            <text:p>0.0005712707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31.65828" calcext:value-type="float">
            <text:p>-31.65828</text:p>
          </table:table-cell>
          <table:table-cell office:value-type="float" office:value="0" calcext:value-type="float">
            <text:p>0</text:p>
          </table:table-cell>
          <table:table-cell office:value-type="float" office:value="400.071" calcext:value-type="float">
            <text:p>400.071</text:p>
          </table:table-cell>
          <table:table-cell office:value-type="float" office:value="1291.78" calcext:value-type="float">
            <text:p>1291.78</text:p>
          </table:table-cell>
          <table:table-cell office:value-type="float" office:value="1598.159" calcext:value-type="float">
            <text:p>1598.159</text:p>
          </table:table-cell>
          <table:table-cell office:value-type="float" office:value="1278.884" calcext:value-type="float">
            <text:p>1278.884</text:p>
          </table:table-cell>
          <table:table-cell office:value-type="float" office:value="765.1996" calcext:value-type="float">
            <text:p>765.1996</text:p>
          </table:table-cell>
          <table:table-cell office:value-type="float" office:value="1103.733" calcext:value-type="float">
            <text:p>1103.733</text:p>
          </table:table-cell>
          <table:table-cell office:value-type="float" office:value="417.7502" calcext:value-type="float">
            <text:p>417.7502</text:p>
          </table:table-cell>
          <table:table-cell office:value-type="float" office:value="1851.727" calcext:value-type="float">
            <text:p>1851.727</text:p>
          </table:table-cell>
          <table:table-cell office:value-type="float" office:value="2087.31" calcext:value-type="float">
            <text:p>2087.31</text:p>
          </table:table-cell>
          <table:table-cell office:value-type="float" office:value="1670.24" calcext:value-type="float">
            <text:p>1670.24</text:p>
          </table:table-cell>
          <table:table-cell office:value-type="float" office:value="585.533" calcext:value-type="float">
            <text:p>585.533</text:p>
          </table:table-cell>
          <table:table-cell office:value-type="float" office:value="582.7431" calcext:value-type="float">
            <text:p>582.7431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62" calcext:value-type="float">
            <text:p>35.68562</text:p>
          </table:table-cell>
          <table:table-cell office:value-type="float" office:value="0" calcext:value-type="float">
            <text:p>0</text:p>
          </table:table-cell>
          <table:table-cell office:value-type="float" office:value="-0.00005118232" calcext:value-type="float">
            <text:p>-5.11823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28.39882" calcext:value-type="float">
            <text:p>-28.39882</text:p>
          </table:table-cell>
          <table:table-cell office:value-type="float" office:value="0" calcext:value-type="float">
            <text:p>0</text:p>
          </table:table-cell>
          <table:table-cell office:value-type="float" office:value="8.46093" calcext:value-type="float">
            <text:p>8.460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5" calcext:value-type="float">
            <text:p>4032005</text:p>
          </table:table-cell>
          <table:table-cell office:value-type="float" office:value="586.3734" calcext:value-type="float">
            <text:p>586.3734</text:p>
          </table:table-cell>
          <table:table-cell office:value-type="float" office:value="13293.53" calcext:value-type="float">
            <text:p>13293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3.49872" calcext:value-type="float">
            <text:p>-33.49872</text:p>
          </table:table-cell>
          <table:table-cell office:value-type="float" office:value="80.47812" calcext:value-type="float">
            <text:p>80.47812</text:p>
          </table:table-cell>
          <table:table-cell office:value-type="float" office:value="0" calcext:value-type="float">
            <text:p>0</text:p>
          </table:table-cell>
          <table:table-cell office:value-type="float" office:value="138.6889" calcext:value-type="float">
            <text:p>138.6889</text:p>
          </table:table-cell>
          <table:table-cell office:value-type="float" office:value="68.84531" calcext:value-type="float">
            <text:p>68.84531</text:p>
          </table:table-cell>
          <table:table-cell office:value-type="float" office:value="0.01820286" calcext:value-type="float">
            <text:p>0.0182028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067" calcext:value-type="float">
            <text:p>0.0005714067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33.63121" calcext:value-type="float">
            <text:p>-33.63121</text:p>
          </table:table-cell>
          <table:table-cell office:value-type="float" office:value="0" calcext:value-type="float">
            <text:p>0</text:p>
          </table:table-cell>
          <table:table-cell office:value-type="float" office:value="400.3816" calcext:value-type="float">
            <text:p>400.3816</text:p>
          </table:table-cell>
          <table:table-cell office:value-type="float" office:value="1291.368" calcext:value-type="float">
            <text:p>1291.368</text:p>
          </table:table-cell>
          <table:table-cell office:value-type="float" office:value="1597.81" calcext:value-type="float">
            <text:p>1597.81</text:p>
          </table:table-cell>
          <table:table-cell office:value-type="float" office:value="1278.849" calcext:value-type="float">
            <text:p>1278.849</text:p>
          </table:table-cell>
          <table:table-cell office:value-type="float" office:value="765.1823" calcext:value-type="float">
            <text:p>765.1823</text:p>
          </table:table-cell>
          <table:table-cell office:value-type="float" office:value="1103.724" calcext:value-type="float">
            <text:p>1103.724</text:p>
          </table:table-cell>
          <table:table-cell office:value-type="float" office:value="417.7469" calcext:value-type="float">
            <text:p>417.7469</text:p>
          </table:table-cell>
          <table:table-cell office:value-type="float" office:value="1851.722" calcext:value-type="float">
            <text:p>1851.722</text:p>
          </table:table-cell>
          <table:table-cell office:value-type="float" office:value="2087.306" calcext:value-type="float">
            <text:p>2087.306</text:p>
          </table:table-cell>
          <table:table-cell office:value-type="float" office:value="1670.237" calcext:value-type="float">
            <text:p>1670.237</text:p>
          </table:table-cell>
          <table:table-cell office:value-type="float" office:value="585.5319" calcext:value-type="float">
            <text:p>585.5319</text:p>
          </table:table-cell>
          <table:table-cell office:value-type="float" office:value="582.7373" calcext:value-type="float">
            <text:p>582.7373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62" calcext:value-type="float">
            <text:p>35.68562</text:p>
          </table:table-cell>
          <table:table-cell office:value-type="float" office:value="0" calcext:value-type="float">
            <text:p>0</text:p>
          </table:table-cell>
          <table:table-cell office:value-type="float" office:value="-0.00005674859" calcext:value-type="float">
            <text:p>-5.67485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0.38764" calcext:value-type="float">
            <text:p>-30.38764</text:p>
          </table:table-cell>
          <table:table-cell office:value-type="float" office:value="0" calcext:value-type="float">
            <text:p>0</text:p>
          </table:table-cell>
          <table:table-cell office:value-type="float" office:value="8.476439" calcext:value-type="float">
            <text:p>8.476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5" calcext:value-type="float">
            <text:p>5032005</text:p>
          </table:table-cell>
          <table:table-cell office:value-type="float" office:value="584.0638" calcext:value-type="float">
            <text:p>584.0638</text:p>
          </table:table-cell>
          <table:table-cell office:value-type="float" office:value="13293.99" calcext:value-type="float">
            <text:p>13293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5.32819" calcext:value-type="float">
            <text:p>-35.32819</text:p>
          </table:table-cell>
          <table:table-cell office:value-type="float" office:value="85.79646" calcext:value-type="float">
            <text:p>85.79646</text:p>
          </table:table-cell>
          <table:table-cell office:value-type="float" office:value="0" calcext:value-type="float">
            <text:p>0</text:p>
          </table:table-cell>
          <table:table-cell office:value-type="float" office:value="139.1467" calcext:value-type="float">
            <text:p>139.1467</text:p>
          </table:table-cell>
          <table:table-cell office:value-type="float" office:value="67.63789" calcext:value-type="float">
            <text:p>67.63789</text:p>
          </table:table-cell>
          <table:table-cell office:value-type="float" office:value="0.01850603" calcext:value-type="float">
            <text:p>0.01850603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35.46038" calcext:value-type="float">
            <text:p>-35.46038</text:p>
          </table:table-cell>
          <table:table-cell office:value-type="float" office:value="0" calcext:value-type="float">
            <text:p>0</text:p>
          </table:table-cell>
          <table:table-cell office:value-type="float" office:value="400.6568" calcext:value-type="float">
            <text:p>400.6568</text:p>
          </table:table-cell>
          <table:table-cell office:value-type="float" office:value="1290.937" calcext:value-type="float">
            <text:p>1290.937</text:p>
          </table:table-cell>
          <table:table-cell office:value-type="float" office:value="1597.427" calcext:value-type="float">
            <text:p>1597.427</text:p>
          </table:table-cell>
          <table:table-cell office:value-type="float" office:value="1278.804" calcext:value-type="float">
            <text:p>1278.804</text:p>
          </table:table-cell>
          <table:table-cell office:value-type="float" office:value="765.1601" calcext:value-type="float">
            <text:p>765.1601</text:p>
          </table:table-cell>
          <table:table-cell office:value-type="float" office:value="1103.713" calcext:value-type="float">
            <text:p>1103.713</text:p>
          </table:table-cell>
          <table:table-cell office:value-type="float" office:value="417.7421" calcext:value-type="float">
            <text:p>417.7421</text:p>
          </table:table-cell>
          <table:table-cell office:value-type="float" office:value="1851.718" calcext:value-type="float">
            <text:p>1851.718</text:p>
          </table:table-cell>
          <table:table-cell office:value-type="float" office:value="2087.303" calcext:value-type="float">
            <text:p>2087.303</text:p>
          </table:table-cell>
          <table:table-cell office:value-type="float" office:value="1670.234" calcext:value-type="float">
            <text:p>1670.234</text:p>
          </table:table-cell>
          <table:table-cell office:value-type="float" office:value="585.5308" calcext:value-type="float">
            <text:p>585.5308</text:p>
          </table:table-cell>
          <table:table-cell office:value-type="float" office:value="582.7316" calcext:value-type="float">
            <text:p>582.7316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62" calcext:value-type="float">
            <text:p>35.68562</text:p>
          </table:table-cell>
          <table:table-cell office:value-type="float" office:value="0" calcext:value-type="float">
            <text:p>0</text:p>
          </table:table-cell>
          <table:table-cell office:value-type="float" office:value="-0.00005887082" calcext:value-type="float">
            <text:p>-5.88708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2.21143" calcext:value-type="float">
            <text:p>-32.21143</text:p>
          </table:table-cell>
          <table:table-cell office:value-type="float" office:value="0" calcext:value-type="float">
            <text:p>0</text:p>
          </table:table-cell>
          <table:table-cell office:value-type="float" office:value="8.470815" calcext:value-type="float">
            <text:p>8.4708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5" calcext:value-type="float">
            <text:p>6032005</text:p>
          </table:table-cell>
          <table:table-cell office:value-type="float" office:value="581.1769" calcext:value-type="float">
            <text:p>581.1769</text:p>
          </table:table-cell>
          <table:table-cell office:value-type="float" office:value="13294.53" calcext:value-type="float">
            <text:p>13294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7.60059" calcext:value-type="float">
            <text:p>-37.60059</text:p>
          </table:table-cell>
          <table:table-cell office:value-type="float" office:value="92.1395" calcext:value-type="float">
            <text:p>92.1395</text:p>
          </table:table-cell>
          <table:table-cell office:value-type="float" office:value="0" calcext:value-type="float">
            <text:p>0</text:p>
          </table:table-cell>
          <table:table-cell office:value-type="float" office:value="139.5981" calcext:value-type="float">
            <text:p>139.5981</text:p>
          </table:table-cell>
          <table:table-cell office:value-type="float" office:value="66.38356" calcext:value-type="float">
            <text:p>66.38356</text:p>
          </table:table-cell>
          <table:table-cell office:value-type="float" office:value="0.01884147" calcext:value-type="float">
            <text:p>0.01884147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37.73245" calcext:value-type="float">
            <text:p>-37.73245</text:p>
          </table:table-cell>
          <table:table-cell office:value-type="float" office:value="0" calcext:value-type="float">
            <text:p>0</text:p>
          </table:table-cell>
          <table:table-cell office:value-type="float" office:value="400.953" calcext:value-type="float">
            <text:p>400.953</text:p>
          </table:table-cell>
          <table:table-cell office:value-type="float" office:value="1290.296" calcext:value-type="float">
            <text:p>1290.296</text:p>
          </table:table-cell>
          <table:table-cell office:value-type="float" office:value="1596.838" calcext:value-type="float">
            <text:p>1596.838</text:p>
          </table:table-cell>
          <table:table-cell office:value-type="float" office:value="1278.732" calcext:value-type="float">
            <text:p>1278.732</text:p>
          </table:table-cell>
          <table:table-cell office:value-type="float" office:value="765.1205" calcext:value-type="float">
            <text:p>765.1205</text:p>
          </table:table-cell>
          <table:table-cell office:value-type="float" office:value="1103.695" calcext:value-type="float">
            <text:p>1103.695</text:p>
          </table:table-cell>
          <table:table-cell office:value-type="float" office:value="417.7345" calcext:value-type="float">
            <text:p>417.7345</text:p>
          </table:table-cell>
          <table:table-cell office:value-type="float" office:value="1851.711" calcext:value-type="float">
            <text:p>1851.711</text:p>
          </table:table-cell>
          <table:table-cell office:value-type="float" office:value="2087.299" calcext:value-type="float">
            <text:p>2087.299</text:p>
          </table:table-cell>
          <table:table-cell office:value-type="float" office:value="1670.232" calcext:value-type="float">
            <text:p>1670.232</text:p>
          </table:table-cell>
          <table:table-cell office:value-type="float" office:value="585.5298" calcext:value-type="float">
            <text:p>585.5298</text:p>
          </table:table-cell>
          <table:table-cell office:value-type="float" office:value="582.726" calcext:value-type="float">
            <text:p>582.726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61" calcext:value-type="float">
            <text:p>35.68561</text:p>
          </table:table-cell>
          <table:table-cell office:value-type="float" office:value="0" calcext:value-type="float">
            <text:p>0</text:p>
          </table:table-cell>
          <table:table-cell office:value-type="float" office:value="-0.00006501764" calcext:value-type="float">
            <text:p>-6.50176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4.52613" calcext:value-type="float">
            <text:p>-34.52613</text:p>
          </table:table-cell>
          <table:table-cell office:value-type="float" office:value="0" calcext:value-type="float">
            <text:p>0</text:p>
          </table:table-cell>
          <table:table-cell office:value-type="float" office:value="8.513057" calcext:value-type="float">
            <text:p>8.513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5" calcext:value-type="float">
            <text:p>7032005</text:p>
          </table:table-cell>
          <table:table-cell office:value-type="float" office:value="579.2417" calcext:value-type="float">
            <text:p>579.2417</text:p>
          </table:table-cell>
          <table:table-cell office:value-type="float" office:value="13294.86" calcext:value-type="float">
            <text:p>13294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20737" calcext:value-type="float">
            <text:p>-39.20737</text:p>
          </table:table-cell>
          <table:table-cell office:value-type="float" office:value="97.36606" calcext:value-type="float">
            <text:p>97.36606</text:p>
          </table:table-cell>
          <table:table-cell office:value-type="float" office:value="0" calcext:value-type="float">
            <text:p>0</text:p>
          </table:table-cell>
          <table:table-cell office:value-type="float" office:value="139.0659" calcext:value-type="float">
            <text:p>139.0659</text:p>
          </table:table-cell>
          <table:table-cell office:value-type="float" office:value="65.96589" calcext:value-type="float">
            <text:p>65.96589</text:p>
          </table:table-cell>
          <table:table-cell office:value-type="float" office:value="0.01920626" calcext:value-type="float">
            <text:p>0.0192062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39.33886" calcext:value-type="float">
            <text:p>-39.33886</text:p>
          </table:table-cell>
          <table:table-cell office:value-type="float" office:value="0" calcext:value-type="float">
            <text:p>0</text:p>
          </table:table-cell>
          <table:table-cell office:value-type="float" office:value="401.1791" calcext:value-type="float">
            <text:p>401.1791</text:p>
          </table:table-cell>
          <table:table-cell office:value-type="float" office:value="1289.715" calcext:value-type="float">
            <text:p>1289.715</text:p>
          </table:table-cell>
          <table:table-cell office:value-type="float" office:value="1596.21" calcext:value-type="float">
            <text:p>1596.21</text:p>
          </table:table-cell>
          <table:table-cell office:value-type="float" office:value="1278.646" calcext:value-type="float">
            <text:p>1278.646</text:p>
          </table:table-cell>
          <table:table-cell office:value-type="float" office:value="765.0636" calcext:value-type="float">
            <text:p>765.0636</text:p>
          </table:table-cell>
          <table:table-cell office:value-type="float" office:value="1103.666" calcext:value-type="float">
            <text:p>1103.666</text:p>
          </table:table-cell>
          <table:table-cell office:value-type="float" office:value="417.724" calcext:value-type="float">
            <text:p>417.724</text:p>
          </table:table-cell>
          <table:table-cell office:value-type="float" office:value="1851.702" calcext:value-type="float">
            <text:p>1851.702</text:p>
          </table:table-cell>
          <table:table-cell office:value-type="float" office:value="2087.294" calcext:value-type="float">
            <text:p>2087.294</text:p>
          </table:table-cell>
          <table:table-cell office:value-type="float" office:value="1670.229" calcext:value-type="float">
            <text:p>1670.229</text:p>
          </table:table-cell>
          <table:table-cell office:value-type="float" office:value="585.5287" calcext:value-type="float">
            <text:p>585.5287</text:p>
          </table:table-cell>
          <table:table-cell office:value-type="float" office:value="582.7203" calcext:value-type="float">
            <text:p>582.7203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61" calcext:value-type="float">
            <text:p>35.68561</text:p>
          </table:table-cell>
          <table:table-cell office:value-type="float" office:value="0" calcext:value-type="float">
            <text:p>0</text:p>
          </table:table-cell>
          <table:table-cell office:value-type="float" office:value="-0.000066294" calcext:value-type="float">
            <text:p>-6.629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09563" calcext:value-type="float">
            <text:p>-36.09563</text:p>
          </table:table-cell>
          <table:table-cell office:value-type="float" office:value="0" calcext:value-type="float">
            <text:p>0</text:p>
          </table:table-cell>
          <table:table-cell office:value-type="float" office:value="8.475551" calcext:value-type="float">
            <text:p>8.475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5" calcext:value-type="float">
            <text:p>8032005</text:p>
          </table:table-cell>
          <table:table-cell office:value-type="float" office:value="578.4966" calcext:value-type="float">
            <text:p>578.4966</text:p>
          </table:table-cell>
          <table:table-cell office:value-type="float" office:value="13294.96" calcext:value-type="float">
            <text:p>13294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9.93319" calcext:value-type="float">
            <text:p>-39.93319</text:p>
          </table:table-cell>
          <table:table-cell office:value-type="float" office:value="98.88026" calcext:value-type="float">
            <text:p>98.88026</text:p>
          </table:table-cell>
          <table:table-cell office:value-type="float" office:value="0" calcext:value-type="float">
            <text:p>0</text:p>
          </table:table-cell>
          <table:table-cell office:value-type="float" office:value="138.8894" calcext:value-type="float">
            <text:p>138.8894</text:p>
          </table:table-cell>
          <table:table-cell office:value-type="float" office:value="65.87727" calcext:value-type="float">
            <text:p>65.87727</text:p>
          </table:table-cell>
          <table:table-cell office:value-type="float" office:value="0.01949161" calcext:value-type="float">
            <text:p>0.01949161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40.06439" calcext:value-type="float">
            <text:p>-40.06439</text:p>
          </table:table-cell>
          <table:table-cell office:value-type="float" office:value="0" calcext:value-type="float">
            <text:p>0</text:p>
          </table:table-cell>
          <table:table-cell office:value-type="float" office:value="401.2528" calcext:value-type="float">
            <text:p>401.2528</text:p>
          </table:table-cell>
          <table:table-cell office:value-type="float" office:value="1289.49" calcext:value-type="float">
            <text:p>1289.49</text:p>
          </table:table-cell>
          <table:table-cell office:value-type="float" office:value="1595.942" calcext:value-type="float">
            <text:p>1595.942</text:p>
          </table:table-cell>
          <table:table-cell office:value-type="float" office:value="1278.596" calcext:value-type="float">
            <text:p>1278.596</text:p>
          </table:table-cell>
          <table:table-cell office:value-type="float" office:value="765.0312" calcext:value-type="float">
            <text:p>765.0312</text:p>
          </table:table-cell>
          <table:table-cell office:value-type="float" office:value="1103.645" calcext:value-type="float">
            <text:p>1103.645</text:p>
          </table:table-cell>
          <table:table-cell office:value-type="float" office:value="417.7141" calcext:value-type="float">
            <text:p>417.7141</text:p>
          </table:table-cell>
          <table:table-cell office:value-type="float" office:value="1851.691" calcext:value-type="float">
            <text:p>1851.691</text:p>
          </table:table-cell>
          <table:table-cell office:value-type="float" office:value="2087.289" calcext:value-type="float">
            <text:p>2087.289</text:p>
          </table:table-cell>
          <table:table-cell office:value-type="float" office:value="1670.226" calcext:value-type="float">
            <text:p>1670.226</text:p>
          </table:table-cell>
          <table:table-cell office:value-type="float" office:value="585.5276" calcext:value-type="float">
            <text:p>585.5276</text:p>
          </table:table-cell>
          <table:table-cell office:value-type="float" office:value="582.7148" calcext:value-type="float">
            <text:p>582.7148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61" calcext:value-type="float">
            <text:p>35.68561</text:p>
          </table:table-cell>
          <table:table-cell office:value-type="float" office:value="0" calcext:value-type="float">
            <text:p>0</text:p>
          </table:table-cell>
          <table:table-cell office:value-type="float" office:value="-0.00006634041" calcext:value-type="float">
            <text:p>-6.63404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6.72101" calcext:value-type="float">
            <text:p>-36.72101</text:p>
          </table:table-cell>
          <table:table-cell office:value-type="float" office:value="0" calcext:value-type="float">
            <text:p>0</text:p>
          </table:table-cell>
          <table:table-cell office:value-type="float" office:value="8.375129" calcext:value-type="float">
            <text:p>8.375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5" calcext:value-type="float">
            <text:p>9032005</text:p>
          </table:table-cell>
          <table:table-cell office:value-type="float" office:value="577.2622" calcext:value-type="float">
            <text:p>577.2622</text:p>
          </table:table-cell>
          <table:table-cell office:value-type="float" office:value="13295.17" calcext:value-type="float">
            <text:p>13295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0.90601" calcext:value-type="float">
            <text:p>-40.90601</text:p>
          </table:table-cell>
          <table:table-cell office:value-type="float" office:value="100.9982" calcext:value-type="float">
            <text:p>100.9982</text:p>
          </table:table-cell>
          <table:table-cell office:value-type="float" office:value="0" calcext:value-type="float">
            <text:p>0</text:p>
          </table:table-cell>
          <table:table-cell office:value-type="float" office:value="138.3671" calcext:value-type="float">
            <text:p>138.3671</text:p>
          </table:table-cell>
          <table:table-cell office:value-type="float" office:value="65.64621" calcext:value-type="float">
            <text:p>65.64621</text:p>
          </table:table-cell>
          <table:table-cell office:value-type="float" office:value="0.01977036" calcext:value-type="float">
            <text:p>0.0197703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41.03693" calcext:value-type="float">
            <text:p>-41.03693</text:p>
          </table:table-cell>
          <table:table-cell office:value-type="float" office:value="0" calcext:value-type="float">
            <text:p>0</text:p>
          </table:table-cell>
          <table:table-cell office:value-type="float" office:value="401.3951" calcext:value-type="float">
            <text:p>401.3951</text:p>
          </table:table-cell>
          <table:table-cell office:value-type="float" office:value="1289.082" calcext:value-type="float">
            <text:p>1289.082</text:p>
          </table:table-cell>
          <table:table-cell office:value-type="float" office:value="1595.554" calcext:value-type="float">
            <text:p>1595.554</text:p>
          </table:table-cell>
          <table:table-cell office:value-type="float" office:value="1278.542" calcext:value-type="float">
            <text:p>1278.542</text:p>
          </table:table-cell>
          <table:table-cell office:value-type="float" office:value="764.9988" calcext:value-type="float">
            <text:p>764.9988</text:p>
          </table:table-cell>
          <table:table-cell office:value-type="float" office:value="1103.628" calcext:value-type="float">
            <text:p>1103.628</text:p>
          </table:table-cell>
          <table:table-cell office:value-type="float" office:value="417.7054" calcext:value-type="float">
            <text:p>417.7054</text:p>
          </table:table-cell>
          <table:table-cell office:value-type="float" office:value="1851.681" calcext:value-type="float">
            <text:p>1851.681</text:p>
          </table:table-cell>
          <table:table-cell office:value-type="float" office:value="2087.284" calcext:value-type="float">
            <text:p>2087.284</text:p>
          </table:table-cell>
          <table:table-cell office:value-type="float" office:value="1670.223" calcext:value-type="float">
            <text:p>1670.223</text:p>
          </table:table-cell>
          <table:table-cell office:value-type="float" office:value="585.5265" calcext:value-type="float">
            <text:p>585.5265</text:p>
          </table:table-cell>
          <table:table-cell office:value-type="float" office:value="582.7092" calcext:value-type="float">
            <text:p>582.7092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61" calcext:value-type="float">
            <text:p>35.68561</text:p>
          </table:table-cell>
          <table:table-cell office:value-type="float" office:value="0" calcext:value-type="float">
            <text:p>0</text:p>
          </table:table-cell>
          <table:table-cell office:value-type="float" office:value="-0.00006683919" calcext:value-type="float">
            <text:p>-6.68391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7.71682" calcext:value-type="float">
            <text:p>-37.71682</text:p>
          </table:table-cell>
          <table:table-cell office:value-type="float" office:value="0" calcext:value-type="float">
            <text:p>0</text:p>
          </table:table-cell>
          <table:table-cell office:value-type="float" office:value="8.398179" calcext:value-type="float">
            <text:p>8.3981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5" calcext:value-type="float">
            <text:p>10032005</text:p>
          </table:table-cell>
          <table:table-cell office:value-type="float" office:value="575.3297" calcext:value-type="float">
            <text:p>575.3297</text:p>
          </table:table-cell>
          <table:table-cell office:value-type="float" office:value="13295.51" calcext:value-type="float">
            <text:p>13295.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2.41432" calcext:value-type="float">
            <text:p>-42.41432</text:p>
          </table:table-cell>
          <table:table-cell office:value-type="float" office:value="104.7417" calcext:value-type="float">
            <text:p>104.7417</text:p>
          </table:table-cell>
          <table:table-cell office:value-type="float" office:value="0" calcext:value-type="float">
            <text:p>0</text:p>
          </table:table-cell>
          <table:table-cell office:value-type="float" office:value="137.5683" calcext:value-type="float">
            <text:p>137.5683</text:p>
          </table:table-cell>
          <table:table-cell office:value-type="float" office:value="65.24232" calcext:value-type="float">
            <text:p>65.24232</text:p>
          </table:table-cell>
          <table:table-cell office:value-type="float" office:value="0.0200466" calcext:value-type="float">
            <text:p>0.020046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42.54497" calcext:value-type="float">
            <text:p>-42.54497</text:p>
          </table:table-cell>
          <table:table-cell office:value-type="float" office:value="0" calcext:value-type="float">
            <text:p>0</text:p>
          </table:table-cell>
          <table:table-cell office:value-type="float" office:value="401.6364" calcext:value-type="float">
            <text:p>401.6364</text:p>
          </table:table-cell>
          <table:table-cell office:value-type="float" office:value="1288.462" calcext:value-type="float">
            <text:p>1288.462</text:p>
          </table:table-cell>
          <table:table-cell office:value-type="float" office:value="1594.943" calcext:value-type="float">
            <text:p>1594.943</text:p>
          </table:table-cell>
          <table:table-cell office:value-type="float" office:value="1278.457" calcext:value-type="float">
            <text:p>1278.457</text:p>
          </table:table-cell>
          <table:table-cell office:value-type="float" office:value="764.9507" calcext:value-type="float">
            <text:p>764.9507</text:p>
          </table:table-cell>
          <table:table-cell office:value-type="float" office:value="1103.603" calcext:value-type="float">
            <text:p>1103.603</text:p>
          </table:table-cell>
          <table:table-cell office:value-type="float" office:value="417.6948" calcext:value-type="float">
            <text:p>417.6948</text:p>
          </table:table-cell>
          <table:table-cell office:value-type="float" office:value="1851.67" calcext:value-type="float">
            <text:p>1851.67</text:p>
          </table:table-cell>
          <table:table-cell office:value-type="float" office:value="2087.278" calcext:value-type="float">
            <text:p>2087.278</text:p>
          </table:table-cell>
          <table:table-cell office:value-type="float" office:value="1670.219" calcext:value-type="float">
            <text:p>1670.219</text:p>
          </table:table-cell>
          <table:table-cell office:value-type="float" office:value="585.5254" calcext:value-type="float">
            <text:p>585.5254</text:p>
          </table:table-cell>
          <table:table-cell office:value-type="float" office:value="582.7037" calcext:value-type="float">
            <text:p>582.7037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61" calcext:value-type="float">
            <text:p>35.68561</text:p>
          </table:table-cell>
          <table:table-cell office:value-type="float" office:value="0" calcext:value-type="float">
            <text:p>0</text:p>
          </table:table-cell>
          <table:table-cell office:value-type="float" office:value="-0.00006993171" calcext:value-type="float">
            <text:p>-6.99317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39.27103" calcext:value-type="float">
            <text:p>-39.27103</text:p>
          </table:table-cell>
          <table:table-cell office:value-type="float" office:value="0" calcext:value-type="float">
            <text:p>0</text:p>
          </table:table-cell>
          <table:table-cell office:value-type="float" office:value="8.444249" calcext:value-type="float">
            <text:p>8.4442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5" calcext:value-type="float">
            <text:p>11032005</text:p>
          </table:table-cell>
          <table:table-cell office:value-type="float" office:value="573.7418" calcext:value-type="float">
            <text:p>573.7418</text:p>
          </table:table-cell>
          <table:table-cell office:value-type="float" office:value="13295.75" calcext:value-type="float">
            <text:p>13295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3.73837" calcext:value-type="float">
            <text:p>-43.73837</text:p>
          </table:table-cell>
          <table:table-cell office:value-type="float" office:value="107.5513" calcext:value-type="float">
            <text:p>107.5513</text:p>
          </table:table-cell>
          <table:table-cell office:value-type="float" office:value="0" calcext:value-type="float">
            <text:p>0</text:p>
          </table:table-cell>
          <table:table-cell office:value-type="float" office:value="137.113" calcext:value-type="float">
            <text:p>137.113</text:p>
          </table:table-cell>
          <table:table-cell office:value-type="float" office:value="64.99814" calcext:value-type="float">
            <text:p>64.99814</text:p>
          </table:table-cell>
          <table:table-cell office:value-type="float" office:value="0.02032081" calcext:value-type="float">
            <text:p>0.02032081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43.86874" calcext:value-type="float">
            <text:p>-43.86874</text:p>
          </table:table-cell>
          <table:table-cell office:value-type="float" office:value="0" calcext:value-type="float">
            <text:p>0</text:p>
          </table:table-cell>
          <table:table-cell office:value-type="float" office:value="401.8018" calcext:value-type="float">
            <text:p>401.8018</text:p>
          </table:table-cell>
          <table:table-cell office:value-type="float" office:value="1287.935" calcext:value-type="float">
            <text:p>1287.935</text:p>
          </table:table-cell>
          <table:table-cell office:value-type="float" office:value="1594.398" calcext:value-type="float">
            <text:p>1594.398</text:p>
          </table:table-cell>
          <table:table-cell office:value-type="float" office:value="1278.382" calcext:value-type="float">
            <text:p>1278.382</text:p>
          </table:table-cell>
          <table:table-cell office:value-type="float" office:value="764.897" calcext:value-type="float">
            <text:p>764.897</text:p>
          </table:table-cell>
          <table:table-cell office:value-type="float" office:value="1103.573" calcext:value-type="float">
            <text:p>1103.573</text:p>
          </table:table-cell>
          <table:table-cell office:value-type="float" office:value="417.683" calcext:value-type="float">
            <text:p>417.683</text:p>
          </table:table-cell>
          <table:table-cell office:value-type="float" office:value="1851.657" calcext:value-type="float">
            <text:p>1851.657</text:p>
          </table:table-cell>
          <table:table-cell office:value-type="float" office:value="2087.272" calcext:value-type="float">
            <text:p>2087.272</text:p>
          </table:table-cell>
          <table:table-cell office:value-type="float" office:value="1670.215" calcext:value-type="float">
            <text:p>1670.215</text:p>
          </table:table-cell>
          <table:table-cell office:value-type="float" office:value="585.5244" calcext:value-type="float">
            <text:p>585.5244</text:p>
          </table:table-cell>
          <table:table-cell office:value-type="float" office:value="582.6981" calcext:value-type="float">
            <text:p>582.6981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7119978" calcext:value-type="float">
            <text:p>-7.11997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0.58366" calcext:value-type="float">
            <text:p>-40.58366</text:p>
          </table:table-cell>
          <table:table-cell office:value-type="float" office:value="0" calcext:value-type="float">
            <text:p>0</text:p>
          </table:table-cell>
          <table:table-cell office:value-type="float" office:value="8.432763" calcext:value-type="float">
            <text:p>8.432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5" calcext:value-type="float">
            <text:p>12032005</text:p>
          </table:table-cell>
          <table:table-cell office:value-type="float" office:value="572.6802" calcext:value-type="float">
            <text:p>572.6802</text:p>
          </table:table-cell>
          <table:table-cell office:value-type="float" office:value="13295.86" calcext:value-type="float">
            <text:p>13295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4.74266" calcext:value-type="float">
            <text:p>-44.74266</text:p>
          </table:table-cell>
          <table:table-cell office:value-type="float" office:value="110.8509" calcext:value-type="float">
            <text:p>110.8509</text:p>
          </table:table-cell>
          <table:table-cell office:value-type="float" office:value="0" calcext:value-type="float">
            <text:p>0</text:p>
          </table:table-cell>
          <table:table-cell office:value-type="float" office:value="137.079" calcext:value-type="float">
            <text:p>137.079</text:p>
          </table:table-cell>
          <table:table-cell office:value-type="float" office:value="64.92423" calcext:value-type="float">
            <text:p>64.92423</text:p>
          </table:table-cell>
          <table:table-cell office:value-type="float" office:value="0.02060406" calcext:value-type="float">
            <text:p>0.0206040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44.87275" calcext:value-type="float">
            <text:p>-44.87275</text:p>
          </table:table-cell>
          <table:table-cell office:value-type="float" office:value="0" calcext:value-type="float">
            <text:p>0</text:p>
          </table:table-cell>
          <table:table-cell office:value-type="float" office:value="401.8845" calcext:value-type="float">
            <text:p>401.8845</text:p>
          </table:table-cell>
          <table:table-cell office:value-type="float" office:value="1287.596" calcext:value-type="float">
            <text:p>1287.596</text:p>
          </table:table-cell>
          <table:table-cell office:value-type="float" office:value="1593.972" calcext:value-type="float">
            <text:p>1593.972</text:p>
          </table:table-cell>
          <table:table-cell office:value-type="float" office:value="1278.314" calcext:value-type="float">
            <text:p>1278.314</text:p>
          </table:table-cell>
          <table:table-cell office:value-type="float" office:value="764.8428" calcext:value-type="float">
            <text:p>764.8428</text:p>
          </table:table-cell>
          <table:table-cell office:value-type="float" office:value="1103.543" calcext:value-type="float">
            <text:p>1103.543</text:p>
          </table:table-cell>
          <table:table-cell office:value-type="float" office:value="417.6707" calcext:value-type="float">
            <text:p>417.6707</text:p>
          </table:table-cell>
          <table:table-cell office:value-type="float" office:value="1851.644" calcext:value-type="float">
            <text:p>1851.644</text:p>
          </table:table-cell>
          <table:table-cell office:value-type="float" office:value="2087.266" calcext:value-type="float">
            <text:p>2087.266</text:p>
          </table:table-cell>
          <table:table-cell office:value-type="float" office:value="1670.212" calcext:value-type="float">
            <text:p>1670.212</text:p>
          </table:table-cell>
          <table:table-cell office:value-type="float" office:value="585.5231" calcext:value-type="float">
            <text:p>585.5231</text:p>
          </table:table-cell>
          <table:table-cell office:value-type="float" office:value="582.6926" calcext:value-type="float">
            <text:p>582.6926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7132213" calcext:value-type="float">
            <text:p>-7.13221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1.50225" calcext:value-type="float">
            <text:p>-41.50225</text:p>
          </table:table-cell>
          <table:table-cell office:value-type="float" office:value="0" calcext:value-type="float">
            <text:p>0</text:p>
          </table:table-cell>
          <table:table-cell office:value-type="float" office:value="8.346997" calcext:value-type="float">
            <text:p>8.3469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5" calcext:value-type="float">
            <text:p>13032005</text:p>
          </table:table-cell>
          <table:table-cell office:value-type="float" office:value="571.7814" calcext:value-type="float">
            <text:p>571.7814</text:p>
          </table:table-cell>
          <table:table-cell office:value-type="float" office:value="13296" calcext:value-type="float">
            <text:p>13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5.52509" calcext:value-type="float">
            <text:p>-45.52509</text:p>
          </table:table-cell>
          <table:table-cell office:value-type="float" office:value="112.9304" calcext:value-type="float">
            <text:p>112.9304</text:p>
          </table:table-cell>
          <table:table-cell office:value-type="float" office:value="0" calcext:value-type="float">
            <text:p>0</text:p>
          </table:table-cell>
          <table:table-cell office:value-type="float" office:value="136.7781" calcext:value-type="float">
            <text:p>136.7781</text:p>
          </table:table-cell>
          <table:table-cell office:value-type="float" office:value="64.80013" calcext:value-type="float">
            <text:p>64.80013</text:p>
          </table:table-cell>
          <table:table-cell office:value-type="float" office:value="0.02089132" calcext:value-type="float">
            <text:p>0.02089132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45.65489" calcext:value-type="float">
            <text:p>-45.65489</text:p>
          </table:table-cell>
          <table:table-cell office:value-type="float" office:value="0" calcext:value-type="float">
            <text:p>0</text:p>
          </table:table-cell>
          <table:table-cell office:value-type="float" office:value="401.9767" calcext:value-type="float">
            <text:p>401.9767</text:p>
          </table:table-cell>
          <table:table-cell office:value-type="float" office:value="1287.309" calcext:value-type="float">
            <text:p>1287.309</text:p>
          </table:table-cell>
          <table:table-cell office:value-type="float" office:value="1593.667" calcext:value-type="float">
            <text:p>1593.667</text:p>
          </table:table-cell>
          <table:table-cell office:value-type="float" office:value="1278.265" calcext:value-type="float">
            <text:p>1278.265</text:p>
          </table:table-cell>
          <table:table-cell office:value-type="float" office:value="764.8101" calcext:value-type="float">
            <text:p>764.8101</text:p>
          </table:table-cell>
          <table:table-cell office:value-type="float" office:value="1103.522" calcext:value-type="float">
            <text:p>1103.522</text:p>
          </table:table-cell>
          <table:table-cell office:value-type="float" office:value="417.6602" calcext:value-type="float">
            <text:p>417.6602</text:p>
          </table:table-cell>
          <table:table-cell office:value-type="float" office:value="1851.632" calcext:value-type="float">
            <text:p>1851.632</text:p>
          </table:table-cell>
          <table:table-cell office:value-type="float" office:value="2087.259" calcext:value-type="float">
            <text:p>2087.259</text:p>
          </table:table-cell>
          <table:table-cell office:value-type="float" office:value="1670.208" calcext:value-type="float">
            <text:p>1670.208</text:p>
          </table:table-cell>
          <table:table-cell office:value-type="float" office:value="585.5219" calcext:value-type="float">
            <text:p>585.5219</text:p>
          </table:table-cell>
          <table:table-cell office:value-type="float" office:value="582.6869" calcext:value-type="float">
            <text:p>582.6869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7144301" calcext:value-type="float">
            <text:p>-7.144301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24628" calcext:value-type="float">
            <text:p>-42.24628</text:p>
          </table:table-cell>
          <table:table-cell office:value-type="float" office:value="0" calcext:value-type="float">
            <text:p>0</text:p>
          </table:table-cell>
          <table:table-cell office:value-type="float" office:value="8.308528" calcext:value-type="float">
            <text:p>8.308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5" calcext:value-type="float">
            <text:p>14032005</text:p>
          </table:table-cell>
          <table:table-cell office:value-type="float" office:value="571.0001" calcext:value-type="float">
            <text:p>571.0001</text:p>
          </table:table-cell>
          <table:table-cell office:value-type="float" office:value="13296.1" calcext:value-type="float">
            <text:p>13296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6.21424" calcext:value-type="float">
            <text:p>-46.21424</text:p>
          </table:table-cell>
          <table:table-cell office:value-type="float" office:value="114.5618" calcext:value-type="float">
            <text:p>114.5618</text:p>
          </table:table-cell>
          <table:table-cell office:value-type="float" office:value="0" calcext:value-type="float">
            <text:p>0</text:p>
          </table:table-cell>
          <table:table-cell office:value-type="float" office:value="136.5406" calcext:value-type="float">
            <text:p>136.5406</text:p>
          </table:table-cell>
          <table:table-cell office:value-type="float" office:value="64.70622" calcext:value-type="float">
            <text:p>64.70622</text:p>
          </table:table-cell>
          <table:table-cell office:value-type="float" office:value="0.02117987" calcext:value-type="float">
            <text:p>0.02117987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46.34376" calcext:value-type="float">
            <text:p>-46.34376</text:p>
          </table:table-cell>
          <table:table-cell office:value-type="float" office:value="0" calcext:value-type="float">
            <text:p>0</text:p>
          </table:table-cell>
          <table:table-cell office:value-type="float" office:value="402.0527" calcext:value-type="float">
            <text:p>402.0527</text:p>
          </table:table-cell>
          <table:table-cell office:value-type="float" office:value="1287.055" calcext:value-type="float">
            <text:p>1287.055</text:p>
          </table:table-cell>
          <table:table-cell office:value-type="float" office:value="1593.398" calcext:value-type="float">
            <text:p>1593.398</text:p>
          </table:table-cell>
          <table:table-cell office:value-type="float" office:value="1278.219" calcext:value-type="float">
            <text:p>1278.219</text:p>
          </table:table-cell>
          <table:table-cell office:value-type="float" office:value="764.7819" calcext:value-type="float">
            <text:p>764.7819</text:p>
          </table:table-cell>
          <table:table-cell office:value-type="float" office:value="1103.504" calcext:value-type="float">
            <text:p>1103.504</text:p>
          </table:table-cell>
          <table:table-cell office:value-type="float" office:value="417.6506" calcext:value-type="float">
            <text:p>417.6506</text:p>
          </table:table-cell>
          <table:table-cell office:value-type="float" office:value="1851.62" calcext:value-type="float">
            <text:p>1851.62</text:p>
          </table:table-cell>
          <table:table-cell office:value-type="float" office:value="2087.253" calcext:value-type="float">
            <text:p>2087.253</text:p>
          </table:table-cell>
          <table:table-cell office:value-type="float" office:value="1670.204" calcext:value-type="float">
            <text:p>1670.204</text:p>
          </table:table-cell>
          <table:table-cell office:value-type="float" office:value="585.5206" calcext:value-type="float">
            <text:p>585.5206</text:p>
          </table:table-cell>
          <table:table-cell office:value-type="float" office:value="582.6813" calcext:value-type="float">
            <text:p>582.6813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7151502" calcext:value-type="float">
            <text:p>-7.151502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2.8972" calcext:value-type="float">
            <text:p>-42.8972</text:p>
          </table:table-cell>
          <table:table-cell office:value-type="float" office:value="0" calcext:value-type="float">
            <text:p>0</text:p>
          </table:table-cell>
          <table:table-cell office:value-type="float" office:value="8.270216" calcext:value-type="float">
            <text:p>8.270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5" calcext:value-type="float">
            <text:p>15032005</text:p>
          </table:table-cell>
          <table:table-cell office:value-type="float" office:value="569.7927" calcext:value-type="float">
            <text:p>569.7927</text:p>
          </table:table-cell>
          <table:table-cell office:value-type="float" office:value="13296.31" calcext:value-type="float">
            <text:p>1329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7.16774" calcext:value-type="float">
            <text:p>-47.16774</text:p>
          </table:table-cell>
          <table:table-cell office:value-type="float" office:value="116.545" calcext:value-type="float">
            <text:p>116.545</text:p>
          </table:table-cell>
          <table:table-cell office:value-type="float" office:value="0" calcext:value-type="float">
            <text:p>0</text:p>
          </table:table-cell>
          <table:table-cell office:value-type="float" office:value="136.0363" calcext:value-type="float">
            <text:p>136.0363</text:p>
          </table:table-cell>
          <table:table-cell office:value-type="float" office:value="64.49554" calcext:value-type="float">
            <text:p>64.49554</text:p>
          </table:table-cell>
          <table:table-cell office:value-type="float" office:value="0.02146249" calcext:value-type="float">
            <text:p>0.02146249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47.29697" calcext:value-type="float">
            <text:p>-47.29697</text:p>
          </table:table-cell>
          <table:table-cell office:value-type="float" office:value="0" calcext:value-type="float">
            <text:p>0</text:p>
          </table:table-cell>
          <table:table-cell office:value-type="float" office:value="402.1892" calcext:value-type="float">
            <text:p>402.1892</text:p>
          </table:table-cell>
          <table:table-cell office:value-type="float" office:value="1286.651" calcext:value-type="float">
            <text:p>1286.651</text:p>
          </table:table-cell>
          <table:table-cell office:value-type="float" office:value="1593.014" calcext:value-type="float">
            <text:p>1593.014</text:p>
          </table:table-cell>
          <table:table-cell office:value-type="float" office:value="1278.167" calcext:value-type="float">
            <text:p>1278.167</text:p>
          </table:table-cell>
          <table:table-cell office:value-type="float" office:value="764.7485" calcext:value-type="float">
            <text:p>764.7485</text:p>
          </table:table-cell>
          <table:table-cell office:value-type="float" office:value="1103.485" calcext:value-type="float">
            <text:p>1103.485</text:p>
          </table:table-cell>
          <table:table-cell office:value-type="float" office:value="417.6413" calcext:value-type="float">
            <text:p>417.6413</text:p>
          </table:table-cell>
          <table:table-cell office:value-type="float" office:value="1851.608" calcext:value-type="float">
            <text:p>1851.608</text:p>
          </table:table-cell>
          <table:table-cell office:value-type="float" office:value="2087.246" calcext:value-type="float">
            <text:p>2087.246</text:p>
          </table:table-cell>
          <table:table-cell office:value-type="float" office:value="1670.2" calcext:value-type="float">
            <text:p>1670.2</text:p>
          </table:table-cell>
          <table:table-cell office:value-type="float" office:value="585.5193" calcext:value-type="float">
            <text:p>585.5193</text:p>
          </table:table-cell>
          <table:table-cell office:value-type="float" office:value="582.6756" calcext:value-type="float">
            <text:p>582.6756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7212527" calcext:value-type="float">
            <text:p>-7.21252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3.87658" calcext:value-type="float">
            <text:p>-43.87658</text:p>
          </table:table-cell>
          <table:table-cell office:value-type="float" office:value="0" calcext:value-type="float">
            <text:p>0</text:p>
          </table:table-cell>
          <table:table-cell office:value-type="float" office:value="8.296185" calcext:value-type="float">
            <text:p>8.2961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5" calcext:value-type="float">
            <text:p>16032005</text:p>
          </table:table-cell>
          <table:table-cell office:value-type="float" office:value="568.0359" calcext:value-type="float">
            <text:p>568.0359</text:p>
          </table:table-cell>
          <table:table-cell office:value-type="float" office:value="13296.57" calcext:value-type="float">
            <text:p>13296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48.57128" calcext:value-type="float">
            <text:p>-48.57128</text:p>
          </table:table-cell>
          <table:table-cell office:value-type="float" office:value="119.6649" calcext:value-type="float">
            <text:p>119.6649</text:p>
          </table:table-cell>
          <table:table-cell office:value-type="float" office:value="0" calcext:value-type="float">
            <text:p>0</text:p>
          </table:table-cell>
          <table:table-cell office:value-type="float" office:value="135.6189" calcext:value-type="float">
            <text:p>135.6189</text:p>
          </table:table-cell>
          <table:table-cell office:value-type="float" office:value="64.26399" calcext:value-type="float">
            <text:p>64.26399</text:p>
          </table:table-cell>
          <table:table-cell office:value-type="float" office:value="0.02174655" calcext:value-type="float">
            <text:p>0.02174655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48.70023" calcext:value-type="float">
            <text:p>-48.70023</text:p>
          </table:table-cell>
          <table:table-cell office:value-type="float" office:value="0" calcext:value-type="float">
            <text:p>0</text:p>
          </table:table-cell>
          <table:table-cell office:value-type="float" office:value="402.3491" calcext:value-type="float">
            <text:p>402.3491</text:p>
          </table:table-cell>
          <table:table-cell office:value-type="float" office:value="1286.024" calcext:value-type="float">
            <text:p>1286.024</text:p>
          </table:table-cell>
          <table:table-cell office:value-type="float" office:value="1592.417" calcext:value-type="float">
            <text:p>1592.417</text:p>
          </table:table-cell>
          <table:table-cell office:value-type="float" office:value="1278.087" calcext:value-type="float">
            <text:p>1278.087</text:p>
          </table:table-cell>
          <table:table-cell office:value-type="float" office:value="764.6989" calcext:value-type="float">
            <text:p>764.6989</text:p>
          </table:table-cell>
          <table:table-cell office:value-type="float" office:value="1103.459" calcext:value-type="float">
            <text:p>1103.459</text:p>
          </table:table-cell>
          <table:table-cell office:value-type="float" office:value="417.6303" calcext:value-type="float">
            <text:p>417.6303</text:p>
          </table:table-cell>
          <table:table-cell office:value-type="float" office:value="1851.596" calcext:value-type="float">
            <text:p>1851.596</text:p>
          </table:table-cell>
          <table:table-cell office:value-type="float" office:value="2087.24" calcext:value-type="float">
            <text:p>2087.24</text:p>
          </table:table-cell>
          <table:table-cell office:value-type="float" office:value="1670.196" calcext:value-type="float">
            <text:p>1670.196</text:p>
          </table:table-cell>
          <table:table-cell office:value-type="float" office:value="585.518" calcext:value-type="float">
            <text:p>585.518</text:p>
          </table:table-cell>
          <table:table-cell office:value-type="float" office:value="582.6699" calcext:value-type="float">
            <text:p>582.6699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7935813" calcext:value-type="float">
            <text:p>-7.93581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5.33986" calcext:value-type="float">
            <text:p>-45.33986</text:p>
          </table:table-cell>
          <table:table-cell office:value-type="float" office:value="0" calcext:value-type="float">
            <text:p>0</text:p>
          </table:table-cell>
          <table:table-cell office:value-type="float" office:value="8.356084" calcext:value-type="float">
            <text:p>8.356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5" calcext:value-type="float">
            <text:p>17032005</text:p>
          </table:table-cell>
          <table:table-cell office:value-type="float" office:value="566.0618" calcext:value-type="float">
            <text:p>566.0618</text:p>
          </table:table-cell>
          <table:table-cell office:value-type="float" office:value="13296.83" calcext:value-type="float">
            <text:p>13296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0.22551" calcext:value-type="float">
            <text:p>-50.22551</text:p>
          </table:table-cell>
          <table:table-cell office:value-type="float" office:value="123.5604" calcext:value-type="float">
            <text:p>123.5604</text:p>
          </table:table-cell>
          <table:table-cell office:value-type="float" office:value="0" calcext:value-type="float">
            <text:p>0</text:p>
          </table:table-cell>
          <table:table-cell office:value-type="float" office:value="135.4172" calcext:value-type="float">
            <text:p>135.4172</text:p>
          </table:table-cell>
          <table:table-cell office:value-type="float" office:value="64.06783" calcext:value-type="float">
            <text:p>64.06783</text:p>
          </table:table-cell>
          <table:table-cell office:value-type="float" office:value="0.02201793" calcext:value-type="float">
            <text:p>0.02201793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50.35418" calcext:value-type="float">
            <text:p>-50.35418</text:p>
          </table:table-cell>
          <table:table-cell office:value-type="float" office:value="0" calcext:value-type="float">
            <text:p>0</text:p>
          </table:table-cell>
          <table:table-cell office:value-type="float" office:value="402.5078" calcext:value-type="float">
            <text:p>402.5078</text:p>
          </table:table-cell>
          <table:table-cell office:value-type="float" office:value="1285.32" calcext:value-type="float">
            <text:p>1285.32</text:p>
          </table:table-cell>
          <table:table-cell office:value-type="float" office:value="1591.687" calcext:value-type="float">
            <text:p>1591.687</text:p>
          </table:table-cell>
          <table:table-cell office:value-type="float" office:value="1277.997" calcext:value-type="float">
            <text:p>1277.997</text:p>
          </table:table-cell>
          <table:table-cell office:value-type="float" office:value="764.625" calcext:value-type="float">
            <text:p>764.625</text:p>
          </table:table-cell>
          <table:table-cell office:value-type="float" office:value="1103.423" calcext:value-type="float">
            <text:p>1103.423</text:p>
          </table:table-cell>
          <table:table-cell office:value-type="float" office:value="417.6159" calcext:value-type="float">
            <text:p>417.6159</text:p>
          </table:table-cell>
          <table:table-cell office:value-type="float" office:value="1851.583" calcext:value-type="float">
            <text:p>1851.583</text:p>
          </table:table-cell>
          <table:table-cell office:value-type="float" office:value="2087.233" calcext:value-type="float">
            <text:p>2087.233</text:p>
          </table:table-cell>
          <table:table-cell office:value-type="float" office:value="1670.192" calcext:value-type="float">
            <text:p>1670.192</text:p>
          </table:table-cell>
          <table:table-cell office:value-type="float" office:value="585.5167" calcext:value-type="float">
            <text:p>585.5167</text:p>
          </table:table-cell>
          <table:table-cell office:value-type="float" office:value="582.6641" calcext:value-type="float">
            <text:p>582.6641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8466533" calcext:value-type="float">
            <text:p>-8.466533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7.02011" calcext:value-type="float">
            <text:p>-47.02011</text:p>
          </table:table-cell>
          <table:table-cell office:value-type="float" office:value="0" calcext:value-type="float">
            <text:p>0</text:p>
          </table:table-cell>
          <table:table-cell office:value-type="float" office:value="8.382322" calcext:value-type="float">
            <text:p>8.382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5" calcext:value-type="float">
            <text:p>18032005</text:p>
          </table:table-cell>
          <table:table-cell office:value-type="float" office:value="564.3718" calcext:value-type="float">
            <text:p>564.3718</text:p>
          </table:table-cell>
          <table:table-cell office:value-type="float" office:value="13297" calcext:value-type="float">
            <text:p>13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1.76171" calcext:value-type="float">
            <text:p>-51.76171</text:p>
          </table:table-cell>
          <table:table-cell office:value-type="float" office:value="128.4819" calcext:value-type="float">
            <text:p>128.4819</text:p>
          </table:table-cell>
          <table:table-cell office:value-type="float" office:value="0" calcext:value-type="float">
            <text:p>0</text:p>
          </table:table-cell>
          <table:table-cell office:value-type="float" office:value="135.4856" calcext:value-type="float">
            <text:p>135.4856</text:p>
          </table:table-cell>
          <table:table-cell office:value-type="float" office:value="63.96596" calcext:value-type="float">
            <text:p>63.96596</text:p>
          </table:table-cell>
          <table:table-cell office:value-type="float" office:value="0.02229766" calcext:value-type="float">
            <text:p>0.0222976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51.89011" calcext:value-type="float">
            <text:p>-51.89011</text:p>
          </table:table-cell>
          <table:table-cell office:value-type="float" office:value="0" calcext:value-type="float">
            <text:p>0</text:p>
          </table:table-cell>
          <table:table-cell office:value-type="float" office:value="402.627" calcext:value-type="float">
            <text:p>402.627</text:p>
          </table:table-cell>
          <table:table-cell office:value-type="float" office:value="1284.74" calcext:value-type="float">
            <text:p>1284.74</text:p>
          </table:table-cell>
          <table:table-cell office:value-type="float" office:value="1591" calcext:value-type="float">
            <text:p>1591</text:p>
          </table:table-cell>
          <table:table-cell office:value-type="float" office:value="1277.902" calcext:value-type="float">
            <text:p>1277.902</text:p>
          </table:table-cell>
          <table:table-cell office:value-type="float" office:value="764.5486" calcext:value-type="float">
            <text:p>764.5486</text:p>
          </table:table-cell>
          <table:table-cell office:value-type="float" office:value="1103.382" calcext:value-type="float">
            <text:p>1103.382</text:p>
          </table:table-cell>
          <table:table-cell office:value-type="float" office:value="417.5969" calcext:value-type="float">
            <text:p>417.5969</text:p>
          </table:table-cell>
          <table:table-cell office:value-type="float" office:value="1851.562" calcext:value-type="float">
            <text:p>1851.562</text:p>
          </table:table-cell>
          <table:table-cell office:value-type="float" office:value="2087.226" calcext:value-type="float">
            <text:p>2087.226</text:p>
          </table:table-cell>
          <table:table-cell office:value-type="float" office:value="1670.188" calcext:value-type="float">
            <text:p>1670.188</text:p>
          </table:table-cell>
          <table:table-cell office:value-type="float" office:value="585.5153" calcext:value-type="float">
            <text:p>585.5153</text:p>
          </table:table-cell>
          <table:table-cell office:value-type="float" office:value="582.6582" calcext:value-type="float">
            <text:p>582.6582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8576727" calcext:value-type="float">
            <text:p>-8.576727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8.49553" calcext:value-type="float">
            <text:p>-48.49553</text:p>
          </table:table-cell>
          <table:table-cell office:value-type="float" office:value="0" calcext:value-type="float">
            <text:p>0</text:p>
          </table:table-cell>
          <table:table-cell office:value-type="float" office:value="8.321378" calcext:value-type="float">
            <text:p>8.3213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5" calcext:value-type="float">
            <text:p>19032005</text:p>
          </table:table-cell>
          <table:table-cell office:value-type="float" office:value="562.8374" calcext:value-type="float">
            <text:p>562.8374</text:p>
          </table:table-cell>
          <table:table-cell office:value-type="float" office:value="13297.19" calcext:value-type="float">
            <text:p>13297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3.06834" calcext:value-type="float">
            <text:p>-53.06834</text:p>
          </table:table-cell>
          <table:table-cell office:value-type="float" office:value="131.7426" calcext:value-type="float">
            <text:p>131.7426</text:p>
          </table:table-cell>
          <table:table-cell office:value-type="float" office:value="0" calcext:value-type="float">
            <text:p>0</text:p>
          </table:table-cell>
          <table:table-cell office:value-type="float" office:value="135.2961" calcext:value-type="float">
            <text:p>135.2961</text:p>
          </table:table-cell>
          <table:table-cell office:value-type="float" office:value="63.82734" calcext:value-type="float">
            <text:p>63.82734</text:p>
          </table:table-cell>
          <table:table-cell office:value-type="float" office:value="0.02258297" calcext:value-type="float">
            <text:p>0.02258297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53.19646" calcext:value-type="float">
            <text:p>-53.19646</text:p>
          </table:table-cell>
          <table:table-cell office:value-type="float" office:value="0" calcext:value-type="float">
            <text:p>0</text:p>
          </table:table-cell>
          <table:table-cell office:value-type="float" office:value="402.7501" calcext:value-type="float">
            <text:p>402.7501</text:p>
          </table:table-cell>
          <table:table-cell office:value-type="float" office:value="1284.202" calcext:value-type="float">
            <text:p>1284.202</text:p>
          </table:table-cell>
          <table:table-cell office:value-type="float" office:value="1590.44" calcext:value-type="float">
            <text:p>1590.44</text:p>
          </table:table-cell>
          <table:table-cell office:value-type="float" office:value="1277.828" calcext:value-type="float">
            <text:p>1277.828</text:p>
          </table:table-cell>
          <table:table-cell office:value-type="float" office:value="764.4833" calcext:value-type="float">
            <text:p>764.4833</text:p>
          </table:table-cell>
          <table:table-cell office:value-type="float" office:value="1103.348" calcext:value-type="float">
            <text:p>1103.348</text:p>
          </table:table-cell>
          <table:table-cell office:value-type="float" office:value="417.5807" calcext:value-type="float">
            <text:p>417.5807</text:p>
          </table:table-cell>
          <table:table-cell office:value-type="float" office:value="1851.536" calcext:value-type="float">
            <text:p>1851.536</text:p>
          </table:table-cell>
          <table:table-cell office:value-type="float" office:value="2087.218" calcext:value-type="float">
            <text:p>2087.218</text:p>
          </table:table-cell>
          <table:table-cell office:value-type="float" office:value="1670.184" calcext:value-type="float">
            <text:p>1670.184</text:p>
          </table:table-cell>
          <table:table-cell office:value-type="float" office:value="585.5139" calcext:value-type="float">
            <text:p>585.5139</text:p>
          </table:table-cell>
          <table:table-cell office:value-type="float" office:value="582.6524" calcext:value-type="float">
            <text:p>582.6524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6" calcext:value-type="float">
            <text:p>35.6856</text:p>
          </table:table-cell>
          <table:table-cell office:value-type="float" office:value="0" calcext:value-type="float">
            <text:p>0</text:p>
          </table:table-cell>
          <table:table-cell office:value-type="float" office:value="-0.00008863808" calcext:value-type="float">
            <text:p>-8.86380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49.80519" calcext:value-type="float">
            <text:p>-49.80519</text:p>
          </table:table-cell>
          <table:table-cell office:value-type="float" office:value="0" calcext:value-type="float">
            <text:p>0</text:p>
          </table:table-cell>
          <table:table-cell office:value-type="float" office:value="8.324503" calcext:value-type="float">
            <text:p>8.3245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5" calcext:value-type="float">
            <text:p>20032005</text:p>
          </table:table-cell>
          <table:table-cell office:value-type="float" office:value="561.2256" calcext:value-type="float">
            <text:p>561.2256</text:p>
          </table:table-cell>
          <table:table-cell office:value-type="float" office:value="13297.37" calcext:value-type="float">
            <text:p>13297.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4.44342" calcext:value-type="float">
            <text:p>-54.44342</text:p>
          </table:table-cell>
          <table:table-cell office:value-type="float" office:value="134.7794" calcext:value-type="float">
            <text:p>134.7794</text:p>
          </table:table-cell>
          <table:table-cell office:value-type="float" office:value="0" calcext:value-type="float">
            <text:p>0</text:p>
          </table:table-cell>
          <table:table-cell office:value-type="float" office:value="135.1524" calcext:value-type="float">
            <text:p>135.1524</text:p>
          </table:table-cell>
          <table:table-cell office:value-type="float" office:value="63.69729" calcext:value-type="float">
            <text:p>63.69729</text:p>
          </table:table-cell>
          <table:table-cell office:value-type="float" office:value="0.02286669" calcext:value-type="float">
            <text:p>0.02286669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853" calcext:value-type="float">
            <text:p>0.00057148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54.57125" calcext:value-type="float">
            <text:p>-54.57125</text:p>
          </table:table-cell>
          <table:table-cell office:value-type="float" office:value="0" calcext:value-type="float">
            <text:p>0</text:p>
          </table:table-cell>
          <table:table-cell office:value-type="float" office:value="402.8729" calcext:value-type="float">
            <text:p>402.8729</text:p>
          </table:table-cell>
          <table:table-cell office:value-type="float" office:value="1283.63" calcext:value-type="float">
            <text:p>1283.63</text:p>
          </table:table-cell>
          <table:table-cell office:value-type="float" office:value="1589.838" calcext:value-type="float">
            <text:p>1589.838</text:p>
          </table:table-cell>
          <table:table-cell office:value-type="float" office:value="1277.752" calcext:value-type="float">
            <text:p>1277.752</text:p>
          </table:table-cell>
          <table:table-cell office:value-type="float" office:value="764.4133" calcext:value-type="float">
            <text:p>764.4133</text:p>
          </table:table-cell>
          <table:table-cell office:value-type="float" office:value="1103.312" calcext:value-type="float">
            <text:p>1103.312</text:p>
          </table:table-cell>
          <table:table-cell office:value-type="float" office:value="417.564" calcext:value-type="float">
            <text:p>417.564</text:p>
          </table:table-cell>
          <table:table-cell office:value-type="float" office:value="1851.509" calcext:value-type="float">
            <text:p>1851.509</text:p>
          </table:table-cell>
          <table:table-cell office:value-type="float" office:value="2087.21" calcext:value-type="float">
            <text:p>2087.21</text:p>
          </table:table-cell>
          <table:table-cell office:value-type="float" office:value="1670.179" calcext:value-type="float">
            <text:p>1670.179</text:p>
          </table:table-cell>
          <table:table-cell office:value-type="float" office:value="585.5125" calcext:value-type="float">
            <text:p>585.5125</text:p>
          </table:table-cell>
          <table:table-cell office:value-type="float" office:value="582.6464" calcext:value-type="float">
            <text:p>582.6464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919119" calcext:value-type="float">
            <text:p>-9.1911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1.18835" calcext:value-type="float">
            <text:p>-51.18835</text:p>
          </table:table-cell>
          <table:table-cell office:value-type="float" office:value="0" calcext:value-type="float">
            <text:p>0</text:p>
          </table:table-cell>
          <table:table-cell office:value-type="float" office:value="8.332205" calcext:value-type="float">
            <text:p>8.332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5" calcext:value-type="float">
            <text:p>21032005</text:p>
          </table:table-cell>
          <table:table-cell office:value-type="float" office:value="559.4988" calcext:value-type="float">
            <text:p>559.4988</text:p>
          </table:table-cell>
          <table:table-cell office:value-type="float" office:value="13297.55" calcext:value-type="float">
            <text:p>13297.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5.96663" calcext:value-type="float">
            <text:p>-55.96663</text:p>
          </table:table-cell>
          <table:table-cell office:value-type="float" office:value="138.9662" calcext:value-type="float">
            <text:p>138.9662</text:p>
          </table:table-cell>
          <table:table-cell office:value-type="float" office:value="0" calcext:value-type="float">
            <text:p>0</text:p>
          </table:table-cell>
          <table:table-cell office:value-type="float" office:value="135.3657" calcext:value-type="float">
            <text:p>135.3657</text:p>
          </table:table-cell>
          <table:table-cell office:value-type="float" office:value="63.44924" calcext:value-type="float">
            <text:p>63.44924</text:p>
          </table:table-cell>
          <table:table-cell office:value-type="float" office:value="0.02322265" calcext:value-type="float">
            <text:p>0.02322265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4923" calcext:value-type="float">
            <text:p>0.000571492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56.0941" calcext:value-type="float">
            <text:p>-56.0941</text:p>
          </table:table-cell>
          <table:table-cell office:value-type="float" office:value="0" calcext:value-type="float">
            <text:p>0</text:p>
          </table:table-cell>
          <table:table-cell office:value-type="float" office:value="402.9955" calcext:value-type="float">
            <text:p>402.9955</text:p>
          </table:table-cell>
          <table:table-cell office:value-type="float" office:value="1283.095" calcext:value-type="float">
            <text:p>1283.095</text:p>
          </table:table-cell>
          <table:table-cell office:value-type="float" office:value="1589.221" calcext:value-type="float">
            <text:p>1589.221</text:p>
          </table:table-cell>
          <table:table-cell office:value-type="float" office:value="1277.665" calcext:value-type="float">
            <text:p>1277.665</text:p>
          </table:table-cell>
          <table:table-cell office:value-type="float" office:value="764.3406" calcext:value-type="float">
            <text:p>764.3406</text:p>
          </table:table-cell>
          <table:table-cell office:value-type="float" office:value="1103.273" calcext:value-type="float">
            <text:p>1103.273</text:p>
          </table:table-cell>
          <table:table-cell office:value-type="float" office:value="417.5449" calcext:value-type="float">
            <text:p>417.5449</text:p>
          </table:table-cell>
          <table:table-cell office:value-type="float" office:value="1851.48" calcext:value-type="float">
            <text:p>1851.48</text:p>
          </table:table-cell>
          <table:table-cell office:value-type="float" office:value="2087.202" calcext:value-type="float">
            <text:p>2087.202</text:p>
          </table:table-cell>
          <table:table-cell office:value-type="float" office:value="1670.175" calcext:value-type="float">
            <text:p>1670.175</text:p>
          </table:table-cell>
          <table:table-cell office:value-type="float" office:value="585.5111" calcext:value-type="float">
            <text:p>585.5111</text:p>
          </table:table-cell>
          <table:table-cell office:value-type="float" office:value="582.6404" calcext:value-type="float">
            <text:p>582.6404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9269204" calcext:value-type="float">
            <text:p>-9.26920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2.68159" calcext:value-type="float">
            <text:p>-52.68159</text:p>
          </table:table-cell>
          <table:table-cell office:value-type="float" office:value="0" calcext:value-type="float">
            <text:p>0</text:p>
          </table:table-cell>
          <table:table-cell office:value-type="float" office:value="8.302178" calcext:value-type="float">
            <text:p>8.3021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5" calcext:value-type="float">
            <text:p>22032005</text:p>
          </table:table-cell>
          <table:table-cell office:value-type="float" office:value="558.2881" calcext:value-type="float">
            <text:p>558.2881</text:p>
          </table:table-cell>
          <table:table-cell office:value-type="float" office:value="13297.69" calcext:value-type="float">
            <text:p>13297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7.04237" calcext:value-type="float">
            <text:p>-57.04237</text:p>
          </table:table-cell>
          <table:table-cell office:value-type="float" office:value="141.3021" calcext:value-type="float">
            <text:p>141.3021</text:p>
          </table:table-cell>
          <table:table-cell office:value-type="float" office:value="0" calcext:value-type="float">
            <text:p>0</text:p>
          </table:table-cell>
          <table:table-cell office:value-type="float" office:value="135.5508" calcext:value-type="float">
            <text:p>135.5508</text:p>
          </table:table-cell>
          <table:table-cell office:value-type="float" office:value="63.10722" calcext:value-type="float">
            <text:p>63.10722</text:p>
          </table:table-cell>
          <table:table-cell office:value-type="float" office:value="0.02352087" calcext:value-type="float">
            <text:p>0.02352087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17498" calcext:value-type="float">
            <text:p>0.0005717498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57.16954" calcext:value-type="float">
            <text:p>-57.16954</text:p>
          </table:table-cell>
          <table:table-cell office:value-type="float" office:value="0" calcext:value-type="float">
            <text:p>0</text:p>
          </table:table-cell>
          <table:table-cell office:value-type="float" office:value="403.0825" calcext:value-type="float">
            <text:p>403.0825</text:p>
          </table:table-cell>
          <table:table-cell office:value-type="float" office:value="1282.844" calcext:value-type="float">
            <text:p>1282.844</text:p>
          </table:table-cell>
          <table:table-cell office:value-type="float" office:value="1588.866" calcext:value-type="float">
            <text:p>1588.866</text:p>
          </table:table-cell>
          <table:table-cell office:value-type="float" office:value="1277.607" calcext:value-type="float">
            <text:p>1277.607</text:p>
          </table:table-cell>
          <table:table-cell office:value-type="float" office:value="764.2833" calcext:value-type="float">
            <text:p>764.2833</text:p>
          </table:table-cell>
          <table:table-cell office:value-type="float" office:value="1103.24" calcext:value-type="float">
            <text:p>1103.24</text:p>
          </table:table-cell>
          <table:table-cell office:value-type="float" office:value="417.5287" calcext:value-type="float">
            <text:p>417.5287</text:p>
          </table:table-cell>
          <table:table-cell office:value-type="float" office:value="1851.452" calcext:value-type="float">
            <text:p>1851.452</text:p>
          </table:table-cell>
          <table:table-cell office:value-type="float" office:value="2087.194" calcext:value-type="float">
            <text:p>2087.194</text:p>
          </table:table-cell>
          <table:table-cell office:value-type="float" office:value="1670.17" calcext:value-type="float">
            <text:p>1670.17</text:p>
          </table:table-cell>
          <table:table-cell office:value-type="float" office:value="585.5096" calcext:value-type="float">
            <text:p>585.5096</text:p>
          </table:table-cell>
          <table:table-cell office:value-type="float" office:value="582.6343" calcext:value-type="float">
            <text:p>582.6343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9278286" calcext:value-type="float">
            <text:p>-9.27828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3.71252" calcext:value-type="float">
            <text:p>-53.71252</text:p>
          </table:table-cell>
          <table:table-cell office:value-type="float" office:value="0" calcext:value-type="float">
            <text:p>0</text:p>
          </table:table-cell>
          <table:table-cell office:value-type="float" office:value="8.257339" calcext:value-type="float">
            <text:p>8.257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5" calcext:value-type="float">
            <text:p>23032005</text:p>
          </table:table-cell>
          <table:table-cell office:value-type="float" office:value="556.0044" calcext:value-type="float">
            <text:p>556.0044</text:p>
          </table:table-cell>
          <table:table-cell office:value-type="float" office:value="13298.04" calcext:value-type="float">
            <text:p>1329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8.93177" calcext:value-type="float">
            <text:p>-58.93177</text:p>
          </table:table-cell>
          <table:table-cell office:value-type="float" office:value="147.0911" calcext:value-type="float">
            <text:p>147.0911</text:p>
          </table:table-cell>
          <table:table-cell office:value-type="float" office:value="0" calcext:value-type="float">
            <text:p>0</text:p>
          </table:table-cell>
          <table:table-cell office:value-type="float" office:value="136.2368" calcext:value-type="float">
            <text:p>136.2368</text:p>
          </table:table-cell>
          <table:table-cell office:value-type="float" office:value="62.19586" calcext:value-type="float">
            <text:p>62.19586</text:p>
          </table:table-cell>
          <table:table-cell office:value-type="float" office:value="0.02384359" calcext:value-type="float">
            <text:p>0.02384359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21655" calcext:value-type="float">
            <text:p>0.0005721655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59.05863" calcext:value-type="float">
            <text:p>-59.05863</text:p>
          </table:table-cell>
          <table:table-cell office:value-type="float" office:value="0" calcext:value-type="float">
            <text:p>0</text:p>
          </table:table-cell>
          <table:table-cell office:value-type="float" office:value="403.229" calcext:value-type="float">
            <text:p>403.229</text:p>
          </table:table-cell>
          <table:table-cell office:value-type="float" office:value="1282.371" calcext:value-type="float">
            <text:p>1282.371</text:p>
          </table:table-cell>
          <table:table-cell office:value-type="float" office:value="1588.374" calcext:value-type="float">
            <text:p>1588.374</text:p>
          </table:table-cell>
          <table:table-cell office:value-type="float" office:value="1277.536" calcext:value-type="float">
            <text:p>1277.536</text:p>
          </table:table-cell>
          <table:table-cell office:value-type="float" office:value="764.2339" calcext:value-type="float">
            <text:p>764.2339</text:p>
          </table:table-cell>
          <table:table-cell office:value-type="float" office:value="1103.212" calcext:value-type="float">
            <text:p>1103.212</text:p>
          </table:table-cell>
          <table:table-cell office:value-type="float" office:value="417.5156" calcext:value-type="float">
            <text:p>417.5156</text:p>
          </table:table-cell>
          <table:table-cell office:value-type="float" office:value="1851.432" calcext:value-type="float">
            <text:p>1851.432</text:p>
          </table:table-cell>
          <table:table-cell office:value-type="float" office:value="2087.186" calcext:value-type="float">
            <text:p>2087.186</text:p>
          </table:table-cell>
          <table:table-cell office:value-type="float" office:value="1670.166" calcext:value-type="float">
            <text:p>1670.166</text:p>
          </table:table-cell>
          <table:table-cell office:value-type="float" office:value="585.5082" calcext:value-type="float">
            <text:p>585.5082</text:p>
          </table:table-cell>
          <table:table-cell office:value-type="float" office:value="582.6282" calcext:value-type="float">
            <text:p>582.6282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9712188" calcext:value-type="float">
            <text:p>-9.712188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5.62181" calcext:value-type="float">
            <text:p>-55.62181</text:p>
          </table:table-cell>
          <table:table-cell office:value-type="float" office:value="0" calcext:value-type="float">
            <text:p>0</text:p>
          </table:table-cell>
          <table:table-cell office:value-type="float" office:value="8.277335" calcext:value-type="float">
            <text:p>8.277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5" calcext:value-type="float">
            <text:p>24032005</text:p>
          </table:table-cell>
          <table:table-cell office:value-type="float" office:value="554.9506" calcext:value-type="float">
            <text:p>554.9506</text:p>
          </table:table-cell>
          <table:table-cell office:value-type="float" office:value="13298.17" calcext:value-type="float">
            <text:p>1329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9.88955" calcext:value-type="float">
            <text:p>-59.88955</text:p>
          </table:table-cell>
          <table:table-cell office:value-type="float" office:value="149.3221" calcext:value-type="float">
            <text:p>149.3221</text:p>
          </table:table-cell>
          <table:table-cell office:value-type="float" office:value="0" calcext:value-type="float">
            <text:p>0</text:p>
          </table:table-cell>
          <table:table-cell office:value-type="float" office:value="136.334" calcext:value-type="float">
            <text:p>136.334</text:p>
          </table:table-cell>
          <table:table-cell office:value-type="float" office:value="61.91754" calcext:value-type="float">
            <text:p>61.91754</text:p>
          </table:table-cell>
          <table:table-cell office:value-type="float" office:value="0.02413663" calcext:value-type="float">
            <text:p>0.02413663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23183" calcext:value-type="float">
            <text:p>0.000572318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60.01611" calcext:value-type="float">
            <text:p>-60.01611</text:p>
          </table:table-cell>
          <table:table-cell office:value-type="float" office:value="0" calcext:value-type="float">
            <text:p>0</text:p>
          </table:table-cell>
          <table:table-cell office:value-type="float" office:value="403.3115" calcext:value-type="float">
            <text:p>403.3115</text:p>
          </table:table-cell>
          <table:table-cell office:value-type="float" office:value="1282.16" calcext:value-type="float">
            <text:p>1282.16</text:p>
          </table:table-cell>
          <table:table-cell office:value-type="float" office:value="1588.053" calcext:value-type="float">
            <text:p>1588.053</text:p>
          </table:table-cell>
          <table:table-cell office:value-type="float" office:value="1277.48" calcext:value-type="float">
            <text:p>1277.48</text:p>
          </table:table-cell>
          <table:table-cell office:value-type="float" office:value="764.1835" calcext:value-type="float">
            <text:p>764.1835</text:p>
          </table:table-cell>
          <table:table-cell office:value-type="float" office:value="1103.181" calcext:value-type="float">
            <text:p>1103.181</text:p>
          </table:table-cell>
          <table:table-cell office:value-type="float" office:value="417.5013" calcext:value-type="float">
            <text:p>417.5013</text:p>
          </table:table-cell>
          <table:table-cell office:value-type="float" office:value="1851.41" calcext:value-type="float">
            <text:p>1851.41</text:p>
          </table:table-cell>
          <table:table-cell office:value-type="float" office:value="2087.177" calcext:value-type="float">
            <text:p>2087.177</text:p>
          </table:table-cell>
          <table:table-cell office:value-type="float" office:value="1670.161" calcext:value-type="float">
            <text:p>1670.161</text:p>
          </table:table-cell>
          <table:table-cell office:value-type="float" office:value="585.5067" calcext:value-type="float">
            <text:p>585.5067</text:p>
          </table:table-cell>
          <table:table-cell office:value-type="float" office:value="582.6219" calcext:value-type="float">
            <text:p>582.6219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9718596" calcext:value-type="float">
            <text:p>-9.718596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6.51697" calcext:value-type="float">
            <text:p>-56.51697</text:p>
          </table:table-cell>
          <table:table-cell office:value-type="float" office:value="0" calcext:value-type="float">
            <text:p>0</text:p>
          </table:table-cell>
          <table:table-cell office:value-type="float" office:value="8.214926" calcext:value-type="float">
            <text:p>8.2149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5" calcext:value-type="float">
            <text:p>25032005</text:p>
          </table:table-cell>
          <table:table-cell office:value-type="float" office:value="554.0833" calcext:value-type="float">
            <text:p>554.0833</text:p>
          </table:table-cell>
          <table:table-cell office:value-type="float" office:value="13298.31" calcext:value-type="float">
            <text:p>13298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0.66315" calcext:value-type="float">
            <text:p>-60.66315</text:p>
          </table:table-cell>
          <table:table-cell office:value-type="float" office:value="151.3355" calcext:value-type="float">
            <text:p>151.3355</text:p>
          </table:table-cell>
          <table:table-cell office:value-type="float" office:value="0" calcext:value-type="float">
            <text:p>0</text:p>
          </table:table-cell>
          <table:table-cell office:value-type="float" office:value="136.3819" calcext:value-type="float">
            <text:p>136.3819</text:p>
          </table:table-cell>
          <table:table-cell office:value-type="float" office:value="61.63525" calcext:value-type="float">
            <text:p>61.63525</text:p>
          </table:table-cell>
          <table:table-cell office:value-type="float" office:value="0.02442666" calcext:value-type="float">
            <text:p>0.0244266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38199" calcext:value-type="float">
            <text:p>0.0005738199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60.78942" calcext:value-type="float">
            <text:p>-60.78942</text:p>
          </table:table-cell>
          <table:table-cell office:value-type="float" office:value="0" calcext:value-type="float">
            <text:p>0</text:p>
          </table:table-cell>
          <table:table-cell office:value-type="float" office:value="403.3832" calcext:value-type="float">
            <text:p>403.3832</text:p>
          </table:table-cell>
          <table:table-cell office:value-type="float" office:value="1281.994" calcext:value-type="float">
            <text:p>1281.994</text:p>
          </table:table-cell>
          <table:table-cell office:value-type="float" office:value="1587.836" calcext:value-type="float">
            <text:p>1587.836</text:p>
          </table:table-cell>
          <table:table-cell office:value-type="float" office:value="1277.436" calcext:value-type="float">
            <text:p>1277.436</text:p>
          </table:table-cell>
          <table:table-cell office:value-type="float" office:value="764.1555" calcext:value-type="float">
            <text:p>764.1555</text:p>
          </table:table-cell>
          <table:table-cell office:value-type="float" office:value="1103.161" calcext:value-type="float">
            <text:p>1103.161</text:p>
          </table:table-cell>
          <table:table-cell office:value-type="float" office:value="417.4902" calcext:value-type="float">
            <text:p>417.4902</text:p>
          </table:table-cell>
          <table:table-cell office:value-type="float" office:value="1851.395" calcext:value-type="float">
            <text:p>1851.395</text:p>
          </table:table-cell>
          <table:table-cell office:value-type="float" office:value="2087.169" calcext:value-type="float">
            <text:p>2087.169</text:p>
          </table:table-cell>
          <table:table-cell office:value-type="float" office:value="1670.156" calcext:value-type="float">
            <text:p>1670.156</text:p>
          </table:table-cell>
          <table:table-cell office:value-type="float" office:value="585.5052" calcext:value-type="float">
            <text:p>585.5052</text:p>
          </table:table-cell>
          <table:table-cell office:value-type="float" office:value="582.6157" calcext:value-type="float">
            <text:p>582.6157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9720594" calcext:value-type="float">
            <text:p>-9.720594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7.23904" calcext:value-type="float">
            <text:p>-57.23904</text:p>
          </table:table-cell>
          <table:table-cell office:value-type="float" office:value="0" calcext:value-type="float">
            <text:p>0</text:p>
          </table:table-cell>
          <table:table-cell office:value-type="float" office:value="8.163415" calcext:value-type="float">
            <text:p>8.1634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5" calcext:value-type="float">
            <text:p>26032005</text:p>
          </table:table-cell>
          <table:table-cell office:value-type="float" office:value="552.5452" calcext:value-type="float">
            <text:p>552.5452</text:p>
          </table:table-cell>
          <table:table-cell office:value-type="float" office:value="13298.57" calcext:value-type="float">
            <text:p>13298.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1.9159" calcext:value-type="float">
            <text:p>-61.9159</text:p>
          </table:table-cell>
          <table:table-cell office:value-type="float" office:value="155.3335" calcext:value-type="float">
            <text:p>155.3335</text:p>
          </table:table-cell>
          <table:table-cell office:value-type="float" office:value="0" calcext:value-type="float">
            <text:p>0</text:p>
          </table:table-cell>
          <table:table-cell office:value-type="float" office:value="136.7193" calcext:value-type="float">
            <text:p>136.7193</text:p>
          </table:table-cell>
          <table:table-cell office:value-type="float" office:value="60.99589" calcext:value-type="float">
            <text:p>60.99589</text:p>
          </table:table-cell>
          <table:table-cell office:value-type="float" office:value="0.02474162" calcext:value-type="float">
            <text:p>0.02474162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45939" calcext:value-type="float">
            <text:p>0.0005745939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62.04186" calcext:value-type="float">
            <text:p>-62.04186</text:p>
          </table:table-cell>
          <table:table-cell office:value-type="float" office:value="0" calcext:value-type="float">
            <text:p>0</text:p>
          </table:table-cell>
          <table:table-cell office:value-type="float" office:value="403.508" calcext:value-type="float">
            <text:p>403.508</text:p>
          </table:table-cell>
          <table:table-cell office:value-type="float" office:value="1281.693" calcext:value-type="float">
            <text:p>1281.693</text:p>
          </table:table-cell>
          <table:table-cell office:value-type="float" office:value="1587.518" calcext:value-type="float">
            <text:p>1587.518</text:p>
          </table:table-cell>
          <table:table-cell office:value-type="float" office:value="1277.387" calcext:value-type="float">
            <text:p>1277.387</text:p>
          </table:table-cell>
          <table:table-cell office:value-type="float" office:value="764.123" calcext:value-type="float">
            <text:p>764.123</text:p>
          </table:table-cell>
          <table:table-cell office:value-type="float" office:value="1103.141" calcext:value-type="float">
            <text:p>1103.141</text:p>
          </table:table-cell>
          <table:table-cell office:value-type="float" office:value="417.48" calcext:value-type="float">
            <text:p>417.48</text:p>
          </table:table-cell>
          <table:table-cell office:value-type="float" office:value="1851.382" calcext:value-type="float">
            <text:p>1851.382</text:p>
          </table:table-cell>
          <table:table-cell office:value-type="float" office:value="2087.161" calcext:value-type="float">
            <text:p>2087.161</text:p>
          </table:table-cell>
          <table:table-cell office:value-type="float" office:value="1670.151" calcext:value-type="float">
            <text:p>1670.151</text:p>
          </table:table-cell>
          <table:table-cell office:value-type="float" office:value="585.5037" calcext:value-type="float">
            <text:p>585.5037</text:p>
          </table:table-cell>
          <table:table-cell office:value-type="float" office:value="582.6093" calcext:value-type="float">
            <text:p>582.6093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09756479" calcext:value-type="float">
            <text:p>-9.756479E-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58.5054" calcext:value-type="float">
            <text:p>-58.5054</text:p>
          </table:table-cell>
          <table:table-cell office:value-type="float" office:value="0" calcext:value-type="float">
            <text:p>0</text:p>
          </table:table-cell>
          <table:table-cell office:value-type="float" office:value="8.177109" calcext:value-type="float">
            <text:p>8.177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5" calcext:value-type="float">
            <text:p>27032005</text:p>
          </table:table-cell>
          <table:table-cell office:value-type="float" office:value="550.1166" calcext:value-type="float">
            <text:p>550.1166</text:p>
          </table:table-cell>
          <table:table-cell office:value-type="float" office:value="13298.96" calcext:value-type="float">
            <text:p>13298.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3.89365" calcext:value-type="float">
            <text:p>-63.89365</text:p>
          </table:table-cell>
          <table:table-cell office:value-type="float" office:value="161.4122" calcext:value-type="float">
            <text:p>161.4122</text:p>
          </table:table-cell>
          <table:table-cell office:value-type="float" office:value="0" calcext:value-type="float">
            <text:p>0</text:p>
          </table:table-cell>
          <table:table-cell office:value-type="float" office:value="137.3026" calcext:value-type="float">
            <text:p>137.3026</text:p>
          </table:table-cell>
          <table:table-cell office:value-type="float" office:value="60.12316" calcext:value-type="float">
            <text:p>60.12316</text:p>
          </table:table-cell>
          <table:table-cell office:value-type="float" office:value="0.0250997" calcext:value-type="float">
            <text:p>0.0250997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094" calcext:value-type="float">
            <text:p>0.0005750094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64.01923" calcext:value-type="float">
            <text:p>-64.01923</text:p>
          </table:table-cell>
          <table:table-cell office:value-type="float" office:value="0" calcext:value-type="float">
            <text:p>0</text:p>
          </table:table-cell>
          <table:table-cell office:value-type="float" office:value="403.6567" calcext:value-type="float">
            <text:p>403.6567</text:p>
          </table:table-cell>
          <table:table-cell office:value-type="float" office:value="1281.119" calcext:value-type="float">
            <text:p>1281.119</text:p>
          </table:table-cell>
          <table:table-cell office:value-type="float" office:value="1586.968" calcext:value-type="float">
            <text:p>1586.968</text:p>
          </table:table-cell>
          <table:table-cell office:value-type="float" office:value="1277.315" calcext:value-type="float">
            <text:p>1277.315</text:p>
          </table:table-cell>
          <table:table-cell office:value-type="float" office:value="764.0739" calcext:value-type="float">
            <text:p>764.0739</text:p>
          </table:table-cell>
          <table:table-cell office:value-type="float" office:value="1103.115" calcext:value-type="float">
            <text:p>1103.115</text:p>
          </table:table-cell>
          <table:table-cell office:value-type="float" office:value="417.4686" calcext:value-type="float">
            <text:p>417.4686</text:p>
          </table:table-cell>
          <table:table-cell office:value-type="float" office:value="1851.369" calcext:value-type="float">
            <text:p>1851.369</text:p>
          </table:table-cell>
          <table:table-cell office:value-type="float" office:value="2087.153" calcext:value-type="float">
            <text:p>2087.153</text:p>
          </table:table-cell>
          <table:table-cell office:value-type="float" office:value="1670.146" calcext:value-type="float">
            <text:p>1670.146</text:p>
          </table:table-cell>
          <table:table-cell office:value-type="float" office:value="585.5021" calcext:value-type="float">
            <text:p>585.5021</text:p>
          </table:table-cell>
          <table:table-cell office:value-type="float" office:value="582.6028" calcext:value-type="float">
            <text:p>582.6028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1076232" calcext:value-type="float">
            <text:p>-0.00010762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0.52514" calcext:value-type="float">
            <text:p>-60.52514</text:p>
          </table:table-cell>
          <table:table-cell office:value-type="float" office:value="0" calcext:value-type="float">
            <text:p>0</text:p>
          </table:table-cell>
          <table:table-cell office:value-type="float" office:value="8.219426" calcext:value-type="float">
            <text:p>8.2194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5" calcext:value-type="float">
            <text:p>28032005</text:p>
          </table:table-cell>
          <table:table-cell office:value-type="float" office:value="547.4624" calcext:value-type="float">
            <text:p>547.4624</text:p>
          </table:table-cell>
          <table:table-cell office:value-type="float" office:value="13299.4" calcext:value-type="float">
            <text:p>13299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5.97963" calcext:value-type="float">
            <text:p>-65.97963</text:p>
          </table:table-cell>
          <table:table-cell office:value-type="float" office:value="166.2488" calcext:value-type="float">
            <text:p>166.2488</text:p>
          </table:table-cell>
          <table:table-cell office:value-type="float" office:value="0" calcext:value-type="float">
            <text:p>0</text:p>
          </table:table-cell>
          <table:table-cell office:value-type="float" office:value="136.4879" calcext:value-type="float">
            <text:p>136.4879</text:p>
          </table:table-cell>
          <table:table-cell office:value-type="float" office:value="59.65422" calcext:value-type="float">
            <text:p>59.65422</text:p>
          </table:table-cell>
          <table:table-cell office:value-type="float" office:value="0.02542965" calcext:value-type="float">
            <text:p>0.02542965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094" calcext:value-type="float">
            <text:p>0.0005750094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66.10489" calcext:value-type="float">
            <text:p>-66.10489</text:p>
          </table:table-cell>
          <table:table-cell office:value-type="float" office:value="0" calcext:value-type="float">
            <text:p>0</text:p>
          </table:table-cell>
          <table:table-cell office:value-type="float" office:value="403.9231" calcext:value-type="float">
            <text:p>403.9231</text:p>
          </table:table-cell>
          <table:table-cell office:value-type="float" office:value="1280.234" calcext:value-type="float">
            <text:p>1280.234</text:p>
          </table:table-cell>
          <table:table-cell office:value-type="float" office:value="1586.122" calcext:value-type="float">
            <text:p>1586.122</text:p>
          </table:table-cell>
          <table:table-cell office:value-type="float" office:value="1277.209" calcext:value-type="float">
            <text:p>1277.209</text:p>
          </table:table-cell>
          <table:table-cell office:value-type="float" office:value="763.9978" calcext:value-type="float">
            <text:p>763.9978</text:p>
          </table:table-cell>
          <table:table-cell office:value-type="float" office:value="1103.077" calcext:value-type="float">
            <text:p>1103.077</text:p>
          </table:table-cell>
          <table:table-cell office:value-type="float" office:value="417.4523" calcext:value-type="float">
            <text:p>417.4523</text:p>
          </table:table-cell>
          <table:table-cell office:value-type="float" office:value="1851.353" calcext:value-type="float">
            <text:p>1851.353</text:p>
          </table:table-cell>
          <table:table-cell office:value-type="float" office:value="2087.146" calcext:value-type="float">
            <text:p>2087.146</text:p>
          </table:table-cell>
          <table:table-cell office:value-type="float" office:value="1670.141" calcext:value-type="float">
            <text:p>1670.141</text:p>
          </table:table-cell>
          <table:table-cell office:value-type="float" office:value="585.5006" calcext:value-type="float">
            <text:p>585.5006</text:p>
          </table:table-cell>
          <table:table-cell office:value-type="float" office:value="582.5963" calcext:value-type="float">
            <text:p>582.5963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9" calcext:value-type="float">
            <text:p>35.68559</text:p>
          </table:table-cell>
          <table:table-cell office:value-type="float" office:value="0" calcext:value-type="float">
            <text:p>0</text:p>
          </table:table-cell>
          <table:table-cell office:value-type="float" office:value="-0.0001454042" calcext:value-type="float">
            <text:p>-0.00014540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2.69741" calcext:value-type="float">
            <text:p>-62.69741</text:p>
          </table:table-cell>
          <table:table-cell office:value-type="float" office:value="0" calcext:value-type="float">
            <text:p>0</text:p>
          </table:table-cell>
          <table:table-cell office:value-type="float" office:value="8.30611" calcext:value-type="float">
            <text:p>8.306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5" calcext:value-type="float">
            <text:p>29032005</text:p>
          </table:table-cell>
          <table:table-cell office:value-type="float" office:value="544.0228" calcext:value-type="float">
            <text:p>544.0228</text:p>
          </table:table-cell>
          <table:table-cell office:value-type="float" office:value="13299.87" calcext:value-type="float">
            <text:p>13299.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68.79536" calcext:value-type="float">
            <text:p>-68.79536</text:p>
          </table:table-cell>
          <table:table-cell office:value-type="float" office:value="173.0569" calcext:value-type="float">
            <text:p>173.0569</text:p>
          </table:table-cell>
          <table:table-cell office:value-type="float" office:value="0" calcext:value-type="float">
            <text:p>0</text:p>
          </table:table-cell>
          <table:table-cell office:value-type="float" office:value="136.0554" calcext:value-type="float">
            <text:p>136.0554</text:p>
          </table:table-cell>
          <table:table-cell office:value-type="float" office:value="59.30267" calcext:value-type="float">
            <text:p>59.30267</text:p>
          </table:table-cell>
          <table:table-cell office:value-type="float" office:value="0.02563739" calcext:value-type="float">
            <text:p>0.02563739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094" calcext:value-type="float">
            <text:p>0.0005750094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68.92042" calcext:value-type="float">
            <text:p>-68.92042</text:p>
          </table:table-cell>
          <table:table-cell office:value-type="float" office:value="0" calcext:value-type="float">
            <text:p>0</text:p>
          </table:table-cell>
          <table:table-cell office:value-type="float" office:value="404.1882" calcext:value-type="float">
            <text:p>404.1882</text:p>
          </table:table-cell>
          <table:table-cell office:value-type="float" office:value="1278.972" calcext:value-type="float">
            <text:p>1278.972</text:p>
          </table:table-cell>
          <table:table-cell office:value-type="float" office:value="1584.883" calcext:value-type="float">
            <text:p>1584.883</text:p>
          </table:table-cell>
          <table:table-cell office:value-type="float" office:value="1277.049" calcext:value-type="float">
            <text:p>1277.049</text:p>
          </table:table-cell>
          <table:table-cell office:value-type="float" office:value="763.8942" calcext:value-type="float">
            <text:p>763.8942</text:p>
          </table:table-cell>
          <table:table-cell office:value-type="float" office:value="1103.026" calcext:value-type="float">
            <text:p>1103.026</text:p>
          </table:table-cell>
          <table:table-cell office:value-type="float" office:value="417.4295" calcext:value-type="float">
            <text:p>417.4295</text:p>
          </table:table-cell>
          <table:table-cell office:value-type="float" office:value="1851.323" calcext:value-type="float">
            <text:p>1851.323</text:p>
          </table:table-cell>
          <table:table-cell office:value-type="float" office:value="2087.137" calcext:value-type="float">
            <text:p>2087.137</text:p>
          </table:table-cell>
          <table:table-cell office:value-type="float" office:value="1670.136" calcext:value-type="float">
            <text:p>1670.136</text:p>
          </table:table-cell>
          <table:table-cell office:value-type="float" office:value="585.499" calcext:value-type="float">
            <text:p>585.499</text:p>
          </table:table-cell>
          <table:table-cell office:value-type="float" office:value="582.5897" calcext:value-type="float">
            <text:p>582.5897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3034882" calcext:value-type="float">
            <text:p>-0.00030348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5.62487" calcext:value-type="float">
            <text:p>-65.62487</text:p>
          </table:table-cell>
          <table:table-cell office:value-type="float" office:value="0" calcext:value-type="float">
            <text:p>0</text:p>
          </table:table-cell>
          <table:table-cell office:value-type="float" office:value="8.417856" calcext:value-type="float">
            <text:p>8.417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5" calcext:value-type="float">
            <text:p>30032005</text:p>
          </table:table-cell>
          <table:table-cell office:value-type="float" office:value="541.5256" calcext:value-type="float">
            <text:p>541.5256</text:p>
          </table:table-cell>
          <table:table-cell office:value-type="float" office:value="13300.14" calcext:value-type="float">
            <text:p>13300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1.06749" calcext:value-type="float">
            <text:p>-71.06749</text:p>
          </table:table-cell>
          <table:table-cell office:value-type="float" office:value="179.7065" calcext:value-type="float">
            <text:p>179.7065</text:p>
          </table:table-cell>
          <table:table-cell office:value-type="float" office:value="0" calcext:value-type="float">
            <text:p>0</text:p>
          </table:table-cell>
          <table:table-cell office:value-type="float" office:value="136.5703" calcext:value-type="float">
            <text:p>136.5703</text:p>
          </table:table-cell>
          <table:table-cell office:value-type="float" office:value="58.8616" calcext:value-type="float">
            <text:p>58.8616</text:p>
          </table:table-cell>
          <table:table-cell office:value-type="float" office:value="0.02595719" calcext:value-type="float">
            <text:p>0.02595719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21" calcext:value-type="float">
            <text:p>0.00057502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71.19222" calcext:value-type="float">
            <text:p>-71.19222</text:p>
          </table:table-cell>
          <table:table-cell office:value-type="float" office:value="0" calcext:value-type="float">
            <text:p>0</text:p>
          </table:table-cell>
          <table:table-cell office:value-type="float" office:value="404.3493" calcext:value-type="float">
            <text:p>404.3493</text:p>
          </table:table-cell>
          <table:table-cell office:value-type="float" office:value="1278.3" calcext:value-type="float">
            <text:p>1278.3</text:p>
          </table:table-cell>
          <table:table-cell office:value-type="float" office:value="1584.005" calcext:value-type="float">
            <text:p>1584.005</text:p>
          </table:table-cell>
          <table:table-cell office:value-type="float" office:value="1276.902" calcext:value-type="float">
            <text:p>1276.902</text:p>
          </table:table-cell>
          <table:table-cell office:value-type="float" office:value="763.7941" calcext:value-type="float">
            <text:p>763.7941</text:p>
          </table:table-cell>
          <table:table-cell office:value-type="float" office:value="1102.968" calcext:value-type="float">
            <text:p>1102.968</text:p>
          </table:table-cell>
          <table:table-cell office:value-type="float" office:value="417.4028" calcext:value-type="float">
            <text:p>417.4028</text:p>
          </table:table-cell>
          <table:table-cell office:value-type="float" office:value="1851.289" calcext:value-type="float">
            <text:p>1851.289</text:p>
          </table:table-cell>
          <table:table-cell office:value-type="float" office:value="2087.12" calcext:value-type="float">
            <text:p>2087.12</text:p>
          </table:table-cell>
          <table:table-cell office:value-type="float" office:value="1670.131" calcext:value-type="float">
            <text:p>1670.131</text:p>
          </table:table-cell>
          <table:table-cell office:value-type="float" office:value="585.4974" calcext:value-type="float">
            <text:p>585.4974</text:p>
          </table:table-cell>
          <table:table-cell office:value-type="float" office:value="582.5831" calcext:value-type="float">
            <text:p>582.5831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309183" calcext:value-type="float">
            <text:p>-0.00030918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67.8028" calcext:value-type="float">
            <text:p>-67.8028</text:p>
          </table:table-cell>
          <table:table-cell office:value-type="float" office:value="0" calcext:value-type="float">
            <text:p>0</text:p>
          </table:table-cell>
          <table:table-cell office:value-type="float" office:value="8.323591" calcext:value-type="float">
            <text:p>8.323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5" calcext:value-type="float">
            <text:p>31032005</text:p>
          </table:table-cell>
          <table:table-cell office:value-type="float" office:value="538.8422" calcext:value-type="float">
            <text:p>538.8422</text:p>
          </table:table-cell>
          <table:table-cell office:value-type="float" office:value="13300.49" calcext:value-type="float">
            <text:p>13300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3.36596" calcext:value-type="float">
            <text:p>-73.36596</text:p>
          </table:table-cell>
          <table:table-cell office:value-type="float" office:value="186.9077" calcext:value-type="float">
            <text:p>186.9077</text:p>
          </table:table-cell>
          <table:table-cell office:value-type="float" office:value="0" calcext:value-type="float">
            <text:p>0</text:p>
          </table:table-cell>
          <table:table-cell office:value-type="float" office:value="137.209" calcext:value-type="float">
            <text:p>137.209</text:p>
          </table:table-cell>
          <table:table-cell office:value-type="float" office:value="58.07954" calcext:value-type="float">
            <text:p>58.07954</text:p>
          </table:table-cell>
          <table:table-cell office:value-type="float" office:value="0.02631823" calcext:value-type="float">
            <text:p>0.02631823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21" calcext:value-type="float">
            <text:p>0.00057502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73.49033" calcext:value-type="float">
            <text:p>-73.49033</text:p>
          </table:table-cell>
          <table:table-cell office:value-type="float" office:value="0" calcext:value-type="float">
            <text:p>0</text:p>
          </table:table-cell>
          <table:table-cell office:value-type="float" office:value="404.4846" calcext:value-type="float">
            <text:p>404.4846</text:p>
          </table:table-cell>
          <table:table-cell office:value-type="float" office:value="1277.645" calcext:value-type="float">
            <text:p>1277.645</text:p>
          </table:table-cell>
          <table:table-cell office:value-type="float" office:value="1583.295" calcext:value-type="float">
            <text:p>1583.295</text:p>
          </table:table-cell>
          <table:table-cell office:value-type="float" office:value="1276.801" calcext:value-type="float">
            <text:p>1276.801</text:p>
          </table:table-cell>
          <table:table-cell office:value-type="float" office:value="763.7134" calcext:value-type="float">
            <text:p>763.7134</text:p>
          </table:table-cell>
          <table:table-cell office:value-type="float" office:value="1102.923" calcext:value-type="float">
            <text:p>1102.923</text:p>
          </table:table-cell>
          <table:table-cell office:value-type="float" office:value="417.38" calcext:value-type="float">
            <text:p>417.38</text:p>
          </table:table-cell>
          <table:table-cell office:value-type="float" office:value="1851.255" calcext:value-type="float">
            <text:p>1851.255</text:p>
          </table:table-cell>
          <table:table-cell office:value-type="float" office:value="2087.099" calcext:value-type="float">
            <text:p>2087.099</text:p>
          </table:table-cell>
          <table:table-cell office:value-type="float" office:value="1670.126" calcext:value-type="float">
            <text:p>1670.126</text:p>
          </table:table-cell>
          <table:table-cell office:value-type="float" office:value="585.4959" calcext:value-type="float">
            <text:p>585.4959</text:p>
          </table:table-cell>
          <table:table-cell office:value-type="float" office:value="582.5764" calcext:value-type="float">
            <text:p>582.5764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3189092" calcext:value-type="float">
            <text:p>-0.00031890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0.08115" calcext:value-type="float">
            <text:p>-70.08115</text:p>
          </table:table-cell>
          <table:table-cell office:value-type="float" office:value="0" calcext:value-type="float">
            <text:p>0</text:p>
          </table:table-cell>
          <table:table-cell office:value-type="float" office:value="8.303622" calcext:value-type="float">
            <text:p>8.3036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5" calcext:value-type="float">
            <text:p>1042005</text:p>
          </table:table-cell>
          <table:table-cell office:value-type="float" office:value="536.3297" calcext:value-type="float">
            <text:p>536.3297</text:p>
          </table:table-cell>
          <table:table-cell office:value-type="float" office:value="13300.82" calcext:value-type="float">
            <text:p>1330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5.45856" calcext:value-type="float">
            <text:p>-75.45856</text:p>
          </table:table-cell>
          <table:table-cell office:value-type="float" office:value="192.5768" calcext:value-type="float">
            <text:p>192.5768</text:p>
          </table:table-cell>
          <table:table-cell office:value-type="float" office:value="0" calcext:value-type="float">
            <text:p>0</text:p>
          </table:table-cell>
          <table:table-cell office:value-type="float" office:value="136.81" calcext:value-type="float">
            <text:p>136.81</text:p>
          </table:table-cell>
          <table:table-cell office:value-type="float" office:value="57.79939" calcext:value-type="float">
            <text:p>57.79939</text:p>
          </table:table-cell>
          <table:table-cell office:value-type="float" office:value="0.02666196" calcext:value-type="float">
            <text:p>0.0266619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21" calcext:value-type="float">
            <text:p>0.00057502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75.58258" calcext:value-type="float">
            <text:p>-75.58258</text:p>
          </table:table-cell>
          <table:table-cell office:value-type="float" office:value="0" calcext:value-type="float">
            <text:p>0</text:p>
          </table:table-cell>
          <table:table-cell office:value-type="float" office:value="404.6787" calcext:value-type="float">
            <text:p>404.6787</text:p>
          </table:table-cell>
          <table:table-cell office:value-type="float" office:value="1276.782" calcext:value-type="float">
            <text:p>1276.782</text:p>
          </table:table-cell>
          <table:table-cell office:value-type="float" office:value="1582.412" calcext:value-type="float">
            <text:p>1582.412</text:p>
          </table:table-cell>
          <table:table-cell office:value-type="float" office:value="1276.676" calcext:value-type="float">
            <text:p>1276.676</text:p>
          </table:table-cell>
          <table:table-cell office:value-type="float" office:value="763.6238" calcext:value-type="float">
            <text:p>763.6238</text:p>
          </table:table-cell>
          <table:table-cell office:value-type="float" office:value="1102.875" calcext:value-type="float">
            <text:p>1102.875</text:p>
          </table:table-cell>
          <table:table-cell office:value-type="float" office:value="417.3565" calcext:value-type="float">
            <text:p>417.3565</text:p>
          </table:table-cell>
          <table:table-cell office:value-type="float" office:value="1851.22" calcext:value-type="float">
            <text:p>1851.22</text:p>
          </table:table-cell>
          <table:table-cell office:value-type="float" office:value="2087.076" calcext:value-type="float">
            <text:p>2087.076</text:p>
          </table:table-cell>
          <table:table-cell office:value-type="float" office:value="1670.121" calcext:value-type="float">
            <text:p>1670.121</text:p>
          </table:table-cell>
          <table:table-cell office:value-type="float" office:value="585.4943" calcext:value-type="float">
            <text:p>585.4943</text:p>
          </table:table-cell>
          <table:table-cell office:value-type="float" office:value="582.5696" calcext:value-type="float">
            <text:p>582.5696</text:p>
          </table:table-cell>
          <table:table-cell office:value-type="float" office:value="142.7736" calcext:value-type="float">
            <text:p>142.7736</text:p>
          </table:table-cell>
          <table:table-cell office:value-type="float" office:value="35.68558" calcext:value-type="float">
            <text:p>35.68558</text:p>
          </table:table-cell>
          <table:table-cell office:value-type="float" office:value="0" calcext:value-type="float">
            <text:p>0</text:p>
          </table:table-cell>
          <table:table-cell office:value-type="float" office:value="-0.0003535826" calcext:value-type="float">
            <text:p>-0.00035358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2.21133" calcext:value-type="float">
            <text:p>-72.21133</text:p>
          </table:table-cell>
          <table:table-cell office:value-type="float" office:value="0" calcext:value-type="float">
            <text:p>0</text:p>
          </table:table-cell>
          <table:table-cell office:value-type="float" office:value="8.341237" calcext:value-type="float">
            <text:p>8.3412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5" calcext:value-type="float">
            <text:p>2042005</text:p>
          </table:table-cell>
          <table:table-cell office:value-type="float" office:value="533.5628" calcext:value-type="float">
            <text:p>533.5628</text:p>
          </table:table-cell>
          <table:table-cell office:value-type="float" office:value="13301.14" calcext:value-type="float">
            <text:p>13301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7.78918" calcext:value-type="float">
            <text:p>-77.78918</text:p>
          </table:table-cell>
          <table:table-cell office:value-type="float" office:value="198.2691" calcext:value-type="float">
            <text:p>198.2691</text:p>
          </table:table-cell>
          <table:table-cell office:value-type="float" office:value="0" calcext:value-type="float">
            <text:p>0</text:p>
          </table:table-cell>
          <table:table-cell office:value-type="float" office:value="136.4809" calcext:value-type="float">
            <text:p>136.4809</text:p>
          </table:table-cell>
          <table:table-cell office:value-type="float" office:value="57.59003" calcext:value-type="float">
            <text:p>57.59003</text:p>
          </table:table-cell>
          <table:table-cell office:value-type="float" office:value="0.0269195" calcext:value-type="float">
            <text:p>0.0269195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21" calcext:value-type="float">
            <text:p>0.00057502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77.91296" calcext:value-type="float">
            <text:p>-77.91296</text:p>
          </table:table-cell>
          <table:table-cell office:value-type="float" office:value="0" calcext:value-type="float">
            <text:p>0</text:p>
          </table:table-cell>
          <table:table-cell office:value-type="float" office:value="404.8708" calcext:value-type="float">
            <text:p>404.8708</text:p>
          </table:table-cell>
          <table:table-cell office:value-type="float" office:value="1275.77" calcext:value-type="float">
            <text:p>1275.77</text:p>
          </table:table-cell>
          <table:table-cell office:value-type="float" office:value="1581.392" calcext:value-type="float">
            <text:p>1581.392</text:p>
          </table:table-cell>
          <table:table-cell office:value-type="float" office:value="1276.537" calcext:value-type="float">
            <text:p>1276.537</text:p>
          </table:table-cell>
          <table:table-cell office:value-type="float" office:value="763.5245" calcext:value-type="float">
            <text:p>763.5245</text:p>
          </table:table-cell>
          <table:table-cell office:value-type="float" office:value="1102.822" calcext:value-type="float">
            <text:p>1102.822</text:p>
          </table:table-cell>
          <table:table-cell office:value-type="float" office:value="417.3312" calcext:value-type="float">
            <text:p>417.3312</text:p>
          </table:table-cell>
          <table:table-cell office:value-type="float" office:value="1851.185" calcext:value-type="float">
            <text:p>1851.185</text:p>
          </table:table-cell>
          <table:table-cell office:value-type="float" office:value="2087.053" calcext:value-type="float">
            <text:p>2087.053</text:p>
          </table:table-cell>
          <table:table-cell office:value-type="float" office:value="1670.116" calcext:value-type="float">
            <text:p>1670.116</text:p>
          </table:table-cell>
          <table:table-cell office:value-type="float" office:value="585.4926" calcext:value-type="float">
            <text:p>585.4926</text:p>
          </table:table-cell>
          <table:table-cell office:value-type="float" office:value="582.5627" calcext:value-type="float">
            <text:p>582.5627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7" calcext:value-type="float">
            <text:p>35.68557</text:p>
          </table:table-cell>
          <table:table-cell office:value-type="float" office:value="0" calcext:value-type="float">
            <text:p>0</text:p>
          </table:table-cell>
          <table:table-cell office:value-type="float" office:value="-0.0004625233" calcext:value-type="float">
            <text:p>-0.00046252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4.59461" calcext:value-type="float">
            <text:p>-74.59461</text:p>
          </table:table-cell>
          <table:table-cell office:value-type="float" office:value="0" calcext:value-type="float">
            <text:p>0</text:p>
          </table:table-cell>
          <table:table-cell office:value-type="float" office:value="8.394048" calcext:value-type="float">
            <text:p>8.394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5" calcext:value-type="float">
            <text:p>3042005</text:p>
          </table:table-cell>
          <table:table-cell office:value-type="float" office:value="530.319" calcext:value-type="float">
            <text:p>530.319</text:p>
          </table:table-cell>
          <table:table-cell office:value-type="float" office:value="13301.49" calcext:value-type="float">
            <text:p>13301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0.5581" calcext:value-type="float">
            <text:p>-80.5581</text:p>
          </table:table-cell>
          <table:table-cell office:value-type="float" office:value="205.0837" calcext:value-type="float">
            <text:p>205.0837</text:p>
          </table:table-cell>
          <table:table-cell office:value-type="float" office:value="0" calcext:value-type="float">
            <text:p>0</text:p>
          </table:table-cell>
          <table:table-cell office:value-type="float" office:value="136.4506" calcext:value-type="float">
            <text:p>136.4506</text:p>
          </table:table-cell>
          <table:table-cell office:value-type="float" office:value="57.43727" calcext:value-type="float">
            <text:p>57.43727</text:p>
          </table:table-cell>
          <table:table-cell office:value-type="float" office:value="0.02712969" calcext:value-type="float">
            <text:p>0.02712969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21" calcext:value-type="float">
            <text:p>0.00057502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80.68166" calcext:value-type="float">
            <text:p>-80.68166</text:p>
          </table:table-cell>
          <table:table-cell office:value-type="float" office:value="0" calcext:value-type="float">
            <text:p>0</text:p>
          </table:table-cell>
          <table:table-cell office:value-type="float" office:value="405.0637" calcext:value-type="float">
            <text:p>405.0637</text:p>
          </table:table-cell>
          <table:table-cell office:value-type="float" office:value="1274.542" calcext:value-type="float">
            <text:p>1274.542</text:p>
          </table:table-cell>
          <table:table-cell office:value-type="float" office:value="1580.139" calcext:value-type="float">
            <text:p>1580.139</text:p>
          </table:table-cell>
          <table:table-cell office:value-type="float" office:value="1276.364" calcext:value-type="float">
            <text:p>1276.364</text:p>
          </table:table-cell>
          <table:table-cell office:value-type="float" office:value="763.4051" calcext:value-type="float">
            <text:p>763.4051</text:p>
          </table:table-cell>
          <table:table-cell office:value-type="float" office:value="1102.758" calcext:value-type="float">
            <text:p>1102.758</text:p>
          </table:table-cell>
          <table:table-cell office:value-type="float" office:value="417.3026" calcext:value-type="float">
            <text:p>417.3026</text:p>
          </table:table-cell>
          <table:table-cell office:value-type="float" office:value="1851.148" calcext:value-type="float">
            <text:p>1851.148</text:p>
          </table:table-cell>
          <table:table-cell office:value-type="float" office:value="2087.03" calcext:value-type="float">
            <text:p>2087.03</text:p>
          </table:table-cell>
          <table:table-cell office:value-type="float" office:value="1670.11" calcext:value-type="float">
            <text:p>1670.11</text:p>
          </table:table-cell>
          <table:table-cell office:value-type="float" office:value="585.491" calcext:value-type="float">
            <text:p>585.491</text:p>
          </table:table-cell>
          <table:table-cell office:value-type="float" office:value="582.5557" calcext:value-type="float">
            <text:p>582.5557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7" calcext:value-type="float">
            <text:p>35.68557</text:p>
          </table:table-cell>
          <table:table-cell office:value-type="float" office:value="0" calcext:value-type="float">
            <text:p>0</text:p>
          </table:table-cell>
          <table:table-cell office:value-type="float" office:value="-0.0006369892" calcext:value-type="float">
            <text:p>-0.000636989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77.43661" calcext:value-type="float">
            <text:p>-77.43661</text:p>
          </table:table-cell>
          <table:table-cell office:value-type="float" office:value="0" calcext:value-type="float">
            <text:p>0</text:p>
          </table:table-cell>
          <table:table-cell office:value-type="float" office:value="8.466976" calcext:value-type="float">
            <text:p>8.466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5" calcext:value-type="float">
            <text:p>4042005</text:p>
          </table:table-cell>
          <table:table-cell office:value-type="float" office:value="526.0084" calcext:value-type="float">
            <text:p>526.0084</text:p>
          </table:table-cell>
          <table:table-cell office:value-type="float" office:value="13301.93" calcext:value-type="float">
            <text:p>13301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4.23347" calcext:value-type="float">
            <text:p>-84.23347</text:p>
          </table:table-cell>
          <table:table-cell office:value-type="float" office:value="214.2532" calcext:value-type="float">
            <text:p>214.2532</text:p>
          </table:table-cell>
          <table:table-cell office:value-type="float" office:value="0" calcext:value-type="float">
            <text:p>0</text:p>
          </table:table-cell>
          <table:table-cell office:value-type="float" office:value="136.5722" calcext:value-type="float">
            <text:p>136.5722</text:p>
          </table:table-cell>
          <table:table-cell office:value-type="float" office:value="57.2709" calcext:value-type="float">
            <text:p>57.2709</text:p>
          </table:table-cell>
          <table:table-cell office:value-type="float" office:value="0.02721876" calcext:value-type="float">
            <text:p>0.0272187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21" calcext:value-type="float">
            <text:p>0.00057502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84.35694" calcext:value-type="float">
            <text:p>-84.35694</text:p>
          </table:table-cell>
          <table:table-cell office:value-type="float" office:value="0" calcext:value-type="float">
            <text:p>0</text:p>
          </table:table-cell>
          <table:table-cell office:value-type="float" office:value="405.3062" calcext:value-type="float">
            <text:p>405.3062</text:p>
          </table:table-cell>
          <table:table-cell office:value-type="float" office:value="1272.868" calcext:value-type="float">
            <text:p>1272.868</text:p>
          </table:table-cell>
          <table:table-cell office:value-type="float" office:value="1578.438" calcext:value-type="float">
            <text:p>1578.438</text:p>
          </table:table-cell>
          <table:table-cell office:value-type="float" office:value="1276.133" calcext:value-type="float">
            <text:p>1276.133</text:p>
          </table:table-cell>
          <table:table-cell office:value-type="float" office:value="763.2551" calcext:value-type="float">
            <text:p>763.2551</text:p>
          </table:table-cell>
          <table:table-cell office:value-type="float" office:value="1102.679" calcext:value-type="float">
            <text:p>1102.679</text:p>
          </table:table-cell>
          <table:table-cell office:value-type="float" office:value="417.2695" calcext:value-type="float">
            <text:p>417.2695</text:p>
          </table:table-cell>
          <table:table-cell office:value-type="float" office:value="1851.109" calcext:value-type="float">
            <text:p>1851.109</text:p>
          </table:table-cell>
          <table:table-cell office:value-type="float" office:value="2087.006" calcext:value-type="float">
            <text:p>2087.006</text:p>
          </table:table-cell>
          <table:table-cell office:value-type="float" office:value="1670.104" calcext:value-type="float">
            <text:p>1670.104</text:p>
          </table:table-cell>
          <table:table-cell office:value-type="float" office:value="585.4891" calcext:value-type="float">
            <text:p>585.4891</text:p>
          </table:table-cell>
          <table:table-cell office:value-type="float" office:value="582.5486" calcext:value-type="float">
            <text:p>582.5486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7" calcext:value-type="float">
            <text:p>35.68557</text:p>
          </table:table-cell>
          <table:table-cell office:value-type="float" office:value="0" calcext:value-type="float">
            <text:p>0</text:p>
          </table:table-cell>
          <table:table-cell office:value-type="float" office:value="-0.001106386" calcext:value-type="float">
            <text:p>-0.00110638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1.24249" calcext:value-type="float">
            <text:p>-81.24249</text:p>
          </table:table-cell>
          <table:table-cell office:value-type="float" office:value="0" calcext:value-type="float">
            <text:p>0</text:p>
          </table:table-cell>
          <table:table-cell office:value-type="float" office:value="8.597442" calcext:value-type="float">
            <text:p>8.5974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5" calcext:value-type="float">
            <text:p>5042005</text:p>
          </table:table-cell>
          <table:table-cell office:value-type="float" office:value="522.6308" calcext:value-type="float">
            <text:p>522.6308</text:p>
          </table:table-cell>
          <table:table-cell office:value-type="float" office:value="13302.21" calcext:value-type="float">
            <text:p>13302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7.33772" calcext:value-type="float">
            <text:p>-87.33772</text:p>
          </table:table-cell>
          <table:table-cell office:value-type="float" office:value="223.4648" calcext:value-type="float">
            <text:p>223.4648</text:p>
          </table:table-cell>
          <table:table-cell office:value-type="float" office:value="0" calcext:value-type="float">
            <text:p>0</text:p>
          </table:table-cell>
          <table:table-cell office:value-type="float" office:value="136.9633" calcext:value-type="float">
            <text:p>136.9633</text:p>
          </table:table-cell>
          <table:table-cell office:value-type="float" office:value="57.22039" calcext:value-type="float">
            <text:p>57.22039</text:p>
          </table:table-cell>
          <table:table-cell office:value-type="float" office:value="0.02746844" calcext:value-type="float">
            <text:p>0.02746844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21" calcext:value-type="float">
            <text:p>0.00057502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87.46095" calcext:value-type="float">
            <text:p>-87.46095</text:p>
          </table:table-cell>
          <table:table-cell office:value-type="float" office:value="0" calcext:value-type="float">
            <text:p>0</text:p>
          </table:table-cell>
          <table:table-cell office:value-type="float" office:value="405.4897" calcext:value-type="float">
            <text:p>405.4897</text:p>
          </table:table-cell>
          <table:table-cell office:value-type="float" office:value="1271.658" calcext:value-type="float">
            <text:p>1271.658</text:p>
          </table:table-cell>
          <table:table-cell office:value-type="float" office:value="1576.998" calcext:value-type="float">
            <text:p>1576.998</text:p>
          </table:table-cell>
          <table:table-cell office:value-type="float" office:value="1275.912" calcext:value-type="float">
            <text:p>1275.912</text:p>
          </table:table-cell>
          <table:table-cell office:value-type="float" office:value="763.1" calcext:value-type="float">
            <text:p>763.1</text:p>
          </table:table-cell>
          <table:table-cell office:value-type="float" office:value="1102.593" calcext:value-type="float">
            <text:p>1102.593</text:p>
          </table:table-cell>
          <table:table-cell office:value-type="float" office:value="417.2315" calcext:value-type="float">
            <text:p>417.2315</text:p>
          </table:table-cell>
          <table:table-cell office:value-type="float" office:value="1851.065" calcext:value-type="float">
            <text:p>1851.065</text:p>
          </table:table-cell>
          <table:table-cell office:value-type="float" office:value="2086.981" calcext:value-type="float">
            <text:p>2086.981</text:p>
          </table:table-cell>
          <table:table-cell office:value-type="float" office:value="1670.098" calcext:value-type="float">
            <text:p>1670.098</text:p>
          </table:table-cell>
          <table:table-cell office:value-type="float" office:value="585.4874" calcext:value-type="float">
            <text:p>585.4874</text:p>
          </table:table-cell>
          <table:table-cell office:value-type="float" office:value="582.5414" calcext:value-type="float">
            <text:p>582.5414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7" calcext:value-type="float">
            <text:p>35.68557</text:p>
          </table:table-cell>
          <table:table-cell office:value-type="float" office:value="0" calcext:value-type="float">
            <text:p>0</text:p>
          </table:table-cell>
          <table:table-cell office:value-type="float" office:value="-0.001168674" calcext:value-type="float">
            <text:p>-0.00116867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4.28506" calcext:value-type="float">
            <text:p>-84.28506</text:p>
          </table:table-cell>
          <table:table-cell office:value-type="float" office:value="0" calcext:value-type="float">
            <text:p>0</text:p>
          </table:table-cell>
          <table:table-cell office:value-type="float" office:value="8.535955" calcext:value-type="float">
            <text:p>8.5359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5" calcext:value-type="float">
            <text:p>6042005</text:p>
          </table:table-cell>
          <table:table-cell office:value-type="float" office:value="519.5531" calcext:value-type="float">
            <text:p>519.5531</text:p>
          </table:table-cell>
          <table:table-cell office:value-type="float" office:value="13302.53" calcext:value-type="float">
            <text:p>13302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.07217" calcext:value-type="float">
            <text:p>-90.07217</text:p>
          </table:table-cell>
          <table:table-cell office:value-type="float" office:value="231.1728" calcext:value-type="float">
            <text:p>231.1728</text:p>
          </table:table-cell>
          <table:table-cell office:value-type="float" office:value="0" calcext:value-type="float">
            <text:p>0</text:p>
          </table:table-cell>
          <table:table-cell office:value-type="float" office:value="137.4763" calcext:value-type="float">
            <text:p>137.4763</text:p>
          </table:table-cell>
          <table:table-cell office:value-type="float" office:value="56.76157" calcext:value-type="float">
            <text:p>56.76157</text:p>
          </table:table-cell>
          <table:table-cell office:value-type="float" office:value="0.02778871" calcext:value-type="float">
            <text:p>0.02778871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353" calcext:value-type="float">
            <text:p>0.00057503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90.19508" calcext:value-type="float">
            <text:p>-90.19508</text:p>
          </table:table-cell>
          <table:table-cell office:value-type="float" office:value="0" calcext:value-type="float">
            <text:p>0</text:p>
          </table:table-cell>
          <table:table-cell office:value-type="float" office:value="405.6192" calcext:value-type="float">
            <text:p>405.6192</text:p>
          </table:table-cell>
          <table:table-cell office:value-type="float" office:value="1270.814" calcext:value-type="float">
            <text:p>1270.814</text:p>
          </table:table-cell>
          <table:table-cell office:value-type="float" office:value="1575.923" calcext:value-type="float">
            <text:p>1575.923</text:p>
          </table:table-cell>
          <table:table-cell office:value-type="float" office:value="1275.74" calcext:value-type="float">
            <text:p>1275.74</text:p>
          </table:table-cell>
          <table:table-cell office:value-type="float" office:value="762.9701" calcext:value-type="float">
            <text:p>762.9701</text:p>
          </table:table-cell>
          <table:table-cell office:value-type="float" office:value="1102.514" calcext:value-type="float">
            <text:p>1102.514</text:p>
          </table:table-cell>
          <table:table-cell office:value-type="float" office:value="417.1951" calcext:value-type="float">
            <text:p>417.1951</text:p>
          </table:table-cell>
          <table:table-cell office:value-type="float" office:value="1851.019" calcext:value-type="float">
            <text:p>1851.019</text:p>
          </table:table-cell>
          <table:table-cell office:value-type="float" office:value="2086.956" calcext:value-type="float">
            <text:p>2086.956</text:p>
          </table:table-cell>
          <table:table-cell office:value-type="float" office:value="1670.092" calcext:value-type="float">
            <text:p>1670.092</text:p>
          </table:table-cell>
          <table:table-cell office:value-type="float" office:value="585.4855" calcext:value-type="float">
            <text:p>585.4855</text:p>
          </table:table-cell>
          <table:table-cell office:value-type="float" office:value="582.5341" calcext:value-type="float">
            <text:p>582.5341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7" calcext:value-type="float">
            <text:p>35.68557</text:p>
          </table:table-cell>
          <table:table-cell office:value-type="float" office:value="0" calcext:value-type="float">
            <text:p>0</text:p>
          </table:table-cell>
          <table:table-cell office:value-type="float" office:value="-0.001183182" calcext:value-type="float">
            <text:p>-0.00118318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6.98701" calcext:value-type="float">
            <text:p>-86.98701</text:p>
          </table:table-cell>
          <table:table-cell office:value-type="float" office:value="0" calcext:value-type="float">
            <text:p>0</text:p>
          </table:table-cell>
          <table:table-cell office:value-type="float" office:value="8.503819" calcext:value-type="float">
            <text:p>8.503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5" calcext:value-type="float">
            <text:p>7042005</text:p>
          </table:table-cell>
          <table:table-cell office:value-type="float" office:value="516.3705" calcext:value-type="float">
            <text:p>516.3705</text:p>
          </table:table-cell>
          <table:table-cell office:value-type="float" office:value="13302.88" calcext:value-type="float">
            <text:p>13302.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2.85002" calcext:value-type="float">
            <text:p>-92.85002</text:p>
          </table:table-cell>
          <table:table-cell office:value-type="float" office:value="239.7859" calcext:value-type="float">
            <text:p>239.7859</text:p>
          </table:table-cell>
          <table:table-cell office:value-type="float" office:value="0" calcext:value-type="float">
            <text:p>0</text:p>
          </table:table-cell>
          <table:table-cell office:value-type="float" office:value="137.7984" calcext:value-type="float">
            <text:p>137.7984</text:p>
          </table:table-cell>
          <table:table-cell office:value-type="float" office:value="56.34949" calcext:value-type="float">
            <text:p>56.34949</text:p>
          </table:table-cell>
          <table:table-cell office:value-type="float" office:value="0.02811844" calcext:value-type="float">
            <text:p>0.02811844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353" calcext:value-type="float">
            <text:p>0.00057503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92.97259" calcext:value-type="float">
            <text:p>-92.97259</text:p>
          </table:table-cell>
          <table:table-cell office:value-type="float" office:value="0" calcext:value-type="float">
            <text:p>0</text:p>
          </table:table-cell>
          <table:table-cell office:value-type="float" office:value="405.7487" calcext:value-type="float">
            <text:p>405.7487</text:p>
          </table:table-cell>
          <table:table-cell office:value-type="float" office:value="1269.834" calcext:value-type="float">
            <text:p>1269.834</text:p>
          </table:table-cell>
          <table:table-cell office:value-type="float" office:value="1574.833" calcext:value-type="float">
            <text:p>1574.833</text:p>
          </table:table-cell>
          <table:table-cell office:value-type="float" office:value="1275.576" calcext:value-type="float">
            <text:p>1275.576</text:p>
          </table:table-cell>
          <table:table-cell office:value-type="float" office:value="762.8504" calcext:value-type="float">
            <text:p>762.8504</text:p>
          </table:table-cell>
          <table:table-cell office:value-type="float" office:value="1102.442" calcext:value-type="float">
            <text:p>1102.442</text:p>
          </table:table-cell>
          <table:table-cell office:value-type="float" office:value="417.1617" calcext:value-type="float">
            <text:p>417.1617</text:p>
          </table:table-cell>
          <table:table-cell office:value-type="float" office:value="1850.974" calcext:value-type="float">
            <text:p>1850.974</text:p>
          </table:table-cell>
          <table:table-cell office:value-type="float" office:value="2086.929" calcext:value-type="float">
            <text:p>2086.929</text:p>
          </table:table-cell>
          <table:table-cell office:value-type="float" office:value="1670.085" calcext:value-type="float">
            <text:p>1670.085</text:p>
          </table:table-cell>
          <table:table-cell office:value-type="float" office:value="585.4836" calcext:value-type="float">
            <text:p>585.4836</text:p>
          </table:table-cell>
          <table:table-cell office:value-type="float" office:value="582.5266" calcext:value-type="float">
            <text:p>582.5266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7" calcext:value-type="float">
            <text:p>35.68557</text:p>
          </table:table-cell>
          <table:table-cell office:value-type="float" office:value="0" calcext:value-type="float">
            <text:p>0</text:p>
          </table:table-cell>
          <table:table-cell office:value-type="float" office:value="-0.001221458" calcext:value-type="float">
            <text:p>-0.00122145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89.76283" calcext:value-type="float">
            <text:p>-89.76283</text:p>
          </table:table-cell>
          <table:table-cell office:value-type="float" office:value="0" calcext:value-type="float">
            <text:p>0</text:p>
          </table:table-cell>
          <table:table-cell office:value-type="float" office:value="8.502289" calcext:value-type="float">
            <text:p>8.5022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5" calcext:value-type="float">
            <text:p>8042005</text:p>
          </table:table-cell>
          <table:table-cell office:value-type="float" office:value="513.1782" calcext:value-type="float">
            <text:p>513.1782</text:p>
          </table:table-cell>
          <table:table-cell office:value-type="float" office:value="13303.19" calcext:value-type="float">
            <text:p>13303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5.62371" calcext:value-type="float">
            <text:p>-95.62371</text:p>
          </table:table-cell>
          <table:table-cell office:value-type="float" office:value="246.8796" calcext:value-type="float">
            <text:p>246.8796</text:p>
          </table:table-cell>
          <table:table-cell office:value-type="float" office:value="0" calcext:value-type="float">
            <text:p>0</text:p>
          </table:table-cell>
          <table:table-cell office:value-type="float" office:value="137.6902" calcext:value-type="float">
            <text:p>137.6902</text:p>
          </table:table-cell>
          <table:table-cell office:value-type="float" office:value="56.22503" calcext:value-type="float">
            <text:p>56.22503</text:p>
          </table:table-cell>
          <table:table-cell office:value-type="float" office:value="0.02835175" calcext:value-type="float">
            <text:p>0.02835175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353" calcext:value-type="float">
            <text:p>0.00057503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95.74605" calcext:value-type="float">
            <text:p>-95.74605</text:p>
          </table:table-cell>
          <table:table-cell office:value-type="float" office:value="0" calcext:value-type="float">
            <text:p>0</text:p>
          </table:table-cell>
          <table:table-cell office:value-type="float" office:value="405.94" calcext:value-type="float">
            <text:p>405.94</text:p>
          </table:table-cell>
          <table:table-cell office:value-type="float" office:value="1268.663" calcext:value-type="float">
            <text:p>1268.663</text:p>
          </table:table-cell>
          <table:table-cell office:value-type="float" office:value="1573.574" calcext:value-type="float">
            <text:p>1573.574</text:p>
          </table:table-cell>
          <table:table-cell office:value-type="float" office:value="1275.384" calcext:value-type="float">
            <text:p>1275.384</text:p>
          </table:table-cell>
          <table:table-cell office:value-type="float" office:value="762.7214" calcext:value-type="float">
            <text:p>762.7214</text:p>
          </table:table-cell>
          <table:table-cell office:value-type="float" office:value="1102.365" calcext:value-type="float">
            <text:p>1102.365</text:p>
          </table:table-cell>
          <table:table-cell office:value-type="float" office:value="417.127" calcext:value-type="float">
            <text:p>417.127</text:p>
          </table:table-cell>
          <table:table-cell office:value-type="float" office:value="1850.93" calcext:value-type="float">
            <text:p>1850.93</text:p>
          </table:table-cell>
          <table:table-cell office:value-type="float" office:value="2086.902" calcext:value-type="float">
            <text:p>2086.902</text:p>
          </table:table-cell>
          <table:table-cell office:value-type="float" office:value="1670.078" calcext:value-type="float">
            <text:p>1670.078</text:p>
          </table:table-cell>
          <table:table-cell office:value-type="float" office:value="585.4816" calcext:value-type="float">
            <text:p>585.4816</text:p>
          </table:table-cell>
          <table:table-cell office:value-type="float" office:value="582.5189" calcext:value-type="float">
            <text:p>582.5189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7" calcext:value-type="float">
            <text:p>35.68557</text:p>
          </table:table-cell>
          <table:table-cell office:value-type="float" office:value="0" calcext:value-type="float">
            <text:p>0</text:p>
          </table:table-cell>
          <table:table-cell office:value-type="float" office:value="-0.001365768" calcext:value-type="float">
            <text:p>-0.0013657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2.58905" calcext:value-type="float">
            <text:p>-92.58905</text:p>
          </table:table-cell>
          <table:table-cell office:value-type="float" office:value="0" calcext:value-type="float">
            <text:p>0</text:p>
          </table:table-cell>
          <table:table-cell office:value-type="float" office:value="8.554303" calcext:value-type="float">
            <text:p>8.5543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5" calcext:value-type="float">
            <text:p>9042005</text:p>
          </table:table-cell>
          <table:table-cell office:value-type="float" office:value="509.3376" calcext:value-type="float">
            <text:p>509.3376</text:p>
          </table:table-cell>
          <table:table-cell office:value-type="float" office:value="13303.54" calcext:value-type="float">
            <text:p>13303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8.96474" calcext:value-type="float">
            <text:p>-98.96474</text:p>
          </table:table-cell>
          <table:table-cell office:value-type="float" office:value="255.6598" calcext:value-type="float">
            <text:p>255.6598</text:p>
          </table:table-cell>
          <table:table-cell office:value-type="float" office:value="0" calcext:value-type="float">
            <text:p>0</text:p>
          </table:table-cell>
          <table:table-cell office:value-type="float" office:value="137.7486" calcext:value-type="float">
            <text:p>137.7486</text:p>
          </table:table-cell>
          <table:table-cell office:value-type="float" office:value="56.12328" calcext:value-type="float">
            <text:p>56.12328</text:p>
          </table:table-cell>
          <table:table-cell office:value-type="float" office:value="0.02853476" calcext:value-type="float">
            <text:p>0.0285347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353" calcext:value-type="float">
            <text:p>0.0005750353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99.0869" calcext:value-type="float">
            <text:p>-99.0869</text:p>
          </table:table-cell>
          <table:table-cell office:value-type="float" office:value="0" calcext:value-type="float">
            <text:p>0</text:p>
          </table:table-cell>
          <table:table-cell office:value-type="float" office:value="406.1541" calcext:value-type="float">
            <text:p>406.1541</text:p>
          </table:table-cell>
          <table:table-cell office:value-type="float" office:value="1267.214" calcext:value-type="float">
            <text:p>1267.214</text:p>
          </table:table-cell>
          <table:table-cell office:value-type="float" office:value="1572.022" calcext:value-type="float">
            <text:p>1572.022</text:p>
          </table:table-cell>
          <table:table-cell office:value-type="float" office:value="1275.158" calcext:value-type="float">
            <text:p>1275.158</text:p>
          </table:table-cell>
          <table:table-cell office:value-type="float" office:value="762.5658" calcext:value-type="float">
            <text:p>762.5658</text:p>
          </table:table-cell>
          <table:table-cell office:value-type="float" office:value="1102.28" calcext:value-type="float">
            <text:p>1102.28</text:p>
          </table:table-cell>
          <table:table-cell office:value-type="float" office:value="417.0883" calcext:value-type="float">
            <text:p>417.0883</text:p>
          </table:table-cell>
          <table:table-cell office:value-type="float" office:value="1850.883" calcext:value-type="float">
            <text:p>1850.883</text:p>
          </table:table-cell>
          <table:table-cell office:value-type="float" office:value="2086.875" calcext:value-type="float">
            <text:p>2086.875</text:p>
          </table:table-cell>
          <table:table-cell office:value-type="float" office:value="1670.07" calcext:value-type="float">
            <text:p>1670.07</text:p>
          </table:table-cell>
          <table:table-cell office:value-type="float" office:value="585.4796" calcext:value-type="float">
            <text:p>585.4796</text:p>
          </table:table-cell>
          <table:table-cell office:value-type="float" office:value="582.511" calcext:value-type="float">
            <text:p>582.511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6" calcext:value-type="float">
            <text:p>35.68556</text:p>
          </table:table-cell>
          <table:table-cell office:value-type="float" office:value="0" calcext:value-type="float">
            <text:p>0</text:p>
          </table:table-cell>
          <table:table-cell office:value-type="float" office:value="-0.001642672" calcext:value-type="float">
            <text:p>-0.0016426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6.01791" calcext:value-type="float">
            <text:p>-96.01791</text:p>
          </table:table-cell>
          <table:table-cell office:value-type="float" office:value="0" calcext:value-type="float">
            <text:p>0</text:p>
          </table:table-cell>
          <table:table-cell office:value-type="float" office:value="8.64181" calcext:value-type="float">
            <text:p>8.64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5" calcext:value-type="float">
            <text:p>10042005</text:p>
          </table:table-cell>
          <table:table-cell office:value-type="float" office:value="505.7572" calcext:value-type="float">
            <text:p>505.7572</text:p>
          </table:table-cell>
          <table:table-cell office:value-type="float" office:value="13303.92" calcext:value-type="float">
            <text:p>1330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2.0334" calcext:value-type="float">
            <text:p>-102.0334</text:p>
          </table:table-cell>
          <table:table-cell office:value-type="float" office:value="263.9273" calcext:value-type="float">
            <text:p>263.9273</text:p>
          </table:table-cell>
          <table:table-cell office:value-type="float" office:value="0" calcext:value-type="float">
            <text:p>0</text:p>
          </table:table-cell>
          <table:table-cell office:value-type="float" office:value="138.2472" calcext:value-type="float">
            <text:p>138.2472</text:p>
          </table:table-cell>
          <table:table-cell office:value-type="float" office:value="55.63436" calcext:value-type="float">
            <text:p>55.63436</text:p>
          </table:table-cell>
          <table:table-cell office:value-type="float" office:value="0.02882766" calcext:value-type="float">
            <text:p>0.0288276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0642" calcext:value-type="float">
            <text:p>0.0005750642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02.1553" calcext:value-type="float">
            <text:p>-102.1553</text:p>
          </table:table-cell>
          <table:table-cell office:value-type="float" office:value="0" calcext:value-type="float">
            <text:p>0</text:p>
          </table:table-cell>
          <table:table-cell office:value-type="float" office:value="406.3357" calcext:value-type="float">
            <text:p>406.3357</text:p>
          </table:table-cell>
          <table:table-cell office:value-type="float" office:value="1266.189" calcext:value-type="float">
            <text:p>1266.189</text:p>
          </table:table-cell>
          <table:table-cell office:value-type="float" office:value="1570.745" calcext:value-type="float">
            <text:p>1570.745</text:p>
          </table:table-cell>
          <table:table-cell office:value-type="float" office:value="1274.942" calcext:value-type="float">
            <text:p>1274.942</text:p>
          </table:table-cell>
          <table:table-cell office:value-type="float" office:value="762.4119" calcext:value-type="float">
            <text:p>762.4119</text:p>
          </table:table-cell>
          <table:table-cell office:value-type="float" office:value="1102.189" calcext:value-type="float">
            <text:p>1102.189</text:p>
          </table:table-cell>
          <table:table-cell office:value-type="float" office:value="417.0447" calcext:value-type="float">
            <text:p>417.0447</text:p>
          </table:table-cell>
          <table:table-cell office:value-type="float" office:value="1850.833" calcext:value-type="float">
            <text:p>1850.833</text:p>
          </table:table-cell>
          <table:table-cell office:value-type="float" office:value="2086.847" calcext:value-type="float">
            <text:p>2086.847</text:p>
          </table:table-cell>
          <table:table-cell office:value-type="float" office:value="1670.063" calcext:value-type="float">
            <text:p>1670.063</text:p>
          </table:table-cell>
          <table:table-cell office:value-type="float" office:value="585.4776" calcext:value-type="float">
            <text:p>585.4776</text:p>
          </table:table-cell>
          <table:table-cell office:value-type="float" office:value="582.503" calcext:value-type="float">
            <text:p>582.503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6" calcext:value-type="float">
            <text:p>35.68556</text:p>
          </table:table-cell>
          <table:table-cell office:value-type="float" office:value="0" calcext:value-type="float">
            <text:p>0</text:p>
          </table:table-cell>
          <table:table-cell office:value-type="float" office:value="-0.001736166" calcext:value-type="float">
            <text:p>-0.0017361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99.17199" calcext:value-type="float">
            <text:p>-99.17199</text:p>
          </table:table-cell>
          <table:table-cell office:value-type="float" office:value="0" calcext:value-type="float">
            <text:p>0</text:p>
          </table:table-cell>
          <table:table-cell office:value-type="float" office:value="8.727451" calcext:value-type="float">
            <text:p>8.7274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5" calcext:value-type="float">
            <text:p>11042005</text:p>
          </table:table-cell>
          <table:table-cell office:value-type="float" office:value="502.6255" calcext:value-type="float">
            <text:p>502.6255</text:p>
          </table:table-cell>
          <table:table-cell office:value-type="float" office:value="13304.41" calcext:value-type="float">
            <text:p>13304.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4.0791" calcext:value-type="float">
            <text:p>-104.0791</text:p>
          </table:table-cell>
          <table:table-cell office:value-type="float" office:value="265.5205" calcext:value-type="float">
            <text:p>265.5205</text:p>
          </table:table-cell>
          <table:table-cell office:value-type="float" office:value="0" calcext:value-type="float">
            <text:p>0</text:p>
          </table:table-cell>
          <table:table-cell office:value-type="float" office:value="138.582" calcext:value-type="float">
            <text:p>138.582</text:p>
          </table:table-cell>
          <table:table-cell office:value-type="float" office:value="54.77674" calcext:value-type="float">
            <text:p>54.77674</text:p>
          </table:table-cell>
          <table:table-cell office:value-type="float" office:value="0.02889368" calcext:value-type="float">
            <text:p>0.02889368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6348" calcext:value-type="float">
            <text:p>0.0005756348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04.2009" calcext:value-type="float">
            <text:p>-104.2009</text:p>
          </table:table-cell>
          <table:table-cell office:value-type="float" office:value="0" calcext:value-type="float">
            <text:p>0</text:p>
          </table:table-cell>
          <table:table-cell office:value-type="float" office:value="406.4982" calcext:value-type="float">
            <text:p>406.4982</text:p>
          </table:table-cell>
          <table:table-cell office:value-type="float" office:value="1265.491" calcext:value-type="float">
            <text:p>1265.491</text:p>
          </table:table-cell>
          <table:table-cell office:value-type="float" office:value="1569.932" calcext:value-type="float">
            <text:p>1569.932</text:p>
          </table:table-cell>
          <table:table-cell office:value-type="float" office:value="1274.853" calcext:value-type="float">
            <text:p>1274.853</text:p>
          </table:table-cell>
          <table:table-cell office:value-type="float" office:value="762.2916" calcext:value-type="float">
            <text:p>762.2916</text:p>
          </table:table-cell>
          <table:table-cell office:value-type="float" office:value="1102.109" calcext:value-type="float">
            <text:p>1102.109</text:p>
          </table:table-cell>
          <table:table-cell office:value-type="float" office:value="417.0065" calcext:value-type="float">
            <text:p>417.0065</text:p>
          </table:table-cell>
          <table:table-cell office:value-type="float" office:value="1850.783" calcext:value-type="float">
            <text:p>1850.783</text:p>
          </table:table-cell>
          <table:table-cell office:value-type="float" office:value="2086.818" calcext:value-type="float">
            <text:p>2086.818</text:p>
          </table:table-cell>
          <table:table-cell office:value-type="float" office:value="1670.046" calcext:value-type="float">
            <text:p>1670.046</text:p>
          </table:table-cell>
          <table:table-cell office:value-type="float" office:value="585.4755" calcext:value-type="float">
            <text:p>585.4755</text:p>
          </table:table-cell>
          <table:table-cell office:value-type="float" office:value="582.4948" calcext:value-type="float">
            <text:p>582.4948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6" calcext:value-type="float">
            <text:p>35.68556</text:p>
          </table:table-cell>
          <table:table-cell office:value-type="float" office:value="0" calcext:value-type="float">
            <text:p>0</text:p>
          </table:table-cell>
          <table:table-cell office:value-type="float" office:value="-0.001991332" calcext:value-type="float">
            <text:p>-0.00199133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1.7497" calcext:value-type="float">
            <text:p>-101.7497</text:p>
          </table:table-cell>
          <table:table-cell office:value-type="float" office:value="0" calcext:value-type="float">
            <text:p>0</text:p>
          </table:table-cell>
          <table:table-cell office:value-type="float" office:value="9.25936" calcext:value-type="float">
            <text:p>9.25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5" calcext:value-type="float">
            <text:p>12042005</text:p>
          </table:table-cell>
          <table:table-cell office:value-type="float" office:value="500.7354" calcext:value-type="float">
            <text:p>500.7354</text:p>
          </table:table-cell>
          <table:table-cell office:value-type="float" office:value="13304.69" calcext:value-type="float">
            <text:p>13304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5.1209" calcext:value-type="float">
            <text:p>-105.1209</text:p>
          </table:table-cell>
          <table:table-cell office:value-type="float" office:value="266.2093" calcext:value-type="float">
            <text:p>266.2093</text:p>
          </table:table-cell>
          <table:table-cell office:value-type="float" office:value="0" calcext:value-type="float">
            <text:p>0</text:p>
          </table:table-cell>
          <table:table-cell office:value-type="float" office:value="138.6432" calcext:value-type="float">
            <text:p>138.6432</text:p>
          </table:table-cell>
          <table:table-cell office:value-type="float" office:value="54.37316" calcext:value-type="float">
            <text:p>54.37316</text:p>
          </table:table-cell>
          <table:table-cell office:value-type="float" office:value="0.02882976" calcext:value-type="float">
            <text:p>0.02882976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9528" calcext:value-type="float">
            <text:p>0.0005759528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05.2428" calcext:value-type="float">
            <text:p>-105.2428</text:p>
          </table:table-cell>
          <table:table-cell office:value-type="float" office:value="0" calcext:value-type="float">
            <text:p>0</text:p>
          </table:table-cell>
          <table:table-cell office:value-type="float" office:value="406.6156" calcext:value-type="float">
            <text:p>406.6156</text:p>
          </table:table-cell>
          <table:table-cell office:value-type="float" office:value="1265.064" calcext:value-type="float">
            <text:p>1265.064</text:p>
          </table:table-cell>
          <table:table-cell office:value-type="float" office:value="1569.347" calcext:value-type="float">
            <text:p>1569.347</text:p>
          </table:table-cell>
          <table:table-cell office:value-type="float" office:value="1274.812" calcext:value-type="float">
            <text:p>1274.812</text:p>
          </table:table-cell>
          <table:table-cell office:value-type="float" office:value="762.2102" calcext:value-type="float">
            <text:p>762.2102</text:p>
          </table:table-cell>
          <table:table-cell office:value-type="float" office:value="1102.056" calcext:value-type="float">
            <text:p>1102.056</text:p>
          </table:table-cell>
          <table:table-cell office:value-type="float" office:value="416.976" calcext:value-type="float">
            <text:p>416.976</text:p>
          </table:table-cell>
          <table:table-cell office:value-type="float" office:value="1850.735" calcext:value-type="float">
            <text:p>1850.735</text:p>
          </table:table-cell>
          <table:table-cell office:value-type="float" office:value="2086.788" calcext:value-type="float">
            <text:p>2086.788</text:p>
          </table:table-cell>
          <table:table-cell office:value-type="float" office:value="1670.026" calcext:value-type="float">
            <text:p>1670.026</text:p>
          </table:table-cell>
          <table:table-cell office:value-type="float" office:value="585.4733" calcext:value-type="float">
            <text:p>585.4733</text:p>
          </table:table-cell>
          <table:table-cell office:value-type="float" office:value="582.4863" calcext:value-type="float">
            <text:p>582.4863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6" calcext:value-type="float">
            <text:p>35.68556</text:p>
          </table:table-cell>
          <table:table-cell office:value-type="float" office:value="0" calcext:value-type="float">
            <text:p>0</text:p>
          </table:table-cell>
          <table:table-cell office:value-type="float" office:value="-0.002383007" calcext:value-type="float">
            <text:p>-0.002383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3.3155" calcext:value-type="float">
            <text:p>-103.3155</text:p>
          </table:table-cell>
          <table:table-cell office:value-type="float" office:value="0" calcext:value-type="float">
            <text:p>0</text:p>
          </table:table-cell>
          <table:table-cell office:value-type="float" office:value="9.783044" calcext:value-type="float">
            <text:p>9.783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5" calcext:value-type="float">
            <text:p>13042005</text:p>
          </table:table-cell>
          <table:table-cell office:value-type="float" office:value="497.3156" calcext:value-type="float">
            <text:p>497.3156</text:p>
          </table:table-cell>
          <table:table-cell office:value-type="float" office:value="13305.32" calcext:value-type="float">
            <text:p>13305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7.8613" calcext:value-type="float">
            <text:p>-107.8613</text:p>
          </table:table-cell>
          <table:table-cell office:value-type="float" office:value="275.7394" calcext:value-type="float">
            <text:p>275.7394</text:p>
          </table:table-cell>
          <table:table-cell office:value-type="float" office:value="0" calcext:value-type="float">
            <text:p>0</text:p>
          </table:table-cell>
          <table:table-cell office:value-type="float" office:value="139.2108" calcext:value-type="float">
            <text:p>139.2108</text:p>
          </table:table-cell>
          <table:table-cell office:value-type="float" office:value="53.22495" calcext:value-type="float">
            <text:p>53.22495</text:p>
          </table:table-cell>
          <table:table-cell office:value-type="float" office:value="0.02818861" calcext:value-type="float">
            <text:p>0.02818861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9528" calcext:value-type="float">
            <text:p>0.0005759528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07.9838" calcext:value-type="float">
            <text:p>-107.9838</text:p>
          </table:table-cell>
          <table:table-cell office:value-type="float" office:value="0" calcext:value-type="float">
            <text:p>0</text:p>
          </table:table-cell>
          <table:table-cell office:value-type="float" office:value="406.8223" calcext:value-type="float">
            <text:p>406.8223</text:p>
          </table:table-cell>
          <table:table-cell office:value-type="float" office:value="1264.36" calcext:value-type="float">
            <text:p>1264.36</text:p>
          </table:table-cell>
          <table:table-cell office:value-type="float" office:value="1568.588" calcext:value-type="float">
            <text:p>1568.588</text:p>
          </table:table-cell>
          <table:table-cell office:value-type="float" office:value="1274.707" calcext:value-type="float">
            <text:p>1274.707</text:p>
          </table:table-cell>
          <table:table-cell office:value-type="float" office:value="762.1168" calcext:value-type="float">
            <text:p>762.1168</text:p>
          </table:table-cell>
          <table:table-cell office:value-type="float" office:value="1102" calcext:value-type="float">
            <text:p>1102</text:p>
          </table:table-cell>
          <table:table-cell office:value-type="float" office:value="416.947" calcext:value-type="float">
            <text:p>416.947</text:p>
          </table:table-cell>
          <table:table-cell office:value-type="float" office:value="1850.693" calcext:value-type="float">
            <text:p>1850.693</text:p>
          </table:table-cell>
          <table:table-cell office:value-type="float" office:value="2086.76" calcext:value-type="float">
            <text:p>2086.76</text:p>
          </table:table-cell>
          <table:table-cell office:value-type="float" office:value="1670.005" calcext:value-type="float">
            <text:p>1670.005</text:p>
          </table:table-cell>
          <table:table-cell office:value-type="float" office:value="585.471" calcext:value-type="float">
            <text:p>585.471</text:p>
          </table:table-cell>
          <table:table-cell office:value-type="float" office:value="582.4776" calcext:value-type="float">
            <text:p>582.4776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6" calcext:value-type="float">
            <text:p>35.68556</text:p>
          </table:table-cell>
          <table:table-cell office:value-type="float" office:value="0" calcext:value-type="float">
            <text:p>0</text:p>
          </table:table-cell>
          <table:table-cell office:value-type="float" office:value="-0.003081495" calcext:value-type="float">
            <text:p>-0.0030814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6.0426" calcext:value-type="float">
            <text:p>-106.0426</text:p>
          </table:table-cell>
          <table:table-cell office:value-type="float" office:value="0" calcext:value-type="float">
            <text:p>0</text:p>
          </table:table-cell>
          <table:table-cell office:value-type="float" office:value="9.769212" calcext:value-type="float">
            <text:p>9.7692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5" calcext:value-type="float">
            <text:p>14042005</text:p>
          </table:table-cell>
          <table:table-cell office:value-type="float" office:value="493.3556" calcext:value-type="float">
            <text:p>493.3556</text:p>
          </table:table-cell>
          <table:table-cell office:value-type="float" office:value="13305.94" calcext:value-type="float">
            <text:p>13305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1.3577" calcext:value-type="float">
            <text:p>-111.3577</text:p>
          </table:table-cell>
          <table:table-cell office:value-type="float" office:value="287.134" calcext:value-type="float">
            <text:p>287.134</text:p>
          </table:table-cell>
          <table:table-cell office:value-type="float" office:value="0" calcext:value-type="float">
            <text:p>0</text:p>
          </table:table-cell>
          <table:table-cell office:value-type="float" office:value="140.1058" calcext:value-type="float">
            <text:p>140.1058</text:p>
          </table:table-cell>
          <table:table-cell office:value-type="float" office:value="51.85863" calcext:value-type="float">
            <text:p>51.85863</text:p>
          </table:table-cell>
          <table:table-cell office:value-type="float" office:value="0.0277731" calcext:value-type="float">
            <text:p>0.0277731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9528" calcext:value-type="float">
            <text:p>0.0005759528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11.4806" calcext:value-type="float">
            <text:p>-111.4806</text:p>
          </table:table-cell>
          <table:table-cell office:value-type="float" office:value="0" calcext:value-type="float">
            <text:p>0</text:p>
          </table:table-cell>
          <table:table-cell office:value-type="float" office:value="407.074" calcext:value-type="float">
            <text:p>407.074</text:p>
          </table:table-cell>
          <table:table-cell office:value-type="float" office:value="1263.544" calcext:value-type="float">
            <text:p>1263.544</text:p>
          </table:table-cell>
          <table:table-cell office:value-type="float" office:value="1567.639" calcext:value-type="float">
            <text:p>1567.639</text:p>
          </table:table-cell>
          <table:table-cell office:value-type="float" office:value="1274.564" calcext:value-type="float">
            <text:p>1274.564</text:p>
          </table:table-cell>
          <table:table-cell office:value-type="float" office:value="762.0093" calcext:value-type="float">
            <text:p>762.0093</text:p>
          </table:table-cell>
          <table:table-cell office:value-type="float" office:value="1101.933" calcext:value-type="float">
            <text:p>1101.933</text:p>
          </table:table-cell>
          <table:table-cell office:value-type="float" office:value="416.9151" calcext:value-type="float">
            <text:p>416.9151</text:p>
          </table:table-cell>
          <table:table-cell office:value-type="float" office:value="1850.651" calcext:value-type="float">
            <text:p>1850.651</text:p>
          </table:table-cell>
          <table:table-cell office:value-type="float" office:value="2086.731" calcext:value-type="float">
            <text:p>2086.731</text:p>
          </table:table-cell>
          <table:table-cell office:value-type="float" office:value="1669.985" calcext:value-type="float">
            <text:p>1669.985</text:p>
          </table:table-cell>
          <table:table-cell office:value-type="float" office:value="585.4687" calcext:value-type="float">
            <text:p>585.4687</text:p>
          </table:table-cell>
          <table:table-cell office:value-type="float" office:value="582.4687" calcext:value-type="float">
            <text:p>582.4687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6" calcext:value-type="float">
            <text:p>35.68556</text:p>
          </table:table-cell>
          <table:table-cell office:value-type="float" office:value="0" calcext:value-type="float">
            <text:p>0</text:p>
          </table:table-cell>
          <table:table-cell office:value-type="float" office:value="-0.003779172" calcext:value-type="float">
            <text:p>-0.00377917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09.3079" calcext:value-type="float">
            <text:p>-109.3079</text:p>
          </table:table-cell>
          <table:table-cell office:value-type="float" office:value="0" calcext:value-type="float">
            <text:p>0</text:p>
          </table:table-cell>
          <table:table-cell office:value-type="float" office:value="9.538425" calcext:value-type="float">
            <text:p>9.5384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5" calcext:value-type="float">
            <text:p>15042005</text:p>
          </table:table-cell>
          <table:table-cell office:value-type="float" office:value="489.4235" calcext:value-type="float">
            <text:p>489.4235</text:p>
          </table:table-cell>
          <table:table-cell office:value-type="float" office:value="13306.56" calcext:value-type="float">
            <text:p>13306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4.8031" calcext:value-type="float">
            <text:p>-114.8031</text:p>
          </table:table-cell>
          <table:table-cell office:value-type="float" office:value="298.0601" calcext:value-type="float">
            <text:p>298.0601</text:p>
          </table:table-cell>
          <table:table-cell office:value-type="float" office:value="0" calcext:value-type="float">
            <text:p>0</text:p>
          </table:table-cell>
          <table:table-cell office:value-type="float" office:value="140.9105" calcext:value-type="float">
            <text:p>140.9105</text:p>
          </table:table-cell>
          <table:table-cell office:value-type="float" office:value="50.49054" calcext:value-type="float">
            <text:p>50.49054</text:p>
          </table:table-cell>
          <table:table-cell office:value-type="float" office:value="0.02772493" calcext:value-type="float">
            <text:p>0.02772493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9528" calcext:value-type="float">
            <text:p>0.0005759528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14.926" calcext:value-type="float">
            <text:p>-114.926</text:p>
          </table:table-cell>
          <table:table-cell office:value-type="float" office:value="0" calcext:value-type="float">
            <text:p>0</text:p>
          </table:table-cell>
          <table:table-cell office:value-type="float" office:value="407.3456" calcext:value-type="float">
            <text:p>407.3456</text:p>
          </table:table-cell>
          <table:table-cell office:value-type="float" office:value="1262.728" calcext:value-type="float">
            <text:p>1262.728</text:p>
          </table:table-cell>
          <table:table-cell office:value-type="float" office:value="1566.704" calcext:value-type="float">
            <text:p>1566.704</text:p>
          </table:table-cell>
          <table:table-cell office:value-type="float" office:value="1274.411" calcext:value-type="float">
            <text:p>1274.411</text:p>
          </table:table-cell>
          <table:table-cell office:value-type="float" office:value="761.8984" calcext:value-type="float">
            <text:p>761.8984</text:p>
          </table:table-cell>
          <table:table-cell office:value-type="float" office:value="1101.863" calcext:value-type="float">
            <text:p>1101.863</text:p>
          </table:table-cell>
          <table:table-cell office:value-type="float" office:value="416.8821" calcext:value-type="float">
            <text:p>416.8821</text:p>
          </table:table-cell>
          <table:table-cell office:value-type="float" office:value="1850.607" calcext:value-type="float">
            <text:p>1850.607</text:p>
          </table:table-cell>
          <table:table-cell office:value-type="float" office:value="2086.703" calcext:value-type="float">
            <text:p>2086.703</text:p>
          </table:table-cell>
          <table:table-cell office:value-type="float" office:value="1669.965" calcext:value-type="float">
            <text:p>1669.965</text:p>
          </table:table-cell>
          <table:table-cell office:value-type="float" office:value="585.4664" calcext:value-type="float">
            <text:p>585.4664</text:p>
          </table:table-cell>
          <table:table-cell office:value-type="float" office:value="582.4597" calcext:value-type="float">
            <text:p>582.4597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5" calcext:value-type="float">
            <text:p>35.68555</text:p>
          </table:table-cell>
          <table:table-cell office:value-type="float" office:value="0" calcext:value-type="float">
            <text:p>0</text:p>
          </table:table-cell>
          <table:table-cell office:value-type="float" office:value="-0.004166614" calcext:value-type="float">
            <text:p>-0.0041666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2.5599" calcext:value-type="float">
            <text:p>-112.5599</text:p>
          </table:table-cell>
          <table:table-cell office:value-type="float" office:value="0" calcext:value-type="float">
            <text:p>0</text:p>
          </table:table-cell>
          <table:table-cell office:value-type="float" office:value="9.345175" calcext:value-type="float">
            <text:p>9.345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5" calcext:value-type="float">
            <text:p>16042005</text:p>
          </table:table-cell>
          <table:table-cell office:value-type="float" office:value="485.0415" calcext:value-type="float">
            <text:p>485.0415</text:p>
          </table:table-cell>
          <table:table-cell office:value-type="float" office:value="13307.26" calcext:value-type="float">
            <text:p>13307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8.4467" calcext:value-type="float">
            <text:p>-118.4467</text:p>
          </table:table-cell>
          <table:table-cell office:value-type="float" office:value="309.6747" calcext:value-type="float">
            <text:p>309.6747</text:p>
          </table:table-cell>
          <table:table-cell office:value-type="float" office:value="0" calcext:value-type="float">
            <text:p>0</text:p>
          </table:table-cell>
          <table:table-cell office:value-type="float" office:value="141.7308" calcext:value-type="float">
            <text:p>141.7308</text:p>
          </table:table-cell>
          <table:table-cell office:value-type="float" office:value="48.93063" calcext:value-type="float">
            <text:p>48.93063</text:p>
          </table:table-cell>
          <table:table-cell office:value-type="float" office:value="0.02773689" calcext:value-type="float">
            <text:p>0.02773689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9549" calcext:value-type="float">
            <text:p>0.0005759549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18.5696" calcext:value-type="float">
            <text:p>-118.5696</text:p>
          </table:table-cell>
          <table:table-cell office:value-type="float" office:value="0" calcext:value-type="float">
            <text:p>0</text:p>
          </table:table-cell>
          <table:table-cell office:value-type="float" office:value="407.6793" calcext:value-type="float">
            <text:p>407.6793</text:p>
          </table:table-cell>
          <table:table-cell office:value-type="float" office:value="1261.813" calcext:value-type="float">
            <text:p>1261.813</text:p>
          </table:table-cell>
          <table:table-cell office:value-type="float" office:value="1565.664" calcext:value-type="float">
            <text:p>1565.664</text:p>
          </table:table-cell>
          <table:table-cell office:value-type="float" office:value="1274.25" calcext:value-type="float">
            <text:p>1274.25</text:p>
          </table:table-cell>
          <table:table-cell office:value-type="float" office:value="761.7742" calcext:value-type="float">
            <text:p>761.7742</text:p>
          </table:table-cell>
          <table:table-cell office:value-type="float" office:value="1101.788" calcext:value-type="float">
            <text:p>1101.788</text:p>
          </table:table-cell>
          <table:table-cell office:value-type="float" office:value="416.8479" calcext:value-type="float">
            <text:p>416.8479</text:p>
          </table:table-cell>
          <table:table-cell office:value-type="float" office:value="1850.56" calcext:value-type="float">
            <text:p>1850.56</text:p>
          </table:table-cell>
          <table:table-cell office:value-type="float" office:value="2086.674" calcext:value-type="float">
            <text:p>2086.674</text:p>
          </table:table-cell>
          <table:table-cell office:value-type="float" office:value="1669.945" calcext:value-type="float">
            <text:p>1669.945</text:p>
          </table:table-cell>
          <table:table-cell office:value-type="float" office:value="585.464" calcext:value-type="float">
            <text:p>585.464</text:p>
          </table:table-cell>
          <table:table-cell office:value-type="float" office:value="582.4503" calcext:value-type="float">
            <text:p>582.4503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5" calcext:value-type="float">
            <text:p>35.68555</text:p>
          </table:table-cell>
          <table:table-cell office:value-type="float" office:value="0" calcext:value-type="float">
            <text:p>0</text:p>
          </table:table-cell>
          <table:table-cell office:value-type="float" office:value="-0.004517908" calcext:value-type="float">
            <text:p>-0.0045179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6.167" calcext:value-type="float">
            <text:p>-116.167</text:p>
          </table:table-cell>
          <table:table-cell office:value-type="float" office:value="0" calcext:value-type="float">
            <text:p>0</text:p>
          </table:table-cell>
          <table:table-cell office:value-type="float" office:value="9.307978" calcext:value-type="float">
            <text:p>9.307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5" calcext:value-type="float">
            <text:p>17042005</text:p>
          </table:table-cell>
          <table:table-cell office:value-type="float" office:value="480.8499" calcext:value-type="float">
            <text:p>480.8499</text:p>
          </table:table-cell>
          <table:table-cell office:value-type="float" office:value="13307.85" calcext:value-type="float">
            <text:p>13307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1.9684" calcext:value-type="float">
            <text:p>-121.9684</text:p>
          </table:table-cell>
          <table:table-cell office:value-type="float" office:value="320.9539" calcext:value-type="float">
            <text:p>320.9539</text:p>
          </table:table-cell>
          <table:table-cell office:value-type="float" office:value="0" calcext:value-type="float">
            <text:p>0</text:p>
          </table:table-cell>
          <table:table-cell office:value-type="float" office:value="141.9847" calcext:value-type="float">
            <text:p>141.9847</text:p>
          </table:table-cell>
          <table:table-cell office:value-type="float" office:value="47.85191" calcext:value-type="float">
            <text:p>47.85191</text:p>
          </table:table-cell>
          <table:table-cell office:value-type="float" office:value="0.02778212" calcext:value-type="float">
            <text:p>0.02778212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9549" calcext:value-type="float">
            <text:p>0.0005759549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22.0913" calcext:value-type="float">
            <text:p>-122.0913</text:p>
          </table:table-cell>
          <table:table-cell office:value-type="float" office:value="0" calcext:value-type="float">
            <text:p>0</text:p>
          </table:table-cell>
          <table:table-cell office:value-type="float" office:value="407.935" calcext:value-type="float">
            <text:p>407.935</text:p>
          </table:table-cell>
          <table:table-cell office:value-type="float" office:value="1260.76" calcext:value-type="float">
            <text:p>1260.76</text:p>
          </table:table-cell>
          <table:table-cell office:value-type="float" office:value="1564.494" calcext:value-type="float">
            <text:p>1564.494</text:p>
          </table:table-cell>
          <table:table-cell office:value-type="float" office:value="1274.057" calcext:value-type="float">
            <text:p>1274.057</text:p>
          </table:table-cell>
          <table:table-cell office:value-type="float" office:value="761.6398" calcext:value-type="float">
            <text:p>761.6398</text:p>
          </table:table-cell>
          <table:table-cell office:value-type="float" office:value="1101.708" calcext:value-type="float">
            <text:p>1101.708</text:p>
          </table:table-cell>
          <table:table-cell office:value-type="float" office:value="416.8116" calcext:value-type="float">
            <text:p>416.8116</text:p>
          </table:table-cell>
          <table:table-cell office:value-type="float" office:value="1850.512" calcext:value-type="float">
            <text:p>1850.512</text:p>
          </table:table-cell>
          <table:table-cell office:value-type="float" office:value="2086.645" calcext:value-type="float">
            <text:p>2086.645</text:p>
          </table:table-cell>
          <table:table-cell office:value-type="float" office:value="1669.924" calcext:value-type="float">
            <text:p>1669.924</text:p>
          </table:table-cell>
          <table:table-cell office:value-type="float" office:value="585.4616" calcext:value-type="float">
            <text:p>585.4616</text:p>
          </table:table-cell>
          <table:table-cell office:value-type="float" office:value="582.4409" calcext:value-type="float">
            <text:p>582.4409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5" calcext:value-type="float">
            <text:p>35.68555</text:p>
          </table:table-cell>
          <table:table-cell office:value-type="float" office:value="0" calcext:value-type="float">
            <text:p>0</text:p>
          </table:table-cell>
          <table:table-cell office:value-type="float" office:value="-0.004869704" calcext:value-type="float">
            <text:p>-0.0048697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19.6961" calcext:value-type="float">
            <text:p>-119.6961</text:p>
          </table:table-cell>
          <table:table-cell office:value-type="float" office:value="0" calcext:value-type="float">
            <text:p>0</text:p>
          </table:table-cell>
          <table:table-cell office:value-type="float" office:value="9.315136" calcext:value-type="float">
            <text:p>9.315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5" calcext:value-type="float">
            <text:p>18042005</text:p>
          </table:table-cell>
          <table:table-cell office:value-type="float" office:value="476.9069" calcext:value-type="float">
            <text:p>476.9069</text:p>
          </table:table-cell>
          <table:table-cell office:value-type="float" office:value="13308.44" calcext:value-type="float">
            <text:p>13308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5.037" calcext:value-type="float">
            <text:p>-125.037</text:p>
          </table:table-cell>
          <table:table-cell office:value-type="float" office:value="328.2582" calcext:value-type="float">
            <text:p>328.2582</text:p>
          </table:table-cell>
          <table:table-cell office:value-type="float" office:value="0" calcext:value-type="float">
            <text:p>0</text:p>
          </table:table-cell>
          <table:table-cell office:value-type="float" office:value="140.795" calcext:value-type="float">
            <text:p>140.795</text:p>
          </table:table-cell>
          <table:table-cell office:value-type="float" office:value="47.01989" calcext:value-type="float">
            <text:p>47.01989</text:p>
          </table:table-cell>
          <table:table-cell office:value-type="float" office:value="0.02773953" calcext:value-type="float">
            <text:p>0.02773953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9841" calcext:value-type="float">
            <text:p>0.0005759841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25.16" calcext:value-type="float">
            <text:p>-125.16</text:p>
          </table:table-cell>
          <table:table-cell office:value-type="float" office:value="0" calcext:value-type="float">
            <text:p>0</text:p>
          </table:table-cell>
          <table:table-cell office:value-type="float" office:value="408.3558" calcext:value-type="float">
            <text:p>408.3558</text:p>
          </table:table-cell>
          <table:table-cell office:value-type="float" office:value="1259.673" calcext:value-type="float">
            <text:p>1259.673</text:p>
          </table:table-cell>
          <table:table-cell office:value-type="float" office:value="1563.232" calcext:value-type="float">
            <text:p>1563.232</text:p>
          </table:table-cell>
          <table:table-cell office:value-type="float" office:value="1273.847" calcext:value-type="float">
            <text:p>1273.847</text:p>
          </table:table-cell>
          <table:table-cell office:value-type="float" office:value="761.493" calcext:value-type="float">
            <text:p>761.493</text:p>
          </table:table-cell>
          <table:table-cell office:value-type="float" office:value="1101.623" calcext:value-type="float">
            <text:p>1101.623</text:p>
          </table:table-cell>
          <table:table-cell office:value-type="float" office:value="416.772" calcext:value-type="float">
            <text:p>416.772</text:p>
          </table:table-cell>
          <table:table-cell office:value-type="float" office:value="1850.463" calcext:value-type="float">
            <text:p>1850.463</text:p>
          </table:table-cell>
          <table:table-cell office:value-type="float" office:value="2086.616" calcext:value-type="float">
            <text:p>2086.616</text:p>
          </table:table-cell>
          <table:table-cell office:value-type="float" office:value="1669.904" calcext:value-type="float">
            <text:p>1669.904</text:p>
          </table:table-cell>
          <table:table-cell office:value-type="float" office:value="585.4592" calcext:value-type="float">
            <text:p>585.4592</text:p>
          </table:table-cell>
          <table:table-cell office:value-type="float" office:value="582.4313" calcext:value-type="float">
            <text:p>582.4313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5" calcext:value-type="float">
            <text:p>35.68555</text:p>
          </table:table-cell>
          <table:table-cell office:value-type="float" office:value="0" calcext:value-type="float">
            <text:p>0</text:p>
          </table:table-cell>
          <table:table-cell office:value-type="float" office:value="-0.005254498" calcext:value-type="float">
            <text:p>-0.00525449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2.9858" calcext:value-type="float">
            <text:p>-122.9858</text:p>
          </table:table-cell>
          <table:table-cell office:value-type="float" office:value="0" calcext:value-type="float">
            <text:p>0</text:p>
          </table:table-cell>
          <table:table-cell office:value-type="float" office:value="9.536374" calcext:value-type="float">
            <text:p>9.5363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5" calcext:value-type="float">
            <text:p>19042005</text:p>
          </table:table-cell>
          <table:table-cell office:value-type="float" office:value="471.683" calcext:value-type="float">
            <text:p>471.683</text:p>
          </table:table-cell>
          <table:table-cell office:value-type="float" office:value="13309.24" calcext:value-type="float">
            <text:p>13309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9.4351" calcext:value-type="float">
            <text:p>-129.4351</text:p>
          </table:table-cell>
          <table:table-cell office:value-type="float" office:value="342.2108" calcext:value-type="float">
            <text:p>342.2108</text:p>
          </table:table-cell>
          <table:table-cell office:value-type="float" office:value="0" calcext:value-type="float">
            <text:p>0</text:p>
          </table:table-cell>
          <table:table-cell office:value-type="float" office:value="141.6602" calcext:value-type="float">
            <text:p>141.6602</text:p>
          </table:table-cell>
          <table:table-cell office:value-type="float" office:value="31.6611" calcext:value-type="float">
            <text:p>31.6611</text:p>
          </table:table-cell>
          <table:table-cell office:value-type="float" office:value="0.02757614" calcext:value-type="float">
            <text:p>0.02757614</text:p>
          </table:table-cell>
          <table:table-cell office:value-type="float" office:value="0.1568327" calcext:value-type="float">
            <text:p>0.1568327</text:p>
          </table:table-cell>
          <table:table-cell office:value-type="float" office:value="0.0005759842" calcext:value-type="float">
            <text:p>0.0005759842</text:p>
          </table:table-cell>
          <table:table-cell office:value-type="float" office:value="0.02448499" calcext:value-type="float">
            <text:p>0.02448499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29.5582" calcext:value-type="float">
            <text:p>-129.5582</text:p>
          </table:table-cell>
          <table:table-cell office:value-type="float" office:value="0" calcext:value-type="float">
            <text:p>0</text:p>
          </table:table-cell>
          <table:table-cell office:value-type="float" office:value="384.3945" calcext:value-type="float">
            <text:p>384.3945</text:p>
          </table:table-cell>
          <table:table-cell office:value-type="float" office:value="1273.895" calcext:value-type="float">
            <text:p>1273.895</text:p>
          </table:table-cell>
          <table:table-cell office:value-type="float" office:value="1584.533" calcext:value-type="float">
            <text:p>1584.533</text:p>
          </table:table-cell>
          <table:table-cell office:value-type="float" office:value="1273.623" calcext:value-type="float">
            <text:p>1273.623</text:p>
          </table:table-cell>
          <table:table-cell office:value-type="float" office:value="761.337" calcext:value-type="float">
            <text:p>761.337</text:p>
          </table:table-cell>
          <table:table-cell office:value-type="float" office:value="1101.532" calcext:value-type="float">
            <text:p>1101.532</text:p>
          </table:table-cell>
          <table:table-cell office:value-type="float" office:value="416.7278" calcext:value-type="float">
            <text:p>416.7278</text:p>
          </table:table-cell>
          <table:table-cell office:value-type="float" office:value="1850.411" calcext:value-type="float">
            <text:p>1850.411</text:p>
          </table:table-cell>
          <table:table-cell office:value-type="float" office:value="2086.585" calcext:value-type="float">
            <text:p>2086.585</text:p>
          </table:table-cell>
          <table:table-cell office:value-type="float" office:value="1669.883" calcext:value-type="float">
            <text:p>1669.883</text:p>
          </table:table-cell>
          <table:table-cell office:value-type="float" office:value="585.4567" calcext:value-type="float">
            <text:p>585.4567</text:p>
          </table:table-cell>
          <table:table-cell office:value-type="float" office:value="582.4215" calcext:value-type="float">
            <text:p>582.4215</text:p>
          </table:table-cell>
          <table:table-cell office:value-type="float" office:value="142.7737" calcext:value-type="float">
            <text:p>142.7737</text:p>
          </table:table-cell>
          <table:table-cell office:value-type="float" office:value="35.68555" calcext:value-type="float">
            <text:p>35.68555</text:p>
          </table:table-cell>
          <table:table-cell office:value-type="float" office:value="0" calcext:value-type="float">
            <text:p>0</text:p>
          </table:table-cell>
          <table:table-cell office:value-type="float" office:value="-0.005970468" calcext:value-type="float">
            <text:p>-0.00597046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27.3463" calcext:value-type="float">
            <text:p>-127.3463</text:p>
          </table:table-cell>
          <table:table-cell office:value-type="float" office:value="0" calcext:value-type="float">
            <text:p>0</text:p>
          </table:table-cell>
          <table:table-cell office:value-type="float" office:value="9.498191" calcext:value-type="float">
            <text:p>9.498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5" calcext:value-type="float">
            <text:p>20042005</text:p>
          </table:table-cell>
          <table:table-cell office:value-type="float" office:value="467.4106" calcext:value-type="float">
            <text:p>467.4106</text:p>
          </table:table-cell>
          <table:table-cell office:value-type="float" office:value="13308.66" calcext:value-type="float">
            <text:p>13308.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2.1847" calcext:value-type="float">
            <text:p>-132.1847</text:p>
          </table:table-cell>
          <table:table-cell office:value-type="float" office:value="348.045" calcext:value-type="float">
            <text:p>348.045</text:p>
          </table:table-cell>
          <table:table-cell office:value-type="float" office:value="0" calcext:value-type="float">
            <text:p>0</text:p>
          </table:table-cell>
          <table:table-cell office:value-type="float" office:value="141.6086" calcext:value-type="float">
            <text:p>141.6086</text:p>
          </table:table-cell>
          <table:table-cell office:value-type="float" office:value="21.33523" calcext:value-type="float">
            <text:p>21.33523</text:p>
          </table:table-cell>
          <table:table-cell office:value-type="float" office:value="0.02654626" calcext:value-type="float">
            <text:p>0.02654626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52376" calcext:value-type="float">
            <text:p>0.0007252376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33.8306" calcext:value-type="float">
            <text:p>-133.8306</text:p>
          </table:table-cell>
          <table:table-cell office:value-type="float" office:value="0" calcext:value-type="float">
            <text:p>0</text:p>
          </table:table-cell>
          <table:table-cell office:value-type="float" office:value="367.79" calcext:value-type="float">
            <text:p>367.79</text:p>
          </table:table-cell>
          <table:table-cell office:value-type="float" office:value="1283.709" calcext:value-type="float">
            <text:p>1283.709</text:p>
          </table:table-cell>
          <table:table-cell office:value-type="float" office:value="1598.922" calcext:value-type="float">
            <text:p>1598.922</text:p>
          </table:table-cell>
          <table:table-cell office:value-type="float" office:value="1273.441" calcext:value-type="float">
            <text:p>1273.441</text:p>
          </table:table-cell>
          <table:table-cell office:value-type="float" office:value="760.3248" calcext:value-type="float">
            <text:p>760.3248</text:p>
          </table:table-cell>
          <table:table-cell office:value-type="float" office:value="1101.138" calcext:value-type="float">
            <text:p>1101.138</text:p>
          </table:table-cell>
          <table:table-cell office:value-type="float" office:value="416.7871" calcext:value-type="float">
            <text:p>416.7871</text:p>
          </table:table-cell>
          <table:table-cell office:value-type="float" office:value="1850.263" calcext:value-type="float">
            <text:p>1850.263</text:p>
          </table:table-cell>
          <table:table-cell office:value-type="float" office:value="2086.426" calcext:value-type="float">
            <text:p>2086.426</text:p>
          </table:table-cell>
          <table:table-cell office:value-type="float" office:value="1669.738" calcext:value-type="float">
            <text:p>1669.738</text:p>
          </table:table-cell>
          <table:table-cell office:value-type="float" office:value="585.416" calcext:value-type="float">
            <text:p>585.416</text:p>
          </table:table-cell>
          <table:table-cell office:value-type="float" office:value="582.3459" calcext:value-type="float">
            <text:p>582.3459</text:p>
          </table:table-cell>
          <table:table-cell office:value-type="float" office:value="142.7576" calcext:value-type="float">
            <text:p>142.7576</text:p>
          </table:table-cell>
          <table:table-cell office:value-type="float" office:value="35.6802" calcext:value-type="float">
            <text:p>35.6802</text:p>
          </table:table-cell>
          <table:table-cell office:value-type="float" office:value="0" calcext:value-type="float">
            <text:p>0</text:p>
          </table:table-cell>
          <table:table-cell office:value-type="float" office:value="-0.006811516" calcext:value-type="float">
            <text:p>-0.0068115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0.6002" calcext:value-type="float">
            <text:p>-130.6002</text:p>
          </table:table-cell>
          <table:table-cell office:value-type="float" office:value="0" calcext:value-type="float">
            <text:p>0</text:p>
          </table:table-cell>
          <table:table-cell office:value-type="float" office:value="9.996624" calcext:value-type="float">
            <text:p>9.996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5" calcext:value-type="float">
            <text:p>21042005</text:p>
          </table:table-cell>
          <table:table-cell office:value-type="float" office:value="464.0568" calcext:value-type="float">
            <text:p>464.0568</text:p>
          </table:table-cell>
          <table:table-cell office:value-type="float" office:value="13309.07" calcext:value-type="float">
            <text:p>13309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5.0247" calcext:value-type="float">
            <text:p>-135.0247</text:p>
          </table:table-cell>
          <table:table-cell office:value-type="float" office:value="357.0576" calcext:value-type="float">
            <text:p>357.0576</text:p>
          </table:table-cell>
          <table:table-cell office:value-type="float" office:value="0" calcext:value-type="float">
            <text:p>0</text:p>
          </table:table-cell>
          <table:table-cell office:value-type="float" office:value="141.8056" calcext:value-type="float">
            <text:p>141.8056</text:p>
          </table:table-cell>
          <table:table-cell office:value-type="float" office:value="20.7953" calcext:value-type="float">
            <text:p>20.7953</text:p>
          </table:table-cell>
          <table:table-cell office:value-type="float" office:value="0.02646269" calcext:value-type="float">
            <text:p>0.02646269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0398" calcext:value-type="float">
            <text:p>0.0007260398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36.6708" calcext:value-type="float">
            <text:p>-136.6708</text:p>
          </table:table-cell>
          <table:table-cell office:value-type="float" office:value="0" calcext:value-type="float">
            <text:p>0</text:p>
          </table:table-cell>
          <table:table-cell office:value-type="float" office:value="367.9001" calcext:value-type="float">
            <text:p>367.9001</text:p>
          </table:table-cell>
          <table:table-cell office:value-type="float" office:value="1282.874" calcext:value-type="float">
            <text:p>1282.874</text:p>
          </table:table-cell>
          <table:table-cell office:value-type="float" office:value="1597.811" calcext:value-type="float">
            <text:p>1597.811</text:p>
          </table:table-cell>
          <table:table-cell office:value-type="float" office:value="1273.269" calcext:value-type="float">
            <text:p>1273.269</text:p>
          </table:table-cell>
          <table:table-cell office:value-type="float" office:value="760.1855" calcext:value-type="float">
            <text:p>760.1855</text:p>
          </table:table-cell>
          <table:table-cell office:value-type="float" office:value="1101.05" calcext:value-type="float">
            <text:p>1101.05</text:p>
          </table:table-cell>
          <table:table-cell office:value-type="float" office:value="416.7421" calcext:value-type="float">
            <text:p>416.7421</text:p>
          </table:table-cell>
          <table:table-cell office:value-type="float" office:value="1850.198" calcext:value-type="float">
            <text:p>1850.198</text:p>
          </table:table-cell>
          <table:table-cell office:value-type="float" office:value="2086.395" calcext:value-type="float">
            <text:p>2086.395</text:p>
          </table:table-cell>
          <table:table-cell office:value-type="float" office:value="1669.717" calcext:value-type="float">
            <text:p>1669.717</text:p>
          </table:table-cell>
          <table:table-cell office:value-type="float" office:value="585.4135" calcext:value-type="float">
            <text:p>585.4135</text:p>
          </table:table-cell>
          <table:table-cell office:value-type="float" office:value="582.3358" calcext:value-type="float">
            <text:p>582.3358</text:p>
          </table:table-cell>
          <table:table-cell office:value-type="float" office:value="142.7576" calcext:value-type="float">
            <text:p>142.7576</text:p>
          </table:table-cell>
          <table:table-cell office:value-type="float" office:value="35.6802" calcext:value-type="float">
            <text:p>35.6802</text:p>
          </table:table-cell>
          <table:table-cell office:value-type="float" office:value="0" calcext:value-type="float">
            <text:p>0</text:p>
          </table:table-cell>
          <table:table-cell office:value-type="float" office:value="-0.007234623" calcext:value-type="float">
            <text:p>-0.0072346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3.4756" calcext:value-type="float">
            <text:p>-133.4756</text:p>
          </table:table-cell>
          <table:table-cell office:value-type="float" office:value="0" calcext:value-type="float">
            <text:p>0</text:p>
          </table:table-cell>
          <table:table-cell office:value-type="float" office:value="10.03169" calcext:value-type="float">
            <text:p>10.03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5" calcext:value-type="float">
            <text:p>22042005</text:p>
          </table:table-cell>
          <table:table-cell office:value-type="float" office:value="461.3757" calcext:value-type="float">
            <text:p>461.3757</text:p>
          </table:table-cell>
          <table:table-cell office:value-type="float" office:value="13309.39" calcext:value-type="float">
            <text:p>13309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7.3145" calcext:value-type="float">
            <text:p>-137.3145</text:p>
          </table:table-cell>
          <table:table-cell office:value-type="float" office:value="363.9202" calcext:value-type="float">
            <text:p>363.9202</text:p>
          </table:table-cell>
          <table:table-cell office:value-type="float" office:value="0" calcext:value-type="float">
            <text:p>0</text:p>
          </table:table-cell>
          <table:table-cell office:value-type="float" office:value="141.8349" calcext:value-type="float">
            <text:p>141.8349</text:p>
          </table:table-cell>
          <table:table-cell office:value-type="float" office:value="20.37315" calcext:value-type="float">
            <text:p>20.37315</text:p>
          </table:table-cell>
          <table:table-cell office:value-type="float" office:value="0.02644388" calcext:value-type="float">
            <text:p>0.02644388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1745" calcext:value-type="float">
            <text:p>0.0007261745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38.9605" calcext:value-type="float">
            <text:p>-138.9605</text:p>
          </table:table-cell>
          <table:table-cell office:value-type="float" office:value="0" calcext:value-type="float">
            <text:p>0</text:p>
          </table:table-cell>
          <table:table-cell office:value-type="float" office:value="367.9984" calcext:value-type="float">
            <text:p>367.9984</text:p>
          </table:table-cell>
          <table:table-cell office:value-type="float" office:value="1282.219" calcext:value-type="float">
            <text:p>1282.219</text:p>
          </table:table-cell>
          <table:table-cell office:value-type="float" office:value="1596.936" calcext:value-type="float">
            <text:p>1596.936</text:p>
          </table:table-cell>
          <table:table-cell office:value-type="float" office:value="1273.128" calcext:value-type="float">
            <text:p>1273.128</text:p>
          </table:table-cell>
          <table:table-cell office:value-type="float" office:value="760.0691" calcext:value-type="float">
            <text:p>760.0691</text:p>
          </table:table-cell>
          <table:table-cell office:value-type="float" office:value="1100.971" calcext:value-type="float">
            <text:p>1100.971</text:p>
          </table:table-cell>
          <table:table-cell office:value-type="float" office:value="416.7028" calcext:value-type="float">
            <text:p>416.7028</text:p>
          </table:table-cell>
          <table:table-cell office:value-type="float" office:value="1850.137" calcext:value-type="float">
            <text:p>1850.137</text:p>
          </table:table-cell>
          <table:table-cell office:value-type="float" office:value="2086.363" calcext:value-type="float">
            <text:p>2086.363</text:p>
          </table:table-cell>
          <table:table-cell office:value-type="float" office:value="1669.695" calcext:value-type="float">
            <text:p>1669.695</text:p>
          </table:table-cell>
          <table:table-cell office:value-type="float" office:value="585.4108" calcext:value-type="float">
            <text:p>585.4108</text:p>
          </table:table-cell>
          <table:table-cell office:value-type="float" office:value="582.3254" calcext:value-type="float">
            <text:p>582.3254</text:p>
          </table:table-cell>
          <table:table-cell office:value-type="float" office:value="142.7576" calcext:value-type="float">
            <text:p>142.7576</text:p>
          </table:table-cell>
          <table:table-cell office:value-type="float" office:value="35.6802" calcext:value-type="float">
            <text:p>35.6802</text:p>
          </table:table-cell>
          <table:table-cell office:value-type="float" office:value="0" calcext:value-type="float">
            <text:p>0</text:p>
          </table:table-cell>
          <table:table-cell office:value-type="float" office:value="-0.007498242" calcext:value-type="float">
            <text:p>-0.00749824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5.7723" calcext:value-type="float">
            <text:p>-135.7723</text:p>
          </table:table-cell>
          <table:table-cell office:value-type="float" office:value="0" calcext:value-type="float">
            <text:p>0</text:p>
          </table:table-cell>
          <table:table-cell office:value-type="float" office:value="10.03677" calcext:value-type="float">
            <text:p>10.036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5" calcext:value-type="float">
            <text:p>23042005</text:p>
          </table:table-cell>
          <table:table-cell office:value-type="float" office:value="458.7065" calcext:value-type="float">
            <text:p>458.7065</text:p>
          </table:table-cell>
          <table:table-cell office:value-type="float" office:value="13309.74" calcext:value-type="float">
            <text:p>13309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9.7939" calcext:value-type="float">
            <text:p>-139.7939</text:p>
          </table:table-cell>
          <table:table-cell office:value-type="float" office:value="372.2008" calcext:value-type="float">
            <text:p>372.2008</text:p>
          </table:table-cell>
          <table:table-cell office:value-type="float" office:value="0" calcext:value-type="float">
            <text:p>0</text:p>
          </table:table-cell>
          <table:table-cell office:value-type="float" office:value="141.8863" calcext:value-type="float">
            <text:p>141.8863</text:p>
          </table:table-cell>
          <table:table-cell office:value-type="float" office:value="19.87605" calcext:value-type="float">
            <text:p>19.87605</text:p>
          </table:table-cell>
          <table:table-cell office:value-type="float" office:value="0.02646944" calcext:value-type="float">
            <text:p>0.02646944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186" calcext:value-type="float">
            <text:p>0.000726186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41.4399" calcext:value-type="float">
            <text:p>-141.4399</text:p>
          </table:table-cell>
          <table:table-cell office:value-type="float" office:value="0" calcext:value-type="float">
            <text:p>0</text:p>
          </table:table-cell>
          <table:table-cell office:value-type="float" office:value="368.0886" calcext:value-type="float">
            <text:p>368.0886</text:p>
          </table:table-cell>
          <table:table-cell office:value-type="float" office:value="1281.557" calcext:value-type="float">
            <text:p>1281.557</text:p>
          </table:table-cell>
          <table:table-cell office:value-type="float" office:value="1596.141" calcext:value-type="float">
            <text:p>1596.141</text:p>
          </table:table-cell>
          <table:table-cell office:value-type="float" office:value="1272.999" calcext:value-type="float">
            <text:p>1272.999</text:p>
          </table:table-cell>
          <table:table-cell office:value-type="float" office:value="759.9635" calcext:value-type="float">
            <text:p>759.9635</text:p>
          </table:table-cell>
          <table:table-cell office:value-type="float" office:value="1100.901" calcext:value-type="float">
            <text:p>1100.901</text:p>
          </table:table-cell>
          <table:table-cell office:value-type="float" office:value="416.6682" calcext:value-type="float">
            <text:p>416.6682</text:p>
          </table:table-cell>
          <table:table-cell office:value-type="float" office:value="1850.087" calcext:value-type="float">
            <text:p>1850.087</text:p>
          </table:table-cell>
          <table:table-cell office:value-type="float" office:value="2086.332" calcext:value-type="float">
            <text:p>2086.332</text:p>
          </table:table-cell>
          <table:table-cell office:value-type="float" office:value="1669.674" calcext:value-type="float">
            <text:p>1669.674</text:p>
          </table:table-cell>
          <table:table-cell office:value-type="float" office:value="585.4081" calcext:value-type="float">
            <text:p>585.4081</text:p>
          </table:table-cell>
          <table:table-cell office:value-type="float" office:value="582.3149" calcext:value-type="float">
            <text:p>582.3149</text:p>
          </table:table-cell>
          <table:table-cell office:value-type="float" office:value="142.7577" calcext:value-type="float">
            <text:p>142.7577</text:p>
          </table:table-cell>
          <table:table-cell office:value-type="float" office:value="35.6802" calcext:value-type="float">
            <text:p>35.6802</text:p>
          </table:table-cell>
          <table:table-cell office:value-type="float" office:value="0" calcext:value-type="float">
            <text:p>0</text:p>
          </table:table-cell>
          <table:table-cell office:value-type="float" office:value="-0.007704753" calcext:value-type="float">
            <text:p>-0.00770475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38.0371" calcext:value-type="float">
            <text:p>-138.0371</text:p>
          </table:table-cell>
          <table:table-cell office:value-type="float" office:value="0" calcext:value-type="float">
            <text:p>0</text:p>
          </table:table-cell>
          <table:table-cell office:value-type="float" office:value="9.820758" calcext:value-type="float">
            <text:p>9.820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5" calcext:value-type="float">
            <text:p>24042005</text:p>
          </table:table-cell>
          <table:table-cell office:value-type="float" office:value="456.0925" calcext:value-type="float">
            <text:p>456.0925</text:p>
          </table:table-cell>
          <table:table-cell office:value-type="float" office:value="13310.08" calcext:value-type="float">
            <text:p>1331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2.1518" calcext:value-type="float">
            <text:p>-142.1518</text:p>
          </table:table-cell>
          <table:table-cell office:value-type="float" office:value="380.3047" calcext:value-type="float">
            <text:p>380.3047</text:p>
          </table:table-cell>
          <table:table-cell office:value-type="float" office:value="0" calcext:value-type="float">
            <text:p>0</text:p>
          </table:table-cell>
          <table:table-cell office:value-type="float" office:value="141.892" calcext:value-type="float">
            <text:p>141.892</text:p>
          </table:table-cell>
          <table:table-cell office:value-type="float" office:value="19.40034" calcext:value-type="float">
            <text:p>19.40034</text:p>
          </table:table-cell>
          <table:table-cell office:value-type="float" office:value="0.0265655" calcext:value-type="float">
            <text:p>0.0265655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43.7977" calcext:value-type="float">
            <text:p>-143.7977</text:p>
          </table:table-cell>
          <table:table-cell office:value-type="float" office:value="0" calcext:value-type="float">
            <text:p>0</text:p>
          </table:table-cell>
          <table:table-cell office:value-type="float" office:value="368.1731" calcext:value-type="float">
            <text:p>368.1731</text:p>
          </table:table-cell>
          <table:table-cell office:value-type="float" office:value="1280.904" calcext:value-type="float">
            <text:p>1280.904</text:p>
          </table:table-cell>
          <table:table-cell office:value-type="float" office:value="1595.359" calcext:value-type="float">
            <text:p>1595.359</text:p>
          </table:table-cell>
          <table:table-cell office:value-type="float" office:value="1272.87" calcext:value-type="float">
            <text:p>1272.87</text:p>
          </table:table-cell>
          <table:table-cell office:value-type="float" office:value="759.8618" calcext:value-type="float">
            <text:p>759.8618</text:p>
          </table:table-cell>
          <table:table-cell office:value-type="float" office:value="1100.832" calcext:value-type="float">
            <text:p>1100.832</text:p>
          </table:table-cell>
          <table:table-cell office:value-type="float" office:value="416.6349" calcext:value-type="float">
            <text:p>416.6349</text:p>
          </table:table-cell>
          <table:table-cell office:value-type="float" office:value="1850.038" calcext:value-type="float">
            <text:p>1850.038</text:p>
          </table:table-cell>
          <table:table-cell office:value-type="float" office:value="2086.3" calcext:value-type="float">
            <text:p>2086.3</text:p>
          </table:table-cell>
          <table:table-cell office:value-type="float" office:value="1669.652" calcext:value-type="float">
            <text:p>1669.652</text:p>
          </table:table-cell>
          <table:table-cell office:value-type="float" office:value="585.4055" calcext:value-type="float">
            <text:p>585.4055</text:p>
          </table:table-cell>
          <table:table-cell office:value-type="float" office:value="582.3041" calcext:value-type="float">
            <text:p>582.3041</text:p>
          </table:table-cell>
          <table:table-cell office:value-type="float" office:value="142.7577" calcext:value-type="float">
            <text:p>142.7577</text:p>
          </table:table-cell>
          <table:table-cell office:value-type="float" office:value="35.68019" calcext:value-type="float">
            <text:p>35.68019</text:p>
          </table:table-cell>
          <table:table-cell office:value-type="float" office:value="0" calcext:value-type="float">
            <text:p>0</text:p>
          </table:table-cell>
          <table:table-cell office:value-type="float" office:value="-0.007833303" calcext:value-type="float">
            <text:p>-0.0078333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0.2524" calcext:value-type="float">
            <text:p>-140.2524</text:p>
          </table:table-cell>
          <table:table-cell office:value-type="float" office:value="0" calcext:value-type="float">
            <text:p>0</text:p>
          </table:table-cell>
          <table:table-cell office:value-type="float" office:value="9.678198" calcext:value-type="float">
            <text:p>9.678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5" calcext:value-type="float">
            <text:p>25042005</text:p>
          </table:table-cell>
          <table:table-cell office:value-type="float" office:value="453.8377" calcext:value-type="float">
            <text:p>453.8377</text:p>
          </table:table-cell>
          <table:table-cell office:value-type="float" office:value="13310.35" calcext:value-type="float">
            <text:p>13310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4.143" calcext:value-type="float">
            <text:p>-144.143</text:p>
          </table:table-cell>
          <table:table-cell office:value-type="float" office:value="387.2071" calcext:value-type="float">
            <text:p>387.2071</text:p>
          </table:table-cell>
          <table:table-cell office:value-type="float" office:value="0" calcext:value-type="float">
            <text:p>0</text:p>
          </table:table-cell>
          <table:table-cell office:value-type="float" office:value="141.7967" calcext:value-type="float">
            <text:p>141.7967</text:p>
          </table:table-cell>
          <table:table-cell office:value-type="float" office:value="19.03545" calcext:value-type="float">
            <text:p>19.03545</text:p>
          </table:table-cell>
          <table:table-cell office:value-type="float" office:value="0.02673478" calcext:value-type="float">
            <text:p>0.02673478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45.7888" calcext:value-type="float">
            <text:p>-145.7888</text:p>
          </table:table-cell>
          <table:table-cell office:value-type="float" office:value="0" calcext:value-type="float">
            <text:p>0</text:p>
          </table:table-cell>
          <table:table-cell office:value-type="float" office:value="368.2558" calcext:value-type="float">
            <text:p>368.2558</text:p>
          </table:table-cell>
          <table:table-cell office:value-type="float" office:value="1280.35" calcext:value-type="float">
            <text:p>1280.35</text:p>
          </table:table-cell>
          <table:table-cell office:value-type="float" office:value="1594.65" calcext:value-type="float">
            <text:p>1594.65</text:p>
          </table:table-cell>
          <table:table-cell office:value-type="float" office:value="1272.743" calcext:value-type="float">
            <text:p>1272.743</text:p>
          </table:table-cell>
          <table:table-cell office:value-type="float" office:value="759.7633" calcext:value-type="float">
            <text:p>759.7633</text:p>
          </table:table-cell>
          <table:table-cell office:value-type="float" office:value="1100.763" calcext:value-type="float">
            <text:p>1100.763</text:p>
          </table:table-cell>
          <table:table-cell office:value-type="float" office:value="416.6022" calcext:value-type="float">
            <text:p>416.6022</text:p>
          </table:table-cell>
          <table:table-cell office:value-type="float" office:value="1849.99" calcext:value-type="float">
            <text:p>1849.99</text:p>
          </table:table-cell>
          <table:table-cell office:value-type="float" office:value="2086.27" calcext:value-type="float">
            <text:p>2086.27</text:p>
          </table:table-cell>
          <table:table-cell office:value-type="float" office:value="1669.631" calcext:value-type="float">
            <text:p>1669.631</text:p>
          </table:table-cell>
          <table:table-cell office:value-type="float" office:value="585.4028" calcext:value-type="float">
            <text:p>585.4028</text:p>
          </table:table-cell>
          <table:table-cell office:value-type="float" office:value="582.2932" calcext:value-type="float">
            <text:p>582.2932</text:p>
          </table:table-cell>
          <table:table-cell office:value-type="float" office:value="142.7577" calcext:value-type="float">
            <text:p>142.7577</text:p>
          </table:table-cell>
          <table:table-cell office:value-type="float" office:value="35.68019" calcext:value-type="float">
            <text:p>35.68019</text:p>
          </table:table-cell>
          <table:table-cell office:value-type="float" office:value="0" calcext:value-type="float">
            <text:p>0</text:p>
          </table:table-cell>
          <table:table-cell office:value-type="float" office:value="-0.007856231" calcext:value-type="float">
            <text:p>-0.00785623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2.1758" calcext:value-type="float">
            <text:p>-142.1758</text:p>
          </table:table-cell>
          <table:table-cell office:value-type="float" office:value="0" calcext:value-type="float">
            <text:p>0</text:p>
          </table:table-cell>
          <table:table-cell office:value-type="float" office:value="9.610088" calcext:value-type="float">
            <text:p>9.610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5" calcext:value-type="float">
            <text:p>26042005</text:p>
          </table:table-cell>
          <table:table-cell office:value-type="float" office:value="451.9931" calcext:value-type="float">
            <text:p>451.9931</text:p>
          </table:table-cell>
          <table:table-cell office:value-type="float" office:value="13310.56" calcext:value-type="float">
            <text:p>13310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5.7836" calcext:value-type="float">
            <text:p>-145.7836</text:p>
          </table:table-cell>
          <table:table-cell office:value-type="float" office:value="392.9825" calcext:value-type="float">
            <text:p>392.9825</text:p>
          </table:table-cell>
          <table:table-cell office:value-type="float" office:value="0" calcext:value-type="float">
            <text:p>0</text:p>
          </table:table-cell>
          <table:table-cell office:value-type="float" office:value="141.6456" calcext:value-type="float">
            <text:p>141.6456</text:p>
          </table:table-cell>
          <table:table-cell office:value-type="float" office:value="18.76788" calcext:value-type="float">
            <text:p>18.76788</text:p>
          </table:table-cell>
          <table:table-cell office:value-type="float" office:value="0.02693215" calcext:value-type="float">
            <text:p>0.02693215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47.4292" calcext:value-type="float">
            <text:p>-147.4292</text:p>
          </table:table-cell>
          <table:table-cell office:value-type="float" office:value="0" calcext:value-type="float">
            <text:p>0</text:p>
          </table:table-cell>
          <table:table-cell office:value-type="float" office:value="368.3233" calcext:value-type="float">
            <text:p>368.3233</text:p>
          </table:table-cell>
          <table:table-cell office:value-type="float" office:value="1279.902" calcext:value-type="float">
            <text:p>1279.902</text:p>
          </table:table-cell>
          <table:table-cell office:value-type="float" office:value="1594.061" calcext:value-type="float">
            <text:p>1594.061</text:p>
          </table:table-cell>
          <table:table-cell office:value-type="float" office:value="1272.635" calcext:value-type="float">
            <text:p>1272.635</text:p>
          </table:table-cell>
          <table:table-cell office:value-type="float" office:value="759.6747" calcext:value-type="float">
            <text:p>759.6747</text:p>
          </table:table-cell>
          <table:table-cell office:value-type="float" office:value="1100.704" calcext:value-type="float">
            <text:p>1100.704</text:p>
          </table:table-cell>
          <table:table-cell office:value-type="float" office:value="416.5716" calcext:value-type="float">
            <text:p>416.5716</text:p>
          </table:table-cell>
          <table:table-cell office:value-type="float" office:value="1849.943" calcext:value-type="float">
            <text:p>1849.943</text:p>
          </table:table-cell>
          <table:table-cell office:value-type="float" office:value="2086.239" calcext:value-type="float">
            <text:p>2086.239</text:p>
          </table:table-cell>
          <table:table-cell office:value-type="float" office:value="1669.609" calcext:value-type="float">
            <text:p>1669.609</text:p>
          </table:table-cell>
          <table:table-cell office:value-type="float" office:value="585.4" calcext:value-type="float">
            <text:p>585.4</text:p>
          </table:table-cell>
          <table:table-cell office:value-type="float" office:value="582.2822" calcext:value-type="float">
            <text:p>582.2822</text:p>
          </table:table-cell>
          <table:table-cell office:value-type="float" office:value="142.7577" calcext:value-type="float">
            <text:p>142.7577</text:p>
          </table:table-cell>
          <table:table-cell office:value-type="float" office:value="35.68019" calcext:value-type="float">
            <text:p>35.68019</text:p>
          </table:table-cell>
          <table:table-cell office:value-type="float" office:value="0" calcext:value-type="float">
            <text:p>0</text:p>
          </table:table-cell>
          <table:table-cell office:value-type="float" office:value="-0.00786161" calcext:value-type="float">
            <text:p>-0.0078616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3.7583" calcext:value-type="float">
            <text:p>-143.7583</text:p>
          </table:table-cell>
          <table:table-cell office:value-type="float" office:value="0" calcext:value-type="float">
            <text:p>0</text:p>
          </table:table-cell>
          <table:table-cell office:value-type="float" office:value="9.552176" calcext:value-type="float">
            <text:p>9.552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5" calcext:value-type="float">
            <text:p>27042005</text:p>
          </table:table-cell>
          <table:table-cell office:value-type="float" office:value="449.9248" calcext:value-type="float">
            <text:p>449.9248</text:p>
          </table:table-cell>
          <table:table-cell office:value-type="float" office:value="13310.82" calcext:value-type="float">
            <text:p>13310.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7.5536" calcext:value-type="float">
            <text:p>-147.5536</text:p>
          </table:table-cell>
          <table:table-cell office:value-type="float" office:value="399.0813" calcext:value-type="float">
            <text:p>399.0813</text:p>
          </table:table-cell>
          <table:table-cell office:value-type="float" office:value="0" calcext:value-type="float">
            <text:p>0</text:p>
          </table:table-cell>
          <table:table-cell office:value-type="float" office:value="141.5155" calcext:value-type="float">
            <text:p>141.5155</text:p>
          </table:table-cell>
          <table:table-cell office:value-type="float" office:value="18.4095" calcext:value-type="float">
            <text:p>18.4095</text:p>
          </table:table-cell>
          <table:table-cell office:value-type="float" office:value="0.02714588" calcext:value-type="float">
            <text:p>0.02714588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49.1989" calcext:value-type="float">
            <text:p>-149.1989</text:p>
          </table:table-cell>
          <table:table-cell office:value-type="float" office:value="0" calcext:value-type="float">
            <text:p>0</text:p>
          </table:table-cell>
          <table:table-cell office:value-type="float" office:value="368.3956" calcext:value-type="float">
            <text:p>368.3956</text:p>
          </table:table-cell>
          <table:table-cell office:value-type="float" office:value="1279.388" calcext:value-type="float">
            <text:p>1279.388</text:p>
          </table:table-cell>
          <table:table-cell office:value-type="float" office:value="1593.446" calcext:value-type="float">
            <text:p>1593.446</text:p>
          </table:table-cell>
          <table:table-cell office:value-type="float" office:value="1272.524" calcext:value-type="float">
            <text:p>1272.524</text:p>
          </table:table-cell>
          <table:table-cell office:value-type="float" office:value="759.5909" calcext:value-type="float">
            <text:p>759.5909</text:p>
          </table:table-cell>
          <table:table-cell office:value-type="float" office:value="1100.649" calcext:value-type="float">
            <text:p>1100.649</text:p>
          </table:table-cell>
          <table:table-cell office:value-type="float" office:value="416.543" calcext:value-type="float">
            <text:p>416.543</text:p>
          </table:table-cell>
          <table:table-cell office:value-type="float" office:value="1849.899" calcext:value-type="float">
            <text:p>1849.899</text:p>
          </table:table-cell>
          <table:table-cell office:value-type="float" office:value="2086.208" calcext:value-type="float">
            <text:p>2086.208</text:p>
          </table:table-cell>
          <table:table-cell office:value-type="float" office:value="1669.588" calcext:value-type="float">
            <text:p>1669.588</text:p>
          </table:table-cell>
          <table:table-cell office:value-type="float" office:value="585.3973" calcext:value-type="float">
            <text:p>585.3973</text:p>
          </table:table-cell>
          <table:table-cell office:value-type="float" office:value="582.2709" calcext:value-type="float">
            <text:p>582.2709</text:p>
          </table:table-cell>
          <table:table-cell office:value-type="float" office:value="142.7577" calcext:value-type="float">
            <text:p>142.7577</text:p>
          </table:table-cell>
          <table:table-cell office:value-type="float" office:value="35.68019" calcext:value-type="float">
            <text:p>35.68019</text:p>
          </table:table-cell>
          <table:table-cell office:value-type="float" office:value="0" calcext:value-type="float">
            <text:p>0</text:p>
          </table:table-cell>
          <table:table-cell office:value-type="float" office:value="-0.007875589" calcext:value-type="float">
            <text:p>-0.00787558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5.506" calcext:value-type="float">
            <text:p>-145.506</text:p>
          </table:table-cell>
          <table:table-cell office:value-type="float" office:value="0" calcext:value-type="float">
            <text:p>0</text:p>
          </table:table-cell>
          <table:table-cell office:value-type="float" office:value="9.530286" calcext:value-type="float">
            <text:p>9.5302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5" calcext:value-type="float">
            <text:p>28042005</text:p>
          </table:table-cell>
          <table:table-cell office:value-type="float" office:value="448.4297" calcext:value-type="float">
            <text:p>448.4297</text:p>
          </table:table-cell>
          <table:table-cell office:value-type="float" office:value="13310.97" calcext:value-type="float">
            <text:p>13310.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8.9046" calcext:value-type="float">
            <text:p>-148.9046</text:p>
          </table:table-cell>
          <table:table-cell office:value-type="float" office:value="403.9937" calcext:value-type="float">
            <text:p>403.9937</text:p>
          </table:table-cell>
          <table:table-cell office:value-type="float" office:value="0" calcext:value-type="float">
            <text:p>0</text:p>
          </table:table-cell>
          <table:table-cell office:value-type="float" office:value="141.321" calcext:value-type="float">
            <text:p>141.321</text:p>
          </table:table-cell>
          <table:table-cell office:value-type="float" office:value="18.2245" calcext:value-type="float">
            <text:p>18.2245</text:p>
          </table:table-cell>
          <table:table-cell office:value-type="float" office:value="0.02738961" calcext:value-type="float">
            <text:p>0.02738961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50.5497" calcext:value-type="float">
            <text:p>-150.5497</text:p>
          </table:table-cell>
          <table:table-cell office:value-type="float" office:value="0" calcext:value-type="float">
            <text:p>0</text:p>
          </table:table-cell>
          <table:table-cell office:value-type="float" office:value="368.4497" calcext:value-type="float">
            <text:p>368.4497</text:p>
          </table:table-cell>
          <table:table-cell office:value-type="float" office:value="1279.025" calcext:value-type="float">
            <text:p>1279.025</text:p>
          </table:table-cell>
          <table:table-cell office:value-type="float" office:value="1592.954" calcext:value-type="float">
            <text:p>1592.954</text:p>
          </table:table-cell>
          <table:table-cell office:value-type="float" office:value="1272.43" calcext:value-type="float">
            <text:p>1272.43</text:p>
          </table:table-cell>
          <table:table-cell office:value-type="float" office:value="759.5123" calcext:value-type="float">
            <text:p>759.5123</text:p>
          </table:table-cell>
          <table:table-cell office:value-type="float" office:value="1100.596" calcext:value-type="float">
            <text:p>1100.596</text:p>
          </table:table-cell>
          <table:table-cell office:value-type="float" office:value="416.515" calcext:value-type="float">
            <text:p>416.515</text:p>
          </table:table-cell>
          <table:table-cell office:value-type="float" office:value="1849.856" calcext:value-type="float">
            <text:p>1849.856</text:p>
          </table:table-cell>
          <table:table-cell office:value-type="float" office:value="2086.178" calcext:value-type="float">
            <text:p>2086.178</text:p>
          </table:table-cell>
          <table:table-cell office:value-type="float" office:value="1669.566" calcext:value-type="float">
            <text:p>1669.566</text:p>
          </table:table-cell>
          <table:table-cell office:value-type="float" office:value="585.3944" calcext:value-type="float">
            <text:p>585.3944</text:p>
          </table:table-cell>
          <table:table-cell office:value-type="float" office:value="582.2595" calcext:value-type="float">
            <text:p>582.2595</text:p>
          </table:table-cell>
          <table:table-cell office:value-type="float" office:value="142.7578" calcext:value-type="float">
            <text:p>142.7578</text:p>
          </table:table-cell>
          <table:table-cell office:value-type="float" office:value="35.68019" calcext:value-type="float">
            <text:p>35.68019</text:p>
          </table:table-cell>
          <table:table-cell office:value-type="float" office:value="0" calcext:value-type="float">
            <text:p>0</text:p>
          </table:table-cell>
          <table:table-cell office:value-type="float" office:value="-0.007876526" calcext:value-type="float">
            <text:p>-0.0078765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6.7985" calcext:value-type="float">
            <text:p>-146.7985</text:p>
          </table:table-cell>
          <table:table-cell office:value-type="float" office:value="0" calcext:value-type="float">
            <text:p>0</text:p>
          </table:table-cell>
          <table:table-cell office:value-type="float" office:value="9.471613" calcext:value-type="float">
            <text:p>9.4716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5" calcext:value-type="float">
            <text:p>29042005</text:p>
          </table:table-cell>
          <table:table-cell office:value-type="float" office:value="446.5193" calcext:value-type="float">
            <text:p>446.5193</text:p>
          </table:table-cell>
          <table:table-cell office:value-type="float" office:value="13311.19" calcext:value-type="float">
            <text:p>13311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0.5358" calcext:value-type="float">
            <text:p>-150.5358</text:p>
          </table:table-cell>
          <table:table-cell office:value-type="float" office:value="410.1484" calcext:value-type="float">
            <text:p>410.1484</text:p>
          </table:table-cell>
          <table:table-cell office:value-type="float" office:value="0" calcext:value-type="float">
            <text:p>0</text:p>
          </table:table-cell>
          <table:table-cell office:value-type="float" office:value="141.1173" calcext:value-type="float">
            <text:p>141.1173</text:p>
          </table:table-cell>
          <table:table-cell office:value-type="float" office:value="17.96976" calcext:value-type="float">
            <text:p>17.96976</text:p>
          </table:table-cell>
          <table:table-cell office:value-type="float" office:value="0.02767858" calcext:value-type="float">
            <text:p>0.02767858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52.1806" calcext:value-type="float">
            <text:p>-152.1806</text:p>
          </table:table-cell>
          <table:table-cell office:value-type="float" office:value="0" calcext:value-type="float">
            <text:p>0</text:p>
          </table:table-cell>
          <table:table-cell office:value-type="float" office:value="368.5007" calcext:value-type="float">
            <text:p>368.5007</text:p>
          </table:table-cell>
          <table:table-cell office:value-type="float" office:value="1278.497" calcext:value-type="float">
            <text:p>1278.497</text:p>
          </table:table-cell>
          <table:table-cell office:value-type="float" office:value="1592.359" calcext:value-type="float">
            <text:p>1592.359</text:p>
          </table:table-cell>
          <table:table-cell office:value-type="float" office:value="1272.331" calcext:value-type="float">
            <text:p>1272.331</text:p>
          </table:table-cell>
          <table:table-cell office:value-type="float" office:value="759.4303" calcext:value-type="float">
            <text:p>759.4303</text:p>
          </table:table-cell>
          <table:table-cell office:value-type="float" office:value="1100.546" calcext:value-type="float">
            <text:p>1100.546</text:p>
          </table:table-cell>
          <table:table-cell office:value-type="float" office:value="416.4888" calcext:value-type="float">
            <text:p>416.4888</text:p>
          </table:table-cell>
          <table:table-cell office:value-type="float" office:value="1849.814" calcext:value-type="float">
            <text:p>1849.814</text:p>
          </table:table-cell>
          <table:table-cell office:value-type="float" office:value="2086.148" calcext:value-type="float">
            <text:p>2086.148</text:p>
          </table:table-cell>
          <table:table-cell office:value-type="float" office:value="1669.544" calcext:value-type="float">
            <text:p>1669.544</text:p>
          </table:table-cell>
          <table:table-cell office:value-type="float" office:value="585.3915" calcext:value-type="float">
            <text:p>585.3915</text:p>
          </table:table-cell>
          <table:table-cell office:value-type="float" office:value="582.2479" calcext:value-type="float">
            <text:p>582.2479</text:p>
          </table:table-cell>
          <table:table-cell office:value-type="float" office:value="142.7578" calcext:value-type="float">
            <text:p>142.7578</text:p>
          </table:table-cell>
          <table:table-cell office:value-type="float" office:value="35.68019" calcext:value-type="float">
            <text:p>35.68019</text:p>
          </table:table-cell>
          <table:table-cell office:value-type="float" office:value="0" calcext:value-type="float">
            <text:p>0</text:p>
          </table:table-cell>
          <table:table-cell office:value-type="float" office:value="-0.007886836" calcext:value-type="float">
            <text:p>-0.00788683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48.4338" calcext:value-type="float">
            <text:p>-148.4338</text:p>
          </table:table-cell>
          <table:table-cell office:value-type="float" office:value="0" calcext:value-type="float">
            <text:p>0</text:p>
          </table:table-cell>
          <table:table-cell office:value-type="float" office:value="9.474466" calcext:value-type="float">
            <text:p>9.474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5" calcext:value-type="float">
            <text:p>30042005</text:p>
          </table:table-cell>
          <table:table-cell office:value-type="float" office:value="444.4415" calcext:value-type="float">
            <text:p>444.4415</text:p>
          </table:table-cell>
          <table:table-cell office:value-type="float" office:value="13311.42" calcext:value-type="float">
            <text:p>13311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2.2829" calcext:value-type="float">
            <text:p>-152.2829</text:p>
          </table:table-cell>
          <table:table-cell office:value-type="float" office:value="415.1838" calcext:value-type="float">
            <text:p>415.1838</text:p>
          </table:table-cell>
          <table:table-cell office:value-type="float" office:value="0" calcext:value-type="float">
            <text:p>0</text:p>
          </table:table-cell>
          <table:table-cell office:value-type="float" office:value="140.1508" calcext:value-type="float">
            <text:p>140.1508</text:p>
          </table:table-cell>
          <table:table-cell office:value-type="float" office:value="17.82284" calcext:value-type="float">
            <text:p>17.82284</text:p>
          </table:table-cell>
          <table:table-cell office:value-type="float" office:value="0.02790698" calcext:value-type="float">
            <text:p>0.02790698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53.9275" calcext:value-type="float">
            <text:p>-153.9275</text:p>
          </table:table-cell>
          <table:table-cell office:value-type="float" office:value="0" calcext:value-type="float">
            <text:p>0</text:p>
          </table:table-cell>
          <table:table-cell office:value-type="float" office:value="368.5769" calcext:value-type="float">
            <text:p>368.5769</text:p>
          </table:table-cell>
          <table:table-cell office:value-type="float" office:value="1277.834" calcext:value-type="float">
            <text:p>1277.834</text:p>
          </table:table-cell>
          <table:table-cell office:value-type="float" office:value="1591.647" calcext:value-type="float">
            <text:p>1591.647</text:p>
          </table:table-cell>
          <table:table-cell office:value-type="float" office:value="1272.214" calcext:value-type="float">
            <text:p>1272.214</text:p>
          </table:table-cell>
          <table:table-cell office:value-type="float" office:value="759.3381" calcext:value-type="float">
            <text:p>759.3381</text:p>
          </table:table-cell>
          <table:table-cell office:value-type="float" office:value="1100.49" calcext:value-type="float">
            <text:p>1100.49</text:p>
          </table:table-cell>
          <table:table-cell office:value-type="float" office:value="416.4613" calcext:value-type="float">
            <text:p>416.4613</text:p>
          </table:table-cell>
          <table:table-cell office:value-type="float" office:value="1849.773" calcext:value-type="float">
            <text:p>1849.773</text:p>
          </table:table-cell>
          <table:table-cell office:value-type="float" office:value="2086.119" calcext:value-type="float">
            <text:p>2086.119</text:p>
          </table:table-cell>
          <table:table-cell office:value-type="float" office:value="1669.523" calcext:value-type="float">
            <text:p>1669.523</text:p>
          </table:table-cell>
          <table:table-cell office:value-type="float" office:value="585.3885" calcext:value-type="float">
            <text:p>585.3885</text:p>
          </table:table-cell>
          <table:table-cell office:value-type="float" office:value="582.2362" calcext:value-type="float">
            <text:p>582.2362</text:p>
          </table:table-cell>
          <table:table-cell office:value-type="float" office:value="142.7579" calcext:value-type="float">
            <text:p>142.7579</text:p>
          </table:table-cell>
          <table:table-cell office:value-type="float" office:value="35.68018" calcext:value-type="float">
            <text:p>35.68018</text:p>
          </table:table-cell>
          <table:table-cell office:value-type="float" office:value="0" calcext:value-type="float">
            <text:p>0</text:p>
          </table:table-cell>
          <table:table-cell office:value-type="float" office:value="-0.007932476" calcext:value-type="float">
            <text:p>-0.0079324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0.2191" calcext:value-type="float">
            <text:p>-150.2191</text:p>
          </table:table-cell>
          <table:table-cell office:value-type="float" office:value="0" calcext:value-type="float">
            <text:p>0</text:p>
          </table:table-cell>
          <table:table-cell office:value-type="float" office:value="9.512156" calcext:value-type="float">
            <text:p>9.5121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5" calcext:value-type="float">
            <text:p>1052005</text:p>
          </table:table-cell>
          <table:table-cell office:value-type="float" office:value="442.7184" calcext:value-type="float">
            <text:p>442.7184</text:p>
          </table:table-cell>
          <table:table-cell office:value-type="float" office:value="13311.58" calcext:value-type="float">
            <text:p>13311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3.8515" calcext:value-type="float">
            <text:p>-153.8515</text:p>
          </table:table-cell>
          <table:table-cell office:value-type="float" office:value="420.6271" calcext:value-type="float">
            <text:p>420.6271</text:p>
          </table:table-cell>
          <table:table-cell office:value-type="float" office:value="0" calcext:value-type="float">
            <text:p>0</text:p>
          </table:table-cell>
          <table:table-cell office:value-type="float" office:value="139.7776" calcext:value-type="float">
            <text:p>139.7776</text:p>
          </table:table-cell>
          <table:table-cell office:value-type="float" office:value="5.333819" calcext:value-type="float">
            <text:p>5.333819</text:p>
          </table:table-cell>
          <table:table-cell office:value-type="float" office:value="0.02818128" calcext:value-type="float">
            <text:p>0.02818128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55.4958" calcext:value-type="float">
            <text:p>-155.4958</text:p>
          </table:table-cell>
          <table:table-cell office:value-type="float" office:value="0" calcext:value-type="float">
            <text:p>0</text:p>
          </table:table-cell>
          <table:table-cell office:value-type="float" office:value="343.5619" calcext:value-type="float">
            <text:p>343.5619</text:p>
          </table:table-cell>
          <table:table-cell office:value-type="float" office:value="1314.82" calcext:value-type="float">
            <text:p>1314.82</text:p>
          </table:table-cell>
          <table:table-cell office:value-type="float" office:value="1591.009" calcext:value-type="float">
            <text:p>1591.009</text:p>
          </table:table-cell>
          <table:table-cell office:value-type="float" office:value="1272.091" calcext:value-type="float">
            <text:p>1272.091</text:p>
          </table:table-cell>
          <table:table-cell office:value-type="float" office:value="759.2476" calcext:value-type="float">
            <text:p>759.2476</text:p>
          </table:table-cell>
          <table:table-cell office:value-type="float" office:value="1100.43" calcext:value-type="float">
            <text:p>1100.43</text:p>
          </table:table-cell>
          <table:table-cell office:value-type="float" office:value="416.4323" calcext:value-type="float">
            <text:p>416.4323</text:p>
          </table:table-cell>
          <table:table-cell office:value-type="float" office:value="1849.731" calcext:value-type="float">
            <text:p>1849.731</text:p>
          </table:table-cell>
          <table:table-cell office:value-type="float" office:value="2086.09" calcext:value-type="float">
            <text:p>2086.09</text:p>
          </table:table-cell>
          <table:table-cell office:value-type="float" office:value="1669.501" calcext:value-type="float">
            <text:p>1669.501</text:p>
          </table:table-cell>
          <table:table-cell office:value-type="float" office:value="585.3856" calcext:value-type="float">
            <text:p>585.3856</text:p>
          </table:table-cell>
          <table:table-cell office:value-type="float" office:value="582.2245" calcext:value-type="float">
            <text:p>582.2245</text:p>
          </table:table-cell>
          <table:table-cell office:value-type="float" office:value="142.7579" calcext:value-type="float">
            <text:p>142.7579</text:p>
          </table:table-cell>
          <table:table-cell office:value-type="float" office:value="35.68018" calcext:value-type="float">
            <text:p>35.68018</text:p>
          </table:table-cell>
          <table:table-cell office:value-type="float" office:value="0" calcext:value-type="float">
            <text:p>0</text:p>
          </table:table-cell>
          <table:table-cell office:value-type="float" office:value="-0.007937226" calcext:value-type="float">
            <text:p>-0.00793722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-151.7242" calcext:value-type="float">
            <text:p>-151.7242</text:p>
          </table:table-cell>
          <table:table-cell office:value-type="float" office:value="0" calcext:value-type="float">
            <text:p>0</text:p>
          </table:table-cell>
          <table:table-cell office:value-type="float" office:value="9.448173" calcext:value-type="float">
            <text:p>9.448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5" calcext:value-type="float">
            <text:p>2052005</text:p>
          </table:table-cell>
          <table:table-cell office:value-type="float" office:value="440.5186" calcext:value-type="float">
            <text:p>440.5186</text:p>
          </table:table-cell>
          <table:table-cell office:value-type="float" office:value="13311.81" calcext:value-type="float">
            <text:p>13311.81</text:p>
          </table:table-cell>
          <table:table-cell office:value-type="float" office:value="0" calcext:value-type="float">
            <text:p>0</text:p>
          </table:table-cell>
          <table:table-cell office:value-type="float" office:value="0.0002972863" calcext:value-type="float">
            <text:p>0.0002972863</text:p>
          </table:table-cell>
          <table:table-cell office:value-type="float" office:value="-155.7041" calcext:value-type="float">
            <text:p>-155.7041</text:p>
          </table:table-cell>
          <table:table-cell office:value-type="float" office:value="426.3658" calcext:value-type="float">
            <text:p>426.3658</text:p>
          </table:table-cell>
          <table:table-cell office:value-type="float" office:value="-0.0008333162" calcext:value-type="float">
            <text:p>-0.0008333162</text:p>
          </table:table-cell>
          <table:table-cell office:value-type="float" office:value="139.0138" calcext:value-type="float">
            <text:p>139.0138</text:p>
          </table:table-cell>
          <table:table-cell office:value-type="float" office:value="5.307272" calcext:value-type="float">
            <text:p>5.307272</text:p>
          </table:table-cell>
          <table:table-cell office:value-type="float" office:value="0.02839866" calcext:value-type="float">
            <text:p>0.02839866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57.3492" calcext:value-type="float">
            <text:p>-157.3492</text:p>
          </table:table-cell>
          <table:table-cell office:value-type="float" office:value="0" calcext:value-type="float">
            <text:p>0</text:p>
          </table:table-cell>
          <table:table-cell office:value-type="float" office:value="343.5751" calcext:value-type="float">
            <text:p>343.5751</text:p>
          </table:table-cell>
          <table:table-cell office:value-type="float" office:value="1314.04" calcext:value-type="float">
            <text:p>1314.04</text:p>
          </table:table-cell>
          <table:table-cell office:value-type="float" office:value="1590.246" calcext:value-type="float">
            <text:p>1590.246</text:p>
          </table:table-cell>
          <table:table-cell office:value-type="float" office:value="1271.961" calcext:value-type="float">
            <text:p>1271.961</text:p>
          </table:table-cell>
          <table:table-cell office:value-type="float" office:value="759.158" calcext:value-type="float">
            <text:p>759.158</text:p>
          </table:table-cell>
          <table:table-cell office:value-type="float" office:value="1100.371" calcext:value-type="float">
            <text:p>1100.371</text:p>
          </table:table-cell>
          <table:table-cell office:value-type="float" office:value="416.404" calcext:value-type="float">
            <text:p>416.404</text:p>
          </table:table-cell>
          <table:table-cell office:value-type="float" office:value="1849.689" calcext:value-type="float">
            <text:p>1849.689</text:p>
          </table:table-cell>
          <table:table-cell office:value-type="float" office:value="2086.061" calcext:value-type="float">
            <text:p>2086.061</text:p>
          </table:table-cell>
          <table:table-cell office:value-type="float" office:value="1669.48" calcext:value-type="float">
            <text:p>1669.48</text:p>
          </table:table-cell>
          <table:table-cell office:value-type="float" office:value="585.3827" calcext:value-type="float">
            <text:p>585.3827</text:p>
          </table:table-cell>
          <table:table-cell office:value-type="float" office:value="582.2126" calcext:value-type="float">
            <text:p>582.2126</text:p>
          </table:table-cell>
          <table:table-cell office:value-type="float" office:value="142.758" calcext:value-type="float">
            <text:p>142.758</text:p>
          </table:table-cell>
          <table:table-cell office:value-type="float" office:value="35.68018" calcext:value-type="float">
            <text:p>35.68018</text:p>
          </table:table-cell>
          <table:table-cell office:value-type="float" office:value="0" calcext:value-type="float">
            <text:p>0</text:p>
          </table:table-cell>
          <table:table-cell office:value-type="float" office:value="-0.008022822" calcext:value-type="float">
            <text:p>-0.008022822</text:p>
          </table:table-cell>
          <table:table-cell office:value-type="float" office:value="0" calcext:value-type="float">
            <text:p>0</text:p>
          </table:table-cell>
          <table:table-cell office:value-type="float" office:value="0.001629369" calcext:value-type="float">
            <text:p>0.001629369</text:p>
          </table:table-cell>
          <table:table-cell office:value-type="float" office:value="0.0001939906" calcext:value-type="float">
            <text:p>0.0001939906</text:p>
          </table:table-cell>
          <table:table-cell office:value-type="float" office:value="-0.002042374" calcext:value-type="float">
            <text:p>-0.002042374</text:p>
          </table:table-cell>
          <table:table-cell office:value-type="float" office:value="-0.001848383" calcext:value-type="float">
            <text:p>-0.001848383</text:p>
          </table:table-cell>
          <table:table-cell office:value-type="float" office:value="-153.6405" calcext:value-type="float">
            <text:p>-153.6405</text:p>
          </table:table-cell>
          <table:table-cell office:value-type="float" office:value="0" calcext:value-type="float">
            <text:p>0</text:p>
          </table:table-cell>
          <table:table-cell office:value-type="float" office:value="9.511716" calcext:value-type="float">
            <text:p>9.5117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5" calcext:value-type="float">
            <text:p>3052005</text:p>
          </table:table-cell>
          <table:table-cell office:value-type="float" office:value="438.0036" calcext:value-type="float">
            <text:p>438.0036</text:p>
          </table:table-cell>
          <table:table-cell office:value-type="float" office:value="13312.06" calcext:value-type="float">
            <text:p>13312.06</text:p>
          </table:table-cell>
          <table:table-cell office:value-type="float" office:value="0" calcext:value-type="float">
            <text:p>0</text:p>
          </table:table-cell>
          <table:table-cell office:value-type="float" office:value="0.0006369564" calcext:value-type="float">
            <text:p>0.0006369564</text:p>
          </table:table-cell>
          <table:table-cell office:value-type="float" office:value="-157.8648" calcext:value-type="float">
            <text:p>-157.8648</text:p>
          </table:table-cell>
          <table:table-cell office:value-type="float" office:value="433.01" calcext:value-type="float">
            <text:p>433.01</text:p>
          </table:table-cell>
          <table:table-cell office:value-type="float" office:value="-0.002656587" calcext:value-type="float">
            <text:p>-0.002656587</text:p>
          </table:table-cell>
          <table:table-cell office:value-type="float" office:value="138.281" calcext:value-type="float">
            <text:p>138.281</text:p>
          </table:table-cell>
          <table:table-cell office:value-type="float" office:value="5.281436" calcext:value-type="float">
            <text:p>5.281436</text:p>
          </table:table-cell>
          <table:table-cell office:value-type="float" office:value="0.02856536" calcext:value-type="float">
            <text:p>0.02856536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59.5126" calcext:value-type="float">
            <text:p>-159.5126</text:p>
          </table:table-cell>
          <table:table-cell office:value-type="float" office:value="0" calcext:value-type="float">
            <text:p>0</text:p>
          </table:table-cell>
          <table:table-cell office:value-type="float" office:value="343.6103" calcext:value-type="float">
            <text:p>343.6103</text:p>
          </table:table-cell>
          <table:table-cell office:value-type="float" office:value="1313.13" calcext:value-type="float">
            <text:p>1313.13</text:p>
          </table:table-cell>
          <table:table-cell office:value-type="float" office:value="1589.351" calcext:value-type="float">
            <text:p>1589.351</text:p>
          </table:table-cell>
          <table:table-cell office:value-type="float" office:value="1271.805" calcext:value-type="float">
            <text:p>1271.805</text:p>
          </table:table-cell>
          <table:table-cell office:value-type="float" office:value="759.0515" calcext:value-type="float">
            <text:p>759.0515</text:p>
          </table:table-cell>
          <table:table-cell office:value-type="float" office:value="1100.303" calcext:value-type="float">
            <text:p>1100.303</text:p>
          </table:table-cell>
          <table:table-cell office:value-type="float" office:value="416.3733" calcext:value-type="float">
            <text:p>416.3733</text:p>
          </table:table-cell>
          <table:table-cell office:value-type="float" office:value="1849.646" calcext:value-type="float">
            <text:p>1849.646</text:p>
          </table:table-cell>
          <table:table-cell office:value-type="float" office:value="2086.032" calcext:value-type="float">
            <text:p>2086.032</text:p>
          </table:table-cell>
          <table:table-cell office:value-type="float" office:value="1669.458" calcext:value-type="float">
            <text:p>1669.458</text:p>
          </table:table-cell>
          <table:table-cell office:value-type="float" office:value="585.3797" calcext:value-type="float">
            <text:p>585.3797</text:p>
          </table:table-cell>
          <table:table-cell office:value-type="float" office:value="582.2007" calcext:value-type="float">
            <text:p>582.2007</text:p>
          </table:table-cell>
          <table:table-cell office:value-type="float" office:value="142.7581" calcext:value-type="float">
            <text:p>142.7581</text:p>
          </table:table-cell>
          <table:table-cell office:value-type="float" office:value="35.68018" calcext:value-type="float">
            <text:p>35.68018</text:p>
          </table:table-cell>
          <table:table-cell office:value-type="float" office:value="0" calcext:value-type="float">
            <text:p>0</text:p>
          </table:table-cell>
          <table:table-cell office:value-type="float" office:value="-0.008179557" calcext:value-type="float">
            <text:p>-0.008179557</text:p>
          </table:table-cell>
          <table:table-cell office:value-type="float" office:value="0" calcext:value-type="float">
            <text:p>0</text:p>
          </table:table-cell>
          <table:table-cell office:value-type="float" office:value="0.004708828" calcext:value-type="float">
            <text:p>0.004708828</text:p>
          </table:table-cell>
          <table:table-cell office:value-type="float" office:value="0.002401615" calcext:value-type="float">
            <text:p>0.002401615</text:p>
          </table:table-cell>
          <table:table-cell office:value-type="float" office:value="-0.008905564" calcext:value-type="float">
            <text:p>-0.008905564</text:p>
          </table:table-cell>
          <table:table-cell office:value-type="float" office:value="-0.006503948" calcext:value-type="float">
            <text:p>-0.006503948</text:p>
          </table:table-cell>
          <table:table-cell office:value-type="float" office:value="-155.8489" calcext:value-type="float">
            <text:p>-155.8489</text:p>
          </table:table-cell>
          <table:table-cell office:value-type="float" office:value="0" calcext:value-type="float">
            <text:p>0</text:p>
          </table:table-cell>
          <table:table-cell office:value-type="float" office:value="9.560614" calcext:value-type="float">
            <text:p>9.560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5" calcext:value-type="float">
            <text:p>4052005</text:p>
          </table:table-cell>
          <table:table-cell office:value-type="float" office:value="435.0648" calcext:value-type="float">
            <text:p>435.0648</text:p>
          </table:table-cell>
          <table:table-cell office:value-type="float" office:value="13312.33" calcext:value-type="float">
            <text:p>13312.33</text:p>
          </table:table-cell>
          <table:table-cell office:value-type="float" office:value="0" calcext:value-type="float">
            <text:p>0</text:p>
          </table:table-cell>
          <table:table-cell office:value-type="float" office:value="0.0009747426" calcext:value-type="float">
            <text:p>0.0009747426</text:p>
          </table:table-cell>
          <table:table-cell office:value-type="float" office:value="-160.3936" calcext:value-type="float">
            <text:p>-160.3936</text:p>
          </table:table-cell>
          <table:table-cell office:value-type="float" office:value="440.6177" calcext:value-type="float">
            <text:p>440.6177</text:p>
          </table:table-cell>
          <table:table-cell office:value-type="float" office:value="-0.004894669" calcext:value-type="float">
            <text:p>-0.004894669</text:p>
          </table:table-cell>
          <table:table-cell office:value-type="float" office:value="137.545" calcext:value-type="float">
            <text:p>137.545</text:p>
          </table:table-cell>
          <table:table-cell office:value-type="float" office:value="5.254965" calcext:value-type="float">
            <text:p>5.254965</text:p>
          </table:table-cell>
          <table:table-cell office:value-type="float" office:value="0.02867174" calcext:value-type="float">
            <text:p>0.02867174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62.0442" calcext:value-type="float">
            <text:p>-162.0442</text:p>
          </table:table-cell>
          <table:table-cell office:value-type="float" office:value="0" calcext:value-type="float">
            <text:p>0</text:p>
          </table:table-cell>
          <table:table-cell office:value-type="float" office:value="343.6642" calcext:value-type="float">
            <text:p>343.6642</text:p>
          </table:table-cell>
          <table:table-cell office:value-type="float" office:value="1312.03" calcext:value-type="float">
            <text:p>1312.03</text:p>
          </table:table-cell>
          <table:table-cell office:value-type="float" office:value="1588.283" calcext:value-type="float">
            <text:p>1588.283</text:p>
          </table:table-cell>
          <table:table-cell office:value-type="float" office:value="1271.628" calcext:value-type="float">
            <text:p>1271.628</text:p>
          </table:table-cell>
          <table:table-cell office:value-type="float" office:value="758.9279" calcext:value-type="float">
            <text:p>758.9279</text:p>
          </table:table-cell>
          <table:table-cell office:value-type="float" office:value="1100.227" calcext:value-type="float">
            <text:p>1100.227</text:p>
          </table:table-cell>
          <table:table-cell office:value-type="float" office:value="416.3395" calcext:value-type="float">
            <text:p>416.3395</text:p>
          </table:table-cell>
          <table:table-cell office:value-type="float" office:value="1849.6" calcext:value-type="float">
            <text:p>1849.6</text:p>
          </table:table-cell>
          <table:table-cell office:value-type="float" office:value="2086.002" calcext:value-type="float">
            <text:p>2086.002</text:p>
          </table:table-cell>
          <table:table-cell office:value-type="float" office:value="1669.437" calcext:value-type="float">
            <text:p>1669.437</text:p>
          </table:table-cell>
          <table:table-cell office:value-type="float" office:value="585.3768" calcext:value-type="float">
            <text:p>585.3768</text:p>
          </table:table-cell>
          <table:table-cell office:value-type="float" office:value="582.1887" calcext:value-type="float">
            <text:p>582.1887</text:p>
          </table:table-cell>
          <table:table-cell office:value-type="float" office:value="142.7581" calcext:value-type="float">
            <text:p>142.7581</text:p>
          </table:table-cell>
          <table:table-cell office:value-type="float" office:value="35.68017" calcext:value-type="float">
            <text:p>35.68017</text:p>
          </table:table-cell>
          <table:table-cell office:value-type="float" office:value="0" calcext:value-type="float">
            <text:p>0</text:p>
          </table:table-cell>
          <table:table-cell office:value-type="float" office:value="-0.008469929" calcext:value-type="float">
            <text:p>-0.008469929</text:p>
          </table:table-cell>
          <table:table-cell office:value-type="float" office:value="0" calcext:value-type="float">
            <text:p>0</text:p>
          </table:table-cell>
          <table:table-cell office:value-type="float" office:value="0.009954198" calcext:value-type="float">
            <text:p>0.009954198</text:p>
          </table:table-cell>
          <table:table-cell office:value-type="float" office:value="0.01373532" calcext:value-type="float">
            <text:p>0.01373532</text:p>
          </table:table-cell>
          <table:table-cell office:value-type="float" office:value="-0.02531931" calcext:value-type="float">
            <text:p>-0.02531931</text:p>
          </table:table-cell>
          <table:table-cell office:value-type="float" office:value="-0.01158398" calcext:value-type="float">
            <text:p>-0.01158398</text:p>
          </table:table-cell>
          <table:table-cell office:value-type="float" office:value="-158.4476" calcext:value-type="float">
            <text:p>-158.4476</text:p>
          </table:table-cell>
          <table:table-cell office:value-type="float" office:value="0" calcext:value-type="float">
            <text:p>0</text:p>
          </table:table-cell>
          <table:table-cell office:value-type="float" office:value="9.631571" calcext:value-type="float">
            <text:p>9.6315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5" calcext:value-type="float">
            <text:p>5052005</text:p>
          </table:table-cell>
          <table:table-cell office:value-type="float" office:value="431.6362" calcext:value-type="float">
            <text:p>431.6362</text:p>
          </table:table-cell>
          <table:table-cell office:value-type="float" office:value="13312.64" calcext:value-type="float">
            <text:p>13312.64</text:p>
          </table:table-cell>
          <table:table-cell office:value-type="float" office:value="0" calcext:value-type="float">
            <text:p>0</text:p>
          </table:table-cell>
          <table:table-cell office:value-type="float" office:value="0.001311938" calcext:value-type="float">
            <text:p>0.001311938</text:p>
          </table:table-cell>
          <table:table-cell office:value-type="float" office:value="-163.381" calcext:value-type="float">
            <text:p>-163.381</text:p>
          </table:table-cell>
          <table:table-cell office:value-type="float" office:value="449.918" calcext:value-type="float">
            <text:p>449.918</text:p>
          </table:table-cell>
          <table:table-cell office:value-type="float" office:value="-0.007637246" calcext:value-type="float">
            <text:p>-0.007637246</text:p>
          </table:table-cell>
          <table:table-cell office:value-type="float" office:value="136.9311" calcext:value-type="float">
            <text:p>136.9311</text:p>
          </table:table-cell>
          <table:table-cell office:value-type="float" office:value="5.233683" calcext:value-type="float">
            <text:p>5.233683</text:p>
          </table:table-cell>
          <table:table-cell office:value-type="float" office:value="0.02871886" calcext:value-type="float">
            <text:p>0.02871886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19698" calcext:value-type="float">
            <text:p>-0.03119698</text:p>
          </table:table-cell>
          <table:table-cell office:value-type="float" office:value="370" calcext:value-type="float">
            <text:p>370</text:p>
          </table:table-cell>
          <table:table-cell office:value-type="float" office:value="-165.0262" calcext:value-type="float">
            <text:p>-165.0262</text:p>
          </table:table-cell>
          <table:table-cell office:value-type="float" office:value="0" calcext:value-type="float">
            <text:p>0</text:p>
          </table:table-cell>
          <table:table-cell office:value-type="float" office:value="343.7619" calcext:value-type="float">
            <text:p>343.7619</text:p>
          </table:table-cell>
          <table:table-cell office:value-type="float" office:value="1310.728" calcext:value-type="float">
            <text:p>1310.728</text:p>
          </table:table-cell>
          <table:table-cell office:value-type="float" office:value="1586.984" calcext:value-type="float">
            <text:p>1586.984</text:p>
          </table:table-cell>
          <table:table-cell office:value-type="float" office:value="1271.408" calcext:value-type="float">
            <text:p>1271.408</text:p>
          </table:table-cell>
          <table:table-cell office:value-type="float" office:value="758.7874" calcext:value-type="float">
            <text:p>758.7874</text:p>
          </table:table-cell>
          <table:table-cell office:value-type="float" office:value="1100.141" calcext:value-type="float">
            <text:p>1100.141</text:p>
          </table:table-cell>
          <table:table-cell office:value-type="float" office:value="416.3" calcext:value-type="float">
            <text:p>416.3</text:p>
          </table:table-cell>
          <table:table-cell office:value-type="float" office:value="1849.552" calcext:value-type="float">
            <text:p>1849.552</text:p>
          </table:table-cell>
          <table:table-cell office:value-type="float" office:value="2085.972" calcext:value-type="float">
            <text:p>2085.972</text:p>
          </table:table-cell>
          <table:table-cell office:value-type="float" office:value="1669.415" calcext:value-type="float">
            <text:p>1669.415</text:p>
          </table:table-cell>
          <table:table-cell office:value-type="float" office:value="585.3738" calcext:value-type="float">
            <text:p>585.3738</text:p>
          </table:table-cell>
          <table:table-cell office:value-type="float" office:value="582.1766" calcext:value-type="float">
            <text:p>582.1766</text:p>
          </table:table-cell>
          <table:table-cell office:value-type="float" office:value="142.7582" calcext:value-type="float">
            <text:p>142.7582</text:p>
          </table:table-cell>
          <table:table-cell office:value-type="float" office:value="35.68017" calcext:value-type="float">
            <text:p>35.68017</text:p>
          </table:table-cell>
          <table:table-cell office:value-type="float" office:value="0" calcext:value-type="float">
            <text:p>0</text:p>
          </table:table-cell>
          <table:table-cell office:value-type="float" office:value="-0.008890658" calcext:value-type="float">
            <text:p>-0.008890658</text:p>
          </table:table-cell>
          <table:table-cell office:value-type="float" office:value="0" calcext:value-type="float">
            <text:p>0</text:p>
          </table:table-cell>
          <table:table-cell office:value-type="float" office:value="0.01583889" calcext:value-type="float">
            <text:p>0.01583889</text:p>
          </table:table-cell>
          <table:table-cell office:value-type="float" office:value="0.04172935" calcext:value-type="float">
            <text:p>0.04172935</text:p>
          </table:table-cell>
          <table:table-cell office:value-type="float" office:value="-0.05072894" calcext:value-type="float">
            <text:p>-0.05072894</text:p>
          </table:table-cell>
          <table:table-cell office:value-type="float" office:value="-0.008999597" calcext:value-type="float">
            <text:p>-0.008999597</text:p>
          </table:table-cell>
          <table:table-cell office:value-type="float" office:value="-161.5142" calcext:value-type="float">
            <text:p>-161.5142</text:p>
          </table:table-cell>
          <table:table-cell office:value-type="float" office:value="0" calcext:value-type="float">
            <text:p>0</text:p>
          </table:table-cell>
          <table:table-cell office:value-type="float" office:value="9.712573" calcext:value-type="float">
            <text:p>9.712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5" calcext:value-type="float">
            <text:p>6052005</text:p>
          </table:table-cell>
          <table:table-cell office:value-type="float" office:value="428.1047" calcext:value-type="float">
            <text:p>428.1047</text:p>
          </table:table-cell>
          <table:table-cell office:value-type="float" office:value="13312.91" calcext:value-type="float">
            <text:p>13312.91</text:p>
          </table:table-cell>
          <table:table-cell office:value-type="float" office:value="0" calcext:value-type="float">
            <text:p>0</text:p>
          </table:table-cell>
          <table:table-cell office:value-type="float" office:value="0.001654239" calcext:value-type="float">
            <text:p>0.001654239</text:p>
          </table:table-cell>
          <table:table-cell office:value-type="float" office:value="-166.5064" calcext:value-type="float">
            <text:p>-166.5064</text:p>
          </table:table-cell>
          <table:table-cell office:value-type="float" office:value="458.8052" calcext:value-type="float">
            <text:p>458.8052</text:p>
          </table:table-cell>
          <table:table-cell office:value-type="float" office:value="-0.01149503" calcext:value-type="float">
            <text:p>-0.01149503</text:p>
          </table:table-cell>
          <table:table-cell office:value-type="float" office:value="136.4364" calcext:value-type="float">
            <text:p>136.4364</text:p>
          </table:table-cell>
          <table:table-cell office:value-type="float" office:value="5.219209" calcext:value-type="float">
            <text:p>5.219209</text:p>
          </table:table-cell>
          <table:table-cell office:value-type="float" office:value="0.02873386" calcext:value-type="float">
            <text:p>0.02873386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5908" calcext:value-type="float">
            <text:p>-0.0315908</text:p>
          </table:table-cell>
          <table:table-cell office:value-type="float" office:value="370" calcext:value-type="float">
            <text:p>370</text:p>
          </table:table-cell>
          <table:table-cell office:value-type="float" office:value="-168.1341" calcext:value-type="float">
            <text:p>-168.1341</text:p>
          </table:table-cell>
          <table:table-cell office:value-type="float" office:value="0" calcext:value-type="float">
            <text:p>0</text:p>
          </table:table-cell>
          <table:table-cell office:value-type="float" office:value="343.8894" calcext:value-type="float">
            <text:p>343.8894</text:p>
          </table:table-cell>
          <table:table-cell office:value-type="float" office:value="1309.389" calcext:value-type="float">
            <text:p>1309.389</text:p>
          </table:table-cell>
          <table:table-cell office:value-type="float" office:value="1585.617" calcext:value-type="float">
            <text:p>1585.617</text:p>
          </table:table-cell>
          <table:table-cell office:value-type="float" office:value="1271.171" calcext:value-type="float">
            <text:p>1271.171</text:p>
          </table:table-cell>
          <table:table-cell office:value-type="float" office:value="758.6302" calcext:value-type="float">
            <text:p>758.6302</text:p>
          </table:table-cell>
          <table:table-cell office:value-type="float" office:value="1100.043" calcext:value-type="float">
            <text:p>1100.043</text:p>
          </table:table-cell>
          <table:table-cell office:value-type="float" office:value="416.2557" calcext:value-type="float">
            <text:p>416.2557</text:p>
          </table:table-cell>
          <table:table-cell office:value-type="float" office:value="1849.49" calcext:value-type="float">
            <text:p>1849.49</text:p>
          </table:table-cell>
          <table:table-cell office:value-type="float" office:value="2085.942" calcext:value-type="float">
            <text:p>2085.942</text:p>
          </table:table-cell>
          <table:table-cell office:value-type="float" office:value="1669.394" calcext:value-type="float">
            <text:p>1669.394</text:p>
          </table:table-cell>
          <table:table-cell office:value-type="float" office:value="585.3709" calcext:value-type="float">
            <text:p>585.3709</text:p>
          </table:table-cell>
          <table:table-cell office:value-type="float" office:value="582.1645" calcext:value-type="float">
            <text:p>582.1645</text:p>
          </table:table-cell>
          <table:table-cell office:value-type="float" office:value="142.7582" calcext:value-type="float">
            <text:p>142.7582</text:p>
          </table:table-cell>
          <table:table-cell office:value-type="float" office:value="35.68017" calcext:value-type="float">
            <text:p>35.68017</text:p>
          </table:table-cell>
          <table:table-cell office:value-type="float" office:value="0" calcext:value-type="float">
            <text:p>0</text:p>
          </table:table-cell>
          <table:table-cell office:value-type="float" office:value="-0.00935319" calcext:value-type="float">
            <text:p>-0.00935319</text:p>
          </table:table-cell>
          <table:table-cell office:value-type="float" office:value="0" calcext:value-type="float">
            <text:p>0</text:p>
          </table:table-cell>
          <table:table-cell office:value-type="float" office:value="0.02370417" calcext:value-type="float">
            <text:p>0.02370417</text:p>
          </table:table-cell>
          <table:table-cell office:value-type="float" office:value="0.09863941" calcext:value-type="float">
            <text:p>0.09863941</text:p>
          </table:table-cell>
          <table:table-cell office:value-type="float" office:value="-0.09447635" calcext:value-type="float">
            <text:p>-0.09447635</text:p>
          </table:table-cell>
          <table:table-cell office:value-type="float" office:value="0.004163064" calcext:value-type="float">
            <text:p>0.004163064</text:p>
          </table:table-cell>
          <table:table-cell office:value-type="float" office:value="-164.7007" calcext:value-type="float">
            <text:p>-164.7007</text:p>
          </table:table-cell>
          <table:table-cell office:value-type="float" office:value="0" calcext:value-type="float">
            <text:p>0</text:p>
          </table:table-cell>
          <table:table-cell office:value-type="float" office:value="9.777419" calcext:value-type="float">
            <text:p>9.7774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5" calcext:value-type="float">
            <text:p>7052005</text:p>
          </table:table-cell>
          <table:table-cell office:value-type="float" office:value="424.1387" calcext:value-type="float">
            <text:p>424.1387</text:p>
          </table:table-cell>
          <table:table-cell office:value-type="float" office:value="13313.19" calcext:value-type="float">
            <text:p>13313.19</text:p>
          </table:table-cell>
          <table:table-cell office:value-type="float" office:value="0" calcext:value-type="float">
            <text:p>0</text:p>
          </table:table-cell>
          <table:table-cell office:value-type="float" office:value="0.002005541" calcext:value-type="float">
            <text:p>0.002005541</text:p>
          </table:table-cell>
          <table:table-cell office:value-type="float" office:value="-170.0479" calcext:value-type="float">
            <text:p>-170.0479</text:p>
          </table:table-cell>
          <table:table-cell office:value-type="float" office:value="469.5175" calcext:value-type="float">
            <text:p>469.5175</text:p>
          </table:table-cell>
          <table:table-cell office:value-type="float" office:value="-0.01605399" calcext:value-type="float">
            <text:p>-0.01605399</text:p>
          </table:table-cell>
          <table:table-cell office:value-type="float" office:value="136.0334" calcext:value-type="float">
            <text:p>136.0334</text:p>
          </table:table-cell>
          <table:table-cell office:value-type="float" office:value="5.209387" calcext:value-type="float">
            <text:p>5.209387</text:p>
          </table:table-cell>
          <table:table-cell office:value-type="float" office:value="0.02868485" calcext:value-type="float">
            <text:p>0.02868485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3" calcext:value-type="float">
            <text:p>0.000726230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229029" calcext:value-type="float">
            <text:p>-0.03229029</text:p>
          </table:table-cell>
          <table:table-cell office:value-type="float" office:value="370" calcext:value-type="float">
            <text:p>370</text:p>
          </table:table-cell>
          <table:table-cell office:value-type="float" office:value="-171.6116" calcext:value-type="float">
            <text:p>-171.6116</text:p>
          </table:table-cell>
          <table:table-cell office:value-type="float" office:value="0" calcext:value-type="float">
            <text:p>0</text:p>
          </table:table-cell>
          <table:table-cell office:value-type="float" office:value="344.0597" calcext:value-type="float">
            <text:p>344.0597</text:p>
          </table:table-cell>
          <table:table-cell office:value-type="float" office:value="1307.878" calcext:value-type="float">
            <text:p>1307.878</text:p>
          </table:table-cell>
          <table:table-cell office:value-type="float" office:value="1584.036" calcext:value-type="float">
            <text:p>1584.036</text:p>
          </table:table-cell>
          <table:table-cell office:value-type="float" office:value="1270.89" calcext:value-type="float">
            <text:p>1270.89</text:p>
          </table:table-cell>
          <table:table-cell office:value-type="float" office:value="758.4512" calcext:value-type="float">
            <text:p>758.4512</text:p>
          </table:table-cell>
          <table:table-cell office:value-type="float" office:value="1099.932" calcext:value-type="float">
            <text:p>1099.932</text:p>
          </table:table-cell>
          <table:table-cell office:value-type="float" office:value="416.2074" calcext:value-type="float">
            <text:p>416.2074</text:p>
          </table:table-cell>
          <table:table-cell office:value-type="float" office:value="1849.422" calcext:value-type="float">
            <text:p>1849.422</text:p>
          </table:table-cell>
          <table:table-cell office:value-type="float" office:value="2085.91" calcext:value-type="float">
            <text:p>2085.91</text:p>
          </table:table-cell>
          <table:table-cell office:value-type="float" office:value="1669.372" calcext:value-type="float">
            <text:p>1669.372</text:p>
          </table:table-cell>
          <table:table-cell office:value-type="float" office:value="585.3679" calcext:value-type="float">
            <text:p>585.3679</text:p>
          </table:table-cell>
          <table:table-cell office:value-type="float" office:value="582.1523" calcext:value-type="float">
            <text:p>582.1523</text:p>
          </table:table-cell>
          <table:table-cell office:value-type="float" office:value="142.7583" calcext:value-type="float">
            <text:p>142.7583</text:p>
          </table:table-cell>
          <table:table-cell office:value-type="float" office:value="35.68016" calcext:value-type="float">
            <text:p>35.68016</text:p>
          </table:table-cell>
          <table:table-cell office:value-type="float" office:value="0" calcext:value-type="float">
            <text:p>0</text:p>
          </table:table-cell>
          <table:table-cell office:value-type="float" office:value="-0.00995966" calcext:value-type="float">
            <text:p>-0.00995966</text:p>
          </table:table-cell>
          <table:table-cell office:value-type="float" office:value="0" calcext:value-type="float">
            <text:p>0</text:p>
          </table:table-cell>
          <table:table-cell office:value-type="float" office:value="0.03165448" calcext:value-type="float">
            <text:p>0.03165448</text:p>
          </table:table-cell>
          <table:table-cell office:value-type="float" office:value="0.2125784" calcext:value-type="float">
            <text:p>0.2125784</text:p>
          </table:table-cell>
          <table:table-cell office:value-type="float" office:value="-0.1496138" calcext:value-type="float">
            <text:p>-0.1496138</text:p>
          </table:table-cell>
          <table:table-cell office:value-type="float" office:value="0.06296456" calcext:value-type="float">
            <text:p>0.06296456</text:p>
          </table:table-cell>
          <table:table-cell office:value-type="float" office:value="-168.3128" calcext:value-type="float">
            <text:p>-168.3128</text:p>
          </table:table-cell>
          <table:table-cell office:value-type="float" office:value="0" calcext:value-type="float">
            <text:p>0</text:p>
          </table:table-cell>
          <table:table-cell office:value-type="float" office:value="9.853313" calcext:value-type="float">
            <text:p>9.853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5" calcext:value-type="float">
            <text:p>8052005</text:p>
          </table:table-cell>
          <table:table-cell office:value-type="float" office:value="420.0305" calcext:value-type="float">
            <text:p>420.0305</text:p>
          </table:table-cell>
          <table:table-cell office:value-type="float" office:value="13313.45" calcext:value-type="float">
            <text:p>13313.45</text:p>
          </table:table-cell>
          <table:table-cell office:value-type="float" office:value="0" calcext:value-type="float">
            <text:p>0</text:p>
          </table:table-cell>
          <table:table-cell office:value-type="float" office:value="0.002369319" calcext:value-type="float">
            <text:p>0.002369319</text:p>
          </table:table-cell>
          <table:table-cell office:value-type="float" office:value="-173.7645" calcext:value-type="float">
            <text:p>-173.7645</text:p>
          </table:table-cell>
          <table:table-cell office:value-type="float" office:value="482.6272" calcext:value-type="float">
            <text:p>482.6272</text:p>
          </table:table-cell>
          <table:table-cell office:value-type="float" office:value="-0.02160423" calcext:value-type="float">
            <text:p>-0.02160423</text:p>
          </table:table-cell>
          <table:table-cell office:value-type="float" office:value="135.5835" calcext:value-type="float">
            <text:p>135.5835</text:p>
          </table:table-cell>
          <table:table-cell office:value-type="float" office:value="5.202472" calcext:value-type="float">
            <text:p>5.202472</text:p>
          </table:table-cell>
          <table:table-cell office:value-type="float" office:value="0.02859449" calcext:value-type="float">
            <text:p>0.02859449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2308" calcext:value-type="float">
            <text:p>0.0007262308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268883" calcext:value-type="float">
            <text:p>-0.03268883</text:p>
          </table:table-cell>
          <table:table-cell office:value-type="float" office:value="370" calcext:value-type="float">
            <text:p>370</text:p>
          </table:table-cell>
          <table:table-cell office:value-type="float" office:value="-175.2317" calcext:value-type="float">
            <text:p>-175.2317</text:p>
          </table:table-cell>
          <table:table-cell office:value-type="float" office:value="0" calcext:value-type="float">
            <text:p>0</text:p>
          </table:table-cell>
          <table:table-cell office:value-type="float" office:value="344.2479" calcext:value-type="float">
            <text:p>344.2479</text:p>
          </table:table-cell>
          <table:table-cell office:value-type="float" office:value="1306.33" calcext:value-type="float">
            <text:p>1306.33</text:p>
          </table:table-cell>
          <table:table-cell office:value-type="float" office:value="1582.37" calcext:value-type="float">
            <text:p>1582.37</text:p>
          </table:table-cell>
          <table:table-cell office:value-type="float" office:value="1270.583" calcext:value-type="float">
            <text:p>1270.583</text:p>
          </table:table-cell>
          <table:table-cell office:value-type="float" office:value="758.2604" calcext:value-type="float">
            <text:p>758.2604</text:p>
          </table:table-cell>
          <table:table-cell office:value-type="float" office:value="1099.809" calcext:value-type="float">
            <text:p>1099.809</text:p>
          </table:table-cell>
          <table:table-cell office:value-type="float" office:value="416.155" calcext:value-type="float">
            <text:p>416.155</text:p>
          </table:table-cell>
          <table:table-cell office:value-type="float" office:value="1849.351" calcext:value-type="float">
            <text:p>1849.351</text:p>
          </table:table-cell>
          <table:table-cell office:value-type="float" office:value="2085.877" calcext:value-type="float">
            <text:p>2085.877</text:p>
          </table:table-cell>
          <table:table-cell office:value-type="float" office:value="1669.35" calcext:value-type="float">
            <text:p>1669.35</text:p>
          </table:table-cell>
          <table:table-cell office:value-type="float" office:value="585.3648" calcext:value-type="float">
            <text:p>585.3648</text:p>
          </table:table-cell>
          <table:table-cell office:value-type="float" office:value="582.1399" calcext:value-type="float">
            <text:p>582.1399</text:p>
          </table:table-cell>
          <table:table-cell office:value-type="float" office:value="142.7583" calcext:value-type="float">
            <text:p>142.7583</text:p>
          </table:table-cell>
          <table:table-cell office:value-type="float" office:value="35.68016" calcext:value-type="float">
            <text:p>35.68016</text:p>
          </table:table-cell>
          <table:table-cell office:value-type="float" office:value="0" calcext:value-type="float">
            <text:p>0</text:p>
          </table:table-cell>
          <table:table-cell office:value-type="float" office:value="-0.01065841" calcext:value-type="float">
            <text:p>-0.01065841</text:p>
          </table:table-cell>
          <table:table-cell office:value-type="float" office:value="0" calcext:value-type="float">
            <text:p>0</text:p>
          </table:table-cell>
          <table:table-cell office:value-type="float" office:value="0.03893281" calcext:value-type="float">
            <text:p>0.03893281</text:p>
          </table:table-cell>
          <table:table-cell office:value-type="float" office:value="0.3635658" calcext:value-type="float">
            <text:p>0.3635658</text:p>
          </table:table-cell>
          <table:table-cell office:value-type="float" office:value="-0.2100466" calcext:value-type="float">
            <text:p>-0.2100466</text:p>
          </table:table-cell>
          <table:table-cell office:value-type="float" office:value="0.1535192" calcext:value-type="float">
            <text:p>0.1535192</text:p>
          </table:table-cell>
          <table:table-cell office:value-type="float" office:value="-172.0869" calcext:value-type="float">
            <text:p>-172.0869</text:p>
          </table:table-cell>
          <table:table-cell office:value-type="float" office:value="0" calcext:value-type="float">
            <text:p>0</text:p>
          </table:table-cell>
          <table:table-cell office:value-type="float" office:value="9.915733" calcext:value-type="float">
            <text:p>9.915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5" calcext:value-type="float">
            <text:p>9052005</text:p>
          </table:table-cell>
          <table:table-cell office:value-type="float" office:value="416.3703" calcext:value-type="float">
            <text:p>416.3703</text:p>
          </table:table-cell>
          <table:table-cell office:value-type="float" office:value="13313.77" calcext:value-type="float">
            <text:p>13313.77</text:p>
          </table:table-cell>
          <table:table-cell office:value-type="float" office:value="0" calcext:value-type="float">
            <text:p>0</text:p>
          </table:table-cell>
          <table:table-cell office:value-type="float" office:value="0.002756825" calcext:value-type="float">
            <text:p>0.002756825</text:p>
          </table:table-cell>
          <table:table-cell office:value-type="float" office:value="-176.5906" calcext:value-type="float">
            <text:p>-176.5906</text:p>
          </table:table-cell>
          <table:table-cell office:value-type="float" office:value="490.186" calcext:value-type="float">
            <text:p>490.186</text:p>
          </table:table-cell>
          <table:table-cell office:value-type="float" office:value="-0.02936229" calcext:value-type="float">
            <text:p>-0.02936229</text:p>
          </table:table-cell>
          <table:table-cell office:value-type="float" office:value="134.9521" calcext:value-type="float">
            <text:p>134.9521</text:p>
          </table:table-cell>
          <table:table-cell office:value-type="float" office:value="5.199589" calcext:value-type="float">
            <text:p>5.199589</text:p>
          </table:table-cell>
          <table:table-cell office:value-type="float" office:value="0.0280034" calcext:value-type="float">
            <text:p>0.0280034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65809" calcext:value-type="float">
            <text:p>0.0007265809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280485" calcext:value-type="float">
            <text:p>-0.03280485</text:p>
          </table:table-cell>
          <table:table-cell office:value-type="float" office:value="370" calcext:value-type="float">
            <text:p>370</text:p>
          </table:table-cell>
          <table:table-cell office:value-type="float" office:value="-177.9321" calcext:value-type="float">
            <text:p>-177.9321</text:p>
          </table:table-cell>
          <table:table-cell office:value-type="float" office:value="0" calcext:value-type="float">
            <text:p>0</text:p>
          </table:table-cell>
          <table:table-cell office:value-type="float" office:value="344.3089" calcext:value-type="float">
            <text:p>344.3089</text:p>
          </table:table-cell>
          <table:table-cell office:value-type="float" office:value="1305.076" calcext:value-type="float">
            <text:p>1305.076</text:p>
          </table:table-cell>
          <table:table-cell office:value-type="float" office:value="1580.998" calcext:value-type="float">
            <text:p>1580.998</text:p>
          </table:table-cell>
          <table:table-cell office:value-type="float" office:value="1270.324" calcext:value-type="float">
            <text:p>1270.324</text:p>
          </table:table-cell>
          <table:table-cell office:value-type="float" office:value="758.0739" calcext:value-type="float">
            <text:p>758.0739</text:p>
          </table:table-cell>
          <table:table-cell office:value-type="float" office:value="1099.685" calcext:value-type="float">
            <text:p>1099.685</text:p>
          </table:table-cell>
          <table:table-cell office:value-type="float" office:value="416.1004" calcext:value-type="float">
            <text:p>416.1004</text:p>
          </table:table-cell>
          <table:table-cell office:value-type="float" office:value="1849.277" calcext:value-type="float">
            <text:p>1849.277</text:p>
          </table:table-cell>
          <table:table-cell office:value-type="float" office:value="2085.842" calcext:value-type="float">
            <text:p>2085.842</text:p>
          </table:table-cell>
          <table:table-cell office:value-type="float" office:value="1669.327" calcext:value-type="float">
            <text:p>1669.327</text:p>
          </table:table-cell>
          <table:table-cell office:value-type="float" office:value="585.3617" calcext:value-type="float">
            <text:p>585.3617</text:p>
          </table:table-cell>
          <table:table-cell office:value-type="float" office:value="582.1274" calcext:value-type="float">
            <text:p>582.1274</text:p>
          </table:table-cell>
          <table:table-cell office:value-type="float" office:value="142.7584" calcext:value-type="float">
            <text:p>142.7584</text:p>
          </table:table-cell>
          <table:table-cell office:value-type="float" office:value="35.68016" calcext:value-type="float">
            <text:p>35.68016</text:p>
          </table:table-cell>
          <table:table-cell office:value-type="float" office:value="0" calcext:value-type="float">
            <text:p>0</text:p>
          </table:table-cell>
          <table:table-cell office:value-type="float" office:value="-0.01139295" calcext:value-type="float">
            <text:p>-0.01139295</text:p>
          </table:table-cell>
          <table:table-cell office:value-type="float" office:value="0" calcext:value-type="float">
            <text:p>0</text:p>
          </table:table-cell>
          <table:table-cell office:value-type="float" office:value="0.04478885" calcext:value-type="float">
            <text:p>0.04478885</text:p>
          </table:table-cell>
          <table:table-cell office:value-type="float" office:value="0.5395386" calcext:value-type="float">
            <text:p>0.5395386</text:p>
          </table:table-cell>
          <table:table-cell office:value-type="float" office:value="-0.2676332" calcext:value-type="float">
            <text:p>-0.2676332</text:p>
          </table:table-cell>
          <table:table-cell office:value-type="float" office:value="0.2719053" calcext:value-type="float">
            <text:p>0.2719053</text:p>
          </table:table-cell>
          <table:table-cell office:value-type="float" office:value="-175.3577" calcext:value-type="float">
            <text:p>-175.3577</text:p>
          </table:table-cell>
          <table:table-cell office:value-type="float" office:value="0" calcext:value-type="float">
            <text:p>0</text:p>
          </table:table-cell>
          <table:table-cell office:value-type="float" office:value="10.36813" calcext:value-type="float">
            <text:p>10.368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5" calcext:value-type="float">
            <text:p>10052005</text:p>
          </table:table-cell>
          <table:table-cell office:value-type="float" office:value="412.9699" calcext:value-type="float">
            <text:p>412.9699</text:p>
          </table:table-cell>
          <table:table-cell office:value-type="float" office:value="13313.98" calcext:value-type="float">
            <text:p>13313.98</text:p>
          </table:table-cell>
          <table:table-cell office:value-type="float" office:value="0" calcext:value-type="float">
            <text:p>0</text:p>
          </table:table-cell>
          <table:table-cell office:value-type="float" office:value="0.003177142" calcext:value-type="float">
            <text:p>0.003177142</text:p>
          </table:table-cell>
          <table:table-cell office:value-type="float" office:value="-179.8081" calcext:value-type="float">
            <text:p>-179.8081</text:p>
          </table:table-cell>
          <table:table-cell office:value-type="float" office:value="500.2246" calcext:value-type="float">
            <text:p>500.2246</text:p>
          </table:table-cell>
          <table:table-cell office:value-type="float" office:value="-0.03770334" calcext:value-type="float">
            <text:p>-0.03770334</text:p>
          </table:table-cell>
          <table:table-cell office:value-type="float" office:value="134.8002" calcext:value-type="float">
            <text:p>134.8002</text:p>
          </table:table-cell>
          <table:table-cell office:value-type="float" office:value="5.197459" calcext:value-type="float">
            <text:p>5.197459</text:p>
          </table:table-cell>
          <table:table-cell office:value-type="float" office:value="0.02794323" calcext:value-type="float">
            <text:p>0.02794323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274578" calcext:value-type="float">
            <text:p>0.0007274578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26095" calcext:value-type="float">
            <text:p>-0.0326095</text:p>
          </table:table-cell>
          <table:table-cell office:value-type="float" office:value="370" calcext:value-type="float">
            <text:p>370</text:p>
          </table:table-cell>
          <table:table-cell office:value-type="float" office:value="-180.9874" calcext:value-type="float">
            <text:p>-180.9874</text:p>
          </table:table-cell>
          <table:table-cell office:value-type="float" office:value="0" calcext:value-type="float">
            <text:p>0</text:p>
          </table:table-cell>
          <table:table-cell office:value-type="float" office:value="344.3444" calcext:value-type="float">
            <text:p>344.3444</text:p>
          </table:table-cell>
          <table:table-cell office:value-type="float" office:value="1303.868" calcext:value-type="float">
            <text:p>1303.868</text:p>
          </table:table-cell>
          <table:table-cell office:value-type="float" office:value="1579.72" calcext:value-type="float">
            <text:p>1579.72</text:p>
          </table:table-cell>
          <table:table-cell office:value-type="float" office:value="1270.078" calcext:value-type="float">
            <text:p>1270.078</text:p>
          </table:table-cell>
          <table:table-cell office:value-type="float" office:value="757.9088" calcext:value-type="float">
            <text:p>757.9088</text:p>
          </table:table-cell>
          <table:table-cell office:value-type="float" office:value="1099.573" calcext:value-type="float">
            <text:p>1099.573</text:p>
          </table:table-cell>
          <table:table-cell office:value-type="float" office:value="416.0489" calcext:value-type="float">
            <text:p>416.0489</text:p>
          </table:table-cell>
          <table:table-cell office:value-type="float" office:value="1849.202" calcext:value-type="float">
            <text:p>1849.202</text:p>
          </table:table-cell>
          <table:table-cell office:value-type="float" office:value="2085.795" calcext:value-type="float">
            <text:p>2085.795</text:p>
          </table:table-cell>
          <table:table-cell office:value-type="float" office:value="1669.304" calcext:value-type="float">
            <text:p>1669.304</text:p>
          </table:table-cell>
          <table:table-cell office:value-type="float" office:value="585.3585" calcext:value-type="float">
            <text:p>585.3585</text:p>
          </table:table-cell>
          <table:table-cell office:value-type="float" office:value="582.1147" calcext:value-type="float">
            <text:p>582.1147</text:p>
          </table:table-cell>
          <table:table-cell office:value-type="float" office:value="142.7585" calcext:value-type="float">
            <text:p>142.7585</text:p>
          </table:table-cell>
          <table:table-cell office:value-type="float" office:value="35.68016" calcext:value-type="float">
            <text:p>35.68016</text:p>
          </table:table-cell>
          <table:table-cell office:value-type="float" office:value="0" calcext:value-type="float">
            <text:p>0</text:p>
          </table:table-cell>
          <table:table-cell office:value-type="float" office:value="-0.01197127" calcext:value-type="float">
            <text:p>-0.01197127</text:p>
          </table:table-cell>
          <table:table-cell office:value-type="float" office:value="0" calcext:value-type="float">
            <text:p>0</text:p>
          </table:table-cell>
          <table:table-cell office:value-type="float" office:value="0.0524646" calcext:value-type="float">
            <text:p>0.0524646</text:p>
          </table:table-cell>
          <table:table-cell office:value-type="float" office:value="0.7739831" calcext:value-type="float">
            <text:p>0.7739831</text:p>
          </table:table-cell>
          <table:table-cell office:value-type="float" office:value="-0.3479297" calcext:value-type="float">
            <text:p>-0.3479297</text:p>
          </table:table-cell>
          <table:table-cell office:value-type="float" office:value="0.4260534" calcext:value-type="float">
            <text:p>0.4260534</text:p>
          </table:table-cell>
          <table:table-cell office:value-type="float" office:value="-178.4664" calcext:value-type="float">
            <text:p>-178.4664</text:p>
          </table:table-cell>
          <table:table-cell office:value-type="float" office:value="0" calcext:value-type="float">
            <text:p>0</text:p>
          </table:table-cell>
          <table:table-cell office:value-type="float" office:value="10.26687" calcext:value-type="float">
            <text:p>10.26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5" calcext:value-type="float">
            <text:p>11052005</text:p>
          </table:table-cell>
          <table:table-cell office:value-type="float" office:value="410.2269" calcext:value-type="float">
            <text:p>410.2269</text:p>
          </table:table-cell>
          <table:table-cell office:value-type="float" office:value="13314.29" calcext:value-type="float">
            <text:p>13314.29</text:p>
          </table:table-cell>
          <table:table-cell office:value-type="float" office:value="0" calcext:value-type="float">
            <text:p>0</text:p>
          </table:table-cell>
          <table:table-cell office:value-type="float" office:value="0.003625321" calcext:value-type="float">
            <text:p>0.003625321</text:p>
          </table:table-cell>
          <table:table-cell office:value-type="float" office:value="-181.5749" calcext:value-type="float">
            <text:p>-181.5749</text:p>
          </table:table-cell>
          <table:table-cell office:value-type="float" office:value="501.3322" calcext:value-type="float">
            <text:p>501.3322</text:p>
          </table:table-cell>
          <table:table-cell office:value-type="float" office:value="-0.04691884" calcext:value-type="float">
            <text:p>-0.04691884</text:p>
          </table:table-cell>
          <table:table-cell office:value-type="float" office:value="133.9278" calcext:value-type="float">
            <text:p>133.9278</text:p>
          </table:table-cell>
          <table:table-cell office:value-type="float" office:value="5.196625" calcext:value-type="float">
            <text:p>5.196625</text:p>
          </table:table-cell>
          <table:table-cell office:value-type="float" office:value="0.02726741" calcext:value-type="float">
            <text:p>0.02726741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301549" calcext:value-type="float">
            <text:p>0.0007301549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3195689" calcext:value-type="float">
            <text:p>-0.03195689</text:p>
          </table:table-cell>
          <table:table-cell office:value-type="float" office:value="370" calcext:value-type="float">
            <text:p>370</text:p>
          </table:table-cell>
          <table:table-cell office:value-type="float" office:value="-182.6093" calcext:value-type="float">
            <text:p>-182.6093</text:p>
          </table:table-cell>
          <table:table-cell office:value-type="float" office:value="0" calcext:value-type="float">
            <text:p>0</text:p>
          </table:table-cell>
          <table:table-cell office:value-type="float" office:value="344.2824" calcext:value-type="float">
            <text:p>344.2824</text:p>
          </table:table-cell>
          <table:table-cell office:value-type="float" office:value="1303.023" calcext:value-type="float">
            <text:p>1303.023</text:p>
          </table:table-cell>
          <table:table-cell office:value-type="float" office:value="1578.808" calcext:value-type="float">
            <text:p>1578.808</text:p>
          </table:table-cell>
          <table:table-cell office:value-type="float" office:value="1269.938" calcext:value-type="float">
            <text:p>1269.938</text:p>
          </table:table-cell>
          <table:table-cell office:value-type="float" office:value="757.7532" calcext:value-type="float">
            <text:p>757.7532</text:p>
          </table:table-cell>
          <table:table-cell office:value-type="float" office:value="1099.464" calcext:value-type="float">
            <text:p>1099.464</text:p>
          </table:table-cell>
          <table:table-cell office:value-type="float" office:value="415.9976" calcext:value-type="float">
            <text:p>415.9976</text:p>
          </table:table-cell>
          <table:table-cell office:value-type="float" office:value="1849.128" calcext:value-type="float">
            <text:p>1849.128</text:p>
          </table:table-cell>
          <table:table-cell office:value-type="float" office:value="2085.747" calcext:value-type="float">
            <text:p>2085.747</text:p>
          </table:table-cell>
          <table:table-cell office:value-type="float" office:value="1669.281" calcext:value-type="float">
            <text:p>1669.281</text:p>
          </table:table-cell>
          <table:table-cell office:value-type="float" office:value="585.3553" calcext:value-type="float">
            <text:p>585.3553</text:p>
          </table:table-cell>
          <table:table-cell office:value-type="float" office:value="582.1019" calcext:value-type="float">
            <text:p>582.1019</text:p>
          </table:table-cell>
          <table:table-cell office:value-type="float" office:value="142.7585" calcext:value-type="float">
            <text:p>142.7585</text:p>
          </table:table-cell>
          <table:table-cell office:value-type="float" office:value="35.68016" calcext:value-type="float">
            <text:p>35.68016</text:p>
          </table:table-cell>
          <table:table-cell office:value-type="float" office:value="0" calcext:value-type="float">
            <text:p>0</text:p>
          </table:table-cell>
          <table:table-cell office:value-type="float" office:value="-0.01248091" calcext:value-type="float">
            <text:p>-0.01248091</text:p>
          </table:table-cell>
          <table:table-cell office:value-type="float" office:value="0" calcext:value-type="float">
            <text:p>0</text:p>
          </table:table-cell>
          <table:table-cell office:value-type="float" office:value="0.06048141" calcext:value-type="float">
            <text:p>0.06048141</text:p>
          </table:table-cell>
          <table:table-cell office:value-type="float" office:value="0.9674544" calcext:value-type="float">
            <text:p>0.9674544</text:p>
          </table:table-cell>
          <table:table-cell office:value-type="float" office:value="-0.4044602" calcext:value-type="float">
            <text:p>-0.4044602</text:p>
          </table:table-cell>
          <table:table-cell office:value-type="float" office:value="0.5629942" calcext:value-type="float">
            <text:p>0.5629942</text:p>
          </table:table-cell>
          <table:table-cell office:value-type="float" office:value="-180.8282" calcext:value-type="float">
            <text:p>-180.8282</text:p>
          </table:table-cell>
          <table:table-cell office:value-type="float" office:value="0" calcext:value-type="float">
            <text:p>0</text:p>
          </table:table-cell>
          <table:table-cell office:value-type="float" office:value="10.87043" calcext:value-type="float">
            <text:p>10.87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5" calcext:value-type="float">
            <text:p>12052005</text:p>
          </table:table-cell>
          <table:table-cell office:value-type="float" office:value="407.7198" calcext:value-type="float">
            <text:p>407.7198</text:p>
          </table:table-cell>
          <table:table-cell office:value-type="float" office:value="13314.59" calcext:value-type="float">
            <text:p>13314.59</text:p>
          </table:table-cell>
          <table:table-cell office:value-type="float" office:value="0" calcext:value-type="float">
            <text:p>0</text:p>
          </table:table-cell>
          <table:table-cell office:value-type="float" office:value="0.004101532" calcext:value-type="float">
            <text:p>0.004101532</text:p>
          </table:table-cell>
          <table:table-cell office:value-type="float" office:value="-184.0127" calcext:value-type="float">
            <text:p>-184.0127</text:p>
          </table:table-cell>
          <table:table-cell office:value-type="float" office:value="500.1862" calcext:value-type="float">
            <text:p>500.1862</text:p>
          </table:table-cell>
          <table:table-cell office:value-type="float" office:value="-0.05594843" calcext:value-type="float">
            <text:p>-0.05594843</text:p>
          </table:table-cell>
          <table:table-cell office:value-type="float" office:value="133.1495" calcext:value-type="float">
            <text:p>133.1495</text:p>
          </table:table-cell>
          <table:table-cell office:value-type="float" office:value="5.12185" calcext:value-type="float">
            <text:p>5.12185</text:p>
          </table:table-cell>
          <table:table-cell office:value-type="float" office:value="0.02582477" calcext:value-type="float">
            <text:p>0.02582477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007730228" calcext:value-type="float">
            <text:p>0.0007730228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-0.02872337" calcext:value-type="float">
            <text:p>-0.02872337</text:p>
          </table:table-cell>
          <table:table-cell office:value-type="float" office:value="370" calcext:value-type="float">
            <text:p>370</text:p>
          </table:table-cell>
          <table:table-cell office:value-type="float" office:value="-184.9358" calcext:value-type="float">
            <text:p>-184.9358</text:p>
          </table:table-cell>
          <table:table-cell office:value-type="float" office:value="0" calcext:value-type="float">
            <text:p>0</text:p>
          </table:table-cell>
          <table:table-cell office:value-type="float" office:value="344.2676" calcext:value-type="float">
            <text:p>344.2676</text:p>
          </table:table-cell>
          <table:table-cell office:value-type="float" office:value="1302.255" calcext:value-type="float">
            <text:p>1302.255</text:p>
          </table:table-cell>
          <table:table-cell office:value-type="float" office:value="1577.908" calcext:value-type="float">
            <text:p>1577.908</text:p>
          </table:table-cell>
          <table:table-cell office:value-type="float" office:value="1269.874" calcext:value-type="float">
            <text:p>1269.874</text:p>
          </table:table-cell>
          <table:table-cell office:value-type="float" office:value="757.6475" calcext:value-type="float">
            <text:p>757.6475</text:p>
          </table:table-cell>
          <table:table-cell office:value-type="float" office:value="1099.39" calcext:value-type="float">
            <text:p>1099.39</text:p>
          </table:table-cell>
          <table:table-cell office:value-type="float" office:value="415.9536" calcext:value-type="float">
            <text:p>415.9536</text:p>
          </table:table-cell>
          <table:table-cell office:value-type="float" office:value="1849.058" calcext:value-type="float">
            <text:p>1849.058</text:p>
          </table:table-cell>
          <table:table-cell office:value-type="float" office:value="2085.702" calcext:value-type="float">
            <text:p>2085.702</text:p>
          </table:table-cell>
          <table:table-cell office:value-type="float" office:value="1669.257" calcext:value-type="float">
            <text:p>1669.257</text:p>
          </table:table-cell>
          <table:table-cell office:value-type="float" office:value="585.352" calcext:value-type="float">
            <text:p>585.352</text:p>
          </table:table-cell>
          <table:table-cell office:value-type="float" office:value="582.0887" calcext:value-type="float">
            <text:p>582.0887</text:p>
          </table:table-cell>
          <table:table-cell office:value-type="float" office:value="142.7586" calcext:value-type="float">
            <text:p>142.7586</text:p>
          </table:table-cell>
          <table:table-cell office:value-type="float" office:value="35.68015" calcext:value-type="float">
            <text:p>35.68015</text:p>
          </table:table-cell>
          <table:table-cell office:value-type="float" office:value="0" calcext:value-type="float">
            <text:p>0</text:p>
          </table:table-cell>
          <table:table-cell office:value-type="float" office:value="-0.01322398" calcext:value-type="float">
            <text:p>-0.01322398</text:p>
          </table:table-cell>
          <table:table-cell office:value-type="float" office:value="0" calcext:value-type="float">
            <text:p>0</text:p>
          </table:table-cell>
          <table:table-cell office:value-type="float" office:value="0.0677157" calcext:value-type="float">
            <text:p>0.0677157</text:p>
          </table:table-cell>
          <table:table-cell office:value-type="float" office:value="1.131274" calcext:value-type="float">
            <text:p>1.131274</text:p>
          </table:table-cell>
          <table:table-cell office:value-type="float" office:value="-0.4612604" calcext:value-type="float">
            <text:p>-0.4612604</text:p>
          </table:table-cell>
          <table:table-cell office:value-type="float" office:value="0.670014" calcext:value-type="float">
            <text:p>0.670014</text:p>
          </table:table-cell>
          <table:table-cell office:value-type="float" office:value="-182.9417" calcext:value-type="float">
            <text:p>-182.9417</text:p>
          </table:table-cell>
          <table:table-cell office:value-type="float" office:value="0" calcext:value-type="float">
            <text:p>0</text:p>
          </table:table-cell>
          <table:table-cell office:value-type="float" office:value="10.55072" calcext:value-type="float">
            <text:p>10.55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5" calcext:value-type="float">
            <text:p>13052005</text:p>
          </table:table-cell>
          <table:table-cell office:value-type="float" office:value="405.4076" calcext:value-type="float">
            <text:p>405.4076</text:p>
          </table:table-cell>
          <table:table-cell office:value-type="float" office:value="13314.71" calcext:value-type="float">
            <text:p>13314.71</text:p>
          </table:table-cell>
          <table:table-cell office:value-type="float" office:value="0" calcext:value-type="float">
            <text:p>0</text:p>
          </table:table-cell>
          <table:table-cell office:value-type="float" office:value="0.004624081" calcext:value-type="float">
            <text:p>0.004624081</text:p>
          </table:table-cell>
          <table:table-cell office:value-type="float" office:value="-186.9507" calcext:value-type="float">
            <text:p>-186.9507</text:p>
          </table:table-cell>
          <table:table-cell office:value-type="float" office:value="513.0058" calcext:value-type="float">
            <text:p>513.0058</text:p>
          </table:table-cell>
          <table:table-cell office:value-type="float" office:value="-0.06716841" calcext:value-type="float">
            <text:p>-0.06716841</text:p>
          </table:table-cell>
          <table:table-cell office:value-type="float" office:value="133.1738" calcext:value-type="float">
            <text:p>133.1738</text:p>
          </table:table-cell>
          <table:table-cell office:value-type="float" office:value="5.061724" calcext:value-type="float">
            <text:p>5.061724</text:p>
          </table:table-cell>
          <table:table-cell office:value-type="float" office:value="0.02565057" calcext:value-type="float">
            <text:p>0.02565057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2386019" calcext:value-type="float">
            <text:p>0.02386019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1009561" calcext:value-type="float">
            <text:p>0.1009561</text:p>
          </table:table-cell>
          <table:table-cell office:value-type="float" office:value="370" calcext:value-type="float">
            <text:p>370</text:p>
          </table:table-cell>
          <table:table-cell office:value-type="float" office:value="-187.8888" calcext:value-type="float">
            <text:p>-187.8888</text:p>
          </table:table-cell>
          <table:table-cell office:value-type="float" office:value="0" calcext:value-type="float">
            <text:p>0</text:p>
          </table:table-cell>
          <table:table-cell office:value-type="float" office:value="344.2681" calcext:value-type="float">
            <text:p>344.2681</text:p>
          </table:table-cell>
          <table:table-cell office:value-type="float" office:value="1301.529" calcext:value-type="float">
            <text:p>1301.529</text:p>
          </table:table-cell>
          <table:table-cell office:value-type="float" office:value="1577.056" calcext:value-type="float">
            <text:p>1577.056</text:p>
          </table:table-cell>
          <table:table-cell office:value-type="float" office:value="1269.717" calcext:value-type="float">
            <text:p>1269.717</text:p>
          </table:table-cell>
          <table:table-cell office:value-type="float" office:value="757.5274" calcext:value-type="float">
            <text:p>757.5274</text:p>
          </table:table-cell>
          <table:table-cell office:value-type="float" office:value="1099.305" calcext:value-type="float">
            <text:p>1099.305</text:p>
          </table:table-cell>
          <table:table-cell office:value-type="float" office:value="415.9103" calcext:value-type="float">
            <text:p>415.9103</text:p>
          </table:table-cell>
          <table:table-cell office:value-type="float" office:value="1848.988" calcext:value-type="float">
            <text:p>1848.988</text:p>
          </table:table-cell>
          <table:table-cell office:value-type="float" office:value="2085.654" calcext:value-type="float">
            <text:p>2085.654</text:p>
          </table:table-cell>
          <table:table-cell office:value-type="float" office:value="1669.234" calcext:value-type="float">
            <text:p>1669.234</text:p>
          </table:table-cell>
          <table:table-cell office:value-type="float" office:value="585.3487" calcext:value-type="float">
            <text:p>585.3487</text:p>
          </table:table-cell>
          <table:table-cell office:value-type="float" office:value="582.0755" calcext:value-type="float">
            <text:p>582.0755</text:p>
          </table:table-cell>
          <table:table-cell office:value-type="float" office:value="142.7586" calcext:value-type="float">
            <text:p>142.7586</text:p>
          </table:table-cell>
          <table:table-cell office:value-type="float" office:value="35.68015" calcext:value-type="float">
            <text:p>35.68015</text:p>
          </table:table-cell>
          <table:table-cell office:value-type="float" office:value="0" calcext:value-type="float">
            <text:p>0</text:p>
          </table:table-cell>
          <table:table-cell office:value-type="float" office:value="-0.01363565" calcext:value-type="float">
            <text:p>-0.01363565</text:p>
          </table:table-cell>
          <table:table-cell office:value-type="float" office:value="0" calcext:value-type="float">
            <text:p>0</text:p>
          </table:table-cell>
          <table:table-cell office:value-type="float" office:value="0.0718569" calcext:value-type="float">
            <text:p>0.0718569</text:p>
          </table:table-cell>
          <table:table-cell office:value-type="float" office:value="1.304973" calcext:value-type="float">
            <text:p>1.304973</text:p>
          </table:table-cell>
          <table:table-cell office:value-type="float" office:value="-0.5082804" calcext:value-type="float">
            <text:p>-0.5082804</text:p>
          </table:table-cell>
          <table:table-cell office:value-type="float" office:value="0.7966925" calcext:value-type="float">
            <text:p>0.7966925</text:p>
          </table:table-cell>
          <table:table-cell office:value-type="float" office:value="-185.0484" calcext:value-type="float">
            <text:p>-185.0484</text:p>
          </table:table-cell>
          <table:table-cell office:value-type="float" office:value="0" calcext:value-type="float">
            <text:p>0</text:p>
          </table:table-cell>
          <table:table-cell office:value-type="float" office:value="9.601595" calcext:value-type="float">
            <text:p>9.6015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5" calcext:value-type="float">
            <text:p>14052005</text:p>
          </table:table-cell>
          <table:table-cell office:value-type="float" office:value="403.1832" calcext:value-type="float">
            <text:p>403.1832</text:p>
          </table:table-cell>
          <table:table-cell office:value-type="float" office:value="13314.83" calcext:value-type="float">
            <text:p>13314.83</text:p>
          </table:table-cell>
          <table:table-cell office:value-type="float" office:value="0" calcext:value-type="float">
            <text:p>0</text:p>
          </table:table-cell>
          <table:table-cell office:value-type="float" office:value="0.005197562" calcext:value-type="float">
            <text:p>0.005197562</text:p>
          </table:table-cell>
          <table:table-cell office:value-type="float" office:value="-189.3169" calcext:value-type="float">
            <text:p>-189.3169</text:p>
          </table:table-cell>
          <table:table-cell office:value-type="float" office:value="529.0148" calcext:value-type="float">
            <text:p>529.0148</text:p>
          </table:table-cell>
          <table:table-cell office:value-type="float" office:value="-0.08120194" calcext:value-type="float">
            <text:p>-0.08120194</text:p>
          </table:table-cell>
          <table:table-cell office:value-type="float" office:value="132.9686" calcext:value-type="float">
            <text:p>132.9686</text:p>
          </table:table-cell>
          <table:table-cell office:value-type="float" office:value="4.985464" calcext:value-type="float">
            <text:p>4.985464</text:p>
          </table:table-cell>
          <table:table-cell office:value-type="float" office:value="0.02586123" calcext:value-type="float">
            <text:p>0.02586123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4424433" calcext:value-type="float">
            <text:p>0.0442443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2309938" calcext:value-type="float">
            <text:p>0.2309938</text:p>
          </table:table-cell>
          <table:table-cell office:value-type="float" office:value="370" calcext:value-type="float">
            <text:p>370</text:p>
          </table:table-cell>
          <table:table-cell office:value-type="float" office:value="-190.2968" calcext:value-type="float">
            <text:p>-190.2968</text:p>
          </table:table-cell>
          <table:table-cell office:value-type="float" office:value="0" calcext:value-type="float">
            <text:p>0</text:p>
          </table:table-cell>
          <table:table-cell office:value-type="float" office:value="344.3265" calcext:value-type="float">
            <text:p>344.3265</text:p>
          </table:table-cell>
          <table:table-cell office:value-type="float" office:value="1300.796" calcext:value-type="float">
            <text:p>1300.796</text:p>
          </table:table-cell>
          <table:table-cell office:value-type="float" office:value="1576.262" calcext:value-type="float">
            <text:p>1576.262</text:p>
          </table:table-cell>
          <table:table-cell office:value-type="float" office:value="1269.561" calcext:value-type="float">
            <text:p>1269.561</text:p>
          </table:table-cell>
          <table:table-cell office:value-type="float" office:value="757.4101" calcext:value-type="float">
            <text:p>757.4101</text:p>
          </table:table-cell>
          <table:table-cell office:value-type="float" office:value="1099.225" calcext:value-type="float">
            <text:p>1099.225</text:p>
          </table:table-cell>
          <table:table-cell office:value-type="float" office:value="415.8694" calcext:value-type="float">
            <text:p>415.8694</text:p>
          </table:table-cell>
          <table:table-cell office:value-type="float" office:value="1848.919" calcext:value-type="float">
            <text:p>1848.919</text:p>
          </table:table-cell>
          <table:table-cell office:value-type="float" office:value="2085.605" calcext:value-type="float">
            <text:p>2085.605</text:p>
          </table:table-cell>
          <table:table-cell office:value-type="float" office:value="1669.21" calcext:value-type="float">
            <text:p>1669.21</text:p>
          </table:table-cell>
          <table:table-cell office:value-type="float" office:value="585.3453" calcext:value-type="float">
            <text:p>585.3453</text:p>
          </table:table-cell>
          <table:table-cell office:value-type="float" office:value="582.0621" calcext:value-type="float">
            <text:p>582.0621</text:p>
          </table:table-cell>
          <table:table-cell office:value-type="float" office:value="142.7587" calcext:value-type="float">
            <text:p>142.7587</text:p>
          </table:table-cell>
          <table:table-cell office:value-type="float" office:value="35.68015" calcext:value-type="float">
            <text:p>35.68015</text:p>
          </table:table-cell>
          <table:table-cell office:value-type="float" office:value="0" calcext:value-type="float">
            <text:p>0</text:p>
          </table:table-cell>
          <table:table-cell office:value-type="float" office:value="-0.013704" calcext:value-type="float">
            <text:p>-0.013704</text:p>
          </table:table-cell>
          <table:table-cell office:value-type="float" office:value="0" calcext:value-type="float">
            <text:p>0</text:p>
          </table:table-cell>
          <table:table-cell office:value-type="float" office:value="0.07463443" calcext:value-type="float">
            <text:p>0.07463443</text:p>
          </table:table-cell>
          <table:table-cell office:value-type="float" office:value="1.443034" calcext:value-type="float">
            <text:p>1.443034</text:p>
          </table:table-cell>
          <table:table-cell office:value-type="float" office:value="-0.5519615" calcext:value-type="float">
            <text:p>-0.5519615</text:p>
          </table:table-cell>
          <table:table-cell office:value-type="float" office:value="0.8910729" calcext:value-type="float">
            <text:p>0.8910729</text:p>
          </table:table-cell>
          <table:table-cell office:value-type="float" office:value="-187.0543" calcext:value-type="float">
            <text:p>-187.0543</text:p>
          </table:table-cell>
          <table:table-cell office:value-type="float" office:value="0" calcext:value-type="float">
            <text:p>0</text:p>
          </table:table-cell>
          <table:table-cell office:value-type="float" office:value="9.124393" calcext:value-type="float">
            <text:p>9.124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5" calcext:value-type="float">
            <text:p>15052005</text:p>
          </table:table-cell>
          <table:table-cell office:value-type="float" office:value="400.7098" calcext:value-type="float">
            <text:p>400.7098</text:p>
          </table:table-cell>
          <table:table-cell office:value-type="float" office:value="13314.97" calcext:value-type="float">
            <text:p>13314.97</text:p>
          </table:table-cell>
          <table:table-cell office:value-type="float" office:value="0" calcext:value-type="float">
            <text:p>0</text:p>
          </table:table-cell>
          <table:table-cell office:value-type="float" office:value="0.005817146" calcext:value-type="float">
            <text:p>0.005817146</text:p>
          </table:table-cell>
          <table:table-cell office:value-type="float" office:value="-191.4898" calcext:value-type="float">
            <text:p>-191.4898</text:p>
          </table:table-cell>
          <table:table-cell office:value-type="float" office:value="539.9243" calcext:value-type="float">
            <text:p>539.9243</text:p>
          </table:table-cell>
          <table:table-cell office:value-type="float" office:value="-0.09592779" calcext:value-type="float">
            <text:p>-0.09592779</text:p>
          </table:table-cell>
          <table:table-cell office:value-type="float" office:value="132.5805" calcext:value-type="float">
            <text:p>132.5805</text:p>
          </table:table-cell>
          <table:table-cell office:value-type="float" office:value="4.899163" calcext:value-type="float">
            <text:p>4.899163</text:p>
          </table:table-cell>
          <table:table-cell office:value-type="float" office:value="0.02608303" calcext:value-type="float">
            <text:p>0.02608303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4774677" calcext:value-type="float">
            <text:p>0.04774677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3008266" calcext:value-type="float">
            <text:p>0.3008266</text:p>
          </table:table-cell>
          <table:table-cell office:value-type="float" office:value="370" calcext:value-type="float">
            <text:p>370</text:p>
          </table:table-cell>
          <table:table-cell office:value-type="float" office:value="-192.4078" calcext:value-type="float">
            <text:p>-192.4078</text:p>
          </table:table-cell>
          <table:table-cell office:value-type="float" office:value="0" calcext:value-type="float">
            <text:p>0</text:p>
          </table:table-cell>
          <table:table-cell office:value-type="float" office:value="344.4485" calcext:value-type="float">
            <text:p>344.4485</text:p>
          </table:table-cell>
          <table:table-cell office:value-type="float" office:value="1299.918" calcext:value-type="float">
            <text:p>1299.918</text:p>
          </table:table-cell>
          <table:table-cell office:value-type="float" office:value="1575.353" calcext:value-type="float">
            <text:p>1575.353</text:p>
          </table:table-cell>
          <table:table-cell office:value-type="float" office:value="1269.381" calcext:value-type="float">
            <text:p>1269.381</text:p>
          </table:table-cell>
          <table:table-cell office:value-type="float" office:value="757.2863" calcext:value-type="float">
            <text:p>757.2863</text:p>
          </table:table-cell>
          <table:table-cell office:value-type="float" office:value="1099.141" calcext:value-type="float">
            <text:p>1099.141</text:p>
          </table:table-cell>
          <table:table-cell office:value-type="float" office:value="415.8286" calcext:value-type="float">
            <text:p>415.8286</text:p>
          </table:table-cell>
          <table:table-cell office:value-type="float" office:value="1848.851" calcext:value-type="float">
            <text:p>1848.851</text:p>
          </table:table-cell>
          <table:table-cell office:value-type="float" office:value="2085.557" calcext:value-type="float">
            <text:p>2085.557</text:p>
          </table:table-cell>
          <table:table-cell office:value-type="float" office:value="1669.185" calcext:value-type="float">
            <text:p>1669.185</text:p>
          </table:table-cell>
          <table:table-cell office:value-type="float" office:value="585.3418" calcext:value-type="float">
            <text:p>585.3418</text:p>
          </table:table-cell>
          <table:table-cell office:value-type="float" office:value="582.0483" calcext:value-type="float">
            <text:p>582.0483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5" calcext:value-type="float">
            <text:p>35.68015</text:p>
          </table:table-cell>
          <table:table-cell office:value-type="float" office:value="0" calcext:value-type="float">
            <text:p>0</text:p>
          </table:table-cell>
          <table:table-cell office:value-type="float" office:value="-0.0138477" calcext:value-type="float">
            <text:p>-0.0138477</text:p>
          </table:table-cell>
          <table:table-cell office:value-type="float" office:value="0" calcext:value-type="float">
            <text:p>0</text:p>
          </table:table-cell>
          <table:table-cell office:value-type="float" office:value="0.07824092" calcext:value-type="float">
            <text:p>0.07824092</text:p>
          </table:table-cell>
          <table:table-cell office:value-type="float" office:value="1.615041" calcext:value-type="float">
            <text:p>1.615041</text:p>
          </table:table-cell>
          <table:table-cell office:value-type="float" office:value="-0.6037022" calcext:value-type="float">
            <text:p>-0.6037022</text:p>
          </table:table-cell>
          <table:table-cell office:value-type="float" office:value="1.011339" calcext:value-type="float">
            <text:p>1.011339</text:p>
          </table:table-cell>
          <table:table-cell office:value-type="float" office:value="-189.315" calcext:value-type="float">
            <text:p>-189.315</text:p>
          </table:table-cell>
          <table:table-cell office:value-type="float" office:value="0" calcext:value-type="float">
            <text:p>0</text:p>
          </table:table-cell>
          <table:table-cell office:value-type="float" office:value="9.155439" calcext:value-type="float">
            <text:p>9.1554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5" calcext:value-type="float">
            <text:p>16052005</text:p>
          </table:table-cell>
          <table:table-cell office:value-type="float" office:value="397.6638" calcext:value-type="float">
            <text:p>397.6638</text:p>
          </table:table-cell>
          <table:table-cell office:value-type="float" office:value="13315.12" calcext:value-type="float">
            <text:p>13315.12</text:p>
          </table:table-cell>
          <table:table-cell office:value-type="float" office:value="0" calcext:value-type="float">
            <text:p>0</text:p>
          </table:table-cell>
          <table:table-cell office:value-type="float" office:value="0.006485192" calcext:value-type="float">
            <text:p>0.006485192</text:p>
          </table:table-cell>
          <table:table-cell office:value-type="float" office:value="-194.1732" calcext:value-type="float">
            <text:p>-194.1732</text:p>
          </table:table-cell>
          <table:table-cell office:value-type="float" office:value="549.4064" calcext:value-type="float">
            <text:p>549.4064</text:p>
          </table:table-cell>
          <table:table-cell office:value-type="float" office:value="-0.1126846" calcext:value-type="float">
            <text:p>-0.1126846</text:p>
          </table:table-cell>
          <table:table-cell office:value-type="float" office:value="132.1168" calcext:value-type="float">
            <text:p>132.1168</text:p>
          </table:table-cell>
          <table:table-cell office:value-type="float" office:value="4.802953" calcext:value-type="float">
            <text:p>4.802953</text:p>
          </table:table-cell>
          <table:table-cell office:value-type="float" office:value="0.02624886" calcext:value-type="float">
            <text:p>0.02624886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4909056" calcext:value-type="float">
            <text:p>0.04909056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3507394" calcext:value-type="float">
            <text:p>0.3507394</text:p>
          </table:table-cell>
          <table:table-cell office:value-type="float" office:value="370" calcext:value-type="float">
            <text:p>370</text:p>
          </table:table-cell>
          <table:table-cell office:value-type="float" office:value="-194.9157" calcext:value-type="float">
            <text:p>-194.9157</text:p>
          </table:table-cell>
          <table:table-cell office:value-type="float" office:value="0" calcext:value-type="float">
            <text:p>0</text:p>
          </table:table-cell>
          <table:table-cell office:value-type="float" office:value="344.5978" calcext:value-type="float">
            <text:p>344.5978</text:p>
          </table:table-cell>
          <table:table-cell office:value-type="float" office:value="1298.791" calcext:value-type="float">
            <text:p>1298.791</text:p>
          </table:table-cell>
          <table:table-cell office:value-type="float" office:value="1574.193" calcext:value-type="float">
            <text:p>1574.193</text:p>
          </table:table-cell>
          <table:table-cell office:value-type="float" office:value="1269.167" calcext:value-type="float">
            <text:p>1269.167</text:p>
          </table:table-cell>
          <table:table-cell office:value-type="float" office:value="757.1378" calcext:value-type="float">
            <text:p>757.1378</text:p>
          </table:table-cell>
          <table:table-cell office:value-type="float" office:value="1099.046" calcext:value-type="float">
            <text:p>1099.046</text:p>
          </table:table-cell>
          <table:table-cell office:value-type="float" office:value="415.7853" calcext:value-type="float">
            <text:p>415.7853</text:p>
          </table:table-cell>
          <table:table-cell office:value-type="float" office:value="1848.783" calcext:value-type="float">
            <text:p>1848.783</text:p>
          </table:table-cell>
          <table:table-cell office:value-type="float" office:value="2085.509" calcext:value-type="float">
            <text:p>2085.509</text:p>
          </table:table-cell>
          <table:table-cell office:value-type="float" office:value="1669.16" calcext:value-type="float">
            <text:p>1669.16</text:p>
          </table:table-cell>
          <table:table-cell office:value-type="float" office:value="585.3381" calcext:value-type="float">
            <text:p>585.3381</text:p>
          </table:table-cell>
          <table:table-cell office:value-type="float" office:value="582.0344" calcext:value-type="float">
            <text:p>582.0344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4" calcext:value-type="float">
            <text:p>35.68014</text:p>
          </table:table-cell>
          <table:table-cell office:value-type="float" office:value="0" calcext:value-type="float">
            <text:p>0</text:p>
          </table:table-cell>
          <table:table-cell office:value-type="float" office:value="-0.01414715" calcext:value-type="float">
            <text:p>-0.01414715</text:p>
          </table:table-cell>
          <table:table-cell office:value-type="float" office:value="0" calcext:value-type="float">
            <text:p>0</text:p>
          </table:table-cell>
          <table:table-cell office:value-type="float" office:value="0.08496262" calcext:value-type="float">
            <text:p>0.08496262</text:p>
          </table:table-cell>
          <table:table-cell office:value-type="float" office:value="1.904777" calcext:value-type="float">
            <text:p>1.904777</text:p>
          </table:table-cell>
          <table:table-cell office:value-type="float" office:value="-0.6836687" calcext:value-type="float">
            <text:p>-0.6836687</text:p>
          </table:table-cell>
          <table:table-cell office:value-type="float" office:value="1.221108" calcext:value-type="float">
            <text:p>1.221108</text:p>
          </table:table-cell>
          <table:table-cell office:value-type="float" office:value="-192.1271" calcext:value-type="float">
            <text:p>-192.1271</text:p>
          </table:table-cell>
          <table:table-cell office:value-type="float" office:value="0" calcext:value-type="float">
            <text:p>0</text:p>
          </table:table-cell>
          <table:table-cell office:value-type="float" office:value="9.249149" calcext:value-type="float">
            <text:p>9.2491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5" calcext:value-type="float">
            <text:p>17052005</text:p>
          </table:table-cell>
          <table:table-cell office:value-type="float" office:value="393.9917" calcext:value-type="float">
            <text:p>393.9917</text:p>
          </table:table-cell>
          <table:table-cell office:value-type="float" office:value="13315.27" calcext:value-type="float">
            <text:p>13315.27</text:p>
          </table:table-cell>
          <table:table-cell office:value-type="float" office:value="0" calcext:value-type="float">
            <text:p>0</text:p>
          </table:table-cell>
          <table:table-cell office:value-type="float" office:value="0.007207438" calcext:value-type="float">
            <text:p>0.007207438</text:p>
          </table:table-cell>
          <table:table-cell office:value-type="float" office:value="-197.4956" calcext:value-type="float">
            <text:p>-197.4956</text:p>
          </table:table-cell>
          <table:table-cell office:value-type="float" office:value="561.7596" calcext:value-type="float">
            <text:p>561.7596</text:p>
          </table:table-cell>
          <table:table-cell office:value-type="float" office:value="-0.1322824" calcext:value-type="float">
            <text:p>-0.1322824</text:p>
          </table:table-cell>
          <table:table-cell office:value-type="float" office:value="131.5998" calcext:value-type="float">
            <text:p>131.5998</text:p>
          </table:table-cell>
          <table:table-cell office:value-type="float" office:value="4.700624" calcext:value-type="float">
            <text:p>4.700624</text:p>
          </table:table-cell>
          <table:table-cell office:value-type="float" office:value="0.02631304" calcext:value-type="float">
            <text:p>0.02631304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4986761" calcext:value-type="float">
            <text:p>0.04986761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3856295" calcext:value-type="float">
            <text:p>0.3856295</text:p>
          </table:table-cell>
          <table:table-cell office:value-type="float" office:value="370" calcext:value-type="float">
            <text:p>370</text:p>
          </table:table-cell>
          <table:table-cell office:value-type="float" office:value="-197.9793" calcext:value-type="float">
            <text:p>-197.9793</text:p>
          </table:table-cell>
          <table:table-cell office:value-type="float" office:value="0" calcext:value-type="float">
            <text:p>0</text:p>
          </table:table-cell>
          <table:table-cell office:value-type="float" office:value="344.7898" calcext:value-type="float">
            <text:p>344.7898</text:p>
          </table:table-cell>
          <table:table-cell office:value-type="float" office:value="1297.426" calcext:value-type="float">
            <text:p>1297.426</text:p>
          </table:table-cell>
          <table:table-cell office:value-type="float" office:value="1572.733" calcext:value-type="float">
            <text:p>1572.733</text:p>
          </table:table-cell>
          <table:table-cell office:value-type="float" office:value="1268.881" calcext:value-type="float">
            <text:p>1268.881</text:p>
          </table:table-cell>
          <table:table-cell office:value-type="float" office:value="756.9638" calcext:value-type="float">
            <text:p>756.9638</text:p>
          </table:table-cell>
          <table:table-cell office:value-type="float" office:value="1098.93" calcext:value-type="float">
            <text:p>1098.93</text:p>
          </table:table-cell>
          <table:table-cell office:value-type="float" office:value="415.7359" calcext:value-type="float">
            <text:p>415.7359</text:p>
          </table:table-cell>
          <table:table-cell office:value-type="float" office:value="1848.712" calcext:value-type="float">
            <text:p>1848.712</text:p>
          </table:table-cell>
          <table:table-cell office:value-type="float" office:value="2085.461" calcext:value-type="float">
            <text:p>2085.461</text:p>
          </table:table-cell>
          <table:table-cell office:value-type="float" office:value="1669.135" calcext:value-type="float">
            <text:p>1669.135</text:p>
          </table:table-cell>
          <table:table-cell office:value-type="float" office:value="585.3345" calcext:value-type="float">
            <text:p>585.3345</text:p>
          </table:table-cell>
          <table:table-cell office:value-type="float" office:value="582.0202" calcext:value-type="float">
            <text:p>582.0202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4" calcext:value-type="float">
            <text:p>35.68014</text:p>
          </table:table-cell>
          <table:table-cell office:value-type="float" office:value="0" calcext:value-type="float">
            <text:p>0</text:p>
          </table:table-cell>
          <table:table-cell office:value-type="float" office:value="-0.01462589" calcext:value-type="float">
            <text:p>-0.01462589</text:p>
          </table:table-cell>
          <table:table-cell office:value-type="float" office:value="0" calcext:value-type="float">
            <text:p>0</text:p>
          </table:table-cell>
          <table:table-cell office:value-type="float" office:value="0.09293752" calcext:value-type="float">
            <text:p>0.09293752</text:p>
          </table:table-cell>
          <table:table-cell office:value-type="float" office:value="2.280998" calcext:value-type="float">
            <text:p>2.280998</text:p>
          </table:table-cell>
          <table:table-cell office:value-type="float" office:value="-0.785208" calcext:value-type="float">
            <text:p>-0.785208</text:p>
          </table:table-cell>
          <table:table-cell office:value-type="float" office:value="1.49579" calcext:value-type="float">
            <text:p>1.49579</text:p>
          </table:table-cell>
          <table:table-cell office:value-type="float" office:value="-195.5683" calcext:value-type="float">
            <text:p>-195.5683</text:p>
          </table:table-cell>
          <table:table-cell office:value-type="float" office:value="0" calcext:value-type="float">
            <text:p>0</text:p>
          </table:table-cell>
          <table:table-cell office:value-type="float" office:value="9.351092" calcext:value-type="float">
            <text:p>9.351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5" calcext:value-type="float">
            <text:p>18052005</text:p>
          </table:table-cell>
          <table:table-cell office:value-type="float" office:value="390.2891" calcext:value-type="float">
            <text:p>390.2891</text:p>
          </table:table-cell>
          <table:table-cell office:value-type="float" office:value="13315.39" calcext:value-type="float">
            <text:p>13315.39</text:p>
          </table:table-cell>
          <table:table-cell office:value-type="float" office:value="0" calcext:value-type="float">
            <text:p>0</text:p>
          </table:table-cell>
          <table:table-cell office:value-type="float" office:value="0.007985136" calcext:value-type="float">
            <text:p>0.007985136</text:p>
          </table:table-cell>
          <table:table-cell office:value-type="float" office:value="-200.9301" calcext:value-type="float">
            <text:p>-200.9301</text:p>
          </table:table-cell>
          <table:table-cell office:value-type="float" office:value="574.1125" calcext:value-type="float">
            <text:p>574.1125</text:p>
          </table:table-cell>
          <table:table-cell office:value-type="float" office:value="-0.1590585" calcext:value-type="float">
            <text:p>-0.1590585</text:p>
          </table:table-cell>
          <table:table-cell office:value-type="float" office:value="131.1629" calcext:value-type="float">
            <text:p>131.1629</text:p>
          </table:table-cell>
          <table:table-cell office:value-type="float" office:value="4.595453" calcext:value-type="float">
            <text:p>4.595453</text:p>
          </table:table-cell>
          <table:table-cell office:value-type="float" office:value="0.02638637" calcext:value-type="float">
            <text:p>0.02638637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032609" calcext:value-type="float">
            <text:p>0.05032609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093875" calcext:value-type="float">
            <text:p>0.4093875</text:p>
          </table:table-cell>
          <table:table-cell office:value-type="float" office:value="370" calcext:value-type="float">
            <text:p>370</text:p>
          </table:table-cell>
          <table:table-cell office:value-type="float" office:value="-201.0737" calcext:value-type="float">
            <text:p>-201.0737</text:p>
          </table:table-cell>
          <table:table-cell office:value-type="float" office:value="0" calcext:value-type="float">
            <text:p>0</text:p>
          </table:table-cell>
          <table:table-cell office:value-type="float" office:value="344.9986" calcext:value-type="float">
            <text:p>344.9986</text:p>
          </table:table-cell>
          <table:table-cell office:value-type="float" office:value="1296.074" calcext:value-type="float">
            <text:p>1296.074</text:p>
          </table:table-cell>
          <table:table-cell office:value-type="float" office:value="1571.237" calcext:value-type="float">
            <text:p>1571.237</text:p>
          </table:table-cell>
          <table:table-cell office:value-type="float" office:value="1268.582" calcext:value-type="float">
            <text:p>1268.582</text:p>
          </table:table-cell>
          <table:table-cell office:value-type="float" office:value="756.7736" calcext:value-type="float">
            <text:p>756.7736</text:p>
          </table:table-cell>
          <table:table-cell office:value-type="float" office:value="1098.802" calcext:value-type="float">
            <text:p>1098.802</text:p>
          </table:table-cell>
          <table:table-cell office:value-type="float" office:value="415.6803" calcext:value-type="float">
            <text:p>415.6803</text:p>
          </table:table-cell>
          <table:table-cell office:value-type="float" office:value="1848.636" calcext:value-type="float">
            <text:p>1848.636</text:p>
          </table:table-cell>
          <table:table-cell office:value-type="float" office:value="2085.413" calcext:value-type="float">
            <text:p>2085.413</text:p>
          </table:table-cell>
          <table:table-cell office:value-type="float" office:value="1669.111" calcext:value-type="float">
            <text:p>1669.111</text:p>
          </table:table-cell>
          <table:table-cell office:value-type="float" office:value="585.3308" calcext:value-type="float">
            <text:p>585.3308</text:p>
          </table:table-cell>
          <table:table-cell office:value-type="float" office:value="582.0059" calcext:value-type="float">
            <text:p>582.0059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3" calcext:value-type="float">
            <text:p>35.68013</text:p>
          </table:table-cell>
          <table:table-cell office:value-type="float" office:value="0" calcext:value-type="float">
            <text:p>0</text:p>
          </table:table-cell>
          <table:table-cell office:value-type="float" office:value="-0.01509978" calcext:value-type="float">
            <text:p>-0.01509978</text:p>
          </table:table-cell>
          <table:table-cell office:value-type="float" office:value="0" calcext:value-type="float">
            <text:p>0</text:p>
          </table:table-cell>
          <table:table-cell office:value-type="float" office:value="0.1005408" calcext:value-type="float">
            <text:p>0.1005408</text:p>
          </table:table-cell>
          <table:table-cell office:value-type="float" office:value="2.725102" calcext:value-type="float">
            <text:p>2.725102</text:p>
          </table:table-cell>
          <table:table-cell office:value-type="float" office:value="-0.8918788" calcext:value-type="float">
            <text:p>-0.8918788</text:p>
          </table:table-cell>
          <table:table-cell office:value-type="float" office:value="1.833223" calcext:value-type="float">
            <text:p>1.833223</text:p>
          </table:table-cell>
          <table:table-cell office:value-type="float" office:value="-199.0741" calcext:value-type="float">
            <text:p>-199.0741</text:p>
          </table:table-cell>
          <table:table-cell office:value-type="float" office:value="0" calcext:value-type="float">
            <text:p>0</text:p>
          </table:table-cell>
          <table:table-cell office:value-type="float" office:value="9.422996" calcext:value-type="float">
            <text:p>9.4229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5" calcext:value-type="float">
            <text:p>19052005</text:p>
          </table:table-cell>
          <table:table-cell office:value-type="float" office:value="386.2728" calcext:value-type="float">
            <text:p>386.2728</text:p>
          </table:table-cell>
          <table:table-cell office:value-type="float" office:value="13315.46" calcext:value-type="float">
            <text:p>13315.46</text:p>
          </table:table-cell>
          <table:table-cell office:value-type="float" office:value="0" calcext:value-type="float">
            <text:p>0</text:p>
          </table:table-cell>
          <table:table-cell office:value-type="float" office:value="0.008925198" calcext:value-type="float">
            <text:p>0.008925198</text:p>
          </table:table-cell>
          <table:table-cell office:value-type="float" office:value="-204.6934" calcext:value-type="float">
            <text:p>-204.6934</text:p>
          </table:table-cell>
          <table:table-cell office:value-type="float" office:value="586.7249" calcext:value-type="float">
            <text:p>586.7249</text:p>
          </table:table-cell>
          <table:table-cell office:value-type="float" office:value="-0.1926895" calcext:value-type="float">
            <text:p>-0.1926895</text:p>
          </table:table-cell>
          <table:table-cell office:value-type="float" office:value="130.2418" calcext:value-type="float">
            <text:p>130.2418</text:p>
          </table:table-cell>
          <table:table-cell office:value-type="float" office:value="4.490618" calcext:value-type="float">
            <text:p>4.490618</text:p>
          </table:table-cell>
          <table:table-cell office:value-type="float" office:value="0.02637476" calcext:value-type="float">
            <text:p>0.02637476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06005" calcext:value-type="float">
            <text:p>0.0506005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254448" calcext:value-type="float">
            <text:p>0.4254448</text:p>
          </table:table-cell>
          <table:table-cell office:value-type="float" office:value="370" calcext:value-type="float">
            <text:p>370</text:p>
          </table:table-cell>
          <table:table-cell office:value-type="float" office:value="-204.4268" calcext:value-type="float">
            <text:p>-204.4268</text:p>
          </table:table-cell>
          <table:table-cell office:value-type="float" office:value="0" calcext:value-type="float">
            <text:p>0</text:p>
          </table:table-cell>
          <table:table-cell office:value-type="float" office:value="345.2298" calcext:value-type="float">
            <text:p>345.2298</text:p>
          </table:table-cell>
          <table:table-cell office:value-type="float" office:value="1294.597" calcext:value-type="float">
            <text:p>1294.597</text:p>
          </table:table-cell>
          <table:table-cell office:value-type="float" office:value="1569.566" calcext:value-type="float">
            <text:p>1569.566</text:p>
          </table:table-cell>
          <table:table-cell office:value-type="float" office:value="1268.243" calcext:value-type="float">
            <text:p>1268.243</text:p>
          </table:table-cell>
          <table:table-cell office:value-type="float" office:value="756.5676" calcext:value-type="float">
            <text:p>756.5676</text:p>
          </table:table-cell>
          <table:table-cell office:value-type="float" office:value="1098.661" calcext:value-type="float">
            <text:p>1098.661</text:p>
          </table:table-cell>
          <table:table-cell office:value-type="float" office:value="415.6199" calcext:value-type="float">
            <text:p>415.6199</text:p>
          </table:table-cell>
          <table:table-cell office:value-type="float" office:value="1848.556" calcext:value-type="float">
            <text:p>1848.556</text:p>
          </table:table-cell>
          <table:table-cell office:value-type="float" office:value="2085.363" calcext:value-type="float">
            <text:p>2085.363</text:p>
          </table:table-cell>
          <table:table-cell office:value-type="float" office:value="1669.086" calcext:value-type="float">
            <text:p>1669.086</text:p>
          </table:table-cell>
          <table:table-cell office:value-type="float" office:value="585.327" calcext:value-type="float">
            <text:p>585.327</text:p>
          </table:table-cell>
          <table:table-cell office:value-type="float" office:value="581.9915" calcext:value-type="float">
            <text:p>581.9915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3" calcext:value-type="float">
            <text:p>35.68013</text:p>
          </table:table-cell>
          <table:table-cell office:value-type="float" office:value="0" calcext:value-type="float">
            <text:p>0</text:p>
          </table:table-cell>
          <table:table-cell office:value-type="float" office:value="-0.01571622" calcext:value-type="float">
            <text:p>-0.01571622</text:p>
          </table:table-cell>
          <table:table-cell office:value-type="float" office:value="0" calcext:value-type="float">
            <text:p>0</text:p>
          </table:table-cell>
          <table:table-cell office:value-type="float" office:value="0.1141767" calcext:value-type="float">
            <text:p>0.1141767</text:p>
          </table:table-cell>
          <table:table-cell office:value-type="float" office:value="3.249994" calcext:value-type="float">
            <text:p>3.249994</text:p>
          </table:table-cell>
          <table:table-cell office:value-type="float" office:value="-1.023942" calcext:value-type="float">
            <text:p>-1.023942</text:p>
          </table:table-cell>
          <table:table-cell office:value-type="float" office:value="2.226051" calcext:value-type="float">
            <text:p>2.226051</text:p>
          </table:table-cell>
          <table:table-cell office:value-type="float" office:value="-202.9283" calcext:value-type="float">
            <text:p>-202.9283</text:p>
          </table:table-cell>
          <table:table-cell office:value-type="float" office:value="0" calcext:value-type="float">
            <text:p>0</text:p>
          </table:table-cell>
          <table:table-cell office:value-type="float" office:value="9.529532" calcext:value-type="float">
            <text:p>9.5295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5" calcext:value-type="float">
            <text:p>20052005</text:p>
          </table:table-cell>
          <table:table-cell office:value-type="float" office:value="382.1949" calcext:value-type="float">
            <text:p>382.1949</text:p>
          </table:table-cell>
          <table:table-cell office:value-type="float" office:value="13315.5" calcext:value-type="float">
            <text:p>13315.5</text:p>
          </table:table-cell>
          <table:table-cell office:value-type="float" office:value="0" calcext:value-type="float">
            <text:p>0</text:p>
          </table:table-cell>
          <table:table-cell office:value-type="float" office:value="0.009837266" calcext:value-type="float">
            <text:p>0.009837266</text:p>
          </table:table-cell>
          <table:table-cell office:value-type="float" office:value="-208.5992" calcext:value-type="float">
            <text:p>-208.5992</text:p>
          </table:table-cell>
          <table:table-cell office:value-type="float" office:value="599.6946" calcext:value-type="float">
            <text:p>599.6946</text:p>
          </table:table-cell>
          <table:table-cell office:value-type="float" office:value="-0.2378208" calcext:value-type="float">
            <text:p>-0.2378208</text:p>
          </table:table-cell>
          <table:table-cell office:value-type="float" office:value="129.5739" calcext:value-type="float">
            <text:p>129.5739</text:p>
          </table:table-cell>
          <table:table-cell office:value-type="float" office:value="4.389688" calcext:value-type="float">
            <text:p>4.389688</text:p>
          </table:table-cell>
          <table:table-cell office:value-type="float" office:value="0.0263486" calcext:value-type="float">
            <text:p>0.0263486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076757" calcext:value-type="float">
            <text:p>0.05076757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364384" calcext:value-type="float">
            <text:p>0.4364384</text:p>
          </table:table-cell>
          <table:table-cell office:value-type="float" office:value="370" calcext:value-type="float">
            <text:p>370</text:p>
          </table:table-cell>
          <table:table-cell office:value-type="float" office:value="-207.8942" calcext:value-type="float">
            <text:p>-207.8942</text:p>
          </table:table-cell>
          <table:table-cell office:value-type="float" office:value="0" calcext:value-type="float">
            <text:p>0</text:p>
          </table:table-cell>
          <table:table-cell office:value-type="float" office:value="345.4778" calcext:value-type="float">
            <text:p>345.4778</text:p>
          </table:table-cell>
          <table:table-cell office:value-type="float" office:value="1293.112" calcext:value-type="float">
            <text:p>1293.112</text:p>
          </table:table-cell>
          <table:table-cell office:value-type="float" office:value="1567.85" calcext:value-type="float">
            <text:p>1567.85</text:p>
          </table:table-cell>
          <table:table-cell office:value-type="float" office:value="1267.884" calcext:value-type="float">
            <text:p>1267.884</text:p>
          </table:table-cell>
          <table:table-cell office:value-type="float" office:value="756.3436" calcext:value-type="float">
            <text:p>756.3436</text:p>
          </table:table-cell>
          <table:table-cell office:value-type="float" office:value="1098.507" calcext:value-type="float">
            <text:p>1098.507</text:p>
          </table:table-cell>
          <table:table-cell office:value-type="float" office:value="415.5546" calcext:value-type="float">
            <text:p>415.5546</text:p>
          </table:table-cell>
          <table:table-cell office:value-type="float" office:value="1848.462" calcext:value-type="float">
            <text:p>1848.462</text:p>
          </table:table-cell>
          <table:table-cell office:value-type="float" office:value="2085.312" calcext:value-type="float">
            <text:p>2085.312</text:p>
          </table:table-cell>
          <table:table-cell office:value-type="float" office:value="1669.061" calcext:value-type="float">
            <text:p>1669.061</text:p>
          </table:table-cell>
          <table:table-cell office:value-type="float" office:value="585.3233" calcext:value-type="float">
            <text:p>585.3233</text:p>
          </table:table-cell>
          <table:table-cell office:value-type="float" office:value="581.9769" calcext:value-type="float">
            <text:p>581.9769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3" calcext:value-type="float">
            <text:p>35.68013</text:p>
          </table:table-cell>
          <table:table-cell office:value-type="float" office:value="0" calcext:value-type="float">
            <text:p>0</text:p>
          </table:table-cell>
          <table:table-cell office:value-type="float" office:value="-0.01635941" calcext:value-type="float">
            <text:p>-0.01635941</text:p>
          </table:table-cell>
          <table:table-cell office:value-type="float" office:value="0" calcext:value-type="float">
            <text:p>0</text:p>
          </table:table-cell>
          <table:table-cell office:value-type="float" office:value="0.1255063" calcext:value-type="float">
            <text:p>0.1255063</text:p>
          </table:table-cell>
          <table:table-cell office:value-type="float" office:value="3.805596" calcext:value-type="float">
            <text:p>3.805596</text:p>
          </table:table-cell>
          <table:table-cell office:value-type="float" office:value="-1.175352" calcext:value-type="float">
            <text:p>-1.175352</text:p>
          </table:table-cell>
          <table:table-cell office:value-type="float" office:value="2.630244" calcext:value-type="float">
            <text:p>2.630244</text:p>
          </table:table-cell>
          <table:table-cell office:value-type="float" office:value="-206.8753" calcext:value-type="float">
            <text:p>-206.8753</text:p>
          </table:table-cell>
          <table:table-cell office:value-type="float" office:value="0" calcext:value-type="float">
            <text:p>0</text:p>
          </table:table-cell>
          <table:table-cell office:value-type="float" office:value="9.603346" calcext:value-type="float">
            <text:p>9.603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5" calcext:value-type="float">
            <text:p>21052005</text:p>
          </table:table-cell>
          <table:table-cell office:value-type="float" office:value="378.0483" calcext:value-type="float">
            <text:p>378.0483</text:p>
          </table:table-cell>
          <table:table-cell office:value-type="float" office:value="13315.49" calcext:value-type="float">
            <text:p>13315.49</text:p>
          </table:table-cell>
          <table:table-cell office:value-type="float" office:value="0" calcext:value-type="float">
            <text:p>0</text:p>
          </table:table-cell>
          <table:table-cell office:value-type="float" office:value="0.01134774" calcext:value-type="float">
            <text:p>0.01134774</text:p>
          </table:table-cell>
          <table:table-cell office:value-type="float" office:value="-212.6316" calcext:value-type="float">
            <text:p>-212.6316</text:p>
          </table:table-cell>
          <table:table-cell office:value-type="float" office:value="612.6977" calcext:value-type="float">
            <text:p>612.6977</text:p>
          </table:table-cell>
          <table:table-cell office:value-type="float" office:value="-0.2959265" calcext:value-type="float">
            <text:p>-0.2959265</text:p>
          </table:table-cell>
          <table:table-cell office:value-type="float" office:value="128.704" calcext:value-type="float">
            <text:p>128.704</text:p>
          </table:table-cell>
          <table:table-cell office:value-type="float" office:value="4.286062" calcext:value-type="float">
            <text:p>4.286062</text:p>
          </table:table-cell>
          <table:table-cell office:value-type="float" office:value="0.02631377" calcext:value-type="float">
            <text:p>0.02631377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087227" calcext:value-type="float">
            <text:p>0.05087227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441645" calcext:value-type="float">
            <text:p>0.4441645</text:p>
          </table:table-cell>
          <table:table-cell office:value-type="float" office:value="370" calcext:value-type="float">
            <text:p>370</text:p>
          </table:table-cell>
          <table:table-cell office:value-type="float" office:value="-211.4761" calcext:value-type="float">
            <text:p>-211.4761</text:p>
          </table:table-cell>
          <table:table-cell office:value-type="float" office:value="0" calcext:value-type="float">
            <text:p>0</text:p>
          </table:table-cell>
          <table:table-cell office:value-type="float" office:value="345.7372" calcext:value-type="float">
            <text:p>345.7372</text:p>
          </table:table-cell>
          <table:table-cell office:value-type="float" office:value="1291.599" calcext:value-type="float">
            <text:p>1291.599</text:p>
          </table:table-cell>
          <table:table-cell office:value-type="float" office:value="1566.086" calcext:value-type="float">
            <text:p>1566.086</text:p>
          </table:table-cell>
          <table:table-cell office:value-type="float" office:value="1267.507" calcext:value-type="float">
            <text:p>1267.507</text:p>
          </table:table-cell>
          <table:table-cell office:value-type="float" office:value="756.1128" calcext:value-type="float">
            <text:p>756.1128</text:p>
          </table:table-cell>
          <table:table-cell office:value-type="float" office:value="1098.344" calcext:value-type="float">
            <text:p>1098.344</text:p>
          </table:table-cell>
          <table:table-cell office:value-type="float" office:value="415.4861" calcext:value-type="float">
            <text:p>415.4861</text:p>
          </table:table-cell>
          <table:table-cell office:value-type="float" office:value="1848.363" calcext:value-type="float">
            <text:p>1848.363</text:p>
          </table:table-cell>
          <table:table-cell office:value-type="float" office:value="2085.26" calcext:value-type="float">
            <text:p>2085.26</text:p>
          </table:table-cell>
          <table:table-cell office:value-type="float" office:value="1669.036" calcext:value-type="float">
            <text:p>1669.036</text:p>
          </table:table-cell>
          <table:table-cell office:value-type="float" office:value="585.3195" calcext:value-type="float">
            <text:p>585.3195</text:p>
          </table:table-cell>
          <table:table-cell office:value-type="float" office:value="581.9622" calcext:value-type="float">
            <text:p>581.9622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3" calcext:value-type="float">
            <text:p>35.68013</text:p>
          </table:table-cell>
          <table:table-cell office:value-type="float" office:value="0" calcext:value-type="float">
            <text:p>0</text:p>
          </table:table-cell>
          <table:table-cell office:value-type="float" office:value="-0.01701216" calcext:value-type="float">
            <text:p>-0.01701216</text:p>
          </table:table-cell>
          <table:table-cell office:value-type="float" office:value="0" calcext:value-type="float">
            <text:p>0</text:p>
          </table:table-cell>
          <table:table-cell office:value-type="float" office:value="0.1365264" calcext:value-type="float">
            <text:p>0.1365264</text:p>
          </table:table-cell>
          <table:table-cell office:value-type="float" office:value="4.393368" calcext:value-type="float">
            <text:p>4.393368</text:p>
          </table:table-cell>
          <table:table-cell office:value-type="float" office:value="-1.363075" calcext:value-type="float">
            <text:p>-1.363075</text:p>
          </table:table-cell>
          <table:table-cell office:value-type="float" office:value="3.030293" calcext:value-type="float">
            <text:p>3.030293</text:p>
          </table:table-cell>
          <table:table-cell office:value-type="float" office:value="-210.9388" calcext:value-type="float">
            <text:p>-210.9388</text:p>
          </table:table-cell>
          <table:table-cell office:value-type="float" office:value="0" calcext:value-type="float">
            <text:p>0</text:p>
          </table:table-cell>
          <table:table-cell office:value-type="float" office:value="9.683838" calcext:value-type="float">
            <text:p>9.6838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5" calcext:value-type="float">
            <text:p>22052005</text:p>
          </table:table-cell>
          <table:table-cell office:value-type="float" office:value="373.9835" calcext:value-type="float">
            <text:p>373.9835</text:p>
          </table:table-cell>
          <table:table-cell office:value-type="float" office:value="13315.43" calcext:value-type="float">
            <text:p>13315.43</text:p>
          </table:table-cell>
          <table:table-cell office:value-type="float" office:value="0" calcext:value-type="float">
            <text:p>0</text:p>
          </table:table-cell>
          <table:table-cell office:value-type="float" office:value="0.01297794" calcext:value-type="float">
            <text:p>0.01297794</text:p>
          </table:table-cell>
          <table:table-cell office:value-type="float" office:value="-216.6726" calcext:value-type="float">
            <text:p>-216.6726</text:p>
          </table:table-cell>
          <table:table-cell office:value-type="float" office:value="625.4436" calcext:value-type="float">
            <text:p>625.4436</text:p>
          </table:table-cell>
          <table:table-cell office:value-type="float" office:value="-0.3587474" calcext:value-type="float">
            <text:p>-0.3587474</text:p>
          </table:table-cell>
          <table:table-cell office:value-type="float" office:value="127.9784" calcext:value-type="float">
            <text:p>127.9784</text:p>
          </table:table-cell>
          <table:table-cell office:value-type="float" office:value="4.191639" calcext:value-type="float">
            <text:p>4.191639</text:p>
          </table:table-cell>
          <table:table-cell office:value-type="float" office:value="0.0262917" calcext:value-type="float">
            <text:p>0.0262917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093953" calcext:value-type="float">
            <text:p>0.05093953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497335" calcext:value-type="float">
            <text:p>0.4497335</text:p>
          </table:table-cell>
          <table:table-cell office:value-type="float" office:value="370" calcext:value-type="float">
            <text:p>370</text:p>
          </table:table-cell>
          <table:table-cell office:value-type="float" office:value="-214.9672" calcext:value-type="float">
            <text:p>-214.9672</text:p>
          </table:table-cell>
          <table:table-cell office:value-type="float" office:value="0" calcext:value-type="float">
            <text:p>0</text:p>
          </table:table-cell>
          <table:table-cell office:value-type="float" office:value="345.9969" calcext:value-type="float">
            <text:p>345.9969</text:p>
          </table:table-cell>
          <table:table-cell office:value-type="float" office:value="1290.123" calcext:value-type="float">
            <text:p>1290.123</text:p>
          </table:table-cell>
          <table:table-cell office:value-type="float" office:value="1564.341" calcext:value-type="float">
            <text:p>1564.341</text:p>
          </table:table-cell>
          <table:table-cell office:value-type="float" office:value="1267.121" calcext:value-type="float">
            <text:p>1267.121</text:p>
          </table:table-cell>
          <table:table-cell office:value-type="float" office:value="755.8719" calcext:value-type="float">
            <text:p>755.8719</text:p>
          </table:table-cell>
          <table:table-cell office:value-type="float" office:value="1098.173" calcext:value-type="float">
            <text:p>1098.173</text:p>
          </table:table-cell>
          <table:table-cell office:value-type="float" office:value="415.4132" calcext:value-type="float">
            <text:p>415.4132</text:p>
          </table:table-cell>
          <table:table-cell office:value-type="float" office:value="1848.261" calcext:value-type="float">
            <text:p>1848.261</text:p>
          </table:table-cell>
          <table:table-cell office:value-type="float" office:value="2085.207" calcext:value-type="float">
            <text:p>2085.207</text:p>
          </table:table-cell>
          <table:table-cell office:value-type="float" office:value="1669.01" calcext:value-type="float">
            <text:p>1669.01</text:p>
          </table:table-cell>
          <table:table-cell office:value-type="float" office:value="585.3157" calcext:value-type="float">
            <text:p>585.3157</text:p>
          </table:table-cell>
          <table:table-cell office:value-type="float" office:value="581.9472" calcext:value-type="float">
            <text:p>581.9472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2" calcext:value-type="float">
            <text:p>35.68012</text:p>
          </table:table-cell>
          <table:table-cell office:value-type="float" office:value="0" calcext:value-type="float">
            <text:p>0</text:p>
          </table:table-cell>
          <table:table-cell office:value-type="float" office:value="-0.01763436" calcext:value-type="float">
            <text:p>-0.01763436</text:p>
          </table:table-cell>
          <table:table-cell office:value-type="float" office:value="0" calcext:value-type="float">
            <text:p>0</text:p>
          </table:table-cell>
          <table:table-cell office:value-type="float" office:value="0.1476228" calcext:value-type="float">
            <text:p>0.1476228</text:p>
          </table:table-cell>
          <table:table-cell office:value-type="float" office:value="5.089133" calcext:value-type="float">
            <text:p>5.089133</text:p>
          </table:table-cell>
          <table:table-cell office:value-type="float" office:value="-1.566402" calcext:value-type="float">
            <text:p>-1.566402</text:p>
          </table:table-cell>
          <table:table-cell office:value-type="float" office:value="3.522731" calcext:value-type="float">
            <text:p>3.522731</text:p>
          </table:table-cell>
          <table:table-cell office:value-type="float" office:value="-214.9716" calcext:value-type="float">
            <text:p>-214.9716</text:p>
          </table:table-cell>
          <table:table-cell office:value-type="float" office:value="0" calcext:value-type="float">
            <text:p>0</text:p>
          </table:table-cell>
          <table:table-cell office:value-type="float" office:value="9.73219" calcext:value-type="float">
            <text:p>9.732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5" calcext:value-type="float">
            <text:p>23052005</text:p>
          </table:table-cell>
          <table:table-cell office:value-type="float" office:value="370.2027" calcext:value-type="float">
            <text:p>370.2027</text:p>
          </table:table-cell>
          <table:table-cell office:value-type="float" office:value="13315.36" calcext:value-type="float">
            <text:p>13315.36</text:p>
          </table:table-cell>
          <table:table-cell office:value-type="float" office:value="0" calcext:value-type="float">
            <text:p>0</text:p>
          </table:table-cell>
          <table:table-cell office:value-type="float" office:value="0.01471438" calcext:value-type="float">
            <text:p>0.01471438</text:p>
          </table:table-cell>
          <table:table-cell office:value-type="float" office:value="-220.4522" calcext:value-type="float">
            <text:p>-220.4522</text:p>
          </table:table-cell>
          <table:table-cell office:value-type="float" office:value="636.8318" calcext:value-type="float">
            <text:p>636.8318</text:p>
          </table:table-cell>
          <table:table-cell office:value-type="float" office:value="-0.4307093" calcext:value-type="float">
            <text:p>-0.4307093</text:p>
          </table:table-cell>
          <table:table-cell office:value-type="float" office:value="127.4112" calcext:value-type="float">
            <text:p>127.4112</text:p>
          </table:table-cell>
          <table:table-cell office:value-type="float" office:value="4.098073" calcext:value-type="float">
            <text:p>4.098073</text:p>
          </table:table-cell>
          <table:table-cell office:value-type="float" office:value="0.02632439" calcext:value-type="float">
            <text:p>0.02632439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09831" calcext:value-type="float">
            <text:p>0.0509831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538256" calcext:value-type="float">
            <text:p>0.4538256</text:p>
          </table:table-cell>
          <table:table-cell office:value-type="float" office:value="370" calcext:value-type="float">
            <text:p>370</text:p>
          </table:table-cell>
          <table:table-cell office:value-type="float" office:value="-218.1651" calcext:value-type="float">
            <text:p>-218.1651</text:p>
          </table:table-cell>
          <table:table-cell office:value-type="float" office:value="0" calcext:value-type="float">
            <text:p>0</text:p>
          </table:table-cell>
          <table:table-cell office:value-type="float" office:value="346.2443" calcext:value-type="float">
            <text:p>346.2443</text:p>
          </table:table-cell>
          <table:table-cell office:value-type="float" office:value="1288.752" calcext:value-type="float">
            <text:p>1288.752</text:p>
          </table:table-cell>
          <table:table-cell office:value-type="float" office:value="1562.741" calcext:value-type="float">
            <text:p>1562.741</text:p>
          </table:table-cell>
          <table:table-cell office:value-type="float" office:value="1266.765" calcext:value-type="float">
            <text:p>1266.765</text:p>
          </table:table-cell>
          <table:table-cell office:value-type="float" office:value="755.6408" calcext:value-type="float">
            <text:p>755.6408</text:p>
          </table:table-cell>
          <table:table-cell office:value-type="float" office:value="1098.006" calcext:value-type="float">
            <text:p>1098.006</text:p>
          </table:table-cell>
          <table:table-cell office:value-type="float" office:value="415.3405" calcext:value-type="float">
            <text:p>415.3405</text:p>
          </table:table-cell>
          <table:table-cell office:value-type="float" office:value="1848.155" calcext:value-type="float">
            <text:p>1848.155</text:p>
          </table:table-cell>
          <table:table-cell office:value-type="float" office:value="2085.152" calcext:value-type="float">
            <text:p>2085.152</text:p>
          </table:table-cell>
          <table:table-cell office:value-type="float" office:value="1668.983" calcext:value-type="float">
            <text:p>1668.983</text:p>
          </table:table-cell>
          <table:table-cell office:value-type="float" office:value="585.3117" calcext:value-type="float">
            <text:p>585.3117</text:p>
          </table:table-cell>
          <table:table-cell office:value-type="float" office:value="581.932" calcext:value-type="float">
            <text:p>581.932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2" calcext:value-type="float">
            <text:p>35.68012</text:p>
          </table:table-cell>
          <table:table-cell office:value-type="float" office:value="0" calcext:value-type="float">
            <text:p>0</text:p>
          </table:table-cell>
          <table:table-cell office:value-type="float" office:value="-0.01815505" calcext:value-type="float">
            <text:p>-0.01815505</text:p>
          </table:table-cell>
          <table:table-cell office:value-type="float" office:value="0" calcext:value-type="float">
            <text:p>0</text:p>
          </table:table-cell>
          <table:table-cell office:value-type="float" office:value="0.17268" calcext:value-type="float">
            <text:p>0.17268</text:p>
          </table:table-cell>
          <table:table-cell office:value-type="float" office:value="5.883008" calcext:value-type="float">
            <text:p>5.883008</text:p>
          </table:table-cell>
          <table:table-cell office:value-type="float" office:value="-1.846858" calcext:value-type="float">
            <text:p>-1.846858</text:p>
          </table:table-cell>
          <table:table-cell office:value-type="float" office:value="4.03615" calcext:value-type="float">
            <text:p>4.03615</text:p>
          </table:table-cell>
          <table:table-cell office:value-type="float" office:value="-218.7334" calcext:value-type="float">
            <text:p>-218.7334</text:p>
          </table:table-cell>
          <table:table-cell office:value-type="float" office:value="0" calcext:value-type="float">
            <text:p>0</text:p>
          </table:table-cell>
          <table:table-cell office:value-type="float" office:value="9.78172" calcext:value-type="float">
            <text:p>9.78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5" calcext:value-type="float">
            <text:p>24052005</text:p>
          </table:table-cell>
          <table:table-cell office:value-type="float" office:value="366.2465" calcext:value-type="float">
            <text:p>366.2465</text:p>
          </table:table-cell>
          <table:table-cell office:value-type="float" office:value="13315.26" calcext:value-type="float">
            <text:p>13315.26</text:p>
          </table:table-cell>
          <table:table-cell office:value-type="float" office:value="0" calcext:value-type="float">
            <text:p>0</text:p>
          </table:table-cell>
          <table:table-cell office:value-type="float" office:value="0.01676439" calcext:value-type="float">
            <text:p>0.01676439</text:p>
          </table:table-cell>
          <table:table-cell office:value-type="float" office:value="-224.4337" calcext:value-type="float">
            <text:p>-224.4337</text:p>
          </table:table-cell>
          <table:table-cell office:value-type="float" office:value="649.1035" calcext:value-type="float">
            <text:p>649.1035</text:p>
          </table:table-cell>
          <table:table-cell office:value-type="float" office:value="-0.5191941" calcext:value-type="float">
            <text:p>-0.5191941</text:p>
          </table:table-cell>
          <table:table-cell office:value-type="float" office:value="126.6109" calcext:value-type="float">
            <text:p>126.6109</text:p>
          </table:table-cell>
          <table:table-cell office:value-type="float" office:value="3.998505" calcext:value-type="float">
            <text:p>3.998505</text:p>
          </table:table-cell>
          <table:table-cell office:value-type="float" office:value="0.02633717" calcext:value-type="float">
            <text:p>0.02633717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099544" calcext:value-type="float">
            <text:p>0.05099544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557292" calcext:value-type="float">
            <text:p>0.4557292</text:p>
          </table:table-cell>
          <table:table-cell office:value-type="float" office:value="370" calcext:value-type="float">
            <text:p>370</text:p>
          </table:table-cell>
          <table:table-cell office:value-type="float" office:value="-221.4293" calcext:value-type="float">
            <text:p>-221.4293</text:p>
          </table:table-cell>
          <table:table-cell office:value-type="float" office:value="0" calcext:value-type="float">
            <text:p>0</text:p>
          </table:table-cell>
          <table:table-cell office:value-type="float" office:value="346.5058" calcext:value-type="float">
            <text:p>346.5058</text:p>
          </table:table-cell>
          <table:table-cell office:value-type="float" office:value="1287.308" calcext:value-type="float">
            <text:p>1287.308</text:p>
          </table:table-cell>
          <table:table-cell office:value-type="float" office:value="1561.048" calcext:value-type="float">
            <text:p>1561.048</text:p>
          </table:table-cell>
          <table:table-cell office:value-type="float" office:value="1266.386" calcext:value-type="float">
            <text:p>1266.386</text:p>
          </table:table-cell>
          <table:table-cell office:value-type="float" office:value="755.3965" calcext:value-type="float">
            <text:p>755.3965</text:p>
          </table:table-cell>
          <table:table-cell office:value-type="float" office:value="1097.833" calcext:value-type="float">
            <text:p>1097.833</text:p>
          </table:table-cell>
          <table:table-cell office:value-type="float" office:value="415.2658" calcext:value-type="float">
            <text:p>415.2658</text:p>
          </table:table-cell>
          <table:table-cell office:value-type="float" office:value="1848.049" calcext:value-type="float">
            <text:p>1848.049</text:p>
          </table:table-cell>
          <table:table-cell office:value-type="float" office:value="2085.096" calcext:value-type="float">
            <text:p>2085.096</text:p>
          </table:table-cell>
          <table:table-cell office:value-type="float" office:value="1668.957" calcext:value-type="float">
            <text:p>1668.957</text:p>
          </table:table-cell>
          <table:table-cell office:value-type="float" office:value="585.3077" calcext:value-type="float">
            <text:p>585.3077</text:p>
          </table:table-cell>
          <table:table-cell office:value-type="float" office:value="581.9166" calcext:value-type="float">
            <text:p>581.9166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1" calcext:value-type="float">
            <text:p>35.68011</text:p>
          </table:table-cell>
          <table:table-cell office:value-type="float" office:value="0" calcext:value-type="float">
            <text:p>0</text:p>
          </table:table-cell>
          <table:table-cell office:value-type="float" office:value="-0.01872885" calcext:value-type="float">
            <text:p>-0.01872885</text:p>
          </table:table-cell>
          <table:table-cell office:value-type="float" office:value="0" calcext:value-type="float">
            <text:p>0</text:p>
          </table:table-cell>
          <table:table-cell office:value-type="float" office:value="0.1926252" calcext:value-type="float">
            <text:p>0.1926252</text:p>
          </table:table-cell>
          <table:table-cell office:value-type="float" office:value="6.83224" calcext:value-type="float">
            <text:p>6.83224</text:p>
          </table:table-cell>
          <table:table-cell office:value-type="float" office:value="-2.165817" calcext:value-type="float">
            <text:p>-2.165817</text:p>
          </table:table-cell>
          <table:table-cell office:value-type="float" office:value="4.666423" calcext:value-type="float">
            <text:p>4.666423</text:p>
          </table:table-cell>
          <table:table-cell office:value-type="float" office:value="-222.6956" calcext:value-type="float">
            <text:p>-222.6956</text:p>
          </table:table-cell>
          <table:table-cell office:value-type="float" office:value="0" calcext:value-type="float">
            <text:p>0</text:p>
          </table:table-cell>
          <table:table-cell office:value-type="float" office:value="9.849175" calcext:value-type="float">
            <text:p>9.8491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5" calcext:value-type="float">
            <text:p>25052005</text:p>
          </table:table-cell>
          <table:table-cell office:value-type="float" office:value="363.2684" calcext:value-type="float">
            <text:p>363.2684</text:p>
          </table:table-cell>
          <table:table-cell office:value-type="float" office:value="13315.17" calcext:value-type="float">
            <text:p>13315.17</text:p>
          </table:table-cell>
          <table:table-cell office:value-type="float" office:value="0" calcext:value-type="float">
            <text:p>0</text:p>
          </table:table-cell>
          <table:table-cell office:value-type="float" office:value="0.01838456" calcext:value-type="float">
            <text:p>0.01838456</text:p>
          </table:table-cell>
          <table:table-cell office:value-type="float" office:value="-227.4497" calcext:value-type="float">
            <text:p>-227.4497</text:p>
          </table:table-cell>
          <table:table-cell office:value-type="float" office:value="659.4728" calcext:value-type="float">
            <text:p>659.4728</text:p>
          </table:table-cell>
          <table:table-cell office:value-type="float" office:value="-0.6187328" calcext:value-type="float">
            <text:p>-0.6187328</text:p>
          </table:table-cell>
          <table:table-cell office:value-type="float" office:value="126.3756" calcext:value-type="float">
            <text:p>126.3756</text:p>
          </table:table-cell>
          <table:table-cell office:value-type="float" office:value="3.915389" calcext:value-type="float">
            <text:p>3.915389</text:p>
          </table:table-cell>
          <table:table-cell office:value-type="float" office:value="0.02651607" calcext:value-type="float">
            <text:p>0.02651607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099956" calcext:value-type="float">
            <text:p>0.05099956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569172" calcext:value-type="float">
            <text:p>0.4569172</text:p>
          </table:table-cell>
          <table:table-cell office:value-type="float" office:value="370" calcext:value-type="float">
            <text:p>370</text:p>
          </table:table-cell>
          <table:table-cell office:value-type="float" office:value="-223.719" calcext:value-type="float">
            <text:p>-223.719</text:p>
          </table:table-cell>
          <table:table-cell office:value-type="float" office:value="0" calcext:value-type="float">
            <text:p>0</text:p>
          </table:table-cell>
          <table:table-cell office:value-type="float" office:value="346.6709" calcext:value-type="float">
            <text:p>346.6709</text:p>
          </table:table-cell>
          <table:table-cell office:value-type="float" office:value="1286.347" calcext:value-type="float">
            <text:p>1286.347</text:p>
          </table:table-cell>
          <table:table-cell office:value-type="float" office:value="1559.833" calcext:value-type="float">
            <text:p>1559.833</text:p>
          </table:table-cell>
          <table:table-cell office:value-type="float" office:value="1266.079" calcext:value-type="float">
            <text:p>1266.079</text:p>
          </table:table-cell>
          <table:table-cell office:value-type="float" office:value="755.1846" calcext:value-type="float">
            <text:p>755.1846</text:p>
          </table:table-cell>
          <table:table-cell office:value-type="float" office:value="1097.669" calcext:value-type="float">
            <text:p>1097.669</text:p>
          </table:table-cell>
          <table:table-cell office:value-type="float" office:value="415.1912" calcext:value-type="float">
            <text:p>415.1912</text:p>
          </table:table-cell>
          <table:table-cell office:value-type="float" office:value="1847.941" calcext:value-type="float">
            <text:p>1847.941</text:p>
          </table:table-cell>
          <table:table-cell office:value-type="float" office:value="2085.039" calcext:value-type="float">
            <text:p>2085.039</text:p>
          </table:table-cell>
          <table:table-cell office:value-type="float" office:value="1668.929" calcext:value-type="float">
            <text:p>1668.929</text:p>
          </table:table-cell>
          <table:table-cell office:value-type="float" office:value="585.3036" calcext:value-type="float">
            <text:p>585.3036</text:p>
          </table:table-cell>
          <table:table-cell office:value-type="float" office:value="581.901" calcext:value-type="float">
            <text:p>581.901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1" calcext:value-type="float">
            <text:p>35.68011</text:p>
          </table:table-cell>
          <table:table-cell office:value-type="float" office:value="0" calcext:value-type="float">
            <text:p>0</text:p>
          </table:table-cell>
          <table:table-cell office:value-type="float" office:value="-0.01894959" calcext:value-type="float">
            <text:p>-0.01894959</text:p>
          </table:table-cell>
          <table:table-cell office:value-type="float" office:value="0" calcext:value-type="float">
            <text:p>0</text:p>
          </table:table-cell>
          <table:table-cell office:value-type="float" office:value="0.205229" calcext:value-type="float">
            <text:p>0.205229</text:p>
          </table:table-cell>
          <table:table-cell office:value-type="float" office:value="7.716775" calcext:value-type="float">
            <text:p>7.716775</text:p>
          </table:table-cell>
          <table:table-cell office:value-type="float" office:value="-2.422673" calcext:value-type="float">
            <text:p>-2.422673</text:p>
          </table:table-cell>
          <table:table-cell office:value-type="float" office:value="5.294102" calcext:value-type="float">
            <text:p>5.294102</text:p>
          </table:table-cell>
          <table:table-cell office:value-type="float" office:value="-225.6847" calcext:value-type="float">
            <text:p>-225.6847</text:p>
          </table:table-cell>
          <table:table-cell office:value-type="float" office:value="0" calcext:value-type="float">
            <text:p>0</text:p>
          </table:table-cell>
          <table:table-cell office:value-type="float" office:value="9.919922" calcext:value-type="float">
            <text:p>9.919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5" calcext:value-type="float">
            <text:p>26052005</text:p>
          </table:table-cell>
          <table:table-cell office:value-type="float" office:value="360.6868" calcext:value-type="float">
            <text:p>360.6868</text:p>
          </table:table-cell>
          <table:table-cell office:value-type="float" office:value="13315.12" calcext:value-type="float">
            <text:p>13315.12</text:p>
          </table:table-cell>
          <table:table-cell office:value-type="float" office:value="0" calcext:value-type="float">
            <text:p>0</text:p>
          </table:table-cell>
          <table:table-cell office:value-type="float" office:value="0.02039124" calcext:value-type="float">
            <text:p>0.02039124</text:p>
          </table:table-cell>
          <table:table-cell office:value-type="float" office:value="-230.1553" calcext:value-type="float">
            <text:p>-230.1553</text:p>
          </table:table-cell>
          <table:table-cell office:value-type="float" office:value="668.2885" calcext:value-type="float">
            <text:p>668.2885</text:p>
          </table:table-cell>
          <table:table-cell office:value-type="float" office:value="-0.7262802" calcext:value-type="float">
            <text:p>-0.7262802</text:p>
          </table:table-cell>
          <table:table-cell office:value-type="float" office:value="126.0452" calcext:value-type="float">
            <text:p>126.0452</text:p>
          </table:table-cell>
          <table:table-cell office:value-type="float" office:value="3.831096" calcext:value-type="float">
            <text:p>3.831096</text:p>
          </table:table-cell>
          <table:table-cell office:value-type="float" office:value="0.02672972" calcext:value-type="float">
            <text:p>0.02672972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100335" calcext:value-type="float">
            <text:p>0.05100335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579793" calcext:value-type="float">
            <text:p>0.4579793</text:p>
          </table:table-cell>
          <table:table-cell office:value-type="float" office:value="370" calcext:value-type="float">
            <text:p>370</text:p>
          </table:table-cell>
          <table:table-cell office:value-type="float" office:value="-225.5088" calcext:value-type="float">
            <text:p>-225.5088</text:p>
          </table:table-cell>
          <table:table-cell office:value-type="float" office:value="0" calcext:value-type="float">
            <text:p>0</text:p>
          </table:table-cell>
          <table:table-cell office:value-type="float" office:value="346.81" calcext:value-type="float">
            <text:p>346.81</text:p>
          </table:table-cell>
          <table:table-cell office:value-type="float" office:value="1285.452" calcext:value-type="float">
            <text:p>1285.452</text:p>
          </table:table-cell>
          <table:table-cell office:value-type="float" office:value="1558.833" calcext:value-type="float">
            <text:p>1558.833</text:p>
          </table:table-cell>
          <table:table-cell office:value-type="float" office:value="1265.847" calcext:value-type="float">
            <text:p>1265.847</text:p>
          </table:table-cell>
          <table:table-cell office:value-type="float" office:value="755.0206" calcext:value-type="float">
            <text:p>755.0206</text:p>
          </table:table-cell>
          <table:table-cell office:value-type="float" office:value="1097.542" calcext:value-type="float">
            <text:p>1097.542</text:p>
          </table:table-cell>
          <table:table-cell office:value-type="float" office:value="415.131" calcext:value-type="float">
            <text:p>415.131</text:p>
          </table:table-cell>
          <table:table-cell office:value-type="float" office:value="1847.839" calcext:value-type="float">
            <text:p>1847.839</text:p>
          </table:table-cell>
          <table:table-cell office:value-type="float" office:value="2084.982" calcext:value-type="float">
            <text:p>2084.982</text:p>
          </table:table-cell>
          <table:table-cell office:value-type="float" office:value="1668.902" calcext:value-type="float">
            <text:p>1668.902</text:p>
          </table:table-cell>
          <table:table-cell office:value-type="float" office:value="585.2994" calcext:value-type="float">
            <text:p>585.2994</text:p>
          </table:table-cell>
          <table:table-cell office:value-type="float" office:value="581.8851" calcext:value-type="float">
            <text:p>581.8851</text:p>
          </table:table-cell>
          <table:table-cell office:value-type="float" office:value="142.7588" calcext:value-type="float">
            <text:p>142.7588</text:p>
          </table:table-cell>
          <table:table-cell office:value-type="float" office:value="35.68011" calcext:value-type="float">
            <text:p>35.68011</text:p>
          </table:table-cell>
          <table:table-cell office:value-type="float" office:value="0" calcext:value-type="float">
            <text:p>0</text:p>
          </table:table-cell>
          <table:table-cell office:value-type="float" office:value="-0.01913708" calcext:value-type="float">
            <text:p>-0.01913708</text:p>
          </table:table-cell>
          <table:table-cell office:value-type="float" office:value="0" calcext:value-type="float">
            <text:p>0</text:p>
          </table:table-cell>
          <table:table-cell office:value-type="float" office:value="0.2274937" calcext:value-type="float">
            <text:p>0.2274937</text:p>
          </table:table-cell>
          <table:table-cell office:value-type="float" office:value="8.836944" calcext:value-type="float">
            <text:p>8.836944</text:p>
          </table:table-cell>
          <table:table-cell office:value-type="float" office:value="-2.734082" calcext:value-type="float">
            <text:p>-2.734082</text:p>
          </table:table-cell>
          <table:table-cell office:value-type="float" office:value="6.102861" calcext:value-type="float">
            <text:p>6.102861</text:p>
          </table:table-cell>
          <table:table-cell office:value-type="float" office:value="-228.2489" calcext:value-type="float">
            <text:p>-228.2489</text:p>
          </table:table-cell>
          <table:table-cell office:value-type="float" office:value="0" calcext:value-type="float">
            <text:p>0</text:p>
          </table:table-cell>
          <table:table-cell office:value-type="float" office:value="9.883297" calcext:value-type="float">
            <text:p>9.8832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5" calcext:value-type="float">
            <text:p>27052005</text:p>
          </table:table-cell>
          <table:table-cell office:value-type="float" office:value="357.9099" calcext:value-type="float">
            <text:p>357.9099</text:p>
          </table:table-cell>
          <table:table-cell office:value-type="float" office:value="13315.05" calcext:value-type="float">
            <text:p>13315.05</text:p>
          </table:table-cell>
          <table:table-cell office:value-type="float" office:value="0" calcext:value-type="float">
            <text:p>0</text:p>
          </table:table-cell>
          <table:table-cell office:value-type="float" office:value="0.02296651" calcext:value-type="float">
            <text:p>0.02296651</text:p>
          </table:table-cell>
          <table:table-cell office:value-type="float" office:value="-233.019" calcext:value-type="float">
            <text:p>-233.019</text:p>
          </table:table-cell>
          <table:table-cell office:value-type="float" office:value="675.6914" calcext:value-type="float">
            <text:p>675.6914</text:p>
          </table:table-cell>
          <table:table-cell office:value-type="float" office:value="-0.8543057" calcext:value-type="float">
            <text:p>-0.8543057</text:p>
          </table:table-cell>
          <table:table-cell office:value-type="float" office:value="125.631" calcext:value-type="float">
            <text:p>125.631</text:p>
          </table:table-cell>
          <table:table-cell office:value-type="float" office:value="3.745213" calcext:value-type="float">
            <text:p>3.745213</text:p>
          </table:table-cell>
          <table:table-cell office:value-type="float" office:value="0.02689521" calcext:value-type="float">
            <text:p>0.02689521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100659" calcext:value-type="float">
            <text:p>0.05100659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589347" calcext:value-type="float">
            <text:p>0.4589347</text:p>
          </table:table-cell>
          <table:table-cell office:value-type="float" office:value="370" calcext:value-type="float">
            <text:p>370</text:p>
          </table:table-cell>
          <table:table-cell office:value-type="float" office:value="-227.3358" calcext:value-type="float">
            <text:p>-227.3358</text:p>
          </table:table-cell>
          <table:table-cell office:value-type="float" office:value="0" calcext:value-type="float">
            <text:p>0</text:p>
          </table:table-cell>
          <table:table-cell office:value-type="float" office:value="347.0006" calcext:value-type="float">
            <text:p>347.0006</text:p>
          </table:table-cell>
          <table:table-cell office:value-type="float" office:value="1284.431" calcext:value-type="float">
            <text:p>1284.431</text:p>
          </table:table-cell>
          <table:table-cell office:value-type="float" office:value="1557.715" calcext:value-type="float">
            <text:p>1557.715</text:p>
          </table:table-cell>
          <table:table-cell office:value-type="float" office:value="1265.592" calcext:value-type="float">
            <text:p>1265.592</text:p>
          </table:table-cell>
          <table:table-cell office:value-type="float" office:value="754.8499" calcext:value-type="float">
            <text:p>754.8499</text:p>
          </table:table-cell>
          <table:table-cell office:value-type="float" office:value="1097.414" calcext:value-type="float">
            <text:p>1097.414</text:p>
          </table:table-cell>
          <table:table-cell office:value-type="float" office:value="415.0723" calcext:value-type="float">
            <text:p>415.0723</text:p>
          </table:table-cell>
          <table:table-cell office:value-type="float" office:value="1847.74" calcext:value-type="float">
            <text:p>1847.74</text:p>
          </table:table-cell>
          <table:table-cell office:value-type="float" office:value="2084.925" calcext:value-type="float">
            <text:p>2084.925</text:p>
          </table:table-cell>
          <table:table-cell office:value-type="float" office:value="1668.874" calcext:value-type="float">
            <text:p>1668.874</text:p>
          </table:table-cell>
          <table:table-cell office:value-type="float" office:value="585.2951" calcext:value-type="float">
            <text:p>585.2951</text:p>
          </table:table-cell>
          <table:table-cell office:value-type="float" office:value="581.8688" calcext:value-type="float">
            <text:p>581.8688</text:p>
          </table:table-cell>
          <table:table-cell office:value-type="float" office:value="142.7587" calcext:value-type="float">
            <text:p>142.7587</text:p>
          </table:table-cell>
          <table:table-cell office:value-type="float" office:value="35.68011" calcext:value-type="float">
            <text:p>35.68011</text:p>
          </table:table-cell>
          <table:table-cell office:value-type="float" office:value="0" calcext:value-type="float">
            <text:p>0</text:p>
          </table:table-cell>
          <table:table-cell office:value-type="float" office:value="-0.01938863" calcext:value-type="float">
            <text:p>-0.01938863</text:p>
          </table:table-cell>
          <table:table-cell office:value-type="float" office:value="0" calcext:value-type="float">
            <text:p>0</text:p>
          </table:table-cell>
          <table:table-cell office:value-type="float" office:value="0.2487072" calcext:value-type="float">
            <text:p>0.2487072</text:p>
          </table:table-cell>
          <table:table-cell office:value-type="float" office:value="10.11492" calcext:value-type="float">
            <text:p>10.11492</text:p>
          </table:table-cell>
          <table:table-cell office:value-type="float" office:value="-3.10322" calcext:value-type="float">
            <text:p>-3.10322</text:p>
          </table:table-cell>
          <table:table-cell office:value-type="float" office:value="7.011703" calcext:value-type="float">
            <text:p>7.011703</text:p>
          </table:table-cell>
          <table:table-cell office:value-type="float" office:value="-231.0306" calcext:value-type="float">
            <text:p>-231.0306</text:p>
          </table:table-cell>
          <table:table-cell office:value-type="float" office:value="0" calcext:value-type="float">
            <text:p>0</text:p>
          </table:table-cell>
          <table:table-cell office:value-type="float" office:value="9.928204" calcext:value-type="float">
            <text:p>9.928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5" calcext:value-type="float">
            <text:p>28052005</text:p>
          </table:table-cell>
          <table:table-cell office:value-type="float" office:value="354.9673" calcext:value-type="float">
            <text:p>354.9673</text:p>
          </table:table-cell>
          <table:table-cell office:value-type="float" office:value="13314.96" calcext:value-type="float">
            <text:p>13314.96</text:p>
          </table:table-cell>
          <table:table-cell office:value-type="float" office:value="0" calcext:value-type="float">
            <text:p>0</text:p>
          </table:table-cell>
          <table:table-cell office:value-type="float" office:value="0.02606021" calcext:value-type="float">
            <text:p>0.02606021</text:p>
          </table:table-cell>
          <table:table-cell office:value-type="float" office:value="-236.0748" calcext:value-type="float">
            <text:p>-236.0748</text:p>
          </table:table-cell>
          <table:table-cell office:value-type="float" office:value="684.5751" calcext:value-type="float">
            <text:p>684.5751</text:p>
          </table:table-cell>
          <table:table-cell office:value-type="float" office:value="-1.004721" calcext:value-type="float">
            <text:p>-1.004721</text:p>
          </table:table-cell>
          <table:table-cell office:value-type="float" office:value="125.1612" calcext:value-type="float">
            <text:p>125.1612</text:p>
          </table:table-cell>
          <table:table-cell office:value-type="float" office:value="3.659956" calcext:value-type="float">
            <text:p>3.659956</text:p>
          </table:table-cell>
          <table:table-cell office:value-type="float" office:value="0.02702372" calcext:value-type="float">
            <text:p>0.02702372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100968" calcext:value-type="float">
            <text:p>0.05100968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597985" calcext:value-type="float">
            <text:p>0.4597985</text:p>
          </table:table-cell>
          <table:table-cell office:value-type="float" office:value="370" calcext:value-type="float">
            <text:p>370</text:p>
          </table:table-cell>
          <table:table-cell office:value-type="float" office:value="-229.1425" calcext:value-type="float">
            <text:p>-229.1425</text:p>
          </table:table-cell>
          <table:table-cell office:value-type="float" office:value="0" calcext:value-type="float">
            <text:p>0</text:p>
          </table:table-cell>
          <table:table-cell office:value-type="float" office:value="347.2007" calcext:value-type="float">
            <text:p>347.2007</text:p>
          </table:table-cell>
          <table:table-cell office:value-type="float" office:value="1283.328" calcext:value-type="float">
            <text:p>1283.328</text:p>
          </table:table-cell>
          <table:table-cell office:value-type="float" office:value="1556.512" calcext:value-type="float">
            <text:p>1556.512</text:p>
          </table:table-cell>
          <table:table-cell office:value-type="float" office:value="1265.322" calcext:value-type="float">
            <text:p>1265.322</text:p>
          </table:table-cell>
          <table:table-cell office:value-type="float" office:value="754.6725" calcext:value-type="float">
            <text:p>754.6725</text:p>
          </table:table-cell>
          <table:table-cell office:value-type="float" office:value="1097.282" calcext:value-type="float">
            <text:p>1097.282</text:p>
          </table:table-cell>
          <table:table-cell office:value-type="float" office:value="415.013" calcext:value-type="float">
            <text:p>415.013</text:p>
          </table:table-cell>
          <table:table-cell office:value-type="float" office:value="1847.643" calcext:value-type="float">
            <text:p>1847.643</text:p>
          </table:table-cell>
          <table:table-cell office:value-type="float" office:value="2084.869" calcext:value-type="float">
            <text:p>2084.869</text:p>
          </table:table-cell>
          <table:table-cell office:value-type="float" office:value="1668.846" calcext:value-type="float">
            <text:p>1668.846</text:p>
          </table:table-cell>
          <table:table-cell office:value-type="float" office:value="585.2907" calcext:value-type="float">
            <text:p>585.2907</text:p>
          </table:table-cell>
          <table:table-cell office:value-type="float" office:value="581.8523" calcext:value-type="float">
            <text:p>581.8523</text:p>
          </table:table-cell>
          <table:table-cell office:value-type="float" office:value="142.7587" calcext:value-type="float">
            <text:p>142.7587</text:p>
          </table:table-cell>
          <table:table-cell office:value-type="float" office:value="35.6801" calcext:value-type="float">
            <text:p>35.6801</text:p>
          </table:table-cell>
          <table:table-cell office:value-type="float" office:value="0" calcext:value-type="float">
            <text:p>0</text:p>
          </table:table-cell>
          <table:table-cell office:value-type="float" office:value="-0.01970472" calcext:value-type="float">
            <text:p>-0.01970472</text:p>
          </table:table-cell>
          <table:table-cell office:value-type="float" office:value="0" calcext:value-type="float">
            <text:p>0</text:p>
          </table:table-cell>
          <table:table-cell office:value-type="float" office:value="0.2749914" calcext:value-type="float">
            <text:p>0.2749914</text:p>
          </table:table-cell>
          <table:table-cell office:value-type="float" office:value="11.66805" calcext:value-type="float">
            <text:p>11.66805</text:p>
          </table:table-cell>
          <table:table-cell office:value-type="float" office:value="-3.557654" calcext:value-type="float">
            <text:p>-3.557654</text:p>
          </table:table-cell>
          <table:table-cell office:value-type="float" office:value="8.110396" calcext:value-type="float">
            <text:p>8.110396</text:p>
          </table:table-cell>
          <table:table-cell office:value-type="float" office:value="-233.995" calcext:value-type="float">
            <text:p>-233.995</text:p>
          </table:table-cell>
          <table:table-cell office:value-type="float" office:value="0" calcext:value-type="float">
            <text:p>0</text:p>
          </table:table-cell>
          <table:table-cell office:value-type="float" office:value="9.984591" calcext:value-type="float">
            <text:p>9.984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5" calcext:value-type="float">
            <text:p>29052005</text:p>
          </table:table-cell>
          <table:table-cell office:value-type="float" office:value="352.8706" calcext:value-type="float">
            <text:p>352.8706</text:p>
          </table:table-cell>
          <table:table-cell office:value-type="float" office:value="13314.85" calcext:value-type="float">
            <text:p>13314.85</text:p>
          </table:table-cell>
          <table:table-cell office:value-type="float" office:value="0" calcext:value-type="float">
            <text:p>0</text:p>
          </table:table-cell>
          <table:table-cell office:value-type="float" office:value="0.02865146" calcext:value-type="float">
            <text:p>0.02865146</text:p>
          </table:table-cell>
          <table:table-cell office:value-type="float" office:value="-238.445" calcext:value-type="float">
            <text:p>-238.445</text:p>
          </table:table-cell>
          <table:table-cell office:value-type="float" office:value="693.3633" calcext:value-type="float">
            <text:p>693.3633</text:p>
          </table:table-cell>
          <table:table-cell office:value-type="float" office:value="-1.172117" calcext:value-type="float">
            <text:p>-1.172117</text:p>
          </table:table-cell>
          <table:table-cell office:value-type="float" office:value="124.8875" calcext:value-type="float">
            <text:p>124.8875</text:p>
          </table:table-cell>
          <table:table-cell office:value-type="float" office:value="3.604403" calcext:value-type="float">
            <text:p>3.604403</text:p>
          </table:table-cell>
          <table:table-cell office:value-type="float" office:value="0.02738536" calcext:value-type="float">
            <text:p>0.02738536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101231" calcext:value-type="float">
            <text:p>0.05101231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605827" calcext:value-type="float">
            <text:p>0.4605827</text:p>
          </table:table-cell>
          <table:table-cell office:value-type="float" office:value="370" calcext:value-type="float">
            <text:p>370</text:p>
          </table:table-cell>
          <table:table-cell office:value-type="float" office:value="-230.5264" calcext:value-type="float">
            <text:p>-230.5264</text:p>
          </table:table-cell>
          <table:table-cell office:value-type="float" office:value="0" calcext:value-type="float">
            <text:p>0</text:p>
          </table:table-cell>
          <table:table-cell office:value-type="float" office:value="347.3021" calcext:value-type="float">
            <text:p>347.3021</text:p>
          </table:table-cell>
          <table:table-cell office:value-type="float" office:value="1282.677" calcext:value-type="float">
            <text:p>1282.677</text:p>
          </table:table-cell>
          <table:table-cell office:value-type="float" office:value="1555.676" calcext:value-type="float">
            <text:p>1555.676</text:p>
          </table:table-cell>
          <table:table-cell office:value-type="float" office:value="1265.102" calcext:value-type="float">
            <text:p>1265.102</text:p>
          </table:table-cell>
          <table:table-cell office:value-type="float" office:value="754.5141" calcext:value-type="float">
            <text:p>754.5141</text:p>
          </table:table-cell>
          <table:table-cell office:value-type="float" office:value="1097.154" calcext:value-type="float">
            <text:p>1097.154</text:p>
          </table:table-cell>
          <table:table-cell office:value-type="float" office:value="414.9544" calcext:value-type="float">
            <text:p>414.9544</text:p>
          </table:table-cell>
          <table:table-cell office:value-type="float" office:value="1847.545" calcext:value-type="float">
            <text:p>1847.545</text:p>
          </table:table-cell>
          <table:table-cell office:value-type="float" office:value="2084.813" calcext:value-type="float">
            <text:p>2084.813</text:p>
          </table:table-cell>
          <table:table-cell office:value-type="float" office:value="1668.818" calcext:value-type="float">
            <text:p>1668.818</text:p>
          </table:table-cell>
          <table:table-cell office:value-type="float" office:value="585.2863" calcext:value-type="float">
            <text:p>585.2863</text:p>
          </table:table-cell>
          <table:table-cell office:value-type="float" office:value="581.8354" calcext:value-type="float">
            <text:p>581.8354</text:p>
          </table:table-cell>
          <table:table-cell office:value-type="float" office:value="142.7587" calcext:value-type="float">
            <text:p>142.7587</text:p>
          </table:table-cell>
          <table:table-cell office:value-type="float" office:value="35.6801" calcext:value-type="float">
            <text:p>35.6801</text:p>
          </table:table-cell>
          <table:table-cell office:value-type="float" office:value="0" calcext:value-type="float">
            <text:p>0</text:p>
          </table:table-cell>
          <table:table-cell office:value-type="float" office:value="-0.01973548" calcext:value-type="float">
            <text:p>-0.01973548</text:p>
          </table:table-cell>
          <table:table-cell office:value-type="float" office:value="0" calcext:value-type="float">
            <text:p>0</text:p>
          </table:table-cell>
          <table:table-cell office:value-type="float" office:value="0.2963736" calcext:value-type="float">
            <text:p>0.2963736</text:p>
          </table:table-cell>
          <table:table-cell office:value-type="float" office:value="12.88401" calcext:value-type="float">
            <text:p>12.88401</text:p>
          </table:table-cell>
          <table:table-cell office:value-type="float" office:value="-3.954113" calcext:value-type="float">
            <text:p>-3.954113</text:p>
          </table:table-cell>
          <table:table-cell office:value-type="float" office:value="8.929899" calcext:value-type="float">
            <text:p>8.929899</text:p>
          </table:table-cell>
          <table:table-cell office:value-type="float" office:value="-236.1401" calcext:value-type="float">
            <text:p>-236.1401</text:p>
          </table:table-cell>
          <table:table-cell office:value-type="float" office:value="0" calcext:value-type="float">
            <text:p>0</text:p>
          </table:table-cell>
          <table:table-cell office:value-type="float" office:value="9.923318" calcext:value-type="float">
            <text:p>9.923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5" calcext:value-type="float">
            <text:p>30052005</text:p>
          </table:table-cell>
          <table:table-cell office:value-type="float" office:value="350.9202" calcext:value-type="float">
            <text:p>350.9202</text:p>
          </table:table-cell>
          <table:table-cell office:value-type="float" office:value="13314.76" calcext:value-type="float">
            <text:p>13314.76</text:p>
          </table:table-cell>
          <table:table-cell office:value-type="float" office:value="0" calcext:value-type="float">
            <text:p>0</text:p>
          </table:table-cell>
          <table:table-cell office:value-type="float" office:value="0.03190449" calcext:value-type="float">
            <text:p>0.03190449</text:p>
          </table:table-cell>
          <table:table-cell office:value-type="float" office:value="-240.5539" calcext:value-type="float">
            <text:p>-240.5539</text:p>
          </table:table-cell>
          <table:table-cell office:value-type="float" office:value="699.3736" calcext:value-type="float">
            <text:p>699.3736</text:p>
          </table:table-cell>
          <table:table-cell office:value-type="float" office:value="-1.339198" calcext:value-type="float">
            <text:p>-1.339198</text:p>
          </table:table-cell>
          <table:table-cell office:value-type="float" office:value="124.5289" calcext:value-type="float">
            <text:p>124.5289</text:p>
          </table:table-cell>
          <table:table-cell office:value-type="float" office:value="3.530071" calcext:value-type="float">
            <text:p>3.530071</text:p>
          </table:table-cell>
          <table:table-cell office:value-type="float" office:value="0.02771211" calcext:value-type="float">
            <text:p>0.02771211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101481" calcext:value-type="float">
            <text:p>0.05101481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612965" calcext:value-type="float">
            <text:p>0.4612965</text:p>
          </table:table-cell>
          <table:table-cell office:value-type="float" office:value="370" calcext:value-type="float">
            <text:p>370</text:p>
          </table:table-cell>
          <table:table-cell office:value-type="float" office:value="-231.465" calcext:value-type="float">
            <text:p>-231.465</text:p>
          </table:table-cell>
          <table:table-cell office:value-type="float" office:value="0" calcext:value-type="float">
            <text:p>0</text:p>
          </table:table-cell>
          <table:table-cell office:value-type="float" office:value="347.441" calcext:value-type="float">
            <text:p>347.441</text:p>
          </table:table-cell>
          <table:table-cell office:value-type="float" office:value="1281.994" calcext:value-type="float">
            <text:p>1281.994</text:p>
          </table:table-cell>
          <table:table-cell office:value-type="float" office:value="1554.919" calcext:value-type="float">
            <text:p>1554.919</text:p>
          </table:table-cell>
          <table:table-cell office:value-type="float" office:value="1264.921" calcext:value-type="float">
            <text:p>1264.921</text:p>
          </table:table-cell>
          <table:table-cell office:value-type="float" office:value="754.3839" calcext:value-type="float">
            <text:p>754.3839</text:p>
          </table:table-cell>
          <table:table-cell office:value-type="float" office:value="1097.054" calcext:value-type="float">
            <text:p>1097.054</text:p>
          </table:table-cell>
          <table:table-cell office:value-type="float" office:value="414.9053" calcext:value-type="float">
            <text:p>414.9053</text:p>
          </table:table-cell>
          <table:table-cell office:value-type="float" office:value="1847.451" calcext:value-type="float">
            <text:p>1847.451</text:p>
          </table:table-cell>
          <table:table-cell office:value-type="float" office:value="2084.757" calcext:value-type="float">
            <text:p>2084.757</text:p>
          </table:table-cell>
          <table:table-cell office:value-type="float" office:value="1668.789" calcext:value-type="float">
            <text:p>1668.789</text:p>
          </table:table-cell>
          <table:table-cell office:value-type="float" office:value="585.2816" calcext:value-type="float">
            <text:p>585.2816</text:p>
          </table:table-cell>
          <table:table-cell office:value-type="float" office:value="581.8183" calcext:value-type="float">
            <text:p>581.8183</text:p>
          </table:table-cell>
          <table:table-cell office:value-type="float" office:value="142.7587" calcext:value-type="float">
            <text:p>142.7587</text:p>
          </table:table-cell>
          <table:table-cell office:value-type="float" office:value="35.6801" calcext:value-type="float">
            <text:p>35.6801</text:p>
          </table:table-cell>
          <table:table-cell office:value-type="float" office:value="0" calcext:value-type="float">
            <text:p>0</text:p>
          </table:table-cell>
          <table:table-cell office:value-type="float" office:value="-0.01977963" calcext:value-type="float">
            <text:p>-0.01977963</text:p>
          </table:table-cell>
          <table:table-cell office:value-type="float" office:value="0" calcext:value-type="float">
            <text:p>0</text:p>
          </table:table-cell>
          <table:table-cell office:value-type="float" office:value="0.3277213" calcext:value-type="float">
            <text:p>0.3277213</text:p>
          </table:table-cell>
          <table:table-cell office:value-type="float" office:value="14.36727" calcext:value-type="float">
            <text:p>14.36727</text:p>
          </table:table-cell>
          <table:table-cell office:value-type="float" office:value="-4.434422" calcext:value-type="float">
            <text:p>-4.434422</text:p>
          </table:table-cell>
          <table:table-cell office:value-type="float" office:value="9.932843" calcext:value-type="float">
            <text:p>9.932843</text:p>
          </table:table-cell>
          <table:table-cell office:value-type="float" office:value="-238.109" calcext:value-type="float">
            <text:p>-238.109</text:p>
          </table:table-cell>
          <table:table-cell office:value-type="float" office:value="0" calcext:value-type="float">
            <text:p>0</text:p>
          </table:table-cell>
          <table:table-cell office:value-type="float" office:value="9.947499" calcext:value-type="float">
            <text:p>9.947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5" calcext:value-type="float">
            <text:p>31052005</text:p>
          </table:table-cell>
          <table:table-cell office:value-type="float" office:value="348.8603" calcext:value-type="float">
            <text:p>348.8603</text:p>
          </table:table-cell>
          <table:table-cell office:value-type="float" office:value="13314.69" calcext:value-type="float">
            <text:p>13314.69</text:p>
          </table:table-cell>
          <table:table-cell office:value-type="float" office:value="0" calcext:value-type="float">
            <text:p>0</text:p>
          </table:table-cell>
          <table:table-cell office:value-type="float" office:value="0.03528528" calcext:value-type="float">
            <text:p>0.03528528</text:p>
          </table:table-cell>
          <table:table-cell office:value-type="float" office:value="-242.3779" calcext:value-type="float">
            <text:p>-242.3779</text:p>
          </table:table-cell>
          <table:table-cell office:value-type="float" office:value="702.2459" calcext:value-type="float">
            <text:p>702.2459</text:p>
          </table:table-cell>
          <table:table-cell office:value-type="float" office:value="-1.524052" calcext:value-type="float">
            <text:p>-1.524052</text:p>
          </table:table-cell>
          <table:table-cell office:value-type="float" office:value="124.2347" calcext:value-type="float">
            <text:p>124.2347</text:p>
          </table:table-cell>
          <table:table-cell office:value-type="float" office:value="3.459755" calcext:value-type="float">
            <text:p>3.459755</text:p>
          </table:table-cell>
          <table:table-cell office:value-type="float" office:value="0.02794912" calcext:value-type="float">
            <text:p>0.02794912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101722" calcext:value-type="float">
            <text:p>0.05101722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619484" calcext:value-type="float">
            <text:p>0.4619484</text:p>
          </table:table-cell>
          <table:table-cell office:value-type="float" office:value="370" calcext:value-type="float">
            <text:p>370</text:p>
          </table:table-cell>
          <table:table-cell office:value-type="float" office:value="-232.1206" calcext:value-type="float">
            <text:p>-232.1206</text:p>
          </table:table-cell>
          <table:table-cell office:value-type="float" office:value="0" calcext:value-type="float">
            <text:p>0</text:p>
          </table:table-cell>
          <table:table-cell office:value-type="float" office:value="347.5199" calcext:value-type="float">
            <text:p>347.5199</text:p>
          </table:table-cell>
          <table:table-cell office:value-type="float" office:value="1281.311" calcext:value-type="float">
            <text:p>1281.311</text:p>
          </table:table-cell>
          <table:table-cell office:value-type="float" office:value="1554.136" calcext:value-type="float">
            <text:p>1554.136</text:p>
          </table:table-cell>
          <table:table-cell office:value-type="float" office:value="1264.731" calcext:value-type="float">
            <text:p>1264.731</text:p>
          </table:table-cell>
          <table:table-cell office:value-type="float" office:value="754.2469" calcext:value-type="float">
            <text:p>754.2469</text:p>
          </table:table-cell>
          <table:table-cell office:value-type="float" office:value="1096.95" calcext:value-type="float">
            <text:p>1096.95</text:p>
          </table:table-cell>
          <table:table-cell office:value-type="float" office:value="414.8555" calcext:value-type="float">
            <text:p>414.8555</text:p>
          </table:table-cell>
          <table:table-cell office:value-type="float" office:value="1847.36" calcext:value-type="float">
            <text:p>1847.36</text:p>
          </table:table-cell>
          <table:table-cell office:value-type="float" office:value="2084.702" calcext:value-type="float">
            <text:p>2084.702</text:p>
          </table:table-cell>
          <table:table-cell office:value-type="float" office:value="1668.761" calcext:value-type="float">
            <text:p>1668.761</text:p>
          </table:table-cell>
          <table:table-cell office:value-type="float" office:value="585.2719" calcext:value-type="float">
            <text:p>585.2719</text:p>
          </table:table-cell>
          <table:table-cell office:value-type="float" office:value="581.8009" calcext:value-type="float">
            <text:p>581.8009</text:p>
          </table:table-cell>
          <table:table-cell office:value-type="float" office:value="142.7587" calcext:value-type="float">
            <text:p>142.7587</text:p>
          </table:table-cell>
          <table:table-cell office:value-type="float" office:value="35.68009" calcext:value-type="float">
            <text:p>35.68009</text:p>
          </table:table-cell>
          <table:table-cell office:value-type="float" office:value="0" calcext:value-type="float">
            <text:p>0</text:p>
          </table:table-cell>
          <table:table-cell office:value-type="float" office:value="-0.01982849" calcext:value-type="float">
            <text:p>-0.01982849</text:p>
          </table:table-cell>
          <table:table-cell office:value-type="float" office:value="0" calcext:value-type="float">
            <text:p>0</text:p>
          </table:table-cell>
          <table:table-cell office:value-type="float" office:value="0.3585704" calcext:value-type="float">
            <text:p>0.3585704</text:p>
          </table:table-cell>
          <table:table-cell office:value-type="float" office:value="15.91503" calcext:value-type="float">
            <text:p>15.91503</text:p>
          </table:table-cell>
          <table:table-cell office:value-type="float" office:value="-4.997811" calcext:value-type="float">
            <text:p>-4.997811</text:p>
          </table:table-cell>
          <table:table-cell office:value-type="float" office:value="10.91722" calcext:value-type="float">
            <text:p>10.91722</text:p>
          </table:table-cell>
          <table:table-cell office:value-type="float" office:value="-240.1817" calcext:value-type="float">
            <text:p>-240.1817</text:p>
          </table:table-cell>
          <table:table-cell office:value-type="float" office:value="0" calcext:value-type="float">
            <text:p>0</text:p>
          </table:table-cell>
          <table:table-cell office:value-type="float" office:value="10.37924" calcext:value-type="float">
            <text:p>10.379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5" calcext:value-type="float">
            <text:p>1062005</text:p>
          </table:table-cell>
          <table:table-cell office:value-type="float" office:value="346.6306" calcext:value-type="float">
            <text:p>346.6306</text:p>
          </table:table-cell>
          <table:table-cell office:value-type="float" office:value="13314.61" calcext:value-type="float">
            <text:p>13314.61</text:p>
          </table:table-cell>
          <table:table-cell office:value-type="float" office:value="0" calcext:value-type="float">
            <text:p>0</text:p>
          </table:table-cell>
          <table:table-cell office:value-type="float" office:value="0.0390426" calcext:value-type="float">
            <text:p>0.0390426</text:p>
          </table:table-cell>
          <table:table-cell office:value-type="float" office:value="-244.8326" calcext:value-type="float">
            <text:p>-244.8326</text:p>
          </table:table-cell>
          <table:table-cell office:value-type="float" office:value="709.9766" calcext:value-type="float">
            <text:p>709.9766</text:p>
          </table:table-cell>
          <table:table-cell office:value-type="float" office:value="-1.704966" calcext:value-type="float">
            <text:p>-1.704966</text:p>
          </table:table-cell>
          <table:table-cell office:value-type="float" office:value="124.0071" calcext:value-type="float">
            <text:p>124.0071</text:p>
          </table:table-cell>
          <table:table-cell office:value-type="float" office:value="3.380999" calcext:value-type="float">
            <text:p>3.380999</text:p>
          </table:table-cell>
          <table:table-cell office:value-type="float" office:value="0.0280853" calcext:value-type="float">
            <text:p>0.0280853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10192" calcext:value-type="float">
            <text:p>0.0510192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625454" calcext:value-type="float">
            <text:p>0.4625454</text:p>
          </table:table-cell>
          <table:table-cell office:value-type="float" office:value="370" calcext:value-type="float">
            <text:p>370</text:p>
          </table:table-cell>
          <table:table-cell office:value-type="float" office:value="-232.6885" calcext:value-type="float">
            <text:p>-232.6885</text:p>
          </table:table-cell>
          <table:table-cell office:value-type="float" office:value="0" calcext:value-type="float">
            <text:p>0</text:p>
          </table:table-cell>
          <table:table-cell office:value-type="float" office:value="347.562" calcext:value-type="float">
            <text:p>347.562</text:p>
          </table:table-cell>
          <table:table-cell office:value-type="float" office:value="1280.542" calcext:value-type="float">
            <text:p>1280.542</text:p>
          </table:table-cell>
          <table:table-cell office:value-type="float" office:value="1553.3" calcext:value-type="float">
            <text:p>1553.3</text:p>
          </table:table-cell>
          <table:table-cell office:value-type="float" office:value="1264.548" calcext:value-type="float">
            <text:p>1264.548</text:p>
          </table:table-cell>
          <table:table-cell office:value-type="float" office:value="754.1112" calcext:value-type="float">
            <text:p>754.1112</text:p>
          </table:table-cell>
          <table:table-cell office:value-type="float" office:value="1096.852" calcext:value-type="float">
            <text:p>1096.852</text:p>
          </table:table-cell>
          <table:table-cell office:value-type="float" office:value="414.8093" calcext:value-type="float">
            <text:p>414.8093</text:p>
          </table:table-cell>
          <table:table-cell office:value-type="float" office:value="1847.274" calcext:value-type="float">
            <text:p>1847.274</text:p>
          </table:table-cell>
          <table:table-cell office:value-type="float" office:value="2084.647" calcext:value-type="float">
            <text:p>2084.647</text:p>
          </table:table-cell>
          <table:table-cell office:value-type="float" office:value="1668.733" calcext:value-type="float">
            <text:p>1668.733</text:p>
          </table:table-cell>
          <table:table-cell office:value-type="float" office:value="585.2614" calcext:value-type="float">
            <text:p>585.2614</text:p>
          </table:table-cell>
          <table:table-cell office:value-type="float" office:value="581.7834" calcext:value-type="float">
            <text:p>581.7834</text:p>
          </table:table-cell>
          <table:table-cell office:value-type="float" office:value="142.7587" calcext:value-type="float">
            <text:p>142.7587</text:p>
          </table:table-cell>
          <table:table-cell office:value-type="float" office:value="35.68009" calcext:value-type="float">
            <text:p>35.68009</text:p>
          </table:table-cell>
          <table:table-cell office:value-type="float" office:value="0" calcext:value-type="float">
            <text:p>0</text:p>
          </table:table-cell>
          <table:table-cell office:value-type="float" office:value="-0.02003781" calcext:value-type="float">
            <text:p>-0.02003781</text:p>
          </table:table-cell>
          <table:table-cell office:value-type="float" office:value="0" calcext:value-type="float">
            <text:p>0</text:p>
          </table:table-cell>
          <table:table-cell office:value-type="float" office:value="0.3998547" calcext:value-type="float">
            <text:p>0.3998547</text:p>
          </table:table-cell>
          <table:table-cell office:value-type="float" office:value="18.27642" calcext:value-type="float">
            <text:p>18.27642</text:p>
          </table:table-cell>
          <table:table-cell office:value-type="float" office:value="-5.65343" calcext:value-type="float">
            <text:p>-5.65343</text:p>
          </table:table-cell>
          <table:table-cell office:value-type="float" office:value="12.62299" calcext:value-type="float">
            <text:p>12.62299</text:p>
          </table:table-cell>
          <table:table-cell office:value-type="float" office:value="-242.411" calcext:value-type="float">
            <text:p>-242.411</text:p>
          </table:table-cell>
          <table:table-cell office:value-type="float" office:value="0" calcext:value-type="float">
            <text:p>0</text:p>
          </table:table-cell>
          <table:table-cell office:value-type="float" office:value="10.33337" calcext:value-type="float">
            <text:p>10.333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5" calcext:value-type="float">
            <text:p>2062005</text:p>
          </table:table-cell>
          <table:table-cell office:value-type="float" office:value="344.1187" calcext:value-type="float">
            <text:p>344.1187</text:p>
          </table:table-cell>
          <table:table-cell office:value-type="float" office:value="13314.52" calcext:value-type="float">
            <text:p>13314.52</text:p>
          </table:table-cell>
          <table:table-cell office:value-type="float" office:value="0" calcext:value-type="float">
            <text:p>0</text:p>
          </table:table-cell>
          <table:table-cell office:value-type="float" office:value="0.04431598" calcext:value-type="float">
            <text:p>0.04431598</text:p>
          </table:table-cell>
          <table:table-cell office:value-type="float" office:value="-247.5314" calcext:value-type="float">
            <text:p>-247.5314</text:p>
          </table:table-cell>
          <table:table-cell office:value-type="float" office:value="718.0672" calcext:value-type="float">
            <text:p>718.0672</text:p>
          </table:table-cell>
          <table:table-cell office:value-type="float" office:value="-1.923336" calcext:value-type="float">
            <text:p>-1.923336</text:p>
          </table:table-cell>
          <table:table-cell office:value-type="float" office:value="123.5539" calcext:value-type="float">
            <text:p>123.5539</text:p>
          </table:table-cell>
          <table:table-cell office:value-type="float" office:value="3.29302" calcext:value-type="float">
            <text:p>3.29302</text:p>
          </table:table-cell>
          <table:table-cell office:value-type="float" office:value="0.02814669" calcext:value-type="float">
            <text:p>0.02814669</text:p>
          </table:table-cell>
          <table:table-cell office:value-type="float" office:value="1.672548" calcext:value-type="float">
            <text:p>1.672548</text:p>
          </table:table-cell>
          <table:table-cell office:value-type="float" office:value="0.05102098" calcext:value-type="float">
            <text:p>0.05102098</text:p>
          </table:table-cell>
          <table:table-cell office:value-type="float" office:value="0.03043673" calcext:value-type="float">
            <text:p>0.03043673</text:p>
          </table:table-cell>
          <table:table-cell office:value-type="float" office:value="0.4630938" calcext:value-type="float">
            <text:p>0.4630938</text:p>
          </table:table-cell>
          <table:table-cell office:value-type="float" office:value="370" calcext:value-type="float">
            <text:p>370</text:p>
          </table:table-cell>
          <table:table-cell office:value-type="float" office:value="-233.087" calcext:value-type="float">
            <text:p>-233.087</text:p>
          </table:table-cell>
          <table:table-cell office:value-type="float" office:value="0" calcext:value-type="float">
            <text:p>0</text:p>
          </table:table-cell>
          <table:table-cell office:value-type="float" office:value="347.7275" calcext:value-type="float">
            <text:p>347.7275</text:p>
          </table:table-cell>
          <table:table-cell office:value-type="float" office:value="1279.588" calcext:value-type="float">
            <text:p>1279.588</text:p>
          </table:table-cell>
          <table:table-cell office:value-type="float" office:value="1552.301" calcext:value-type="float">
            <text:p>1552.301</text:p>
          </table:table-cell>
          <table:table-cell office:value-type="float" office:value="1264.329" calcext:value-type="float">
            <text:p>1264.329</text:p>
          </table:table-cell>
          <table:table-cell office:value-type="float" office:value="753.9608" calcext:value-type="float">
            <text:p>753.9608</text:p>
          </table:table-cell>
          <table:table-cell office:value-type="float" office:value="1096.745" calcext:value-type="float">
            <text:p>1096.745</text:p>
          </table:table-cell>
          <table:table-cell office:value-type="float" office:value="414.7609" calcext:value-type="float">
            <text:p>414.7609</text:p>
          </table:table-cell>
          <table:table-cell office:value-type="float" office:value="1847.186" calcext:value-type="float">
            <text:p>1847.186</text:p>
          </table:table-cell>
          <table:table-cell office:value-type="float" office:value="2084.594" calcext:value-type="float">
            <text:p>2084.594</text:p>
          </table:table-cell>
          <table:table-cell office:value-type="float" office:value="1668.705" calcext:value-type="float">
            <text:p>1668.705</text:p>
          </table:table-cell>
          <table:table-cell office:value-type="float" office:value="585.2508" calcext:value-type="float">
            <text:p>585.2508</text:p>
          </table:table-cell>
          <table:table-cell office:value-type="float" office:value="581.7656" calcext:value-type="float">
            <text:p>581.7656</text:p>
          </table:table-cell>
          <table:table-cell office:value-type="float" office:value="142.7587" calcext:value-type="float">
            <text:p>142.7587</text:p>
          </table:table-cell>
          <table:table-cell office:value-type="float" office:value="35.68009" calcext:value-type="float">
            <text:p>35.68009</text:p>
          </table:table-cell>
          <table:table-cell office:value-type="float" office:value="0" calcext:value-type="float">
            <text:p>0</text:p>
          </table:table-cell>
          <table:table-cell office:value-type="float" office:value="-0.02032553" calcext:value-type="float">
            <text:p>-0.02032553</text:p>
          </table:table-cell>
          <table:table-cell office:value-type="float" office:value="0" calcext:value-type="float">
            <text:p>0</text:p>
          </table:table-cell>
          <table:table-cell office:value-type="float" office:value="0.4541076" calcext:value-type="float">
            <text:p>0.4541076</text:p>
          </table:table-cell>
          <table:table-cell office:value-type="float" office:value="21.20729" calcext:value-type="float">
            <text:p>21.20729</text:p>
          </table:table-cell>
          <table:table-cell office:value-type="float" office:value="-6.503118" calcext:value-type="float">
            <text:p>-6.503118</text:p>
          </table:table-cell>
          <table:table-cell office:value-type="float" office:value="14.70417" calcext:value-type="float">
            <text:p>14.70417</text:p>
          </table:table-cell>
          <table:table-cell office:value-type="float" office:value="-244.9387" calcext:value-type="float">
            <text:p>-244.9387</text:p>
          </table:table-cell>
          <table:table-cell office:value-type="float" office:value="0" calcext:value-type="float">
            <text:p>0</text:p>
          </table:table-cell>
          <table:table-cell office:value-type="float" office:value="10.37945" calcext:value-type="float">
            <text:p>10.37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5" calcext:value-type="float">
            <text:p>3062005</text:p>
          </table:table-cell>
          <table:table-cell office:value-type="float" office:value="341.556" calcext:value-type="float">
            <text:p>341.556</text:p>
          </table:table-cell>
          <table:table-cell office:value-type="float" office:value="13314.18" calcext:value-type="float">
            <text:p>13314.18</text:p>
          </table:table-cell>
          <table:table-cell office:value-type="float" office:value="0" calcext:value-type="float">
            <text:p>0</text:p>
          </table:table-cell>
          <table:table-cell office:value-type="float" office:value="0.04888968" calcext:value-type="float">
            <text:p>0.04888968</text:p>
          </table:table-cell>
          <table:table-cell office:value-type="float" office:value="-249.8765" calcext:value-type="float">
            <text:p>-249.8765</text:p>
          </table:table-cell>
          <table:table-cell office:value-type="float" office:value="722.1738" calcext:value-type="float">
            <text:p>722.1738</text:p>
          </table:table-cell>
          <table:table-cell office:value-type="float" office:value="-2.144096" calcext:value-type="float">
            <text:p>-2.144096</text:p>
          </table:table-cell>
          <table:table-cell office:value-type="float" office:value="123.3618" calcext:value-type="float">
            <text:p>123.3618</text:p>
          </table:table-cell>
          <table:table-cell office:value-type="float" office:value="3.1608" calcext:value-type="float">
            <text:p>3.1608</text:p>
          </table:table-cell>
          <table:table-cell office:value-type="float" office:value="0.02807224" calcext:value-type="float">
            <text:p>0.02807224</text:p>
          </table:table-cell>
          <table:table-cell office:value-type="float" office:value="1.976461" calcext:value-type="float">
            <text:p>1.976461</text:p>
          </table:table-cell>
          <table:table-cell office:value-type="float" office:value="0.05119716" calcext:value-type="float">
            <text:p>0.05119716</text:p>
          </table:table-cell>
          <table:table-cell office:value-type="float" office:value="0.03071827" calcext:value-type="float">
            <text:p>0.03071827</text:p>
          </table:table-cell>
          <table:table-cell office:value-type="float" office:value="0.4673906" calcext:value-type="float">
            <text:p>0.4673906</text:p>
          </table:table-cell>
          <table:table-cell office:value-type="float" office:value="370" calcext:value-type="float">
            <text:p>370</text:p>
          </table:table-cell>
          <table:table-cell office:value-type="float" office:value="-233.1879" calcext:value-type="float">
            <text:p>-233.1879</text:p>
          </table:table-cell>
          <table:table-cell office:value-type="float" office:value="0" calcext:value-type="float">
            <text:p>0</text:p>
          </table:table-cell>
          <table:table-cell office:value-type="float" office:value="347.8881" calcext:value-type="float">
            <text:p>347.8881</text:p>
          </table:table-cell>
          <table:table-cell office:value-type="float" office:value="1278.757" calcext:value-type="float">
            <text:p>1278.757</text:p>
          </table:table-cell>
          <table:table-cell office:value-type="float" office:value="1551.279" calcext:value-type="float">
            <text:p>1551.279</text:p>
          </table:table-cell>
          <table:table-cell office:value-type="float" office:value="1264.108" calcext:value-type="float">
            <text:p>1264.108</text:p>
          </table:table-cell>
          <table:table-cell office:value-type="float" office:value="753.6154" calcext:value-type="float">
            <text:p>753.6154</text:p>
          </table:table-cell>
          <table:table-cell office:value-type="float" office:value="1096.56" calcext:value-type="float">
            <text:p>1096.56</text:p>
          </table:table-cell>
          <table:table-cell office:value-type="float" office:value="414.7316" calcext:value-type="float">
            <text:p>414.7316</text:p>
          </table:table-cell>
          <table:table-cell office:value-type="float" office:value="1847.078" calcext:value-type="float">
            <text:p>1847.078</text:p>
          </table:table-cell>
          <table:table-cell office:value-type="float" office:value="2084.511" calcext:value-type="float">
            <text:p>2084.511</text:p>
          </table:table-cell>
          <table:table-cell office:value-type="float" office:value="1668.649" calcext:value-type="float">
            <text:p>1668.649</text:p>
          </table:table-cell>
          <table:table-cell office:value-type="float" office:value="585.2318" calcext:value-type="float">
            <text:p>585.2318</text:p>
          </table:table-cell>
          <table:table-cell office:value-type="float" office:value="581.7329" calcext:value-type="float">
            <text:p>581.7329</text:p>
          </table:table-cell>
          <table:table-cell office:value-type="float" office:value="142.7551" calcext:value-type="float">
            <text:p>142.7551</text:p>
          </table:table-cell>
          <table:table-cell office:value-type="float" office:value="35.67891" calcext:value-type="float">
            <text:p>35.67891</text:p>
          </table:table-cell>
          <table:table-cell office:value-type="float" office:value="0" calcext:value-type="float">
            <text:p>0</text:p>
          </table:table-cell>
          <table:table-cell office:value-type="float" office:value="-0.02076649" calcext:value-type="float">
            <text:p>-0.02076649</text:p>
          </table:table-cell>
          <table:table-cell office:value-type="float" office:value="0" calcext:value-type="float">
            <text:p>0</text:p>
          </table:table-cell>
          <table:table-cell office:value-type="float" office:value="0.5047954" calcext:value-type="float">
            <text:p>0.5047954</text:p>
          </table:table-cell>
          <table:table-cell office:value-type="float" office:value="24.38812" calcext:value-type="float">
            <text:p>24.38812</text:p>
          </table:table-cell>
          <table:table-cell office:value-type="float" office:value="-7.351774" calcext:value-type="float">
            <text:p>-7.351774</text:p>
          </table:table-cell>
          <table:table-cell office:value-type="float" office:value="17.03635" calcext:value-type="float">
            <text:p>17.03635</text:p>
          </table:table-cell>
          <table:table-cell office:value-type="float" office:value="-247.4617" calcext:value-type="float">
            <text:p>-247.4617</text:p>
          </table:table-cell>
          <table:table-cell office:value-type="float" office:value="0" calcext:value-type="float">
            <text:p>0</text:p>
          </table:table-cell>
          <table:table-cell office:value-type="float" office:value="10.77123" calcext:value-type="float">
            <text:p>10.771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5" calcext:value-type="float">
            <text:p>4062005</text:p>
          </table:table-cell>
          <table:table-cell office:value-type="float" office:value="339.0927" calcext:value-type="float">
            <text:p>339.0927</text:p>
          </table:table-cell>
          <table:table-cell office:value-type="float" office:value="13314.04" calcext:value-type="float">
            <text:p>13314.04</text:p>
          </table:table-cell>
          <table:table-cell office:value-type="float" office:value="0" calcext:value-type="float">
            <text:p>0</text:p>
          </table:table-cell>
          <table:table-cell office:value-type="float" office:value="0.05392495" calcext:value-type="float">
            <text:p>0.05392495</text:p>
          </table:table-cell>
          <table:table-cell office:value-type="float" office:value="-252.3297" calcext:value-type="float">
            <text:p>-252.3297</text:p>
          </table:table-cell>
          <table:table-cell office:value-type="float" office:value="726.4371" calcext:value-type="float">
            <text:p>726.4371</text:p>
          </table:table-cell>
          <table:table-cell office:value-type="float" office:value="-2.424905" calcext:value-type="float">
            <text:p>-2.424905</text:p>
          </table:table-cell>
          <table:table-cell office:value-type="float" office:value="123.0298" calcext:value-type="float">
            <text:p>123.0298</text:p>
          </table:table-cell>
          <table:table-cell office:value-type="float" office:value="3.033105" calcext:value-type="float">
            <text:p>3.033105</text:p>
          </table:table-cell>
          <table:table-cell office:value-type="float" office:value="0.02807187" calcext:value-type="float">
            <text:p>0.02807187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138016" calcext:value-type="float">
            <text:p>0.05138016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00056" calcext:value-type="float">
            <text:p>0.4700056</text:p>
          </table:table-cell>
          <table:table-cell office:value-type="float" office:value="370" calcext:value-type="float">
            <text:p>370</text:p>
          </table:table-cell>
          <table:table-cell office:value-type="float" office:value="-232.8117" calcext:value-type="float">
            <text:p>-232.8117</text:p>
          </table:table-cell>
          <table:table-cell office:value-type="float" office:value="0" calcext:value-type="float">
            <text:p>0</text:p>
          </table:table-cell>
          <table:table-cell office:value-type="float" office:value="347.9517" calcext:value-type="float">
            <text:p>347.9517</text:p>
          </table:table-cell>
          <table:table-cell office:value-type="float" office:value="1277.94" calcext:value-type="float">
            <text:p>1277.94</text:p>
          </table:table-cell>
          <table:table-cell office:value-type="float" office:value="1550.368" calcext:value-type="float">
            <text:p>1550.368</text:p>
          </table:table-cell>
          <table:table-cell office:value-type="float" office:value="1263.906" calcext:value-type="float">
            <text:p>1263.906</text:p>
          </table:table-cell>
          <table:table-cell office:value-type="float" office:value="753.4102" calcext:value-type="float">
            <text:p>753.4102</text:p>
          </table:table-cell>
          <table:table-cell office:value-type="float" office:value="1096.428" calcext:value-type="float">
            <text:p>1096.428</text:p>
          </table:table-cell>
          <table:table-cell office:value-type="float" office:value="414.687" calcext:value-type="float">
            <text:p>414.687</text:p>
          </table:table-cell>
          <table:table-cell office:value-type="float" office:value="1846.982" calcext:value-type="float">
            <text:p>1846.982</text:p>
          </table:table-cell>
          <table:table-cell office:value-type="float" office:value="2084.449" calcext:value-type="float">
            <text:p>2084.449</text:p>
          </table:table-cell>
          <table:table-cell office:value-type="float" office:value="1668.613" calcext:value-type="float">
            <text:p>1668.613</text:p>
          </table:table-cell>
          <table:table-cell office:value-type="float" office:value="585.2187" calcext:value-type="float">
            <text:p>585.2187</text:p>
          </table:table-cell>
          <table:table-cell office:value-type="float" office:value="581.7104" calcext:value-type="float">
            <text:p>581.7104</text:p>
          </table:table-cell>
          <table:table-cell office:value-type="float" office:value="142.754" calcext:value-type="float">
            <text:p>142.754</text:p>
          </table:table-cell>
          <table:table-cell office:value-type="float" office:value="35.67857" calcext:value-type="float">
            <text:p>35.67857</text:p>
          </table:table-cell>
          <table:table-cell office:value-type="float" office:value="0" calcext:value-type="float">
            <text:p>0</text:p>
          </table:table-cell>
          <table:table-cell office:value-type="float" office:value="-0.02101894" calcext:value-type="float">
            <text:p>-0.02101894</text:p>
          </table:table-cell>
          <table:table-cell office:value-type="float" office:value="0" calcext:value-type="float">
            <text:p>0</text:p>
          </table:table-cell>
          <table:table-cell office:value-type="float" office:value="0.5534394" calcext:value-type="float">
            <text:p>0.5534394</text:p>
          </table:table-cell>
          <table:table-cell office:value-type="float" office:value="28.04567" calcext:value-type="float">
            <text:p>28.04567</text:p>
          </table:table-cell>
          <table:table-cell office:value-type="float" office:value="-8.364502" calcext:value-type="float">
            <text:p>-8.364502</text:p>
          </table:table-cell>
          <table:table-cell office:value-type="float" office:value="19.68117" calcext:value-type="float">
            <text:p>19.68117</text:p>
          </table:table-cell>
          <table:table-cell office:value-type="float" office:value="-249.8972" calcext:value-type="float">
            <text:p>-249.8972</text:p>
          </table:table-cell>
          <table:table-cell office:value-type="float" office:value="0" calcext:value-type="float">
            <text:p>0</text:p>
          </table:table-cell>
          <table:table-cell office:value-type="float" office:value="11.03027" calcext:value-type="float">
            <text:p>11.03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5" calcext:value-type="float">
            <text:p>5062005</text:p>
          </table:table-cell>
          <table:table-cell office:value-type="float" office:value="336.6837" calcext:value-type="float">
            <text:p>336.6837</text:p>
          </table:table-cell>
          <table:table-cell office:value-type="float" office:value="13313.95" calcext:value-type="float">
            <text:p>13313.95</text:p>
          </table:table-cell>
          <table:table-cell office:value-type="float" office:value="0" calcext:value-type="float">
            <text:p>0</text:p>
          </table:table-cell>
          <table:table-cell office:value-type="float" office:value="0.05939157" calcext:value-type="float">
            <text:p>0.05939157</text:p>
          </table:table-cell>
          <table:table-cell office:value-type="float" office:value="-254.7797" calcext:value-type="float">
            <text:p>-254.7797</text:p>
          </table:table-cell>
          <table:table-cell office:value-type="float" office:value="734.567" calcext:value-type="float">
            <text:p>734.567</text:p>
          </table:table-cell>
          <table:table-cell office:value-type="float" office:value="-2.687634" calcext:value-type="float">
            <text:p>-2.687634</text:p>
          </table:table-cell>
          <table:table-cell office:value-type="float" office:value="122.8128" calcext:value-type="float">
            <text:p>122.8128</text:p>
          </table:table-cell>
          <table:table-cell office:value-type="float" office:value="2.949313" calcext:value-type="float">
            <text:p>2.949313</text:p>
          </table:table-cell>
          <table:table-cell office:value-type="float" office:value="0.02789834" calcext:value-type="float">
            <text:p>0.02789834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151419" calcext:value-type="float">
            <text:p>0.05151419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00423" calcext:value-type="float">
            <text:p>0.4700423</text:p>
          </table:table-cell>
          <table:table-cell office:value-type="float" office:value="370" calcext:value-type="float">
            <text:p>370</text:p>
          </table:table-cell>
          <table:table-cell office:value-type="float" office:value="-231.4301" calcext:value-type="float">
            <text:p>-231.4301</text:p>
          </table:table-cell>
          <table:table-cell office:value-type="float" office:value="0" calcext:value-type="float">
            <text:p>0</text:p>
          </table:table-cell>
          <table:table-cell office:value-type="float" office:value="347.9608" calcext:value-type="float">
            <text:p>347.9608</text:p>
          </table:table-cell>
          <table:table-cell office:value-type="float" office:value="1277.142" calcext:value-type="float">
            <text:p>1277.142</text:p>
          </table:table-cell>
          <table:table-cell office:value-type="float" office:value="1549.47" calcext:value-type="float">
            <text:p>1549.47</text:p>
          </table:table-cell>
          <table:table-cell office:value-type="float" office:value="1263.698" calcext:value-type="float">
            <text:p>1263.698</text:p>
          </table:table-cell>
          <table:table-cell office:value-type="float" office:value="753.2598" calcext:value-type="float">
            <text:p>753.2598</text:p>
          </table:table-cell>
          <table:table-cell office:value-type="float" office:value="1096.316" calcext:value-type="float">
            <text:p>1096.316</text:p>
          </table:table-cell>
          <table:table-cell office:value-type="float" office:value="414.636" calcext:value-type="float">
            <text:p>414.636</text:p>
          </table:table-cell>
          <table:table-cell office:value-type="float" office:value="1846.891" calcext:value-type="float">
            <text:p>1846.891</text:p>
          </table:table-cell>
          <table:table-cell office:value-type="float" office:value="2084.395" calcext:value-type="float">
            <text:p>2084.395</text:p>
          </table:table-cell>
          <table:table-cell office:value-type="float" office:value="1668.585" calcext:value-type="float">
            <text:p>1668.585</text:p>
          </table:table-cell>
          <table:table-cell office:value-type="float" office:value="585.2081" calcext:value-type="float">
            <text:p>585.2081</text:p>
          </table:table-cell>
          <table:table-cell office:value-type="float" office:value="581.6922" calcext:value-type="float">
            <text:p>581.6922</text:p>
          </table:table-cell>
          <table:table-cell office:value-type="float" office:value="142.7538" calcext:value-type="float">
            <text:p>142.7538</text:p>
          </table:table-cell>
          <table:table-cell office:value-type="float" office:value="35.67856" calcext:value-type="float">
            <text:p>35.67856</text:p>
          </table:table-cell>
          <table:table-cell office:value-type="float" office:value="0" calcext:value-type="float">
            <text:p>0</text:p>
          </table:table-cell>
          <table:table-cell office:value-type="float" office:value="-0.02152823" calcext:value-type="float">
            <text:p>-0.02152823</text:p>
          </table:table-cell>
          <table:table-cell office:value-type="float" office:value="0" calcext:value-type="float">
            <text:p>0</text:p>
          </table:table-cell>
          <table:table-cell office:value-type="float" office:value="0.6068588" calcext:value-type="float">
            <text:p>0.6068588</text:p>
          </table:table-cell>
          <table:table-cell office:value-type="float" office:value="32.65474" calcext:value-type="float">
            <text:p>32.65474</text:p>
          </table:table-cell>
          <table:table-cell office:value-type="float" office:value="-9.405004" calcext:value-type="float">
            <text:p>-9.405004</text:p>
          </table:table-cell>
          <table:table-cell office:value-type="float" office:value="23.24973" calcext:value-type="float">
            <text:p>23.24973</text:p>
          </table:table-cell>
          <table:table-cell office:value-type="float" office:value="-252.311" calcext:value-type="float">
            <text:p>-252.311</text:p>
          </table:table-cell>
          <table:table-cell office:value-type="float" office:value="0" calcext:value-type="float">
            <text:p>0</text:p>
          </table:table-cell>
          <table:table-cell office:value-type="float" office:value="11.25614" calcext:value-type="float">
            <text:p>11.256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5" calcext:value-type="float">
            <text:p>6062005</text:p>
          </table:table-cell>
          <table:table-cell office:value-type="float" office:value="333.7034" calcext:value-type="float">
            <text:p>333.7034</text:p>
          </table:table-cell>
          <table:table-cell office:value-type="float" office:value="13314.08" calcext:value-type="float">
            <text:p>13314.08</text:p>
          </table:table-cell>
          <table:table-cell office:value-type="float" office:value="0" calcext:value-type="float">
            <text:p>0</text:p>
          </table:table-cell>
          <table:table-cell office:value-type="float" office:value="0.07469749" calcext:value-type="float">
            <text:p>0.07469749</text:p>
          </table:table-cell>
          <table:table-cell office:value-type="float" office:value="-257.8055" calcext:value-type="float">
            <text:p>-257.8055</text:p>
          </table:table-cell>
          <table:table-cell office:value-type="float" office:value="742.3285" calcext:value-type="float">
            <text:p>742.3285</text:p>
          </table:table-cell>
          <table:table-cell office:value-type="float" office:value="-3.026752" calcext:value-type="float">
            <text:p>-3.026752</text:p>
          </table:table-cell>
          <table:table-cell office:value-type="float" office:value="121.0012" calcext:value-type="float">
            <text:p>121.0012</text:p>
          </table:table-cell>
          <table:table-cell office:value-type="float" office:value="2.8569" calcext:value-type="float">
            <text:p>2.8569</text:p>
          </table:table-cell>
          <table:table-cell office:value-type="float" office:value="0.02629668" calcext:value-type="float">
            <text:p>0.02629668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16483" calcext:value-type="float">
            <text:p>0.0516483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00982" calcext:value-type="float">
            <text:p>0.4700982</text:p>
          </table:table-cell>
          <table:table-cell office:value-type="float" office:value="370" calcext:value-type="float">
            <text:p>370</text:p>
          </table:table-cell>
          <table:table-cell office:value-type="float" office:value="-230.5047" calcext:value-type="float">
            <text:p>-230.5047</text:p>
          </table:table-cell>
          <table:table-cell office:value-type="float" office:value="0" calcext:value-type="float">
            <text:p>0</text:p>
          </table:table-cell>
          <table:table-cell office:value-type="float" office:value="348.0965" calcext:value-type="float">
            <text:p>348.0965</text:p>
          </table:table-cell>
          <table:table-cell office:value-type="float" office:value="1276.127" calcext:value-type="float">
            <text:p>1276.127</text:p>
          </table:table-cell>
          <table:table-cell office:value-type="float" office:value="1548.397" calcext:value-type="float">
            <text:p>1548.397</text:p>
          </table:table-cell>
          <table:table-cell office:value-type="float" office:value="1263.431" calcext:value-type="float">
            <text:p>1263.431</text:p>
          </table:table-cell>
          <table:table-cell office:value-type="float" office:value="753.092" calcext:value-type="float">
            <text:p>753.092</text:p>
          </table:table-cell>
          <table:table-cell office:value-type="float" office:value="1096.194" calcext:value-type="float">
            <text:p>1096.194</text:p>
          </table:table-cell>
          <table:table-cell office:value-type="float" office:value="414.5833" calcext:value-type="float">
            <text:p>414.5833</text:p>
          </table:table-cell>
          <table:table-cell office:value-type="float" office:value="1846.801" calcext:value-type="float">
            <text:p>1846.801</text:p>
          </table:table-cell>
          <table:table-cell office:value-type="float" office:value="2084.341" calcext:value-type="float">
            <text:p>2084.341</text:p>
          </table:table-cell>
          <table:table-cell office:value-type="float" office:value="1668.557" calcext:value-type="float">
            <text:p>1668.557</text:p>
          </table:table-cell>
          <table:table-cell office:value-type="float" office:value="585.1974" calcext:value-type="float">
            <text:p>585.1974</text:p>
          </table:table-cell>
          <table:table-cell office:value-type="float" office:value="581.6739" calcext:value-type="float">
            <text:p>581.6739</text:p>
          </table:table-cell>
          <table:table-cell office:value-type="float" office:value="142.7537" calcext:value-type="float">
            <text:p>142.7537</text:p>
          </table:table-cell>
          <table:table-cell office:value-type="float" office:value="35.67856" calcext:value-type="float">
            <text:p>35.67856</text:p>
          </table:table-cell>
          <table:table-cell office:value-type="float" office:value="0" calcext:value-type="float">
            <text:p>0</text:p>
          </table:table-cell>
          <table:table-cell office:value-type="float" office:value="-0.02254182" calcext:value-type="float">
            <text:p>-0.02254182</text:p>
          </table:table-cell>
          <table:table-cell office:value-type="float" office:value="0" calcext:value-type="float">
            <text:p>0</text:p>
          </table:table-cell>
          <table:table-cell office:value-type="float" office:value="0.6796763" calcext:value-type="float">
            <text:p>0.6796763</text:p>
          </table:table-cell>
          <table:table-cell office:value-type="float" office:value="37.84138" calcext:value-type="float">
            <text:p>37.84138</text:p>
          </table:table-cell>
          <table:table-cell office:value-type="float" office:value="-10.98242" calcext:value-type="float">
            <text:p>-10.98242</text:p>
          </table:table-cell>
          <table:table-cell office:value-type="float" office:value="26.85896" calcext:value-type="float">
            <text:p>26.85896</text:p>
          </table:table-cell>
          <table:table-cell office:value-type="float" office:value="-255.1027" calcext:value-type="float">
            <text:p>-255.1027</text:p>
          </table:table-cell>
          <table:table-cell office:value-type="float" office:value="0" calcext:value-type="float">
            <text:p>0</text:p>
          </table:table-cell>
          <table:table-cell office:value-type="float" office:value="11.35847" calcext:value-type="float">
            <text:p>11.358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5" calcext:value-type="float">
            <text:p>7062005</text:p>
          </table:table-cell>
          <table:table-cell office:value-type="float" office:value="330.2304" calcext:value-type="float">
            <text:p>330.2304</text:p>
          </table:table-cell>
          <table:table-cell office:value-type="float" office:value="13314.08" calcext:value-type="float">
            <text:p>13314.08</text:p>
          </table:table-cell>
          <table:table-cell office:value-type="float" office:value="0" calcext:value-type="float">
            <text:p>0</text:p>
          </table:table-cell>
          <table:table-cell office:value-type="float" office:value="0.09097604" calcext:value-type="float">
            <text:p>0.09097604</text:p>
          </table:table-cell>
          <table:table-cell office:value-type="float" office:value="-261.4952" calcext:value-type="float">
            <text:p>-261.4952</text:p>
          </table:table-cell>
          <table:table-cell office:value-type="float" office:value="751.1503" calcext:value-type="float">
            <text:p>751.1503</text:p>
          </table:table-cell>
          <table:table-cell office:value-type="float" office:value="-3.437057" calcext:value-type="float">
            <text:p>-3.437057</text:p>
          </table:table-cell>
          <table:table-cell office:value-type="float" office:value="119.4769" calcext:value-type="float">
            <text:p>119.4769</text:p>
          </table:table-cell>
          <table:table-cell office:value-type="float" office:value="2.757814" calcext:value-type="float">
            <text:p>2.757814</text:p>
          </table:table-cell>
          <table:table-cell office:value-type="float" office:value="0.02404372" calcext:value-type="float">
            <text:p>0.02404372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178241" calcext:value-type="float">
            <text:p>0.05178241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01683" calcext:value-type="float">
            <text:p>0.4701683</text:p>
          </table:table-cell>
          <table:table-cell office:value-type="float" office:value="370" calcext:value-type="float">
            <text:p>370</text:p>
          </table:table-cell>
          <table:table-cell office:value-type="float" office:value="-229.6346" calcext:value-type="float">
            <text:p>-229.6346</text:p>
          </table:table-cell>
          <table:table-cell office:value-type="float" office:value="0" calcext:value-type="float">
            <text:p>0</text:p>
          </table:table-cell>
          <table:table-cell office:value-type="float" office:value="348.2971" calcext:value-type="float">
            <text:p>348.2971</text:p>
          </table:table-cell>
          <table:table-cell office:value-type="float" office:value="1274.896" calcext:value-type="float">
            <text:p>1274.896</text:p>
          </table:table-cell>
          <table:table-cell office:value-type="float" office:value="1547.025" calcext:value-type="float">
            <text:p>1547.025</text:p>
          </table:table-cell>
          <table:table-cell office:value-type="float" office:value="1263.094" calcext:value-type="float">
            <text:p>1263.094</text:p>
          </table:table-cell>
          <table:table-cell office:value-type="float" office:value="752.8834" calcext:value-type="float">
            <text:p>752.8834</text:p>
          </table:table-cell>
          <table:table-cell office:value-type="float" office:value="1096.042" calcext:value-type="float">
            <text:p>1096.042</text:p>
          </table:table-cell>
          <table:table-cell office:value-type="float" office:value="414.5226" calcext:value-type="float">
            <text:p>414.5226</text:p>
          </table:table-cell>
          <table:table-cell office:value-type="float" office:value="1846.706" calcext:value-type="float">
            <text:p>1846.706</text:p>
          </table:table-cell>
          <table:table-cell office:value-type="float" office:value="2084.287" calcext:value-type="float">
            <text:p>2084.287</text:p>
          </table:table-cell>
          <table:table-cell office:value-type="float" office:value="1668.528" calcext:value-type="float">
            <text:p>1668.528</text:p>
          </table:table-cell>
          <table:table-cell office:value-type="float" office:value="585.1868" calcext:value-type="float">
            <text:p>585.1868</text:p>
          </table:table-cell>
          <table:table-cell office:value-type="float" office:value="581.6554" calcext:value-type="float">
            <text:p>581.6554</text:p>
          </table:table-cell>
          <table:table-cell office:value-type="float" office:value="142.7536" calcext:value-type="float">
            <text:p>142.7536</text:p>
          </table:table-cell>
          <table:table-cell office:value-type="float" office:value="35.67855" calcext:value-type="float">
            <text:p>35.67855</text:p>
          </table:table-cell>
          <table:table-cell office:value-type="float" office:value="0" calcext:value-type="float">
            <text:p>0</text:p>
          </table:table-cell>
          <table:table-cell office:value-type="float" office:value="-0.02425356" calcext:value-type="float">
            <text:p>-0.02425356</text:p>
          </table:table-cell>
          <table:table-cell office:value-type="float" office:value="0" calcext:value-type="float">
            <text:p>0</text:p>
          </table:table-cell>
          <table:table-cell office:value-type="float" office:value="0.7573079" calcext:value-type="float">
            <text:p>0.7573079</text:p>
          </table:table-cell>
          <table:table-cell office:value-type="float" office:value="43.81629" calcext:value-type="float">
            <text:p>43.81629</text:p>
          </table:table-cell>
          <table:table-cell office:value-type="float" office:value="-12.81021" calcext:value-type="float">
            <text:p>-12.81021</text:p>
          </table:table-cell>
          <table:table-cell office:value-type="float" office:value="31.00608" calcext:value-type="float">
            <text:p>31.00608</text:p>
          </table:table-cell>
          <table:table-cell office:value-type="float" office:value="-258.4966" calcext:value-type="float">
            <text:p>-258.4966</text:p>
          </table:table-cell>
          <table:table-cell office:value-type="float" office:value="0" calcext:value-type="float">
            <text:p>0</text:p>
          </table:table-cell>
          <table:table-cell office:value-type="float" office:value="11.47052" calcext:value-type="float">
            <text:p>11.47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5" calcext:value-type="float">
            <text:p>8062005</text:p>
          </table:table-cell>
          <table:table-cell office:value-type="float" office:value="326.8062" calcext:value-type="float">
            <text:p>326.8062</text:p>
          </table:table-cell>
          <table:table-cell office:value-type="float" office:value="13313.9" calcext:value-type="float">
            <text:p>13313.9</text:p>
          </table:table-cell>
          <table:table-cell office:value-type="float" office:value="0" calcext:value-type="float">
            <text:p>0</text:p>
          </table:table-cell>
          <table:table-cell office:value-type="float" office:value="0.104231" calcext:value-type="float">
            <text:p>0.104231</text:p>
          </table:table-cell>
          <table:table-cell office:value-type="float" office:value="-265.3773" calcext:value-type="float">
            <text:p>-265.3773</text:p>
          </table:table-cell>
          <table:table-cell office:value-type="float" office:value="763.9122" calcext:value-type="float">
            <text:p>763.9122</text:p>
          </table:table-cell>
          <table:table-cell office:value-type="float" office:value="-3.914141" calcext:value-type="float">
            <text:p>-3.914141</text:p>
          </table:table-cell>
          <table:table-cell office:value-type="float" office:value="118.8591" calcext:value-type="float">
            <text:p>118.8591</text:p>
          </table:table-cell>
          <table:table-cell office:value-type="float" office:value="2.663992" calcext:value-type="float">
            <text:p>2.663992</text:p>
          </table:table-cell>
          <table:table-cell office:value-type="float" office:value="0.02267839" calcext:value-type="float">
            <text:p>0.02267839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191652" calcext:value-type="float">
            <text:p>0.05191652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02495" calcext:value-type="float">
            <text:p>0.4702495</text:p>
          </table:table-cell>
          <table:table-cell office:value-type="float" office:value="370" calcext:value-type="float">
            <text:p>370</text:p>
          </table:table-cell>
          <table:table-cell office:value-type="float" office:value="-227.9482" calcext:value-type="float">
            <text:p>-227.9482</text:p>
          </table:table-cell>
          <table:table-cell office:value-type="float" office:value="0" calcext:value-type="float">
            <text:p>0</text:p>
          </table:table-cell>
          <table:table-cell office:value-type="float" office:value="348.5212" calcext:value-type="float">
            <text:p>348.5212</text:p>
          </table:table-cell>
          <table:table-cell office:value-type="float" office:value="1273.636" calcext:value-type="float">
            <text:p>1273.636</text:p>
          </table:table-cell>
          <table:table-cell office:value-type="float" office:value="1545.568" calcext:value-type="float">
            <text:p>1545.568</text:p>
          </table:table-cell>
          <table:table-cell office:value-type="float" office:value="1262.741" calcext:value-type="float">
            <text:p>1262.741</text:p>
          </table:table-cell>
          <table:table-cell office:value-type="float" office:value="752.6655" calcext:value-type="float">
            <text:p>752.6655</text:p>
          </table:table-cell>
          <table:table-cell office:value-type="float" office:value="1095.877" calcext:value-type="float">
            <text:p>1095.877</text:p>
          </table:table-cell>
          <table:table-cell office:value-type="float" office:value="414.454" calcext:value-type="float">
            <text:p>414.454</text:p>
          </table:table-cell>
          <table:table-cell office:value-type="float" office:value="1846.606" calcext:value-type="float">
            <text:p>1846.606</text:p>
          </table:table-cell>
          <table:table-cell office:value-type="float" office:value="2084.231" calcext:value-type="float">
            <text:p>2084.231</text:p>
          </table:table-cell>
          <table:table-cell office:value-type="float" office:value="1668.5" calcext:value-type="float">
            <text:p>1668.5</text:p>
          </table:table-cell>
          <table:table-cell office:value-type="float" office:value="585.1761" calcext:value-type="float">
            <text:p>585.1761</text:p>
          </table:table-cell>
          <table:table-cell office:value-type="float" office:value="581.6368" calcext:value-type="float">
            <text:p>581.6368</text:p>
          </table:table-cell>
          <table:table-cell office:value-type="float" office:value="142.7534" calcext:value-type="float">
            <text:p>142.7534</text:p>
          </table:table-cell>
          <table:table-cell office:value-type="float" office:value="35.67855" calcext:value-type="float">
            <text:p>35.67855</text:p>
          </table:table-cell>
          <table:table-cell office:value-type="float" office:value="0" calcext:value-type="float">
            <text:p>0</text:p>
          </table:table-cell>
          <table:table-cell office:value-type="float" office:value="-0.02585161" calcext:value-type="float">
            <text:p>-0.02585161</text:p>
          </table:table-cell>
          <table:table-cell office:value-type="float" office:value="0" calcext:value-type="float">
            <text:p>0</text:p>
          </table:table-cell>
          <table:table-cell office:value-type="float" office:value="0.8251716" calcext:value-type="float">
            <text:p>0.8251716</text:p>
          </table:table-cell>
          <table:table-cell office:value-type="float" office:value="50.74864" calcext:value-type="float">
            <text:p>50.74864</text:p>
          </table:table-cell>
          <table:table-cell office:value-type="float" office:value="-14.65349" calcext:value-type="float">
            <text:p>-14.65349</text:p>
          </table:table-cell>
          <table:table-cell office:value-type="float" office:value="36.09515" calcext:value-type="float">
            <text:p>36.09515</text:p>
          </table:table-cell>
          <table:table-cell office:value-type="float" office:value="-262.0248" calcext:value-type="float">
            <text:p>-262.0248</text:p>
          </table:table-cell>
          <table:table-cell office:value-type="float" office:value="0" calcext:value-type="float">
            <text:p>0</text:p>
          </table:table-cell>
          <table:table-cell office:value-type="float" office:value="11.59186" calcext:value-type="float">
            <text:p>11.59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5" calcext:value-type="float">
            <text:p>9062005</text:p>
          </table:table-cell>
          <table:table-cell office:value-type="float" office:value="324.2457" calcext:value-type="float">
            <text:p>324.2457</text:p>
          </table:table-cell>
          <table:table-cell office:value-type="float" office:value="13313.68" calcext:value-type="float">
            <text:p>13313.68</text:p>
          </table:table-cell>
          <table:table-cell office:value-type="float" office:value="0" calcext:value-type="float">
            <text:p>0</text:p>
          </table:table-cell>
          <table:table-cell office:value-type="float" office:value="0.1122595" calcext:value-type="float">
            <text:p>0.1122595</text:p>
          </table:table-cell>
          <table:table-cell office:value-type="float" office:value="-268.1216" calcext:value-type="float">
            <text:p>-268.1216</text:p>
          </table:table-cell>
          <table:table-cell office:value-type="float" office:value="769.5788" calcext:value-type="float">
            <text:p>769.5788</text:p>
          </table:table-cell>
          <table:table-cell office:value-type="float" office:value="-4.444694" calcext:value-type="float">
            <text:p>-4.444694</text:p>
          </table:table-cell>
          <table:table-cell office:value-type="float" office:value="118.6649" calcext:value-type="float">
            <text:p>118.6649</text:p>
          </table:table-cell>
          <table:table-cell office:value-type="float" office:value="2.596378" calcext:value-type="float">
            <text:p>2.596378</text:p>
          </table:table-cell>
          <table:table-cell office:value-type="float" office:value="0.0224657" calcext:value-type="float">
            <text:p>0.0224657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205091" calcext:value-type="float">
            <text:p>0.05205091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03393" calcext:value-type="float">
            <text:p>0.4703393</text:p>
          </table:table-cell>
          <table:table-cell office:value-type="float" office:value="370" calcext:value-type="float">
            <text:p>370</text:p>
          </table:table-cell>
          <table:table-cell office:value-type="float" office:value="-227.3646" calcext:value-type="float">
            <text:p>-227.3646</text:p>
          </table:table-cell>
          <table:table-cell office:value-type="float" office:value="0" calcext:value-type="float">
            <text:p>0</text:p>
          </table:table-cell>
          <table:table-cell office:value-type="float" office:value="348.6153" calcext:value-type="float">
            <text:p>348.6153</text:p>
          </table:table-cell>
          <table:table-cell office:value-type="float" office:value="1272.784" calcext:value-type="float">
            <text:p>1272.784</text:p>
          </table:table-cell>
          <table:table-cell office:value-type="float" office:value="1544.522" calcext:value-type="float">
            <text:p>1544.522</text:p>
          </table:table-cell>
          <table:table-cell office:value-type="float" office:value="1262.475" calcext:value-type="float">
            <text:p>1262.475</text:p>
          </table:table-cell>
          <table:table-cell office:value-type="float" office:value="752.4731" calcext:value-type="float">
            <text:p>752.4731</text:p>
          </table:table-cell>
          <table:table-cell office:value-type="float" office:value="1095.723" calcext:value-type="float">
            <text:p>1095.723</text:p>
          </table:table-cell>
          <table:table-cell office:value-type="float" office:value="414.386" calcext:value-type="float">
            <text:p>414.386</text:p>
          </table:table-cell>
          <table:table-cell office:value-type="float" office:value="1846.504" calcext:value-type="float">
            <text:p>1846.504</text:p>
          </table:table-cell>
          <table:table-cell office:value-type="float" office:value="2084.163" calcext:value-type="float">
            <text:p>2084.163</text:p>
          </table:table-cell>
          <table:table-cell office:value-type="float" office:value="1668.471" calcext:value-type="float">
            <text:p>1668.471</text:p>
          </table:table-cell>
          <table:table-cell office:value-type="float" office:value="585.1655" calcext:value-type="float">
            <text:p>585.1655</text:p>
          </table:table-cell>
          <table:table-cell office:value-type="float" office:value="581.618" calcext:value-type="float">
            <text:p>581.618</text:p>
          </table:table-cell>
          <table:table-cell office:value-type="float" office:value="142.7533" calcext:value-type="float">
            <text:p>142.7533</text:p>
          </table:table-cell>
          <table:table-cell office:value-type="float" office:value="35.67855" calcext:value-type="float">
            <text:p>35.67855</text:p>
          </table:table-cell>
          <table:table-cell office:value-type="float" office:value="0" calcext:value-type="float">
            <text:p>0</text:p>
          </table:table-cell>
          <table:table-cell office:value-type="float" office:value="-0.02641736" calcext:value-type="float">
            <text:p>-0.02641736</text:p>
          </table:table-cell>
          <table:table-cell office:value-type="float" office:value="0" calcext:value-type="float">
            <text:p>0</text:p>
          </table:table-cell>
          <table:table-cell office:value-type="float" office:value="0.8911884" calcext:value-type="float">
            <text:p>0.8911884</text:p>
          </table:table-cell>
          <table:table-cell office:value-type="float" office:value="55.26671" calcext:value-type="float">
            <text:p>55.26671</text:p>
          </table:table-cell>
          <table:table-cell office:value-type="float" office:value="-16.37264" calcext:value-type="float">
            <text:p>-16.37264</text:p>
          </table:table-cell>
          <table:table-cell office:value-type="float" office:value="38.89407" calcext:value-type="float">
            <text:p>38.89407</text:p>
          </table:table-cell>
          <table:table-cell office:value-type="float" office:value="-264.7259" calcext:value-type="float">
            <text:p>-264.7259</text:p>
          </table:table-cell>
          <table:table-cell office:value-type="float" office:value="0" calcext:value-type="float">
            <text:p>0</text:p>
          </table:table-cell>
          <table:table-cell office:value-type="float" office:value="12.07721" calcext:value-type="float">
            <text:p>12.077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5" calcext:value-type="float">
            <text:p>10062005</text:p>
          </table:table-cell>
          <table:table-cell office:value-type="float" office:value="321.9965" calcext:value-type="float">
            <text:p>321.9965</text:p>
          </table:table-cell>
          <table:table-cell office:value-type="float" office:value="13313.54" calcext:value-type="float">
            <text:p>13313.54</text:p>
          </table:table-cell>
          <table:table-cell office:value-type="float" office:value="0" calcext:value-type="float">
            <text:p>0</text:p>
          </table:table-cell>
          <table:table-cell office:value-type="float" office:value="0.1213496" calcext:value-type="float">
            <text:p>0.1213496</text:p>
          </table:table-cell>
          <table:table-cell office:value-type="float" office:value="-270.6283" calcext:value-type="float">
            <text:p>-270.6283</text:p>
          </table:table-cell>
          <table:table-cell office:value-type="float" office:value="776.6285" calcext:value-type="float">
            <text:p>776.6285</text:p>
          </table:table-cell>
          <table:table-cell office:value-type="float" office:value="-4.903753" calcext:value-type="float">
            <text:p>-4.903753</text:p>
          </table:table-cell>
          <table:table-cell office:value-type="float" office:value="118.4843" calcext:value-type="float">
            <text:p>118.4843</text:p>
          </table:table-cell>
          <table:table-cell office:value-type="float" office:value="2.535275" calcext:value-type="float">
            <text:p>2.535275</text:p>
          </table:table-cell>
          <table:table-cell office:value-type="float" office:value="0.02209356" calcext:value-type="float">
            <text:p>0.02209356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218504" calcext:value-type="float">
            <text:p>0.05218504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04383" calcext:value-type="float">
            <text:p>0.4704383</text:p>
          </table:table-cell>
          <table:table-cell office:value-type="float" office:value="370" calcext:value-type="float">
            <text:p>370</text:p>
          </table:table-cell>
          <table:table-cell office:value-type="float" office:value="-223.8307" calcext:value-type="float">
            <text:p>-223.8307</text:p>
          </table:table-cell>
          <table:table-cell office:value-type="float" office:value="0" calcext:value-type="float">
            <text:p>0</text:p>
          </table:table-cell>
          <table:table-cell office:value-type="float" office:value="348.6093" calcext:value-type="float">
            <text:p>348.6093</text:p>
          </table:table-cell>
          <table:table-cell office:value-type="float" office:value="1272.062" calcext:value-type="float">
            <text:p>1272.062</text:p>
          </table:table-cell>
          <table:table-cell office:value-type="float" office:value="1543.687" calcext:value-type="float">
            <text:p>1543.687</text:p>
          </table:table-cell>
          <table:table-cell office:value-type="float" office:value="1262.269" calcext:value-type="float">
            <text:p>1262.269</text:p>
          </table:table-cell>
          <table:table-cell office:value-type="float" office:value="752.3183" calcext:value-type="float">
            <text:p>752.3183</text:p>
          </table:table-cell>
          <table:table-cell office:value-type="float" office:value="1095.6" calcext:value-type="float">
            <text:p>1095.6</text:p>
          </table:table-cell>
          <table:table-cell office:value-type="float" office:value="414.3298" calcext:value-type="float">
            <text:p>414.3298</text:p>
          </table:table-cell>
          <table:table-cell office:value-type="float" office:value="1846.404" calcext:value-type="float">
            <text:p>1846.404</text:p>
          </table:table-cell>
          <table:table-cell office:value-type="float" office:value="2084.093" calcext:value-type="float">
            <text:p>2084.093</text:p>
          </table:table-cell>
          <table:table-cell office:value-type="float" office:value="1668.442" calcext:value-type="float">
            <text:p>1668.442</text:p>
          </table:table-cell>
          <table:table-cell office:value-type="float" office:value="585.1547" calcext:value-type="float">
            <text:p>585.1547</text:p>
          </table:table-cell>
          <table:table-cell office:value-type="float" office:value="581.5991" calcext:value-type="float">
            <text:p>581.5991</text:p>
          </table:table-cell>
          <table:table-cell office:value-type="float" office:value="142.7531" calcext:value-type="float">
            <text:p>142.7531</text:p>
          </table:table-cell>
          <table:table-cell office:value-type="float" office:value="35.67854" calcext:value-type="float">
            <text:p>35.67854</text:p>
          </table:table-cell>
          <table:table-cell office:value-type="float" office:value="0" calcext:value-type="float">
            <text:p>0</text:p>
          </table:table-cell>
          <table:table-cell office:value-type="float" office:value="-0.02702896" calcext:value-type="float">
            <text:p>-0.02702896</text:p>
          </table:table-cell>
          <table:table-cell office:value-type="float" office:value="0" calcext:value-type="float">
            <text:p>0</text:p>
          </table:table-cell>
          <table:table-cell office:value-type="float" office:value="0.9747314" calcext:value-type="float">
            <text:p>0.9747314</text:p>
          </table:table-cell>
          <table:table-cell office:value-type="float" office:value="62.64622" calcext:value-type="float">
            <text:p>62.64622</text:p>
          </table:table-cell>
          <table:table-cell office:value-type="float" office:value="-18.17093" calcext:value-type="float">
            <text:p>-18.17093</text:p>
          </table:table-cell>
          <table:table-cell office:value-type="float" office:value="44.4753" calcext:value-type="float">
            <text:p>44.4753</text:p>
          </table:table-cell>
          <table:table-cell office:value-type="float" office:value="-267.0455" calcext:value-type="float">
            <text:p>-267.0455</text:p>
          </table:table-cell>
          <table:table-cell office:value-type="float" office:value="0" calcext:value-type="float">
            <text:p>0</text:p>
          </table:table-cell>
          <table:table-cell office:value-type="float" office:value="12.34673" calcext:value-type="float">
            <text:p>12.34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5" calcext:value-type="float">
            <text:p>11062005</text:p>
          </table:table-cell>
          <table:table-cell office:value-type="float" office:value="319.636" calcext:value-type="float">
            <text:p>319.636</text:p>
          </table:table-cell>
          <table:table-cell office:value-type="float" office:value="13313.36" calcext:value-type="float">
            <text:p>13313.36</text:p>
          </table:table-cell>
          <table:table-cell office:value-type="float" office:value="0" calcext:value-type="float">
            <text:p>0</text:p>
          </table:table-cell>
          <table:table-cell office:value-type="float" office:value="0.1313223" calcext:value-type="float">
            <text:p>0.1313223</text:p>
          </table:table-cell>
          <table:table-cell office:value-type="float" office:value="-273.7862" calcext:value-type="float">
            <text:p>-273.7862</text:p>
          </table:table-cell>
          <table:table-cell office:value-type="float" office:value="786.5083" calcext:value-type="float">
            <text:p>786.5083</text:p>
          </table:table-cell>
          <table:table-cell office:value-type="float" office:value="-5.521282" calcext:value-type="float">
            <text:p>-5.521282</text:p>
          </table:table-cell>
          <table:table-cell office:value-type="float" office:value="118.2993" calcext:value-type="float">
            <text:p>118.2993</text:p>
          </table:table-cell>
          <table:table-cell office:value-type="float" office:value="2.469478" calcext:value-type="float">
            <text:p>2.469478</text:p>
          </table:table-cell>
          <table:table-cell office:value-type="float" office:value="0.02199957" calcext:value-type="float">
            <text:p>0.02199957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231915" calcext:value-type="float">
            <text:p>0.05231915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05467" calcext:value-type="float">
            <text:p>0.4705467</text:p>
          </table:table-cell>
          <table:table-cell office:value-type="float" office:value="370" calcext:value-type="float">
            <text:p>370</text:p>
          </table:table-cell>
          <table:table-cell office:value-type="float" office:value="-219.3066" calcext:value-type="float">
            <text:p>-219.3066</text:p>
          </table:table-cell>
          <table:table-cell office:value-type="float" office:value="0" calcext:value-type="float">
            <text:p>0</text:p>
          </table:table-cell>
          <table:table-cell office:value-type="float" office:value="348.6479" calcext:value-type="float">
            <text:p>348.6479</text:p>
          </table:table-cell>
          <table:table-cell office:value-type="float" office:value="1271.252" calcext:value-type="float">
            <text:p>1271.252</text:p>
          </table:table-cell>
          <table:table-cell office:value-type="float" office:value="1542.764" calcext:value-type="float">
            <text:p>1542.764</text:p>
          </table:table-cell>
          <table:table-cell office:value-type="float" office:value="1262.043" calcext:value-type="float">
            <text:p>1262.043</text:p>
          </table:table-cell>
          <table:table-cell office:value-type="float" office:value="752.1618" calcext:value-type="float">
            <text:p>752.1618</text:p>
          </table:table-cell>
          <table:table-cell office:value-type="float" office:value="1095.478" calcext:value-type="float">
            <text:p>1095.478</text:p>
          </table:table-cell>
          <table:table-cell office:value-type="float" office:value="414.2751" calcext:value-type="float">
            <text:p>414.2751</text:p>
          </table:table-cell>
          <table:table-cell office:value-type="float" office:value="1846.308" calcext:value-type="float">
            <text:p>1846.308</text:p>
          </table:table-cell>
          <table:table-cell office:value-type="float" office:value="2084.024" calcext:value-type="float">
            <text:p>2084.024</text:p>
          </table:table-cell>
          <table:table-cell office:value-type="float" office:value="1668.413" calcext:value-type="float">
            <text:p>1668.413</text:p>
          </table:table-cell>
          <table:table-cell office:value-type="float" office:value="585.1439" calcext:value-type="float">
            <text:p>585.1439</text:p>
          </table:table-cell>
          <table:table-cell office:value-type="float" office:value="581.5801" calcext:value-type="float">
            <text:p>581.5801</text:p>
          </table:table-cell>
          <table:table-cell office:value-type="float" office:value="142.753" calcext:value-type="float">
            <text:p>142.753</text:p>
          </table:table-cell>
          <table:table-cell office:value-type="float" office:value="35.67854" calcext:value-type="float">
            <text:p>35.67854</text:p>
          </table:table-cell>
          <table:table-cell office:value-type="float" office:value="0" calcext:value-type="float">
            <text:p>0</text:p>
          </table:table-cell>
          <table:table-cell office:value-type="float" office:value="-0.02749557" calcext:value-type="float">
            <text:p>-0.02749557</text:p>
          </table:table-cell>
          <table:table-cell office:value-type="float" office:value="0" calcext:value-type="float">
            <text:p>0</text:p>
          </table:table-cell>
          <table:table-cell office:value-type="float" office:value="1.066155" calcext:value-type="float">
            <text:p>1.066155</text:p>
          </table:table-cell>
          <table:table-cell office:value-type="float" office:value="71.96528" calcext:value-type="float">
            <text:p>71.96528</text:p>
          </table:table-cell>
          <table:table-cell office:value-type="float" office:value="-20.42634" calcext:value-type="float">
            <text:p>-20.42634</text:p>
          </table:table-cell>
          <table:table-cell office:value-type="float" office:value="51.53894" calcext:value-type="float">
            <text:p>51.53894</text:p>
          </table:table-cell>
          <table:table-cell office:value-type="float" office:value="-269.5196" calcext:value-type="float">
            <text:p>-269.5196</text:p>
          </table:table-cell>
          <table:table-cell office:value-type="float" office:value="0" calcext:value-type="float">
            <text:p>0</text:p>
          </table:table-cell>
          <table:table-cell office:value-type="float" office:value="12.27436" calcext:value-type="float">
            <text:p>12.27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5" calcext:value-type="float">
            <text:p>12062005</text:p>
          </table:table-cell>
          <table:table-cell office:value-type="float" office:value="317.5829" calcext:value-type="float">
            <text:p>317.5829</text:p>
          </table:table-cell>
          <table:table-cell office:value-type="float" office:value="13313.14" calcext:value-type="float">
            <text:p>13313.14</text:p>
          </table:table-cell>
          <table:table-cell office:value-type="float" office:value="0" calcext:value-type="float">
            <text:p>0</text:p>
          </table:table-cell>
          <table:table-cell office:value-type="float" office:value="0.1423554" calcext:value-type="float">
            <text:p>0.1423554</text:p>
          </table:table-cell>
          <table:table-cell office:value-type="float" office:value="-276.685" calcext:value-type="float">
            <text:p>-276.685</text:p>
          </table:table-cell>
          <table:table-cell office:value-type="float" office:value="794.8239" calcext:value-type="float">
            <text:p>794.8239</text:p>
          </table:table-cell>
          <table:table-cell office:value-type="float" office:value="-6.235226" calcext:value-type="float">
            <text:p>-6.235226</text:p>
          </table:table-cell>
          <table:table-cell office:value-type="float" office:value="117.9829" calcext:value-type="float">
            <text:p>117.9829</text:p>
          </table:table-cell>
          <table:table-cell office:value-type="float" office:value="2.413114" calcext:value-type="float">
            <text:p>2.413114</text:p>
          </table:table-cell>
          <table:table-cell office:value-type="float" office:value="0.02196346" calcext:value-type="float">
            <text:p>0.02196346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245326" calcext:value-type="float">
            <text:p>0.05245326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0668" calcext:value-type="float">
            <text:p>0.470668</text:p>
          </table:table-cell>
          <table:table-cell office:value-type="float" office:value="370" calcext:value-type="float">
            <text:p>370</text:p>
          </table:table-cell>
          <table:table-cell office:value-type="float" office:value="-215.9906" calcext:value-type="float">
            <text:p>-215.9906</text:p>
          </table:table-cell>
          <table:table-cell office:value-type="float" office:value="0" calcext:value-type="float">
            <text:p>0</text:p>
          </table:table-cell>
          <table:table-cell office:value-type="float" office:value="348.7797" calcext:value-type="float">
            <text:p>348.7797</text:p>
          </table:table-cell>
          <table:table-cell office:value-type="float" office:value="1270.522" calcext:value-type="float">
            <text:p>1270.522</text:p>
          </table:table-cell>
          <table:table-cell office:value-type="float" office:value="1541.91" calcext:value-type="float">
            <text:p>1541.91</text:p>
          </table:table-cell>
          <table:table-cell office:value-type="float" office:value="1261.829" calcext:value-type="float">
            <text:p>1261.829</text:p>
          </table:table-cell>
          <table:table-cell office:value-type="float" office:value="752.0082" calcext:value-type="float">
            <text:p>752.0082</text:p>
          </table:table-cell>
          <table:table-cell office:value-type="float" office:value="1095.358" calcext:value-type="float">
            <text:p>1095.358</text:p>
          </table:table-cell>
          <table:table-cell office:value-type="float" office:value="414.2216" calcext:value-type="float">
            <text:p>414.2216</text:p>
          </table:table-cell>
          <table:table-cell office:value-type="float" office:value="1846.212" calcext:value-type="float">
            <text:p>1846.212</text:p>
          </table:table-cell>
          <table:table-cell office:value-type="float" office:value="2083.955" calcext:value-type="float">
            <text:p>2083.955</text:p>
          </table:table-cell>
          <table:table-cell office:value-type="float" office:value="1668.383" calcext:value-type="float">
            <text:p>1668.383</text:p>
          </table:table-cell>
          <table:table-cell office:value-type="float" office:value="585.1331" calcext:value-type="float">
            <text:p>585.1331</text:p>
          </table:table-cell>
          <table:table-cell office:value-type="float" office:value="581.5608" calcext:value-type="float">
            <text:p>581.5608</text:p>
          </table:table-cell>
          <table:table-cell office:value-type="float" office:value="142.7529" calcext:value-type="float">
            <text:p>142.7529</text:p>
          </table:table-cell>
          <table:table-cell office:value-type="float" office:value="35.67854" calcext:value-type="float">
            <text:p>35.67854</text:p>
          </table:table-cell>
          <table:table-cell office:value-type="float" office:value="0" calcext:value-type="float">
            <text:p>0</text:p>
          </table:table-cell>
          <table:table-cell office:value-type="float" office:value="-0.02776449" calcext:value-type="float">
            <text:p>-0.02776449</text:p>
          </table:table-cell>
          <table:table-cell office:value-type="float" office:value="0" calcext:value-type="float">
            <text:p>0</text:p>
          </table:table-cell>
          <table:table-cell office:value-type="float" office:value="1.148348" calcext:value-type="float">
            <text:p>1.148348</text:p>
          </table:table-cell>
          <table:table-cell office:value-type="float" office:value="79.76484" calcext:value-type="float">
            <text:p>79.76484</text:p>
          </table:table-cell>
          <table:table-cell office:value-type="float" office:value="-22.72591" calcext:value-type="float">
            <text:p>-22.72591</text:p>
          </table:table-cell>
          <table:table-cell office:value-type="float" office:value="57.03893" calcext:value-type="float">
            <text:p>57.03893</text:p>
          </table:table-cell>
          <table:table-cell office:value-type="float" office:value="-271.7195" calcext:value-type="float">
            <text:p>-271.7195</text:p>
          </table:table-cell>
          <table:table-cell office:value-type="float" office:value="0" calcext:value-type="float">
            <text:p>0</text:p>
          </table:table-cell>
          <table:table-cell office:value-type="float" office:value="12.28313" calcext:value-type="float">
            <text:p>12.28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5" calcext:value-type="float">
            <text:p>13062005</text:p>
          </table:table-cell>
          <table:table-cell office:value-type="float" office:value="315.2544" calcext:value-type="float">
            <text:p>315.2544</text:p>
          </table:table-cell>
          <table:table-cell office:value-type="float" office:value="13312.92" calcext:value-type="float">
            <text:p>13312.92</text:p>
          </table:table-cell>
          <table:table-cell office:value-type="float" office:value="0" calcext:value-type="float">
            <text:p>0</text:p>
          </table:table-cell>
          <table:table-cell office:value-type="float" office:value="0.1638783" calcext:value-type="float">
            <text:p>0.1638783</text:p>
          </table:table-cell>
          <table:table-cell office:value-type="float" office:value="-279.8635" calcext:value-type="float">
            <text:p>-279.8635</text:p>
          </table:table-cell>
          <table:table-cell office:value-type="float" office:value="804.4573" calcext:value-type="float">
            <text:p>804.4573</text:p>
          </table:table-cell>
          <table:table-cell office:value-type="float" office:value="-7.039246" calcext:value-type="float">
            <text:p>-7.039246</text:p>
          </table:table-cell>
          <table:table-cell office:value-type="float" office:value="117.586" calcext:value-type="float">
            <text:p>117.586</text:p>
          </table:table-cell>
          <table:table-cell office:value-type="float" office:value="2.348776" calcext:value-type="float">
            <text:p>2.348776</text:p>
          </table:table-cell>
          <table:table-cell office:value-type="float" office:value="0.02184095" calcext:value-type="float">
            <text:p>0.02184095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258737" calcext:value-type="float">
            <text:p>0.05258737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0806" calcext:value-type="float">
            <text:p>0.470806</text:p>
          </table:table-cell>
          <table:table-cell office:value-type="float" office:value="370" calcext:value-type="float">
            <text:p>370</text:p>
          </table:table-cell>
          <table:table-cell office:value-type="float" office:value="-211.1864" calcext:value-type="float">
            <text:p>-211.1864</text:p>
          </table:table-cell>
          <table:table-cell office:value-type="float" office:value="0" calcext:value-type="float">
            <text:p>0</text:p>
          </table:table-cell>
          <table:table-cell office:value-type="float" office:value="348.9312" calcext:value-type="float">
            <text:p>348.9312</text:p>
          </table:table-cell>
          <table:table-cell office:value-type="float" office:value="1269.65" calcext:value-type="float">
            <text:p>1269.65</text:p>
          </table:table-cell>
          <table:table-cell office:value-type="float" office:value="1540.94" calcext:value-type="float">
            <text:p>1540.94</text:p>
          </table:table-cell>
          <table:table-cell office:value-type="float" office:value="1261.595" calcext:value-type="float">
            <text:p>1261.595</text:p>
          </table:table-cell>
          <table:table-cell office:value-type="float" office:value="751.8489" calcext:value-type="float">
            <text:p>751.8489</text:p>
          </table:table-cell>
          <table:table-cell office:value-type="float" office:value="1095.236" calcext:value-type="float">
            <text:p>1095.236</text:p>
          </table:table-cell>
          <table:table-cell office:value-type="float" office:value="414.1685" calcext:value-type="float">
            <text:p>414.1685</text:p>
          </table:table-cell>
          <table:table-cell office:value-type="float" office:value="1846.119" calcext:value-type="float">
            <text:p>1846.119</text:p>
          </table:table-cell>
          <table:table-cell office:value-type="float" office:value="2083.886" calcext:value-type="float">
            <text:p>2083.886</text:p>
          </table:table-cell>
          <table:table-cell office:value-type="float" office:value="1668.353" calcext:value-type="float">
            <text:p>1668.353</text:p>
          </table:table-cell>
          <table:table-cell office:value-type="float" office:value="585.1221" calcext:value-type="float">
            <text:p>585.1221</text:p>
          </table:table-cell>
          <table:table-cell office:value-type="float" office:value="581.5414" calcext:value-type="float">
            <text:p>581.5414</text:p>
          </table:table-cell>
          <table:table-cell office:value-type="float" office:value="142.7527" calcext:value-type="float">
            <text:p>142.7527</text:p>
          </table:table-cell>
          <table:table-cell office:value-type="float" office:value="35.67853" calcext:value-type="float">
            <text:p>35.67853</text:p>
          </table:table-cell>
          <table:table-cell office:value-type="float" office:value="0" calcext:value-type="float">
            <text:p>0</text:p>
          </table:table-cell>
          <table:table-cell office:value-type="float" office:value="-0.02820639" calcext:value-type="float">
            <text:p>-0.02820639</text:p>
          </table:table-cell>
          <table:table-cell office:value-type="float" office:value="0" calcext:value-type="float">
            <text:p>0</text:p>
          </table:table-cell>
          <table:table-cell office:value-type="float" office:value="1.239866" calcext:value-type="float">
            <text:p>1.239866</text:p>
          </table:table-cell>
          <table:table-cell office:value-type="float" office:value="89.60941" calcext:value-type="float">
            <text:p>89.60941</text:p>
          </table:table-cell>
          <table:table-cell office:value-type="float" office:value="-25.3984" calcext:value-type="float">
            <text:p>-25.3984</text:p>
          </table:table-cell>
          <table:table-cell office:value-type="float" office:value="64.21101" calcext:value-type="float">
            <text:p>64.21101</text:p>
          </table:table-cell>
          <table:table-cell office:value-type="float" office:value="-274.2009" calcext:value-type="float">
            <text:p>-274.2009</text:p>
          </table:table-cell>
          <table:table-cell office:value-type="float" office:value="0" calcext:value-type="float">
            <text:p>0</text:p>
          </table:table-cell>
          <table:table-cell office:value-type="float" office:value="12.38783" calcext:value-type="float">
            <text:p>12.3878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5" calcext:value-type="float">
            <text:p>14062005</text:p>
          </table:table-cell>
          <table:table-cell office:value-type="float" office:value="312.8193" calcext:value-type="float">
            <text:p>312.8193</text:p>
          </table:table-cell>
          <table:table-cell office:value-type="float" office:value="13312.68" calcext:value-type="float">
            <text:p>13312.68</text:p>
          </table:table-cell>
          <table:table-cell office:value-type="float" office:value="0" calcext:value-type="float">
            <text:p>0</text:p>
          </table:table-cell>
          <table:table-cell office:value-type="float" office:value="0.194913" calcext:value-type="float">
            <text:p>0.194913</text:p>
          </table:table-cell>
          <table:table-cell office:value-type="float" office:value="-283.3219" calcext:value-type="float">
            <text:p>-283.3219</text:p>
          </table:table-cell>
          <table:table-cell office:value-type="float" office:value="814.9146" calcext:value-type="float">
            <text:p>814.9146</text:p>
          </table:table-cell>
          <table:table-cell office:value-type="float" office:value="-7.983655" calcext:value-type="float">
            <text:p>-7.983655</text:p>
          </table:table-cell>
          <table:table-cell office:value-type="float" office:value="117.1442" calcext:value-type="float">
            <text:p>117.1442</text:p>
          </table:table-cell>
          <table:table-cell office:value-type="float" office:value="2.285208" calcext:value-type="float">
            <text:p>2.285208</text:p>
          </table:table-cell>
          <table:table-cell office:value-type="float" office:value="0.02168958" calcext:value-type="float">
            <text:p>0.02168958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272148" calcext:value-type="float">
            <text:p>0.05272148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09699" calcext:value-type="float">
            <text:p>0.4709699</text:p>
          </table:table-cell>
          <table:table-cell office:value-type="float" office:value="370" calcext:value-type="float">
            <text:p>370</text:p>
          </table:table-cell>
          <table:table-cell office:value-type="float" office:value="-205.6575" calcext:value-type="float">
            <text:p>-205.6575</text:p>
          </table:table-cell>
          <table:table-cell office:value-type="float" office:value="0" calcext:value-type="float">
            <text:p>0</text:p>
          </table:table-cell>
          <table:table-cell office:value-type="float" office:value="349.1013" calcext:value-type="float">
            <text:p>349.1013</text:p>
          </table:table-cell>
          <table:table-cell office:value-type="float" office:value="1268.72" calcext:value-type="float">
            <text:p>1268.72</text:p>
          </table:table-cell>
          <table:table-cell office:value-type="float" office:value="1539.911" calcext:value-type="float">
            <text:p>1539.911</text:p>
          </table:table-cell>
          <table:table-cell office:value-type="float" office:value="1261.342" calcext:value-type="float">
            <text:p>1261.342</text:p>
          </table:table-cell>
          <table:table-cell office:value-type="float" office:value="751.6891" calcext:value-type="float">
            <text:p>751.6891</text:p>
          </table:table-cell>
          <table:table-cell office:value-type="float" office:value="1095.109" calcext:value-type="float">
            <text:p>1095.109</text:p>
          </table:table-cell>
          <table:table-cell office:value-type="float" office:value="414.114" calcext:value-type="float">
            <text:p>414.114</text:p>
          </table:table-cell>
          <table:table-cell office:value-type="float" office:value="1846.024" calcext:value-type="float">
            <text:p>1846.024</text:p>
          </table:table-cell>
          <table:table-cell office:value-type="float" office:value="2083.817" calcext:value-type="float">
            <text:p>2083.817</text:p>
          </table:table-cell>
          <table:table-cell office:value-type="float" office:value="1668.324" calcext:value-type="float">
            <text:p>1668.324</text:p>
          </table:table-cell>
          <table:table-cell office:value-type="float" office:value="585.1112" calcext:value-type="float">
            <text:p>585.1112</text:p>
          </table:table-cell>
          <table:table-cell office:value-type="float" office:value="581.5218" calcext:value-type="float">
            <text:p>581.5218</text:p>
          </table:table-cell>
          <table:table-cell office:value-type="float" office:value="142.7526" calcext:value-type="float">
            <text:p>142.7526</text:p>
          </table:table-cell>
          <table:table-cell office:value-type="float" office:value="35.67853" calcext:value-type="float">
            <text:p>35.67853</text:p>
          </table:table-cell>
          <table:table-cell office:value-type="float" office:value="0" calcext:value-type="float">
            <text:p>0</text:p>
          </table:table-cell>
          <table:table-cell office:value-type="float" office:value="-0.02873471" calcext:value-type="float">
            <text:p>-0.02873471</text:p>
          </table:table-cell>
          <table:table-cell office:value-type="float" office:value="0" calcext:value-type="float">
            <text:p>0</text:p>
          </table:table-cell>
          <table:table-cell office:value-type="float" office:value="1.34553" calcext:value-type="float">
            <text:p>1.34553</text:p>
          </table:table-cell>
          <table:table-cell office:value-type="float" office:value="100.7724" calcext:value-type="float">
            <text:p>100.7724</text:p>
          </table:table-cell>
          <table:table-cell office:value-type="float" office:value="-28.52827" calcext:value-type="float">
            <text:p>-28.52827</text:p>
          </table:table-cell>
          <table:table-cell office:value-type="float" office:value="72.24414" calcext:value-type="float">
            <text:p>72.24414</text:p>
          </table:table-cell>
          <table:table-cell office:value-type="float" office:value="-276.8118" calcext:value-type="float">
            <text:p>-276.8118</text:p>
          </table:table-cell>
          <table:table-cell office:value-type="float" office:value="0" calcext:value-type="float">
            <text:p>0</text:p>
          </table:table-cell>
          <table:table-cell office:value-type="float" office:value="12.4843" calcext:value-type="float">
            <text:p>12.48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5" calcext:value-type="float">
            <text:p>15062005</text:p>
          </table:table-cell>
          <table:table-cell office:value-type="float" office:value="310.4836" calcext:value-type="float">
            <text:p>310.4836</text:p>
          </table:table-cell>
          <table:table-cell office:value-type="float" office:value="13312.58" calcext:value-type="float">
            <text:p>13312.58</text:p>
          </table:table-cell>
          <table:table-cell office:value-type="float" office:value="0" calcext:value-type="float">
            <text:p>0</text:p>
          </table:table-cell>
          <table:table-cell office:value-type="float" office:value="0.2157307" calcext:value-type="float">
            <text:p>0.2157307</text:p>
          </table:table-cell>
          <table:table-cell office:value-type="float" office:value="-286.3224" calcext:value-type="float">
            <text:p>-286.3224</text:p>
          </table:table-cell>
          <table:table-cell office:value-type="float" office:value="822.6185" calcext:value-type="float">
            <text:p>822.6185</text:p>
          </table:table-cell>
          <table:table-cell office:value-type="float" office:value="-9.020714" calcext:value-type="float">
            <text:p>-9.020714</text:p>
          </table:table-cell>
          <table:table-cell office:value-type="float" office:value="116.516" calcext:value-type="float">
            <text:p>116.516</text:p>
          </table:table-cell>
          <table:table-cell office:value-type="float" office:value="2.229353" calcext:value-type="float">
            <text:p>2.229353</text:p>
          </table:table-cell>
          <table:table-cell office:value-type="float" office:value="0.02084115" calcext:value-type="float">
            <text:p>0.02084115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285564" calcext:value-type="float">
            <text:p>0.05285564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11711" calcext:value-type="float">
            <text:p>0.4711711</text:p>
          </table:table-cell>
          <table:table-cell office:value-type="float" office:value="370" calcext:value-type="float">
            <text:p>370</text:p>
          </table:table-cell>
          <table:table-cell office:value-type="float" office:value="-198.5711" calcext:value-type="float">
            <text:p>-198.5711</text:p>
          </table:table-cell>
          <table:table-cell office:value-type="float" office:value="0" calcext:value-type="float">
            <text:p>0</text:p>
          </table:table-cell>
          <table:table-cell office:value-type="float" office:value="349.1484" calcext:value-type="float">
            <text:p>349.1484</text:p>
          </table:table-cell>
          <table:table-cell office:value-type="float" office:value="1267.953" calcext:value-type="float">
            <text:p>1267.953</text:p>
          </table:table-cell>
          <table:table-cell office:value-type="float" office:value="1539.047" calcext:value-type="float">
            <text:p>1539.047</text:p>
          </table:table-cell>
          <table:table-cell office:value-type="float" office:value="1261.119" calcext:value-type="float">
            <text:p>1261.119</text:p>
          </table:table-cell>
          <table:table-cell office:value-type="float" office:value="751.5251" calcext:value-type="float">
            <text:p>751.5251</text:p>
          </table:table-cell>
          <table:table-cell office:value-type="float" office:value="1094.979" calcext:value-type="float">
            <text:p>1094.979</text:p>
          </table:table-cell>
          <table:table-cell office:value-type="float" office:value="414.059" calcext:value-type="float">
            <text:p>414.059</text:p>
          </table:table-cell>
          <table:table-cell office:value-type="float" office:value="1845.928" calcext:value-type="float">
            <text:p>1845.928</text:p>
          </table:table-cell>
          <table:table-cell office:value-type="float" office:value="2083.749" calcext:value-type="float">
            <text:p>2083.749</text:p>
          </table:table-cell>
          <table:table-cell office:value-type="float" office:value="1668.294" calcext:value-type="float">
            <text:p>1668.294</text:p>
          </table:table-cell>
          <table:table-cell office:value-type="float" office:value="585.1002" calcext:value-type="float">
            <text:p>585.1002</text:p>
          </table:table-cell>
          <table:table-cell office:value-type="float" office:value="581.502" calcext:value-type="float">
            <text:p>581.502</text:p>
          </table:table-cell>
          <table:table-cell office:value-type="float" office:value="142.7525" calcext:value-type="float">
            <text:p>142.7525</text:p>
          </table:table-cell>
          <table:table-cell office:value-type="float" office:value="35.67852" calcext:value-type="float">
            <text:p>35.67852</text:p>
          </table:table-cell>
          <table:table-cell office:value-type="float" office:value="0" calcext:value-type="float">
            <text:p>0</text:p>
          </table:table-cell>
          <table:table-cell office:value-type="float" office:value="-0.02945193" calcext:value-type="float">
            <text:p>-0.02945193</text:p>
          </table:table-cell>
          <table:table-cell office:value-type="float" office:value="0" calcext:value-type="float">
            <text:p>0</text:p>
          </table:table-cell>
          <table:table-cell office:value-type="float" office:value="1.474344" calcext:value-type="float">
            <text:p>1.474344</text:p>
          </table:table-cell>
          <table:table-cell office:value-type="float" office:value="113.3997" calcext:value-type="float">
            <text:p>113.3997</text:p>
          </table:table-cell>
          <table:table-cell office:value-type="float" office:value="-32.10596" calcext:value-type="float">
            <text:p>-32.10596</text:p>
          </table:table-cell>
          <table:table-cell office:value-type="float" office:value="81.29378" calcext:value-type="float">
            <text:p>81.29378</text:p>
          </table:table-cell>
          <table:table-cell office:value-type="float" office:value="-279.1862" calcext:value-type="float">
            <text:p>-279.1862</text:p>
          </table:table-cell>
          <table:table-cell office:value-type="float" office:value="0" calcext:value-type="float">
            <text:p>0</text:p>
          </table:table-cell>
          <table:table-cell office:value-type="float" office:value="12.89275" calcext:value-type="float">
            <text:p>12.892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5" calcext:value-type="float">
            <text:p>16062005</text:p>
          </table:table-cell>
          <table:table-cell office:value-type="float" office:value="308.2995" calcext:value-type="float">
            <text:p>308.2995</text:p>
          </table:table-cell>
          <table:table-cell office:value-type="float" office:value="13312.48" calcext:value-type="float">
            <text:p>13312.48</text:p>
          </table:table-cell>
          <table:table-cell office:value-type="float" office:value="0" calcext:value-type="float">
            <text:p>0</text:p>
          </table:table-cell>
          <table:table-cell office:value-type="float" office:value="0.2343648" calcext:value-type="float">
            <text:p>0.2343648</text:p>
          </table:table-cell>
          <table:table-cell office:value-type="float" office:value="-289.7085" calcext:value-type="float">
            <text:p>-289.7085</text:p>
          </table:table-cell>
          <table:table-cell office:value-type="float" office:value="836.3366" calcext:value-type="float">
            <text:p>836.3366</text:p>
          </table:table-cell>
          <table:table-cell office:value-type="float" office:value="-10.08735" calcext:value-type="float">
            <text:p>-10.08735</text:p>
          </table:table-cell>
          <table:table-cell office:value-type="float" office:value="116.3943" calcext:value-type="float">
            <text:p>116.3943</text:p>
          </table:table-cell>
          <table:table-cell office:value-type="float" office:value="2.177547" calcext:value-type="float">
            <text:p>2.177547</text:p>
          </table:table-cell>
          <table:table-cell office:value-type="float" office:value="0.02047647" calcext:value-type="float">
            <text:p>0.02047647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298991" calcext:value-type="float">
            <text:p>0.05298991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14222" calcext:value-type="float">
            <text:p>0.4714222</text:p>
          </table:table-cell>
          <table:table-cell office:value-type="float" office:value="370" calcext:value-type="float">
            <text:p>370</text:p>
          </table:table-cell>
          <table:table-cell office:value-type="float" office:value="-191.1793" calcext:value-type="float">
            <text:p>-191.1793</text:p>
          </table:table-cell>
          <table:table-cell office:value-type="float" office:value="0" calcext:value-type="float">
            <text:p>0</text:p>
          </table:table-cell>
          <table:table-cell office:value-type="float" office:value="349.1982" calcext:value-type="float">
            <text:p>349.1982</text:p>
          </table:table-cell>
          <table:table-cell office:value-type="float" office:value="1267.296" calcext:value-type="float">
            <text:p>1267.296</text:p>
          </table:table-cell>
          <table:table-cell office:value-type="float" office:value="1538.194" calcext:value-type="float">
            <text:p>1538.194</text:p>
          </table:table-cell>
          <table:table-cell office:value-type="float" office:value="1260.902" calcext:value-type="float">
            <text:p>1260.902</text:p>
          </table:table-cell>
          <table:table-cell office:value-type="float" office:value="751.3736" calcext:value-type="float">
            <text:p>751.3736</text:p>
          </table:table-cell>
          <table:table-cell office:value-type="float" office:value="1094.856" calcext:value-type="float">
            <text:p>1094.856</text:p>
          </table:table-cell>
          <table:table-cell office:value-type="float" office:value="414.0055" calcext:value-type="float">
            <text:p>414.0055</text:p>
          </table:table-cell>
          <table:table-cell office:value-type="float" office:value="1845.833" calcext:value-type="float">
            <text:p>1845.833</text:p>
          </table:table-cell>
          <table:table-cell office:value-type="float" office:value="2083.68" calcext:value-type="float">
            <text:p>2083.68</text:p>
          </table:table-cell>
          <table:table-cell office:value-type="float" office:value="1668.264" calcext:value-type="float">
            <text:p>1668.264</text:p>
          </table:table-cell>
          <table:table-cell office:value-type="float" office:value="585.0892" calcext:value-type="float">
            <text:p>585.0892</text:p>
          </table:table-cell>
          <table:table-cell office:value-type="float" office:value="581.482" calcext:value-type="float">
            <text:p>581.482</text:p>
          </table:table-cell>
          <table:table-cell office:value-type="float" office:value="142.7524" calcext:value-type="float">
            <text:p>142.7524</text:p>
          </table:table-cell>
          <table:table-cell office:value-type="float" office:value="35.67852" calcext:value-type="float">
            <text:p>35.67852</text:p>
          </table:table-cell>
          <table:table-cell office:value-type="float" office:value="0" calcext:value-type="float">
            <text:p>0</text:p>
          </table:table-cell>
          <table:table-cell office:value-type="float" office:value="-0.03020089" calcext:value-type="float">
            <text:p>-0.03020089</text:p>
          </table:table-cell>
          <table:table-cell office:value-type="float" office:value="0" calcext:value-type="float">
            <text:p>0</text:p>
          </table:table-cell>
          <table:table-cell office:value-type="float" office:value="1.603367" calcext:value-type="float">
            <text:p>1.603367</text:p>
          </table:table-cell>
          <table:table-cell office:value-type="float" office:value="127.1304" calcext:value-type="float">
            <text:p>127.1304</text:p>
          </table:table-cell>
          <table:table-cell office:value-type="float" office:value="-36.12652" calcext:value-type="float">
            <text:p>-36.12652</text:p>
          </table:table-cell>
          <table:table-cell office:value-type="float" office:value="91.00391" calcext:value-type="float">
            <text:p>91.00391</text:p>
          </table:table-cell>
          <table:table-cell office:value-type="float" office:value="-281.4074" calcext:value-type="float">
            <text:p>-281.4074</text:p>
          </table:table-cell>
          <table:table-cell office:value-type="float" office:value="0" calcext:value-type="float">
            <text:p>0</text:p>
          </table:table-cell>
          <table:table-cell office:value-type="float" office:value="12.78895" calcext:value-type="float">
            <text:p>12.78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5" calcext:value-type="float">
            <text:p>17062005</text:p>
          </table:table-cell>
          <table:table-cell office:value-type="float" office:value="305.8569" calcext:value-type="float">
            <text:p>305.8569</text:p>
          </table:table-cell>
          <table:table-cell office:value-type="float" office:value="13312.33" calcext:value-type="float">
            <text:p>13312.33</text:p>
          </table:table-cell>
          <table:table-cell office:value-type="float" office:value="0" calcext:value-type="float">
            <text:p>0</text:p>
          </table:table-cell>
          <table:table-cell office:value-type="float" office:value="0.282863" calcext:value-type="float">
            <text:p>0.282863</text:p>
          </table:table-cell>
          <table:table-cell office:value-type="float" office:value="-293.3321" calcext:value-type="float">
            <text:p>-293.3321</text:p>
          </table:table-cell>
          <table:table-cell office:value-type="float" office:value="849.5986" calcext:value-type="float">
            <text:p>849.5986</text:p>
          </table:table-cell>
          <table:table-cell office:value-type="float" office:value="-11.25747" calcext:value-type="float">
            <text:p>-11.25747</text:p>
          </table:table-cell>
          <table:table-cell office:value-type="float" office:value="115.8659" calcext:value-type="float">
            <text:p>115.8659</text:p>
          </table:table-cell>
          <table:table-cell office:value-type="float" office:value="2.118586" calcext:value-type="float">
            <text:p>2.118586</text:p>
          </table:table-cell>
          <table:table-cell office:value-type="float" office:value="0.01985366" calcext:value-type="float">
            <text:p>0.01985366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302804" calcext:value-type="float">
            <text:p>0.05302804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17602" calcext:value-type="float">
            <text:p>0.4717602</text:p>
          </table:table-cell>
          <table:table-cell office:value-type="float" office:value="370" calcext:value-type="float">
            <text:p>370</text:p>
          </table:table-cell>
          <table:table-cell office:value-type="float" office:value="-184.0783" calcext:value-type="float">
            <text:p>-184.0783</text:p>
          </table:table-cell>
          <table:table-cell office:value-type="float" office:value="0" calcext:value-type="float">
            <text:p>0</text:p>
          </table:table-cell>
          <table:table-cell office:value-type="float" office:value="349.3666" calcext:value-type="float">
            <text:p>349.3666</text:p>
          </table:table-cell>
          <table:table-cell office:value-type="float" office:value="1266.443" calcext:value-type="float">
            <text:p>1266.443</text:p>
          </table:table-cell>
          <table:table-cell office:value-type="float" office:value="1537.156" calcext:value-type="float">
            <text:p>1537.156</text:p>
          </table:table-cell>
          <table:table-cell office:value-type="float" office:value="1260.652" calcext:value-type="float">
            <text:p>1260.652</text:p>
          </table:table-cell>
          <table:table-cell office:value-type="float" office:value="751.2108" calcext:value-type="float">
            <text:p>751.2108</text:p>
          </table:table-cell>
          <table:table-cell office:value-type="float" office:value="1094.729" calcext:value-type="float">
            <text:p>1094.729</text:p>
          </table:table-cell>
          <table:table-cell office:value-type="float" office:value="413.9524" calcext:value-type="float">
            <text:p>413.9524</text:p>
          </table:table-cell>
          <table:table-cell office:value-type="float" office:value="1845.738" calcext:value-type="float">
            <text:p>1845.738</text:p>
          </table:table-cell>
          <table:table-cell office:value-type="float" office:value="2083.611" calcext:value-type="float">
            <text:p>2083.611</text:p>
          </table:table-cell>
          <table:table-cell office:value-type="float" office:value="1668.234" calcext:value-type="float">
            <text:p>1668.234</text:p>
          </table:table-cell>
          <table:table-cell office:value-type="float" office:value="585.0782" calcext:value-type="float">
            <text:p>585.0782</text:p>
          </table:table-cell>
          <table:table-cell office:value-type="float" office:value="581.4619" calcext:value-type="float">
            <text:p>581.4619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52" calcext:value-type="float">
            <text:p>35.67852</text:p>
          </table:table-cell>
          <table:table-cell office:value-type="float" office:value="0" calcext:value-type="float">
            <text:p>0</text:p>
          </table:table-cell>
          <table:table-cell office:value-type="float" office:value="-0.03108675" calcext:value-type="float">
            <text:p>-0.03108675</text:p>
          </table:table-cell>
          <table:table-cell office:value-type="float" office:value="0" calcext:value-type="float">
            <text:p>0</text:p>
          </table:table-cell>
          <table:table-cell office:value-type="float" office:value="1.732879" calcext:value-type="float">
            <text:p>1.732879</text:p>
          </table:table-cell>
          <table:table-cell office:value-type="float" office:value="141.2129" calcext:value-type="float">
            <text:p>141.2129</text:p>
          </table:table-cell>
          <table:table-cell office:value-type="float" office:value="-40.67262" calcext:value-type="float">
            <text:p>-40.67262</text:p>
          </table:table-cell>
          <table:table-cell office:value-type="float" office:value="100.5403" calcext:value-type="float">
            <text:p>100.5403</text:p>
          </table:table-cell>
          <table:table-cell office:value-type="float" office:value="-283.9677" calcext:value-type="float">
            <text:p>-283.9677</text:p>
          </table:table-cell>
          <table:table-cell office:value-type="float" office:value="0" calcext:value-type="float">
            <text:p>0</text:p>
          </table:table-cell>
          <table:table-cell office:value-type="float" office:value="12.89092" calcext:value-type="float">
            <text:p>12.89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5" calcext:value-type="float">
            <text:p>18062005</text:p>
          </table:table-cell>
          <table:table-cell office:value-type="float" office:value="303.3524" calcext:value-type="float">
            <text:p>303.3524</text:p>
          </table:table-cell>
          <table:table-cell office:value-type="float" office:value="13312.07" calcext:value-type="float">
            <text:p>13312.07</text:p>
          </table:table-cell>
          <table:table-cell office:value-type="float" office:value="0" calcext:value-type="float">
            <text:p>0</text:p>
          </table:table-cell>
          <table:table-cell office:value-type="float" office:value="0.3393563" calcext:value-type="float">
            <text:p>0.3393563</text:p>
          </table:table-cell>
          <table:table-cell office:value-type="float" office:value="-297.4923" calcext:value-type="float">
            <text:p>-297.4923</text:p>
          </table:table-cell>
          <table:table-cell office:value-type="float" office:value="864.2574" calcext:value-type="float">
            <text:p>864.2574</text:p>
          </table:table-cell>
          <table:table-cell office:value-type="float" office:value="-12.77638" calcext:value-type="float">
            <text:p>-12.77638</text:p>
          </table:table-cell>
          <table:table-cell office:value-type="float" office:value="115.4089" calcext:value-type="float">
            <text:p>115.4089</text:p>
          </table:table-cell>
          <table:table-cell office:value-type="float" office:value="2.062851" calcext:value-type="float">
            <text:p>2.062851</text:p>
          </table:table-cell>
          <table:table-cell office:value-type="float" office:value="0.01965318" calcext:value-type="float">
            <text:p>0.01965318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302971" calcext:value-type="float">
            <text:p>0.05302971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2269" calcext:value-type="float">
            <text:p>0.472269</text:p>
          </table:table-cell>
          <table:table-cell office:value-type="float" office:value="370" calcext:value-type="float">
            <text:p>370</text:p>
          </table:table-cell>
          <table:table-cell office:value-type="float" office:value="-176.5909" calcext:value-type="float">
            <text:p>-176.5909</text:p>
          </table:table-cell>
          <table:table-cell office:value-type="float" office:value="0" calcext:value-type="float">
            <text:p>0</text:p>
          </table:table-cell>
          <table:table-cell office:value-type="float" office:value="349.5546" calcext:value-type="float">
            <text:p>349.5546</text:p>
          </table:table-cell>
          <table:table-cell office:value-type="float" office:value="1265.506" calcext:value-type="float">
            <text:p>1265.506</text:p>
          </table:table-cell>
          <table:table-cell office:value-type="float" office:value="1536.067" calcext:value-type="float">
            <text:p>1536.067</text:p>
          </table:table-cell>
          <table:table-cell office:value-type="float" office:value="1260.38" calcext:value-type="float">
            <text:p>1260.38</text:p>
          </table:table-cell>
          <table:table-cell office:value-type="float" office:value="751.04" calcext:value-type="float">
            <text:p>751.04</text:p>
          </table:table-cell>
          <table:table-cell office:value-type="float" office:value="1094.59" calcext:value-type="float">
            <text:p>1094.59</text:p>
          </table:table-cell>
          <table:table-cell office:value-type="float" office:value="413.896" calcext:value-type="float">
            <text:p>413.896</text:p>
          </table:table-cell>
          <table:table-cell office:value-type="float" office:value="1845.642" calcext:value-type="float">
            <text:p>1845.642</text:p>
          </table:table-cell>
          <table:table-cell office:value-type="float" office:value="2083.542" calcext:value-type="float">
            <text:p>2083.542</text:p>
          </table:table-cell>
          <table:table-cell office:value-type="float" office:value="1668.204" calcext:value-type="float">
            <text:p>1668.204</text:p>
          </table:table-cell>
          <table:table-cell office:value-type="float" office:value="585.0672" calcext:value-type="float">
            <text:p>585.0672</text:p>
          </table:table-cell>
          <table:table-cell office:value-type="float" office:value="581.4416" calcext:value-type="float">
            <text:p>581.4416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51" calcext:value-type="float">
            <text:p>35.67851</text:p>
          </table:table-cell>
          <table:table-cell office:value-type="float" office:value="0" calcext:value-type="float">
            <text:p>0</text:p>
          </table:table-cell>
          <table:table-cell office:value-type="float" office:value="-0.03173377" calcext:value-type="float">
            <text:p>-0.03173377</text:p>
          </table:table-cell>
          <table:table-cell office:value-type="float" office:value="0" calcext:value-type="float">
            <text:p>0</text:p>
          </table:table-cell>
          <table:table-cell office:value-type="float" office:value="1.871621" calcext:value-type="float">
            <text:p>1.871621</text:p>
          </table:table-cell>
          <table:table-cell office:value-type="float" office:value="156.4916" calcext:value-type="float">
            <text:p>156.4916</text:p>
          </table:table-cell>
          <table:table-cell office:value-type="float" office:value="-45.84304" calcext:value-type="float">
            <text:p>-45.84304</text:p>
          </table:table-cell>
          <table:table-cell office:value-type="float" office:value="110.6486" calcext:value-type="float">
            <text:p>110.6486</text:p>
          </table:table-cell>
          <table:table-cell office:value-type="float" office:value="-286.6932" calcext:value-type="float">
            <text:p>-286.6932</text:p>
          </table:table-cell>
          <table:table-cell office:value-type="float" office:value="0" calcext:value-type="float">
            <text:p>0</text:p>
          </table:table-cell>
          <table:table-cell office:value-type="float" office:value="12.97279" calcext:value-type="float">
            <text:p>12.972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5" calcext:value-type="float">
            <text:p>19062005</text:p>
          </table:table-cell>
          <table:table-cell office:value-type="float" office:value="300.7251" calcext:value-type="float">
            <text:p>300.7251</text:p>
          </table:table-cell>
          <table:table-cell office:value-type="float" office:value="13311.75" calcext:value-type="float">
            <text:p>13311.75</text:p>
          </table:table-cell>
          <table:table-cell office:value-type="float" office:value="0" calcext:value-type="float">
            <text:p>0</text:p>
          </table:table-cell>
          <table:table-cell office:value-type="float" office:value="0.4062187" calcext:value-type="float">
            <text:p>0.4062187</text:p>
          </table:table-cell>
          <table:table-cell office:value-type="float" office:value="-302.2018" calcext:value-type="float">
            <text:p>-302.2018</text:p>
          </table:table-cell>
          <table:table-cell office:value-type="float" office:value="878.8899" calcext:value-type="float">
            <text:p>878.8899</text:p>
          </table:table-cell>
          <table:table-cell office:value-type="float" office:value="-14.62864" calcext:value-type="float">
            <text:p>-14.62864</text:p>
          </table:table-cell>
          <table:table-cell office:value-type="float" office:value="114.9151" calcext:value-type="float">
            <text:p>114.9151</text:p>
          </table:table-cell>
          <table:table-cell office:value-type="float" office:value="2.006993" calcext:value-type="float">
            <text:p>2.006993</text:p>
          </table:table-cell>
          <table:table-cell office:value-type="float" office:value="0.01954226" calcext:value-type="float">
            <text:p>0.01954226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303203" calcext:value-type="float">
            <text:p>0.05303203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29896" calcext:value-type="float">
            <text:p>0.4729896</text:p>
          </table:table-cell>
          <table:table-cell office:value-type="float" office:value="370" calcext:value-type="float">
            <text:p>370</text:p>
          </table:table-cell>
          <table:table-cell office:value-type="float" office:value="-169.4736" calcext:value-type="float">
            <text:p>-169.4736</text:p>
          </table:table-cell>
          <table:table-cell office:value-type="float" office:value="0" calcext:value-type="float">
            <text:p>0</text:p>
          </table:table-cell>
          <table:table-cell office:value-type="float" office:value="349.7641" calcext:value-type="float">
            <text:p>349.7641</text:p>
          </table:table-cell>
          <table:table-cell office:value-type="float" office:value="1264.475" calcext:value-type="float">
            <text:p>1264.475</text:p>
          </table:table-cell>
          <table:table-cell office:value-type="float" office:value="1534.904" calcext:value-type="float">
            <text:p>1534.904</text:p>
          </table:table-cell>
          <table:table-cell office:value-type="float" office:value="1260.092" calcext:value-type="float">
            <text:p>1260.092</text:p>
          </table:table-cell>
          <table:table-cell office:value-type="float" office:value="750.8533" calcext:value-type="float">
            <text:p>750.8533</text:p>
          </table:table-cell>
          <table:table-cell office:value-type="float" office:value="1094.443" calcext:value-type="float">
            <text:p>1094.443</text:p>
          </table:table-cell>
          <table:table-cell office:value-type="float" office:value="413.8355" calcext:value-type="float">
            <text:p>413.8355</text:p>
          </table:table-cell>
          <table:table-cell office:value-type="float" office:value="1845.545" calcext:value-type="float">
            <text:p>1845.545</text:p>
          </table:table-cell>
          <table:table-cell office:value-type="float" office:value="2083.472" calcext:value-type="float">
            <text:p>2083.472</text:p>
          </table:table-cell>
          <table:table-cell office:value-type="float" office:value="1668.174" calcext:value-type="float">
            <text:p>1668.174</text:p>
          </table:table-cell>
          <table:table-cell office:value-type="float" office:value="585.0561" calcext:value-type="float">
            <text:p>585.0561</text:p>
          </table:table-cell>
          <table:table-cell office:value-type="float" office:value="581.4213" calcext:value-type="float">
            <text:p>581.4213</text:p>
          </table:table-cell>
          <table:table-cell office:value-type="float" office:value="142.7524" calcext:value-type="float">
            <text:p>142.7524</text:p>
          </table:table-cell>
          <table:table-cell office:value-type="float" office:value="35.6785" calcext:value-type="float">
            <text:p>35.6785</text:p>
          </table:table-cell>
          <table:table-cell office:value-type="float" office:value="0" calcext:value-type="float">
            <text:p>0</text:p>
          </table:table-cell>
          <table:table-cell office:value-type="float" office:value="-0.03230929" calcext:value-type="float">
            <text:p>-0.03230929</text:p>
          </table:table-cell>
          <table:table-cell office:value-type="float" office:value="0" calcext:value-type="float">
            <text:p>0</text:p>
          </table:table-cell>
          <table:table-cell office:value-type="float" office:value="2.017612" calcext:value-type="float">
            <text:p>2.017612</text:p>
          </table:table-cell>
          <table:table-cell office:value-type="float" office:value="172.5352" calcext:value-type="float">
            <text:p>172.5352</text:p>
          </table:table-cell>
          <table:table-cell office:value-type="float" office:value="-51.93505" calcext:value-type="float">
            <text:p>-51.93505</text:p>
          </table:table-cell>
          <table:table-cell office:value-type="float" office:value="120.6002" calcext:value-type="float">
            <text:p>120.6002</text:p>
          </table:table-cell>
          <table:table-cell office:value-type="float" office:value="-289.6179" calcext:value-type="float">
            <text:p>-289.6179</text:p>
          </table:table-cell>
          <table:table-cell office:value-type="float" office:value="0" calcext:value-type="float">
            <text:p>0</text:p>
          </table:table-cell>
          <table:table-cell office:value-type="float" office:value="13.0393" calcext:value-type="float">
            <text:p>13.03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5" calcext:value-type="float">
            <text:p>20062005</text:p>
          </table:table-cell>
          <table:table-cell office:value-type="float" office:value="298.0265" calcext:value-type="float">
            <text:p>298.0265</text:p>
          </table:table-cell>
          <table:table-cell office:value-type="float" office:value="13311.37" calcext:value-type="float">
            <text:p>13311.37</text:p>
          </table:table-cell>
          <table:table-cell office:value-type="float" office:value="0" calcext:value-type="float">
            <text:p>0</text:p>
          </table:table-cell>
          <table:table-cell office:value-type="float" office:value="0.4788449" calcext:value-type="float">
            <text:p>0.4788449</text:p>
          </table:table-cell>
          <table:table-cell office:value-type="float" office:value="-307.2219" calcext:value-type="float">
            <text:p>-307.2219</text:p>
          </table:table-cell>
          <table:table-cell office:value-type="float" office:value="894.2436" calcext:value-type="float">
            <text:p>894.2436</text:p>
          </table:table-cell>
          <table:table-cell office:value-type="float" office:value="-16.63521" calcext:value-type="float">
            <text:p>-16.63521</text:p>
          </table:table-cell>
          <table:table-cell office:value-type="float" office:value="114.3809" calcext:value-type="float">
            <text:p>114.3809</text:p>
          </table:table-cell>
          <table:table-cell office:value-type="float" office:value="1.951908" calcext:value-type="float">
            <text:p>1.951908</text:p>
          </table:table-cell>
          <table:table-cell office:value-type="float" office:value="0.01947679" calcext:value-type="float">
            <text:p>0.01947679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30351" calcext:value-type="float">
            <text:p>0.0530351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39512" calcext:value-type="float">
            <text:p>0.4739512</text:p>
          </table:table-cell>
          <table:table-cell office:value-type="float" office:value="370" calcext:value-type="float">
            <text:p>370</text:p>
          </table:table-cell>
          <table:table-cell office:value-type="float" office:value="-162.235" calcext:value-type="float">
            <text:p>-162.235</text:p>
          </table:table-cell>
          <table:table-cell office:value-type="float" office:value="0" calcext:value-type="float">
            <text:p>0</text:p>
          </table:table-cell>
          <table:table-cell office:value-type="float" office:value="349.9863" calcext:value-type="float">
            <text:p>349.9863</text:p>
          </table:table-cell>
          <table:table-cell office:value-type="float" office:value="1263.403" calcext:value-type="float">
            <text:p>1263.403</text:p>
          </table:table-cell>
          <table:table-cell office:value-type="float" office:value="1533.696" calcext:value-type="float">
            <text:p>1533.696</text:p>
          </table:table-cell>
          <table:table-cell office:value-type="float" office:value="1259.787" calcext:value-type="float">
            <text:p>1259.787</text:p>
          </table:table-cell>
          <table:table-cell office:value-type="float" office:value="750.6609" calcext:value-type="float">
            <text:p>750.6609</text:p>
          </table:table-cell>
          <table:table-cell office:value-type="float" office:value="1094.289" calcext:value-type="float">
            <text:p>1094.289</text:p>
          </table:table-cell>
          <table:table-cell office:value-type="float" office:value="413.7719" calcext:value-type="float">
            <text:p>413.7719</text:p>
          </table:table-cell>
          <table:table-cell office:value-type="float" office:value="1845.433" calcext:value-type="float">
            <text:p>1845.433</text:p>
          </table:table-cell>
          <table:table-cell office:value-type="float" office:value="2083.403" calcext:value-type="float">
            <text:p>2083.403</text:p>
          </table:table-cell>
          <table:table-cell office:value-type="float" office:value="1668.136" calcext:value-type="float">
            <text:p>1668.136</text:p>
          </table:table-cell>
          <table:table-cell office:value-type="float" office:value="585.0449" calcext:value-type="float">
            <text:p>585.0449</text:p>
          </table:table-cell>
          <table:table-cell office:value-type="float" office:value="581.4006" calcext:value-type="float">
            <text:p>581.4006</text:p>
          </table:table-cell>
          <table:table-cell office:value-type="float" office:value="142.7524" calcext:value-type="float">
            <text:p>142.7524</text:p>
          </table:table-cell>
          <table:table-cell office:value-type="float" office:value="35.6785" calcext:value-type="float">
            <text:p>35.6785</text:p>
          </table:table-cell>
          <table:table-cell office:value-type="float" office:value="0" calcext:value-type="float">
            <text:p>0</text:p>
          </table:table-cell>
          <table:table-cell office:value-type="float" office:value="-0.0328301" calcext:value-type="float">
            <text:p>-0.0328301</text:p>
          </table:table-cell>
          <table:table-cell office:value-type="float" office:value="0" calcext:value-type="float">
            <text:p>0</text:p>
          </table:table-cell>
          <table:table-cell office:value-type="float" office:value="2.182177" calcext:value-type="float">
            <text:p>2.182177</text:p>
          </table:table-cell>
          <table:table-cell office:value-type="float" office:value="189.5851" calcext:value-type="float">
            <text:p>189.5851</text:p>
          </table:table-cell>
          <table:table-cell office:value-type="float" office:value="-58.75558" calcext:value-type="float">
            <text:p>-58.75558</text:p>
          </table:table-cell>
          <table:table-cell office:value-type="float" office:value="130.8296" calcext:value-type="float">
            <text:p>130.8296</text:p>
          </table:table-cell>
          <table:table-cell office:value-type="float" office:value="-292.664" calcext:value-type="float">
            <text:p>-292.664</text:p>
          </table:table-cell>
          <table:table-cell office:value-type="float" office:value="0" calcext:value-type="float">
            <text:p>0</text:p>
          </table:table-cell>
          <table:table-cell office:value-type="float" office:value="13.06884" calcext:value-type="float">
            <text:p>13.06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5" calcext:value-type="float">
            <text:p>21062005</text:p>
          </table:table-cell>
          <table:table-cell office:value-type="float" office:value="295.4384" calcext:value-type="float">
            <text:p>295.4384</text:p>
          </table:table-cell>
          <table:table-cell office:value-type="float" office:value="13310.97" calcext:value-type="float">
            <text:p>13310.97</text:p>
          </table:table-cell>
          <table:table-cell office:value-type="float" office:value="0" calcext:value-type="float">
            <text:p>0</text:p>
          </table:table-cell>
          <table:table-cell office:value-type="float" office:value="0.5433326" calcext:value-type="float">
            <text:p>0.5433326</text:p>
          </table:table-cell>
          <table:table-cell office:value-type="float" office:value="-312.095" calcext:value-type="float">
            <text:p>-312.095</text:p>
          </table:table-cell>
          <table:table-cell office:value-type="float" office:value="909.5314" calcext:value-type="float">
            <text:p>909.5314</text:p>
          </table:table-cell>
          <table:table-cell office:value-type="float" office:value="-18.56273" calcext:value-type="float">
            <text:p>-18.56273</text:p>
          </table:table-cell>
          <table:table-cell office:value-type="float" office:value="113.9153" calcext:value-type="float">
            <text:p>113.9153</text:p>
          </table:table-cell>
          <table:table-cell office:value-type="float" office:value="1.89898" calcext:value-type="float">
            <text:p>1.89898</text:p>
          </table:table-cell>
          <table:table-cell office:value-type="float" office:value="0.01951699" calcext:value-type="float">
            <text:p>0.01951699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303914" calcext:value-type="float">
            <text:p>0.05303914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4752043" calcext:value-type="float">
            <text:p>0.4752043</text:p>
          </table:table-cell>
          <table:table-cell office:value-type="float" office:value="370" calcext:value-type="float">
            <text:p>370</text:p>
          </table:table-cell>
          <table:table-cell office:value-type="float" office:value="-153.8387" calcext:value-type="float">
            <text:p>-153.8387</text:p>
          </table:table-cell>
          <table:table-cell office:value-type="float" office:value="0" calcext:value-type="float">
            <text:p>0</text:p>
          </table:table-cell>
          <table:table-cell office:value-type="float" office:value="350.1961" calcext:value-type="float">
            <text:p>350.1961</text:p>
          </table:table-cell>
          <table:table-cell office:value-type="float" office:value="1262.397" calcext:value-type="float">
            <text:p>1262.397</text:p>
          </table:table-cell>
          <table:table-cell office:value-type="float" office:value="1532.539" calcext:value-type="float">
            <text:p>1532.539</text:p>
          </table:table-cell>
          <table:table-cell office:value-type="float" office:value="1259.489" calcext:value-type="float">
            <text:p>1259.489</text:p>
          </table:table-cell>
          <table:table-cell office:value-type="float" office:value="750.4645" calcext:value-type="float">
            <text:p>750.4645</text:p>
          </table:table-cell>
          <table:table-cell office:value-type="float" office:value="1094.13" calcext:value-type="float">
            <text:p>1094.13</text:p>
          </table:table-cell>
          <table:table-cell office:value-type="float" office:value="413.7058" calcext:value-type="float">
            <text:p>413.7058</text:p>
          </table:table-cell>
          <table:table-cell office:value-type="float" office:value="1845.319" calcext:value-type="float">
            <text:p>1845.319</text:p>
          </table:table-cell>
          <table:table-cell office:value-type="float" office:value="2083.332" calcext:value-type="float">
            <text:p>2083.332</text:p>
          </table:table-cell>
          <table:table-cell office:value-type="float" office:value="1668.093" calcext:value-type="float">
            <text:p>1668.093</text:p>
          </table:table-cell>
          <table:table-cell office:value-type="float" office:value="585.0338" calcext:value-type="float">
            <text:p>585.0338</text:p>
          </table:table-cell>
          <table:table-cell office:value-type="float" office:value="581.3799" calcext:value-type="float">
            <text:p>581.3799</text:p>
          </table:table-cell>
          <table:table-cell office:value-type="float" office:value="142.7525" calcext:value-type="float">
            <text:p>142.7525</text:p>
          </table:table-cell>
          <table:table-cell office:value-type="float" office:value="35.6785" calcext:value-type="float">
            <text:p>35.6785</text:p>
          </table:table-cell>
          <table:table-cell office:value-type="float" office:value="0" calcext:value-type="float">
            <text:p>0</text:p>
          </table:table-cell>
          <table:table-cell office:value-type="float" office:value="-0.03326392" calcext:value-type="float">
            <text:p>-0.03326392</text:p>
          </table:table-cell>
          <table:table-cell office:value-type="float" office:value="0" calcext:value-type="float">
            <text:p>0</text:p>
          </table:table-cell>
          <table:table-cell office:value-type="float" office:value="2.347474" calcext:value-type="float">
            <text:p>2.347474</text:p>
          </table:table-cell>
          <table:table-cell office:value-type="float" office:value="207.5569" calcext:value-type="float">
            <text:p>207.5569</text:p>
          </table:table-cell>
          <table:table-cell office:value-type="float" office:value="-65.40081" calcext:value-type="float">
            <text:p>-65.40081</text:p>
          </table:table-cell>
          <table:table-cell office:value-type="float" office:value="142.1561" calcext:value-type="float">
            <text:p>142.1561</text:p>
          </table:table-cell>
          <table:table-cell office:value-type="float" office:value="-295.6055" calcext:value-type="float">
            <text:p>-295.6055</text:p>
          </table:table-cell>
          <table:table-cell office:value-type="float" office:value="0" calcext:value-type="float">
            <text:p>0</text:p>
          </table:table-cell>
          <table:table-cell office:value-type="float" office:value="13.06043" calcext:value-type="float">
            <text:p>13.060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5" calcext:value-type="float">
            <text:p>22062005</text:p>
          </table:table-cell>
          <table:table-cell office:value-type="float" office:value="292.8949" calcext:value-type="float">
            <text:p>292.8949</text:p>
          </table:table-cell>
          <table:table-cell office:value-type="float" office:value="13310.54" calcext:value-type="float">
            <text:p>13310.54</text:p>
          </table:table-cell>
          <table:table-cell office:value-type="float" office:value="0" calcext:value-type="float">
            <text:p>0</text:p>
          </table:table-cell>
          <table:table-cell office:value-type="float" office:value="0.6310445" calcext:value-type="float">
            <text:p>0.6310445</text:p>
          </table:table-cell>
          <table:table-cell office:value-type="float" office:value="-316.9473" calcext:value-type="float">
            <text:p>-316.9473</text:p>
          </table:table-cell>
          <table:table-cell office:value-type="float" office:value="926.2978" calcext:value-type="float">
            <text:p>926.2978</text:p>
          </table:table-cell>
          <table:table-cell office:value-type="float" office:value="-20.49988" calcext:value-type="float">
            <text:p>-20.49988</text:p>
          </table:table-cell>
          <table:table-cell office:value-type="float" office:value="113.3009" calcext:value-type="float">
            <text:p>113.3009</text:p>
          </table:table-cell>
          <table:table-cell office:value-type="float" office:value="1.848495" calcext:value-type="float">
            <text:p>1.848495</text:p>
          </table:table-cell>
          <table:table-cell office:value-type="float" office:value="0.01963766" calcext:value-type="float">
            <text:p>0.01963766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496921" calcext:value-type="float">
            <text:p>0.05496921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5698903" calcext:value-type="float">
            <text:p>0.5698903</text:p>
          </table:table-cell>
          <table:table-cell office:value-type="float" office:value="370" calcext:value-type="float">
            <text:p>370</text:p>
          </table:table-cell>
          <table:table-cell office:value-type="float" office:value="-145.4447" calcext:value-type="float">
            <text:p>-145.4447</text:p>
          </table:table-cell>
          <table:table-cell office:value-type="float" office:value="0" calcext:value-type="float">
            <text:p>0</text:p>
          </table:table-cell>
          <table:table-cell office:value-type="float" office:value="350.4249" calcext:value-type="float">
            <text:p>350.4249</text:p>
          </table:table-cell>
          <table:table-cell office:value-type="float" office:value="1261.399" calcext:value-type="float">
            <text:p>1261.399</text:p>
          </table:table-cell>
          <table:table-cell office:value-type="float" office:value="1531.37" calcext:value-type="float">
            <text:p>1531.37</text:p>
          </table:table-cell>
          <table:table-cell office:value-type="float" office:value="1259.186" calcext:value-type="float">
            <text:p>1259.186</text:p>
          </table:table-cell>
          <table:table-cell office:value-type="float" office:value="750.2723" calcext:value-type="float">
            <text:p>750.2723</text:p>
          </table:table-cell>
          <table:table-cell office:value-type="float" office:value="1093.971" calcext:value-type="float">
            <text:p>1093.971</text:p>
          </table:table-cell>
          <table:table-cell office:value-type="float" office:value="413.6407" calcext:value-type="float">
            <text:p>413.6407</text:p>
          </table:table-cell>
          <table:table-cell office:value-type="float" office:value="1845.205" calcext:value-type="float">
            <text:p>1845.205</text:p>
          </table:table-cell>
          <table:table-cell office:value-type="float" office:value="2083.26" calcext:value-type="float">
            <text:p>2083.26</text:p>
          </table:table-cell>
          <table:table-cell office:value-type="float" office:value="1668.051" calcext:value-type="float">
            <text:p>1668.051</text:p>
          </table:table-cell>
          <table:table-cell office:value-type="float" office:value="585.0224" calcext:value-type="float">
            <text:p>585.0224</text:p>
          </table:table-cell>
          <table:table-cell office:value-type="float" office:value="581.359" calcext:value-type="float">
            <text:p>581.359</text:p>
          </table:table-cell>
          <table:table-cell office:value-type="float" office:value="142.7525" calcext:value-type="float">
            <text:p>142.7525</text:p>
          </table:table-cell>
          <table:table-cell office:value-type="float" office:value="35.6785" calcext:value-type="float">
            <text:p>35.6785</text:p>
          </table:table-cell>
          <table:table-cell office:value-type="float" office:value="0" calcext:value-type="float">
            <text:p>0</text:p>
          </table:table-cell>
          <table:table-cell office:value-type="float" office:value="-0.03365337" calcext:value-type="float">
            <text:p>-0.03365337</text:p>
          </table:table-cell>
          <table:table-cell office:value-type="float" office:value="0" calcext:value-type="float">
            <text:p>0</text:p>
          </table:table-cell>
          <table:table-cell office:value-type="float" office:value="2.524652" calcext:value-type="float">
            <text:p>2.524652</text:p>
          </table:table-cell>
          <table:table-cell office:value-type="float" office:value="226.4616" calcext:value-type="float">
            <text:p>226.4616</text:p>
          </table:table-cell>
          <table:table-cell office:value-type="float" office:value="-72.93002" calcext:value-type="float">
            <text:p>-72.93002</text:p>
          </table:table-cell>
          <table:table-cell office:value-type="float" office:value="153.5316" calcext:value-type="float">
            <text:p>153.5316</text:p>
          </table:table-cell>
          <table:table-cell office:value-type="float" office:value="-298.554" calcext:value-type="float">
            <text:p>-298.554</text:p>
          </table:table-cell>
          <table:table-cell office:value-type="float" office:value="0" calcext:value-type="float">
            <text:p>0</text:p>
          </table:table-cell>
          <table:table-cell office:value-type="float" office:value="12.99672" calcext:value-type="float">
            <text:p>12.99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5" calcext:value-type="float">
            <text:p>23062005</text:p>
          </table:table-cell>
          <table:table-cell office:value-type="float" office:value="290.381" calcext:value-type="float">
            <text:p>290.381</text:p>
          </table:table-cell>
          <table:table-cell office:value-type="float" office:value="13310.06" calcext:value-type="float">
            <text:p>13310.06</text:p>
          </table:table-cell>
          <table:table-cell office:value-type="float" office:value="0" calcext:value-type="float">
            <text:p>0</text:p>
          </table:table-cell>
          <table:table-cell office:value-type="float" office:value="0.7330976" calcext:value-type="float">
            <text:p>0.7330976</text:p>
          </table:table-cell>
          <table:table-cell office:value-type="float" office:value="-321.9395" calcext:value-type="float">
            <text:p>-321.9395</text:p>
          </table:table-cell>
          <table:table-cell office:value-type="float" office:value="942.643" calcext:value-type="float">
            <text:p>942.643</text:p>
          </table:table-cell>
          <table:table-cell office:value-type="float" office:value="-22.49258" calcext:value-type="float">
            <text:p>-22.49258</text:p>
          </table:table-cell>
          <table:table-cell office:value-type="float" office:value="112.4563" calcext:value-type="float">
            <text:p>112.4563</text:p>
          </table:table-cell>
          <table:table-cell office:value-type="float" office:value="1.798404" calcext:value-type="float">
            <text:p>1.798404</text:p>
          </table:table-cell>
          <table:table-cell office:value-type="float" office:value="0.01986341" calcext:value-type="float">
            <text:p>0.01986341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582226" calcext:value-type="float">
            <text:p>0.05582226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6316996" calcext:value-type="float">
            <text:p>0.6316996</text:p>
          </table:table-cell>
          <table:table-cell office:value-type="float" office:value="370" calcext:value-type="float">
            <text:p>370</text:p>
          </table:table-cell>
          <table:table-cell office:value-type="float" office:value="-136.9442" calcext:value-type="float">
            <text:p>-136.9442</text:p>
          </table:table-cell>
          <table:table-cell office:value-type="float" office:value="0" calcext:value-type="float">
            <text:p>0</text:p>
          </table:table-cell>
          <table:table-cell office:value-type="float" office:value="350.6678" calcext:value-type="float">
            <text:p>350.6678</text:p>
          </table:table-cell>
          <table:table-cell office:value-type="float" office:value="1260.427" calcext:value-type="float">
            <text:p>1260.427</text:p>
          </table:table-cell>
          <table:table-cell office:value-type="float" office:value="1530.175" calcext:value-type="float">
            <text:p>1530.175</text:p>
          </table:table-cell>
          <table:table-cell office:value-type="float" office:value="1258.869" calcext:value-type="float">
            <text:p>1258.869</text:p>
          </table:table-cell>
          <table:table-cell office:value-type="float" office:value="750.0664" calcext:value-type="float">
            <text:p>750.0664</text:p>
          </table:table-cell>
          <table:table-cell office:value-type="float" office:value="1093.801" calcext:value-type="float">
            <text:p>1093.801</text:p>
          </table:table-cell>
          <table:table-cell office:value-type="float" office:value="413.5743" calcext:value-type="float">
            <text:p>413.5743</text:p>
          </table:table-cell>
          <table:table-cell office:value-type="float" office:value="1845.089" calcext:value-type="float">
            <text:p>1845.089</text:p>
          </table:table-cell>
          <table:table-cell office:value-type="float" office:value="2083.187" calcext:value-type="float">
            <text:p>2083.187</text:p>
          </table:table-cell>
          <table:table-cell office:value-type="float" office:value="1668.008" calcext:value-type="float">
            <text:p>1668.008</text:p>
          </table:table-cell>
          <table:table-cell office:value-type="float" office:value="585.011" calcext:value-type="float">
            <text:p>585.011</text:p>
          </table:table-cell>
          <table:table-cell office:value-type="float" office:value="581.338" calcext:value-type="float">
            <text:p>581.338</text:p>
          </table:table-cell>
          <table:table-cell office:value-type="float" office:value="142.7525" calcext:value-type="float">
            <text:p>142.7525</text:p>
          </table:table-cell>
          <table:table-cell office:value-type="float" office:value="35.67849" calcext:value-type="float">
            <text:p>35.67849</text:p>
          </table:table-cell>
          <table:table-cell office:value-type="float" office:value="0" calcext:value-type="float">
            <text:p>0</text:p>
          </table:table-cell>
          <table:table-cell office:value-type="float" office:value="-0.03402023" calcext:value-type="float">
            <text:p>-0.03402023</text:p>
          </table:table-cell>
          <table:table-cell office:value-type="float" office:value="0" calcext:value-type="float">
            <text:p>0</text:p>
          </table:table-cell>
          <table:table-cell office:value-type="float" office:value="2.69016" calcext:value-type="float">
            <text:p>2.69016</text:p>
          </table:table-cell>
          <table:table-cell office:value-type="float" office:value="245.6573" calcext:value-type="float">
            <text:p>245.6573</text:p>
          </table:table-cell>
          <table:table-cell office:value-type="float" office:value="-80.59695" calcext:value-type="float">
            <text:p>-80.59695</text:p>
          </table:table-cell>
          <table:table-cell office:value-type="float" office:value="165.0603" calcext:value-type="float">
            <text:p>165.0603</text:p>
          </table:table-cell>
          <table:table-cell office:value-type="float" office:value="-301.5435" calcext:value-type="float">
            <text:p>-301.5435</text:p>
          </table:table-cell>
          <table:table-cell office:value-type="float" office:value="0" calcext:value-type="float">
            <text:p>0</text:p>
          </table:table-cell>
          <table:table-cell office:value-type="float" office:value="12.92437" calcext:value-type="float">
            <text:p>12.924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5" calcext:value-type="float">
            <text:p>24062005</text:p>
          </table:table-cell>
          <table:table-cell office:value-type="float" office:value="287.8995" calcext:value-type="float">
            <text:p>287.8995</text:p>
          </table:table-cell>
          <table:table-cell office:value-type="float" office:value="13309.81" calcext:value-type="float">
            <text:p>13309.81</text:p>
          </table:table-cell>
          <table:table-cell office:value-type="float" office:value="0" calcext:value-type="float">
            <text:p>0</text:p>
          </table:table-cell>
          <table:table-cell office:value-type="float" office:value="0.8089857" calcext:value-type="float">
            <text:p>0.8089857</text:p>
          </table:table-cell>
          <table:table-cell office:value-type="float" office:value="-325.1657" calcext:value-type="float">
            <text:p>-325.1657</text:p>
          </table:table-cell>
          <table:table-cell office:value-type="float" office:value="948.9446" calcext:value-type="float">
            <text:p>948.9446</text:p>
          </table:table-cell>
          <table:table-cell office:value-type="float" office:value="-24.35701" calcext:value-type="float">
            <text:p>-24.35701</text:p>
          </table:table-cell>
          <table:table-cell office:value-type="float" office:value="111.0833" calcext:value-type="float">
            <text:p>111.0833</text:p>
          </table:table-cell>
          <table:table-cell office:value-type="float" office:value="1.717002" calcext:value-type="float">
            <text:p>1.717002</text:p>
          </table:table-cell>
          <table:table-cell office:value-type="float" office:value="0.01895618" calcext:value-type="float">
            <text:p>0.01895618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645407" calcext:value-type="float">
            <text:p>0.05645407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6738155" calcext:value-type="float">
            <text:p>0.6738155</text:p>
          </table:table-cell>
          <table:table-cell office:value-type="float" office:value="370" calcext:value-type="float">
            <text:p>370</text:p>
          </table:table-cell>
          <table:table-cell office:value-type="float" office:value="-123.006" calcext:value-type="float">
            <text:p>-123.006</text:p>
          </table:table-cell>
          <table:table-cell office:value-type="float" office:value="0" calcext:value-type="float">
            <text:p>0</text:p>
          </table:table-cell>
          <table:table-cell office:value-type="float" office:value="350.803" calcext:value-type="float">
            <text:p>350.803</text:p>
          </table:table-cell>
          <table:table-cell office:value-type="float" office:value="1259.698" calcext:value-type="float">
            <text:p>1259.698</text:p>
          </table:table-cell>
          <table:table-cell office:value-type="float" office:value="1529.121" calcext:value-type="float">
            <text:p>1529.121</text:p>
          </table:table-cell>
          <table:table-cell office:value-type="float" office:value="1258.57" calcext:value-type="float">
            <text:p>1258.57</text:p>
          </table:table-cell>
          <table:table-cell office:value-type="float" office:value="749.8672" calcext:value-type="float">
            <text:p>749.8672</text:p>
          </table:table-cell>
          <table:table-cell office:value-type="float" office:value="1093.631" calcext:value-type="float">
            <text:p>1093.631</text:p>
          </table:table-cell>
          <table:table-cell office:value-type="float" office:value="413.5053" calcext:value-type="float">
            <text:p>413.5053</text:p>
          </table:table-cell>
          <table:table-cell office:value-type="float" office:value="1844.971" calcext:value-type="float">
            <text:p>1844.971</text:p>
          </table:table-cell>
          <table:table-cell office:value-type="float" office:value="2083.114" calcext:value-type="float">
            <text:p>2083.114</text:p>
          </table:table-cell>
          <table:table-cell office:value-type="float" office:value="1667.965" calcext:value-type="float">
            <text:p>1667.965</text:p>
          </table:table-cell>
          <table:table-cell office:value-type="float" office:value="584.9995" calcext:value-type="float">
            <text:p>584.9995</text:p>
          </table:table-cell>
          <table:table-cell office:value-type="float" office:value="581.3167" calcext:value-type="float">
            <text:p>581.3167</text:p>
          </table:table-cell>
          <table:table-cell office:value-type="float" office:value="142.7525" calcext:value-type="float">
            <text:p>142.7525</text:p>
          </table:table-cell>
          <table:table-cell office:value-type="float" office:value="35.67849" calcext:value-type="float">
            <text:p>35.67849</text:p>
          </table:table-cell>
          <table:table-cell office:value-type="float" office:value="0" calcext:value-type="float">
            <text:p>0</text:p>
          </table:table-cell>
          <table:table-cell office:value-type="float" office:value="-0.03434476" calcext:value-type="float">
            <text:p>-0.03434476</text:p>
          </table:table-cell>
          <table:table-cell office:value-type="float" office:value="0" calcext:value-type="float">
            <text:p>0</text:p>
          </table:table-cell>
          <table:table-cell office:value-type="float" office:value="2.878321" calcext:value-type="float">
            <text:p>2.878321</text:p>
          </table:table-cell>
          <table:table-cell office:value-type="float" office:value="268.5616" calcext:value-type="float">
            <text:p>268.5616</text:p>
          </table:table-cell>
          <table:table-cell office:value-type="float" office:value="-88.15965" calcext:value-type="float">
            <text:p>-88.15965</text:p>
          </table:table-cell>
          <table:table-cell office:value-type="float" office:value="180.402" calcext:value-type="float">
            <text:p>180.402</text:p>
          </table:table-cell>
          <table:table-cell office:value-type="float" office:value="-304.261" calcext:value-type="float">
            <text:p>-304.261</text:p>
          </table:table-cell>
          <table:table-cell office:value-type="float" office:value="0" calcext:value-type="float">
            <text:p>0</text:p>
          </table:table-cell>
          <table:table-cell office:value-type="float" office:value="14.23607" calcext:value-type="float">
            <text:p>14.23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5" calcext:value-type="float">
            <text:p>25062005</text:p>
          </table:table-cell>
          <table:table-cell office:value-type="float" office:value="285.572" calcext:value-type="float">
            <text:p>285.572</text:p>
          </table:table-cell>
          <table:table-cell office:value-type="float" office:value="13309.56" calcext:value-type="float">
            <text:p>13309.56</text:p>
          </table:table-cell>
          <table:table-cell office:value-type="float" office:value="0" calcext:value-type="float">
            <text:p>0</text:p>
          </table:table-cell>
          <table:table-cell office:value-type="float" office:value="0.8678586" calcext:value-type="float">
            <text:p>0.8678586</text:p>
          </table:table-cell>
          <table:table-cell office:value-type="float" office:value="-329.8976" calcext:value-type="float">
            <text:p>-329.8976</text:p>
          </table:table-cell>
          <table:table-cell office:value-type="float" office:value="963.1106" calcext:value-type="float">
            <text:p>963.1106</text:p>
          </table:table-cell>
          <table:table-cell office:value-type="float" office:value="-25.98451" calcext:value-type="float">
            <text:p>-25.98451</text:p>
          </table:table-cell>
          <table:table-cell office:value-type="float" office:value="110.6817" calcext:value-type="float">
            <text:p>110.6817</text:p>
          </table:table-cell>
          <table:table-cell office:value-type="float" office:value="1.680307" calcext:value-type="float">
            <text:p>1.680307</text:p>
          </table:table-cell>
          <table:table-cell office:value-type="float" office:value="0.01562734" calcext:value-type="float">
            <text:p>0.01562734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645635" calcext:value-type="float">
            <text:p>0.05645635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6745279" calcext:value-type="float">
            <text:p>0.6745279</text:p>
          </table:table-cell>
          <table:table-cell office:value-type="float" office:value="370" calcext:value-type="float">
            <text:p>370</text:p>
          </table:table-cell>
          <table:table-cell office:value-type="float" office:value="-109.1783" calcext:value-type="float">
            <text:p>-109.1783</text:p>
          </table:table-cell>
          <table:table-cell office:value-type="float" office:value="0" calcext:value-type="float">
            <text:p>0</text:p>
          </table:table-cell>
          <table:table-cell office:value-type="float" office:value="350.8102" calcext:value-type="float">
            <text:p>350.8102</text:p>
          </table:table-cell>
          <table:table-cell office:value-type="float" office:value="1258.923" calcext:value-type="float">
            <text:p>1258.923</text:p>
          </table:table-cell>
          <table:table-cell office:value-type="float" office:value="1528.248" calcext:value-type="float">
            <text:p>1528.248</text:p>
          </table:table-cell>
          <table:table-cell office:value-type="float" office:value="1258.323" calcext:value-type="float">
            <text:p>1258.323</text:p>
          </table:table-cell>
          <table:table-cell office:value-type="float" office:value="749.6998" calcext:value-type="float">
            <text:p>749.6998</text:p>
          </table:table-cell>
          <table:table-cell office:value-type="float" office:value="1093.48" calcext:value-type="float">
            <text:p>1093.48</text:p>
          </table:table-cell>
          <table:table-cell office:value-type="float" office:value="413.4412" calcext:value-type="float">
            <text:p>413.4412</text:p>
          </table:table-cell>
          <table:table-cell office:value-type="float" office:value="1844.854" calcext:value-type="float">
            <text:p>1844.854</text:p>
          </table:table-cell>
          <table:table-cell office:value-type="float" office:value="2083.041" calcext:value-type="float">
            <text:p>2083.041</text:p>
          </table:table-cell>
          <table:table-cell office:value-type="float" office:value="1667.921" calcext:value-type="float">
            <text:p>1667.921</text:p>
          </table:table-cell>
          <table:table-cell office:value-type="float" office:value="584.9881" calcext:value-type="float">
            <text:p>584.9881</text:p>
          </table:table-cell>
          <table:table-cell office:value-type="float" office:value="581.2953" calcext:value-type="float">
            <text:p>581.2953</text:p>
          </table:table-cell>
          <table:table-cell office:value-type="float" office:value="142.7525" calcext:value-type="float">
            <text:p>142.7525</text:p>
          </table:table-cell>
          <table:table-cell office:value-type="float" office:value="35.67849" calcext:value-type="float">
            <text:p>35.67849</text:p>
          </table:table-cell>
          <table:table-cell office:value-type="float" office:value="0" calcext:value-type="float">
            <text:p>0</text:p>
          </table:table-cell>
          <table:table-cell office:value-type="float" office:value="-0.03561901" calcext:value-type="float">
            <text:p>-0.03561901</text:p>
          </table:table-cell>
          <table:table-cell office:value-type="float" office:value="0" calcext:value-type="float">
            <text:p>0</text:p>
          </table:table-cell>
          <table:table-cell office:value-type="float" office:value="3.053974" calcext:value-type="float">
            <text:p>3.053974</text:p>
          </table:table-cell>
          <table:table-cell office:value-type="float" office:value="292.523" calcext:value-type="float">
            <text:p>292.523</text:p>
          </table:table-cell>
          <table:table-cell office:value-type="float" office:value="-95.19166" calcext:value-type="float">
            <text:p>-95.19166</text:p>
          </table:table-cell>
          <table:table-cell office:value-type="float" office:value="197.3314" calcext:value-type="float">
            <text:p>197.3314</text:p>
          </table:table-cell>
          <table:table-cell office:value-type="float" office:value="-306.7921" calcext:value-type="float">
            <text:p>-306.7921</text:p>
          </table:table-cell>
          <table:table-cell office:value-type="float" office:value="0" calcext:value-type="float">
            <text:p>0</text:p>
          </table:table-cell>
          <table:table-cell office:value-type="float" office:value="13.65743" calcext:value-type="float">
            <text:p>13.657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5" calcext:value-type="float">
            <text:p>26062005</text:p>
          </table:table-cell>
          <table:table-cell office:value-type="float" office:value="283.3579" calcext:value-type="float">
            <text:p>283.3579</text:p>
          </table:table-cell>
          <table:table-cell office:value-type="float" office:value="13309.21" calcext:value-type="float">
            <text:p>13309.21</text:p>
          </table:table-cell>
          <table:table-cell office:value-type="float" office:value="0" calcext:value-type="float">
            <text:p>0</text:p>
          </table:table-cell>
          <table:table-cell office:value-type="float" office:value="0.9513658" calcext:value-type="float">
            <text:p>0.9513658</text:p>
          </table:table-cell>
          <table:table-cell office:value-type="float" office:value="-334.9981" calcext:value-type="float">
            <text:p>-334.9981</text:p>
          </table:table-cell>
          <table:table-cell office:value-type="float" office:value="979.9033" calcext:value-type="float">
            <text:p>979.9033</text:p>
          </table:table-cell>
          <table:table-cell office:value-type="float" office:value="-28.23538" calcext:value-type="float">
            <text:p>-28.23538</text:p>
          </table:table-cell>
          <table:table-cell office:value-type="float" office:value="110.3876" calcext:value-type="float">
            <text:p>110.3876</text:p>
          </table:table-cell>
          <table:table-cell office:value-type="float" office:value="1.638203" calcext:value-type="float">
            <text:p>1.638203</text:p>
          </table:table-cell>
          <table:table-cell office:value-type="float" office:value="0.01579442" calcext:value-type="float">
            <text:p>0.01579442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645897" calcext:value-type="float">
            <text:p>0.05645897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6753907" calcext:value-type="float">
            <text:p>0.6753907</text:p>
          </table:table-cell>
          <table:table-cell office:value-type="float" office:value="370" calcext:value-type="float">
            <text:p>370</text:p>
          </table:table-cell>
          <table:table-cell office:value-type="float" office:value="-96.87963" calcext:value-type="float">
            <text:p>-96.87963</text:p>
          </table:table-cell>
          <table:table-cell office:value-type="float" office:value="0" calcext:value-type="float">
            <text:p>0</text:p>
          </table:table-cell>
          <table:table-cell office:value-type="float" office:value="350.9298" calcext:value-type="float">
            <text:p>350.9298</text:p>
          </table:table-cell>
          <table:table-cell office:value-type="float" office:value="1258.101" calcext:value-type="float">
            <text:p>1258.101</text:p>
          </table:table-cell>
          <table:table-cell office:value-type="float" office:value="1527.296" calcext:value-type="float">
            <text:p>1527.296</text:p>
          </table:table-cell>
          <table:table-cell office:value-type="float" office:value="1258.08" calcext:value-type="float">
            <text:p>1258.08</text:p>
          </table:table-cell>
          <table:table-cell office:value-type="float" office:value="749.5352" calcext:value-type="float">
            <text:p>749.5352</text:p>
          </table:table-cell>
          <table:table-cell office:value-type="float" office:value="1093.339" calcext:value-type="float">
            <text:p>1093.339</text:p>
          </table:table-cell>
          <table:table-cell office:value-type="float" office:value="413.3809" calcext:value-type="float">
            <text:p>413.3809</text:p>
          </table:table-cell>
          <table:table-cell office:value-type="float" office:value="1844.74" calcext:value-type="float">
            <text:p>1844.74</text:p>
          </table:table-cell>
          <table:table-cell office:value-type="float" office:value="2082.968" calcext:value-type="float">
            <text:p>2082.968</text:p>
          </table:table-cell>
          <table:table-cell office:value-type="float" office:value="1667.877" calcext:value-type="float">
            <text:p>1667.877</text:p>
          </table:table-cell>
          <table:table-cell office:value-type="float" office:value="584.9764" calcext:value-type="float">
            <text:p>584.9764</text:p>
          </table:table-cell>
          <table:table-cell office:value-type="float" office:value="581.2738" calcext:value-type="float">
            <text:p>581.2738</text:p>
          </table:table-cell>
          <table:table-cell office:value-type="float" office:value="142.7526" calcext:value-type="float">
            <text:p>142.7526</text:p>
          </table:table-cell>
          <table:table-cell office:value-type="float" office:value="35.67848" calcext:value-type="float">
            <text:p>35.67848</text:p>
          </table:table-cell>
          <table:table-cell office:value-type="float" office:value="0" calcext:value-type="float">
            <text:p>0</text:p>
          </table:table-cell>
          <table:table-cell office:value-type="float" office:value="-0.03595883" calcext:value-type="float">
            <text:p>-0.03595883</text:p>
          </table:table-cell>
          <table:table-cell office:value-type="float" office:value="0" calcext:value-type="float">
            <text:p>0</text:p>
          </table:table-cell>
          <table:table-cell office:value-type="float" office:value="3.232957" calcext:value-type="float">
            <text:p>3.232957</text:p>
          </table:table-cell>
          <table:table-cell office:value-type="float" office:value="316.347" calcext:value-type="float">
            <text:p>316.347</text:p>
          </table:table-cell>
          <table:table-cell office:value-type="float" office:value="-103.8887" calcext:value-type="float">
            <text:p>-103.8887</text:p>
          </table:table-cell>
          <table:table-cell office:value-type="float" office:value="212.4583" calcext:value-type="float">
            <text:p>212.4583</text:p>
          </table:table-cell>
          <table:table-cell office:value-type="float" office:value="-309.3486" calcext:value-type="float">
            <text:p>-309.3486</text:p>
          </table:table-cell>
          <table:table-cell office:value-type="float" office:value="0" calcext:value-type="float">
            <text:p>0</text:p>
          </table:table-cell>
          <table:table-cell office:value-type="float" office:value="13.36315" calcext:value-type="float">
            <text:p>13.363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5" calcext:value-type="float">
            <text:p>27062005</text:p>
          </table:table-cell>
          <table:table-cell office:value-type="float" office:value="281.1628" calcext:value-type="float">
            <text:p>281.1628</text:p>
          </table:table-cell>
          <table:table-cell office:value-type="float" office:value="13308.81" calcext:value-type="float">
            <text:p>13308.81</text:p>
          </table:table-cell>
          <table:table-cell office:value-type="float" office:value="0" calcext:value-type="float">
            <text:p>0</text:p>
          </table:table-cell>
          <table:table-cell office:value-type="float" office:value="1.001657" calcext:value-type="float">
            <text:p>1.001657</text:p>
          </table:table-cell>
          <table:table-cell office:value-type="float" office:value="-339.8797" calcext:value-type="float">
            <text:p>-339.8797</text:p>
          </table:table-cell>
          <table:table-cell office:value-type="float" office:value="993.7449" calcext:value-type="float">
            <text:p>993.7449</text:p>
          </table:table-cell>
          <table:table-cell office:value-type="float" office:value="-30.55151" calcext:value-type="float">
            <text:p>-30.55151</text:p>
          </table:table-cell>
          <table:table-cell office:value-type="float" office:value="110.107" calcext:value-type="float">
            <text:p>110.107</text:p>
          </table:table-cell>
          <table:table-cell office:value-type="float" office:value="1.60073" calcext:value-type="float">
            <text:p>1.60073</text:p>
          </table:table-cell>
          <table:table-cell office:value-type="float" office:value="0.01605352" calcext:value-type="float">
            <text:p>0.01605352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646215" calcext:value-type="float">
            <text:p>0.05646215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6763766" calcext:value-type="float">
            <text:p>0.6763766</text:p>
          </table:table-cell>
          <table:table-cell office:value-type="float" office:value="370" calcext:value-type="float">
            <text:p>370</text:p>
          </table:table-cell>
          <table:table-cell office:value-type="float" office:value="-81.1692" calcext:value-type="float">
            <text:p>-81.1692</text:p>
          </table:table-cell>
          <table:table-cell office:value-type="float" office:value="0" calcext:value-type="float">
            <text:p>0</text:p>
          </table:table-cell>
          <table:table-cell office:value-type="float" office:value="350.994" calcext:value-type="float">
            <text:p>350.994</text:p>
          </table:table-cell>
          <table:table-cell office:value-type="float" office:value="1257.336" calcext:value-type="float">
            <text:p>1257.336</text:p>
          </table:table-cell>
          <table:table-cell office:value-type="float" office:value="1526.348" calcext:value-type="float">
            <text:p>1526.348</text:p>
          </table:table-cell>
          <table:table-cell office:value-type="float" office:value="1257.82" calcext:value-type="float">
            <text:p>1257.82</text:p>
          </table:table-cell>
          <table:table-cell office:value-type="float" office:value="749.3654" calcext:value-type="float">
            <text:p>749.3654</text:p>
          </table:table-cell>
          <table:table-cell office:value-type="float" office:value="1093.188" calcext:value-type="float">
            <text:p>1093.188</text:p>
          </table:table-cell>
          <table:table-cell office:value-type="float" office:value="413.3194" calcext:value-type="float">
            <text:p>413.3194</text:p>
          </table:table-cell>
          <table:table-cell office:value-type="float" office:value="1844.627" calcext:value-type="float">
            <text:p>1844.627</text:p>
          </table:table-cell>
          <table:table-cell office:value-type="float" office:value="2082.895" calcext:value-type="float">
            <text:p>2082.895</text:p>
          </table:table-cell>
          <table:table-cell office:value-type="float" office:value="1667.833" calcext:value-type="float">
            <text:p>1667.833</text:p>
          </table:table-cell>
          <table:table-cell office:value-type="float" office:value="584.9648" calcext:value-type="float">
            <text:p>584.9648</text:p>
          </table:table-cell>
          <table:table-cell office:value-type="float" office:value="581.2521" calcext:value-type="float">
            <text:p>581.2521</text:p>
          </table:table-cell>
          <table:table-cell office:value-type="float" office:value="142.7526" calcext:value-type="float">
            <text:p>142.7526</text:p>
          </table:table-cell>
          <table:table-cell office:value-type="float" office:value="35.67848" calcext:value-type="float">
            <text:p>35.67848</text:p>
          </table:table-cell>
          <table:table-cell office:value-type="float" office:value="0" calcext:value-type="float">
            <text:p>0</text:p>
          </table:table-cell>
          <table:table-cell office:value-type="float" office:value="-0.03624319" calcext:value-type="float">
            <text:p>-0.03624319</text:p>
          </table:table-cell>
          <table:table-cell office:value-type="float" office:value="0" calcext:value-type="float">
            <text:p>0</text:p>
          </table:table-cell>
          <table:table-cell office:value-type="float" office:value="3.419661" calcext:value-type="float">
            <text:p>3.419661</text:p>
          </table:table-cell>
          <table:table-cell office:value-type="float" office:value="343.1714" calcext:value-type="float">
            <text:p>343.1714</text:p>
          </table:table-cell>
          <table:table-cell office:value-type="float" office:value="-112.4333" calcext:value-type="float">
            <text:p>-112.4333</text:p>
          </table:table-cell>
          <table:table-cell office:value-type="float" office:value="230.7382" calcext:value-type="float">
            <text:p>230.7382</text:p>
          </table:table-cell>
          <table:table-cell office:value-type="float" office:value="-311.8886" calcext:value-type="float">
            <text:p>-311.8886</text:p>
          </table:table-cell>
          <table:table-cell office:value-type="float" office:value="0" calcext:value-type="float">
            <text:p>0</text:p>
          </table:table-cell>
          <table:table-cell office:value-type="float" office:value="13.33245" calcext:value-type="float">
            <text:p>13.33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5" calcext:value-type="float">
            <text:p>28062005</text:p>
          </table:table-cell>
          <table:table-cell office:value-type="float" office:value="279.2469" calcext:value-type="float">
            <text:p>279.2469</text:p>
          </table:table-cell>
          <table:table-cell office:value-type="float" office:value="13308.38" calcext:value-type="float">
            <text:p>13308.38</text:p>
          </table:table-cell>
          <table:table-cell office:value-type="float" office:value="0" calcext:value-type="float">
            <text:p>0</text:p>
          </table:table-cell>
          <table:table-cell office:value-type="float" office:value="1.113713" calcext:value-type="float">
            <text:p>1.113713</text:p>
          </table:table-cell>
          <table:table-cell office:value-type="float" office:value="-344.5618" calcext:value-type="float">
            <text:p>-344.5618</text:p>
          </table:table-cell>
          <table:table-cell office:value-type="float" office:value="1006.855" calcext:value-type="float">
            <text:p>1006.855</text:p>
          </table:table-cell>
          <table:table-cell office:value-type="float" office:value="-32.86633" calcext:value-type="float">
            <text:p>-32.86633</text:p>
          </table:table-cell>
          <table:table-cell office:value-type="float" office:value="109.5039" calcext:value-type="float">
            <text:p>109.5039</text:p>
          </table:table-cell>
          <table:table-cell office:value-type="float" office:value="1.561695" calcext:value-type="float">
            <text:p>1.561695</text:p>
          </table:table-cell>
          <table:table-cell office:value-type="float" office:value="0.01646852" calcext:value-type="float">
            <text:p>0.01646852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646536" calcext:value-type="float">
            <text:p>0.05646536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6774626" calcext:value-type="float">
            <text:p>0.6774626</text:p>
          </table:table-cell>
          <table:table-cell office:value-type="float" office:value="370" calcext:value-type="float">
            <text:p>370</text:p>
          </table:table-cell>
          <table:table-cell office:value-type="float" office:value="-66.79147" calcext:value-type="float">
            <text:p>-66.79147</text:p>
          </table:table-cell>
          <table:table-cell office:value-type="float" office:value="0" calcext:value-type="float">
            <text:p>0</text:p>
          </table:table-cell>
          <table:table-cell office:value-type="float" office:value="351.1676" calcext:value-type="float">
            <text:p>351.1676</text:p>
          </table:table-cell>
          <table:table-cell office:value-type="float" office:value="1256.611" calcext:value-type="float">
            <text:p>1256.611</text:p>
          </table:table-cell>
          <table:table-cell office:value-type="float" office:value="1525.461" calcext:value-type="float">
            <text:p>1525.461</text:p>
          </table:table-cell>
          <table:table-cell office:value-type="float" office:value="1257.582" calcext:value-type="float">
            <text:p>1257.582</text:p>
          </table:table-cell>
          <table:table-cell office:value-type="float" office:value="749.2042" calcext:value-type="float">
            <text:p>749.2042</text:p>
          </table:table-cell>
          <table:table-cell office:value-type="float" office:value="1093.049" calcext:value-type="float">
            <text:p>1093.049</text:p>
          </table:table-cell>
          <table:table-cell office:value-type="float" office:value="413.2602" calcext:value-type="float">
            <text:p>413.2602</text:p>
          </table:table-cell>
          <table:table-cell office:value-type="float" office:value="1844.515" calcext:value-type="float">
            <text:p>1844.515</text:p>
          </table:table-cell>
          <table:table-cell office:value-type="float" office:value="2082.822" calcext:value-type="float">
            <text:p>2082.822</text:p>
          </table:table-cell>
          <table:table-cell office:value-type="float" office:value="1667.79" calcext:value-type="float">
            <text:p>1667.79</text:p>
          </table:table-cell>
          <table:table-cell office:value-type="float" office:value="584.9531" calcext:value-type="float">
            <text:p>584.9531</text:p>
          </table:table-cell>
          <table:table-cell office:value-type="float" office:value="581.2255" calcext:value-type="float">
            <text:p>581.2255</text:p>
          </table:table-cell>
          <table:table-cell office:value-type="float" office:value="142.7526" calcext:value-type="float">
            <text:p>142.7526</text:p>
          </table:table-cell>
          <table:table-cell office:value-type="float" office:value="35.67847" calcext:value-type="float">
            <text:p>35.67847</text:p>
          </table:table-cell>
          <table:table-cell office:value-type="float" office:value="0" calcext:value-type="float">
            <text:p>0</text:p>
          </table:table-cell>
          <table:table-cell office:value-type="float" office:value="-0.03642463" calcext:value-type="float">
            <text:p>-0.03642463</text:p>
          </table:table-cell>
          <table:table-cell office:value-type="float" office:value="0" calcext:value-type="float">
            <text:p>0</text:p>
          </table:table-cell>
          <table:table-cell office:value-type="float" office:value="3.583708" calcext:value-type="float">
            <text:p>3.583708</text:p>
          </table:table-cell>
          <table:table-cell office:value-type="float" office:value="368.792" calcext:value-type="float">
            <text:p>368.792</text:p>
          </table:table-cell>
          <table:table-cell office:value-type="float" office:value="-121.3415" calcext:value-type="float">
            <text:p>-121.3415</text:p>
          </table:table-cell>
          <table:table-cell office:value-type="float" office:value="247.4505" calcext:value-type="float">
            <text:p>247.4505</text:p>
          </table:table-cell>
          <table:table-cell office:value-type="float" office:value="-314.2416" calcext:value-type="float">
            <text:p>-314.2416</text:p>
          </table:table-cell>
          <table:table-cell office:value-type="float" office:value="0" calcext:value-type="float">
            <text:p>0</text:p>
          </table:table-cell>
          <table:table-cell office:value-type="float" office:value="13.31511" calcext:value-type="float">
            <text:p>13.315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5" calcext:value-type="float">
            <text:p>29062005</text:p>
          </table:table-cell>
          <table:table-cell office:value-type="float" office:value="277.3674" calcext:value-type="float">
            <text:p>277.3674</text:p>
          </table:table-cell>
          <table:table-cell office:value-type="float" office:value="13307.89" calcext:value-type="float">
            <text:p>13307.89</text:p>
          </table:table-cell>
          <table:table-cell office:value-type="float" office:value="0" calcext:value-type="float">
            <text:p>0</text:p>
          </table:table-cell>
          <table:table-cell office:value-type="float" office:value="1.219226" calcext:value-type="float">
            <text:p>1.219226</text:p>
          </table:table-cell>
          <table:table-cell office:value-type="float" office:value="-349.4607" calcext:value-type="float">
            <text:p>-349.4607</text:p>
          </table:table-cell>
          <table:table-cell office:value-type="float" office:value="1022.703" calcext:value-type="float">
            <text:p>1022.703</text:p>
          </table:table-cell>
          <table:table-cell office:value-type="float" office:value="-35.40606" calcext:value-type="float">
            <text:p>-35.40606</text:p>
          </table:table-cell>
          <table:table-cell office:value-type="float" office:value="108.7488" calcext:value-type="float">
            <text:p>108.7488</text:p>
          </table:table-cell>
          <table:table-cell office:value-type="float" office:value="1.523183" calcext:value-type="float">
            <text:p>1.523183</text:p>
          </table:table-cell>
          <table:table-cell office:value-type="float" office:value="0.0170001" calcext:value-type="float">
            <text:p>0.0170001</text:p>
          </table:table-cell>
          <table:table-cell office:value-type="float" office:value="2.069478" calcext:value-type="float">
            <text:p>2.069478</text:p>
          </table:table-cell>
          <table:table-cell office:value-type="float" office:value="0.05646894" calcext:value-type="float">
            <text:p>0.05646894</text:p>
          </table:table-cell>
          <table:table-cell office:value-type="float" office:value="0.03087673" calcext:value-type="float">
            <text:p>0.03087673</text:p>
          </table:table-cell>
          <table:table-cell office:value-type="float" office:value="0.6786276" calcext:value-type="float">
            <text:p>0.6786276</text:p>
          </table:table-cell>
          <table:table-cell office:value-type="float" office:value="370" calcext:value-type="float">
            <text:p>370</text:p>
          </table:table-cell>
          <table:table-cell office:value-type="float" office:value="-55.45111" calcext:value-type="float">
            <text:p>-55.45111</text:p>
          </table:table-cell>
          <table:table-cell office:value-type="float" office:value="0" calcext:value-type="float">
            <text:p>0</text:p>
          </table:table-cell>
          <table:table-cell office:value-type="float" office:value="351.3498" calcext:value-type="float">
            <text:p>351.3498</text:p>
          </table:table-cell>
          <table:table-cell office:value-type="float" office:value="1255.919" calcext:value-type="float">
            <text:p>1255.919</text:p>
          </table:table-cell>
          <table:table-cell office:value-type="float" office:value="1524.551" calcext:value-type="float">
            <text:p>1524.551</text:p>
          </table:table-cell>
          <table:table-cell office:value-type="float" office:value="1257.323" calcext:value-type="float">
            <text:p>1257.323</text:p>
          </table:table-cell>
          <table:table-cell office:value-type="float" office:value="749.0338" calcext:value-type="float">
            <text:p>749.0338</text:p>
          </table:table-cell>
          <table:table-cell office:value-type="float" office:value="1092.896" calcext:value-type="float">
            <text:p>1092.896</text:p>
          </table:table-cell>
          <table:table-cell office:value-type="float" office:value="413.1992" calcext:value-type="float">
            <text:p>413.1992</text:p>
          </table:table-cell>
          <table:table-cell office:value-type="float" office:value="1844.403" calcext:value-type="float">
            <text:p>1844.403</text:p>
          </table:table-cell>
          <table:table-cell office:value-type="float" office:value="2082.749" calcext:value-type="float">
            <text:p>2082.749</text:p>
          </table:table-cell>
          <table:table-cell office:value-type="float" office:value="1667.745" calcext:value-type="float">
            <text:p>1667.745</text:p>
          </table:table-cell>
          <table:table-cell office:value-type="float" office:value="584.9413" calcext:value-type="float">
            <text:p>584.9413</text:p>
          </table:table-cell>
          <table:table-cell office:value-type="float" office:value="581.1975" calcext:value-type="float">
            <text:p>581.1975</text:p>
          </table:table-cell>
          <table:table-cell office:value-type="float" office:value="142.7526" calcext:value-type="float">
            <text:p>142.7526</text:p>
          </table:table-cell>
          <table:table-cell office:value-type="float" office:value="35.67847" calcext:value-type="float">
            <text:p>35.67847</text:p>
          </table:table-cell>
          <table:table-cell office:value-type="float" office:value="0" calcext:value-type="float">
            <text:p>0</text:p>
          </table:table-cell>
          <table:table-cell office:value-type="float" office:value="-0.0365865" calcext:value-type="float">
            <text:p>-0.0365865</text:p>
          </table:table-cell>
          <table:table-cell office:value-type="float" office:value="0" calcext:value-type="float">
            <text:p>0</text:p>
          </table:table-cell>
          <table:table-cell office:value-type="float" office:value="3.728188" calcext:value-type="float">
            <text:p>3.728188</text:p>
          </table:table-cell>
          <table:table-cell office:value-type="float" office:value="391.1031" calcext:value-type="float">
            <text:p>391.1031</text:p>
          </table:table-cell>
          <table:table-cell office:value-type="float" office:value="-129.9729" calcext:value-type="float">
            <text:p>-129.9729</text:p>
          </table:table-cell>
          <table:table-cell office:value-type="float" office:value="261.1302" calcext:value-type="float">
            <text:p>261.1302</text:p>
          </table:table-cell>
          <table:table-cell office:value-type="float" office:value="-316.6077" calcext:value-type="float">
            <text:p>-316.6077</text:p>
          </table:table-cell>
          <table:table-cell office:value-type="float" office:value="0" calcext:value-type="float">
            <text:p>0</text:p>
          </table:table-cell>
          <table:table-cell office:value-type="float" office:value="13.31941" calcext:value-type="float">
            <text:p>13.319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5" calcext:value-type="float">
            <text:p>30062005</text:p>
          </table:table-cell>
          <table:table-cell office:value-type="float" office:value="275.5343" calcext:value-type="float">
            <text:p>275.5343</text:p>
          </table:table-cell>
          <table:table-cell office:value-type="float" office:value="13307.59" calcext:value-type="float">
            <text:p>13307.59</text:p>
          </table:table-cell>
          <table:table-cell office:value-type="float" office:value="0" calcext:value-type="float">
            <text:p>0</text:p>
          </table:table-cell>
          <table:table-cell office:value-type="float" office:value="1.313478" calcext:value-type="float">
            <text:p>1.313478</text:p>
          </table:table-cell>
          <table:table-cell office:value-type="float" office:value="-352.4485" calcext:value-type="float">
            <text:p>-352.4485</text:p>
          </table:table-cell>
          <table:table-cell office:value-type="float" office:value="1028.321" calcext:value-type="float">
            <text:p>1028.321</text:p>
          </table:table-cell>
          <table:table-cell office:value-type="float" office:value="-37.66845" calcext:value-type="float">
            <text:p>-37.66845</text:p>
          </table:table-cell>
          <table:table-cell office:value-type="float" office:value="107.7786" calcext:value-type="float">
            <text:p>107.7786</text:p>
          </table:table-cell>
          <table:table-cell office:value-type="float" office:value="1.454449" calcext:value-type="float">
            <text:p>1.454449</text:p>
          </table:table-cell>
          <table:table-cell office:value-type="float" office:value="0.01657261" calcext:value-type="float">
            <text:p>0.01657261</text:p>
          </table:table-cell>
          <table:table-cell office:value-type="float" office:value="2.078645" calcext:value-type="float">
            <text:p>2.078645</text:p>
          </table:table-cell>
          <table:table-cell office:value-type="float" office:value="0.05681743" calcext:value-type="float">
            <text:p>0.05681743</text:p>
          </table:table-cell>
          <table:table-cell office:value-type="float" office:value="0.03111811" calcext:value-type="float">
            <text:p>0.03111811</text:p>
          </table:table-cell>
          <table:table-cell office:value-type="float" office:value="0.6930342" calcext:value-type="float">
            <text:p>0.6930342</text:p>
          </table:table-cell>
          <table:table-cell office:value-type="float" office:value="370" calcext:value-type="float">
            <text:p>370</text:p>
          </table:table-cell>
          <table:table-cell office:value-type="float" office:value="-34.42504" calcext:value-type="float">
            <text:p>-34.42504</text:p>
          </table:table-cell>
          <table:table-cell office:value-type="float" office:value="0" calcext:value-type="float">
            <text:p>0</text:p>
          </table:table-cell>
          <table:table-cell office:value-type="float" office:value="351.4052" calcext:value-type="float">
            <text:p>351.4052</text:p>
          </table:table-cell>
          <table:table-cell office:value-type="float" office:value="1255.418" calcext:value-type="float">
            <text:p>1255.418</text:p>
          </table:table-cell>
          <table:table-cell office:value-type="float" office:value="1523.787" calcext:value-type="float">
            <text:p>1523.787</text:p>
          </table:table-cell>
          <table:table-cell office:value-type="float" office:value="1257.094" calcext:value-type="float">
            <text:p>1257.094</text:p>
          </table:table-cell>
          <table:table-cell office:value-type="float" office:value="748.8774" calcext:value-type="float">
            <text:p>748.8774</text:p>
          </table:table-cell>
          <table:table-cell office:value-type="float" office:value="1092.753" calcext:value-type="float">
            <text:p>1092.753</text:p>
          </table:table-cell>
          <table:table-cell office:value-type="float" office:value="413.1384" calcext:value-type="float">
            <text:p>413.1384</text:p>
          </table:table-cell>
          <table:table-cell office:value-type="float" office:value="1844.289" calcext:value-type="float">
            <text:p>1844.289</text:p>
          </table:table-cell>
          <table:table-cell office:value-type="float" office:value="2082.676" calcext:value-type="float">
            <text:p>2082.676</text:p>
          </table:table-cell>
          <table:table-cell office:value-type="float" office:value="1667.701" calcext:value-type="float">
            <text:p>1667.701</text:p>
          </table:table-cell>
          <table:table-cell office:value-type="float" office:value="584.9295" calcext:value-type="float">
            <text:p>584.9295</text:p>
          </table:table-cell>
          <table:table-cell office:value-type="float" office:value="581.1694" calcext:value-type="float">
            <text:p>581.1694</text:p>
          </table:table-cell>
          <table:table-cell office:value-type="float" office:value="142.7526" calcext:value-type="float">
            <text:p>142.7526</text:p>
          </table:table-cell>
          <table:table-cell office:value-type="float" office:value="35.67847" calcext:value-type="float">
            <text:p>35.67847</text:p>
          </table:table-cell>
          <table:table-cell office:value-type="float" office:value="0" calcext:value-type="float">
            <text:p>0</text:p>
          </table:table-cell>
          <table:table-cell office:value-type="float" office:value="-0.03677069" calcext:value-type="float">
            <text:p>-0.03677069</text:p>
          </table:table-cell>
          <table:table-cell office:value-type="float" office:value="0" calcext:value-type="float">
            <text:p>0</text:p>
          </table:table-cell>
          <table:table-cell office:value-type="float" office:value="3.876481" calcext:value-type="float">
            <text:p>3.876481</text:p>
          </table:table-cell>
          <table:table-cell office:value-type="float" office:value="420.7258" calcext:value-type="float">
            <text:p>420.7258</text:p>
          </table:table-cell>
          <table:table-cell office:value-type="float" office:value="-137.8192" calcext:value-type="float">
            <text:p>-137.8192</text:p>
          </table:table-cell>
          <table:table-cell office:value-type="float" office:value="282.9066" calcext:value-type="float">
            <text:p>282.9066</text:p>
          </table:table-cell>
          <table:table-cell office:value-type="float" office:value="-318.7264" calcext:value-type="float">
            <text:p>-318.7264</text:p>
          </table:table-cell>
          <table:table-cell office:value-type="float" office:value="0" calcext:value-type="float">
            <text:p>0</text:p>
          </table:table-cell>
          <table:table-cell office:value-type="float" office:value="14.695" calcext:value-type="float">
            <text:p>14.6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5" calcext:value-type="float">
            <text:p>1072005</text:p>
          </table:table-cell>
          <table:table-cell office:value-type="float" office:value="273.7446" calcext:value-type="float">
            <text:p>273.7446</text:p>
          </table:table-cell>
          <table:table-cell office:value-type="float" office:value="13307.27" calcext:value-type="float">
            <text:p>13307.27</text:p>
          </table:table-cell>
          <table:table-cell office:value-type="float" office:value="0" calcext:value-type="float">
            <text:p>0</text:p>
          </table:table-cell>
          <table:table-cell office:value-type="float" office:value="1.384354" calcext:value-type="float">
            <text:p>1.384354</text:p>
          </table:table-cell>
          <table:table-cell office:value-type="float" office:value="-357.0931" calcext:value-type="float">
            <text:p>-357.0931</text:p>
          </table:table-cell>
          <table:table-cell office:value-type="float" office:value="1043.131" calcext:value-type="float">
            <text:p>1043.131</text:p>
          </table:table-cell>
          <table:table-cell office:value-type="float" office:value="-39.71673" calcext:value-type="float">
            <text:p>-39.71673</text:p>
          </table:table-cell>
          <table:table-cell office:value-type="float" office:value="107.6312" calcext:value-type="float">
            <text:p>107.6312</text:p>
          </table:table-cell>
          <table:table-cell office:value-type="float" office:value="1.429797" calcext:value-type="float">
            <text:p>1.429797</text:p>
          </table:table-cell>
          <table:table-cell office:value-type="float" office:value="0.01532825" calcext:value-type="float">
            <text:p>0.01532825</text:p>
          </table:table-cell>
          <table:table-cell office:value-type="float" office:value="2.078645" calcext:value-type="float">
            <text:p>2.078645</text:p>
          </table:table-cell>
          <table:table-cell office:value-type="float" office:value="0.05695216" calcext:value-type="float">
            <text:p>0.05695216</text:p>
          </table:table-cell>
          <table:table-cell office:value-type="float" office:value="0.03111811" calcext:value-type="float">
            <text:p>0.03111811</text:p>
          </table:table-cell>
          <table:table-cell office:value-type="float" office:value="0.6930948" calcext:value-type="float">
            <text:p>0.6930948</text:p>
          </table:table-cell>
          <table:table-cell office:value-type="float" office:value="370" calcext:value-type="float">
            <text:p>370</text:p>
          </table:table-cell>
          <table:table-cell office:value-type="float" office:value="-15.9744" calcext:value-type="float">
            <text:p>-15.9744</text:p>
          </table:table-cell>
          <table:table-cell office:value-type="float" office:value="0" calcext:value-type="float">
            <text:p>0</text:p>
          </table:table-cell>
          <table:table-cell office:value-type="float" office:value="351.3842" calcext:value-type="float">
            <text:p>351.3842</text:p>
          </table:table-cell>
          <table:table-cell office:value-type="float" office:value="1254.792" calcext:value-type="float">
            <text:p>1254.792</text:p>
          </table:table-cell>
          <table:table-cell office:value-type="float" office:value="1523.123" calcext:value-type="float">
            <text:p>1523.123</text:p>
          </table:table-cell>
          <table:table-cell office:value-type="float" office:value="1256.908" calcext:value-type="float">
            <text:p>1256.908</text:p>
          </table:table-cell>
          <table:table-cell office:value-type="float" office:value="748.7449" calcext:value-type="float">
            <text:p>748.7449</text:p>
          </table:table-cell>
          <table:table-cell office:value-type="float" office:value="1092.626" calcext:value-type="float">
            <text:p>1092.626</text:p>
          </table:table-cell>
          <table:table-cell office:value-type="float" office:value="413.0812" calcext:value-type="float">
            <text:p>413.0812</text:p>
          </table:table-cell>
          <table:table-cell office:value-type="float" office:value="1844.179" calcext:value-type="float">
            <text:p>1844.179</text:p>
          </table:table-cell>
          <table:table-cell office:value-type="float" office:value="2082.604" calcext:value-type="float">
            <text:p>2082.604</text:p>
          </table:table-cell>
          <table:table-cell office:value-type="float" office:value="1667.657" calcext:value-type="float">
            <text:p>1667.657</text:p>
          </table:table-cell>
          <table:table-cell office:value-type="float" office:value="584.9177" calcext:value-type="float">
            <text:p>584.9177</text:p>
          </table:table-cell>
          <table:table-cell office:value-type="float" office:value="581.1411" calcext:value-type="float">
            <text:p>581.1411</text:p>
          </table:table-cell>
          <table:table-cell office:value-type="float" office:value="142.7525" calcext:value-type="float">
            <text:p>142.7525</text:p>
          </table:table-cell>
          <table:table-cell office:value-type="float" office:value="35.67847" calcext:value-type="float">
            <text:p>35.67847</text:p>
          </table:table-cell>
          <table:table-cell office:value-type="float" office:value="0" calcext:value-type="float">
            <text:p>0</text:p>
          </table:table-cell>
          <table:table-cell office:value-type="float" office:value="-0.03757405" calcext:value-type="float">
            <text:p>-0.03757405</text:p>
          </table:table-cell>
          <table:table-cell office:value-type="float" office:value="0" calcext:value-type="float">
            <text:p>0</text:p>
          </table:table-cell>
          <table:table-cell office:value-type="float" office:value="4.039099" calcext:value-type="float">
            <text:p>4.039099</text:p>
          </table:table-cell>
          <table:table-cell office:value-type="float" office:value="449.6219" calcext:value-type="float">
            <text:p>449.6219</text:p>
          </table:table-cell>
          <table:table-cell office:value-type="float" office:value="-145.673" calcext:value-type="float">
            <text:p>-145.673</text:p>
          </table:table-cell>
          <table:table-cell office:value-type="float" office:value="303.949" calcext:value-type="float">
            <text:p>303.949</text:p>
          </table:table-cell>
          <table:table-cell office:value-type="float" office:value="-320.8045" calcext:value-type="float">
            <text:p>-320.8045</text:p>
          </table:table-cell>
          <table:table-cell office:value-type="float" office:value="0" calcext:value-type="float">
            <text:p>0</text:p>
          </table:table-cell>
          <table:table-cell office:value-type="float" office:value="14.17232" calcext:value-type="float">
            <text:p>14.172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5" calcext:value-type="float">
            <text:p>2072005</text:p>
          </table:table-cell>
          <table:table-cell office:value-type="float" office:value="272.0323" calcext:value-type="float">
            <text:p>272.0323</text:p>
          </table:table-cell>
          <table:table-cell office:value-type="float" office:value="13306.91" calcext:value-type="float">
            <text:p>13306.91</text:p>
          </table:table-cell>
          <table:table-cell office:value-type="float" office:value="0" calcext:value-type="float">
            <text:p>0</text:p>
          </table:table-cell>
          <table:table-cell office:value-type="float" office:value="1.470422" calcext:value-type="float">
            <text:p>1.470422</text:p>
          </table:table-cell>
          <table:table-cell office:value-type="float" office:value="-362.0842" calcext:value-type="float">
            <text:p>-362.0842</text:p>
          </table:table-cell>
          <table:table-cell office:value-type="float" office:value="1056.866" calcext:value-type="float">
            <text:p>1056.866</text:p>
          </table:table-cell>
          <table:table-cell office:value-type="float" office:value="-42.5061" calcext:value-type="float">
            <text:p>-42.5061</text:p>
          </table:table-cell>
          <table:table-cell office:value-type="float" office:value="107.3302" calcext:value-type="float">
            <text:p>107.3302</text:p>
          </table:table-cell>
          <table:table-cell office:value-type="float" office:value="1.400224" calcext:value-type="float">
            <text:p>1.400224</text:p>
          </table:table-cell>
          <table:table-cell office:value-type="float" office:value="0.01572707" calcext:value-type="float">
            <text:p>0.01572707</text:p>
          </table:table-cell>
          <table:table-cell office:value-type="float" office:value="2.078645" calcext:value-type="float">
            <text:p>2.078645</text:p>
          </table:table-cell>
          <table:table-cell office:value-type="float" office:value="0.05708698" calcext:value-type="float">
            <text:p>0.05708698</text:p>
          </table:table-cell>
          <table:table-cell office:value-type="float" office:value="0.03111811" calcext:value-type="float">
            <text:p>0.03111811</text:p>
          </table:table-cell>
          <table:table-cell office:value-type="float" office:value="0.6932719" calcext:value-type="float">
            <text:p>0.6932719</text:p>
          </table:table-cell>
          <table:table-cell office:value-type="float" office:value="370" calcext:value-type="float">
            <text:p>370</text:p>
          </table:table-cell>
          <table:table-cell office:value-type="float" office:value="1.448574" calcext:value-type="float">
            <text:p>1.448574</text:p>
          </table:table-cell>
          <table:table-cell office:value-type="float" office:value="0" calcext:value-type="float">
            <text:p>0</text:p>
          </table:table-cell>
          <table:table-cell office:value-type="float" office:value="351.4705" calcext:value-type="float">
            <text:p>351.4705</text:p>
          </table:table-cell>
          <table:table-cell office:value-type="float" office:value="1254.144" calcext:value-type="float">
            <text:p>1254.144</text:p>
          </table:table-cell>
          <table:table-cell office:value-type="float" office:value="1522.387" calcext:value-type="float">
            <text:p>1522.387</text:p>
          </table:table-cell>
          <table:table-cell office:value-type="float" office:value="1256.725" calcext:value-type="float">
            <text:p>1256.725</text:p>
          </table:table-cell>
          <table:table-cell office:value-type="float" office:value="748.6164" calcext:value-type="float">
            <text:p>748.6164</text:p>
          </table:table-cell>
          <table:table-cell office:value-type="float" office:value="1092.508" calcext:value-type="float">
            <text:p>1092.508</text:p>
          </table:table-cell>
          <table:table-cell office:value-type="float" office:value="413.0283" calcext:value-type="float">
            <text:p>413.0283</text:p>
          </table:table-cell>
          <table:table-cell office:value-type="float" office:value="1844.071" calcext:value-type="float">
            <text:p>1844.071</text:p>
          </table:table-cell>
          <table:table-cell office:value-type="float" office:value="2082.531" calcext:value-type="float">
            <text:p>2082.531</text:p>
          </table:table-cell>
          <table:table-cell office:value-type="float" office:value="1667.614" calcext:value-type="float">
            <text:p>1667.614</text:p>
          </table:table-cell>
          <table:table-cell office:value-type="float" office:value="584.9057" calcext:value-type="float">
            <text:p>584.9057</text:p>
          </table:table-cell>
          <table:table-cell office:value-type="float" office:value="581.1127" calcext:value-type="float">
            <text:p>581.1127</text:p>
          </table:table-cell>
          <table:table-cell office:value-type="float" office:value="142.7524" calcext:value-type="float">
            <text:p>142.7524</text:p>
          </table:table-cell>
          <table:table-cell office:value-type="float" office:value="35.67846" calcext:value-type="float">
            <text:p>35.67846</text:p>
          </table:table-cell>
          <table:table-cell office:value-type="float" office:value="0" calcext:value-type="float">
            <text:p>0</text:p>
          </table:table-cell>
          <table:table-cell office:value-type="float" office:value="-0.0377464" calcext:value-type="float">
            <text:p>-0.0377464</text:p>
          </table:table-cell>
          <table:table-cell office:value-type="float" office:value="0" calcext:value-type="float">
            <text:p>0</text:p>
          </table:table-cell>
          <table:table-cell office:value-type="float" office:value="4.2182" calcext:value-type="float">
            <text:p>4.2182</text:p>
          </table:table-cell>
          <table:table-cell office:value-type="float" office:value="479.2877" calcext:value-type="float">
            <text:p>479.2877</text:p>
          </table:table-cell>
          <table:table-cell office:value-type="float" office:value="-155.7299" calcext:value-type="float">
            <text:p>-155.7299</text:p>
          </table:table-cell>
          <table:table-cell office:value-type="float" office:value="323.5579" calcext:value-type="float">
            <text:p>323.5579</text:p>
          </table:table-cell>
          <table:table-cell office:value-type="float" office:value="-322.8606" calcext:value-type="float">
            <text:p>-322.8606</text:p>
          </table:table-cell>
          <table:table-cell office:value-type="float" office:value="0" calcext:value-type="float">
            <text:p>0</text:p>
          </table:table-cell>
          <table:table-cell office:value-type="float" office:value="14.02586" calcext:value-type="float">
            <text:p>14.025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5" calcext:value-type="float">
            <text:p>3072005</text:p>
          </table:table-cell>
          <table:table-cell office:value-type="float" office:value="270.3148" calcext:value-type="float">
            <text:p>270.3148</text:p>
          </table:table-cell>
          <table:table-cell office:value-type="float" office:value="13306.49" calcext:value-type="float">
            <text:p>13306.49</text:p>
          </table:table-cell>
          <table:table-cell office:value-type="float" office:value="0" calcext:value-type="float">
            <text:p>0</text:p>
          </table:table-cell>
          <table:table-cell office:value-type="float" office:value="1.540536" calcext:value-type="float">
            <text:p>1.540536</text:p>
          </table:table-cell>
          <table:table-cell office:value-type="float" office:value="-367.1494" calcext:value-type="float">
            <text:p>-367.1494</text:p>
          </table:table-cell>
          <table:table-cell office:value-type="float" office:value="1072.495" calcext:value-type="float">
            <text:p>1072.495</text:p>
          </table:table-cell>
          <table:table-cell office:value-type="float" office:value="-45.53974" calcext:value-type="float">
            <text:p>-45.53974</text:p>
          </table:table-cell>
          <table:table-cell office:value-type="float" office:value="106.8595" calcext:value-type="float">
            <text:p>106.8595</text:p>
          </table:table-cell>
          <table:table-cell office:value-type="float" office:value="1.369534" calcext:value-type="float">
            <text:p>1.369534</text:p>
          </table:table-cell>
          <table:table-cell office:value-type="float" office:value="0.01620897" calcext:value-type="float">
            <text:p>0.01620897</text:p>
          </table:table-cell>
          <table:table-cell office:value-type="float" office:value="2.078645" calcext:value-type="float">
            <text:p>2.078645</text:p>
          </table:table-cell>
          <table:table-cell office:value-type="float" office:value="0.05722196" calcext:value-type="float">
            <text:p>0.05722196</text:p>
          </table:table-cell>
          <table:table-cell office:value-type="float" office:value="0.03111811" calcext:value-type="float">
            <text:p>0.03111811</text:p>
          </table:table-cell>
          <table:table-cell office:value-type="float" office:value="0.6935422" calcext:value-type="float">
            <text:p>0.6935422</text:p>
          </table:table-cell>
          <table:table-cell office:value-type="float" office:value="370" calcext:value-type="float">
            <text:p>370</text:p>
          </table:table-cell>
          <table:table-cell office:value-type="float" office:value="13.79829" calcext:value-type="float">
            <text:p>13.79829</text:p>
          </table:table-cell>
          <table:table-cell office:value-type="float" office:value="0" calcext:value-type="float">
            <text:p>0</text:p>
          </table:table-cell>
          <table:table-cell office:value-type="float" office:value="351.5803" calcext:value-type="float">
            <text:p>351.5803</text:p>
          </table:table-cell>
          <table:table-cell office:value-type="float" office:value="1253.494" calcext:value-type="float">
            <text:p>1253.494</text:p>
          </table:table-cell>
          <table:table-cell office:value-type="float" office:value="1521.605" calcext:value-type="float">
            <text:p>1521.605</text:p>
          </table:table-cell>
          <table:table-cell office:value-type="float" office:value="1256.523" calcext:value-type="float">
            <text:p>1256.523</text:p>
          </table:table-cell>
          <table:table-cell office:value-type="float" office:value="748.4787" calcext:value-type="float">
            <text:p>748.4787</text:p>
          </table:table-cell>
          <table:table-cell office:value-type="float" office:value="1092.381" calcext:value-type="float">
            <text:p>1092.381</text:p>
          </table:table-cell>
          <table:table-cell office:value-type="float" office:value="412.9729" calcext:value-type="float">
            <text:p>412.9729</text:p>
          </table:table-cell>
          <table:table-cell office:value-type="float" office:value="1843.964" calcext:value-type="float">
            <text:p>1843.964</text:p>
          </table:table-cell>
          <table:table-cell office:value-type="float" office:value="2082.46" calcext:value-type="float">
            <text:p>2082.46</text:p>
          </table:table-cell>
          <table:table-cell office:value-type="float" office:value="1667.57" calcext:value-type="float">
            <text:p>1667.57</text:p>
          </table:table-cell>
          <table:table-cell office:value-type="float" office:value="584.8937" calcext:value-type="float">
            <text:p>584.8937</text:p>
          </table:table-cell>
          <table:table-cell office:value-type="float" office:value="581.084" calcext:value-type="float">
            <text:p>581.084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6" calcext:value-type="float">
            <text:p>35.67846</text:p>
          </table:table-cell>
          <table:table-cell office:value-type="float" office:value="0" calcext:value-type="float">
            <text:p>0</text:p>
          </table:table-cell>
          <table:table-cell office:value-type="float" office:value="-0.03786315" calcext:value-type="float">
            <text:p>-0.03786315</text:p>
          </table:table-cell>
          <table:table-cell office:value-type="float" office:value="0" calcext:value-type="float">
            <text:p>0</text:p>
          </table:table-cell>
          <table:table-cell office:value-type="float" office:value="4.395894" calcext:value-type="float">
            <text:p>4.395894</text:p>
          </table:table-cell>
          <table:table-cell office:value-type="float" office:value="504.0662" calcext:value-type="float">
            <text:p>504.0662</text:p>
          </table:table-cell>
          <table:table-cell office:value-type="float" office:value="-166.1242" calcext:value-type="float">
            <text:p>-166.1242</text:p>
          </table:table-cell>
          <table:table-cell office:value-type="float" office:value="337.942" calcext:value-type="float">
            <text:p>337.942</text:p>
          </table:table-cell>
          <table:table-cell office:value-type="float" office:value="-324.9599" calcext:value-type="float">
            <text:p>-324.9599</text:p>
          </table:table-cell>
          <table:table-cell office:value-type="float" office:value="0" calcext:value-type="float">
            <text:p>0</text:p>
          </table:table-cell>
          <table:table-cell office:value-type="float" office:value="14.09192" calcext:value-type="float">
            <text:p>14.09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5" calcext:value-type="float">
            <text:p>4072005</text:p>
          </table:table-cell>
          <table:table-cell office:value-type="float" office:value="268.8247" calcext:value-type="float">
            <text:p>268.8247</text:p>
          </table:table-cell>
          <table:table-cell office:value-type="float" office:value="13306.05" calcext:value-type="float">
            <text:p>13306.05</text:p>
          </table:table-cell>
          <table:table-cell office:value-type="float" office:value="0" calcext:value-type="float">
            <text:p>0</text:p>
          </table:table-cell>
          <table:table-cell office:value-type="float" office:value="1.69141" calcext:value-type="float">
            <text:p>1.69141</text:p>
          </table:table-cell>
          <table:table-cell office:value-type="float" office:value="-371.904" calcext:value-type="float">
            <text:p>-371.904</text:p>
          </table:table-cell>
          <table:table-cell office:value-type="float" office:value="1087.587" calcext:value-type="float">
            <text:p>1087.587</text:p>
          </table:table-cell>
          <table:table-cell office:value-type="float" office:value="-48.3768" calcext:value-type="float">
            <text:p>-48.3768</text:p>
          </table:table-cell>
          <table:table-cell office:value-type="float" office:value="106.2537" calcext:value-type="float">
            <text:p>106.2537</text:p>
          </table:table-cell>
          <table:table-cell office:value-type="float" office:value="1.339787" calcext:value-type="float">
            <text:p>1.339787</text:p>
          </table:table-cell>
          <table:table-cell office:value-type="float" office:value="0.01689194" calcext:value-type="float">
            <text:p>0.01689194</text:p>
          </table:table-cell>
          <table:table-cell office:value-type="float" office:value="2.078645" calcext:value-type="float">
            <text:p>2.078645</text:p>
          </table:table-cell>
          <table:table-cell office:value-type="float" office:value="0.05724679" calcext:value-type="float">
            <text:p>0.05724679</text:p>
          </table:table-cell>
          <table:table-cell office:value-type="float" office:value="0.03111811" calcext:value-type="float">
            <text:p>0.03111811</text:p>
          </table:table-cell>
          <table:table-cell office:value-type="float" office:value="0.6939201" calcext:value-type="float">
            <text:p>0.6939201</text:p>
          </table:table-cell>
          <table:table-cell office:value-type="float" office:value="370" calcext:value-type="float">
            <text:p>370</text:p>
          </table:table-cell>
          <table:table-cell office:value-type="float" office:value="31.61217" calcext:value-type="float">
            <text:p>31.61217</text:p>
          </table:table-cell>
          <table:table-cell office:value-type="float" office:value="0" calcext:value-type="float">
            <text:p>0</text:p>
          </table:table-cell>
          <table:table-cell office:value-type="float" office:value="351.7605" calcext:value-type="float">
            <text:p>351.7605</text:p>
          </table:table-cell>
          <table:table-cell office:value-type="float" office:value="1252.918" calcext:value-type="float">
            <text:p>1252.918</text:p>
          </table:table-cell>
          <table:table-cell office:value-type="float" office:value="1520.877" calcext:value-type="float">
            <text:p>1520.877</text:p>
          </table:table-cell>
          <table:table-cell office:value-type="float" office:value="1256.323" calcext:value-type="float">
            <text:p>1256.323</text:p>
          </table:table-cell>
          <table:table-cell office:value-type="float" office:value="748.3427" calcext:value-type="float">
            <text:p>748.3427</text:p>
          </table:table-cell>
          <table:table-cell office:value-type="float" office:value="1092.254" calcext:value-type="float">
            <text:p>1092.254</text:p>
          </table:table-cell>
          <table:table-cell office:value-type="float" office:value="412.9178" calcext:value-type="float">
            <text:p>412.9178</text:p>
          </table:table-cell>
          <table:table-cell office:value-type="float" office:value="1843.857" calcext:value-type="float">
            <text:p>1843.857</text:p>
          </table:table-cell>
          <table:table-cell office:value-type="float" office:value="2082.389" calcext:value-type="float">
            <text:p>2082.389</text:p>
          </table:table-cell>
          <table:table-cell office:value-type="float" office:value="1667.526" calcext:value-type="float">
            <text:p>1667.526</text:p>
          </table:table-cell>
          <table:table-cell office:value-type="float" office:value="584.8818" calcext:value-type="float">
            <text:p>584.8818</text:p>
          </table:table-cell>
          <table:table-cell office:value-type="float" office:value="581.0552" calcext:value-type="float">
            <text:p>581.0552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6" calcext:value-type="float">
            <text:p>35.67846</text:p>
          </table:table-cell>
          <table:table-cell office:value-type="float" office:value="0" calcext:value-type="float">
            <text:p>0</text:p>
          </table:table-cell>
          <table:table-cell office:value-type="float" office:value="-0.03795192" calcext:value-type="float">
            <text:p>-0.03795192</text:p>
          </table:table-cell>
          <table:table-cell office:value-type="float" office:value="0" calcext:value-type="float">
            <text:p>0</text:p>
          </table:table-cell>
          <table:table-cell office:value-type="float" office:value="4.54774" calcext:value-type="float">
            <text:p>4.54774</text:p>
          </table:table-cell>
          <table:table-cell office:value-type="float" office:value="533.4399" calcext:value-type="float">
            <text:p>533.4399</text:p>
          </table:table-cell>
          <table:table-cell office:value-type="float" office:value="-175.7934" calcext:value-type="float">
            <text:p>-175.7934</text:p>
          </table:table-cell>
          <table:table-cell office:value-type="float" office:value="357.6465" calcext:value-type="float">
            <text:p>357.6465</text:p>
          </table:table-cell>
          <table:table-cell office:value-type="float" office:value="-326.9347" calcext:value-type="float">
            <text:p>-326.9347</text:p>
          </table:table-cell>
          <table:table-cell office:value-type="float" office:value="0" calcext:value-type="float">
            <text:p>0</text:p>
          </table:table-cell>
          <table:table-cell office:value-type="float" office:value="14.14866" calcext:value-type="float">
            <text:p>14.148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5" calcext:value-type="float">
            <text:p>5072005</text:p>
          </table:table-cell>
          <table:table-cell office:value-type="float" office:value="267.3379" calcext:value-type="float">
            <text:p>267.3379</text:p>
          </table:table-cell>
          <table:table-cell office:value-type="float" office:value="13305.73" calcext:value-type="float">
            <text:p>13305.73</text:p>
          </table:table-cell>
          <table:table-cell office:value-type="float" office:value="0" calcext:value-type="float">
            <text:p>0</text:p>
          </table:table-cell>
          <table:table-cell office:value-type="float" office:value="1.769243" calcext:value-type="float">
            <text:p>1.769243</text:p>
          </table:table-cell>
          <table:table-cell office:value-type="float" office:value="-376.0188" calcext:value-type="float">
            <text:p>-376.0188</text:p>
          </table:table-cell>
          <table:table-cell office:value-type="float" office:value="1100.913" calcext:value-type="float">
            <text:p>1100.913</text:p>
          </table:table-cell>
          <table:table-cell office:value-type="float" office:value="-51.16074" calcext:value-type="float">
            <text:p>-51.16074</text:p>
          </table:table-cell>
          <table:table-cell office:value-type="float" office:value="105.8729" calcext:value-type="float">
            <text:p>105.8729</text:p>
          </table:table-cell>
          <table:table-cell office:value-type="float" office:value="1.31539" calcext:value-type="float">
            <text:p>1.31539</text:p>
          </table:table-cell>
          <table:table-cell office:value-type="float" office:value="0.01739512" calcext:value-type="float">
            <text:p>0.01739512</text:p>
          </table:table-cell>
          <table:table-cell office:value-type="float" office:value="2.078645" calcext:value-type="float">
            <text:p>2.078645</text:p>
          </table:table-cell>
          <table:table-cell office:value-type="float" office:value="0.05724841" calcext:value-type="float">
            <text:p>0.05724841</text:p>
          </table:table-cell>
          <table:table-cell office:value-type="float" office:value="0.03111811" calcext:value-type="float">
            <text:p>0.03111811</text:p>
          </table:table-cell>
          <table:table-cell office:value-type="float" office:value="0.69443" calcext:value-type="float">
            <text:p>0.69443</text:p>
          </table:table-cell>
          <table:table-cell office:value-type="float" office:value="370" calcext:value-type="float">
            <text:p>370</text:p>
          </table:table-cell>
          <table:table-cell office:value-type="float" office:value="49.80226" calcext:value-type="float">
            <text:p>49.80226</text:p>
          </table:table-cell>
          <table:table-cell office:value-type="float" office:value="0" calcext:value-type="float">
            <text:p>0</text:p>
          </table:table-cell>
          <table:table-cell office:value-type="float" office:value="351.7582" calcext:value-type="float">
            <text:p>351.7582</text:p>
          </table:table-cell>
          <table:table-cell office:value-type="float" office:value="1252.487" calcext:value-type="float">
            <text:p>1252.487</text:p>
          </table:table-cell>
          <table:table-cell office:value-type="float" office:value="1520.278" calcext:value-type="float">
            <text:p>1520.278</text:p>
          </table:table-cell>
          <table:table-cell office:value-type="float" office:value="1256.14" calcext:value-type="float">
            <text:p>1256.14</text:p>
          </table:table-cell>
          <table:table-cell office:value-type="float" office:value="748.22" calcext:value-type="float">
            <text:p>748.22</text:p>
          </table:table-cell>
          <table:table-cell office:value-type="float" office:value="1092.13" calcext:value-type="float">
            <text:p>1092.13</text:p>
          </table:table-cell>
          <table:table-cell office:value-type="float" office:value="412.8642" calcext:value-type="float">
            <text:p>412.8642</text:p>
          </table:table-cell>
          <table:table-cell office:value-type="float" office:value="1843.75" calcext:value-type="float">
            <text:p>1843.75</text:p>
          </table:table-cell>
          <table:table-cell office:value-type="float" office:value="2082.319" calcext:value-type="float">
            <text:p>2082.319</text:p>
          </table:table-cell>
          <table:table-cell office:value-type="float" office:value="1667.483" calcext:value-type="float">
            <text:p>1667.483</text:p>
          </table:table-cell>
          <table:table-cell office:value-type="float" office:value="584.87" calcext:value-type="float">
            <text:p>584.87</text:p>
          </table:table-cell>
          <table:table-cell office:value-type="float" office:value="581.0264" calcext:value-type="float">
            <text:p>581.0264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6" calcext:value-type="float">
            <text:p>35.67846</text:p>
          </table:table-cell>
          <table:table-cell office:value-type="float" office:value="0" calcext:value-type="float">
            <text:p>0</text:p>
          </table:table-cell>
          <table:table-cell office:value-type="float" office:value="-0.03818817" calcext:value-type="float">
            <text:p>-0.03818817</text:p>
          </table:table-cell>
          <table:table-cell office:value-type="float" office:value="0" calcext:value-type="float">
            <text:p>0</text:p>
          </table:table-cell>
          <table:table-cell office:value-type="float" office:value="4.712854" calcext:value-type="float">
            <text:p>4.712854</text:p>
          </table:table-cell>
          <table:table-cell office:value-type="float" office:value="562.8846" calcext:value-type="float">
            <text:p>562.8846</text:p>
          </table:table-cell>
          <table:table-cell office:value-type="float" office:value="-185.7159" calcext:value-type="float">
            <text:p>-185.7159</text:p>
          </table:table-cell>
          <table:table-cell office:value-type="float" office:value="377.1687" calcext:value-type="float">
            <text:p>377.1687</text:p>
          </table:table-cell>
          <table:table-cell office:value-type="float" office:value="-328.7048" calcext:value-type="float">
            <text:p>-328.7048</text:p>
          </table:table-cell>
          <table:table-cell office:value-type="float" office:value="0" calcext:value-type="float">
            <text:p>0</text:p>
          </table:table-cell>
          <table:table-cell office:value-type="float" office:value="14.58763" calcext:value-type="float">
            <text:p>14.587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5" calcext:value-type="float">
            <text:p>6072005</text:p>
          </table:table-cell>
          <table:table-cell office:value-type="float" office:value="265.9284" calcext:value-type="float">
            <text:p>265.9284</text:p>
          </table:table-cell>
          <table:table-cell office:value-type="float" office:value="13305.51" calcext:value-type="float">
            <text:p>13305.51</text:p>
          </table:table-cell>
          <table:table-cell office:value-type="float" office:value="0" calcext:value-type="float">
            <text:p>0</text:p>
          </table:table-cell>
          <table:table-cell office:value-type="float" office:value="1.852743" calcext:value-type="float">
            <text:p>1.852743</text:p>
          </table:table-cell>
          <table:table-cell office:value-type="float" office:value="-380.5276" calcext:value-type="float">
            <text:p>-380.5276</text:p>
          </table:table-cell>
          <table:table-cell office:value-type="float" office:value="1118.835" calcext:value-type="float">
            <text:p>1118.835</text:p>
          </table:table-cell>
          <table:table-cell office:value-type="float" office:value="-53.95255" calcext:value-type="float">
            <text:p>-53.95255</text:p>
          </table:table-cell>
          <table:table-cell office:value-type="float" office:value="105.697" calcext:value-type="float">
            <text:p>105.697</text:p>
          </table:table-cell>
          <table:table-cell office:value-type="float" office:value="1.293862" calcext:value-type="float">
            <text:p>1.293862</text:p>
          </table:table-cell>
          <table:table-cell office:value-type="float" office:value="0.01812231" calcext:value-type="float">
            <text:p>0.01812231</text:p>
          </table:table-cell>
          <table:table-cell office:value-type="float" office:value="2.078645" calcext:value-type="float">
            <text:p>2.078645</text:p>
          </table:table-cell>
          <table:table-cell office:value-type="float" office:value="0.0572502" calcext:value-type="float">
            <text:p>0.0572502</text:p>
          </table:table-cell>
          <table:table-cell office:value-type="float" office:value="0.03111811" calcext:value-type="float">
            <text:p>0.03111811</text:p>
          </table:table-cell>
          <table:table-cell office:value-type="float" office:value="0.6950423" calcext:value-type="float">
            <text:p>0.6950423</text:p>
          </table:table-cell>
          <table:table-cell office:value-type="float" office:value="370" calcext:value-type="float">
            <text:p>370</text:p>
          </table:table-cell>
          <table:table-cell office:value-type="float" office:value="68.08465" calcext:value-type="float">
            <text:p>68.08465</text:p>
          </table:table-cell>
          <table:table-cell office:value-type="float" office:value="0" calcext:value-type="float">
            <text:p>0</text:p>
          </table:table-cell>
          <table:table-cell office:value-type="float" office:value="351.7682" calcext:value-type="float">
            <text:p>351.7682</text:p>
          </table:table-cell>
          <table:table-cell office:value-type="float" office:value="1252.075" calcext:value-type="float">
            <text:p>1252.075</text:p>
          </table:table-cell>
          <table:table-cell office:value-type="float" office:value="1519.763" calcext:value-type="float">
            <text:p>1519.763</text:p>
          </table:table-cell>
          <table:table-cell office:value-type="float" office:value="1255.983" calcext:value-type="float">
            <text:p>1255.983</text:p>
          </table:table-cell>
          <table:table-cell office:value-type="float" office:value="748.103" calcext:value-type="float">
            <text:p>748.103</text:p>
          </table:table-cell>
          <table:table-cell office:value-type="float" office:value="1092.019" calcext:value-type="float">
            <text:p>1092.019</text:p>
          </table:table-cell>
          <table:table-cell office:value-type="float" office:value="412.813" calcext:value-type="float">
            <text:p>412.813</text:p>
          </table:table-cell>
          <table:table-cell office:value-type="float" office:value="1843.645" calcext:value-type="float">
            <text:p>1843.645</text:p>
          </table:table-cell>
          <table:table-cell office:value-type="float" office:value="2082.248" calcext:value-type="float">
            <text:p>2082.248</text:p>
          </table:table-cell>
          <table:table-cell office:value-type="float" office:value="1667.44" calcext:value-type="float">
            <text:p>1667.44</text:p>
          </table:table-cell>
          <table:table-cell office:value-type="float" office:value="584.8583" calcext:value-type="float">
            <text:p>584.8583</text:p>
          </table:table-cell>
          <table:table-cell office:value-type="float" office:value="580.9973" calcext:value-type="float">
            <text:p>580.9973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5" calcext:value-type="float">
            <text:p>35.67845</text:p>
          </table:table-cell>
          <table:table-cell office:value-type="float" office:value="0" calcext:value-type="float">
            <text:p>0</text:p>
          </table:table-cell>
          <table:table-cell office:value-type="float" office:value="-0.03831032" calcext:value-type="float">
            <text:p>-0.03831032</text:p>
          </table:table-cell>
          <table:table-cell office:value-type="float" office:value="0" calcext:value-type="float">
            <text:p>0</text:p>
          </table:table-cell>
          <table:table-cell office:value-type="float" office:value="4.865665" calcext:value-type="float">
            <text:p>4.865665</text:p>
          </table:table-cell>
          <table:table-cell office:value-type="float" office:value="592.5989" calcext:value-type="float">
            <text:p>592.5989</text:p>
          </table:table-cell>
          <table:table-cell office:value-type="float" office:value="-195.4308" calcext:value-type="float">
            <text:p>-195.4308</text:p>
          </table:table-cell>
          <table:table-cell office:value-type="float" office:value="397.1681" calcext:value-type="float">
            <text:p>397.1681</text:p>
          </table:table-cell>
          <table:table-cell office:value-type="float" office:value="-330.3188" calcext:value-type="float">
            <text:p>-330.3188</text:p>
          </table:table-cell>
          <table:table-cell office:value-type="float" office:value="0" calcext:value-type="float">
            <text:p>0</text:p>
          </table:table-cell>
          <table:table-cell office:value-type="float" office:value="14.48097" calcext:value-type="float">
            <text:p>14.480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5" calcext:value-type="float">
            <text:p>7072005</text:p>
          </table:table-cell>
          <table:table-cell office:value-type="float" office:value="264.6802" calcext:value-type="float">
            <text:p>264.6802</text:p>
          </table:table-cell>
          <table:table-cell office:value-type="float" office:value="13305.15" calcext:value-type="float">
            <text:p>13305.15</text:p>
          </table:table-cell>
          <table:table-cell office:value-type="float" office:value="0" calcext:value-type="float">
            <text:p>0</text:p>
          </table:table-cell>
          <table:table-cell office:value-type="float" office:value="1.994676" calcext:value-type="float">
            <text:p>1.994676</text:p>
          </table:table-cell>
          <table:table-cell office:value-type="float" office:value="-384.9542" calcext:value-type="float">
            <text:p>-384.9542</text:p>
          </table:table-cell>
          <table:table-cell office:value-type="float" office:value="1134.692" calcext:value-type="float">
            <text:p>1134.692</text:p>
          </table:table-cell>
          <table:table-cell office:value-type="float" office:value="-56.83826" calcext:value-type="float">
            <text:p>-56.83826</text:p>
          </table:table-cell>
          <table:table-cell office:value-type="float" office:value="105.0365" calcext:value-type="float">
            <text:p>105.0365</text:p>
          </table:table-cell>
          <table:table-cell office:value-type="float" office:value="1.267122" calcext:value-type="float">
            <text:p>1.267122</text:p>
          </table:table-cell>
          <table:table-cell office:value-type="float" office:value="0.01905576" calcext:value-type="float">
            <text:p>0.01905576</text:p>
          </table:table-cell>
          <table:table-cell office:value-type="float" office:value="2.078645" calcext:value-type="float">
            <text:p>2.078645</text:p>
          </table:table-cell>
          <table:table-cell office:value-type="float" office:value="0.05725207" calcext:value-type="float">
            <text:p>0.05725207</text:p>
          </table:table-cell>
          <table:table-cell office:value-type="float" office:value="0.03111811" calcext:value-type="float">
            <text:p>0.03111811</text:p>
          </table:table-cell>
          <table:table-cell office:value-type="float" office:value="0.6957305" calcext:value-type="float">
            <text:p>0.6957305</text:p>
          </table:table-cell>
          <table:table-cell office:value-type="float" office:value="370" calcext:value-type="float">
            <text:p>370</text:p>
          </table:table-cell>
          <table:table-cell office:value-type="float" office:value="85.5708" calcext:value-type="float">
            <text:p>85.5708</text:p>
          </table:table-cell>
          <table:table-cell office:value-type="float" office:value="0" calcext:value-type="float">
            <text:p>0</text:p>
          </table:table-cell>
          <table:table-cell office:value-type="float" office:value="351.9077" calcext:value-type="float">
            <text:p>351.9077</text:p>
          </table:table-cell>
          <table:table-cell office:value-type="float" office:value="1251.589" calcext:value-type="float">
            <text:p>1251.589</text:p>
          </table:table-cell>
          <table:table-cell office:value-type="float" office:value="1519.212" calcext:value-type="float">
            <text:p>1519.212</text:p>
          </table:table-cell>
          <table:table-cell office:value-type="float" office:value="1255.82" calcext:value-type="float">
            <text:p>1255.82</text:p>
          </table:table-cell>
          <table:table-cell office:value-type="float" office:value="747.9925" calcext:value-type="float">
            <text:p>747.9925</text:p>
          </table:table-cell>
          <table:table-cell office:value-type="float" office:value="1091.911" calcext:value-type="float">
            <text:p>1091.911</text:p>
          </table:table-cell>
          <table:table-cell office:value-type="float" office:value="412.765" calcext:value-type="float">
            <text:p>412.765</text:p>
          </table:table-cell>
          <table:table-cell office:value-type="float" office:value="1843.541" calcext:value-type="float">
            <text:p>1843.541</text:p>
          </table:table-cell>
          <table:table-cell office:value-type="float" office:value="2082.178" calcext:value-type="float">
            <text:p>2082.178</text:p>
          </table:table-cell>
          <table:table-cell office:value-type="float" office:value="1667.397" calcext:value-type="float">
            <text:p>1667.397</text:p>
          </table:table-cell>
          <table:table-cell office:value-type="float" office:value="584.8467" calcext:value-type="float">
            <text:p>584.8467</text:p>
          </table:table-cell>
          <table:table-cell office:value-type="float" office:value="580.9682" calcext:value-type="float">
            <text:p>580.9682</text:p>
          </table:table-cell>
          <table:table-cell office:value-type="float" office:value="142.7523" calcext:value-type="float">
            <text:p>142.7523</text:p>
          </table:table-cell>
          <table:table-cell office:value-type="float" office:value="35.67845" calcext:value-type="float">
            <text:p>35.67845</text:p>
          </table:table-cell>
          <table:table-cell office:value-type="float" office:value="0" calcext:value-type="float">
            <text:p>0</text:p>
          </table:table-cell>
          <table:table-cell office:value-type="float" office:value="-0.03837437" calcext:value-type="float">
            <text:p>-0.03837437</text:p>
          </table:table-cell>
          <table:table-cell office:value-type="float" office:value="0" calcext:value-type="float">
            <text:p>0</text:p>
          </table:table-cell>
          <table:table-cell office:value-type="float" office:value="5.026962" calcext:value-type="float">
            <text:p>5.026962</text:p>
          </table:table-cell>
          <table:table-cell office:value-type="float" office:value="622.5004" calcext:value-type="float">
            <text:p>622.5004</text:p>
          </table:table-cell>
          <table:table-cell office:value-type="float" office:value="-206.3379" calcext:value-type="float">
            <text:p>-206.3379</text:p>
          </table:table-cell>
          <table:table-cell office:value-type="float" office:value="416.1624" calcext:value-type="float">
            <text:p>416.1624</text:p>
          </table:table-cell>
          <table:table-cell office:value-type="float" office:value="-331.9645" calcext:value-type="float">
            <text:p>-331.9645</text:p>
          </table:table-cell>
          <table:table-cell office:value-type="float" office:value="0" calcext:value-type="float">
            <text:p>0</text:p>
          </table:table-cell>
          <table:table-cell office:value-type="float" office:value="14.58162" calcext:value-type="float">
            <text:p>14.58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5" calcext:value-type="float">
            <text:p>8072005</text:p>
          </table:table-cell>
          <table:table-cell office:value-type="float" office:value="263.2302" calcext:value-type="float">
            <text:p>263.2302</text:p>
          </table:table-cell>
          <table:table-cell office:value-type="float" office:value="13304.88" calcext:value-type="float">
            <text:p>13304.88</text:p>
          </table:table-cell>
          <table:table-cell office:value-type="float" office:value="0" calcext:value-type="float">
            <text:p>0</text:p>
          </table:table-cell>
          <table:table-cell office:value-type="float" office:value="2.143313" calcext:value-type="float">
            <text:p>2.143313</text:p>
          </table:table-cell>
          <table:table-cell office:value-type="float" office:value="-388.028" calcext:value-type="float">
            <text:p>-388.028</text:p>
          </table:table-cell>
          <table:table-cell office:value-type="float" office:value="1139.002" calcext:value-type="float">
            <text:p>1139.002</text:p>
          </table:table-cell>
          <table:table-cell office:value-type="float" office:value="-59.79154" calcext:value-type="float">
            <text:p>-59.79154</text:p>
          </table:table-cell>
          <table:table-cell office:value-type="float" office:value="103.9185" calcext:value-type="float">
            <text:p>103.9185</text:p>
          </table:table-cell>
          <table:table-cell office:value-type="float" office:value="1.217543" calcext:value-type="float">
            <text:p>1.217543</text:p>
          </table:table-cell>
          <table:table-cell office:value-type="float" office:value="0.01865141" calcext:value-type="float">
            <text:p>0.01865141</text:p>
          </table:table-cell>
          <table:table-cell office:value-type="float" office:value="2.082295" calcext:value-type="float">
            <text:p>2.082295</text:p>
          </table:table-cell>
          <table:table-cell office:value-type="float" office:value="0.05760681" calcext:value-type="float">
            <text:p>0.05760681</text:p>
          </table:table-cell>
          <table:table-cell office:value-type="float" office:value="0.03124582" calcext:value-type="float">
            <text:p>0.03124582</text:p>
          </table:table-cell>
          <table:table-cell office:value-type="float" office:value="0.7086712" calcext:value-type="float">
            <text:p>0.7086712</text:p>
          </table:table-cell>
          <table:table-cell office:value-type="float" office:value="370" calcext:value-type="float">
            <text:p>370</text:p>
          </table:table-cell>
          <table:table-cell office:value-type="float" office:value="105.2884" calcext:value-type="float">
            <text:p>105.2884</text:p>
          </table:table-cell>
          <table:table-cell office:value-type="float" office:value="0" calcext:value-type="float">
            <text:p>0</text:p>
          </table:table-cell>
          <table:table-cell office:value-type="float" office:value="351.9238" calcext:value-type="float">
            <text:p>351.9238</text:p>
          </table:table-cell>
          <table:table-cell office:value-type="float" office:value="1251.202" calcext:value-type="float">
            <text:p>1251.202</text:p>
          </table:table-cell>
          <table:table-cell office:value-type="float" office:value="1518.64" calcext:value-type="float">
            <text:p>1518.64</text:p>
          </table:table-cell>
          <table:table-cell office:value-type="float" office:value="1255.641" calcext:value-type="float">
            <text:p>1255.641</text:p>
          </table:table-cell>
          <table:table-cell office:value-type="float" office:value="747.8772" calcext:value-type="float">
            <text:p>747.8772</text:p>
          </table:table-cell>
          <table:table-cell office:value-type="float" office:value="1091.792" calcext:value-type="float">
            <text:p>1091.792</text:p>
          </table:table-cell>
          <table:table-cell office:value-type="float" office:value="412.7132" calcext:value-type="float">
            <text:p>412.7132</text:p>
          </table:table-cell>
          <table:table-cell office:value-type="float" office:value="1843.437" calcext:value-type="float">
            <text:p>1843.437</text:p>
          </table:table-cell>
          <table:table-cell office:value-type="float" office:value="2082.109" calcext:value-type="float">
            <text:p>2082.109</text:p>
          </table:table-cell>
          <table:table-cell office:value-type="float" office:value="1667.354" calcext:value-type="float">
            <text:p>1667.354</text:p>
          </table:table-cell>
          <table:table-cell office:value-type="float" office:value="584.8353" calcext:value-type="float">
            <text:p>584.8353</text:p>
          </table:table-cell>
          <table:table-cell office:value-type="float" office:value="580.939" calcext:value-type="float">
            <text:p>580.939</text:p>
          </table:table-cell>
          <table:table-cell office:value-type="float" office:value="142.7522" calcext:value-type="float">
            <text:p>142.7522</text:p>
          </table:table-cell>
          <table:table-cell office:value-type="float" office:value="35.67845" calcext:value-type="float">
            <text:p>35.67845</text:p>
          </table:table-cell>
          <table:table-cell office:value-type="float" office:value="0" calcext:value-type="float">
            <text:p>0</text:p>
          </table:table-cell>
          <table:table-cell office:value-type="float" office:value="-0.03854419" calcext:value-type="float">
            <text:p>-0.03854419</text:p>
          </table:table-cell>
          <table:table-cell office:value-type="float" office:value="0" calcext:value-type="float">
            <text:p>0</text:p>
          </table:table-cell>
          <table:table-cell office:value-type="float" office:value="5.200015" calcext:value-type="float">
            <text:p>5.200015</text:p>
          </table:table-cell>
          <table:table-cell office:value-type="float" office:value="653.798" calcext:value-type="float">
            <text:p>653.798</text:p>
          </table:table-cell>
          <table:table-cell office:value-type="float" office:value="-217.7731" calcext:value-type="float">
            <text:p>-217.7731</text:p>
          </table:table-cell>
          <table:table-cell office:value-type="float" office:value="436.0249" calcext:value-type="float">
            <text:p>436.0249</text:p>
          </table:table-cell>
          <table:table-cell office:value-type="float" office:value="-333.715" calcext:value-type="float">
            <text:p>-333.715</text:p>
          </table:table-cell>
          <table:table-cell office:value-type="float" office:value="0" calcext:value-type="float">
            <text:p>0</text:p>
          </table:table-cell>
          <table:table-cell office:value-type="float" office:value="16.19357" calcext:value-type="float">
            <text:p>16.193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5" calcext:value-type="float">
            <text:p>9072005</text:p>
          </table:table-cell>
          <table:table-cell office:value-type="float" office:value="261.6696" calcext:value-type="float">
            <text:p>261.6696</text:p>
          </table:table-cell>
          <table:table-cell office:value-type="float" office:value="13304.61" calcext:value-type="float">
            <text:p>13304.61</text:p>
          </table:table-cell>
          <table:table-cell office:value-type="float" office:value="0" calcext:value-type="float">
            <text:p>0</text:p>
          </table:table-cell>
          <table:table-cell office:value-type="float" office:value="2.287747" calcext:value-type="float">
            <text:p>2.287747</text:p>
          </table:table-cell>
          <table:table-cell office:value-type="float" office:value="-392.9781" calcext:value-type="float">
            <text:p>-392.9781</text:p>
          </table:table-cell>
          <table:table-cell office:value-type="float" office:value="1155.148" calcext:value-type="float">
            <text:p>1155.148</text:p>
          </table:table-cell>
          <table:table-cell office:value-type="float" office:value="-62.37878" calcext:value-type="float">
            <text:p>-62.37878</text:p>
          </table:table-cell>
          <table:table-cell office:value-type="float" office:value="103.457" calcext:value-type="float">
            <text:p>103.457</text:p>
          </table:table-cell>
          <table:table-cell office:value-type="float" office:value="1.195879" calcext:value-type="float">
            <text:p>1.195879</text:p>
          </table:table-cell>
          <table:table-cell office:value-type="float" office:value="0.0155945" calcext:value-type="float">
            <text:p>0.0155945</text:p>
          </table:table-cell>
          <table:table-cell office:value-type="float" office:value="2.082295" calcext:value-type="float">
            <text:p>2.082295</text:p>
          </table:table-cell>
          <table:table-cell office:value-type="float" office:value="0.05774092" calcext:value-type="float">
            <text:p>0.05774092</text:p>
          </table:table-cell>
          <table:table-cell office:value-type="float" office:value="0.03124582" calcext:value-type="float">
            <text:p>0.03124582</text:p>
          </table:table-cell>
          <table:table-cell office:value-type="float" office:value="0.7085408" calcext:value-type="float">
            <text:p>0.7085408</text:p>
          </table:table-cell>
          <table:table-cell office:value-type="float" office:value="370" calcext:value-type="float">
            <text:p>370</text:p>
          </table:table-cell>
          <table:table-cell office:value-type="float" office:value="124.5894" calcext:value-type="float">
            <text:p>124.5894</text:p>
          </table:table-cell>
          <table:table-cell office:value-type="float" office:value="0" calcext:value-type="float">
            <text:p>0</text:p>
          </table:table-cell>
          <table:table-cell office:value-type="float" office:value="351.8865" calcext:value-type="float">
            <text:p>351.8865</text:p>
          </table:table-cell>
          <table:table-cell office:value-type="float" office:value="1250.652" calcext:value-type="float">
            <text:p>1250.652</text:p>
          </table:table-cell>
          <table:table-cell office:value-type="float" office:value="1518.112" calcext:value-type="float">
            <text:p>1518.112</text:p>
          </table:table-cell>
          <table:table-cell office:value-type="float" office:value="1255.476" calcext:value-type="float">
            <text:p>1255.476</text:p>
          </table:table-cell>
          <table:table-cell office:value-type="float" office:value="747.7662" calcext:value-type="float">
            <text:p>747.7662</text:p>
          </table:table-cell>
          <table:table-cell office:value-type="float" office:value="1091.68" calcext:value-type="float">
            <text:p>1091.68</text:p>
          </table:table-cell>
          <table:table-cell office:value-type="float" office:value="412.6613" calcext:value-type="float">
            <text:p>412.6613</text:p>
          </table:table-cell>
          <table:table-cell office:value-type="float" office:value="1843.334" calcext:value-type="float">
            <text:p>1843.334</text:p>
          </table:table-cell>
          <table:table-cell office:value-type="float" office:value="2082.04" calcext:value-type="float">
            <text:p>2082.04</text:p>
          </table:table-cell>
          <table:table-cell office:value-type="float" office:value="1667.311" calcext:value-type="float">
            <text:p>1667.311</text:p>
          </table:table-cell>
          <table:table-cell office:value-type="float" office:value="584.824" calcext:value-type="float">
            <text:p>584.824</text:p>
          </table:table-cell>
          <table:table-cell office:value-type="float" office:value="580.9099" calcext:value-type="float">
            <text:p>580.9099</text:p>
          </table:table-cell>
          <table:table-cell office:value-type="float" office:value="142.7521" calcext:value-type="float">
            <text:p>142.7521</text:p>
          </table:table-cell>
          <table:table-cell office:value-type="float" office:value="35.67844" calcext:value-type="float">
            <text:p>35.67844</text:p>
          </table:table-cell>
          <table:table-cell office:value-type="float" office:value="0" calcext:value-type="float">
            <text:p>0</text:p>
          </table:table-cell>
          <table:table-cell office:value-type="float" office:value="-0.03969323" calcext:value-type="float">
            <text:p>-0.03969323</text:p>
          </table:table-cell>
          <table:table-cell office:value-type="float" office:value="0" calcext:value-type="float">
            <text:p>0</text:p>
          </table:table-cell>
          <table:table-cell office:value-type="float" office:value="5.374346" calcext:value-type="float">
            <text:p>5.374346</text:p>
          </table:table-cell>
          <table:table-cell office:value-type="float" office:value="686.8773" calcext:value-type="float">
            <text:p>686.8773</text:p>
          </table:table-cell>
          <table:table-cell office:value-type="float" office:value="-229.188" calcext:value-type="float">
            <text:p>-229.188</text:p>
          </table:table-cell>
          <table:table-cell office:value-type="float" office:value="457.6893" calcext:value-type="float">
            <text:p>457.6893</text:p>
          </table:table-cell>
          <table:table-cell office:value-type="float" office:value="-335.5915" calcext:value-type="float">
            <text:p>-335.5915</text:p>
          </table:table-cell>
          <table:table-cell office:value-type="float" office:value="0" calcext:value-type="float">
            <text:p>0</text:p>
          </table:table-cell>
          <table:table-cell office:value-type="float" office:value="15.6965" calcext:value-type="float">
            <text:p>15.6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5" calcext:value-type="float">
            <text:p>10072005</text:p>
          </table:table-cell>
          <table:table-cell office:value-type="float" office:value="260.2594" calcext:value-type="float">
            <text:p>260.2594</text:p>
          </table:table-cell>
          <table:table-cell office:value-type="float" office:value="13304.26" calcext:value-type="float">
            <text:p>13304.26</text:p>
          </table:table-cell>
          <table:table-cell office:value-type="float" office:value="0" calcext:value-type="float">
            <text:p>0</text:p>
          </table:table-cell>
          <table:table-cell office:value-type="float" office:value="2.389861" calcext:value-type="float">
            <text:p>2.389861</text:p>
          </table:table-cell>
          <table:table-cell office:value-type="float" office:value="-398.1904" calcext:value-type="float">
            <text:p>-398.1904</text:p>
          </table:table-cell>
          <table:table-cell office:value-type="float" office:value="1171.288" calcext:value-type="float">
            <text:p>1171.288</text:p>
          </table:table-cell>
          <table:table-cell office:value-type="float" office:value="-65.7195" calcext:value-type="float">
            <text:p>-65.7195</text:p>
          </table:table-cell>
          <table:table-cell office:value-type="float" office:value="103.0303" calcext:value-type="float">
            <text:p>103.0303</text:p>
          </table:table-cell>
          <table:table-cell office:value-type="float" office:value="1.172052" calcext:value-type="float">
            <text:p>1.172052</text:p>
          </table:table-cell>
          <table:table-cell office:value-type="float" office:value="0.01629447" calcext:value-type="float">
            <text:p>0.01629447</text:p>
          </table:table-cell>
          <table:table-cell office:value-type="float" office:value="2.082295" calcext:value-type="float">
            <text:p>2.082295</text:p>
          </table:table-cell>
          <table:table-cell office:value-type="float" office:value="0.05787503" calcext:value-type="float">
            <text:p>0.05787503</text:p>
          </table:table-cell>
          <table:table-cell office:value-type="float" office:value="0.03124582" calcext:value-type="float">
            <text:p>0.03124582</text:p>
          </table:table-cell>
          <table:table-cell office:value-type="float" office:value="0.7084899" calcext:value-type="float">
            <text:p>0.7084899</text:p>
          </table:table-cell>
          <table:table-cell office:value-type="float" office:value="370" calcext:value-type="float">
            <text:p>370</text:p>
          </table:table-cell>
          <table:table-cell office:value-type="float" office:value="141.9055" calcext:value-type="float">
            <text:p>141.9055</text:p>
          </table:table-cell>
          <table:table-cell office:value-type="float" office:value="0" calcext:value-type="float">
            <text:p>0</text:p>
          </table:table-cell>
          <table:table-cell office:value-type="float" office:value="351.96" calcext:value-type="float">
            <text:p>351.96</text:p>
          </table:table-cell>
          <table:table-cell office:value-type="float" office:value="1250.043" calcext:value-type="float">
            <text:p>1250.043</text:p>
          </table:table-cell>
          <table:table-cell office:value-type="float" office:value="1517.587" calcext:value-type="float">
            <text:p>1517.587</text:p>
          </table:table-cell>
          <table:table-cell office:value-type="float" office:value="1255.318" calcext:value-type="float">
            <text:p>1255.318</text:p>
          </table:table-cell>
          <table:table-cell office:value-type="float" office:value="747.6569" calcext:value-type="float">
            <text:p>747.6569</text:p>
          </table:table-cell>
          <table:table-cell office:value-type="float" office:value="1091.573" calcext:value-type="float">
            <text:p>1091.573</text:p>
          </table:table-cell>
          <table:table-cell office:value-type="float" office:value="412.6121" calcext:value-type="float">
            <text:p>412.6121</text:p>
          </table:table-cell>
          <table:table-cell office:value-type="float" office:value="1843.23" calcext:value-type="float">
            <text:p>1843.23</text:p>
          </table:table-cell>
          <table:table-cell office:value-type="float" office:value="2081.971" calcext:value-type="float">
            <text:p>2081.971</text:p>
          </table:table-cell>
          <table:table-cell office:value-type="float" office:value="1667.268" calcext:value-type="float">
            <text:p>1667.268</text:p>
          </table:table-cell>
          <table:table-cell office:value-type="float" office:value="584.8127" calcext:value-type="float">
            <text:p>584.8127</text:p>
          </table:table-cell>
          <table:table-cell office:value-type="float" office:value="580.8808" calcext:value-type="float">
            <text:p>580.8808</text:p>
          </table:table-cell>
          <table:table-cell office:value-type="float" office:value="142.752" calcext:value-type="float">
            <text:p>142.752</text:p>
          </table:table-cell>
          <table:table-cell office:value-type="float" office:value="35.67844" calcext:value-type="float">
            <text:p>35.67844</text:p>
          </table:table-cell>
          <table:table-cell office:value-type="float" office:value="0" calcext:value-type="float">
            <text:p>0</text:p>
          </table:table-cell>
          <table:table-cell office:value-type="float" office:value="-0.04004872" calcext:value-type="float">
            <text:p>-0.04004872</text:p>
          </table:table-cell>
          <table:table-cell office:value-type="float" office:value="0" calcext:value-type="float">
            <text:p>0</text:p>
          </table:table-cell>
          <table:table-cell office:value-type="float" office:value="5.534667" calcext:value-type="float">
            <text:p>5.534667</text:p>
          </table:table-cell>
          <table:table-cell office:value-type="float" office:value="718.1361" calcext:value-type="float">
            <text:p>718.1361</text:p>
          </table:table-cell>
          <table:table-cell office:value-type="float" office:value="-241.2789" calcext:value-type="float">
            <text:p>-241.2789</text:p>
          </table:table-cell>
          <table:table-cell office:value-type="float" office:value="476.8572" calcext:value-type="float">
            <text:p>476.8572</text:p>
          </table:table-cell>
          <table:table-cell office:value-type="float" office:value="-337.3539" calcext:value-type="float">
            <text:p>-337.3539</text:p>
          </table:table-cell>
          <table:table-cell office:value-type="float" office:value="0" calcext:value-type="float">
            <text:p>0</text:p>
          </table:table-cell>
          <table:table-cell office:value-type="float" office:value="15.58391" calcext:value-type="float">
            <text:p>15.583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5" calcext:value-type="float">
            <text:p>11072005</text:p>
          </table:table-cell>
          <table:table-cell office:value-type="float" office:value="258.9209" calcext:value-type="float">
            <text:p>258.9209</text:p>
          </table:table-cell>
          <table:table-cell office:value-type="float" office:value="13303.81" calcext:value-type="float">
            <text:p>13303.81</text:p>
          </table:table-cell>
          <table:table-cell office:value-type="float" office:value="0" calcext:value-type="float">
            <text:p>0</text:p>
          </table:table-cell>
          <table:table-cell office:value-type="float" office:value="2.479348" calcext:value-type="float">
            <text:p>2.479348</text:p>
          </table:table-cell>
          <table:table-cell office:value-type="float" office:value="-403.2834" calcext:value-type="float">
            <text:p>-403.2834</text:p>
          </table:table-cell>
          <table:table-cell office:value-type="float" office:value="1188.937" calcext:value-type="float">
            <text:p>1188.937</text:p>
          </table:table-cell>
          <table:table-cell office:value-type="float" office:value="-69.14951" calcext:value-type="float">
            <text:p>-69.14951</text:p>
          </table:table-cell>
          <table:table-cell office:value-type="float" office:value="102.365" calcext:value-type="float">
            <text:p>102.365</text:p>
          </table:table-cell>
          <table:table-cell office:value-type="float" office:value="1.147583" calcext:value-type="float">
            <text:p>1.147583</text:p>
          </table:table-cell>
          <table:table-cell office:value-type="float" office:value="0.01725155" calcext:value-type="float">
            <text:p>0.01725155</text:p>
          </table:table-cell>
          <table:table-cell office:value-type="float" office:value="2.082295" calcext:value-type="float">
            <text:p>2.082295</text:p>
          </table:table-cell>
          <table:table-cell office:value-type="float" office:value="0.05800914" calcext:value-type="float">
            <text:p>0.05800914</text:p>
          </table:table-cell>
          <table:table-cell office:value-type="float" office:value="0.03124582" calcext:value-type="float">
            <text:p>0.03124582</text:p>
          </table:table-cell>
          <table:table-cell office:value-type="float" office:value="0.7084861" calcext:value-type="float">
            <text:p>0.7084861</text:p>
          </table:table-cell>
          <table:table-cell office:value-type="float" office:value="370" calcext:value-type="float">
            <text:p>370</text:p>
          </table:table-cell>
          <table:table-cell office:value-type="float" office:value="155.8937" calcext:value-type="float">
            <text:p>155.8937</text:p>
          </table:table-cell>
          <table:table-cell office:value-type="float" office:value="0" calcext:value-type="float">
            <text:p>0</text:p>
          </table:table-cell>
          <table:table-cell office:value-type="float" office:value="352.0421" calcext:value-type="float">
            <text:p>352.0421</text:p>
          </table:table-cell>
          <table:table-cell office:value-type="float" office:value="1249.456" calcext:value-type="float">
            <text:p>1249.456</text:p>
          </table:table-cell>
          <table:table-cell office:value-type="float" office:value="1517.035" calcext:value-type="float">
            <text:p>1517.035</text:p>
          </table:table-cell>
          <table:table-cell office:value-type="float" office:value="1255.15" calcext:value-type="float">
            <text:p>1255.15</text:p>
          </table:table-cell>
          <table:table-cell office:value-type="float" office:value="747.5431" calcext:value-type="float">
            <text:p>747.5431</text:p>
          </table:table-cell>
          <table:table-cell office:value-type="float" office:value="1091.46" calcext:value-type="float">
            <text:p>1091.46</text:p>
          </table:table-cell>
          <table:table-cell office:value-type="float" office:value="412.5606" calcext:value-type="float">
            <text:p>412.5606</text:p>
          </table:table-cell>
          <table:table-cell office:value-type="float" office:value="1843.127" calcext:value-type="float">
            <text:p>1843.127</text:p>
          </table:table-cell>
          <table:table-cell office:value-type="float" office:value="2081.903" calcext:value-type="float">
            <text:p>2081.903</text:p>
          </table:table-cell>
          <table:table-cell office:value-type="float" office:value="1667.225" calcext:value-type="float">
            <text:p>1667.225</text:p>
          </table:table-cell>
          <table:table-cell office:value-type="float" office:value="584.8015" calcext:value-type="float">
            <text:p>584.8015</text:p>
          </table:table-cell>
          <table:table-cell office:value-type="float" office:value="580.8519" calcext:value-type="float">
            <text:p>580.8519</text:p>
          </table:table-cell>
          <table:table-cell office:value-type="float" office:value="142.7519" calcext:value-type="float">
            <text:p>142.7519</text:p>
          </table:table-cell>
          <table:table-cell office:value-type="float" office:value="35.67844" calcext:value-type="float">
            <text:p>35.67844</text:p>
          </table:table-cell>
          <table:table-cell office:value-type="float" office:value="0" calcext:value-type="float">
            <text:p>0</text:p>
          </table:table-cell>
          <table:table-cell office:value-type="float" office:value="-0.04013973" calcext:value-type="float">
            <text:p>-0.04013973</text:p>
          </table:table-cell>
          <table:table-cell office:value-type="float" office:value="0" calcext:value-type="float">
            <text:p>0</text:p>
          </table:table-cell>
          <table:table-cell office:value-type="float" office:value="5.688862" calcext:value-type="float">
            <text:p>5.688862</text:p>
          </table:table-cell>
          <table:table-cell office:value-type="float" office:value="746.0852" calcext:value-type="float">
            <text:p>746.0852</text:p>
          </table:table-cell>
          <table:table-cell office:value-type="float" office:value="-253.5736" calcext:value-type="float">
            <text:p>-253.5736</text:p>
          </table:table-cell>
          <table:table-cell office:value-type="float" office:value="492.5116" calcext:value-type="float">
            <text:p>492.5116</text:p>
          </table:table-cell>
          <table:table-cell office:value-type="float" office:value="-339.1143" calcext:value-type="float">
            <text:p>-339.1143</text:p>
          </table:table-cell>
          <table:table-cell office:value-type="float" office:value="0" calcext:value-type="float">
            <text:p>0</text:p>
          </table:table-cell>
          <table:table-cell office:value-type="float" office:value="15.67593" calcext:value-type="float">
            <text:p>15.675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5" calcext:value-type="float">
            <text:p>12072005</text:p>
          </table:table-cell>
          <table:table-cell office:value-type="float" office:value="257.6306" calcext:value-type="float">
            <text:p>257.6306</text:p>
          </table:table-cell>
          <table:table-cell office:value-type="float" office:value="13303.41" calcext:value-type="float">
            <text:p>13303.41</text:p>
          </table:table-cell>
          <table:table-cell office:value-type="float" office:value="0" calcext:value-type="float">
            <text:p>0</text:p>
          </table:table-cell>
          <table:table-cell office:value-type="float" office:value="2.573302" calcext:value-type="float">
            <text:p>2.573302</text:p>
          </table:table-cell>
          <table:table-cell office:value-type="float" office:value="-407.654" calcext:value-type="float">
            <text:p>-407.654</text:p>
          </table:table-cell>
          <table:table-cell office:value-type="float" office:value="1200.601" calcext:value-type="float">
            <text:p>1200.601</text:p>
          </table:table-cell>
          <table:table-cell office:value-type="float" office:value="-72.29488" calcext:value-type="float">
            <text:p>-72.29488</text:p>
          </table:table-cell>
          <table:table-cell office:value-type="float" office:value="101.8072" calcext:value-type="float">
            <text:p>101.8072</text:p>
          </table:table-cell>
          <table:table-cell office:value-type="float" office:value="1.123773" calcext:value-type="float">
            <text:p>1.123773</text:p>
          </table:table-cell>
          <table:table-cell office:value-type="float" office:value="0.01791782" calcext:value-type="float">
            <text:p>0.01791782</text:p>
          </table:table-cell>
          <table:table-cell office:value-type="float" office:value="2.082295" calcext:value-type="float">
            <text:p>2.082295</text:p>
          </table:table-cell>
          <table:table-cell office:value-type="float" office:value="0.05815903" calcext:value-type="float">
            <text:p>0.05815903</text:p>
          </table:table-cell>
          <table:table-cell office:value-type="float" office:value="0.03124582" calcext:value-type="float">
            <text:p>0.03124582</text:p>
          </table:table-cell>
          <table:table-cell office:value-type="float" office:value="0.7104737" calcext:value-type="float">
            <text:p>0.7104737</text:p>
          </table:table-cell>
          <table:table-cell office:value-type="float" office:value="370" calcext:value-type="float">
            <text:p>370</text:p>
          </table:table-cell>
          <table:table-cell office:value-type="float" office:value="173.464" calcext:value-type="float">
            <text:p>173.464</text:p>
          </table:table-cell>
          <table:table-cell office:value-type="float" office:value="0" calcext:value-type="float">
            <text:p>0</text:p>
          </table:table-cell>
          <table:table-cell office:value-type="float" office:value="352.0587" calcext:value-type="float">
            <text:p>352.0587</text:p>
          </table:table-cell>
          <table:table-cell office:value-type="float" office:value="1248.974" calcext:value-type="float">
            <text:p>1248.974</text:p>
          </table:table-cell>
          <table:table-cell office:value-type="float" office:value="1516.529" calcext:value-type="float">
            <text:p>1516.529</text:p>
          </table:table-cell>
          <table:table-cell office:value-type="float" office:value="1254.98" calcext:value-type="float">
            <text:p>1254.98</text:p>
          </table:table-cell>
          <table:table-cell office:value-type="float" office:value="747.4382" calcext:value-type="float">
            <text:p>747.4382</text:p>
          </table:table-cell>
          <table:table-cell office:value-type="float" office:value="1091.345" calcext:value-type="float">
            <text:p>1091.345</text:p>
          </table:table-cell>
          <table:table-cell office:value-type="float" office:value="412.5094" calcext:value-type="float">
            <text:p>412.5094</text:p>
          </table:table-cell>
          <table:table-cell office:value-type="float" office:value="1843.024" calcext:value-type="float">
            <text:p>1843.024</text:p>
          </table:table-cell>
          <table:table-cell office:value-type="float" office:value="2081.834" calcext:value-type="float">
            <text:p>2081.834</text:p>
          </table:table-cell>
          <table:table-cell office:value-type="float" office:value="1667.183" calcext:value-type="float">
            <text:p>1667.183</text:p>
          </table:table-cell>
          <table:table-cell office:value-type="float" office:value="584.7903" calcext:value-type="float">
            <text:p>584.7903</text:p>
          </table:table-cell>
          <table:table-cell office:value-type="float" office:value="580.8232" calcext:value-type="float">
            <text:p>580.8232</text:p>
          </table:table-cell>
          <table:table-cell office:value-type="float" office:value="142.7518" calcext:value-type="float">
            <text:p>142.7518</text:p>
          </table:table-cell>
          <table:table-cell office:value-type="float" office:value="35.67844" calcext:value-type="float">
            <text:p>35.67844</text:p>
          </table:table-cell>
          <table:table-cell office:value-type="float" office:value="0" calcext:value-type="float">
            <text:p>0</text:p>
          </table:table-cell>
          <table:table-cell office:value-type="float" office:value="-0.04031967" calcext:value-type="float">
            <text:p>-0.04031967</text:p>
          </table:table-cell>
          <table:table-cell office:value-type="float" office:value="0" calcext:value-type="float">
            <text:p>0</text:p>
          </table:table-cell>
          <table:table-cell office:value-type="float" office:value="5.833997" calcext:value-type="float">
            <text:p>5.833997</text:p>
          </table:table-cell>
          <table:table-cell office:value-type="float" office:value="776.52" calcext:value-type="float">
            <text:p>776.52</text:p>
          </table:table-cell>
          <table:table-cell office:value-type="float" office:value="-265.2096" calcext:value-type="float">
            <text:p>-265.2096</text:p>
          </table:table-cell>
          <table:table-cell office:value-type="float" office:value="511.3104" calcext:value-type="float">
            <text:p>511.3104</text:p>
          </table:table-cell>
          <table:table-cell office:value-type="float" office:value="-340.7941" calcext:value-type="float">
            <text:p>-340.7941</text:p>
          </table:table-cell>
          <table:table-cell office:value-type="float" office:value="0" calcext:value-type="float">
            <text:p>0</text:p>
          </table:table-cell>
          <table:table-cell office:value-type="float" office:value="16.1235" calcext:value-type="float">
            <text:p>16.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5" calcext:value-type="float">
            <text:p>13072005</text:p>
          </table:table-cell>
          <table:table-cell office:value-type="float" office:value="256.1973" calcext:value-type="float">
            <text:p>256.1973</text:p>
          </table:table-cell>
          <table:table-cell office:value-type="float" office:value="13303.18" calcext:value-type="float">
            <text:p>13303.18</text:p>
          </table:table-cell>
          <table:table-cell office:value-type="float" office:value="0" calcext:value-type="float">
            <text:p>0</text:p>
          </table:table-cell>
          <table:table-cell office:value-type="float" office:value="2.758066" calcext:value-type="float">
            <text:p>2.758066</text:p>
          </table:table-cell>
          <table:table-cell office:value-type="float" office:value="-410.8237" calcext:value-type="float">
            <text:p>-410.8237</text:p>
          </table:table-cell>
          <table:table-cell office:value-type="float" office:value="1205.874" calcext:value-type="float">
            <text:p>1205.874</text:p>
          </table:table-cell>
          <table:table-cell office:value-type="float" office:value="-75.22803" calcext:value-type="float">
            <text:p>-75.22803</text:p>
          </table:table-cell>
          <table:table-cell office:value-type="float" office:value="101.0674" calcext:value-type="float">
            <text:p>101.0674</text:p>
          </table:table-cell>
          <table:table-cell office:value-type="float" office:value="1.087468" calcext:value-type="float">
            <text:p>1.087468</text:p>
          </table:table-cell>
          <table:table-cell office:value-type="float" office:value="0.01737402" calcext:value-type="float">
            <text:p>0.01737402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854337" calcext:value-type="float">
            <text:p>0.05854337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22981" calcext:value-type="float">
            <text:p>0.7222981</text:p>
          </table:table-cell>
          <table:table-cell office:value-type="float" office:value="370" calcext:value-type="float">
            <text:p>370</text:p>
          </table:table-cell>
          <table:table-cell office:value-type="float" office:value="193.3026" calcext:value-type="float">
            <text:p>193.3026</text:p>
          </table:table-cell>
          <table:table-cell office:value-type="float" office:value="0" calcext:value-type="float">
            <text:p>0</text:p>
          </table:table-cell>
          <table:table-cell office:value-type="float" office:value="351.9993" calcext:value-type="float">
            <text:p>351.9993</text:p>
          </table:table-cell>
          <table:table-cell office:value-type="float" office:value="1248.587" calcext:value-type="float">
            <text:p>1248.587</text:p>
          </table:table-cell>
          <table:table-cell office:value-type="float" office:value="1516.013" calcext:value-type="float">
            <text:p>1516.013</text:p>
          </table:table-cell>
          <table:table-cell office:value-type="float" office:value="1254.825" calcext:value-type="float">
            <text:p>1254.825</text:p>
          </table:table-cell>
          <table:table-cell office:value-type="float" office:value="747.3334" calcext:value-type="float">
            <text:p>747.3334</text:p>
          </table:table-cell>
          <table:table-cell office:value-type="float" office:value="1091.24" calcext:value-type="float">
            <text:p>1091.24</text:p>
          </table:table-cell>
          <table:table-cell office:value-type="float" office:value="412.4601" calcext:value-type="float">
            <text:p>412.4601</text:p>
          </table:table-cell>
          <table:table-cell office:value-type="float" office:value="1842.922" calcext:value-type="float">
            <text:p>1842.922</text:p>
          </table:table-cell>
          <table:table-cell office:value-type="float" office:value="2081.765" calcext:value-type="float">
            <text:p>2081.765</text:p>
          </table:table-cell>
          <table:table-cell office:value-type="float" office:value="1667.14" calcext:value-type="float">
            <text:p>1667.14</text:p>
          </table:table-cell>
          <table:table-cell office:value-type="float" office:value="584.7791" calcext:value-type="float">
            <text:p>584.7791</text:p>
          </table:table-cell>
          <table:table-cell office:value-type="float" office:value="580.7946" calcext:value-type="float">
            <text:p>580.7946</text:p>
          </table:table-cell>
          <table:table-cell office:value-type="float" office:value="142.7516" calcext:value-type="float">
            <text:p>142.7516</text:p>
          </table:table-cell>
          <table:table-cell office:value-type="float" office:value="35.67843" calcext:value-type="float">
            <text:p>35.67843</text:p>
          </table:table-cell>
          <table:table-cell office:value-type="float" office:value="0" calcext:value-type="float">
            <text:p>0</text:p>
          </table:table-cell>
          <table:table-cell office:value-type="float" office:value="-0.04051587" calcext:value-type="float">
            <text:p>-0.04051587</text:p>
          </table:table-cell>
          <table:table-cell office:value-type="float" office:value="0" calcext:value-type="float">
            <text:p>0</text:p>
          </table:table-cell>
          <table:table-cell office:value-type="float" office:value="5.991841" calcext:value-type="float">
            <text:p>5.991841</text:p>
          </table:table-cell>
          <table:table-cell office:value-type="float" office:value="808.3363" calcext:value-type="float">
            <text:p>808.3363</text:p>
          </table:table-cell>
          <table:table-cell office:value-type="float" office:value="-276.9331" calcext:value-type="float">
            <text:p>-276.9331</text:p>
          </table:table-cell>
          <table:table-cell office:value-type="float" office:value="531.4032" calcext:value-type="float">
            <text:p>531.4032</text:p>
          </table:table-cell>
          <table:table-cell office:value-type="float" office:value="-342.5508" calcext:value-type="float">
            <text:p>-342.5508</text:p>
          </table:table-cell>
          <table:table-cell office:value-type="float" office:value="0" calcext:value-type="float">
            <text:p>0</text:p>
          </table:table-cell>
          <table:table-cell office:value-type="float" office:value="17.62642" calcext:value-type="float">
            <text:p>17.626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5" calcext:value-type="float">
            <text:p>14072005</text:p>
          </table:table-cell>
          <table:table-cell office:value-type="float" office:value="254.5468" calcext:value-type="float">
            <text:p>254.5468</text:p>
          </table:table-cell>
          <table:table-cell office:value-type="float" office:value="13302.89" calcext:value-type="float">
            <text:p>13302.89</text:p>
          </table:table-cell>
          <table:table-cell office:value-type="float" office:value="0" calcext:value-type="float">
            <text:p>0</text:p>
          </table:table-cell>
          <table:table-cell office:value-type="float" office:value="2.926069" calcext:value-type="float">
            <text:p>2.926069</text:p>
          </table:table-cell>
          <table:table-cell office:value-type="float" office:value="-416.2057" calcext:value-type="float">
            <text:p>-416.2057</text:p>
          </table:table-cell>
          <table:table-cell office:value-type="float" office:value="1222.751" calcext:value-type="float">
            <text:p>1222.751</text:p>
          </table:table-cell>
          <table:table-cell office:value-type="float" office:value="-78.12839" calcext:value-type="float">
            <text:p>-78.12839</text:p>
          </table:table-cell>
          <table:table-cell office:value-type="float" office:value="100.9946" calcext:value-type="float">
            <text:p>100.9946</text:p>
          </table:table-cell>
          <table:table-cell office:value-type="float" office:value="1.068732" calcext:value-type="float">
            <text:p>1.068732</text:p>
          </table:table-cell>
          <table:table-cell office:value-type="float" office:value="0.01515394" calcext:value-type="float">
            <text:p>0.01515394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867534" calcext:value-type="float">
            <text:p>0.05867534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14905" calcext:value-type="float">
            <text:p>0.7214905</text:p>
          </table:table-cell>
          <table:table-cell office:value-type="float" office:value="370" calcext:value-type="float">
            <text:p>370</text:p>
          </table:table-cell>
          <table:table-cell office:value-type="float" office:value="209.328" calcext:value-type="float">
            <text:p>209.328</text:p>
          </table:table-cell>
          <table:table-cell office:value-type="float" office:value="0" calcext:value-type="float">
            <text:p>0</text:p>
          </table:table-cell>
          <table:table-cell office:value-type="float" office:value="351.9424" calcext:value-type="float">
            <text:p>351.9424</text:p>
          </table:table-cell>
          <table:table-cell office:value-type="float" office:value="1248.019" calcext:value-type="float">
            <text:p>1248.019</text:p>
          </table:table-cell>
          <table:table-cell office:value-type="float" office:value="1515.372" calcext:value-type="float">
            <text:p>1515.372</text:p>
          </table:table-cell>
          <table:table-cell office:value-type="float" office:value="1254.676" calcext:value-type="float">
            <text:p>1254.676</text:p>
          </table:table-cell>
          <table:table-cell office:value-type="float" office:value="747.2287" calcext:value-type="float">
            <text:p>747.2287</text:p>
          </table:table-cell>
          <table:table-cell office:value-type="float" office:value="1091.138" calcext:value-type="float">
            <text:p>1091.138</text:p>
          </table:table-cell>
          <table:table-cell office:value-type="float" office:value="412.4103" calcext:value-type="float">
            <text:p>412.4103</text:p>
          </table:table-cell>
          <table:table-cell office:value-type="float" office:value="1842.82" calcext:value-type="float">
            <text:p>1842.82</text:p>
          </table:table-cell>
          <table:table-cell office:value-type="float" office:value="2081.696" calcext:value-type="float">
            <text:p>2081.696</text:p>
          </table:table-cell>
          <table:table-cell office:value-type="float" office:value="1667.098" calcext:value-type="float">
            <text:p>1667.098</text:p>
          </table:table-cell>
          <table:table-cell office:value-type="float" office:value="584.7678" calcext:value-type="float">
            <text:p>584.7678</text:p>
          </table:table-cell>
          <table:table-cell office:value-type="float" office:value="580.7744" calcext:value-type="float">
            <text:p>580.7744</text:p>
          </table:table-cell>
          <table:table-cell office:value-type="float" office:value="142.7515" calcext:value-type="float">
            <text:p>142.7515</text:p>
          </table:table-cell>
          <table:table-cell office:value-type="float" office:value="35.67843" calcext:value-type="float">
            <text:p>35.67843</text:p>
          </table:table-cell>
          <table:table-cell office:value-type="float" office:value="0" calcext:value-type="float">
            <text:p>0</text:p>
          </table:table-cell>
          <table:table-cell office:value-type="float" office:value="-0.04157772" calcext:value-type="float">
            <text:p>-0.04157772</text:p>
          </table:table-cell>
          <table:table-cell office:value-type="float" office:value="0" calcext:value-type="float">
            <text:p>0</text:p>
          </table:table-cell>
          <table:table-cell office:value-type="float" office:value="6.146182" calcext:value-type="float">
            <text:p>6.146182</text:p>
          </table:table-cell>
          <table:table-cell office:value-type="float" office:value="838.923" calcext:value-type="float">
            <text:p>838.923</text:p>
          </table:table-cell>
          <table:table-cell office:value-type="float" office:value="-289.0144" calcext:value-type="float">
            <text:p>-289.0144</text:p>
          </table:table-cell>
          <table:table-cell office:value-type="float" office:value="549.9086" calcext:value-type="float">
            <text:p>549.9086</text:p>
          </table:table-cell>
          <table:table-cell office:value-type="float" office:value="-344.5645" calcext:value-type="float">
            <text:p>-344.5645</text:p>
          </table:table-cell>
          <table:table-cell office:value-type="float" office:value="0" calcext:value-type="float">
            <text:p>0</text:p>
          </table:table-cell>
          <table:table-cell office:value-type="float" office:value="17.15132" calcext:value-type="float">
            <text:p>17.15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5" calcext:value-type="float">
            <text:p>15072005</text:p>
          </table:table-cell>
          <table:table-cell office:value-type="float" office:value="253.0547" calcext:value-type="float">
            <text:p>253.0547</text:p>
          </table:table-cell>
          <table:table-cell office:value-type="float" office:value="13302.52" calcext:value-type="float">
            <text:p>13302.52</text:p>
          </table:table-cell>
          <table:table-cell office:value-type="float" office:value="0" calcext:value-type="float">
            <text:p>0</text:p>
          </table:table-cell>
          <table:table-cell office:value-type="float" office:value="3.049511" calcext:value-type="float">
            <text:p>3.049511</text:p>
          </table:table-cell>
          <table:table-cell office:value-type="float" office:value="-421.4904" calcext:value-type="float">
            <text:p>-421.4904</text:p>
          </table:table-cell>
          <table:table-cell office:value-type="float" office:value="1239.239" calcext:value-type="float">
            <text:p>1239.239</text:p>
          </table:table-cell>
          <table:table-cell office:value-type="float" office:value="-81.43928" calcext:value-type="float">
            <text:p>-81.43928</text:p>
          </table:table-cell>
          <table:table-cell office:value-type="float" office:value="100.8356" calcext:value-type="float">
            <text:p>100.8356</text:p>
          </table:table-cell>
          <table:table-cell office:value-type="float" office:value="1.049622" calcext:value-type="float">
            <text:p>1.049622</text:p>
          </table:table-cell>
          <table:table-cell office:value-type="float" office:value="0.01579206" calcext:value-type="float">
            <text:p>0.01579206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88073" calcext:value-type="float">
            <text:p>0.0588073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07369" calcext:value-type="float">
            <text:p>0.7207369</text:p>
          </table:table-cell>
          <table:table-cell office:value-type="float" office:value="370" calcext:value-type="float">
            <text:p>370</text:p>
          </table:table-cell>
          <table:table-cell office:value-type="float" office:value="224.6449" calcext:value-type="float">
            <text:p>224.6449</text:p>
          </table:table-cell>
          <table:table-cell office:value-type="float" office:value="0" calcext:value-type="float">
            <text:p>0</text:p>
          </table:table-cell>
          <table:table-cell office:value-type="float" office:value="351.9713" calcext:value-type="float">
            <text:p>351.9713</text:p>
          </table:table-cell>
          <table:table-cell office:value-type="float" office:value="1247.451" calcext:value-type="float">
            <text:p>1247.451</text:p>
          </table:table-cell>
          <table:table-cell office:value-type="float" office:value="1514.702" calcext:value-type="float">
            <text:p>1514.702</text:p>
          </table:table-cell>
          <table:table-cell office:value-type="float" office:value="1254.533" calcext:value-type="float">
            <text:p>1254.533</text:p>
          </table:table-cell>
          <table:table-cell office:value-type="float" office:value="747.1234" calcext:value-type="float">
            <text:p>747.1234</text:p>
          </table:table-cell>
          <table:table-cell office:value-type="float" office:value="1091.037" calcext:value-type="float">
            <text:p>1091.037</text:p>
          </table:table-cell>
          <table:table-cell office:value-type="float" office:value="412.3628" calcext:value-type="float">
            <text:p>412.3628</text:p>
          </table:table-cell>
          <table:table-cell office:value-type="float" office:value="1842.718" calcext:value-type="float">
            <text:p>1842.718</text:p>
          </table:table-cell>
          <table:table-cell office:value-type="float" office:value="2081.628" calcext:value-type="float">
            <text:p>2081.628</text:p>
          </table:table-cell>
          <table:table-cell office:value-type="float" office:value="1667.055" calcext:value-type="float">
            <text:p>1667.055</text:p>
          </table:table-cell>
          <table:table-cell office:value-type="float" office:value="584.7567" calcext:value-type="float">
            <text:p>584.7567</text:p>
          </table:table-cell>
          <table:table-cell office:value-type="float" office:value="580.7539" calcext:value-type="float">
            <text:p>580.7539</text:p>
          </table:table-cell>
          <table:table-cell office:value-type="float" office:value="142.7513" calcext:value-type="float">
            <text:p>142.7513</text:p>
          </table:table-cell>
          <table:table-cell office:value-type="float" office:value="35.67842" calcext:value-type="float">
            <text:p>35.67842</text:p>
          </table:table-cell>
          <table:table-cell office:value-type="float" office:value="0" calcext:value-type="float">
            <text:p>0</text:p>
          </table:table-cell>
          <table:table-cell office:value-type="float" office:value="-0.04173265" calcext:value-type="float">
            <text:p>-0.04173265</text:p>
          </table:table-cell>
          <table:table-cell office:value-type="float" office:value="0" calcext:value-type="float">
            <text:p>0</text:p>
          </table:table-cell>
          <table:table-cell office:value-type="float" office:value="6.281108" calcext:value-type="float">
            <text:p>6.281108</text:p>
          </table:table-cell>
          <table:table-cell office:value-type="float" office:value="868.7681" calcext:value-type="float">
            <text:p>868.7681</text:p>
          </table:table-cell>
          <table:table-cell office:value-type="float" office:value="-301.5638" calcext:value-type="float">
            <text:p>-301.5638</text:p>
          </table:table-cell>
          <table:table-cell office:value-type="float" office:value="567.2043" calcext:value-type="float">
            <text:p>567.2043</text:p>
          </table:table-cell>
          <table:table-cell office:value-type="float" office:value="-346.4635" calcext:value-type="float">
            <text:p>-346.4635</text:p>
          </table:table-cell>
          <table:table-cell office:value-type="float" office:value="0" calcext:value-type="float">
            <text:p>0</text:p>
          </table:table-cell>
          <table:table-cell office:value-type="float" office:value="17.07107" calcext:value-type="float">
            <text:p>17.07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5" calcext:value-type="float">
            <text:p>16072005</text:p>
          </table:table-cell>
          <table:table-cell office:value-type="float" office:value="251.6749" calcext:value-type="float">
            <text:p>251.6749</text:p>
          </table:table-cell>
          <table:table-cell office:value-type="float" office:value="13302.09" calcext:value-type="float">
            <text:p>13302.09</text:p>
          </table:table-cell>
          <table:table-cell office:value-type="float" office:value="0" calcext:value-type="float">
            <text:p>0</text:p>
          </table:table-cell>
          <table:table-cell office:value-type="float" office:value="3.168703" calcext:value-type="float">
            <text:p>3.168703</text:p>
          </table:table-cell>
          <table:table-cell office:value-type="float" office:value="-426.3972" calcext:value-type="float">
            <text:p>-426.3972</text:p>
          </table:table-cell>
          <table:table-cell office:value-type="float" office:value="1255.267" calcext:value-type="float">
            <text:p>1255.267</text:p>
          </table:table-cell>
          <table:table-cell office:value-type="float" office:value="-84.6413" calcext:value-type="float">
            <text:p>-84.6413</text:p>
          </table:table-cell>
          <table:table-cell office:value-type="float" office:value="100.3519" calcext:value-type="float">
            <text:p>100.3519</text:p>
          </table:table-cell>
          <table:table-cell office:value-type="float" office:value="1.028204" calcext:value-type="float">
            <text:p>1.028204</text:p>
          </table:table-cell>
          <table:table-cell office:value-type="float" office:value="0.01660648" calcext:value-type="float">
            <text:p>0.01660648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893927" calcext:value-type="float">
            <text:p>0.05893927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00063" calcext:value-type="float">
            <text:p>0.7200063</text:p>
          </table:table-cell>
          <table:table-cell office:value-type="float" office:value="370" calcext:value-type="float">
            <text:p>370</text:p>
          </table:table-cell>
          <table:table-cell office:value-type="float" office:value="242.3637" calcext:value-type="float">
            <text:p>242.3637</text:p>
          </table:table-cell>
          <table:table-cell office:value-type="float" office:value="0" calcext:value-type="float">
            <text:p>0</text:p>
          </table:table-cell>
          <table:table-cell office:value-type="float" office:value="352.0383" calcext:value-type="float">
            <text:p>352.0383</text:p>
          </table:table-cell>
          <table:table-cell office:value-type="float" office:value="1246.908" calcext:value-type="float">
            <text:p>1246.908</text:p>
          </table:table-cell>
          <table:table-cell office:value-type="float" office:value="1514.047" calcext:value-type="float">
            <text:p>1514.047</text:p>
          </table:table-cell>
          <table:table-cell office:value-type="float" office:value="1254.381" calcext:value-type="float">
            <text:p>1254.381</text:p>
          </table:table-cell>
          <table:table-cell office:value-type="float" office:value="747.0129" calcext:value-type="float">
            <text:p>747.0129</text:p>
          </table:table-cell>
          <table:table-cell office:value-type="float" office:value="1090.936" calcext:value-type="float">
            <text:p>1090.936</text:p>
          </table:table-cell>
          <table:table-cell office:value-type="float" office:value="412.3147" calcext:value-type="float">
            <text:p>412.3147</text:p>
          </table:table-cell>
          <table:table-cell office:value-type="float" office:value="1842.617" calcext:value-type="float">
            <text:p>1842.617</text:p>
          </table:table-cell>
          <table:table-cell office:value-type="float" office:value="2081.559" calcext:value-type="float">
            <text:p>2081.559</text:p>
          </table:table-cell>
          <table:table-cell office:value-type="float" office:value="1667.013" calcext:value-type="float">
            <text:p>1667.013</text:p>
          </table:table-cell>
          <table:table-cell office:value-type="float" office:value="584.7455" calcext:value-type="float">
            <text:p>584.7455</text:p>
          </table:table-cell>
          <table:table-cell office:value-type="float" office:value="580.7333" calcext:value-type="float">
            <text:p>580.7333</text:p>
          </table:table-cell>
          <table:table-cell office:value-type="float" office:value="142.7512" calcext:value-type="float">
            <text:p>142.7512</text:p>
          </table:table-cell>
          <table:table-cell office:value-type="float" office:value="35.67842" calcext:value-type="float">
            <text:p>35.67842</text:p>
          </table:table-cell>
          <table:table-cell office:value-type="float" office:value="0" calcext:value-type="float">
            <text:p>0</text:p>
          </table:table-cell>
          <table:table-cell office:value-type="float" office:value="-0.04181779" calcext:value-type="float">
            <text:p>-0.04181779</text:p>
          </table:table-cell>
          <table:table-cell office:value-type="float" office:value="0" calcext:value-type="float">
            <text:p>0</text:p>
          </table:table-cell>
          <table:table-cell office:value-type="float" office:value="6.411278" calcext:value-type="float">
            <text:p>6.411278</text:p>
          </table:table-cell>
          <table:table-cell office:value-type="float" office:value="901.0815" calcext:value-type="float">
            <text:p>901.0815</text:p>
          </table:table-cell>
          <table:table-cell office:value-type="float" office:value="-314.451" calcext:value-type="float">
            <text:p>-314.451</text:p>
          </table:table-cell>
          <table:table-cell office:value-type="float" office:value="586.6305" calcext:value-type="float">
            <text:p>586.6305</text:p>
          </table:table-cell>
          <table:table-cell office:value-type="float" office:value="-348.2891" calcext:value-type="float">
            <text:p>-348.2891</text:p>
          </table:table-cell>
          <table:table-cell office:value-type="float" office:value="0" calcext:value-type="float">
            <text:p>0</text:p>
          </table:table-cell>
          <table:table-cell office:value-type="float" office:value="17.18508" calcext:value-type="float">
            <text:p>17.18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5" calcext:value-type="float">
            <text:p>17072005</text:p>
          </table:table-cell>
          <table:table-cell office:value-type="float" office:value="250.4052" calcext:value-type="float">
            <text:p>250.4052</text:p>
          </table:table-cell>
          <table:table-cell office:value-type="float" office:value="13301.63" calcext:value-type="float">
            <text:p>13301.63</text:p>
          </table:table-cell>
          <table:table-cell office:value-type="float" office:value="0" calcext:value-type="float">
            <text:p>0</text:p>
          </table:table-cell>
          <table:table-cell office:value-type="float" office:value="3.335963" calcext:value-type="float">
            <text:p>3.335963</text:p>
          </table:table-cell>
          <table:table-cell office:value-type="float" office:value="-430.4001" calcext:value-type="float">
            <text:p>-430.4001</text:p>
          </table:table-cell>
          <table:table-cell office:value-type="float" office:value="1265.403" calcext:value-type="float">
            <text:p>1265.403</text:p>
          </table:table-cell>
          <table:table-cell office:value-type="float" office:value="-87.6547" calcext:value-type="float">
            <text:p>-87.6547</text:p>
          </table:table-cell>
          <table:table-cell office:value-type="float" office:value="99.68977" calcext:value-type="float">
            <text:p>99.68977</text:p>
          </table:table-cell>
          <table:table-cell office:value-type="float" office:value="1.002155" calcext:value-type="float">
            <text:p>1.002155</text:p>
          </table:table-cell>
          <table:table-cell office:value-type="float" office:value="0.01750222" calcext:value-type="float">
            <text:p>0.01750222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919861" calcext:value-type="float">
            <text:p>0.05919861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257.3884" calcext:value-type="float">
            <text:p>257.3884</text:p>
          </table:table-cell>
          <table:table-cell office:value-type="float" office:value="0" calcext:value-type="float">
            <text:p>0</text:p>
          </table:table-cell>
          <table:table-cell office:value-type="float" office:value="352.1326" calcext:value-type="float">
            <text:p>352.1326</text:p>
          </table:table-cell>
          <table:table-cell office:value-type="float" office:value="1246.412" calcext:value-type="float">
            <text:p>1246.412</text:p>
          </table:table-cell>
          <table:table-cell office:value-type="float" office:value="1513.427" calcext:value-type="float">
            <text:p>1513.427</text:p>
          </table:table-cell>
          <table:table-cell office:value-type="float" office:value="1254.211" calcext:value-type="float">
            <text:p>1254.211</text:p>
          </table:table-cell>
          <table:table-cell office:value-type="float" office:value="746.9014" calcext:value-type="float">
            <text:p>746.9014</text:p>
          </table:table-cell>
          <table:table-cell office:value-type="float" office:value="1090.827" calcext:value-type="float">
            <text:p>1090.827</text:p>
          </table:table-cell>
          <table:table-cell office:value-type="float" office:value="412.265" calcext:value-type="float">
            <text:p>412.265</text:p>
          </table:table-cell>
          <table:table-cell office:value-type="float" office:value="1842.516" calcext:value-type="float">
            <text:p>1842.516</text:p>
          </table:table-cell>
          <table:table-cell office:value-type="float" office:value="2081.491" calcext:value-type="float">
            <text:p>2081.491</text:p>
          </table:table-cell>
          <table:table-cell office:value-type="float" office:value="1666.971" calcext:value-type="float">
            <text:p>1666.971</text:p>
          </table:table-cell>
          <table:table-cell office:value-type="float" office:value="584.7344" calcext:value-type="float">
            <text:p>584.7344</text:p>
          </table:table-cell>
          <table:table-cell office:value-type="float" office:value="580.7125" calcext:value-type="float">
            <text:p>580.7125</text:p>
          </table:table-cell>
          <table:table-cell office:value-type="float" office:value="142.7511" calcext:value-type="float">
            <text:p>142.7511</text:p>
          </table:table-cell>
          <table:table-cell office:value-type="float" office:value="35.67842" calcext:value-type="float">
            <text:p>35.67842</text:p>
          </table:table-cell>
          <table:table-cell office:value-type="float" office:value="0" calcext:value-type="float">
            <text:p>0</text:p>
          </table:table-cell>
          <table:table-cell office:value-type="float" office:value="-0.04189459" calcext:value-type="float">
            <text:p>-0.04189459</text:p>
          </table:table-cell>
          <table:table-cell office:value-type="float" office:value="0" calcext:value-type="float">
            <text:p>0</text:p>
          </table:table-cell>
          <table:table-cell office:value-type="float" office:value="6.515146" calcext:value-type="float">
            <text:p>6.515146</text:p>
          </table:table-cell>
          <table:table-cell office:value-type="float" office:value="929.5175" calcext:value-type="float">
            <text:p>929.5175</text:p>
          </table:table-cell>
          <table:table-cell office:value-type="float" office:value="-326.8813" calcext:value-type="float">
            <text:p>-326.8813</text:p>
          </table:table-cell>
          <table:table-cell office:value-type="float" office:value="602.6361" calcext:value-type="float">
            <text:p>602.6361</text:p>
          </table:table-cell>
          <table:table-cell office:value-type="float" office:value="-350.0813" calcext:value-type="float">
            <text:p>-350.0813</text:p>
          </table:table-cell>
          <table:table-cell office:value-type="float" office:value="0" calcext:value-type="float">
            <text:p>0</text:p>
          </table:table-cell>
          <table:table-cell office:value-type="float" office:value="17.97205" calcext:value-type="float">
            <text:p>17.97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5" calcext:value-type="float">
            <text:p>18072005</text:p>
          </table:table-cell>
          <table:table-cell office:value-type="float" office:value="249.0892" calcext:value-type="float">
            <text:p>249.0892</text:p>
          </table:table-cell>
          <table:table-cell office:value-type="float" office:value="13301.31" calcext:value-type="float">
            <text:p>13301.31</text:p>
          </table:table-cell>
          <table:table-cell office:value-type="float" office:value="0" calcext:value-type="float">
            <text:p>0</text:p>
          </table:table-cell>
          <table:table-cell office:value-type="float" office:value="3.495486" calcext:value-type="float">
            <text:p>3.495486</text:p>
          </table:table-cell>
          <table:table-cell office:value-type="float" office:value="-434.4156" calcext:value-type="float">
            <text:p>-434.4156</text:p>
          </table:table-cell>
          <table:table-cell office:value-type="float" office:value="1276.903" calcext:value-type="float">
            <text:p>1276.903</text:p>
          </table:table-cell>
          <table:table-cell office:value-type="float" office:value="-90.06389" calcext:value-type="float">
            <text:p>-90.06389</text:p>
          </table:table-cell>
          <table:table-cell office:value-type="float" office:value="99.48215" calcext:value-type="float">
            <text:p>99.48215</text:p>
          </table:table-cell>
          <table:table-cell office:value-type="float" office:value="0.9829745" calcext:value-type="float">
            <text:p>0.9829745</text:p>
          </table:table-cell>
          <table:table-cell office:value-type="float" office:value="0.01729129" calcext:value-type="float">
            <text:p>0.01729129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919893" calcext:value-type="float">
            <text:p>0.05919893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279.6734" calcext:value-type="float">
            <text:p>279.6734</text:p>
          </table:table-cell>
          <table:table-cell office:value-type="float" office:value="0" calcext:value-type="float">
            <text:p>0</text:p>
          </table:table-cell>
          <table:table-cell office:value-type="float" office:value="352.0879" calcext:value-type="float">
            <text:p>352.0879</text:p>
          </table:table-cell>
          <table:table-cell office:value-type="float" office:value="1245.941" calcext:value-type="float">
            <text:p>1245.941</text:p>
          </table:table-cell>
          <table:table-cell office:value-type="float" office:value="1512.963" calcext:value-type="float">
            <text:p>1512.963</text:p>
          </table:table-cell>
          <table:table-cell office:value-type="float" office:value="1254.071" calcext:value-type="float">
            <text:p>1254.071</text:p>
          </table:table-cell>
          <table:table-cell office:value-type="float" office:value="746.8004" calcext:value-type="float">
            <text:p>746.8004</text:p>
          </table:table-cell>
          <table:table-cell office:value-type="float" office:value="1090.725" calcext:value-type="float">
            <text:p>1090.725</text:p>
          </table:table-cell>
          <table:table-cell office:value-type="float" office:value="412.216" calcext:value-type="float">
            <text:p>412.216</text:p>
          </table:table-cell>
          <table:table-cell office:value-type="float" office:value="1842.414" calcext:value-type="float">
            <text:p>1842.414</text:p>
          </table:table-cell>
          <table:table-cell office:value-type="float" office:value="2081.423" calcext:value-type="float">
            <text:p>2081.423</text:p>
          </table:table-cell>
          <table:table-cell office:value-type="float" office:value="1666.929" calcext:value-type="float">
            <text:p>1666.929</text:p>
          </table:table-cell>
          <table:table-cell office:value-type="float" office:value="584.7233" calcext:value-type="float">
            <text:p>584.7233</text:p>
          </table:table-cell>
          <table:table-cell office:value-type="float" office:value="580.6917" calcext:value-type="float">
            <text:p>580.6917</text:p>
          </table:table-cell>
          <table:table-cell office:value-type="float" office:value="142.7511" calcext:value-type="float">
            <text:p>142.7511</text:p>
          </table:table-cell>
          <table:table-cell office:value-type="float" office:value="35.67842" calcext:value-type="float">
            <text:p>35.67842</text:p>
          </table:table-cell>
          <table:table-cell office:value-type="float" office:value="0" calcext:value-type="float">
            <text:p>0</text:p>
          </table:table-cell>
          <table:table-cell office:value-type="float" office:value="-0.04253105" calcext:value-type="float">
            <text:p>-0.04253105</text:p>
          </table:table-cell>
          <table:table-cell office:value-type="float" office:value="0" calcext:value-type="float">
            <text:p>0</text:p>
          </table:table-cell>
          <table:table-cell office:value-type="float" office:value="6.623782" calcext:value-type="float">
            <text:p>6.623782</text:p>
          </table:table-cell>
          <table:table-cell office:value-type="float" office:value="964.1744" calcext:value-type="float">
            <text:p>964.1744</text:p>
          </table:table-cell>
          <table:table-cell office:value-type="float" office:value="-337.6407" calcext:value-type="float">
            <text:p>-337.6407</text:p>
          </table:table-cell>
          <table:table-cell office:value-type="float" office:value="626.5338" calcext:value-type="float">
            <text:p>626.5338</text:p>
          </table:table-cell>
          <table:table-cell office:value-type="float" office:value="-351.7885" calcext:value-type="float">
            <text:p>-351.7885</text:p>
          </table:table-cell>
          <table:table-cell office:value-type="float" office:value="0" calcext:value-type="float">
            <text:p>0</text:p>
          </table:table-cell>
          <table:table-cell office:value-type="float" office:value="18.06637" calcext:value-type="float">
            <text:p>18.066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5" calcext:value-type="float">
            <text:p>19072005</text:p>
          </table:table-cell>
          <table:table-cell office:value-type="float" office:value="247.78" calcext:value-type="float">
            <text:p>247.78</text:p>
          </table:table-cell>
          <table:table-cell office:value-type="float" office:value="13301.09" calcext:value-type="float">
            <text:p>13301.09</text:p>
          </table:table-cell>
          <table:table-cell office:value-type="float" office:value="0" calcext:value-type="float">
            <text:p>0</text:p>
          </table:table-cell>
          <table:table-cell office:value-type="float" office:value="3.700202" calcext:value-type="float">
            <text:p>3.700202</text:p>
          </table:table-cell>
          <table:table-cell office:value-type="float" office:value="-437.3536" calcext:value-type="float">
            <text:p>-437.3536</text:p>
          </table:table-cell>
          <table:table-cell office:value-type="float" office:value="1279.993" calcext:value-type="float">
            <text:p>1279.993</text:p>
          </table:table-cell>
          <table:table-cell office:value-type="float" office:value="-92.40045" calcext:value-type="float">
            <text:p>-92.40045</text:p>
          </table:table-cell>
          <table:table-cell office:value-type="float" office:value="99.05162" calcext:value-type="float">
            <text:p>99.05162</text:p>
          </table:table-cell>
          <table:table-cell office:value-type="float" office:value="0.9587345" calcext:value-type="float">
            <text:p>0.9587345</text:p>
          </table:table-cell>
          <table:table-cell office:value-type="float" office:value="0.0168416" calcext:value-type="float">
            <text:p>0.0168416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935825" calcext:value-type="float">
            <text:p>0.05935825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301.7114" calcext:value-type="float">
            <text:p>301.7114</text:p>
          </table:table-cell>
          <table:table-cell office:value-type="float" office:value="0" calcext:value-type="float">
            <text:p>0</text:p>
          </table:table-cell>
          <table:table-cell office:value-type="float" office:value="352.0357" calcext:value-type="float">
            <text:p>352.0357</text:p>
          </table:table-cell>
          <table:table-cell office:value-type="float" office:value="1245.518" calcext:value-type="float">
            <text:p>1245.518</text:p>
          </table:table-cell>
          <table:table-cell office:value-type="float" office:value="1512.549" calcext:value-type="float">
            <text:p>1512.549</text:p>
          </table:table-cell>
          <table:table-cell office:value-type="float" office:value="1253.934" calcext:value-type="float">
            <text:p>1253.934</text:p>
          </table:table-cell>
          <table:table-cell office:value-type="float" office:value="746.7057" calcext:value-type="float">
            <text:p>746.7057</text:p>
          </table:table-cell>
          <table:table-cell office:value-type="float" office:value="1090.631" calcext:value-type="float">
            <text:p>1090.631</text:p>
          </table:table-cell>
          <table:table-cell office:value-type="float" office:value="412.1707" calcext:value-type="float">
            <text:p>412.1707</text:p>
          </table:table-cell>
          <table:table-cell office:value-type="float" office:value="1842.313" calcext:value-type="float">
            <text:p>1842.313</text:p>
          </table:table-cell>
          <table:table-cell office:value-type="float" office:value="2081.355" calcext:value-type="float">
            <text:p>2081.355</text:p>
          </table:table-cell>
          <table:table-cell office:value-type="float" office:value="1666.886" calcext:value-type="float">
            <text:p>1666.886</text:p>
          </table:table-cell>
          <table:table-cell office:value-type="float" office:value="584.7122" calcext:value-type="float">
            <text:p>584.7122</text:p>
          </table:table-cell>
          <table:table-cell office:value-type="float" office:value="580.6708" calcext:value-type="float">
            <text:p>580.6708</text:p>
          </table:table-cell>
          <table:table-cell office:value-type="float" office:value="142.7511" calcext:value-type="float">
            <text:p>142.7511</text:p>
          </table:table-cell>
          <table:table-cell office:value-type="float" office:value="35.67841" calcext:value-type="float">
            <text:p>35.67841</text:p>
          </table:table-cell>
          <table:table-cell office:value-type="float" office:value="0" calcext:value-type="float">
            <text:p>0</text:p>
          </table:table-cell>
          <table:table-cell office:value-type="float" office:value="-0.04288691" calcext:value-type="float">
            <text:p>-0.04288691</text:p>
          </table:table-cell>
          <table:table-cell office:value-type="float" office:value="0" calcext:value-type="float">
            <text:p>0</text:p>
          </table:table-cell>
          <table:table-cell office:value-type="float" office:value="6.745961" calcext:value-type="float">
            <text:p>6.745961</text:p>
          </table:table-cell>
          <table:table-cell office:value-type="float" office:value="999.1851" calcext:value-type="float">
            <text:p>999.1851</text:p>
          </table:table-cell>
          <table:table-cell office:value-type="float" office:value="-350.0047" calcext:value-type="float">
            <text:p>-350.0047</text:p>
          </table:table-cell>
          <table:table-cell office:value-type="float" office:value="649.1804" calcext:value-type="float">
            <text:p>649.1804</text:p>
          </table:table-cell>
          <table:table-cell office:value-type="float" office:value="-353.4286" calcext:value-type="float">
            <text:p>-353.4286</text:p>
          </table:table-cell>
          <table:table-cell office:value-type="float" office:value="0" calcext:value-type="float">
            <text:p>0</text:p>
          </table:table-cell>
          <table:table-cell office:value-type="float" office:value="19.09781" calcext:value-type="float">
            <text:p>19.09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5" calcext:value-type="float">
            <text:p>20072005</text:p>
          </table:table-cell>
          <table:table-cell office:value-type="float" office:value="246.1151" calcext:value-type="float">
            <text:p>246.1151</text:p>
          </table:table-cell>
          <table:table-cell office:value-type="float" office:value="13300.81" calcext:value-type="float">
            <text:p>13300.81</text:p>
          </table:table-cell>
          <table:table-cell office:value-type="float" office:value="0" calcext:value-type="float">
            <text:p>0</text:p>
          </table:table-cell>
          <table:table-cell office:value-type="float" office:value="3.891893" calcext:value-type="float">
            <text:p>3.891893</text:p>
          </table:table-cell>
          <table:table-cell office:value-type="float" office:value="-441.5649" calcext:value-type="float">
            <text:p>-441.5649</text:p>
          </table:table-cell>
          <table:table-cell office:value-type="float" office:value="1293.786" calcext:value-type="float">
            <text:p>1293.786</text:p>
          </table:table-cell>
          <table:table-cell office:value-type="float" office:value="-94.66844" calcext:value-type="float">
            <text:p>-94.66844</text:p>
          </table:table-cell>
          <table:table-cell office:value-type="float" office:value="99.03388" calcext:value-type="float">
            <text:p>99.03388</text:p>
          </table:table-cell>
          <table:table-cell office:value-type="float" office:value="0.9414353" calcext:value-type="float">
            <text:p>0.9414353</text:p>
          </table:table-cell>
          <table:table-cell office:value-type="float" office:value="0.01541424" calcext:value-type="float">
            <text:p>0.01541424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935825" calcext:value-type="float">
            <text:p>0.05935825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319.0142" calcext:value-type="float">
            <text:p>319.0142</text:p>
          </table:table-cell>
          <table:table-cell office:value-type="float" office:value="0" calcext:value-type="float">
            <text:p>0</text:p>
          </table:table-cell>
          <table:table-cell office:value-type="float" office:value="351.9634" calcext:value-type="float">
            <text:p>351.9634</text:p>
          </table:table-cell>
          <table:table-cell office:value-type="float" office:value="1244.944" calcext:value-type="float">
            <text:p>1244.944</text:p>
          </table:table-cell>
          <table:table-cell office:value-type="float" office:value="1511.908" calcext:value-type="float">
            <text:p>1511.908</text:p>
          </table:table-cell>
          <table:table-cell office:value-type="float" office:value="1253.78" calcext:value-type="float">
            <text:p>1253.78</text:p>
          </table:table-cell>
          <table:table-cell office:value-type="float" office:value="746.6027" calcext:value-type="float">
            <text:p>746.6027</text:p>
          </table:table-cell>
          <table:table-cell office:value-type="float" office:value="1090.533" calcext:value-type="float">
            <text:p>1090.533</text:p>
          </table:table-cell>
          <table:table-cell office:value-type="float" office:value="412.1233" calcext:value-type="float">
            <text:p>412.1233</text:p>
          </table:table-cell>
          <table:table-cell office:value-type="float" office:value="1842.214" calcext:value-type="float">
            <text:p>1842.214</text:p>
          </table:table-cell>
          <table:table-cell office:value-type="float" office:value="2081.287" calcext:value-type="float">
            <text:p>2081.287</text:p>
          </table:table-cell>
          <table:table-cell office:value-type="float" office:value="1666.844" calcext:value-type="float">
            <text:p>1666.844</text:p>
          </table:table-cell>
          <table:table-cell office:value-type="float" office:value="584.7012" calcext:value-type="float">
            <text:p>584.7012</text:p>
          </table:table-cell>
          <table:table-cell office:value-type="float" office:value="580.65" calcext:value-type="float">
            <text:p>580.65</text:p>
          </table:table-cell>
          <table:table-cell office:value-type="float" office:value="142.7511" calcext:value-type="float">
            <text:p>142.7511</text:p>
          </table:table-cell>
          <table:table-cell office:value-type="float" office:value="35.67841" calcext:value-type="float">
            <text:p>35.67841</text:p>
          </table:table-cell>
          <table:table-cell office:value-type="float" office:value="0" calcext:value-type="float">
            <text:p>0</text:p>
          </table:table-cell>
          <table:table-cell office:value-type="float" office:value="-0.04431823" calcext:value-type="float">
            <text:p>-0.04431823</text:p>
          </table:table-cell>
          <table:table-cell office:value-type="float" office:value="0" calcext:value-type="float">
            <text:p>0</text:p>
          </table:table-cell>
          <table:table-cell office:value-type="float" office:value="6.856323" calcext:value-type="float">
            <text:p>6.856323</text:p>
          </table:table-cell>
          <table:table-cell office:value-type="float" office:value="1032.052" calcext:value-type="float">
            <text:p>1032.052</text:p>
          </table:table-cell>
          <table:table-cell office:value-type="float" office:value="-363.6291" calcext:value-type="float">
            <text:p>-363.6291</text:p>
          </table:table-cell>
          <table:table-cell office:value-type="float" office:value="668.4233" calcext:value-type="float">
            <text:p>668.4233</text:p>
          </table:table-cell>
          <table:table-cell office:value-type="float" office:value="-355.4787" calcext:value-type="float">
            <text:p>-355.4787</text:p>
          </table:table-cell>
          <table:table-cell office:value-type="float" office:value="0" calcext:value-type="float">
            <text:p>0</text:p>
          </table:table-cell>
          <table:table-cell office:value-type="float" office:value="19.19673" calcext:value-type="float">
            <text:p>19.196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5" calcext:value-type="float">
            <text:p>21072005</text:p>
          </table:table-cell>
          <table:table-cell office:value-type="float" office:value="244.6022" calcext:value-type="float">
            <text:p>244.6022</text:p>
          </table:table-cell>
          <table:table-cell office:value-type="float" office:value="13300.41" calcext:value-type="float">
            <text:p>13300.41</text:p>
          </table:table-cell>
          <table:table-cell office:value-type="float" office:value="0" calcext:value-type="float">
            <text:p>0</text:p>
          </table:table-cell>
          <table:table-cell office:value-type="float" office:value="4.031764" calcext:value-type="float">
            <text:p>4.031764</text:p>
          </table:table-cell>
          <table:table-cell office:value-type="float" office:value="-446.2593" calcext:value-type="float">
            <text:p>-446.2593</text:p>
          </table:table-cell>
          <table:table-cell office:value-type="float" office:value="1307.829" calcext:value-type="float">
            <text:p>1307.829</text:p>
          </table:table-cell>
          <table:table-cell office:value-type="float" office:value="-97.20241" calcext:value-type="float">
            <text:p>-97.20241</text:p>
          </table:table-cell>
          <table:table-cell office:value-type="float" office:value="98.95205" calcext:value-type="float">
            <text:p>98.95205</text:p>
          </table:table-cell>
          <table:table-cell office:value-type="float" office:value="0.9250408" calcext:value-type="float">
            <text:p>0.9250408</text:p>
          </table:table-cell>
          <table:table-cell office:value-type="float" office:value="0.01586467" calcext:value-type="float">
            <text:p>0.01586467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935825" calcext:value-type="float">
            <text:p>0.05935825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329.6854" calcext:value-type="float">
            <text:p>329.6854</text:p>
          </table:table-cell>
          <table:table-cell office:value-type="float" office:value="0" calcext:value-type="float">
            <text:p>0</text:p>
          </table:table-cell>
          <table:table-cell office:value-type="float" office:value="351.9887" calcext:value-type="float">
            <text:p>351.9887</text:p>
          </table:table-cell>
          <table:table-cell office:value-type="float" office:value="1244.357" calcext:value-type="float">
            <text:p>1244.357</text:p>
          </table:table-cell>
          <table:table-cell office:value-type="float" office:value="1511.215" calcext:value-type="float">
            <text:p>1511.215</text:p>
          </table:table-cell>
          <table:table-cell office:value-type="float" office:value="1253.626" calcext:value-type="float">
            <text:p>1253.626</text:p>
          </table:table-cell>
          <table:table-cell office:value-type="float" office:value="746.5031" calcext:value-type="float">
            <text:p>746.5031</text:p>
          </table:table-cell>
          <table:table-cell office:value-type="float" office:value="1090.436" calcext:value-type="float">
            <text:p>1090.436</text:p>
          </table:table-cell>
          <table:table-cell office:value-type="float" office:value="412.0763" calcext:value-type="float">
            <text:p>412.0763</text:p>
          </table:table-cell>
          <table:table-cell office:value-type="float" office:value="1842.114" calcext:value-type="float">
            <text:p>1842.114</text:p>
          </table:table-cell>
          <table:table-cell office:value-type="float" office:value="2081.22" calcext:value-type="float">
            <text:p>2081.22</text:p>
          </table:table-cell>
          <table:table-cell office:value-type="float" office:value="1666.802" calcext:value-type="float">
            <text:p>1666.802</text:p>
          </table:table-cell>
          <table:table-cell office:value-type="float" office:value="584.6901" calcext:value-type="float">
            <text:p>584.6901</text:p>
          </table:table-cell>
          <table:table-cell office:value-type="float" office:value="580.6291" calcext:value-type="float">
            <text:p>580.6291</text:p>
          </table:table-cell>
          <table:table-cell office:value-type="float" office:value="142.7511" calcext:value-type="float">
            <text:p>142.7511</text:p>
          </table:table-cell>
          <table:table-cell office:value-type="float" office:value="35.67841" calcext:value-type="float">
            <text:p>35.67841</text:p>
          </table:table-cell>
          <table:table-cell office:value-type="float" office:value="0" calcext:value-type="float">
            <text:p>0</text:p>
          </table:table-cell>
          <table:table-cell office:value-type="float" office:value="-0.0447615" calcext:value-type="float">
            <text:p>-0.0447615</text:p>
          </table:table-cell>
          <table:table-cell office:value-type="float" office:value="0" calcext:value-type="float">
            <text:p>0</text:p>
          </table:table-cell>
          <table:table-cell office:value-type="float" office:value="6.936074" calcext:value-type="float">
            <text:p>6.936074</text:p>
          </table:table-cell>
          <table:table-cell office:value-type="float" office:value="1057.202" calcext:value-type="float">
            <text:p>1057.202</text:p>
          </table:table-cell>
          <table:table-cell office:value-type="float" office:value="-375.9424" calcext:value-type="float">
            <text:p>-375.9424</text:p>
          </table:table-cell>
          <table:table-cell office:value-type="float" office:value="681.2595" calcext:value-type="float">
            <text:p>681.2595</text:p>
          </table:table-cell>
          <table:table-cell office:value-type="float" office:value="-357.4406" calcext:value-type="float">
            <text:p>-357.4406</text:p>
          </table:table-cell>
          <table:table-cell office:value-type="float" office:value="0" calcext:value-type="float">
            <text:p>0</text:p>
          </table:table-cell>
          <table:table-cell office:value-type="float" office:value="18.99412" calcext:value-type="float">
            <text:p>18.99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5" calcext:value-type="float">
            <text:p>22072005</text:p>
          </table:table-cell>
          <table:table-cell office:value-type="float" office:value="243.022" calcext:value-type="float">
            <text:p>243.022</text:p>
          </table:table-cell>
          <table:table-cell office:value-type="float" office:value="13300" calcext:value-type="float">
            <text:p>13300</text:p>
          </table:table-cell>
          <table:table-cell office:value-type="float" office:value="0" calcext:value-type="float">
            <text:p>0</text:p>
          </table:table-cell>
          <table:table-cell office:value-type="float" office:value="4.170928" calcext:value-type="float">
            <text:p>4.170928</text:p>
          </table:table-cell>
          <table:table-cell office:value-type="float" office:value="-450.7507" calcext:value-type="float">
            <text:p>-450.7507</text:p>
          </table:table-cell>
          <table:table-cell office:value-type="float" office:value="1322.016" calcext:value-type="float">
            <text:p>1322.016</text:p>
          </table:table-cell>
          <table:table-cell office:value-type="float" office:value="-99.5706" calcext:value-type="float">
            <text:p>-99.5706</text:p>
          </table:table-cell>
          <table:table-cell office:value-type="float" office:value="98.72478" calcext:value-type="float">
            <text:p>98.72478</text:p>
          </table:table-cell>
          <table:table-cell office:value-type="float" office:value="0.9067024" calcext:value-type="float">
            <text:p>0.9067024</text:p>
          </table:table-cell>
          <table:table-cell office:value-type="float" office:value="0.01644602" calcext:value-type="float">
            <text:p>0.01644602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935825" calcext:value-type="float">
            <text:p>0.05935825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347.5907" calcext:value-type="float">
            <text:p>347.5907</text:p>
          </table:table-cell>
          <table:table-cell office:value-type="float" office:value="0" calcext:value-type="float">
            <text:p>0</text:p>
          </table:table-cell>
          <table:table-cell office:value-type="float" office:value="352.0257" calcext:value-type="float">
            <text:p>352.0257</text:p>
          </table:table-cell>
          <table:table-cell office:value-type="float" office:value="1243.724" calcext:value-type="float">
            <text:p>1243.724</text:p>
          </table:table-cell>
          <table:table-cell office:value-type="float" office:value="1510.49" calcext:value-type="float">
            <text:p>1510.49</text:p>
          </table:table-cell>
          <table:table-cell office:value-type="float" office:value="1253.468" calcext:value-type="float">
            <text:p>1253.468</text:p>
          </table:table-cell>
          <table:table-cell office:value-type="float" office:value="746.4001" calcext:value-type="float">
            <text:p>746.4001</text:p>
          </table:table-cell>
          <table:table-cell office:value-type="float" office:value="1090.338" calcext:value-type="float">
            <text:p>1090.338</text:p>
          </table:table-cell>
          <table:table-cell office:value-type="float" office:value="412.0297" calcext:value-type="float">
            <text:p>412.0297</text:p>
          </table:table-cell>
          <table:table-cell office:value-type="float" office:value="1842.014" calcext:value-type="float">
            <text:p>1842.014</text:p>
          </table:table-cell>
          <table:table-cell office:value-type="float" office:value="2081.152" calcext:value-type="float">
            <text:p>2081.152</text:p>
          </table:table-cell>
          <table:table-cell office:value-type="float" office:value="1666.76" calcext:value-type="float">
            <text:p>1666.76</text:p>
          </table:table-cell>
          <table:table-cell office:value-type="float" office:value="584.6791" calcext:value-type="float">
            <text:p>584.6791</text:p>
          </table:table-cell>
          <table:table-cell office:value-type="float" office:value="580.6081" calcext:value-type="float">
            <text:p>580.6081</text:p>
          </table:table-cell>
          <table:table-cell office:value-type="float" office:value="142.7511" calcext:value-type="float">
            <text:p>142.7511</text:p>
          </table:table-cell>
          <table:table-cell office:value-type="float" office:value="35.6784" calcext:value-type="float">
            <text:p>35.6784</text:p>
          </table:table-cell>
          <table:table-cell office:value-type="float" office:value="0" calcext:value-type="float">
            <text:p>0</text:p>
          </table:table-cell>
          <table:table-cell office:value-type="float" office:value="-0.0449744" calcext:value-type="float">
            <text:p>-0.0449744</text:p>
          </table:table-cell>
          <table:table-cell office:value-type="float" office:value="0" calcext:value-type="float">
            <text:p>0</text:p>
          </table:table-cell>
          <table:table-cell office:value-type="float" office:value="7.002563" calcext:value-type="float">
            <text:p>7.002563</text:p>
          </table:table-cell>
          <table:table-cell office:value-type="float" office:value="1090.402" calcext:value-type="float">
            <text:p>1090.402</text:p>
          </table:table-cell>
          <table:table-cell office:value-type="float" office:value="-389.1096" calcext:value-type="float">
            <text:p>-389.1096</text:p>
          </table:table-cell>
          <table:table-cell office:value-type="float" office:value="701.2927" calcext:value-type="float">
            <text:p>701.2927</text:p>
          </table:table-cell>
          <table:table-cell office:value-type="float" office:value="-359.4713" calcext:value-type="float">
            <text:p>-359.4713</text:p>
          </table:table-cell>
          <table:table-cell office:value-type="float" office:value="0" calcext:value-type="float">
            <text:p>0</text:p>
          </table:table-cell>
          <table:table-cell office:value-type="float" office:value="18.89565" calcext:value-type="float">
            <text:p>18.895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5" calcext:value-type="float">
            <text:p>23072005</text:p>
          </table:table-cell>
          <table:table-cell office:value-type="float" office:value="241.5821" calcext:value-type="float">
            <text:p>241.5821</text:p>
          </table:table-cell>
          <table:table-cell office:value-type="float" office:value="13299.54" calcext:value-type="float">
            <text:p>13299.54</text:p>
          </table:table-cell>
          <table:table-cell office:value-type="float" office:value="0" calcext:value-type="float">
            <text:p>0</text:p>
          </table:table-cell>
          <table:table-cell office:value-type="float" office:value="4.387199" calcext:value-type="float">
            <text:p>4.387199</text:p>
          </table:table-cell>
          <table:table-cell office:value-type="float" office:value="-454.9796" calcext:value-type="float">
            <text:p>-454.9796</text:p>
          </table:table-cell>
          <table:table-cell office:value-type="float" office:value="1336.712" calcext:value-type="float">
            <text:p>1336.712</text:p>
          </table:table-cell>
          <table:table-cell office:value-type="float" office:value="-101.7619" calcext:value-type="float">
            <text:p>-101.7619</text:p>
          </table:table-cell>
          <table:table-cell office:value-type="float" office:value="98.19496" calcext:value-type="float">
            <text:p>98.19496</text:p>
          </table:table-cell>
          <table:table-cell office:value-type="float" office:value="0.8870256" calcext:value-type="float">
            <text:p>0.8870256</text:p>
          </table:table-cell>
          <table:table-cell office:value-type="float" office:value="0.01720527" calcext:value-type="float">
            <text:p>0.01720527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935825" calcext:value-type="float">
            <text:p>0.05935825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364.6776" calcext:value-type="float">
            <text:p>364.6776</text:p>
          </table:table-cell>
          <table:table-cell office:value-type="float" office:value="0" calcext:value-type="float">
            <text:p>0</text:p>
          </table:table-cell>
          <table:table-cell office:value-type="float" office:value="352.1761" calcext:value-type="float">
            <text:p>352.1761</text:p>
          </table:table-cell>
          <table:table-cell office:value-type="float" office:value="1243.102" calcext:value-type="float">
            <text:p>1243.102</text:p>
          </table:table-cell>
          <table:table-cell office:value-type="float" office:value="1509.752" calcext:value-type="float">
            <text:p>1509.752</text:p>
          </table:table-cell>
          <table:table-cell office:value-type="float" office:value="1253.296" calcext:value-type="float">
            <text:p>1253.296</text:p>
          </table:table-cell>
          <table:table-cell office:value-type="float" office:value="746.2901" calcext:value-type="float">
            <text:p>746.2901</text:p>
          </table:table-cell>
          <table:table-cell office:value-type="float" office:value="1090.236" calcext:value-type="float">
            <text:p>1090.236</text:p>
          </table:table-cell>
          <table:table-cell office:value-type="float" office:value="411.9809" calcext:value-type="float">
            <text:p>411.9809</text:p>
          </table:table-cell>
          <table:table-cell office:value-type="float" office:value="1841.914" calcext:value-type="float">
            <text:p>1841.914</text:p>
          </table:table-cell>
          <table:table-cell office:value-type="float" office:value="2081.085" calcext:value-type="float">
            <text:p>2081.085</text:p>
          </table:table-cell>
          <table:table-cell office:value-type="float" office:value="1666.719" calcext:value-type="float">
            <text:p>1666.719</text:p>
          </table:table-cell>
          <table:table-cell office:value-type="float" office:value="584.668" calcext:value-type="float">
            <text:p>584.668</text:p>
          </table:table-cell>
          <table:table-cell office:value-type="float" office:value="580.5871" calcext:value-type="float">
            <text:p>580.5871</text:p>
          </table:table-cell>
          <table:table-cell office:value-type="float" office:value="142.7511" calcext:value-type="float">
            <text:p>142.7511</text:p>
          </table:table-cell>
          <table:table-cell office:value-type="float" office:value="35.6784" calcext:value-type="float">
            <text:p>35.6784</text:p>
          </table:table-cell>
          <table:table-cell office:value-type="float" office:value="0" calcext:value-type="float">
            <text:p>0</text:p>
          </table:table-cell>
          <table:table-cell office:value-type="float" office:value="-0.04511546" calcext:value-type="float">
            <text:p>-0.04511546</text:p>
          </table:table-cell>
          <table:table-cell office:value-type="float" office:value="0" calcext:value-type="float">
            <text:p>0</text:p>
          </table:table-cell>
          <table:table-cell office:value-type="float" office:value="7.057908" calcext:value-type="float">
            <text:p>7.057908</text:p>
          </table:table-cell>
          <table:table-cell office:value-type="float" office:value="1122.852" calcext:value-type="float">
            <text:p>1122.852</text:p>
          </table:table-cell>
          <table:table-cell office:value-type="float" office:value="-402.4764" calcext:value-type="float">
            <text:p>-402.4764</text:p>
          </table:table-cell>
          <table:table-cell office:value-type="float" office:value="720.3751" calcext:value-type="float">
            <text:p>720.3751</text:p>
          </table:table-cell>
          <table:table-cell office:value-type="float" office:value="-361.4866" calcext:value-type="float">
            <text:p>-361.4866</text:p>
          </table:table-cell>
          <table:table-cell office:value-type="float" office:value="0" calcext:value-type="float">
            <text:p>0</text:p>
          </table:table-cell>
          <table:table-cell office:value-type="float" office:value="18.86761" calcext:value-type="float">
            <text:p>18.867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5" calcext:value-type="float">
            <text:p>24072005</text:p>
          </table:table-cell>
          <table:table-cell office:value-type="float" office:value="240.2763" calcext:value-type="float">
            <text:p>240.2763</text:p>
          </table:table-cell>
          <table:table-cell office:value-type="float" office:value="13299.03" calcext:value-type="float">
            <text:p>13299.03</text:p>
          </table:table-cell>
          <table:table-cell office:value-type="float" office:value="0" calcext:value-type="float">
            <text:p>0</text:p>
          </table:table-cell>
          <table:table-cell office:value-type="float" office:value="4.586205" calcext:value-type="float">
            <text:p>4.586205</text:p>
          </table:table-cell>
          <table:table-cell office:value-type="float" office:value="-459.037" calcext:value-type="float">
            <text:p>-459.037</text:p>
          </table:table-cell>
          <table:table-cell office:value-type="float" office:value="1349.716" calcext:value-type="float">
            <text:p>1349.716</text:p>
          </table:table-cell>
          <table:table-cell office:value-type="float" office:value="-103.9221" calcext:value-type="float">
            <text:p>-103.9221</text:p>
          </table:table-cell>
          <table:table-cell office:value-type="float" office:value="97.32603" calcext:value-type="float">
            <text:p>97.32603</text:p>
          </table:table-cell>
          <table:table-cell office:value-type="float" office:value="0.8670118" calcext:value-type="float">
            <text:p>0.8670118</text:p>
          </table:table-cell>
          <table:table-cell office:value-type="float" office:value="0.0182706" calcext:value-type="float">
            <text:p>0.0182706</text:p>
          </table:table-cell>
          <table:table-cell office:value-type="float" office:value="2.085683" calcext:value-type="float">
            <text:p>2.085683</text:p>
          </table:table-cell>
          <table:table-cell office:value-type="float" office:value="0.05935825" calcext:value-type="float">
            <text:p>0.05935825</text:p>
          </table:table-cell>
          <table:table-cell office:value-type="float" office:value="0.03140057" calcext:value-type="float">
            <text:p>0.0314005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379.0311" calcext:value-type="float">
            <text:p>379.0311</text:p>
          </table:table-cell>
          <table:table-cell office:value-type="float" office:value="0" calcext:value-type="float">
            <text:p>0</text:p>
          </table:table-cell>
          <table:table-cell office:value-type="float" office:value="352.326" calcext:value-type="float">
            <text:p>352.326</text:p>
          </table:table-cell>
          <table:table-cell office:value-type="float" office:value="1242.541" calcext:value-type="float">
            <text:p>1242.541</text:p>
          </table:table-cell>
          <table:table-cell office:value-type="float" office:value="1509.067" calcext:value-type="float">
            <text:p>1509.067</text:p>
          </table:table-cell>
          <table:table-cell office:value-type="float" office:value="1253.112" calcext:value-type="float">
            <text:p>1253.112</text:p>
          </table:table-cell>
          <table:table-cell office:value-type="float" office:value="746.1728" calcext:value-type="float">
            <text:p>746.1728</text:p>
          </table:table-cell>
          <table:table-cell office:value-type="float" office:value="1090.128" calcext:value-type="float">
            <text:p>1090.128</text:p>
          </table:table-cell>
          <table:table-cell office:value-type="float" office:value="411.9302" calcext:value-type="float">
            <text:p>411.9302</text:p>
          </table:table-cell>
          <table:table-cell office:value-type="float" office:value="1841.811" calcext:value-type="float">
            <text:p>1841.811</text:p>
          </table:table-cell>
          <table:table-cell office:value-type="float" office:value="2081.017" calcext:value-type="float">
            <text:p>2081.017</text:p>
          </table:table-cell>
          <table:table-cell office:value-type="float" office:value="1666.677" calcext:value-type="float">
            <text:p>1666.677</text:p>
          </table:table-cell>
          <table:table-cell office:value-type="float" office:value="584.657" calcext:value-type="float">
            <text:p>584.657</text:p>
          </table:table-cell>
          <table:table-cell office:value-type="float" office:value="580.5662" calcext:value-type="float">
            <text:p>580.5662</text:p>
          </table:table-cell>
          <table:table-cell office:value-type="float" office:value="142.7511" calcext:value-type="float">
            <text:p>142.7511</text:p>
          </table:table-cell>
          <table:table-cell office:value-type="float" office:value="35.67839" calcext:value-type="float">
            <text:p>35.67839</text:p>
          </table:table-cell>
          <table:table-cell office:value-type="float" office:value="0" calcext:value-type="float">
            <text:p>0</text:p>
          </table:table-cell>
          <table:table-cell office:value-type="float" office:value="-0.04524201" calcext:value-type="float">
            <text:p>-0.04524201</text:p>
          </table:table-cell>
          <table:table-cell office:value-type="float" office:value="0" calcext:value-type="float">
            <text:p>0</text:p>
          </table:table-cell>
          <table:table-cell office:value-type="float" office:value="7.100243" calcext:value-type="float">
            <text:p>7.100243</text:p>
          </table:table-cell>
          <table:table-cell office:value-type="float" office:value="1152.329" calcext:value-type="float">
            <text:p>1152.329</text:p>
          </table:table-cell>
          <table:table-cell office:value-type="float" office:value="-415.7385" calcext:value-type="float">
            <text:p>-415.7385</text:p>
          </table:table-cell>
          <table:table-cell office:value-type="float" office:value="736.5903" calcext:value-type="float">
            <text:p>736.5903</text:p>
          </table:table-cell>
          <table:table-cell office:value-type="float" office:value="-363.3952" calcext:value-type="float">
            <text:p>-363.3952</text:p>
          </table:table-cell>
          <table:table-cell office:value-type="float" office:value="0" calcext:value-type="float">
            <text:p>0</text:p>
          </table:table-cell>
          <table:table-cell office:value-type="float" office:value="18.87505" calcext:value-type="float">
            <text:p>18.875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5" calcext:value-type="float">
            <text:p>25072005</text:p>
          </table:table-cell>
          <table:table-cell office:value-type="float" office:value="238.8221" calcext:value-type="float">
            <text:p>238.8221</text:p>
          </table:table-cell>
          <table:table-cell office:value-type="float" office:value="13298.32" calcext:value-type="float">
            <text:p>13298.32</text:p>
          </table:table-cell>
          <table:table-cell office:value-type="float" office:value="0" calcext:value-type="float">
            <text:p>0</text:p>
          </table:table-cell>
          <table:table-cell office:value-type="float" office:value="4.795341" calcext:value-type="float">
            <text:p>4.795341</text:p>
          </table:table-cell>
          <table:table-cell office:value-type="float" office:value="-461.7613" calcext:value-type="float">
            <text:p>-461.7613</text:p>
          </table:table-cell>
          <table:table-cell office:value-type="float" office:value="1348.765" calcext:value-type="float">
            <text:p>1348.765</text:p>
          </table:table-cell>
          <table:table-cell office:value-type="float" office:value="-105.9715" calcext:value-type="float">
            <text:p>-105.9715</text:p>
          </table:table-cell>
          <table:table-cell office:value-type="float" office:value="96.67332" calcext:value-type="float">
            <text:p>96.67332</text:p>
          </table:table-cell>
          <table:table-cell office:value-type="float" office:value="0.8341174" calcext:value-type="float">
            <text:p>0.8341174</text:p>
          </table:table-cell>
          <table:table-cell office:value-type="float" office:value="0.01867016" calcext:value-type="float">
            <text:p>0.01867016</text:p>
          </table:table-cell>
          <table:table-cell office:value-type="float" office:value="2.496954" calcext:value-type="float">
            <text:p>2.496954</text:p>
          </table:table-cell>
          <table:table-cell office:value-type="float" office:value="0.05989083" calcext:value-type="float">
            <text:p>0.05989083</text:p>
          </table:table-cell>
          <table:table-cell office:value-type="float" office:value="0.03238931" calcext:value-type="float">
            <text:p>0.03238931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396.9177" calcext:value-type="float">
            <text:p>396.9177</text:p>
          </table:table-cell>
          <table:table-cell office:value-type="float" office:value="0" calcext:value-type="float">
            <text:p>0</text:p>
          </table:table-cell>
          <table:table-cell office:value-type="float" office:value="352.3444" calcext:value-type="float">
            <text:p>352.3444</text:p>
          </table:table-cell>
          <table:table-cell office:value-type="float" office:value="1242.061" calcext:value-type="float">
            <text:p>1242.061</text:p>
          </table:table-cell>
          <table:table-cell office:value-type="float" office:value="1508.498" calcext:value-type="float">
            <text:p>1508.498</text:p>
          </table:table-cell>
          <table:table-cell office:value-type="float" office:value="1252.965" calcext:value-type="float">
            <text:p>1252.965</text:p>
          </table:table-cell>
          <table:table-cell office:value-type="float" office:value="745.8187" calcext:value-type="float">
            <text:p>745.8187</text:p>
          </table:table-cell>
          <table:table-cell office:value-type="float" office:value="1089.931" calcext:value-type="float">
            <text:p>1089.931</text:p>
          </table:table-cell>
          <table:table-cell office:value-type="float" office:value="411.9101" calcext:value-type="float">
            <text:p>411.9101</text:p>
          </table:table-cell>
          <table:table-cell office:value-type="float" office:value="1841.684" calcext:value-type="float">
            <text:p>1841.684</text:p>
          </table:table-cell>
          <table:table-cell office:value-type="float" office:value="2080.911" calcext:value-type="float">
            <text:p>2080.911</text:p>
          </table:table-cell>
          <table:table-cell office:value-type="float" office:value="1666.599" calcext:value-type="float">
            <text:p>1666.599</text:p>
          </table:table-cell>
          <table:table-cell office:value-type="float" office:value="584.6344" calcext:value-type="float">
            <text:p>584.6344</text:p>
          </table:table-cell>
          <table:table-cell office:value-type="float" office:value="580.5259" calcext:value-type="float">
            <text:p>580.5259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82" calcext:value-type="float">
            <text:p>35.67682</text:p>
          </table:table-cell>
          <table:table-cell office:value-type="float" office:value="0" calcext:value-type="float">
            <text:p>0</text:p>
          </table:table-cell>
          <table:table-cell office:value-type="float" office:value="-0.04535609" calcext:value-type="float">
            <text:p>-0.04535609</text:p>
          </table:table-cell>
          <table:table-cell office:value-type="float" office:value="0" calcext:value-type="float">
            <text:p>0</text:p>
          </table:table-cell>
          <table:table-cell office:value-type="float" office:value="7.145377" calcext:value-type="float">
            <text:p>7.145377</text:p>
          </table:table-cell>
          <table:table-cell office:value-type="float" office:value="1182.794" calcext:value-type="float">
            <text:p>1182.794</text:p>
          </table:table-cell>
          <table:table-cell office:value-type="float" office:value="-427.2183" calcext:value-type="float">
            <text:p>-427.2183</text:p>
          </table:table-cell>
          <table:table-cell office:value-type="float" office:value="755.5757" calcext:value-type="float">
            <text:p>755.5757</text:p>
          </table:table-cell>
          <table:table-cell office:value-type="float" office:value="-365.2675" calcext:value-type="float">
            <text:p>-365.2675</text:p>
          </table:table-cell>
          <table:table-cell office:value-type="float" office:value="0" calcext:value-type="float">
            <text:p>0</text:p>
          </table:table-cell>
          <table:table-cell office:value-type="float" office:value="20.06758" calcext:value-type="float">
            <text:p>20.067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5" calcext:value-type="float">
            <text:p>26072005</text:p>
          </table:table-cell>
          <table:table-cell office:value-type="float" office:value="237.6839" calcext:value-type="float">
            <text:p>237.6839</text:p>
          </table:table-cell>
          <table:table-cell office:value-type="float" office:value="13298.26" calcext:value-type="float">
            <text:p>13298.26</text:p>
          </table:table-cell>
          <table:table-cell office:value-type="float" office:value="0" calcext:value-type="float">
            <text:p>0</text:p>
          </table:table-cell>
          <table:table-cell office:value-type="float" office:value="5.27434" calcext:value-type="float">
            <text:p>5.27434</text:p>
          </table:table-cell>
          <table:table-cell office:value-type="float" office:value="-463.7657" calcext:value-type="float">
            <text:p>-463.7657</text:p>
          </table:table-cell>
          <table:table-cell office:value-type="float" office:value="1348.95" calcext:value-type="float">
            <text:p>1348.95</text:p>
          </table:table-cell>
          <table:table-cell office:value-type="float" office:value="-107.3312" calcext:value-type="float">
            <text:p>-107.3312</text:p>
          </table:table-cell>
          <table:table-cell office:value-type="float" office:value="96.21867" calcext:value-type="float">
            <text:p>96.21867</text:p>
          </table:table-cell>
          <table:table-cell office:value-type="float" office:value="0.8220991" calcext:value-type="float">
            <text:p>0.8220991</text:p>
          </table:table-cell>
          <table:table-cell office:value-type="float" office:value="0.01575652" calcext:value-type="float">
            <text:p>0.01575652</text:p>
          </table:table-cell>
          <table:table-cell office:value-type="float" office:value="2.496954" calcext:value-type="float">
            <text:p>2.496954</text:p>
          </table:table-cell>
          <table:table-cell office:value-type="float" office:value="0.05989086" calcext:value-type="float">
            <text:p>0.05989086</text:p>
          </table:table-cell>
          <table:table-cell office:value-type="float" office:value="0.03238931" calcext:value-type="float">
            <text:p>0.03238931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416.0509" calcext:value-type="float">
            <text:p>416.0509</text:p>
          </table:table-cell>
          <table:table-cell office:value-type="float" office:value="0" calcext:value-type="float">
            <text:p>0</text:p>
          </table:table-cell>
          <table:table-cell office:value-type="float" office:value="352.2686" calcext:value-type="float">
            <text:p>352.2686</text:p>
          </table:table-cell>
          <table:table-cell office:value-type="float" office:value="1241.75" calcext:value-type="float">
            <text:p>1241.75</text:p>
          </table:table-cell>
          <table:table-cell office:value-type="float" office:value="1508.079" calcext:value-type="float">
            <text:p>1508.079</text:p>
          </table:table-cell>
          <table:table-cell office:value-type="float" office:value="1253.08" calcext:value-type="float">
            <text:p>1253.08</text:p>
          </table:table-cell>
          <table:table-cell office:value-type="float" office:value="745.7274" calcext:value-type="float">
            <text:p>745.7274</text:p>
          </table:table-cell>
          <table:table-cell office:value-type="float" office:value="1089.835" calcext:value-type="float">
            <text:p>1089.835</text:p>
          </table:table-cell>
          <table:table-cell office:value-type="float" office:value="411.8604" calcext:value-type="float">
            <text:p>411.8604</text:p>
          </table:table-cell>
          <table:table-cell office:value-type="float" office:value="1841.58" calcext:value-type="float">
            <text:p>1841.58</text:p>
          </table:table-cell>
          <table:table-cell office:value-type="float" office:value="2080.831" calcext:value-type="float">
            <text:p>2080.831</text:p>
          </table:table-cell>
          <table:table-cell office:value-type="float" office:value="1666.556" calcext:value-type="float">
            <text:p>1666.556</text:p>
          </table:table-cell>
          <table:table-cell office:value-type="float" office:value="584.6234" calcext:value-type="float">
            <text:p>584.6234</text:p>
          </table:table-cell>
          <table:table-cell office:value-type="float" office:value="580.505" calcext:value-type="float">
            <text:p>580.505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81" calcext:value-type="float">
            <text:p>35.67681</text:p>
          </table:table-cell>
          <table:table-cell office:value-type="float" office:value="0" calcext:value-type="float">
            <text:p>0</text:p>
          </table:table-cell>
          <table:table-cell office:value-type="float" office:value="-0.0461812" calcext:value-type="float">
            <text:p>-0.0461812</text:p>
          </table:table-cell>
          <table:table-cell office:value-type="float" office:value="0" calcext:value-type="float">
            <text:p>0</text:p>
          </table:table-cell>
          <table:table-cell office:value-type="float" office:value="7.173647" calcext:value-type="float">
            <text:p>7.173647</text:p>
          </table:table-cell>
          <table:table-cell office:value-type="float" office:value="1209.934" calcext:value-type="float">
            <text:p>1209.934</text:p>
          </table:table-cell>
          <table:table-cell office:value-type="float" office:value="-434.5747" calcext:value-type="float">
            <text:p>-434.5747</text:p>
          </table:table-cell>
          <table:table-cell office:value-type="float" office:value="775.3595" calcext:value-type="float">
            <text:p>775.3595</text:p>
          </table:table-cell>
          <table:table-cell office:value-type="float" office:value="-366.847" calcext:value-type="float">
            <text:p>-366.847</text:p>
          </table:table-cell>
          <table:table-cell office:value-type="float" office:value="0" calcext:value-type="float">
            <text:p>0</text:p>
          </table:table-cell>
          <table:table-cell office:value-type="float" office:value="20.99679" calcext:value-type="float">
            <text:p>20.996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5" calcext:value-type="float">
            <text:p>27072005</text:p>
          </table:table-cell>
          <table:table-cell office:value-type="float" office:value="236.5175" calcext:value-type="float">
            <text:p>236.5175</text:p>
          </table:table-cell>
          <table:table-cell office:value-type="float" office:value="13297.88" calcext:value-type="float">
            <text:p>13297.88</text:p>
          </table:table-cell>
          <table:table-cell office:value-type="float" office:value="0" calcext:value-type="float">
            <text:p>0</text:p>
          </table:table-cell>
          <table:table-cell office:value-type="float" office:value="5.448046" calcext:value-type="float">
            <text:p>5.448046</text:p>
          </table:table-cell>
          <table:table-cell office:value-type="float" office:value="-466.748" calcext:value-type="float">
            <text:p>-466.748</text:p>
          </table:table-cell>
          <table:table-cell office:value-type="float" office:value="1359.318" calcext:value-type="float">
            <text:p>1359.318</text:p>
          </table:table-cell>
          <table:table-cell office:value-type="float" office:value="-108.7506" calcext:value-type="float">
            <text:p>-108.7506</text:p>
          </table:table-cell>
          <table:table-cell office:value-type="float" office:value="96.37052" calcext:value-type="float">
            <text:p>96.37052</text:p>
          </table:table-cell>
          <table:table-cell office:value-type="float" office:value="0.8132005" calcext:value-type="float">
            <text:p>0.8132005</text:p>
          </table:table-cell>
          <table:table-cell office:value-type="float" office:value="0.01579105" calcext:value-type="float">
            <text:p>0.01579105</text:p>
          </table:table-cell>
          <table:table-cell office:value-type="float" office:value="2.496954" calcext:value-type="float">
            <text:p>2.496954</text:p>
          </table:table-cell>
          <table:table-cell office:value-type="float" office:value="0.05989086" calcext:value-type="float">
            <text:p>0.05989086</text:p>
          </table:table-cell>
          <table:table-cell office:value-type="float" office:value="0.03238931" calcext:value-type="float">
            <text:p>0.03238931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438.2724" calcext:value-type="float">
            <text:p>438.2724</text:p>
          </table:table-cell>
          <table:table-cell office:value-type="float" office:value="0" calcext:value-type="float">
            <text:p>0</text:p>
          </table:table-cell>
          <table:table-cell office:value-type="float" office:value="352.2521" calcext:value-type="float">
            <text:p>352.2521</text:p>
          </table:table-cell>
          <table:table-cell office:value-type="float" office:value="1241.341" calcext:value-type="float">
            <text:p>1241.341</text:p>
          </table:table-cell>
          <table:table-cell office:value-type="float" office:value="1507.568" calcext:value-type="float">
            <text:p>1507.568</text:p>
          </table:table-cell>
          <table:table-cell office:value-type="float" office:value="1252.948" calcext:value-type="float">
            <text:p>1252.948</text:p>
          </table:table-cell>
          <table:table-cell office:value-type="float" office:value="745.6324" calcext:value-type="float">
            <text:p>745.6324</text:p>
          </table:table-cell>
          <table:table-cell office:value-type="float" office:value="1089.757" calcext:value-type="float">
            <text:p>1089.757</text:p>
          </table:table-cell>
          <table:table-cell office:value-type="float" office:value="411.8203" calcext:value-type="float">
            <text:p>411.8203</text:p>
          </table:table-cell>
          <table:table-cell office:value-type="float" office:value="1841.482" calcext:value-type="float">
            <text:p>1841.482</text:p>
          </table:table-cell>
          <table:table-cell office:value-type="float" office:value="2080.756" calcext:value-type="float">
            <text:p>2080.756</text:p>
          </table:table-cell>
          <table:table-cell office:value-type="float" office:value="1666.514" calcext:value-type="float">
            <text:p>1666.514</text:p>
          </table:table-cell>
          <table:table-cell office:value-type="float" office:value="584.6124" calcext:value-type="float">
            <text:p>584.6124</text:p>
          </table:table-cell>
          <table:table-cell office:value-type="float" office:value="580.4841" calcext:value-type="float">
            <text:p>580.4841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81" calcext:value-type="float">
            <text:p>35.67681</text:p>
          </table:table-cell>
          <table:table-cell office:value-type="float" office:value="0" calcext:value-type="float">
            <text:p>0</text:p>
          </table:table-cell>
          <table:table-cell office:value-type="float" office:value="-0.0466523" calcext:value-type="float">
            <text:p>-0.0466523</text:p>
          </table:table-cell>
          <table:table-cell office:value-type="float" office:value="0" calcext:value-type="float">
            <text:p>0</text:p>
          </table:table-cell>
          <table:table-cell office:value-type="float" office:value="7.203687" calcext:value-type="float">
            <text:p>7.203687</text:p>
          </table:table-cell>
          <table:table-cell office:value-type="float" office:value="1242.278" calcext:value-type="float">
            <text:p>1242.278</text:p>
          </table:table-cell>
          <table:table-cell office:value-type="float" office:value="-443.1438" calcext:value-type="float">
            <text:p>-443.1438</text:p>
          </table:table-cell>
          <table:table-cell office:value-type="float" office:value="799.1342" calcext:value-type="float">
            <text:p>799.1342</text:p>
          </table:table-cell>
          <table:table-cell office:value-type="float" office:value="-368.474" calcext:value-type="float">
            <text:p>-368.474</text:p>
          </table:table-cell>
          <table:table-cell office:value-type="float" office:value="0" calcext:value-type="float">
            <text:p>0</text:p>
          </table:table-cell>
          <table:table-cell office:value-type="float" office:value="21.05951" calcext:value-type="float">
            <text:p>21.059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5" calcext:value-type="float">
            <text:p>28072005</text:p>
          </table:table-cell>
          <table:table-cell office:value-type="float" office:value="235.4065" calcext:value-type="float">
            <text:p>235.4065</text:p>
          </table:table-cell>
          <table:table-cell office:value-type="float" office:value="13297.53" calcext:value-type="float">
            <text:p>13297.53</text:p>
          </table:table-cell>
          <table:table-cell office:value-type="float" office:value="0" calcext:value-type="float">
            <text:p>0</text:p>
          </table:table-cell>
          <table:table-cell office:value-type="float" office:value="5.602713" calcext:value-type="float">
            <text:p>5.602713</text:p>
          </table:table-cell>
          <table:table-cell office:value-type="float" office:value="-469.8772" calcext:value-type="float">
            <text:p>-469.8772</text:p>
          </table:table-cell>
          <table:table-cell office:value-type="float" office:value="1368.917" calcext:value-type="float">
            <text:p>1368.917</text:p>
          </table:table-cell>
          <table:table-cell office:value-type="float" office:value="-109.8516" calcext:value-type="float">
            <text:p>-109.8516</text:p>
          </table:table-cell>
          <table:table-cell office:value-type="float" office:value="96.39098" calcext:value-type="float">
            <text:p>96.39098</text:p>
          </table:table-cell>
          <table:table-cell office:value-type="float" office:value="0.8029389" calcext:value-type="float">
            <text:p>0.8029389</text:p>
          </table:table-cell>
          <table:table-cell office:value-type="float" office:value="0.01606946" calcext:value-type="float">
            <text:p>0.01606946</text:p>
          </table:table-cell>
          <table:table-cell office:value-type="float" office:value="2.496954" calcext:value-type="float">
            <text:p>2.496954</text:p>
          </table:table-cell>
          <table:table-cell office:value-type="float" office:value="0.05989086" calcext:value-type="float">
            <text:p>0.05989086</text:p>
          </table:table-cell>
          <table:table-cell office:value-type="float" office:value="0.03238931" calcext:value-type="float">
            <text:p>0.03238931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459.4813" calcext:value-type="float">
            <text:p>459.4813</text:p>
          </table:table-cell>
          <table:table-cell office:value-type="float" office:value="0" calcext:value-type="float">
            <text:p>0</text:p>
          </table:table-cell>
          <table:table-cell office:value-type="float" office:value="352.2795" calcext:value-type="float">
            <text:p>352.2795</text:p>
          </table:table-cell>
          <table:table-cell office:value-type="float" office:value="1240.918" calcext:value-type="float">
            <text:p>1240.918</text:p>
          </table:table-cell>
          <table:table-cell office:value-type="float" office:value="1507.076" calcext:value-type="float">
            <text:p>1507.076</text:p>
          </table:table-cell>
          <table:table-cell office:value-type="float" office:value="1252.815" calcext:value-type="float">
            <text:p>1252.815</text:p>
          </table:table-cell>
          <table:table-cell office:value-type="float" office:value="745.5362" calcext:value-type="float">
            <text:p>745.5362</text:p>
          </table:table-cell>
          <table:table-cell office:value-type="float" office:value="1089.684" calcext:value-type="float">
            <text:p>1089.684</text:p>
          </table:table-cell>
          <table:table-cell office:value-type="float" office:value="411.7828" calcext:value-type="float">
            <text:p>411.7828</text:p>
          </table:table-cell>
          <table:table-cell office:value-type="float" office:value="1841.392" calcext:value-type="float">
            <text:p>1841.392</text:p>
          </table:table-cell>
          <table:table-cell office:value-type="float" office:value="2080.69" calcext:value-type="float">
            <text:p>2080.69</text:p>
          </table:table-cell>
          <table:table-cell office:value-type="float" office:value="1666.471" calcext:value-type="float">
            <text:p>1666.471</text:p>
          </table:table-cell>
          <table:table-cell office:value-type="float" office:value="584.6011" calcext:value-type="float">
            <text:p>584.6011</text:p>
          </table:table-cell>
          <table:table-cell office:value-type="float" office:value="580.4625" calcext:value-type="float">
            <text:p>580.4625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8" calcext:value-type="float">
            <text:p>35.6768</text:p>
          </table:table-cell>
          <table:table-cell office:value-type="float" office:value="0" calcext:value-type="float">
            <text:p>0</text:p>
          </table:table-cell>
          <table:table-cell office:value-type="float" office:value="-0.04680137" calcext:value-type="float">
            <text:p>-0.04680137</text:p>
          </table:table-cell>
          <table:table-cell office:value-type="float" office:value="0" calcext:value-type="float">
            <text:p>0</text:p>
          </table:table-cell>
          <table:table-cell office:value-type="float" office:value="7.238714" calcext:value-type="float">
            <text:p>7.238714</text:p>
          </table:table-cell>
          <table:table-cell office:value-type="float" office:value="1276.333" calcext:value-type="float">
            <text:p>1276.333</text:p>
          </table:table-cell>
          <table:table-cell office:value-type="float" office:value="-453.9638" calcext:value-type="float">
            <text:p>-453.9638</text:p>
          </table:table-cell>
          <table:table-cell office:value-type="float" office:value="822.369" calcext:value-type="float">
            <text:p>822.369</text:p>
          </table:table-cell>
          <table:table-cell office:value-type="float" office:value="-370.0134" calcext:value-type="float">
            <text:p>-370.0134</text:p>
          </table:table-cell>
          <table:table-cell office:value-type="float" office:value="0" calcext:value-type="float">
            <text:p>0</text:p>
          </table:table-cell>
          <table:table-cell office:value-type="float" office:value="20.57086" calcext:value-type="float">
            <text:p>20.57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5" calcext:value-type="float">
            <text:p>29072005</text:p>
          </table:table-cell>
          <table:table-cell office:value-type="float" office:value="234.2634" calcext:value-type="float">
            <text:p>234.2634</text:p>
          </table:table-cell>
          <table:table-cell office:value-type="float" office:value="13297.15" calcext:value-type="float">
            <text:p>13297.15</text:p>
          </table:table-cell>
          <table:table-cell office:value-type="float" office:value="0" calcext:value-type="float">
            <text:p>0</text:p>
          </table:table-cell>
          <table:table-cell office:value-type="float" office:value="5.746281" calcext:value-type="float">
            <text:p>5.746281</text:p>
          </table:table-cell>
          <table:table-cell office:value-type="float" office:value="-472.6865" calcext:value-type="float">
            <text:p>-472.6865</text:p>
          </table:table-cell>
          <table:table-cell office:value-type="float" office:value="1377.363" calcext:value-type="float">
            <text:p>1377.363</text:p>
          </table:table-cell>
          <table:table-cell office:value-type="float" office:value="-110.7103" calcext:value-type="float">
            <text:p>-110.7103</text:p>
          </table:table-cell>
          <table:table-cell office:value-type="float" office:value="96.37668" calcext:value-type="float">
            <text:p>96.37668</text:p>
          </table:table-cell>
          <table:table-cell office:value-type="float" office:value="0.7921686" calcext:value-type="float">
            <text:p>0.7921686</text:p>
          </table:table-cell>
          <table:table-cell office:value-type="float" office:value="0.01644372" calcext:value-type="float">
            <text:p>0.01644372</text:p>
          </table:table-cell>
          <table:table-cell office:value-type="float" office:value="2.496954" calcext:value-type="float">
            <text:p>2.496954</text:p>
          </table:table-cell>
          <table:table-cell office:value-type="float" office:value="0.05989086" calcext:value-type="float">
            <text:p>0.05989086</text:p>
          </table:table-cell>
          <table:table-cell office:value-type="float" office:value="0.03238931" calcext:value-type="float">
            <text:p>0.03238931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474.4775" calcext:value-type="float">
            <text:p>474.4775</text:p>
          </table:table-cell>
          <table:table-cell office:value-type="float" office:value="0" calcext:value-type="float">
            <text:p>0</text:p>
          </table:table-cell>
          <table:table-cell office:value-type="float" office:value="352.3127" calcext:value-type="float">
            <text:p>352.3127</text:p>
          </table:table-cell>
          <table:table-cell office:value-type="float" office:value="1240.471" calcext:value-type="float">
            <text:p>1240.471</text:p>
          </table:table-cell>
          <table:table-cell office:value-type="float" office:value="1506.551" calcext:value-type="float">
            <text:p>1506.551</text:p>
          </table:table-cell>
          <table:table-cell office:value-type="float" office:value="1252.67" calcext:value-type="float">
            <text:p>1252.67</text:p>
          </table:table-cell>
          <table:table-cell office:value-type="float" office:value="745.4344" calcext:value-type="float">
            <text:p>745.4344</text:p>
          </table:table-cell>
          <table:table-cell office:value-type="float" office:value="1089.607" calcext:value-type="float">
            <text:p>1089.607</text:p>
          </table:table-cell>
          <table:table-cell office:value-type="float" office:value="411.7468" calcext:value-type="float">
            <text:p>411.7468</text:p>
          </table:table-cell>
          <table:table-cell office:value-type="float" office:value="1841.315" calcext:value-type="float">
            <text:p>1841.315</text:p>
          </table:table-cell>
          <table:table-cell office:value-type="float" office:value="2080.633" calcext:value-type="float">
            <text:p>2080.633</text:p>
          </table:table-cell>
          <table:table-cell office:value-type="float" office:value="1666.43" calcext:value-type="float">
            <text:p>1666.43</text:p>
          </table:table-cell>
          <table:table-cell office:value-type="float" office:value="584.5897" calcext:value-type="float">
            <text:p>584.5897</text:p>
          </table:table-cell>
          <table:table-cell office:value-type="float" office:value="580.4399" calcext:value-type="float">
            <text:p>580.4399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8" calcext:value-type="float">
            <text:p>35.6768</text:p>
          </table:table-cell>
          <table:table-cell office:value-type="float" office:value="0" calcext:value-type="float">
            <text:p>0</text:p>
          </table:table-cell>
          <table:table-cell office:value-type="float" office:value="-0.04691157" calcext:value-type="float">
            <text:p>-0.04691157</text:p>
          </table:table-cell>
          <table:table-cell office:value-type="float" office:value="0" calcext:value-type="float">
            <text:p>0</text:p>
          </table:table-cell>
          <table:table-cell office:value-type="float" office:value="7.267989" calcext:value-type="float">
            <text:p>7.267989</text:p>
          </table:table-cell>
          <table:table-cell office:value-type="float" office:value="1303.788" calcext:value-type="float">
            <text:p>1303.788</text:p>
          </table:table-cell>
          <table:table-cell office:value-type="float" office:value="-464.4708" calcext:value-type="float">
            <text:p>-464.4708</text:p>
          </table:table-cell>
          <table:table-cell office:value-type="float" office:value="839.3173" calcext:value-type="float">
            <text:p>839.3173</text:p>
          </table:table-cell>
          <table:table-cell office:value-type="float" office:value="-371.5999" calcext:value-type="float">
            <text:p>-371.5999</text:p>
          </table:table-cell>
          <table:table-cell office:value-type="float" office:value="0" calcext:value-type="float">
            <text:p>0</text:p>
          </table:table-cell>
          <table:table-cell office:value-type="float" office:value="20.20295" calcext:value-type="float">
            <text:p>20.20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5" calcext:value-type="float">
            <text:p>30072005</text:p>
          </table:table-cell>
          <table:table-cell office:value-type="float" office:value="233.2208" calcext:value-type="float">
            <text:p>233.2208</text:p>
          </table:table-cell>
          <table:table-cell office:value-type="float" office:value="13296.77" calcext:value-type="float">
            <text:p>13296.77</text:p>
          </table:table-cell>
          <table:table-cell office:value-type="float" office:value="0" calcext:value-type="float">
            <text:p>0</text:p>
          </table:table-cell>
          <table:table-cell office:value-type="float" office:value="6.020733" calcext:value-type="float">
            <text:p>6.020733</text:p>
          </table:table-cell>
          <table:table-cell office:value-type="float" office:value="-475.4051" calcext:value-type="float">
            <text:p>-475.4051</text:p>
          </table:table-cell>
          <table:table-cell office:value-type="float" office:value="1386.651" calcext:value-type="float">
            <text:p>1386.651</text:p>
          </table:table-cell>
          <table:table-cell office:value-type="float" office:value="-111.5448" calcext:value-type="float">
            <text:p>-111.5448</text:p>
          </table:table-cell>
          <table:table-cell office:value-type="float" office:value="96.24164" calcext:value-type="float">
            <text:p>96.24164</text:p>
          </table:table-cell>
          <table:table-cell office:value-type="float" office:value="0.7798801" calcext:value-type="float">
            <text:p>0.7798801</text:p>
          </table:table-cell>
          <table:table-cell office:value-type="float" office:value="0.01682357" calcext:value-type="float">
            <text:p>0.01682357</text:p>
          </table:table-cell>
          <table:table-cell office:value-type="float" office:value="2.496954" calcext:value-type="float">
            <text:p>2.496954</text:p>
          </table:table-cell>
          <table:table-cell office:value-type="float" office:value="0.05989086" calcext:value-type="float">
            <text:p>0.05989086</text:p>
          </table:table-cell>
          <table:table-cell office:value-type="float" office:value="0.03238931" calcext:value-type="float">
            <text:p>0.03238931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495.3473" calcext:value-type="float">
            <text:p>495.3473</text:p>
          </table:table-cell>
          <table:table-cell office:value-type="float" office:value="0" calcext:value-type="float">
            <text:p>0</text:p>
          </table:table-cell>
          <table:table-cell office:value-type="float" office:value="352.3667" calcext:value-type="float">
            <text:p>352.3667</text:p>
          </table:table-cell>
          <table:table-cell office:value-type="float" office:value="1240.034" calcext:value-type="float">
            <text:p>1240.034</text:p>
          </table:table-cell>
          <table:table-cell office:value-type="float" office:value="1506.032" calcext:value-type="float">
            <text:p>1506.032</text:p>
          </table:table-cell>
          <table:table-cell office:value-type="float" office:value="1252.539" calcext:value-type="float">
            <text:p>1252.539</text:p>
          </table:table-cell>
          <table:table-cell office:value-type="float" office:value="745.3448" calcext:value-type="float">
            <text:p>745.3448</text:p>
          </table:table-cell>
          <table:table-cell office:value-type="float" office:value="1089.539" calcext:value-type="float">
            <text:p>1089.539</text:p>
          </table:table-cell>
          <table:table-cell office:value-type="float" office:value="411.7164" calcext:value-type="float">
            <text:p>411.7164</text:p>
          </table:table-cell>
          <table:table-cell office:value-type="float" office:value="1841.244" calcext:value-type="float">
            <text:p>1841.244</text:p>
          </table:table-cell>
          <table:table-cell office:value-type="float" office:value="2080.58" calcext:value-type="float">
            <text:p>2080.58</text:p>
          </table:table-cell>
          <table:table-cell office:value-type="float" office:value="1666.392" calcext:value-type="float">
            <text:p>1666.392</text:p>
          </table:table-cell>
          <table:table-cell office:value-type="float" office:value="584.5797" calcext:value-type="float">
            <text:p>584.5797</text:p>
          </table:table-cell>
          <table:table-cell office:value-type="float" office:value="580.4185" calcext:value-type="float">
            <text:p>580.4185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8" calcext:value-type="float">
            <text:p>35.6768</text:p>
          </table:table-cell>
          <table:table-cell office:value-type="float" office:value="0" calcext:value-type="float">
            <text:p>0</text:p>
          </table:table-cell>
          <table:table-cell office:value-type="float" office:value="-0.0470002" calcext:value-type="float">
            <text:p>-0.0470002</text:p>
          </table:table-cell>
          <table:table-cell office:value-type="float" office:value="0" calcext:value-type="float">
            <text:p>0</text:p>
          </table:table-cell>
          <table:table-cell office:value-type="float" office:value="7.293756" calcext:value-type="float">
            <text:p>7.293756</text:p>
          </table:table-cell>
          <table:table-cell office:value-type="float" office:value="1338.272" calcext:value-type="float">
            <text:p>1338.272</text:p>
          </table:table-cell>
          <table:table-cell office:value-type="float" office:value="-476.2076" calcext:value-type="float">
            <text:p>-476.2076</text:p>
          </table:table-cell>
          <table:table-cell office:value-type="float" office:value="862.0643" calcext:value-type="float">
            <text:p>862.0643</text:p>
          </table:table-cell>
          <table:table-cell office:value-type="float" office:value="-373.2246" calcext:value-type="float">
            <text:p>-373.2246</text:p>
          </table:table-cell>
          <table:table-cell office:value-type="float" office:value="0" calcext:value-type="float">
            <text:p>0</text:p>
          </table:table-cell>
          <table:table-cell office:value-type="float" office:value="19.93981" calcext:value-type="float">
            <text:p>19.939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5" calcext:value-type="float">
            <text:p>31072005</text:p>
          </table:table-cell>
          <table:table-cell office:value-type="float" office:value="232.3108" calcext:value-type="float">
            <text:p>232.3108</text:p>
          </table:table-cell>
          <table:table-cell office:value-type="float" office:value="13296.35" calcext:value-type="float">
            <text:p>13296.35</text:p>
          </table:table-cell>
          <table:table-cell office:value-type="float" office:value="0" calcext:value-type="float">
            <text:p>0</text:p>
          </table:table-cell>
          <table:table-cell office:value-type="float" office:value="6.530324" calcext:value-type="float">
            <text:p>6.530324</text:p>
          </table:table-cell>
          <table:table-cell office:value-type="float" office:value="-478.2679" calcext:value-type="float">
            <text:p>-478.2679</text:p>
          </table:table-cell>
          <table:table-cell office:value-type="float" office:value="1395.928" calcext:value-type="float">
            <text:p>1395.928</text:p>
          </table:table-cell>
          <table:table-cell office:value-type="float" office:value="-112.4825" calcext:value-type="float">
            <text:p>-112.4825</text:p>
          </table:table-cell>
          <table:table-cell office:value-type="float" office:value="96.00454" calcext:value-type="float">
            <text:p>96.00454</text:p>
          </table:table-cell>
          <table:table-cell office:value-type="float" office:value="0.7660009" calcext:value-type="float">
            <text:p>0.7660009</text:p>
          </table:table-cell>
          <table:table-cell office:value-type="float" office:value="0.01719479" calcext:value-type="float">
            <text:p>0.01719479</text:p>
          </table:table-cell>
          <table:table-cell office:value-type="float" office:value="2.496954" calcext:value-type="float">
            <text:p>2.496954</text:p>
          </table:table-cell>
          <table:table-cell office:value-type="float" office:value="0.05989086" calcext:value-type="float">
            <text:p>0.05989086</text:p>
          </table:table-cell>
          <table:table-cell office:value-type="float" office:value="0.03238931" calcext:value-type="float">
            <text:p>0.03238931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512.1082" calcext:value-type="float">
            <text:p>512.1082</text:p>
          </table:table-cell>
          <table:table-cell office:value-type="float" office:value="0" calcext:value-type="float">
            <text:p>0</text:p>
          </table:table-cell>
          <table:table-cell office:value-type="float" office:value="352.4633" calcext:value-type="float">
            <text:p>352.4633</text:p>
          </table:table-cell>
          <table:table-cell office:value-type="float" office:value="1239.596" calcext:value-type="float">
            <text:p>1239.596</text:p>
          </table:table-cell>
          <table:table-cell office:value-type="float" office:value="1505.5" calcext:value-type="float">
            <text:p>1505.5</text:p>
          </table:table-cell>
          <table:table-cell office:value-type="float" office:value="1252.437" calcext:value-type="float">
            <text:p>1252.437</text:p>
          </table:table-cell>
          <table:table-cell office:value-type="float" office:value="745.2844" calcext:value-type="float">
            <text:p>745.2844</text:p>
          </table:table-cell>
          <table:table-cell office:value-type="float" office:value="1089.471" calcext:value-type="float">
            <text:p>1089.471</text:p>
          </table:table-cell>
          <table:table-cell office:value-type="float" office:value="411.6904" calcext:value-type="float">
            <text:p>411.6904</text:p>
          </table:table-cell>
          <table:table-cell office:value-type="float" office:value="1841.174" calcext:value-type="float">
            <text:p>1841.174</text:p>
          </table:table-cell>
          <table:table-cell office:value-type="float" office:value="2080.529" calcext:value-type="float">
            <text:p>2080.529</text:p>
          </table:table-cell>
          <table:table-cell office:value-type="float" office:value="1666.356" calcext:value-type="float">
            <text:p>1666.356</text:p>
          </table:table-cell>
          <table:table-cell office:value-type="float" office:value="584.5707" calcext:value-type="float">
            <text:p>584.5707</text:p>
          </table:table-cell>
          <table:table-cell office:value-type="float" office:value="580.399" calcext:value-type="float">
            <text:p>580.399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79" calcext:value-type="float">
            <text:p>35.67679</text:p>
          </table:table-cell>
          <table:table-cell office:value-type="float" office:value="0" calcext:value-type="float">
            <text:p>0</text:p>
          </table:table-cell>
          <table:table-cell office:value-type="float" office:value="-0.04709253" calcext:value-type="float">
            <text:p>-0.04709253</text:p>
          </table:table-cell>
          <table:table-cell office:value-type="float" office:value="0" calcext:value-type="float">
            <text:p>0</text:p>
          </table:table-cell>
          <table:table-cell office:value-type="float" office:value="7.313574" calcext:value-type="float">
            <text:p>7.313574</text:p>
          </table:table-cell>
          <table:table-cell office:value-type="float" office:value="1368.862" calcext:value-type="float">
            <text:p>1368.862</text:p>
          </table:table-cell>
          <table:table-cell office:value-type="float" office:value="-488.1175" calcext:value-type="float">
            <text:p>-488.1175</text:p>
          </table:table-cell>
          <table:table-cell office:value-type="float" office:value="880.7444" calcext:value-type="float">
            <text:p>880.7444</text:p>
          </table:table-cell>
          <table:table-cell office:value-type="float" office:value="-374.981" calcext:value-type="float">
            <text:p>-374.981</text:p>
          </table:table-cell>
          <table:table-cell office:value-type="float" office:value="0" calcext:value-type="float">
            <text:p>0</text:p>
          </table:table-cell>
          <table:table-cell office:value-type="float" office:value="19.76525" calcext:value-type="float">
            <text:p>19.765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5" calcext:value-type="float">
            <text:p>1082005</text:p>
          </table:table-cell>
          <table:table-cell office:value-type="float" office:value="231.6278" calcext:value-type="float">
            <text:p>231.6278</text:p>
          </table:table-cell>
          <table:table-cell office:value-type="float" office:value="13295.9" calcext:value-type="float">
            <text:p>13295.9</text:p>
          </table:table-cell>
          <table:table-cell office:value-type="float" office:value="0" calcext:value-type="float">
            <text:p>0</text:p>
          </table:table-cell>
          <table:table-cell office:value-type="float" office:value="7.19936" calcext:value-type="float">
            <text:p>7.19936</text:p>
          </table:table-cell>
          <table:table-cell office:value-type="float" office:value="-481.0715" calcext:value-type="float">
            <text:p>-481.0715</text:p>
          </table:table-cell>
          <table:table-cell office:value-type="float" office:value="1404.937" calcext:value-type="float">
            <text:p>1404.937</text:p>
          </table:table-cell>
          <table:table-cell office:value-type="float" office:value="-113.3901" calcext:value-type="float">
            <text:p>-113.3901</text:p>
          </table:table-cell>
          <table:table-cell office:value-type="float" office:value="95.83037" calcext:value-type="float">
            <text:p>95.83037</text:p>
          </table:table-cell>
          <table:table-cell office:value-type="float" office:value="0.7534224" calcext:value-type="float">
            <text:p>0.7534224</text:p>
          </table:table-cell>
          <table:table-cell office:value-type="float" office:value="0.01768685" calcext:value-type="float">
            <text:p>0.01768685</text:p>
          </table:table-cell>
          <table:table-cell office:value-type="float" office:value="2.496954" calcext:value-type="float">
            <text:p>2.496954</text:p>
          </table:table-cell>
          <table:table-cell office:value-type="float" office:value="0.05989086" calcext:value-type="float">
            <text:p>0.05989086</text:p>
          </table:table-cell>
          <table:table-cell office:value-type="float" office:value="0.03238931" calcext:value-type="float">
            <text:p>0.03238931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527.2675" calcext:value-type="float">
            <text:p>527.2675</text:p>
          </table:table-cell>
          <table:table-cell office:value-type="float" office:value="0" calcext:value-type="float">
            <text:p>0</text:p>
          </table:table-cell>
          <table:table-cell office:value-type="float" office:value="352.5609" calcext:value-type="float">
            <text:p>352.5609</text:p>
          </table:table-cell>
          <table:table-cell office:value-type="float" office:value="1239.242" calcext:value-type="float">
            <text:p>1239.242</text:p>
          </table:table-cell>
          <table:table-cell office:value-type="float" office:value="1505.008" calcext:value-type="float">
            <text:p>1505.008</text:p>
          </table:table-cell>
          <table:table-cell office:value-type="float" office:value="1252.373" calcext:value-type="float">
            <text:p>1252.373</text:p>
          </table:table-cell>
          <table:table-cell office:value-type="float" office:value="745.2548" calcext:value-type="float">
            <text:p>745.2548</text:p>
          </table:table-cell>
          <table:table-cell office:value-type="float" office:value="1089.408" calcext:value-type="float">
            <text:p>1089.408</text:p>
          </table:table-cell>
          <table:table-cell office:value-type="float" office:value="411.6674" calcext:value-type="float">
            <text:p>411.6674</text:p>
          </table:table-cell>
          <table:table-cell office:value-type="float" office:value="1841.094" calcext:value-type="float">
            <text:p>1841.094</text:p>
          </table:table-cell>
          <table:table-cell office:value-type="float" office:value="2080.479" calcext:value-type="float">
            <text:p>2080.479</text:p>
          </table:table-cell>
          <table:table-cell office:value-type="float" office:value="1666.321" calcext:value-type="float">
            <text:p>1666.321</text:p>
          </table:table-cell>
          <table:table-cell office:value-type="float" office:value="584.5624" calcext:value-type="float">
            <text:p>584.5624</text:p>
          </table:table-cell>
          <table:table-cell office:value-type="float" office:value="580.3805" calcext:value-type="float">
            <text:p>580.3805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79" calcext:value-type="float">
            <text:p>35.67679</text:p>
          </table:table-cell>
          <table:table-cell office:value-type="float" office:value="0" calcext:value-type="float">
            <text:p>0</text:p>
          </table:table-cell>
          <table:table-cell office:value-type="float" office:value="-0.04715356" calcext:value-type="float">
            <text:p>-0.04715356</text:p>
          </table:table-cell>
          <table:table-cell office:value-type="float" office:value="0" calcext:value-type="float">
            <text:p>0</text:p>
          </table:table-cell>
          <table:table-cell office:value-type="float" office:value="7.326774" calcext:value-type="float">
            <text:p>7.326774</text:p>
          </table:table-cell>
          <table:table-cell office:value-type="float" office:value="1397.063" calcext:value-type="float">
            <text:p>1397.063</text:p>
          </table:table-cell>
          <table:table-cell office:value-type="float" office:value="-499.2617" calcext:value-type="float">
            <text:p>-499.2617</text:p>
          </table:table-cell>
          <table:table-cell office:value-type="float" office:value="897.8015" calcext:value-type="float">
            <text:p>897.8015</text:p>
          </table:table-cell>
          <table:table-cell office:value-type="float" office:value="-376.6952" calcext:value-type="float">
            <text:p>-376.6952</text:p>
          </table:table-cell>
          <table:table-cell office:value-type="float" office:value="0" calcext:value-type="float">
            <text:p>0</text:p>
          </table:table-cell>
          <table:table-cell office:value-type="float" office:value="19.57922" calcext:value-type="float">
            <text:p>19.579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5" calcext:value-type="float">
            <text:p>2082005</text:p>
          </table:table-cell>
          <table:table-cell office:value-type="float" office:value="231.1565" calcext:value-type="float">
            <text:p>231.1565</text:p>
          </table:table-cell>
          <table:table-cell office:value-type="float" office:value="13295.44" calcext:value-type="float">
            <text:p>13295.44</text:p>
          </table:table-cell>
          <table:table-cell office:value-type="float" office:value="0" calcext:value-type="float">
            <text:p>0</text:p>
          </table:table-cell>
          <table:table-cell office:value-type="float" office:value="7.976139" calcext:value-type="float">
            <text:p>7.976139</text:p>
          </table:table-cell>
          <table:table-cell office:value-type="float" office:value="-483.7563" calcext:value-type="float">
            <text:p>-483.7563</text:p>
          </table:table-cell>
          <table:table-cell office:value-type="float" office:value="1414.752" calcext:value-type="float">
            <text:p>1414.752</text:p>
          </table:table-cell>
          <table:table-cell office:value-type="float" office:value="-114.2899" calcext:value-type="float">
            <text:p>-114.2899</text:p>
          </table:table-cell>
          <table:table-cell office:value-type="float" office:value="95.52928" calcext:value-type="float">
            <text:p>95.52928</text:p>
          </table:table-cell>
          <table:table-cell office:value-type="float" office:value="0.7407187" calcext:value-type="float">
            <text:p>0.7407187</text:p>
          </table:table-cell>
          <table:table-cell office:value-type="float" office:value="0.0182656" calcext:value-type="float">
            <text:p>0.0182656</text:p>
          </table:table-cell>
          <table:table-cell office:value-type="float" office:value="2.496954" calcext:value-type="float">
            <text:p>2.496954</text:p>
          </table:table-cell>
          <table:table-cell office:value-type="float" office:value="0.05989086" calcext:value-type="float">
            <text:p>0.05989086</text:p>
          </table:table-cell>
          <table:table-cell office:value-type="float" office:value="0.03238931" calcext:value-type="float">
            <text:p>0.03238931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542.327" calcext:value-type="float">
            <text:p>542.327</text:p>
          </table:table-cell>
          <table:table-cell office:value-type="float" office:value="0" calcext:value-type="float">
            <text:p>0</text:p>
          </table:table-cell>
          <table:table-cell office:value-type="float" office:value="352.674" calcext:value-type="float">
            <text:p>352.674</text:p>
          </table:table-cell>
          <table:table-cell office:value-type="float" office:value="1238.947" calcext:value-type="float">
            <text:p>1238.947</text:p>
          </table:table-cell>
          <table:table-cell office:value-type="float" office:value="1504.58" calcext:value-type="float">
            <text:p>1504.58</text:p>
          </table:table-cell>
          <table:table-cell office:value-type="float" office:value="1252.338" calcext:value-type="float">
            <text:p>1252.338</text:p>
          </table:table-cell>
          <table:table-cell office:value-type="float" office:value="745.2508" calcext:value-type="float">
            <text:p>745.2508</text:p>
          </table:table-cell>
          <table:table-cell office:value-type="float" office:value="1089.352" calcext:value-type="float">
            <text:p>1089.352</text:p>
          </table:table-cell>
          <table:table-cell office:value-type="float" office:value="411.6473" calcext:value-type="float">
            <text:p>411.6473</text:p>
          </table:table-cell>
          <table:table-cell office:value-type="float" office:value="1841.01" calcext:value-type="float">
            <text:p>1841.01</text:p>
          </table:table-cell>
          <table:table-cell office:value-type="float" office:value="2080.429" calcext:value-type="float">
            <text:p>2080.429</text:p>
          </table:table-cell>
          <table:table-cell office:value-type="float" office:value="1666.287" calcext:value-type="float">
            <text:p>1666.287</text:p>
          </table:table-cell>
          <table:table-cell office:value-type="float" office:value="584.5546" calcext:value-type="float">
            <text:p>584.5546</text:p>
          </table:table-cell>
          <table:table-cell office:value-type="float" office:value="580.3625" calcext:value-type="float">
            <text:p>580.3625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79" calcext:value-type="float">
            <text:p>35.67679</text:p>
          </table:table-cell>
          <table:table-cell office:value-type="float" office:value="0" calcext:value-type="float">
            <text:p>0</text:p>
          </table:table-cell>
          <table:table-cell office:value-type="float" office:value="-0.04720227" calcext:value-type="float">
            <text:p>-0.04720227</text:p>
          </table:table-cell>
          <table:table-cell office:value-type="float" office:value="0" calcext:value-type="float">
            <text:p>0</text:p>
          </table:table-cell>
          <table:table-cell office:value-type="float" office:value="7.336918" calcext:value-type="float">
            <text:p>7.336918</text:p>
          </table:table-cell>
          <table:table-cell office:value-type="float" office:value="1424.688" calcext:value-type="float">
            <text:p>1424.688</text:p>
          </table:table-cell>
          <table:table-cell office:value-type="float" office:value="-510.0423" calcext:value-type="float">
            <text:p>-510.0423</text:p>
          </table:table-cell>
          <table:table-cell office:value-type="float" office:value="914.6462" calcext:value-type="float">
            <text:p>914.6462</text:p>
          </table:table-cell>
          <table:table-cell office:value-type="float" office:value="-378.3099" calcext:value-type="float">
            <text:p>-378.3099</text:p>
          </table:table-cell>
          <table:table-cell office:value-type="float" office:value="0" calcext:value-type="float">
            <text:p>0</text:p>
          </table:table-cell>
          <table:table-cell office:value-type="float" office:value="19.40526" calcext:value-type="float">
            <text:p>19.405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5" calcext:value-type="float">
            <text:p>3082005</text:p>
          </table:table-cell>
          <table:table-cell office:value-type="float" office:value="230.6187" calcext:value-type="float">
            <text:p>230.6187</text:p>
          </table:table-cell>
          <table:table-cell office:value-type="float" office:value="13295.07" calcext:value-type="float">
            <text:p>13295.07</text:p>
          </table:table-cell>
          <table:table-cell office:value-type="float" office:value="0" calcext:value-type="float">
            <text:p>0</text:p>
          </table:table-cell>
          <table:table-cell office:value-type="float" office:value="8.876935" calcext:value-type="float">
            <text:p>8.876935</text:p>
          </table:table-cell>
          <table:table-cell office:value-type="float" office:value="-485.6103" calcext:value-type="float">
            <text:p>-485.6103</text:p>
          </table:table-cell>
          <table:table-cell office:value-type="float" office:value="1414.504" calcext:value-type="float">
            <text:p>1414.504</text:p>
          </table:table-cell>
          <table:table-cell office:value-type="float" office:value="-115.2268" calcext:value-type="float">
            <text:p>-115.2268</text:p>
          </table:table-cell>
          <table:table-cell office:value-type="float" office:value="95.04417" calcext:value-type="float">
            <text:p>95.04417</text:p>
          </table:table-cell>
          <table:table-cell office:value-type="float" office:value="0.7228895" calcext:value-type="float">
            <text:p>0.7228895</text:p>
          </table:table-cell>
          <table:table-cell office:value-type="float" office:value="0.01818153" calcext:value-type="float">
            <text:p>0.01818153</text:p>
          </table:table-cell>
          <table:table-cell office:value-type="float" office:value="2.498024" calcext:value-type="float">
            <text:p>2.498024</text:p>
          </table:table-cell>
          <table:table-cell office:value-type="float" office:value="0.06005981" calcext:value-type="float">
            <text:p>0.06005981</text:p>
          </table:table-cell>
          <table:table-cell office:value-type="float" office:value="0.03248183" calcext:value-type="float">
            <text:p>0.03248183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562.6335" calcext:value-type="float">
            <text:p>562.6335</text:p>
          </table:table-cell>
          <table:table-cell office:value-type="float" office:value="0" calcext:value-type="float">
            <text:p>0</text:p>
          </table:table-cell>
          <table:table-cell office:value-type="float" office:value="352.6876" calcext:value-type="float">
            <text:p>352.6876</text:p>
          </table:table-cell>
          <table:table-cell office:value-type="float" office:value="1238.726" calcext:value-type="float">
            <text:p>1238.726</text:p>
          </table:table-cell>
          <table:table-cell office:value-type="float" office:value="1504.154" calcext:value-type="float">
            <text:p>1504.154</text:p>
          </table:table-cell>
          <table:table-cell office:value-type="float" office:value="1252.325" calcext:value-type="float">
            <text:p>1252.325</text:p>
          </table:table-cell>
          <table:table-cell office:value-type="float" office:value="745.2756" calcext:value-type="float">
            <text:p>745.2756</text:p>
          </table:table-cell>
          <table:table-cell office:value-type="float" office:value="1089.3" calcext:value-type="float">
            <text:p>1089.3</text:p>
          </table:table-cell>
          <table:table-cell office:value-type="float" office:value="411.6271" calcext:value-type="float">
            <text:p>411.6271</text:p>
          </table:table-cell>
          <table:table-cell office:value-type="float" office:value="1840.927" calcext:value-type="float">
            <text:p>1840.927</text:p>
          </table:table-cell>
          <table:table-cell office:value-type="float" office:value="2080.379" calcext:value-type="float">
            <text:p>2080.379</text:p>
          </table:table-cell>
          <table:table-cell office:value-type="float" office:value="1666.253" calcext:value-type="float">
            <text:p>1666.253</text:p>
          </table:table-cell>
          <table:table-cell office:value-type="float" office:value="584.5468" calcext:value-type="float">
            <text:p>584.5468</text:p>
          </table:table-cell>
          <table:table-cell office:value-type="float" office:value="580.3448" calcext:value-type="float">
            <text:p>580.3448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78" calcext:value-type="float">
            <text:p>35.67678</text:p>
          </table:table-cell>
          <table:table-cell office:value-type="float" office:value="0" calcext:value-type="float">
            <text:p>0</text:p>
          </table:table-cell>
          <table:table-cell office:value-type="float" office:value="-0.04731559" calcext:value-type="float">
            <text:p>-0.04731559</text:p>
          </table:table-cell>
          <table:table-cell office:value-type="float" office:value="0" calcext:value-type="float">
            <text:p>0</text:p>
          </table:table-cell>
          <table:table-cell office:value-type="float" office:value="7.347472" calcext:value-type="float">
            <text:p>7.347472</text:p>
          </table:table-cell>
          <table:table-cell office:value-type="float" office:value="1457.845" calcext:value-type="float">
            <text:p>1457.845</text:p>
          </table:table-cell>
          <table:table-cell office:value-type="float" office:value="-521.9732" calcext:value-type="float">
            <text:p>-521.9732</text:p>
          </table:table-cell>
          <table:table-cell office:value-type="float" office:value="935.8723" calcext:value-type="float">
            <text:p>935.8723</text:p>
          </table:table-cell>
          <table:table-cell office:value-type="float" office:value="-380.0262" calcext:value-type="float">
            <text:p>-380.0262</text:p>
          </table:table-cell>
          <table:table-cell office:value-type="float" office:value="0" calcext:value-type="float">
            <text:p>0</text:p>
          </table:table-cell>
          <table:table-cell office:value-type="float" office:value="20.20172" calcext:value-type="float">
            <text:p>20.20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5" calcext:value-type="float">
            <text:p>4082005</text:p>
          </table:table-cell>
          <table:table-cell office:value-type="float" office:value="230.0231" calcext:value-type="float">
            <text:p>230.0231</text:p>
          </table:table-cell>
          <table:table-cell office:value-type="float" office:value="13294.63" calcext:value-type="float">
            <text:p>13294.63</text:p>
          </table:table-cell>
          <table:table-cell office:value-type="float" office:value="0" calcext:value-type="float">
            <text:p>0</text:p>
          </table:table-cell>
          <table:table-cell office:value-type="float" office:value="9.656833" calcext:value-type="float">
            <text:p>9.656833</text:p>
          </table:table-cell>
          <table:table-cell office:value-type="float" office:value="-488.732" calcext:value-type="float">
            <text:p>-488.732</text:p>
          </table:table-cell>
          <table:table-cell office:value-type="float" office:value="1424.759" calcext:value-type="float">
            <text:p>1424.759</text:p>
          </table:table-cell>
          <table:table-cell office:value-type="float" office:value="-115.9861" calcext:value-type="float">
            <text:p>-115.9861</text:p>
          </table:table-cell>
          <table:table-cell office:value-type="float" office:value="95.10339" calcext:value-type="float">
            <text:p>95.10339</text:p>
          </table:table-cell>
          <table:table-cell office:value-type="float" office:value="0.7134403" calcext:value-type="float">
            <text:p>0.7134403</text:p>
          </table:table-cell>
          <table:table-cell office:value-type="float" office:value="0.01790418" calcext:value-type="float">
            <text:p>0.01790418</text:p>
          </table:table-cell>
          <table:table-cell office:value-type="float" office:value="2.498024" calcext:value-type="float">
            <text:p>2.498024</text:p>
          </table:table-cell>
          <table:table-cell office:value-type="float" office:value="0.06005981" calcext:value-type="float">
            <text:p>0.06005981</text:p>
          </table:table-cell>
          <table:table-cell office:value-type="float" office:value="0.03248183" calcext:value-type="float">
            <text:p>0.03248183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580.1613" calcext:value-type="float">
            <text:p>580.1613</text:p>
          </table:table-cell>
          <table:table-cell office:value-type="float" office:value="0" calcext:value-type="float">
            <text:p>0</text:p>
          </table:table-cell>
          <table:table-cell office:value-type="float" office:value="352.6713" calcext:value-type="float">
            <text:p>352.6713</text:p>
          </table:table-cell>
          <table:table-cell office:value-type="float" office:value="1238.373" calcext:value-type="float">
            <text:p>1238.373</text:p>
          </table:table-cell>
          <table:table-cell office:value-type="float" office:value="1503.737" calcext:value-type="float">
            <text:p>1503.737</text:p>
          </table:table-cell>
          <table:table-cell office:value-type="float" office:value="1252.317" calcext:value-type="float">
            <text:p>1252.317</text:p>
          </table:table-cell>
          <table:table-cell office:value-type="float" office:value="745.3018" calcext:value-type="float">
            <text:p>745.3018</text:p>
          </table:table-cell>
          <table:table-cell office:value-type="float" office:value="1089.25" calcext:value-type="float">
            <text:p>1089.25</text:p>
          </table:table-cell>
          <table:table-cell office:value-type="float" office:value="411.608" calcext:value-type="float">
            <text:p>411.608</text:p>
          </table:table-cell>
          <table:table-cell office:value-type="float" office:value="1840.844" calcext:value-type="float">
            <text:p>1840.844</text:p>
          </table:table-cell>
          <table:table-cell office:value-type="float" office:value="2080.328" calcext:value-type="float">
            <text:p>2080.328</text:p>
          </table:table-cell>
          <table:table-cell office:value-type="float" office:value="1666.219" calcext:value-type="float">
            <text:p>1666.219</text:p>
          </table:table-cell>
          <table:table-cell office:value-type="float" office:value="584.5391" calcext:value-type="float">
            <text:p>584.5391</text:p>
          </table:table-cell>
          <table:table-cell office:value-type="float" office:value="580.3274" calcext:value-type="float">
            <text:p>580.3274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78" calcext:value-type="float">
            <text:p>35.67678</text:p>
          </table:table-cell>
          <table:table-cell office:value-type="float" office:value="0" calcext:value-type="float">
            <text:p>0</text:p>
          </table:table-cell>
          <table:table-cell office:value-type="float" office:value="-0.04771285" calcext:value-type="float">
            <text:p>-0.04771285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485.855" calcext:value-type="float">
            <text:p>1485.855</text:p>
          </table:table-cell>
          <table:table-cell office:value-type="float" office:value="-530.1039" calcext:value-type="float">
            <text:p>-530.1039</text:p>
          </table:table-cell>
          <table:table-cell office:value-type="float" office:value="955.7507" calcext:value-type="float">
            <text:p>955.7507</text:p>
          </table:table-cell>
          <table:table-cell office:value-type="float" office:value="-381.7632" calcext:value-type="float">
            <text:p>-381.7632</text:p>
          </table:table-cell>
          <table:table-cell office:value-type="float" office:value="0" calcext:value-type="float">
            <text:p>0</text:p>
          </table:table-cell>
          <table:table-cell office:value-type="float" office:value="19.56742" calcext:value-type="float">
            <text:p>19.567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5" calcext:value-type="float">
            <text:p>5082005</text:p>
          </table:table-cell>
          <table:table-cell office:value-type="float" office:value="229.6055" calcext:value-type="float">
            <text:p>229.6055</text:p>
          </table:table-cell>
          <table:table-cell office:value-type="float" office:value="13294.23" calcext:value-type="float">
            <text:p>13294.23</text:p>
          </table:table-cell>
          <table:table-cell office:value-type="float" office:value="0" calcext:value-type="float">
            <text:p>0</text:p>
          </table:table-cell>
          <table:table-cell office:value-type="float" office:value="10.36413" calcext:value-type="float">
            <text:p>10.36413</text:p>
          </table:table-cell>
          <table:table-cell office:value-type="float" office:value="-491.0465" calcext:value-type="float">
            <text:p>-491.0465</text:p>
          </table:table-cell>
          <table:table-cell office:value-type="float" office:value="1433.149" calcext:value-type="float">
            <text:p>1433.149</text:p>
          </table:table-cell>
          <table:table-cell office:value-type="float" office:value="-116.63" calcext:value-type="float">
            <text:p>-116.63</text:p>
          </table:table-cell>
          <table:table-cell office:value-type="float" office:value="95.0366" calcext:value-type="float">
            <text:p>95.0366</text:p>
          </table:table-cell>
          <table:table-cell office:value-type="float" office:value="0.7044938" calcext:value-type="float">
            <text:p>0.7044938</text:p>
          </table:table-cell>
          <table:table-cell office:value-type="float" office:value="0.01843041" calcext:value-type="float">
            <text:p>0.01843041</text:p>
          </table:table-cell>
          <table:table-cell office:value-type="float" office:value="2.498024" calcext:value-type="float">
            <text:p>2.498024</text:p>
          </table:table-cell>
          <table:table-cell office:value-type="float" office:value="0.06005981" calcext:value-type="float">
            <text:p>0.06005981</text:p>
          </table:table-cell>
          <table:table-cell office:value-type="float" office:value="0.03248183" calcext:value-type="float">
            <text:p>0.03248183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600.0148" calcext:value-type="float">
            <text:p>600.0148</text:p>
          </table:table-cell>
          <table:table-cell office:value-type="float" office:value="0" calcext:value-type="float">
            <text:p>0</text:p>
          </table:table-cell>
          <table:table-cell office:value-type="float" office:value="352.7205" calcext:value-type="float">
            <text:p>352.7205</text:p>
          </table:table-cell>
          <table:table-cell office:value-type="float" office:value="1238.113" calcext:value-type="float">
            <text:p>1238.113</text:p>
          </table:table-cell>
          <table:table-cell office:value-type="float" office:value="1503.368" calcext:value-type="float">
            <text:p>1503.368</text:p>
          </table:table-cell>
          <table:table-cell office:value-type="float" office:value="1252.308" calcext:value-type="float">
            <text:p>1252.308</text:p>
          </table:table-cell>
          <table:table-cell office:value-type="float" office:value="745.3285" calcext:value-type="float">
            <text:p>745.3285</text:p>
          </table:table-cell>
          <table:table-cell office:value-type="float" office:value="1089.208" calcext:value-type="float">
            <text:p>1089.208</text:p>
          </table:table-cell>
          <table:table-cell office:value-type="float" office:value="411.592" calcext:value-type="float">
            <text:p>411.592</text:p>
          </table:table-cell>
          <table:table-cell office:value-type="float" office:value="1840.763" calcext:value-type="float">
            <text:p>1840.763</text:p>
          </table:table-cell>
          <table:table-cell office:value-type="float" office:value="2080.277" calcext:value-type="float">
            <text:p>2080.277</text:p>
          </table:table-cell>
          <table:table-cell office:value-type="float" office:value="1666.185" calcext:value-type="float">
            <text:p>1666.185</text:p>
          </table:table-cell>
          <table:table-cell office:value-type="float" office:value="584.5316" calcext:value-type="float">
            <text:p>584.5316</text:p>
          </table:table-cell>
          <table:table-cell office:value-type="float" office:value="580.3099" calcext:value-type="float">
            <text:p>580.3099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78" calcext:value-type="float">
            <text:p>35.67678</text:p>
          </table:table-cell>
          <table:table-cell office:value-type="float" office:value="0" calcext:value-type="float">
            <text:p>0</text:p>
          </table:table-cell>
          <table:table-cell office:value-type="float" office:value="-0.04774117" calcext:value-type="float">
            <text:p>-0.04774117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515.405" calcext:value-type="float">
            <text:p>1515.405</text:p>
          </table:table-cell>
          <table:table-cell office:value-type="float" office:value="-538.1348" calcext:value-type="float">
            <text:p>-538.1348</text:p>
          </table:table-cell>
          <table:table-cell office:value-type="float" office:value="977.2701" calcext:value-type="float">
            <text:p>977.2701</text:p>
          </table:table-cell>
          <table:table-cell office:value-type="float" office:value="-383.2113" calcext:value-type="float">
            <text:p>-383.2113</text:p>
          </table:table-cell>
          <table:table-cell office:value-type="float" office:value="0" calcext:value-type="float">
            <text:p>0</text:p>
          </table:table-cell>
          <table:table-cell office:value-type="float" office:value="19.33663" calcext:value-type="float">
            <text:p>19.336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5" calcext:value-type="float">
            <text:p>6082005</text:p>
          </table:table-cell>
          <table:table-cell office:value-type="float" office:value="229.2991" calcext:value-type="float">
            <text:p>229.2991</text:p>
          </table:table-cell>
          <table:table-cell office:value-type="float" office:value="13293.84" calcext:value-type="float">
            <text:p>13293.84</text:p>
          </table:table-cell>
          <table:table-cell office:value-type="float" office:value="0" calcext:value-type="float">
            <text:p>0</text:p>
          </table:table-cell>
          <table:table-cell office:value-type="float" office:value="11.06868" calcext:value-type="float">
            <text:p>11.06868</text:p>
          </table:table-cell>
          <table:table-cell office:value-type="float" office:value="-493.1271" calcext:value-type="float">
            <text:p>-493.1271</text:p>
          </table:table-cell>
          <table:table-cell office:value-type="float" office:value="1439.793" calcext:value-type="float">
            <text:p>1439.793</text:p>
          </table:table-cell>
          <table:table-cell office:value-type="float" office:value="-117.2435" calcext:value-type="float">
            <text:p>-117.2435</text:p>
          </table:table-cell>
          <table:table-cell office:value-type="float" office:value="94.86419" calcext:value-type="float">
            <text:p>94.86419</text:p>
          </table:table-cell>
          <table:table-cell office:value-type="float" office:value="0.6953971" calcext:value-type="float">
            <text:p>0.6953971</text:p>
          </table:table-cell>
          <table:table-cell office:value-type="float" office:value="0.01909355" calcext:value-type="float">
            <text:p>0.01909355</text:p>
          </table:table-cell>
          <table:table-cell office:value-type="float" office:value="2.498024" calcext:value-type="float">
            <text:p>2.498024</text:p>
          </table:table-cell>
          <table:table-cell office:value-type="float" office:value="0.06005981" calcext:value-type="float">
            <text:p>0.06005981</text:p>
          </table:table-cell>
          <table:table-cell office:value-type="float" office:value="0.03248183" calcext:value-type="float">
            <text:p>0.03248183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621.6346" calcext:value-type="float">
            <text:p>621.6346</text:p>
          </table:table-cell>
          <table:table-cell office:value-type="float" office:value="0" calcext:value-type="float">
            <text:p>0</text:p>
          </table:table-cell>
          <table:table-cell office:value-type="float" office:value="352.8" calcext:value-type="float">
            <text:p>352.8</text:p>
          </table:table-cell>
          <table:table-cell office:value-type="float" office:value="1237.885" calcext:value-type="float">
            <text:p>1237.885</text:p>
          </table:table-cell>
          <table:table-cell office:value-type="float" office:value="1503.035" calcext:value-type="float">
            <text:p>1503.035</text:p>
          </table:table-cell>
          <table:table-cell office:value-type="float" office:value="1252.307" calcext:value-type="float">
            <text:p>1252.307</text:p>
          </table:table-cell>
          <table:table-cell office:value-type="float" office:value="745.3592" calcext:value-type="float">
            <text:p>745.3592</text:p>
          </table:table-cell>
          <table:table-cell office:value-type="float" office:value="1089.167" calcext:value-type="float">
            <text:p>1089.167</text:p>
          </table:table-cell>
          <table:table-cell office:value-type="float" office:value="411.5765" calcext:value-type="float">
            <text:p>411.5765</text:p>
          </table:table-cell>
          <table:table-cell office:value-type="float" office:value="1840.694" calcext:value-type="float">
            <text:p>1840.694</text:p>
          </table:table-cell>
          <table:table-cell office:value-type="float" office:value="2080.226" calcext:value-type="float">
            <text:p>2080.226</text:p>
          </table:table-cell>
          <table:table-cell office:value-type="float" office:value="1666.151" calcext:value-type="float">
            <text:p>1666.151</text:p>
          </table:table-cell>
          <table:table-cell office:value-type="float" office:value="584.524" calcext:value-type="float">
            <text:p>584.524</text:p>
          </table:table-cell>
          <table:table-cell office:value-type="float" office:value="580.2926" calcext:value-type="float">
            <text:p>580.2926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77" calcext:value-type="float">
            <text:p>35.67677</text:p>
          </table:table-cell>
          <table:table-cell office:value-type="float" office:value="0" calcext:value-type="float">
            <text:p>0</text:p>
          </table:table-cell>
          <table:table-cell office:value-type="float" office:value="-0.04775969" calcext:value-type="float">
            <text:p>-0.04775969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546.825" calcext:value-type="float">
            <text:p>1546.825</text:p>
          </table:table-cell>
          <table:table-cell office:value-type="float" office:value="-546.4766" calcext:value-type="float">
            <text:p>-546.4766</text:p>
          </table:table-cell>
          <table:table-cell office:value-type="float" office:value="1000.348" calcext:value-type="float">
            <text:p>1000.348</text:p>
          </table:table-cell>
          <table:table-cell office:value-type="float" office:value="-384.5394" calcext:value-type="float">
            <text:p>-384.5394</text:p>
          </table:table-cell>
          <table:table-cell office:value-type="float" office:value="0" calcext:value-type="float">
            <text:p>0</text:p>
          </table:table-cell>
          <table:table-cell office:value-type="float" office:value="19.193" calcext:value-type="float">
            <text:p>19.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5" calcext:value-type="float">
            <text:p>7082005</text:p>
          </table:table-cell>
          <table:table-cell office:value-type="float" office:value="229.0901" calcext:value-type="float">
            <text:p>229.0901</text:p>
          </table:table-cell>
          <table:table-cell office:value-type="float" office:value="13293.42" calcext:value-type="float">
            <text:p>13293.42</text:p>
          </table:table-cell>
          <table:table-cell office:value-type="float" office:value="0" calcext:value-type="float">
            <text:p>0</text:p>
          </table:table-cell>
          <table:table-cell office:value-type="float" office:value="11.88766" calcext:value-type="float">
            <text:p>11.88766</text:p>
          </table:table-cell>
          <table:table-cell office:value-type="float" office:value="-495.3061" calcext:value-type="float">
            <text:p>-495.3061</text:p>
          </table:table-cell>
          <table:table-cell office:value-type="float" office:value="1449.563" calcext:value-type="float">
            <text:p>1449.563</text:p>
          </table:table-cell>
          <table:table-cell office:value-type="float" office:value="-117.9434" calcext:value-type="float">
            <text:p>-117.9434</text:p>
          </table:table-cell>
          <table:table-cell office:value-type="float" office:value="94.53536" calcext:value-type="float">
            <text:p>94.53536</text:p>
          </table:table-cell>
          <table:table-cell office:value-type="float" office:value="0.6841591" calcext:value-type="float">
            <text:p>0.6841591</text:p>
          </table:table-cell>
          <table:table-cell office:value-type="float" office:value="0.01988354" calcext:value-type="float">
            <text:p>0.01988354</text:p>
          </table:table-cell>
          <table:table-cell office:value-type="float" office:value="2.498024" calcext:value-type="float">
            <text:p>2.498024</text:p>
          </table:table-cell>
          <table:table-cell office:value-type="float" office:value="0.06005981" calcext:value-type="float">
            <text:p>0.06005981</text:p>
          </table:table-cell>
          <table:table-cell office:value-type="float" office:value="0.03248183" calcext:value-type="float">
            <text:p>0.03248183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639.1974" calcext:value-type="float">
            <text:p>639.1974</text:p>
          </table:table-cell>
          <table:table-cell office:value-type="float" office:value="0" calcext:value-type="float">
            <text:p>0</text:p>
          </table:table-cell>
          <table:table-cell office:value-type="float" office:value="352.9103" calcext:value-type="float">
            <text:p>352.9103</text:p>
          </table:table-cell>
          <table:table-cell office:value-type="float" office:value="1237.677" calcext:value-type="float">
            <text:p>1237.677</text:p>
          </table:table-cell>
          <table:table-cell office:value-type="float" office:value="1502.698" calcext:value-type="float">
            <text:p>1502.698</text:p>
          </table:table-cell>
          <table:table-cell office:value-type="float" office:value="1252.325" calcext:value-type="float">
            <text:p>1252.325</text:p>
          </table:table-cell>
          <table:table-cell office:value-type="float" office:value="745.401" calcext:value-type="float">
            <text:p>745.401</text:p>
          </table:table-cell>
          <table:table-cell office:value-type="float" office:value="1089.125" calcext:value-type="float">
            <text:p>1089.125</text:p>
          </table:table-cell>
          <table:table-cell office:value-type="float" office:value="411.5609" calcext:value-type="float">
            <text:p>411.5609</text:p>
          </table:table-cell>
          <table:table-cell office:value-type="float" office:value="1840.625" calcext:value-type="float">
            <text:p>1840.625</text:p>
          </table:table-cell>
          <table:table-cell office:value-type="float" office:value="2080.176" calcext:value-type="float">
            <text:p>2080.176</text:p>
          </table:table-cell>
          <table:table-cell office:value-type="float" office:value="1666.117" calcext:value-type="float">
            <text:p>1666.117</text:p>
          </table:table-cell>
          <table:table-cell office:value-type="float" office:value="584.5163" calcext:value-type="float">
            <text:p>584.5163</text:p>
          </table:table-cell>
          <table:table-cell office:value-type="float" office:value="580.2753" calcext:value-type="float">
            <text:p>580.2753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77" calcext:value-type="float">
            <text:p>35.67677</text:p>
          </table:table-cell>
          <table:table-cell office:value-type="float" office:value="0" calcext:value-type="float">
            <text:p>0</text:p>
          </table:table-cell>
          <table:table-cell office:value-type="float" office:value="-0.04779166" calcext:value-type="float">
            <text:p>-0.04779166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576.227" calcext:value-type="float">
            <text:p>1576.227</text:p>
          </table:table-cell>
          <table:table-cell office:value-type="float" office:value="-556.846" calcext:value-type="float">
            <text:p>-556.846</text:p>
          </table:table-cell>
          <table:table-cell office:value-type="float" office:value="1019.381" calcext:value-type="float">
            <text:p>1019.381</text:p>
          </table:table-cell>
          <table:table-cell office:value-type="float" office:value="-385.9056" calcext:value-type="float">
            <text:p>-385.9056</text:p>
          </table:table-cell>
          <table:table-cell office:value-type="float" office:value="0" calcext:value-type="float">
            <text:p>0</text:p>
          </table:table-cell>
          <table:table-cell office:value-type="float" office:value="19.07485" calcext:value-type="float">
            <text:p>19.07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5" calcext:value-type="float">
            <text:p>8082005</text:p>
          </table:table-cell>
          <table:table-cell office:value-type="float" office:value="228.9711" calcext:value-type="float">
            <text:p>228.9711</text:p>
          </table:table-cell>
          <table:table-cell office:value-type="float" office:value="13292.98" calcext:value-type="float">
            <text:p>13292.98</text:p>
          </table:table-cell>
          <table:table-cell office:value-type="float" office:value="0" calcext:value-type="float">
            <text:p>0</text:p>
          </table:table-cell>
          <table:table-cell office:value-type="float" office:value="12.8044" calcext:value-type="float">
            <text:p>12.8044</text:p>
          </table:table-cell>
          <table:table-cell office:value-type="float" office:value="-497.5973" calcext:value-type="float">
            <text:p>-497.5973</text:p>
          </table:table-cell>
          <table:table-cell office:value-type="float" office:value="1457.74" calcext:value-type="float">
            <text:p>1457.74</text:p>
          </table:table-cell>
          <table:table-cell office:value-type="float" office:value="-118.7189" calcext:value-type="float">
            <text:p>-118.7189</text:p>
          </table:table-cell>
          <table:table-cell office:value-type="float" office:value="94.04722" calcext:value-type="float">
            <text:p>94.04722</text:p>
          </table:table-cell>
          <table:table-cell office:value-type="float" office:value="0.672057" calcext:value-type="float">
            <text:p>0.672057</text:p>
          </table:table-cell>
          <table:table-cell office:value-type="float" office:value="0.02085159" calcext:value-type="float">
            <text:p>0.02085159</text:p>
          </table:table-cell>
          <table:table-cell office:value-type="float" office:value="2.498024" calcext:value-type="float">
            <text:p>2.498024</text:p>
          </table:table-cell>
          <table:table-cell office:value-type="float" office:value="0.06005981" calcext:value-type="float">
            <text:p>0.06005981</text:p>
          </table:table-cell>
          <table:table-cell office:value-type="float" office:value="0.03248183" calcext:value-type="float">
            <text:p>0.03248183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653.9247" calcext:value-type="float">
            <text:p>653.9247</text:p>
          </table:table-cell>
          <table:table-cell office:value-type="float" office:value="0" calcext:value-type="float">
            <text:p>0</text:p>
          </table:table-cell>
          <table:table-cell office:value-type="float" office:value="353.038" calcext:value-type="float">
            <text:p>353.038</text:p>
          </table:table-cell>
          <table:table-cell office:value-type="float" office:value="1237.484" calcext:value-type="float">
            <text:p>1237.484</text:p>
          </table:table-cell>
          <table:table-cell office:value-type="float" office:value="1502.363" calcext:value-type="float">
            <text:p>1502.363</text:p>
          </table:table-cell>
          <table:table-cell office:value-type="float" office:value="1252.356" calcext:value-type="float">
            <text:p>1252.356</text:p>
          </table:table-cell>
          <table:table-cell office:value-type="float" office:value="745.4611" calcext:value-type="float">
            <text:p>745.4611</text:p>
          </table:table-cell>
          <table:table-cell office:value-type="float" office:value="1089.077" calcext:value-type="float">
            <text:p>1089.077</text:p>
          </table:table-cell>
          <table:table-cell office:value-type="float" office:value="411.5451" calcext:value-type="float">
            <text:p>411.5451</text:p>
          </table:table-cell>
          <table:table-cell office:value-type="float" office:value="1840.557" calcext:value-type="float">
            <text:p>1840.557</text:p>
          </table:table-cell>
          <table:table-cell office:value-type="float" office:value="2080.125" calcext:value-type="float">
            <text:p>2080.125</text:p>
          </table:table-cell>
          <table:table-cell office:value-type="float" office:value="1666.083" calcext:value-type="float">
            <text:p>1666.083</text:p>
          </table:table-cell>
          <table:table-cell office:value-type="float" office:value="584.5087" calcext:value-type="float">
            <text:p>584.5087</text:p>
          </table:table-cell>
          <table:table-cell office:value-type="float" office:value="580.2579" calcext:value-type="float">
            <text:p>580.2579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77" calcext:value-type="float">
            <text:p>35.67677</text:p>
          </table:table-cell>
          <table:table-cell office:value-type="float" office:value="0" calcext:value-type="float">
            <text:p>0</text:p>
          </table:table-cell>
          <table:table-cell office:value-type="float" office:value="-0.04783914" calcext:value-type="float">
            <text:p>-0.04783914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603.265" calcext:value-type="float">
            <text:p>1603.265</text:p>
          </table:table-cell>
          <table:table-cell office:value-type="float" office:value="-567.6508" calcext:value-type="float">
            <text:p>-567.6508</text:p>
          </table:table-cell>
          <table:table-cell office:value-type="float" office:value="1035.614" calcext:value-type="float">
            <text:p>1035.614</text:p>
          </table:table-cell>
          <table:table-cell office:value-type="float" office:value="-387.2999" calcext:value-type="float">
            <text:p>-387.2999</text:p>
          </table:table-cell>
          <table:table-cell office:value-type="float" office:value="0" calcext:value-type="float">
            <text:p>0</text:p>
          </table:table-cell>
          <table:table-cell office:value-type="float" office:value="18.95138" calcext:value-type="float">
            <text:p>18.951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5" calcext:value-type="float">
            <text:p>9082005</text:p>
          </table:table-cell>
          <table:table-cell office:value-type="float" office:value="228.931" calcext:value-type="float">
            <text:p>228.931</text:p>
          </table:table-cell>
          <table:table-cell office:value-type="float" office:value="13292.51" calcext:value-type="float">
            <text:p>13292.51</text:p>
          </table:table-cell>
          <table:table-cell office:value-type="float" office:value="0" calcext:value-type="float">
            <text:p>0</text:p>
          </table:table-cell>
          <table:table-cell office:value-type="float" office:value="13.77643" calcext:value-type="float">
            <text:p>13.77643</text:p>
          </table:table-cell>
          <table:table-cell office:value-type="float" office:value="-499.9154" calcext:value-type="float">
            <text:p>-499.9154</text:p>
          </table:table-cell>
          <table:table-cell office:value-type="float" office:value="1465.698" calcext:value-type="float">
            <text:p>1465.698</text:p>
          </table:table-cell>
          <table:table-cell office:value-type="float" office:value="-119.5305" calcext:value-type="float">
            <text:p>-119.5305</text:p>
          </table:table-cell>
          <table:table-cell office:value-type="float" office:value="93.4006" calcext:value-type="float">
            <text:p>93.4006</text:p>
          </table:table-cell>
          <table:table-cell office:value-type="float" office:value="0.659545" calcext:value-type="float">
            <text:p>0.659545</text:p>
          </table:table-cell>
          <table:table-cell office:value-type="float" office:value="0.02199518" calcext:value-type="float">
            <text:p>0.02199518</text:p>
          </table:table-cell>
          <table:table-cell office:value-type="float" office:value="2.498024" calcext:value-type="float">
            <text:p>2.498024</text:p>
          </table:table-cell>
          <table:table-cell office:value-type="float" office:value="0.06005981" calcext:value-type="float">
            <text:p>0.06005981</text:p>
          </table:table-cell>
          <table:table-cell office:value-type="float" office:value="0.03248183" calcext:value-type="float">
            <text:p>0.03248183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667.9343" calcext:value-type="float">
            <text:p>667.9343</text:p>
          </table:table-cell>
          <table:table-cell office:value-type="float" office:value="0" calcext:value-type="float">
            <text:p>0</text:p>
          </table:table-cell>
          <table:table-cell office:value-type="float" office:value="353.1856" calcext:value-type="float">
            <text:p>353.1856</text:p>
          </table:table-cell>
          <table:table-cell office:value-type="float" office:value="1237.306" calcext:value-type="float">
            <text:p>1237.306</text:p>
          </table:table-cell>
          <table:table-cell office:value-type="float" office:value="1502.046" calcext:value-type="float">
            <text:p>1502.046</text:p>
          </table:table-cell>
          <table:table-cell office:value-type="float" office:value="1252.4" calcext:value-type="float">
            <text:p>1252.4</text:p>
          </table:table-cell>
          <table:table-cell office:value-type="float" office:value="745.5261" calcext:value-type="float">
            <text:p>745.5261</text:p>
          </table:table-cell>
          <table:table-cell office:value-type="float" office:value="1089.028" calcext:value-type="float">
            <text:p>1089.028</text:p>
          </table:table-cell>
          <table:table-cell office:value-type="float" office:value="411.5286" calcext:value-type="float">
            <text:p>411.5286</text:p>
          </table:table-cell>
          <table:table-cell office:value-type="float" office:value="1840.477" calcext:value-type="float">
            <text:p>1840.477</text:p>
          </table:table-cell>
          <table:table-cell office:value-type="float" office:value="2080.075" calcext:value-type="float">
            <text:p>2080.075</text:p>
          </table:table-cell>
          <table:table-cell office:value-type="float" office:value="1666.049" calcext:value-type="float">
            <text:p>1666.049</text:p>
          </table:table-cell>
          <table:table-cell office:value-type="float" office:value="584.501" calcext:value-type="float">
            <text:p>584.501</text:p>
          </table:table-cell>
          <table:table-cell office:value-type="float" office:value="580.2404" calcext:value-type="float">
            <text:p>580.2404</text:p>
          </table:table-cell>
          <table:table-cell office:value-type="float" office:value="142.7462" calcext:value-type="float">
            <text:p>142.7462</text:p>
          </table:table-cell>
          <table:table-cell office:value-type="float" office:value="35.67676" calcext:value-type="float">
            <text:p>35.67676</text:p>
          </table:table-cell>
          <table:table-cell office:value-type="float" office:value="0" calcext:value-type="float">
            <text:p>0</text:p>
          </table:table-cell>
          <table:table-cell office:value-type="float" office:value="-0.04789115" calcext:value-type="float">
            <text:p>-0.04789115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629.91" calcext:value-type="float">
            <text:p>1629.91</text:p>
          </table:table-cell>
          <table:table-cell office:value-type="float" office:value="-578.8006" calcext:value-type="float">
            <text:p>-578.8006</text:p>
          </table:table-cell>
          <table:table-cell office:value-type="float" office:value="1051.109" calcext:value-type="float">
            <text:p>1051.109</text:p>
          </table:table-cell>
          <table:table-cell office:value-type="float" office:value="-388.6791" calcext:value-type="float">
            <text:p>-388.6791</text:p>
          </table:table-cell>
          <table:table-cell office:value-type="float" office:value="0" calcext:value-type="float">
            <text:p>0</text:p>
          </table:table-cell>
          <table:table-cell office:value-type="float" office:value="18.82141" calcext:value-type="float">
            <text:p>18.821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5" calcext:value-type="float">
            <text:p>10082005</text:p>
          </table:table-cell>
          <table:table-cell office:value-type="float" office:value="228.8011" calcext:value-type="float">
            <text:p>228.8011</text:p>
          </table:table-cell>
          <table:table-cell office:value-type="float" office:value="13291.86" calcext:value-type="float">
            <text:p>13291.86</text:p>
          </table:table-cell>
          <table:table-cell office:value-type="float" office:value="0" calcext:value-type="float">
            <text:p>0</text:p>
          </table:table-cell>
          <table:table-cell office:value-type="float" office:value="14.7052" calcext:value-type="float">
            <text:p>14.7052</text:p>
          </table:table-cell>
          <table:table-cell office:value-type="float" office:value="-501.8639" calcext:value-type="float">
            <text:p>-501.8639</text:p>
          </table:table-cell>
          <table:table-cell office:value-type="float" office:value="1468.041" calcext:value-type="float">
            <text:p>1468.041</text:p>
          </table:table-cell>
          <table:table-cell office:value-type="float" office:value="-120.3008" calcext:value-type="float">
            <text:p>-120.3008</text:p>
          </table:table-cell>
          <table:table-cell office:value-type="float" office:value="92.901" calcext:value-type="float">
            <text:p>92.901</text:p>
          </table:table-cell>
          <table:table-cell office:value-type="float" office:value="0.6449839" calcext:value-type="float">
            <text:p>0.6449839</text:p>
          </table:table-cell>
          <table:table-cell office:value-type="float" office:value="0.02298805" calcext:value-type="float">
            <text:p>0.02298805</text:p>
          </table:table-cell>
          <table:table-cell office:value-type="float" office:value="2.706139" calcext:value-type="float">
            <text:p>2.706139</text:p>
          </table:table-cell>
          <table:table-cell office:value-type="float" office:value="0.06013813" calcext:value-type="float">
            <text:p>0.06013813</text:p>
          </table:table-cell>
          <table:table-cell office:value-type="float" office:value="0.03254497" calcext:value-type="float">
            <text:p>0.0325449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680.8184" calcext:value-type="float">
            <text:p>680.8184</text:p>
          </table:table-cell>
          <table:table-cell office:value-type="float" office:value="0" calcext:value-type="float">
            <text:p>0</text:p>
          </table:table-cell>
          <table:table-cell office:value-type="float" office:value="353.3398" calcext:value-type="float">
            <text:p>353.3398</text:p>
          </table:table-cell>
          <table:table-cell office:value-type="float" office:value="1237.103" calcext:value-type="float">
            <text:p>1237.103</text:p>
          </table:table-cell>
          <table:table-cell office:value-type="float" office:value="1501.707" calcext:value-type="float">
            <text:p>1501.707</text:p>
          </table:table-cell>
          <table:table-cell office:value-type="float" office:value="1252.445" calcext:value-type="float">
            <text:p>1252.445</text:p>
          </table:table-cell>
          <table:table-cell office:value-type="float" office:value="745.4643" calcext:value-type="float">
            <text:p>745.4643</text:p>
          </table:table-cell>
          <table:table-cell office:value-type="float" office:value="1088.933" calcext:value-type="float">
            <text:p>1088.933</text:p>
          </table:table-cell>
          <table:table-cell office:value-type="float" office:value="411.5257" calcext:value-type="float">
            <text:p>411.5257</text:p>
          </table:table-cell>
          <table:table-cell office:value-type="float" office:value="1840.382" calcext:value-type="float">
            <text:p>1840.382</text:p>
          </table:table-cell>
          <table:table-cell office:value-type="float" office:value="2080.004" calcext:value-type="float">
            <text:p>2080.004</text:p>
          </table:table-cell>
          <table:table-cell office:value-type="float" office:value="1665.995" calcext:value-type="float">
            <text:p>1665.995</text:p>
          </table:table-cell>
          <table:table-cell office:value-type="float" office:value="584.4872" calcext:value-type="float">
            <text:p>584.4872</text:p>
          </table:table-cell>
          <table:table-cell office:value-type="float" office:value="580.2129" calcext:value-type="float">
            <text:p>580.2129</text:p>
          </table:table-cell>
          <table:table-cell office:value-type="float" office:value="142.7438" calcext:value-type="float">
            <text:p>142.7438</text:p>
          </table:table-cell>
          <table:table-cell office:value-type="float" office:value="35.67595" calcext:value-type="float">
            <text:p>35.67595</text:p>
          </table:table-cell>
          <table:table-cell office:value-type="float" office:value="0" calcext:value-type="float">
            <text:p>0</text:p>
          </table:table-cell>
          <table:table-cell office:value-type="float" office:value="-0.04793872" calcext:value-type="float">
            <text:p>-0.04793872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653.963" calcext:value-type="float">
            <text:p>1653.963</text:p>
          </table:table-cell>
          <table:table-cell office:value-type="float" office:value="-588.6028" calcext:value-type="float">
            <text:p>-588.6028</text:p>
          </table:table-cell>
          <table:table-cell office:value-type="float" office:value="1065.36" calcext:value-type="float">
            <text:p>1065.36</text:p>
          </table:table-cell>
          <table:table-cell office:value-type="float" office:value="-390.0769" calcext:value-type="float">
            <text:p>-390.0769</text:p>
          </table:table-cell>
          <table:table-cell office:value-type="float" office:value="0" calcext:value-type="float">
            <text:p>0</text:p>
          </table:table-cell>
          <table:table-cell office:value-type="float" office:value="19.03916" calcext:value-type="float">
            <text:p>19.039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5" calcext:value-type="float">
            <text:p>11082005</text:p>
          </table:table-cell>
          <table:table-cell office:value-type="float" office:value="228.4589" calcext:value-type="float">
            <text:p>228.4589</text:p>
          </table:table-cell>
          <table:table-cell office:value-type="float" office:value="13291.45" calcext:value-type="float">
            <text:p>13291.45</text:p>
          </table:table-cell>
          <table:table-cell office:value-type="float" office:value="0" calcext:value-type="float">
            <text:p>0</text:p>
          </table:table-cell>
          <table:table-cell office:value-type="float" office:value="15.54675" calcext:value-type="float">
            <text:p>15.54675</text:p>
          </table:table-cell>
          <table:table-cell office:value-type="float" office:value="-504.2617" calcext:value-type="float">
            <text:p>-504.2617</text:p>
          </table:table-cell>
          <table:table-cell office:value-type="float" office:value="1475.269" calcext:value-type="float">
            <text:p>1475.269</text:p>
          </table:table-cell>
          <table:table-cell office:value-type="float" office:value="-120.9915" calcext:value-type="float">
            <text:p>-120.9915</text:p>
          </table:table-cell>
          <table:table-cell office:value-type="float" office:value="92.74985" calcext:value-type="float">
            <text:p>92.74985</text:p>
          </table:table-cell>
          <table:table-cell office:value-type="float" office:value="0.6353433" calcext:value-type="float">
            <text:p>0.6353433</text:p>
          </table:table-cell>
          <table:table-cell office:value-type="float" office:value="0.02366056" calcext:value-type="float">
            <text:p>0.02366056</text:p>
          </table:table-cell>
          <table:table-cell office:value-type="float" office:value="2.706139" calcext:value-type="float">
            <text:p>2.706139</text:p>
          </table:table-cell>
          <table:table-cell office:value-type="float" office:value="0.06013813" calcext:value-type="float">
            <text:p>0.06013813</text:p>
          </table:table-cell>
          <table:table-cell office:value-type="float" office:value="0.03254497" calcext:value-type="float">
            <text:p>0.0325449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691.9395" calcext:value-type="float">
            <text:p>691.9395</text:p>
          </table:table-cell>
          <table:table-cell office:value-type="float" office:value="0" calcext:value-type="float">
            <text:p>0</text:p>
          </table:table-cell>
          <table:table-cell office:value-type="float" office:value="353.3395" calcext:value-type="float">
            <text:p>353.3395</text:p>
          </table:table-cell>
          <table:table-cell office:value-type="float" office:value="1236.787" calcext:value-type="float">
            <text:p>1236.787</text:p>
          </table:table-cell>
          <table:table-cell office:value-type="float" office:value="1501.444" calcext:value-type="float">
            <text:p>1501.444</text:p>
          </table:table-cell>
          <table:table-cell office:value-type="float" office:value="1252.482" calcext:value-type="float">
            <text:p>1252.482</text:p>
          </table:table-cell>
          <table:table-cell office:value-type="float" office:value="745.5195" calcext:value-type="float">
            <text:p>745.5195</text:p>
          </table:table-cell>
          <table:table-cell office:value-type="float" office:value="1088.887" calcext:value-type="float">
            <text:p>1088.887</text:p>
          </table:table-cell>
          <table:table-cell office:value-type="float" office:value="411.5081" calcext:value-type="float">
            <text:p>411.5081</text:p>
          </table:table-cell>
          <table:table-cell office:value-type="float" office:value="1840.299" calcext:value-type="float">
            <text:p>1840.299</text:p>
          </table:table-cell>
          <table:table-cell office:value-type="float" office:value="2079.953" calcext:value-type="float">
            <text:p>2079.953</text:p>
          </table:table-cell>
          <table:table-cell office:value-type="float" office:value="1665.961" calcext:value-type="float">
            <text:p>1665.961</text:p>
          </table:table-cell>
          <table:table-cell office:value-type="float" office:value="584.4796" calcext:value-type="float">
            <text:p>584.4796</text:p>
          </table:table-cell>
          <table:table-cell office:value-type="float" office:value="580.1954" calcext:value-type="float">
            <text:p>580.1954</text:p>
          </table:table-cell>
          <table:table-cell office:value-type="float" office:value="142.7438" calcext:value-type="float">
            <text:p>142.7438</text:p>
          </table:table-cell>
          <table:table-cell office:value-type="float" office:value="35.67595" calcext:value-type="float">
            <text:p>35.67595</text:p>
          </table:table-cell>
          <table:table-cell office:value-type="float" office:value="0" calcext:value-type="float">
            <text:p>0</text:p>
          </table:table-cell>
          <table:table-cell office:value-type="float" office:value="-0.04802376" calcext:value-type="float">
            <text:p>-0.04802376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676.608" calcext:value-type="float">
            <text:p>1676.608</text:p>
          </table:table-cell>
          <table:table-cell office:value-type="float" office:value="-598.4422" calcext:value-type="float">
            <text:p>-598.4422</text:p>
          </table:table-cell>
          <table:table-cell office:value-type="float" office:value="1078.166" calcext:value-type="float">
            <text:p>1078.166</text:p>
          </table:table-cell>
          <table:table-cell office:value-type="float" office:value="-391.581" calcext:value-type="float">
            <text:p>-391.581</text:p>
          </table:table-cell>
          <table:table-cell office:value-type="float" office:value="0" calcext:value-type="float">
            <text:p>0</text:p>
          </table:table-cell>
          <table:table-cell office:value-type="float" office:value="18.83538" calcext:value-type="float">
            <text:p>18.835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5" calcext:value-type="float">
            <text:p>12082005</text:p>
          </table:table-cell>
          <table:table-cell office:value-type="float" office:value="228.1852" calcext:value-type="float">
            <text:p>228.1852</text:p>
          </table:table-cell>
          <table:table-cell office:value-type="float" office:value="13291.04" calcext:value-type="float">
            <text:p>13291.04</text:p>
          </table:table-cell>
          <table:table-cell office:value-type="float" office:value="0" calcext:value-type="float">
            <text:p>0</text:p>
          </table:table-cell>
          <table:table-cell office:value-type="float" office:value="16.3604" calcext:value-type="float">
            <text:p>16.3604</text:p>
          </table:table-cell>
          <table:table-cell office:value-type="float" office:value="-506.5116" calcext:value-type="float">
            <text:p>-506.5116</text:p>
          </table:table-cell>
          <table:table-cell office:value-type="float" office:value="1482.375" calcext:value-type="float">
            <text:p>1482.375</text:p>
          </table:table-cell>
          <table:table-cell office:value-type="float" office:value="-121.6585" calcext:value-type="float">
            <text:p>-121.6585</text:p>
          </table:table-cell>
          <table:table-cell office:value-type="float" office:value="92.607" calcext:value-type="float">
            <text:p>92.607</text:p>
          </table:table-cell>
          <table:table-cell office:value-type="float" office:value="0.6265817" calcext:value-type="float">
            <text:p>0.6265817</text:p>
          </table:table-cell>
          <table:table-cell office:value-type="float" office:value="0.02446453" calcext:value-type="float">
            <text:p>0.02446453</text:p>
          </table:table-cell>
          <table:table-cell office:value-type="float" office:value="2.706139" calcext:value-type="float">
            <text:p>2.706139</text:p>
          </table:table-cell>
          <table:table-cell office:value-type="float" office:value="0.06013813" calcext:value-type="float">
            <text:p>0.06013813</text:p>
          </table:table-cell>
          <table:table-cell office:value-type="float" office:value="0.03254497" calcext:value-type="float">
            <text:p>0.0325449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697.3354" calcext:value-type="float">
            <text:p>697.3354</text:p>
          </table:table-cell>
          <table:table-cell office:value-type="float" office:value="0" calcext:value-type="float">
            <text:p>0</text:p>
          </table:table-cell>
          <table:table-cell office:value-type="float" office:value="353.365" calcext:value-type="float">
            <text:p>353.365</text:p>
          </table:table-cell>
          <table:table-cell office:value-type="float" office:value="1236.494" calcext:value-type="float">
            <text:p>1236.494</text:p>
          </table:table-cell>
          <table:table-cell office:value-type="float" office:value="1501.191" calcext:value-type="float">
            <text:p>1501.191</text:p>
          </table:table-cell>
          <table:table-cell office:value-type="float" office:value="1252.517" calcext:value-type="float">
            <text:p>1252.517</text:p>
          </table:table-cell>
          <table:table-cell office:value-type="float" office:value="745.5784" calcext:value-type="float">
            <text:p>745.5784</text:p>
          </table:table-cell>
          <table:table-cell office:value-type="float" office:value="1088.846" calcext:value-type="float">
            <text:p>1088.846</text:p>
          </table:table-cell>
          <table:table-cell office:value-type="float" office:value="411.4924" calcext:value-type="float">
            <text:p>411.4924</text:p>
          </table:table-cell>
          <table:table-cell office:value-type="float" office:value="1840.217" calcext:value-type="float">
            <text:p>1840.217</text:p>
          </table:table-cell>
          <table:table-cell office:value-type="float" office:value="2079.902" calcext:value-type="float">
            <text:p>2079.902</text:p>
          </table:table-cell>
          <table:table-cell office:value-type="float" office:value="1665.928" calcext:value-type="float">
            <text:p>1665.928</text:p>
          </table:table-cell>
          <table:table-cell office:value-type="float" office:value="584.472" calcext:value-type="float">
            <text:p>584.472</text:p>
          </table:table-cell>
          <table:table-cell office:value-type="float" office:value="580.1782" calcext:value-type="float">
            <text:p>580.1782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4" calcext:value-type="float">
            <text:p>35.67594</text:p>
          </table:table-cell>
          <table:table-cell office:value-type="float" office:value="0" calcext:value-type="float">
            <text:p>0</text:p>
          </table:table-cell>
          <table:table-cell office:value-type="float" office:value="-0.04807675" calcext:value-type="float">
            <text:p>-0.04807675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693.141" calcext:value-type="float">
            <text:p>1693.141</text:p>
          </table:table-cell>
          <table:table-cell office:value-type="float" office:value="-608.0057" calcext:value-type="float">
            <text:p>-608.0057</text:p>
          </table:table-cell>
          <table:table-cell office:value-type="float" office:value="1085.135" calcext:value-type="float">
            <text:p>1085.135</text:p>
          </table:table-cell>
          <table:table-cell office:value-type="float" office:value="-392.994" calcext:value-type="float">
            <text:p>-392.994</text:p>
          </table:table-cell>
          <table:table-cell office:value-type="float" office:value="0" calcext:value-type="float">
            <text:p>0</text:p>
          </table:table-cell>
          <table:table-cell office:value-type="float" office:value="18.66235" calcext:value-type="float">
            <text:p>18.66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5" calcext:value-type="float">
            <text:p>13082005</text:p>
          </table:table-cell>
          <table:table-cell office:value-type="float" office:value="228.0081" calcext:value-type="float">
            <text:p>228.0081</text:p>
          </table:table-cell>
          <table:table-cell office:value-type="float" office:value="13290.64" calcext:value-type="float">
            <text:p>13290.64</text:p>
          </table:table-cell>
          <table:table-cell office:value-type="float" office:value="0" calcext:value-type="float">
            <text:p>0</text:p>
          </table:table-cell>
          <table:table-cell office:value-type="float" office:value="17.11774" calcext:value-type="float">
            <text:p>17.11774</text:p>
          </table:table-cell>
          <table:table-cell office:value-type="float" office:value="-508.533" calcext:value-type="float">
            <text:p>-508.533</text:p>
          </table:table-cell>
          <table:table-cell office:value-type="float" office:value="1489.287" calcext:value-type="float">
            <text:p>1489.287</text:p>
          </table:table-cell>
          <table:table-cell office:value-type="float" office:value="-122.2784" calcext:value-type="float">
            <text:p>-122.2784</text:p>
          </table:table-cell>
          <table:table-cell office:value-type="float" office:value="92.43793" calcext:value-type="float">
            <text:p>92.43793</text:p>
          </table:table-cell>
          <table:table-cell office:value-type="float" office:value="0.6189412" calcext:value-type="float">
            <text:p>0.6189412</text:p>
          </table:table-cell>
          <table:table-cell office:value-type="float" office:value="0.02545052" calcext:value-type="float">
            <text:p>0.02545052</text:p>
          </table:table-cell>
          <table:table-cell office:value-type="float" office:value="2.706139" calcext:value-type="float">
            <text:p>2.706139</text:p>
          </table:table-cell>
          <table:table-cell office:value-type="float" office:value="0.06013813" calcext:value-type="float">
            <text:p>0.06013813</text:p>
          </table:table-cell>
          <table:table-cell office:value-type="float" office:value="0.03254497" calcext:value-type="float">
            <text:p>0.0325449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712.3997" calcext:value-type="float">
            <text:p>712.3997</text:p>
          </table:table-cell>
          <table:table-cell office:value-type="float" office:value="0" calcext:value-type="float">
            <text:p>0</text:p>
          </table:table-cell>
          <table:table-cell office:value-type="float" office:value="353.4235" calcext:value-type="float">
            <text:p>353.4235</text:p>
          </table:table-cell>
          <table:table-cell office:value-type="float" office:value="1236.241" calcext:value-type="float">
            <text:p>1236.241</text:p>
          </table:table-cell>
          <table:table-cell office:value-type="float" office:value="1500.96" calcext:value-type="float">
            <text:p>1500.96</text:p>
          </table:table-cell>
          <table:table-cell office:value-type="float" office:value="1252.556" calcext:value-type="float">
            <text:p>1252.556</text:p>
          </table:table-cell>
          <table:table-cell office:value-type="float" office:value="745.6348" calcext:value-type="float">
            <text:p>745.6348</text:p>
          </table:table-cell>
          <table:table-cell office:value-type="float" office:value="1088.808" calcext:value-type="float">
            <text:p>1088.808</text:p>
          </table:table-cell>
          <table:table-cell office:value-type="float" office:value="411.4777" calcext:value-type="float">
            <text:p>411.4777</text:p>
          </table:table-cell>
          <table:table-cell office:value-type="float" office:value="1840.139" calcext:value-type="float">
            <text:p>1840.139</text:p>
          </table:table-cell>
          <table:table-cell office:value-type="float" office:value="2079.852" calcext:value-type="float">
            <text:p>2079.852</text:p>
          </table:table-cell>
          <table:table-cell office:value-type="float" office:value="1665.894" calcext:value-type="float">
            <text:p>1665.894</text:p>
          </table:table-cell>
          <table:table-cell office:value-type="float" office:value="584.4647" calcext:value-type="float">
            <text:p>584.4647</text:p>
          </table:table-cell>
          <table:table-cell office:value-type="float" office:value="580.1614" calcext:value-type="float">
            <text:p>580.1614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4" calcext:value-type="float">
            <text:p>35.67594</text:p>
          </table:table-cell>
          <table:table-cell office:value-type="float" office:value="0" calcext:value-type="float">
            <text:p>0</text:p>
          </table:table-cell>
          <table:table-cell office:value-type="float" office:value="-0.04809519" calcext:value-type="float">
            <text:p>-0.04809519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718.205" calcext:value-type="float">
            <text:p>1718.205</text:p>
          </table:table-cell>
          <table:table-cell office:value-type="float" office:value="-616.6196" calcext:value-type="float">
            <text:p>-616.6196</text:p>
          </table:table-cell>
          <table:table-cell office:value-type="float" office:value="1101.585" calcext:value-type="float">
            <text:p>1101.585</text:p>
          </table:table-cell>
          <table:table-cell office:value-type="float" office:value="-394.2446" calcext:value-type="float">
            <text:p>-394.2446</text:p>
          </table:table-cell>
          <table:table-cell office:value-type="float" office:value="0" calcext:value-type="float">
            <text:p>0</text:p>
          </table:table-cell>
          <table:table-cell office:value-type="float" office:value="18.50597" calcext:value-type="float">
            <text:p>18.505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5" calcext:value-type="float">
            <text:p>14082005</text:p>
          </table:table-cell>
          <table:table-cell office:value-type="float" office:value="227.9419" calcext:value-type="float">
            <text:p>227.9419</text:p>
          </table:table-cell>
          <table:table-cell office:value-type="float" office:value="13290.27" calcext:value-type="float">
            <text:p>13290.27</text:p>
          </table:table-cell>
          <table:table-cell office:value-type="float" office:value="0" calcext:value-type="float">
            <text:p>0</text:p>
          </table:table-cell>
          <table:table-cell office:value-type="float" office:value="17.84975" calcext:value-type="float">
            <text:p>17.84975</text:p>
          </table:table-cell>
          <table:table-cell office:value-type="float" office:value="-510.3654" calcext:value-type="float">
            <text:p>-510.3654</text:p>
          </table:table-cell>
          <table:table-cell office:value-type="float" office:value="1494.705" calcext:value-type="float">
            <text:p>1494.705</text:p>
          </table:table-cell>
          <table:table-cell office:value-type="float" office:value="-122.8767" calcext:value-type="float">
            <text:p>-122.8767</text:p>
          </table:table-cell>
          <table:table-cell office:value-type="float" office:value="92.18993" calcext:value-type="float">
            <text:p>92.18993</text:p>
          </table:table-cell>
          <table:table-cell office:value-type="float" office:value="0.6115899" calcext:value-type="float">
            <text:p>0.6115899</text:p>
          </table:table-cell>
          <table:table-cell office:value-type="float" office:value="0.0266116" calcext:value-type="float">
            <text:p>0.0266116</text:p>
          </table:table-cell>
          <table:table-cell office:value-type="float" office:value="2.706139" calcext:value-type="float">
            <text:p>2.706139</text:p>
          </table:table-cell>
          <table:table-cell office:value-type="float" office:value="0.06013813" calcext:value-type="float">
            <text:p>0.06013813</text:p>
          </table:table-cell>
          <table:table-cell office:value-type="float" office:value="0.03254497" calcext:value-type="float">
            <text:p>0.0325449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729.9991" calcext:value-type="float">
            <text:p>729.9991</text:p>
          </table:table-cell>
          <table:table-cell office:value-type="float" office:value="0" calcext:value-type="float">
            <text:p>0</text:p>
          </table:table-cell>
          <table:table-cell office:value-type="float" office:value="353.4979" calcext:value-type="float">
            <text:p>353.4979</text:p>
          </table:table-cell>
          <table:table-cell office:value-type="float" office:value="1236.058" calcext:value-type="float">
            <text:p>1236.058</text:p>
          </table:table-cell>
          <table:table-cell office:value-type="float" office:value="1500.753" calcext:value-type="float">
            <text:p>1500.753</text:p>
          </table:table-cell>
          <table:table-cell office:value-type="float" office:value="1252.592" calcext:value-type="float">
            <text:p>1252.592</text:p>
          </table:table-cell>
          <table:table-cell office:value-type="float" office:value="745.7007" calcext:value-type="float">
            <text:p>745.7007</text:p>
          </table:table-cell>
          <table:table-cell office:value-type="float" office:value="1088.775" calcext:value-type="float">
            <text:p>1088.775</text:p>
          </table:table-cell>
          <table:table-cell office:value-type="float" office:value="411.4644" calcext:value-type="float">
            <text:p>411.4644</text:p>
          </table:table-cell>
          <table:table-cell office:value-type="float" office:value="1840.072" calcext:value-type="float">
            <text:p>1840.072</text:p>
          </table:table-cell>
          <table:table-cell office:value-type="float" office:value="2079.803" calcext:value-type="float">
            <text:p>2079.803</text:p>
          </table:table-cell>
          <table:table-cell office:value-type="float" office:value="1665.861" calcext:value-type="float">
            <text:p>1665.861</text:p>
          </table:table-cell>
          <table:table-cell office:value-type="float" office:value="584.4577" calcext:value-type="float">
            <text:p>584.4577</text:p>
          </table:table-cell>
          <table:table-cell office:value-type="float" office:value="580.1448" calcext:value-type="float">
            <text:p>580.1448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4" calcext:value-type="float">
            <text:p>35.67594</text:p>
          </table:table-cell>
          <table:table-cell office:value-type="float" office:value="0" calcext:value-type="float">
            <text:p>0</text:p>
          </table:table-cell>
          <table:table-cell office:value-type="float" office:value="-0.04810817" calcext:value-type="float">
            <text:p>-0.04810817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746.098" calcext:value-type="float">
            <text:p>1746.098</text:p>
          </table:table-cell>
          <table:table-cell office:value-type="float" office:value="-625.7016" calcext:value-type="float">
            <text:p>-625.7016</text:p>
          </table:table-cell>
          <table:table-cell office:value-type="float" office:value="1120.396" calcext:value-type="float">
            <text:p>1120.396</text:p>
          </table:table-cell>
          <table:table-cell office:value-type="float" office:value="-395.343" calcext:value-type="float">
            <text:p>-395.343</text:p>
          </table:table-cell>
          <table:table-cell office:value-type="float" office:value="0" calcext:value-type="float">
            <text:p>0</text:p>
          </table:table-cell>
          <table:table-cell office:value-type="float" office:value="18.365" calcext:value-type="float">
            <text:p>18.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5" calcext:value-type="float">
            <text:p>15082005</text:p>
          </table:table-cell>
          <table:table-cell office:value-type="float" office:value="227.9801" calcext:value-type="float">
            <text:p>227.9801</text:p>
          </table:table-cell>
          <table:table-cell office:value-type="float" office:value="13289.89" calcext:value-type="float">
            <text:p>13289.89</text:p>
          </table:table-cell>
          <table:table-cell office:value-type="float" office:value="0" calcext:value-type="float">
            <text:p>0</text:p>
          </table:table-cell>
          <table:table-cell office:value-type="float" office:value="18.65652" calcext:value-type="float">
            <text:p>18.65652</text:p>
          </table:table-cell>
          <table:table-cell office:value-type="float" office:value="-512.2072" calcext:value-type="float">
            <text:p>-512.2072</text:p>
          </table:table-cell>
          <table:table-cell office:value-type="float" office:value="1500.921" calcext:value-type="float">
            <text:p>1500.921</text:p>
          </table:table-cell>
          <table:table-cell office:value-type="float" office:value="-123.5351" calcext:value-type="float">
            <text:p>-123.5351</text:p>
          </table:table-cell>
          <table:table-cell office:value-type="float" office:value="91.79766" calcext:value-type="float">
            <text:p>91.79766</text:p>
          </table:table-cell>
          <table:table-cell office:value-type="float" office:value="0.6031151" calcext:value-type="float">
            <text:p>0.6031151</text:p>
          </table:table-cell>
          <table:table-cell office:value-type="float" office:value="0.02796416" calcext:value-type="float">
            <text:p>0.02796416</text:p>
          </table:table-cell>
          <table:table-cell office:value-type="float" office:value="2.706139" calcext:value-type="float">
            <text:p>2.706139</text:p>
          </table:table-cell>
          <table:table-cell office:value-type="float" office:value="0.06013813" calcext:value-type="float">
            <text:p>0.06013813</text:p>
          </table:table-cell>
          <table:table-cell office:value-type="float" office:value="0.03254497" calcext:value-type="float">
            <text:p>0.0325449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743.2167" calcext:value-type="float">
            <text:p>743.2167</text:p>
          </table:table-cell>
          <table:table-cell office:value-type="float" office:value="0" calcext:value-type="float">
            <text:p>0</text:p>
          </table:table-cell>
          <table:table-cell office:value-type="float" office:value="353.5939" calcext:value-type="float">
            <text:p>353.5939</text:p>
          </table:table-cell>
          <table:table-cell office:value-type="float" office:value="1235.925" calcext:value-type="float">
            <text:p>1235.925</text:p>
          </table:table-cell>
          <table:table-cell office:value-type="float" office:value="1500.548" calcext:value-type="float">
            <text:p>1500.548</text:p>
          </table:table-cell>
          <table:table-cell office:value-type="float" office:value="1252.636" calcext:value-type="float">
            <text:p>1252.636</text:p>
          </table:table-cell>
          <table:table-cell office:value-type="float" office:value="745.7766" calcext:value-type="float">
            <text:p>745.7766</text:p>
          </table:table-cell>
          <table:table-cell office:value-type="float" office:value="1088.743" calcext:value-type="float">
            <text:p>1088.743</text:p>
          </table:table-cell>
          <table:table-cell office:value-type="float" office:value="411.4521" calcext:value-type="float">
            <text:p>411.4521</text:p>
          </table:table-cell>
          <table:table-cell office:value-type="float" office:value="1840.007" calcext:value-type="float">
            <text:p>1840.007</text:p>
          </table:table-cell>
          <table:table-cell office:value-type="float" office:value="2079.755" calcext:value-type="float">
            <text:p>2079.755</text:p>
          </table:table-cell>
          <table:table-cell office:value-type="float" office:value="1665.829" calcext:value-type="float">
            <text:p>1665.829</text:p>
          </table:table-cell>
          <table:table-cell office:value-type="float" office:value="584.4507" calcext:value-type="float">
            <text:p>584.4507</text:p>
          </table:table-cell>
          <table:table-cell office:value-type="float" office:value="580.1286" calcext:value-type="float">
            <text:p>580.1286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3" calcext:value-type="float">
            <text:p>35.67593</text:p>
          </table:table-cell>
          <table:table-cell office:value-type="float" office:value="0" calcext:value-type="float">
            <text:p>0</text:p>
          </table:table-cell>
          <table:table-cell office:value-type="float" office:value="-0.04812872" calcext:value-type="float">
            <text:p>-0.04812872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770.992" calcext:value-type="float">
            <text:p>1770.992</text:p>
          </table:table-cell>
          <table:table-cell office:value-type="float" office:value="-636.2192" calcext:value-type="float">
            <text:p>-636.2192</text:p>
          </table:table-cell>
          <table:table-cell office:value-type="float" office:value="1134.773" calcext:value-type="float">
            <text:p>1134.773</text:p>
          </table:table-cell>
          <table:table-cell office:value-type="float" office:value="-396.4101" calcext:value-type="float">
            <text:p>-396.4101</text:p>
          </table:table-cell>
          <table:table-cell office:value-type="float" office:value="0" calcext:value-type="float">
            <text:p>0</text:p>
          </table:table-cell>
          <table:table-cell office:value-type="float" office:value="18.24491" calcext:value-type="float">
            <text:p>18.2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5" calcext:value-type="float">
            <text:p>16082005</text:p>
          </table:table-cell>
          <table:table-cell office:value-type="float" office:value="228.0906" calcext:value-type="float">
            <text:p>228.0906</text:p>
          </table:table-cell>
          <table:table-cell office:value-type="float" office:value="13289.49" calcext:value-type="float">
            <text:p>13289.49</text:p>
          </table:table-cell>
          <table:table-cell office:value-type="float" office:value="0" calcext:value-type="float">
            <text:p>0</text:p>
          </table:table-cell>
          <table:table-cell office:value-type="float" office:value="19.55581" calcext:value-type="float">
            <text:p>19.55581</text:p>
          </table:table-cell>
          <table:table-cell office:value-type="float" office:value="-514.1526" calcext:value-type="float">
            <text:p>-514.1526</text:p>
          </table:table-cell>
          <table:table-cell office:value-type="float" office:value="1507.184" calcext:value-type="float">
            <text:p>1507.184</text:p>
          </table:table-cell>
          <table:table-cell office:value-type="float" office:value="-124.2691" calcext:value-type="float">
            <text:p>-124.2691</text:p>
          </table:table-cell>
          <table:table-cell office:value-type="float" office:value="91.26807" calcext:value-type="float">
            <text:p>91.26807</text:p>
          </table:table-cell>
          <table:table-cell office:value-type="float" office:value="0.5937684" calcext:value-type="float">
            <text:p>0.5937684</text:p>
          </table:table-cell>
          <table:table-cell office:value-type="float" office:value="0.02944572" calcext:value-type="float">
            <text:p>0.02944572</text:p>
          </table:table-cell>
          <table:table-cell office:value-type="float" office:value="2.706139" calcext:value-type="float">
            <text:p>2.706139</text:p>
          </table:table-cell>
          <table:table-cell office:value-type="float" office:value="0.06013813" calcext:value-type="float">
            <text:p>0.06013813</text:p>
          </table:table-cell>
          <table:table-cell office:value-type="float" office:value="0.03254497" calcext:value-type="float">
            <text:p>0.0325449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754.2772" calcext:value-type="float">
            <text:p>754.2772</text:p>
          </table:table-cell>
          <table:table-cell office:value-type="float" office:value="0" calcext:value-type="float">
            <text:p>0</text:p>
          </table:table-cell>
          <table:table-cell office:value-type="float" office:value="353.7077" calcext:value-type="float">
            <text:p>353.7077</text:p>
          </table:table-cell>
          <table:table-cell office:value-type="float" office:value="1235.81" calcext:value-type="float">
            <text:p>1235.81</text:p>
          </table:table-cell>
          <table:table-cell office:value-type="float" office:value="1500.34" calcext:value-type="float">
            <text:p>1500.34</text:p>
          </table:table-cell>
          <table:table-cell office:value-type="float" office:value="1252.692" calcext:value-type="float">
            <text:p>1252.692</text:p>
          </table:table-cell>
          <table:table-cell office:value-type="float" office:value="745.8635" calcext:value-type="float">
            <text:p>745.8635</text:p>
          </table:table-cell>
          <table:table-cell office:value-type="float" office:value="1088.713" calcext:value-type="float">
            <text:p>1088.713</text:p>
          </table:table-cell>
          <table:table-cell office:value-type="float" office:value="411.4409" calcext:value-type="float">
            <text:p>411.4409</text:p>
          </table:table-cell>
          <table:table-cell office:value-type="float" office:value="1839.942" calcext:value-type="float">
            <text:p>1839.942</text:p>
          </table:table-cell>
          <table:table-cell office:value-type="float" office:value="2079.708" calcext:value-type="float">
            <text:p>2079.708</text:p>
          </table:table-cell>
          <table:table-cell office:value-type="float" office:value="1665.797" calcext:value-type="float">
            <text:p>1665.797</text:p>
          </table:table-cell>
          <table:table-cell office:value-type="float" office:value="584.444" calcext:value-type="float">
            <text:p>584.444</text:p>
          </table:table-cell>
          <table:table-cell office:value-type="float" office:value="580.1126" calcext:value-type="float">
            <text:p>580.1126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3" calcext:value-type="float">
            <text:p>35.67593</text:p>
          </table:table-cell>
          <table:table-cell office:value-type="float" office:value="0" calcext:value-type="float">
            <text:p>0</text:p>
          </table:table-cell>
          <table:table-cell office:value-type="float" office:value="-0.04815378" calcext:value-type="float">
            <text:p>-0.04815378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794.128" calcext:value-type="float">
            <text:p>1794.128</text:p>
          </table:table-cell>
          <table:table-cell office:value-type="float" office:value="-647.1149" calcext:value-type="float">
            <text:p>-647.1149</text:p>
          </table:table-cell>
          <table:table-cell office:value-type="float" office:value="1147.013" calcext:value-type="float">
            <text:p>1147.013</text:p>
          </table:table-cell>
          <table:table-cell office:value-type="float" office:value="-397.5036" calcext:value-type="float">
            <text:p>-397.5036</text:p>
          </table:table-cell>
          <table:table-cell office:value-type="float" office:value="0" calcext:value-type="float">
            <text:p>0</text:p>
          </table:table-cell>
          <table:table-cell office:value-type="float" office:value="18.1235" calcext:value-type="float">
            <text:p>18.12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5" calcext:value-type="float">
            <text:p>17082005</text:p>
          </table:table-cell>
          <table:table-cell office:value-type="float" office:value="228.2387" calcext:value-type="float">
            <text:p>228.2387</text:p>
          </table:table-cell>
          <table:table-cell office:value-type="float" office:value="13289.09" calcext:value-type="float">
            <text:p>13289.09</text:p>
          </table:table-cell>
          <table:table-cell office:value-type="float" office:value="0" calcext:value-type="float">
            <text:p>0</text:p>
          </table:table-cell>
          <table:table-cell office:value-type="float" office:value="20.48049" calcext:value-type="float">
            <text:p>20.48049</text:p>
          </table:table-cell>
          <table:table-cell office:value-type="float" office:value="-516.1219" calcext:value-type="float">
            <text:p>-516.1219</text:p>
          </table:table-cell>
          <table:table-cell office:value-type="float" office:value="1512.735" calcext:value-type="float">
            <text:p>1512.735</text:p>
          </table:table-cell>
          <table:table-cell office:value-type="float" office:value="-125.0243" calcext:value-type="float">
            <text:p>-125.0243</text:p>
          </table:table-cell>
          <table:table-cell office:value-type="float" office:value="90.77574" calcext:value-type="float">
            <text:p>90.77574</text:p>
          </table:table-cell>
          <table:table-cell office:value-type="float" office:value="0.5849156" calcext:value-type="float">
            <text:p>0.5849156</text:p>
          </table:table-cell>
          <table:table-cell office:value-type="float" office:value="0.03096349" calcext:value-type="float">
            <text:p>0.03096349</text:p>
          </table:table-cell>
          <table:table-cell office:value-type="float" office:value="2.706139" calcext:value-type="float">
            <text:p>2.706139</text:p>
          </table:table-cell>
          <table:table-cell office:value-type="float" office:value="0.06013813" calcext:value-type="float">
            <text:p>0.06013813</text:p>
          </table:table-cell>
          <table:table-cell office:value-type="float" office:value="0.03254497" calcext:value-type="float">
            <text:p>0.0325449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765.1992" calcext:value-type="float">
            <text:p>765.1992</text:p>
          </table:table-cell>
          <table:table-cell office:value-type="float" office:value="0" calcext:value-type="float">
            <text:p>0</text:p>
          </table:table-cell>
          <table:table-cell office:value-type="float" office:value="353.8168" calcext:value-type="float">
            <text:p>353.8168</text:p>
          </table:table-cell>
          <table:table-cell office:value-type="float" office:value="1235.708" calcext:value-type="float">
            <text:p>1235.708</text:p>
          </table:table-cell>
          <table:table-cell office:value-type="float" office:value="1500.14" calcext:value-type="float">
            <text:p>1500.14</text:p>
          </table:table-cell>
          <table:table-cell office:value-type="float" office:value="1252.754" calcext:value-type="float">
            <text:p>1252.754</text:p>
          </table:table-cell>
          <table:table-cell office:value-type="float" office:value="745.9576" calcext:value-type="float">
            <text:p>745.9576</text:p>
          </table:table-cell>
          <table:table-cell office:value-type="float" office:value="1088.683" calcext:value-type="float">
            <text:p>1088.683</text:p>
          </table:table-cell>
          <table:table-cell office:value-type="float" office:value="411.4307" calcext:value-type="float">
            <text:p>411.4307</text:p>
          </table:table-cell>
          <table:table-cell office:value-type="float" office:value="1839.877" calcext:value-type="float">
            <text:p>1839.877</text:p>
          </table:table-cell>
          <table:table-cell office:value-type="float" office:value="2079.661" calcext:value-type="float">
            <text:p>2079.661</text:p>
          </table:table-cell>
          <table:table-cell office:value-type="float" office:value="1665.765" calcext:value-type="float">
            <text:p>1665.765</text:p>
          </table:table-cell>
          <table:table-cell office:value-type="float" office:value="584.4376" calcext:value-type="float">
            <text:p>584.4376</text:p>
          </table:table-cell>
          <table:table-cell office:value-type="float" office:value="580.0969" calcext:value-type="float">
            <text:p>580.0969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3" calcext:value-type="float">
            <text:p>35.67593</text:p>
          </table:table-cell>
          <table:table-cell office:value-type="float" office:value="0" calcext:value-type="float">
            <text:p>0</text:p>
          </table:table-cell>
          <table:table-cell office:value-type="float" office:value="-0.04817858" calcext:value-type="float">
            <text:p>-0.04817858</text:p>
          </table:table-cell>
          <table:table-cell office:value-type="float" office:value="0" calcext:value-type="float">
            <text:p>0</text:p>
          </table:table-cell>
          <table:table-cell office:value-type="float" office:value="7.353204" calcext:value-type="float">
            <text:p>7.353204</text:p>
          </table:table-cell>
          <table:table-cell office:value-type="float" office:value="1816.337" calcext:value-type="float">
            <text:p>1816.337</text:p>
          </table:table-cell>
          <table:table-cell office:value-type="float" office:value="-657.2133" calcext:value-type="float">
            <text:p>-657.2133</text:p>
          </table:table-cell>
          <table:table-cell office:value-type="float" office:value="1159.124" calcext:value-type="float">
            <text:p>1159.124</text:p>
          </table:table-cell>
          <table:table-cell office:value-type="float" office:value="-398.5878" calcext:value-type="float">
            <text:p>-398.5878</text:p>
          </table:table-cell>
          <table:table-cell office:value-type="float" office:value="0" calcext:value-type="float">
            <text:p>0</text:p>
          </table:table-cell>
          <table:table-cell office:value-type="float" office:value="17.99064" calcext:value-type="float">
            <text:p>17.99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5" calcext:value-type="float">
            <text:p>18082005</text:p>
          </table:table-cell>
          <table:table-cell office:value-type="float" office:value="229.448" calcext:value-type="float">
            <text:p>229.448</text:p>
          </table:table-cell>
          <table:table-cell office:value-type="float" office:value="13288.68" calcext:value-type="float">
            <text:p>13288.68</text:p>
          </table:table-cell>
          <table:table-cell office:value-type="float" office:value="0" calcext:value-type="float">
            <text:p>0</text:p>
          </table:table-cell>
          <table:table-cell office:value-type="float" office:value="22.53989" calcext:value-type="float">
            <text:p>22.53989</text:p>
          </table:table-cell>
          <table:table-cell office:value-type="float" office:value="-518.2781" calcext:value-type="float">
            <text:p>-518.2781</text:p>
          </table:table-cell>
          <table:table-cell office:value-type="float" office:value="1519.375" calcext:value-type="float">
            <text:p>1519.375</text:p>
          </table:table-cell>
          <table:table-cell office:value-type="float" office:value="-125.8787" calcext:value-type="float">
            <text:p>-125.8787</text:p>
          </table:table-cell>
          <table:table-cell office:value-type="float" office:value="90.16963" calcext:value-type="float">
            <text:p>90.16963</text:p>
          </table:table-cell>
          <table:table-cell office:value-type="float" office:value="1.588423" calcext:value-type="float">
            <text:p>1.588423</text:p>
          </table:table-cell>
          <table:table-cell office:value-type="float" office:value="0.03247985" calcext:value-type="float">
            <text:p>0.03247985</text:p>
          </table:table-cell>
          <table:table-cell office:value-type="float" office:value="2.706139" calcext:value-type="float">
            <text:p>2.706139</text:p>
          </table:table-cell>
          <table:table-cell office:value-type="float" office:value="0.06013813" calcext:value-type="float">
            <text:p>0.06013813</text:p>
          </table:table-cell>
          <table:table-cell office:value-type="float" office:value="0.03254497" calcext:value-type="float">
            <text:p>0.03254497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771.9469" calcext:value-type="float">
            <text:p>771.9469</text:p>
          </table:table-cell>
          <table:table-cell office:value-type="float" office:value="0" calcext:value-type="float">
            <text:p>0</text:p>
          </table:table-cell>
          <table:table-cell office:value-type="float" office:value="353.9562" calcext:value-type="float">
            <text:p>353.9562</text:p>
          </table:table-cell>
          <table:table-cell office:value-type="float" office:value="1235.6" calcext:value-type="float">
            <text:p>1235.6</text:p>
          </table:table-cell>
          <table:table-cell office:value-type="float" office:value="1499.927" calcext:value-type="float">
            <text:p>1499.927</text:p>
          </table:table-cell>
          <table:table-cell office:value-type="float" office:value="1252.826" calcext:value-type="float">
            <text:p>1252.826</text:p>
          </table:table-cell>
          <table:table-cell office:value-type="float" office:value="746.0601" calcext:value-type="float">
            <text:p>746.0601</text:p>
          </table:table-cell>
          <table:table-cell office:value-type="float" office:value="1088.654" calcext:value-type="float">
            <text:p>1088.654</text:p>
          </table:table-cell>
          <table:table-cell office:value-type="float" office:value="411.4216" calcext:value-type="float">
            <text:p>411.4216</text:p>
          </table:table-cell>
          <table:table-cell office:value-type="float" office:value="1839.813" calcext:value-type="float">
            <text:p>1839.813</text:p>
          </table:table-cell>
          <table:table-cell office:value-type="float" office:value="2079.615" calcext:value-type="float">
            <text:p>2079.615</text:p>
          </table:table-cell>
          <table:table-cell office:value-type="float" office:value="1665.734" calcext:value-type="float">
            <text:p>1665.734</text:p>
          </table:table-cell>
          <table:table-cell office:value-type="float" office:value="584.4313" calcext:value-type="float">
            <text:p>584.4313</text:p>
          </table:table-cell>
          <table:table-cell office:value-type="float" office:value="580.0815" calcext:value-type="float">
            <text:p>580.0815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2" calcext:value-type="float">
            <text:p>35.67592</text:p>
          </table:table-cell>
          <table:table-cell office:value-type="float" office:value="0" calcext:value-type="float">
            <text:p>0</text:p>
          </table:table-cell>
          <table:table-cell office:value-type="float" office:value="-0.04821708" calcext:value-type="float">
            <text:p>-0.04821708</text:p>
          </table:table-cell>
          <table:table-cell office:value-type="float" office:value="0" calcext:value-type="float">
            <text:p>0</text:p>
          </table:table-cell>
          <table:table-cell office:value-type="float" office:value="7.28022" calcext:value-type="float">
            <text:p>7.28022</text:p>
          </table:table-cell>
          <table:table-cell office:value-type="float" office:value="1836.818" calcext:value-type="float">
            <text:p>1836.818</text:p>
          </table:table-cell>
          <table:table-cell office:value-type="float" office:value="-669.6592" calcext:value-type="float">
            <text:p>-669.6592</text:p>
          </table:table-cell>
          <table:table-cell office:value-type="float" office:value="1167.158" calcext:value-type="float">
            <text:p>1167.158</text:p>
          </table:table-cell>
          <table:table-cell office:value-type="float" office:value="-399.757" calcext:value-type="float">
            <text:p>-399.757</text:p>
          </table:table-cell>
          <table:table-cell office:value-type="float" office:value="0" calcext:value-type="float">
            <text:p>0</text:p>
          </table:table-cell>
          <table:table-cell office:value-type="float" office:value="17.85573" calcext:value-type="float">
            <text:p>17.855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5" calcext:value-type="float">
            <text:p>19082005</text:p>
          </table:table-cell>
          <table:table-cell office:value-type="float" office:value="229.5605" calcext:value-type="float">
            <text:p>229.5605</text:p>
          </table:table-cell>
          <table:table-cell office:value-type="float" office:value="13288.3" calcext:value-type="float">
            <text:p>13288.3</text:p>
          </table:table-cell>
          <table:table-cell office:value-type="float" office:value="0" calcext:value-type="float">
            <text:p>0</text:p>
          </table:table-cell>
          <table:table-cell office:value-type="float" office:value="23.64275" calcext:value-type="float">
            <text:p>23.64275</text:p>
          </table:table-cell>
          <table:table-cell office:value-type="float" office:value="-519.7175" calcext:value-type="float">
            <text:p>-519.7175</text:p>
          </table:table-cell>
          <table:table-cell office:value-type="float" office:value="1519.185" calcext:value-type="float">
            <text:p>1519.185</text:p>
          </table:table-cell>
          <table:table-cell office:value-type="float" office:value="-126.7377" calcext:value-type="float">
            <text:p>-126.7377</text:p>
          </table:table-cell>
          <table:table-cell office:value-type="float" office:value="89.72593" calcext:value-type="float">
            <text:p>89.72593</text:p>
          </table:table-cell>
          <table:table-cell office:value-type="float" office:value="1.624208" calcext:value-type="float">
            <text:p>1.624208</text:p>
          </table:table-cell>
          <table:table-cell office:value-type="float" office:value="0.03319385" calcext:value-type="float">
            <text:p>0.03319385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27406" calcext:value-type="float">
            <text:p>0.06027406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778.4019" calcext:value-type="float">
            <text:p>778.4019</text:p>
          </table:table-cell>
          <table:table-cell office:value-type="float" office:value="0" calcext:value-type="float">
            <text:p>0</text:p>
          </table:table-cell>
          <table:table-cell office:value-type="float" office:value="354.0017" calcext:value-type="float">
            <text:p>354.0017</text:p>
          </table:table-cell>
          <table:table-cell office:value-type="float" office:value="1235.478" calcext:value-type="float">
            <text:p>1235.478</text:p>
          </table:table-cell>
          <table:table-cell office:value-type="float" office:value="1499.719" calcext:value-type="float">
            <text:p>1499.719</text:p>
          </table:table-cell>
          <table:table-cell office:value-type="float" office:value="1252.899" calcext:value-type="float">
            <text:p>1252.899</text:p>
          </table:table-cell>
          <table:table-cell office:value-type="float" office:value="746.1688" calcext:value-type="float">
            <text:p>746.1688</text:p>
          </table:table-cell>
          <table:table-cell office:value-type="float" office:value="1088.627" calcext:value-type="float">
            <text:p>1088.627</text:p>
          </table:table-cell>
          <table:table-cell office:value-type="float" office:value="411.4129" calcext:value-type="float">
            <text:p>411.4129</text:p>
          </table:table-cell>
          <table:table-cell office:value-type="float" office:value="1839.749" calcext:value-type="float">
            <text:p>1839.749</text:p>
          </table:table-cell>
          <table:table-cell office:value-type="float" office:value="2079.57" calcext:value-type="float">
            <text:p>2079.57</text:p>
          </table:table-cell>
          <table:table-cell office:value-type="float" office:value="1665.704" calcext:value-type="float">
            <text:p>1665.704</text:p>
          </table:table-cell>
          <table:table-cell office:value-type="float" office:value="584.4252" calcext:value-type="float">
            <text:p>584.4252</text:p>
          </table:table-cell>
          <table:table-cell office:value-type="float" office:value="580.0663" calcext:value-type="float">
            <text:p>580.0663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2" calcext:value-type="float">
            <text:p>35.67592</text:p>
          </table:table-cell>
          <table:table-cell office:value-type="float" office:value="0" calcext:value-type="float">
            <text:p>0</text:p>
          </table:table-cell>
          <table:table-cell office:value-type="float" office:value="-0.04826239" calcext:value-type="float">
            <text:p>-0.04826239</text:p>
          </table:table-cell>
          <table:table-cell office:value-type="float" office:value="0" calcext:value-type="float">
            <text:p>0</text:p>
          </table:table-cell>
          <table:table-cell office:value-type="float" office:value="7.276262" calcext:value-type="float">
            <text:p>7.276262</text:p>
          </table:table-cell>
          <table:table-cell office:value-type="float" office:value="1853.498" calcext:value-type="float">
            <text:p>1853.498</text:p>
          </table:table-cell>
          <table:table-cell office:value-type="float" office:value="-679.3343" calcext:value-type="float">
            <text:p>-679.3343</text:p>
          </table:table-cell>
          <table:table-cell office:value-type="float" office:value="1174.164" calcext:value-type="float">
            <text:p>1174.164</text:p>
          </table:table-cell>
          <table:table-cell office:value-type="float" office:value="-401.0328" calcext:value-type="float">
            <text:p>-401.0328</text:p>
          </table:table-cell>
          <table:table-cell office:value-type="float" office:value="0" calcext:value-type="float">
            <text:p>0</text:p>
          </table:table-cell>
          <table:table-cell office:value-type="float" office:value="18.54976" calcext:value-type="float">
            <text:p>18.549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5" calcext:value-type="float">
            <text:p>20082005</text:p>
          </table:table-cell>
          <table:table-cell office:value-type="float" office:value="229.4598" calcext:value-type="float">
            <text:p>229.4598</text:p>
          </table:table-cell>
          <table:table-cell office:value-type="float" office:value="13287.95" calcext:value-type="float">
            <text:p>13287.95</text:p>
          </table:table-cell>
          <table:table-cell office:value-type="float" office:value="0" calcext:value-type="float">
            <text:p>0</text:p>
          </table:table-cell>
          <table:table-cell office:value-type="float" office:value="24.71297" calcext:value-type="float">
            <text:p>24.71297</text:p>
          </table:table-cell>
          <table:table-cell office:value-type="float" office:value="-522.0952" calcext:value-type="float">
            <text:p>-522.0952</text:p>
          </table:table-cell>
          <table:table-cell office:value-type="float" office:value="1526.212" calcext:value-type="float">
            <text:p>1526.212</text:p>
          </table:table-cell>
          <table:table-cell office:value-type="float" office:value="-127.5828" calcext:value-type="float">
            <text:p>-127.5828</text:p>
          </table:table-cell>
          <table:table-cell office:value-type="float" office:value="89.59576" calcext:value-type="float">
            <text:p>89.59576</text:p>
          </table:table-cell>
          <table:table-cell office:value-type="float" office:value="1.645724" calcext:value-type="float">
            <text:p>1.645724</text:p>
          </table:table-cell>
          <table:table-cell office:value-type="float" office:value="0.03265692" calcext:value-type="float">
            <text:p>0.03265692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27406" calcext:value-type="float">
            <text:p>0.06027406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791.5096" calcext:value-type="float">
            <text:p>791.5096</text:p>
          </table:table-cell>
          <table:table-cell office:value-type="float" office:value="0" calcext:value-type="float">
            <text:p>0</text:p>
          </table:table-cell>
          <table:table-cell office:value-type="float" office:value="354.0173" calcext:value-type="float">
            <text:p>354.0173</text:p>
          </table:table-cell>
          <table:table-cell office:value-type="float" office:value="1235.214" calcext:value-type="float">
            <text:p>1235.214</text:p>
          </table:table-cell>
          <table:table-cell office:value-type="float" office:value="1499.516" calcext:value-type="float">
            <text:p>1499.516</text:p>
          </table:table-cell>
          <table:table-cell office:value-type="float" office:value="1252.967" calcext:value-type="float">
            <text:p>1252.967</text:p>
          </table:table-cell>
          <table:table-cell office:value-type="float" office:value="746.2742" calcext:value-type="float">
            <text:p>746.2742</text:p>
          </table:table-cell>
          <table:table-cell office:value-type="float" office:value="1088.601" calcext:value-type="float">
            <text:p>1088.601</text:p>
          </table:table-cell>
          <table:table-cell office:value-type="float" office:value="411.4034" calcext:value-type="float">
            <text:p>411.4034</text:p>
          </table:table-cell>
          <table:table-cell office:value-type="float" office:value="1839.685" calcext:value-type="float">
            <text:p>1839.685</text:p>
          </table:table-cell>
          <table:table-cell office:value-type="float" office:value="2079.525" calcext:value-type="float">
            <text:p>2079.525</text:p>
          </table:table-cell>
          <table:table-cell office:value-type="float" office:value="1665.673" calcext:value-type="float">
            <text:p>1665.673</text:p>
          </table:table-cell>
          <table:table-cell office:value-type="float" office:value="584.4194" calcext:value-type="float">
            <text:p>584.4194</text:p>
          </table:table-cell>
          <table:table-cell office:value-type="float" office:value="580.0513" calcext:value-type="float">
            <text:p>580.0513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1" calcext:value-type="float">
            <text:p>35.67591</text:p>
          </table:table-cell>
          <table:table-cell office:value-type="float" office:value="0" calcext:value-type="float">
            <text:p>0</text:p>
          </table:table-cell>
          <table:table-cell office:value-type="float" office:value="-0.04866809" calcext:value-type="float">
            <text:p>-0.04866809</text:p>
          </table:table-cell>
          <table:table-cell office:value-type="float" office:value="0" calcext:value-type="float">
            <text:p>0</text:p>
          </table:table-cell>
          <table:table-cell office:value-type="float" office:value="7.273456" calcext:value-type="float">
            <text:p>7.273456</text:p>
          </table:table-cell>
          <table:table-cell office:value-type="float" office:value="1878.596" calcext:value-type="float">
            <text:p>1878.596</text:p>
          </table:table-cell>
          <table:table-cell office:value-type="float" office:value="-689.8026" calcext:value-type="float">
            <text:p>-689.8026</text:p>
          </table:table-cell>
          <table:table-cell office:value-type="float" office:value="1188.794" calcext:value-type="float">
            <text:p>1188.794</text:p>
          </table:table-cell>
          <table:table-cell office:value-type="float" office:value="-402.4745" calcext:value-type="float">
            <text:p>-402.4745</text:p>
          </table:table-cell>
          <table:table-cell office:value-type="float" office:value="0" calcext:value-type="float">
            <text:p>0</text:p>
          </table:table-cell>
          <table:table-cell office:value-type="float" office:value="18.45086" calcext:value-type="float">
            <text:p>18.450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5" calcext:value-type="float">
            <text:p>21082005</text:p>
          </table:table-cell>
          <table:table-cell office:value-type="float" office:value="229.5608" calcext:value-type="float">
            <text:p>229.5608</text:p>
          </table:table-cell>
          <table:table-cell office:value-type="float" office:value="13287.57" calcext:value-type="float">
            <text:p>13287.57</text:p>
          </table:table-cell>
          <table:table-cell office:value-type="float" office:value="0" calcext:value-type="float">
            <text:p>0</text:p>
          </table:table-cell>
          <table:table-cell office:value-type="float" office:value="25.94956" calcext:value-type="float">
            <text:p>25.94956</text:p>
          </table:table-cell>
          <table:table-cell office:value-type="float" office:value="-524.9789" calcext:value-type="float">
            <text:p>-524.9789</text:p>
          </table:table-cell>
          <table:table-cell office:value-type="float" office:value="1534.451" calcext:value-type="float">
            <text:p>1534.451</text:p>
          </table:table-cell>
          <table:table-cell office:value-type="float" office:value="-128.4542" calcext:value-type="float">
            <text:p>-128.4542</text:p>
          </table:table-cell>
          <table:table-cell office:value-type="float" office:value="89.54462" calcext:value-type="float">
            <text:p>89.54462</text:p>
          </table:table-cell>
          <table:table-cell office:value-type="float" office:value="1.798283" calcext:value-type="float">
            <text:p>1.798283</text:p>
          </table:table-cell>
          <table:table-cell office:value-type="float" office:value="0.03342139" calcext:value-type="float">
            <text:p>0.03342139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27406" calcext:value-type="float">
            <text:p>0.06027406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803.4176" calcext:value-type="float">
            <text:p>803.4176</text:p>
          </table:table-cell>
          <table:table-cell office:value-type="float" office:value="0" calcext:value-type="float">
            <text:p>0</text:p>
          </table:table-cell>
          <table:table-cell office:value-type="float" office:value="354.0707" calcext:value-type="float">
            <text:p>354.0707</text:p>
          </table:table-cell>
          <table:table-cell office:value-type="float" office:value="1234.951" calcext:value-type="float">
            <text:p>1234.951</text:p>
          </table:table-cell>
          <table:table-cell office:value-type="float" office:value="1499.303" calcext:value-type="float">
            <text:p>1499.303</text:p>
          </table:table-cell>
          <table:table-cell office:value-type="float" office:value="1253.038" calcext:value-type="float">
            <text:p>1253.038</text:p>
          </table:table-cell>
          <table:table-cell office:value-type="float" office:value="746.3804" calcext:value-type="float">
            <text:p>746.3804</text:p>
          </table:table-cell>
          <table:table-cell office:value-type="float" office:value="1088.576" calcext:value-type="float">
            <text:p>1088.576</text:p>
          </table:table-cell>
          <table:table-cell office:value-type="float" office:value="411.3946" calcext:value-type="float">
            <text:p>411.3946</text:p>
          </table:table-cell>
          <table:table-cell office:value-type="float" office:value="1839.621" calcext:value-type="float">
            <text:p>1839.621</text:p>
          </table:table-cell>
          <table:table-cell office:value-type="float" office:value="2079.48" calcext:value-type="float">
            <text:p>2079.48</text:p>
          </table:table-cell>
          <table:table-cell office:value-type="float" office:value="1665.643" calcext:value-type="float">
            <text:p>1665.643</text:p>
          </table:table-cell>
          <table:table-cell office:value-type="float" office:value="584.4136" calcext:value-type="float">
            <text:p>584.4136</text:p>
          </table:table-cell>
          <table:table-cell office:value-type="float" office:value="580.0365" calcext:value-type="float">
            <text:p>580.0365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1" calcext:value-type="float">
            <text:p>35.67591</text:p>
          </table:table-cell>
          <table:table-cell office:value-type="float" office:value="0" calcext:value-type="float">
            <text:p>0</text:p>
          </table:table-cell>
          <table:table-cell office:value-type="float" office:value="-0.04881216" calcext:value-type="float">
            <text:p>-0.04881216</text:p>
          </table:table-cell>
          <table:table-cell office:value-type="float" office:value="0" calcext:value-type="float">
            <text:p>0</text:p>
          </table:table-cell>
          <table:table-cell office:value-type="float" office:value="7.262848" calcext:value-type="float">
            <text:p>7.262848</text:p>
          </table:table-cell>
          <table:table-cell office:value-type="float" office:value="1902.634" calcext:value-type="float">
            <text:p>1902.634</text:p>
          </table:table-cell>
          <table:table-cell office:value-type="float" office:value="-699.9344" calcext:value-type="float">
            <text:p>-699.9344</text:p>
          </table:table-cell>
          <table:table-cell office:value-type="float" office:value="1202.699" calcext:value-type="float">
            <text:p>1202.699</text:p>
          </table:table-cell>
          <table:table-cell office:value-type="float" office:value="-403.918" calcext:value-type="float">
            <text:p>-403.918</text:p>
          </table:table-cell>
          <table:table-cell office:value-type="float" office:value="0" calcext:value-type="float">
            <text:p>0</text:p>
          </table:table-cell>
          <table:table-cell office:value-type="float" office:value="17.87688" calcext:value-type="float">
            <text:p>17.87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5" calcext:value-type="float">
            <text:p>22082005</text:p>
          </table:table-cell>
          <table:table-cell office:value-type="float" office:value="229.6278" calcext:value-type="float">
            <text:p>229.6278</text:p>
          </table:table-cell>
          <table:table-cell office:value-type="float" office:value="13287.19" calcext:value-type="float">
            <text:p>13287.19</text:p>
          </table:table-cell>
          <table:table-cell office:value-type="float" office:value="0" calcext:value-type="float">
            <text:p>0</text:p>
          </table:table-cell>
          <table:table-cell office:value-type="float" office:value="26.97154" calcext:value-type="float">
            <text:p>26.97154</text:p>
          </table:table-cell>
          <table:table-cell office:value-type="float" office:value="-527.2896" calcext:value-type="float">
            <text:p>-527.2896</text:p>
          </table:table-cell>
          <table:table-cell office:value-type="float" office:value="1541.138" calcext:value-type="float">
            <text:p>1541.138</text:p>
          </table:table-cell>
          <table:table-cell office:value-type="float" office:value="-129.2778" calcext:value-type="float">
            <text:p>-129.2778</text:p>
          </table:table-cell>
          <table:table-cell office:value-type="float" office:value="89.42001" calcext:value-type="float">
            <text:p>89.42001</text:p>
          </table:table-cell>
          <table:table-cell office:value-type="float" office:value="1.796097" calcext:value-type="float">
            <text:p>1.796097</text:p>
          </table:table-cell>
          <table:table-cell office:value-type="float" office:value="0.03452241" calcext:value-type="float">
            <text:p>0.03452241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27406" calcext:value-type="float">
            <text:p>0.06027406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815.9889" calcext:value-type="float">
            <text:p>815.9889</text:p>
          </table:table-cell>
          <table:table-cell office:value-type="float" office:value="0" calcext:value-type="float">
            <text:p>0</text:p>
          </table:table-cell>
          <table:table-cell office:value-type="float" office:value="354.1689" calcext:value-type="float">
            <text:p>354.1689</text:p>
          </table:table-cell>
          <table:table-cell office:value-type="float" office:value="1234.739" calcext:value-type="float">
            <text:p>1234.739</text:p>
          </table:table-cell>
          <table:table-cell office:value-type="float" office:value="1499.113" calcext:value-type="float">
            <text:p>1499.113</text:p>
          </table:table-cell>
          <table:table-cell office:value-type="float" office:value="1253.114" calcext:value-type="float">
            <text:p>1253.114</text:p>
          </table:table-cell>
          <table:table-cell office:value-type="float" office:value="746.488" calcext:value-type="float">
            <text:p>746.488</text:p>
          </table:table-cell>
          <table:table-cell office:value-type="float" office:value="1088.553" calcext:value-type="float">
            <text:p>1088.553</text:p>
          </table:table-cell>
          <table:table-cell office:value-type="float" office:value="411.3866" calcext:value-type="float">
            <text:p>411.3866</text:p>
          </table:table-cell>
          <table:table-cell office:value-type="float" office:value="1839.558" calcext:value-type="float">
            <text:p>1839.558</text:p>
          </table:table-cell>
          <table:table-cell office:value-type="float" office:value="2079.436" calcext:value-type="float">
            <text:p>2079.436</text:p>
          </table:table-cell>
          <table:table-cell office:value-type="float" office:value="1665.613" calcext:value-type="float">
            <text:p>1665.613</text:p>
          </table:table-cell>
          <table:table-cell office:value-type="float" office:value="584.408" calcext:value-type="float">
            <text:p>584.408</text:p>
          </table:table-cell>
          <table:table-cell office:value-type="float" office:value="580.022" calcext:value-type="float">
            <text:p>580.022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1" calcext:value-type="float">
            <text:p>35.67591</text:p>
          </table:table-cell>
          <table:table-cell office:value-type="float" office:value="0" calcext:value-type="float">
            <text:p>0</text:p>
          </table:table-cell>
          <table:table-cell office:value-type="float" office:value="-0.0488364" calcext:value-type="float">
            <text:p>-0.0488364</text:p>
          </table:table-cell>
          <table:table-cell office:value-type="float" office:value="0" calcext:value-type="float">
            <text:p>0</text:p>
          </table:table-cell>
          <table:table-cell office:value-type="float" office:value="7.261751" calcext:value-type="float">
            <text:p>7.261751</text:p>
          </table:table-cell>
          <table:table-cell office:value-type="float" office:value="1925.102" calcext:value-type="float">
            <text:p>1925.102</text:p>
          </table:table-cell>
          <table:table-cell office:value-type="float" office:value="-708.369" calcext:value-type="float">
            <text:p>-708.369</text:p>
          </table:table-cell>
          <table:table-cell office:value-type="float" office:value="1216.733" calcext:value-type="float">
            <text:p>1216.733</text:p>
          </table:table-cell>
          <table:table-cell office:value-type="float" office:value="-405.1786" calcext:value-type="float">
            <text:p>-405.1786</text:p>
          </table:table-cell>
          <table:table-cell office:value-type="float" office:value="0" calcext:value-type="float">
            <text:p>0</text:p>
          </table:table-cell>
          <table:table-cell office:value-type="float" office:value="17.64335" calcext:value-type="float">
            <text:p>17.643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5" calcext:value-type="float">
            <text:p>23082005</text:p>
          </table:table-cell>
          <table:table-cell office:value-type="float" office:value="229.769" calcext:value-type="float">
            <text:p>229.769</text:p>
          </table:table-cell>
          <table:table-cell office:value-type="float" office:value="13286.83" calcext:value-type="float">
            <text:p>13286.83</text:p>
          </table:table-cell>
          <table:table-cell office:value-type="float" office:value="0" calcext:value-type="float">
            <text:p>0</text:p>
          </table:table-cell>
          <table:table-cell office:value-type="float" office:value="27.96094" calcext:value-type="float">
            <text:p>27.96094</text:p>
          </table:table-cell>
          <table:table-cell office:value-type="float" office:value="-529.3986" calcext:value-type="float">
            <text:p>-529.3986</text:p>
          </table:table-cell>
          <table:table-cell office:value-type="float" office:value="1548.101" calcext:value-type="float">
            <text:p>1548.101</text:p>
          </table:table-cell>
          <table:table-cell office:value-type="float" office:value="-130.0823" calcext:value-type="float">
            <text:p>-130.0823</text:p>
          </table:table-cell>
          <table:table-cell office:value-type="float" office:value="89.22942" calcext:value-type="float">
            <text:p>89.22942</text:p>
          </table:table-cell>
          <table:table-cell office:value-type="float" office:value="1.781951" calcext:value-type="float">
            <text:p>1.781951</text:p>
          </table:table-cell>
          <table:table-cell office:value-type="float" office:value="0.03575675" calcext:value-type="float">
            <text:p>0.03575675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27406" calcext:value-type="float">
            <text:p>0.06027406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831.2504" calcext:value-type="float">
            <text:p>831.2504</text:p>
          </table:table-cell>
          <table:table-cell office:value-type="float" office:value="0" calcext:value-type="float">
            <text:p>0</text:p>
          </table:table-cell>
          <table:table-cell office:value-type="float" office:value="354.2698" calcext:value-type="float">
            <text:p>354.2698</text:p>
          </table:table-cell>
          <table:table-cell office:value-type="float" office:value="1234.602" calcext:value-type="float">
            <text:p>1234.602</text:p>
          </table:table-cell>
          <table:table-cell office:value-type="float" office:value="1498.941" calcext:value-type="float">
            <text:p>1498.941</text:p>
          </table:table-cell>
          <table:table-cell office:value-type="float" office:value="1253.19" calcext:value-type="float">
            <text:p>1253.19</text:p>
          </table:table-cell>
          <table:table-cell office:value-type="float" office:value="746.5954" calcext:value-type="float">
            <text:p>746.5954</text:p>
          </table:table-cell>
          <table:table-cell office:value-type="float" office:value="1088.534" calcext:value-type="float">
            <text:p>1088.534</text:p>
          </table:table-cell>
          <table:table-cell office:value-type="float" office:value="411.3797" calcext:value-type="float">
            <text:p>411.3797</text:p>
          </table:table-cell>
          <table:table-cell office:value-type="float" office:value="1839.496" calcext:value-type="float">
            <text:p>1839.496</text:p>
          </table:table-cell>
          <table:table-cell office:value-type="float" office:value="2079.393" calcext:value-type="float">
            <text:p>2079.393</text:p>
          </table:table-cell>
          <table:table-cell office:value-type="float" office:value="1665.584" calcext:value-type="float">
            <text:p>1665.584</text:p>
          </table:table-cell>
          <table:table-cell office:value-type="float" office:value="584.4025" calcext:value-type="float">
            <text:p>584.4025</text:p>
          </table:table-cell>
          <table:table-cell office:value-type="float" office:value="580.0074" calcext:value-type="float">
            <text:p>580.0074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" calcext:value-type="float">
            <text:p>35.6759</text:p>
          </table:table-cell>
          <table:table-cell office:value-type="float" office:value="0" calcext:value-type="float">
            <text:p>0</text:p>
          </table:table-cell>
          <table:table-cell office:value-type="float" office:value="-0.0488555" calcext:value-type="float">
            <text:p>-0.0488555</text:p>
          </table:table-cell>
          <table:table-cell office:value-type="float" office:value="0" calcext:value-type="float">
            <text:p>0</text:p>
          </table:table-cell>
          <table:table-cell office:value-type="float" office:value="7.261427" calcext:value-type="float">
            <text:p>7.261427</text:p>
          </table:table-cell>
          <table:table-cell office:value-type="float" office:value="1949.945" calcext:value-type="float">
            <text:p>1949.945</text:p>
          </table:table-cell>
          <table:table-cell office:value-type="float" office:value="-716.679" calcext:value-type="float">
            <text:p>-716.679</text:p>
          </table:table-cell>
          <table:table-cell office:value-type="float" office:value="1233.266" calcext:value-type="float">
            <text:p>1233.266</text:p>
          </table:table-cell>
          <table:table-cell office:value-type="float" office:value="-406.321" calcext:value-type="float">
            <text:p>-406.321</text:p>
          </table:table-cell>
          <table:table-cell office:value-type="float" office:value="0" calcext:value-type="float">
            <text:p>0</text:p>
          </table:table-cell>
          <table:table-cell office:value-type="float" office:value="17.4755" calcext:value-type="float">
            <text:p>17.4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5" calcext:value-type="float">
            <text:p>24082005</text:p>
          </table:table-cell>
          <table:table-cell office:value-type="float" office:value="229.9689" calcext:value-type="float">
            <text:p>229.9689</text:p>
          </table:table-cell>
          <table:table-cell office:value-type="float" office:value="13286.46" calcext:value-type="float">
            <text:p>13286.46</text:p>
          </table:table-cell>
          <table:table-cell office:value-type="float" office:value="0" calcext:value-type="float">
            <text:p>0</text:p>
          </table:table-cell>
          <table:table-cell office:value-type="float" office:value="28.96234" calcext:value-type="float">
            <text:p>28.96234</text:p>
          </table:table-cell>
          <table:table-cell office:value-type="float" office:value="-531.4391" calcext:value-type="float">
            <text:p>-531.4391</text:p>
          </table:table-cell>
          <table:table-cell office:value-type="float" office:value="1553.341" calcext:value-type="float">
            <text:p>1553.341</text:p>
          </table:table-cell>
          <table:table-cell office:value-type="float" office:value="-130.8988" calcext:value-type="float">
            <text:p>-130.8988</text:p>
          </table:table-cell>
          <table:table-cell office:value-type="float" office:value="88.98548" calcext:value-type="float">
            <text:p>88.98548</text:p>
          </table:table-cell>
          <table:table-cell office:value-type="float" office:value="1.760723" calcext:value-type="float">
            <text:p>1.760723</text:p>
          </table:table-cell>
          <table:table-cell office:value-type="float" office:value="0.03705608" calcext:value-type="float">
            <text:p>0.03705608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27406" calcext:value-type="float">
            <text:p>0.06027406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844.1564" calcext:value-type="float">
            <text:p>844.1564</text:p>
          </table:table-cell>
          <table:table-cell office:value-type="float" office:value="0" calcext:value-type="float">
            <text:p>0</text:p>
          </table:table-cell>
          <table:table-cell office:value-type="float" office:value="354.3678" calcext:value-type="float">
            <text:p>354.3678</text:p>
          </table:table-cell>
          <table:table-cell office:value-type="float" office:value="1234.51" calcext:value-type="float">
            <text:p>1234.51</text:p>
          </table:table-cell>
          <table:table-cell office:value-type="float" office:value="1498.779" calcext:value-type="float">
            <text:p>1498.779</text:p>
          </table:table-cell>
          <table:table-cell office:value-type="float" office:value="1253.269" calcext:value-type="float">
            <text:p>1253.269</text:p>
          </table:table-cell>
          <table:table-cell office:value-type="float" office:value="746.7048" calcext:value-type="float">
            <text:p>746.7048</text:p>
          </table:table-cell>
          <table:table-cell office:value-type="float" office:value="1088.515" calcext:value-type="float">
            <text:p>1088.515</text:p>
          </table:table-cell>
          <table:table-cell office:value-type="float" office:value="411.3737" calcext:value-type="float">
            <text:p>411.3737</text:p>
          </table:table-cell>
          <table:table-cell office:value-type="float" office:value="1839.435" calcext:value-type="float">
            <text:p>1839.435</text:p>
          </table:table-cell>
          <table:table-cell office:value-type="float" office:value="2079.349" calcext:value-type="float">
            <text:p>2079.349</text:p>
          </table:table-cell>
          <table:table-cell office:value-type="float" office:value="1665.554" calcext:value-type="float">
            <text:p>1665.554</text:p>
          </table:table-cell>
          <table:table-cell office:value-type="float" office:value="584.3971" calcext:value-type="float">
            <text:p>584.3971</text:p>
          </table:table-cell>
          <table:table-cell office:value-type="float" office:value="579.9932" calcext:value-type="float">
            <text:p>579.9932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" calcext:value-type="float">
            <text:p>35.6759</text:p>
          </table:table-cell>
          <table:table-cell office:value-type="float" office:value="0" calcext:value-type="float">
            <text:p>0</text:p>
          </table:table-cell>
          <table:table-cell office:value-type="float" office:value="-0.04888161" calcext:value-type="float">
            <text:p>-0.04888161</text:p>
          </table:table-cell>
          <table:table-cell office:value-type="float" office:value="0" calcext:value-type="float">
            <text:p>0</text:p>
          </table:table-cell>
          <table:table-cell office:value-type="float" office:value="7.261427" calcext:value-type="float">
            <text:p>7.261427</text:p>
          </table:table-cell>
          <table:table-cell office:value-type="float" office:value="1972.704" calcext:value-type="float">
            <text:p>1972.704</text:p>
          </table:table-cell>
          <table:table-cell office:value-type="float" office:value="-725.3341" calcext:value-type="float">
            <text:p>-725.3341</text:p>
          </table:table-cell>
          <table:table-cell office:value-type="float" office:value="1247.37" calcext:value-type="float">
            <text:p>1247.37</text:p>
          </table:table-cell>
          <table:table-cell office:value-type="float" office:value="-407.4098" calcext:value-type="float">
            <text:p>-407.4098</text:p>
          </table:table-cell>
          <table:table-cell office:value-type="float" office:value="0" calcext:value-type="float">
            <text:p>0</text:p>
          </table:table-cell>
          <table:table-cell office:value-type="float" office:value="17.33735" calcext:value-type="float">
            <text:p>17.337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5" calcext:value-type="float">
            <text:p>25082005</text:p>
          </table:table-cell>
          <table:table-cell office:value-type="float" office:value="230.4492" calcext:value-type="float">
            <text:p>230.4492</text:p>
          </table:table-cell>
          <table:table-cell office:value-type="float" office:value="13286.08" calcext:value-type="float">
            <text:p>13286.08</text:p>
          </table:table-cell>
          <table:table-cell office:value-type="float" office:value="0" calcext:value-type="float">
            <text:p>0</text:p>
          </table:table-cell>
          <table:table-cell office:value-type="float" office:value="30.29456" calcext:value-type="float">
            <text:p>30.29456</text:p>
          </table:table-cell>
          <table:table-cell office:value-type="float" office:value="-533.5919" calcext:value-type="float">
            <text:p>-533.5919</text:p>
          </table:table-cell>
          <table:table-cell office:value-type="float" office:value="1558.888" calcext:value-type="float">
            <text:p>1558.888</text:p>
          </table:table-cell>
          <table:table-cell office:value-type="float" office:value="-131.7775" calcext:value-type="float">
            <text:p>-131.7775</text:p>
          </table:table-cell>
          <table:table-cell office:value-type="float" office:value="88.70213" calcext:value-type="float">
            <text:p>88.70213</text:p>
          </table:table-cell>
          <table:table-cell office:value-type="float" office:value="1.989836" calcext:value-type="float">
            <text:p>1.989836</text:p>
          </table:table-cell>
          <table:table-cell office:value-type="float" office:value="0.03842909" calcext:value-type="float">
            <text:p>0.03842909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27406" calcext:value-type="float">
            <text:p>0.06027406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852.5524" calcext:value-type="float">
            <text:p>852.5524</text:p>
          </table:table-cell>
          <table:table-cell office:value-type="float" office:value="0" calcext:value-type="float">
            <text:p>0</text:p>
          </table:table-cell>
          <table:table-cell office:value-type="float" office:value="354.4696" calcext:value-type="float">
            <text:p>354.4696</text:p>
          </table:table-cell>
          <table:table-cell office:value-type="float" office:value="1234.424" calcext:value-type="float">
            <text:p>1234.424</text:p>
          </table:table-cell>
          <table:table-cell office:value-type="float" office:value="1498.61" calcext:value-type="float">
            <text:p>1498.61</text:p>
          </table:table-cell>
          <table:table-cell office:value-type="float" office:value="1253.356" calcext:value-type="float">
            <text:p>1253.356</text:p>
          </table:table-cell>
          <table:table-cell office:value-type="float" office:value="746.8204" calcext:value-type="float">
            <text:p>746.8204</text:p>
          </table:table-cell>
          <table:table-cell office:value-type="float" office:value="1088.497" calcext:value-type="float">
            <text:p>1088.497</text:p>
          </table:table-cell>
          <table:table-cell office:value-type="float" office:value="411.3685" calcext:value-type="float">
            <text:p>411.3685</text:p>
          </table:table-cell>
          <table:table-cell office:value-type="float" office:value="1839.374" calcext:value-type="float">
            <text:p>1839.374</text:p>
          </table:table-cell>
          <table:table-cell office:value-type="float" office:value="2079.307" calcext:value-type="float">
            <text:p>2079.307</text:p>
          </table:table-cell>
          <table:table-cell office:value-type="float" office:value="1665.525" calcext:value-type="float">
            <text:p>1665.525</text:p>
          </table:table-cell>
          <table:table-cell office:value-type="float" office:value="584.3918" calcext:value-type="float">
            <text:p>584.3918</text:p>
          </table:table-cell>
          <table:table-cell office:value-type="float" office:value="579.9791" calcext:value-type="float">
            <text:p>579.9791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9" calcext:value-type="float">
            <text:p>35.6759</text:p>
          </table:table-cell>
          <table:table-cell office:value-type="float" office:value="0" calcext:value-type="float">
            <text:p>0</text:p>
          </table:table-cell>
          <table:table-cell office:value-type="float" office:value="-0.04891314" calcext:value-type="float">
            <text:p>-0.04891314</text:p>
          </table:table-cell>
          <table:table-cell office:value-type="float" office:value="0" calcext:value-type="float">
            <text:p>0</text:p>
          </table:table-cell>
          <table:table-cell office:value-type="float" office:value="7.244269" calcext:value-type="float">
            <text:p>7.244269</text:p>
          </table:table-cell>
          <table:table-cell office:value-type="float" office:value="1993.213" calcext:value-type="float">
            <text:p>1993.213</text:p>
          </table:table-cell>
          <table:table-cell office:value-type="float" office:value="-736.192" calcext:value-type="float">
            <text:p>-736.192</text:p>
          </table:table-cell>
          <table:table-cell office:value-type="float" office:value="1257.021" calcext:value-type="float">
            <text:p>1257.021</text:p>
          </table:table-cell>
          <table:table-cell office:value-type="float" office:value="-408.5517" calcext:value-type="float">
            <text:p>-408.5517</text:p>
          </table:table-cell>
          <table:table-cell office:value-type="float" office:value="0" calcext:value-type="float">
            <text:p>0</text:p>
          </table:table-cell>
          <table:table-cell office:value-type="float" office:value="17.20528" calcext:value-type="float">
            <text:p>17.205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5" calcext:value-type="float">
            <text:p>26082005</text:p>
          </table:table-cell>
          <table:table-cell office:value-type="float" office:value="230.7717" calcext:value-type="float">
            <text:p>230.7717</text:p>
          </table:table-cell>
          <table:table-cell office:value-type="float" office:value="13285.7" calcext:value-type="float">
            <text:p>13285.7</text:p>
          </table:table-cell>
          <table:table-cell office:value-type="float" office:value="0" calcext:value-type="float">
            <text:p>0</text:p>
          </table:table-cell>
          <table:table-cell office:value-type="float" office:value="31.47352" calcext:value-type="float">
            <text:p>31.47352</text:p>
          </table:table-cell>
          <table:table-cell office:value-type="float" office:value="-535.7724" calcext:value-type="float">
            <text:p>-535.7724</text:p>
          </table:table-cell>
          <table:table-cell office:value-type="float" office:value="1565.398" calcext:value-type="float">
            <text:p>1565.398</text:p>
          </table:table-cell>
          <table:table-cell office:value-type="float" office:value="-132.6674" calcext:value-type="float">
            <text:p>-132.6674</text:p>
          </table:table-cell>
          <table:table-cell office:value-type="float" office:value="88.45522" calcext:value-type="float">
            <text:p>88.45522</text:p>
          </table:table-cell>
          <table:table-cell office:value-type="float" office:value="2.051481" calcext:value-type="float">
            <text:p>2.051481</text:p>
          </table:table-cell>
          <table:table-cell office:value-type="float" office:value="0.03986706" calcext:value-type="float">
            <text:p>0.03986706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27406" calcext:value-type="float">
            <text:p>0.06027406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866.3231" calcext:value-type="float">
            <text:p>866.3231</text:p>
          </table:table-cell>
          <table:table-cell office:value-type="float" office:value="0" calcext:value-type="float">
            <text:p>0</text:p>
          </table:table-cell>
          <table:table-cell office:value-type="float" office:value="354.5497" calcext:value-type="float">
            <text:p>354.5497</text:p>
          </table:table-cell>
          <table:table-cell office:value-type="float" office:value="1234.351" calcext:value-type="float">
            <text:p>1234.351</text:p>
          </table:table-cell>
          <table:table-cell office:value-type="float" office:value="1498.447" calcext:value-type="float">
            <text:p>1498.447</text:p>
          </table:table-cell>
          <table:table-cell office:value-type="float" office:value="1253.448" calcext:value-type="float">
            <text:p>1253.448</text:p>
          </table:table-cell>
          <table:table-cell office:value-type="float" office:value="746.94" calcext:value-type="float">
            <text:p>746.94</text:p>
          </table:table-cell>
          <table:table-cell office:value-type="float" office:value="1088.48" calcext:value-type="float">
            <text:p>1088.48</text:p>
          </table:table-cell>
          <table:table-cell office:value-type="float" office:value="411.3638" calcext:value-type="float">
            <text:p>411.3638</text:p>
          </table:table-cell>
          <table:table-cell office:value-type="float" office:value="1839.313" calcext:value-type="float">
            <text:p>1839.313</text:p>
          </table:table-cell>
          <table:table-cell office:value-type="float" office:value="2079.264" calcext:value-type="float">
            <text:p>2079.264</text:p>
          </table:table-cell>
          <table:table-cell office:value-type="float" office:value="1665.496" calcext:value-type="float">
            <text:p>1665.496</text:p>
          </table:table-cell>
          <table:table-cell office:value-type="float" office:value="584.3867" calcext:value-type="float">
            <text:p>584.3867</text:p>
          </table:table-cell>
          <table:table-cell office:value-type="float" office:value="579.965" calcext:value-type="float">
            <text:p>579.965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9" calcext:value-type="float">
            <text:p>35.67589</text:p>
          </table:table-cell>
          <table:table-cell office:value-type="float" office:value="0" calcext:value-type="float">
            <text:p>0</text:p>
          </table:table-cell>
          <table:table-cell office:value-type="float" office:value="-0.04894027" calcext:value-type="float">
            <text:p>-0.04894027</text:p>
          </table:table-cell>
          <table:table-cell office:value-type="float" office:value="0" calcext:value-type="float">
            <text:p>0</text:p>
          </table:table-cell>
          <table:table-cell office:value-type="float" office:value="7.238381" calcext:value-type="float">
            <text:p>7.238381</text:p>
          </table:table-cell>
          <table:table-cell office:value-type="float" office:value="2018.455" calcext:value-type="float">
            <text:p>2018.455</text:p>
          </table:table-cell>
          <table:table-cell office:value-type="float" office:value="-746.3864" calcext:value-type="float">
            <text:p>-746.3864</text:p>
          </table:table-cell>
          <table:table-cell office:value-type="float" office:value="1272.069" calcext:value-type="float">
            <text:p>1272.069</text:p>
          </table:table-cell>
          <table:table-cell office:value-type="float" office:value="-409.7039" calcext:value-type="float">
            <text:p>-409.7039</text:p>
          </table:table-cell>
          <table:table-cell office:value-type="float" office:value="0" calcext:value-type="float">
            <text:p>0</text:p>
          </table:table-cell>
          <table:table-cell office:value-type="float" office:value="17.06545" calcext:value-type="float">
            <text:p>17.065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5" calcext:value-type="float">
            <text:p>27082005</text:p>
          </table:table-cell>
          <table:table-cell office:value-type="float" office:value="231.6643" calcext:value-type="float">
            <text:p>231.6643</text:p>
          </table:table-cell>
          <table:table-cell office:value-type="float" office:value="13285.35" calcext:value-type="float">
            <text:p>13285.35</text:p>
          </table:table-cell>
          <table:table-cell office:value-type="float" office:value="0" calcext:value-type="float">
            <text:p>0</text:p>
          </table:table-cell>
          <table:table-cell office:value-type="float" office:value="33.11552" calcext:value-type="float">
            <text:p>33.11552</text:p>
          </table:table-cell>
          <table:table-cell office:value-type="float" office:value="-537.8101" calcext:value-type="float">
            <text:p>-537.8101</text:p>
          </table:table-cell>
          <table:table-cell office:value-type="float" office:value="1570.527" calcext:value-type="float">
            <text:p>1570.527</text:p>
          </table:table-cell>
          <table:table-cell office:value-type="float" office:value="-133.5245" calcext:value-type="float">
            <text:p>-133.5245</text:p>
          </table:table-cell>
          <table:table-cell office:value-type="float" office:value="88.12562" calcext:value-type="float">
            <text:p>88.12562</text:p>
          </table:table-cell>
          <table:table-cell office:value-type="float" office:value="2.616219" calcext:value-type="float">
            <text:p>2.616219</text:p>
          </table:table-cell>
          <table:table-cell office:value-type="float" office:value="0.04142485" calcext:value-type="float">
            <text:p>0.04142485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27406" calcext:value-type="float">
            <text:p>0.06027406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872.924" calcext:value-type="float">
            <text:p>872.924</text:p>
          </table:table-cell>
          <table:table-cell office:value-type="float" office:value="0" calcext:value-type="float">
            <text:p>0</text:p>
          </table:table-cell>
          <table:table-cell office:value-type="float" office:value="354.6538" calcext:value-type="float">
            <text:p>354.6538</text:p>
          </table:table-cell>
          <table:table-cell office:value-type="float" office:value="1234.303" calcext:value-type="float">
            <text:p>1234.303</text:p>
          </table:table-cell>
          <table:table-cell office:value-type="float" office:value="1498.314" calcext:value-type="float">
            <text:p>1498.314</text:p>
          </table:table-cell>
          <table:table-cell office:value-type="float" office:value="1253.545" calcext:value-type="float">
            <text:p>1253.545</text:p>
          </table:table-cell>
          <table:table-cell office:value-type="float" office:value="747.0582" calcext:value-type="float">
            <text:p>747.0582</text:p>
          </table:table-cell>
          <table:table-cell office:value-type="float" office:value="1088.468" calcext:value-type="float">
            <text:p>1088.468</text:p>
          </table:table-cell>
          <table:table-cell office:value-type="float" office:value="411.3599" calcext:value-type="float">
            <text:p>411.3599</text:p>
          </table:table-cell>
          <table:table-cell office:value-type="float" office:value="1839.253" calcext:value-type="float">
            <text:p>1839.253</text:p>
          </table:table-cell>
          <table:table-cell office:value-type="float" office:value="2079.222" calcext:value-type="float">
            <text:p>2079.222</text:p>
          </table:table-cell>
          <table:table-cell office:value-type="float" office:value="1665.468" calcext:value-type="float">
            <text:p>1665.468</text:p>
          </table:table-cell>
          <table:table-cell office:value-type="float" office:value="584.3817" calcext:value-type="float">
            <text:p>584.3817</text:p>
          </table:table-cell>
          <table:table-cell office:value-type="float" office:value="579.951" calcext:value-type="float">
            <text:p>579.951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9" calcext:value-type="float">
            <text:p>35.67589</text:p>
          </table:table-cell>
          <table:table-cell office:value-type="float" office:value="0" calcext:value-type="float">
            <text:p>0</text:p>
          </table:table-cell>
          <table:table-cell office:value-type="float" office:value="-0.04896303" calcext:value-type="float">
            <text:p>-0.04896303</text:p>
          </table:table-cell>
          <table:table-cell office:value-type="float" office:value="0" calcext:value-type="float">
            <text:p>0</text:p>
          </table:table-cell>
          <table:table-cell office:value-type="float" office:value="7.201211" calcext:value-type="float">
            <text:p>7.201211</text:p>
          </table:table-cell>
          <table:table-cell office:value-type="float" office:value="2036.335" calcext:value-type="float">
            <text:p>2036.335</text:p>
          </table:table-cell>
          <table:table-cell office:value-type="float" office:value="-756.4946" calcext:value-type="float">
            <text:p>-756.4946</text:p>
          </table:table-cell>
          <table:table-cell office:value-type="float" office:value="1279.84" calcext:value-type="float">
            <text:p>1279.84</text:p>
          </table:table-cell>
          <table:table-cell office:value-type="float" office:value="-410.731" calcext:value-type="float">
            <text:p>-410.731</text:p>
          </table:table-cell>
          <table:table-cell office:value-type="float" office:value="0" calcext:value-type="float">
            <text:p>0</text:p>
          </table:table-cell>
          <table:table-cell office:value-type="float" office:value="16.91145" calcext:value-type="float">
            <text:p>16.911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5" calcext:value-type="float">
            <text:p>28082005</text:p>
          </table:table-cell>
          <table:table-cell office:value-type="float" office:value="231.8792" calcext:value-type="float">
            <text:p>231.8792</text:p>
          </table:table-cell>
          <table:table-cell office:value-type="float" office:value="13285" calcext:value-type="float">
            <text:p>13285</text:p>
          </table:table-cell>
          <table:table-cell office:value-type="float" office:value="0" calcext:value-type="float">
            <text:p>0</text:p>
          </table:table-cell>
          <table:table-cell office:value-type="float" office:value="34.22572" calcext:value-type="float">
            <text:p>34.22572</text:p>
          </table:table-cell>
          <table:table-cell office:value-type="float" office:value="-539.3085" calcext:value-type="float">
            <text:p>-539.3085</text:p>
          </table:table-cell>
          <table:table-cell office:value-type="float" office:value="1569.196" calcext:value-type="float">
            <text:p>1569.196</text:p>
          </table:table-cell>
          <table:table-cell office:value-type="float" office:value="-134.397" calcext:value-type="float">
            <text:p>-134.397</text:p>
          </table:table-cell>
          <table:table-cell office:value-type="float" office:value="87.97619" calcext:value-type="float">
            <text:p>87.97619</text:p>
          </table:table-cell>
          <table:table-cell office:value-type="float" office:value="2.624315" calcext:value-type="float">
            <text:p>2.624315</text:p>
          </table:table-cell>
          <table:table-cell office:value-type="float" office:value="0.0423329" calcext:value-type="float">
            <text:p>0.0423329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882.2043" calcext:value-type="float">
            <text:p>882.2043</text:p>
          </table:table-cell>
          <table:table-cell office:value-type="float" office:value="0" calcext:value-type="float">
            <text:p>0</text:p>
          </table:table-cell>
          <table:table-cell office:value-type="float" office:value="354.6952" calcext:value-type="float">
            <text:p>354.6952</text:p>
          </table:table-cell>
          <table:table-cell office:value-type="float" office:value="1234.203" calcext:value-type="float">
            <text:p>1234.203</text:p>
          </table:table-cell>
          <table:table-cell office:value-type="float" office:value="1498.179" calcext:value-type="float">
            <text:p>1498.179</text:p>
          </table:table-cell>
          <table:table-cell office:value-type="float" office:value="1253.641" calcext:value-type="float">
            <text:p>1253.641</text:p>
          </table:table-cell>
          <table:table-cell office:value-type="float" office:value="747.1791" calcext:value-type="float">
            <text:p>747.1791</text:p>
          </table:table-cell>
          <table:table-cell office:value-type="float" office:value="1088.456" calcext:value-type="float">
            <text:p>1088.456</text:p>
          </table:table-cell>
          <table:table-cell office:value-type="float" office:value="411.356" calcext:value-type="float">
            <text:p>411.356</text:p>
          </table:table-cell>
          <table:table-cell office:value-type="float" office:value="1839.193" calcext:value-type="float">
            <text:p>1839.193</text:p>
          </table:table-cell>
          <table:table-cell office:value-type="float" office:value="2079.181" calcext:value-type="float">
            <text:p>2079.181</text:p>
          </table:table-cell>
          <table:table-cell office:value-type="float" office:value="1665.44" calcext:value-type="float">
            <text:p>1665.44</text:p>
          </table:table-cell>
          <table:table-cell office:value-type="float" office:value="584.3768" calcext:value-type="float">
            <text:p>584.3768</text:p>
          </table:table-cell>
          <table:table-cell office:value-type="float" office:value="579.9371" calcext:value-type="float">
            <text:p>579.9371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9" calcext:value-type="float">
            <text:p>35.67589</text:p>
          </table:table-cell>
          <table:table-cell office:value-type="float" office:value="0" calcext:value-type="float">
            <text:p>0</text:p>
          </table:table-cell>
          <table:table-cell office:value-type="float" office:value="-0.0489928" calcext:value-type="float">
            <text:p>-0.0489928</text:p>
          </table:table-cell>
          <table:table-cell office:value-type="float" office:value="0" calcext:value-type="float">
            <text:p>0</text:p>
          </table:table-cell>
          <table:table-cell office:value-type="float" office:value="7.198503" calcext:value-type="float">
            <text:p>7.198503</text:p>
          </table:table-cell>
          <table:table-cell office:value-type="float" office:value="2054.926" calcext:value-type="float">
            <text:p>2054.926</text:p>
          </table:table-cell>
          <table:table-cell office:value-type="float" office:value="-765.1923" calcext:value-type="float">
            <text:p>-765.1923</text:p>
          </table:table-cell>
          <table:table-cell office:value-type="float" office:value="1289.734" calcext:value-type="float">
            <text:p>1289.734</text:p>
          </table:table-cell>
          <table:table-cell office:value-type="float" office:value="-411.8954" calcext:value-type="float">
            <text:p>-411.8954</text:p>
          </table:table-cell>
          <table:table-cell office:value-type="float" office:value="0" calcext:value-type="float">
            <text:p>0</text:p>
          </table:table-cell>
          <table:table-cell office:value-type="float" office:value="17.45225" calcext:value-type="float">
            <text:p>17.45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5" calcext:value-type="float">
            <text:p>29082005</text:p>
          </table:table-cell>
          <table:table-cell office:value-type="float" office:value="232.0179" calcext:value-type="float">
            <text:p>232.0179</text:p>
          </table:table-cell>
          <table:table-cell office:value-type="float" office:value="13284.67" calcext:value-type="float">
            <text:p>13284.67</text:p>
          </table:table-cell>
          <table:table-cell office:value-type="float" office:value="0" calcext:value-type="float">
            <text:p>0</text:p>
          </table:table-cell>
          <table:table-cell office:value-type="float" office:value="35.39778" calcext:value-type="float">
            <text:p>35.39778</text:p>
          </table:table-cell>
          <table:table-cell office:value-type="float" office:value="-541.7913" calcext:value-type="float">
            <text:p>-541.7913</text:p>
          </table:table-cell>
          <table:table-cell office:value-type="float" office:value="1575.885" calcext:value-type="float">
            <text:p>1575.885</text:p>
          </table:table-cell>
          <table:table-cell office:value-type="float" office:value="-135.2665" calcext:value-type="float">
            <text:p>-135.2665</text:p>
          </table:table-cell>
          <table:table-cell office:value-type="float" office:value="87.99246" calcext:value-type="float">
            <text:p>87.99246</text:p>
          </table:table-cell>
          <table:table-cell office:value-type="float" office:value="2.695423" calcext:value-type="float">
            <text:p>2.695423</text:p>
          </table:table-cell>
          <table:table-cell office:value-type="float" office:value="0.04290584" calcext:value-type="float">
            <text:p>0.04290584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893.5292" calcext:value-type="float">
            <text:p>893.5292</text:p>
          </table:table-cell>
          <table:table-cell office:value-type="float" office:value="0" calcext:value-type="float">
            <text:p>0</text:p>
          </table:table-cell>
          <table:table-cell office:value-type="float" office:value="354.7224" calcext:value-type="float">
            <text:p>354.7224</text:p>
          </table:table-cell>
          <table:table-cell office:value-type="float" office:value="1233.994" calcext:value-type="float">
            <text:p>1233.994</text:p>
          </table:table-cell>
          <table:table-cell office:value-type="float" office:value="1498.047" calcext:value-type="float">
            <text:p>1498.047</text:p>
          </table:table-cell>
          <table:table-cell office:value-type="float" office:value="1253.735" calcext:value-type="float">
            <text:p>1253.735</text:p>
          </table:table-cell>
          <table:table-cell office:value-type="float" office:value="747.2972" calcext:value-type="float">
            <text:p>747.2972</text:p>
          </table:table-cell>
          <table:table-cell office:value-type="float" office:value="1088.449" calcext:value-type="float">
            <text:p>1088.449</text:p>
          </table:table-cell>
          <table:table-cell office:value-type="float" office:value="411.3513" calcext:value-type="float">
            <text:p>411.3513</text:p>
          </table:table-cell>
          <table:table-cell office:value-type="float" office:value="1839.134" calcext:value-type="float">
            <text:p>1839.134</text:p>
          </table:table-cell>
          <table:table-cell office:value-type="float" office:value="2079.139" calcext:value-type="float">
            <text:p>2079.139</text:p>
          </table:table-cell>
          <table:table-cell office:value-type="float" office:value="1665.412" calcext:value-type="float">
            <text:p>1665.412</text:p>
          </table:table-cell>
          <table:table-cell office:value-type="float" office:value="584.3719" calcext:value-type="float">
            <text:p>584.3719</text:p>
          </table:table-cell>
          <table:table-cell office:value-type="float" office:value="579.9233" calcext:value-type="float">
            <text:p>579.9233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8" calcext:value-type="float">
            <text:p>35.67588</text:p>
          </table:table-cell>
          <table:table-cell office:value-type="float" office:value="0" calcext:value-type="float">
            <text:p>0</text:p>
          </table:table-cell>
          <table:table-cell office:value-type="float" office:value="-0.04911952" calcext:value-type="float">
            <text:p>-0.04911952</text:p>
          </table:table-cell>
          <table:table-cell office:value-type="float" office:value="0" calcext:value-type="float">
            <text:p>0</text:p>
          </table:table-cell>
          <table:table-cell office:value-type="float" office:value="7.192195" calcext:value-type="float">
            <text:p>7.192195</text:p>
          </table:table-cell>
          <table:table-cell office:value-type="float" office:value="2078.421" calcext:value-type="float">
            <text:p>2078.421</text:p>
          </table:table-cell>
          <table:table-cell office:value-type="float" office:value="-775.765" calcext:value-type="float">
            <text:p>-775.765</text:p>
          </table:table-cell>
          <table:table-cell office:value-type="float" office:value="1302.656" calcext:value-type="float">
            <text:p>1302.656</text:p>
          </table:table-cell>
          <table:table-cell office:value-type="float" office:value="-413.1854" calcext:value-type="float">
            <text:p>-413.1854</text:p>
          </table:table-cell>
          <table:table-cell office:value-type="float" office:value="0" calcext:value-type="float">
            <text:p>0</text:p>
          </table:table-cell>
          <table:table-cell office:value-type="float" office:value="17.12752" calcext:value-type="float">
            <text:p>17.127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5" calcext:value-type="float">
            <text:p>30082005</text:p>
          </table:table-cell>
          <table:table-cell office:value-type="float" office:value="232.1562" calcext:value-type="float">
            <text:p>232.1562</text:p>
          </table:table-cell>
          <table:table-cell office:value-type="float" office:value="13284.33" calcext:value-type="float">
            <text:p>13284.33</text:p>
          </table:table-cell>
          <table:table-cell office:value-type="float" office:value="0" calcext:value-type="float">
            <text:p>0</text:p>
          </table:table-cell>
          <table:table-cell office:value-type="float" office:value="36.49602" calcext:value-type="float">
            <text:p>36.49602</text:p>
          </table:table-cell>
          <table:table-cell office:value-type="float" office:value="-544.2546" calcext:value-type="float">
            <text:p>-544.2546</text:p>
          </table:table-cell>
          <table:table-cell office:value-type="float" office:value="1582.676" calcext:value-type="float">
            <text:p>1582.676</text:p>
          </table:table-cell>
          <table:table-cell office:value-type="float" office:value="-136.1449" calcext:value-type="float">
            <text:p>-136.1449</text:p>
          </table:table-cell>
          <table:table-cell office:value-type="float" office:value="87.93706" calcext:value-type="float">
            <text:p>87.93706</text:p>
          </table:table-cell>
          <table:table-cell office:value-type="float" office:value="2.68318" calcext:value-type="float">
            <text:p>2.68318</text:p>
          </table:table-cell>
          <table:table-cell office:value-type="float" office:value="0.04388718" calcext:value-type="float">
            <text:p>0.04388718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904.5878" calcext:value-type="float">
            <text:p>904.5878</text:p>
          </table:table-cell>
          <table:table-cell office:value-type="float" office:value="0" calcext:value-type="float">
            <text:p>0</text:p>
          </table:table-cell>
          <table:table-cell office:value-type="float" office:value="354.8099" calcext:value-type="float">
            <text:p>354.8099</text:p>
          </table:table-cell>
          <table:table-cell office:value-type="float" office:value="1233.801" calcext:value-type="float">
            <text:p>1233.801</text:p>
          </table:table-cell>
          <table:table-cell office:value-type="float" office:value="1497.907" calcext:value-type="float">
            <text:p>1497.907</text:p>
          </table:table-cell>
          <table:table-cell office:value-type="float" office:value="1253.831" calcext:value-type="float">
            <text:p>1253.831</text:p>
          </table:table-cell>
          <table:table-cell office:value-type="float" office:value="747.4161" calcext:value-type="float">
            <text:p>747.4161</text:p>
          </table:table-cell>
          <table:table-cell office:value-type="float" office:value="1088.443" calcext:value-type="float">
            <text:p>1088.443</text:p>
          </table:table-cell>
          <table:table-cell office:value-type="float" office:value="411.347" calcext:value-type="float">
            <text:p>411.347</text:p>
          </table:table-cell>
          <table:table-cell office:value-type="float" office:value="1839.075" calcext:value-type="float">
            <text:p>1839.075</text:p>
          </table:table-cell>
          <table:table-cell office:value-type="float" office:value="2079.098" calcext:value-type="float">
            <text:p>2079.098</text:p>
          </table:table-cell>
          <table:table-cell office:value-type="float" office:value="1665.384" calcext:value-type="float">
            <text:p>1665.384</text:p>
          </table:table-cell>
          <table:table-cell office:value-type="float" office:value="584.3672" calcext:value-type="float">
            <text:p>584.3672</text:p>
          </table:table-cell>
          <table:table-cell office:value-type="float" office:value="579.9095" calcext:value-type="float">
            <text:p>579.9095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8" calcext:value-type="float">
            <text:p>35.67588</text:p>
          </table:table-cell>
          <table:table-cell office:value-type="float" office:value="0" calcext:value-type="float">
            <text:p>0</text:p>
          </table:table-cell>
          <table:table-cell office:value-type="float" office:value="-0.04915125" calcext:value-type="float">
            <text:p>-0.04915125</text:p>
          </table:table-cell>
          <table:table-cell office:value-type="float" office:value="0" calcext:value-type="float">
            <text:p>0</text:p>
          </table:table-cell>
          <table:table-cell office:value-type="float" office:value="7.190976" calcext:value-type="float">
            <text:p>7.190976</text:p>
          </table:table-cell>
          <table:table-cell office:value-type="float" office:value="2101.063" calcext:value-type="float">
            <text:p>2101.063</text:p>
          </table:table-cell>
          <table:table-cell office:value-type="float" office:value="-785.7792" calcext:value-type="float">
            <text:p>-785.7792</text:p>
          </table:table-cell>
          <table:table-cell office:value-type="float" office:value="1315.284" calcext:value-type="float">
            <text:p>1315.284</text:p>
          </table:table-cell>
          <table:table-cell office:value-type="float" office:value="-414.4127" calcext:value-type="float">
            <text:p>-414.4127</text:p>
          </table:table-cell>
          <table:table-cell office:value-type="float" office:value="0" calcext:value-type="float">
            <text:p>0</text:p>
          </table:table-cell>
          <table:table-cell office:value-type="float" office:value="16.76501" calcext:value-type="float">
            <text:p>16.765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5" calcext:value-type="float">
            <text:p>31082005</text:p>
          </table:table-cell>
          <table:table-cell office:value-type="float" office:value="232.3595" calcext:value-type="float">
            <text:p>232.3595</text:p>
          </table:table-cell>
          <table:table-cell office:value-type="float" office:value="13283.99" calcext:value-type="float">
            <text:p>13283.99</text:p>
          </table:table-cell>
          <table:table-cell office:value-type="float" office:value="0" calcext:value-type="float">
            <text:p>0</text:p>
          </table:table-cell>
          <table:table-cell office:value-type="float" office:value="37.56272" calcext:value-type="float">
            <text:p>37.56272</text:p>
          </table:table-cell>
          <table:table-cell office:value-type="float" office:value="-546.4663" calcext:value-type="float">
            <text:p>-546.4663</text:p>
          </table:table-cell>
          <table:table-cell office:value-type="float" office:value="1588.207" calcext:value-type="float">
            <text:p>1588.207</text:p>
          </table:table-cell>
          <table:table-cell office:value-type="float" office:value="-137.0153" calcext:value-type="float">
            <text:p>-137.0153</text:p>
          </table:table-cell>
          <table:table-cell office:value-type="float" office:value="87.76804" calcext:value-type="float">
            <text:p>87.76804</text:p>
          </table:table-cell>
          <table:table-cell office:value-type="float" office:value="2.646418" calcext:value-type="float">
            <text:p>2.646418</text:p>
          </table:table-cell>
          <table:table-cell office:value-type="float" office:value="0.04512009" calcext:value-type="float">
            <text:p>0.04512009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918.6493" calcext:value-type="float">
            <text:p>918.6493</text:p>
          </table:table-cell>
          <table:table-cell office:value-type="float" office:value="0" calcext:value-type="float">
            <text:p>0</text:p>
          </table:table-cell>
          <table:table-cell office:value-type="float" office:value="354.9294" calcext:value-type="float">
            <text:p>354.9294</text:p>
          </table:table-cell>
          <table:table-cell office:value-type="float" office:value="1233.651" calcext:value-type="float">
            <text:p>1233.651</text:p>
          </table:table-cell>
          <table:table-cell office:value-type="float" office:value="1497.772" calcext:value-type="float">
            <text:p>1497.772</text:p>
          </table:table-cell>
          <table:table-cell office:value-type="float" office:value="1253.929" calcext:value-type="float">
            <text:p>1253.929</text:p>
          </table:table-cell>
          <table:table-cell office:value-type="float" office:value="747.5352" calcext:value-type="float">
            <text:p>747.5352</text:p>
          </table:table-cell>
          <table:table-cell office:value-type="float" office:value="1088.436" calcext:value-type="float">
            <text:p>1088.436</text:p>
          </table:table-cell>
          <table:table-cell office:value-type="float" office:value="411.3431" calcext:value-type="float">
            <text:p>411.3431</text:p>
          </table:table-cell>
          <table:table-cell office:value-type="float" office:value="1839.016" calcext:value-type="float">
            <text:p>1839.016</text:p>
          </table:table-cell>
          <table:table-cell office:value-type="float" office:value="2079.057" calcext:value-type="float">
            <text:p>2079.057</text:p>
          </table:table-cell>
          <table:table-cell office:value-type="float" office:value="1665.357" calcext:value-type="float">
            <text:p>1665.357</text:p>
          </table:table-cell>
          <table:table-cell office:value-type="float" office:value="584.3625" calcext:value-type="float">
            <text:p>584.3625</text:p>
          </table:table-cell>
          <table:table-cell office:value-type="float" office:value="579.8957" calcext:value-type="float">
            <text:p>579.8957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8" calcext:value-type="float">
            <text:p>35.67588</text:p>
          </table:table-cell>
          <table:table-cell office:value-type="float" office:value="0" calcext:value-type="float">
            <text:p>0</text:p>
          </table:table-cell>
          <table:table-cell office:value-type="float" office:value="-0.04916358" calcext:value-type="float">
            <text:p>-0.04916358</text:p>
          </table:table-cell>
          <table:table-cell office:value-type="float" office:value="0" calcext:value-type="float">
            <text:p>0</text:p>
          </table:table-cell>
          <table:table-cell office:value-type="float" office:value="7.190976" calcext:value-type="float">
            <text:p>7.190976</text:p>
          </table:table-cell>
          <table:table-cell office:value-type="float" office:value="2125.316" calcext:value-type="float">
            <text:p>2125.316</text:p>
          </table:table-cell>
          <table:table-cell office:value-type="float" office:value="-794.6401" calcext:value-type="float">
            <text:p>-794.6401</text:p>
          </table:table-cell>
          <table:table-cell office:value-type="float" office:value="1330.676" calcext:value-type="float">
            <text:p>1330.676</text:p>
          </table:table-cell>
          <table:table-cell office:value-type="float" office:value="-415.5419" calcext:value-type="float">
            <text:p>-415.5419</text:p>
          </table:table-cell>
          <table:table-cell office:value-type="float" office:value="0" calcext:value-type="float">
            <text:p>0</text:p>
          </table:table-cell>
          <table:table-cell office:value-type="float" office:value="16.55158" calcext:value-type="float">
            <text:p>16.55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5" calcext:value-type="float">
            <text:p>1092005</text:p>
          </table:table-cell>
          <table:table-cell office:value-type="float" office:value="232.7199" calcext:value-type="float">
            <text:p>232.7199</text:p>
          </table:table-cell>
          <table:table-cell office:value-type="float" office:value="13283.66" calcext:value-type="float">
            <text:p>13283.66</text:p>
          </table:table-cell>
          <table:table-cell office:value-type="float" office:value="0" calcext:value-type="float">
            <text:p>0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-548.4874" calcext:value-type="float">
            <text:p>-548.4874</text:p>
          </table:table-cell>
          <table:table-cell office:value-type="float" office:value="1593.441" calcext:value-type="float">
            <text:p>1593.441</text:p>
          </table:table-cell>
          <table:table-cell office:value-type="float" office:value="-137.8568" calcext:value-type="float">
            <text:p>-137.8568</text:p>
          </table:table-cell>
          <table:table-cell office:value-type="float" office:value="87.48624" calcext:value-type="float">
            <text:p>87.48624</text:p>
          </table:table-cell>
          <table:table-cell office:value-type="float" office:value="2.684178" calcext:value-type="float">
            <text:p>2.684178</text:p>
          </table:table-cell>
          <table:table-cell office:value-type="float" office:value="0.04653453" calcext:value-type="float">
            <text:p>0.04653453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929.8965" calcext:value-type="float">
            <text:p>929.8965</text:p>
          </table:table-cell>
          <table:table-cell office:value-type="float" office:value="0" calcext:value-type="float">
            <text:p>0</text:p>
          </table:table-cell>
          <table:table-cell office:value-type="float" office:value="355.0559" calcext:value-type="float">
            <text:p>355.0559</text:p>
          </table:table-cell>
          <table:table-cell office:value-type="float" office:value="1233.579" calcext:value-type="float">
            <text:p>1233.579</text:p>
          </table:table-cell>
          <table:table-cell office:value-type="float" office:value="1497.648" calcext:value-type="float">
            <text:p>1497.648</text:p>
          </table:table-cell>
          <table:table-cell office:value-type="float" office:value="1254.027" calcext:value-type="float">
            <text:p>1254.027</text:p>
          </table:table-cell>
          <table:table-cell office:value-type="float" office:value="747.6498" calcext:value-type="float">
            <text:p>747.6498</text:p>
          </table:table-cell>
          <table:table-cell office:value-type="float" office:value="1088.431" calcext:value-type="float">
            <text:p>1088.431</text:p>
          </table:table-cell>
          <table:table-cell office:value-type="float" office:value="411.3395" calcext:value-type="float">
            <text:p>411.3395</text:p>
          </table:table-cell>
          <table:table-cell office:value-type="float" office:value="1838.958" calcext:value-type="float">
            <text:p>1838.958</text:p>
          </table:table-cell>
          <table:table-cell office:value-type="float" office:value="2079.016" calcext:value-type="float">
            <text:p>2079.016</text:p>
          </table:table-cell>
          <table:table-cell office:value-type="float" office:value="1665.329" calcext:value-type="float">
            <text:p>1665.329</text:p>
          </table:table-cell>
          <table:table-cell office:value-type="float" office:value="584.3578" calcext:value-type="float">
            <text:p>584.3578</text:p>
          </table:table-cell>
          <table:table-cell office:value-type="float" office:value="579.8818" calcext:value-type="float">
            <text:p>579.8818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7" calcext:value-type="float">
            <text:p>35.67587</text:p>
          </table:table-cell>
          <table:table-cell office:value-type="float" office:value="0" calcext:value-type="float">
            <text:p>0</text:p>
          </table:table-cell>
          <table:table-cell office:value-type="float" office:value="-0.04917497" calcext:value-type="float">
            <text:p>-0.04917497</text:p>
          </table:table-cell>
          <table:table-cell office:value-type="float" office:value="0" calcext:value-type="float">
            <text:p>0</text:p>
          </table:table-cell>
          <table:table-cell office:value-type="float" office:value="7.186852" calcext:value-type="float">
            <text:p>7.186852</text:p>
          </table:table-cell>
          <table:table-cell office:value-type="float" office:value="2146.661" calcext:value-type="float">
            <text:p>2146.661</text:p>
          </table:table-cell>
          <table:table-cell office:value-type="float" office:value="-803.5679" calcext:value-type="float">
            <text:p>-803.5679</text:p>
          </table:table-cell>
          <table:table-cell office:value-type="float" office:value="1343.093" calcext:value-type="float">
            <text:p>1343.093</text:p>
          </table:table-cell>
          <table:table-cell office:value-type="float" office:value="-416.5487" calcext:value-type="float">
            <text:p>-416.5487</text:p>
          </table:table-cell>
          <table:table-cell office:value-type="float" office:value="0" calcext:value-type="float">
            <text:p>0</text:p>
          </table:table-cell>
          <table:table-cell office:value-type="float" office:value="16.37798" calcext:value-type="float">
            <text:p>16.377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5" calcext:value-type="float">
            <text:p>2092005</text:p>
          </table:table-cell>
          <table:table-cell office:value-type="float" office:value="233.2448" calcext:value-type="float">
            <text:p>233.2448</text:p>
          </table:table-cell>
          <table:table-cell office:value-type="float" office:value="13283.32" calcext:value-type="float">
            <text:p>13283.32</text:p>
          </table:table-cell>
          <table:table-cell office:value-type="float" office:value="0" calcext:value-type="float">
            <text:p>0</text:p>
          </table:table-cell>
          <table:table-cell office:value-type="float" office:value="39.94395" calcext:value-type="float">
            <text:p>39.94395</text:p>
          </table:table-cell>
          <table:table-cell office:value-type="float" office:value="-550.4907" calcext:value-type="float">
            <text:p>-550.4907</text:p>
          </table:table-cell>
          <table:table-cell office:value-type="float" office:value="1598.303" calcext:value-type="float">
            <text:p>1598.303</text:p>
          </table:table-cell>
          <table:table-cell office:value-type="float" office:value="-138.7002" calcext:value-type="float">
            <text:p>-138.7002</text:p>
          </table:table-cell>
          <table:table-cell office:value-type="float" office:value="87.15864" calcext:value-type="float">
            <text:p>87.15864</text:p>
          </table:table-cell>
          <table:table-cell office:value-type="float" office:value="2.873816" calcext:value-type="float">
            <text:p>2.873816</text:p>
          </table:table-cell>
          <table:table-cell office:value-type="float" office:value="0.04808636" calcext:value-type="float">
            <text:p>0.04808636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938.8151" calcext:value-type="float">
            <text:p>938.8151</text:p>
          </table:table-cell>
          <table:table-cell office:value-type="float" office:value="0" calcext:value-type="float">
            <text:p>0</text:p>
          </table:table-cell>
          <table:table-cell office:value-type="float" office:value="355.1856" calcext:value-type="float">
            <text:p>355.1856</text:p>
          </table:table-cell>
          <table:table-cell office:value-type="float" office:value="1233.526" calcext:value-type="float">
            <text:p>1233.526</text:p>
          </table:table-cell>
          <table:table-cell office:value-type="float" office:value="1497.521" calcext:value-type="float">
            <text:p>1497.521</text:p>
          </table:table-cell>
          <table:table-cell office:value-type="float" office:value="1254.121" calcext:value-type="float">
            <text:p>1254.121</text:p>
          </table:table-cell>
          <table:table-cell office:value-type="float" office:value="747.7626" calcext:value-type="float">
            <text:p>747.7626</text:p>
          </table:table-cell>
          <table:table-cell office:value-type="float" office:value="1088.424" calcext:value-type="float">
            <text:p>1088.424</text:p>
          </table:table-cell>
          <table:table-cell office:value-type="float" office:value="411.3357" calcext:value-type="float">
            <text:p>411.3357</text:p>
          </table:table-cell>
          <table:table-cell office:value-type="float" office:value="1838.901" calcext:value-type="float">
            <text:p>1838.901</text:p>
          </table:table-cell>
          <table:table-cell office:value-type="float" office:value="2078.974" calcext:value-type="float">
            <text:p>2078.974</text:p>
          </table:table-cell>
          <table:table-cell office:value-type="float" office:value="1665.301" calcext:value-type="float">
            <text:p>1665.301</text:p>
          </table:table-cell>
          <table:table-cell office:value-type="float" office:value="584.353" calcext:value-type="float">
            <text:p>584.353</text:p>
          </table:table-cell>
          <table:table-cell office:value-type="float" office:value="579.8676" calcext:value-type="float">
            <text:p>579.8676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7" calcext:value-type="float">
            <text:p>35.67587</text:p>
          </table:table-cell>
          <table:table-cell office:value-type="float" office:value="0" calcext:value-type="float">
            <text:p>0</text:p>
          </table:table-cell>
          <table:table-cell office:value-type="float" office:value="-0.0491881" calcext:value-type="float">
            <text:p>-0.0491881</text:p>
          </table:table-cell>
          <table:table-cell office:value-type="float" office:value="0" calcext:value-type="float">
            <text:p>0</text:p>
          </table:table-cell>
          <table:table-cell office:value-type="float" office:value="7.174497" calcext:value-type="float">
            <text:p>7.174497</text:p>
          </table:table-cell>
          <table:table-cell office:value-type="float" office:value="2166.198" calcext:value-type="float">
            <text:p>2166.198</text:p>
          </table:table-cell>
          <table:table-cell office:value-type="float" office:value="-813.0358" calcext:value-type="float">
            <text:p>-813.0358</text:p>
          </table:table-cell>
          <table:table-cell office:value-type="float" office:value="1353.162" calcext:value-type="float">
            <text:p>1353.162</text:p>
          </table:table-cell>
          <table:table-cell office:value-type="float" office:value="-417.5531" calcext:value-type="float">
            <text:p>-417.5531</text:p>
          </table:table-cell>
          <table:table-cell office:value-type="float" office:value="0" calcext:value-type="float">
            <text:p>0</text:p>
          </table:table-cell>
          <table:table-cell office:value-type="float" office:value="16.21978" calcext:value-type="float">
            <text:p>16.219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5" calcext:value-type="float">
            <text:p>3092005</text:p>
          </table:table-cell>
          <table:table-cell office:value-type="float" office:value="235.2875" calcext:value-type="float">
            <text:p>235.2875</text:p>
          </table:table-cell>
          <table:table-cell office:value-type="float" office:value="13282.97" calcext:value-type="float">
            <text:p>13282.97</text:p>
          </table:table-cell>
          <table:table-cell office:value-type="float" office:value="0" calcext:value-type="float">
            <text:p>0</text:p>
          </table:table-cell>
          <table:table-cell office:value-type="float" office:value="42.78985" calcext:value-type="float">
            <text:p>42.78985</text:p>
          </table:table-cell>
          <table:table-cell office:value-type="float" office:value="-552.5934" calcext:value-type="float">
            <text:p>-552.5934</text:p>
          </table:table-cell>
          <table:table-cell office:value-type="float" office:value="1603.225" calcext:value-type="float">
            <text:p>1603.225</text:p>
          </table:table-cell>
          <table:table-cell office:value-type="float" office:value="-139.5772" calcext:value-type="float">
            <text:p>-139.5772</text:p>
          </table:table-cell>
          <table:table-cell office:value-type="float" office:value="86.74929" calcext:value-type="float">
            <text:p>86.74929</text:p>
          </table:table-cell>
          <table:table-cell office:value-type="float" office:value="4.597496" calcext:value-type="float">
            <text:p>4.597496</text:p>
          </table:table-cell>
          <table:table-cell office:value-type="float" office:value="0.0496733" calcext:value-type="float">
            <text:p>0.0496733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944.0259" calcext:value-type="float">
            <text:p>944.0259</text:p>
          </table:table-cell>
          <table:table-cell office:value-type="float" office:value="0" calcext:value-type="float">
            <text:p>0</text:p>
          </table:table-cell>
          <table:table-cell office:value-type="float" office:value="355.3258" calcext:value-type="float">
            <text:p>355.3258</text:p>
          </table:table-cell>
          <table:table-cell office:value-type="float" office:value="1233.456" calcext:value-type="float">
            <text:p>1233.456</text:p>
          </table:table-cell>
          <table:table-cell office:value-type="float" office:value="1497.379" calcext:value-type="float">
            <text:p>1497.379</text:p>
          </table:table-cell>
          <table:table-cell office:value-type="float" office:value="1254.209" calcext:value-type="float">
            <text:p>1254.209</text:p>
          </table:table-cell>
          <table:table-cell office:value-type="float" office:value="747.8748" calcext:value-type="float">
            <text:p>747.8748</text:p>
          </table:table-cell>
          <table:table-cell office:value-type="float" office:value="1088.415" calcext:value-type="float">
            <text:p>1088.415</text:p>
          </table:table-cell>
          <table:table-cell office:value-type="float" office:value="411.3314" calcext:value-type="float">
            <text:p>411.3314</text:p>
          </table:table-cell>
          <table:table-cell office:value-type="float" office:value="1838.844" calcext:value-type="float">
            <text:p>1838.844</text:p>
          </table:table-cell>
          <table:table-cell office:value-type="float" office:value="2078.932" calcext:value-type="float">
            <text:p>2078.932</text:p>
          </table:table-cell>
          <table:table-cell office:value-type="float" office:value="1665.273" calcext:value-type="float">
            <text:p>1665.273</text:p>
          </table:table-cell>
          <table:table-cell office:value-type="float" office:value="584.348" calcext:value-type="float">
            <text:p>584.348</text:p>
          </table:table-cell>
          <table:table-cell office:value-type="float" office:value="579.8533" calcext:value-type="float">
            <text:p>579.8533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7" calcext:value-type="float">
            <text:p>35.67587</text:p>
          </table:table-cell>
          <table:table-cell office:value-type="float" office:value="0" calcext:value-type="float">
            <text:p>0</text:p>
          </table:table-cell>
          <table:table-cell office:value-type="float" office:value="-0.04921054" calcext:value-type="float">
            <text:p>-0.04921054</text:p>
          </table:table-cell>
          <table:table-cell office:value-type="float" office:value="0" calcext:value-type="float">
            <text:p>0</text:p>
          </table:table-cell>
          <table:table-cell office:value-type="float" office:value="7.093506" calcext:value-type="float">
            <text:p>7.093506</text:p>
          </table:table-cell>
          <table:table-cell office:value-type="float" office:value="2184.42" calcext:value-type="float">
            <text:p>2184.42</text:p>
          </table:table-cell>
          <table:table-cell office:value-type="float" office:value="-824.8293" calcext:value-type="float">
            <text:p>-824.8293</text:p>
          </table:table-cell>
          <table:table-cell office:value-type="float" office:value="1359.591" calcext:value-type="float">
            <text:p>1359.591</text:p>
          </table:table-cell>
          <table:table-cell office:value-type="float" office:value="-418.6274" calcext:value-type="float">
            <text:p>-418.6274</text:p>
          </table:table-cell>
          <table:table-cell office:value-type="float" office:value="0" calcext:value-type="float">
            <text:p>0</text:p>
          </table:table-cell>
          <table:table-cell office:value-type="float" office:value="16.06458" calcext:value-type="float">
            <text:p>16.064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5" calcext:value-type="float">
            <text:p>4092005</text:p>
          </table:table-cell>
          <table:table-cell office:value-type="float" office:value="238.4985" calcext:value-type="float">
            <text:p>238.4985</text:p>
          </table:table-cell>
          <table:table-cell office:value-type="float" office:value="13282.59" calcext:value-type="float">
            <text:p>13282.59</text:p>
          </table:table-cell>
          <table:table-cell office:value-type="float" office:value="0" calcext:value-type="float">
            <text:p>0</text:p>
          </table:table-cell>
          <table:table-cell office:value-type="float" office:value="46.86026" calcext:value-type="float">
            <text:p>46.86026</text:p>
          </table:table-cell>
          <table:table-cell office:value-type="float" office:value="-554.8197" calcext:value-type="float">
            <text:p>-554.8197</text:p>
          </table:table-cell>
          <table:table-cell office:value-type="float" office:value="1609.239" calcext:value-type="float">
            <text:p>1609.239</text:p>
          </table:table-cell>
          <table:table-cell office:value-type="float" office:value="-140.4943" calcext:value-type="float">
            <text:p>-140.4943</text:p>
          </table:table-cell>
          <table:table-cell office:value-type="float" office:value="86.2691" calcext:value-type="float">
            <text:p>86.2691</text:p>
          </table:table-cell>
          <table:table-cell office:value-type="float" office:value="7.508325" calcext:value-type="float">
            <text:p>7.508325</text:p>
          </table:table-cell>
          <table:table-cell office:value-type="float" office:value="0.05127592" calcext:value-type="float">
            <text:p>0.05127592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946.6671" calcext:value-type="float">
            <text:p>946.6671</text:p>
          </table:table-cell>
          <table:table-cell office:value-type="float" office:value="0" calcext:value-type="float">
            <text:p>0</text:p>
          </table:table-cell>
          <table:table-cell office:value-type="float" office:value="355.4797" calcext:value-type="float">
            <text:p>355.4797</text:p>
          </table:table-cell>
          <table:table-cell office:value-type="float" office:value="1233.364" calcext:value-type="float">
            <text:p>1233.364</text:p>
          </table:table-cell>
          <table:table-cell office:value-type="float" office:value="1497.208" calcext:value-type="float">
            <text:p>1497.208</text:p>
          </table:table-cell>
          <table:table-cell office:value-type="float" office:value="1254.294" calcext:value-type="float">
            <text:p>1254.294</text:p>
          </table:table-cell>
          <table:table-cell office:value-type="float" office:value="747.987" calcext:value-type="float">
            <text:p>747.987</text:p>
          </table:table-cell>
          <table:table-cell office:value-type="float" office:value="1088.399" calcext:value-type="float">
            <text:p>1088.399</text:p>
          </table:table-cell>
          <table:table-cell office:value-type="float" office:value="411.3261" calcext:value-type="float">
            <text:p>411.3261</text:p>
          </table:table-cell>
          <table:table-cell office:value-type="float" office:value="1838.784" calcext:value-type="float">
            <text:p>1838.784</text:p>
          </table:table-cell>
          <table:table-cell office:value-type="float" office:value="2078.89" calcext:value-type="float">
            <text:p>2078.89</text:p>
          </table:table-cell>
          <table:table-cell office:value-type="float" office:value="1665.244" calcext:value-type="float">
            <text:p>1665.244</text:p>
          </table:table-cell>
          <table:table-cell office:value-type="float" office:value="584.3429" calcext:value-type="float">
            <text:p>584.3429</text:p>
          </table:table-cell>
          <table:table-cell office:value-type="float" office:value="579.8387" calcext:value-type="float">
            <text:p>579.8387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6" calcext:value-type="float">
            <text:p>35.67586</text:p>
          </table:table-cell>
          <table:table-cell office:value-type="float" office:value="0" calcext:value-type="float">
            <text:p>0</text:p>
          </table:table-cell>
          <table:table-cell office:value-type="float" office:value="-0.04924083" calcext:value-type="float">
            <text:p>-0.04924083</text:p>
          </table:table-cell>
          <table:table-cell office:value-type="float" office:value="0" calcext:value-type="float">
            <text:p>0</text:p>
          </table:table-cell>
          <table:table-cell office:value-type="float" office:value="6.980165" calcext:value-type="float">
            <text:p>6.980165</text:p>
          </table:table-cell>
          <table:table-cell office:value-type="float" office:value="2200.979" calcext:value-type="float">
            <text:p>2200.979</text:p>
          </table:table-cell>
          <table:table-cell office:value-type="float" office:value="-837.4467" calcext:value-type="float">
            <text:p>-837.4467</text:p>
          </table:table-cell>
          <table:table-cell office:value-type="float" office:value="1363.532" calcext:value-type="float">
            <text:p>1363.532</text:p>
          </table:table-cell>
          <table:table-cell office:value-type="float" office:value="-419.7786" calcext:value-type="float">
            <text:p>-419.7786</text:p>
          </table:table-cell>
          <table:table-cell office:value-type="float" office:value="0" calcext:value-type="float">
            <text:p>0</text:p>
          </table:table-cell>
          <table:table-cell office:value-type="float" office:value="15.90404" calcext:value-type="float">
            <text:p>15.90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5" calcext:value-type="float">
            <text:p>5092005</text:p>
          </table:table-cell>
          <table:table-cell office:value-type="float" office:value="238.8333" calcext:value-type="float">
            <text:p>238.8333</text:p>
          </table:table-cell>
          <table:table-cell office:value-type="float" office:value="13282.23" calcext:value-type="float">
            <text:p>13282.23</text:p>
          </table:table-cell>
          <table:table-cell office:value-type="float" office:value="0" calcext:value-type="float">
            <text:p>0</text:p>
          </table:table-cell>
          <table:table-cell office:value-type="float" office:value="47.9756" calcext:value-type="float">
            <text:p>47.9756</text:p>
          </table:table-cell>
          <table:table-cell office:value-type="float" office:value="-556.8685" calcext:value-type="float">
            <text:p>-556.8685</text:p>
          </table:table-cell>
          <table:table-cell office:value-type="float" office:value="1615.447" calcext:value-type="float">
            <text:p>1615.447</text:p>
          </table:table-cell>
          <table:table-cell office:value-type="float" office:value="-141.3163" calcext:value-type="float">
            <text:p>-141.3163</text:p>
          </table:table-cell>
          <table:table-cell office:value-type="float" office:value="86.03735" calcext:value-type="float">
            <text:p>86.03735</text:p>
          </table:table-cell>
          <table:table-cell office:value-type="float" office:value="7.59385" calcext:value-type="float">
            <text:p>7.59385</text:p>
          </table:table-cell>
          <table:table-cell office:value-type="float" office:value="0.05288782" calcext:value-type="float">
            <text:p>0.05288782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949.3473" calcext:value-type="float">
            <text:p>949.3473</text:p>
          </table:table-cell>
          <table:table-cell office:value-type="float" office:value="0" calcext:value-type="float">
            <text:p>0</text:p>
          </table:table-cell>
          <table:table-cell office:value-type="float" office:value="355.5626" calcext:value-type="float">
            <text:p>355.5626</text:p>
          </table:table-cell>
          <table:table-cell office:value-type="float" office:value="1233.303" calcext:value-type="float">
            <text:p>1233.303</text:p>
          </table:table-cell>
          <table:table-cell office:value-type="float" office:value="1497.071" calcext:value-type="float">
            <text:p>1497.071</text:p>
          </table:table-cell>
          <table:table-cell office:value-type="float" office:value="1254.373" calcext:value-type="float">
            <text:p>1254.373</text:p>
          </table:table-cell>
          <table:table-cell office:value-type="float" office:value="748.0921" calcext:value-type="float">
            <text:p>748.0921</text:p>
          </table:table-cell>
          <table:table-cell office:value-type="float" office:value="1088.384" calcext:value-type="float">
            <text:p>1088.384</text:p>
          </table:table-cell>
          <table:table-cell office:value-type="float" office:value="411.3204" calcext:value-type="float">
            <text:p>411.3204</text:p>
          </table:table-cell>
          <table:table-cell office:value-type="float" office:value="1838.723" calcext:value-type="float">
            <text:p>1838.723</text:p>
          </table:table-cell>
          <table:table-cell office:value-type="float" office:value="2078.847" calcext:value-type="float">
            <text:p>2078.847</text:p>
          </table:table-cell>
          <table:table-cell office:value-type="float" office:value="1665.216" calcext:value-type="float">
            <text:p>1665.216</text:p>
          </table:table-cell>
          <table:table-cell office:value-type="float" office:value="584.3377" calcext:value-type="float">
            <text:p>584.3377</text:p>
          </table:table-cell>
          <table:table-cell office:value-type="float" office:value="579.8239" calcext:value-type="float">
            <text:p>579.8239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6" calcext:value-type="float">
            <text:p>35.67586</text:p>
          </table:table-cell>
          <table:table-cell office:value-type="float" office:value="0" calcext:value-type="float">
            <text:p>0</text:p>
          </table:table-cell>
          <table:table-cell office:value-type="float" office:value="-0.04925466" calcext:value-type="float">
            <text:p>-0.04925466</text:p>
          </table:table-cell>
          <table:table-cell office:value-type="float" office:value="0" calcext:value-type="float">
            <text:p>0</text:p>
          </table:table-cell>
          <table:table-cell office:value-type="float" office:value="6.976537" calcext:value-type="float">
            <text:p>6.976537</text:p>
          </table:table-cell>
          <table:table-cell office:value-type="float" office:value="2212.729" calcext:value-type="float">
            <text:p>2212.729</text:p>
          </table:table-cell>
          <table:table-cell office:value-type="float" office:value="-845.2935" calcext:value-type="float">
            <text:p>-845.2935</text:p>
          </table:table-cell>
          <table:table-cell office:value-type="float" office:value="1367.436" calcext:value-type="float">
            <text:p>1367.436</text:p>
          </table:table-cell>
          <table:table-cell office:value-type="float" office:value="-420.8361" calcext:value-type="float">
            <text:p>-420.8361</text:p>
          </table:table-cell>
          <table:table-cell office:value-type="float" office:value="0" calcext:value-type="float">
            <text:p>0</text:p>
          </table:table-cell>
          <table:table-cell office:value-type="float" office:value="15.73265" calcext:value-type="float">
            <text:p>15.732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5" calcext:value-type="float">
            <text:p>6092005</text:p>
          </table:table-cell>
          <table:table-cell office:value-type="float" office:value="240.5162" calcext:value-type="float">
            <text:p>240.5162</text:p>
          </table:table-cell>
          <table:table-cell office:value-type="float" office:value="13281.9" calcext:value-type="float">
            <text:p>13281.9</text:p>
          </table:table-cell>
          <table:table-cell office:value-type="float" office:value="0" calcext:value-type="float">
            <text:p>0</text:p>
          </table:table-cell>
          <table:table-cell office:value-type="float" office:value="50.39616" calcext:value-type="float">
            <text:p>50.39616</text:p>
          </table:table-cell>
          <table:table-cell office:value-type="float" office:value="-558.8228" calcext:value-type="float">
            <text:p>-558.8228</text:p>
          </table:table-cell>
          <table:table-cell office:value-type="float" office:value="1620.683" calcext:value-type="float">
            <text:p>1620.683</text:p>
          </table:table-cell>
          <table:table-cell office:value-type="float" office:value="-142.0899" calcext:value-type="float">
            <text:p>-142.0899</text:p>
          </table:table-cell>
          <table:table-cell office:value-type="float" office:value="85.8483" calcext:value-type="float">
            <text:p>85.8483</text:p>
          </table:table-cell>
          <table:table-cell office:value-type="float" office:value="9.044387" calcext:value-type="float">
            <text:p>9.044387</text:p>
          </table:table-cell>
          <table:table-cell office:value-type="float" office:value="0.05456506" calcext:value-type="float">
            <text:p>0.05456506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91515" calcext:value-type="float">
            <text:p>0.7291515</text:p>
          </table:table-cell>
          <table:table-cell office:value-type="float" office:value="370" calcext:value-type="float">
            <text:p>370</text:p>
          </table:table-cell>
          <table:table-cell office:value-type="float" office:value="955.7921" calcext:value-type="float">
            <text:p>955.7921</text:p>
          </table:table-cell>
          <table:table-cell office:value-type="float" office:value="0" calcext:value-type="float">
            <text:p>0</text:p>
          </table:table-cell>
          <table:table-cell office:value-type="float" office:value="355.6441" calcext:value-type="float">
            <text:p>355.6441</text:p>
          </table:table-cell>
          <table:table-cell office:value-type="float" office:value="1233.245" calcext:value-type="float">
            <text:p>1233.245</text:p>
          </table:table-cell>
          <table:table-cell office:value-type="float" office:value="1496.949" calcext:value-type="float">
            <text:p>1496.949</text:p>
          </table:table-cell>
          <table:table-cell office:value-type="float" office:value="1254.447" calcext:value-type="float">
            <text:p>1254.447</text:p>
          </table:table-cell>
          <table:table-cell office:value-type="float" office:value="748.1891" calcext:value-type="float">
            <text:p>748.1891</text:p>
          </table:table-cell>
          <table:table-cell office:value-type="float" office:value="1088.373" calcext:value-type="float">
            <text:p>1088.373</text:p>
          </table:table-cell>
          <table:table-cell office:value-type="float" office:value="411.3151" calcext:value-type="float">
            <text:p>411.3151</text:p>
          </table:table-cell>
          <table:table-cell office:value-type="float" office:value="1838.662" calcext:value-type="float">
            <text:p>1838.662</text:p>
          </table:table-cell>
          <table:table-cell office:value-type="float" office:value="2078.803" calcext:value-type="float">
            <text:p>2078.803</text:p>
          </table:table-cell>
          <table:table-cell office:value-type="float" office:value="1665.187" calcext:value-type="float">
            <text:p>1665.187</text:p>
          </table:table-cell>
          <table:table-cell office:value-type="float" office:value="584.3324" calcext:value-type="float">
            <text:p>584.3324</text:p>
          </table:table-cell>
          <table:table-cell office:value-type="float" office:value="579.809" calcext:value-type="float">
            <text:p>579.809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6" calcext:value-type="float">
            <text:p>35.67586</text:p>
          </table:table-cell>
          <table:table-cell office:value-type="float" office:value="0" calcext:value-type="float">
            <text:p>0</text:p>
          </table:table-cell>
          <table:table-cell office:value-type="float" office:value="-0.04927125" calcext:value-type="float">
            <text:p>-0.04927125</text:p>
          </table:table-cell>
          <table:table-cell office:value-type="float" office:value="0" calcext:value-type="float">
            <text:p>0</text:p>
          </table:table-cell>
          <table:table-cell office:value-type="float" office:value="6.92827" calcext:value-type="float">
            <text:p>6.92827</text:p>
          </table:table-cell>
          <table:table-cell office:value-type="float" office:value="2228.669" calcext:value-type="float">
            <text:p>2228.669</text:p>
          </table:table-cell>
          <table:table-cell office:value-type="float" office:value="-853.6071" calcext:value-type="float">
            <text:p>-853.6071</text:p>
          </table:table-cell>
          <table:table-cell office:value-type="float" office:value="1375.062" calcext:value-type="float">
            <text:p>1375.062</text:p>
          </table:table-cell>
          <table:table-cell office:value-type="float" office:value="-421.834" calcext:value-type="float">
            <text:p>-421.834</text:p>
          </table:table-cell>
          <table:table-cell office:value-type="float" office:value="0" calcext:value-type="float">
            <text:p>0</text:p>
          </table:table-cell>
          <table:table-cell office:value-type="float" office:value="15.5475" calcext:value-type="float">
            <text:p>15.5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5" calcext:value-type="float">
            <text:p>7092005</text:p>
          </table:table-cell>
          <table:table-cell office:value-type="float" office:value="243.5476" calcext:value-type="float">
            <text:p>243.5476</text:p>
          </table:table-cell>
          <table:table-cell office:value-type="float" office:value="13281.58" calcext:value-type="float">
            <text:p>13281.58</text:p>
          </table:table-cell>
          <table:table-cell office:value-type="float" office:value="0" calcext:value-type="float">
            <text:p>0</text:p>
          </table:table-cell>
          <table:table-cell office:value-type="float" office:value="54.19967" calcext:value-type="float">
            <text:p>54.19967</text:p>
          </table:table-cell>
          <table:table-cell office:value-type="float" office:value="-560.84" calcext:value-type="float">
            <text:p>-560.84</text:p>
          </table:table-cell>
          <table:table-cell office:value-type="float" office:value="1625.112" calcext:value-type="float">
            <text:p>1625.112</text:p>
          </table:table-cell>
          <table:table-cell office:value-type="float" office:value="-142.8573" calcext:value-type="float">
            <text:p>-142.8573</text:p>
          </table:table-cell>
          <table:table-cell office:value-type="float" office:value="85.66962" calcext:value-type="float">
            <text:p>85.66962</text:p>
          </table:table-cell>
          <table:table-cell office:value-type="float" office:value="11.87104" calcext:value-type="float">
            <text:p>11.87104</text:p>
          </table:table-cell>
          <table:table-cell office:value-type="float" office:value="0.05622935" calcext:value-type="float">
            <text:p>0.05622935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83009" calcext:value-type="float">
            <text:p>0.7283009</text:p>
          </table:table-cell>
          <table:table-cell office:value-type="float" office:value="370" calcext:value-type="float">
            <text:p>370</text:p>
          </table:table-cell>
          <table:table-cell office:value-type="float" office:value="962.2903" calcext:value-type="float">
            <text:p>962.2903</text:p>
          </table:table-cell>
          <table:table-cell office:value-type="float" office:value="0" calcext:value-type="float">
            <text:p>0</text:p>
          </table:table-cell>
          <table:table-cell office:value-type="float" office:value="355.7241" calcext:value-type="float">
            <text:p>355.7241</text:p>
          </table:table-cell>
          <table:table-cell office:value-type="float" office:value="1233.177" calcext:value-type="float">
            <text:p>1233.177</text:p>
          </table:table-cell>
          <table:table-cell office:value-type="float" office:value="1496.818" calcext:value-type="float">
            <text:p>1496.818</text:p>
          </table:table-cell>
          <table:table-cell office:value-type="float" office:value="1254.518" calcext:value-type="float">
            <text:p>1254.518</text:p>
          </table:table-cell>
          <table:table-cell office:value-type="float" office:value="748.2821" calcext:value-type="float">
            <text:p>748.2821</text:p>
          </table:table-cell>
          <table:table-cell office:value-type="float" office:value="1088.361" calcext:value-type="float">
            <text:p>1088.361</text:p>
          </table:table-cell>
          <table:table-cell office:value-type="float" office:value="411.3122" calcext:value-type="float">
            <text:p>411.3122</text:p>
          </table:table-cell>
          <table:table-cell office:value-type="float" office:value="1838.603" calcext:value-type="float">
            <text:p>1838.603</text:p>
          </table:table-cell>
          <table:table-cell office:value-type="float" office:value="2078.76" calcext:value-type="float">
            <text:p>2078.76</text:p>
          </table:table-cell>
          <table:table-cell office:value-type="float" office:value="1665.158" calcext:value-type="float">
            <text:p>1665.158</text:p>
          </table:table-cell>
          <table:table-cell office:value-type="float" office:value="584.3269" calcext:value-type="float">
            <text:p>584.3269</text:p>
          </table:table-cell>
          <table:table-cell office:value-type="float" office:value="579.7939" calcext:value-type="float">
            <text:p>579.7939</text:p>
          </table:table-cell>
          <table:table-cell office:value-type="float" office:value="142.7439" calcext:value-type="float">
            <text:p>142.7439</text:p>
          </table:table-cell>
          <table:table-cell office:value-type="float" office:value="35.67585" calcext:value-type="float">
            <text:p>35.67585</text:p>
          </table:table-cell>
          <table:table-cell office:value-type="float" office:value="0" calcext:value-type="float">
            <text:p>0</text:p>
          </table:table-cell>
          <table:table-cell office:value-type="float" office:value="-0.04929088" calcext:value-type="float">
            <text:p>-0.04929088</text:p>
          </table:table-cell>
          <table:table-cell office:value-type="float" office:value="0" calcext:value-type="float">
            <text:p>0</text:p>
          </table:table-cell>
          <table:table-cell office:value-type="float" office:value="6.849536" calcext:value-type="float">
            <text:p>6.849536</text:p>
          </table:table-cell>
          <table:table-cell office:value-type="float" office:value="2245.789" calcext:value-type="float">
            <text:p>2245.789</text:p>
          </table:table-cell>
          <table:table-cell office:value-type="float" office:value="-862.9895" calcext:value-type="float">
            <text:p>-862.9895</text:p>
          </table:table-cell>
          <table:table-cell office:value-type="float" office:value="1382.8" calcext:value-type="float">
            <text:p>1382.8</text:p>
          </table:table-cell>
          <table:table-cell office:value-type="float" office:value="-422.8641" calcext:value-type="float">
            <text:p>-422.8641</text:p>
          </table:table-cell>
          <table:table-cell office:value-type="float" office:value="0" calcext:value-type="float">
            <text:p>0</text:p>
          </table:table-cell>
          <table:table-cell office:value-type="float" office:value="15.32612" calcext:value-type="float">
            <text:p>15.326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5" calcext:value-type="float">
            <text:p>8092005</text:p>
          </table:table-cell>
          <table:table-cell office:value-type="float" office:value="250.258" calcext:value-type="float">
            <text:p>250.258</text:p>
          </table:table-cell>
          <table:table-cell office:value-type="float" office:value="13281.23" calcext:value-type="float">
            <text:p>13281.23</text:p>
          </table:table-cell>
          <table:table-cell office:value-type="float" office:value="0" calcext:value-type="float">
            <text:p>0</text:p>
          </table:table-cell>
          <table:table-cell office:value-type="float" office:value="61.68779" calcext:value-type="float">
            <text:p>61.68779</text:p>
          </table:table-cell>
          <table:table-cell office:value-type="float" office:value="-562.8656" calcext:value-type="float">
            <text:p>-562.8656</text:p>
          </table:table-cell>
          <table:table-cell office:value-type="float" office:value="1630.041" calcext:value-type="float">
            <text:p>1630.041</text:p>
          </table:table-cell>
          <table:table-cell office:value-type="float" office:value="-143.6494" calcext:value-type="float">
            <text:p>-143.6494</text:p>
          </table:table-cell>
          <table:table-cell office:value-type="float" office:value="85.33352" calcext:value-type="float">
            <text:p>85.33352</text:p>
          </table:table-cell>
          <table:table-cell office:value-type="float" office:value="18.37414" calcext:value-type="float">
            <text:p>18.37414</text:p>
          </table:table-cell>
          <table:table-cell office:value-type="float" office:value="0.05786372" calcext:value-type="float">
            <text:p>0.05786372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46684" calcext:value-type="float">
            <text:p>0.7246684</text:p>
          </table:table-cell>
          <table:table-cell office:value-type="float" office:value="370" calcext:value-type="float">
            <text:p>370</text:p>
          </table:table-cell>
          <table:table-cell office:value-type="float" office:value="964.1196" calcext:value-type="float">
            <text:p>964.1196</text:p>
          </table:table-cell>
          <table:table-cell office:value-type="float" office:value="0" calcext:value-type="float">
            <text:p>0</text:p>
          </table:table-cell>
          <table:table-cell office:value-type="float" office:value="355.838" calcext:value-type="float">
            <text:p>355.838</text:p>
          </table:table-cell>
          <table:table-cell office:value-type="float" office:value="1233.095" calcext:value-type="float">
            <text:p>1233.095</text:p>
          </table:table-cell>
          <table:table-cell office:value-type="float" office:value="1496.662" calcext:value-type="float">
            <text:p>1496.662</text:p>
          </table:table-cell>
          <table:table-cell office:value-type="float" office:value="1254.583" calcext:value-type="float">
            <text:p>1254.583</text:p>
          </table:table-cell>
          <table:table-cell office:value-type="float" office:value="748.3734" calcext:value-type="float">
            <text:p>748.3734</text:p>
          </table:table-cell>
          <table:table-cell office:value-type="float" office:value="1088.348" calcext:value-type="float">
            <text:p>1088.348</text:p>
          </table:table-cell>
          <table:table-cell office:value-type="float" office:value="411.309" calcext:value-type="float">
            <text:p>411.309</text:p>
          </table:table-cell>
          <table:table-cell office:value-type="float" office:value="1838.544" calcext:value-type="float">
            <text:p>1838.544</text:p>
          </table:table-cell>
          <table:table-cell office:value-type="float" office:value="2078.715" calcext:value-type="float">
            <text:p>2078.715</text:p>
          </table:table-cell>
          <table:table-cell office:value-type="float" office:value="1665.128" calcext:value-type="float">
            <text:p>1665.128</text:p>
          </table:table-cell>
          <table:table-cell office:value-type="float" office:value="584.3214" calcext:value-type="float">
            <text:p>584.3214</text:p>
          </table:table-cell>
          <table:table-cell office:value-type="float" office:value="579.7786" calcext:value-type="float">
            <text:p>579.7786</text:p>
          </table:table-cell>
          <table:table-cell office:value-type="float" office:value="142.7438" calcext:value-type="float">
            <text:p>142.7438</text:p>
          </table:table-cell>
          <table:table-cell office:value-type="float" office:value="35.67586" calcext:value-type="float">
            <text:p>35.67586</text:p>
          </table:table-cell>
          <table:table-cell office:value-type="float" office:value="0" calcext:value-type="float">
            <text:p>0</text:p>
          </table:table-cell>
          <table:table-cell office:value-type="float" office:value="-0.04931476" calcext:value-type="float">
            <text:p>-0.04931476</text:p>
          </table:table-cell>
          <table:table-cell office:value-type="float" office:value="0" calcext:value-type="float">
            <text:p>0</text:p>
          </table:table-cell>
          <table:table-cell office:value-type="float" office:value="6.67042" calcext:value-type="float">
            <text:p>6.67042</text:p>
          </table:table-cell>
          <table:table-cell office:value-type="float" office:value="2260.427" calcext:value-type="float">
            <text:p>2260.427</text:p>
          </table:table-cell>
          <table:table-cell office:value-type="float" office:value="-874.5722" calcext:value-type="float">
            <text:p>-874.5722</text:p>
          </table:table-cell>
          <table:table-cell office:value-type="float" office:value="1385.855" calcext:value-type="float">
            <text:p>1385.855</text:p>
          </table:table-cell>
          <table:table-cell office:value-type="float" office:value="-423.9136" calcext:value-type="float">
            <text:p>-423.9136</text:p>
          </table:table-cell>
          <table:table-cell office:value-type="float" office:value="0" calcext:value-type="float">
            <text:p>0</text:p>
          </table:table-cell>
          <table:table-cell office:value-type="float" office:value="15.14295" calcext:value-type="float">
            <text:p>15.14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5" calcext:value-type="float">
            <text:p>9092005</text:p>
          </table:table-cell>
          <table:table-cell office:value-type="float" office:value="258.6788" calcext:value-type="float">
            <text:p>258.6788</text:p>
          </table:table-cell>
          <table:table-cell office:value-type="float" office:value="13280.86" calcext:value-type="float">
            <text:p>13280.86</text:p>
          </table:table-cell>
          <table:table-cell office:value-type="float" office:value="0" calcext:value-type="float">
            <text:p>0</text:p>
          </table:table-cell>
          <table:table-cell office:value-type="float" office:value="70.92037" calcext:value-type="float">
            <text:p>70.92037</text:p>
          </table:table-cell>
          <table:table-cell office:value-type="float" office:value="-564.9694" calcext:value-type="float">
            <text:p>-564.9694</text:p>
          </table:table-cell>
          <table:table-cell office:value-type="float" office:value="1634.924" calcext:value-type="float">
            <text:p>1634.924</text:p>
          </table:table-cell>
          <table:table-cell office:value-type="float" office:value="-144.4334" calcext:value-type="float">
            <text:p>-144.4334</text:p>
          </table:table-cell>
          <table:table-cell office:value-type="float" office:value="84.90293" calcext:value-type="float">
            <text:p>84.90293</text:p>
          </table:table-cell>
          <table:table-cell office:value-type="float" office:value="26.49592" calcext:value-type="float">
            <text:p>26.49592</text:p>
          </table:table-cell>
          <table:table-cell office:value-type="float" office:value="0.05949688" calcext:value-type="float">
            <text:p>0.05949688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11787" calcext:value-type="float">
            <text:p>0.7211787</text:p>
          </table:table-cell>
          <table:table-cell office:value-type="float" office:value="370" calcext:value-type="float">
            <text:p>370</text:p>
          </table:table-cell>
          <table:table-cell office:value-type="float" office:value="963.9226" calcext:value-type="float">
            <text:p>963.9226</text:p>
          </table:table-cell>
          <table:table-cell office:value-type="float" office:value="0" calcext:value-type="float">
            <text:p>0</text:p>
          </table:table-cell>
          <table:table-cell office:value-type="float" office:value="356.0734" calcext:value-type="float">
            <text:p>356.0734</text:p>
          </table:table-cell>
          <table:table-cell office:value-type="float" office:value="1232.995" calcext:value-type="float">
            <text:p>1232.995</text:p>
          </table:table-cell>
          <table:table-cell office:value-type="float" office:value="1496.481" calcext:value-type="float">
            <text:p>1496.481</text:p>
          </table:table-cell>
          <table:table-cell office:value-type="float" office:value="1254.643" calcext:value-type="float">
            <text:p>1254.643</text:p>
          </table:table-cell>
          <table:table-cell office:value-type="float" office:value="748.4634" calcext:value-type="float">
            <text:p>748.4634</text:p>
          </table:table-cell>
          <table:table-cell office:value-type="float" office:value="1088.331" calcext:value-type="float">
            <text:p>1088.331</text:p>
          </table:table-cell>
          <table:table-cell office:value-type="float" office:value="411.3037" calcext:value-type="float">
            <text:p>411.3037</text:p>
          </table:table-cell>
          <table:table-cell office:value-type="float" office:value="1838.483" calcext:value-type="float">
            <text:p>1838.483</text:p>
          </table:table-cell>
          <table:table-cell office:value-type="float" office:value="2078.671" calcext:value-type="float">
            <text:p>2078.671</text:p>
          </table:table-cell>
          <table:table-cell office:value-type="float" office:value="1665.099" calcext:value-type="float">
            <text:p>1665.099</text:p>
          </table:table-cell>
          <table:table-cell office:value-type="float" office:value="584.3156" calcext:value-type="float">
            <text:p>584.3156</text:p>
          </table:table-cell>
          <table:table-cell office:value-type="float" office:value="579.7631" calcext:value-type="float">
            <text:p>579.7631</text:p>
          </table:table-cell>
          <table:table-cell office:value-type="float" office:value="142.7438" calcext:value-type="float">
            <text:p>142.7438</text:p>
          </table:table-cell>
          <table:table-cell office:value-type="float" office:value="35.67587" calcext:value-type="float">
            <text:p>35.67587</text:p>
          </table:table-cell>
          <table:table-cell office:value-type="float" office:value="0" calcext:value-type="float">
            <text:p>0</text:p>
          </table:table-cell>
          <table:table-cell office:value-type="float" office:value="-0.04934147" calcext:value-type="float">
            <text:p>-0.04934147</text:p>
          </table:table-cell>
          <table:table-cell office:value-type="float" office:value="0" calcext:value-type="float">
            <text:p>0</text:p>
          </table:table-cell>
          <table:table-cell office:value-type="float" office:value="6.453592" calcext:value-type="float">
            <text:p>6.453592</text:p>
          </table:table-cell>
          <table:table-cell office:value-type="float" office:value="2273.476" calcext:value-type="float">
            <text:p>2273.476</text:p>
          </table:table-cell>
          <table:table-cell office:value-type="float" office:value="-886.5375" calcext:value-type="float">
            <text:p>-886.5375</text:p>
          </table:table-cell>
          <table:table-cell office:value-type="float" office:value="1386.938" calcext:value-type="float">
            <text:p>1386.938</text:p>
          </table:table-cell>
          <table:table-cell office:value-type="float" office:value="-425.0142" calcext:value-type="float">
            <text:p>-425.0142</text:p>
          </table:table-cell>
          <table:table-cell office:value-type="float" office:value="0" calcext:value-type="float">
            <text:p>0</text:p>
          </table:table-cell>
          <table:table-cell office:value-type="float" office:value="14.92456" calcext:value-type="float">
            <text:p>14.92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5" calcext:value-type="float">
            <text:p>10092005</text:p>
          </table:table-cell>
          <table:table-cell office:value-type="float" office:value="267.9081" calcext:value-type="float">
            <text:p>267.9081</text:p>
          </table:table-cell>
          <table:table-cell office:value-type="float" office:value="13280.46" calcext:value-type="float">
            <text:p>13280.46</text:p>
          </table:table-cell>
          <table:table-cell office:value-type="float" office:value="0" calcext:value-type="float">
            <text:p>0</text:p>
          </table:table-cell>
          <table:table-cell office:value-type="float" office:value="81.00354" calcext:value-type="float">
            <text:p>81.00354</text:p>
          </table:table-cell>
          <table:table-cell office:value-type="float" office:value="-567.108" calcext:value-type="float">
            <text:p>-567.108</text:p>
          </table:table-cell>
          <table:table-cell office:value-type="float" office:value="1641.003" calcext:value-type="float">
            <text:p>1641.003</text:p>
          </table:table-cell>
          <table:table-cell office:value-type="float" office:value="-145.2252" calcext:value-type="float">
            <text:p>-145.2252</text:p>
          </table:table-cell>
          <table:table-cell office:value-type="float" office:value="84.43962" calcext:value-type="float">
            <text:p>84.43962</text:p>
          </table:table-cell>
          <table:table-cell office:value-type="float" office:value="35.41665" calcext:value-type="float">
            <text:p>35.41665</text:p>
          </table:table-cell>
          <table:table-cell office:value-type="float" office:value="0.0611112" calcext:value-type="float">
            <text:p>0.0611112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0438" calcext:value-type="float">
            <text:p>0.720438</text:p>
          </table:table-cell>
          <table:table-cell office:value-type="float" office:value="370" calcext:value-type="float">
            <text:p>370</text:p>
          </table:table-cell>
          <table:table-cell office:value-type="float" office:value="962.548" calcext:value-type="float">
            <text:p>962.548</text:p>
          </table:table-cell>
          <table:table-cell office:value-type="float" office:value="0" calcext:value-type="float">
            <text:p>0</text:p>
          </table:table-cell>
          <table:table-cell office:value-type="float" office:value="356.3508" calcext:value-type="float">
            <text:p>356.3508</text:p>
          </table:table-cell>
          <table:table-cell office:value-type="float" office:value="1232.876" calcext:value-type="float">
            <text:p>1232.876</text:p>
          </table:table-cell>
          <table:table-cell office:value-type="float" office:value="1496.282" calcext:value-type="float">
            <text:p>1496.282</text:p>
          </table:table-cell>
          <table:table-cell office:value-type="float" office:value="1254.698" calcext:value-type="float">
            <text:p>1254.698</text:p>
          </table:table-cell>
          <table:table-cell office:value-type="float" office:value="748.5515" calcext:value-type="float">
            <text:p>748.5515</text:p>
          </table:table-cell>
          <table:table-cell office:value-type="float" office:value="1088.307" calcext:value-type="float">
            <text:p>1088.307</text:p>
          </table:table-cell>
          <table:table-cell office:value-type="float" office:value="411.2967" calcext:value-type="float">
            <text:p>411.2967</text:p>
          </table:table-cell>
          <table:table-cell office:value-type="float" office:value="1838.421" calcext:value-type="float">
            <text:p>1838.421</text:p>
          </table:table-cell>
          <table:table-cell office:value-type="float" office:value="2078.626" calcext:value-type="float">
            <text:p>2078.626</text:p>
          </table:table-cell>
          <table:table-cell office:value-type="float" office:value="1665.069" calcext:value-type="float">
            <text:p>1665.069</text:p>
          </table:table-cell>
          <table:table-cell office:value-type="float" office:value="584.3098" calcext:value-type="float">
            <text:p>584.3098</text:p>
          </table:table-cell>
          <table:table-cell office:value-type="float" office:value="579.7474" calcext:value-type="float">
            <text:p>579.7474</text:p>
          </table:table-cell>
          <table:table-cell office:value-type="float" office:value="142.7438" calcext:value-type="float">
            <text:p>142.7438</text:p>
          </table:table-cell>
          <table:table-cell office:value-type="float" office:value="35.67588" calcext:value-type="float">
            <text:p>35.67588</text:p>
          </table:table-cell>
          <table:table-cell office:value-type="float" office:value="0" calcext:value-type="float">
            <text:p>0</text:p>
          </table:table-cell>
          <table:table-cell office:value-type="float" office:value="-0.04937492" calcext:value-type="float">
            <text:p>-0.04937492</text:p>
          </table:table-cell>
          <table:table-cell office:value-type="float" office:value="0" calcext:value-type="float">
            <text:p>0</text:p>
          </table:table-cell>
          <table:table-cell office:value-type="float" office:value="6.2248" calcext:value-type="float">
            <text:p>6.2248</text:p>
          </table:table-cell>
          <table:table-cell office:value-type="float" office:value="2285.497" calcext:value-type="float">
            <text:p>2285.497</text:p>
          </table:table-cell>
          <table:table-cell office:value-type="float" office:value="-898.6376" calcext:value-type="float">
            <text:p>-898.6376</text:p>
          </table:table-cell>
          <table:table-cell office:value-type="float" office:value="1386.86" calcext:value-type="float">
            <text:p>1386.86</text:p>
          </table:table-cell>
          <table:table-cell office:value-type="float" office:value="-426.175" calcext:value-type="float">
            <text:p>-426.175</text:p>
          </table:table-cell>
          <table:table-cell office:value-type="float" office:value="0" calcext:value-type="float">
            <text:p>0</text:p>
          </table:table-cell>
          <table:table-cell office:value-type="float" office:value="14.73675" calcext:value-type="float">
            <text:p>14.736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5" calcext:value-type="float">
            <text:p>11092005</text:p>
          </table:table-cell>
          <table:table-cell office:value-type="float" office:value="268.677" calcext:value-type="float">
            <text:p>268.677</text:p>
          </table:table-cell>
          <table:table-cell office:value-type="float" office:value="13280.06" calcext:value-type="float">
            <text:p>13280.06</text:p>
          </table:table-cell>
          <table:table-cell office:value-type="float" office:value="0" calcext:value-type="float">
            <text:p>0</text:p>
          </table:table-cell>
          <table:table-cell office:value-type="float" office:value="82.618" calcext:value-type="float">
            <text:p>82.618</text:p>
          </table:table-cell>
          <table:table-cell office:value-type="float" office:value="-568.8505" calcext:value-type="float">
            <text:p>-568.8505</text:p>
          </table:table-cell>
          <table:table-cell office:value-type="float" office:value="1645.234" calcext:value-type="float">
            <text:p>1645.234</text:p>
          </table:table-cell>
          <table:table-cell office:value-type="float" office:value="-145.6006" calcext:value-type="float">
            <text:p>-145.6006</text:p>
          </table:table-cell>
          <table:table-cell office:value-type="float" office:value="84.02491" calcext:value-type="float">
            <text:p>84.02491</text:p>
          </table:table-cell>
          <table:table-cell office:value-type="float" office:value="36.29625" calcext:value-type="float">
            <text:p>36.29625</text:p>
          </table:table-cell>
          <table:table-cell office:value-type="float" office:value="0.06275793" calcext:value-type="float">
            <text:p>0.06275793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0438" calcext:value-type="float">
            <text:p>0.720438</text:p>
          </table:table-cell>
          <table:table-cell office:value-type="float" office:value="370" calcext:value-type="float">
            <text:p>370</text:p>
          </table:table-cell>
          <table:table-cell office:value-type="float" office:value="966.1736" calcext:value-type="float">
            <text:p>966.1736</text:p>
          </table:table-cell>
          <table:table-cell office:value-type="float" office:value="0" calcext:value-type="float">
            <text:p>0</text:p>
          </table:table-cell>
          <table:table-cell office:value-type="float" office:value="356.6678" calcext:value-type="float">
            <text:p>356.6678</text:p>
          </table:table-cell>
          <table:table-cell office:value-type="float" office:value="1232.645" calcext:value-type="float">
            <text:p>1232.645</text:p>
          </table:table-cell>
          <table:table-cell office:value-type="float" office:value="1496.003" calcext:value-type="float">
            <text:p>1496.003</text:p>
          </table:table-cell>
          <table:table-cell office:value-type="float" office:value="1254.653" calcext:value-type="float">
            <text:p>1254.653</text:p>
          </table:table-cell>
          <table:table-cell office:value-type="float" office:value="748.5392" calcext:value-type="float">
            <text:p>748.5392</text:p>
          </table:table-cell>
          <table:table-cell office:value-type="float" office:value="1088.257" calcext:value-type="float">
            <text:p>1088.257</text:p>
          </table:table-cell>
          <table:table-cell office:value-type="float" office:value="411.2757" calcext:value-type="float">
            <text:p>411.2757</text:p>
          </table:table-cell>
          <table:table-cell office:value-type="float" office:value="1838.35" calcext:value-type="float">
            <text:p>1838.35</text:p>
          </table:table-cell>
          <table:table-cell office:value-type="float" office:value="2078.572" calcext:value-type="float">
            <text:p>2078.572</text:p>
          </table:table-cell>
          <table:table-cell office:value-type="float" office:value="1665.035" calcext:value-type="float">
            <text:p>1665.035</text:p>
          </table:table-cell>
          <table:table-cell office:value-type="float" office:value="584.3016" calcext:value-type="float">
            <text:p>584.3016</text:p>
          </table:table-cell>
          <table:table-cell office:value-type="float" office:value="579.7239" calcext:value-type="float">
            <text:p>579.7239</text:p>
          </table:table-cell>
          <table:table-cell office:value-type="float" office:value="142.7438" calcext:value-type="float">
            <text:p>142.7438</text:p>
          </table:table-cell>
          <table:table-cell office:value-type="float" office:value="35.67587" calcext:value-type="float">
            <text:p>35.67587</text:p>
          </table:table-cell>
          <table:table-cell office:value-type="float" office:value="0" calcext:value-type="float">
            <text:p>0</text:p>
          </table:table-cell>
          <table:table-cell office:value-type="float" office:value="-0.04940655" calcext:value-type="float">
            <text:p>-0.04940655</text:p>
          </table:table-cell>
          <table:table-cell office:value-type="float" office:value="0" calcext:value-type="float">
            <text:p>0</text:p>
          </table:table-cell>
          <table:table-cell office:value-type="float" office:value="6.192185" calcext:value-type="float">
            <text:p>6.192185</text:p>
          </table:table-cell>
          <table:table-cell office:value-type="float" office:value="2297.022" calcext:value-type="float">
            <text:p>2297.022</text:p>
          </table:table-cell>
          <table:table-cell office:value-type="float" office:value="-905.1879" calcext:value-type="float">
            <text:p>-905.1879</text:p>
          </table:table-cell>
          <table:table-cell office:value-type="float" office:value="1391.835" calcext:value-type="float">
            <text:p>1391.835</text:p>
          </table:table-cell>
          <table:table-cell office:value-type="float" office:value="-427.3368" calcext:value-type="float">
            <text:p>-427.3368</text:p>
          </table:table-cell>
          <table:table-cell office:value-type="float" office:value="0" calcext:value-type="float">
            <text:p>0</text:p>
          </table:table-cell>
          <table:table-cell office:value-type="float" office:value="14.52408" calcext:value-type="float">
            <text:p>14.52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5" calcext:value-type="float">
            <text:p>12092005</text:p>
          </table:table-cell>
          <table:table-cell office:value-type="float" office:value="269.7968" calcext:value-type="float">
            <text:p>269.7968</text:p>
          </table:table-cell>
          <table:table-cell office:value-type="float" office:value="13279.65" calcext:value-type="float">
            <text:p>13279.65</text:p>
          </table:table-cell>
          <table:table-cell office:value-type="float" office:value="0" calcext:value-type="float">
            <text:p>0</text:p>
          </table:table-cell>
          <table:table-cell office:value-type="float" office:value="84.60783" calcext:value-type="float">
            <text:p>84.60783</text:p>
          </table:table-cell>
          <table:table-cell office:value-type="float" office:value="-570.6146" calcext:value-type="float">
            <text:p>-570.6146</text:p>
          </table:table-cell>
          <table:table-cell office:value-type="float" office:value="1649.499" calcext:value-type="float">
            <text:p>1649.499</text:p>
          </table:table-cell>
          <table:table-cell office:value-type="float" office:value="-145.95" calcext:value-type="float">
            <text:p>-145.95</text:p>
          </table:table-cell>
          <table:table-cell office:value-type="float" office:value="83.63742" calcext:value-type="float">
            <text:p>83.63742</text:p>
          </table:table-cell>
          <table:table-cell office:value-type="float" office:value="37.73074" calcext:value-type="float">
            <text:p>37.73074</text:p>
          </table:table-cell>
          <table:table-cell office:value-type="float" office:value="0.06437808" calcext:value-type="float">
            <text:p>0.06437808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20438" calcext:value-type="float">
            <text:p>0.720438</text:p>
          </table:table-cell>
          <table:table-cell office:value-type="float" office:value="370" calcext:value-type="float">
            <text:p>370</text:p>
          </table:table-cell>
          <table:table-cell office:value-type="float" office:value="969.3529" calcext:value-type="float">
            <text:p>969.3529</text:p>
          </table:table-cell>
          <table:table-cell office:value-type="float" office:value="0" calcext:value-type="float">
            <text:p>0</text:p>
          </table:table-cell>
          <table:table-cell office:value-type="float" office:value="356.8528" calcext:value-type="float">
            <text:p>356.8528</text:p>
          </table:table-cell>
          <table:table-cell office:value-type="float" office:value="1232.392" calcext:value-type="float">
            <text:p>1232.392</text:p>
          </table:table-cell>
          <table:table-cell office:value-type="float" office:value="1495.701" calcext:value-type="float">
            <text:p>1495.701</text:p>
          </table:table-cell>
          <table:table-cell office:value-type="float" office:value="1254.596" calcext:value-type="float">
            <text:p>1254.596</text:p>
          </table:table-cell>
          <table:table-cell office:value-type="float" office:value="748.5131" calcext:value-type="float">
            <text:p>748.5131</text:p>
          </table:table-cell>
          <table:table-cell office:value-type="float" office:value="1088.202" calcext:value-type="float">
            <text:p>1088.202</text:p>
          </table:table-cell>
          <table:table-cell office:value-type="float" office:value="411.253" calcext:value-type="float">
            <text:p>411.253</text:p>
          </table:table-cell>
          <table:table-cell office:value-type="float" office:value="1838.279" calcext:value-type="float">
            <text:p>1838.279</text:p>
          </table:table-cell>
          <table:table-cell office:value-type="float" office:value="2078.517" calcext:value-type="float">
            <text:p>2078.517</text:p>
          </table:table-cell>
          <table:table-cell office:value-type="float" office:value="1664.999" calcext:value-type="float">
            <text:p>1664.999</text:p>
          </table:table-cell>
          <table:table-cell office:value-type="float" office:value="584.293" calcext:value-type="float">
            <text:p>584.293</text:p>
          </table:table-cell>
          <table:table-cell office:value-type="float" office:value="579.6998" calcext:value-type="float">
            <text:p>579.6998</text:p>
          </table:table-cell>
          <table:table-cell office:value-type="float" office:value="142.7438" calcext:value-type="float">
            <text:p>142.7438</text:p>
          </table:table-cell>
          <table:table-cell office:value-type="float" office:value="35.67587" calcext:value-type="float">
            <text:p>35.67587</text:p>
          </table:table-cell>
          <table:table-cell office:value-type="float" office:value="0" calcext:value-type="float">
            <text:p>0</text:p>
          </table:table-cell>
          <table:table-cell office:value-type="float" office:value="-0.04944338" calcext:value-type="float">
            <text:p>-0.04944338</text:p>
          </table:table-cell>
          <table:table-cell office:value-type="float" office:value="0" calcext:value-type="float">
            <text:p>0</text:p>
          </table:table-cell>
          <table:table-cell office:value-type="float" office:value="6.132762" calcext:value-type="float">
            <text:p>6.132762</text:p>
          </table:table-cell>
          <table:table-cell office:value-type="float" office:value="2308.182" calcext:value-type="float">
            <text:p>2308.182</text:p>
          </table:table-cell>
          <table:table-cell office:value-type="float" office:value="-911.7543" calcext:value-type="float">
            <text:p>-911.7543</text:p>
          </table:table-cell>
          <table:table-cell office:value-type="float" office:value="1396.428" calcext:value-type="float">
            <text:p>1396.428</text:p>
          </table:table-cell>
          <table:table-cell office:value-type="float" office:value="-428.531" calcext:value-type="float">
            <text:p>-428.531</text:p>
          </table:table-cell>
          <table:table-cell office:value-type="float" office:value="0" calcext:value-type="float">
            <text:p>0</text:p>
          </table:table-cell>
          <table:table-cell office:value-type="float" office:value="14.3003" calcext:value-type="float">
            <text:p>14.3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5" calcext:value-type="float">
            <text:p>13092005</text:p>
          </table:table-cell>
          <table:table-cell office:value-type="float" office:value="269.9191" calcext:value-type="float">
            <text:p>269.9191</text:p>
          </table:table-cell>
          <table:table-cell office:value-type="float" office:value="13279.26" calcext:value-type="float">
            <text:p>13279.26</text:p>
          </table:table-cell>
          <table:table-cell office:value-type="float" office:value="0" calcext:value-type="float">
            <text:p>0</text:p>
          </table:table-cell>
          <table:table-cell office:value-type="float" office:value="85.52069" calcext:value-type="float">
            <text:p>85.52069</text:p>
          </table:table-cell>
          <table:table-cell office:value-type="float" office:value="-572.3842" calcext:value-type="float">
            <text:p>-572.3842</text:p>
          </table:table-cell>
          <table:table-cell office:value-type="float" office:value="1654.852" calcext:value-type="float">
            <text:p>1654.852</text:p>
          </table:table-cell>
          <table:table-cell office:value-type="float" office:value="-146.3169" calcext:value-type="float">
            <text:p>-146.3169</text:p>
          </table:table-cell>
          <table:table-cell office:value-type="float" office:value="83.34896" calcext:value-type="float">
            <text:p>83.34896</text:p>
          </table:table-cell>
          <table:table-cell office:value-type="float" office:value="38.18664" calcext:value-type="float">
            <text:p>38.18664</text:p>
          </table:table-cell>
          <table:table-cell office:value-type="float" office:value="0.06604732" calcext:value-type="float">
            <text:p>0.06604732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189419" calcext:value-type="float">
            <text:p>0.7189419</text:p>
          </table:table-cell>
          <table:table-cell office:value-type="float" office:value="370" calcext:value-type="float">
            <text:p>370</text:p>
          </table:table-cell>
          <table:table-cell office:value-type="float" office:value="974.0549" calcext:value-type="float">
            <text:p>974.0549</text:p>
          </table:table-cell>
          <table:table-cell office:value-type="float" office:value="0" calcext:value-type="float">
            <text:p>0</text:p>
          </table:table-cell>
          <table:table-cell office:value-type="float" office:value="356.9487" calcext:value-type="float">
            <text:p>356.9487</text:p>
          </table:table-cell>
          <table:table-cell office:value-type="float" office:value="1232.189" calcext:value-type="float">
            <text:p>1232.189</text:p>
          </table:table-cell>
          <table:table-cell office:value-type="float" office:value="1495.436" calcext:value-type="float">
            <text:p>1495.436</text:p>
          </table:table-cell>
          <table:table-cell office:value-type="float" office:value="1254.542" calcext:value-type="float">
            <text:p>1254.542</text:p>
          </table:table-cell>
          <table:table-cell office:value-type="float" office:value="748.4883" calcext:value-type="float">
            <text:p>748.4883</text:p>
          </table:table-cell>
          <table:table-cell office:value-type="float" office:value="1088.148" calcext:value-type="float">
            <text:p>1088.148</text:p>
          </table:table-cell>
          <table:table-cell office:value-type="float" office:value="411.2315" calcext:value-type="float">
            <text:p>411.2315</text:p>
          </table:table-cell>
          <table:table-cell office:value-type="float" office:value="1838.206" calcext:value-type="float">
            <text:p>1838.206</text:p>
          </table:table-cell>
          <table:table-cell office:value-type="float" office:value="2078.462" calcext:value-type="float">
            <text:p>2078.462</text:p>
          </table:table-cell>
          <table:table-cell office:value-type="float" office:value="1664.964" calcext:value-type="float">
            <text:p>1664.964</text:p>
          </table:table-cell>
          <table:table-cell office:value-type="float" office:value="584.2843" calcext:value-type="float">
            <text:p>584.2843</text:p>
          </table:table-cell>
          <table:table-cell office:value-type="float" office:value="579.6757" calcext:value-type="float">
            <text:p>579.6757</text:p>
          </table:table-cell>
          <table:table-cell office:value-type="float" office:value="142.7438" calcext:value-type="float">
            <text:p>142.7438</text:p>
          </table:table-cell>
          <table:table-cell office:value-type="float" office:value="35.67586" calcext:value-type="float">
            <text:p>35.67586</text:p>
          </table:table-cell>
          <table:table-cell office:value-type="float" office:value="0" calcext:value-type="float">
            <text:p>0</text:p>
          </table:table-cell>
          <table:table-cell office:value-type="float" office:value="-0.04946597" calcext:value-type="float">
            <text:p>-0.04946597</text:p>
          </table:table-cell>
          <table:table-cell office:value-type="float" office:value="0" calcext:value-type="float">
            <text:p>0</text:p>
          </table:table-cell>
          <table:table-cell office:value-type="float" office:value="6.115438" calcext:value-type="float">
            <text:p>6.115438</text:p>
          </table:table-cell>
          <table:table-cell office:value-type="float" office:value="2318.659" calcext:value-type="float">
            <text:p>2318.659</text:p>
          </table:table-cell>
          <table:table-cell office:value-type="float" office:value="-916.1147" calcext:value-type="float">
            <text:p>-916.1147</text:p>
          </table:table-cell>
          <table:table-cell office:value-type="float" office:value="1402.545" calcext:value-type="float">
            <text:p>1402.545</text:p>
          </table:table-cell>
          <table:table-cell office:value-type="float" office:value="-429.6365" calcext:value-type="float">
            <text:p>-429.6365</text:p>
          </table:table-cell>
          <table:table-cell office:value-type="float" office:value="0" calcext:value-type="float">
            <text:p>0</text:p>
          </table:table-cell>
          <table:table-cell office:value-type="float" office:value="13.99759" calcext:value-type="float">
            <text:p>13.997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5" calcext:value-type="float">
            <text:p>14092005</text:p>
          </table:table-cell>
          <table:table-cell office:value-type="float" office:value="270.6745" calcext:value-type="float">
            <text:p>270.6745</text:p>
          </table:table-cell>
          <table:table-cell office:value-type="float" office:value="13278.93" calcext:value-type="float">
            <text:p>13278.93</text:p>
          </table:table-cell>
          <table:table-cell office:value-type="float" office:value="0" calcext:value-type="float">
            <text:p>0</text:p>
          </table:table-cell>
          <table:table-cell office:value-type="float" office:value="86.91226" calcext:value-type="float">
            <text:p>86.91226</text:p>
          </table:table-cell>
          <table:table-cell office:value-type="float" office:value="-573.8857" calcext:value-type="float">
            <text:p>-573.8857</text:p>
          </table:table-cell>
          <table:table-cell office:value-type="float" office:value="1658.118" calcext:value-type="float">
            <text:p>1658.118</text:p>
          </table:table-cell>
          <table:table-cell office:value-type="float" office:value="-146.6803" calcext:value-type="float">
            <text:p>-146.6803</text:p>
          </table:table-cell>
          <table:table-cell office:value-type="float" office:value="83.13224" calcext:value-type="float">
            <text:p>83.13224</text:p>
          </table:table-cell>
          <table:table-cell office:value-type="float" office:value="39.1305" calcext:value-type="float">
            <text:p>39.1305</text:p>
          </table:table-cell>
          <table:table-cell office:value-type="float" office:value="0.06779363" calcext:value-type="float">
            <text:p>0.06779363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152423" calcext:value-type="float">
            <text:p>0.7152423</text:p>
          </table:table-cell>
          <table:table-cell office:value-type="float" office:value="370" calcext:value-type="float">
            <text:p>370</text:p>
          </table:table-cell>
          <table:table-cell office:value-type="float" office:value="977.6971" calcext:value-type="float">
            <text:p>977.6971</text:p>
          </table:table-cell>
          <table:table-cell office:value-type="float" office:value="0" calcext:value-type="float">
            <text:p>0</text:p>
          </table:table-cell>
          <table:table-cell office:value-type="float" office:value="357.032" calcext:value-type="float">
            <text:p>357.032</text:p>
          </table:table-cell>
          <table:table-cell office:value-type="float" office:value="1232.058" calcext:value-type="float">
            <text:p>1232.058</text:p>
          </table:table-cell>
          <table:table-cell office:value-type="float" office:value="1495.248" calcext:value-type="float">
            <text:p>1495.248</text:p>
          </table:table-cell>
          <table:table-cell office:value-type="float" office:value="1254.521" calcext:value-type="float">
            <text:p>1254.521</text:p>
          </table:table-cell>
          <table:table-cell office:value-type="float" office:value="748.476" calcext:value-type="float">
            <text:p>748.476</text:p>
          </table:table-cell>
          <table:table-cell office:value-type="float" office:value="1088.109" calcext:value-type="float">
            <text:p>1088.109</text:p>
          </table:table-cell>
          <table:table-cell office:value-type="float" office:value="411.2146" calcext:value-type="float">
            <text:p>411.2146</text:p>
          </table:table-cell>
          <table:table-cell office:value-type="float" office:value="1838.135" calcext:value-type="float">
            <text:p>1838.135</text:p>
          </table:table-cell>
          <table:table-cell office:value-type="float" office:value="2078.406" calcext:value-type="float">
            <text:p>2078.406</text:p>
          </table:table-cell>
          <table:table-cell office:value-type="float" office:value="1664.928" calcext:value-type="float">
            <text:p>1664.928</text:p>
          </table:table-cell>
          <table:table-cell office:value-type="float" office:value="584.2755" calcext:value-type="float">
            <text:p>584.2755</text:p>
          </table:table-cell>
          <table:table-cell office:value-type="float" office:value="579.6516" calcext:value-type="float">
            <text:p>579.6516</text:p>
          </table:table-cell>
          <table:table-cell office:value-type="float" office:value="142.7438" calcext:value-type="float">
            <text:p>142.7438</text:p>
          </table:table-cell>
          <table:table-cell office:value-type="float" office:value="35.67589" calcext:value-type="float">
            <text:p>35.67589</text:p>
          </table:table-cell>
          <table:table-cell office:value-type="float" office:value="0" calcext:value-type="float">
            <text:p>0</text:p>
          </table:table-cell>
          <table:table-cell office:value-type="float" office:value="-0.04947538" calcext:value-type="float">
            <text:p>-0.04947538</text:p>
          </table:table-cell>
          <table:table-cell office:value-type="float" office:value="0" calcext:value-type="float">
            <text:p>0</text:p>
          </table:table-cell>
          <table:table-cell office:value-type="float" office:value="6.079529" calcext:value-type="float">
            <text:p>6.079529</text:p>
          </table:table-cell>
          <table:table-cell office:value-type="float" office:value="2327.349" calcext:value-type="float">
            <text:p>2327.349</text:p>
          </table:table-cell>
          <table:table-cell office:value-type="float" office:value="-920.0124" calcext:value-type="float">
            <text:p>-920.0124</text:p>
          </table:table-cell>
          <table:table-cell office:value-type="float" office:value="1407.336" calcext:value-type="float">
            <text:p>1407.336</text:p>
          </table:table-cell>
          <table:table-cell office:value-type="float" office:value="-430.5412" calcext:value-type="float">
            <text:p>-430.5412</text:p>
          </table:table-cell>
          <table:table-cell office:value-type="float" office:value="0" calcext:value-type="float">
            <text:p>0</text:p>
          </table:table-cell>
          <table:table-cell office:value-type="float" office:value="13.75549" calcext:value-type="float">
            <text:p>13.75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5" calcext:value-type="float">
            <text:p>15092005</text:p>
          </table:table-cell>
          <table:table-cell office:value-type="float" office:value="271.9084" calcext:value-type="float">
            <text:p>271.9084</text:p>
          </table:table-cell>
          <table:table-cell office:value-type="float" office:value="13278.6" calcext:value-type="float">
            <text:p>13278.6</text:p>
          </table:table-cell>
          <table:table-cell office:value-type="float" office:value="0" calcext:value-type="float">
            <text:p>0</text:p>
          </table:table-cell>
          <table:table-cell office:value-type="float" office:value="88.78244" calcext:value-type="float">
            <text:p>88.78244</text:p>
          </table:table-cell>
          <table:table-cell office:value-type="float" office:value="-575.389" calcext:value-type="float">
            <text:p>-575.389</text:p>
          </table:table-cell>
          <table:table-cell office:value-type="float" office:value="1661.538" calcext:value-type="float">
            <text:p>1661.538</text:p>
          </table:table-cell>
          <table:table-cell office:value-type="float" office:value="-147.0239" calcext:value-type="float">
            <text:p>-147.0239</text:p>
          </table:table-cell>
          <table:table-cell office:value-type="float" office:value="82.92146" calcext:value-type="float">
            <text:p>82.92146</text:p>
          </table:table-cell>
          <table:table-cell office:value-type="float" office:value="40.49331" calcext:value-type="float">
            <text:p>40.49331</text:p>
          </table:table-cell>
          <table:table-cell office:value-type="float" office:value="0.06953567" calcext:value-type="float">
            <text:p>0.06953567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117358" calcext:value-type="float">
            <text:p>0.7117358</text:p>
          </table:table-cell>
          <table:table-cell office:value-type="float" office:value="370" calcext:value-type="float">
            <text:p>370</text:p>
          </table:table-cell>
          <table:table-cell office:value-type="float" office:value="980.2371" calcext:value-type="float">
            <text:p>980.2371</text:p>
          </table:table-cell>
          <table:table-cell office:value-type="float" office:value="0" calcext:value-type="float">
            <text:p>0</text:p>
          </table:table-cell>
          <table:table-cell office:value-type="float" office:value="357.1803" calcext:value-type="float">
            <text:p>357.1803</text:p>
          </table:table-cell>
          <table:table-cell office:value-type="float" office:value="1231.921" calcext:value-type="float">
            <text:p>1231.921</text:p>
          </table:table-cell>
          <table:table-cell office:value-type="float" office:value="1495.059" calcext:value-type="float">
            <text:p>1495.059</text:p>
          </table:table-cell>
          <table:table-cell office:value-type="float" office:value="1254.498" calcext:value-type="float">
            <text:p>1254.498</text:p>
          </table:table-cell>
          <table:table-cell office:value-type="float" office:value="748.465" calcext:value-type="float">
            <text:p>748.465</text:p>
          </table:table-cell>
          <table:table-cell office:value-type="float" office:value="1088.072" calcext:value-type="float">
            <text:p>1088.072</text:p>
          </table:table-cell>
          <table:table-cell office:value-type="float" office:value="411.199" calcext:value-type="float">
            <text:p>411.199</text:p>
          </table:table-cell>
          <table:table-cell office:value-type="float" office:value="1838.065" calcext:value-type="float">
            <text:p>1838.065</text:p>
          </table:table-cell>
          <table:table-cell office:value-type="float" office:value="2078.35" calcext:value-type="float">
            <text:p>2078.35</text:p>
          </table:table-cell>
          <table:table-cell office:value-type="float" office:value="1664.892" calcext:value-type="float">
            <text:p>1664.892</text:p>
          </table:table-cell>
          <table:table-cell office:value-type="float" office:value="584.2668" calcext:value-type="float">
            <text:p>584.2668</text:p>
          </table:table-cell>
          <table:table-cell office:value-type="float" office:value="579.6274" calcext:value-type="float">
            <text:p>579.6274</text:p>
          </table:table-cell>
          <table:table-cell office:value-type="float" office:value="142.7438" calcext:value-type="float">
            <text:p>142.7438</text:p>
          </table:table-cell>
          <table:table-cell office:value-type="float" office:value="35.67591" calcext:value-type="float">
            <text:p>35.67591</text:p>
          </table:table-cell>
          <table:table-cell office:value-type="float" office:value="0" calcext:value-type="float">
            <text:p>0</text:p>
          </table:table-cell>
          <table:table-cell office:value-type="float" office:value="-0.04948444" calcext:value-type="float">
            <text:p>-0.04948444</text:p>
          </table:table-cell>
          <table:table-cell office:value-type="float" office:value="0" calcext:value-type="float">
            <text:p>0</text:p>
          </table:table-cell>
          <table:table-cell office:value-type="float" office:value="6.027657" calcext:value-type="float">
            <text:p>6.027657</text:p>
          </table:table-cell>
          <table:table-cell office:value-type="float" office:value="2334.95" calcext:value-type="float">
            <text:p>2334.95</text:p>
          </table:table-cell>
          <table:table-cell office:value-type="float" office:value="-923.915" calcext:value-type="float">
            <text:p>-923.915</text:p>
          </table:table-cell>
          <table:table-cell office:value-type="float" office:value="1411.035" calcext:value-type="float">
            <text:p>1411.035</text:p>
          </table:table-cell>
          <table:table-cell office:value-type="float" office:value="-431.4402" calcext:value-type="float">
            <text:p>-431.4402</text:p>
          </table:table-cell>
          <table:table-cell office:value-type="float" office:value="0" calcext:value-type="float">
            <text:p>0</text:p>
          </table:table-cell>
          <table:table-cell office:value-type="float" office:value="13.48703" calcext:value-type="float">
            <text:p>13.487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5" calcext:value-type="float">
            <text:p>16092005</text:p>
          </table:table-cell>
          <table:table-cell office:value-type="float" office:value="272.9626" calcext:value-type="float">
            <text:p>272.9626</text:p>
          </table:table-cell>
          <table:table-cell office:value-type="float" office:value="13278.28" calcext:value-type="float">
            <text:p>13278.28</text:p>
          </table:table-cell>
          <table:table-cell office:value-type="float" office:value="0" calcext:value-type="float">
            <text:p>0</text:p>
          </table:table-cell>
          <table:table-cell office:value-type="float" office:value="90.44871" calcext:value-type="float">
            <text:p>90.44871</text:p>
          </table:table-cell>
          <table:table-cell office:value-type="float" office:value="-576.818" calcext:value-type="float">
            <text:p>-576.818</text:p>
          </table:table-cell>
          <table:table-cell office:value-type="float" office:value="1664.352" calcext:value-type="float">
            <text:p>1664.352</text:p>
          </table:table-cell>
          <table:table-cell office:value-type="float" office:value="-147.3677" calcext:value-type="float">
            <text:p>-147.3677</text:p>
          </table:table-cell>
          <table:table-cell office:value-type="float" office:value="82.72588" calcext:value-type="float">
            <text:p>82.72588</text:p>
          </table:table-cell>
          <table:table-cell office:value-type="float" office:value="41.67385" calcext:value-type="float">
            <text:p>41.67385</text:p>
          </table:table-cell>
          <table:table-cell office:value-type="float" office:value="0.07129214" calcext:value-type="float">
            <text:p>0.07129214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107792" calcext:value-type="float">
            <text:p>0.7107792</text:p>
          </table:table-cell>
          <table:table-cell office:value-type="float" office:value="370" calcext:value-type="float">
            <text:p>370</text:p>
          </table:table-cell>
          <table:table-cell office:value-type="float" office:value="981.8184" calcext:value-type="float">
            <text:p>981.8184</text:p>
          </table:table-cell>
          <table:table-cell office:value-type="float" office:value="0" calcext:value-type="float">
            <text:p>0</text:p>
          </table:table-cell>
          <table:table-cell office:value-type="float" office:value="357.3091" calcext:value-type="float">
            <text:p>357.3091</text:p>
          </table:table-cell>
          <table:table-cell office:value-type="float" office:value="1231.791" calcext:value-type="float">
            <text:p>1231.791</text:p>
          </table:table-cell>
          <table:table-cell office:value-type="float" office:value="1494.881" calcext:value-type="float">
            <text:p>1494.881</text:p>
          </table:table-cell>
          <table:table-cell office:value-type="float" office:value="1254.48" calcext:value-type="float">
            <text:p>1254.48</text:p>
          </table:table-cell>
          <table:table-cell office:value-type="float" office:value="748.4572" calcext:value-type="float">
            <text:p>748.4572</text:p>
          </table:table-cell>
          <table:table-cell office:value-type="float" office:value="1088.037" calcext:value-type="float">
            <text:p>1088.037</text:p>
          </table:table-cell>
          <table:table-cell office:value-type="float" office:value="411.1846" calcext:value-type="float">
            <text:p>411.1846</text:p>
          </table:table-cell>
          <table:table-cell office:value-type="float" office:value="1837.998" calcext:value-type="float">
            <text:p>1837.998</text:p>
          </table:table-cell>
          <table:table-cell office:value-type="float" office:value="2078.295" calcext:value-type="float">
            <text:p>2078.295</text:p>
          </table:table-cell>
          <table:table-cell office:value-type="float" office:value="1664.856" calcext:value-type="float">
            <text:p>1664.856</text:p>
          </table:table-cell>
          <table:table-cell office:value-type="float" office:value="584.2579" calcext:value-type="float">
            <text:p>584.2579</text:p>
          </table:table-cell>
          <table:table-cell office:value-type="float" office:value="579.6033" calcext:value-type="float">
            <text:p>579.6033</text:p>
          </table:table-cell>
          <table:table-cell office:value-type="float" office:value="142.7437" calcext:value-type="float">
            <text:p>142.7437</text:p>
          </table:table-cell>
          <table:table-cell office:value-type="float" office:value="35.67591" calcext:value-type="float">
            <text:p>35.67591</text:p>
          </table:table-cell>
          <table:table-cell office:value-type="float" office:value="0" calcext:value-type="float">
            <text:p>0</text:p>
          </table:table-cell>
          <table:table-cell office:value-type="float" office:value="-0.04949305" calcext:value-type="float">
            <text:p>-0.04949305</text:p>
          </table:table-cell>
          <table:table-cell office:value-type="float" office:value="0" calcext:value-type="float">
            <text:p>0</text:p>
          </table:table-cell>
          <table:table-cell office:value-type="float" office:value="5.98313" calcext:value-type="float">
            <text:p>5.98313</text:p>
          </table:table-cell>
          <table:table-cell office:value-type="float" office:value="2340.815" calcext:value-type="float">
            <text:p>2340.815</text:p>
          </table:table-cell>
          <table:table-cell office:value-type="float" office:value="-927.1094" calcext:value-type="float">
            <text:p>-927.1094</text:p>
          </table:table-cell>
          <table:table-cell office:value-type="float" office:value="1413.706" calcext:value-type="float">
            <text:p>1413.706</text:p>
          </table:table-cell>
          <table:table-cell office:value-type="float" office:value="-432.3051" calcext:value-type="float">
            <text:p>-432.3051</text:p>
          </table:table-cell>
          <table:table-cell office:value-type="float" office:value="0" calcext:value-type="float">
            <text:p>0</text:p>
          </table:table-cell>
          <table:table-cell office:value-type="float" office:value="13.25478" calcext:value-type="float">
            <text:p>13.25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5" calcext:value-type="float">
            <text:p>17092005</text:p>
          </table:table-cell>
          <table:table-cell office:value-type="float" office:value="273.1744" calcext:value-type="float">
            <text:p>273.1744</text:p>
          </table:table-cell>
          <table:table-cell office:value-type="float" office:value="13277.96" calcext:value-type="float">
            <text:p>13277.96</text:p>
          </table:table-cell>
          <table:table-cell office:value-type="float" office:value="0" calcext:value-type="float">
            <text:p>0</text:p>
          </table:table-cell>
          <table:table-cell office:value-type="float" office:value="91.27022" calcext:value-type="float">
            <text:p>91.27022</text:p>
          </table:table-cell>
          <table:table-cell office:value-type="float" office:value="-578.2314" calcext:value-type="float">
            <text:p>-578.2314</text:p>
          </table:table-cell>
          <table:table-cell office:value-type="float" office:value="1667.074" calcext:value-type="float">
            <text:p>1667.074</text:p>
          </table:table-cell>
          <table:table-cell office:value-type="float" office:value="-147.7182" calcext:value-type="float">
            <text:p>-147.7182</text:p>
          </table:table-cell>
          <table:table-cell office:value-type="float" office:value="82.5468" calcext:value-type="float">
            <text:p>82.5468</text:p>
          </table:table-cell>
          <table:table-cell office:value-type="float" office:value="42.05989" calcext:value-type="float">
            <text:p>42.05989</text:p>
          </table:table-cell>
          <table:table-cell office:value-type="float" office:value="0.07299302" calcext:value-type="float">
            <text:p>0.07299302</text:p>
          </table:table-cell>
          <table:table-cell office:value-type="float" office:value="2.707772" calcext:value-type="float">
            <text:p>2.707772</text:p>
          </table:table-cell>
          <table:table-cell office:value-type="float" office:value="0.06036415" calcext:value-type="float">
            <text:p>0.06036415</text:p>
          </table:table-cell>
          <table:table-cell office:value-type="float" office:value="0.03271795" calcext:value-type="float">
            <text:p>0.03271795</text:p>
          </table:table-cell>
          <table:table-cell office:value-type="float" office:value="0.7107792" calcext:value-type="float">
            <text:p>0.7107792</text:p>
          </table:table-cell>
          <table:table-cell office:value-type="float" office:value="370" calcext:value-type="float">
            <text:p>370</text:p>
          </table:table-cell>
          <table:table-cell office:value-type="float" office:value="982.0728" calcext:value-type="float">
            <text:p>982.0728</text:p>
          </table:table-cell>
          <table:table-cell office:value-type="float" office:value="0" calcext:value-type="float">
            <text:p>0</text:p>
          </table:table-cell>
          <table:table-cell office:value-type="float" office:value="357.3935" calcext:value-type="float">
            <text:p>357.3935</text:p>
          </table:table-cell>
          <table:table-cell office:value-type="float" office:value="1231.663" calcext:value-type="float">
            <text:p>1231.663</text:p>
          </table:table-cell>
          <table:table-cell office:value-type="float" office:value="1494.702" calcext:value-type="float">
            <text:p>1494.702</text:p>
          </table:table-cell>
          <table:table-cell office:value-type="float" office:value="1254.459" calcext:value-type="float">
            <text:p>1254.459</text:p>
          </table:table-cell>
          <table:table-cell office:value-type="float" office:value="748.4475" calcext:value-type="float">
            <text:p>748.4475</text:p>
          </table:table-cell>
          <table:table-cell office:value-type="float" office:value="1088.003" calcext:value-type="float">
            <text:p>1088.003</text:p>
          </table:table-cell>
          <table:table-cell office:value-type="float" office:value="411.1707" calcext:value-type="float">
            <text:p>411.1707</text:p>
          </table:table-cell>
          <table:table-cell office:value-type="float" office:value="1837.932" calcext:value-type="float">
            <text:p>1837.932</text:p>
          </table:table-cell>
          <table:table-cell office:value-type="float" office:value="2078.24" calcext:value-type="float">
            <text:p>2078.24</text:p>
          </table:table-cell>
          <table:table-cell office:value-type="float" office:value="1664.82" calcext:value-type="float">
            <text:p>1664.82</text:p>
          </table:table-cell>
          <table:table-cell office:value-type="float" office:value="584.2491" calcext:value-type="float">
            <text:p>584.2491</text:p>
          </table:table-cell>
          <table:table-cell office:value-type="float" office:value="579.5793" calcext:value-type="float">
            <text:p>579.5793</text:p>
          </table:table-cell>
          <table:table-cell office:value-type="float" office:value="142.7437" calcext:value-type="float">
            <text:p>142.7437</text:p>
          </table:table-cell>
          <table:table-cell office:value-type="float" office:value="35.67591" calcext:value-type="float">
            <text:p>35.67591</text:p>
          </table:table-cell>
          <table:table-cell office:value-type="float" office:value="0" calcext:value-type="float">
            <text:p>0</text:p>
          </table:table-cell>
          <table:table-cell office:value-type="float" office:value="-0.04950039" calcext:value-type="float">
            <text:p>-0.04950039</text:p>
          </table:table-cell>
          <table:table-cell office:value-type="float" office:value="0" calcext:value-type="float">
            <text:p>0</text:p>
          </table:table-cell>
          <table:table-cell office:value-type="float" office:value="5.968665" calcext:value-type="float">
            <text:p>5.968665</text:p>
          </table:table-cell>
          <table:table-cell office:value-type="float" office:value="2344.401" calcext:value-type="float">
            <text:p>2344.401</text:p>
          </table:table-cell>
          <table:table-cell office:value-type="float" office:value="-929.3647" calcext:value-type="float">
            <text:p>-929.3647</text:p>
          </table:table-cell>
          <table:table-cell office:value-type="float" office:value="1415.036" calcext:value-type="float">
            <text:p>1415.036</text:p>
          </table:table-cell>
          <table:table-cell office:value-type="float" office:value="-433.1626" calcext:value-type="float">
            <text:p>-433.1626</text:p>
          </table:table-cell>
          <table:table-cell office:value-type="float" office:value="0" calcext:value-type="float">
            <text:p>0</text:p>
          </table:table-cell>
          <table:table-cell office:value-type="float" office:value="13.03624" calcext:value-type="float">
            <text:p>13.036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5" calcext:value-type="float">
            <text:p>18092005</text:p>
          </table:table-cell>
          <table:table-cell office:value-type="float" office:value="273.5316" calcext:value-type="float">
            <text:p>273.5316</text:p>
          </table:table-cell>
          <table:table-cell office:value-type="float" office:value="13277.42" calcext:value-type="float">
            <text:p>13277.42</text:p>
          </table:table-cell>
          <table:table-cell office:value-type="float" office:value="0" calcext:value-type="float">
            <text:p>0</text:p>
          </table:table-cell>
          <table:table-cell office:value-type="float" office:value="92.36816" calcext:value-type="float">
            <text:p>92.36816</text:p>
          </table:table-cell>
          <table:table-cell office:value-type="float" office:value="-579.538" calcext:value-type="float">
            <text:p>-579.538</text:p>
          </table:table-cell>
          <table:table-cell office:value-type="float" office:value="1666.889" calcext:value-type="float">
            <text:p>1666.889</text:p>
          </table:table-cell>
          <table:table-cell office:value-type="float" office:value="-148.0644" calcext:value-type="float">
            <text:p>-148.0644</text:p>
          </table:table-cell>
          <table:table-cell office:value-type="float" office:value="82.37942" calcext:value-type="float">
            <text:p>82.37942</text:p>
          </table:table-cell>
          <table:table-cell office:value-type="float" office:value="42.71605" calcext:value-type="float">
            <text:p>42.71605</text:p>
          </table:table-cell>
          <table:table-cell office:value-type="float" office:value="0.07441147" calcext:value-type="float">
            <text:p>0.0744114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682" calcext:value-type="float">
            <text:p>0.0604268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7107792" calcext:value-type="float">
            <text:p>0.7107792</text:p>
          </table:table-cell>
          <table:table-cell office:value-type="float" office:value="370" calcext:value-type="float">
            <text:p>370</text:p>
          </table:table-cell>
          <table:table-cell office:value-type="float" office:value="981.7877" calcext:value-type="float">
            <text:p>981.7877</text:p>
          </table:table-cell>
          <table:table-cell office:value-type="float" office:value="0" calcext:value-type="float">
            <text:p>0</text:p>
          </table:table-cell>
          <table:table-cell office:value-type="float" office:value="357.5438" calcext:value-type="float">
            <text:p>357.5438</text:p>
          </table:table-cell>
          <table:table-cell office:value-type="float" office:value="1231.481" calcext:value-type="float">
            <text:p>1231.481</text:p>
          </table:table-cell>
          <table:table-cell office:value-type="float" office:value="1494.441" calcext:value-type="float">
            <text:p>1494.441</text:p>
          </table:table-cell>
          <table:table-cell office:value-type="float" office:value="1254.429" calcext:value-type="float">
            <text:p>1254.429</text:p>
          </table:table-cell>
          <table:table-cell office:value-type="float" office:value="748.2806" calcext:value-type="float">
            <text:p>748.2806</text:p>
          </table:table-cell>
          <table:table-cell office:value-type="float" office:value="1087.914" calcext:value-type="float">
            <text:p>1087.914</text:p>
          </table:table-cell>
          <table:table-cell office:value-type="float" office:value="411.1761" calcext:value-type="float">
            <text:p>411.1761</text:p>
          </table:table-cell>
          <table:table-cell office:value-type="float" office:value="1837.853" calcext:value-type="float">
            <text:p>1837.853</text:p>
          </table:table-cell>
          <table:table-cell office:value-type="float" office:value="2078.162" calcext:value-type="float">
            <text:p>2078.162</text:p>
          </table:table-cell>
          <table:table-cell office:value-type="float" office:value="1664.761" calcext:value-type="float">
            <text:p>1664.761</text:p>
          </table:table-cell>
          <table:table-cell office:value-type="float" office:value="584.2339" calcext:value-type="float">
            <text:p>584.2339</text:p>
          </table:table-cell>
          <table:table-cell office:value-type="float" office:value="579.5435" calcext:value-type="float">
            <text:p>579.5435</text:p>
          </table:table-cell>
          <table:table-cell office:value-type="float" office:value="142.7411" calcext:value-type="float">
            <text:p>142.7411</text:p>
          </table:table-cell>
          <table:table-cell office:value-type="float" office:value="35.67495" calcext:value-type="float">
            <text:p>35.67495</text:p>
          </table:table-cell>
          <table:table-cell office:value-type="float" office:value="0" calcext:value-type="float">
            <text:p>0</text:p>
          </table:table-cell>
          <table:table-cell office:value-type="float" office:value="-0.04951455" calcext:value-type="float">
            <text:p>-0.04951455</text:p>
          </table:table-cell>
          <table:table-cell office:value-type="float" office:value="0" calcext:value-type="float">
            <text:p>0</text:p>
          </table:table-cell>
          <table:table-cell office:value-type="float" office:value="5.943007" calcext:value-type="float">
            <text:p>5.943007</text:p>
          </table:table-cell>
          <table:table-cell office:value-type="float" office:value="2347.471" calcext:value-type="float">
            <text:p>2347.471</text:p>
          </table:table-cell>
          <table:table-cell office:value-type="float" office:value="-931.4894" calcext:value-type="float">
            <text:p>-931.4894</text:p>
          </table:table-cell>
          <table:table-cell office:value-type="float" office:value="1415.981" calcext:value-type="float">
            <text:p>1415.981</text:p>
          </table:table-cell>
          <table:table-cell office:value-type="float" office:value="-434.1318" calcext:value-type="float">
            <text:p>-434.1318</text:p>
          </table:table-cell>
          <table:table-cell office:value-type="float" office:value="0" calcext:value-type="float">
            <text:p>0</text:p>
          </table:table-cell>
          <table:table-cell office:value-type="float" office:value="13.03307" calcext:value-type="float">
            <text:p>13.03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5" calcext:value-type="float">
            <text:p>19092005</text:p>
          </table:table-cell>
          <table:table-cell office:value-type="float" office:value="273.2789" calcext:value-type="float">
            <text:p>273.2789</text:p>
          </table:table-cell>
          <table:table-cell office:value-type="float" office:value="13277.11" calcext:value-type="float">
            <text:p>13277.11</text:p>
          </table:table-cell>
          <table:table-cell office:value-type="float" office:value="0" calcext:value-type="float">
            <text:p>0</text:p>
          </table:table-cell>
          <table:table-cell office:value-type="float" office:value="93.128" calcext:value-type="float">
            <text:p>93.128</text:p>
          </table:table-cell>
          <table:table-cell office:value-type="float" office:value="-581.3654" calcext:value-type="float">
            <text:p>-581.3654</text:p>
          </table:table-cell>
          <table:table-cell office:value-type="float" office:value="1669.564" calcext:value-type="float">
            <text:p>1669.564</text:p>
          </table:table-cell>
          <table:table-cell office:value-type="float" office:value="-148.4075" calcext:value-type="float">
            <text:p>-148.4075</text:p>
          </table:table-cell>
          <table:table-cell office:value-type="float" office:value="82.48522" calcext:value-type="float">
            <text:p>82.48522</text:p>
          </table:table-cell>
          <table:table-cell office:value-type="float" office:value="43.0121" calcext:value-type="float">
            <text:p>43.0121</text:p>
          </table:table-cell>
          <table:table-cell office:value-type="float" office:value="0.07518144" calcext:value-type="float">
            <text:p>0.07518144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7069103" calcext:value-type="float">
            <text:p>0.7069103</text:p>
          </table:table-cell>
          <table:table-cell office:value-type="float" office:value="370" calcext:value-type="float">
            <text:p>370</text:p>
          </table:table-cell>
          <table:table-cell office:value-type="float" office:value="981.3677" calcext:value-type="float">
            <text:p>981.3677</text:p>
          </table:table-cell>
          <table:table-cell office:value-type="float" office:value="0" calcext:value-type="float">
            <text:p>0</text:p>
          </table:table-cell>
          <table:table-cell office:value-type="float" office:value="357.5464" calcext:value-type="float">
            <text:p>357.5464</text:p>
          </table:table-cell>
          <table:table-cell office:value-type="float" office:value="1231.153" calcext:value-type="float">
            <text:p>1231.153</text:p>
          </table:table-cell>
          <table:table-cell office:value-type="float" office:value="1494.225" calcext:value-type="float">
            <text:p>1494.225</text:p>
          </table:table-cell>
          <table:table-cell office:value-type="float" office:value="1254.384" calcext:value-type="float">
            <text:p>1254.384</text:p>
          </table:table-cell>
          <table:table-cell office:value-type="float" office:value="748.2568" calcext:value-type="float">
            <text:p>748.2568</text:p>
          </table:table-cell>
          <table:table-cell office:value-type="float" office:value="1087.876" calcext:value-type="float">
            <text:p>1087.876</text:p>
          </table:table-cell>
          <table:table-cell office:value-type="float" office:value="411.1589" calcext:value-type="float">
            <text:p>411.1589</text:p>
          </table:table-cell>
          <table:table-cell office:value-type="float" office:value="1837.787" calcext:value-type="float">
            <text:p>1837.787</text:p>
          </table:table-cell>
          <table:table-cell office:value-type="float" office:value="2078.107" calcext:value-type="float">
            <text:p>2078.107</text:p>
          </table:table-cell>
          <table:table-cell office:value-type="float" office:value="1664.726" calcext:value-type="float">
            <text:p>1664.726</text:p>
          </table:table-cell>
          <table:table-cell office:value-type="float" office:value="584.225" calcext:value-type="float">
            <text:p>584.225</text:p>
          </table:table-cell>
          <table:table-cell office:value-type="float" office:value="579.5194" calcext:value-type="float">
            <text:p>579.5194</text:p>
          </table:table-cell>
          <table:table-cell office:value-type="float" office:value="142.7411" calcext:value-type="float">
            <text:p>142.7411</text:p>
          </table:table-cell>
          <table:table-cell office:value-type="float" office:value="35.67496" calcext:value-type="float">
            <text:p>35.67496</text:p>
          </table:table-cell>
          <table:table-cell office:value-type="float" office:value="0" calcext:value-type="float">
            <text:p>0</text:p>
          </table:table-cell>
          <table:table-cell office:value-type="float" office:value="-0.04955675" calcext:value-type="float">
            <text:p>-0.04955675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0.283" calcext:value-type="float">
            <text:p>2350.283</text:p>
          </table:table-cell>
          <table:table-cell office:value-type="float" office:value="-933.2311" calcext:value-type="float">
            <text:p>-933.2311</text:p>
          </table:table-cell>
          <table:table-cell office:value-type="float" office:value="1417.052" calcext:value-type="float">
            <text:p>1417.052</text:p>
          </table:table-cell>
          <table:table-cell office:value-type="float" office:value="-435.3848" calcext:value-type="float">
            <text:p>-435.3848</text:p>
          </table:table-cell>
          <table:table-cell office:value-type="float" office:value="0" calcext:value-type="float">
            <text:p>0</text:p>
          </table:table-cell>
          <table:table-cell office:value-type="float" office:value="12.78694" calcext:value-type="float">
            <text:p>12.78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5" calcext:value-type="float">
            <text:p>20092005</text:p>
          </table:table-cell>
          <table:table-cell office:value-type="float" office:value="272.78" calcext:value-type="float">
            <text:p>272.78</text:p>
          </table:table-cell>
          <table:table-cell office:value-type="float" office:value="13276.82" calcext:value-type="float">
            <text:p>13276.82</text:p>
          </table:table-cell>
          <table:table-cell office:value-type="float" office:value="0" calcext:value-type="float">
            <text:p>0</text:p>
          </table:table-cell>
          <table:table-cell office:value-type="float" office:value="93.55315" calcext:value-type="float">
            <text:p>93.55315</text:p>
          </table:table-cell>
          <table:table-cell office:value-type="float" office:value="-583.1105" calcext:value-type="float">
            <text:p>-583.1105</text:p>
          </table:table-cell>
          <table:table-cell office:value-type="float" office:value="1673.277" calcext:value-type="float">
            <text:p>1673.277</text:p>
          </table:table-cell>
          <table:table-cell office:value-type="float" office:value="-148.7451" calcext:value-type="float">
            <text:p>-148.7451</text:p>
          </table:table-cell>
          <table:table-cell office:value-type="float" office:value="82.5582" calcext:value-type="float">
            <text:p>82.5582</text:p>
          </table:table-cell>
          <table:table-cell office:value-type="float" office:value="42.97729" calcext:value-type="float">
            <text:p>42.97729</text:p>
          </table:table-cell>
          <table:table-cell office:value-type="float" office:value="0.07613512" calcext:value-type="float">
            <text:p>0.0761351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7031519" calcext:value-type="float">
            <text:p>0.7031519</text:p>
          </table:table-cell>
          <table:table-cell office:value-type="float" office:value="370" calcext:value-type="float">
            <text:p>370</text:p>
          </table:table-cell>
          <table:table-cell office:value-type="float" office:value="980.8209" calcext:value-type="float">
            <text:p>980.8209</text:p>
          </table:table-cell>
          <table:table-cell office:value-type="float" office:value="0" calcext:value-type="float">
            <text:p>0</text:p>
          </table:table-cell>
          <table:table-cell office:value-type="float" office:value="357.5531" calcext:value-type="float">
            <text:p>357.5531</text:p>
          </table:table-cell>
          <table:table-cell office:value-type="float" office:value="1230.875" calcext:value-type="float">
            <text:p>1230.875</text:p>
          </table:table-cell>
          <table:table-cell office:value-type="float" office:value="1494.029" calcext:value-type="float">
            <text:p>1494.029</text:p>
          </table:table-cell>
          <table:table-cell office:value-type="float" office:value="1254.349" calcext:value-type="float">
            <text:p>1254.349</text:p>
          </table:table-cell>
          <table:table-cell office:value-type="float" office:value="748.2387" calcext:value-type="float">
            <text:p>748.2387</text:p>
          </table:table-cell>
          <table:table-cell office:value-type="float" office:value="1087.842" calcext:value-type="float">
            <text:p>1087.842</text:p>
          </table:table-cell>
          <table:table-cell office:value-type="float" office:value="411.1429" calcext:value-type="float">
            <text:p>411.1429</text:p>
          </table:table-cell>
          <table:table-cell office:value-type="float" office:value="1837.721" calcext:value-type="float">
            <text:p>1837.721</text:p>
          </table:table-cell>
          <table:table-cell office:value-type="float" office:value="2078.053" calcext:value-type="float">
            <text:p>2078.053</text:p>
          </table:table-cell>
          <table:table-cell office:value-type="float" office:value="1664.69" calcext:value-type="float">
            <text:p>1664.69</text:p>
          </table:table-cell>
          <table:table-cell office:value-type="float" office:value="584.2189" calcext:value-type="float">
            <text:p>584.2189</text:p>
          </table:table-cell>
          <table:table-cell office:value-type="float" office:value="579.4983" calcext:value-type="float">
            <text:p>579.4983</text:p>
          </table:table-cell>
          <table:table-cell office:value-type="float" office:value="142.741" calcext:value-type="float">
            <text:p>142.741</text:p>
          </table:table-cell>
          <table:table-cell office:value-type="float" office:value="35.675" calcext:value-type="float">
            <text:p>35.675</text:p>
          </table:table-cell>
          <table:table-cell office:value-type="float" office:value="0" calcext:value-type="float">
            <text:p>0</text:p>
          </table:table-cell>
          <table:table-cell office:value-type="float" office:value="-0.04957214" calcext:value-type="float">
            <text:p>-0.04957214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2.349" calcext:value-type="float">
            <text:p>2352.349</text:p>
          </table:table-cell>
          <table:table-cell office:value-type="float" office:value="-934.4348" calcext:value-type="float">
            <text:p>-934.4348</text:p>
          </table:table-cell>
          <table:table-cell office:value-type="float" office:value="1417.914" calcext:value-type="float">
            <text:p>1417.914</text:p>
          </table:table-cell>
          <table:table-cell office:value-type="float" office:value="-436.5336" calcext:value-type="float">
            <text:p>-436.5336</text:p>
          </table:table-cell>
          <table:table-cell office:value-type="float" office:value="0" calcext:value-type="float">
            <text:p>0</text:p>
          </table:table-cell>
          <table:table-cell office:value-type="float" office:value="12.51724" calcext:value-type="float">
            <text:p>12.51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5" calcext:value-type="float">
            <text:p>21092005</text:p>
          </table:table-cell>
          <table:table-cell office:value-type="float" office:value="272.2307" calcext:value-type="float">
            <text:p>272.2307</text:p>
          </table:table-cell>
          <table:table-cell office:value-type="float" office:value="13276.51" calcext:value-type="float">
            <text:p>13276.51</text:p>
          </table:table-cell>
          <table:table-cell office:value-type="float" office:value="0" calcext:value-type="float">
            <text:p>0</text:p>
          </table:table-cell>
          <table:table-cell office:value-type="float" office:value="93.96733" calcext:value-type="float">
            <text:p>93.96733</text:p>
          </table:table-cell>
          <table:table-cell office:value-type="float" office:value="-584.8599" calcext:value-type="float">
            <text:p>-584.8599</text:p>
          </table:table-cell>
          <table:table-cell office:value-type="float" office:value="1676.695" calcext:value-type="float">
            <text:p>1676.695</text:p>
          </table:table-cell>
          <table:table-cell office:value-type="float" office:value="-149.0808" calcext:value-type="float">
            <text:p>-149.0808</text:p>
          </table:table-cell>
          <table:table-cell office:value-type="float" office:value="82.50763" calcext:value-type="float">
            <text:p>82.50763</text:p>
          </table:table-cell>
          <table:table-cell office:value-type="float" office:value="42.96687" calcext:value-type="float">
            <text:p>42.96687</text:p>
          </table:table-cell>
          <table:table-cell office:value-type="float" office:value="0.07720321" calcext:value-type="float">
            <text:p>0.07720321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996607" calcext:value-type="float">
            <text:p>0.6996607</text:p>
          </table:table-cell>
          <table:table-cell office:value-type="float" office:value="370" calcext:value-type="float">
            <text:p>370</text:p>
          </table:table-cell>
          <table:table-cell office:value-type="float" office:value="979.7484" calcext:value-type="float">
            <text:p>979.7484</text:p>
          </table:table-cell>
          <table:table-cell office:value-type="float" office:value="0" calcext:value-type="float">
            <text:p>0</text:p>
          </table:table-cell>
          <table:table-cell office:value-type="float" office:value="357.6161" calcext:value-type="float">
            <text:p>357.6161</text:p>
          </table:table-cell>
          <table:table-cell office:value-type="float" office:value="1230.522" calcext:value-type="float">
            <text:p>1230.522</text:p>
          </table:table-cell>
          <table:table-cell office:value-type="float" office:value="1493.782" calcext:value-type="float">
            <text:p>1493.782</text:p>
          </table:table-cell>
          <table:table-cell office:value-type="float" office:value="1254.302" calcext:value-type="float">
            <text:p>1254.302</text:p>
          </table:table-cell>
          <table:table-cell office:value-type="float" office:value="748.21" calcext:value-type="float">
            <text:p>748.21</text:p>
          </table:table-cell>
          <table:table-cell office:value-type="float" office:value="1087.806" calcext:value-type="float">
            <text:p>1087.806</text:p>
          </table:table-cell>
          <table:table-cell office:value-type="float" office:value="411.1266" calcext:value-type="float">
            <text:p>411.1266</text:p>
          </table:table-cell>
          <table:table-cell office:value-type="float" office:value="1837.655" calcext:value-type="float">
            <text:p>1837.655</text:p>
          </table:table-cell>
          <table:table-cell office:value-type="float" office:value="2077.999" calcext:value-type="float">
            <text:p>2077.999</text:p>
          </table:table-cell>
          <table:table-cell office:value-type="float" office:value="1664.655" calcext:value-type="float">
            <text:p>1664.655</text:p>
          </table:table-cell>
          <table:table-cell office:value-type="float" office:value="584.21" calcext:value-type="float">
            <text:p>584.21</text:p>
          </table:table-cell>
          <table:table-cell office:value-type="float" office:value="579.4742" calcext:value-type="float">
            <text:p>579.4742</text:p>
          </table:table-cell>
          <table:table-cell office:value-type="float" office:value="142.741" calcext:value-type="float">
            <text:p>142.741</text:p>
          </table:table-cell>
          <table:table-cell office:value-type="float" office:value="35.67502" calcext:value-type="float">
            <text:p>35.67502</text:p>
          </table:table-cell>
          <table:table-cell office:value-type="float" office:value="0" calcext:value-type="float">
            <text:p>0</text:p>
          </table:table-cell>
          <table:table-cell office:value-type="float" office:value="-0.04959513" calcext:value-type="float">
            <text:p>-0.04959513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3.858" calcext:value-type="float">
            <text:p>2353.858</text:p>
          </table:table-cell>
          <table:table-cell office:value-type="float" office:value="-935.587" calcext:value-type="float">
            <text:p>-935.587</text:p>
          </table:table-cell>
          <table:table-cell office:value-type="float" office:value="1418.271" calcext:value-type="float">
            <text:p>1418.271</text:p>
          </table:table-cell>
          <table:table-cell office:value-type="float" office:value="-437.7384" calcext:value-type="float">
            <text:p>-437.7384</text:p>
          </table:table-cell>
          <table:table-cell office:value-type="float" office:value="0" calcext:value-type="float">
            <text:p>0</text:p>
          </table:table-cell>
          <table:table-cell office:value-type="float" office:value="12.29708" calcext:value-type="float">
            <text:p>12.29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5" calcext:value-type="float">
            <text:p>22092005</text:p>
          </table:table-cell>
          <table:table-cell office:value-type="float" office:value="271.7182" calcext:value-type="float">
            <text:p>271.7182</text:p>
          </table:table-cell>
          <table:table-cell office:value-type="float" office:value="13276.17" calcext:value-type="float">
            <text:p>13276.17</text:p>
          </table:table-cell>
          <table:table-cell office:value-type="float" office:value="0" calcext:value-type="float">
            <text:p>0</text:p>
          </table:table-cell>
          <table:table-cell office:value-type="float" office:value="94.37666" calcext:value-type="float">
            <text:p>94.37666</text:p>
          </table:table-cell>
          <table:table-cell office:value-type="float" office:value="-586.5732" calcext:value-type="float">
            <text:p>-586.5732</text:p>
          </table:table-cell>
          <table:table-cell office:value-type="float" office:value="1681.607" calcext:value-type="float">
            <text:p>1681.607</text:p>
          </table:table-cell>
          <table:table-cell office:value-type="float" office:value="-149.4138" calcext:value-type="float">
            <text:p>-149.4138</text:p>
          </table:table-cell>
          <table:table-cell office:value-type="float" office:value="82.42451" calcext:value-type="float">
            <text:p>82.42451</text:p>
          </table:table-cell>
          <table:table-cell office:value-type="float" office:value="42.963" calcext:value-type="float">
            <text:p>42.963</text:p>
          </table:table-cell>
          <table:table-cell office:value-type="float" office:value="0.07829464" calcext:value-type="float">
            <text:p>0.07829464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994975" calcext:value-type="float">
            <text:p>0.6994975</text:p>
          </table:table-cell>
          <table:table-cell office:value-type="float" office:value="370" calcext:value-type="float">
            <text:p>370</text:p>
          </table:table-cell>
          <table:table-cell office:value-type="float" office:value="978.2704" calcext:value-type="float">
            <text:p>978.2704</text:p>
          </table:table-cell>
          <table:table-cell office:value-type="float" office:value="0" calcext:value-type="float">
            <text:p>0</text:p>
          </table:table-cell>
          <table:table-cell office:value-type="float" office:value="357.7105" calcext:value-type="float">
            <text:p>357.7105</text:p>
          </table:table-cell>
          <table:table-cell office:value-type="float" office:value="1230.193" calcext:value-type="float">
            <text:p>1230.193</text:p>
          </table:table-cell>
          <table:table-cell office:value-type="float" office:value="1493.513" calcext:value-type="float">
            <text:p>1493.513</text:p>
          </table:table-cell>
          <table:table-cell office:value-type="float" office:value="1254.24" calcext:value-type="float">
            <text:p>1254.24</text:p>
          </table:table-cell>
          <table:table-cell office:value-type="float" office:value="748.1702" calcext:value-type="float">
            <text:p>748.1702</text:p>
          </table:table-cell>
          <table:table-cell office:value-type="float" office:value="1087.766" calcext:value-type="float">
            <text:p>1087.766</text:p>
          </table:table-cell>
          <table:table-cell office:value-type="float" office:value="411.1088" calcext:value-type="float">
            <text:p>411.1088</text:p>
          </table:table-cell>
          <table:table-cell office:value-type="float" office:value="1837.589" calcext:value-type="float">
            <text:p>1837.589</text:p>
          </table:table-cell>
          <table:table-cell office:value-type="float" office:value="2077.945" calcext:value-type="float">
            <text:p>2077.945</text:p>
          </table:table-cell>
          <table:table-cell office:value-type="float" office:value="1664.62" calcext:value-type="float">
            <text:p>1664.62</text:p>
          </table:table-cell>
          <table:table-cell office:value-type="float" office:value="584.201" calcext:value-type="float">
            <text:p>584.201</text:p>
          </table:table-cell>
          <table:table-cell office:value-type="float" office:value="579.4502" calcext:value-type="float">
            <text:p>579.4502</text:p>
          </table:table-cell>
          <table:table-cell office:value-type="float" office:value="142.741" calcext:value-type="float">
            <text:p>142.741</text:p>
          </table:table-cell>
          <table:table-cell office:value-type="float" office:value="35.67502" calcext:value-type="float">
            <text:p>35.67502</text:p>
          </table:table-cell>
          <table:table-cell office:value-type="float" office:value="0" calcext:value-type="float">
            <text:p>0</text:p>
          </table:table-cell>
          <table:table-cell office:value-type="float" office:value="-0.0496115" calcext:value-type="float">
            <text:p>-0.0496115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4.892" calcext:value-type="float">
            <text:p>2354.892</text:p>
          </table:table-cell>
          <table:table-cell office:value-type="float" office:value="-936.7129" calcext:value-type="float">
            <text:p>-936.7129</text:p>
          </table:table-cell>
          <table:table-cell office:value-type="float" office:value="1418.179" calcext:value-type="float">
            <text:p>1418.179</text:p>
          </table:table-cell>
          <table:table-cell office:value-type="float" office:value="-438.9234" calcext:value-type="float">
            <text:p>-438.9234</text:p>
          </table:table-cell>
          <table:table-cell office:value-type="float" office:value="0" calcext:value-type="float">
            <text:p>0</text:p>
          </table:table-cell>
          <table:table-cell office:value-type="float" office:value="12.0893" calcext:value-type="float">
            <text:p>12.08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5" calcext:value-type="float">
            <text:p>23092005</text:p>
          </table:table-cell>
          <table:table-cell office:value-type="float" office:value="271.3979" calcext:value-type="float">
            <text:p>271.3979</text:p>
          </table:table-cell>
          <table:table-cell office:value-type="float" office:value="13275.85" calcext:value-type="float">
            <text:p>13275.85</text:p>
          </table:table-cell>
          <table:table-cell office:value-type="float" office:value="0" calcext:value-type="float">
            <text:p>0</text:p>
          </table:table-cell>
          <table:table-cell office:value-type="float" office:value="94.77901" calcext:value-type="float">
            <text:p>94.77901</text:p>
          </table:table-cell>
          <table:table-cell office:value-type="float" office:value="-588.0529" calcext:value-type="float">
            <text:p>-588.0529</text:p>
          </table:table-cell>
          <table:table-cell office:value-type="float" office:value="1685.094" calcext:value-type="float">
            <text:p>1685.094</text:p>
          </table:table-cell>
          <table:table-cell office:value-type="float" office:value="-149.7444" calcext:value-type="float">
            <text:p>-149.7444</text:p>
          </table:table-cell>
          <table:table-cell office:value-type="float" office:value="82.34953" calcext:value-type="float">
            <text:p>82.34953</text:p>
          </table:table-cell>
          <table:table-cell office:value-type="float" office:value="42.96059" calcext:value-type="float">
            <text:p>42.96059</text:p>
          </table:table-cell>
          <table:table-cell office:value-type="float" office:value="0.07945135" calcext:value-type="float">
            <text:p>0.07945135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994975" calcext:value-type="float">
            <text:p>0.6994975</text:p>
          </table:table-cell>
          <table:table-cell office:value-type="float" office:value="370" calcext:value-type="float">
            <text:p>370</text:p>
          </table:table-cell>
          <table:table-cell office:value-type="float" office:value="976.4857" calcext:value-type="float">
            <text:p>976.4857</text:p>
          </table:table-cell>
          <table:table-cell office:value-type="float" office:value="0" calcext:value-type="float">
            <text:p>0</text:p>
          </table:table-cell>
          <table:table-cell office:value-type="float" office:value="357.7906" calcext:value-type="float">
            <text:p>357.7906</text:p>
          </table:table-cell>
          <table:table-cell office:value-type="float" office:value="1229.983" calcext:value-type="float">
            <text:p>1229.983</text:p>
          </table:table-cell>
          <table:table-cell office:value-type="float" office:value="1493.313" calcext:value-type="float">
            <text:p>1493.313</text:p>
          </table:table-cell>
          <table:table-cell office:value-type="float" office:value="1254.206" calcext:value-type="float">
            <text:p>1254.206</text:p>
          </table:table-cell>
          <table:table-cell office:value-type="float" office:value="748.1425" calcext:value-type="float">
            <text:p>748.1425</text:p>
          </table:table-cell>
          <table:table-cell office:value-type="float" office:value="1087.731" calcext:value-type="float">
            <text:p>1087.731</text:p>
          </table:table-cell>
          <table:table-cell office:value-type="float" office:value="411.0924" calcext:value-type="float">
            <text:p>411.0924</text:p>
          </table:table-cell>
          <table:table-cell office:value-type="float" office:value="1837.524" calcext:value-type="float">
            <text:p>1837.524</text:p>
          </table:table-cell>
          <table:table-cell office:value-type="float" office:value="2077.891" calcext:value-type="float">
            <text:p>2077.891</text:p>
          </table:table-cell>
          <table:table-cell office:value-type="float" office:value="1664.584" calcext:value-type="float">
            <text:p>1664.584</text:p>
          </table:table-cell>
          <table:table-cell office:value-type="float" office:value="584.192" calcext:value-type="float">
            <text:p>584.192</text:p>
          </table:table-cell>
          <table:table-cell office:value-type="float" office:value="579.4261" calcext:value-type="float">
            <text:p>579.4261</text:p>
          </table:table-cell>
          <table:table-cell office:value-type="float" office:value="142.741" calcext:value-type="float">
            <text:p>142.741</text:p>
          </table:table-cell>
          <table:table-cell office:value-type="float" office:value="35.67502" calcext:value-type="float">
            <text:p>35.67502</text:p>
          </table:table-cell>
          <table:table-cell office:value-type="float" office:value="0" calcext:value-type="float">
            <text:p>0</text:p>
          </table:table-cell>
          <table:table-cell office:value-type="float" office:value="-0.04961813" calcext:value-type="float">
            <text:p>-0.04961813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347" calcext:value-type="float">
            <text:p>2355.347</text:p>
          </table:table-cell>
          <table:table-cell office:value-type="float" office:value="-937.7995" calcext:value-type="float">
            <text:p>-937.7995</text:p>
          </table:table-cell>
          <table:table-cell office:value-type="float" office:value="1417.548" calcext:value-type="float">
            <text:p>1417.548</text:p>
          </table:table-cell>
          <table:table-cell office:value-type="float" office:value="-439.8848" calcext:value-type="float">
            <text:p>-439.8848</text:p>
          </table:table-cell>
          <table:table-cell office:value-type="float" office:value="0" calcext:value-type="float">
            <text:p>0</text:p>
          </table:table-cell>
          <table:table-cell office:value-type="float" office:value="11.89202" calcext:value-type="float">
            <text:p>11.89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5" calcext:value-type="float">
            <text:p>24092005</text:p>
          </table:table-cell>
          <table:table-cell office:value-type="float" office:value="270.9703" calcext:value-type="float">
            <text:p>270.9703</text:p>
          </table:table-cell>
          <table:table-cell office:value-type="float" office:value="13275.53" calcext:value-type="float">
            <text:p>13275.53</text:p>
          </table:table-cell>
          <table:table-cell office:value-type="float" office:value="0" calcext:value-type="float">
            <text:p>0</text:p>
          </table:table-cell>
          <table:table-cell office:value-type="float" office:value="95.17706" calcext:value-type="float">
            <text:p>95.17706</text:p>
          </table:table-cell>
          <table:table-cell office:value-type="float" office:value="-589.6089" calcext:value-type="float">
            <text:p>-589.6089</text:p>
          </table:table-cell>
          <table:table-cell office:value-type="float" office:value="1688.261" calcext:value-type="float">
            <text:p>1688.261</text:p>
          </table:table-cell>
          <table:table-cell office:value-type="float" office:value="-150.0714" calcext:value-type="float">
            <text:p>-150.0714</text:p>
          </table:table-cell>
          <table:table-cell office:value-type="float" office:value="82.25819" calcext:value-type="float">
            <text:p>82.25819</text:p>
          </table:table-cell>
          <table:table-cell office:value-type="float" office:value="42.95523" calcext:value-type="float">
            <text:p>42.95523</text:p>
          </table:table-cell>
          <table:table-cell office:value-type="float" office:value="0.08064587" calcext:value-type="float">
            <text:p>0.0806458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994975" calcext:value-type="float">
            <text:p>0.6994975</text:p>
          </table:table-cell>
          <table:table-cell office:value-type="float" office:value="370" calcext:value-type="float">
            <text:p>370</text:p>
          </table:table-cell>
          <table:table-cell office:value-type="float" office:value="974.5056" calcext:value-type="float">
            <text:p>974.5056</text:p>
          </table:table-cell>
          <table:table-cell office:value-type="float" office:value="0" calcext:value-type="float">
            <text:p>0</text:p>
          </table:table-cell>
          <table:table-cell office:value-type="float" office:value="357.8607" calcext:value-type="float">
            <text:p>357.8607</text:p>
          </table:table-cell>
          <table:table-cell office:value-type="float" office:value="1229.733" calcext:value-type="float">
            <text:p>1229.733</text:p>
          </table:table-cell>
          <table:table-cell office:value-type="float" office:value="1493.068" calcext:value-type="float">
            <text:p>1493.068</text:p>
          </table:table-cell>
          <table:table-cell office:value-type="float" office:value="1254.158" calcext:value-type="float">
            <text:p>1254.158</text:p>
          </table:table-cell>
          <table:table-cell office:value-type="float" office:value="748.1113" calcext:value-type="float">
            <text:p>748.1113</text:p>
          </table:table-cell>
          <table:table-cell office:value-type="float" office:value="1087.695" calcext:value-type="float">
            <text:p>1087.695</text:p>
          </table:table-cell>
          <table:table-cell office:value-type="float" office:value="411.0765" calcext:value-type="float">
            <text:p>411.0765</text:p>
          </table:table-cell>
          <table:table-cell office:value-type="float" office:value="1837.459" calcext:value-type="float">
            <text:p>1837.459</text:p>
          </table:table-cell>
          <table:table-cell office:value-type="float" office:value="2077.837" calcext:value-type="float">
            <text:p>2077.837</text:p>
          </table:table-cell>
          <table:table-cell office:value-type="float" office:value="1664.549" calcext:value-type="float">
            <text:p>1664.549</text:p>
          </table:table-cell>
          <table:table-cell office:value-type="float" office:value="584.183" calcext:value-type="float">
            <text:p>584.183</text:p>
          </table:table-cell>
          <table:table-cell office:value-type="float" office:value="579.4022" calcext:value-type="float">
            <text:p>579.4022</text:p>
          </table:table-cell>
          <table:table-cell office:value-type="float" office:value="142.741" calcext:value-type="float">
            <text:p>142.741</text:p>
          </table:table-cell>
          <table:table-cell office:value-type="float" office:value="35.67502" calcext:value-type="float">
            <text:p>35.67502</text:p>
          </table:table-cell>
          <table:table-cell office:value-type="float" office:value="0" calcext:value-type="float">
            <text:p>0</text:p>
          </table:table-cell>
          <table:table-cell office:value-type="float" office:value="-0.04963385" calcext:value-type="float">
            <text:p>-0.04963385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641" calcext:value-type="float">
            <text:p>2355.641</text:p>
          </table:table-cell>
          <table:table-cell office:value-type="float" office:value="-938.8315" calcext:value-type="float">
            <text:p>-938.8315</text:p>
          </table:table-cell>
          <table:table-cell office:value-type="float" office:value="1416.809" calcext:value-type="float">
            <text:p>1416.809</text:p>
          </table:table-cell>
          <table:table-cell office:value-type="float" office:value="-440.9567" calcext:value-type="float">
            <text:p>-440.9567</text:p>
          </table:table-cell>
          <table:table-cell office:value-type="float" office:value="0" calcext:value-type="float">
            <text:p>0</text:p>
          </table:table-cell>
          <table:table-cell office:value-type="float" office:value="11.71998" calcext:value-type="float">
            <text:p>11.719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5" calcext:value-type="float">
            <text:p>25092005</text:p>
          </table:table-cell>
          <table:table-cell office:value-type="float" office:value="270.5057" calcext:value-type="float">
            <text:p>270.5057</text:p>
          </table:table-cell>
          <table:table-cell office:value-type="float" office:value="13275.2" calcext:value-type="float">
            <text:p>13275.2</text:p>
          </table:table-cell>
          <table:table-cell office:value-type="float" office:value="0" calcext:value-type="float">
            <text:p>0</text:p>
          </table:table-cell>
          <table:table-cell office:value-type="float" office:value="95.57087" calcext:value-type="float">
            <text:p>95.57087</text:p>
          </table:table-cell>
          <table:table-cell office:value-type="float" office:value="-591.2618" calcext:value-type="float">
            <text:p>-591.2618</text:p>
          </table:table-cell>
          <table:table-cell office:value-type="float" office:value="1692.026" calcext:value-type="float">
            <text:p>1692.026</text:p>
          </table:table-cell>
          <table:table-cell office:value-type="float" office:value="-150.3952" calcext:value-type="float">
            <text:p>-150.3952</text:p>
          </table:table-cell>
          <table:table-cell office:value-type="float" office:value="82.16725" calcext:value-type="float">
            <text:p>82.16725</text:p>
          </table:table-cell>
          <table:table-cell office:value-type="float" office:value="42.95109" calcext:value-type="float">
            <text:p>42.95109</text:p>
          </table:table-cell>
          <table:table-cell office:value-type="float" office:value="0.08183124" calcext:value-type="float">
            <text:p>0.08183124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980803" calcext:value-type="float">
            <text:p>0.6980803</text:p>
          </table:table-cell>
          <table:table-cell office:value-type="float" office:value="370" calcext:value-type="float">
            <text:p>370</text:p>
          </table:table-cell>
          <table:table-cell office:value-type="float" office:value="972.2919" calcext:value-type="float">
            <text:p>972.2919</text:p>
          </table:table-cell>
          <table:table-cell office:value-type="float" office:value="0" calcext:value-type="float">
            <text:p>0</text:p>
          </table:table-cell>
          <table:table-cell office:value-type="float" office:value="357.9335" calcext:value-type="float">
            <text:p>357.9335</text:p>
          </table:table-cell>
          <table:table-cell office:value-type="float" office:value="1229.487" calcext:value-type="float">
            <text:p>1229.487</text:p>
          </table:table-cell>
          <table:table-cell office:value-type="float" office:value="1492.789" calcext:value-type="float">
            <text:p>1492.789</text:p>
          </table:table-cell>
          <table:table-cell office:value-type="float" office:value="1254.095" calcext:value-type="float">
            <text:p>1254.095</text:p>
          </table:table-cell>
          <table:table-cell office:value-type="float" office:value="748.0707" calcext:value-type="float">
            <text:p>748.0707</text:p>
          </table:table-cell>
          <table:table-cell office:value-type="float" office:value="1087.656" calcext:value-type="float">
            <text:p>1087.656</text:p>
          </table:table-cell>
          <table:table-cell office:value-type="float" office:value="411.0596" calcext:value-type="float">
            <text:p>411.0596</text:p>
          </table:table-cell>
          <table:table-cell office:value-type="float" office:value="1837.394" calcext:value-type="float">
            <text:p>1837.394</text:p>
          </table:table-cell>
          <table:table-cell office:value-type="float" office:value="2077.784" calcext:value-type="float">
            <text:p>2077.784</text:p>
          </table:table-cell>
          <table:table-cell office:value-type="float" office:value="1664.514" calcext:value-type="float">
            <text:p>1664.514</text:p>
          </table:table-cell>
          <table:table-cell office:value-type="float" office:value="584.174" calcext:value-type="float">
            <text:p>584.174</text:p>
          </table:table-cell>
          <table:table-cell office:value-type="float" office:value="579.3783" calcext:value-type="float">
            <text:p>579.3783</text:p>
          </table:table-cell>
          <table:table-cell office:value-type="float" office:value="142.741" calcext:value-type="float">
            <text:p>142.741</text:p>
          </table:table-cell>
          <table:table-cell office:value-type="float" office:value="35.675" calcext:value-type="float">
            <text:p>35.675</text:p>
          </table:table-cell>
          <table:table-cell office:value-type="float" office:value="0" calcext:value-type="float">
            <text:p>0</text:p>
          </table:table-cell>
          <table:table-cell office:value-type="float" office:value="-0.04965579" calcext:value-type="float">
            <text:p>-0.04965579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747" calcext:value-type="float">
            <text:p>2355.747</text:p>
          </table:table-cell>
          <table:table-cell office:value-type="float" office:value="-939.8035" calcext:value-type="float">
            <text:p>-939.8035</text:p>
          </table:table-cell>
          <table:table-cell office:value-type="float" office:value="1415.944" calcext:value-type="float">
            <text:p>1415.944</text:p>
          </table:table-cell>
          <table:table-cell office:value-type="float" office:value="-442.0779" calcext:value-type="float">
            <text:p>-442.0779</text:p>
          </table:table-cell>
          <table:table-cell office:value-type="float" office:value="0" calcext:value-type="float">
            <text:p>0</text:p>
          </table:table-cell>
          <table:table-cell office:value-type="float" office:value="11.50291" calcext:value-type="float">
            <text:p>11.50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5" calcext:value-type="float">
            <text:p>26092005</text:p>
          </table:table-cell>
          <table:table-cell office:value-type="float" office:value="270.1746" calcext:value-type="float">
            <text:p>270.1746</text:p>
          </table:table-cell>
          <table:table-cell office:value-type="float" office:value="13274.88" calcext:value-type="float">
            <text:p>13274.88</text:p>
          </table:table-cell>
          <table:table-cell office:value-type="float" office:value="0" calcext:value-type="float">
            <text:p>0</text:p>
          </table:table-cell>
          <table:table-cell office:value-type="float" office:value="95.9605" calcext:value-type="float">
            <text:p>95.9605</text:p>
          </table:table-cell>
          <table:table-cell office:value-type="float" office:value="-592.7177" calcext:value-type="float">
            <text:p>-592.7177</text:p>
          </table:table-cell>
          <table:table-cell office:value-type="float" office:value="1695.667" calcext:value-type="float">
            <text:p>1695.667</text:p>
          </table:table-cell>
          <table:table-cell office:value-type="float" office:value="-150.7148" calcext:value-type="float">
            <text:p>-150.7148</text:p>
          </table:table-cell>
          <table:table-cell office:value-type="float" office:value="82.05939" calcext:value-type="float">
            <text:p>82.05939</text:p>
          </table:table-cell>
          <table:table-cell office:value-type="float" office:value="42.94815" calcext:value-type="float">
            <text:p>42.94815</text:p>
          </table:table-cell>
          <table:table-cell office:value-type="float" office:value="0.0830797" calcext:value-type="float">
            <text:p>0.083079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942989" calcext:value-type="float">
            <text:p>0.6942989</text:p>
          </table:table-cell>
          <table:table-cell office:value-type="float" office:value="370" calcext:value-type="float">
            <text:p>370</text:p>
          </table:table-cell>
          <table:table-cell office:value-type="float" office:value="970.2459" calcext:value-type="float">
            <text:p>970.2459</text:p>
          </table:table-cell>
          <table:table-cell office:value-type="float" office:value="0" calcext:value-type="float">
            <text:p>0</text:p>
          </table:table-cell>
          <table:table-cell office:value-type="float" office:value="358.0083" calcext:value-type="float">
            <text:p>358.0083</text:p>
          </table:table-cell>
          <table:table-cell office:value-type="float" office:value="1229.306" calcext:value-type="float">
            <text:p>1229.306</text:p>
          </table:table-cell>
          <table:table-cell office:value-type="float" office:value="1492.569" calcext:value-type="float">
            <text:p>1492.569</text:p>
          </table:table-cell>
          <table:table-cell office:value-type="float" office:value="1254.052" calcext:value-type="float">
            <text:p>1254.052</text:p>
          </table:table-cell>
          <table:table-cell office:value-type="float" office:value="748.0379" calcext:value-type="float">
            <text:p>748.0379</text:p>
          </table:table-cell>
          <table:table-cell office:value-type="float" office:value="1087.619" calcext:value-type="float">
            <text:p>1087.619</text:p>
          </table:table-cell>
          <table:table-cell office:value-type="float" office:value="411.0432" calcext:value-type="float">
            <text:p>411.0432</text:p>
          </table:table-cell>
          <table:table-cell office:value-type="float" office:value="1837.329" calcext:value-type="float">
            <text:p>1837.329</text:p>
          </table:table-cell>
          <table:table-cell office:value-type="float" office:value="2077.73" calcext:value-type="float">
            <text:p>2077.73</text:p>
          </table:table-cell>
          <table:table-cell office:value-type="float" office:value="1664.478" calcext:value-type="float">
            <text:p>1664.478</text:p>
          </table:table-cell>
          <table:table-cell office:value-type="float" office:value="584.1651" calcext:value-type="float">
            <text:p>584.1651</text:p>
          </table:table-cell>
          <table:table-cell office:value-type="float" office:value="579.3544" calcext:value-type="float">
            <text:p>579.3544</text:p>
          </table:table-cell>
          <table:table-cell office:value-type="float" office:value="142.741" calcext:value-type="float">
            <text:p>142.741</text:p>
          </table:table-cell>
          <table:table-cell office:value-type="float" office:value="35.67504" calcext:value-type="float">
            <text:p>35.67504</text:p>
          </table:table-cell>
          <table:table-cell office:value-type="float" office:value="0" calcext:value-type="float">
            <text:p>0</text:p>
          </table:table-cell>
          <table:table-cell office:value-type="float" office:value="-0.04966705" calcext:value-type="float">
            <text:p>-0.04966705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0.7383" calcext:value-type="float">
            <text:p>-940.7383</text:p>
          </table:table-cell>
          <table:table-cell office:value-type="float" office:value="1415.037" calcext:value-type="float">
            <text:p>1415.037</text:p>
          </table:table-cell>
          <table:table-cell office:value-type="float" office:value="-443.0409" calcext:value-type="float">
            <text:p>-443.0409</text:p>
          </table:table-cell>
          <table:table-cell office:value-type="float" office:value="0" calcext:value-type="float">
            <text:p>0</text:p>
          </table:table-cell>
          <table:table-cell office:value-type="float" office:value="11.32734" calcext:value-type="float">
            <text:p>11.327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5" calcext:value-type="float">
            <text:p>27092005</text:p>
          </table:table-cell>
          <table:table-cell office:value-type="float" office:value="269.9117" calcext:value-type="float">
            <text:p>269.9117</text:p>
          </table:table-cell>
          <table:table-cell office:value-type="float" office:value="13274.57" calcext:value-type="float">
            <text:p>13274.57</text:p>
          </table:table-cell>
          <table:table-cell office:value-type="float" office:value="0" calcext:value-type="float">
            <text:p>0</text:p>
          </table:table-cell>
          <table:table-cell office:value-type="float" office:value="96.41322" calcext:value-type="float">
            <text:p>96.41322</text:p>
          </table:table-cell>
          <table:table-cell office:value-type="float" office:value="-594.1603" calcext:value-type="float">
            <text:p>-594.1603</text:p>
          </table:table-cell>
          <table:table-cell office:value-type="float" office:value="1697.714" calcext:value-type="float">
            <text:p>1697.714</text:p>
          </table:table-cell>
          <table:table-cell office:value-type="float" office:value="-151.0148" calcext:value-type="float">
            <text:p>-151.0148</text:p>
          </table:table-cell>
          <table:table-cell office:value-type="float" office:value="81.92105" calcext:value-type="float">
            <text:p>81.92105</text:p>
          </table:table-cell>
          <table:table-cell office:value-type="float" office:value="42.94551" calcext:value-type="float">
            <text:p>42.94551</text:p>
          </table:table-cell>
          <table:table-cell office:value-type="float" office:value="0.0843377" calcext:value-type="float">
            <text:p>0.084337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907253" calcext:value-type="float">
            <text:p>0.6907253</text:p>
          </table:table-cell>
          <table:table-cell office:value-type="float" office:value="370" calcext:value-type="float">
            <text:p>370</text:p>
          </table:table-cell>
          <table:table-cell office:value-type="float" office:value="968.2321" calcext:value-type="float">
            <text:p>968.2321</text:p>
          </table:table-cell>
          <table:table-cell office:value-type="float" office:value="0" calcext:value-type="float">
            <text:p>0</text:p>
          </table:table-cell>
          <table:table-cell office:value-type="float" office:value="358.1544" calcext:value-type="float">
            <text:p>358.1544</text:p>
          </table:table-cell>
          <table:table-cell office:value-type="float" office:value="1229.119" calcext:value-type="float">
            <text:p>1229.119</text:p>
          </table:table-cell>
          <table:table-cell office:value-type="float" office:value="1492.345" calcext:value-type="float">
            <text:p>1492.345</text:p>
          </table:table-cell>
          <table:table-cell office:value-type="float" office:value="1254.009" calcext:value-type="float">
            <text:p>1254.009</text:p>
          </table:table-cell>
          <table:table-cell office:value-type="float" office:value="748.0076" calcext:value-type="float">
            <text:p>748.0076</text:p>
          </table:table-cell>
          <table:table-cell office:value-type="float" office:value="1087.584" calcext:value-type="float">
            <text:p>1087.584</text:p>
          </table:table-cell>
          <table:table-cell office:value-type="float" office:value="411.0277" calcext:value-type="float">
            <text:p>411.0277</text:p>
          </table:table-cell>
          <table:table-cell office:value-type="float" office:value="1837.264" calcext:value-type="float">
            <text:p>1837.264</text:p>
          </table:table-cell>
          <table:table-cell office:value-type="float" office:value="2077.677" calcext:value-type="float">
            <text:p>2077.677</text:p>
          </table:table-cell>
          <table:table-cell office:value-type="float" office:value="1664.443" calcext:value-type="float">
            <text:p>1664.443</text:p>
          </table:table-cell>
          <table:table-cell office:value-type="float" office:value="584.1562" calcext:value-type="float">
            <text:p>584.1562</text:p>
          </table:table-cell>
          <table:table-cell office:value-type="float" office:value="579.3306" calcext:value-type="float">
            <text:p>579.3306</text:p>
          </table:table-cell>
          <table:table-cell office:value-type="float" office:value="142.741" calcext:value-type="float">
            <text:p>142.741</text:p>
          </table:table-cell>
          <table:table-cell office:value-type="float" office:value="35.67507" calcext:value-type="float">
            <text:p>35.67507</text:p>
          </table:table-cell>
          <table:table-cell office:value-type="float" office:value="0" calcext:value-type="float">
            <text:p>0</text:p>
          </table:table-cell>
          <table:table-cell office:value-type="float" office:value="-0.04967707" calcext:value-type="float">
            <text:p>-0.04967707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1.6163" calcext:value-type="float">
            <text:p>-941.6163</text:p>
          </table:table-cell>
          <table:table-cell office:value-type="float" office:value="1414.159" calcext:value-type="float">
            <text:p>1414.159</text:p>
          </table:table-cell>
          <table:table-cell office:value-type="float" office:value="-443.9927" calcext:value-type="float">
            <text:p>-443.9927</text:p>
          </table:table-cell>
          <table:table-cell office:value-type="float" office:value="0" calcext:value-type="float">
            <text:p>0</text:p>
          </table:table-cell>
          <table:table-cell office:value-type="float" office:value="11.13367" calcext:value-type="float">
            <text:p>11.133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5" calcext:value-type="float">
            <text:p>28092005</text:p>
          </table:table-cell>
          <table:table-cell office:value-type="float" office:value="269.647" calcext:value-type="float">
            <text:p>269.647</text:p>
          </table:table-cell>
          <table:table-cell office:value-type="float" office:value="13274.26" calcext:value-type="float">
            <text:p>13274.26</text:p>
          </table:table-cell>
          <table:table-cell office:value-type="float" office:value="0" calcext:value-type="float">
            <text:p>0</text:p>
          </table:table-cell>
          <table:table-cell office:value-type="float" office:value="96.82413" calcext:value-type="float">
            <text:p>96.82413</text:p>
          </table:table-cell>
          <table:table-cell office:value-type="float" office:value="-595.545" calcext:value-type="float">
            <text:p>-595.545</text:p>
          </table:table-cell>
          <table:table-cell office:value-type="float" office:value="1701.232" calcext:value-type="float">
            <text:p>1701.232</text:p>
          </table:table-cell>
          <table:table-cell office:value-type="float" office:value="-151.3208" calcext:value-type="float">
            <text:p>-151.3208</text:p>
          </table:table-cell>
          <table:table-cell office:value-type="float" office:value="81.8651" calcext:value-type="float">
            <text:p>81.8651</text:p>
          </table:table-cell>
          <table:table-cell office:value-type="float" office:value="42.93333" calcext:value-type="float">
            <text:p>42.93333</text:p>
          </table:table-cell>
          <table:table-cell office:value-type="float" office:value="0.08573017" calcext:value-type="float">
            <text:p>0.0857301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892063" calcext:value-type="float">
            <text:p>0.6892063</text:p>
          </table:table-cell>
          <table:table-cell office:value-type="float" office:value="370" calcext:value-type="float">
            <text:p>370</text:p>
          </table:table-cell>
          <table:table-cell office:value-type="float" office:value="966.32" calcext:value-type="float">
            <text:p>966.32</text:p>
          </table:table-cell>
          <table:table-cell office:value-type="float" office:value="0" calcext:value-type="float">
            <text:p>0</text:p>
          </table:table-cell>
          <table:table-cell office:value-type="float" office:value="358.2406" calcext:value-type="float">
            <text:p>358.2406</text:p>
          </table:table-cell>
          <table:table-cell office:value-type="float" office:value="1228.976" calcext:value-type="float">
            <text:p>1228.976</text:p>
          </table:table-cell>
          <table:table-cell office:value-type="float" office:value="1492.148" calcext:value-type="float">
            <text:p>1492.148</text:p>
          </table:table-cell>
          <table:table-cell office:value-type="float" office:value="1253.97" calcext:value-type="float">
            <text:p>1253.97</text:p>
          </table:table-cell>
          <table:table-cell office:value-type="float" office:value="747.9771" calcext:value-type="float">
            <text:p>747.9771</text:p>
          </table:table-cell>
          <table:table-cell office:value-type="float" office:value="1087.548" calcext:value-type="float">
            <text:p>1087.548</text:p>
          </table:table-cell>
          <table:table-cell office:value-type="float" office:value="411.0119" calcext:value-type="float">
            <text:p>411.0119</text:p>
          </table:table-cell>
          <table:table-cell office:value-type="float" office:value="1837.2" calcext:value-type="float">
            <text:p>1837.2</text:p>
          </table:table-cell>
          <table:table-cell office:value-type="float" office:value="2077.624" calcext:value-type="float">
            <text:p>2077.624</text:p>
          </table:table-cell>
          <table:table-cell office:value-type="float" office:value="1664.408" calcext:value-type="float">
            <text:p>1664.408</text:p>
          </table:table-cell>
          <table:table-cell office:value-type="float" office:value="584.1473" calcext:value-type="float">
            <text:p>584.1473</text:p>
          </table:table-cell>
          <table:table-cell office:value-type="float" office:value="579.3068" calcext:value-type="float">
            <text:p>579.3068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08" calcext:value-type="float">
            <text:p>35.67508</text:p>
          </table:table-cell>
          <table:table-cell office:value-type="float" office:value="0" calcext:value-type="float">
            <text:p>0</text:p>
          </table:table-cell>
          <table:table-cell office:value-type="float" office:value="-0.04968217" calcext:value-type="float">
            <text:p>-0.04968217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2.4251" calcext:value-type="float">
            <text:p>-942.4251</text:p>
          </table:table-cell>
          <table:table-cell office:value-type="float" office:value="1413.35" calcext:value-type="float">
            <text:p>1413.35</text:p>
          </table:table-cell>
          <table:table-cell office:value-type="float" office:value="-444.9013" calcext:value-type="float">
            <text:p>-444.9013</text:p>
          </table:table-cell>
          <table:table-cell office:value-type="float" office:value="0" calcext:value-type="float">
            <text:p>0</text:p>
          </table:table-cell>
          <table:table-cell office:value-type="float" office:value="10.9574" calcext:value-type="float">
            <text:p>10.9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5" calcext:value-type="float">
            <text:p>29092005</text:p>
          </table:table-cell>
          <table:table-cell office:value-type="float" office:value="269.5351" calcext:value-type="float">
            <text:p>269.5351</text:p>
          </table:table-cell>
          <table:table-cell office:value-type="float" office:value="13274.01" calcext:value-type="float">
            <text:p>13274.01</text:p>
          </table:table-cell>
          <table:table-cell office:value-type="float" office:value="0" calcext:value-type="float">
            <text:p>0</text:p>
          </table:table-cell>
          <table:table-cell office:value-type="float" office:value="97.2047" calcext:value-type="float">
            <text:p>97.2047</text:p>
          </table:table-cell>
          <table:table-cell office:value-type="float" office:value="-596.6951" calcext:value-type="float">
            <text:p>-596.6951</text:p>
          </table:table-cell>
          <table:table-cell office:value-type="float" office:value="1704.347" calcext:value-type="float">
            <text:p>1704.347</text:p>
          </table:table-cell>
          <table:table-cell office:value-type="float" office:value="-151.6289" calcext:value-type="float">
            <text:p>-151.6289</text:p>
          </table:table-cell>
          <table:table-cell office:value-type="float" office:value="81.78574" calcext:value-type="float">
            <text:p>81.78574</text:p>
          </table:table-cell>
          <table:table-cell office:value-type="float" office:value="42.93047" calcext:value-type="float">
            <text:p>42.93047</text:p>
          </table:table-cell>
          <table:table-cell office:value-type="float" office:value="0.08716018" calcext:value-type="float">
            <text:p>0.0871601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892063" calcext:value-type="float">
            <text:p>0.6892063</text:p>
          </table:table-cell>
          <table:table-cell office:value-type="float" office:value="370" calcext:value-type="float">
            <text:p>370</text:p>
          </table:table-cell>
          <table:table-cell office:value-type="float" office:value="964.6827" calcext:value-type="float">
            <text:p>964.6827</text:p>
          </table:table-cell>
          <table:table-cell office:value-type="float" office:value="0" calcext:value-type="float">
            <text:p>0</text:p>
          </table:table-cell>
          <table:table-cell office:value-type="float" office:value="358.304" calcext:value-type="float">
            <text:p>358.304</text:p>
          </table:table-cell>
          <table:table-cell office:value-type="float" office:value="1228.899" calcext:value-type="float">
            <text:p>1228.899</text:p>
          </table:table-cell>
          <table:table-cell office:value-type="float" office:value="1492.024" calcext:value-type="float">
            <text:p>1492.024</text:p>
          </table:table-cell>
          <table:table-cell office:value-type="float" office:value="1253.962" calcext:value-type="float">
            <text:p>1253.962</text:p>
          </table:table-cell>
          <table:table-cell office:value-type="float" office:value="747.9741" calcext:value-type="float">
            <text:p>747.9741</text:p>
          </table:table-cell>
          <table:table-cell office:value-type="float" office:value="1087.522" calcext:value-type="float">
            <text:p>1087.522</text:p>
          </table:table-cell>
          <table:table-cell office:value-type="float" office:value="410.9993" calcext:value-type="float">
            <text:p>410.9993</text:p>
          </table:table-cell>
          <table:table-cell office:value-type="float" office:value="1837.145" calcext:value-type="float">
            <text:p>1837.145</text:p>
          </table:table-cell>
          <table:table-cell office:value-type="float" office:value="2077.571" calcext:value-type="float">
            <text:p>2077.571</text:p>
          </table:table-cell>
          <table:table-cell office:value-type="float" office:value="1664.373" calcext:value-type="float">
            <text:p>1664.373</text:p>
          </table:table-cell>
          <table:table-cell office:value-type="float" office:value="584.1384" calcext:value-type="float">
            <text:p>584.1384</text:p>
          </table:table-cell>
          <table:table-cell office:value-type="float" office:value="579.2832" calcext:value-type="float">
            <text:p>579.2832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08" calcext:value-type="float">
            <text:p>35.67508</text:p>
          </table:table-cell>
          <table:table-cell office:value-type="float" office:value="0" calcext:value-type="float">
            <text:p>0</text:p>
          </table:table-cell>
          <table:table-cell office:value-type="float" office:value="-0.04968523" calcext:value-type="float">
            <text:p>-0.04968523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3.2187" calcext:value-type="float">
            <text:p>-943.2187</text:p>
          </table:table-cell>
          <table:table-cell office:value-type="float" office:value="1412.556" calcext:value-type="float">
            <text:p>1412.556</text:p>
          </table:table-cell>
          <table:table-cell office:value-type="float" office:value="-445.5842" calcext:value-type="float">
            <text:p>-445.5842</text:p>
          </table:table-cell>
          <table:table-cell office:value-type="float" office:value="0" calcext:value-type="float">
            <text:p>0</text:p>
          </table:table-cell>
          <table:table-cell office:value-type="float" office:value="10.7942" calcext:value-type="float">
            <text:p>10.7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5" calcext:value-type="float">
            <text:p>30092005</text:p>
          </table:table-cell>
          <table:table-cell office:value-type="float" office:value="269.3555" calcext:value-type="float">
            <text:p>269.3555</text:p>
          </table:table-cell>
          <table:table-cell office:value-type="float" office:value="13273.74" calcext:value-type="float">
            <text:p>13273.74</text:p>
          </table:table-cell>
          <table:table-cell office:value-type="float" office:value="0" calcext:value-type="float">
            <text:p>0</text:p>
          </table:table-cell>
          <table:table-cell office:value-type="float" office:value="97.59621" calcext:value-type="float">
            <text:p>97.59621</text:p>
          </table:table-cell>
          <table:table-cell office:value-type="float" office:value="-597.9041" calcext:value-type="float">
            <text:p>-597.9041</text:p>
          </table:table-cell>
          <table:table-cell office:value-type="float" office:value="1705.98" calcext:value-type="float">
            <text:p>1705.98</text:p>
          </table:table-cell>
          <table:table-cell office:value-type="float" office:value="-151.9306" calcext:value-type="float">
            <text:p>-151.9306</text:p>
          </table:table-cell>
          <table:table-cell office:value-type="float" office:value="81.66316" calcext:value-type="float">
            <text:p>81.66316</text:p>
          </table:table-cell>
          <table:table-cell office:value-type="float" office:value="42.92793" calcext:value-type="float">
            <text:p>42.92793</text:p>
          </table:table-cell>
          <table:table-cell office:value-type="float" office:value="0.08849321" calcext:value-type="float">
            <text:p>0.08849321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892063" calcext:value-type="float">
            <text:p>0.6892063</text:p>
          </table:table-cell>
          <table:table-cell office:value-type="float" office:value="370" calcext:value-type="float">
            <text:p>370</text:p>
          </table:table-cell>
          <table:table-cell office:value-type="float" office:value="963.0258" calcext:value-type="float">
            <text:p>963.0258</text:p>
          </table:table-cell>
          <table:table-cell office:value-type="float" office:value="0" calcext:value-type="float">
            <text:p>0</text:p>
          </table:table-cell>
          <table:table-cell office:value-type="float" office:value="358.3739" calcext:value-type="float">
            <text:p>358.3739</text:p>
          </table:table-cell>
          <table:table-cell office:value-type="float" office:value="1228.765" calcext:value-type="float">
            <text:p>1228.765</text:p>
          </table:table-cell>
          <table:table-cell office:value-type="float" office:value="1491.865" calcext:value-type="float">
            <text:p>1491.865</text:p>
          </table:table-cell>
          <table:table-cell office:value-type="float" office:value="1253.944" calcext:value-type="float">
            <text:p>1253.944</text:p>
          </table:table-cell>
          <table:table-cell office:value-type="float" office:value="747.9631" calcext:value-type="float">
            <text:p>747.9631</text:p>
          </table:table-cell>
          <table:table-cell office:value-type="float" office:value="1087.512" calcext:value-type="float">
            <text:p>1087.512</text:p>
          </table:table-cell>
          <table:table-cell office:value-type="float" office:value="410.9874" calcext:value-type="float">
            <text:p>410.9874</text:p>
          </table:table-cell>
          <table:table-cell office:value-type="float" office:value="1837.097" calcext:value-type="float">
            <text:p>1837.097</text:p>
          </table:table-cell>
          <table:table-cell office:value-type="float" office:value="2077.519" calcext:value-type="float">
            <text:p>2077.519</text:p>
          </table:table-cell>
          <table:table-cell office:value-type="float" office:value="1664.338" calcext:value-type="float">
            <text:p>1664.338</text:p>
          </table:table-cell>
          <table:table-cell office:value-type="float" office:value="584.1294" calcext:value-type="float">
            <text:p>584.1294</text:p>
          </table:table-cell>
          <table:table-cell office:value-type="float" office:value="579.2595" calcext:value-type="float">
            <text:p>579.2595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07" calcext:value-type="float">
            <text:p>35.67507</text:p>
          </table:table-cell>
          <table:table-cell office:value-type="float" office:value="0" calcext:value-type="float">
            <text:p>0</text:p>
          </table:table-cell>
          <table:table-cell office:value-type="float" office:value="-0.04969027" calcext:value-type="float">
            <text:p>-0.04969027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3.9824" calcext:value-type="float">
            <text:p>-943.9824</text:p>
          </table:table-cell>
          <table:table-cell office:value-type="float" office:value="1411.792" calcext:value-type="float">
            <text:p>1411.792</text:p>
          </table:table-cell>
          <table:table-cell office:value-type="float" office:value="-446.3527" calcext:value-type="float">
            <text:p>-446.3527</text:p>
          </table:table-cell>
          <table:table-cell office:value-type="float" office:value="0" calcext:value-type="float">
            <text:p>0</text:p>
          </table:table-cell>
          <table:table-cell office:value-type="float" office:value="10.64804" calcext:value-type="float">
            <text:p>10.64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5" calcext:value-type="float">
            <text:p>1102005</text:p>
          </table:table-cell>
          <table:table-cell office:value-type="float" office:value="269.0845" calcext:value-type="float">
            <text:p>269.0845</text:p>
          </table:table-cell>
          <table:table-cell office:value-type="float" office:value="13273.44" calcext:value-type="float">
            <text:p>13273.44</text:p>
          </table:table-cell>
          <table:table-cell office:value-type="float" office:value="0" calcext:value-type="float">
            <text:p>0</text:p>
          </table:table-cell>
          <table:table-cell office:value-type="float" office:value="97.99402" calcext:value-type="float">
            <text:p>97.99402</text:p>
          </table:table-cell>
          <table:table-cell office:value-type="float" office:value="-599.2177" calcext:value-type="float">
            <text:p>-599.2177</text:p>
          </table:table-cell>
          <table:table-cell office:value-type="float" office:value="1708.459" calcext:value-type="float">
            <text:p>1708.459</text:p>
          </table:table-cell>
          <table:table-cell office:value-type="float" office:value="-152.2272" calcext:value-type="float">
            <text:p>-152.2272</text:p>
          </table:table-cell>
          <table:table-cell office:value-type="float" office:value="81.535" calcext:value-type="float">
            <text:p>81.535</text:p>
          </table:table-cell>
          <table:table-cell office:value-type="float" office:value="42.92569" calcext:value-type="float">
            <text:p>42.92569</text:p>
          </table:table-cell>
          <table:table-cell office:value-type="float" office:value="0.08976848" calcext:value-type="float">
            <text:p>0.0897684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892063" calcext:value-type="float">
            <text:p>0.6892063</text:p>
          </table:table-cell>
          <table:table-cell office:value-type="float" office:value="370" calcext:value-type="float">
            <text:p>370</text:p>
          </table:table-cell>
          <table:table-cell office:value-type="float" office:value="961.3016" calcext:value-type="float">
            <text:p>961.3016</text:p>
          </table:table-cell>
          <table:table-cell office:value-type="float" office:value="0" calcext:value-type="float">
            <text:p>0</text:p>
          </table:table-cell>
          <table:table-cell office:value-type="float" office:value="358.4496" calcext:value-type="float">
            <text:p>358.4496</text:p>
          </table:table-cell>
          <table:table-cell office:value-type="float" office:value="1228.589" calcext:value-type="float">
            <text:p>1228.589</text:p>
          </table:table-cell>
          <table:table-cell office:value-type="float" office:value="1491.656" calcext:value-type="float">
            <text:p>1491.656</text:p>
          </table:table-cell>
          <table:table-cell office:value-type="float" office:value="1253.905" calcext:value-type="float">
            <text:p>1253.905</text:p>
          </table:table-cell>
          <table:table-cell office:value-type="float" office:value="747.9351" calcext:value-type="float">
            <text:p>747.9351</text:p>
          </table:table-cell>
          <table:table-cell office:value-type="float" office:value="1087.504" calcext:value-type="float">
            <text:p>1087.504</text:p>
          </table:table-cell>
          <table:table-cell office:value-type="float" office:value="410.9742" calcext:value-type="float">
            <text:p>410.9742</text:p>
          </table:table-cell>
          <table:table-cell office:value-type="float" office:value="1837.05" calcext:value-type="float">
            <text:p>1837.05</text:p>
          </table:table-cell>
          <table:table-cell office:value-type="float" office:value="2077.467" calcext:value-type="float">
            <text:p>2077.467</text:p>
          </table:table-cell>
          <table:table-cell office:value-type="float" office:value="1664.303" calcext:value-type="float">
            <text:p>1664.303</text:p>
          </table:table-cell>
          <table:table-cell office:value-type="float" office:value="584.1204" calcext:value-type="float">
            <text:p>584.1204</text:p>
          </table:table-cell>
          <table:table-cell office:value-type="float" office:value="579.236" calcext:value-type="float">
            <text:p>579.236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07" calcext:value-type="float">
            <text:p>35.67507</text:p>
          </table:table-cell>
          <table:table-cell office:value-type="float" office:value="0" calcext:value-type="float">
            <text:p>0</text:p>
          </table:table-cell>
          <table:table-cell office:value-type="float" office:value="-0.04969765" calcext:value-type="float">
            <text:p>-0.04969765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4.7268" calcext:value-type="float">
            <text:p>-944.7268</text:p>
          </table:table-cell>
          <table:table-cell office:value-type="float" office:value="1411.048" calcext:value-type="float">
            <text:p>1411.048</text:p>
          </table:table-cell>
          <table:table-cell office:value-type="float" office:value="-447.2428" calcext:value-type="float">
            <text:p>-447.2428</text:p>
          </table:table-cell>
          <table:table-cell office:value-type="float" office:value="0" calcext:value-type="float">
            <text:p>0</text:p>
          </table:table-cell>
          <table:table-cell office:value-type="float" office:value="10.51223" calcext:value-type="float">
            <text:p>10.512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5" calcext:value-type="float">
            <text:p>2102005</text:p>
          </table:table-cell>
          <table:table-cell office:value-type="float" office:value="268.7003" calcext:value-type="float">
            <text:p>268.7003</text:p>
          </table:table-cell>
          <table:table-cell office:value-type="float" office:value="13273.14" calcext:value-type="float">
            <text:p>13273.14</text:p>
          </table:table-cell>
          <table:table-cell office:value-type="float" office:value="0" calcext:value-type="float">
            <text:p>0</text:p>
          </table:table-cell>
          <table:table-cell office:value-type="float" office:value="98.38905" calcext:value-type="float">
            <text:p>98.38905</text:p>
          </table:table-cell>
          <table:table-cell office:value-type="float" office:value="-600.6549" calcext:value-type="float">
            <text:p>-600.6549</text:p>
          </table:table-cell>
          <table:table-cell office:value-type="float" office:value="1710.542" calcext:value-type="float">
            <text:p>1710.542</text:p>
          </table:table-cell>
          <table:table-cell office:value-type="float" office:value="-152.5192" calcext:value-type="float">
            <text:p>-152.5192</text:p>
          </table:table-cell>
          <table:table-cell office:value-type="float" office:value="81.39143" calcext:value-type="float">
            <text:p>81.39143</text:p>
          </table:table-cell>
          <table:table-cell office:value-type="float" office:value="42.92194" calcext:value-type="float">
            <text:p>42.92194</text:p>
          </table:table-cell>
          <table:table-cell office:value-type="float" office:value="0.09100515" calcext:value-type="float">
            <text:p>0.09100515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873016" calcext:value-type="float">
            <text:p>0.6873016</text:p>
          </table:table-cell>
          <table:table-cell office:value-type="float" office:value="370" calcext:value-type="float">
            <text:p>370</text:p>
          </table:table-cell>
          <table:table-cell office:value-type="float" office:value="959.4904" calcext:value-type="float">
            <text:p>959.4904</text:p>
          </table:table-cell>
          <table:table-cell office:value-type="float" office:value="0" calcext:value-type="float">
            <text:p>0</text:p>
          </table:table-cell>
          <table:table-cell office:value-type="float" office:value="358.5219" calcext:value-type="float">
            <text:p>358.5219</text:p>
          </table:table-cell>
          <table:table-cell office:value-type="float" office:value="1228.362" calcext:value-type="float">
            <text:p>1228.362</text:p>
          </table:table-cell>
          <table:table-cell office:value-type="float" office:value="1491.403" calcext:value-type="float">
            <text:p>1491.403</text:p>
          </table:table-cell>
          <table:table-cell office:value-type="float" office:value="1253.849" calcext:value-type="float">
            <text:p>1253.849</text:p>
          </table:table-cell>
          <table:table-cell office:value-type="float" office:value="747.899" calcext:value-type="float">
            <text:p>747.899</text:p>
          </table:table-cell>
          <table:table-cell office:value-type="float" office:value="1087.493" calcext:value-type="float">
            <text:p>1087.493</text:p>
          </table:table-cell>
          <table:table-cell office:value-type="float" office:value="410.9599" calcext:value-type="float">
            <text:p>410.9599</text:p>
          </table:table-cell>
          <table:table-cell office:value-type="float" office:value="1837.001" calcext:value-type="float">
            <text:p>1837.001</text:p>
          </table:table-cell>
          <table:table-cell office:value-type="float" office:value="2077.415" calcext:value-type="float">
            <text:p>2077.415</text:p>
          </table:table-cell>
          <table:table-cell office:value-type="float" office:value="1664.268" calcext:value-type="float">
            <text:p>1664.268</text:p>
          </table:table-cell>
          <table:table-cell office:value-type="float" office:value="584.1144" calcext:value-type="float">
            <text:p>584.1144</text:p>
          </table:table-cell>
          <table:table-cell office:value-type="float" office:value="579.2125" calcext:value-type="float">
            <text:p>579.2125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06" calcext:value-type="float">
            <text:p>35.67506</text:p>
          </table:table-cell>
          <table:table-cell office:value-type="float" office:value="0" calcext:value-type="float">
            <text:p>0</text:p>
          </table:table-cell>
          <table:table-cell office:value-type="float" office:value="-0.04971743" calcext:value-type="float">
            <text:p>-0.04971743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5.4371" calcext:value-type="float">
            <text:p>-945.4371</text:p>
          </table:table-cell>
          <table:table-cell office:value-type="float" office:value="1410.338" calcext:value-type="float">
            <text:p>1410.338</text:p>
          </table:table-cell>
          <table:table-cell office:value-type="float" office:value="-448.2608" calcext:value-type="float">
            <text:p>-448.2608</text:p>
          </table:table-cell>
          <table:table-cell office:value-type="float" office:value="0" calcext:value-type="float">
            <text:p>0</text:p>
          </table:table-cell>
          <table:table-cell office:value-type="float" office:value="10.37818" calcext:value-type="float">
            <text:p>10.37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5" calcext:value-type="float">
            <text:p>3102005</text:p>
          </table:table-cell>
          <table:table-cell office:value-type="float" office:value="268.1774" calcext:value-type="float">
            <text:p>268.1774</text:p>
          </table:table-cell>
          <table:table-cell office:value-type="float" office:value="13272.78" calcext:value-type="float">
            <text:p>13272.78</text:p>
          </table:table-cell>
          <table:table-cell office:value-type="float" office:value="0" calcext:value-type="float">
            <text:p>0</text:p>
          </table:table-cell>
          <table:table-cell office:value-type="float" office:value="98.77644" calcext:value-type="float">
            <text:p>98.77644</text:p>
          </table:table-cell>
          <table:table-cell office:value-type="float" office:value="-602.2601" calcext:value-type="float">
            <text:p>-602.2601</text:p>
          </table:table-cell>
          <table:table-cell office:value-type="float" office:value="1713.93" calcext:value-type="float">
            <text:p>1713.93</text:p>
          </table:table-cell>
          <table:table-cell office:value-type="float" office:value="-152.8094" calcext:value-type="float">
            <text:p>-152.8094</text:p>
          </table:table-cell>
          <table:table-cell office:value-type="float" office:value="81.21972" calcext:value-type="float">
            <text:p>81.21972</text:p>
          </table:table-cell>
          <table:table-cell office:value-type="float" office:value="42.91931" calcext:value-type="float">
            <text:p>42.91931</text:p>
          </table:table-cell>
          <table:table-cell office:value-type="float" office:value="0.09219727" calcext:value-type="float">
            <text:p>0.0921972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838659" calcext:value-type="float">
            <text:p>0.6838659</text:p>
          </table:table-cell>
          <table:table-cell office:value-type="float" office:value="370" calcext:value-type="float">
            <text:p>370</text:p>
          </table:table-cell>
          <table:table-cell office:value-type="float" office:value="957.5451" calcext:value-type="float">
            <text:p>957.5451</text:p>
          </table:table-cell>
          <table:table-cell office:value-type="float" office:value="0" calcext:value-type="float">
            <text:p>0</text:p>
          </table:table-cell>
          <table:table-cell office:value-type="float" office:value="358.611" calcext:value-type="float">
            <text:p>358.611</text:p>
          </table:table-cell>
          <table:table-cell office:value-type="float" office:value="1228.07" calcext:value-type="float">
            <text:p>1228.07</text:p>
          </table:table-cell>
          <table:table-cell office:value-type="float" office:value="1491.079" calcext:value-type="float">
            <text:p>1491.079</text:p>
          </table:table-cell>
          <table:table-cell office:value-type="float" office:value="1253.765" calcext:value-type="float">
            <text:p>1253.765</text:p>
          </table:table-cell>
          <table:table-cell office:value-type="float" office:value="747.8444" calcext:value-type="float">
            <text:p>747.8444</text:p>
          </table:table-cell>
          <table:table-cell office:value-type="float" office:value="1087.472" calcext:value-type="float">
            <text:p>1087.472</text:p>
          </table:table-cell>
          <table:table-cell office:value-type="float" office:value="410.9431" calcext:value-type="float">
            <text:p>410.9431</text:p>
          </table:table-cell>
          <table:table-cell office:value-type="float" office:value="1836.942" calcext:value-type="float">
            <text:p>1836.942</text:p>
          </table:table-cell>
          <table:table-cell office:value-type="float" office:value="2077.364" calcext:value-type="float">
            <text:p>2077.364</text:p>
          </table:table-cell>
          <table:table-cell office:value-type="float" office:value="1664.233" calcext:value-type="float">
            <text:p>1664.233</text:p>
          </table:table-cell>
          <table:table-cell office:value-type="float" office:value="584.1061" calcext:value-type="float">
            <text:p>584.1061</text:p>
          </table:table-cell>
          <table:table-cell office:value-type="float" office:value="579.1891" calcext:value-type="float">
            <text:p>579.1891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08" calcext:value-type="float">
            <text:p>35.67508</text:p>
          </table:table-cell>
          <table:table-cell office:value-type="float" office:value="0" calcext:value-type="float">
            <text:p>0</text:p>
          </table:table-cell>
          <table:table-cell office:value-type="float" office:value="-0.04974671" calcext:value-type="float">
            <text:p>-0.04974671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6.1086" calcext:value-type="float">
            <text:p>-946.1086</text:p>
          </table:table-cell>
          <table:table-cell office:value-type="float" office:value="1409.666" calcext:value-type="float">
            <text:p>1409.666</text:p>
          </table:table-cell>
          <table:table-cell office:value-type="float" office:value="-449.4482" calcext:value-type="float">
            <text:p>-449.4482</text:p>
          </table:table-cell>
          <table:table-cell office:value-type="float" office:value="0" calcext:value-type="float">
            <text:p>0</text:p>
          </table:table-cell>
          <table:table-cell office:value-type="float" office:value="10.24322" calcext:value-type="float">
            <text:p>10.24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5" calcext:value-type="float">
            <text:p>4102005</text:p>
          </table:table-cell>
          <table:table-cell office:value-type="float" office:value="267.653" calcext:value-type="float">
            <text:p>267.653</text:p>
          </table:table-cell>
          <table:table-cell office:value-type="float" office:value="13272.39" calcext:value-type="float">
            <text:p>13272.39</text:p>
          </table:table-cell>
          <table:table-cell office:value-type="float" office:value="0" calcext:value-type="float">
            <text:p>0</text:p>
          </table:table-cell>
          <table:table-cell office:value-type="float" office:value="99.22607" calcext:value-type="float">
            <text:p>99.22607</text:p>
          </table:table-cell>
          <table:table-cell office:value-type="float" office:value="-603.9247" calcext:value-type="float">
            <text:p>-603.9247</text:p>
          </table:table-cell>
          <table:table-cell office:value-type="float" office:value="1717.609" calcext:value-type="float">
            <text:p>1717.609</text:p>
          </table:table-cell>
          <table:table-cell office:value-type="float" office:value="-153.08" calcext:value-type="float">
            <text:p>-153.08</text:p>
          </table:table-cell>
          <table:table-cell office:value-type="float" office:value="81.0517" calcext:value-type="float">
            <text:p>81.0517</text:p>
          </table:table-cell>
          <table:table-cell office:value-type="float" office:value="42.91717" calcext:value-type="float">
            <text:p>42.91717</text:p>
          </table:table-cell>
          <table:table-cell office:value-type="float" office:value="0.09339416" calcext:value-type="float">
            <text:p>0.09339416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2" calcext:value-type="float">
            <text:p>0.06042722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826649" calcext:value-type="float">
            <text:p>0.6826649</text:p>
          </table:table-cell>
          <table:table-cell office:value-type="float" office:value="370" calcext:value-type="float">
            <text:p>370</text:p>
          </table:table-cell>
          <table:table-cell office:value-type="float" office:value="955.5685" calcext:value-type="float">
            <text:p>955.5685</text:p>
          </table:table-cell>
          <table:table-cell office:value-type="float" office:value="0" calcext:value-type="float">
            <text:p>0</text:p>
          </table:table-cell>
          <table:table-cell office:value-type="float" office:value="358.77" calcext:value-type="float">
            <text:p>358.77</text:p>
          </table:table-cell>
          <table:table-cell office:value-type="float" office:value="1227.75" calcext:value-type="float">
            <text:p>1227.75</text:p>
          </table:table-cell>
          <table:table-cell office:value-type="float" office:value="1490.734" calcext:value-type="float">
            <text:p>1490.734</text:p>
          </table:table-cell>
          <table:table-cell office:value-type="float" office:value="1253.66" calcext:value-type="float">
            <text:p>1253.66</text:p>
          </table:table-cell>
          <table:table-cell office:value-type="float" office:value="747.775" calcext:value-type="float">
            <text:p>747.775</text:p>
          </table:table-cell>
          <table:table-cell office:value-type="float" office:value="1087.44" calcext:value-type="float">
            <text:p>1087.44</text:p>
          </table:table-cell>
          <table:table-cell office:value-type="float" office:value="410.9244" calcext:value-type="float">
            <text:p>410.9244</text:p>
          </table:table-cell>
          <table:table-cell office:value-type="float" office:value="1836.878" calcext:value-type="float">
            <text:p>1836.878</text:p>
          </table:table-cell>
          <table:table-cell office:value-type="float" office:value="2077.312" calcext:value-type="float">
            <text:p>2077.312</text:p>
          </table:table-cell>
          <table:table-cell office:value-type="float" office:value="1664.198" calcext:value-type="float">
            <text:p>1664.198</text:p>
          </table:table-cell>
          <table:table-cell office:value-type="float" office:value="584.0977" calcext:value-type="float">
            <text:p>584.0977</text:p>
          </table:table-cell>
          <table:table-cell office:value-type="float" office:value="579.1669" calcext:value-type="float">
            <text:p>579.1669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08" calcext:value-type="float">
            <text:p>35.67508</text:p>
          </table:table-cell>
          <table:table-cell office:value-type="float" office:value="0" calcext:value-type="float">
            <text:p>0</text:p>
          </table:table-cell>
          <table:table-cell office:value-type="float" office:value="-0.04978623" calcext:value-type="float">
            <text:p>-0.04978623</text:p>
          </table:table-cell>
          <table:table-cell office:value-type="float" office:value="0" calcext:value-type="float">
            <text:p>0</text:p>
          </table:table-cell>
          <table:table-cell office:value-type="float" office:value="5.930034" calcext:value-type="float">
            <text:p>5.930034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6.7407" calcext:value-type="float">
            <text:p>-946.7407</text:p>
          </table:table-cell>
          <table:table-cell office:value-type="float" office:value="1409.034" calcext:value-type="float">
            <text:p>1409.034</text:p>
          </table:table-cell>
          <table:table-cell office:value-type="float" office:value="-450.7242" calcext:value-type="float">
            <text:p>-450.7242</text:p>
          </table:table-cell>
          <table:table-cell office:value-type="float" office:value="0" calcext:value-type="float">
            <text:p>0</text:p>
          </table:table-cell>
          <table:table-cell office:value-type="float" office:value="10.11456" calcext:value-type="float">
            <text:p>10.11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5" calcext:value-type="float">
            <text:p>5102005</text:p>
          </table:table-cell>
          <table:table-cell office:value-type="float" office:value="1070.826" calcext:value-type="float">
            <text:p>1070.826</text:p>
          </table:table-cell>
          <table:table-cell office:value-type="float" office:value="13272.06" calcext:value-type="float">
            <text:p>13272.06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05.2632" calcext:value-type="float">
            <text:p>-605.2632</text:p>
          </table:table-cell>
          <table:table-cell office:value-type="float" office:value="1733.891" calcext:value-type="float">
            <text:p>1733.89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1.0451" calcext:value-type="float">
            <text:p>81.0451</text:p>
          </table:table-cell>
          <table:table-cell office:value-type="float" office:value="785.4575" calcext:value-type="float">
            <text:p>785.4575</text:p>
          </table:table-cell>
          <table:table-cell office:value-type="float" office:value="0.0943457" calcext:value-type="float">
            <text:p>0.094345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9" calcext:value-type="float">
            <text:p>0.06042729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826649" calcext:value-type="float">
            <text:p>0.6826649</text:p>
          </table:table-cell>
          <table:table-cell office:value-type="float" office:value="370" calcext:value-type="float">
            <text:p>370</text:p>
          </table:table-cell>
          <table:table-cell office:value-type="float" office:value="954.097" calcext:value-type="float">
            <text:p>954.097</text:p>
          </table:table-cell>
          <table:table-cell office:value-type="float" office:value="0" calcext:value-type="float">
            <text:p>0</text:p>
          </table:table-cell>
          <table:table-cell office:value-type="float" office:value="363.287" calcext:value-type="float">
            <text:p>363.287</text:p>
          </table:table-cell>
          <table:table-cell office:value-type="float" office:value="1240.334" calcext:value-type="float">
            <text:p>1240.334</text:p>
          </table:table-cell>
          <table:table-cell office:value-type="float" office:value="1499.33" calcext:value-type="float">
            <text:p>1499.33</text:p>
          </table:table-cell>
          <table:table-cell office:value-type="float" office:value="1266.465" calcext:value-type="float">
            <text:p>1266.465</text:p>
          </table:table-cell>
          <table:table-cell office:value-type="float" office:value="759.3348" calcext:value-type="float">
            <text:p>759.3348</text:p>
          </table:table-cell>
          <table:table-cell office:value-type="float" office:value="1090.751" calcext:value-type="float">
            <text:p>1090.751</text:p>
          </table:table-cell>
          <table:table-cell office:value-type="float" office:value="412.8538" calcext:value-type="float">
            <text:p>412.8538</text:p>
          </table:table-cell>
          <table:table-cell office:value-type="float" office:value="1837.986" calcext:value-type="float">
            <text:p>1837.986</text:p>
          </table:table-cell>
          <table:table-cell office:value-type="float" office:value="2078.836" calcext:value-type="float">
            <text:p>2078.836</text:p>
          </table:table-cell>
          <table:table-cell office:value-type="float" office:value="1665.262" calcext:value-type="float">
            <text:p>1665.262</text:p>
          </table:table-cell>
          <table:table-cell office:value-type="float" office:value="584.7117" calcext:value-type="float">
            <text:p>584.7117</text:p>
          </table:table-cell>
          <table:table-cell office:value-type="float" office:value="579.858" calcext:value-type="float">
            <text:p>579.858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08" calcext:value-type="float">
            <text:p>35.67508</text:p>
          </table:table-cell>
          <table:table-cell office:value-type="float" office:value="0" calcext:value-type="float">
            <text:p>0</text:p>
          </table:table-cell>
          <table:table-cell office:value-type="float" office:value="-0.0498121" calcext:value-type="float">
            <text:p>-0.0498121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51.8116" calcext:value-type="float">
            <text:p>-451.8116</text:p>
          </table:table-cell>
          <table:table-cell office:value-type="float" office:value="0" calcext:value-type="float">
            <text:p>0</text:p>
          </table:table-cell>
          <table:table-cell office:value-type="float" office:value="9.984589" calcext:value-type="float">
            <text:p>9.984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5" calcext:value-type="float">
            <text:p>6102005</text:p>
          </table:table-cell>
          <table:table-cell office:value-type="float" office:value="1070.129" calcext:value-type="float">
            <text:p>1070.129</text:p>
          </table:table-cell>
          <table:table-cell office:value-type="float" office:value="13271.77" calcext:value-type="float">
            <text:p>13271.77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06.3555" calcext:value-type="float">
            <text:p>-606.3555</text:p>
          </table:table-cell>
          <table:table-cell office:value-type="float" office:value="1738.238" calcext:value-type="float">
            <text:p>1738.238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1.02574" calcext:value-type="float">
            <text:p>81.02574</text:p>
          </table:table-cell>
          <table:table-cell office:value-type="float" office:value="785.4565" calcext:value-type="float">
            <text:p>785.4565</text:p>
          </table:table-cell>
          <table:table-cell office:value-type="float" office:value="0.09558296" calcext:value-type="float">
            <text:p>0.09558296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9" calcext:value-type="float">
            <text:p>0.06042729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826649" calcext:value-type="float">
            <text:p>0.6826649</text:p>
          </table:table-cell>
          <table:table-cell office:value-type="float" office:value="370" calcext:value-type="float">
            <text:p>370</text:p>
          </table:table-cell>
          <table:table-cell office:value-type="float" office:value="953.0059" calcext:value-type="float">
            <text:p>953.0059</text:p>
          </table:table-cell>
          <table:table-cell office:value-type="float" office:value="0" calcext:value-type="float">
            <text:p>0</text:p>
          </table:table-cell>
          <table:table-cell office:value-type="float" office:value="363.2848" calcext:value-type="float">
            <text:p>363.2848</text:p>
          </table:table-cell>
          <table:table-cell office:value-type="float" office:value="1240.099" calcext:value-type="float">
            <text:p>1240.099</text:p>
          </table:table-cell>
          <table:table-cell office:value-type="float" office:value="1499.093" calcext:value-type="float">
            <text:p>1499.093</text:p>
          </table:table-cell>
          <table:table-cell office:value-type="float" office:value="1266.348" calcext:value-type="float">
            <text:p>1266.348</text:p>
          </table:table-cell>
          <table:table-cell office:value-type="float" office:value="759.2348" calcext:value-type="float">
            <text:p>759.2348</text:p>
          </table:table-cell>
          <table:table-cell office:value-type="float" office:value="1090.695" calcext:value-type="float">
            <text:p>1090.695</text:p>
          </table:table-cell>
          <table:table-cell office:value-type="float" office:value="412.8271" calcext:value-type="float">
            <text:p>412.8271</text:p>
          </table:table-cell>
          <table:table-cell office:value-type="float" office:value="1837.915" calcext:value-type="float">
            <text:p>1837.915</text:p>
          </table:table-cell>
          <table:table-cell office:value-type="float" office:value="2078.774" calcext:value-type="float">
            <text:p>2078.774</text:p>
          </table:table-cell>
          <table:table-cell office:value-type="float" office:value="1665.222" calcext:value-type="float">
            <text:p>1665.222</text:p>
          </table:table-cell>
          <table:table-cell office:value-type="float" office:value="584.7001" calcext:value-type="float">
            <text:p>584.7001</text:p>
          </table:table-cell>
          <table:table-cell office:value-type="float" office:value="579.8316" calcext:value-type="float">
            <text:p>579.8316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08" calcext:value-type="float">
            <text:p>35.67508</text:p>
          </table:table-cell>
          <table:table-cell office:value-type="float" office:value="0" calcext:value-type="float">
            <text:p>0</text:p>
          </table:table-cell>
          <table:table-cell office:value-type="float" office:value="-0.04981578" calcext:value-type="float">
            <text:p>-0.04981578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52.7242" calcext:value-type="float">
            <text:p>-452.7242</text:p>
          </table:table-cell>
          <table:table-cell office:value-type="float" office:value="0" calcext:value-type="float">
            <text:p>0</text:p>
          </table:table-cell>
          <table:table-cell office:value-type="float" office:value="9.805477" calcext:value-type="float">
            <text:p>9.805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5" calcext:value-type="float">
            <text:p>7102005</text:p>
          </table:table-cell>
          <table:table-cell office:value-type="float" office:value="1069.488" calcext:value-type="float">
            <text:p>1069.488</text:p>
          </table:table-cell>
          <table:table-cell office:value-type="float" office:value="13271.49" calcext:value-type="float">
            <text:p>13271.4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07.3923" calcext:value-type="float">
            <text:p>-607.3923</text:p>
          </table:table-cell>
          <table:table-cell office:value-type="float" office:value="1740.289" calcext:value-type="float">
            <text:p>1740.289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0.99571" calcext:value-type="float">
            <text:p>80.99571</text:p>
          </table:table-cell>
          <table:table-cell office:value-type="float" office:value="785.4562" calcext:value-type="float">
            <text:p>785.4562</text:p>
          </table:table-cell>
          <table:table-cell office:value-type="float" office:value="0.09691048" calcext:value-type="float">
            <text:p>0.0969104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9" calcext:value-type="float">
            <text:p>0.06042729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792911" calcext:value-type="float">
            <text:p>0.6792911</text:p>
          </table:table-cell>
          <table:table-cell office:value-type="float" office:value="370" calcext:value-type="float">
            <text:p>370</text:p>
          </table:table-cell>
          <table:table-cell office:value-type="float" office:value="951.9738" calcext:value-type="float">
            <text:p>951.9738</text:p>
          </table:table-cell>
          <table:table-cell office:value-type="float" office:value="0" calcext:value-type="float">
            <text:p>0</text:p>
          </table:table-cell>
          <table:table-cell office:value-type="float" office:value="363.2995" calcext:value-type="float">
            <text:p>363.2995</text:p>
          </table:table-cell>
          <table:table-cell office:value-type="float" office:value="1239.882" calcext:value-type="float">
            <text:p>1239.882</text:p>
          </table:table-cell>
          <table:table-cell office:value-type="float" office:value="1498.868" calcext:value-type="float">
            <text:p>1498.868</text:p>
          </table:table-cell>
          <table:table-cell office:value-type="float" office:value="1266.24" calcext:value-type="float">
            <text:p>1266.24</text:p>
          </table:table-cell>
          <table:table-cell office:value-type="float" office:value="759.1393" calcext:value-type="float">
            <text:p>759.1393</text:p>
          </table:table-cell>
          <table:table-cell office:value-type="float" office:value="1090.642" calcext:value-type="float">
            <text:p>1090.642</text:p>
          </table:table-cell>
          <table:table-cell office:value-type="float" office:value="412.8017" calcext:value-type="float">
            <text:p>412.8017</text:p>
          </table:table-cell>
          <table:table-cell office:value-type="float" office:value="1837.853" calcext:value-type="float">
            <text:p>1837.853</text:p>
          </table:table-cell>
          <table:table-cell office:value-type="float" office:value="2078.712" calcext:value-type="float">
            <text:p>2078.712</text:p>
          </table:table-cell>
          <table:table-cell office:value-type="float" office:value="1665.181" calcext:value-type="float">
            <text:p>1665.181</text:p>
          </table:table-cell>
          <table:table-cell office:value-type="float" office:value="584.6884" calcext:value-type="float">
            <text:p>584.6884</text:p>
          </table:table-cell>
          <table:table-cell office:value-type="float" office:value="579.8051" calcext:value-type="float">
            <text:p>579.8051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08" calcext:value-type="float">
            <text:p>35.67508</text:p>
          </table:table-cell>
          <table:table-cell office:value-type="float" office:value="0" calcext:value-type="float">
            <text:p>0</text:p>
          </table:table-cell>
          <table:table-cell office:value-type="float" office:value="-0.04981847" calcext:value-type="float">
            <text:p>-0.04981847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53.5667" calcext:value-type="float">
            <text:p>-453.5667</text:p>
          </table:table-cell>
          <table:table-cell office:value-type="float" office:value="0" calcext:value-type="float">
            <text:p>0</text:p>
          </table:table-cell>
          <table:table-cell office:value-type="float" office:value="9.613945" calcext:value-type="float">
            <text:p>9.6139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5" calcext:value-type="float">
            <text:p>8102005</text:p>
          </table:table-cell>
          <table:table-cell office:value-type="float" office:value="1068.825" calcext:value-type="float">
            <text:p>1068.825</text:p>
          </table:table-cell>
          <table:table-cell office:value-type="float" office:value="13271.23" calcext:value-type="float">
            <text:p>13271.23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08.4045" calcext:value-type="float">
            <text:p>-608.4045</text:p>
          </table:table-cell>
          <table:table-cell office:value-type="float" office:value="1742.447" calcext:value-type="float">
            <text:p>1742.447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0.96745" calcext:value-type="float">
            <text:p>80.96745</text:p>
          </table:table-cell>
          <table:table-cell office:value-type="float" office:value="785.4555" calcext:value-type="float">
            <text:p>785.4555</text:p>
          </table:table-cell>
          <table:table-cell office:value-type="float" office:value="0.09821703" calcext:value-type="float">
            <text:p>0.09821703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9" calcext:value-type="float">
            <text:p>0.06042729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758474" calcext:value-type="float">
            <text:p>0.6758474</text:p>
          </table:table-cell>
          <table:table-cell office:value-type="float" office:value="370" calcext:value-type="float">
            <text:p>370</text:p>
          </table:table-cell>
          <table:table-cell office:value-type="float" office:value="950.9664" calcext:value-type="float">
            <text:p>950.9664</text:p>
          </table:table-cell>
          <table:table-cell office:value-type="float" office:value="0" calcext:value-type="float">
            <text:p>0</text:p>
          </table:table-cell>
          <table:table-cell office:value-type="float" office:value="363.3201" calcext:value-type="float">
            <text:p>363.3201</text:p>
          </table:table-cell>
          <table:table-cell office:value-type="float" office:value="1239.651" calcext:value-type="float">
            <text:p>1239.651</text:p>
          </table:table-cell>
          <table:table-cell office:value-type="float" office:value="1498.633" calcext:value-type="float">
            <text:p>1498.633</text:p>
          </table:table-cell>
          <table:table-cell office:value-type="float" office:value="1266.129" calcext:value-type="float">
            <text:p>1266.129</text:p>
          </table:table-cell>
          <table:table-cell office:value-type="float" office:value="759.0445" calcext:value-type="float">
            <text:p>759.0445</text:p>
          </table:table-cell>
          <table:table-cell office:value-type="float" office:value="1090.59" calcext:value-type="float">
            <text:p>1090.59</text:p>
          </table:table-cell>
          <table:table-cell office:value-type="float" office:value="412.7767" calcext:value-type="float">
            <text:p>412.7767</text:p>
          </table:table-cell>
          <table:table-cell office:value-type="float" office:value="1837.797" calcext:value-type="float">
            <text:p>1837.797</text:p>
          </table:table-cell>
          <table:table-cell office:value-type="float" office:value="2078.65" calcext:value-type="float">
            <text:p>2078.65</text:p>
          </table:table-cell>
          <table:table-cell office:value-type="float" office:value="1665.14" calcext:value-type="float">
            <text:p>1665.14</text:p>
          </table:table-cell>
          <table:table-cell office:value-type="float" office:value="584.6766" calcext:value-type="float">
            <text:p>584.6766</text:p>
          </table:table-cell>
          <table:table-cell office:value-type="float" office:value="579.7784" calcext:value-type="float">
            <text:p>579.7784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1" calcext:value-type="float">
            <text:p>35.6751</text:p>
          </table:table-cell>
          <table:table-cell office:value-type="float" office:value="0" calcext:value-type="float">
            <text:p>0</text:p>
          </table:table-cell>
          <table:table-cell office:value-type="float" office:value="-0.04982158" calcext:value-type="float">
            <text:p>-0.04982158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54.4259" calcext:value-type="float">
            <text:p>-454.4259</text:p>
          </table:table-cell>
          <table:table-cell office:value-type="float" office:value="0" calcext:value-type="float">
            <text:p>0</text:p>
          </table:table-cell>
          <table:table-cell office:value-type="float" office:value="9.465859" calcext:value-type="float">
            <text:p>9.4658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5" calcext:value-type="float">
            <text:p>9102005</text:p>
          </table:table-cell>
          <table:table-cell office:value-type="float" office:value="1068.139" calcext:value-type="float">
            <text:p>1068.139</text:p>
          </table:table-cell>
          <table:table-cell office:value-type="float" office:value="13270.96" calcext:value-type="float">
            <text:p>13270.96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09.4277" calcext:value-type="float">
            <text:p>-609.4277</text:p>
          </table:table-cell>
          <table:table-cell office:value-type="float" office:value="1744.866" calcext:value-type="float">
            <text:p>1744.866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0.94454" calcext:value-type="float">
            <text:p>80.94454</text:p>
          </table:table-cell>
          <table:table-cell office:value-type="float" office:value="785.4547" calcext:value-type="float">
            <text:p>785.4547</text:p>
          </table:table-cell>
          <table:table-cell office:value-type="float" office:value="0.0994753" calcext:value-type="float">
            <text:p>0.0994753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9" calcext:value-type="float">
            <text:p>0.06042729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74049" calcext:value-type="float">
            <text:p>0.674049</text:p>
          </table:table-cell>
          <table:table-cell office:value-type="float" office:value="370" calcext:value-type="float">
            <text:p>370</text:p>
          </table:table-cell>
          <table:table-cell office:value-type="float" office:value="949.9462" calcext:value-type="float">
            <text:p>949.9462</text:p>
          </table:table-cell>
          <table:table-cell office:value-type="float" office:value="0" calcext:value-type="float">
            <text:p>0</text:p>
          </table:table-cell>
          <table:table-cell office:value-type="float" office:value="363.3466" calcext:value-type="float">
            <text:p>363.3466</text:p>
          </table:table-cell>
          <table:table-cell office:value-type="float" office:value="1239.407" calcext:value-type="float">
            <text:p>1239.407</text:p>
          </table:table-cell>
          <table:table-cell office:value-type="float" office:value="1498.383" calcext:value-type="float">
            <text:p>1498.383</text:p>
          </table:table-cell>
          <table:table-cell office:value-type="float" office:value="1266.013" calcext:value-type="float">
            <text:p>1266.013</text:p>
          </table:table-cell>
          <table:table-cell office:value-type="float" office:value="758.9481" calcext:value-type="float">
            <text:p>758.9481</text:p>
          </table:table-cell>
          <table:table-cell office:value-type="float" office:value="1090.537" calcext:value-type="float">
            <text:p>1090.537</text:p>
          </table:table-cell>
          <table:table-cell office:value-type="float" office:value="412.7514" calcext:value-type="float">
            <text:p>412.7514</text:p>
          </table:table-cell>
          <table:table-cell office:value-type="float" office:value="1837.741" calcext:value-type="float">
            <text:p>1837.741</text:p>
          </table:table-cell>
          <table:table-cell office:value-type="float" office:value="2078.588" calcext:value-type="float">
            <text:p>2078.588</text:p>
          </table:table-cell>
          <table:table-cell office:value-type="float" office:value="1665.1" calcext:value-type="float">
            <text:p>1665.1</text:p>
          </table:table-cell>
          <table:table-cell office:value-type="float" office:value="584.6647" calcext:value-type="float">
            <text:p>584.6647</text:p>
          </table:table-cell>
          <table:table-cell office:value-type="float" office:value="579.7517" calcext:value-type="float">
            <text:p>579.7517</text:p>
          </table:table-cell>
          <table:table-cell office:value-type="float" office:value="142.7408" calcext:value-type="float">
            <text:p>142.7408</text:p>
          </table:table-cell>
          <table:table-cell office:value-type="float" office:value="35.67511" calcext:value-type="float">
            <text:p>35.67511</text:p>
          </table:table-cell>
          <table:table-cell office:value-type="float" office:value="0" calcext:value-type="float">
            <text:p>0</text:p>
          </table:table-cell>
          <table:table-cell office:value-type="float" office:value="-0.04982494" calcext:value-type="float">
            <text:p>-0.04982494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55.3083" calcext:value-type="float">
            <text:p>-455.3083</text:p>
          </table:table-cell>
          <table:table-cell office:value-type="float" office:value="0" calcext:value-type="float">
            <text:p>0</text:p>
          </table:table-cell>
          <table:table-cell office:value-type="float" office:value="9.326464" calcext:value-type="float">
            <text:p>9.326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5" calcext:value-type="float">
            <text:p>10102005</text:p>
          </table:table-cell>
          <table:table-cell office:value-type="float" office:value="1067.449" calcext:value-type="float">
            <text:p>1067.449</text:p>
          </table:table-cell>
          <table:table-cell office:value-type="float" office:value="13270.7" calcext:value-type="float">
            <text:p>13270.7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10.4247" calcext:value-type="float">
            <text:p>-610.4247</text:p>
          </table:table-cell>
          <table:table-cell office:value-type="float" office:value="1747.009" calcext:value-type="float">
            <text:p>1747.009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0.92722" calcext:value-type="float">
            <text:p>80.92722</text:p>
          </table:table-cell>
          <table:table-cell office:value-type="float" office:value="785.4542" calcext:value-type="float">
            <text:p>785.4542</text:p>
          </table:table-cell>
          <table:table-cell office:value-type="float" office:value="0.1007044" calcext:value-type="float">
            <text:p>0.1007044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9" calcext:value-type="float">
            <text:p>0.06042729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74049" calcext:value-type="float">
            <text:p>0.674049</text:p>
          </table:table-cell>
          <table:table-cell office:value-type="float" office:value="370" calcext:value-type="float">
            <text:p>370</text:p>
          </table:table-cell>
          <table:table-cell office:value-type="float" office:value="948.9504" calcext:value-type="float">
            <text:p>948.9504</text:p>
          </table:table-cell>
          <table:table-cell office:value-type="float" office:value="0" calcext:value-type="float">
            <text:p>0</text:p>
          </table:table-cell>
          <table:table-cell office:value-type="float" office:value="363.377" calcext:value-type="float">
            <text:p>363.377</text:p>
          </table:table-cell>
          <table:table-cell office:value-type="float" office:value="1239.164" calcext:value-type="float">
            <text:p>1239.164</text:p>
          </table:table-cell>
          <table:table-cell office:value-type="float" office:value="1498.139" calcext:value-type="float">
            <text:p>1498.139</text:p>
          </table:table-cell>
          <table:table-cell office:value-type="float" office:value="1265.886" calcext:value-type="float">
            <text:p>1265.886</text:p>
          </table:table-cell>
          <table:table-cell office:value-type="float" office:value="758.8492" calcext:value-type="float">
            <text:p>758.8492</text:p>
          </table:table-cell>
          <table:table-cell office:value-type="float" office:value="1090.483" calcext:value-type="float">
            <text:p>1090.483</text:p>
          </table:table-cell>
          <table:table-cell office:value-type="float" office:value="412.726" calcext:value-type="float">
            <text:p>412.726</text:p>
          </table:table-cell>
          <table:table-cell office:value-type="float" office:value="1837.686" calcext:value-type="float">
            <text:p>1837.686</text:p>
          </table:table-cell>
          <table:table-cell office:value-type="float" office:value="2078.533" calcext:value-type="float">
            <text:p>2078.533</text:p>
          </table:table-cell>
          <table:table-cell office:value-type="float" office:value="1665.059" calcext:value-type="float">
            <text:p>1665.059</text:p>
          </table:table-cell>
          <table:table-cell office:value-type="float" office:value="584.6527" calcext:value-type="float">
            <text:p>584.6527</text:p>
          </table:table-cell>
          <table:table-cell office:value-type="float" office:value="579.725" calcext:value-type="float">
            <text:p>579.725</text:p>
          </table:table-cell>
          <table:table-cell office:value-type="float" office:value="142.7408" calcext:value-type="float">
            <text:p>142.7408</text:p>
          </table:table-cell>
          <table:table-cell office:value-type="float" office:value="35.67511" calcext:value-type="float">
            <text:p>35.67511</text:p>
          </table:table-cell>
          <table:table-cell office:value-type="float" office:value="0" calcext:value-type="float">
            <text:p>0</text:p>
          </table:table-cell>
          <table:table-cell office:value-type="float" office:value="-0.04982812" calcext:value-type="float">
            <text:p>-0.04982812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56.1926" calcext:value-type="float">
            <text:p>-456.1926</text:p>
          </table:table-cell>
          <table:table-cell office:value-type="float" office:value="0" calcext:value-type="float">
            <text:p>0</text:p>
          </table:table-cell>
          <table:table-cell office:value-type="float" office:value="9.212218" calcext:value-type="float">
            <text:p>9.212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5" calcext:value-type="float">
            <text:p>11102005</text:p>
          </table:table-cell>
          <table:table-cell office:value-type="float" office:value="1066.763" calcext:value-type="float">
            <text:p>1066.763</text:p>
          </table:table-cell>
          <table:table-cell office:value-type="float" office:value="13270.45" calcext:value-type="float">
            <text:p>13270.45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11.3948" calcext:value-type="float">
            <text:p>-611.3948</text:p>
          </table:table-cell>
          <table:table-cell office:value-type="float" office:value="1747.271" calcext:value-type="float">
            <text:p>1747.27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0.91954" calcext:value-type="float">
            <text:p>80.91954</text:p>
          </table:table-cell>
          <table:table-cell office:value-type="float" office:value="785.4535" calcext:value-type="float">
            <text:p>785.4535</text:p>
          </table:table-cell>
          <table:table-cell office:value-type="float" office:value="0.1019093" calcext:value-type="float">
            <text:p>0.1019093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2729" calcext:value-type="float">
            <text:p>0.06042729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74049" calcext:value-type="float">
            <text:p>0.674049</text:p>
          </table:table-cell>
          <table:table-cell office:value-type="float" office:value="370" calcext:value-type="float">
            <text:p>370</text:p>
          </table:table-cell>
          <table:table-cell office:value-type="float" office:value="947.9815" calcext:value-type="float">
            <text:p>947.9815</text:p>
          </table:table-cell>
          <table:table-cell office:value-type="float" office:value="0" calcext:value-type="float">
            <text:p>0</text:p>
          </table:table-cell>
          <table:table-cell office:value-type="float" office:value="363.406" calcext:value-type="float">
            <text:p>363.406</text:p>
          </table:table-cell>
          <table:table-cell office:value-type="float" office:value="1238.929" calcext:value-type="float">
            <text:p>1238.929</text:p>
          </table:table-cell>
          <table:table-cell office:value-type="float" office:value="1497.89" calcext:value-type="float">
            <text:p>1497.89</text:p>
          </table:table-cell>
          <table:table-cell office:value-type="float" office:value="1265.764" calcext:value-type="float">
            <text:p>1265.764</text:p>
          </table:table-cell>
          <table:table-cell office:value-type="float" office:value="758.7498" calcext:value-type="float">
            <text:p>758.7498</text:p>
          </table:table-cell>
          <table:table-cell office:value-type="float" office:value="1090.43" calcext:value-type="float">
            <text:p>1090.43</text:p>
          </table:table-cell>
          <table:table-cell office:value-type="float" office:value="412.7003" calcext:value-type="float">
            <text:p>412.7003</text:p>
          </table:table-cell>
          <table:table-cell office:value-type="float" office:value="1837.631" calcext:value-type="float">
            <text:p>1837.631</text:p>
          </table:table-cell>
          <table:table-cell office:value-type="float" office:value="2078.483" calcext:value-type="float">
            <text:p>2078.483</text:p>
          </table:table-cell>
          <table:table-cell office:value-type="float" office:value="1665.018" calcext:value-type="float">
            <text:p>1665.018</text:p>
          </table:table-cell>
          <table:table-cell office:value-type="float" office:value="584.6408" calcext:value-type="float">
            <text:p>584.6408</text:p>
          </table:table-cell>
          <table:table-cell office:value-type="float" office:value="579.6982" calcext:value-type="float">
            <text:p>579.6982</text:p>
          </table:table-cell>
          <table:table-cell office:value-type="float" office:value="142.7408" calcext:value-type="float">
            <text:p>142.7408</text:p>
          </table:table-cell>
          <table:table-cell office:value-type="float" office:value="35.67511" calcext:value-type="float">
            <text:p>35.67511</text:p>
          </table:table-cell>
          <table:table-cell office:value-type="float" office:value="0" calcext:value-type="float">
            <text:p>0</text:p>
          </table:table-cell>
          <table:table-cell office:value-type="float" office:value="-0.04983081" calcext:value-type="float">
            <text:p>-0.04983081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57.0671" calcext:value-type="float">
            <text:p>-457.0671</text:p>
          </table:table-cell>
          <table:table-cell office:value-type="float" office:value="0" calcext:value-type="float">
            <text:p>0</text:p>
          </table:table-cell>
          <table:table-cell office:value-type="float" office:value="9.1162" calcext:value-type="float">
            <text:p>9.11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5" calcext:value-type="float">
            <text:p>12102005</text:p>
          </table:table-cell>
          <table:table-cell office:value-type="float" office:value="1065.942" calcext:value-type="float">
            <text:p>1065.942</text:p>
          </table:table-cell>
          <table:table-cell office:value-type="float" office:value="13270.22" calcext:value-type="float">
            <text:p>13270.22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12.3301" calcext:value-type="float">
            <text:p>-612.3301</text:p>
          </table:table-cell>
          <table:table-cell office:value-type="float" office:value="1748.532" calcext:value-type="float">
            <text:p>1748.532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1.03394" calcext:value-type="float">
            <text:p>81.03394</text:p>
          </table:table-cell>
          <table:table-cell office:value-type="float" office:value="785.4504" calcext:value-type="float">
            <text:p>785.4504</text:p>
          </table:table-cell>
          <table:table-cell office:value-type="float" office:value="0.1025707" calcext:value-type="float">
            <text:p>0.102570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546" calcext:value-type="float">
            <text:p>0.06043546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74049" calcext:value-type="float">
            <text:p>0.674049</text:p>
          </table:table-cell>
          <table:table-cell office:value-type="float" office:value="370" calcext:value-type="float">
            <text:p>370</text:p>
          </table:table-cell>
          <table:table-cell office:value-type="float" office:value="947.0469" calcext:value-type="float">
            <text:p>947.0469</text:p>
          </table:table-cell>
          <table:table-cell office:value-type="float" office:value="0" calcext:value-type="float">
            <text:p>0</text:p>
          </table:table-cell>
          <table:table-cell office:value-type="float" office:value="363.3703" calcext:value-type="float">
            <text:p>363.3703</text:p>
          </table:table-cell>
          <table:table-cell office:value-type="float" office:value="1238.638" calcext:value-type="float">
            <text:p>1238.638</text:p>
          </table:table-cell>
          <table:table-cell office:value-type="float" office:value="1497.651" calcext:value-type="float">
            <text:p>1497.651</text:p>
          </table:table-cell>
          <table:table-cell office:value-type="float" office:value="1265.643" calcext:value-type="float">
            <text:p>1265.643</text:p>
          </table:table-cell>
          <table:table-cell office:value-type="float" office:value="758.6516" calcext:value-type="float">
            <text:p>758.6516</text:p>
          </table:table-cell>
          <table:table-cell office:value-type="float" office:value="1090.377" calcext:value-type="float">
            <text:p>1090.377</text:p>
          </table:table-cell>
          <table:table-cell office:value-type="float" office:value="412.6743" calcext:value-type="float">
            <text:p>412.6743</text:p>
          </table:table-cell>
          <table:table-cell office:value-type="float" office:value="1837.576" calcext:value-type="float">
            <text:p>1837.576</text:p>
          </table:table-cell>
          <table:table-cell office:value-type="float" office:value="2078.434" calcext:value-type="float">
            <text:p>2078.434</text:p>
          </table:table-cell>
          <table:table-cell office:value-type="float" office:value="1664.977" calcext:value-type="float">
            <text:p>1664.977</text:p>
          </table:table-cell>
          <table:table-cell office:value-type="float" office:value="584.6288" calcext:value-type="float">
            <text:p>584.6288</text:p>
          </table:table-cell>
          <table:table-cell office:value-type="float" office:value="579.6714" calcext:value-type="float">
            <text:p>579.6714</text:p>
          </table:table-cell>
          <table:table-cell office:value-type="float" office:value="142.7408" calcext:value-type="float">
            <text:p>142.7408</text:p>
          </table:table-cell>
          <table:table-cell office:value-type="float" office:value="35.67511" calcext:value-type="float">
            <text:p>35.67511</text:p>
          </table:table-cell>
          <table:table-cell office:value-type="float" office:value="0" calcext:value-type="float">
            <text:p>0</text:p>
          </table:table-cell>
          <table:table-cell office:value-type="float" office:value="-0.04983392" calcext:value-type="float">
            <text:p>-0.04983392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58.0503" calcext:value-type="float">
            <text:p>-458.0503</text:p>
          </table:table-cell>
          <table:table-cell office:value-type="float" office:value="0" calcext:value-type="float">
            <text:p>0</text:p>
          </table:table-cell>
          <table:table-cell office:value-type="float" office:value="9.164368" calcext:value-type="float">
            <text:p>9.164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5" calcext:value-type="float">
            <text:p>13102005</text:p>
          </table:table-cell>
          <table:table-cell office:value-type="float" office:value="1065.096" calcext:value-type="float">
            <text:p>1065.096</text:p>
          </table:table-cell>
          <table:table-cell office:value-type="float" office:value="13269.99" calcext:value-type="float">
            <text:p>13269.9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13.4502" calcext:value-type="float">
            <text:p>-613.4502</text:p>
          </table:table-cell>
          <table:table-cell office:value-type="float" office:value="1751.96" calcext:value-type="float">
            <text:p>1751.96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1.16253" calcext:value-type="float">
            <text:p>81.16253</text:p>
          </table:table-cell>
          <table:table-cell office:value-type="float" office:value="785.4475" calcext:value-type="float">
            <text:p>785.4475</text:p>
          </table:table-cell>
          <table:table-cell office:value-type="float" office:value="0.1033623" calcext:value-type="float">
            <text:p>0.1033623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546" calcext:value-type="float">
            <text:p>0.06043546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73097" calcext:value-type="float">
            <text:p>0.673097</text:p>
          </table:table-cell>
          <table:table-cell office:value-type="float" office:value="370" calcext:value-type="float">
            <text:p>370</text:p>
          </table:table-cell>
          <table:table-cell office:value-type="float" office:value="945.9285" calcext:value-type="float">
            <text:p>945.9285</text:p>
          </table:table-cell>
          <table:table-cell office:value-type="float" office:value="0" calcext:value-type="float">
            <text:p>0</text:p>
          </table:table-cell>
          <table:table-cell office:value-type="float" office:value="363.3355" calcext:value-type="float">
            <text:p>363.3355</text:p>
          </table:table-cell>
          <table:table-cell office:value-type="float" office:value="1238.328" calcext:value-type="float">
            <text:p>1238.328</text:p>
          </table:table-cell>
          <table:table-cell office:value-type="float" office:value="1497.41" calcext:value-type="float">
            <text:p>1497.41</text:p>
          </table:table-cell>
          <table:table-cell office:value-type="float" office:value="1265.523" calcext:value-type="float">
            <text:p>1265.523</text:p>
          </table:table-cell>
          <table:table-cell office:value-type="float" office:value="758.5561" calcext:value-type="float">
            <text:p>758.5561</text:p>
          </table:table-cell>
          <table:table-cell office:value-type="float" office:value="1090.325" calcext:value-type="float">
            <text:p>1090.325</text:p>
          </table:table-cell>
          <table:table-cell office:value-type="float" office:value="412.6482" calcext:value-type="float">
            <text:p>412.6482</text:p>
          </table:table-cell>
          <table:table-cell office:value-type="float" office:value="1837.522" calcext:value-type="float">
            <text:p>1837.522</text:p>
          </table:table-cell>
          <table:table-cell office:value-type="float" office:value="2078.384" calcext:value-type="float">
            <text:p>2078.384</text:p>
          </table:table-cell>
          <table:table-cell office:value-type="float" office:value="1664.936" calcext:value-type="float">
            <text:p>1664.936</text:p>
          </table:table-cell>
          <table:table-cell office:value-type="float" office:value="584.6168" calcext:value-type="float">
            <text:p>584.6168</text:p>
          </table:table-cell>
          <table:table-cell office:value-type="float" office:value="579.6448" calcext:value-type="float">
            <text:p>579.6448</text:p>
          </table:table-cell>
          <table:table-cell office:value-type="float" office:value="142.7409" calcext:value-type="float">
            <text:p>142.7409</text:p>
          </table:table-cell>
          <table:table-cell office:value-type="float" office:value="35.67509" calcext:value-type="float">
            <text:p>35.67509</text:p>
          </table:table-cell>
          <table:table-cell office:value-type="float" office:value="0" calcext:value-type="float">
            <text:p>0</text:p>
          </table:table-cell>
          <table:table-cell office:value-type="float" office:value="-0.04983736" calcext:value-type="float">
            <text:p>-0.04983736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59.0518" calcext:value-type="float">
            <text:p>-459.0518</text:p>
          </table:table-cell>
          <table:table-cell office:value-type="float" office:value="0" calcext:value-type="float">
            <text:p>0</text:p>
          </table:table-cell>
          <table:table-cell office:value-type="float" office:value="9.047963" calcext:value-type="float">
            <text:p>9.0479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5" calcext:value-type="float">
            <text:p>14102005</text:p>
          </table:table-cell>
          <table:table-cell office:value-type="float" office:value="1064.186" calcext:value-type="float">
            <text:p>1064.186</text:p>
          </table:table-cell>
          <table:table-cell office:value-type="float" office:value="13269.77" calcext:value-type="float">
            <text:p>13269.77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14.6288" calcext:value-type="float">
            <text:p>-614.6288</text:p>
          </table:table-cell>
          <table:table-cell office:value-type="float" office:value="1755.763" calcext:value-type="float">
            <text:p>1755.763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1.30544" calcext:value-type="float">
            <text:p>81.30544</text:p>
          </table:table-cell>
          <table:table-cell office:value-type="float" office:value="785.4385" calcext:value-type="float">
            <text:p>785.4385</text:p>
          </table:table-cell>
          <table:table-cell office:value-type="float" office:value="0.1042495" calcext:value-type="float">
            <text:p>0.1042495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546" calcext:value-type="float">
            <text:p>0.06043546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694388" calcext:value-type="float">
            <text:p>0.6694388</text:p>
          </table:table-cell>
          <table:table-cell office:value-type="float" office:value="370" calcext:value-type="float">
            <text:p>370</text:p>
          </table:table-cell>
          <table:table-cell office:value-type="float" office:value="944.7545" calcext:value-type="float">
            <text:p>944.7545</text:p>
          </table:table-cell>
          <table:table-cell office:value-type="float" office:value="0" calcext:value-type="float">
            <text:p>0</text:p>
          </table:table-cell>
          <table:table-cell office:value-type="float" office:value="363.3015" calcext:value-type="float">
            <text:p>363.3015</text:p>
          </table:table-cell>
          <table:table-cell office:value-type="float" office:value="1237.992" calcext:value-type="float">
            <text:p>1237.992</text:p>
          </table:table-cell>
          <table:table-cell office:value-type="float" office:value="1497.149" calcext:value-type="float">
            <text:p>1497.149</text:p>
          </table:table-cell>
          <table:table-cell office:value-type="float" office:value="1265.393" calcext:value-type="float">
            <text:p>1265.393</text:p>
          </table:table-cell>
          <table:table-cell office:value-type="float" office:value="758.4541" calcext:value-type="float">
            <text:p>758.4541</text:p>
          </table:table-cell>
          <table:table-cell office:value-type="float" office:value="1090.271" calcext:value-type="float">
            <text:p>1090.271</text:p>
          </table:table-cell>
          <table:table-cell office:value-type="float" office:value="412.6218" calcext:value-type="float">
            <text:p>412.6218</text:p>
          </table:table-cell>
          <table:table-cell office:value-type="float" office:value="1837.469" calcext:value-type="float">
            <text:p>1837.469</text:p>
          </table:table-cell>
          <table:table-cell office:value-type="float" office:value="2078.334" calcext:value-type="float">
            <text:p>2078.334</text:p>
          </table:table-cell>
          <table:table-cell office:value-type="float" office:value="1664.895" calcext:value-type="float">
            <text:p>1664.895</text:p>
          </table:table-cell>
          <table:table-cell office:value-type="float" office:value="584.6048" calcext:value-type="float">
            <text:p>584.6048</text:p>
          </table:table-cell>
          <table:table-cell office:value-type="float" office:value="579.6182" calcext:value-type="float">
            <text:p>579.6182</text:p>
          </table:table-cell>
          <table:table-cell office:value-type="float" office:value="142.7408" calcext:value-type="float">
            <text:p>142.7408</text:p>
          </table:table-cell>
          <table:table-cell office:value-type="float" office:value="35.67513" calcext:value-type="float">
            <text:p>35.67513</text:p>
          </table:table-cell>
          <table:table-cell office:value-type="float" office:value="0" calcext:value-type="float">
            <text:p>0</text:p>
          </table:table-cell>
          <table:table-cell office:value-type="float" office:value="-0.04984145" calcext:value-type="float">
            <text:p>-0.04984145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60.1163" calcext:value-type="float">
            <text:p>-460.1163</text:p>
          </table:table-cell>
          <table:table-cell office:value-type="float" office:value="0" calcext:value-type="float">
            <text:p>0</text:p>
          </table:table-cell>
          <table:table-cell office:value-type="float" office:value="8.934463" calcext:value-type="float">
            <text:p>8.934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5" calcext:value-type="float">
            <text:p>15102005</text:p>
          </table:table-cell>
          <table:table-cell office:value-type="float" office:value="1063.287" calcext:value-type="float">
            <text:p>1063.287</text:p>
          </table:table-cell>
          <table:table-cell office:value-type="float" office:value="13269.54" calcext:value-type="float">
            <text:p>13269.54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15.8157" calcext:value-type="float">
            <text:p>-615.8157</text:p>
          </table:table-cell>
          <table:table-cell office:value-type="float" office:value="1759.476" calcext:value-type="float">
            <text:p>1759.476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1.42802" calcext:value-type="float">
            <text:p>81.42802</text:p>
          </table:table-cell>
          <table:table-cell office:value-type="float" office:value="785.4347" calcext:value-type="float">
            <text:p>785.4347</text:p>
          </table:table-cell>
          <table:table-cell office:value-type="float" office:value="0.1052177" calcext:value-type="float">
            <text:p>0.105217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546" calcext:value-type="float">
            <text:p>0.06043546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659778" calcext:value-type="float">
            <text:p>0.6659778</text:p>
          </table:table-cell>
          <table:table-cell office:value-type="float" office:value="370" calcext:value-type="float">
            <text:p>370</text:p>
          </table:table-cell>
          <table:table-cell office:value-type="float" office:value="943.5721" calcext:value-type="float">
            <text:p>943.5721</text:p>
          </table:table-cell>
          <table:table-cell office:value-type="float" office:value="0" calcext:value-type="float">
            <text:p>0</text:p>
          </table:table-cell>
          <table:table-cell office:value-type="float" office:value="363.2868" calcext:value-type="float">
            <text:p>363.2868</text:p>
          </table:table-cell>
          <table:table-cell office:value-type="float" office:value="1237.657" calcext:value-type="float">
            <text:p>1237.657</text:p>
          </table:table-cell>
          <table:table-cell office:value-type="float" office:value="1496.877" calcext:value-type="float">
            <text:p>1496.877</text:p>
          </table:table-cell>
          <table:table-cell office:value-type="float" office:value="1265.26" calcext:value-type="float">
            <text:p>1265.26</text:p>
          </table:table-cell>
          <table:table-cell office:value-type="float" office:value="758.3466" calcext:value-type="float">
            <text:p>758.3466</text:p>
          </table:table-cell>
          <table:table-cell office:value-type="float" office:value="1090.217" calcext:value-type="float">
            <text:p>1090.217</text:p>
          </table:table-cell>
          <table:table-cell office:value-type="float" office:value="412.595" calcext:value-type="float">
            <text:p>412.595</text:p>
          </table:table-cell>
          <table:table-cell office:value-type="float" office:value="1837.416" calcext:value-type="float">
            <text:p>1837.416</text:p>
          </table:table-cell>
          <table:table-cell office:value-type="float" office:value="2078.285" calcext:value-type="float">
            <text:p>2078.285</text:p>
          </table:table-cell>
          <table:table-cell office:value-type="float" office:value="1664.854" calcext:value-type="float">
            <text:p>1664.854</text:p>
          </table:table-cell>
          <table:table-cell office:value-type="float" office:value="584.5927" calcext:value-type="float">
            <text:p>584.5927</text:p>
          </table:table-cell>
          <table:table-cell office:value-type="float" office:value="579.5917" calcext:value-type="float">
            <text:p>579.5917</text:p>
          </table:table-cell>
          <table:table-cell office:value-type="float" office:value="142.7408" calcext:value-type="float">
            <text:p>142.7408</text:p>
          </table:table-cell>
          <table:table-cell office:value-type="float" office:value="35.67516" calcext:value-type="float">
            <text:p>35.67516</text:p>
          </table:table-cell>
          <table:table-cell office:value-type="float" office:value="0" calcext:value-type="float">
            <text:p>0</text:p>
          </table:table-cell>
          <table:table-cell office:value-type="float" office:value="-0.04984508" calcext:value-type="float">
            <text:p>-0.04984508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61.1756" calcext:value-type="float">
            <text:p>-461.1756</text:p>
          </table:table-cell>
          <table:table-cell office:value-type="float" office:value="0" calcext:value-type="float">
            <text:p>0</text:p>
          </table:table-cell>
          <table:table-cell office:value-type="float" office:value="8.808949" calcext:value-type="float">
            <text:p>8.808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5" calcext:value-type="float">
            <text:p>16102005</text:p>
          </table:table-cell>
          <table:table-cell office:value-type="float" office:value="1062.398" calcext:value-type="float">
            <text:p>1062.398</text:p>
          </table:table-cell>
          <table:table-cell office:value-type="float" office:value="13269.3" calcext:value-type="float">
            <text:p>13269.3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16.9885" calcext:value-type="float">
            <text:p>-616.9885</text:p>
          </table:table-cell>
          <table:table-cell office:value-type="float" office:value="1761.645" calcext:value-type="float">
            <text:p>1761.64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1.5225" calcext:value-type="float">
            <text:p>81.5225</text:p>
          </table:table-cell>
          <table:table-cell office:value-type="float" office:value="785.4338" calcext:value-type="float">
            <text:p>785.4338</text:p>
          </table:table-cell>
          <table:table-cell office:value-type="float" office:value="0.1062579" calcext:value-type="float">
            <text:p>0.1062579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546" calcext:value-type="float">
            <text:p>0.06043546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636149" calcext:value-type="float">
            <text:p>0.6636149</text:p>
          </table:table-cell>
          <table:table-cell office:value-type="float" office:value="370" calcext:value-type="float">
            <text:p>370</text:p>
          </table:table-cell>
          <table:table-cell office:value-type="float" office:value="942.4026" calcext:value-type="float">
            <text:p>942.4026</text:p>
          </table:table-cell>
          <table:table-cell office:value-type="float" office:value="0" calcext:value-type="float">
            <text:p>0</text:p>
          </table:table-cell>
          <table:table-cell office:value-type="float" office:value="363.2957" calcext:value-type="float">
            <text:p>363.2957</text:p>
          </table:table-cell>
          <table:table-cell office:value-type="float" office:value="1237.318" calcext:value-type="float">
            <text:p>1237.318</text:p>
          </table:table-cell>
          <table:table-cell office:value-type="float" office:value="1496.593" calcext:value-type="float">
            <text:p>1496.593</text:p>
          </table:table-cell>
          <table:table-cell office:value-type="float" office:value="1265.12" calcext:value-type="float">
            <text:p>1265.12</text:p>
          </table:table-cell>
          <table:table-cell office:value-type="float" office:value="758.2352" calcext:value-type="float">
            <text:p>758.2352</text:p>
          </table:table-cell>
          <table:table-cell office:value-type="float" office:value="1090.162" calcext:value-type="float">
            <text:p>1090.162</text:p>
          </table:table-cell>
          <table:table-cell office:value-type="float" office:value="412.5681" calcext:value-type="float">
            <text:p>412.5681</text:p>
          </table:table-cell>
          <table:table-cell office:value-type="float" office:value="1837.362" calcext:value-type="float">
            <text:p>1837.362</text:p>
          </table:table-cell>
          <table:table-cell office:value-type="float" office:value="2078.236" calcext:value-type="float">
            <text:p>2078.236</text:p>
          </table:table-cell>
          <table:table-cell office:value-type="float" office:value="1664.814" calcext:value-type="float">
            <text:p>1664.814</text:p>
          </table:table-cell>
          <table:table-cell office:value-type="float" office:value="584.5807" calcext:value-type="float">
            <text:p>584.5807</text:p>
          </table:table-cell>
          <table:table-cell office:value-type="float" office:value="579.5654" calcext:value-type="float">
            <text:p>579.5654</text:p>
          </table:table-cell>
          <table:table-cell office:value-type="float" office:value="142.7408" calcext:value-type="float">
            <text:p>142.7408</text:p>
          </table:table-cell>
          <table:table-cell office:value-type="float" office:value="35.67518" calcext:value-type="float">
            <text:p>35.67518</text:p>
          </table:table-cell>
          <table:table-cell office:value-type="float" office:value="0" calcext:value-type="float">
            <text:p>0</text:p>
          </table:table-cell>
          <table:table-cell office:value-type="float" office:value="-0.04984905" calcext:value-type="float">
            <text:p>-0.04984905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62.2296" calcext:value-type="float">
            <text:p>-462.2296</text:p>
          </table:table-cell>
          <table:table-cell office:value-type="float" office:value="0" calcext:value-type="float">
            <text:p>0</text:p>
          </table:table-cell>
          <table:table-cell office:value-type="float" office:value="8.690733" calcext:value-type="float">
            <text:p>8.6907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5" calcext:value-type="float">
            <text:p>17102005</text:p>
          </table:table-cell>
          <table:table-cell office:value-type="float" office:value="1061.407" calcext:value-type="float">
            <text:p>1061.407</text:p>
          </table:table-cell>
          <table:table-cell office:value-type="float" office:value="13269.06" calcext:value-type="float">
            <text:p>13269.06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18.2313" calcext:value-type="float">
            <text:p>-618.2313</text:p>
          </table:table-cell>
          <table:table-cell office:value-type="float" office:value="1765.781" calcext:value-type="float">
            <text:p>1765.78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1.62591" calcext:value-type="float">
            <text:p>81.62591</text:p>
          </table:table-cell>
          <table:table-cell office:value-type="float" office:value="785.4316" calcext:value-type="float">
            <text:p>785.4316</text:p>
          </table:table-cell>
          <table:table-cell office:value-type="float" office:value="0.1072998" calcext:value-type="float">
            <text:p>0.107299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546" calcext:value-type="float">
            <text:p>0.06043546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636149" calcext:value-type="float">
            <text:p>0.6636149</text:p>
          </table:table-cell>
          <table:table-cell office:value-type="float" office:value="370" calcext:value-type="float">
            <text:p>370</text:p>
          </table:table-cell>
          <table:table-cell office:value-type="float" office:value="941.1608" calcext:value-type="float">
            <text:p>941.1608</text:p>
          </table:table-cell>
          <table:table-cell office:value-type="float" office:value="0" calcext:value-type="float">
            <text:p>0</text:p>
          </table:table-cell>
          <table:table-cell office:value-type="float" office:value="363.3171" calcext:value-type="float">
            <text:p>363.3171</text:p>
          </table:table-cell>
          <table:table-cell office:value-type="float" office:value="1236.937" calcext:value-type="float">
            <text:p>1236.937</text:p>
          </table:table-cell>
          <table:table-cell office:value-type="float" office:value="1496.267" calcext:value-type="float">
            <text:p>1496.267</text:p>
          </table:table-cell>
          <table:table-cell office:value-type="float" office:value="1264.966" calcext:value-type="float">
            <text:p>1264.966</text:p>
          </table:table-cell>
          <table:table-cell office:value-type="float" office:value="758.1119" calcext:value-type="float">
            <text:p>758.1119</text:p>
          </table:table-cell>
          <table:table-cell office:value-type="float" office:value="1090.105" calcext:value-type="float">
            <text:p>1090.105</text:p>
          </table:table-cell>
          <table:table-cell office:value-type="float" office:value="412.5403" calcext:value-type="float">
            <text:p>412.5403</text:p>
          </table:table-cell>
          <table:table-cell office:value-type="float" office:value="1837.308" calcext:value-type="float">
            <text:p>1837.308</text:p>
          </table:table-cell>
          <table:table-cell office:value-type="float" office:value="2078.187" calcext:value-type="float">
            <text:p>2078.187</text:p>
          </table:table-cell>
          <table:table-cell office:value-type="float" office:value="1664.774" calcext:value-type="float">
            <text:p>1664.774</text:p>
          </table:table-cell>
          <table:table-cell office:value-type="float" office:value="584.5688" calcext:value-type="float">
            <text:p>584.5688</text:p>
          </table:table-cell>
          <table:table-cell office:value-type="float" office:value="579.5393" calcext:value-type="float">
            <text:p>579.5393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8" calcext:value-type="float">
            <text:p>35.67518</text:p>
          </table:table-cell>
          <table:table-cell office:value-type="float" office:value="0" calcext:value-type="float">
            <text:p>0</text:p>
          </table:table-cell>
          <table:table-cell office:value-type="float" office:value="-0.04985588" calcext:value-type="float">
            <text:p>-0.04985588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63.3893" calcext:value-type="float">
            <text:p>-463.3893</text:p>
          </table:table-cell>
          <table:table-cell office:value-type="float" office:value="0" calcext:value-type="float">
            <text:p>0</text:p>
          </table:table-cell>
          <table:table-cell office:value-type="float" office:value="8.610732" calcext:value-type="float">
            <text:p>8.6107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5" calcext:value-type="float">
            <text:p>18102005</text:p>
          </table:table-cell>
          <table:table-cell office:value-type="float" office:value="1060.386" calcext:value-type="float">
            <text:p>1060.386</text:p>
          </table:table-cell>
          <table:table-cell office:value-type="float" office:value="13268.81" calcext:value-type="float">
            <text:p>13268.81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19.5081" calcext:value-type="float">
            <text:p>-619.5081</text:p>
          </table:table-cell>
          <table:table-cell office:value-type="float" office:value="1768.514" calcext:value-type="float">
            <text:p>1768.514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1.72333" calcext:value-type="float">
            <text:p>81.72333</text:p>
          </table:table-cell>
          <table:table-cell office:value-type="float" office:value="785.4291" calcext:value-type="float">
            <text:p>785.4291</text:p>
          </table:table-cell>
          <table:table-cell office:value-type="float" office:value="0.1082884" calcext:value-type="float">
            <text:p>0.1082884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546" calcext:value-type="float">
            <text:p>0.06043546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636149" calcext:value-type="float">
            <text:p>0.6636149</text:p>
          </table:table-cell>
          <table:table-cell office:value-type="float" office:value="370" calcext:value-type="float">
            <text:p>370</text:p>
          </table:table-cell>
          <table:table-cell office:value-type="float" office:value="939.8851" calcext:value-type="float">
            <text:p>939.8851</text:p>
          </table:table-cell>
          <table:table-cell office:value-type="float" office:value="0" calcext:value-type="float">
            <text:p>0</text:p>
          </table:table-cell>
          <table:table-cell office:value-type="float" office:value="363.345" calcext:value-type="float">
            <text:p>363.345</text:p>
          </table:table-cell>
          <table:table-cell office:value-type="float" office:value="1236.552" calcext:value-type="float">
            <text:p>1236.552</text:p>
          </table:table-cell>
          <table:table-cell office:value-type="float" office:value="1495.924" calcext:value-type="float">
            <text:p>1495.924</text:p>
          </table:table-cell>
          <table:table-cell office:value-type="float" office:value="1264.802" calcext:value-type="float">
            <text:p>1264.802</text:p>
          </table:table-cell>
          <table:table-cell office:value-type="float" office:value="757.9808" calcext:value-type="float">
            <text:p>757.9808</text:p>
          </table:table-cell>
          <table:table-cell office:value-type="float" office:value="1090.046" calcext:value-type="float">
            <text:p>1090.046</text:p>
          </table:table-cell>
          <table:table-cell office:value-type="float" office:value="412.5118" calcext:value-type="float">
            <text:p>412.5118</text:p>
          </table:table-cell>
          <table:table-cell office:value-type="float" office:value="1837.253" calcext:value-type="float">
            <text:p>1837.253</text:p>
          </table:table-cell>
          <table:table-cell office:value-type="float" office:value="2078.138" calcext:value-type="float">
            <text:p>2078.138</text:p>
          </table:table-cell>
          <table:table-cell office:value-type="float" office:value="1664.734" calcext:value-type="float">
            <text:p>1664.734</text:p>
          </table:table-cell>
          <table:table-cell office:value-type="float" office:value="584.5569" calcext:value-type="float">
            <text:p>584.5569</text:p>
          </table:table-cell>
          <table:table-cell office:value-type="float" office:value="579.5132" calcext:value-type="float">
            <text:p>579.5132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4986399" calcext:value-type="float">
            <text:p>-0.0498639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64.5846" calcext:value-type="float">
            <text:p>-464.5846</text:p>
          </table:table-cell>
          <table:table-cell office:value-type="float" office:value="0" calcext:value-type="float">
            <text:p>0</text:p>
          </table:table-cell>
          <table:table-cell office:value-type="float" office:value="8.529886" calcext:value-type="float">
            <text:p>8.5298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5" calcext:value-type="float">
            <text:p>19102005</text:p>
          </table:table-cell>
          <table:table-cell office:value-type="float" office:value="1059.462" calcext:value-type="float">
            <text:p>1059.462</text:p>
          </table:table-cell>
          <table:table-cell office:value-type="float" office:value="13268.57" calcext:value-type="float">
            <text:p>13268.57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20.6998" calcext:value-type="float">
            <text:p>-620.6998</text:p>
          </table:table-cell>
          <table:table-cell office:value-type="float" office:value="1770.737" calcext:value-type="float">
            <text:p>1770.737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1.81703" calcext:value-type="float">
            <text:p>81.81703</text:p>
          </table:table-cell>
          <table:table-cell office:value-type="float" office:value="785.4276" calcext:value-type="float">
            <text:p>785.4276</text:p>
          </table:table-cell>
          <table:table-cell office:value-type="float" office:value="0.1093007" calcext:value-type="float">
            <text:p>0.109300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546" calcext:value-type="float">
            <text:p>0.06043546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636149" calcext:value-type="float">
            <text:p>0.6636149</text:p>
          </table:table-cell>
          <table:table-cell office:value-type="float" office:value="370" calcext:value-type="float">
            <text:p>370</text:p>
          </table:table-cell>
          <table:table-cell office:value-type="float" office:value="938.6944" calcext:value-type="float">
            <text:p>938.6944</text:p>
          </table:table-cell>
          <table:table-cell office:value-type="float" office:value="0" calcext:value-type="float">
            <text:p>0</text:p>
          </table:table-cell>
          <table:table-cell office:value-type="float" office:value="363.3788" calcext:value-type="float">
            <text:p>363.3788</text:p>
          </table:table-cell>
          <table:table-cell office:value-type="float" office:value="1236.231" calcext:value-type="float">
            <text:p>1236.231</text:p>
          </table:table-cell>
          <table:table-cell office:value-type="float" office:value="1495.603" calcext:value-type="float">
            <text:p>1495.603</text:p>
          </table:table-cell>
          <table:table-cell office:value-type="float" office:value="1264.641" calcext:value-type="float">
            <text:p>1264.641</text:p>
          </table:table-cell>
          <table:table-cell office:value-type="float" office:value="757.8509" calcext:value-type="float">
            <text:p>757.8509</text:p>
          </table:table-cell>
          <table:table-cell office:value-type="float" office:value="1089.986" calcext:value-type="float">
            <text:p>1089.986</text:p>
          </table:table-cell>
          <table:table-cell office:value-type="float" office:value="412.4827" calcext:value-type="float">
            <text:p>412.4827</text:p>
          </table:table-cell>
          <table:table-cell office:value-type="float" office:value="1837.198" calcext:value-type="float">
            <text:p>1837.198</text:p>
          </table:table-cell>
          <table:table-cell office:value-type="float" office:value="2078.088" calcext:value-type="float">
            <text:p>2078.088</text:p>
          </table:table-cell>
          <table:table-cell office:value-type="float" office:value="1664.694" calcext:value-type="float">
            <text:p>1664.694</text:p>
          </table:table-cell>
          <table:table-cell office:value-type="float" office:value="584.545" calcext:value-type="float">
            <text:p>584.545</text:p>
          </table:table-cell>
          <table:table-cell office:value-type="float" office:value="579.4874" calcext:value-type="float">
            <text:p>579.4874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4986776" calcext:value-type="float">
            <text:p>-0.04986776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65.6845" calcext:value-type="float">
            <text:p>-465.6845</text:p>
          </table:table-cell>
          <table:table-cell office:value-type="float" office:value="0" calcext:value-type="float">
            <text:p>0</text:p>
          </table:table-cell>
          <table:table-cell office:value-type="float" office:value="8.438013" calcext:value-type="float">
            <text:p>8.4380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5" calcext:value-type="float">
            <text:p>20102005</text:p>
          </table:table-cell>
          <table:table-cell office:value-type="float" office:value="1058.585" calcext:value-type="float">
            <text:p>1058.585</text:p>
          </table:table-cell>
          <table:table-cell office:value-type="float" office:value="13268.36" calcext:value-type="float">
            <text:p>13268.36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21.309" calcext:value-type="float">
            <text:p>-621.309</text:p>
          </table:table-cell>
          <table:table-cell office:value-type="float" office:value="1769.981" calcext:value-type="float">
            <text:p>1769.98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1.98714" calcext:value-type="float">
            <text:p>81.98714</text:p>
          </table:table-cell>
          <table:table-cell office:value-type="float" office:value="785.423" calcext:value-type="float">
            <text:p>785.423</text:p>
          </table:table-cell>
          <table:table-cell office:value-type="float" office:value="0.1096144" calcext:value-type="float">
            <text:p>0.1096144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64" calcext:value-type="float">
            <text:p>0.0604364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636149" calcext:value-type="float">
            <text:p>0.6636149</text:p>
          </table:table-cell>
          <table:table-cell office:value-type="float" office:value="370" calcext:value-type="float">
            <text:p>370</text:p>
          </table:table-cell>
          <table:table-cell office:value-type="float" office:value="938.0854" calcext:value-type="float">
            <text:p>938.0854</text:p>
          </table:table-cell>
          <table:table-cell office:value-type="float" office:value="0" calcext:value-type="float">
            <text:p>0</text:p>
          </table:table-cell>
          <table:table-cell office:value-type="float" office:value="363.3412" calcext:value-type="float">
            <text:p>363.3412</text:p>
          </table:table-cell>
          <table:table-cell office:value-type="float" office:value="1235.953" calcext:value-type="float">
            <text:p>1235.953</text:p>
          </table:table-cell>
          <table:table-cell office:value-type="float" office:value="1495.34" calcext:value-type="float">
            <text:p>1495.34</text:p>
          </table:table-cell>
          <table:table-cell office:value-type="float" office:value="1264.511" calcext:value-type="float">
            <text:p>1264.511</text:p>
          </table:table-cell>
          <table:table-cell office:value-type="float" office:value="757.7427" calcext:value-type="float">
            <text:p>757.7427</text:p>
          </table:table-cell>
          <table:table-cell office:value-type="float" office:value="1089.932" calcext:value-type="float">
            <text:p>1089.932</text:p>
          </table:table-cell>
          <table:table-cell office:value-type="float" office:value="412.4551" calcext:value-type="float">
            <text:p>412.4551</text:p>
          </table:table-cell>
          <table:table-cell office:value-type="float" office:value="1837.143" calcext:value-type="float">
            <text:p>1837.143</text:p>
          </table:table-cell>
          <table:table-cell office:value-type="float" office:value="2078.04" calcext:value-type="float">
            <text:p>2078.04</text:p>
          </table:table-cell>
          <table:table-cell office:value-type="float" office:value="1664.654" calcext:value-type="float">
            <text:p>1664.654</text:p>
          </table:table-cell>
          <table:table-cell office:value-type="float" office:value="584.5331" calcext:value-type="float">
            <text:p>584.5331</text:p>
          </table:table-cell>
          <table:table-cell office:value-type="float" office:value="579.4616" calcext:value-type="float">
            <text:p>579.4616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4988358" calcext:value-type="float">
            <text:p>-0.04988358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66.7018" calcext:value-type="float">
            <text:p>-466.7018</text:p>
          </table:table-cell>
          <table:table-cell office:value-type="float" office:value="0" calcext:value-type="float">
            <text:p>0</text:p>
          </table:table-cell>
          <table:table-cell office:value-type="float" office:value="8.847159" calcext:value-type="float">
            <text:p>8.8471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5" calcext:value-type="float">
            <text:p>21102005</text:p>
          </table:table-cell>
          <table:table-cell office:value-type="float" office:value="1057.702" calcext:value-type="float">
            <text:p>1057.702</text:p>
          </table:table-cell>
          <table:table-cell office:value-type="float" office:value="13268.17" calcext:value-type="float">
            <text:p>13268.17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22.6063" calcext:value-type="float">
            <text:p>-622.6063</text:p>
          </table:table-cell>
          <table:table-cell office:value-type="float" office:value="1774.004" calcext:value-type="float">
            <text:p>1774.004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2.17135" calcext:value-type="float">
            <text:p>82.17135</text:p>
          </table:table-cell>
          <table:table-cell office:value-type="float" office:value="785.421" calcext:value-type="float">
            <text:p>785.421</text:p>
          </table:table-cell>
          <table:table-cell office:value-type="float" office:value="0.1101353" calcext:value-type="float">
            <text:p>0.1101353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64" calcext:value-type="float">
            <text:p>0.0604364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631622" calcext:value-type="float">
            <text:p>0.6631622</text:p>
          </table:table-cell>
          <table:table-cell office:value-type="float" office:value="370" calcext:value-type="float">
            <text:p>370</text:p>
          </table:table-cell>
          <table:table-cell office:value-type="float" office:value="936.7891" calcext:value-type="float">
            <text:p>936.7891</text:p>
          </table:table-cell>
          <table:table-cell office:value-type="float" office:value="0" calcext:value-type="float">
            <text:p>0</text:p>
          </table:table-cell>
          <table:table-cell office:value-type="float" office:value="363.3104" calcext:value-type="float">
            <text:p>363.3104</text:p>
          </table:table-cell>
          <table:table-cell office:value-type="float" office:value="1235.672" calcext:value-type="float">
            <text:p>1235.672</text:p>
          </table:table-cell>
          <table:table-cell office:value-type="float" office:value="1495.059" calcext:value-type="float">
            <text:p>1495.059</text:p>
          </table:table-cell>
          <table:table-cell office:value-type="float" office:value="1264.385" calcext:value-type="float">
            <text:p>1264.385</text:p>
          </table:table-cell>
          <table:table-cell office:value-type="float" office:value="757.6399" calcext:value-type="float">
            <text:p>757.6399</text:p>
          </table:table-cell>
          <table:table-cell office:value-type="float" office:value="1089.883" calcext:value-type="float">
            <text:p>1089.883</text:p>
          </table:table-cell>
          <table:table-cell office:value-type="float" office:value="412.4291" calcext:value-type="float">
            <text:p>412.4291</text:p>
          </table:table-cell>
          <table:table-cell office:value-type="float" office:value="1837.091" calcext:value-type="float">
            <text:p>1837.091</text:p>
          </table:table-cell>
          <table:table-cell office:value-type="float" office:value="2077.991" calcext:value-type="float">
            <text:p>2077.991</text:p>
          </table:table-cell>
          <table:table-cell office:value-type="float" office:value="1664.615" calcext:value-type="float">
            <text:p>1664.615</text:p>
          </table:table-cell>
          <table:table-cell office:value-type="float" office:value="584.5212" calcext:value-type="float">
            <text:p>584.5212</text:p>
          </table:table-cell>
          <table:table-cell office:value-type="float" office:value="579.436" calcext:value-type="float">
            <text:p>579.436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6" calcext:value-type="float">
            <text:p>35.67516</text:p>
          </table:table-cell>
          <table:table-cell office:value-type="float" office:value="0" calcext:value-type="float">
            <text:p>0</text:p>
          </table:table-cell>
          <table:table-cell office:value-type="float" office:value="-0.04989148" calcext:value-type="float">
            <text:p>-0.04989148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67.714" calcext:value-type="float">
            <text:p>-467.714</text:p>
          </table:table-cell>
          <table:table-cell office:value-type="float" office:value="0" calcext:value-type="float">
            <text:p>0</text:p>
          </table:table-cell>
          <table:table-cell office:value-type="float" office:value="8.564553" calcext:value-type="float">
            <text:p>8.5645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5" calcext:value-type="float">
            <text:p>22102005</text:p>
          </table:table-cell>
          <table:table-cell office:value-type="float" office:value="1056.93" calcext:value-type="float">
            <text:p>1056.93</text:p>
          </table:table-cell>
          <table:table-cell office:value-type="float" office:value="13267.98" calcext:value-type="float">
            <text:p>13267.98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23.5928" calcext:value-type="float">
            <text:p>-623.5928</text:p>
          </table:table-cell>
          <table:table-cell office:value-type="float" office:value="1776.233" calcext:value-type="float">
            <text:p>1776.233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2.32148" calcext:value-type="float">
            <text:p>82.32148</text:p>
          </table:table-cell>
          <table:table-cell office:value-type="float" office:value="785.4193" calcext:value-type="float">
            <text:p>785.4193</text:p>
          </table:table-cell>
          <table:table-cell office:value-type="float" office:value="0.1106796" calcext:value-type="float">
            <text:p>0.1106796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64" calcext:value-type="float">
            <text:p>0.0604364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599025" calcext:value-type="float">
            <text:p>0.6599025</text:p>
          </table:table-cell>
          <table:table-cell office:value-type="float" office:value="370" calcext:value-type="float">
            <text:p>370</text:p>
          </table:table-cell>
          <table:table-cell office:value-type="float" office:value="935.8065" calcext:value-type="float">
            <text:p>935.8065</text:p>
          </table:table-cell>
          <table:table-cell office:value-type="float" office:value="0" calcext:value-type="float">
            <text:p>0</text:p>
          </table:table-cell>
          <table:table-cell office:value-type="float" office:value="363.2906" calcext:value-type="float">
            <text:p>363.2906</text:p>
          </table:table-cell>
          <table:table-cell office:value-type="float" office:value="1235.446" calcext:value-type="float">
            <text:p>1235.446</text:p>
          </table:table-cell>
          <table:table-cell office:value-type="float" office:value="1494.807" calcext:value-type="float">
            <text:p>1494.807</text:p>
          </table:table-cell>
          <table:table-cell office:value-type="float" office:value="1264.268" calcext:value-type="float">
            <text:p>1264.268</text:p>
          </table:table-cell>
          <table:table-cell office:value-type="float" office:value="757.5418" calcext:value-type="float">
            <text:p>757.5418</text:p>
          </table:table-cell>
          <table:table-cell office:value-type="float" office:value="1089.839" calcext:value-type="float">
            <text:p>1089.839</text:p>
          </table:table-cell>
          <table:table-cell office:value-type="float" office:value="412.4061" calcext:value-type="float">
            <text:p>412.4061</text:p>
          </table:table-cell>
          <table:table-cell office:value-type="float" office:value="1837.04" calcext:value-type="float">
            <text:p>1837.04</text:p>
          </table:table-cell>
          <table:table-cell office:value-type="float" office:value="2077.942" calcext:value-type="float">
            <text:p>2077.942</text:p>
          </table:table-cell>
          <table:table-cell office:value-type="float" office:value="1664.575" calcext:value-type="float">
            <text:p>1664.575</text:p>
          </table:table-cell>
          <table:table-cell office:value-type="float" office:value="584.5093" calcext:value-type="float">
            <text:p>584.5093</text:p>
          </table:table-cell>
          <table:table-cell office:value-type="float" office:value="579.4106" calcext:value-type="float">
            <text:p>579.4106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6" calcext:value-type="float">
            <text:p>35.67516</text:p>
          </table:table-cell>
          <table:table-cell office:value-type="float" office:value="0" calcext:value-type="float">
            <text:p>0</text:p>
          </table:table-cell>
          <table:table-cell office:value-type="float" office:value="-0.04989263" calcext:value-type="float">
            <text:p>-0.04989263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68.6128" calcext:value-type="float">
            <text:p>-468.6128</text:p>
          </table:table-cell>
          <table:table-cell office:value-type="float" office:value="0" calcext:value-type="float">
            <text:p>0</text:p>
          </table:table-cell>
          <table:table-cell office:value-type="float" office:value="8.482829" calcext:value-type="float">
            <text:p>8.4828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5" calcext:value-type="float">
            <text:p>23102005</text:p>
          </table:table-cell>
          <table:table-cell office:value-type="float" office:value="1056.254" calcext:value-type="float">
            <text:p>1056.254</text:p>
          </table:table-cell>
          <table:table-cell office:value-type="float" office:value="13267.8" calcext:value-type="float">
            <text:p>13267.8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24.5191" calcext:value-type="float">
            <text:p>-624.5191</text:p>
          </table:table-cell>
          <table:table-cell office:value-type="float" office:value="1778.834" calcext:value-type="float">
            <text:p>1778.834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2.44151" calcext:value-type="float">
            <text:p>82.44151</text:p>
          </table:table-cell>
          <table:table-cell office:value-type="float" office:value="785.42" calcext:value-type="float">
            <text:p>785.42</text:p>
          </table:table-cell>
          <table:table-cell office:value-type="float" office:value="0.1112116" calcext:value-type="float">
            <text:p>0.1112116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725" calcext:value-type="float">
            <text:p>0.0604372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575491" calcext:value-type="float">
            <text:p>0.6575491</text:p>
          </table:table-cell>
          <table:table-cell office:value-type="float" office:value="370" calcext:value-type="float">
            <text:p>370</text:p>
          </table:table-cell>
          <table:table-cell office:value-type="float" office:value="934.8831" calcext:value-type="float">
            <text:p>934.8831</text:p>
          </table:table-cell>
          <table:table-cell office:value-type="float" office:value="0" calcext:value-type="float">
            <text:p>0</text:p>
          </table:table-cell>
          <table:table-cell office:value-type="float" office:value="363.2753" calcext:value-type="float">
            <text:p>363.2753</text:p>
          </table:table-cell>
          <table:table-cell office:value-type="float" office:value="1235.253" calcext:value-type="float">
            <text:p>1235.253</text:p>
          </table:table-cell>
          <table:table-cell office:value-type="float" office:value="1494.59" calcext:value-type="float">
            <text:p>1494.59</text:p>
          </table:table-cell>
          <table:table-cell office:value-type="float" office:value="1264.159" calcext:value-type="float">
            <text:p>1264.159</text:p>
          </table:table-cell>
          <table:table-cell office:value-type="float" office:value="757.4548" calcext:value-type="float">
            <text:p>757.4548</text:p>
          </table:table-cell>
          <table:table-cell office:value-type="float" office:value="1089.8" calcext:value-type="float">
            <text:p>1089.8</text:p>
          </table:table-cell>
          <table:table-cell office:value-type="float" office:value="412.3851" calcext:value-type="float">
            <text:p>412.3851</text:p>
          </table:table-cell>
          <table:table-cell office:value-type="float" office:value="1836.99" calcext:value-type="float">
            <text:p>1836.99</text:p>
          </table:table-cell>
          <table:table-cell office:value-type="float" office:value="2077.895" calcext:value-type="float">
            <text:p>2077.895</text:p>
          </table:table-cell>
          <table:table-cell office:value-type="float" office:value="1664.536" calcext:value-type="float">
            <text:p>1664.536</text:p>
          </table:table-cell>
          <table:table-cell office:value-type="float" office:value="584.4976" calcext:value-type="float">
            <text:p>584.4976</text:p>
          </table:table-cell>
          <table:table-cell office:value-type="float" office:value="579.3852" calcext:value-type="float">
            <text:p>579.3852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4989333" calcext:value-type="float">
            <text:p>-0.04989333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69.4079" calcext:value-type="float">
            <text:p>-469.4079</text:p>
          </table:table-cell>
          <table:table-cell office:value-type="float" office:value="0" calcext:value-type="float">
            <text:p>0</text:p>
          </table:table-cell>
          <table:table-cell office:value-type="float" office:value="8.352423" calcext:value-type="float">
            <text:p>8.352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5" calcext:value-type="float">
            <text:p>24102005</text:p>
          </table:table-cell>
          <table:table-cell office:value-type="float" office:value="1055.578" calcext:value-type="float">
            <text:p>1055.578</text:p>
          </table:table-cell>
          <table:table-cell office:value-type="float" office:value="13267.63" calcext:value-type="float">
            <text:p>13267.63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25.425" calcext:value-type="float">
            <text:p>-625.425</text:p>
          </table:table-cell>
          <table:table-cell office:value-type="float" office:value="1782.025" calcext:value-type="float">
            <text:p>1782.02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2.5588" calcext:value-type="float">
            <text:p>82.5588</text:p>
          </table:table-cell>
          <table:table-cell office:value-type="float" office:value="785.4196" calcext:value-type="float">
            <text:p>785.4196</text:p>
          </table:table-cell>
          <table:table-cell office:value-type="float" office:value="0.1117957" calcext:value-type="float">
            <text:p>0.111795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14" calcext:value-type="float">
            <text:p>0.06043814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575491" calcext:value-type="float">
            <text:p>0.6575491</text:p>
          </table:table-cell>
          <table:table-cell office:value-type="float" office:value="370" calcext:value-type="float">
            <text:p>370</text:p>
          </table:table-cell>
          <table:table-cell office:value-type="float" office:value="933.9778" calcext:value-type="float">
            <text:p>933.9778</text:p>
          </table:table-cell>
          <table:table-cell office:value-type="float" office:value="0" calcext:value-type="float">
            <text:p>0</text:p>
          </table:table-cell>
          <table:table-cell office:value-type="float" office:value="363.2556" calcext:value-type="float">
            <text:p>363.2556</text:p>
          </table:table-cell>
          <table:table-cell office:value-type="float" office:value="1235.057" calcext:value-type="float">
            <text:p>1235.057</text:p>
          </table:table-cell>
          <table:table-cell office:value-type="float" office:value="1494.38" calcext:value-type="float">
            <text:p>1494.38</text:p>
          </table:table-cell>
          <table:table-cell office:value-type="float" office:value="1264.054" calcext:value-type="float">
            <text:p>1264.054</text:p>
          </table:table-cell>
          <table:table-cell office:value-type="float" office:value="757.3672" calcext:value-type="float">
            <text:p>757.3672</text:p>
          </table:table-cell>
          <table:table-cell office:value-type="float" office:value="1089.763" calcext:value-type="float">
            <text:p>1089.763</text:p>
          </table:table-cell>
          <table:table-cell office:value-type="float" office:value="412.3649" calcext:value-type="float">
            <text:p>412.3649</text:p>
          </table:table-cell>
          <table:table-cell office:value-type="float" office:value="1836.942" calcext:value-type="float">
            <text:p>1836.942</text:p>
          </table:table-cell>
          <table:table-cell office:value-type="float" office:value="2077.848" calcext:value-type="float">
            <text:p>2077.848</text:p>
          </table:table-cell>
          <table:table-cell office:value-type="float" office:value="1664.496" calcext:value-type="float">
            <text:p>1664.496</text:p>
          </table:table-cell>
          <table:table-cell office:value-type="float" office:value="584.4858" calcext:value-type="float">
            <text:p>584.4858</text:p>
          </table:table-cell>
          <table:table-cell office:value-type="float" office:value="579.36" calcext:value-type="float">
            <text:p>579.36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4989385" calcext:value-type="float">
            <text:p>-0.04989385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70.1952" calcext:value-type="float">
            <text:p>-470.1952</text:p>
          </table:table-cell>
          <table:table-cell office:value-type="float" office:value="0" calcext:value-type="float">
            <text:p>0</text:p>
          </table:table-cell>
          <table:table-cell office:value-type="float" office:value="8.233152" calcext:value-type="float">
            <text:p>8.2331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5" calcext:value-type="float">
            <text:p>25102005</text:p>
          </table:table-cell>
          <table:table-cell office:value-type="float" office:value="1054.898" calcext:value-type="float">
            <text:p>1054.898</text:p>
          </table:table-cell>
          <table:table-cell office:value-type="float" office:value="13267.46" calcext:value-type="float">
            <text:p>13267.46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26.3173" calcext:value-type="float">
            <text:p>-626.3173</text:p>
          </table:table-cell>
          <table:table-cell office:value-type="float" office:value="1784.772" calcext:value-type="float">
            <text:p>1784.772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2.67439" calcext:value-type="float">
            <text:p>82.67439</text:p>
          </table:table-cell>
          <table:table-cell office:value-type="float" office:value="785.418" calcext:value-type="float">
            <text:p>785.418</text:p>
          </table:table-cell>
          <table:table-cell office:value-type="float" office:value="0.1124358" calcext:value-type="float">
            <text:p>0.112435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575491" calcext:value-type="float">
            <text:p>0.6575491</text:p>
          </table:table-cell>
          <table:table-cell office:value-type="float" office:value="370" calcext:value-type="float">
            <text:p>370</text:p>
          </table:table-cell>
          <table:table-cell office:value-type="float" office:value="933.0861" calcext:value-type="float">
            <text:p>933.0861</text:p>
          </table:table-cell>
          <table:table-cell office:value-type="float" office:value="0" calcext:value-type="float">
            <text:p>0</text:p>
          </table:table-cell>
          <table:table-cell office:value-type="float" office:value="363.2354" calcext:value-type="float">
            <text:p>363.2354</text:p>
          </table:table-cell>
          <table:table-cell office:value-type="float" office:value="1234.863" calcext:value-type="float">
            <text:p>1234.863</text:p>
          </table:table-cell>
          <table:table-cell office:value-type="float" office:value="1494.171" calcext:value-type="float">
            <text:p>1494.171</text:p>
          </table:table-cell>
          <table:table-cell office:value-type="float" office:value="1263.947" calcext:value-type="float">
            <text:p>1263.947</text:p>
          </table:table-cell>
          <table:table-cell office:value-type="float" office:value="757.2772" calcext:value-type="float">
            <text:p>757.2772</text:p>
          </table:table-cell>
          <table:table-cell office:value-type="float" office:value="1089.726" calcext:value-type="float">
            <text:p>1089.726</text:p>
          </table:table-cell>
          <table:table-cell office:value-type="float" office:value="412.3449" calcext:value-type="float">
            <text:p>412.3449</text:p>
          </table:table-cell>
          <table:table-cell office:value-type="float" office:value="1836.896" calcext:value-type="float">
            <text:p>1836.896</text:p>
          </table:table-cell>
          <table:table-cell office:value-type="float" office:value="2077.802" calcext:value-type="float">
            <text:p>2077.802</text:p>
          </table:table-cell>
          <table:table-cell office:value-type="float" office:value="1664.457" calcext:value-type="float">
            <text:p>1664.457</text:p>
          </table:table-cell>
          <table:table-cell office:value-type="float" office:value="584.4741" calcext:value-type="float">
            <text:p>584.4741</text:p>
          </table:table-cell>
          <table:table-cell office:value-type="float" office:value="579.3349" calcext:value-type="float">
            <text:p>579.3349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4989435" calcext:value-type="float">
            <text:p>-0.04989435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70.9788" calcext:value-type="float">
            <text:p>-470.9788</text:p>
          </table:table-cell>
          <table:table-cell office:value-type="float" office:value="0" calcext:value-type="float">
            <text:p>0</text:p>
          </table:table-cell>
          <table:table-cell office:value-type="float" office:value="8.12549" calcext:value-type="float">
            <text:p>8.1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5" calcext:value-type="float">
            <text:p>26102005</text:p>
          </table:table-cell>
          <table:table-cell office:value-type="float" office:value="1054.176" calcext:value-type="float">
            <text:p>1054.176</text:p>
          </table:table-cell>
          <table:table-cell office:value-type="float" office:value="13267.3" calcext:value-type="float">
            <text:p>13267.3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27.2321" calcext:value-type="float">
            <text:p>-627.2321</text:p>
          </table:table-cell>
          <table:table-cell office:value-type="float" office:value="1787.59" calcext:value-type="float">
            <text:p>1787.59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2.80018" calcext:value-type="float">
            <text:p>82.80018</text:p>
          </table:table-cell>
          <table:table-cell office:value-type="float" office:value="785.4127" calcext:value-type="float">
            <text:p>785.4127</text:p>
          </table:table-cell>
          <table:table-cell office:value-type="float" office:value="0.1131109" calcext:value-type="float">
            <text:p>0.1131109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575491" calcext:value-type="float">
            <text:p>0.6575491</text:p>
          </table:table-cell>
          <table:table-cell office:value-type="float" office:value="370" calcext:value-type="float">
            <text:p>370</text:p>
          </table:table-cell>
          <table:table-cell office:value-type="float" office:value="932.1719" calcext:value-type="float">
            <text:p>932.1719</text:p>
          </table:table-cell>
          <table:table-cell office:value-type="float" office:value="0" calcext:value-type="float">
            <text:p>0</text:p>
          </table:table-cell>
          <table:table-cell office:value-type="float" office:value="363.2097" calcext:value-type="float">
            <text:p>363.2097</text:p>
          </table:table-cell>
          <table:table-cell office:value-type="float" office:value="1234.654" calcext:value-type="float">
            <text:p>1234.654</text:p>
          </table:table-cell>
          <table:table-cell office:value-type="float" office:value="1493.953" calcext:value-type="float">
            <text:p>1493.953</text:p>
          </table:table-cell>
          <table:table-cell office:value-type="float" office:value="1263.83" calcext:value-type="float">
            <text:p>1263.83</text:p>
          </table:table-cell>
          <table:table-cell office:value-type="float" office:value="757.1848" calcext:value-type="float">
            <text:p>757.1848</text:p>
          </table:table-cell>
          <table:table-cell office:value-type="float" office:value="1089.689" calcext:value-type="float">
            <text:p>1089.689</text:p>
          </table:table-cell>
          <table:table-cell office:value-type="float" office:value="412.3253" calcext:value-type="float">
            <text:p>412.3253</text:p>
          </table:table-cell>
          <table:table-cell office:value-type="float" office:value="1836.85" calcext:value-type="float">
            <text:p>1836.85</text:p>
          </table:table-cell>
          <table:table-cell office:value-type="float" office:value="2077.758" calcext:value-type="float">
            <text:p>2077.758</text:p>
          </table:table-cell>
          <table:table-cell office:value-type="float" office:value="1664.427" calcext:value-type="float">
            <text:p>1664.427</text:p>
          </table:table-cell>
          <table:table-cell office:value-type="float" office:value="584.4623" calcext:value-type="float">
            <text:p>584.4623</text:p>
          </table:table-cell>
          <table:table-cell office:value-type="float" office:value="579.3099" calcext:value-type="float">
            <text:p>579.3099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4989498" calcext:value-type="float">
            <text:p>-0.04989498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71.8001" calcext:value-type="float">
            <text:p>-471.8001</text:p>
          </table:table-cell>
          <table:table-cell office:value-type="float" office:value="0" calcext:value-type="float">
            <text:p>0</text:p>
          </table:table-cell>
          <table:table-cell office:value-type="float" office:value="8.034271" calcext:value-type="float">
            <text:p>8.034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5" calcext:value-type="float">
            <text:p>27102005</text:p>
          </table:table-cell>
          <table:table-cell office:value-type="float" office:value="1053.431" calcext:value-type="float">
            <text:p>1053.431</text:p>
          </table:table-cell>
          <table:table-cell office:value-type="float" office:value="13267.15" calcext:value-type="float">
            <text:p>13267.15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28.1927" calcext:value-type="float">
            <text:p>-628.1927</text:p>
          </table:table-cell>
          <table:table-cell office:value-type="float" office:value="1790.731" calcext:value-type="float">
            <text:p>1790.73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2.92668" calcext:value-type="float">
            <text:p>82.92668</text:p>
          </table:table-cell>
          <table:table-cell office:value-type="float" office:value="785.4061" calcext:value-type="float">
            <text:p>785.4061</text:p>
          </table:table-cell>
          <table:table-cell office:value-type="float" office:value="0.1138326" calcext:value-type="float">
            <text:p>0.1138326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573998" calcext:value-type="float">
            <text:p>0.6573998</text:p>
          </table:table-cell>
          <table:table-cell office:value-type="float" office:value="370" calcext:value-type="float">
            <text:p>370</text:p>
          </table:table-cell>
          <table:table-cell office:value-type="float" office:value="931.2122" calcext:value-type="float">
            <text:p>931.2122</text:p>
          </table:table-cell>
          <table:table-cell office:value-type="float" office:value="0" calcext:value-type="float">
            <text:p>0</text:p>
          </table:table-cell>
          <table:table-cell office:value-type="float" office:value="363.1863" calcext:value-type="float">
            <text:p>363.1863</text:p>
          </table:table-cell>
          <table:table-cell office:value-type="float" office:value="1234.441" calcext:value-type="float">
            <text:p>1234.441</text:p>
          </table:table-cell>
          <table:table-cell office:value-type="float" office:value="1493.729" calcext:value-type="float">
            <text:p>1493.729</text:p>
          </table:table-cell>
          <table:table-cell office:value-type="float" office:value="1263.704" calcext:value-type="float">
            <text:p>1263.704</text:p>
          </table:table-cell>
          <table:table-cell office:value-type="float" office:value="757.0881" calcext:value-type="float">
            <text:p>757.0881</text:p>
          </table:table-cell>
          <table:table-cell office:value-type="float" office:value="1089.651" calcext:value-type="float">
            <text:p>1089.651</text:p>
          </table:table-cell>
          <table:table-cell office:value-type="float" office:value="412.3055" calcext:value-type="float">
            <text:p>412.3055</text:p>
          </table:table-cell>
          <table:table-cell office:value-type="float" office:value="1836.804" calcext:value-type="float">
            <text:p>1836.804</text:p>
          </table:table-cell>
          <table:table-cell office:value-type="float" office:value="2077.713" calcext:value-type="float">
            <text:p>2077.713</text:p>
          </table:table-cell>
          <table:table-cell office:value-type="float" office:value="1664.4" calcext:value-type="float">
            <text:p>1664.4</text:p>
          </table:table-cell>
          <table:table-cell office:value-type="float" office:value="584.4508" calcext:value-type="float">
            <text:p>584.4508</text:p>
          </table:table-cell>
          <table:table-cell office:value-type="float" office:value="579.2852" calcext:value-type="float">
            <text:p>579.2852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5" calcext:value-type="float">
            <text:p>35.67515</text:p>
          </table:table-cell>
          <table:table-cell office:value-type="float" office:value="0" calcext:value-type="float">
            <text:p>0</text:p>
          </table:table-cell>
          <table:table-cell office:value-type="float" office:value="-0.04989564" calcext:value-type="float">
            <text:p>-0.04989564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72.6423" calcext:value-type="float">
            <text:p>-472.6423</text:p>
          </table:table-cell>
          <table:table-cell office:value-type="float" office:value="0" calcext:value-type="float">
            <text:p>0</text:p>
          </table:table-cell>
          <table:table-cell office:value-type="float" office:value="7.918499" calcext:value-type="float">
            <text:p>7.9184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5" calcext:value-type="float">
            <text:p>28102005</text:p>
          </table:table-cell>
          <table:table-cell office:value-type="float" office:value="1052.677" calcext:value-type="float">
            <text:p>1052.677</text:p>
          </table:table-cell>
          <table:table-cell office:value-type="float" office:value="13266.99" calcext:value-type="float">
            <text:p>13266.9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29.138" calcext:value-type="float">
            <text:p>-629.138</text:p>
          </table:table-cell>
          <table:table-cell office:value-type="float" office:value="1792.479" calcext:value-type="float">
            <text:p>1792.479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04113" calcext:value-type="float">
            <text:p>83.04113</text:p>
          </table:table-cell>
          <table:table-cell office:value-type="float" office:value="785.3955" calcext:value-type="float">
            <text:p>785.3955</text:p>
          </table:table-cell>
          <table:table-cell office:value-type="float" office:value="0.1145987" calcext:value-type="float">
            <text:p>0.114598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541128" calcext:value-type="float">
            <text:p>0.6541128</text:p>
          </table:table-cell>
          <table:table-cell office:value-type="float" office:value="370" calcext:value-type="float">
            <text:p>370</text:p>
          </table:table-cell>
          <table:table-cell office:value-type="float" office:value="930.271" calcext:value-type="float">
            <text:p>930.271</text:p>
          </table:table-cell>
          <table:table-cell office:value-type="float" office:value="0" calcext:value-type="float">
            <text:p>0</text:p>
          </table:table-cell>
          <table:table-cell office:value-type="float" office:value="363.168" calcext:value-type="float">
            <text:p>363.168</text:p>
          </table:table-cell>
          <table:table-cell office:value-type="float" office:value="1234.224" calcext:value-type="float">
            <text:p>1234.224</text:p>
          </table:table-cell>
          <table:table-cell office:value-type="float" office:value="1493.506" calcext:value-type="float">
            <text:p>1493.506</text:p>
          </table:table-cell>
          <table:table-cell office:value-type="float" office:value="1263.572" calcext:value-type="float">
            <text:p>1263.572</text:p>
          </table:table-cell>
          <table:table-cell office:value-type="float" office:value="756.9848" calcext:value-type="float">
            <text:p>756.9848</text:p>
          </table:table-cell>
          <table:table-cell office:value-type="float" office:value="1089.613" calcext:value-type="float">
            <text:p>1089.613</text:p>
          </table:table-cell>
          <table:table-cell office:value-type="float" office:value="412.2858" calcext:value-type="float">
            <text:p>412.2858</text:p>
          </table:table-cell>
          <table:table-cell office:value-type="float" office:value="1836.759" calcext:value-type="float">
            <text:p>1836.759</text:p>
          </table:table-cell>
          <table:table-cell office:value-type="float" office:value="2077.668" calcext:value-type="float">
            <text:p>2077.668</text:p>
          </table:table-cell>
          <table:table-cell office:value-type="float" office:value="1664.374" calcext:value-type="float">
            <text:p>1664.374</text:p>
          </table:table-cell>
          <table:table-cell office:value-type="float" office:value="584.4393" calcext:value-type="float">
            <text:p>584.4393</text:p>
          </table:table-cell>
          <table:table-cell office:value-type="float" office:value="579.2607" calcext:value-type="float">
            <text:p>579.2607</text:p>
          </table:table-cell>
          <table:table-cell office:value-type="float" office:value="142.7407" calcext:value-type="float">
            <text:p>142.7407</text:p>
          </table:table-cell>
          <table:table-cell office:value-type="float" office:value="35.67516" calcext:value-type="float">
            <text:p>35.67516</text:p>
          </table:table-cell>
          <table:table-cell office:value-type="float" office:value="0" calcext:value-type="float">
            <text:p>0</text:p>
          </table:table-cell>
          <table:table-cell office:value-type="float" office:value="-0.04989643" calcext:value-type="float">
            <text:p>-0.04989643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73.495" calcext:value-type="float">
            <text:p>-473.495</text:p>
          </table:table-cell>
          <table:table-cell office:value-type="float" office:value="0" calcext:value-type="float">
            <text:p>0</text:p>
          </table:table-cell>
          <table:table-cell office:value-type="float" office:value="7.832199" calcext:value-type="float">
            <text:p>7.8321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5" calcext:value-type="float">
            <text:p>29102005</text:p>
          </table:table-cell>
          <table:table-cell office:value-type="float" office:value="1051.85" calcext:value-type="float">
            <text:p>1051.85</text:p>
          </table:table-cell>
          <table:table-cell office:value-type="float" office:value="13266.82" calcext:value-type="float">
            <text:p>13266.82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30.1402" calcext:value-type="float">
            <text:p>-630.1402</text:p>
          </table:table-cell>
          <table:table-cell office:value-type="float" office:value="1795.001" calcext:value-type="float">
            <text:p>1795.00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14672" calcext:value-type="float">
            <text:p>83.14672</text:p>
          </table:table-cell>
          <table:table-cell office:value-type="float" office:value="785.39" calcext:value-type="float">
            <text:p>785.39</text:p>
          </table:table-cell>
          <table:table-cell office:value-type="float" office:value="0.1154126" calcext:value-type="float">
            <text:p>0.1154126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509644" calcext:value-type="float">
            <text:p>0.6509644</text:p>
          </table:table-cell>
          <table:table-cell office:value-type="float" office:value="370" calcext:value-type="float">
            <text:p>370</text:p>
          </table:table-cell>
          <table:table-cell office:value-type="float" office:value="929.2728" calcext:value-type="float">
            <text:p>929.2728</text:p>
          </table:table-cell>
          <table:table-cell office:value-type="float" office:value="0" calcext:value-type="float">
            <text:p>0</text:p>
          </table:table-cell>
          <table:table-cell office:value-type="float" office:value="363.1571" calcext:value-type="float">
            <text:p>363.1571</text:p>
          </table:table-cell>
          <table:table-cell office:value-type="float" office:value="1233.968" calcext:value-type="float">
            <text:p>1233.968</text:p>
          </table:table-cell>
          <table:table-cell office:value-type="float" office:value="1493.254" calcext:value-type="float">
            <text:p>1493.254</text:p>
          </table:table-cell>
          <table:table-cell office:value-type="float" office:value="1263.43" calcext:value-type="float">
            <text:p>1263.43</text:p>
          </table:table-cell>
          <table:table-cell office:value-type="float" office:value="756.8692" calcext:value-type="float">
            <text:p>756.8692</text:p>
          </table:table-cell>
          <table:table-cell office:value-type="float" office:value="1089.572" calcext:value-type="float">
            <text:p>1089.572</text:p>
          </table:table-cell>
          <table:table-cell office:value-type="float" office:value="412.2656" calcext:value-type="float">
            <text:p>412.2656</text:p>
          </table:table-cell>
          <table:table-cell office:value-type="float" office:value="1836.713" calcext:value-type="float">
            <text:p>1836.713</text:p>
          </table:table-cell>
          <table:table-cell office:value-type="float" office:value="2077.625" calcext:value-type="float">
            <text:p>2077.625</text:p>
          </table:table-cell>
          <table:table-cell office:value-type="float" office:value="1664.347" calcext:value-type="float">
            <text:p>1664.347</text:p>
          </table:table-cell>
          <table:table-cell office:value-type="float" office:value="584.4279" calcext:value-type="float">
            <text:p>584.4279</text:p>
          </table:table-cell>
          <table:table-cell office:value-type="float" office:value="579.2363" calcext:value-type="float">
            <text:p>579.2363</text:p>
          </table:table-cell>
          <table:table-cell office:value-type="float" office:value="142.7406" calcext:value-type="float">
            <text:p>142.7406</text:p>
          </table:table-cell>
          <table:table-cell office:value-type="float" office:value="35.67518" calcext:value-type="float">
            <text:p>35.67518</text:p>
          </table:table-cell>
          <table:table-cell office:value-type="float" office:value="0" calcext:value-type="float">
            <text:p>0</text:p>
          </table:table-cell>
          <table:table-cell office:value-type="float" office:value="-0.04989778" calcext:value-type="float">
            <text:p>-0.04989778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74.4299" calcext:value-type="float">
            <text:p>-474.4299</text:p>
          </table:table-cell>
          <table:table-cell office:value-type="float" office:value="0" calcext:value-type="float">
            <text:p>0</text:p>
          </table:table-cell>
          <table:table-cell office:value-type="float" office:value="7.766993" calcext:value-type="float">
            <text:p>7.766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5" calcext:value-type="float">
            <text:p>30102005</text:p>
          </table:table-cell>
          <table:table-cell office:value-type="float" office:value="1050.989" calcext:value-type="float">
            <text:p>1050.989</text:p>
          </table:table-cell>
          <table:table-cell office:value-type="float" office:value="13266.64" calcext:value-type="float">
            <text:p>13266.64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31.1836" calcext:value-type="float">
            <text:p>-631.1836</text:p>
          </table:table-cell>
          <table:table-cell office:value-type="float" office:value="1798.225" calcext:value-type="float">
            <text:p>1798.22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23583" calcext:value-type="float">
            <text:p>83.23583</text:p>
          </table:table-cell>
          <table:table-cell office:value-type="float" office:value="785.3882" calcext:value-type="float">
            <text:p>785.3882</text:p>
          </table:table-cell>
          <table:table-cell office:value-type="float" office:value="0.1162863" calcext:value-type="float">
            <text:p>0.1162863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99617" calcext:value-type="float">
            <text:p>0.6499617</text:p>
          </table:table-cell>
          <table:table-cell office:value-type="float" office:value="370" calcext:value-type="float">
            <text:p>370</text:p>
          </table:table-cell>
          <table:table-cell office:value-type="float" office:value="928.2312" calcext:value-type="float">
            <text:p>928.2312</text:p>
          </table:table-cell>
          <table:table-cell office:value-type="float" office:value="0" calcext:value-type="float">
            <text:p>0</text:p>
          </table:table-cell>
          <table:table-cell office:value-type="float" office:value="363.1649" calcext:value-type="float">
            <text:p>363.1649</text:p>
          </table:table-cell>
          <table:table-cell office:value-type="float" office:value="1233.695" calcext:value-type="float">
            <text:p>1233.695</text:p>
          </table:table-cell>
          <table:table-cell office:value-type="float" office:value="1492.981" calcext:value-type="float">
            <text:p>1492.981</text:p>
          </table:table-cell>
          <table:table-cell office:value-type="float" office:value="1263.272" calcext:value-type="float">
            <text:p>1263.272</text:p>
          </table:table-cell>
          <table:table-cell office:value-type="float" office:value="756.74" calcext:value-type="float">
            <text:p>756.74</text:p>
          </table:table-cell>
          <table:table-cell office:value-type="float" office:value="1089.529" calcext:value-type="float">
            <text:p>1089.529</text:p>
          </table:table-cell>
          <table:table-cell office:value-type="float" office:value="412.2443" calcext:value-type="float">
            <text:p>412.2443</text:p>
          </table:table-cell>
          <table:table-cell office:value-type="float" office:value="1836.667" calcext:value-type="float">
            <text:p>1836.667</text:p>
          </table:table-cell>
          <table:table-cell office:value-type="float" office:value="2077.581" calcext:value-type="float">
            <text:p>2077.581</text:p>
          </table:table-cell>
          <table:table-cell office:value-type="float" office:value="1664.321" calcext:value-type="float">
            <text:p>1664.321</text:p>
          </table:table-cell>
          <table:table-cell office:value-type="float" office:value="584.4164" calcext:value-type="float">
            <text:p>584.4164</text:p>
          </table:table-cell>
          <table:table-cell office:value-type="float" office:value="579.2122" calcext:value-type="float">
            <text:p>579.2122</text:p>
          </table:table-cell>
          <table:table-cell office:value-type="float" office:value="142.7406" calcext:value-type="float">
            <text:p>142.7406</text:p>
          </table:table-cell>
          <table:table-cell office:value-type="float" office:value="35.67519" calcext:value-type="float">
            <text:p>35.67519</text:p>
          </table:table-cell>
          <table:table-cell office:value-type="float" office:value="0" calcext:value-type="float">
            <text:p>0</text:p>
          </table:table-cell>
          <table:table-cell office:value-type="float" office:value="-0.04989959" calcext:value-type="float">
            <text:p>-0.0498995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75.4094" calcext:value-type="float">
            <text:p>-475.4094</text:p>
          </table:table-cell>
          <table:table-cell office:value-type="float" office:value="0" calcext:value-type="float">
            <text:p>0</text:p>
          </table:table-cell>
          <table:table-cell office:value-type="float" office:value="7.701818" calcext:value-type="float">
            <text:p>7.701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5" calcext:value-type="float">
            <text:p>31102005</text:p>
          </table:table-cell>
          <table:table-cell office:value-type="float" office:value="1050.16" calcext:value-type="float">
            <text:p>1050.16</text:p>
          </table:table-cell>
          <table:table-cell office:value-type="float" office:value="13266.46" calcext:value-type="float">
            <text:p>13266.46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32.2023" calcext:value-type="float">
            <text:p>-632.2023</text:p>
          </table:table-cell>
          <table:table-cell office:value-type="float" office:value="1802.553" calcext:value-type="float">
            <text:p>1802.553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31191" calcext:value-type="float">
            <text:p>83.31191</text:p>
          </table:table-cell>
          <table:table-cell office:value-type="float" office:value="785.3869" calcext:value-type="float">
            <text:p>785.3869</text:p>
          </table:table-cell>
          <table:table-cell office:value-type="float" office:value="0.1171375" calcext:value-type="float">
            <text:p>0.1171375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99617" calcext:value-type="float">
            <text:p>0.6499617</text:p>
          </table:table-cell>
          <table:table-cell office:value-type="float" office:value="370" calcext:value-type="float">
            <text:p>370</text:p>
          </table:table-cell>
          <table:table-cell office:value-type="float" office:value="927.2133" calcext:value-type="float">
            <text:p>927.2133</text:p>
          </table:table-cell>
          <table:table-cell office:value-type="float" office:value="0" calcext:value-type="float">
            <text:p>0</text:p>
          </table:table-cell>
          <table:table-cell office:value-type="float" office:value="363.1841" calcext:value-type="float">
            <text:p>363.1841</text:p>
          </table:table-cell>
          <table:table-cell office:value-type="float" office:value="1233.437" calcext:value-type="float">
            <text:p>1233.437</text:p>
          </table:table-cell>
          <table:table-cell office:value-type="float" office:value="1492.717" calcext:value-type="float">
            <text:p>1492.717</text:p>
          </table:table-cell>
          <table:table-cell office:value-type="float" office:value="1263.117" calcext:value-type="float">
            <text:p>1263.117</text:p>
          </table:table-cell>
          <table:table-cell office:value-type="float" office:value="756.6062" calcext:value-type="float">
            <text:p>756.6062</text:p>
          </table:table-cell>
          <table:table-cell office:value-type="float" office:value="1089.484" calcext:value-type="float">
            <text:p>1089.484</text:p>
          </table:table-cell>
          <table:table-cell office:value-type="float" office:value="412.2226" calcext:value-type="float">
            <text:p>412.2226</text:p>
          </table:table-cell>
          <table:table-cell office:value-type="float" office:value="1836.621" calcext:value-type="float">
            <text:p>1836.621</text:p>
          </table:table-cell>
          <table:table-cell office:value-type="float" office:value="2077.537" calcext:value-type="float">
            <text:p>2077.537</text:p>
          </table:table-cell>
          <table:table-cell office:value-type="float" office:value="1664.295" calcext:value-type="float">
            <text:p>1664.295</text:p>
          </table:table-cell>
          <table:table-cell office:value-type="float" office:value="584.4051" calcext:value-type="float">
            <text:p>584.4051</text:p>
          </table:table-cell>
          <table:table-cell office:value-type="float" office:value="579.1882" calcext:value-type="float">
            <text:p>579.1882</text:p>
          </table:table-cell>
          <table:table-cell office:value-type="float" office:value="142.7406" calcext:value-type="float">
            <text:p>142.7406</text:p>
          </table:table-cell>
          <table:table-cell office:value-type="float" office:value="35.67518" calcext:value-type="float">
            <text:p>35.67518</text:p>
          </table:table-cell>
          <table:table-cell office:value-type="float" office:value="0" calcext:value-type="float">
            <text:p>0</text:p>
          </table:table-cell>
          <table:table-cell office:value-type="float" office:value="-0.04990102" calcext:value-type="float">
            <text:p>-0.04990102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76.3584" calcext:value-type="float">
            <text:p>-476.3584</text:p>
          </table:table-cell>
          <table:table-cell office:value-type="float" office:value="0" calcext:value-type="float">
            <text:p>0</text:p>
          </table:table-cell>
          <table:table-cell office:value-type="float" office:value="7.630781" calcext:value-type="float">
            <text:p>7.6307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5" calcext:value-type="float">
            <text:p>1112005</text:p>
          </table:table-cell>
          <table:table-cell office:value-type="float" office:value="1049.387" calcext:value-type="float">
            <text:p>1049.387</text:p>
          </table:table-cell>
          <table:table-cell office:value-type="float" office:value="13266.28" calcext:value-type="float">
            <text:p>13266.28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33.1594" calcext:value-type="float">
            <text:p>-633.1594</text:p>
          </table:table-cell>
          <table:table-cell office:value-type="float" office:value="1804.488" calcext:value-type="float">
            <text:p>1804.488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35916" calcext:value-type="float">
            <text:p>83.35916</text:p>
          </table:table-cell>
          <table:table-cell office:value-type="float" office:value="785.3845" calcext:value-type="float">
            <text:p>785.3845</text:p>
          </table:table-cell>
          <table:table-cell office:value-type="float" office:value="0.1179521" calcext:value-type="float">
            <text:p>0.1179521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99617" calcext:value-type="float">
            <text:p>0.6499617</text:p>
          </table:table-cell>
          <table:table-cell office:value-type="float" office:value="370" calcext:value-type="float">
            <text:p>370</text:p>
          </table:table-cell>
          <table:table-cell office:value-type="float" office:value="926.2571" calcext:value-type="float">
            <text:p>926.2571</text:p>
          </table:table-cell>
          <table:table-cell office:value-type="float" office:value="0" calcext:value-type="float">
            <text:p>0</text:p>
          </table:table-cell>
          <table:table-cell office:value-type="float" office:value="363.2048" calcext:value-type="float">
            <text:p>363.2048</text:p>
          </table:table-cell>
          <table:table-cell office:value-type="float" office:value="1233.198" calcext:value-type="float">
            <text:p>1233.198</text:p>
          </table:table-cell>
          <table:table-cell office:value-type="float" office:value="1492.473" calcext:value-type="float">
            <text:p>1492.473</text:p>
          </table:table-cell>
          <table:table-cell office:value-type="float" office:value="1262.975" calcext:value-type="float">
            <text:p>1262.975</text:p>
          </table:table-cell>
          <table:table-cell office:value-type="float" office:value="756.4777" calcext:value-type="float">
            <text:p>756.4777</text:p>
          </table:table-cell>
          <table:table-cell office:value-type="float" office:value="1089.44" calcext:value-type="float">
            <text:p>1089.44</text:p>
          </table:table-cell>
          <table:table-cell office:value-type="float" office:value="412.2013" calcext:value-type="float">
            <text:p>412.2013</text:p>
          </table:table-cell>
          <table:table-cell office:value-type="float" office:value="1836.574" calcext:value-type="float">
            <text:p>1836.574</text:p>
          </table:table-cell>
          <table:table-cell office:value-type="float" office:value="2077.492" calcext:value-type="float">
            <text:p>2077.492</text:p>
          </table:table-cell>
          <table:table-cell office:value-type="float" office:value="1664.27" calcext:value-type="float">
            <text:p>1664.27</text:p>
          </table:table-cell>
          <table:table-cell office:value-type="float" office:value="584.3939" calcext:value-type="float">
            <text:p>584.3939</text:p>
          </table:table-cell>
          <table:table-cell office:value-type="float" office:value="579.1645" calcext:value-type="float">
            <text:p>579.1645</text:p>
          </table:table-cell>
          <table:table-cell office:value-type="float" office:value="142.7406" calcext:value-type="float">
            <text:p>142.7406</text:p>
          </table:table-cell>
          <table:table-cell office:value-type="float" office:value="35.67518" calcext:value-type="float">
            <text:p>35.67518</text:p>
          </table:table-cell>
          <table:table-cell office:value-type="float" office:value="0" calcext:value-type="float">
            <text:p>0</text:p>
          </table:table-cell>
          <table:table-cell office:value-type="float" office:value="-0.0499023" calcext:value-type="float">
            <text:p>-0.0499023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77.2465" calcext:value-type="float">
            <text:p>-477.2465</text:p>
          </table:table-cell>
          <table:table-cell office:value-type="float" office:value="0" calcext:value-type="float">
            <text:p>0</text:p>
          </table:table-cell>
          <table:table-cell office:value-type="float" office:value="7.56194" calcext:value-type="float">
            <text:p>7.56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5" calcext:value-type="float">
            <text:p>2112005</text:p>
          </table:table-cell>
          <table:table-cell office:value-type="float" office:value="1048.562" calcext:value-type="float">
            <text:p>1048.562</text:p>
          </table:table-cell>
          <table:table-cell office:value-type="float" office:value="13266.09" calcext:value-type="float">
            <text:p>13266.0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34.1549" calcext:value-type="float">
            <text:p>-634.1549</text:p>
          </table:table-cell>
          <table:table-cell office:value-type="float" office:value="1806.255" calcext:value-type="float">
            <text:p>1806.25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39772" calcext:value-type="float">
            <text:p>83.39772</text:p>
          </table:table-cell>
          <table:table-cell office:value-type="float" office:value="785.3815" calcext:value-type="float">
            <text:p>785.3815</text:p>
          </table:table-cell>
          <table:table-cell office:value-type="float" office:value="0.1187442" calcext:value-type="float">
            <text:p>0.118744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99617" calcext:value-type="float">
            <text:p>0.6499617</text:p>
          </table:table-cell>
          <table:table-cell office:value-type="float" office:value="370" calcext:value-type="float">
            <text:p>370</text:p>
          </table:table-cell>
          <table:table-cell office:value-type="float" office:value="925.2624" calcext:value-type="float">
            <text:p>925.2624</text:p>
          </table:table-cell>
          <table:table-cell office:value-type="float" office:value="0" calcext:value-type="float">
            <text:p>0</text:p>
          </table:table-cell>
          <table:table-cell office:value-type="float" office:value="363.2251" calcext:value-type="float">
            <text:p>363.2251</text:p>
          </table:table-cell>
          <table:table-cell office:value-type="float" office:value="1232.936" calcext:value-type="float">
            <text:p>1232.936</text:p>
          </table:table-cell>
          <table:table-cell office:value-type="float" office:value="1492.21" calcext:value-type="float">
            <text:p>1492.21</text:p>
          </table:table-cell>
          <table:table-cell office:value-type="float" office:value="1262.822" calcext:value-type="float">
            <text:p>1262.822</text:p>
          </table:table-cell>
          <table:table-cell office:value-type="float" office:value="756.3454" calcext:value-type="float">
            <text:p>756.3454</text:p>
          </table:table-cell>
          <table:table-cell office:value-type="float" office:value="1089.395" calcext:value-type="float">
            <text:p>1089.395</text:p>
          </table:table-cell>
          <table:table-cell office:value-type="float" office:value="412.1799" calcext:value-type="float">
            <text:p>412.1799</text:p>
          </table:table-cell>
          <table:table-cell office:value-type="float" office:value="1836.528" calcext:value-type="float">
            <text:p>1836.528</text:p>
          </table:table-cell>
          <table:table-cell office:value-type="float" office:value="2077.448" calcext:value-type="float">
            <text:p>2077.448</text:p>
          </table:table-cell>
          <table:table-cell office:value-type="float" office:value="1664.244" calcext:value-type="float">
            <text:p>1664.244</text:p>
          </table:table-cell>
          <table:table-cell office:value-type="float" office:value="584.3826" calcext:value-type="float">
            <text:p>584.3826</text:p>
          </table:table-cell>
          <table:table-cell office:value-type="float" office:value="579.1409" calcext:value-type="float">
            <text:p>579.1409</text:p>
          </table:table-cell>
          <table:table-cell office:value-type="float" office:value="142.7406" calcext:value-type="float">
            <text:p>142.7406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4990426" calcext:value-type="float">
            <text:p>-0.04990426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78.1872" calcext:value-type="float">
            <text:p>-478.1872</text:p>
          </table:table-cell>
          <table:table-cell office:value-type="float" office:value="0" calcext:value-type="float">
            <text:p>0</text:p>
          </table:table-cell>
          <table:table-cell office:value-type="float" office:value="7.506952" calcext:value-type="float">
            <text:p>7.5069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5" calcext:value-type="float">
            <text:p>3112005</text:p>
          </table:table-cell>
          <table:table-cell office:value-type="float" office:value="1047.718" calcext:value-type="float">
            <text:p>1047.718</text:p>
          </table:table-cell>
          <table:table-cell office:value-type="float" office:value="13265.89" calcext:value-type="float">
            <text:p>13265.8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35.1769" calcext:value-type="float">
            <text:p>-635.1769</text:p>
          </table:table-cell>
          <table:table-cell office:value-type="float" office:value="1809.975" calcext:value-type="float">
            <text:p>1809.97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43842" calcext:value-type="float">
            <text:p>83.43842</text:p>
          </table:table-cell>
          <table:table-cell office:value-type="float" office:value="785.3802" calcext:value-type="float">
            <text:p>785.3802</text:p>
          </table:table-cell>
          <table:table-cell office:value-type="float" office:value="0.1195367" calcext:value-type="float">
            <text:p>0.119536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99617" calcext:value-type="float">
            <text:p>0.6499617</text:p>
          </table:table-cell>
          <table:table-cell office:value-type="float" office:value="370" calcext:value-type="float">
            <text:p>370</text:p>
          </table:table-cell>
          <table:table-cell office:value-type="float" office:value="924.2411" calcext:value-type="float">
            <text:p>924.2411</text:p>
          </table:table-cell>
          <table:table-cell office:value-type="float" office:value="0" calcext:value-type="float">
            <text:p>0</text:p>
          </table:table-cell>
          <table:table-cell office:value-type="float" office:value="363.2503" calcext:value-type="float">
            <text:p>363.2503</text:p>
          </table:table-cell>
          <table:table-cell office:value-type="float" office:value="1232.661" calcext:value-type="float">
            <text:p>1232.661</text:p>
          </table:table-cell>
          <table:table-cell office:value-type="float" office:value="1491.937" calcext:value-type="float">
            <text:p>1491.937</text:p>
          </table:table-cell>
          <table:table-cell office:value-type="float" office:value="1262.66" calcext:value-type="float">
            <text:p>1262.66</text:p>
          </table:table-cell>
          <table:table-cell office:value-type="float" office:value="756.2032" calcext:value-type="float">
            <text:p>756.2032</text:p>
          </table:table-cell>
          <table:table-cell office:value-type="float" office:value="1089.346" calcext:value-type="float">
            <text:p>1089.346</text:p>
          </table:table-cell>
          <table:table-cell office:value-type="float" office:value="412.1582" calcext:value-type="float">
            <text:p>412.1582</text:p>
          </table:table-cell>
          <table:table-cell office:value-type="float" office:value="1836.481" calcext:value-type="float">
            <text:p>1836.481</text:p>
          </table:table-cell>
          <table:table-cell office:value-type="float" office:value="2077.404" calcext:value-type="float">
            <text:p>2077.404</text:p>
          </table:table-cell>
          <table:table-cell office:value-type="float" office:value="1664.218" calcext:value-type="float">
            <text:p>1664.218</text:p>
          </table:table-cell>
          <table:table-cell office:value-type="float" office:value="584.3713" calcext:value-type="float">
            <text:p>584.3713</text:p>
          </table:table-cell>
          <table:table-cell office:value-type="float" office:value="579.1175" calcext:value-type="float">
            <text:p>579.1175</text:p>
          </table:table-cell>
          <table:table-cell office:value-type="float" office:value="142.7406" calcext:value-type="float">
            <text:p>142.7406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4990613" calcext:value-type="float">
            <text:p>-0.04990613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79.1505" calcext:value-type="float">
            <text:p>-479.1505</text:p>
          </table:table-cell>
          <table:table-cell office:value-type="float" office:value="0" calcext:value-type="float">
            <text:p>0</text:p>
          </table:table-cell>
          <table:table-cell office:value-type="float" office:value="7.450065" calcext:value-type="float">
            <text:p>7.4500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5" calcext:value-type="float">
            <text:p>4112005</text:p>
          </table:table-cell>
          <table:table-cell office:value-type="float" office:value="1046.94" calcext:value-type="float">
            <text:p>1046.94</text:p>
          </table:table-cell>
          <table:table-cell office:value-type="float" office:value="13265.69" calcext:value-type="float">
            <text:p>13265.6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36.1408" calcext:value-type="float">
            <text:p>-636.1408</text:p>
          </table:table-cell>
          <table:table-cell office:value-type="float" office:value="1812.502" calcext:value-type="float">
            <text:p>1812.502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46564" calcext:value-type="float">
            <text:p>83.46564</text:p>
          </table:table-cell>
          <table:table-cell office:value-type="float" office:value="785.3793" calcext:value-type="float">
            <text:p>785.3793</text:p>
          </table:table-cell>
          <table:table-cell office:value-type="float" office:value="0.1203392" calcext:value-type="float">
            <text:p>0.120339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99617" calcext:value-type="float">
            <text:p>0.6499617</text:p>
          </table:table-cell>
          <table:table-cell office:value-type="float" office:value="370" calcext:value-type="float">
            <text:p>370</text:p>
          </table:table-cell>
          <table:table-cell office:value-type="float" office:value="923.2781" calcext:value-type="float">
            <text:p>923.2781</text:p>
          </table:table-cell>
          <table:table-cell office:value-type="float" office:value="0" calcext:value-type="float">
            <text:p>0</text:p>
          </table:table-cell>
          <table:table-cell office:value-type="float" office:value="363.2766" calcext:value-type="float">
            <text:p>363.2766</text:p>
          </table:table-cell>
          <table:table-cell office:value-type="float" office:value="1232.412" calcext:value-type="float">
            <text:p>1232.412</text:p>
          </table:table-cell>
          <table:table-cell office:value-type="float" office:value="1491.691" calcext:value-type="float">
            <text:p>1491.691</text:p>
          </table:table-cell>
          <table:table-cell office:value-type="float" office:value="1262.508" calcext:value-type="float">
            <text:p>1262.508</text:p>
          </table:table-cell>
          <table:table-cell office:value-type="float" office:value="756.0704" calcext:value-type="float">
            <text:p>756.0704</text:p>
          </table:table-cell>
          <table:table-cell office:value-type="float" office:value="1089.299" calcext:value-type="float">
            <text:p>1089.299</text:p>
          </table:table-cell>
          <table:table-cell office:value-type="float" office:value="412.1365" calcext:value-type="float">
            <text:p>412.1365</text:p>
          </table:table-cell>
          <table:table-cell office:value-type="float" office:value="1836.433" calcext:value-type="float">
            <text:p>1836.433</text:p>
          </table:table-cell>
          <table:table-cell office:value-type="float" office:value="2077.361" calcext:value-type="float">
            <text:p>2077.361</text:p>
          </table:table-cell>
          <table:table-cell office:value-type="float" office:value="1664.193" calcext:value-type="float">
            <text:p>1664.193</text:p>
          </table:table-cell>
          <table:table-cell office:value-type="float" office:value="584.3602" calcext:value-type="float">
            <text:p>584.3602</text:p>
          </table:table-cell>
          <table:table-cell office:value-type="float" office:value="579.0942" calcext:value-type="float">
            <text:p>579.0942</text:p>
          </table:table-cell>
          <table:table-cell office:value-type="float" office:value="142.7406" calcext:value-type="float">
            <text:p>142.7406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4990741" calcext:value-type="float">
            <text:p>-0.04990741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0.0473" calcext:value-type="float">
            <text:p>-480.0473</text:p>
          </table:table-cell>
          <table:table-cell office:value-type="float" office:value="0" calcext:value-type="float">
            <text:p>0</text:p>
          </table:table-cell>
          <table:table-cell office:value-type="float" office:value="7.385515" calcext:value-type="float">
            <text:p>7.3855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5" calcext:value-type="float">
            <text:p>5112005</text:p>
          </table:table-cell>
          <table:table-cell office:value-type="float" office:value="1046.232" calcext:value-type="float">
            <text:p>1046.232</text:p>
          </table:table-cell>
          <table:table-cell office:value-type="float" office:value="13265.5" calcext:value-type="float">
            <text:p>13265.5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37.0914" calcext:value-type="float">
            <text:p>-637.0914</text:p>
          </table:table-cell>
          <table:table-cell office:value-type="float" office:value="1815.223" calcext:value-type="float">
            <text:p>1815.223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48558" calcext:value-type="float">
            <text:p>83.48558</text:p>
          </table:table-cell>
          <table:table-cell office:value-type="float" office:value="785.3792" calcext:value-type="float">
            <text:p>785.3792</text:p>
          </table:table-cell>
          <table:table-cell office:value-type="float" office:value="0.1211579" calcext:value-type="float">
            <text:p>0.1211579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75642" calcext:value-type="float">
            <text:p>0.6475642</text:p>
          </table:table-cell>
          <table:table-cell office:value-type="float" office:value="370" calcext:value-type="float">
            <text:p>370</text:p>
          </table:table-cell>
          <table:table-cell office:value-type="float" office:value="922.3307" calcext:value-type="float">
            <text:p>922.3307</text:p>
          </table:table-cell>
          <table:table-cell office:value-type="float" office:value="0" calcext:value-type="float">
            <text:p>0</text:p>
          </table:table-cell>
          <table:table-cell office:value-type="float" office:value="363.3032" calcext:value-type="float">
            <text:p>363.3032</text:p>
          </table:table-cell>
          <table:table-cell office:value-type="float" office:value="1232.195" calcext:value-type="float">
            <text:p>1232.195</text:p>
          </table:table-cell>
          <table:table-cell office:value-type="float" office:value="1491.465" calcext:value-type="float">
            <text:p>1491.465</text:p>
          </table:table-cell>
          <table:table-cell office:value-type="float" office:value="1262.367" calcext:value-type="float">
            <text:p>1262.367</text:p>
          </table:table-cell>
          <table:table-cell office:value-type="float" office:value="755.9493" calcext:value-type="float">
            <text:p>755.9493</text:p>
          </table:table-cell>
          <table:table-cell office:value-type="float" office:value="1089.255" calcext:value-type="float">
            <text:p>1089.255</text:p>
          </table:table-cell>
          <table:table-cell office:value-type="float" office:value="412.1152" calcext:value-type="float">
            <text:p>412.1152</text:p>
          </table:table-cell>
          <table:table-cell office:value-type="float" office:value="1836.385" calcext:value-type="float">
            <text:p>1836.385</text:p>
          </table:table-cell>
          <table:table-cell office:value-type="float" office:value="2077.317" calcext:value-type="float">
            <text:p>2077.317</text:p>
          </table:table-cell>
          <table:table-cell office:value-type="float" office:value="1664.167" calcext:value-type="float">
            <text:p>1664.167</text:p>
          </table:table-cell>
          <table:table-cell office:value-type="float" office:value="584.3491" calcext:value-type="float">
            <text:p>584.3491</text:p>
          </table:table-cell>
          <table:table-cell office:value-type="float" office:value="579.0712" calcext:value-type="float">
            <text:p>579.0712</text:p>
          </table:table-cell>
          <table:table-cell office:value-type="float" office:value="142.7406" calcext:value-type="float">
            <text:p>142.7406</text:p>
          </table:table-cell>
          <table:table-cell office:value-type="float" office:value="35.67517" calcext:value-type="float">
            <text:p>35.67517</text:p>
          </table:table-cell>
          <table:table-cell office:value-type="float" office:value="0" calcext:value-type="float">
            <text:p>0</text:p>
          </table:table-cell>
          <table:table-cell office:value-type="float" office:value="-0.04990826" calcext:value-type="float">
            <text:p>-0.04990826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0.87" calcext:value-type="float">
            <text:p>-480.87</text:p>
          </table:table-cell>
          <table:table-cell office:value-type="float" office:value="0" calcext:value-type="float">
            <text:p>0</text:p>
          </table:table-cell>
          <table:table-cell office:value-type="float" office:value="7.263088" calcext:value-type="float">
            <text:p>7.263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5" calcext:value-type="float">
            <text:p>6112005</text:p>
          </table:table-cell>
          <table:table-cell office:value-type="float" office:value="1045.571" calcext:value-type="float">
            <text:p>1045.571</text:p>
          </table:table-cell>
          <table:table-cell office:value-type="float" office:value="13265.33" calcext:value-type="float">
            <text:p>13265.33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37.9441" calcext:value-type="float">
            <text:p>-637.9441</text:p>
          </table:table-cell>
          <table:table-cell office:value-type="float" office:value="1816.538" calcext:value-type="float">
            <text:p>1816.538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49442" calcext:value-type="float">
            <text:p>83.49442</text:p>
          </table:table-cell>
          <table:table-cell office:value-type="float" office:value="785.3785" calcext:value-type="float">
            <text:p>785.3785</text:p>
          </table:table-cell>
          <table:table-cell office:value-type="float" office:value="0.1220004" calcext:value-type="float">
            <text:p>0.1220004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43698" calcext:value-type="float">
            <text:p>0.6443698</text:p>
          </table:table-cell>
          <table:table-cell office:value-type="float" office:value="370" calcext:value-type="float">
            <text:p>370</text:p>
          </table:table-cell>
          <table:table-cell office:value-type="float" office:value="921.4821" calcext:value-type="float">
            <text:p>921.4821</text:p>
          </table:table-cell>
          <table:table-cell office:value-type="float" office:value="0" calcext:value-type="float">
            <text:p>0</text:p>
          </table:table-cell>
          <table:table-cell office:value-type="float" office:value="363.3238" calcext:value-type="float">
            <text:p>363.3238</text:p>
          </table:table-cell>
          <table:table-cell office:value-type="float" office:value="1232.001" calcext:value-type="float">
            <text:p>1232.001</text:p>
          </table:table-cell>
          <table:table-cell office:value-type="float" office:value="1491.257" calcext:value-type="float">
            <text:p>1491.257</text:p>
          </table:table-cell>
          <table:table-cell office:value-type="float" office:value="1262.241" calcext:value-type="float">
            <text:p>1262.241</text:p>
          </table:table-cell>
          <table:table-cell office:value-type="float" office:value="755.8343" calcext:value-type="float">
            <text:p>755.8343</text:p>
          </table:table-cell>
          <table:table-cell office:value-type="float" office:value="1089.213" calcext:value-type="float">
            <text:p>1089.213</text:p>
          </table:table-cell>
          <table:table-cell office:value-type="float" office:value="412.0952" calcext:value-type="float">
            <text:p>412.0952</text:p>
          </table:table-cell>
          <table:table-cell office:value-type="float" office:value="1836.34" calcext:value-type="float">
            <text:p>1836.34</text:p>
          </table:table-cell>
          <table:table-cell office:value-type="float" office:value="2077.273" calcext:value-type="float">
            <text:p>2077.273</text:p>
          </table:table-cell>
          <table:table-cell office:value-type="float" office:value="1664.142" calcext:value-type="float">
            <text:p>1664.142</text:p>
          </table:table-cell>
          <table:table-cell office:value-type="float" office:value="584.338" calcext:value-type="float">
            <text:p>584.338</text:p>
          </table:table-cell>
          <table:table-cell office:value-type="float" office:value="579.0482" calcext:value-type="float">
            <text:p>579.0482</text:p>
          </table:table-cell>
          <table:table-cell office:value-type="float" office:value="142.7405" calcext:value-type="float">
            <text:p>142.7405</text:p>
          </table:table-cell>
          <table:table-cell office:value-type="float" office:value="35.6752" calcext:value-type="float">
            <text:p>35.6752</text:p>
          </table:table-cell>
          <table:table-cell office:value-type="float" office:value="0" calcext:value-type="float">
            <text:p>0</text:p>
          </table:table-cell>
          <table:table-cell office:value-type="float" office:value="-0.04990894" calcext:value-type="float">
            <text:p>-0.04990894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1.6422" calcext:value-type="float">
            <text:p>-481.6422</text:p>
          </table:table-cell>
          <table:table-cell office:value-type="float" office:value="0" calcext:value-type="float">
            <text:p>0</text:p>
          </table:table-cell>
          <table:table-cell office:value-type="float" office:value="7.187457" calcext:value-type="float">
            <text:p>7.1874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5" calcext:value-type="float">
            <text:p>7112005</text:p>
          </table:table-cell>
          <table:table-cell office:value-type="float" office:value="1044.849" calcext:value-type="float">
            <text:p>1044.849</text:p>
          </table:table-cell>
          <table:table-cell office:value-type="float" office:value="13265.15" calcext:value-type="float">
            <text:p>13265.15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38.8487" calcext:value-type="float">
            <text:p>-638.8487</text:p>
          </table:table-cell>
          <table:table-cell office:value-type="float" office:value="1817.504" calcext:value-type="float">
            <text:p>1817.504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51277" calcext:value-type="float">
            <text:p>83.51277</text:p>
          </table:table-cell>
          <table:table-cell office:value-type="float" office:value="706.8401" calcext:value-type="float">
            <text:p>706.8401</text:p>
          </table:table-cell>
          <table:table-cell office:value-type="float" office:value="0.1228747" calcext:value-type="float">
            <text:p>0.122874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16968" calcext:value-type="float">
            <text:p>0.6416968</text:p>
          </table:table-cell>
          <table:table-cell office:value-type="float" office:value="370" calcext:value-type="float">
            <text:p>370</text:p>
          </table:table-cell>
          <table:table-cell office:value-type="float" office:value="920.5809" calcext:value-type="float">
            <text:p>920.5809</text:p>
          </table:table-cell>
          <table:table-cell office:value-type="float" office:value="0" calcext:value-type="float">
            <text:p>0</text:p>
          </table:table-cell>
          <table:table-cell office:value-type="float" office:value="357.5434" calcext:value-type="float">
            <text:p>357.5434</text:p>
          </table:table-cell>
          <table:table-cell office:value-type="float" office:value="1230.744" calcext:value-type="float">
            <text:p>1230.744</text:p>
          </table:table-cell>
          <table:table-cell office:value-type="float" office:value="1494.606" calcext:value-type="float">
            <text:p>1494.606</text:p>
          </table:table-cell>
          <table:table-cell office:value-type="float" office:value="1288.572" calcext:value-type="float">
            <text:p>1288.572</text:p>
          </table:table-cell>
          <table:table-cell office:value-type="float" office:value="771.75" calcext:value-type="float">
            <text:p>771.75</text:p>
          </table:table-cell>
          <table:table-cell office:value-type="float" office:value="1128.46" calcext:value-type="float">
            <text:p>1128.46</text:p>
          </table:table-cell>
          <table:table-cell office:value-type="float" office:value="412.0751" calcext:value-type="float">
            <text:p>412.0751</text:p>
          </table:table-cell>
          <table:table-cell office:value-type="float" office:value="1836.294" calcext:value-type="float">
            <text:p>1836.294</text:p>
          </table:table-cell>
          <table:table-cell office:value-type="float" office:value="2077.229" calcext:value-type="float">
            <text:p>2077.229</text:p>
          </table:table-cell>
          <table:table-cell office:value-type="float" office:value="1664.117" calcext:value-type="float">
            <text:p>1664.117</text:p>
          </table:table-cell>
          <table:table-cell office:value-type="float" office:value="584.327" calcext:value-type="float">
            <text:p>584.327</text:p>
          </table:table-cell>
          <table:table-cell office:value-type="float" office:value="579.0255" calcext:value-type="float">
            <text:p>579.0255</text:p>
          </table:table-cell>
          <table:table-cell office:value-type="float" office:value="142.7405" calcext:value-type="float">
            <text:p>142.7405</text:p>
          </table:table-cell>
          <table:table-cell office:value-type="float" office:value="35.67522" calcext:value-type="float">
            <text:p>35.67522</text:p>
          </table:table-cell>
          <table:table-cell office:value-type="float" office:value="0" calcext:value-type="float">
            <text:p>0</text:p>
          </table:table-cell>
          <table:table-cell office:value-type="float" office:value="-0.0499101" calcext:value-type="float">
            <text:p>-0.0499101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2.4808" calcext:value-type="float">
            <text:p>-482.4808</text:p>
          </table:table-cell>
          <table:table-cell office:value-type="float" office:value="0" calcext:value-type="float">
            <text:p>0</text:p>
          </table:table-cell>
          <table:table-cell office:value-type="float" office:value="7.120725" calcext:value-type="float">
            <text:p>7.1207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5" calcext:value-type="float">
            <text:p>8112005</text:p>
          </table:table-cell>
          <table:table-cell office:value-type="float" office:value="1044.086" calcext:value-type="float">
            <text:p>1044.086</text:p>
          </table:table-cell>
          <table:table-cell office:value-type="float" office:value="13264.97" calcext:value-type="float">
            <text:p>13264.97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39.7737" calcext:value-type="float">
            <text:p>-639.7737</text:p>
          </table:table-cell>
          <table:table-cell office:value-type="float" office:value="1819.942" calcext:value-type="float">
            <text:p>1819.942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55372" calcext:value-type="float">
            <text:p>83.55372</text:p>
          </table:table-cell>
          <table:table-cell office:value-type="float" office:value="706.8402" calcext:value-type="float">
            <text:p>706.8402</text:p>
          </table:table-cell>
          <table:table-cell office:value-type="float" office:value="0.1238144" calcext:value-type="float">
            <text:p>0.1238144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16968" calcext:value-type="float">
            <text:p>0.6416968</text:p>
          </table:table-cell>
          <table:table-cell office:value-type="float" office:value="370" calcext:value-type="float">
            <text:p>370</text:p>
          </table:table-cell>
          <table:table-cell office:value-type="float" office:value="919.6569" calcext:value-type="float">
            <text:p>919.6569</text:p>
          </table:table-cell>
          <table:table-cell office:value-type="float" office:value="0" calcext:value-type="float">
            <text:p>0</text:p>
          </table:table-cell>
          <table:table-cell office:value-type="float" office:value="357.5562" calcext:value-type="float">
            <text:p>357.5562</text:p>
          </table:table-cell>
          <table:table-cell office:value-type="float" office:value="1230.524" calcext:value-type="float">
            <text:p>1230.524</text:p>
          </table:table-cell>
          <table:table-cell office:value-type="float" office:value="1494.366" calcext:value-type="float">
            <text:p>1494.366</text:p>
          </table:table-cell>
          <table:table-cell office:value-type="float" office:value="1288.423" calcext:value-type="float">
            <text:p>1288.423</text:p>
          </table:table-cell>
          <table:table-cell office:value-type="float" office:value="771.6229" calcext:value-type="float">
            <text:p>771.6229</text:p>
          </table:table-cell>
          <table:table-cell office:value-type="float" office:value="1128.411" calcext:value-type="float">
            <text:p>1128.411</text:p>
          </table:table-cell>
          <table:table-cell office:value-type="float" office:value="412.0547" calcext:value-type="float">
            <text:p>412.0547</text:p>
          </table:table-cell>
          <table:table-cell office:value-type="float" office:value="1836.249" calcext:value-type="float">
            <text:p>1836.249</text:p>
          </table:table-cell>
          <table:table-cell office:value-type="float" office:value="2077.186" calcext:value-type="float">
            <text:p>2077.186</text:p>
          </table:table-cell>
          <table:table-cell office:value-type="float" office:value="1664.092" calcext:value-type="float">
            <text:p>1664.092</text:p>
          </table:table-cell>
          <table:table-cell office:value-type="float" office:value="584.316" calcext:value-type="float">
            <text:p>584.316</text:p>
          </table:table-cell>
          <table:table-cell office:value-type="float" office:value="579.0028" calcext:value-type="float">
            <text:p>579.0028</text:p>
          </table:table-cell>
          <table:table-cell office:value-type="float" office:value="142.7405" calcext:value-type="float">
            <text:p>142.7405</text:p>
          </table:table-cell>
          <table:table-cell office:value-type="float" office:value="35.67522" calcext:value-type="float">
            <text:p>35.67522</text:p>
          </table:table-cell>
          <table:table-cell office:value-type="float" office:value="0" calcext:value-type="float">
            <text:p>0</text:p>
          </table:table-cell>
          <table:table-cell office:value-type="float" office:value="-0.04991135" calcext:value-type="float">
            <text:p>-0.04991135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3.3602" calcext:value-type="float">
            <text:p>-483.3602</text:p>
          </table:table-cell>
          <table:table-cell office:value-type="float" office:value="0" calcext:value-type="float">
            <text:p>0</text:p>
          </table:table-cell>
          <table:table-cell office:value-type="float" office:value="7.070035" calcext:value-type="float">
            <text:p>7.0700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5" calcext:value-type="float">
            <text:p>9112005</text:p>
          </table:table-cell>
          <table:table-cell office:value-type="float" office:value="1043.368" calcext:value-type="float">
            <text:p>1043.368</text:p>
          </table:table-cell>
          <table:table-cell office:value-type="float" office:value="13264.81" calcext:value-type="float">
            <text:p>13264.81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0.6622" calcext:value-type="float">
            <text:p>-640.6622</text:p>
          </table:table-cell>
          <table:table-cell office:value-type="float" office:value="1824.593" calcext:value-type="float">
            <text:p>1824.593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60241" calcext:value-type="float">
            <text:p>83.60241</text:p>
          </table:table-cell>
          <table:table-cell office:value-type="float" office:value="706.8409" calcext:value-type="float">
            <text:p>706.8409</text:p>
          </table:table-cell>
          <table:table-cell office:value-type="float" office:value="0.1247986" calcext:value-type="float">
            <text:p>0.1247986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16968" calcext:value-type="float">
            <text:p>0.6416968</text:p>
          </table:table-cell>
          <table:table-cell office:value-type="float" office:value="370" calcext:value-type="float">
            <text:p>370</text:p>
          </table:table-cell>
          <table:table-cell office:value-type="float" office:value="918.7694" calcext:value-type="float">
            <text:p>918.7694</text:p>
          </table:table-cell>
          <table:table-cell office:value-type="float" office:value="0" calcext:value-type="float">
            <text:p>0</text:p>
          </table:table-cell>
          <table:table-cell office:value-type="float" office:value="357.5761" calcext:value-type="float">
            <text:p>357.5761</text:p>
          </table:table-cell>
          <table:table-cell office:value-type="float" office:value="1230.335" calcext:value-type="float">
            <text:p>1230.335</text:p>
          </table:table-cell>
          <table:table-cell office:value-type="float" office:value="1494.146" calcext:value-type="float">
            <text:p>1494.146</text:p>
          </table:table-cell>
          <table:table-cell office:value-type="float" office:value="1288.271" calcext:value-type="float">
            <text:p>1288.271</text:p>
          </table:table-cell>
          <table:table-cell office:value-type="float" office:value="771.4987" calcext:value-type="float">
            <text:p>771.4987</text:p>
          </table:table-cell>
          <table:table-cell office:value-type="float" office:value="1128.361" calcext:value-type="float">
            <text:p>1128.361</text:p>
          </table:table-cell>
          <table:table-cell office:value-type="float" office:value="412.0343" calcext:value-type="float">
            <text:p>412.0343</text:p>
          </table:table-cell>
          <table:table-cell office:value-type="float" office:value="1836.203" calcext:value-type="float">
            <text:p>1836.203</text:p>
          </table:table-cell>
          <table:table-cell office:value-type="float" office:value="2077.143" calcext:value-type="float">
            <text:p>2077.143</text:p>
          </table:table-cell>
          <table:table-cell office:value-type="float" office:value="1664.067" calcext:value-type="float">
            <text:p>1664.067</text:p>
          </table:table-cell>
          <table:table-cell office:value-type="float" office:value="584.3051" calcext:value-type="float">
            <text:p>584.3051</text:p>
          </table:table-cell>
          <table:table-cell office:value-type="float" office:value="578.9803" calcext:value-type="float">
            <text:p>578.9803</text:p>
          </table:table-cell>
          <table:table-cell office:value-type="float" office:value="142.7405" calcext:value-type="float">
            <text:p>142.7405</text:p>
          </table:table-cell>
          <table:table-cell office:value-type="float" office:value="35.67522" calcext:value-type="float">
            <text:p>35.67522</text:p>
          </table:table-cell>
          <table:table-cell office:value-type="float" office:value="0" calcext:value-type="float">
            <text:p>0</text:p>
          </table:table-cell>
          <table:table-cell office:value-type="float" office:value="-0.04991206" calcext:value-type="float">
            <text:p>-0.04991206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4.1889" calcext:value-type="float">
            <text:p>-484.1889</text:p>
          </table:table-cell>
          <table:table-cell office:value-type="float" office:value="0" calcext:value-type="float">
            <text:p>0</text:p>
          </table:table-cell>
          <table:table-cell office:value-type="float" office:value="7.00589" calcext:value-type="float">
            <text:p>7.00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5" calcext:value-type="float">
            <text:p>10112005</text:p>
          </table:table-cell>
          <table:table-cell office:value-type="float" office:value="1042.728" calcext:value-type="float">
            <text:p>1042.728</text:p>
          </table:table-cell>
          <table:table-cell office:value-type="float" office:value="13264.65" calcext:value-type="float">
            <text:p>13264.65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1.4575" calcext:value-type="float">
            <text:p>-641.4575</text:p>
          </table:table-cell>
          <table:table-cell office:value-type="float" office:value="1825.89" calcext:value-type="float">
            <text:p>1825.89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63825" calcext:value-type="float">
            <text:p>83.63825</text:p>
          </table:table-cell>
          <table:table-cell office:value-type="float" office:value="706.8406" calcext:value-type="float">
            <text:p>706.8406</text:p>
          </table:table-cell>
          <table:table-cell office:value-type="float" office:value="0.1258175" calcext:value-type="float">
            <text:p>0.1258175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16968" calcext:value-type="float">
            <text:p>0.6416968</text:p>
          </table:table-cell>
          <table:table-cell office:value-type="float" office:value="370" calcext:value-type="float">
            <text:p>370</text:p>
          </table:table-cell>
          <table:table-cell office:value-type="float" office:value="917.975" calcext:value-type="float">
            <text:p>917.975</text:p>
          </table:table-cell>
          <table:table-cell office:value-type="float" office:value="0" calcext:value-type="float">
            <text:p>0</text:p>
          </table:table-cell>
          <table:table-cell office:value-type="float" office:value="357.5923" calcext:value-type="float">
            <text:p>357.5923</text:p>
          </table:table-cell>
          <table:table-cell office:value-type="float" office:value="1230.175" calcext:value-type="float">
            <text:p>1230.175</text:p>
          </table:table-cell>
          <table:table-cell office:value-type="float" office:value="1493.955" calcext:value-type="float">
            <text:p>1493.955</text:p>
          </table:table-cell>
          <table:table-cell office:value-type="float" office:value="1288.134" calcext:value-type="float">
            <text:p>1288.134</text:p>
          </table:table-cell>
          <table:table-cell office:value-type="float" office:value="771.3859" calcext:value-type="float">
            <text:p>771.3859</text:p>
          </table:table-cell>
          <table:table-cell office:value-type="float" office:value="1128.315" calcext:value-type="float">
            <text:p>1128.315</text:p>
          </table:table-cell>
          <table:table-cell office:value-type="float" office:value="412.0154" calcext:value-type="float">
            <text:p>412.0154</text:p>
          </table:table-cell>
          <table:table-cell office:value-type="float" office:value="1836.158" calcext:value-type="float">
            <text:p>1836.158</text:p>
          </table:table-cell>
          <table:table-cell office:value-type="float" office:value="2077.099" calcext:value-type="float">
            <text:p>2077.099</text:p>
          </table:table-cell>
          <table:table-cell office:value-type="float" office:value="1664.042" calcext:value-type="float">
            <text:p>1664.042</text:p>
          </table:table-cell>
          <table:table-cell office:value-type="float" office:value="584.2943" calcext:value-type="float">
            <text:p>584.2943</text:p>
          </table:table-cell>
          <table:table-cell office:value-type="float" office:value="578.9579" calcext:value-type="float">
            <text:p>578.9579</text:p>
          </table:table-cell>
          <table:table-cell office:value-type="float" office:value="142.7405" calcext:value-type="float">
            <text:p>142.7405</text:p>
          </table:table-cell>
          <table:table-cell office:value-type="float" office:value="35.67522" calcext:value-type="float">
            <text:p>35.67522</text:p>
          </table:table-cell>
          <table:table-cell office:value-type="float" office:value="0" calcext:value-type="float">
            <text:p>0</text:p>
          </table:table-cell>
          <table:table-cell office:value-type="float" office:value="-0.04991259" calcext:value-type="float">
            <text:p>-0.0499125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4.9237" calcext:value-type="float">
            <text:p>-484.9237</text:p>
          </table:table-cell>
          <table:table-cell office:value-type="float" office:value="0" calcext:value-type="float">
            <text:p>0</text:p>
          </table:table-cell>
          <table:table-cell office:value-type="float" office:value="6.945834" calcext:value-type="float">
            <text:p>6.9458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5" calcext:value-type="float">
            <text:p>11112005</text:p>
          </table:table-cell>
          <table:table-cell office:value-type="float" office:value="1042.019" calcext:value-type="float">
            <text:p>1042.019</text:p>
          </table:table-cell>
          <table:table-cell office:value-type="float" office:value="13264.51" calcext:value-type="float">
            <text:p>13264.51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2.307" calcext:value-type="float">
            <text:p>-642.307</text:p>
          </table:table-cell>
          <table:table-cell office:value-type="float" office:value="1827.415" calcext:value-type="float">
            <text:p>1827.41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68916" calcext:value-type="float">
            <text:p>83.68916</text:p>
          </table:table-cell>
          <table:table-cell office:value-type="float" office:value="706.8404" calcext:value-type="float">
            <text:p>706.8404</text:p>
          </table:table-cell>
          <table:table-cell office:value-type="float" office:value="0.1268592" calcext:value-type="float">
            <text:p>0.126859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16968" calcext:value-type="float">
            <text:p>0.6416968</text:p>
          </table:table-cell>
          <table:table-cell office:value-type="float" office:value="370" calcext:value-type="float">
            <text:p>370</text:p>
          </table:table-cell>
          <table:table-cell office:value-type="float" office:value="917.1266" calcext:value-type="float">
            <text:p>917.1266</text:p>
          </table:table-cell>
          <table:table-cell office:value-type="float" office:value="0" calcext:value-type="float">
            <text:p>0</text:p>
          </table:table-cell>
          <table:table-cell office:value-type="float" office:value="357.6045" calcext:value-type="float">
            <text:p>357.6045</text:p>
          </table:table-cell>
          <table:table-cell office:value-type="float" office:value="1229.991" calcext:value-type="float">
            <text:p>1229.991</text:p>
          </table:table-cell>
          <table:table-cell office:value-type="float" office:value="1493.738" calcext:value-type="float">
            <text:p>1493.738</text:p>
          </table:table-cell>
          <table:table-cell office:value-type="float" office:value="1287.99" calcext:value-type="float">
            <text:p>1287.99</text:p>
          </table:table-cell>
          <table:table-cell office:value-type="float" office:value="771.2651" calcext:value-type="float">
            <text:p>771.2651</text:p>
          </table:table-cell>
          <table:table-cell office:value-type="float" office:value="1128.269" calcext:value-type="float">
            <text:p>1128.269</text:p>
          </table:table-cell>
          <table:table-cell office:value-type="float" office:value="411.9968" calcext:value-type="float">
            <text:p>411.9968</text:p>
          </table:table-cell>
          <table:table-cell office:value-type="float" office:value="1836.126" calcext:value-type="float">
            <text:p>1836.126</text:p>
          </table:table-cell>
          <table:table-cell office:value-type="float" office:value="2077.057" calcext:value-type="float">
            <text:p>2077.057</text:p>
          </table:table-cell>
          <table:table-cell office:value-type="float" office:value="1664.018" calcext:value-type="float">
            <text:p>1664.018</text:p>
          </table:table-cell>
          <table:table-cell office:value-type="float" office:value="584.2833" calcext:value-type="float">
            <text:p>584.2833</text:p>
          </table:table-cell>
          <table:table-cell office:value-type="float" office:value="578.9357" calcext:value-type="float">
            <text:p>578.9357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4991335" calcext:value-type="float">
            <text:p>-0.04991335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5.7274" calcext:value-type="float">
            <text:p>-485.7274</text:p>
          </table:table-cell>
          <table:table-cell office:value-type="float" office:value="0" calcext:value-type="float">
            <text:p>0</text:p>
          </table:table-cell>
          <table:table-cell office:value-type="float" office:value="6.9001" calcext:value-type="float">
            <text:p>6.9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5" calcext:value-type="float">
            <text:p>12112005</text:p>
          </table:table-cell>
          <table:table-cell office:value-type="float" office:value="1041.199" calcext:value-type="float">
            <text:p>1041.199</text:p>
          </table:table-cell>
          <table:table-cell office:value-type="float" office:value="13264.36" calcext:value-type="float">
            <text:p>13264.36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3.2599" calcext:value-type="float">
            <text:p>-643.2599</text:p>
          </table:table-cell>
          <table:table-cell office:value-type="float" office:value="1830.136" calcext:value-type="float">
            <text:p>1830.136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76823" calcext:value-type="float">
            <text:p>83.76823</text:p>
          </table:table-cell>
          <table:table-cell office:value-type="float" office:value="706.8398" calcext:value-type="float">
            <text:p>706.8398</text:p>
          </table:table-cell>
          <table:table-cell office:value-type="float" office:value="0.1279266" calcext:value-type="float">
            <text:p>0.1279266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16968" calcext:value-type="float">
            <text:p>0.6416968</text:p>
          </table:table-cell>
          <table:table-cell office:value-type="float" office:value="370" calcext:value-type="float">
            <text:p>370</text:p>
          </table:table-cell>
          <table:table-cell office:value-type="float" office:value="916.1747" calcext:value-type="float">
            <text:p>916.1747</text:p>
          </table:table-cell>
          <table:table-cell office:value-type="float" office:value="0" calcext:value-type="float">
            <text:p>0</text:p>
          </table:table-cell>
          <table:table-cell office:value-type="float" office:value="357.6151" calcext:value-type="float">
            <text:p>357.6151</text:p>
          </table:table-cell>
          <table:table-cell office:value-type="float" office:value="1229.771" calcext:value-type="float">
            <text:p>1229.771</text:p>
          </table:table-cell>
          <table:table-cell office:value-type="float" office:value="1493.484" calcext:value-type="float">
            <text:p>1493.484</text:p>
          </table:table-cell>
          <table:table-cell office:value-type="float" office:value="1287.821" calcext:value-type="float">
            <text:p>1287.821</text:p>
          </table:table-cell>
          <table:table-cell office:value-type="float" office:value="771.1314" calcext:value-type="float">
            <text:p>771.1314</text:p>
          </table:table-cell>
          <table:table-cell office:value-type="float" office:value="1128.217" calcext:value-type="float">
            <text:p>1128.217</text:p>
          </table:table-cell>
          <table:table-cell office:value-type="float" office:value="411.9778" calcext:value-type="float">
            <text:p>411.9778</text:p>
          </table:table-cell>
          <table:table-cell office:value-type="float" office:value="1836.093" calcext:value-type="float">
            <text:p>1836.093</text:p>
          </table:table-cell>
          <table:table-cell office:value-type="float" office:value="2077.015" calcext:value-type="float">
            <text:p>2077.015</text:p>
          </table:table-cell>
          <table:table-cell office:value-type="float" office:value="1663.993" calcext:value-type="float">
            <text:p>1663.993</text:p>
          </table:table-cell>
          <table:table-cell office:value-type="float" office:value="584.2725" calcext:value-type="float">
            <text:p>584.2725</text:p>
          </table:table-cell>
          <table:table-cell office:value-type="float" office:value="578.9136" calcext:value-type="float">
            <text:p>578.9136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4991455" calcext:value-type="float">
            <text:p>-0.04991455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6.6429" calcext:value-type="float">
            <text:p>-486.6429</text:p>
          </table:table-cell>
          <table:table-cell office:value-type="float" office:value="0" calcext:value-type="float">
            <text:p>0</text:p>
          </table:table-cell>
          <table:table-cell office:value-type="float" office:value="6.861932" calcext:value-type="float">
            <text:p>6.861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5" calcext:value-type="float">
            <text:p>13112005</text:p>
          </table:table-cell>
          <table:table-cell office:value-type="float" office:value="1040.398" calcext:value-type="float">
            <text:p>1040.398</text:p>
          </table:table-cell>
          <table:table-cell office:value-type="float" office:value="13264.2" calcext:value-type="float">
            <text:p>13264.2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4.2065" calcext:value-type="float">
            <text:p>-644.2065</text:p>
          </table:table-cell>
          <table:table-cell office:value-type="float" office:value="1834.112" calcext:value-type="float">
            <text:p>1834.112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85424" calcext:value-type="float">
            <text:p>83.85424</text:p>
          </table:table-cell>
          <table:table-cell office:value-type="float" office:value="706.84" calcext:value-type="float">
            <text:p>706.84</text:p>
          </table:table-cell>
          <table:table-cell office:value-type="float" office:value="0.1290517" calcext:value-type="float">
            <text:p>0.129051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16968" calcext:value-type="float">
            <text:p>0.6416968</text:p>
          </table:table-cell>
          <table:table-cell office:value-type="float" office:value="370" calcext:value-type="float">
            <text:p>370</text:p>
          </table:table-cell>
          <table:table-cell office:value-type="float" office:value="915.2293" calcext:value-type="float">
            <text:p>915.2293</text:p>
          </table:table-cell>
          <table:table-cell office:value-type="float" office:value="0" calcext:value-type="float">
            <text:p>0</text:p>
          </table:table-cell>
          <table:table-cell office:value-type="float" office:value="357.6322" calcext:value-type="float">
            <text:p>357.6322</text:p>
          </table:table-cell>
          <table:table-cell office:value-type="float" office:value="1229.569" calcext:value-type="float">
            <text:p>1229.569</text:p>
          </table:table-cell>
          <table:table-cell office:value-type="float" office:value="1493.234" calcext:value-type="float">
            <text:p>1493.234</text:p>
          </table:table-cell>
          <table:table-cell office:value-type="float" office:value="1287.653" calcext:value-type="float">
            <text:p>1287.653</text:p>
          </table:table-cell>
          <table:table-cell office:value-type="float" office:value="770.9926" calcext:value-type="float">
            <text:p>770.9926</text:p>
          </table:table-cell>
          <table:table-cell office:value-type="float" office:value="1128.164" calcext:value-type="float">
            <text:p>1128.164</text:p>
          </table:table-cell>
          <table:table-cell office:value-type="float" office:value="411.9583" calcext:value-type="float">
            <text:p>411.9583</text:p>
          </table:table-cell>
          <table:table-cell office:value-type="float" office:value="1836.048" calcext:value-type="float">
            <text:p>1836.048</text:p>
          </table:table-cell>
          <table:table-cell office:value-type="float" office:value="2076.973" calcext:value-type="float">
            <text:p>2076.973</text:p>
          </table:table-cell>
          <table:table-cell office:value-type="float" office:value="1663.969" calcext:value-type="float">
            <text:p>1663.969</text:p>
          </table:table-cell>
          <table:table-cell office:value-type="float" office:value="584.2617" calcext:value-type="float">
            <text:p>584.2617</text:p>
          </table:table-cell>
          <table:table-cell office:value-type="float" office:value="578.8916" calcext:value-type="float">
            <text:p>578.8916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4991541" calcext:value-type="float">
            <text:p>-0.04991541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7.5404" calcext:value-type="float">
            <text:p>-487.5404</text:p>
          </table:table-cell>
          <table:table-cell office:value-type="float" office:value="0" calcext:value-type="float">
            <text:p>0</text:p>
          </table:table-cell>
          <table:table-cell office:value-type="float" office:value="6.810604" calcext:value-type="float">
            <text:p>6.810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5" calcext:value-type="float">
            <text:p>14112005</text:p>
          </table:table-cell>
          <table:table-cell office:value-type="float" office:value="1039.685" calcext:value-type="float">
            <text:p>1039.685</text:p>
          </table:table-cell>
          <table:table-cell office:value-type="float" office:value="13264.06" calcext:value-type="float">
            <text:p>13264.06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5.064" calcext:value-type="float">
            <text:p>-645.064</text:p>
          </table:table-cell>
          <table:table-cell office:value-type="float" office:value="1836.223" calcext:value-type="float">
            <text:p>1836.223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92511" calcext:value-type="float">
            <text:p>83.92511</text:p>
          </table:table-cell>
          <table:table-cell office:value-type="float" office:value="706.8403" calcext:value-type="float">
            <text:p>706.8403</text:p>
          </table:table-cell>
          <table:table-cell office:value-type="float" office:value="0.1302067" calcext:value-type="float">
            <text:p>0.130206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835" calcext:value-type="float">
            <text:p>0.0604383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416968" calcext:value-type="float">
            <text:p>0.6416968</text:p>
          </table:table-cell>
          <table:table-cell office:value-type="float" office:value="370" calcext:value-type="float">
            <text:p>370</text:p>
          </table:table-cell>
          <table:table-cell office:value-type="float" office:value="914.373" calcext:value-type="float">
            <text:p>914.373</text:p>
          </table:table-cell>
          <table:table-cell office:value-type="float" office:value="0" calcext:value-type="float">
            <text:p>0</text:p>
          </table:table-cell>
          <table:table-cell office:value-type="float" office:value="357.6515" calcext:value-type="float">
            <text:p>357.6515</text:p>
          </table:table-cell>
          <table:table-cell office:value-type="float" office:value="1229.401" calcext:value-type="float">
            <text:p>1229.401</text:p>
          </table:table-cell>
          <table:table-cell office:value-type="float" office:value="1493.015" calcext:value-type="float">
            <text:p>1493.015</text:p>
          </table:table-cell>
          <table:table-cell office:value-type="float" office:value="1287.5" calcext:value-type="float">
            <text:p>1287.5</text:p>
          </table:table-cell>
          <table:table-cell office:value-type="float" office:value="770.8616" calcext:value-type="float">
            <text:p>770.8616</text:p>
          </table:table-cell>
          <table:table-cell office:value-type="float" office:value="1128.111" calcext:value-type="float">
            <text:p>1128.111</text:p>
          </table:table-cell>
          <table:table-cell office:value-type="float" office:value="411.9395" calcext:value-type="float">
            <text:p>411.9395</text:p>
          </table:table-cell>
          <table:table-cell office:value-type="float" office:value="1836.009" calcext:value-type="float">
            <text:p>1836.009</text:p>
          </table:table-cell>
          <table:table-cell office:value-type="float" office:value="2076.931" calcext:value-type="float">
            <text:p>2076.931</text:p>
          </table:table-cell>
          <table:table-cell office:value-type="float" office:value="1663.944" calcext:value-type="float">
            <text:p>1663.944</text:p>
          </table:table-cell>
          <table:table-cell office:value-type="float" office:value="584.2509" calcext:value-type="float">
            <text:p>584.2509</text:p>
          </table:table-cell>
          <table:table-cell office:value-type="float" office:value="578.8698" calcext:value-type="float">
            <text:p>578.8698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2" calcext:value-type="float">
            <text:p>35.6752</text:p>
          </table:table-cell>
          <table:table-cell office:value-type="float" office:value="0" calcext:value-type="float">
            <text:p>0</text:p>
          </table:table-cell>
          <table:table-cell office:value-type="float" office:value="-0.04991587" calcext:value-type="float">
            <text:p>-0.04991587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8.3469" calcext:value-type="float">
            <text:p>-488.3469</text:p>
          </table:table-cell>
          <table:table-cell office:value-type="float" office:value="0" calcext:value-type="float">
            <text:p>0</text:p>
          </table:table-cell>
          <table:table-cell office:value-type="float" office:value="6.755111" calcext:value-type="float">
            <text:p>6.7551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5" calcext:value-type="float">
            <text:p>15112005</text:p>
          </table:table-cell>
          <table:table-cell office:value-type="float" office:value="1039.111" calcext:value-type="float">
            <text:p>1039.111</text:p>
          </table:table-cell>
          <table:table-cell office:value-type="float" office:value="13263.93" calcext:value-type="float">
            <text:p>13263.93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5.748" calcext:value-type="float">
            <text:p>-645.748</text:p>
          </table:table-cell>
          <table:table-cell office:value-type="float" office:value="1836.224" calcext:value-type="float">
            <text:p>1836.224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3.99492" calcext:value-type="float">
            <text:p>83.99492</text:p>
          </table:table-cell>
          <table:table-cell office:value-type="float" office:value="706.8408" calcext:value-type="float">
            <text:p>706.8408</text:p>
          </table:table-cell>
          <table:table-cell office:value-type="float" office:value="0.1310705" calcext:value-type="float">
            <text:p>0.1310705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3994" calcext:value-type="float">
            <text:p>0.06043994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397968" calcext:value-type="float">
            <text:p>0.6397968</text:p>
          </table:table-cell>
          <table:table-cell office:value-type="float" office:value="370" calcext:value-type="float">
            <text:p>370</text:p>
          </table:table-cell>
          <table:table-cell office:value-type="float" office:value="913.6918" calcext:value-type="float">
            <text:p>913.6918</text:p>
          </table:table-cell>
          <table:table-cell office:value-type="float" office:value="0" calcext:value-type="float">
            <text:p>0</text:p>
          </table:table-cell>
          <table:table-cell office:value-type="float" office:value="357.6564" calcext:value-type="float">
            <text:p>357.6564</text:p>
          </table:table-cell>
          <table:table-cell office:value-type="float" office:value="1229.292" calcext:value-type="float">
            <text:p>1229.292</text:p>
          </table:table-cell>
          <table:table-cell office:value-type="float" office:value="1492.856" calcext:value-type="float">
            <text:p>1492.856</text:p>
          </table:table-cell>
          <table:table-cell office:value-type="float" office:value="1287.374" calcext:value-type="float">
            <text:p>1287.374</text:p>
          </table:table-cell>
          <table:table-cell office:value-type="float" office:value="770.7451" calcext:value-type="float">
            <text:p>770.7451</text:p>
          </table:table-cell>
          <table:table-cell office:value-type="float" office:value="1128.064" calcext:value-type="float">
            <text:p>1128.064</text:p>
          </table:table-cell>
          <table:table-cell office:value-type="float" office:value="411.9215" calcext:value-type="float">
            <text:p>411.9215</text:p>
          </table:table-cell>
          <table:table-cell office:value-type="float" office:value="1835.977" calcext:value-type="float">
            <text:p>1835.977</text:p>
          </table:table-cell>
          <table:table-cell office:value-type="float" office:value="2076.89" calcext:value-type="float">
            <text:p>2076.89</text:p>
          </table:table-cell>
          <table:table-cell office:value-type="float" office:value="1663.92" calcext:value-type="float">
            <text:p>1663.92</text:p>
          </table:table-cell>
          <table:table-cell office:value-type="float" office:value="584.2401" calcext:value-type="float">
            <text:p>584.2401</text:p>
          </table:table-cell>
          <table:table-cell office:value-type="float" office:value="578.8481" calcext:value-type="float">
            <text:p>578.8481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2" calcext:value-type="float">
            <text:p>35.6752</text:p>
          </table:table-cell>
          <table:table-cell office:value-type="float" office:value="0" calcext:value-type="float">
            <text:p>0</text:p>
          </table:table-cell>
          <table:table-cell office:value-type="float" office:value="-0.04991604" calcext:value-type="float">
            <text:p>-0.04991604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9.0048" calcext:value-type="float">
            <text:p>-489.0048</text:p>
          </table:table-cell>
          <table:table-cell office:value-type="float" office:value="0" calcext:value-type="float">
            <text:p>0</text:p>
          </table:table-cell>
          <table:table-cell office:value-type="float" office:value="6.727307" calcext:value-type="float">
            <text:p>6.7273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5" calcext:value-type="float">
            <text:p>16112005</text:p>
          </table:table-cell>
          <table:table-cell office:value-type="float" office:value="1038.673" calcext:value-type="float">
            <text:p>1038.673</text:p>
          </table:table-cell>
          <table:table-cell office:value-type="float" office:value="13263.81" calcext:value-type="float">
            <text:p>13263.81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6.3829" calcext:value-type="float">
            <text:p>-646.3829</text:p>
          </table:table-cell>
          <table:table-cell office:value-type="float" office:value="1838.847" calcext:value-type="float">
            <text:p>1838.847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03771" calcext:value-type="float">
            <text:p>84.03771</text:p>
          </table:table-cell>
          <table:table-cell office:value-type="float" office:value="706.8408" calcext:value-type="float">
            <text:p>706.8408</text:p>
          </table:table-cell>
          <table:table-cell office:value-type="float" office:value="0.1320572" calcext:value-type="float">
            <text:p>0.132057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04" calcext:value-type="float">
            <text:p>0.06044104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368951" calcext:value-type="float">
            <text:p>0.6368951</text:p>
          </table:table-cell>
          <table:table-cell office:value-type="float" office:value="370" calcext:value-type="float">
            <text:p>370</text:p>
          </table:table-cell>
          <table:table-cell office:value-type="float" office:value="913.0607" calcext:value-type="float">
            <text:p>913.0607</text:p>
          </table:table-cell>
          <table:table-cell office:value-type="float" office:value="0" calcext:value-type="float">
            <text:p>0</text:p>
          </table:table-cell>
          <table:table-cell office:value-type="float" office:value="357.6623" calcext:value-type="float">
            <text:p>357.6623</text:p>
          </table:table-cell>
          <table:table-cell office:value-type="float" office:value="1229.203" calcext:value-type="float">
            <text:p>1229.203</text:p>
          </table:table-cell>
          <table:table-cell office:value-type="float" office:value="1492.74" calcext:value-type="float">
            <text:p>1492.74</text:p>
          </table:table-cell>
          <table:table-cell office:value-type="float" office:value="1287.288" calcext:value-type="float">
            <text:p>1287.288</text:p>
          </table:table-cell>
          <table:table-cell office:value-type="float" office:value="770.6541" calcext:value-type="float">
            <text:p>770.6541</text:p>
          </table:table-cell>
          <table:table-cell office:value-type="float" office:value="1128.025" calcext:value-type="float">
            <text:p>1128.025</text:p>
          </table:table-cell>
          <table:table-cell office:value-type="float" office:value="411.9053" calcext:value-type="float">
            <text:p>411.9053</text:p>
          </table:table-cell>
          <table:table-cell office:value-type="float" office:value="1835.946" calcext:value-type="float">
            <text:p>1835.946</text:p>
          </table:table-cell>
          <table:table-cell office:value-type="float" office:value="2076.848" calcext:value-type="float">
            <text:p>2076.848</text:p>
          </table:table-cell>
          <table:table-cell office:value-type="float" office:value="1663.896" calcext:value-type="float">
            <text:p>1663.896</text:p>
          </table:table-cell>
          <table:table-cell office:value-type="float" office:value="584.2294" calcext:value-type="float">
            <text:p>584.2294</text:p>
          </table:table-cell>
          <table:table-cell office:value-type="float" office:value="578.8267" calcext:value-type="float">
            <text:p>578.8267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4991604" calcext:value-type="float">
            <text:p>-0.04991604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9.515" calcext:value-type="float">
            <text:p>-489.515</text:p>
          </table:table-cell>
          <table:table-cell office:value-type="float" office:value="0" calcext:value-type="float">
            <text:p>0</text:p>
          </table:table-cell>
          <table:table-cell office:value-type="float" office:value="6.605412" calcext:value-type="float">
            <text:p>6.605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5" calcext:value-type="float">
            <text:p>17112005</text:p>
          </table:table-cell>
          <table:table-cell office:value-type="float" office:value="1038.335" calcext:value-type="float">
            <text:p>1038.335</text:p>
          </table:table-cell>
          <table:table-cell office:value-type="float" office:value="13263.69" calcext:value-type="float">
            <text:p>13263.6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6.8562" calcext:value-type="float">
            <text:p>-646.8562</text:p>
          </table:table-cell>
          <table:table-cell office:value-type="float" office:value="1839.51" calcext:value-type="float">
            <text:p>1839.5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05818" calcext:value-type="float">
            <text:p>84.05818</text:p>
          </table:table-cell>
          <table:table-cell office:value-type="float" office:value="706.8411" calcext:value-type="float">
            <text:p>706.8411</text:p>
          </table:table-cell>
          <table:table-cell office:value-type="float" office:value="0.1330231" calcext:value-type="float">
            <text:p>0.1330231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33" calcext:value-type="float">
            <text:p>0.0604413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362556" calcext:value-type="float">
            <text:p>0.6362556</text:p>
          </table:table-cell>
          <table:table-cell office:value-type="float" office:value="370" calcext:value-type="float">
            <text:p>370</text:p>
          </table:table-cell>
          <table:table-cell office:value-type="float" office:value="912.5891" calcext:value-type="float">
            <text:p>912.5891</text:p>
          </table:table-cell>
          <table:table-cell office:value-type="float" office:value="0" calcext:value-type="float">
            <text:p>0</text:p>
          </table:table-cell>
          <table:table-cell office:value-type="float" office:value="357.6767" calcext:value-type="float">
            <text:p>357.6767</text:p>
          </table:table-cell>
          <table:table-cell office:value-type="float" office:value="1229.145" calcext:value-type="float">
            <text:p>1229.145</text:p>
          </table:table-cell>
          <table:table-cell office:value-type="float" office:value="1492.645" calcext:value-type="float">
            <text:p>1492.645</text:p>
          </table:table-cell>
          <table:table-cell office:value-type="float" office:value="1287.22" calcext:value-type="float">
            <text:p>1287.22</text:p>
          </table:table-cell>
          <table:table-cell office:value-type="float" office:value="770.5789" calcext:value-type="float">
            <text:p>770.5789</text:p>
          </table:table-cell>
          <table:table-cell office:value-type="float" office:value="1127.992" calcext:value-type="float">
            <text:p>1127.992</text:p>
          </table:table-cell>
          <table:table-cell office:value-type="float" office:value="411.8907" calcext:value-type="float">
            <text:p>411.8907</text:p>
          </table:table-cell>
          <table:table-cell office:value-type="float" office:value="1835.917" calcext:value-type="float">
            <text:p>1835.917</text:p>
          </table:table-cell>
          <table:table-cell office:value-type="float" office:value="2076.81" calcext:value-type="float">
            <text:p>2076.81</text:p>
          </table:table-cell>
          <table:table-cell office:value-type="float" office:value="1663.872" calcext:value-type="float">
            <text:p>1663.872</text:p>
          </table:table-cell>
          <table:table-cell office:value-type="float" office:value="584.2187" calcext:value-type="float">
            <text:p>584.2187</text:p>
          </table:table-cell>
          <table:table-cell office:value-type="float" office:value="578.8054" calcext:value-type="float">
            <text:p>578.8054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4991604" calcext:value-type="float">
            <text:p>-0.04991604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89.9198" calcext:value-type="float">
            <text:p>-489.9198</text:p>
          </table:table-cell>
          <table:table-cell office:value-type="float" office:value="0" calcext:value-type="float">
            <text:p>0</text:p>
          </table:table-cell>
          <table:table-cell office:value-type="float" office:value="6.534701" calcext:value-type="float">
            <text:p>6.5347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5" calcext:value-type="float">
            <text:p>18112005</text:p>
          </table:table-cell>
          <table:table-cell office:value-type="float" office:value="1037.939" calcext:value-type="float">
            <text:p>1037.939</text:p>
          </table:table-cell>
          <table:table-cell office:value-type="float" office:value="13263.59" calcext:value-type="float">
            <text:p>13263.5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7.3524" calcext:value-type="float">
            <text:p>-647.3524</text:p>
          </table:table-cell>
          <table:table-cell office:value-type="float" office:value="1840.243" calcext:value-type="float">
            <text:p>1840.243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08675" calcext:value-type="float">
            <text:p>84.08675</text:p>
          </table:table-cell>
          <table:table-cell office:value-type="float" office:value="706.8397" calcext:value-type="float">
            <text:p>706.8397</text:p>
          </table:table-cell>
          <table:table-cell office:value-type="float" office:value="0.1340469" calcext:value-type="float">
            <text:p>0.1340469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37" calcext:value-type="float">
            <text:p>0.06044137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362556" calcext:value-type="float">
            <text:p>0.6362556</text:p>
          </table:table-cell>
          <table:table-cell office:value-type="float" office:value="370" calcext:value-type="float">
            <text:p>370</text:p>
          </table:table-cell>
          <table:table-cell office:value-type="float" office:value="912.0939" calcext:value-type="float">
            <text:p>912.0939</text:p>
          </table:table-cell>
          <table:table-cell office:value-type="float" office:value="0" calcext:value-type="float">
            <text:p>0</text:p>
          </table:table-cell>
          <table:table-cell office:value-type="float" office:value="357.6811" calcext:value-type="float">
            <text:p>357.6811</text:p>
          </table:table-cell>
          <table:table-cell office:value-type="float" office:value="1229.06" calcext:value-type="float">
            <text:p>1229.06</text:p>
          </table:table-cell>
          <table:table-cell office:value-type="float" office:value="1492.533" calcext:value-type="float">
            <text:p>1492.533</text:p>
          </table:table-cell>
          <table:table-cell office:value-type="float" office:value="1287.148" calcext:value-type="float">
            <text:p>1287.148</text:p>
          </table:table-cell>
          <table:table-cell office:value-type="float" office:value="770.5026" calcext:value-type="float">
            <text:p>770.5026</text:p>
          </table:table-cell>
          <table:table-cell office:value-type="float" office:value="1127.959" calcext:value-type="float">
            <text:p>1127.959</text:p>
          </table:table-cell>
          <table:table-cell office:value-type="float" office:value="411.8772" calcext:value-type="float">
            <text:p>411.8772</text:p>
          </table:table-cell>
          <table:table-cell office:value-type="float" office:value="1835.89" calcext:value-type="float">
            <text:p>1835.89</text:p>
          </table:table-cell>
          <table:table-cell office:value-type="float" office:value="2076.781" calcext:value-type="float">
            <text:p>2076.781</text:p>
          </table:table-cell>
          <table:table-cell office:value-type="float" office:value="1663.848" calcext:value-type="float">
            <text:p>1663.848</text:p>
          </table:table-cell>
          <table:table-cell office:value-type="float" office:value="584.2081" calcext:value-type="float">
            <text:p>584.2081</text:p>
          </table:table-cell>
          <table:table-cell office:value-type="float" office:value="578.7842" calcext:value-type="float">
            <text:p>578.7842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4991604" calcext:value-type="float">
            <text:p>-0.04991604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0.376" calcext:value-type="float">
            <text:p>-490.376</text:p>
          </table:table-cell>
          <table:table-cell office:value-type="float" office:value="0" calcext:value-type="float">
            <text:p>0</text:p>
          </table:table-cell>
          <table:table-cell office:value-type="float" office:value="6.492493" calcext:value-type="float">
            <text:p>6.4924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5" calcext:value-type="float">
            <text:p>19112005</text:p>
          </table:table-cell>
          <table:table-cell office:value-type="float" office:value="1037.449" calcext:value-type="float">
            <text:p>1037.449</text:p>
          </table:table-cell>
          <table:table-cell office:value-type="float" office:value="13263.49" calcext:value-type="float">
            <text:p>13263.4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7.9282" calcext:value-type="float">
            <text:p>-647.9282</text:p>
          </table:table-cell>
          <table:table-cell office:value-type="float" office:value="1841.77" calcext:value-type="float">
            <text:p>1841.77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15102" calcext:value-type="float">
            <text:p>84.15102</text:p>
          </table:table-cell>
          <table:table-cell office:value-type="float" office:value="706.8387" calcext:value-type="float">
            <text:p>706.8387</text:p>
          </table:table-cell>
          <table:table-cell office:value-type="float" office:value="0.1350204" calcext:value-type="float">
            <text:p>0.1350204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37" calcext:value-type="float">
            <text:p>0.06044137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362556" calcext:value-type="float">
            <text:p>0.6362556</text:p>
          </table:table-cell>
          <table:table-cell office:value-type="float" office:value="370" calcext:value-type="float">
            <text:p>370</text:p>
          </table:table-cell>
          <table:table-cell office:value-type="float" office:value="911.5191" calcext:value-type="float">
            <text:p>911.5191</text:p>
          </table:table-cell>
          <table:table-cell office:value-type="float" office:value="0" calcext:value-type="float">
            <text:p>0</text:p>
          </table:table-cell>
          <table:table-cell office:value-type="float" office:value="357.6684" calcext:value-type="float">
            <text:p>357.6684</text:p>
          </table:table-cell>
          <table:table-cell office:value-type="float" office:value="1228.953" calcext:value-type="float">
            <text:p>1228.953</text:p>
          </table:table-cell>
          <table:table-cell office:value-type="float" office:value="1492.399" calcext:value-type="float">
            <text:p>1492.399</text:p>
          </table:table-cell>
          <table:table-cell office:value-type="float" office:value="1287.057" calcext:value-type="float">
            <text:p>1287.057</text:p>
          </table:table-cell>
          <table:table-cell office:value-type="float" office:value="770.4141" calcext:value-type="float">
            <text:p>770.4141</text:p>
          </table:table-cell>
          <table:table-cell office:value-type="float" office:value="1127.923" calcext:value-type="float">
            <text:p>1127.923</text:p>
          </table:table-cell>
          <table:table-cell office:value-type="float" office:value="411.8633" calcext:value-type="float">
            <text:p>411.8633</text:p>
          </table:table-cell>
          <table:table-cell office:value-type="float" office:value="1835.864" calcext:value-type="float">
            <text:p>1835.864</text:p>
          </table:table-cell>
          <table:table-cell office:value-type="float" office:value="2076.754" calcext:value-type="float">
            <text:p>2076.754</text:p>
          </table:table-cell>
          <table:table-cell office:value-type="float" office:value="1663.824" calcext:value-type="float">
            <text:p>1663.824</text:p>
          </table:table-cell>
          <table:table-cell office:value-type="float" office:value="584.1975" calcext:value-type="float">
            <text:p>584.1975</text:p>
          </table:table-cell>
          <table:table-cell office:value-type="float" office:value="578.7632" calcext:value-type="float">
            <text:p>578.7632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4991604" calcext:value-type="float">
            <text:p>-0.04991604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0.9256" calcext:value-type="float">
            <text:p>-490.9256</text:p>
          </table:table-cell>
          <table:table-cell office:value-type="float" office:value="0" calcext:value-type="float">
            <text:p>0</text:p>
          </table:table-cell>
          <table:table-cell office:value-type="float" office:value="6.46112" calcext:value-type="float">
            <text:p>6.46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5" calcext:value-type="float">
            <text:p>20112005</text:p>
          </table:table-cell>
          <table:table-cell office:value-type="float" office:value="1036.954" calcext:value-type="float">
            <text:p>1036.954</text:p>
          </table:table-cell>
          <table:table-cell office:value-type="float" office:value="13263.38" calcext:value-type="float">
            <text:p>13263.38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8.5186" calcext:value-type="float">
            <text:p>-648.5186</text:p>
          </table:table-cell>
          <table:table-cell office:value-type="float" office:value="1843.936" calcext:value-type="float">
            <text:p>1843.936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22298" calcext:value-type="float">
            <text:p>84.22298</text:p>
          </table:table-cell>
          <table:table-cell office:value-type="float" office:value="706.8384" calcext:value-type="float">
            <text:p>706.8384</text:p>
          </table:table-cell>
          <table:table-cell office:value-type="float" office:value="0.135961" calcext:value-type="float">
            <text:p>0.135961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37" calcext:value-type="float">
            <text:p>0.06044137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362556" calcext:value-type="float">
            <text:p>0.6362556</text:p>
          </table:table-cell>
          <table:table-cell office:value-type="float" office:value="370" calcext:value-type="float">
            <text:p>370</text:p>
          </table:table-cell>
          <table:table-cell office:value-type="float" office:value="910.9296" calcext:value-type="float">
            <text:p>910.9296</text:p>
          </table:table-cell>
          <table:table-cell office:value-type="float" office:value="0" calcext:value-type="float">
            <text:p>0</text:p>
          </table:table-cell>
          <table:table-cell office:value-type="float" office:value="357.6551" calcext:value-type="float">
            <text:p>357.6551</text:p>
          </table:table-cell>
          <table:table-cell office:value-type="float" office:value="1228.843" calcext:value-type="float">
            <text:p>1228.843</text:p>
          </table:table-cell>
          <table:table-cell office:value-type="float" office:value="1492.266" calcext:value-type="float">
            <text:p>1492.266</text:p>
          </table:table-cell>
          <table:table-cell office:value-type="float" office:value="1286.965" calcext:value-type="float">
            <text:p>1286.965</text:p>
          </table:table-cell>
          <table:table-cell office:value-type="float" office:value="770.324" calcext:value-type="float">
            <text:p>770.324</text:p>
          </table:table-cell>
          <table:table-cell office:value-type="float" office:value="1127.886" calcext:value-type="float">
            <text:p>1127.886</text:p>
          </table:table-cell>
          <table:table-cell office:value-type="float" office:value="411.8495" calcext:value-type="float">
            <text:p>411.8495</text:p>
          </table:table-cell>
          <table:table-cell office:value-type="float" office:value="1835.837" calcext:value-type="float">
            <text:p>1835.837</text:p>
          </table:table-cell>
          <table:table-cell office:value-type="float" office:value="2076.728" calcext:value-type="float">
            <text:p>2076.728</text:p>
          </table:table-cell>
          <table:table-cell office:value-type="float" office:value="1663.801" calcext:value-type="float">
            <text:p>1663.801</text:p>
          </table:table-cell>
          <table:table-cell office:value-type="float" office:value="584.1871" calcext:value-type="float">
            <text:p>584.1871</text:p>
          </table:table-cell>
          <table:table-cell office:value-type="float" office:value="578.7424" calcext:value-type="float">
            <text:p>578.7424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4991604" calcext:value-type="float">
            <text:p>-0.04991604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1.4764" calcext:value-type="float">
            <text:p>-491.4764</text:p>
          </table:table-cell>
          <table:table-cell office:value-type="float" office:value="0" calcext:value-type="float">
            <text:p>0</text:p>
          </table:table-cell>
          <table:table-cell office:value-type="float" office:value="6.415786" calcext:value-type="float">
            <text:p>6.4157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5" calcext:value-type="float">
            <text:p>21112005</text:p>
          </table:table-cell>
          <table:table-cell office:value-type="float" office:value="1036.449" calcext:value-type="float">
            <text:p>1036.449</text:p>
          </table:table-cell>
          <table:table-cell office:value-type="float" office:value="13263.28" calcext:value-type="float">
            <text:p>13263.28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9.1157" calcext:value-type="float">
            <text:p>-649.1157</text:p>
          </table:table-cell>
          <table:table-cell office:value-type="float" office:value="1845.384" calcext:value-type="float">
            <text:p>1845.384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29856" calcext:value-type="float">
            <text:p>84.29856</text:p>
          </table:table-cell>
          <table:table-cell office:value-type="float" office:value="706.8369" calcext:value-type="float">
            <text:p>706.8369</text:p>
          </table:table-cell>
          <table:table-cell office:value-type="float" office:value="0.1369068" calcext:value-type="float">
            <text:p>0.136906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37" calcext:value-type="float">
            <text:p>0.06044137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362556" calcext:value-type="float">
            <text:p>0.6362556</text:p>
          </table:table-cell>
          <table:table-cell office:value-type="float" office:value="370" calcext:value-type="float">
            <text:p>370</text:p>
          </table:table-cell>
          <table:table-cell office:value-type="float" office:value="910.3335" calcext:value-type="float">
            <text:p>910.3335</text:p>
          </table:table-cell>
          <table:table-cell office:value-type="float" office:value="0" calcext:value-type="float">
            <text:p>0</text:p>
          </table:table-cell>
          <table:table-cell office:value-type="float" office:value="357.6445" calcext:value-type="float">
            <text:p>357.6445</text:p>
          </table:table-cell>
          <table:table-cell office:value-type="float" office:value="1228.724" calcext:value-type="float">
            <text:p>1228.724</text:p>
          </table:table-cell>
          <table:table-cell office:value-type="float" office:value="1492.132" calcext:value-type="float">
            <text:p>1492.132</text:p>
          </table:table-cell>
          <table:table-cell office:value-type="float" office:value="1286.87" calcext:value-type="float">
            <text:p>1286.87</text:p>
          </table:table-cell>
          <table:table-cell office:value-type="float" office:value="770.2339" calcext:value-type="float">
            <text:p>770.2339</text:p>
          </table:table-cell>
          <table:table-cell office:value-type="float" office:value="1127.85" calcext:value-type="float">
            <text:p>1127.85</text:p>
          </table:table-cell>
          <table:table-cell office:value-type="float" office:value="411.836" calcext:value-type="float">
            <text:p>411.836</text:p>
          </table:table-cell>
          <table:table-cell office:value-type="float" office:value="1835.811" calcext:value-type="float">
            <text:p>1835.811</text:p>
          </table:table-cell>
          <table:table-cell office:value-type="float" office:value="2076.702" calcext:value-type="float">
            <text:p>2076.702</text:p>
          </table:table-cell>
          <table:table-cell office:value-type="float" office:value="1663.778" calcext:value-type="float">
            <text:p>1663.778</text:p>
          </table:table-cell>
          <table:table-cell office:value-type="float" office:value="584.1766" calcext:value-type="float">
            <text:p>584.1766</text:p>
          </table:table-cell>
          <table:table-cell office:value-type="float" office:value="578.7217" calcext:value-type="float">
            <text:p>578.7217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2" calcext:value-type="float">
            <text:p>35.6752</text:p>
          </table:table-cell>
          <table:table-cell office:value-type="float" office:value="0" calcext:value-type="float">
            <text:p>0</text:p>
          </table:table-cell>
          <table:table-cell office:value-type="float" office:value="-0.04991604" calcext:value-type="float">
            <text:p>-0.04991604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2.0337" calcext:value-type="float">
            <text:p>-492.0337</text:p>
          </table:table-cell>
          <table:table-cell office:value-type="float" office:value="0" calcext:value-type="float">
            <text:p>0</text:p>
          </table:table-cell>
          <table:table-cell office:value-type="float" office:value="6.374938" calcext:value-type="float">
            <text:p>6.3749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5" calcext:value-type="float">
            <text:p>22112005</text:p>
          </table:table-cell>
          <table:table-cell office:value-type="float" office:value="1035.891" calcext:value-type="float">
            <text:p>1035.891</text:p>
          </table:table-cell>
          <table:table-cell office:value-type="float" office:value="13263.18" calcext:value-type="float">
            <text:p>13263.18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49.7841" calcext:value-type="float">
            <text:p>-649.7841</text:p>
          </table:table-cell>
          <table:table-cell office:value-type="float" office:value="1846.997" calcext:value-type="float">
            <text:p>1846.997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39303" calcext:value-type="float">
            <text:p>84.39303</text:p>
          </table:table-cell>
          <table:table-cell office:value-type="float" office:value="706.8347" calcext:value-type="float">
            <text:p>706.8347</text:p>
          </table:table-cell>
          <table:table-cell office:value-type="float" office:value="0.1378495" calcext:value-type="float">
            <text:p>0.1378495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37" calcext:value-type="float">
            <text:p>0.06044137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361659" calcext:value-type="float">
            <text:p>0.6361659</text:p>
          </table:table-cell>
          <table:table-cell office:value-type="float" office:value="370" calcext:value-type="float">
            <text:p>370</text:p>
          </table:table-cell>
          <table:table-cell office:value-type="float" office:value="909.6661" calcext:value-type="float">
            <text:p>909.6661</text:p>
          </table:table-cell>
          <table:table-cell office:value-type="float" office:value="0" calcext:value-type="float">
            <text:p>0</text:p>
          </table:table-cell>
          <table:table-cell office:value-type="float" office:value="357.6313" calcext:value-type="float">
            <text:p>357.6313</text:p>
          </table:table-cell>
          <table:table-cell office:value-type="float" office:value="1228.589" calcext:value-type="float">
            <text:p>1228.589</text:p>
          </table:table-cell>
          <table:table-cell office:value-type="float" office:value="1491.984" calcext:value-type="float">
            <text:p>1491.984</text:p>
          </table:table-cell>
          <table:table-cell office:value-type="float" office:value="1286.763" calcext:value-type="float">
            <text:p>1286.763</text:p>
          </table:table-cell>
          <table:table-cell office:value-type="float" office:value="770.1387" calcext:value-type="float">
            <text:p>770.1387</text:p>
          </table:table-cell>
          <table:table-cell office:value-type="float" office:value="1127.811" calcext:value-type="float">
            <text:p>1127.811</text:p>
          </table:table-cell>
          <table:table-cell office:value-type="float" office:value="411.8225" calcext:value-type="float">
            <text:p>411.8225</text:p>
          </table:table-cell>
          <table:table-cell office:value-type="float" office:value="1835.785" calcext:value-type="float">
            <text:p>1835.785</text:p>
          </table:table-cell>
          <table:table-cell office:value-type="float" office:value="2076.676" calcext:value-type="float">
            <text:p>2076.676</text:p>
          </table:table-cell>
          <table:table-cell office:value-type="float" office:value="1663.755" calcext:value-type="float">
            <text:p>1663.755</text:p>
          </table:table-cell>
          <table:table-cell office:value-type="float" office:value="584.1663" calcext:value-type="float">
            <text:p>584.1663</text:p>
          </table:table-cell>
          <table:table-cell office:value-type="float" office:value="578.7012" calcext:value-type="float">
            <text:p>578.7012</text:p>
          </table:table-cell>
          <table:table-cell office:value-type="float" office:value="142.7404" calcext:value-type="float">
            <text:p>142.7404</text:p>
          </table:table-cell>
          <table:table-cell office:value-type="float" office:value="35.67518" calcext:value-type="float">
            <text:p>35.67518</text:p>
          </table:table-cell>
          <table:table-cell office:value-type="float" office:value="0" calcext:value-type="float">
            <text:p>0</text:p>
          </table:table-cell>
          <table:table-cell office:value-type="float" office:value="-0.04991604" calcext:value-type="float">
            <text:p>-0.04991604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2.6398" calcext:value-type="float">
            <text:p>-492.6398</text:p>
          </table:table-cell>
          <table:table-cell office:value-type="float" office:value="0" calcext:value-type="float">
            <text:p>0</text:p>
          </table:table-cell>
          <table:table-cell office:value-type="float" office:value="6.312478" calcext:value-type="float">
            <text:p>6.3124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5" calcext:value-type="float">
            <text:p>23112005</text:p>
          </table:table-cell>
          <table:table-cell office:value-type="float" office:value="1035.231" calcext:value-type="float">
            <text:p>1035.231</text:p>
          </table:table-cell>
          <table:table-cell office:value-type="float" office:value="13263.08" calcext:value-type="float">
            <text:p>13263.08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0.5693" calcext:value-type="float">
            <text:p>-650.5693</text:p>
          </table:table-cell>
          <table:table-cell office:value-type="float" office:value="1849.424" calcext:value-type="float">
            <text:p>1849.424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5195" calcext:value-type="float">
            <text:p>84.5195</text:p>
          </table:table-cell>
          <table:table-cell office:value-type="float" office:value="706.8296" calcext:value-type="float">
            <text:p>706.8296</text:p>
          </table:table-cell>
          <table:table-cell office:value-type="float" office:value="0.1388142" calcext:value-type="float">
            <text:p>0.138814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37" calcext:value-type="float">
            <text:p>0.06044137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330035" calcext:value-type="float">
            <text:p>0.6330035</text:p>
          </table:table-cell>
          <table:table-cell office:value-type="float" office:value="370" calcext:value-type="float">
            <text:p>370</text:p>
          </table:table-cell>
          <table:table-cell office:value-type="float" office:value="908.8849" calcext:value-type="float">
            <text:p>908.8849</text:p>
          </table:table-cell>
          <table:table-cell office:value-type="float" office:value="0" calcext:value-type="float">
            <text:p>0</text:p>
          </table:table-cell>
          <table:table-cell office:value-type="float" office:value="357.6143" calcext:value-type="float">
            <text:p>357.6143</text:p>
          </table:table-cell>
          <table:table-cell office:value-type="float" office:value="1228.42" calcext:value-type="float">
            <text:p>1228.42</text:p>
          </table:table-cell>
          <table:table-cell office:value-type="float" office:value="1491.809" calcext:value-type="float">
            <text:p>1491.809</text:p>
          </table:table-cell>
          <table:table-cell office:value-type="float" office:value="1286.634" calcext:value-type="float">
            <text:p>1286.634</text:p>
          </table:table-cell>
          <table:table-cell office:value-type="float" office:value="770.0334" calcext:value-type="float">
            <text:p>770.0334</text:p>
          </table:table-cell>
          <table:table-cell office:value-type="float" office:value="1127.769" calcext:value-type="float">
            <text:p>1127.769</text:p>
          </table:table-cell>
          <table:table-cell office:value-type="float" office:value="411.8086" calcext:value-type="float">
            <text:p>411.8086</text:p>
          </table:table-cell>
          <table:table-cell office:value-type="float" office:value="1835.759" calcext:value-type="float">
            <text:p>1835.759</text:p>
          </table:table-cell>
          <table:table-cell office:value-type="float" office:value="2076.65" calcext:value-type="float">
            <text:p>2076.65</text:p>
          </table:table-cell>
          <table:table-cell office:value-type="float" office:value="1663.733" calcext:value-type="float">
            <text:p>1663.733</text:p>
          </table:table-cell>
          <table:table-cell office:value-type="float" office:value="584.1561" calcext:value-type="float">
            <text:p>584.1561</text:p>
          </table:table-cell>
          <table:table-cell office:value-type="float" office:value="578.6817" calcext:value-type="float">
            <text:p>578.6817</text:p>
          </table:table-cell>
          <table:table-cell office:value-type="float" office:value="142.7403" calcext:value-type="float">
            <text:p>142.7403</text:p>
          </table:table-cell>
          <table:table-cell office:value-type="float" office:value="35.67521" calcext:value-type="float">
            <text:p>35.67521</text:p>
          </table:table-cell>
          <table:table-cell office:value-type="float" office:value="0" calcext:value-type="float">
            <text:p>0</text:p>
          </table:table-cell>
          <table:table-cell office:value-type="float" office:value="-0.04991621" calcext:value-type="float">
            <text:p>-0.04991621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3.3462" calcext:value-type="float">
            <text:p>-493.3462</text:p>
          </table:table-cell>
          <table:table-cell office:value-type="float" office:value="0" calcext:value-type="float">
            <text:p>0</text:p>
          </table:table-cell>
          <table:table-cell office:value-type="float" office:value="6.238014" calcext:value-type="float">
            <text:p>6.2380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5" calcext:value-type="float">
            <text:p>24112005</text:p>
          </table:table-cell>
          <table:table-cell office:value-type="float" office:value="1034.648" calcext:value-type="float">
            <text:p>1034.648</text:p>
          </table:table-cell>
          <table:table-cell office:value-type="float" office:value="13262.99" calcext:value-type="float">
            <text:p>13262.9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1.2938" calcext:value-type="float">
            <text:p>-651.2938</text:p>
          </table:table-cell>
          <table:table-cell office:value-type="float" office:value="1852.211" calcext:value-type="float">
            <text:p>1852.21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61897" calcext:value-type="float">
            <text:p>84.61897</text:p>
          </table:table-cell>
          <table:table-cell office:value-type="float" office:value="706.8289" calcext:value-type="float">
            <text:p>706.8289</text:p>
          </table:table-cell>
          <table:table-cell office:value-type="float" office:value="0.1398769" calcext:value-type="float">
            <text:p>0.1398769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37" calcext:value-type="float">
            <text:p>0.06044137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300272" calcext:value-type="float">
            <text:p>0.6300272</text:p>
          </table:table-cell>
          <table:table-cell office:value-type="float" office:value="370" calcext:value-type="float">
            <text:p>370</text:p>
          </table:table-cell>
          <table:table-cell office:value-type="float" office:value="908.1646" calcext:value-type="float">
            <text:p>908.1646</text:p>
          </table:table-cell>
          <table:table-cell office:value-type="float" office:value="0" calcext:value-type="float">
            <text:p>0</text:p>
          </table:table-cell>
          <table:table-cell office:value-type="float" office:value="357.616" calcext:value-type="float">
            <text:p>357.616</text:p>
          </table:table-cell>
          <table:table-cell office:value-type="float" office:value="1228.287" calcext:value-type="float">
            <text:p>1228.287</text:p>
          </table:table-cell>
          <table:table-cell office:value-type="float" office:value="1491.652" calcext:value-type="float">
            <text:p>1491.652</text:p>
          </table:table-cell>
          <table:table-cell office:value-type="float" office:value="1286.511" calcext:value-type="float">
            <text:p>1286.511</text:p>
          </table:table-cell>
          <table:table-cell office:value-type="float" office:value="769.9252" calcext:value-type="float">
            <text:p>769.9252</text:p>
          </table:table-cell>
          <table:table-cell office:value-type="float" office:value="1127.725" calcext:value-type="float">
            <text:p>1127.725</text:p>
          </table:table-cell>
          <table:table-cell office:value-type="float" office:value="411.7945" calcext:value-type="float">
            <text:p>411.7945</text:p>
          </table:table-cell>
          <table:table-cell office:value-type="float" office:value="1835.732" calcext:value-type="float">
            <text:p>1835.732</text:p>
          </table:table-cell>
          <table:table-cell office:value-type="float" office:value="2076.625" calcext:value-type="float">
            <text:p>2076.625</text:p>
          </table:table-cell>
          <table:table-cell office:value-type="float" office:value="1663.71" calcext:value-type="float">
            <text:p>1663.71</text:p>
          </table:table-cell>
          <table:table-cell office:value-type="float" office:value="584.1459" calcext:value-type="float">
            <text:p>584.1459</text:p>
          </table:table-cell>
          <table:table-cell office:value-type="float" office:value="578.6675" calcext:value-type="float">
            <text:p>578.6675</text:p>
          </table:table-cell>
          <table:table-cell office:value-type="float" office:value="142.7403" calcext:value-type="float">
            <text:p>142.7403</text:p>
          </table:table-cell>
          <table:table-cell office:value-type="float" office:value="35.67525" calcext:value-type="float">
            <text:p>35.67525</text:p>
          </table:table-cell>
          <table:table-cell office:value-type="float" office:value="0" calcext:value-type="float">
            <text:p>0</text:p>
          </table:table-cell>
          <table:table-cell office:value-type="float" office:value="-0.04991621" calcext:value-type="float">
            <text:p>-0.04991621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3.9794" calcext:value-type="float">
            <text:p>-493.9794</text:p>
          </table:table-cell>
          <table:table-cell office:value-type="float" office:value="0" calcext:value-type="float">
            <text:p>0</text:p>
          </table:table-cell>
          <table:table-cell office:value-type="float" office:value="6.149657" calcext:value-type="float">
            <text:p>6.1496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5" calcext:value-type="float">
            <text:p>25112005</text:p>
          </table:table-cell>
          <table:table-cell office:value-type="float" office:value="1034.161" calcext:value-type="float">
            <text:p>1034.161</text:p>
          </table:table-cell>
          <table:table-cell office:value-type="float" office:value="13262.9" calcext:value-type="float">
            <text:p>13262.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1.9057" calcext:value-type="float">
            <text:p>-651.9057</text:p>
          </table:table-cell>
          <table:table-cell office:value-type="float" office:value="1853.016" calcext:value-type="float">
            <text:p>1853.016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6832" calcext:value-type="float">
            <text:p>84.6832</text:p>
          </table:table-cell>
          <table:table-cell office:value-type="float" office:value="706.8273" calcext:value-type="float">
            <text:p>706.8273</text:p>
          </table:table-cell>
          <table:table-cell office:value-type="float" office:value="0.1409592" calcext:value-type="float">
            <text:p>0.140959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37" calcext:value-type="float">
            <text:p>0.06044137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77644" calcext:value-type="float">
            <text:p>0.6277644</text:p>
          </table:table-cell>
          <table:table-cell office:value-type="float" office:value="370" calcext:value-type="float">
            <text:p>370</text:p>
          </table:table-cell>
          <table:table-cell office:value-type="float" office:value="907.556" calcext:value-type="float">
            <text:p>907.556</text:p>
          </table:table-cell>
          <table:table-cell office:value-type="float" office:value="0" calcext:value-type="float">
            <text:p>0</text:p>
          </table:table-cell>
          <table:table-cell office:value-type="float" office:value="357.6243" calcext:value-type="float">
            <text:p>357.6243</text:p>
          </table:table-cell>
          <table:table-cell office:value-type="float" office:value="1228.181" calcext:value-type="float">
            <text:p>1228.181</text:p>
          </table:table-cell>
          <table:table-cell office:value-type="float" office:value="1491.518" calcext:value-type="float">
            <text:p>1491.518</text:p>
          </table:table-cell>
          <table:table-cell office:value-type="float" office:value="1286.411" calcext:value-type="float">
            <text:p>1286.411</text:p>
          </table:table-cell>
          <table:table-cell office:value-type="float" office:value="769.8298" calcext:value-type="float">
            <text:p>769.8298</text:p>
          </table:table-cell>
          <table:table-cell office:value-type="float" office:value="1127.686" calcext:value-type="float">
            <text:p>1127.686</text:p>
          </table:table-cell>
          <table:table-cell office:value-type="float" office:value="411.7811" calcext:value-type="float">
            <text:p>411.7811</text:p>
          </table:table-cell>
          <table:table-cell office:value-type="float" office:value="1835.706" calcext:value-type="float">
            <text:p>1835.706</text:p>
          </table:table-cell>
          <table:table-cell office:value-type="float" office:value="2076.599" calcext:value-type="float">
            <text:p>2076.599</text:p>
          </table:table-cell>
          <table:table-cell office:value-type="float" office:value="1663.688" calcext:value-type="float">
            <text:p>1663.688</text:p>
          </table:table-cell>
          <table:table-cell office:value-type="float" office:value="584.1357" calcext:value-type="float">
            <text:p>584.1357</text:p>
          </table:table-cell>
          <table:table-cell office:value-type="float" office:value="578.6534" calcext:value-type="float">
            <text:p>578.6534</text:p>
          </table:table-cell>
          <table:table-cell office:value-type="float" office:value="142.7402" calcext:value-type="float">
            <text:p>142.7402</text:p>
          </table:table-cell>
          <table:table-cell office:value-type="float" office:value="35.67528" calcext:value-type="float">
            <text:p>35.67528</text:p>
          </table:table-cell>
          <table:table-cell office:value-type="float" office:value="0" calcext:value-type="float">
            <text:p>0</text:p>
          </table:table-cell>
          <table:table-cell office:value-type="float" office:value="-0.04991621" calcext:value-type="float">
            <text:p>-0.04991621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4.5171" calcext:value-type="float">
            <text:p>-494.5171</text:p>
          </table:table-cell>
          <table:table-cell office:value-type="float" office:value="0" calcext:value-type="float">
            <text:p>0</text:p>
          </table:table-cell>
          <table:table-cell office:value-type="float" office:value="6.076818" calcext:value-type="float">
            <text:p>6.0768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5" calcext:value-type="float">
            <text:p>26112005</text:p>
          </table:table-cell>
          <table:table-cell office:value-type="float" office:value="1033.612" calcext:value-type="float">
            <text:p>1033.612</text:p>
          </table:table-cell>
          <table:table-cell office:value-type="float" office:value="13262.8" calcext:value-type="float">
            <text:p>13262.8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2.5414" calcext:value-type="float">
            <text:p>-652.5414</text:p>
          </table:table-cell>
          <table:table-cell office:value-type="float" office:value="1853.621" calcext:value-type="float">
            <text:p>1853.62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75938" calcext:value-type="float">
            <text:p>84.75938</text:p>
          </table:table-cell>
          <table:table-cell office:value-type="float" office:value="706.8253" calcext:value-type="float">
            <text:p>706.8253</text:p>
          </table:table-cell>
          <table:table-cell office:value-type="float" office:value="0.1420802" calcext:value-type="float">
            <text:p>0.142080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37" calcext:value-type="float">
            <text:p>0.06044137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77644" calcext:value-type="float">
            <text:p>0.6277644</text:p>
          </table:table-cell>
          <table:table-cell office:value-type="float" office:value="370" calcext:value-type="float">
            <text:p>370</text:p>
          </table:table-cell>
          <table:table-cell office:value-type="float" office:value="906.9214" calcext:value-type="float">
            <text:p>906.9214</text:p>
          </table:table-cell>
          <table:table-cell office:value-type="float" office:value="0" calcext:value-type="float">
            <text:p>0</text:p>
          </table:table-cell>
          <table:table-cell office:value-type="float" office:value="357.6288" calcext:value-type="float">
            <text:p>357.6288</text:p>
          </table:table-cell>
          <table:table-cell office:value-type="float" office:value="1228.054" calcext:value-type="float">
            <text:p>1228.054</text:p>
          </table:table-cell>
          <table:table-cell office:value-type="float" office:value="1491.361" calcext:value-type="float">
            <text:p>1491.361</text:p>
          </table:table-cell>
          <table:table-cell office:value-type="float" office:value="1286.299" calcext:value-type="float">
            <text:p>1286.299</text:p>
          </table:table-cell>
          <table:table-cell office:value-type="float" office:value="769.7322" calcext:value-type="float">
            <text:p>769.7322</text:p>
          </table:table-cell>
          <table:table-cell office:value-type="float" office:value="1127.646" calcext:value-type="float">
            <text:p>1127.646</text:p>
          </table:table-cell>
          <table:table-cell office:value-type="float" office:value="411.7679" calcext:value-type="float">
            <text:p>411.7679</text:p>
          </table:table-cell>
          <table:table-cell office:value-type="float" office:value="1835.68" calcext:value-type="float">
            <text:p>1835.68</text:p>
          </table:table-cell>
          <table:table-cell office:value-type="float" office:value="2076.574" calcext:value-type="float">
            <text:p>2076.574</text:p>
          </table:table-cell>
          <table:table-cell office:value-type="float" office:value="1663.666" calcext:value-type="float">
            <text:p>1663.666</text:p>
          </table:table-cell>
          <table:table-cell office:value-type="float" office:value="584.1257" calcext:value-type="float">
            <text:p>584.1257</text:p>
          </table:table-cell>
          <table:table-cell office:value-type="float" office:value="578.6395" calcext:value-type="float">
            <text:p>578.6395</text:p>
          </table:table-cell>
          <table:table-cell office:value-type="float" office:value="142.7402" calcext:value-type="float">
            <text:p>142.7402</text:p>
          </table:table-cell>
          <table:table-cell office:value-type="float" office:value="35.67528" calcext:value-type="float">
            <text:p>35.67528</text:p>
          </table:table-cell>
          <table:table-cell office:value-type="float" office:value="0" calcext:value-type="float">
            <text:p>0</text:p>
          </table:table-cell>
          <table:table-cell office:value-type="float" office:value="-0.04991627" calcext:value-type="float">
            <text:p>-0.04991627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5.1137" calcext:value-type="float">
            <text:p>-495.1137</text:p>
          </table:table-cell>
          <table:table-cell office:value-type="float" office:value="0" calcext:value-type="float">
            <text:p>0</text:p>
          </table:table-cell>
          <table:table-cell office:value-type="float" office:value="6.038057" calcext:value-type="float">
            <text:p>6.0380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5" calcext:value-type="float">
            <text:p>27112005</text:p>
          </table:table-cell>
          <table:table-cell office:value-type="float" office:value="1032.911" calcext:value-type="float">
            <text:p>1032.911</text:p>
          </table:table-cell>
          <table:table-cell office:value-type="float" office:value="13262.71" calcext:value-type="float">
            <text:p>13262.71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3.1901" calcext:value-type="float">
            <text:p>-653.1901</text:p>
          </table:table-cell>
          <table:table-cell office:value-type="float" office:value="1852.355" calcext:value-type="float">
            <text:p>1852.35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8952" calcext:value-type="float">
            <text:p>84.8952</text:p>
          </table:table-cell>
          <table:table-cell office:value-type="float" office:value="706.8183" calcext:value-type="float">
            <text:p>706.8183</text:p>
          </table:table-cell>
          <table:table-cell office:value-type="float" office:value="0.1429928" calcext:value-type="float">
            <text:p>0.142992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198" calcext:value-type="float">
            <text:p>0.06044198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77644" calcext:value-type="float">
            <text:p>0.6277644</text:p>
          </table:table-cell>
          <table:table-cell office:value-type="float" office:value="370" calcext:value-type="float">
            <text:p>370</text:p>
          </table:table-cell>
          <table:table-cell office:value-type="float" office:value="906.2737" calcext:value-type="float">
            <text:p>906.2737</text:p>
          </table:table-cell>
          <table:table-cell office:value-type="float" office:value="0" calcext:value-type="float">
            <text:p>0</text:p>
          </table:table-cell>
          <table:table-cell office:value-type="float" office:value="357.6178" calcext:value-type="float">
            <text:p>357.6178</text:p>
          </table:table-cell>
          <table:table-cell office:value-type="float" office:value="1227.891" calcext:value-type="float">
            <text:p>1227.891</text:p>
          </table:table-cell>
          <table:table-cell office:value-type="float" office:value="1491.163" calcext:value-type="float">
            <text:p>1491.163</text:p>
          </table:table-cell>
          <table:table-cell office:value-type="float" office:value="1286.154" calcext:value-type="float">
            <text:p>1286.154</text:p>
          </table:table-cell>
          <table:table-cell office:value-type="float" office:value="769.6197" calcext:value-type="float">
            <text:p>769.6197</text:p>
          </table:table-cell>
          <table:table-cell office:value-type="float" office:value="1127.6" calcext:value-type="float">
            <text:p>1127.6</text:p>
          </table:table-cell>
          <table:table-cell office:value-type="float" office:value="411.7541" calcext:value-type="float">
            <text:p>411.7541</text:p>
          </table:table-cell>
          <table:table-cell office:value-type="float" office:value="1835.654" calcext:value-type="float">
            <text:p>1835.654</text:p>
          </table:table-cell>
          <table:table-cell office:value-type="float" office:value="2076.549" calcext:value-type="float">
            <text:p>2076.549</text:p>
          </table:table-cell>
          <table:table-cell office:value-type="float" office:value="1663.645" calcext:value-type="float">
            <text:p>1663.645</text:p>
          </table:table-cell>
          <table:table-cell office:value-type="float" office:value="584.1156" calcext:value-type="float">
            <text:p>584.1156</text:p>
          </table:table-cell>
          <table:table-cell office:value-type="float" office:value="578.6259" calcext:value-type="float">
            <text:p>578.6259</text:p>
          </table:table-cell>
          <table:table-cell office:value-type="float" office:value="142.7402" calcext:value-type="float">
            <text:p>142.7402</text:p>
          </table:table-cell>
          <table:table-cell office:value-type="float" office:value="35.67528" calcext:value-type="float">
            <text:p>35.67528</text:p>
          </table:table-cell>
          <table:table-cell office:value-type="float" office:value="0" calcext:value-type="float">
            <text:p>0</text:p>
          </table:table-cell>
          <table:table-cell office:value-type="float" office:value="-0.04991648" calcext:value-type="float">
            <text:p>-0.04991648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5.8575" calcext:value-type="float">
            <text:p>-495.8575</text:p>
          </table:table-cell>
          <table:table-cell office:value-type="float" office:value="0" calcext:value-type="float">
            <text:p>0</text:p>
          </table:table-cell>
          <table:table-cell office:value-type="float" office:value="6.13389" calcext:value-type="float">
            <text:p>6.133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5" calcext:value-type="float">
            <text:p>28112005</text:p>
          </table:table-cell>
          <table:table-cell office:value-type="float" office:value="1032.356" calcext:value-type="float">
            <text:p>1032.356</text:p>
          </table:table-cell>
          <table:table-cell office:value-type="float" office:value="13262.62" calcext:value-type="float">
            <text:p>13262.62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3.9037" calcext:value-type="float">
            <text:p>-653.9037</text:p>
          </table:table-cell>
          <table:table-cell office:value-type="float" office:value="1855.556" calcext:value-type="float">
            <text:p>1855.556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128" calcext:value-type="float">
            <text:p>85.0128</text:p>
          </table:table-cell>
          <table:table-cell office:value-type="float" office:value="706.8221" calcext:value-type="float">
            <text:p>706.8221</text:p>
          </table:table-cell>
          <table:table-cell office:value-type="float" office:value="0.1436591" calcext:value-type="float">
            <text:p>0.1436591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514" calcext:value-type="float">
            <text:p>0.06044514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77644" calcext:value-type="float">
            <text:p>0.6277644</text:p>
          </table:table-cell>
          <table:table-cell office:value-type="float" office:value="370" calcext:value-type="float">
            <text:p>370</text:p>
          </table:table-cell>
          <table:table-cell office:value-type="float" office:value="905.5607" calcext:value-type="float">
            <text:p>905.5607</text:p>
          </table:table-cell>
          <table:table-cell office:value-type="float" office:value="0" calcext:value-type="float">
            <text:p>0</text:p>
          </table:table-cell>
          <table:table-cell office:value-type="float" office:value="357.6111" calcext:value-type="float">
            <text:p>357.6111</text:p>
          </table:table-cell>
          <table:table-cell office:value-type="float" office:value="1227.757" calcext:value-type="float">
            <text:p>1227.757</text:p>
          </table:table-cell>
          <table:table-cell office:value-type="float" office:value="1491.024" calcext:value-type="float">
            <text:p>1491.024</text:p>
          </table:table-cell>
          <table:table-cell office:value-type="float" office:value="1286.04" calcext:value-type="float">
            <text:p>1286.04</text:p>
          </table:table-cell>
          <table:table-cell office:value-type="float" office:value="769.5189" calcext:value-type="float">
            <text:p>769.5189</text:p>
          </table:table-cell>
          <table:table-cell office:value-type="float" office:value="1127.556" calcext:value-type="float">
            <text:p>1127.556</text:p>
          </table:table-cell>
          <table:table-cell office:value-type="float" office:value="411.7398" calcext:value-type="float">
            <text:p>411.7398</text:p>
          </table:table-cell>
          <table:table-cell office:value-type="float" office:value="1835.628" calcext:value-type="float">
            <text:p>1835.628</text:p>
          </table:table-cell>
          <table:table-cell office:value-type="float" office:value="2076.524" calcext:value-type="float">
            <text:p>2076.524</text:p>
          </table:table-cell>
          <table:table-cell office:value-type="float" office:value="1663.623" calcext:value-type="float">
            <text:p>1663.623</text:p>
          </table:table-cell>
          <table:table-cell office:value-type="float" office:value="584.1056" calcext:value-type="float">
            <text:p>584.1056</text:p>
          </table:table-cell>
          <table:table-cell office:value-type="float" office:value="578.6124" calcext:value-type="float">
            <text:p>578.6124</text:p>
          </table:table-cell>
          <table:table-cell office:value-type="float" office:value="142.7402" calcext:value-type="float">
            <text:p>142.7402</text:p>
          </table:table-cell>
          <table:table-cell office:value-type="float" office:value="35.67527" calcext:value-type="float">
            <text:p>35.67527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6.4556" calcext:value-type="float">
            <text:p>-496.4556</text:p>
          </table:table-cell>
          <table:table-cell office:value-type="float" office:value="0" calcext:value-type="float">
            <text:p>0</text:p>
          </table:table-cell>
          <table:table-cell office:value-type="float" office:value="6.02002" calcext:value-type="float">
            <text:p>6.020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5" calcext:value-type="float">
            <text:p>29112005</text:p>
          </table:table-cell>
          <table:table-cell office:value-type="float" office:value="1031.984" calcext:value-type="float">
            <text:p>1031.984</text:p>
          </table:table-cell>
          <table:table-cell office:value-type="float" office:value="13262.53" calcext:value-type="float">
            <text:p>13262.53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4.3881" calcext:value-type="float">
            <text:p>-654.3881</text:p>
          </table:table-cell>
          <table:table-cell office:value-type="float" office:value="1857.225" calcext:value-type="float">
            <text:p>1857.22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5965" calcext:value-type="float">
            <text:p>85.05965</text:p>
          </table:table-cell>
          <table:table-cell office:value-type="float" office:value="706.8223" calcext:value-type="float">
            <text:p>706.8223</text:p>
          </table:table-cell>
          <table:table-cell office:value-type="float" office:value="0.1444662" calcext:value-type="float">
            <text:p>0.144466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619" calcext:value-type="float">
            <text:p>0.06044619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77644" calcext:value-type="float">
            <text:p>0.6277644</text:p>
          </table:table-cell>
          <table:table-cell office:value-type="float" office:value="370" calcext:value-type="float">
            <text:p>370</text:p>
          </table:table-cell>
          <table:table-cell office:value-type="float" office:value="905.0771" calcext:value-type="float">
            <text:p>905.0771</text:p>
          </table:table-cell>
          <table:table-cell office:value-type="float" office:value="0" calcext:value-type="float">
            <text:p>0</text:p>
          </table:table-cell>
          <table:table-cell office:value-type="float" office:value="357.6221" calcext:value-type="float">
            <text:p>357.6221</text:p>
          </table:table-cell>
          <table:table-cell office:value-type="float" office:value="1227.68" calcext:value-type="float">
            <text:p>1227.68</text:p>
          </table:table-cell>
          <table:table-cell office:value-type="float" office:value="1490.921" calcext:value-type="float">
            <text:p>1490.921</text:p>
          </table:table-cell>
          <table:table-cell office:value-type="float" office:value="1285.967" calcext:value-type="float">
            <text:p>1285.967</text:p>
          </table:table-cell>
          <table:table-cell office:value-type="float" office:value="769.4449" calcext:value-type="float">
            <text:p>769.4449</text:p>
          </table:table-cell>
          <table:table-cell office:value-type="float" office:value="1127.52" calcext:value-type="float">
            <text:p>1127.52</text:p>
          </table:table-cell>
          <table:table-cell office:value-type="float" office:value="411.7264" calcext:value-type="float">
            <text:p>411.7264</text:p>
          </table:table-cell>
          <table:table-cell office:value-type="float" office:value="1835.603" calcext:value-type="float">
            <text:p>1835.603</text:p>
          </table:table-cell>
          <table:table-cell office:value-type="float" office:value="2076.499" calcext:value-type="float">
            <text:p>2076.499</text:p>
          </table:table-cell>
          <table:table-cell office:value-type="float" office:value="1663.602" calcext:value-type="float">
            <text:p>1663.602</text:p>
          </table:table-cell>
          <table:table-cell office:value-type="float" office:value="584.0956" calcext:value-type="float">
            <text:p>584.0956</text:p>
          </table:table-cell>
          <table:table-cell office:value-type="float" office:value="578.5991" calcext:value-type="float">
            <text:p>578.5991</text:p>
          </table:table-cell>
          <table:table-cell office:value-type="float" office:value="142.7402" calcext:value-type="float">
            <text:p>142.7402</text:p>
          </table:table-cell>
          <table:table-cell office:value-type="float" office:value="35.67527" calcext:value-type="float">
            <text:p>35.67527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6.8715" calcext:value-type="float">
            <text:p>-496.8715</text:p>
          </table:table-cell>
          <table:table-cell office:value-type="float" office:value="0" calcext:value-type="float">
            <text:p>0</text:p>
          </table:table-cell>
          <table:table-cell office:value-type="float" office:value="5.949949" calcext:value-type="float">
            <text:p>5.949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5" calcext:value-type="float">
            <text:p>30112005</text:p>
          </table:table-cell>
          <table:table-cell office:value-type="float" office:value="1031.706" calcext:value-type="float">
            <text:p>1031.706</text:p>
          </table:table-cell>
          <table:table-cell office:value-type="float" office:value="13262.46" calcext:value-type="float">
            <text:p>13262.46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4.7645" calcext:value-type="float">
            <text:p>-654.7645</text:p>
          </table:table-cell>
          <table:table-cell office:value-type="float" office:value="1858.661" calcext:value-type="float">
            <text:p>1858.66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8075" calcext:value-type="float">
            <text:p>85.08075</text:p>
          </table:table-cell>
          <table:table-cell office:value-type="float" office:value="706.8226" calcext:value-type="float">
            <text:p>706.8226</text:p>
          </table:table-cell>
          <table:table-cell office:value-type="float" office:value="0.1452446" calcext:value-type="float">
            <text:p>0.1452446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668" calcext:value-type="float">
            <text:p>0.06044668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77644" calcext:value-type="float">
            <text:p>0.6277644</text:p>
          </table:table-cell>
          <table:table-cell office:value-type="float" office:value="370" calcext:value-type="float">
            <text:p>370</text:p>
          </table:table-cell>
          <table:table-cell office:value-type="float" office:value="904.7015" calcext:value-type="float">
            <text:p>904.7015</text:p>
          </table:table-cell>
          <table:table-cell office:value-type="float" office:value="0" calcext:value-type="float">
            <text:p>0</text:p>
          </table:table-cell>
          <table:table-cell office:value-type="float" office:value="357.6351" calcext:value-type="float">
            <text:p>357.6351</text:p>
          </table:table-cell>
          <table:table-cell office:value-type="float" office:value="1227.629" calcext:value-type="float">
            <text:p>1227.629</text:p>
          </table:table-cell>
          <table:table-cell office:value-type="float" office:value="1490.854" calcext:value-type="float">
            <text:p>1490.854</text:p>
          </table:table-cell>
          <table:table-cell office:value-type="float" office:value="1285.915" calcext:value-type="float">
            <text:p>1285.915</text:p>
          </table:table-cell>
          <table:table-cell office:value-type="float" office:value="769.3851" calcext:value-type="float">
            <text:p>769.3851</text:p>
          </table:table-cell>
          <table:table-cell office:value-type="float" office:value="1127.492" calcext:value-type="float">
            <text:p>1127.492</text:p>
          </table:table-cell>
          <table:table-cell office:value-type="float" office:value="411.7144" calcext:value-type="float">
            <text:p>411.7144</text:p>
          </table:table-cell>
          <table:table-cell office:value-type="float" office:value="1835.578" calcext:value-type="float">
            <text:p>1835.578</text:p>
          </table:table-cell>
          <table:table-cell office:value-type="float" office:value="2076.474" calcext:value-type="float">
            <text:p>2076.474</text:p>
          </table:table-cell>
          <table:table-cell office:value-type="float" office:value="1663.58" calcext:value-type="float">
            <text:p>1663.58</text:p>
          </table:table-cell>
          <table:table-cell office:value-type="float" office:value="584.0858" calcext:value-type="float">
            <text:p>584.0858</text:p>
          </table:table-cell>
          <table:table-cell office:value-type="float" office:value="578.5859" calcext:value-type="float">
            <text:p>578.5859</text:p>
          </table:table-cell>
          <table:table-cell office:value-type="float" office:value="142.7402" calcext:value-type="float">
            <text:p>142.7402</text:p>
          </table:table-cell>
          <table:table-cell office:value-type="float" office:value="35.67527" calcext:value-type="float">
            <text:p>35.67527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7.1873" calcext:value-type="float">
            <text:p>-497.1873</text:p>
          </table:table-cell>
          <table:table-cell office:value-type="float" office:value="0" calcext:value-type="float">
            <text:p>0</text:p>
          </table:table-cell>
          <table:table-cell office:value-type="float" office:value="5.890785" calcext:value-type="float">
            <text:p>5.8907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5" calcext:value-type="float">
            <text:p>1122005</text:p>
          </table:table-cell>
          <table:table-cell office:value-type="float" office:value="1031.475" calcext:value-type="float">
            <text:p>1031.475</text:p>
          </table:table-cell>
          <table:table-cell office:value-type="float" office:value="13262.4" calcext:value-type="float">
            <text:p>13262.4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5.0877" calcext:value-type="float">
            <text:p>-655.0877</text:p>
          </table:table-cell>
          <table:table-cell office:value-type="float" office:value="1860.24" calcext:value-type="float">
            <text:p>1860.24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8856" calcext:value-type="float">
            <text:p>85.08856</text:p>
          </table:table-cell>
          <table:table-cell office:value-type="float" office:value="706.8229" calcext:value-type="float">
            <text:p>706.8229</text:p>
          </table:table-cell>
          <table:table-cell office:value-type="float" office:value="0.1460148" calcext:value-type="float">
            <text:p>0.146014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701" calcext:value-type="float">
            <text:p>0.06044701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77644" calcext:value-type="float">
            <text:p>0.6277644</text:p>
          </table:table-cell>
          <table:table-cell office:value-type="float" office:value="370" calcext:value-type="float">
            <text:p>370</text:p>
          </table:table-cell>
          <table:table-cell office:value-type="float" office:value="904.379" calcext:value-type="float">
            <text:p>904.379</text:p>
          </table:table-cell>
          <table:table-cell office:value-type="float" office:value="0" calcext:value-type="float">
            <text:p>0</text:p>
          </table:table-cell>
          <table:table-cell office:value-type="float" office:value="357.6462" calcext:value-type="float">
            <text:p>357.6462</text:p>
          </table:table-cell>
          <table:table-cell office:value-type="float" office:value="1227.593" calcext:value-type="float">
            <text:p>1227.593</text:p>
          </table:table-cell>
          <table:table-cell office:value-type="float" office:value="1490.799" calcext:value-type="float">
            <text:p>1490.799</text:p>
          </table:table-cell>
          <table:table-cell office:value-type="float" office:value="1285.874" calcext:value-type="float">
            <text:p>1285.874</text:p>
          </table:table-cell>
          <table:table-cell office:value-type="float" office:value="769.3342" calcext:value-type="float">
            <text:p>769.3342</text:p>
          </table:table-cell>
          <table:table-cell office:value-type="float" office:value="1127.47" calcext:value-type="float">
            <text:p>1127.47</text:p>
          </table:table-cell>
          <table:table-cell office:value-type="float" office:value="411.7066" calcext:value-type="float">
            <text:p>411.7066</text:p>
          </table:table-cell>
          <table:table-cell office:value-type="float" office:value="1835.555" calcext:value-type="float">
            <text:p>1835.555</text:p>
          </table:table-cell>
          <table:table-cell office:value-type="float" office:value="2076.45" calcext:value-type="float">
            <text:p>2076.45</text:p>
          </table:table-cell>
          <table:table-cell office:value-type="float" office:value="1663.559" calcext:value-type="float">
            <text:p>1663.559</text:p>
          </table:table-cell>
          <table:table-cell office:value-type="float" office:value="584.0794" calcext:value-type="float">
            <text:p>584.0794</text:p>
          </table:table-cell>
          <table:table-cell office:value-type="float" office:value="578.5729" calcext:value-type="float">
            <text:p>578.5729</text:p>
          </table:table-cell>
          <table:table-cell office:value-type="float" office:value="142.7402" calcext:value-type="float">
            <text:p>142.7402</text:p>
          </table:table-cell>
          <table:table-cell office:value-type="float" office:value="35.67527" calcext:value-type="float">
            <text:p>35.67527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7.4557" calcext:value-type="float">
            <text:p>-497.4557</text:p>
          </table:table-cell>
          <table:table-cell office:value-type="float" office:value="0" calcext:value-type="float">
            <text:p>0</text:p>
          </table:table-cell>
          <table:table-cell office:value-type="float" office:value="5.836331" calcext:value-type="float">
            <text:p>5.8363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5" calcext:value-type="float">
            <text:p>2122005</text:p>
          </table:table-cell>
          <table:table-cell office:value-type="float" office:value="1031.264" calcext:value-type="float">
            <text:p>1031.264</text:p>
          </table:table-cell>
          <table:table-cell office:value-type="float" office:value="13262.35" calcext:value-type="float">
            <text:p>13262.35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5.3801" calcext:value-type="float">
            <text:p>-655.3801</text:p>
          </table:table-cell>
          <table:table-cell office:value-type="float" office:value="1861.128" calcext:value-type="float">
            <text:p>1861.128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9009" calcext:value-type="float">
            <text:p>85.09009</text:p>
          </table:table-cell>
          <table:table-cell office:value-type="float" office:value="706.8231" calcext:value-type="float">
            <text:p>706.8231</text:p>
          </table:table-cell>
          <table:table-cell office:value-type="float" office:value="0.1467772" calcext:value-type="float">
            <text:p>0.146777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704" calcext:value-type="float">
            <text:p>0.06044704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77644" calcext:value-type="float">
            <text:p>0.6277644</text:p>
          </table:table-cell>
          <table:table-cell office:value-type="float" office:value="370" calcext:value-type="float">
            <text:p>370</text:p>
          </table:table-cell>
          <table:table-cell office:value-type="float" office:value="904.0875" calcext:value-type="float">
            <text:p>904.0875</text:p>
          </table:table-cell>
          <table:table-cell office:value-type="float" office:value="0" calcext:value-type="float">
            <text:p>0</text:p>
          </table:table-cell>
          <table:table-cell office:value-type="float" office:value="357.6564" calcext:value-type="float">
            <text:p>357.6564</text:p>
          </table:table-cell>
          <table:table-cell office:value-type="float" office:value="1227.561" calcext:value-type="float">
            <text:p>1227.561</text:p>
          </table:table-cell>
          <table:table-cell office:value-type="float" office:value="1490.747" calcext:value-type="float">
            <text:p>1490.747</text:p>
          </table:table-cell>
          <table:table-cell office:value-type="float" office:value="1285.833" calcext:value-type="float">
            <text:p>1285.833</text:p>
          </table:table-cell>
          <table:table-cell office:value-type="float" office:value="769.2921" calcext:value-type="float">
            <text:p>769.2921</text:p>
          </table:table-cell>
          <table:table-cell office:value-type="float" office:value="1127.451" calcext:value-type="float">
            <text:p>1127.451</text:p>
          </table:table-cell>
          <table:table-cell office:value-type="float" office:value="411.6996" calcext:value-type="float">
            <text:p>411.6996</text:p>
          </table:table-cell>
          <table:table-cell office:value-type="float" office:value="1835.534" calcext:value-type="float">
            <text:p>1835.534</text:p>
          </table:table-cell>
          <table:table-cell office:value-type="float" office:value="2076.426" calcext:value-type="float">
            <text:p>2076.426</text:p>
          </table:table-cell>
          <table:table-cell office:value-type="float" office:value="1663.538" calcext:value-type="float">
            <text:p>1663.538</text:p>
          </table:table-cell>
          <table:table-cell office:value-type="float" office:value="584.0755" calcext:value-type="float">
            <text:p>584.0755</text:p>
          </table:table-cell>
          <table:table-cell office:value-type="float" office:value="578.5601" calcext:value-type="float">
            <text:p>578.5601</text:p>
          </table:table-cell>
          <table:table-cell office:value-type="float" office:value="142.7402" calcext:value-type="float">
            <text:p>142.7402</text:p>
          </table:table-cell>
          <table:table-cell office:value-type="float" office:value="35.67527" calcext:value-type="float">
            <text:p>35.67527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7.7005" calcext:value-type="float">
            <text:p>-497.7005</text:p>
          </table:table-cell>
          <table:table-cell office:value-type="float" office:value="0" calcext:value-type="float">
            <text:p>0</text:p>
          </table:table-cell>
          <table:table-cell office:value-type="float" office:value="5.788723" calcext:value-type="float">
            <text:p>5.7887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5" calcext:value-type="float">
            <text:p>3122005</text:p>
          </table:table-cell>
          <table:table-cell office:value-type="float" office:value="1031.073" calcext:value-type="float">
            <text:p>1031.073</text:p>
          </table:table-cell>
          <table:table-cell office:value-type="float" office:value="13262.29" calcext:value-type="float">
            <text:p>13262.2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5.6513" calcext:value-type="float">
            <text:p>-655.6513</text:p>
          </table:table-cell>
          <table:table-cell office:value-type="float" office:value="1862.922" calcext:value-type="float">
            <text:p>1862.922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8659" calcext:value-type="float">
            <text:p>85.08659</text:p>
          </table:table-cell>
          <table:table-cell office:value-type="float" office:value="706.8234" calcext:value-type="float">
            <text:p>706.8234</text:p>
          </table:table-cell>
          <table:table-cell office:value-type="float" office:value="0.1475242" calcext:value-type="float">
            <text:p>0.147524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71" calcext:value-type="float">
            <text:p>0.0604471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77644" calcext:value-type="float">
            <text:p>0.6277644</text:p>
          </table:table-cell>
          <table:table-cell office:value-type="float" office:value="370" calcext:value-type="float">
            <text:p>370</text:p>
          </table:table-cell>
          <table:table-cell office:value-type="float" office:value="903.817" calcext:value-type="float">
            <text:p>903.817</text:p>
          </table:table-cell>
          <table:table-cell office:value-type="float" office:value="0" calcext:value-type="float">
            <text:p>0</text:p>
          </table:table-cell>
          <table:table-cell office:value-type="float" office:value="357.6661" calcext:value-type="float">
            <text:p>357.6661</text:p>
          </table:table-cell>
          <table:table-cell office:value-type="float" office:value="1227.536" calcext:value-type="float">
            <text:p>1227.536</text:p>
          </table:table-cell>
          <table:table-cell office:value-type="float" office:value="1490.703" calcext:value-type="float">
            <text:p>1490.703</text:p>
          </table:table-cell>
          <table:table-cell office:value-type="float" office:value="1285.795" calcext:value-type="float">
            <text:p>1285.795</text:p>
          </table:table-cell>
          <table:table-cell office:value-type="float" office:value="769.2502" calcext:value-type="float">
            <text:p>769.2502</text:p>
          </table:table-cell>
          <table:table-cell office:value-type="float" office:value="1127.433" calcext:value-type="float">
            <text:p>1127.433</text:p>
          </table:table-cell>
          <table:table-cell office:value-type="float" office:value="411.6932" calcext:value-type="float">
            <text:p>411.6932</text:p>
          </table:table-cell>
          <table:table-cell office:value-type="float" office:value="1835.513" calcext:value-type="float">
            <text:p>1835.513</text:p>
          </table:table-cell>
          <table:table-cell office:value-type="float" office:value="2076.404" calcext:value-type="float">
            <text:p>2076.404</text:p>
          </table:table-cell>
          <table:table-cell office:value-type="float" office:value="1663.517" calcext:value-type="float">
            <text:p>1663.517</text:p>
          </table:table-cell>
          <table:table-cell office:value-type="float" office:value="584.0716" calcext:value-type="float">
            <text:p>584.0716</text:p>
          </table:table-cell>
          <table:table-cell office:value-type="float" office:value="578.5475" calcext:value-type="float">
            <text:p>578.5475</text:p>
          </table:table-cell>
          <table:table-cell office:value-type="float" office:value="142.7402" calcext:value-type="float">
            <text:p>142.7402</text:p>
          </table:table-cell>
          <table:table-cell office:value-type="float" office:value="35.67526" calcext:value-type="float">
            <text:p>35.67526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7.9246" calcext:value-type="float">
            <text:p>-497.9246</text:p>
          </table:table-cell>
          <table:table-cell office:value-type="float" office:value="0" calcext:value-type="float">
            <text:p>0</text:p>
          </table:table-cell>
          <table:table-cell office:value-type="float" office:value="5.739591" calcext:value-type="float">
            <text:p>5.739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5" calcext:value-type="float">
            <text:p>4122005</text:p>
          </table:table-cell>
          <table:table-cell office:value-type="float" office:value="1030.909" calcext:value-type="float">
            <text:p>1030.909</text:p>
          </table:table-cell>
          <table:table-cell office:value-type="float" office:value="13262.24" calcext:value-type="float">
            <text:p>13262.24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5.9359" calcext:value-type="float">
            <text:p>-655.9359</text:p>
          </table:table-cell>
          <table:table-cell office:value-type="float" office:value="1863.239" calcext:value-type="float">
            <text:p>1863.239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7886" calcext:value-type="float">
            <text:p>85.07886</text:p>
          </table:table-cell>
          <table:table-cell office:value-type="float" office:value="706.8237" calcext:value-type="float">
            <text:p>706.8237</text:p>
          </table:table-cell>
          <table:table-cell office:value-type="float" office:value="0.1482112" calcext:value-type="float">
            <text:p>0.148211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715" calcext:value-type="float">
            <text:p>0.0604471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62456" calcext:value-type="float">
            <text:p>0.6262456</text:p>
          </table:table-cell>
          <table:table-cell office:value-type="float" office:value="370" calcext:value-type="float">
            <text:p>370</text:p>
          </table:table-cell>
          <table:table-cell office:value-type="float" office:value="903.5345" calcext:value-type="float">
            <text:p>903.5345</text:p>
          </table:table-cell>
          <table:table-cell office:value-type="float" office:value="0" calcext:value-type="float">
            <text:p>0</text:p>
          </table:table-cell>
          <table:table-cell office:value-type="float" office:value="357.6758" calcext:value-type="float">
            <text:p>357.6758</text:p>
          </table:table-cell>
          <table:table-cell office:value-type="float" office:value="1227.519" calcext:value-type="float">
            <text:p>1227.519</text:p>
          </table:table-cell>
          <table:table-cell office:value-type="float" office:value="1490.664" calcext:value-type="float">
            <text:p>1490.664</text:p>
          </table:table-cell>
          <table:table-cell office:value-type="float" office:value="1285.758" calcext:value-type="float">
            <text:p>1285.758</text:p>
          </table:table-cell>
          <table:table-cell office:value-type="float" office:value="769.217" calcext:value-type="float">
            <text:p>769.217</text:p>
          </table:table-cell>
          <table:table-cell office:value-type="float" office:value="1127.417" calcext:value-type="float">
            <text:p>1127.417</text:p>
          </table:table-cell>
          <table:table-cell office:value-type="float" office:value="411.6874" calcext:value-type="float">
            <text:p>411.6874</text:p>
          </table:table-cell>
          <table:table-cell office:value-type="float" office:value="1835.492" calcext:value-type="float">
            <text:p>1835.492</text:p>
          </table:table-cell>
          <table:table-cell office:value-type="float" office:value="2076.382" calcext:value-type="float">
            <text:p>2076.382</text:p>
          </table:table-cell>
          <table:table-cell office:value-type="float" office:value="1663.496" calcext:value-type="float">
            <text:p>1663.496</text:p>
          </table:table-cell>
          <table:table-cell office:value-type="float" office:value="584.0679" calcext:value-type="float">
            <text:p>584.0679</text:p>
          </table:table-cell>
          <table:table-cell office:value-type="float" office:value="578.535" calcext:value-type="float">
            <text:p>578.535</text:p>
          </table:table-cell>
          <table:table-cell office:value-type="float" office:value="142.7402" calcext:value-type="float">
            <text:p>142.7402</text:p>
          </table:table-cell>
          <table:table-cell office:value-type="float" office:value="35.67525" calcext:value-type="float">
            <text:p>35.67525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8.1202" calcext:value-type="float">
            <text:p>-498.1202</text:p>
          </table:table-cell>
          <table:table-cell office:value-type="float" office:value="0" calcext:value-type="float">
            <text:p>0</text:p>
          </table:table-cell>
          <table:table-cell office:value-type="float" office:value="5.64942" calcext:value-type="float">
            <text:p>5.649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5" calcext:value-type="float">
            <text:p>5122005</text:p>
          </table:table-cell>
          <table:table-cell office:value-type="float" office:value="1030.76" calcext:value-type="float">
            <text:p>1030.76</text:p>
          </table:table-cell>
          <table:table-cell office:value-type="float" office:value="13262.2" calcext:value-type="float">
            <text:p>13262.2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6.1744" calcext:value-type="float">
            <text:p>-656.1744</text:p>
          </table:table-cell>
          <table:table-cell office:value-type="float" office:value="1864.135" calcext:value-type="float">
            <text:p>1864.13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6732" calcext:value-type="float">
            <text:p>85.06732</text:p>
          </table:table-cell>
          <table:table-cell office:value-type="float" office:value="706.824" calcext:value-type="float">
            <text:p>706.824</text:p>
          </table:table-cell>
          <table:table-cell office:value-type="float" office:value="0.148871" calcext:value-type="float">
            <text:p>0.148871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715" calcext:value-type="float">
            <text:p>0.0604471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34325" calcext:value-type="float">
            <text:p>0.6234325</text:p>
          </table:table-cell>
          <table:table-cell office:value-type="float" office:value="370" calcext:value-type="float">
            <text:p>370</text:p>
          </table:table-cell>
          <table:table-cell office:value-type="float" office:value="903.2996" calcext:value-type="float">
            <text:p>903.2996</text:p>
          </table:table-cell>
          <table:table-cell office:value-type="float" office:value="0" calcext:value-type="float">
            <text:p>0</text:p>
          </table:table-cell>
          <table:table-cell office:value-type="float" office:value="357.6847" calcext:value-type="float">
            <text:p>357.6847</text:p>
          </table:table-cell>
          <table:table-cell office:value-type="float" office:value="1227.503" calcext:value-type="float">
            <text:p>1227.503</text:p>
          </table:table-cell>
          <table:table-cell office:value-type="float" office:value="1490.631" calcext:value-type="float">
            <text:p>1490.631</text:p>
          </table:table-cell>
          <table:table-cell office:value-type="float" office:value="1285.724" calcext:value-type="float">
            <text:p>1285.724</text:p>
          </table:table-cell>
          <table:table-cell office:value-type="float" office:value="769.188" calcext:value-type="float">
            <text:p>769.188</text:p>
          </table:table-cell>
          <table:table-cell office:value-type="float" office:value="1127.403" calcext:value-type="float">
            <text:p>1127.403</text:p>
          </table:table-cell>
          <table:table-cell office:value-type="float" office:value="411.6821" calcext:value-type="float">
            <text:p>411.6821</text:p>
          </table:table-cell>
          <table:table-cell office:value-type="float" office:value="1835.48" calcext:value-type="float">
            <text:p>1835.48</text:p>
          </table:table-cell>
          <table:table-cell office:value-type="float" office:value="2076.36" calcext:value-type="float">
            <text:p>2076.36</text:p>
          </table:table-cell>
          <table:table-cell office:value-type="float" office:value="1663.476" calcext:value-type="float">
            <text:p>1663.476</text:p>
          </table:table-cell>
          <table:table-cell office:value-type="float" office:value="584.0642" calcext:value-type="float">
            <text:p>584.0642</text:p>
          </table:table-cell>
          <table:table-cell office:value-type="float" office:value="578.5228" calcext:value-type="float">
            <text:p>578.5228</text:p>
          </table:table-cell>
          <table:table-cell office:value-type="float" office:value="142.7401" calcext:value-type="float">
            <text:p>142.7401</text:p>
          </table:table-cell>
          <table:table-cell office:value-type="float" office:value="35.67529" calcext:value-type="float">
            <text:p>35.67529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8.2972" calcext:value-type="float">
            <text:p>-498.2972</text:p>
          </table:table-cell>
          <table:table-cell office:value-type="float" office:value="0" calcext:value-type="float">
            <text:p>0</text:p>
          </table:table-cell>
          <table:table-cell office:value-type="float" office:value="5.590852" calcext:value-type="float">
            <text:p>5.590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5" calcext:value-type="float">
            <text:p>6122005</text:p>
          </table:table-cell>
          <table:table-cell office:value-type="float" office:value="1030.63" calcext:value-type="float">
            <text:p>1030.63</text:p>
          </table:table-cell>
          <table:table-cell office:value-type="float" office:value="13262.16" calcext:value-type="float">
            <text:p>13262.16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6.4203" calcext:value-type="float">
            <text:p>-656.4203</text:p>
          </table:table-cell>
          <table:table-cell office:value-type="float" office:value="1865.195" calcext:value-type="float">
            <text:p>1865.19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5402" calcext:value-type="float">
            <text:p>85.05402</text:p>
          </table:table-cell>
          <table:table-cell office:value-type="float" office:value="706.8242" calcext:value-type="float">
            <text:p>706.8242</text:p>
          </table:table-cell>
          <table:table-cell office:value-type="float" office:value="0.1494722" calcext:value-type="float">
            <text:p>0.149472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715" calcext:value-type="float">
            <text:p>0.0604471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08304" calcext:value-type="float">
            <text:p>0.6208304</text:p>
          </table:table-cell>
          <table:table-cell office:value-type="float" office:value="370" calcext:value-type="float">
            <text:p>370</text:p>
          </table:table-cell>
          <table:table-cell office:value-type="float" office:value="903.0568" calcext:value-type="float">
            <text:p>903.0568</text:p>
          </table:table-cell>
          <table:table-cell office:value-type="float" office:value="0" calcext:value-type="float">
            <text:p>0</text:p>
          </table:table-cell>
          <table:table-cell office:value-type="float" office:value="357.6934" calcext:value-type="float">
            <text:p>357.6934</text:p>
          </table:table-cell>
          <table:table-cell office:value-type="float" office:value="1227.491" calcext:value-type="float">
            <text:p>1227.491</text:p>
          </table:table-cell>
          <table:table-cell office:value-type="float" office:value="1490.604" calcext:value-type="float">
            <text:p>1490.604</text:p>
          </table:table-cell>
          <table:table-cell office:value-type="float" office:value="1285.694" calcext:value-type="float">
            <text:p>1285.694</text:p>
          </table:table-cell>
          <table:table-cell office:value-type="float" office:value="769.1631" calcext:value-type="float">
            <text:p>769.1631</text:p>
          </table:table-cell>
          <table:table-cell office:value-type="float" office:value="1127.391" calcext:value-type="float">
            <text:p>1127.391</text:p>
          </table:table-cell>
          <table:table-cell office:value-type="float" office:value="411.6771" calcext:value-type="float">
            <text:p>411.6771</text:p>
          </table:table-cell>
          <table:table-cell office:value-type="float" office:value="1835.472" calcext:value-type="float">
            <text:p>1835.472</text:p>
          </table:table-cell>
          <table:table-cell office:value-type="float" office:value="2076.339" calcext:value-type="float">
            <text:p>2076.339</text:p>
          </table:table-cell>
          <table:table-cell office:value-type="float" office:value="1663.456" calcext:value-type="float">
            <text:p>1663.456</text:p>
          </table:table-cell>
          <table:table-cell office:value-type="float" office:value="584.0606" calcext:value-type="float">
            <text:p>584.0606</text:p>
          </table:table-cell>
          <table:table-cell office:value-type="float" office:value="578.5107" calcext:value-type="float">
            <text:p>578.5107</text:p>
          </table:table-cell>
          <table:table-cell office:value-type="float" office:value="142.7401" calcext:value-type="float">
            <text:p>142.7401</text:p>
          </table:table-cell>
          <table:table-cell office:value-type="float" office:value="35.67531" calcext:value-type="float">
            <text:p>35.67531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8.4527" calcext:value-type="float">
            <text:p>-498.4527</text:p>
          </table:table-cell>
          <table:table-cell office:value-type="float" office:value="0" calcext:value-type="float">
            <text:p>0</text:p>
          </table:table-cell>
          <table:table-cell office:value-type="float" office:value="5.503474" calcext:value-type="float">
            <text:p>5.5034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5" calcext:value-type="float">
            <text:p>7122005</text:p>
          </table:table-cell>
          <table:table-cell office:value-type="float" office:value="1030.516" calcext:value-type="float">
            <text:p>1030.516</text:p>
          </table:table-cell>
          <table:table-cell office:value-type="float" office:value="13262.12" calcext:value-type="float">
            <text:p>13262.12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6.6035" calcext:value-type="float">
            <text:p>-656.6035</text:p>
          </table:table-cell>
          <table:table-cell office:value-type="float" office:value="1864.952" calcext:value-type="float">
            <text:p>1864.952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4034" calcext:value-type="float">
            <text:p>85.04034</text:p>
          </table:table-cell>
          <table:table-cell office:value-type="float" office:value="706.8243" calcext:value-type="float">
            <text:p>706.8243</text:p>
          </table:table-cell>
          <table:table-cell office:value-type="float" office:value="0.1499954" calcext:value-type="float">
            <text:p>0.1499954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715" calcext:value-type="float">
            <text:p>0.0604471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04394" calcext:value-type="float">
            <text:p>0.6204394</text:p>
          </table:table-cell>
          <table:table-cell office:value-type="float" office:value="370" calcext:value-type="float">
            <text:p>370</text:p>
          </table:table-cell>
          <table:table-cell office:value-type="float" office:value="902.8746" calcext:value-type="float">
            <text:p>902.8746</text:p>
          </table:table-cell>
          <table:table-cell office:value-type="float" office:value="0" calcext:value-type="float">
            <text:p>0</text:p>
          </table:table-cell>
          <table:table-cell office:value-type="float" office:value="357.7018" calcext:value-type="float">
            <text:p>357.7018</text:p>
          </table:table-cell>
          <table:table-cell office:value-type="float" office:value="1227.482" calcext:value-type="float">
            <text:p>1227.482</text:p>
          </table:table-cell>
          <table:table-cell office:value-type="float" office:value="1490.582" calcext:value-type="float">
            <text:p>1490.582</text:p>
          </table:table-cell>
          <table:table-cell office:value-type="float" office:value="1285.668" calcext:value-type="float">
            <text:p>1285.668</text:p>
          </table:table-cell>
          <table:table-cell office:value-type="float" office:value="769.1408" calcext:value-type="float">
            <text:p>769.1408</text:p>
          </table:table-cell>
          <table:table-cell office:value-type="float" office:value="1127.378" calcext:value-type="float">
            <text:p>1127.378</text:p>
          </table:table-cell>
          <table:table-cell office:value-type="float" office:value="411.6724" calcext:value-type="float">
            <text:p>411.6724</text:p>
          </table:table-cell>
          <table:table-cell office:value-type="float" office:value="1835.464" calcext:value-type="float">
            <text:p>1835.464</text:p>
          </table:table-cell>
          <table:table-cell office:value-type="float" office:value="2076.318" calcext:value-type="float">
            <text:p>2076.318</text:p>
          </table:table-cell>
          <table:table-cell office:value-type="float" office:value="1663.436" calcext:value-type="float">
            <text:p>1663.436</text:p>
          </table:table-cell>
          <table:table-cell office:value-type="float" office:value="584.0572" calcext:value-type="float">
            <text:p>584.0572</text:p>
          </table:table-cell>
          <table:table-cell office:value-type="float" office:value="578.4988" calcext:value-type="float">
            <text:p>578.4988</text:p>
          </table:table-cell>
          <table:table-cell office:value-type="float" office:value="142.7401" calcext:value-type="float">
            <text:p>142.7401</text:p>
          </table:table-cell>
          <table:table-cell office:value-type="float" office:value="35.67532" calcext:value-type="float">
            <text:p>35.67532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8.5869" calcext:value-type="float">
            <text:p>-498.5869</text:p>
          </table:table-cell>
          <table:table-cell office:value-type="float" office:value="0" calcext:value-type="float">
            <text:p>0</text:p>
          </table:table-cell>
          <table:table-cell office:value-type="float" office:value="5.457462" calcext:value-type="float">
            <text:p>5.4574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5" calcext:value-type="float">
            <text:p>8122005</text:p>
          </table:table-cell>
          <table:table-cell office:value-type="float" office:value="1030.412" calcext:value-type="float">
            <text:p>1030.412</text:p>
          </table:table-cell>
          <table:table-cell office:value-type="float" office:value="13262.09" calcext:value-type="float">
            <text:p>13262.0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6.7739" calcext:value-type="float">
            <text:p>-656.7739</text:p>
          </table:table-cell>
          <table:table-cell office:value-type="float" office:value="1866.422" calcext:value-type="float">
            <text:p>1866.422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2374" calcext:value-type="float">
            <text:p>85.02374</text:p>
          </table:table-cell>
          <table:table-cell office:value-type="float" office:value="706.8245" calcext:value-type="float">
            <text:p>706.8245</text:p>
          </table:table-cell>
          <table:table-cell office:value-type="float" office:value="0.1505039" calcext:value-type="float">
            <text:p>0.1505039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715" calcext:value-type="float">
            <text:p>0.0604471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04394" calcext:value-type="float">
            <text:p>0.6204394</text:p>
          </table:table-cell>
          <table:table-cell office:value-type="float" office:value="370" calcext:value-type="float">
            <text:p>370</text:p>
          </table:table-cell>
          <table:table-cell office:value-type="float" office:value="902.7047" calcext:value-type="float">
            <text:p>902.7047</text:p>
          </table:table-cell>
          <table:table-cell office:value-type="float" office:value="0" calcext:value-type="float">
            <text:p>0</text:p>
          </table:table-cell>
          <table:table-cell office:value-type="float" office:value="357.7092" calcext:value-type="float">
            <text:p>357.7092</text:p>
          </table:table-cell>
          <table:table-cell office:value-type="float" office:value="1227.471" calcext:value-type="float">
            <text:p>1227.471</text:p>
          </table:table-cell>
          <table:table-cell office:value-type="float" office:value="1490.56" calcext:value-type="float">
            <text:p>1490.56</text:p>
          </table:table-cell>
          <table:table-cell office:value-type="float" office:value="1285.649" calcext:value-type="float">
            <text:p>1285.649</text:p>
          </table:table-cell>
          <table:table-cell office:value-type="float" office:value="769.1209" calcext:value-type="float">
            <text:p>769.1209</text:p>
          </table:table-cell>
          <table:table-cell office:value-type="float" office:value="1127.366" calcext:value-type="float">
            <text:p>1127.366</text:p>
          </table:table-cell>
          <table:table-cell office:value-type="float" office:value="411.6681" calcext:value-type="float">
            <text:p>411.6681</text:p>
          </table:table-cell>
          <table:table-cell office:value-type="float" office:value="1835.457" calcext:value-type="float">
            <text:p>1835.457</text:p>
          </table:table-cell>
          <table:table-cell office:value-type="float" office:value="2076.298" calcext:value-type="float">
            <text:p>2076.298</text:p>
          </table:table-cell>
          <table:table-cell office:value-type="float" office:value="1663.416" calcext:value-type="float">
            <text:p>1663.416</text:p>
          </table:table-cell>
          <table:table-cell office:value-type="float" office:value="584.0538" calcext:value-type="float">
            <text:p>584.0538</text:p>
          </table:table-cell>
          <table:table-cell office:value-type="float" office:value="578.4871" calcext:value-type="float">
            <text:p>578.4871</text:p>
          </table:table-cell>
          <table:table-cell office:value-type="float" office:value="142.7401" calcext:value-type="float">
            <text:p>142.7401</text:p>
          </table:table-cell>
          <table:table-cell office:value-type="float" office:value="35.67532" calcext:value-type="float">
            <text:p>35.67532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8.7116" calcext:value-type="float">
            <text:p>-498.7116</text:p>
          </table:table-cell>
          <table:table-cell office:value-type="float" office:value="0" calcext:value-type="float">
            <text:p>0</text:p>
          </table:table-cell>
          <table:table-cell office:value-type="float" office:value="5.413724" calcext:value-type="float">
            <text:p>5.413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5" calcext:value-type="float">
            <text:p>9122005</text:p>
          </table:table-cell>
          <table:table-cell office:value-type="float" office:value="1030.318" calcext:value-type="float">
            <text:p>1030.318</text:p>
          </table:table-cell>
          <table:table-cell office:value-type="float" office:value="13262.05" calcext:value-type="float">
            <text:p>13262.05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6.9308" calcext:value-type="float">
            <text:p>-656.9308</text:p>
          </table:table-cell>
          <table:table-cell office:value-type="float" office:value="1865.388" calcext:value-type="float">
            <text:p>1865.388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5.00662" calcext:value-type="float">
            <text:p>85.00662</text:p>
          </table:table-cell>
          <table:table-cell office:value-type="float" office:value="706.8247" calcext:value-type="float">
            <text:p>706.8247</text:p>
          </table:table-cell>
          <table:table-cell office:value-type="float" office:value="0.1509599" calcext:value-type="float">
            <text:p>0.1509599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715" calcext:value-type="float">
            <text:p>0.0604471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04394" calcext:value-type="float">
            <text:p>0.6204394</text:p>
          </table:table-cell>
          <table:table-cell office:value-type="float" office:value="370" calcext:value-type="float">
            <text:p>370</text:p>
          </table:table-cell>
          <table:table-cell office:value-type="float" office:value="902.5482" calcext:value-type="float">
            <text:p>902.5482</text:p>
          </table:table-cell>
          <table:table-cell office:value-type="float" office:value="0" calcext:value-type="float">
            <text:p>0</text:p>
          </table:table-cell>
          <table:table-cell office:value-type="float" office:value="357.715" calcext:value-type="float">
            <text:p>357.715</text:p>
          </table:table-cell>
          <table:table-cell office:value-type="float" office:value="1227.461" calcext:value-type="float">
            <text:p>1227.461</text:p>
          </table:table-cell>
          <table:table-cell office:value-type="float" office:value="1490.541" calcext:value-type="float">
            <text:p>1490.541</text:p>
          </table:table-cell>
          <table:table-cell office:value-type="float" office:value="1285.636" calcext:value-type="float">
            <text:p>1285.636</text:p>
          </table:table-cell>
          <table:table-cell office:value-type="float" office:value="769.1032" calcext:value-type="float">
            <text:p>769.1032</text:p>
          </table:table-cell>
          <table:table-cell office:value-type="float" office:value="1127.355" calcext:value-type="float">
            <text:p>1127.355</text:p>
          </table:table-cell>
          <table:table-cell office:value-type="float" office:value="411.6643" calcext:value-type="float">
            <text:p>411.6643</text:p>
          </table:table-cell>
          <table:table-cell office:value-type="float" office:value="1835.45" calcext:value-type="float">
            <text:p>1835.45</text:p>
          </table:table-cell>
          <table:table-cell office:value-type="float" office:value="2076.278" calcext:value-type="float">
            <text:p>2076.278</text:p>
          </table:table-cell>
          <table:table-cell office:value-type="float" office:value="1663.397" calcext:value-type="float">
            <text:p>1663.397</text:p>
          </table:table-cell>
          <table:table-cell office:value-type="float" office:value="584.0504" calcext:value-type="float">
            <text:p>584.0504</text:p>
          </table:table-cell>
          <table:table-cell office:value-type="float" office:value="578.4756" calcext:value-type="float">
            <text:p>578.4756</text:p>
          </table:table-cell>
          <table:table-cell office:value-type="float" office:value="142.7401" calcext:value-type="float">
            <text:p>142.7401</text:p>
          </table:table-cell>
          <table:table-cell office:value-type="float" office:value="35.67532" calcext:value-type="float">
            <text:p>35.67532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8.8257" calcext:value-type="float">
            <text:p>-498.8257</text:p>
          </table:table-cell>
          <table:table-cell office:value-type="float" office:value="0" calcext:value-type="float">
            <text:p>0</text:p>
          </table:table-cell>
          <table:table-cell office:value-type="float" office:value="5.370244" calcext:value-type="float">
            <text:p>5.370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5" calcext:value-type="float">
            <text:p>10122005</text:p>
          </table:table-cell>
          <table:table-cell office:value-type="float" office:value="1030.216" calcext:value-type="float">
            <text:p>1030.216</text:p>
          </table:table-cell>
          <table:table-cell office:value-type="float" office:value="13262.01" calcext:value-type="float">
            <text:p>13262.01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7.0831" calcext:value-type="float">
            <text:p>-657.0831</text:p>
          </table:table-cell>
          <table:table-cell office:value-type="float" office:value="1863.381" calcext:value-type="float">
            <text:p>1863.38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98476" calcext:value-type="float">
            <text:p>84.98476</text:p>
          </table:table-cell>
          <table:table-cell office:value-type="float" office:value="706.8247" calcext:value-type="float">
            <text:p>706.8247</text:p>
          </table:table-cell>
          <table:table-cell office:value-type="float" office:value="0.151468" calcext:value-type="float">
            <text:p>0.15146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887" calcext:value-type="float">
            <text:p>0.06044887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04394" calcext:value-type="float">
            <text:p>0.6204394</text:p>
          </table:table-cell>
          <table:table-cell office:value-type="float" office:value="370" calcext:value-type="float">
            <text:p>370</text:p>
          </table:table-cell>
          <table:table-cell office:value-type="float" office:value="902.3965" calcext:value-type="float">
            <text:p>902.3965</text:p>
          </table:table-cell>
          <table:table-cell office:value-type="float" office:value="0" calcext:value-type="float">
            <text:p>0</text:p>
          </table:table-cell>
          <table:table-cell office:value-type="float" office:value="357.7163" calcext:value-type="float">
            <text:p>357.7163</text:p>
          </table:table-cell>
          <table:table-cell office:value-type="float" office:value="1227.443" calcext:value-type="float">
            <text:p>1227.443</text:p>
          </table:table-cell>
          <table:table-cell office:value-type="float" office:value="1490.521" calcext:value-type="float">
            <text:p>1490.521</text:p>
          </table:table-cell>
          <table:table-cell office:value-type="float" office:value="1285.621" calcext:value-type="float">
            <text:p>1285.621</text:p>
          </table:table-cell>
          <table:table-cell office:value-type="float" office:value="769.0878" calcext:value-type="float">
            <text:p>769.0878</text:p>
          </table:table-cell>
          <table:table-cell office:value-type="float" office:value="1127.344" calcext:value-type="float">
            <text:p>1127.344</text:p>
          </table:table-cell>
          <table:table-cell office:value-type="float" office:value="411.6607" calcext:value-type="float">
            <text:p>411.6607</text:p>
          </table:table-cell>
          <table:table-cell office:value-type="float" office:value="1835.444" calcext:value-type="float">
            <text:p>1835.444</text:p>
          </table:table-cell>
          <table:table-cell office:value-type="float" office:value="2076.257" calcext:value-type="float">
            <text:p>2076.257</text:p>
          </table:table-cell>
          <table:table-cell office:value-type="float" office:value="1663.378" calcext:value-type="float">
            <text:p>1663.378</text:p>
          </table:table-cell>
          <table:table-cell office:value-type="float" office:value="584.0471" calcext:value-type="float">
            <text:p>584.0471</text:p>
          </table:table-cell>
          <table:table-cell office:value-type="float" office:value="578.4644" calcext:value-type="float">
            <text:p>578.4644</text:p>
          </table:table-cell>
          <table:table-cell office:value-type="float" office:value="142.7401" calcext:value-type="float">
            <text:p>142.7401</text:p>
          </table:table-cell>
          <table:table-cell office:value-type="float" office:value="35.67532" calcext:value-type="float">
            <text:p>35.67532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8.9496" calcext:value-type="float">
            <text:p>-498.9496</text:p>
          </table:table-cell>
          <table:table-cell office:value-type="float" office:value="0" calcext:value-type="float">
            <text:p>0</text:p>
          </table:table-cell>
          <table:table-cell office:value-type="float" office:value="5.340158" calcext:value-type="float">
            <text:p>5.340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5" calcext:value-type="float">
            <text:p>11122005</text:p>
          </table:table-cell>
          <table:table-cell office:value-type="float" office:value="1030.099" calcext:value-type="float">
            <text:p>1030.099</text:p>
          </table:table-cell>
          <table:table-cell office:value-type="float" office:value="13261.97" calcext:value-type="float">
            <text:p>13261.97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7.2499" calcext:value-type="float">
            <text:p>-657.2499</text:p>
          </table:table-cell>
          <table:table-cell office:value-type="float" office:value="1863.617" calcext:value-type="float">
            <text:p>1863.617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96035" calcext:value-type="float">
            <text:p>84.96035</text:p>
          </table:table-cell>
          <table:table-cell office:value-type="float" office:value="706.824" calcext:value-type="float">
            <text:p>706.824</text:p>
          </table:table-cell>
          <table:table-cell office:value-type="float" office:value="0.1520803" calcext:value-type="float">
            <text:p>0.1520803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905" calcext:value-type="float">
            <text:p>0.0604490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04394" calcext:value-type="float">
            <text:p>0.6204394</text:p>
          </table:table-cell>
          <table:table-cell office:value-type="float" office:value="370" calcext:value-type="float">
            <text:p>370</text:p>
          </table:table-cell>
          <table:table-cell office:value-type="float" office:value="902.2303" calcext:value-type="float">
            <text:p>902.2303</text:p>
          </table:table-cell>
          <table:table-cell office:value-type="float" office:value="0" calcext:value-type="float">
            <text:p>0</text:p>
          </table:table-cell>
          <table:table-cell office:value-type="float" office:value="357.7152" calcext:value-type="float">
            <text:p>357.7152</text:p>
          </table:table-cell>
          <table:table-cell office:value-type="float" office:value="1227.421" calcext:value-type="float">
            <text:p>1227.421</text:p>
          </table:table-cell>
          <table:table-cell office:value-type="float" office:value="1490.493" calcext:value-type="float">
            <text:p>1490.493</text:p>
          </table:table-cell>
          <table:table-cell office:value-type="float" office:value="1285.604" calcext:value-type="float">
            <text:p>1285.604</text:p>
          </table:table-cell>
          <table:table-cell office:value-type="float" office:value="769.0712" calcext:value-type="float">
            <text:p>769.0712</text:p>
          </table:table-cell>
          <table:table-cell office:value-type="float" office:value="1127.334" calcext:value-type="float">
            <text:p>1127.334</text:p>
          </table:table-cell>
          <table:table-cell office:value-type="float" office:value="411.657" calcext:value-type="float">
            <text:p>411.657</text:p>
          </table:table-cell>
          <table:table-cell office:value-type="float" office:value="1835.437" calcext:value-type="float">
            <text:p>1835.437</text:p>
          </table:table-cell>
          <table:table-cell office:value-type="float" office:value="2076.238" calcext:value-type="float">
            <text:p>2076.238</text:p>
          </table:table-cell>
          <table:table-cell office:value-type="float" office:value="1663.359" calcext:value-type="float">
            <text:p>1663.359</text:p>
          </table:table-cell>
          <table:table-cell office:value-type="float" office:value="584.0439" calcext:value-type="float">
            <text:p>584.0439</text:p>
          </table:table-cell>
          <table:table-cell office:value-type="float" office:value="578.4534" calcext:value-type="float">
            <text:p>578.4534</text:p>
          </table:table-cell>
          <table:table-cell office:value-type="float" office:value="142.7401" calcext:value-type="float">
            <text:p>142.7401</text:p>
          </table:table-cell>
          <table:table-cell office:value-type="float" office:value="35.67531" calcext:value-type="float">
            <text:p>35.67531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9.0839" calcext:value-type="float">
            <text:p>-499.0839</text:p>
          </table:table-cell>
          <table:table-cell office:value-type="float" office:value="0" calcext:value-type="float">
            <text:p>0</text:p>
          </table:table-cell>
          <table:table-cell office:value-type="float" office:value="5.310215" calcext:value-type="float">
            <text:p>5.3102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5" calcext:value-type="float">
            <text:p>12122005</text:p>
          </table:table-cell>
          <table:table-cell office:value-type="float" office:value="1029.966" calcext:value-type="float">
            <text:p>1029.966</text:p>
          </table:table-cell>
          <table:table-cell office:value-type="float" office:value="13261.93" calcext:value-type="float">
            <text:p>13261.93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7.4288" calcext:value-type="float">
            <text:p>-657.4288</text:p>
          </table:table-cell>
          <table:table-cell office:value-type="float" office:value="1864.791" calcext:value-type="float">
            <text:p>1864.79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94096" calcext:value-type="float">
            <text:p>84.94096</text:p>
          </table:table-cell>
          <table:table-cell office:value-type="float" office:value="706.8228" calcext:value-type="float">
            <text:p>706.8228</text:p>
          </table:table-cell>
          <table:table-cell office:value-type="float" office:value="0.1527289" calcext:value-type="float">
            <text:p>0.1527289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4905" calcext:value-type="float">
            <text:p>0.06044905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04394" calcext:value-type="float">
            <text:p>0.6204394</text:p>
          </table:table-cell>
          <table:table-cell office:value-type="float" office:value="370" calcext:value-type="float">
            <text:p>370</text:p>
          </table:table-cell>
          <table:table-cell office:value-type="float" office:value="902.0519" calcext:value-type="float">
            <text:p>902.0519</text:p>
          </table:table-cell>
          <table:table-cell office:value-type="float" office:value="0" calcext:value-type="float">
            <text:p>0</text:p>
          </table:table-cell>
          <table:table-cell office:value-type="float" office:value="357.7106" calcext:value-type="float">
            <text:p>357.7106</text:p>
          </table:table-cell>
          <table:table-cell office:value-type="float" office:value="1227.396" calcext:value-type="float">
            <text:p>1227.396</text:p>
          </table:table-cell>
          <table:table-cell office:value-type="float" office:value="1490.46" calcext:value-type="float">
            <text:p>1490.46</text:p>
          </table:table-cell>
          <table:table-cell office:value-type="float" office:value="1285.584" calcext:value-type="float">
            <text:p>1285.584</text:p>
          </table:table-cell>
          <table:table-cell office:value-type="float" office:value="769.0532" calcext:value-type="float">
            <text:p>769.0532</text:p>
          </table:table-cell>
          <table:table-cell office:value-type="float" office:value="1127.323" calcext:value-type="float">
            <text:p>1127.323</text:p>
          </table:table-cell>
          <table:table-cell office:value-type="float" office:value="411.6534" calcext:value-type="float">
            <text:p>411.6534</text:p>
          </table:table-cell>
          <table:table-cell office:value-type="float" office:value="1835.431" calcext:value-type="float">
            <text:p>1835.431</text:p>
          </table:table-cell>
          <table:table-cell office:value-type="float" office:value="2076.22" calcext:value-type="float">
            <text:p>2076.22</text:p>
          </table:table-cell>
          <table:table-cell office:value-type="float" office:value="1663.341" calcext:value-type="float">
            <text:p>1663.341</text:p>
          </table:table-cell>
          <table:table-cell office:value-type="float" office:value="584.0408" calcext:value-type="float">
            <text:p>584.0408</text:p>
          </table:table-cell>
          <table:table-cell office:value-type="float" office:value="578.4426" calcext:value-type="float">
            <text:p>578.4426</text:p>
          </table:table-cell>
          <table:table-cell office:value-type="float" office:value="142.7401" calcext:value-type="float">
            <text:p>142.7401</text:p>
          </table:table-cell>
          <table:table-cell office:value-type="float" office:value="35.67531" calcext:value-type="float">
            <text:p>35.67531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9.2348" calcext:value-type="float">
            <text:p>-499.2348</text:p>
          </table:table-cell>
          <table:table-cell office:value-type="float" office:value="0" calcext:value-type="float">
            <text:p>0</text:p>
          </table:table-cell>
          <table:table-cell office:value-type="float" office:value="5.282484" calcext:value-type="float">
            <text:p>5.282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5" calcext:value-type="float">
            <text:p>13122005</text:p>
          </table:table-cell>
          <table:table-cell office:value-type="float" office:value="1029.827" calcext:value-type="float">
            <text:p>1029.827</text:p>
          </table:table-cell>
          <table:table-cell office:value-type="float" office:value="13261.88" calcext:value-type="float">
            <text:p>13261.88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7.6124" calcext:value-type="float">
            <text:p>-657.6124</text:p>
          </table:table-cell>
          <table:table-cell office:value-type="float" office:value="1863.771" calcext:value-type="float">
            <text:p>1863.77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92326" calcext:value-type="float">
            <text:p>84.92326</text:p>
          </table:table-cell>
          <table:table-cell office:value-type="float" office:value="706.822" calcext:value-type="float">
            <text:p>706.822</text:p>
          </table:table-cell>
          <table:table-cell office:value-type="float" office:value="0.1533747" calcext:value-type="float">
            <text:p>0.153374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54" calcext:value-type="float">
            <text:p>0.06045054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04394" calcext:value-type="float">
            <text:p>0.6204394</text:p>
          </table:table-cell>
          <table:table-cell office:value-type="float" office:value="370" calcext:value-type="float">
            <text:p>370</text:p>
          </table:table-cell>
          <table:table-cell office:value-type="float" office:value="901.869" calcext:value-type="float">
            <text:p>901.869</text:p>
          </table:table-cell>
          <table:table-cell office:value-type="float" office:value="0" calcext:value-type="float">
            <text:p>0</text:p>
          </table:table-cell>
          <table:table-cell office:value-type="float" office:value="357.7067" calcext:value-type="float">
            <text:p>357.7067</text:p>
          </table:table-cell>
          <table:table-cell office:value-type="float" office:value="1227.368" calcext:value-type="float">
            <text:p>1227.368</text:p>
          </table:table-cell>
          <table:table-cell office:value-type="float" office:value="1490.424" calcext:value-type="float">
            <text:p>1490.424</text:p>
          </table:table-cell>
          <table:table-cell office:value-type="float" office:value="1285.562" calcext:value-type="float">
            <text:p>1285.562</text:p>
          </table:table-cell>
          <table:table-cell office:value-type="float" office:value="769.0333" calcext:value-type="float">
            <text:p>769.0333</text:p>
          </table:table-cell>
          <table:table-cell office:value-type="float" office:value="1127.312" calcext:value-type="float">
            <text:p>1127.312</text:p>
          </table:table-cell>
          <table:table-cell office:value-type="float" office:value="411.6499" calcext:value-type="float">
            <text:p>411.6499</text:p>
          </table:table-cell>
          <table:table-cell office:value-type="float" office:value="1835.425" calcext:value-type="float">
            <text:p>1835.425</text:p>
          </table:table-cell>
          <table:table-cell office:value-type="float" office:value="2076.201" calcext:value-type="float">
            <text:p>2076.201</text:p>
          </table:table-cell>
          <table:table-cell office:value-type="float" office:value="1663.322" calcext:value-type="float">
            <text:p>1663.322</text:p>
          </table:table-cell>
          <table:table-cell office:value-type="float" office:value="584.0378" calcext:value-type="float">
            <text:p>584.0378</text:p>
          </table:table-cell>
          <table:table-cell office:value-type="float" office:value="578.4319" calcext:value-type="float">
            <text:p>578.4319</text:p>
          </table:table-cell>
          <table:table-cell office:value-type="float" office:value="142.74" calcext:value-type="float">
            <text:p>142.74</text:p>
          </table:table-cell>
          <table:table-cell office:value-type="float" office:value="35.67531" calcext:value-type="float">
            <text:p>35.67531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9.3914" calcext:value-type="float">
            <text:p>-499.3914</text:p>
          </table:table-cell>
          <table:table-cell office:value-type="float" office:value="0" calcext:value-type="float">
            <text:p>0</text:p>
          </table:table-cell>
          <table:table-cell office:value-type="float" office:value="5.254281" calcext:value-type="float">
            <text:p>5.2542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5" calcext:value-type="float">
            <text:p>14122005</text:p>
          </table:table-cell>
          <table:table-cell office:value-type="float" office:value="1029.678" calcext:value-type="float">
            <text:p>1029.678</text:p>
          </table:table-cell>
          <table:table-cell office:value-type="float" office:value="13261.84" calcext:value-type="float">
            <text:p>13261.84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7.8011" calcext:value-type="float">
            <text:p>-657.8011</text:p>
          </table:table-cell>
          <table:table-cell office:value-type="float" office:value="1864.371" calcext:value-type="float">
            <text:p>1864.37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91051" calcext:value-type="float">
            <text:p>84.91051</text:p>
          </table:table-cell>
          <table:table-cell office:value-type="float" office:value="706.8214" calcext:value-type="float">
            <text:p>706.8214</text:p>
          </table:table-cell>
          <table:table-cell office:value-type="float" office:value="0.1540007" calcext:value-type="float">
            <text:p>0.154000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79" calcext:value-type="float">
            <text:p>0.06045079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04394" calcext:value-type="float">
            <text:p>0.6204394</text:p>
          </table:table-cell>
          <table:table-cell office:value-type="float" office:value="370" calcext:value-type="float">
            <text:p>370</text:p>
          </table:table-cell>
          <table:table-cell office:value-type="float" office:value="901.681" calcext:value-type="float">
            <text:p>901.681</text:p>
          </table:table-cell>
          <table:table-cell office:value-type="float" office:value="0" calcext:value-type="float">
            <text:p>0</text:p>
          </table:table-cell>
          <table:table-cell office:value-type="float" office:value="357.701" calcext:value-type="float">
            <text:p>357.701</text:p>
          </table:table-cell>
          <table:table-cell office:value-type="float" office:value="1227.339" calcext:value-type="float">
            <text:p>1227.339</text:p>
          </table:table-cell>
          <table:table-cell office:value-type="float" office:value="1490.387" calcext:value-type="float">
            <text:p>1490.387</text:p>
          </table:table-cell>
          <table:table-cell office:value-type="float" office:value="1285.535" calcext:value-type="float">
            <text:p>1285.535</text:p>
          </table:table-cell>
          <table:table-cell office:value-type="float" office:value="769.0123" calcext:value-type="float">
            <text:p>769.0123</text:p>
          </table:table-cell>
          <table:table-cell office:value-type="float" office:value="1127.301" calcext:value-type="float">
            <text:p>1127.301</text:p>
          </table:table-cell>
          <table:table-cell office:value-type="float" office:value="411.6461" calcext:value-type="float">
            <text:p>411.6461</text:p>
          </table:table-cell>
          <table:table-cell office:value-type="float" office:value="1835.419" calcext:value-type="float">
            <text:p>1835.419</text:p>
          </table:table-cell>
          <table:table-cell office:value-type="float" office:value="2076.183" calcext:value-type="float">
            <text:p>2076.183</text:p>
          </table:table-cell>
          <table:table-cell office:value-type="float" office:value="1663.304" calcext:value-type="float">
            <text:p>1663.304</text:p>
          </table:table-cell>
          <table:table-cell office:value-type="float" office:value="584.0348" calcext:value-type="float">
            <text:p>584.0348</text:p>
          </table:table-cell>
          <table:table-cell office:value-type="float" office:value="578.4216" calcext:value-type="float">
            <text:p>578.4216</text:p>
          </table:table-cell>
          <table:table-cell office:value-type="float" office:value="142.74" calcext:value-type="float">
            <text:p>142.74</text:p>
          </table:table-cell>
          <table:table-cell office:value-type="float" office:value="35.6753" calcext:value-type="float">
            <text:p>35.6753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9.5601" calcext:value-type="float">
            <text:p>-499.5601</text:p>
          </table:table-cell>
          <table:table-cell office:value-type="float" office:value="0" calcext:value-type="float">
            <text:p>0</text:p>
          </table:table-cell>
          <table:table-cell office:value-type="float" office:value="5.230318" calcext:value-type="float">
            <text:p>5.230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5" calcext:value-type="float">
            <text:p>15122005</text:p>
          </table:table-cell>
          <table:table-cell office:value-type="float" office:value="1029.53" calcext:value-type="float">
            <text:p>1029.53</text:p>
          </table:table-cell>
          <table:table-cell office:value-type="float" office:value="13261.8" calcext:value-type="float">
            <text:p>13261.8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8.0164" calcext:value-type="float">
            <text:p>-658.0164</text:p>
          </table:table-cell>
          <table:table-cell office:value-type="float" office:value="1865.289" calcext:value-type="float">
            <text:p>1865.289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89743" calcext:value-type="float">
            <text:p>84.89743</text:p>
          </table:table-cell>
          <table:table-cell office:value-type="float" office:value="706.8221" calcext:value-type="float">
            <text:p>706.8221</text:p>
          </table:table-cell>
          <table:table-cell office:value-type="float" office:value="0.1546402" calcext:value-type="float">
            <text:p>0.154640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79" calcext:value-type="float">
            <text:p>0.06045079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202905" calcext:value-type="float">
            <text:p>0.6202905</text:p>
          </table:table-cell>
          <table:table-cell office:value-type="float" office:value="370" calcext:value-type="float">
            <text:p>370</text:p>
          </table:table-cell>
          <table:table-cell office:value-type="float" office:value="901.4664" calcext:value-type="float">
            <text:p>901.4664</text:p>
          </table:table-cell>
          <table:table-cell office:value-type="float" office:value="0" calcext:value-type="float">
            <text:p>0</text:p>
          </table:table-cell>
          <table:table-cell office:value-type="float" office:value="357.6981" calcext:value-type="float">
            <text:p>357.6981</text:p>
          </table:table-cell>
          <table:table-cell office:value-type="float" office:value="1227.309" calcext:value-type="float">
            <text:p>1227.309</text:p>
          </table:table-cell>
          <table:table-cell office:value-type="float" office:value="1490.347" calcext:value-type="float">
            <text:p>1490.347</text:p>
          </table:table-cell>
          <table:table-cell office:value-type="float" office:value="1285.507" calcext:value-type="float">
            <text:p>1285.507</text:p>
          </table:table-cell>
          <table:table-cell office:value-type="float" office:value="768.991" calcext:value-type="float">
            <text:p>768.991</text:p>
          </table:table-cell>
          <table:table-cell office:value-type="float" office:value="1127.289" calcext:value-type="float">
            <text:p>1127.289</text:p>
          </table:table-cell>
          <table:table-cell office:value-type="float" office:value="411.6423" calcext:value-type="float">
            <text:p>411.6423</text:p>
          </table:table-cell>
          <table:table-cell office:value-type="float" office:value="1835.412" calcext:value-type="float">
            <text:p>1835.412</text:p>
          </table:table-cell>
          <table:table-cell office:value-type="float" office:value="2076.17" calcext:value-type="float">
            <text:p>2076.17</text:p>
          </table:table-cell>
          <table:table-cell office:value-type="float" office:value="1663.286" calcext:value-type="float">
            <text:p>1663.286</text:p>
          </table:table-cell>
          <table:table-cell office:value-type="float" office:value="584.0319" calcext:value-type="float">
            <text:p>584.0319</text:p>
          </table:table-cell>
          <table:table-cell office:value-type="float" office:value="578.4114" calcext:value-type="float">
            <text:p>578.4114</text:p>
          </table:table-cell>
          <table:table-cell office:value-type="float" office:value="142.74" calcext:value-type="float">
            <text:p>142.74</text:p>
          </table:table-cell>
          <table:table-cell office:value-type="float" office:value="35.67529" calcext:value-type="float">
            <text:p>35.67529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9.7299" calcext:value-type="float">
            <text:p>-499.7299</text:p>
          </table:table-cell>
          <table:table-cell office:value-type="float" office:value="0" calcext:value-type="float">
            <text:p>0</text:p>
          </table:table-cell>
          <table:table-cell office:value-type="float" office:value="5.179321" calcext:value-type="float">
            <text:p>5.179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5" calcext:value-type="float">
            <text:p>16122005</text:p>
          </table:table-cell>
          <table:table-cell office:value-type="float" office:value="1029.389" calcext:value-type="float">
            <text:p>1029.389</text:p>
          </table:table-cell>
          <table:table-cell office:value-type="float" office:value="13261.77" calcext:value-type="float">
            <text:p>13261.77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8.2129" calcext:value-type="float">
            <text:p>-658.2129</text:p>
          </table:table-cell>
          <table:table-cell office:value-type="float" office:value="1866.656" calcext:value-type="float">
            <text:p>1866.656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88151" calcext:value-type="float">
            <text:p>84.88151</text:p>
          </table:table-cell>
          <table:table-cell office:value-type="float" office:value="706.822" calcext:value-type="float">
            <text:p>706.822</text:p>
          </table:table-cell>
          <table:table-cell office:value-type="float" office:value="0.1552911" calcext:value-type="float">
            <text:p>0.1552911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1" calcext:value-type="float">
            <text:p>0.06045081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176334" calcext:value-type="float">
            <text:p>0.6176334</text:p>
          </table:table-cell>
          <table:table-cell office:value-type="float" office:value="370" calcext:value-type="float">
            <text:p>370</text:p>
          </table:table-cell>
          <table:table-cell office:value-type="float" office:value="901.2733" calcext:value-type="float">
            <text:p>901.2733</text:p>
          </table:table-cell>
          <table:table-cell office:value-type="float" office:value="0" calcext:value-type="float">
            <text:p>0</text:p>
          </table:table-cell>
          <table:table-cell office:value-type="float" office:value="357.7007" calcext:value-type="float">
            <text:p>357.7007</text:p>
          </table:table-cell>
          <table:table-cell office:value-type="float" office:value="1227.285" calcext:value-type="float">
            <text:p>1227.285</text:p>
          </table:table-cell>
          <table:table-cell office:value-type="float" office:value="1490.307" calcext:value-type="float">
            <text:p>1490.307</text:p>
          </table:table-cell>
          <table:table-cell office:value-type="float" office:value="1285.478" calcext:value-type="float">
            <text:p>1285.478</text:p>
          </table:table-cell>
          <table:table-cell office:value-type="float" office:value="768.9696" calcext:value-type="float">
            <text:p>768.9696</text:p>
          </table:table-cell>
          <table:table-cell office:value-type="float" office:value="1127.277" calcext:value-type="float">
            <text:p>1127.277</text:p>
          </table:table-cell>
          <table:table-cell office:value-type="float" office:value="411.6385" calcext:value-type="float">
            <text:p>411.6385</text:p>
          </table:table-cell>
          <table:table-cell office:value-type="float" office:value="1835.406" calcext:value-type="float">
            <text:p>1835.406</text:p>
          </table:table-cell>
          <table:table-cell office:value-type="float" office:value="2076.164" calcext:value-type="float">
            <text:p>2076.164</text:p>
          </table:table-cell>
          <table:table-cell office:value-type="float" office:value="1663.268" calcext:value-type="float">
            <text:p>1663.268</text:p>
          </table:table-cell>
          <table:table-cell office:value-type="float" office:value="584.029" calcext:value-type="float">
            <text:p>584.029</text:p>
          </table:table-cell>
          <table:table-cell office:value-type="float" office:value="578.4015" calcext:value-type="float">
            <text:p>578.4015</text:p>
          </table:table-cell>
          <table:table-cell office:value-type="float" office:value="142.74" calcext:value-type="float">
            <text:p>142.74</text:p>
          </table:table-cell>
          <table:table-cell office:value-type="float" office:value="35.67531" calcext:value-type="float">
            <text:p>35.67531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499.8862" calcext:value-type="float">
            <text:p>-499.8862</text:p>
          </table:table-cell>
          <table:table-cell office:value-type="float" office:value="0" calcext:value-type="float">
            <text:p>0</text:p>
          </table:table-cell>
          <table:table-cell office:value-type="float" office:value="5.138282" calcext:value-type="float">
            <text:p>5.1382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5" calcext:value-type="float">
            <text:p>17122005</text:p>
          </table:table-cell>
          <table:table-cell office:value-type="float" office:value="1029.258" calcext:value-type="float">
            <text:p>1029.258</text:p>
          </table:table-cell>
          <table:table-cell office:value-type="float" office:value="13261.75" calcext:value-type="float">
            <text:p>13261.75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8.4232" calcext:value-type="float">
            <text:p>-658.4232</text:p>
          </table:table-cell>
          <table:table-cell office:value-type="float" office:value="1866.911" calcext:value-type="float">
            <text:p>1866.91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86459" calcext:value-type="float">
            <text:p>84.86459</text:p>
          </table:table-cell>
          <table:table-cell office:value-type="float" office:value="706.8221" calcext:value-type="float">
            <text:p>706.8221</text:p>
          </table:table-cell>
          <table:table-cell office:value-type="float" office:value="0.1559128" calcext:value-type="float">
            <text:p>0.155912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151103" calcext:value-type="float">
            <text:p>0.6151103</text:p>
          </table:table-cell>
          <table:table-cell office:value-type="float" office:value="370" calcext:value-type="float">
            <text:p>370</text:p>
          </table:table-cell>
          <table:table-cell office:value-type="float" office:value="901.0661" calcext:value-type="float">
            <text:p>901.0661</text:p>
          </table:table-cell>
          <table:table-cell office:value-type="float" office:value="0" calcext:value-type="float">
            <text:p>0</text:p>
          </table:table-cell>
          <table:table-cell office:value-type="float" office:value="357.7047" calcext:value-type="float">
            <text:p>357.7047</text:p>
          </table:table-cell>
          <table:table-cell office:value-type="float" office:value="1227.267" calcext:value-type="float">
            <text:p>1227.267</text:p>
          </table:table-cell>
          <table:table-cell office:value-type="float" office:value="1490.271" calcext:value-type="float">
            <text:p>1490.271</text:p>
          </table:table-cell>
          <table:table-cell office:value-type="float" office:value="1285.449" calcext:value-type="float">
            <text:p>1285.449</text:p>
          </table:table-cell>
          <table:table-cell office:value-type="float" office:value="768.948" calcext:value-type="float">
            <text:p>768.948</text:p>
          </table:table-cell>
          <table:table-cell office:value-type="float" office:value="1127.266" calcext:value-type="float">
            <text:p>1127.266</text:p>
          </table:table-cell>
          <table:table-cell office:value-type="float" office:value="411.6349" calcext:value-type="float">
            <text:p>411.6349</text:p>
          </table:table-cell>
          <table:table-cell office:value-type="float" office:value="1835.4" calcext:value-type="float">
            <text:p>1835.4</text:p>
          </table:table-cell>
          <table:table-cell office:value-type="float" office:value="2076.157" calcext:value-type="float">
            <text:p>2076.157</text:p>
          </table:table-cell>
          <table:table-cell office:value-type="float" office:value="1663.25" calcext:value-type="float">
            <text:p>1663.25</text:p>
          </table:table-cell>
          <table:table-cell office:value-type="float" office:value="584.0262" calcext:value-type="float">
            <text:p>584.0262</text:p>
          </table:table-cell>
          <table:table-cell office:value-type="float" office:value="578.3917" calcext:value-type="float">
            <text:p>578.3917</text:p>
          </table:table-cell>
          <table:table-cell office:value-type="float" office:value="142.74" calcext:value-type="float">
            <text:p>142.74</text:p>
          </table:table-cell>
          <table:table-cell office:value-type="float" office:value="35.67533" calcext:value-type="float">
            <text:p>35.67533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0.0342" calcext:value-type="float">
            <text:p>-500.0342</text:p>
          </table:table-cell>
          <table:table-cell office:value-type="float" office:value="0" calcext:value-type="float">
            <text:p>0</text:p>
          </table:table-cell>
          <table:table-cell office:value-type="float" office:value="5.07694" calcext:value-type="float">
            <text:p>5.076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5" calcext:value-type="float">
            <text:p>18122005</text:p>
          </table:table-cell>
          <table:table-cell office:value-type="float" office:value="1029.139" calcext:value-type="float">
            <text:p>1029.139</text:p>
          </table:table-cell>
          <table:table-cell office:value-type="float" office:value="13261.72" calcext:value-type="float">
            <text:p>13261.72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8.5996" calcext:value-type="float">
            <text:p>-658.5996</text:p>
          </table:table-cell>
          <table:table-cell office:value-type="float" office:value="1867.98" calcext:value-type="float">
            <text:p>1867.98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84682" calcext:value-type="float">
            <text:p>84.84682</text:p>
          </table:table-cell>
          <table:table-cell office:value-type="float" office:value="706.8224" calcext:value-type="float">
            <text:p>706.8224</text:p>
          </table:table-cell>
          <table:table-cell office:value-type="float" office:value="0.1564987" calcext:value-type="float">
            <text:p>0.1564987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370" calcext:value-type="float">
            <text:p>370</text:p>
          </table:table-cell>
          <table:table-cell office:value-type="float" office:value="900.8911" calcext:value-type="float">
            <text:p>900.8911</text:p>
          </table:table-cell>
          <table:table-cell office:value-type="float" office:value="0" calcext:value-type="float">
            <text:p>0</text:p>
          </table:table-cell>
          <table:table-cell office:value-type="float" office:value="357.7096" calcext:value-type="float">
            <text:p>357.7096</text:p>
          </table:table-cell>
          <table:table-cell office:value-type="float" office:value="1227.25" calcext:value-type="float">
            <text:p>1227.25</text:p>
          </table:table-cell>
          <table:table-cell office:value-type="float" office:value="1490.24" calcext:value-type="float">
            <text:p>1490.24</text:p>
          </table:table-cell>
          <table:table-cell office:value-type="float" office:value="1285.422" calcext:value-type="float">
            <text:p>1285.422</text:p>
          </table:table-cell>
          <table:table-cell office:value-type="float" office:value="768.9265" calcext:value-type="float">
            <text:p>768.9265</text:p>
          </table:table-cell>
          <table:table-cell office:value-type="float" office:value="1127.254" calcext:value-type="float">
            <text:p>1127.254</text:p>
          </table:table-cell>
          <table:table-cell office:value-type="float" office:value="411.6314" calcext:value-type="float">
            <text:p>411.6314</text:p>
          </table:table-cell>
          <table:table-cell office:value-type="float" office:value="1835.394" calcext:value-type="float">
            <text:p>1835.394</text:p>
          </table:table-cell>
          <table:table-cell office:value-type="float" office:value="2076.151" calcext:value-type="float">
            <text:p>2076.151</text:p>
          </table:table-cell>
          <table:table-cell office:value-type="float" office:value="1663.233" calcext:value-type="float">
            <text:p>1663.233</text:p>
          </table:table-cell>
          <table:table-cell office:value-type="float" office:value="584.0234" calcext:value-type="float">
            <text:p>584.0234</text:p>
          </table:table-cell>
          <table:table-cell office:value-type="float" office:value="578.3822" calcext:value-type="float">
            <text:p>578.3822</text:p>
          </table:table-cell>
          <table:table-cell office:value-type="float" office:value="142.7399" calcext:value-type="float">
            <text:p>142.7399</text:p>
          </table:table-cell>
          <table:table-cell office:value-type="float" office:value="35.67534" calcext:value-type="float">
            <text:p>35.67534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0.1646" calcext:value-type="float">
            <text:p>-500.1646</text:p>
          </table:table-cell>
          <table:table-cell office:value-type="float" office:value="0" calcext:value-type="float">
            <text:p>0</text:p>
          </table:table-cell>
          <table:table-cell office:value-type="float" office:value="5.034326" calcext:value-type="float">
            <text:p>5.034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5" calcext:value-type="float">
            <text:p>19122005</text:p>
          </table:table-cell>
          <table:table-cell office:value-type="float" office:value="1029.03" calcext:value-type="float">
            <text:p>1029.03</text:p>
          </table:table-cell>
          <table:table-cell office:value-type="float" office:value="13261.69" calcext:value-type="float">
            <text:p>13261.6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8.7562" calcext:value-type="float">
            <text:p>-658.7562</text:p>
          </table:table-cell>
          <table:table-cell office:value-type="float" office:value="1867.838" calcext:value-type="float">
            <text:p>1867.838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82859" calcext:value-type="float">
            <text:p>84.82859</text:p>
          </table:table-cell>
          <table:table-cell office:value-type="float" office:value="706.8225" calcext:value-type="float">
            <text:p>706.8225</text:p>
          </table:table-cell>
          <table:table-cell office:value-type="float" office:value="0.1570432" calcext:value-type="float">
            <text:p>0.157043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370" calcext:value-type="float">
            <text:p>370</text:p>
          </table:table-cell>
          <table:table-cell office:value-type="float" office:value="900.735" calcext:value-type="float">
            <text:p>900.735</text:p>
          </table:table-cell>
          <table:table-cell office:value-type="float" office:value="0" calcext:value-type="float">
            <text:p>0</text:p>
          </table:table-cell>
          <table:table-cell office:value-type="float" office:value="357.7132" calcext:value-type="float">
            <text:p>357.7132</text:p>
          </table:table-cell>
          <table:table-cell office:value-type="float" office:value="1227.235" calcext:value-type="float">
            <text:p>1227.235</text:p>
          </table:table-cell>
          <table:table-cell office:value-type="float" office:value="1490.216" calcext:value-type="float">
            <text:p>1490.216</text:p>
          </table:table-cell>
          <table:table-cell office:value-type="float" office:value="1285.397" calcext:value-type="float">
            <text:p>1285.397</text:p>
          </table:table-cell>
          <table:table-cell office:value-type="float" office:value="768.9058" calcext:value-type="float">
            <text:p>768.9058</text:p>
          </table:table-cell>
          <table:table-cell office:value-type="float" office:value="1127.243" calcext:value-type="float">
            <text:p>1127.243</text:p>
          </table:table-cell>
          <table:table-cell office:value-type="float" office:value="411.6281" calcext:value-type="float">
            <text:p>411.6281</text:p>
          </table:table-cell>
          <table:table-cell office:value-type="float" office:value="1835.388" calcext:value-type="float">
            <text:p>1835.388</text:p>
          </table:table-cell>
          <table:table-cell office:value-type="float" office:value="2076.145" calcext:value-type="float">
            <text:p>2076.145</text:p>
          </table:table-cell>
          <table:table-cell office:value-type="float" office:value="1663.216" calcext:value-type="float">
            <text:p>1663.216</text:p>
          </table:table-cell>
          <table:table-cell office:value-type="float" office:value="584.0207" calcext:value-type="float">
            <text:p>584.0207</text:p>
          </table:table-cell>
          <table:table-cell office:value-type="float" office:value="578.373" calcext:value-type="float">
            <text:p>578.373</text:p>
          </table:table-cell>
          <table:table-cell office:value-type="float" office:value="142.7399" calcext:value-type="float">
            <text:p>142.7399</text:p>
          </table:table-cell>
          <table:table-cell office:value-type="float" office:value="35.67534" calcext:value-type="float">
            <text:p>35.67534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0.2843" calcext:value-type="float">
            <text:p>-500.2843</text:p>
          </table:table-cell>
          <table:table-cell office:value-type="float" office:value="0" calcext:value-type="float">
            <text:p>0</text:p>
          </table:table-cell>
          <table:table-cell office:value-type="float" office:value="5.001488" calcext:value-type="float">
            <text:p>5.001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5" calcext:value-type="float">
            <text:p>20122005</text:p>
          </table:table-cell>
          <table:table-cell office:value-type="float" office:value="1028.921" calcext:value-type="float">
            <text:p>1028.921</text:p>
          </table:table-cell>
          <table:table-cell office:value-type="float" office:value="13261.67" calcext:value-type="float">
            <text:p>13261.67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8.9082" calcext:value-type="float">
            <text:p>-658.9082</text:p>
          </table:table-cell>
          <table:table-cell office:value-type="float" office:value="1868.505" calcext:value-type="float">
            <text:p>1868.50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8073" calcext:value-type="float">
            <text:p>84.8073</text:p>
          </table:table-cell>
          <table:table-cell office:value-type="float" office:value="706.8221" calcext:value-type="float">
            <text:p>706.8221</text:p>
          </table:table-cell>
          <table:table-cell office:value-type="float" office:value="0.1576082" calcext:value-type="float">
            <text:p>0.157608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370" calcext:value-type="float">
            <text:p>370</text:p>
          </table:table-cell>
          <table:table-cell office:value-type="float" office:value="900.5836" calcext:value-type="float">
            <text:p>900.5836</text:p>
          </table:table-cell>
          <table:table-cell office:value-type="float" office:value="0" calcext:value-type="float">
            <text:p>0</text:p>
          </table:table-cell>
          <table:table-cell office:value-type="float" office:value="357.7152" calcext:value-type="float">
            <text:p>357.7152</text:p>
          </table:table-cell>
          <table:table-cell office:value-type="float" office:value="1227.216" calcext:value-type="float">
            <text:p>1227.216</text:p>
          </table:table-cell>
          <table:table-cell office:value-type="float" office:value="1490.194" calcext:value-type="float">
            <text:p>1490.194</text:p>
          </table:table-cell>
          <table:table-cell office:value-type="float" office:value="1285.376" calcext:value-type="float">
            <text:p>1285.376</text:p>
          </table:table-cell>
          <table:table-cell office:value-type="float" office:value="768.8858" calcext:value-type="float">
            <text:p>768.8858</text:p>
          </table:table-cell>
          <table:table-cell office:value-type="float" office:value="1127.231" calcext:value-type="float">
            <text:p>1127.231</text:p>
          </table:table-cell>
          <table:table-cell office:value-type="float" office:value="411.6247" calcext:value-type="float">
            <text:p>411.6247</text:p>
          </table:table-cell>
          <table:table-cell office:value-type="float" office:value="1835.382" calcext:value-type="float">
            <text:p>1835.382</text:p>
          </table:table-cell>
          <table:table-cell office:value-type="float" office:value="2076.139" calcext:value-type="float">
            <text:p>2076.139</text:p>
          </table:table-cell>
          <table:table-cell office:value-type="float" office:value="1663.211" calcext:value-type="float">
            <text:p>1663.211</text:p>
          </table:table-cell>
          <table:table-cell office:value-type="float" office:value="584.0181" calcext:value-type="float">
            <text:p>584.0181</text:p>
          </table:table-cell>
          <table:table-cell office:value-type="float" office:value="578.3639" calcext:value-type="float">
            <text:p>578.3639</text:p>
          </table:table-cell>
          <table:table-cell office:value-type="float" office:value="142.7399" calcext:value-type="float">
            <text:p>142.7399</text:p>
          </table:table-cell>
          <table:table-cell office:value-type="float" office:value="35.67534" calcext:value-type="float">
            <text:p>35.67534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0.4001" calcext:value-type="float">
            <text:p>-500.4001</text:p>
          </table:table-cell>
          <table:table-cell office:value-type="float" office:value="0" calcext:value-type="float">
            <text:p>0</text:p>
          </table:table-cell>
          <table:table-cell office:value-type="float" office:value="4.969902" calcext:value-type="float">
            <text:p>4.9699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5" calcext:value-type="float">
            <text:p>21122005</text:p>
          </table:table-cell>
          <table:table-cell office:value-type="float" office:value="1028.813" calcext:value-type="float">
            <text:p>1028.813</text:p>
          </table:table-cell>
          <table:table-cell office:value-type="float" office:value="13261.66" calcext:value-type="float">
            <text:p>13261.66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9.0604" calcext:value-type="float">
            <text:p>-659.0604</text:p>
          </table:table-cell>
          <table:table-cell office:value-type="float" office:value="1868.185" calcext:value-type="float">
            <text:p>1868.185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78482" calcext:value-type="float">
            <text:p>84.78482</text:p>
          </table:table-cell>
          <table:table-cell office:value-type="float" office:value="706.8215" calcext:value-type="float">
            <text:p>706.8215</text:p>
          </table:table-cell>
          <table:table-cell office:value-type="float" office:value="0.1581795" calcext:value-type="float">
            <text:p>0.1581795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370" calcext:value-type="float">
            <text:p>370</text:p>
          </table:table-cell>
          <table:table-cell office:value-type="float" office:value="900.4321" calcext:value-type="float">
            <text:p>900.4321</text:p>
          </table:table-cell>
          <table:table-cell office:value-type="float" office:value="0" calcext:value-type="float">
            <text:p>0</text:p>
          </table:table-cell>
          <table:table-cell office:value-type="float" office:value="357.7164" calcext:value-type="float">
            <text:p>357.7164</text:p>
          </table:table-cell>
          <table:table-cell office:value-type="float" office:value="1227.198" calcext:value-type="float">
            <text:p>1227.198</text:p>
          </table:table-cell>
          <table:table-cell office:value-type="float" office:value="1490.172" calcext:value-type="float">
            <text:p>1490.172</text:p>
          </table:table-cell>
          <table:table-cell office:value-type="float" office:value="1285.357" calcext:value-type="float">
            <text:p>1285.357</text:p>
          </table:table-cell>
          <table:table-cell office:value-type="float" office:value="768.8664" calcext:value-type="float">
            <text:p>768.8664</text:p>
          </table:table-cell>
          <table:table-cell office:value-type="float" office:value="1127.221" calcext:value-type="float">
            <text:p>1127.221</text:p>
          </table:table-cell>
          <table:table-cell office:value-type="float" office:value="411.6215" calcext:value-type="float">
            <text:p>411.6215</text:p>
          </table:table-cell>
          <table:table-cell office:value-type="float" office:value="1835.376" calcext:value-type="float">
            <text:p>1835.376</text:p>
          </table:table-cell>
          <table:table-cell office:value-type="float" office:value="2076.133" calcext:value-type="float">
            <text:p>2076.133</text:p>
          </table:table-cell>
          <table:table-cell office:value-type="float" office:value="1663.205" calcext:value-type="float">
            <text:p>1663.205</text:p>
          </table:table-cell>
          <table:table-cell office:value-type="float" office:value="584.0154" calcext:value-type="float">
            <text:p>584.0154</text:p>
          </table:table-cell>
          <table:table-cell office:value-type="float" office:value="578.3549" calcext:value-type="float">
            <text:p>578.3549</text:p>
          </table:table-cell>
          <table:table-cell office:value-type="float" office:value="142.7399" calcext:value-type="float">
            <text:p>142.7399</text:p>
          </table:table-cell>
          <table:table-cell office:value-type="float" office:value="35.67534" calcext:value-type="float">
            <text:p>35.67534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0.5167" calcext:value-type="float">
            <text:p>-500.5167</text:p>
          </table:table-cell>
          <table:table-cell office:value-type="float" office:value="0" calcext:value-type="float">
            <text:p>0</text:p>
          </table:table-cell>
          <table:table-cell office:value-type="float" office:value="4.939173" calcext:value-type="float">
            <text:p>4.93917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5" calcext:value-type="float">
            <text:p>22122005</text:p>
          </table:table-cell>
          <table:table-cell office:value-type="float" office:value="1028.696" calcext:value-type="float">
            <text:p>1028.696</text:p>
          </table:table-cell>
          <table:table-cell office:value-type="float" office:value="13261.64" calcext:value-type="float">
            <text:p>13261.64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9.2167" calcext:value-type="float">
            <text:p>-659.2167</text:p>
          </table:table-cell>
          <table:table-cell office:value-type="float" office:value="1867.928" calcext:value-type="float">
            <text:p>1867.928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76149" calcext:value-type="float">
            <text:p>84.76149</text:p>
          </table:table-cell>
          <table:table-cell office:value-type="float" office:value="706.8196" calcext:value-type="float">
            <text:p>706.8196</text:p>
          </table:table-cell>
          <table:table-cell office:value-type="float" office:value="0.1587973" calcext:value-type="float">
            <text:p>0.1587973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370" calcext:value-type="float">
            <text:p>370</text:p>
          </table:table-cell>
          <table:table-cell office:value-type="float" office:value="900.2764" calcext:value-type="float">
            <text:p>900.2764</text:p>
          </table:table-cell>
          <table:table-cell office:value-type="float" office:value="0" calcext:value-type="float">
            <text:p>0</text:p>
          </table:table-cell>
          <table:table-cell office:value-type="float" office:value="357.7145" calcext:value-type="float">
            <text:p>357.7145</text:p>
          </table:table-cell>
          <table:table-cell office:value-type="float" office:value="1227.173" calcext:value-type="float">
            <text:p>1227.173</text:p>
          </table:table-cell>
          <table:table-cell office:value-type="float" office:value="1490.146" calcext:value-type="float">
            <text:p>1490.146</text:p>
          </table:table-cell>
          <table:table-cell office:value-type="float" office:value="1285.339" calcext:value-type="float">
            <text:p>1285.339</text:p>
          </table:table-cell>
          <table:table-cell office:value-type="float" office:value="768.8471" calcext:value-type="float">
            <text:p>768.8471</text:p>
          </table:table-cell>
          <table:table-cell office:value-type="float" office:value="1127.21" calcext:value-type="float">
            <text:p>1127.21</text:p>
          </table:table-cell>
          <table:table-cell office:value-type="float" office:value="411.6183" calcext:value-type="float">
            <text:p>411.6183</text:p>
          </table:table-cell>
          <table:table-cell office:value-type="float" office:value="1835.371" calcext:value-type="float">
            <text:p>1835.371</text:p>
          </table:table-cell>
          <table:table-cell office:value-type="float" office:value="2076.128" calcext:value-type="float">
            <text:p>2076.128</text:p>
          </table:table-cell>
          <table:table-cell office:value-type="float" office:value="1663.199" calcext:value-type="float">
            <text:p>1663.199</text:p>
          </table:table-cell>
          <table:table-cell office:value-type="float" office:value="584.0129" calcext:value-type="float">
            <text:p>584.0129</text:p>
          </table:table-cell>
          <table:table-cell office:value-type="float" office:value="578.3462" calcext:value-type="float">
            <text:p>578.3462</text:p>
          </table:table-cell>
          <table:table-cell office:value-type="float" office:value="142.7399" calcext:value-type="float">
            <text:p>142.7399</text:p>
          </table:table-cell>
          <table:table-cell office:value-type="float" office:value="35.67533" calcext:value-type="float">
            <text:p>35.67533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0.6433" calcext:value-type="float">
            <text:p>-500.6433</text:p>
          </table:table-cell>
          <table:table-cell office:value-type="float" office:value="0" calcext:value-type="float">
            <text:p>0</text:p>
          </table:table-cell>
          <table:table-cell office:value-type="float" office:value="4.911992" calcext:value-type="float">
            <text:p>4.9119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5" calcext:value-type="float">
            <text:p>23122005</text:p>
          </table:table-cell>
          <table:table-cell office:value-type="float" office:value="1028.565" calcext:value-type="float">
            <text:p>1028.565</text:p>
          </table:table-cell>
          <table:table-cell office:value-type="float" office:value="13261.63" calcext:value-type="float">
            <text:p>13261.63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9.3858" calcext:value-type="float">
            <text:p>-659.3858</text:p>
          </table:table-cell>
          <table:table-cell office:value-type="float" office:value="1868.201" calcext:value-type="float">
            <text:p>1868.201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74208" calcext:value-type="float">
            <text:p>84.74208</text:p>
          </table:table-cell>
          <table:table-cell office:value-type="float" office:value="706.8182" calcext:value-type="float">
            <text:p>706.8182</text:p>
          </table:table-cell>
          <table:table-cell office:value-type="float" office:value="0.1594356" calcext:value-type="float">
            <text:p>0.1594356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370" calcext:value-type="float">
            <text:p>370</text:p>
          </table:table-cell>
          <table:table-cell office:value-type="float" office:value="900.1078" calcext:value-type="float">
            <text:p>900.1078</text:p>
          </table:table-cell>
          <table:table-cell office:value-type="float" office:value="0" calcext:value-type="float">
            <text:p>0</text:p>
          </table:table-cell>
          <table:table-cell office:value-type="float" office:value="357.7085" calcext:value-type="float">
            <text:p>357.7085</text:p>
          </table:table-cell>
          <table:table-cell office:value-type="float" office:value="1227.145" calcext:value-type="float">
            <text:p>1227.145</text:p>
          </table:table-cell>
          <table:table-cell office:value-type="float" office:value="1490.116" calcext:value-type="float">
            <text:p>1490.116</text:p>
          </table:table-cell>
          <table:table-cell office:value-type="float" office:value="1285.318" calcext:value-type="float">
            <text:p>1285.318</text:p>
          </table:table-cell>
          <table:table-cell office:value-type="float" office:value="768.8275" calcext:value-type="float">
            <text:p>768.8275</text:p>
          </table:table-cell>
          <table:table-cell office:value-type="float" office:value="1127.199" calcext:value-type="float">
            <text:p>1127.199</text:p>
          </table:table-cell>
          <table:table-cell office:value-type="float" office:value="411.6152" calcext:value-type="float">
            <text:p>411.6152</text:p>
          </table:table-cell>
          <table:table-cell office:value-type="float" office:value="1835.365" calcext:value-type="float">
            <text:p>1835.365</text:p>
          </table:table-cell>
          <table:table-cell office:value-type="float" office:value="2076.122" calcext:value-type="float">
            <text:p>2076.122</text:p>
          </table:table-cell>
          <table:table-cell office:value-type="float" office:value="1663.194" calcext:value-type="float">
            <text:p>1663.194</text:p>
          </table:table-cell>
          <table:table-cell office:value-type="float" office:value="584.0103" calcext:value-type="float">
            <text:p>584.0103</text:p>
          </table:table-cell>
          <table:table-cell office:value-type="float" office:value="578.3376" calcext:value-type="float">
            <text:p>578.3376</text:p>
          </table:table-cell>
          <table:table-cell office:value-type="float" office:value="142.7399" calcext:value-type="float">
            <text:p>142.7399</text:p>
          </table:table-cell>
          <table:table-cell office:value-type="float" office:value="35.67533" calcext:value-type="float">
            <text:p>35.67533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0.7827" calcext:value-type="float">
            <text:p>-500.7827</text:p>
          </table:table-cell>
          <table:table-cell office:value-type="float" office:value="0" calcext:value-type="float">
            <text:p>0</text:p>
          </table:table-cell>
          <table:table-cell office:value-type="float" office:value="4.886255" calcext:value-type="float">
            <text:p>4.886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5" calcext:value-type="float">
            <text:p>24122005</text:p>
          </table:table-cell>
          <table:table-cell office:value-type="float" office:value="1028.426" calcext:value-type="float">
            <text:p>1028.426</text:p>
          </table:table-cell>
          <table:table-cell office:value-type="float" office:value="13261.61" calcext:value-type="float">
            <text:p>13261.61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9.563" calcext:value-type="float">
            <text:p>-659.563</text:p>
          </table:table-cell>
          <table:table-cell office:value-type="float" office:value="1869.267" calcext:value-type="float">
            <text:p>1869.267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72612" calcext:value-type="float">
            <text:p>84.72612</text:p>
          </table:table-cell>
          <table:table-cell office:value-type="float" office:value="706.8167" calcext:value-type="float">
            <text:p>706.8167</text:p>
          </table:table-cell>
          <table:table-cell office:value-type="float" office:value="0.1600766" calcext:value-type="float">
            <text:p>0.1600766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370" calcext:value-type="float">
            <text:p>370</text:p>
          </table:table-cell>
          <table:table-cell office:value-type="float" office:value="899.9313" calcext:value-type="float">
            <text:p>899.9313</text:p>
          </table:table-cell>
          <table:table-cell office:value-type="float" office:value="0" calcext:value-type="float">
            <text:p>0</text:p>
          </table:table-cell>
          <table:table-cell office:value-type="float" office:value="357.7012" calcext:value-type="float">
            <text:p>357.7012</text:p>
          </table:table-cell>
          <table:table-cell office:value-type="float" office:value="1227.113" calcext:value-type="float">
            <text:p>1227.113</text:p>
          </table:table-cell>
          <table:table-cell office:value-type="float" office:value="1490.083" calcext:value-type="float">
            <text:p>1490.083</text:p>
          </table:table-cell>
          <table:table-cell office:value-type="float" office:value="1285.295" calcext:value-type="float">
            <text:p>1285.295</text:p>
          </table:table-cell>
          <table:table-cell office:value-type="float" office:value="768.8078" calcext:value-type="float">
            <text:p>768.8078</text:p>
          </table:table-cell>
          <table:table-cell office:value-type="float" office:value="1127.188" calcext:value-type="float">
            <text:p>1127.188</text:p>
          </table:table-cell>
          <table:table-cell office:value-type="float" office:value="411.6121" calcext:value-type="float">
            <text:p>411.6121</text:p>
          </table:table-cell>
          <table:table-cell office:value-type="float" office:value="1835.359" calcext:value-type="float">
            <text:p>1835.359</text:p>
          </table:table-cell>
          <table:table-cell office:value-type="float" office:value="2076.116" calcext:value-type="float">
            <text:p>2076.116</text:p>
          </table:table-cell>
          <table:table-cell office:value-type="float" office:value="1663.189" calcext:value-type="float">
            <text:p>1663.189</text:p>
          </table:table-cell>
          <table:table-cell office:value-type="float" office:value="584.0079" calcext:value-type="float">
            <text:p>584.0079</text:p>
          </table:table-cell>
          <table:table-cell office:value-type="float" office:value="578.3292" calcext:value-type="float">
            <text:p>578.3292</text:p>
          </table:table-cell>
          <table:table-cell office:value-type="float" office:value="142.7399" calcext:value-type="float">
            <text:p>142.7399</text:p>
          </table:table-cell>
          <table:table-cell office:value-type="float" office:value="35.67533" calcext:value-type="float">
            <text:p>35.67533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0.931" calcext:value-type="float">
            <text:p>-500.931</text:p>
          </table:table-cell>
          <table:table-cell office:value-type="float" office:value="0" calcext:value-type="float">
            <text:p>0</text:p>
          </table:table-cell>
          <table:table-cell office:value-type="float" office:value="4.859521" calcext:value-type="float">
            <text:p>4.8595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5" calcext:value-type="float">
            <text:p>25122005</text:p>
          </table:table-cell>
          <table:table-cell office:value-type="float" office:value="1028.291" calcext:value-type="float">
            <text:p>1028.291</text:p>
          </table:table-cell>
          <table:table-cell office:value-type="float" office:value="13261.59" calcext:value-type="float">
            <text:p>13261.59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9.7401" calcext:value-type="float">
            <text:p>-659.7401</text:p>
          </table:table-cell>
          <table:table-cell office:value-type="float" office:value="1869.919" calcext:value-type="float">
            <text:p>1869.919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70758" calcext:value-type="float">
            <text:p>84.70758</text:p>
          </table:table-cell>
          <table:table-cell office:value-type="float" office:value="706.8173" calcext:value-type="float">
            <text:p>706.8173</text:p>
          </table:table-cell>
          <table:table-cell office:value-type="float" office:value="0.1607335" calcext:value-type="float">
            <text:p>0.1607335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370" calcext:value-type="float">
            <text:p>370</text:p>
          </table:table-cell>
          <table:table-cell office:value-type="float" office:value="899.7549" calcext:value-type="float">
            <text:p>899.7549</text:p>
          </table:table-cell>
          <table:table-cell office:value-type="float" office:value="0" calcext:value-type="float">
            <text:p>0</text:p>
          </table:table-cell>
          <table:table-cell office:value-type="float" office:value="357.6984" calcext:value-type="float">
            <text:p>357.6984</text:p>
          </table:table-cell>
          <table:table-cell office:value-type="float" office:value="1227.083" calcext:value-type="float">
            <text:p>1227.083</text:p>
          </table:table-cell>
          <table:table-cell office:value-type="float" office:value="1490.047" calcext:value-type="float">
            <text:p>1490.047</text:p>
          </table:table-cell>
          <table:table-cell office:value-type="float" office:value="1285.27" calcext:value-type="float">
            <text:p>1285.27</text:p>
          </table:table-cell>
          <table:table-cell office:value-type="float" office:value="768.7879" calcext:value-type="float">
            <text:p>768.7879</text:p>
          </table:table-cell>
          <table:table-cell office:value-type="float" office:value="1127.177" calcext:value-type="float">
            <text:p>1127.177</text:p>
          </table:table-cell>
          <table:table-cell office:value-type="float" office:value="411.6089" calcext:value-type="float">
            <text:p>411.6089</text:p>
          </table:table-cell>
          <table:table-cell office:value-type="float" office:value="1835.354" calcext:value-type="float">
            <text:p>1835.354</text:p>
          </table:table-cell>
          <table:table-cell office:value-type="float" office:value="2076.111" calcext:value-type="float">
            <text:p>2076.111</text:p>
          </table:table-cell>
          <table:table-cell office:value-type="float" office:value="1663.184" calcext:value-type="float">
            <text:p>1663.184</text:p>
          </table:table-cell>
          <table:table-cell office:value-type="float" office:value="584.0056" calcext:value-type="float">
            <text:p>584.0056</text:p>
          </table:table-cell>
          <table:table-cell office:value-type="float" office:value="578.321" calcext:value-type="float">
            <text:p>578.321</text:p>
          </table:table-cell>
          <table:table-cell office:value-type="float" office:value="142.7399" calcext:value-type="float">
            <text:p>142.7399</text:p>
          </table:table-cell>
          <table:table-cell office:value-type="float" office:value="35.67533" calcext:value-type="float">
            <text:p>35.67533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1.0751" calcext:value-type="float">
            <text:p>-501.0751</text:p>
          </table:table-cell>
          <table:table-cell office:value-type="float" office:value="0" calcext:value-type="float">
            <text:p>0</text:p>
          </table:table-cell>
          <table:table-cell office:value-type="float" office:value="4.829441" calcext:value-type="float">
            <text:p>4.8294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5" calcext:value-type="float">
            <text:p>26122005</text:p>
          </table:table-cell>
          <table:table-cell office:value-type="float" office:value="1028.153" calcext:value-type="float">
            <text:p>1028.153</text:p>
          </table:table-cell>
          <table:table-cell office:value-type="float" office:value="13261.57" calcext:value-type="float">
            <text:p>13261.57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59.9196" calcext:value-type="float">
            <text:p>-659.9196</text:p>
          </table:table-cell>
          <table:table-cell office:value-type="float" office:value="1870.008" calcext:value-type="float">
            <text:p>1870.008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69032" calcext:value-type="float">
            <text:p>84.69032</text:p>
          </table:table-cell>
          <table:table-cell office:value-type="float" office:value="706.8149" calcext:value-type="float">
            <text:p>706.8149</text:p>
          </table:table-cell>
          <table:table-cell office:value-type="float" office:value="0.1613868" calcext:value-type="float">
            <text:p>0.161386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118098" calcext:value-type="float">
            <text:p>0.6118098</text:p>
          </table:table-cell>
          <table:table-cell office:value-type="float" office:value="370" calcext:value-type="float">
            <text:p>370</text:p>
          </table:table-cell>
          <table:table-cell office:value-type="float" office:value="899.5785" calcext:value-type="float">
            <text:p>899.5785</text:p>
          </table:table-cell>
          <table:table-cell office:value-type="float" office:value="0" calcext:value-type="float">
            <text:p>0</text:p>
          </table:table-cell>
          <table:table-cell office:value-type="float" office:value="357.6962" calcext:value-type="float">
            <text:p>357.6962</text:p>
          </table:table-cell>
          <table:table-cell office:value-type="float" office:value="1227.054" calcext:value-type="float">
            <text:p>1227.054</text:p>
          </table:table-cell>
          <table:table-cell office:value-type="float" office:value="1490.011" calcext:value-type="float">
            <text:p>1490.011</text:p>
          </table:table-cell>
          <table:table-cell office:value-type="float" office:value="1285.245" calcext:value-type="float">
            <text:p>1285.245</text:p>
          </table:table-cell>
          <table:table-cell office:value-type="float" office:value="768.7679" calcext:value-type="float">
            <text:p>768.7679</text:p>
          </table:table-cell>
          <table:table-cell office:value-type="float" office:value="1127.166" calcext:value-type="float">
            <text:p>1127.166</text:p>
          </table:table-cell>
          <table:table-cell office:value-type="float" office:value="411.6058" calcext:value-type="float">
            <text:p>411.6058</text:p>
          </table:table-cell>
          <table:table-cell office:value-type="float" office:value="1835.348" calcext:value-type="float">
            <text:p>1835.348</text:p>
          </table:table-cell>
          <table:table-cell office:value-type="float" office:value="2076.105" calcext:value-type="float">
            <text:p>2076.105</text:p>
          </table:table-cell>
          <table:table-cell office:value-type="float" office:value="1663.179" calcext:value-type="float">
            <text:p>1663.179</text:p>
          </table:table-cell>
          <table:table-cell office:value-type="float" office:value="584.0033" calcext:value-type="float">
            <text:p>584.0033</text:p>
          </table:table-cell>
          <table:table-cell office:value-type="float" office:value="578.3129" calcext:value-type="float">
            <text:p>578.3129</text:p>
          </table:table-cell>
          <table:table-cell office:value-type="float" office:value="142.7399" calcext:value-type="float">
            <text:p>142.7399</text:p>
          </table:table-cell>
          <table:table-cell office:value-type="float" office:value="35.67533" calcext:value-type="float">
            <text:p>35.67533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1.2229" calcext:value-type="float">
            <text:p>-501.2229</text:p>
          </table:table-cell>
          <table:table-cell office:value-type="float" office:value="0" calcext:value-type="float">
            <text:p>0</text:p>
          </table:table-cell>
          <table:table-cell office:value-type="float" office:value="4.800692" calcext:value-type="float">
            <text:p>4.8006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5" calcext:value-type="float">
            <text:p>27122005</text:p>
          </table:table-cell>
          <table:table-cell office:value-type="float" office:value="1028.013" calcext:value-type="float">
            <text:p>1028.013</text:p>
          </table:table-cell>
          <table:table-cell office:value-type="float" office:value="13261.55" calcext:value-type="float">
            <text:p>13261.55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60.1056" calcext:value-type="float">
            <text:p>-660.1056</text:p>
          </table:table-cell>
          <table:table-cell office:value-type="float" office:value="1870.26" calcext:value-type="float">
            <text:p>1870.26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67435" calcext:value-type="float">
            <text:p>84.67435</text:p>
          </table:table-cell>
          <table:table-cell office:value-type="float" office:value="706.8154" calcext:value-type="float">
            <text:p>706.8154</text:p>
          </table:table-cell>
          <table:table-cell office:value-type="float" office:value="0.1620428" calcext:value-type="float">
            <text:p>0.162042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093857" calcext:value-type="float">
            <text:p>0.6093857</text:p>
          </table:table-cell>
          <table:table-cell office:value-type="float" office:value="370" calcext:value-type="float">
            <text:p>370</text:p>
          </table:table-cell>
          <table:table-cell office:value-type="float" office:value="899.3956" calcext:value-type="float">
            <text:p>899.3956</text:p>
          </table:table-cell>
          <table:table-cell office:value-type="float" office:value="0" calcext:value-type="float">
            <text:p>0</text:p>
          </table:table-cell>
          <table:table-cell office:value-type="float" office:value="357.6928" calcext:value-type="float">
            <text:p>357.6928</text:p>
          </table:table-cell>
          <table:table-cell office:value-type="float" office:value="1227.025" calcext:value-type="float">
            <text:p>1227.025</text:p>
          </table:table-cell>
          <table:table-cell office:value-type="float" office:value="1489.971" calcext:value-type="float">
            <text:p>1489.971</text:p>
          </table:table-cell>
          <table:table-cell office:value-type="float" office:value="1285.219" calcext:value-type="float">
            <text:p>1285.219</text:p>
          </table:table-cell>
          <table:table-cell office:value-type="float" office:value="768.7475" calcext:value-type="float">
            <text:p>768.7475</text:p>
          </table:table-cell>
          <table:table-cell office:value-type="float" office:value="1127.155" calcext:value-type="float">
            <text:p>1127.155</text:p>
          </table:table-cell>
          <table:table-cell office:value-type="float" office:value="411.6027" calcext:value-type="float">
            <text:p>411.6027</text:p>
          </table:table-cell>
          <table:table-cell office:value-type="float" office:value="1835.343" calcext:value-type="float">
            <text:p>1835.343</text:p>
          </table:table-cell>
          <table:table-cell office:value-type="float" office:value="2076.1" calcext:value-type="float">
            <text:p>2076.1</text:p>
          </table:table-cell>
          <table:table-cell office:value-type="float" office:value="1663.174" calcext:value-type="float">
            <text:p>1663.174</text:p>
          </table:table-cell>
          <table:table-cell office:value-type="float" office:value="584.001" calcext:value-type="float">
            <text:p>584.001</text:p>
          </table:table-cell>
          <table:table-cell office:value-type="float" office:value="578.3049" calcext:value-type="float">
            <text:p>578.3049</text:p>
          </table:table-cell>
          <table:table-cell office:value-type="float" office:value="142.7398" calcext:value-type="float">
            <text:p>142.7398</text:p>
          </table:table-cell>
          <table:table-cell office:value-type="float" office:value="35.67536" calcext:value-type="float">
            <text:p>35.67536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1.3713" calcext:value-type="float">
            <text:p>-501.3713</text:p>
          </table:table-cell>
          <table:table-cell office:value-type="float" office:value="0" calcext:value-type="float">
            <text:p>0</text:p>
          </table:table-cell>
          <table:table-cell office:value-type="float" office:value="4.768755" calcext:value-type="float">
            <text:p>4.768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5" calcext:value-type="float">
            <text:p>28122005</text:p>
          </table:table-cell>
          <table:table-cell office:value-type="float" office:value="1027.865" calcext:value-type="float">
            <text:p>1027.865</text:p>
          </table:table-cell>
          <table:table-cell office:value-type="float" office:value="13261.54" calcext:value-type="float">
            <text:p>13261.54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60.2909" calcext:value-type="float">
            <text:p>-660.2909</text:p>
          </table:table-cell>
          <table:table-cell office:value-type="float" office:value="1870.933" calcext:value-type="float">
            <text:p>1870.933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66077" calcext:value-type="float">
            <text:p>84.66077</text:p>
          </table:table-cell>
          <table:table-cell office:value-type="float" office:value="706.8138" calcext:value-type="float">
            <text:p>706.8138</text:p>
          </table:table-cell>
          <table:table-cell office:value-type="float" office:value="0.1627012" calcext:value-type="float">
            <text:p>0.1627012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084082" calcext:value-type="float">
            <text:p>0.6084082</text:p>
          </table:table-cell>
          <table:table-cell office:value-type="float" office:value="370" calcext:value-type="float">
            <text:p>370</text:p>
          </table:table-cell>
          <table:table-cell office:value-type="float" office:value="899.2119" calcext:value-type="float">
            <text:p>899.2119</text:p>
          </table:table-cell>
          <table:table-cell office:value-type="float" office:value="0" calcext:value-type="float">
            <text:p>0</text:p>
          </table:table-cell>
          <table:table-cell office:value-type="float" office:value="357.6891" calcext:value-type="float">
            <text:p>357.6891</text:p>
          </table:table-cell>
          <table:table-cell office:value-type="float" office:value="1226.995" calcext:value-type="float">
            <text:p>1226.995</text:p>
          </table:table-cell>
          <table:table-cell office:value-type="float" office:value="1489.929" calcext:value-type="float">
            <text:p>1489.929</text:p>
          </table:table-cell>
          <table:table-cell office:value-type="float" office:value="1285.19" calcext:value-type="float">
            <text:p>1285.19</text:p>
          </table:table-cell>
          <table:table-cell office:value-type="float" office:value="768.7265" calcext:value-type="float">
            <text:p>768.7265</text:p>
          </table:table-cell>
          <table:table-cell office:value-type="float" office:value="1127.144" calcext:value-type="float">
            <text:p>1127.144</text:p>
          </table:table-cell>
          <table:table-cell office:value-type="float" office:value="411.5995" calcext:value-type="float">
            <text:p>411.5995</text:p>
          </table:table-cell>
          <table:table-cell office:value-type="float" office:value="1835.337" calcext:value-type="float">
            <text:p>1835.337</text:p>
          </table:table-cell>
          <table:table-cell office:value-type="float" office:value="2076.094" calcext:value-type="float">
            <text:p>2076.094</text:p>
          </table:table-cell>
          <table:table-cell office:value-type="float" office:value="1663.169" calcext:value-type="float">
            <text:p>1663.169</text:p>
          </table:table-cell>
          <table:table-cell office:value-type="float" office:value="583.9988" calcext:value-type="float">
            <text:p>583.9988</text:p>
          </table:table-cell>
          <table:table-cell office:value-type="float" office:value="578.2971" calcext:value-type="float">
            <text:p>578.2971</text:p>
          </table:table-cell>
          <table:table-cell office:value-type="float" office:value="142.7398" calcext:value-type="float">
            <text:p>142.7398</text:p>
          </table:table-cell>
          <table:table-cell office:value-type="float" office:value="35.67537" calcext:value-type="float">
            <text:p>35.67537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1.5307" calcext:value-type="float">
            <text:p>-501.5307</text:p>
          </table:table-cell>
          <table:table-cell office:value-type="float" office:value="0" calcext:value-type="float">
            <text:p>0</text:p>
          </table:table-cell>
          <table:table-cell office:value-type="float" office:value="4.741649" calcext:value-type="float">
            <text:p>4.7416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5" calcext:value-type="float">
            <text:p>29122005</text:p>
          </table:table-cell>
          <table:table-cell office:value-type="float" office:value="1027.72" calcext:value-type="float">
            <text:p>1027.72</text:p>
          </table:table-cell>
          <table:table-cell office:value-type="float" office:value="13261.52" calcext:value-type="float">
            <text:p>13261.52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60.4775" calcext:value-type="float">
            <text:p>-660.4775</text:p>
          </table:table-cell>
          <table:table-cell office:value-type="float" office:value="1871.253" calcext:value-type="float">
            <text:p>1871.253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64607" calcext:value-type="float">
            <text:p>84.64607</text:p>
          </table:table-cell>
          <table:table-cell office:value-type="float" office:value="706.8145" calcext:value-type="float">
            <text:p>706.8145</text:p>
          </table:table-cell>
          <table:table-cell office:value-type="float" office:value="0.163361" calcext:value-type="float">
            <text:p>0.163361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084082" calcext:value-type="float">
            <text:p>0.6084082</text:p>
          </table:table-cell>
          <table:table-cell office:value-type="float" office:value="370" calcext:value-type="float">
            <text:p>370</text:p>
          </table:table-cell>
          <table:table-cell office:value-type="float" office:value="899.0259" calcext:value-type="float">
            <text:p>899.0259</text:p>
          </table:table-cell>
          <table:table-cell office:value-type="float" office:value="0" calcext:value-type="float">
            <text:p>0</text:p>
          </table:table-cell>
          <table:table-cell office:value-type="float" office:value="357.6874" calcext:value-type="float">
            <text:p>357.6874</text:p>
          </table:table-cell>
          <table:table-cell office:value-type="float" office:value="1226.966" calcext:value-type="float">
            <text:p>1226.966</text:p>
          </table:table-cell>
          <table:table-cell office:value-type="float" office:value="1489.885" calcext:value-type="float">
            <text:p>1489.885</text:p>
          </table:table-cell>
          <table:table-cell office:value-type="float" office:value="1285.162" calcext:value-type="float">
            <text:p>1285.162</text:p>
          </table:table-cell>
          <table:table-cell office:value-type="float" office:value="768.7054" calcext:value-type="float">
            <text:p>768.7054</text:p>
          </table:table-cell>
          <table:table-cell office:value-type="float" office:value="1127.132" calcext:value-type="float">
            <text:p>1127.132</text:p>
          </table:table-cell>
          <table:table-cell office:value-type="float" office:value="411.5964" calcext:value-type="float">
            <text:p>411.5964</text:p>
          </table:table-cell>
          <table:table-cell office:value-type="float" office:value="1835.332" calcext:value-type="float">
            <text:p>1835.332</text:p>
          </table:table-cell>
          <table:table-cell office:value-type="float" office:value="2076.089" calcext:value-type="float">
            <text:p>2076.089</text:p>
          </table:table-cell>
          <table:table-cell office:value-type="float" office:value="1663.165" calcext:value-type="float">
            <text:p>1663.165</text:p>
          </table:table-cell>
          <table:table-cell office:value-type="float" office:value="583.9966" calcext:value-type="float">
            <text:p>583.9966</text:p>
          </table:table-cell>
          <table:table-cell office:value-type="float" office:value="578.2894" calcext:value-type="float">
            <text:p>578.2894</text:p>
          </table:table-cell>
          <table:table-cell office:value-type="float" office:value="142.7398" calcext:value-type="float">
            <text:p>142.7398</text:p>
          </table:table-cell>
          <table:table-cell office:value-type="float" office:value="35.67537" calcext:value-type="float">
            <text:p>35.67537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1.6893" calcext:value-type="float">
            <text:p>-501.6893</text:p>
          </table:table-cell>
          <table:table-cell office:value-type="float" office:value="0" calcext:value-type="float">
            <text:p>0</text:p>
          </table:table-cell>
          <table:table-cell office:value-type="float" office:value="4.711186" calcext:value-type="float">
            <text:p>4.7111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5" calcext:value-type="float">
            <text:p>30122005</text:p>
          </table:table-cell>
          <table:table-cell office:value-type="float" office:value="1027.573" calcext:value-type="float">
            <text:p>1027.573</text:p>
          </table:table-cell>
          <table:table-cell office:value-type="float" office:value="13261.5" calcext:value-type="float">
            <text:p>13261.5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60.6629" calcext:value-type="float">
            <text:p>-660.6629</text:p>
          </table:table-cell>
          <table:table-cell office:value-type="float" office:value="1871.72" calcext:value-type="float">
            <text:p>1871.72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63172" calcext:value-type="float">
            <text:p>84.63172</text:p>
          </table:table-cell>
          <table:table-cell office:value-type="float" office:value="706.8141" calcext:value-type="float">
            <text:p>706.8141</text:p>
          </table:table-cell>
          <table:table-cell office:value-type="float" office:value="0.1640248" calcext:value-type="float">
            <text:p>0.1640248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084082" calcext:value-type="float">
            <text:p>0.6084082</text:p>
          </table:table-cell>
          <table:table-cell office:value-type="float" office:value="370" calcext:value-type="float">
            <text:p>370</text:p>
          </table:table-cell>
          <table:table-cell office:value-type="float" office:value="898.8412" calcext:value-type="float">
            <text:p>898.8412</text:p>
          </table:table-cell>
          <table:table-cell office:value-type="float" office:value="0" calcext:value-type="float">
            <text:p>0</text:p>
          </table:table-cell>
          <table:table-cell office:value-type="float" office:value="357.6854" calcext:value-type="float">
            <text:p>357.6854</text:p>
          </table:table-cell>
          <table:table-cell office:value-type="float" office:value="1226.937" calcext:value-type="float">
            <text:p>1226.937</text:p>
          </table:table-cell>
          <table:table-cell office:value-type="float" office:value="1489.84" calcext:value-type="float">
            <text:p>1489.84</text:p>
          </table:table-cell>
          <table:table-cell office:value-type="float" office:value="1285.135" calcext:value-type="float">
            <text:p>1285.135</text:p>
          </table:table-cell>
          <table:table-cell office:value-type="float" office:value="768.6842" calcext:value-type="float">
            <text:p>768.6842</text:p>
          </table:table-cell>
          <table:table-cell office:value-type="float" office:value="1127.121" calcext:value-type="float">
            <text:p>1127.121</text:p>
          </table:table-cell>
          <table:table-cell office:value-type="float" office:value="411.5931" calcext:value-type="float">
            <text:p>411.5931</text:p>
          </table:table-cell>
          <table:table-cell office:value-type="float" office:value="1835.326" calcext:value-type="float">
            <text:p>1835.326</text:p>
          </table:table-cell>
          <table:table-cell office:value-type="float" office:value="2076.084" calcext:value-type="float">
            <text:p>2076.084</text:p>
          </table:table-cell>
          <table:table-cell office:value-type="float" office:value="1663.16" calcext:value-type="float">
            <text:p>1663.16</text:p>
          </table:table-cell>
          <table:table-cell office:value-type="float" office:value="583.9944" calcext:value-type="float">
            <text:p>583.9944</text:p>
          </table:table-cell>
          <table:table-cell office:value-type="float" office:value="578.2819" calcext:value-type="float">
            <text:p>578.2819</text:p>
          </table:table-cell>
          <table:table-cell office:value-type="float" office:value="142.7398" calcext:value-type="float">
            <text:p>142.7398</text:p>
          </table:table-cell>
          <table:table-cell office:value-type="float" office:value="35.67537" calcext:value-type="float">
            <text:p>35.67537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1.8504" calcext:value-type="float">
            <text:p>-501.8504</text:p>
          </table:table-cell>
          <table:table-cell office:value-type="float" office:value="0" calcext:value-type="float">
            <text:p>0</text:p>
          </table:table-cell>
          <table:table-cell office:value-type="float" office:value="4.682549" calcext:value-type="float">
            <text:p>4.6825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5" calcext:value-type="float">
            <text:p>31122005</text:p>
          </table:table-cell>
          <table:table-cell office:value-type="float" office:value="1027.423" calcext:value-type="float">
            <text:p>1027.423</text:p>
          </table:table-cell>
          <table:table-cell office:value-type="float" office:value="13261.48" calcext:value-type="float">
            <text:p>13261.48</text:p>
          </table:table-cell>
          <table:table-cell office:value-type="float" office:value="0" calcext:value-type="float">
            <text:p>0</text:p>
          </table:table-cell>
          <table:table-cell office:value-type="float" office:value="903.2336" calcext:value-type="float">
            <text:p>903.2336</text:p>
          </table:table-cell>
          <table:table-cell office:value-type="float" office:value="-660.8492" calcext:value-type="float">
            <text:p>-660.8492</text:p>
          </table:table-cell>
          <table:table-cell office:value-type="float" office:value="1872.339" calcext:value-type="float">
            <text:p>1872.339</text:p>
          </table:table-cell>
          <table:table-cell office:value-type="float" office:value="-153.2038" calcext:value-type="float">
            <text:p>-153.2038</text:p>
          </table:table-cell>
          <table:table-cell office:value-type="float" office:value="84.61894" calcext:value-type="float">
            <text:p>84.61894</text:p>
          </table:table-cell>
          <table:table-cell office:value-type="float" office:value="706.8128" calcext:value-type="float">
            <text:p>706.8128</text:p>
          </table:table-cell>
          <table:table-cell office:value-type="float" office:value="0.16469" calcext:value-type="float">
            <text:p>0.16469</text:p>
          </table:table-cell>
          <table:table-cell office:value-type="float" office:value="2.954797" calcext:value-type="float">
            <text:p>2.954797</text:p>
          </table:table-cell>
          <table:table-cell office:value-type="float" office:value="0.06045083" calcext:value-type="float">
            <text:p>0.06045083</text:p>
          </table:table-cell>
          <table:table-cell office:value-type="float" office:value="0.0332437" calcext:value-type="float">
            <text:p>0.0332437</text:p>
          </table:table-cell>
          <table:table-cell office:value-type="float" office:value="0.6084082" calcext:value-type="float">
            <text:p>0.6084082</text:p>
          </table:table-cell>
          <table:table-cell office:value-type="float" office:value="370" calcext:value-type="float">
            <text:p>370</text:p>
          </table:table-cell>
          <table:table-cell office:value-type="float" office:value="898.6556" calcext:value-type="float">
            <text:p>898.6556</text:p>
          </table:table-cell>
          <table:table-cell office:value-type="float" office:value="0" calcext:value-type="float">
            <text:p>0</text:p>
          </table:table-cell>
          <table:table-cell office:value-type="float" office:value="357.6825" calcext:value-type="float">
            <text:p>357.6825</text:p>
          </table:table-cell>
          <table:table-cell office:value-type="float" office:value="1226.907" calcext:value-type="float">
            <text:p>1226.907</text:p>
          </table:table-cell>
          <table:table-cell office:value-type="float" office:value="1489.794" calcext:value-type="float">
            <text:p>1489.794</text:p>
          </table:table-cell>
          <table:table-cell office:value-type="float" office:value="1285.107" calcext:value-type="float">
            <text:p>1285.107</text:p>
          </table:table-cell>
          <table:table-cell office:value-type="float" office:value="768.663" calcext:value-type="float">
            <text:p>768.663</text:p>
          </table:table-cell>
          <table:table-cell office:value-type="float" office:value="1127.109" calcext:value-type="float">
            <text:p>1127.109</text:p>
          </table:table-cell>
          <table:table-cell office:value-type="float" office:value="411.5899" calcext:value-type="float">
            <text:p>411.5899</text:p>
          </table:table-cell>
          <table:table-cell office:value-type="float" office:value="1835.321" calcext:value-type="float">
            <text:p>1835.321</text:p>
          </table:table-cell>
          <table:table-cell office:value-type="float" office:value="2076.079" calcext:value-type="float">
            <text:p>2076.079</text:p>
          </table:table-cell>
          <table:table-cell office:value-type="float" office:value="1663.155" calcext:value-type="float">
            <text:p>1663.155</text:p>
          </table:table-cell>
          <table:table-cell office:value-type="float" office:value="583.9922" calcext:value-type="float">
            <text:p>583.9922</text:p>
          </table:table-cell>
          <table:table-cell office:value-type="float" office:value="578.2745" calcext:value-type="float">
            <text:p>578.2745</text:p>
          </table:table-cell>
          <table:table-cell office:value-type="float" office:value="142.7398" calcext:value-type="float">
            <text:p>142.7398</text:p>
          </table:table-cell>
          <table:table-cell office:value-type="float" office:value="35.67537" calcext:value-type="float">
            <text:p>35.67537</text:p>
          </table:table-cell>
          <table:table-cell office:value-type="float" office:value="0" calcext:value-type="float">
            <text:p>0</text:p>
          </table:table-cell>
          <table:table-cell office:value-type="float" office:value="-0.04991649" calcext:value-type="float">
            <text:p>-0.04991649</text:p>
          </table:table-cell>
          <table:table-cell office:value-type="float" office:value="507.433" calcext:value-type="float">
            <text:p>507.433</text:p>
          </table:table-cell>
          <table:table-cell office:value-type="float" office:value="0" calcext:value-type="float">
            <text:p>0</text:p>
          </table:table-cell>
          <table:table-cell office:value-type="float" office:value="2355.775" calcext:value-type="float">
            <text:p>2355.775</text:p>
          </table:table-cell>
          <table:table-cell office:value-type="float" office:value="-947.0232" calcext:value-type="float">
            <text:p>-947.0232</text:p>
          </table:table-cell>
          <table:table-cell office:value-type="float" office:value="1408.752" calcext:value-type="float">
            <text:p>1408.752</text:p>
          </table:table-cell>
          <table:table-cell office:value-type="float" office:value="-502.0149" calcext:value-type="float">
            <text:p>-502.0149</text:p>
          </table:table-cell>
          <table:table-cell office:value-type="float" office:value="0" calcext:value-type="float">
            <text:p>0</text:p>
          </table:table-cell>
          <table:table-cell office:value-type="float" office:value="4.654248" calcext:value-type="float">
            <text:p>4.65424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37:24.315033480</dc:date>
    <meta:editing-duration>PT9S</meta:editing-duration>
    <meta:editing-cycles>1</meta:editing-cycles>
    <meta:document-statistic meta:table-count="1" meta:cell-count="16104" meta:object-count="0"/>
    <meta:generator>LibreOffice/6.4.7.2$Linux_X86_64 LibreOffice_project/40$Build-2</meta:generator>
  </office:meta>
</office:document-meta>
</file>